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BC00000028528D527BBE195F6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2" style:family="table-column">
      <style:table-column-properties fo:break-before="auto" style:column-width="50.29pt"/>
    </style:style>
    <style:style style:name="co2" style:family="table-column">
      <style:table-column-properties fo:break-before="auto" style:column-width="31.69pt"/>
    </style:style>
    <style:style style:name="co3" style:family="table-column">
      <style:table-column-properties fo:break-before="auto" style:column-width="65pt"/>
    </style:style>
    <style:style style:name="co4" style:family="table-column">
      <style:table-column-properties fo:break-before="auto" style:column-width="67.41pt"/>
    </style:style>
    <style:style style:name="co5" style:family="table-column">
      <style:table-column-properties fo:break-before="auto" style:column-width="91.16pt"/>
    </style:style>
    <style:style style:name="co6" style:family="table-column">
      <style:table-column-properties fo:break-before="auto" style:column-width="20.61pt"/>
    </style:style>
    <style:style style:name="co7" style:family="table-column">
      <style:table-column-properties fo:break-before="auto" style:column-width="59.44pt"/>
    </style:style>
    <style:style style:name="co8" style:family="table-column">
      <style:table-column-properties fo:break-before="auto" style:column-width="65.79pt"/>
    </style:style>
    <style:style style:name="co9" style:family="table-column">
      <style:table-column-properties fo:break-before="auto" style:column-width="87.19pt"/>
    </style:style>
    <style:style style:name="co10" style:family="table-column">
      <style:table-column-properties fo:break-before="auto" style:column-width="13.44pt"/>
    </style:style>
    <style:style style:name="co11" style:family="table-column">
      <style:table-column-properties fo:break-before="auto" style:column-width="60.24pt"/>
    </style:style>
    <style:style style:name="co13" style:family="table-column">
      <style:table-column-properties fo:break-before="auto" style:column-width="50.74pt"/>
    </style:style>
    <style:style style:name="co14" style:family="table-column">
      <style:table-column-properties fo:break-before="auto" style:column-width="64.01pt"/>
    </style:style>
    <style:style style:name="ro6" style:family="table-row">
      <style:table-row-properties style:row-height="15.25pt" fo:break-before="auto" style:use-optimal-row-height="true"/>
    </style:style>
    <style:style style:name="ro3" style:family="table-row">
      <style:table-row-properties style:row-height="12.84pt" fo:break-before="auto" style:use-optimal-row-height="true"/>
    </style:style>
    <style:style style:name="ro4" style:family="table-row">
      <style:table-row-properties style:row-height="24.01pt" fo:break-before="auto" style:use-optimal-row-height="false"/>
    </style:style>
    <style:style style:name="ro5" style:family="table-row">
      <style:table-row-properties style:row-height="13.41pt" fo:break-before="auto" style:use-optimal-row-height="true"/>
    </style:style>
    <style:style style:name="ro7" style:family="table-row">
      <style:table-row-properties style:row-height="14.06pt" fo:break-before="auto" style:use-optimal-row-height="true"/>
    </style:style>
    <style:style style:name="ro8" style:family="table-row">
      <style:table-row-properties style:row-height="15pt" fo:break-before="auto" style:use-optimal-row-height="false"/>
    </style:style>
    <style:style style:name="ro9" style:family="table-row">
      <style:table-row-properties style:row-height="26.84pt" fo:break-before="auto" style:use-optimal-row-height="true"/>
    </style:style>
    <style:style style:name="ro10" style:family="table-row">
      <style:table-row-properties style:row-height="12.81pt" fo:break-before="auto" style:use-optimal-row-height="true"/>
    </style:style>
    <style:style style:name="ta2" style:family="table" style:master-page-name="PageStyle_5f__5f_">
      <style:table-properties table:display="false" style:writing-mode="lr-tb"/>
    </style:style>
    <style:style style:name="ta3" style:family="table" style:master-page-name="PageStyle_5f_Schedule">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number-style style:name="N10000" number:language="en" number:country="US">
      <number:number number:min-integer-digits="1"/>
    </number:number-style>
    <number:boolean-style style:name="N10099" number:language="en" number:country="US">
      <number:boolean/>
    </number:boolean-style>
    <style:style style:name="ce53" style:family="table-cell" style:parent-style-name="Default">
      <style:text-properties style:use-window-font-color="true"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Default">
      <style:table-cell-properties style:glyph-orientation-vertical="0" fo:border-bottom="0.99pt solid #000000" fo:background-color="#e1e1e1"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pt" style:writing-mode="page"/>
    </style:style>
    <style:style style:name="ce4" style:family="table-cell" style:parent-style-name="Default">
      <style:table-cell-properties style:cell-protect="protected" style:print-content="tru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99pt solid #878787" fo:background-color="#e1e1e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10.01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fo:background-color="#f3f3f3" style:cell-protect="protected" style:print-content="tru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 style:family="table-cell" style:parent-style-name="Default">
      <style:table-cell-properties style:glyph-orientation-vertical="0" fo:border-bottom="2.49pt solid #595959" fo:background-color="#e1e1e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table-cell-properties style:glyph-orientation-vertical="0" fo:background-color="#f3f3f3"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MOD([Schedule.$A18];periods_per_year)=0)" style:apply-style-name="Excel_5f_CondFormat_5f_1_5f_2_5f_1" style:base-cell-address="Schedule.A18"/>
    </style:style>
    <style:style style:name="ce11" style:family="table-cell" style:parent-style-name="Default">
      <style:table-cell-properties fo:background-color="#eaeaea" style:cell-protect="protected" style:print-content="tru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order-bottom="0.99pt solid #000000" fo:background-color="#e1e1e1" style:cell-protect="protected" style:print-content="true" style:diagonal-bl-tr="none" style:diagonal-tl-br="none" fo:border-left="none" fo:border-right="none" fo:border-top="none"/>
      <style:text-properties style:use-window-font-color="true"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3" style:family="table-cell" style:parent-style-name="Default">
      <style:table-cell-properties style:glyph-orientation-vertical="0" fo:border-bottom="0.99pt solid #878787" fo:background-color="#e1e1e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10.01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2.49pt solid #595959" fo:background-color="#e1e1e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data-style-name="N10121">
      <style:table-cell-properties style:glyph-orientation-vertical="0" fo:background-color="#f3f3f3"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data-style-name="N1000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MOD([Schedule.$A18];periods_per_year)=0)" style:apply-style-name="Excel_5f_CondFormat_5f_1_5f_2_5f_1" style:base-cell-address="Schedule.A18"/>
    </style:style>
    <style:style style:name="ce17" style:family="table-cell" style:parent-style-name="Default" style:data-style-name="N198">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MOD([Schedule.$A18];periods_per_year)=0)" style:apply-style-name="Excel_5f_CondFormat_5f_1_5f_2_5f_1" style:base-cell-address="Schedule.A18"/>
    </style:style>
    <style:style style:name="ce18" style:family="table-cell" style:parent-style-name="Default">
      <style:table-cell-properties style:glyph-orientation-vertical="0" fo:background-color="#f3f3f3" style:cell-protect="protected" style:print-content="true" style:text-align-source="fix" style:repeat-content="false" fo:wrap-option="no-wrap" style:direction="ltr" style:rotation-angle="0" style:rotation-align="none" style:shrink-to-fit="false" style:vertical-align="automatic"/>
      <style:paragraph-properties fo:text-align="end" fo:margin-left="10.01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10.01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10.01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 style:family="table-cell" style:parent-style-name="Default" style:data-style-name="N4">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MOD([Schedule.$A18];periods_per_year)=0)" style:apply-style-name="Excel_5f_CondFormat_5f_1_5f_2_5f_1" style:base-cell-address="Schedule.A18"/>
    </style:style>
    <style:style style:name="ce22" style:family="table-cell" style:parent-style-name="Excel_5f_BuiltIn_5f_Comma">
      <style:table-cell-properties style:glyph-orientation-vertical="0" fo:border-bottom="0.99pt solid #c9c9c9" style:cell-protect="none" style:print-content="true" style:diagonal-bl-tr="none" style:diagonal-tl-br="none" style:text-align-source="value-type" style:repeat-content="false" fo:background-color="transparent" fo:wrap-option="no-wrap" fo:border-left="0.99pt solid #c9c9c9" style:direction="ltr" fo:border-right="0.99pt solid #c9c9c9" style:rotation-angle="0" style:rotation-align="none" style:shrink-to-fit="false" fo:border-top="none" style:vertical-align="automatic"/>
      <style:paragraph-properties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Excel_5f_BuiltIn_5f_Percent" style:data-style-name="N11">
      <style:table-cell-properties style:glyph-orientation-vertical="0" style:cell-protect="none" style:print-content="true" style:diagonal-bl-tr="none" style:diagonal-tl-br="none" style:text-align-source="value-type" style:repeat-content="false" fo:background-color="transparent" fo:wrap-option="no-wrap" fo:border="0.99pt solid #c9c9c9"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Default">
      <style:table-cell-properties style:cell-protect="none" style:print-content="true" style:diagonal-bl-tr="none" style:diagonal-tl-br="none" fo:background-color="transparent" fo:border="0.99pt solid #c9c9c9"/>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Default" style:data-style-name="N10121">
      <style:table-cell-properties style:glyph-orientation-vertical="0" style:cell-protect="none" style:print-content="true" style:diagonal-bl-tr="none" style:diagonal-tl-br="none" style:text-align-source="fix" style:repeat-content="false" fo:background-color="transparent" fo:wrap-option="no-wrap" fo:border="0.99pt solid #c9c9c9"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data-style-name="N10121">
      <style:table-cell-properties style:glyph-orientation-vertical="0" fo:background-color="#f3f3f3" style:cell-protect="none" style:print-content="true" style:diagonal-bl-tr="none" style:diagonal-tl-br="none" style:text-align-source="fix" style:repeat-content="false" fo:wrap-option="no-wrap" fo:border="0.99pt solid #c9c9c9"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ompound_period&gt;periods_per_year)" style:apply-style-name="Excel_5f_CondFormat_5f_1_5f_1_5f_1" style:base-cell-address="Schedule.D10"/>
    </style:style>
    <style:style style:name="ce27" style:family="table-cell" style:parent-style-name="Default" style:data-style-name="N10121">
      <style:table-cell-properties style:glyph-orientation-vertical="0" fo:background-color="#f3f3f3" style:cell-protect="none" style:print-content="true" style:diagonal-bl-tr="none" style:diagonal-tl-br="none" style:text-align-source="fix" style:repeat-content="false" fo:wrap-option="no-wrap" fo:border="0.99pt solid #c9c9c9"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9" style:family="table-cell" style:parent-style-name="Default" style:data-style-name="N4">
      <style:table-cell-properties style:glyph-orientation-vertical="0" fo:border-bottom="none" style:cell-protect="none" style:print-content="true" style:diagonal-bl-tr="none" style:diagonal-tl-br="none" style:text-align-source="fix" style:repeat-content="false" fo:wrap-option="no-wrap" fo:border-left="0.99pt solid #b2b2b2" style:direction="ltr" fo:border-right="0.99pt solid #b2b2b2" style:rotation-angle="0" style:rotation-align="none" style:shrink-to-fit="false" fo:border-top="0.99pt solid #b2b2b2"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4">
      <style:table-cell-properties style:glyph-orientation-vertical="0" fo:border-bottom="none" style:cell-protect="none" style:print-content="true" style:diagonal-bl-tr="none" style:diagonal-tl-br="none" style:text-align-source="fix" style:repeat-content="false" fo:wrap-option="no-wrap" fo:border-left="0.99pt solid #b2b2b2" style:direction="ltr" fo:border-right="0.99pt solid #b2b2b2" style:rotation-angle="0" style:rotation-align="none" style:shrink-to-fit="false" fo:border-top="non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4">
      <style:table-cell-properties style:glyph-orientation-vertical="0" fo:border-bottom="0.99pt solid #b2b2b2" style:cell-protect="none" style:print-content="true" style:diagonal-bl-tr="none" style:diagonal-tl-br="none" style:text-align-source="fix" style:repeat-content="false" fo:wrap-option="no-wrap" fo:border-left="0.99pt solid #b2b2b2" style:direction="ltr" fo:border-right="0.99pt solid #b2b2b2" style:rotation-angle="0" style:rotation-align="none" style:shrink-to-fit="false" fo:border-top="non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table-cell-properties style:glyph-orientation-vertical="0" fo:background-color="#eaeaea"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cell-protect="protected" style:print-content="true"/>
      <style:text-properties fo:color="#ffffff"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4" style:family="table-cell" style:parent-style-name="Default">
      <style:table-cell-properties style:cell-protect="protected" style:print-content="tru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fo:border-bottom="0.99pt solid #000000" fo:background-color="#e1e1e1" style:cell-protect="protected" style:print-content="true" style:diagonal-bl-tr="none" style:diagonal-tl-br="none" fo:border-left="none" fo:border-right="none" fo:border-top="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0.99pt solid #878787" fo:background-color="#e1e1e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10.01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10.01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Excel_5f_BuiltIn_5f_Percent" style:data-style-name="N16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2"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fo:color="#ff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3"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fo:color="#ff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Default">
      <style:table-cell-properties style:cell-protect="protected" style:print-content="true"/>
    </style:style>
    <style:style style:name="ce45"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fo:color="#ffffff"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46" style:family="table-cell" style:parent-style-name="Default" style:data-style-name="N10099">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data-style-name="N4">
      <style:table-cell-properties style:glyph-orientation-vertical="0" fo:border-bottom="0.99pt solid #b2b2b2" style:cell-protect="none" style:print-content="true" style:diagonal-bl-tr="none" style:diagonal-tl-br="none" style:text-align-source="fix" style:repeat-content="false" fo:background-color="transparent" fo:wrap-option="no-wrap" fo:border-left="0.99pt solid #b2b2b2" style:direction="ltr" fo:border-right="0.99pt solid #b2b2b2" style:rotation-angle="0" style:rotation-align="none" style:shrink-to-fit="false" fo:border-top="2.49pt solid #595959" style:vertical-align="automatic"/>
      <style:paragraph-properties fo:text-align="end"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Percent" style:data-style-name="N18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50" style:family="table-cell" style:parent-style-name="Default" style:data-style-name="N4">
      <style:table-cell-properties style:cell-protect="protected" style:print-content="tru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0.99pt solid #878787" fo:background-color="#e1e1e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Excel_5f_BuiltIn_5f_Percen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Excel_5f_BuiltIn_5f_Percent" style:data-style-name="N16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style:cell-protect="protected" style:print-content="tru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gr1" style:family="graphic">
      <style:graphic-properties draw:stroke="solid" svg:stroke-width="0.74pt" svg:stroke-color="#eaeaea" draw:stroke-linejoin="miter" draw:fill="none" draw:fill-color="#ffffff" draw:textarea-horizontal-align="justify" draw:textarea-vertical-align="top" draw:auto-grow-height="false" fo:padding-top="3.69pt" fo:padding-bottom="3.69pt" fo:padding-left="7.09pt" fo:padding-right="7.09pt" fo:wrap-option="wrap" draw:shadow="hidden" draw:color-mode="standard" draw:luminance="0%" draw:contrast="0%" draw:gamma="100%" draw:red="0%" draw:green="0%" draw:blue="0%" fo:clip="rect(0pt, 0pt, 0pt, 0pt)" draw:image-opacity="100%" style:mirror="none"/>
    </style:style>
    <style:style style:name="gr2" style:family="graphic">
      <style:graphic-properties draw:stroke="solid" svg:stroke-width="0.74pt" svg:stroke-color="#000000" draw:stroke-linejoin="miter" draw:fill="solid" draw:fill-color="#ffffff" draw:textarea-horizontal-align="justify" draw:textarea-vertical-align="top" draw:auto-grow-height="false" fo:min-height="276.86pt" fo:min-width="233.21pt" fo:padding-top="1.59pt" fo:padding-bottom="1.59pt" fo:padding-left="1.59pt" fo:padding-right="1.59pt" fo:wrap-option="wrap" draw:shadow="visible" draw:shadow-offset-x="3pt" draw:shadow-offset-y="3pt" draw:shadow-color="#e1e1e1" draw:shadow-opacity="50%"/>
    </style:style>
    <style:style style:name="gr3" style:family="graphic">
      <style:graphic-properties draw:textarea-vertical-align="middle"/>
    </style:style>
    <style:style style:name="gr4" style:family="graphic">
      <style:graphic-properties draw:stroke="solid" svg:stroke-width="0.74pt" svg:stroke-color="#000000" draw:stroke-linejoin="miter" draw:fill="solid" draw:fill-color="#ffffff" draw:textarea-horizontal-align="justify" draw:textarea-vertical-align="top" draw:auto-grow-height="false" fo:min-height="58.85pt" fo:min-width="195.48pt" fo:padding-top="1.59pt" fo:padding-bottom="1.59pt" fo:padding-left="1.59pt" fo:padding-right="1.59pt" fo:wrap-option="wrap" draw:shadow="visible" draw:shadow-offset-x="3pt" draw:shadow-offset-y="3pt" draw:shadow-color="#1849b5" draw:shadow-opacity="50%"/>
    </style:style>
    <style:style style:name="gr5" style:family="graphic">
      <style:graphic-properties draw:stroke="solid" svg:stroke-width="0.74pt" svg:stroke-color="#000000" draw:marker-start="Arrowheads_20_1" draw:marker-start-width="5.67pt" draw:marker-start-center="false" draw:stroke-linejoin="miter" draw:fill="solid" draw:fill-color="#ffffe1" draw:textarea-horizontal-align="justify" draw:textarea-vertical-align="top" draw:auto-grow-height="false" draw:auto-grow-width="false" fo:padding-top="1.59pt" fo:padding-bottom="1.59pt" fo:padding-left="1.59pt" fo:padding-right="1.59pt" fo:wrap-option="wrap" draw:shadow="hidden" draw:shadow-offset-x="2.83pt" draw:shadow-offset-y="2.83pt" draw:shadow-color="#000000" draw:caption-escape-direction="auto"/>
    </style:style>
    <style:style style:name="P1" style:family="paragraph">
      <loext:graphic-properties draw:fill="none" draw:fill-color="#ffffff"/>
      <style:paragraph-properties fo:text-align="center" style:writing-mode="lr-tb"/>
      <style:text-properties fo:font-size="24pt"/>
    </style:style>
    <style:style style:name="P2" style:family="paragraph">
      <style:paragraph-properties fo:text-align="start" style:text-autospace="none" style:line-break="normal" style:writing-mode="page"/>
      <style:text-properties fo:hyphenate="false"/>
    </style:style>
    <style:style style:name="P3" style:family="paragraph">
      <loext:graphic-properties draw:fill="solid" draw:fill-color="#ffffff"/>
      <style:paragraph-properties fo:text-align="start" style:text-autospace="none" style:line-break="normal" style:writing-mode="page"/>
      <style:text-properties fo:hyphenate="false"/>
    </style:style>
    <style:style style:name="P4"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5" style:family="paragraph">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line-through-typ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style:text-outline="false" style:text-line-through-style="none" style:text-line-through-type="none" style:text-position="0% 100%"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4" style:family="text">
      <style:text-properties fo:color="#0000ff" style:text-outline="false" style:text-line-through-style="none" style:text-line-through-type="none" style:text-position="0% 100%"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T5" style:family="text">
      <style:text-properties fo:color="#000000" style:text-outline="false" style:text-line-through-style="none" style:text-line-through-type="none" style:text-position="0% 100%"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6" style:family="text">
      <style:text-properties fo:color="#000000" style:text-outline="false" style:text-line-through-style="none" style:text-line-through-typ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7" style:family="text">
      <style:text-properties fo:color="#000000" style:text-outline="false" style:text-line-through-style="none" style:text-line-through-typ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8" style:family="text">
      <style:text-properties fo:color="#ff0000" style:text-outline="false" style:text-line-through-style="none" style:text-line-through-typ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10" style:family="text">
      <style:text-properties fo:color="#000000" style:text-outline="false" style:text-line-through-style="none" style:text-line-through-typ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style>
    <style:style style:name="T11" style:family="text">
      <style:text-properties fo:color="#000000" style:text-outline="false" style:text-line-through-style="none" style:text-line-through-type="none" style:text-position="0% 100%"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12" style:family="text">
      <style:text-properties style:country-complex="none" style:font-name="Tahoma" fo:font-size="10pt" fo:font-weight="normal" style:text-underline-style="solid" style:text-underline-width="auto" style:text-underline-color="font-color" style:text-line-through-type="none" fo:font-style="normal" style:text-outline="false" fo:text-shadow="none" style:text-line-through-mode="continuous" fo:country="US" fo:color="#0000ff" style:country-asian="none" style:font-name-asian="Lucida Sans Unicode" style:font-name-complex="Tahoma" style:font-size-asian="10pt" style:font-size-complex="10pt" style:font-weight-asian="normal" style:font-weight-complex="normal" style:font-style-asian="normal" style:font-style-complex="normal" style:text-emphasize="none" style:font-relief="none"/>
    </style:style>
  </office:automatic-styles>
  <office:body>
    <office:spreadsheet table:structure-protected="true" table:protection-key="ob9mZNTQVNsmsLZ8HEe7S+lZSew=" table:protection-key-digest-algorithm="http://www.w3.org/2000/09/xmldsig#sha1">
      <table:calculation-settings table:case-sensitive="false" table:automatic-find-labels="false" table:use-regular-expressions="false"/>
      <table:content-validations>
        <table:content-validation table:name="val1" table:condition="of:cell-content-is-in-list([Schedule.$K$5:Schedule.$K$12])" table:allow-empty-cell="false" table:display-list="unsorted" table:base-cell-address="Schedule.D9">
          <table:error-message table:message-type="stop" table:display="true"/>
        </table:content-validation>
        <table:content-validation table:name="val2" table:condition="of:cell-content-is-in-list(&quot;End of Period&quot;;&quot;Beginning of Period&quot;)" table:allow-empty-cell="false" table:display-list="unsorted" table:base-cell-address="Schedule.D11">
          <table:error-message table:message-type="stop" table:display="true"/>
        </table:content-validation>
      </table:content-validations>
      <table:table table:name="Schedule" table:style-name="ta3" table:protected="true" table:protection-key="ob9mZNTQVNsmsLZ8HEe7S+lZSew=" table:protection-key-digest-algorithm="http://www.w3.org/2000/09/xmldsig#sha1" table:print-ranges="Schedule.A1:Schedule.A1 Schedule.A16:Schedule.A16 Schedule.H6:Schedule.H6 Schedule.H1:Schedule.H1">
        <loext:table-protection loext:select-protected-cells="true" loext:select-unprotected-cell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label="Rounding On" form:visual-effect="flat" form:linked-cell="Schedule.H15"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default-cell-style-name="ce4"/>
        <table:table-column table:style-name="co11" table:default-cell-style-name="ce4"/>
        <table:table-column table:style-name="co8" table:number-columns-repeated="2" table:default-cell-style-name="ce4"/>
        <table:table-column table:style-name="co13" table:number-columns-repeated="243" table:default-cell-style-name="ce4"/>
        <table:table-row table:style-name="ro4">
          <table:table-cell table:style-name="ce2" office:value-type="string" calcext:value-type="string">
            <text:p>Loan Amortization Schedule</text:p>
          </table:table-cell>
          <table:table-cell table:style-name="ce12" table:number-columns-repeated="5"/>
          <table:table-cell table:style-name="ce35">
            <draw:frame table:end-cell-address="Schedule.H1" table:end-x="86.2pt" table:end-y="22.42pt" draw:z-index="1" draw:name="vertex42_logo_40px" draw:style-name="gr1" draw:text-style-name="P1" svg:width="99.04pt" svg:height="20.92pt" svg:x="53.01pt" svg:y="1.5pt">
              <draw:image xlink:href="Pictures/10000200000000BC00000028528D527BBE195F6C.png" xlink:type="simple" xlink:show="embed" xlink:actuate="onLoad">
                <text:p/>
              </draw:image>
            </draw:frame>
          </table:table-cell>
          <table:table-cell table:style-name="ce35"/>
          <table:table-cell table:number-columns-repeated="248"/>
        </table:table-row>
        <table:table-row table:style-name="ro5">
          <table:table-cell table:style-name="ce3" office:value-type="string" calcext:value-type="string">
            <text:p><text:span text:style-name="T12"><text:a xlink:href="http://www.vertex42.com/ExcelTemplates/loan-amortization-schedule.html" xlink:type="simple">HELP</text:a></text:span></text:p>
          </table:table-cell>
          <table:table-cell table:number-columns-repeated="6"/>
          <table:table-cell table:style-name="ce39" office:value-type="string" calcext:value-type="string">
            <office:annotation draw:style-name="gr5" draw:text-style-name="P6" svg:width="376.75pt" svg:height="462.95pt" svg:x="498.3pt" svg:y="16.44pt" draw:caption-point-x="-10.29pt" draw:caption-point-y="7.82pt">
              <dc:creator>JWW</dc:creator>
              <dc:date>2009-05-18T00:00:00</dc:date>
              <text:p text:style-name="P5"><text:span text:style-name="T5">Limited Use Policy</text:span></text:p>
              <text:p text:style-name="P5"><text:span text:style-name="T6">You may download this template (the "Softwar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5"><text:span text:style-name="T9"/></text:p>
              <text:p text:style-name="P5"><text:span text:style-name="T7">You may not remove or alter any logo, trademark, copyright, hyperlinks, disclaimers, terms of use, or other proprietary notices</text:span><text:span text:style-name="T6"> within the Software.</text:span></text:p>
              <text:p text:style-name="P5"><text:span text:style-name="T9"/></text:p>
              <text:p text:style-name="P5"><text:span text:style-name="T6">We define </text:span><text:span text:style-name="T7">"Personal use"</text:span><text:span text:style-name="T6"> as </text:span><text:span text:style-name="T8">Non-Commercial</text:span><text:span text:style-name="T6"> use by you, your family, or by your close personal friends, on a computer not owned by a business or commercial entity.</text:span></text:p>
              <text:p text:style-name="P5"><text:span text:style-name="T9"/></text:p>
              <text:p text:style-name="P5"><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5"><text:span text:style-name="T9"/></text:p>
              <text:p text:style-name="P5"><text:span text:style-name="T7">Caution:</text:span><text:span text:style-name="T6"> This calculator is for educational and illustrative purposes only and should not be construed as financial advice. The results may not be exact, and may not apply to your specific situation. Please consult a qualified professional regarding financial decisions.</text:span></text:p>
              <text:p text:style-name="P5"><text:span text:style-name="T10"/></text:p>
              <text:p text:style-name="P5"><text:span text:style-name="T5">No Warranties</text:span></text:p>
              <text:p text:style-name="P5"><text:span text:style-name="T6">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5"><text:span text:style-name="T9"/></text:p>
              <text:p text:style-name="P5"><text:span text:style-name="T5">Limitation of Liability</text:span></text:p>
              <text:p text:style-name="P5"><text:span text:style-name="T6">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5"><text:span text:style-name="T9"/></text:p>
              <text:p text:style-name="P5"><text:span text:style-name="T6">Somes states do not allow the limitation or exclusion of liability for incidental or consequential damages, so the above limitation may not apply to you.</text:span></text:p>
              <text:p text:style-name="P5"><text:span text:style-name="T9"/></text:p>
              <text:p text:style-name="P5"><text:span text:style-name="T9"/></text:p>
            </office:annotation>
            <text:p>© 2008 Vertex42 LLC</text:p>
          </table:table-cell>
          <table:table-cell/>
          <table:table-cell>
            <draw:custom-shape table:end-cell-address="Schedule.M21" table:end-x="53.8pt" table:end-y="9.04pt" draw:z-index="0" draw:style-name="gr2" draw:text-style-name="P3" svg:width="247.21pt" svg:height="290.86pt" svg:x="0.06pt" svg:y="0.09pt">
              <text:p text:style-name="P2"><text:span text:style-name="T1">This spreadsheet creates an amortization schedule for a fixed-rate loan, with optional extra payments. The payment frequency can be annual, semi-annual, quarterly, bi-monthly, monthly, semi-monthly, bi-weekly, or weekly. Values are rounded to the second decimal place. The last payment is adjusted to bring the balance to zero. By default, the compound period is set equal to the payment frequency, but this can be changed if the loan is a Canadian mortgage for example. Be careful not to set the Compound Period shorter than the Payment Frequency because that will result in negative amortization. You can select whether payments are due at the End or Beginning of the payment period. The rounding option is for comparison with other calculators that do not round the payment or interest.</text:span></text:p>
              <text:p text:style-name="P2"><text:span text:style-name="T1"/></text:p>
              <text:p text:style-name="P2"><text:span text:style-name="T2">Note:</text:span><text:span text:style-name="T3"> </text:span><text:span text:style-name="T1">The spreadsheet is only valid for up to 780 payments (65-year monthly, 30-year biweekly, 15-year weekly, etc.)</text:span></text:p>
              <draw:enhanced-geometry svg:viewBox="0 0 21600 21600" draw:path-stretchpoint-x="10800" draw:path-stretchpoint-y="10800" draw:text-areas="?f3 ?f4 ?f5 ?f6" draw:type="round-rectangle" draw:modifiers="16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246"/>
        </table:table-row>
        <table:table-row table:style-name="ro3">
          <table:table-cell table:number-columns-repeated="256"/>
        </table:table-row>
        <table:table-row table:style-name="ro7">
          <table:table-cell table:style-name="ce5" office:value-type="string" calcext:value-type="string">
            <text:p>Loan Information</text:p>
          </table:table-cell>
          <table:table-cell table:style-name="ce13" table:number-columns-repeated="3"/>
          <table:table-cell table:style-name="ce33" office:value-type="string" calcext:value-type="string">
            <text:p>[42]</text:p>
          </table:table-cell>
          <table:table-cell table:style-name="ce5" office:value-type="string" calcext:value-type="string">
            <text:p>Summary</text:p>
          </table:table-cell>
          <table:table-cell table:style-name="ce36" table:number-columns-repeated="2"/>
          <table:table-cell table:number-columns-repeated="2"/>
          <table:table-cell table:style-name="ce51" office:value-type="string" calcext:value-type="string">
            <text:p>Frequency</text:p>
          </table:table-cell>
          <table:table-cell table:number-columns-repeated="245"/>
        </table:table-row>
        <table:table-row table:style-name="ro8">
          <table:table-cell table:style-name="ce6" table:number-columns-repeated="2"/>
          <table:table-cell table:style-name="ce18" office:value-type="string" calcext:value-type="string">
            <text:p>Loan Amount</text:p>
          </table:table-cell>
          <table:table-cell table:style-name="ce22" office:value-type="float" office:value="160000" calcext:value-type="float">
            <text:p>160,000.00 </text:p>
          </table:table-cell>
          <table:table-cell table:number-columns-repeated="2"/>
          <table:table-cell table:style-name="ce37" office:value-type="string" calcext:value-type="string">
            <office:annotation draw:style-name="gr5" draw:text-style-name="P6" svg:width="169.74pt" svg:height="63.24pt" svg:x="366.43pt" svg:y="50.06pt" draw:caption-point-x="34.36pt" draw:caption-point-y="14.51pt">
              <dc:creator>JWW</dc:creator>
              <dc:date>2009-05-18T00:00:00</dc:date>
              <text:p text:style-name="P5"><text:span text:style-name="T7">Rate Per PAYMENT Period:</text:span></text:p>
              <text:p text:style-name="P5"><text:span text:style-name="T6">When the Compound Period is equal to the Payment Frequency, the rate per period ends up being simply the annual rate divided by the number of periods per year.</text:span></text:p>
            </office:annotation>
            <text:p>Rate (per period)</text:p>
          </table:table-cell>
          <table:table-cell table:style-name="ce40" table:formula="of:=((1+[.D6]/compound_period)^(compound_period/periods_per_year))-1" office:value-type="percentage" office:value="0.00416666666666665" calcext:value-type="percentage">
            <text:p>0.417%</text:p>
          </table:table-cell>
          <table:table-cell table:number-columns-repeated="2"/>
          <table:table-cell office:value-type="string" calcext:value-type="string">
            <text:p>Annual</text:p>
          </table:table-cell>
          <table:table-cell table:number-columns-repeated="245"/>
        </table:table-row>
        <table:table-row table:style-name="ro8">
          <table:table-cell table:style-name="ce6" table:number-columns-repeated="2"/>
          <table:table-cell table:style-name="ce18" office:value-type="string" calcext:value-type="string">
            <text:p>Annual Interest Rate</text:p>
          </table:table-cell>
          <table:table-cell table:style-name="ce23" office:value-type="percentage" office:value="0.05" calcext:value-type="percentage">
            <text:p>5.00%</text:p>
          </table:table-cell>
          <table:table-cell table:number-columns-repeated="2"/>
          <table:table-cell table:style-name="ce37" office:value-type="string" calcext:value-type="string">
            <text:p>Number of Payments</text:p>
          </table:table-cell>
          <table:table-cell table:style-name="ce38" table:formula="of:=MAX([.A16:.A797])" office:value-type="float" office:value="360" calcext:value-type="float">
            <text:p>360</text:p>
          </table:table-cell>
          <table:table-cell table:number-columns-repeated="2"/>
          <table:table-cell office:value-type="string" calcext:value-type="string">
            <text:p>Semi-Annual</text:p>
          </table:table-cell>
          <table:table-cell table:number-columns-repeated="245"/>
        </table:table-row>
        <table:table-row table:style-name="ro8">
          <table:table-cell table:style-name="ce6" table:number-columns-repeated="2"/>
          <table:table-cell table:style-name="ce18" office:value-type="string" calcext:value-type="string">
            <office:annotation draw:style-name="gr5" draw:text-style-name="P6" svg:width="232.92pt" svg:height="53.72pt" svg:x="140.6pt" svg:y="77.5pt" draw:caption-point-x="23.22pt" draw:caption-point-y="17.06pt">
              <dc:creator>JWW</dc:creator>
              <dc:date>2009-05-18T00:00:00</dc:date>
              <text:p text:style-name="P5"><text:span text:style-name="T7">Term of Loan</text:span></text:p>
              <text:p text:style-name="P5"><text:span text:style-name="T6">Mortgage loans usually have 15 or 30-year terms. Auto loans are usually between 2 and 5 years. For a 6-month term, enter 6/12.</text:span></text:p>
              <text:p text:style-name="P5"><text:span text:style-name="T6"><text:s/></text:span></text:p>
              <text:p text:style-name="P5"><text:span text:style-name="T6"><text:s/></text:span></text:p>
              <text:p text:style-name="P5"><text:span text:style-name="T9"/></text:p>
            </office:annotation>
            <text:p>Term of Loan in Years</text:p>
          </table:table-cell>
          <table:table-cell table:style-name="ce24" office:value-type="float" office:value="30" calcext:value-type="float">
            <text:p>30</text:p>
          </table:table-cell>
          <table:table-cell table:number-columns-repeated="2"/>
          <table:table-cell table:style-name="ce38" office:value-type="string" calcext:value-type="string">
            <text:p>Total Payments</text:p>
          </table:table-cell>
          <table:table-cell table:style-name="ce41" table:formula="of:=SUM([.F18:.F797])+SUM([.G18:.G797])" office:value-type="float" office:value="309211.19" calcext:value-type="float">
            <text:p>309,211.19 </text:p>
          </table:table-cell>
          <table:table-cell table:number-columns-repeated="2"/>
          <table:table-cell office:value-type="string" calcext:value-type="string">
            <text:p>Quarterly</text:p>
          </table:table-cell>
          <table:table-cell table:number-columns-repeated="245"/>
        </table:table-row>
        <table:table-row table:style-name="ro8">
          <table:table-cell table:style-name="ce6" table:number-columns-repeated="2"/>
          <table:table-cell table:style-name="ce18" office:value-type="string" calcext:value-type="string">
            <text:p>First Payment Date</text:p>
          </table:table-cell>
          <table:table-cell table:style-name="ce25" office:value-type="date" office:date-value="2018-01-01" calcext:value-type="date">
            <text:p>1/1/2018</text:p>
          </table:table-cell>
          <table:table-cell table:number-columns-repeated="2"/>
          <table:table-cell table:style-name="ce38" office:value-type="string" calcext:value-type="string">
            <text:p>Total Interest</text:p>
          </table:table-cell>
          <table:table-cell table:style-name="ce41" table:formula="of:=SUM([.F17:.F797])" office:value-type="float" office:value="149211.19" calcext:value-type="float">
            <text:p>149,211.19 </text:p>
          </table:table-cell>
          <table:table-cell table:number-columns-repeated="2"/>
          <table:table-cell office:value-type="string" calcext:value-type="string">
            <text:p>Bi-Monthly</text:p>
          </table:table-cell>
          <table:table-cell table:number-columns-repeated="245"/>
        </table:table-row>
        <table:table-row table:style-name="ro8">
          <table:table-cell table:style-name="ce6" table:number-columns-repeated="2"/>
          <table:table-cell table:style-name="ce18" office:value-type="string" calcext:value-type="string">
            <office:annotation draw:style-name="gr5" draw:text-style-name="P6" svg:width="128.66pt" svg:height="58.93pt" svg:x="161.91pt" svg:y="111.86pt" draw:caption-point-x="1.9pt" draw:caption-point-y="12.73pt">
              <dc:creator>JWW</dc:creator>
              <dc:date>2009-05-18T00:00:00</dc:date>
              <text:p text:style-name="P5"><text:span text:style-name="T7">Payment Frequency:</text:span></text:p>
              <text:p text:style-name="P5"><text:span text:style-name="T6">This defines the Payment Period, or the number of payments per year.</text:span></text:p>
            </office:annotation>
            <text:p>Payment Frequency</text:p>
          </table:table-cell>
          <table:table-cell table:style-name="ce25" table:content-validation-name="val1" office:value-type="string" calcext:value-type="string">
            <text:p>Monthly</text:p>
          </table:table-cell>
          <table:table-cell table:number-columns-repeated="2"/>
          <table:table-cell table:style-name="ce38" office:value-type="string" calcext:value-type="string">
            <office:annotation draw:style-name="gr5" draw:text-style-name="P6" svg:width="198.99pt" svg:height="71.6pt" svg:x="366.43pt" svg:y="106.67pt" draw:caption-point-x="34.36pt" draw:caption-point-y="17.91pt">
              <dc:creator>JWW</dc:creator>
              <dc:date>2009-05-18T00:00:00</dc:date>
              <text:p text:style-name="P5"><text:span text:style-name="T7">Estimated Interest Savings</text:span></text:p>
              <text:p text:style-name="P5"><text:span text:style-name="T6">The reduced interest expense associated with making extra payments. The result may be off by a small amount (a few dollars) due to rounding.</text:span></text:p>
            </office:annotation>
            <text:p>Est. Interest Savings</text:p>
          </table:table-cell>
          <table:table-cell table:style-name="ce41" table:formula="of:=(nper*(-PMT(rate;nper;loan_amount;0;pmtType))-loan_amount)-[.H8]" office:value-type="float" office:value="-1.93514500872698" calcext:value-type="float">
            <text:p><text:s/>(1.94)</text:p>
          </table:table-cell>
          <table:table-cell/>
          <table:table-cell table:style-name="ce48"/>
          <table:table-cell office:value-type="string" calcext:value-type="string">
            <text:p>Monthly</text:p>
          </table:table-cell>
          <table:table-cell table:number-columns-repeated="245"/>
        </table:table-row>
        <table:table-row table:style-name="ro8">
          <table:table-cell table:style-name="ce6" table:number-columns-repeated="2"/>
          <table:table-cell table:style-name="ce18" office:value-type="string" calcext:value-type="string">
            <office:annotation draw:style-name="gr5" draw:text-style-name="P6" svg:width="318.98pt" svg:height="147.77pt" svg:x="155.62pt" svg:y="126.06pt" draw:caption-point-x="8.19pt" draw:caption-point-y="13.52pt">
              <dc:creator>JWW</dc:creator>
              <dc:date>2009-05-18T00:00:00</dc:date>
              <text:p text:style-name="P5"><text:span text:style-name="T7">Compound Period:</text:span></text:p>
              <text:p text:style-name="P5"><text:span text:style-name="T6">The number of times per year that the interest is compounded.</text:span></text:p>
              <text:p text:style-name="P5"><text:span text:style-name="T6">Annually: 1 time per year</text:span></text:p>
              <text:p text:style-name="P5"><text:span text:style-name="T6">Semi-Annually: 2 times per year</text:span></text:p>
              <text:p text:style-name="P5"><text:span text:style-name="T6">Quarterly: 4 times per year</text:span></text:p>
              <text:p text:style-name="P5"><text:span text:style-name="T6">Monthly: 12 times per year</text:span></text:p>
              <text:p text:style-name="P5"><text:span text:style-name="T7">Canadian</text:span><text:span text:style-name="T6"> mortgages are compounded </text:span><text:span text:style-name="T7">semi-annually</text:span><text:span text:style-name="T6">.</text:span></text:p>
              <text:p text:style-name="P5"><text:span text:style-name="T7">US</text:span><text:span text:style-name="T6"> mortgages are compounded </text:span><text:span text:style-name="T7">monthly</text:span><text:span text:style-name="T6">.</text:span></text:p>
              <text:p text:style-name="P5"><text:span text:style-name="T9"/></text:p>
              <text:p text:style-name="P5"><text:span text:style-name="T6">The default is to set the compound period EQUAL to the payment frequency.</text:span></text:p>
              <text:p text:style-name="P5"><text:span text:style-name="T11">WARNING</text:span><text:span text:style-name="T6">:Choosing a compound period that is shorter than the payment period results in negative amortization.</text:span></text:p>
            </office:annotation>
            <text:p>Compound Period</text:p>
          </table:table-cell>
          <table:table-cell table:style-name="ce26" table:content-validation-name="val1" table:formula="of:=[.D9]" office:value-type="string" office:string-value="Monthly" calcext:value-type="string">
            <text:p>Monthly</text:p>
          </table:table-cell>
          <table:table-cell table:number-columns-repeated="3"/>
          <table:table-cell table:style-name="ce42" table:formula="of:=IF(AND(NOT([.H797]=&quot;&quot;);[.H797]&gt;0.004);&quot;ERROR: Limit is &quot;&amp;OFFSET([.A798];-1;0;1;1)&amp;&quot; payments&quot;;&quot;.&quot;)" office:value-type="string" office:string-value="." calcext:value-type="string">
            <text:p>.</text:p>
          </table:table-cell>
          <table:table-cell table:number-columns-repeated="2"/>
          <table:table-cell office:value-type="string" calcext:value-type="string">
            <text:p>Semi-Monthly</text:p>
          </table:table-cell>
          <table:table-cell table:number-columns-repeated="245"/>
        </table:table-row>
        <table:table-row table:style-name="ro8">
          <table:table-cell table:style-name="ce6" table:number-columns-repeated="2"/>
          <table:table-cell table:style-name="ce18" office:value-type="string" calcext:value-type="string">
            <office:annotation draw:style-name="gr5" draw:text-style-name="P6" svg:width="209.2pt" svg:height="72.77pt" svg:x="155.62pt" svg:y="137.25pt" draw:caption-point-x="8.19pt" draw:caption-point-y="17.32pt">
              <dc:creator>JWW</dc:creator>
              <dc:date>2009-05-18T00:00:00</dc:date>
              <text:p text:style-name="P5"><text:span text:style-name="T7">Payment Type:</text:span></text:p>
              <text:p text:style-name="P5"><text:span text:style-name="T6">This affects the "type" argument in the Excel PMT function.</text:span></text:p>
              <text:p text:style-name="P5"><text:span text:style-name="T6">"End of Period" (type=0) is the most common option. Choosing "Beginning of Period" (type=1) means that you will pay zero interest on your first payment.</text:span></text:p>
            </office:annotation>
            <text:p>Payment Type</text:p>
          </table:table-cell>
          <table:table-cell table:style-name="ce27" table:content-validation-name="val2" office:value-type="string" calcext:value-type="string">
            <text:p>End of Period</text:p>
          </table:table-cell>
          <table:table-cell table:number-columns-repeated="3"/>
          <table:table-cell table:style-name="ce43" table:formula="of:=IF(compound_period&gt;periods_per_year;&quot;Warning: negative amortization&quot;;&quot;.&quot;)" office:value-type="string" office:string-value="." calcext:value-type="string">
            <text:p>.</text:p>
          </table:table-cell>
          <table:table-cell table:number-columns-repeated="2"/>
          <table:table-cell office:value-type="string" calcext:value-type="string">
            <text:p>Bi-Weekly</text:p>
          </table:table-cell>
          <table:table-cell table:number-columns-repeated="245"/>
        </table:table-row>
        <table:table-row table:style-name="ro8">
          <table:table-cell table:number-columns-repeated="2"/>
          <table:table-cell table:style-name="ce19"/>
          <table:table-cell table:number-columns-repeated="7"/>
          <table:table-cell office:value-type="string" calcext:value-type="string">
            <text:p>Weekly</text:p>
          </table:table-cell>
          <table:table-cell table:number-columns-repeated="245"/>
        </table:table-row>
        <table:table-row table:style-name="ro6">
          <table:table-cell table:number-columns-repeated="2"/>
          <table:table-cell table:style-name="ce20" table:formula="of:=[.D9]&amp;&quot; Payment&quot;" office:value-type="string" office:string-value="Monthly Payment" calcext:value-type="string">
            <text:p>Monthly Payment</text:p>
          </table:table-cell>
          <table:table-cell table:style-name="ce28" table:formula="of:=IF(roundOpt;ROUND(-PMT(rate;nper;loan_amount;0;pmtType);2);-PMT(rate;nper;loan_amount;0;pmtType))" office:value-type="float" office:value="858.91" calcext:value-type="float">
            <text:p>858.91 </text:p>
          </table:table-cell>
          <table:table-cell table:style-name="ce34"/>
          <table:table-cell table:number-columns-repeated="2"/>
          <table:table-cell table:style-name="ce44"/>
          <table:table-cell table:number-columns-repeated="248"/>
        </table:table-row>
        <table:table-row table:style-name="ro3">
          <table:table-cell table:number-columns-repeated="7"/>
          <table:table-cell table:style-name="ce45" office:value-type="string" calcext:value-type="string">
            <text:p>[42]</text:p>
            <draw:control table:end-cell-address="Schedule.H15" table:end-x="85.35pt" table:end-y="14.43pt" draw:z-index="2" draw:style-name="gr3" draw:text-style-name="P4" svg:width="71.94pt" svg:height="17.43pt" svg:x="13.46pt" svg:y="9.86pt" draw:control="control1"/>
          </table:table-cell>
          <table:table-cell table:number-columns-repeated="248"/>
        </table:table-row>
        <table:table-row table:style-name="ro6">
          <table:table-cell table:style-name="ce7" office:value-type="string" calcext:value-type="string">
            <text:p>Amortization Schedule</text:p>
          </table:table-cell>
          <table:table-cell table:style-name="ce7" table:number-columns-repeated="6"/>
          <table:table-cell table:style-name="ce46" office:value-type="boolean" office:boolean-value="true" calcext:value-type="boolean">
            <text:p>TRUE</text:p>
          </table:table-cell>
          <table:table-cell/>
          <table:table-cell table:style-name="ce49"/>
          <table:table-cell table:number-columns-repeated="246"/>
        </table:table-row>
        <table:table-header-rows>
          <table:table-row table:style-name="ro9">
            <table:table-cell table:style-name="ce8" office:value-type="string" calcext:value-type="string">
              <text:p>No.</text:p>
            </table:table-cell>
            <table:table-cell table:style-name="ce14" office:value-type="string" calcext:value-type="string">
              <text:p>Due Date</text:p>
            </table:table-cell>
            <table:table-cell table:style-name="ce14" office:value-type="string" calcext:value-type="string">
              <text:p>Payment</text:p>
            </table:table-cell>
            <table:table-cell table:style-name="ce14" office:value-type="string" calcext:value-type="string">
              <office:annotation draw:style-name="gr5" draw:text-style-name="P6" svg:width="257.39pt" svg:height="101.25pt" svg:x="266.14pt" svg:y="219.97pt" draw:caption-point-x="-11.2pt" draw:caption-point-y="7.94pt">
                <dc:creator>JWW</dc:creator>
                <dc:date>2009-05-18T00:00:00</dc:date>
                <text:p text:style-name="P5"><text:span text:style-name="T7">Additional Payment</text:span></text:p>
                <text:p text:style-name="P5"><text:span text:style-name="T6">The amount paid directly towards the principal, in additional to the normal payment.</text:span></text:p>
                <text:p text:style-name="P5"><text:span text:style-name="T9"/></text:p>
                <text:p text:style-name="P5"><text:span text:style-name="T6">In order to pay off the remaining balance, the additional payment must be the</text:span><text:span text:style-name="T7"> last period balance - payment due + interest due</text:span><text:span text:style-name="T6">.</text:span></text:p>
                <text:p text:style-name="P5"><text:span text:style-name="T9"/></text:p>
                <text:p text:style-name="P5"><text:span text:style-name="T6">(Assumes no penalties for making additional payments.)</text:span></text:p>
              </office:annotation>
              <text:p>Additional Payment</text:p>
            </table:table-cell>
            <table:table-cell table:style-name="ce14"/>
            <table:table-cell table:style-name="ce14" office:value-type="string" calcext:value-type="string">
              <text:p>Interest</text:p>
            </table:table-cell>
            <table:table-cell table:style-name="ce14" office:value-type="string" calcext:value-type="string">
              <text:p>Principal</text:p>
            </table:table-cell>
            <table:table-cell table:style-name="ce14" office:value-type="string" calcext:value-type="string">
              <text:p>Balance</text:p>
            </table:table-cell>
            <table:table-cell table:number-columns-repeated="248"/>
          </table:table-row>
        </table:table-header-rows>
        <table:table-row table:style-name="ro3">
          <table:table-cell table:style-name="ce9"/>
          <table:table-cell table:style-name="ce15"/>
          <table:table-cell table:style-name="ce9" table:number-columns-repeated="5"/>
          <table:table-cell table:style-name="ce47" table:formula="of:=loan_amount" office:value-type="float" office:value="160000" calcext:value-type="float">
            <text:p>160,000.00</text:p>
          </table:table-cell>
          <table:table-cell/>
          <table:table-cell table:style-name="ce50"/>
          <table:table-cell table:number-columns-repeated="246"/>
        </table:table-row>
        <table:table-row table:style-name="ro3">
          <table:table-cell table:style-name="ce10" table:formula="of:=IF([.H17]=&quot;&quot;;&quot;&quot;;IF(roundOpt;IF(OR([.A17]&gt;=nper;ROUND([.H17];2)&lt;=0);&quot;&quot;;[.A17]+1);IF(OR([.A17]&gt;=nper;[.H17]&lt;=0);&quot;&quot;;[.A17]+1)))" office:value-type="float" office:value="1" calcext:value-type="float">
            <text:p>1</text:p>
          </table:table-cell>
          <table:table-cell table:style-name="ce16" table:formula="of:=IF([.A18]=&quot;&quot;;&quot;&quot;;IF(OR(periods_per_year=26;periods_per_year=52);IF(periods_per_year=26;IF([.A18]=1;fpdate;[.B17]+14);IF(periods_per_year=52;IF([.A18]=1;fpdate;[.B17]+7);&quot;n/a&quot;));IF(periods_per_year=24;DATE(YEAR(fpdate);MONTH(fpdate)+([.A18]-1)/2+IF(AND(DAY(fpdate)&gt;=15;MOD([.A18];2)=0);1;0);IF(MOD([.A18];2)=0;IF(DAY(fpdate)&gt;=15;DAY(fpdate)-14;DAY(fpdate)+14);DAY(fpdate)));IF(DAY(DATE(YEAR(fpdate);MONTH(fpdate)+([.A18]-1)*months_per_period;DAY(fpdate)))&lt;&gt;DAY(fpdate);DATE(YEAR(fpdate);MONTH(fpdate)+([.A18]-1)*months_per_period+1;0);DATE(YEAR(fpdate);MONTH(fpdate)+([.A18]-1)*months_per_period;DAY(fpdate))))))" office:value-type="float" office:value="43101" calcext:value-type="float">
            <text:p>43101</text:p>
          </table:table-cell>
          <table:table-cell table:style-name="ce21" table:formula="of:=IF([.A18]=&quot;&quot;;&quot;&quot;;IF(roundOpt;IF(OR([.A18]=nper;payment&gt;ROUND((1+rate)*[.H17];2));ROUND((1+rate)*[.H17];2);payment);IF(OR([.A18]=nper;payment&gt;(1+rate)*[.H17]);(1+rate)*[.H17];payment)))" office:value-type="float" office:value="858.91" calcext:value-type="float">
            <text:p>858.91</text:p>
          </table:table-cell>
          <table:table-cell table:style-name="ce29"/>
          <table:table-cell table:style-name="ce21"/>
          <table:table-cell table:style-name="ce21" table:formula="of:=IF([.A18]=&quot;&quot;;&quot;&quot;;IF(AND([.A18]=1;pmtType=1);0;IF(roundOpt;ROUND(rate*[.H17];2);rate*[.H17])))" office:value-type="float" office:value="666.67" calcext:value-type="float">
            <text:p>666.67</text:p>
          </table:table-cell>
          <table:table-cell table:style-name="ce21" table:formula="of:=IF([.A18]=&quot;&quot;;&quot;&quot;;[.C18]-[.F18]+[.D18])" office:value-type="float" office:value="192.24" calcext:value-type="float">
            <text:p>192.24</text:p>
          </table:table-cell>
          <table:table-cell table:style-name="ce21" table:formula="of:=IF([.A18]=&quot;&quot;;&quot;&quot;;[.H17]-[.G18])" office:value-type="float" office:value="159807.76" calcext:value-type="float">
            <text:p>159,807.76</text:p>
          </table:table-cell>
          <table:table-cell table:number-columns-repeated="248"/>
        </table:table-row>
        <table:table-row table:style-name="ro10">
          <table:table-cell table:style-name="ce10" table:formula="of:=IF([.H18]=&quot;&quot;;&quot;&quot;;IF(roundOpt;IF(OR([.A18]&gt;=nper;ROUND([.H18];2)&lt;=0);&quot;&quot;;[.A18]+1);IF(OR([.A18]&gt;=nper;[.H18]&lt;=0);&quot;&quot;;[.A18]+1)))" office:value-type="float" office:value="2" calcext:value-type="float">
            <text:p>2</text:p>
          </table:table-cell>
          <table:table-cell table:style-name="ce16" table:formula="of:=IF([.A19]=&quot;&quot;;&quot;&quot;;IF(OR(periods_per_year=26;periods_per_year=52);IF(periods_per_year=26;IF([.A19]=1;fpdate;[.B18]+14);IF(periods_per_year=52;IF([.A19]=1;fpdate;[.B18]+7);&quot;n/a&quot;));IF(periods_per_year=24;DATE(YEAR(fpdate);MONTH(fpdate)+([.A19]-1)/2+IF(AND(DAY(fpdate)&gt;=15;MOD([.A19];2)=0);1;0);IF(MOD([.A19];2)=0;IF(DAY(fpdate)&gt;=15;DAY(fpdate)-14;DAY(fpdate)+14);DAY(fpdate)));IF(DAY(DATE(YEAR(fpdate);MONTH(fpdate)+([.A19]-1)*months_per_period;DAY(fpdate)))&lt;&gt;DAY(fpdate);DATE(YEAR(fpdate);MONTH(fpdate)+([.A19]-1)*months_per_period+1;0);DATE(YEAR(fpdate);MONTH(fpdate)+([.A19]-1)*months_per_period;DAY(fpdate))))))" office:value-type="float" office:value="43132" calcext:value-type="float">
            <text:p>43132</text:p>
          </table:table-cell>
          <table:table-cell table:style-name="ce21" table:formula="of:=IF([.A19]=&quot;&quot;;&quot;&quot;;IF(roundOpt;IF(OR([.A19]=nper;payment&gt;ROUND((1+rate)*[.H18];2));ROUND((1+rate)*[.H18];2);payment);IF(OR([.A19]=nper;payment&gt;(1+rate)*[.H18]);(1+rate)*[.H18];payment)))" office:value-type="float" office:value="858.91" calcext:value-type="float">
            <text:p>858.91</text:p>
          </table:table-cell>
          <table:table-cell table:style-name="ce30"/>
          <table:table-cell table:style-name="ce21"/>
          <table:table-cell table:style-name="ce21" table:formula="of:=IF([.A19]=&quot;&quot;;&quot;&quot;;IF(AND([.A19]=1;pmtType=1);0;IF(roundOpt;ROUND(rate*[.H18];2);rate*[.H18])))" office:value-type="float" office:value="665.87" calcext:value-type="float">
            <text:p>665.87</text:p>
          </table:table-cell>
          <table:table-cell table:style-name="ce21" table:formula="of:=IF([.A19]=&quot;&quot;;&quot;&quot;;[.C19]-[.F19]+[.D19])" office:value-type="float" office:value="193.04" calcext:value-type="float">
            <text:p>193.04</text:p>
          </table:table-cell>
          <table:table-cell table:style-name="ce21" table:formula="of:=IF([.A19]=&quot;&quot;;&quot;&quot;;[.H18]-[.G19])" office:value-type="float" office:value="159614.72" calcext:value-type="float">
            <text:p>159,614.72</text:p>
          </table:table-cell>
          <table:table-cell table:number-columns-repeated="248"/>
        </table:table-row>
        <table:table-row table:style-name="ro3">
          <table:table-cell table:style-name="ce10" table:formula="of:=IF([.H19]=&quot;&quot;;&quot;&quot;;IF(roundOpt;IF(OR([.A19]&gt;=nper;ROUND([.H19];2)&lt;=0);&quot;&quot;;[.A19]+1);IF(OR([.A19]&gt;=nper;[.H19]&lt;=0);&quot;&quot;;[.A19]+1)))" office:value-type="float" office:value="3" calcext:value-type="float">
            <text:p>3</text:p>
          </table:table-cell>
          <table:table-cell table:style-name="ce16" table:formula="of:=IF([.A20]=&quot;&quot;;&quot;&quot;;IF(OR(periods_per_year=26;periods_per_year=52);IF(periods_per_year=26;IF([.A20]=1;fpdate;[.B19]+14);IF(periods_per_year=52;IF([.A20]=1;fpdate;[.B19]+7);&quot;n/a&quot;));IF(periods_per_year=24;DATE(YEAR(fpdate);MONTH(fpdate)+([.A20]-1)/2+IF(AND(DAY(fpdate)&gt;=15;MOD([.A20];2)=0);1;0);IF(MOD([.A20];2)=0;IF(DAY(fpdate)&gt;=15;DAY(fpdate)-14;DAY(fpdate)+14);DAY(fpdate)));IF(DAY(DATE(YEAR(fpdate);MONTH(fpdate)+([.A20]-1)*months_per_period;DAY(fpdate)))&lt;&gt;DAY(fpdate);DATE(YEAR(fpdate);MONTH(fpdate)+([.A20]-1)*months_per_period+1;0);DATE(YEAR(fpdate);MONTH(fpdate)+([.A20]-1)*months_per_period;DAY(fpdate))))))" office:value-type="float" office:value="43160" calcext:value-type="float">
            <text:p>43160</text:p>
          </table:table-cell>
          <table:table-cell table:style-name="ce21" table:formula="of:=IF([.A20]=&quot;&quot;;&quot;&quot;;IF(roundOpt;IF(OR([.A20]=nper;payment&gt;ROUND((1+rate)*[.H19];2));ROUND((1+rate)*[.H19];2);payment);IF(OR([.A20]=nper;payment&gt;(1+rate)*[.H19]);(1+rate)*[.H19];payment)))" office:value-type="float" office:value="858.91" calcext:value-type="float">
            <text:p>858.91</text:p>
          </table:table-cell>
          <table:table-cell table:style-name="ce30"/>
          <table:table-cell table:style-name="ce21"/>
          <table:table-cell table:style-name="ce21" table:formula="of:=IF([.A20]=&quot;&quot;;&quot;&quot;;IF(AND([.A20]=1;pmtType=1);0;IF(roundOpt;ROUND(rate*[.H19];2);rate*[.H19])))" office:value-type="float" office:value="665.06" calcext:value-type="float">
            <text:p>665.06</text:p>
          </table:table-cell>
          <table:table-cell table:style-name="ce21" table:formula="of:=IF([.A20]=&quot;&quot;;&quot;&quot;;[.C20]-[.F20]+[.D20])" office:value-type="float" office:value="193.85" calcext:value-type="float">
            <text:p>193.85</text:p>
          </table:table-cell>
          <table:table-cell table:style-name="ce21" table:formula="of:=IF([.A20]=&quot;&quot;;&quot;&quot;;[.H19]-[.G20])" office:value-type="float" office:value="159420.87" calcext:value-type="float">
            <text:p>159,420.87</text:p>
          </table:table-cell>
          <table:table-cell table:number-columns-repeated="248"/>
        </table:table-row>
        <table:table-row table:style-name="ro3">
          <table:table-cell table:style-name="ce10" table:formula="of:=IF([.H20]=&quot;&quot;;&quot;&quot;;IF(roundOpt;IF(OR([.A20]&gt;=nper;ROUND([.H20];2)&lt;=0);&quot;&quot;;[.A20]+1);IF(OR([.A20]&gt;=nper;[.H20]&lt;=0);&quot;&quot;;[.A20]+1)))" office:value-type="float" office:value="4" calcext:value-type="float">
            <text:p>4</text:p>
          </table:table-cell>
          <table:table-cell table:style-name="ce16" table:formula="of:=IF([.A21]=&quot;&quot;;&quot;&quot;;IF(OR(periods_per_year=26;periods_per_year=52);IF(periods_per_year=26;IF([.A21]=1;fpdate;[.B20]+14);IF(periods_per_year=52;IF([.A21]=1;fpdate;[.B20]+7);&quot;n/a&quot;));IF(periods_per_year=24;DATE(YEAR(fpdate);MONTH(fpdate)+([.A21]-1)/2+IF(AND(DAY(fpdate)&gt;=15;MOD([.A21];2)=0);1;0);IF(MOD([.A21];2)=0;IF(DAY(fpdate)&gt;=15;DAY(fpdate)-14;DAY(fpdate)+14);DAY(fpdate)));IF(DAY(DATE(YEAR(fpdate);MONTH(fpdate)+([.A21]-1)*months_per_period;DAY(fpdate)))&lt;&gt;DAY(fpdate);DATE(YEAR(fpdate);MONTH(fpdate)+([.A21]-1)*months_per_period+1;0);DATE(YEAR(fpdate);MONTH(fpdate)+([.A21]-1)*months_per_period;DAY(fpdate))))))" office:value-type="float" office:value="43191" calcext:value-type="float">
            <text:p>43191</text:p>
          </table:table-cell>
          <table:table-cell table:style-name="ce21" table:formula="of:=IF([.A21]=&quot;&quot;;&quot;&quot;;IF(roundOpt;IF(OR([.A21]=nper;payment&gt;ROUND((1+rate)*[.H20];2));ROUND((1+rate)*[.H20];2);payment);IF(OR([.A21]=nper;payment&gt;(1+rate)*[.H20]);(1+rate)*[.H20];payment)))" office:value-type="float" office:value="858.91" calcext:value-type="float">
            <text:p>858.91</text:p>
          </table:table-cell>
          <table:table-cell table:style-name="ce30"/>
          <table:table-cell table:style-name="ce21"/>
          <table:table-cell table:style-name="ce21" table:formula="of:=IF([.A21]=&quot;&quot;;&quot;&quot;;IF(AND([.A21]=1;pmtType=1);0;IF(roundOpt;ROUND(rate*[.H20];2);rate*[.H20])))" office:value-type="float" office:value="664.25" calcext:value-type="float">
            <text:p>664.25</text:p>
          </table:table-cell>
          <table:table-cell table:style-name="ce21" table:formula="of:=IF([.A21]=&quot;&quot;;&quot;&quot;;[.C21]-[.F21]+[.D21])" office:value-type="float" office:value="194.66" calcext:value-type="float">
            <text:p>194.66</text:p>
          </table:table-cell>
          <table:table-cell table:style-name="ce21" table:formula="of:=IF([.A21]=&quot;&quot;;&quot;&quot;;[.H20]-[.G21])" office:value-type="float" office:value="159226.21" calcext:value-type="float">
            <text:p>159,226.21</text:p>
          </table:table-cell>
          <table:table-cell table:number-columns-repeated="248"/>
        </table:table-row>
        <table:table-row table:style-name="ro3">
          <table:table-cell table:style-name="ce10" table:formula="of:=IF([.H21]=&quot;&quot;;&quot;&quot;;IF(roundOpt;IF(OR([.A21]&gt;=nper;ROUND([.H21];2)&lt;=0);&quot;&quot;;[.A21]+1);IF(OR([.A21]&gt;=nper;[.H21]&lt;=0);&quot;&quot;;[.A21]+1)))" office:value-type="float" office:value="5" calcext:value-type="float">
            <text:p>5</text:p>
          </table:table-cell>
          <table:table-cell table:style-name="ce16" table:formula="of:=IF([.A22]=&quot;&quot;;&quot;&quot;;IF(OR(periods_per_year=26;periods_per_year=52);IF(periods_per_year=26;IF([.A22]=1;fpdate;[.B21]+14);IF(periods_per_year=52;IF([.A22]=1;fpdate;[.B21]+7);&quot;n/a&quot;));IF(periods_per_year=24;DATE(YEAR(fpdate);MONTH(fpdate)+([.A22]-1)/2+IF(AND(DAY(fpdate)&gt;=15;MOD([.A22];2)=0);1;0);IF(MOD([.A22];2)=0;IF(DAY(fpdate)&gt;=15;DAY(fpdate)-14;DAY(fpdate)+14);DAY(fpdate)));IF(DAY(DATE(YEAR(fpdate);MONTH(fpdate)+([.A22]-1)*months_per_period;DAY(fpdate)))&lt;&gt;DAY(fpdate);DATE(YEAR(fpdate);MONTH(fpdate)+([.A22]-1)*months_per_period+1;0);DATE(YEAR(fpdate);MONTH(fpdate)+([.A22]-1)*months_per_period;DAY(fpdate))))))" office:value-type="float" office:value="43221" calcext:value-type="float">
            <text:p>43221</text:p>
          </table:table-cell>
          <table:table-cell table:style-name="ce21" table:formula="of:=IF([.A22]=&quot;&quot;;&quot;&quot;;IF(roundOpt;IF(OR([.A22]=nper;payment&gt;ROUND((1+rate)*[.H21];2));ROUND((1+rate)*[.H21];2);payment);IF(OR([.A22]=nper;payment&gt;(1+rate)*[.H21]);(1+rate)*[.H21];payment)))" office:value-type="float" office:value="858.91" calcext:value-type="float">
            <text:p>858.91</text:p>
          </table:table-cell>
          <table:table-cell table:style-name="ce30"/>
          <table:table-cell table:style-name="ce21"/>
          <table:table-cell table:style-name="ce21" table:formula="of:=IF([.A22]=&quot;&quot;;&quot;&quot;;IF(AND([.A22]=1;pmtType=1);0;IF(roundOpt;ROUND(rate*[.H21];2);rate*[.H21])))" office:value-type="float" office:value="663.44" calcext:value-type="float">
            <text:p>663.44</text:p>
          </table:table-cell>
          <table:table-cell table:style-name="ce21" table:formula="of:=IF([.A22]=&quot;&quot;;&quot;&quot;;[.C22]-[.F22]+[.D22])" office:value-type="float" office:value="195.47" calcext:value-type="float">
            <text:p>195.47</text:p>
          </table:table-cell>
          <table:table-cell table:style-name="ce21" table:formula="of:=IF([.A22]=&quot;&quot;;&quot;&quot;;[.H21]-[.G22])" office:value-type="float" office:value="159030.74" calcext:value-type="float">
            <text:p>159,030.74</text:p>
          </table:table-cell>
          <table:table-cell/>
          <table:table-cell>
            <draw:custom-shape table:end-cell-address="Schedule.M27" table:end-x="11.93pt" table:end-y="4.54pt" draw:z-index="3" draw:style-name="gr4" draw:text-style-name="P3" svg:width="205.34pt" svg:height="68.71pt" svg:x="0.06pt" svg:y="0.11pt">
              <text:p text:style-name="P2"><text:span text:style-name="T1">To purchase an unlocked version of this amortization schedule, visit</text:span></text:p>
              <text:p text:style-name="P2"><text:span text:style-name="T4">http://www.vertex42.com/ExcelTemplates/loan-amortization-schedule.html</text:span></text:p>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246"/>
        </table:table-row>
        <table:table-row table:style-name="ro3">
          <table:table-cell table:style-name="ce10" table:formula="of:=IF([.H22]=&quot;&quot;;&quot;&quot;;IF(roundOpt;IF(OR([.A22]&gt;=nper;ROUND([.H22];2)&lt;=0);&quot;&quot;;[.A22]+1);IF(OR([.A22]&gt;=nper;[.H22]&lt;=0);&quot;&quot;;[.A22]+1)))" office:value-type="float" office:value="6" calcext:value-type="float">
            <text:p>6</text:p>
          </table:table-cell>
          <table:table-cell table:style-name="ce16" table:formula="of:=IF([.A23]=&quot;&quot;;&quot;&quot;;IF(OR(periods_per_year=26;periods_per_year=52);IF(periods_per_year=26;IF([.A23]=1;fpdate;[.B22]+14);IF(periods_per_year=52;IF([.A23]=1;fpdate;[.B22]+7);&quot;n/a&quot;));IF(periods_per_year=24;DATE(YEAR(fpdate);MONTH(fpdate)+([.A23]-1)/2+IF(AND(DAY(fpdate)&gt;=15;MOD([.A23];2)=0);1;0);IF(MOD([.A23];2)=0;IF(DAY(fpdate)&gt;=15;DAY(fpdate)-14;DAY(fpdate)+14);DAY(fpdate)));IF(DAY(DATE(YEAR(fpdate);MONTH(fpdate)+([.A23]-1)*months_per_period;DAY(fpdate)))&lt;&gt;DAY(fpdate);DATE(YEAR(fpdate);MONTH(fpdate)+([.A23]-1)*months_per_period+1;0);DATE(YEAR(fpdate);MONTH(fpdate)+([.A23]-1)*months_per_period;DAY(fpdate))))))" office:value-type="float" office:value="43252" calcext:value-type="float">
            <text:p>43252</text:p>
          </table:table-cell>
          <table:table-cell table:style-name="ce21" table:formula="of:=IF([.A23]=&quot;&quot;;&quot;&quot;;IF(roundOpt;IF(OR([.A23]=nper;payment&gt;ROUND((1+rate)*[.H22];2));ROUND((1+rate)*[.H22];2);payment);IF(OR([.A23]=nper;payment&gt;(1+rate)*[.H22]);(1+rate)*[.H22];payment)))" office:value-type="float" office:value="858.91" calcext:value-type="float">
            <text:p>858.91</text:p>
          </table:table-cell>
          <table:table-cell table:style-name="ce30"/>
          <table:table-cell table:style-name="ce21"/>
          <table:table-cell table:style-name="ce21" table:formula="of:=IF([.A23]=&quot;&quot;;&quot;&quot;;IF(AND([.A23]=1;pmtType=1);0;IF(roundOpt;ROUND(rate*[.H22];2);rate*[.H22])))" office:value-type="float" office:value="662.63" calcext:value-type="float">
            <text:p>662.63</text:p>
          </table:table-cell>
          <table:table-cell table:style-name="ce21" table:formula="of:=IF([.A23]=&quot;&quot;;&quot;&quot;;[.C23]-[.F23]+[.D23])" office:value-type="float" office:value="196.28" calcext:value-type="float">
            <text:p>196.28</text:p>
          </table:table-cell>
          <table:table-cell table:style-name="ce21" table:formula="of:=IF([.A23]=&quot;&quot;;&quot;&quot;;[.H22]-[.G23])" office:value-type="float" office:value="158834.46" calcext:value-type="float">
            <text:p>158,834.46</text:p>
          </table:table-cell>
          <table:table-cell/>
          <table:table-cell table:style-name="ce44"/>
          <table:table-cell table:style-name="ce52"/>
          <table:table-cell table:number-columns-repeated="245"/>
        </table:table-row>
        <table:table-row table:style-name="ro3">
          <table:table-cell table:style-name="ce10" table:formula="of:=IF([.H23]=&quot;&quot;;&quot;&quot;;IF(roundOpt;IF(OR([.A23]&gt;=nper;ROUND([.H23];2)&lt;=0);&quot;&quot;;[.A23]+1);IF(OR([.A23]&gt;=nper;[.H23]&lt;=0);&quot;&quot;;[.A23]+1)))" office:value-type="float" office:value="7" calcext:value-type="float">
            <text:p>7</text:p>
          </table:table-cell>
          <table:table-cell table:style-name="ce16" table:formula="of:=IF([.A24]=&quot;&quot;;&quot;&quot;;IF(OR(periods_per_year=26;periods_per_year=52);IF(periods_per_year=26;IF([.A24]=1;fpdate;[.B23]+14);IF(periods_per_year=52;IF([.A24]=1;fpdate;[.B23]+7);&quot;n/a&quot;));IF(periods_per_year=24;DATE(YEAR(fpdate);MONTH(fpdate)+([.A24]-1)/2+IF(AND(DAY(fpdate)&gt;=15;MOD([.A24];2)=0);1;0);IF(MOD([.A24];2)=0;IF(DAY(fpdate)&gt;=15;DAY(fpdate)-14;DAY(fpdate)+14);DAY(fpdate)));IF(DAY(DATE(YEAR(fpdate);MONTH(fpdate)+([.A24]-1)*months_per_period;DAY(fpdate)))&lt;&gt;DAY(fpdate);DATE(YEAR(fpdate);MONTH(fpdate)+([.A24]-1)*months_per_period+1;0);DATE(YEAR(fpdate);MONTH(fpdate)+([.A24]-1)*months_per_period;DAY(fpdate))))))" office:value-type="float" office:value="43282" calcext:value-type="float">
            <text:p>43282</text:p>
          </table:table-cell>
          <table:table-cell table:style-name="ce21" table:formula="of:=IF([.A24]=&quot;&quot;;&quot;&quot;;IF(roundOpt;IF(OR([.A24]=nper;payment&gt;ROUND((1+rate)*[.H23];2));ROUND((1+rate)*[.H23];2);payment);IF(OR([.A24]=nper;payment&gt;(1+rate)*[.H23]);(1+rate)*[.H23];payment)))" office:value-type="float" office:value="858.91" calcext:value-type="float">
            <text:p>858.91</text:p>
          </table:table-cell>
          <table:table-cell table:style-name="ce30"/>
          <table:table-cell table:style-name="ce21"/>
          <table:table-cell table:style-name="ce21" table:formula="of:=IF([.A24]=&quot;&quot;;&quot;&quot;;IF(AND([.A24]=1;pmtType=1);0;IF(roundOpt;ROUND(rate*[.H23];2);rate*[.H23])))" office:value-type="float" office:value="661.81" calcext:value-type="float">
            <text:p>661.81</text:p>
          </table:table-cell>
          <table:table-cell table:style-name="ce21" table:formula="of:=IF([.A24]=&quot;&quot;;&quot;&quot;;[.C24]-[.F24]+[.D24])" office:value-type="float" office:value="197.1" calcext:value-type="float">
            <text:p>197.10</text:p>
          </table:table-cell>
          <table:table-cell table:style-name="ce21" table:formula="of:=IF([.A24]=&quot;&quot;;&quot;&quot;;[.H23]-[.G24])" office:value-type="float" office:value="158637.36" calcext:value-type="float">
            <text:p>158,637.36</text:p>
          </table:table-cell>
          <table:table-cell/>
          <table:table-cell table:style-name="ce44"/>
          <table:table-cell table:style-name="ce52"/>
          <table:table-cell table:number-columns-repeated="245"/>
        </table:table-row>
        <table:table-row table:style-name="ro3">
          <table:table-cell table:style-name="ce10" table:formula="of:=IF([.H24]=&quot;&quot;;&quot;&quot;;IF(roundOpt;IF(OR([.A24]&gt;=nper;ROUND([.H24];2)&lt;=0);&quot;&quot;;[.A24]+1);IF(OR([.A24]&gt;=nper;[.H24]&lt;=0);&quot;&quot;;[.A24]+1)))" office:value-type="float" office:value="8" calcext:value-type="float">
            <text:p>8</text:p>
          </table:table-cell>
          <table:table-cell table:style-name="ce16" table:formula="of:=IF([.A25]=&quot;&quot;;&quot;&quot;;IF(OR(periods_per_year=26;periods_per_year=52);IF(periods_per_year=26;IF([.A25]=1;fpdate;[.B24]+14);IF(periods_per_year=52;IF([.A25]=1;fpdate;[.B24]+7);&quot;n/a&quot;));IF(periods_per_year=24;DATE(YEAR(fpdate);MONTH(fpdate)+([.A25]-1)/2+IF(AND(DAY(fpdate)&gt;=15;MOD([.A25];2)=0);1;0);IF(MOD([.A25];2)=0;IF(DAY(fpdate)&gt;=15;DAY(fpdate)-14;DAY(fpdate)+14);DAY(fpdate)));IF(DAY(DATE(YEAR(fpdate);MONTH(fpdate)+([.A25]-1)*months_per_period;DAY(fpdate)))&lt;&gt;DAY(fpdate);DATE(YEAR(fpdate);MONTH(fpdate)+([.A25]-1)*months_per_period+1;0);DATE(YEAR(fpdate);MONTH(fpdate)+([.A25]-1)*months_per_period;DAY(fpdate))))))" office:value-type="float" office:value="43313" calcext:value-type="float">
            <text:p>43313</text:p>
          </table:table-cell>
          <table:table-cell table:style-name="ce21" table:formula="of:=IF([.A25]=&quot;&quot;;&quot;&quot;;IF(roundOpt;IF(OR([.A25]=nper;payment&gt;ROUND((1+rate)*[.H24];2));ROUND((1+rate)*[.H24];2);payment);IF(OR([.A25]=nper;payment&gt;(1+rate)*[.H24]);(1+rate)*[.H24];payment)))" office:value-type="float" office:value="858.91" calcext:value-type="float">
            <text:p>858.91</text:p>
          </table:table-cell>
          <table:table-cell table:style-name="ce30"/>
          <table:table-cell table:style-name="ce21"/>
          <table:table-cell table:style-name="ce21" table:formula="of:=IF([.A25]=&quot;&quot;;&quot;&quot;;IF(AND([.A25]=1;pmtType=1);0;IF(roundOpt;ROUND(rate*[.H24];2);rate*[.H24])))" office:value-type="float" office:value="660.99" calcext:value-type="float">
            <text:p>660.99</text:p>
          </table:table-cell>
          <table:table-cell table:style-name="ce21" table:formula="of:=IF([.A25]=&quot;&quot;;&quot;&quot;;[.C25]-[.F25]+[.D25])" office:value-type="float" office:value="197.92" calcext:value-type="float">
            <text:p>197.92</text:p>
          </table:table-cell>
          <table:table-cell table:style-name="ce21" table:formula="of:=IF([.A25]=&quot;&quot;;&quot;&quot;;[.H24]-[.G25])" office:value-type="float" office:value="158439.44" calcext:value-type="float">
            <text:p>158,439.44</text:p>
          </table:table-cell>
          <table:table-cell/>
          <table:table-cell table:style-name="ce44"/>
          <table:table-cell table:style-name="ce54"/>
          <table:table-cell table:number-columns-repeated="245"/>
        </table:table-row>
        <table:table-row table:style-name="ro3">
          <table:table-cell table:style-name="ce10" table:formula="of:=IF([.H25]=&quot;&quot;;&quot;&quot;;IF(roundOpt;IF(OR([.A25]&gt;=nper;ROUND([.H25];2)&lt;=0);&quot;&quot;;[.A25]+1);IF(OR([.A25]&gt;=nper;[.H25]&lt;=0);&quot;&quot;;[.A25]+1)))" office:value-type="float" office:value="9" calcext:value-type="float">
            <text:p>9</text:p>
          </table:table-cell>
          <table:table-cell table:style-name="ce16" table:formula="of:=IF([.A26]=&quot;&quot;;&quot;&quot;;IF(OR(periods_per_year=26;periods_per_year=52);IF(periods_per_year=26;IF([.A26]=1;fpdate;[.B25]+14);IF(periods_per_year=52;IF([.A26]=1;fpdate;[.B25]+7);&quot;n/a&quot;));IF(periods_per_year=24;DATE(YEAR(fpdate);MONTH(fpdate)+([.A26]-1)/2+IF(AND(DAY(fpdate)&gt;=15;MOD([.A26];2)=0);1;0);IF(MOD([.A26];2)=0;IF(DAY(fpdate)&gt;=15;DAY(fpdate)-14;DAY(fpdate)+14);DAY(fpdate)));IF(DAY(DATE(YEAR(fpdate);MONTH(fpdate)+([.A26]-1)*months_per_period;DAY(fpdate)))&lt;&gt;DAY(fpdate);DATE(YEAR(fpdate);MONTH(fpdate)+([.A26]-1)*months_per_period+1;0);DATE(YEAR(fpdate);MONTH(fpdate)+([.A26]-1)*months_per_period;DAY(fpdate))))))" office:value-type="float" office:value="43344" calcext:value-type="float">
            <text:p>43344</text:p>
          </table:table-cell>
          <table:table-cell table:style-name="ce21" table:formula="of:=IF([.A26]=&quot;&quot;;&quot;&quot;;IF(roundOpt;IF(OR([.A26]=nper;payment&gt;ROUND((1+rate)*[.H25];2));ROUND((1+rate)*[.H25];2);payment);IF(OR([.A26]=nper;payment&gt;(1+rate)*[.H25]);(1+rate)*[.H25];payment)))" office:value-type="float" office:value="858.91" calcext:value-type="float">
            <text:p>858.91</text:p>
          </table:table-cell>
          <table:table-cell table:style-name="ce30"/>
          <table:table-cell table:style-name="ce21"/>
          <table:table-cell table:style-name="ce21" table:formula="of:=IF([.A26]=&quot;&quot;;&quot;&quot;;IF(AND([.A26]=1;pmtType=1);0;IF(roundOpt;ROUND(rate*[.H25];2);rate*[.H25])))" office:value-type="float" office:value="660.16" calcext:value-type="float">
            <text:p>660.16</text:p>
          </table:table-cell>
          <table:table-cell table:style-name="ce21" table:formula="of:=IF([.A26]=&quot;&quot;;&quot;&quot;;[.C26]-[.F26]+[.D26])" office:value-type="float" office:value="198.75" calcext:value-type="float">
            <text:p>198.75</text:p>
          </table:table-cell>
          <table:table-cell table:style-name="ce21" table:formula="of:=IF([.A26]=&quot;&quot;;&quot;&quot;;[.H25]-[.G26])" office:value-type="float" office:value="158240.69" calcext:value-type="float">
            <text:p>158,240.69</text:p>
          </table:table-cell>
          <table:table-cell table:number-columns-repeated="248"/>
        </table:table-row>
        <table:table-row table:style-name="ro3">
          <table:table-cell table:style-name="ce10" table:formula="of:=IF([.H26]=&quot;&quot;;&quot;&quot;;IF(roundOpt;IF(OR([.A26]&gt;=nper;ROUND([.H26];2)&lt;=0);&quot;&quot;;[.A26]+1);IF(OR([.A26]&gt;=nper;[.H26]&lt;=0);&quot;&quot;;[.A26]+1)))" office:value-type="float" office:value="10" calcext:value-type="float">
            <text:p>10</text:p>
          </table:table-cell>
          <table:table-cell table:style-name="ce16" table:formula="of:=IF([.A27]=&quot;&quot;;&quot;&quot;;IF(OR(periods_per_year=26;periods_per_year=52);IF(periods_per_year=26;IF([.A27]=1;fpdate;[.B26]+14);IF(periods_per_year=52;IF([.A27]=1;fpdate;[.B26]+7);&quot;n/a&quot;));IF(periods_per_year=24;DATE(YEAR(fpdate);MONTH(fpdate)+([.A27]-1)/2+IF(AND(DAY(fpdate)&gt;=15;MOD([.A27];2)=0);1;0);IF(MOD([.A27];2)=0;IF(DAY(fpdate)&gt;=15;DAY(fpdate)-14;DAY(fpdate)+14);DAY(fpdate)));IF(DAY(DATE(YEAR(fpdate);MONTH(fpdate)+([.A27]-1)*months_per_period;DAY(fpdate)))&lt;&gt;DAY(fpdate);DATE(YEAR(fpdate);MONTH(fpdate)+([.A27]-1)*months_per_period+1;0);DATE(YEAR(fpdate);MONTH(fpdate)+([.A27]-1)*months_per_period;DAY(fpdate))))))" office:value-type="float" office:value="43374" calcext:value-type="float">
            <text:p>43374</text:p>
          </table:table-cell>
          <table:table-cell table:style-name="ce21" table:formula="of:=IF([.A27]=&quot;&quot;;&quot;&quot;;IF(roundOpt;IF(OR([.A27]=nper;payment&gt;ROUND((1+rate)*[.H26];2));ROUND((1+rate)*[.H26];2);payment);IF(OR([.A27]=nper;payment&gt;(1+rate)*[.H26]);(1+rate)*[.H26];payment)))" office:value-type="float" office:value="858.91" calcext:value-type="float">
            <text:p>858.91</text:p>
          </table:table-cell>
          <table:table-cell table:style-name="ce30"/>
          <table:table-cell table:style-name="ce21"/>
          <table:table-cell table:style-name="ce21" table:formula="of:=IF([.A27]=&quot;&quot;;&quot;&quot;;IF(AND([.A27]=1;pmtType=1);0;IF(roundOpt;ROUND(rate*[.H26];2);rate*[.H26])))" office:value-type="float" office:value="659.34" calcext:value-type="float">
            <text:p>659.34</text:p>
          </table:table-cell>
          <table:table-cell table:style-name="ce21" table:formula="of:=IF([.A27]=&quot;&quot;;&quot;&quot;;[.C27]-[.F27]+[.D27])" office:value-type="float" office:value="199.57" calcext:value-type="float">
            <text:p>199.57</text:p>
          </table:table-cell>
          <table:table-cell table:style-name="ce21" table:formula="of:=IF([.A27]=&quot;&quot;;&quot;&quot;;[.H26]-[.G27])" office:value-type="float" office:value="158041.12" calcext:value-type="float">
            <text:p>158,041.12</text:p>
          </table:table-cell>
          <table:table-cell table:number-columns-repeated="248"/>
        </table:table-row>
        <table:table-row table:style-name="ro3">
          <table:table-cell table:style-name="ce10" table:formula="of:=IF([.H27]=&quot;&quot;;&quot;&quot;;IF(roundOpt;IF(OR([.A27]&gt;=nper;ROUND([.H27];2)&lt;=0);&quot;&quot;;[.A27]+1);IF(OR([.A27]&gt;=nper;[.H27]&lt;=0);&quot;&quot;;[.A27]+1)))" office:value-type="float" office:value="11" calcext:value-type="float">
            <text:p>11</text:p>
          </table:table-cell>
          <table:table-cell table:style-name="ce16" table:formula="of:=IF([.A28]=&quot;&quot;;&quot;&quot;;IF(OR(periods_per_year=26;periods_per_year=52);IF(periods_per_year=26;IF([.A28]=1;fpdate;[.B27]+14);IF(periods_per_year=52;IF([.A28]=1;fpdate;[.B27]+7);&quot;n/a&quot;));IF(periods_per_year=24;DATE(YEAR(fpdate);MONTH(fpdate)+([.A28]-1)/2+IF(AND(DAY(fpdate)&gt;=15;MOD([.A28];2)=0);1;0);IF(MOD([.A28];2)=0;IF(DAY(fpdate)&gt;=15;DAY(fpdate)-14;DAY(fpdate)+14);DAY(fpdate)));IF(DAY(DATE(YEAR(fpdate);MONTH(fpdate)+([.A28]-1)*months_per_period;DAY(fpdate)))&lt;&gt;DAY(fpdate);DATE(YEAR(fpdate);MONTH(fpdate)+([.A28]-1)*months_per_period+1;0);DATE(YEAR(fpdate);MONTH(fpdate)+([.A28]-1)*months_per_period;DAY(fpdate))))))" office:value-type="float" office:value="43405" calcext:value-type="float">
            <text:p>43405</text:p>
          </table:table-cell>
          <table:table-cell table:style-name="ce21" table:formula="of:=IF([.A28]=&quot;&quot;;&quot;&quot;;IF(roundOpt;IF(OR([.A28]=nper;payment&gt;ROUND((1+rate)*[.H27];2));ROUND((1+rate)*[.H27];2);payment);IF(OR([.A28]=nper;payment&gt;(1+rate)*[.H27]);(1+rate)*[.H27];payment)))" office:value-type="float" office:value="858.91" calcext:value-type="float">
            <text:p>858.91</text:p>
          </table:table-cell>
          <table:table-cell table:style-name="ce30"/>
          <table:table-cell table:style-name="ce21"/>
          <table:table-cell table:style-name="ce21" table:formula="of:=IF([.A28]=&quot;&quot;;&quot;&quot;;IF(AND([.A28]=1;pmtType=1);0;IF(roundOpt;ROUND(rate*[.H27];2);rate*[.H27])))" office:value-type="float" office:value="658.5" calcext:value-type="float">
            <text:p>658.50</text:p>
          </table:table-cell>
          <table:table-cell table:style-name="ce21" table:formula="of:=IF([.A28]=&quot;&quot;;&quot;&quot;;[.C28]-[.F28]+[.D28])" office:value-type="float" office:value="200.41" calcext:value-type="float">
            <text:p>200.41</text:p>
          </table:table-cell>
          <table:table-cell table:style-name="ce21" table:formula="of:=IF([.A28]=&quot;&quot;;&quot;&quot;;[.H27]-[.G28])" office:value-type="float" office:value="157840.71" calcext:value-type="float">
            <text:p>157,840.71</text:p>
          </table:table-cell>
          <table:table-cell table:number-columns-repeated="248"/>
        </table:table-row>
        <table:table-row table:style-name="ro3">
          <table:table-cell table:style-name="ce10" table:formula="of:=IF([.H28]=&quot;&quot;;&quot;&quot;;IF(roundOpt;IF(OR([.A28]&gt;=nper;ROUND([.H28];2)&lt;=0);&quot;&quot;;[.A28]+1);IF(OR([.A28]&gt;=nper;[.H28]&lt;=0);&quot;&quot;;[.A28]+1)))" office:value-type="float" office:value="12" calcext:value-type="float">
            <text:p>12</text:p>
          </table:table-cell>
          <table:table-cell table:style-name="ce16" table:formula="of:=IF([.A29]=&quot;&quot;;&quot;&quot;;IF(OR(periods_per_year=26;periods_per_year=52);IF(periods_per_year=26;IF([.A29]=1;fpdate;[.B28]+14);IF(periods_per_year=52;IF([.A29]=1;fpdate;[.B28]+7);&quot;n/a&quot;));IF(periods_per_year=24;DATE(YEAR(fpdate);MONTH(fpdate)+([.A29]-1)/2+IF(AND(DAY(fpdate)&gt;=15;MOD([.A29];2)=0);1;0);IF(MOD([.A29];2)=0;IF(DAY(fpdate)&gt;=15;DAY(fpdate)-14;DAY(fpdate)+14);DAY(fpdate)));IF(DAY(DATE(YEAR(fpdate);MONTH(fpdate)+([.A29]-1)*months_per_period;DAY(fpdate)))&lt;&gt;DAY(fpdate);DATE(YEAR(fpdate);MONTH(fpdate)+([.A29]-1)*months_per_period+1;0);DATE(YEAR(fpdate);MONTH(fpdate)+([.A29]-1)*months_per_period;DAY(fpdate))))))" office:value-type="float" office:value="43435" calcext:value-type="float">
            <text:p>43435</text:p>
          </table:table-cell>
          <table:table-cell table:style-name="ce21" table:formula="of:=IF([.A29]=&quot;&quot;;&quot;&quot;;IF(roundOpt;IF(OR([.A29]=nper;payment&gt;ROUND((1+rate)*[.H28];2));ROUND((1+rate)*[.H28];2);payment);IF(OR([.A29]=nper;payment&gt;(1+rate)*[.H28]);(1+rate)*[.H28];payment)))" office:value-type="float" office:value="858.91" calcext:value-type="float">
            <text:p>858.91</text:p>
          </table:table-cell>
          <table:table-cell table:style-name="ce30"/>
          <table:table-cell table:style-name="ce21"/>
          <table:table-cell table:style-name="ce21" table:formula="of:=IF([.A29]=&quot;&quot;;&quot;&quot;;IF(AND([.A29]=1;pmtType=1);0;IF(roundOpt;ROUND(rate*[.H28];2);rate*[.H28])))" office:value-type="float" office:value="657.67" calcext:value-type="float">
            <text:p>657.67</text:p>
          </table:table-cell>
          <table:table-cell table:style-name="ce21" table:formula="of:=IF([.A29]=&quot;&quot;;&quot;&quot;;[.C29]-[.F29]+[.D29])" office:value-type="float" office:value="201.24" calcext:value-type="float">
            <text:p>201.24</text:p>
          </table:table-cell>
          <table:table-cell table:style-name="ce21" table:formula="of:=IF([.A29]=&quot;&quot;;&quot;&quot;;[.H28]-[.G29])" office:value-type="float" office:value="157639.47" calcext:value-type="float">
            <text:p>157,639.47</text:p>
          </table:table-cell>
          <table:table-cell table:number-columns-repeated="2"/>
          <table:table-cell table:style-name="ce50"/>
          <table:table-cell table:number-columns-repeated="245"/>
        </table:table-row>
        <table:table-row table:style-name="ro3">
          <table:table-cell table:style-name="ce10" table:formula="of:=IF([.H29]=&quot;&quot;;&quot;&quot;;IF(roundOpt;IF(OR([.A29]&gt;=nper;ROUND([.H29];2)&lt;=0);&quot;&quot;;[.A29]+1);IF(OR([.A29]&gt;=nper;[.H29]&lt;=0);&quot;&quot;;[.A29]+1)))" office:value-type="float" office:value="13" calcext:value-type="float">
            <text:p>13</text:p>
          </table:table-cell>
          <table:table-cell table:style-name="ce16" table:formula="of:=IF([.A30]=&quot;&quot;;&quot;&quot;;IF(OR(periods_per_year=26;periods_per_year=52);IF(periods_per_year=26;IF([.A30]=1;fpdate;[.B29]+14);IF(periods_per_year=52;IF([.A30]=1;fpdate;[.B29]+7);&quot;n/a&quot;));IF(periods_per_year=24;DATE(YEAR(fpdate);MONTH(fpdate)+([.A30]-1)/2+IF(AND(DAY(fpdate)&gt;=15;MOD([.A30];2)=0);1;0);IF(MOD([.A30];2)=0;IF(DAY(fpdate)&gt;=15;DAY(fpdate)-14;DAY(fpdate)+14);DAY(fpdate)));IF(DAY(DATE(YEAR(fpdate);MONTH(fpdate)+([.A30]-1)*months_per_period;DAY(fpdate)))&lt;&gt;DAY(fpdate);DATE(YEAR(fpdate);MONTH(fpdate)+([.A30]-1)*months_per_period+1;0);DATE(YEAR(fpdate);MONTH(fpdate)+([.A30]-1)*months_per_period;DAY(fpdate))))))" office:value-type="float" office:value="43466" calcext:value-type="float">
            <text:p>43466</text:p>
          </table:table-cell>
          <table:table-cell table:style-name="ce21" table:formula="of:=IF([.A30]=&quot;&quot;;&quot;&quot;;IF(roundOpt;IF(OR([.A30]=nper;payment&gt;ROUND((1+rate)*[.H29];2));ROUND((1+rate)*[.H29];2);payment);IF(OR([.A30]=nper;payment&gt;(1+rate)*[.H29]);(1+rate)*[.H29];payment)))" office:value-type="float" office:value="858.91" calcext:value-type="float">
            <text:p>858.91</text:p>
          </table:table-cell>
          <table:table-cell table:style-name="ce30"/>
          <table:table-cell table:style-name="ce21"/>
          <table:table-cell table:style-name="ce21" table:formula="of:=IF([.A30]=&quot;&quot;;&quot;&quot;;IF(AND([.A30]=1;pmtType=1);0;IF(roundOpt;ROUND(rate*[.H29];2);rate*[.H29])))" office:value-type="float" office:value="656.83" calcext:value-type="float">
            <text:p>656.83</text:p>
          </table:table-cell>
          <table:table-cell table:style-name="ce21" table:formula="of:=IF([.A30]=&quot;&quot;;&quot;&quot;;[.C30]-[.F30]+[.D30])" office:value-type="float" office:value="202.08" calcext:value-type="float">
            <text:p>202.08</text:p>
          </table:table-cell>
          <table:table-cell table:style-name="ce21" table:formula="of:=IF([.A30]=&quot;&quot;;&quot;&quot;;[.H29]-[.G30])" office:value-type="float" office:value="157437.39" calcext:value-type="float">
            <text:p>157,437.39</text:p>
          </table:table-cell>
          <table:table-cell table:number-columns-repeated="2"/>
          <table:table-cell table:style-name="ce55"/>
          <table:table-cell table:number-columns-repeated="245"/>
        </table:table-row>
        <table:table-row table:style-name="ro3">
          <table:table-cell table:style-name="ce10" table:formula="of:=IF([.H30]=&quot;&quot;;&quot;&quot;;IF(roundOpt;IF(OR([.A30]&gt;=nper;ROUND([.H30];2)&lt;=0);&quot;&quot;;[.A30]+1);IF(OR([.A30]&gt;=nper;[.H30]&lt;=0);&quot;&quot;;[.A30]+1)))" office:value-type="float" office:value="14" calcext:value-type="float">
            <text:p>14</text:p>
          </table:table-cell>
          <table:table-cell table:style-name="ce16" table:formula="of:=IF([.A31]=&quot;&quot;;&quot;&quot;;IF(OR(periods_per_year=26;periods_per_year=52);IF(periods_per_year=26;IF([.A31]=1;fpdate;[.B30]+14);IF(periods_per_year=52;IF([.A31]=1;fpdate;[.B30]+7);&quot;n/a&quot;));IF(periods_per_year=24;DATE(YEAR(fpdate);MONTH(fpdate)+([.A31]-1)/2+IF(AND(DAY(fpdate)&gt;=15;MOD([.A31];2)=0);1;0);IF(MOD([.A31];2)=0;IF(DAY(fpdate)&gt;=15;DAY(fpdate)-14;DAY(fpdate)+14);DAY(fpdate)));IF(DAY(DATE(YEAR(fpdate);MONTH(fpdate)+([.A31]-1)*months_per_period;DAY(fpdate)))&lt;&gt;DAY(fpdate);DATE(YEAR(fpdate);MONTH(fpdate)+([.A31]-1)*months_per_period+1;0);DATE(YEAR(fpdate);MONTH(fpdate)+([.A31]-1)*months_per_period;DAY(fpdate))))))" office:value-type="float" office:value="43497" calcext:value-type="float">
            <text:p>43497</text:p>
          </table:table-cell>
          <table:table-cell table:style-name="ce21" table:formula="of:=IF([.A31]=&quot;&quot;;&quot;&quot;;IF(roundOpt;IF(OR([.A31]=nper;payment&gt;ROUND((1+rate)*[.H30];2));ROUND((1+rate)*[.H30];2);payment);IF(OR([.A31]=nper;payment&gt;(1+rate)*[.H30]);(1+rate)*[.H30];payment)))" office:value-type="float" office:value="858.91" calcext:value-type="float">
            <text:p>858.91</text:p>
          </table:table-cell>
          <table:table-cell table:style-name="ce30"/>
          <table:table-cell table:style-name="ce21"/>
          <table:table-cell table:style-name="ce21" table:formula="of:=IF([.A31]=&quot;&quot;;&quot;&quot;;IF(AND([.A31]=1;pmtType=1);0;IF(roundOpt;ROUND(rate*[.H30];2);rate*[.H30])))" office:value-type="float" office:value="655.99" calcext:value-type="float">
            <text:p>655.99</text:p>
          </table:table-cell>
          <table:table-cell table:style-name="ce21" table:formula="of:=IF([.A31]=&quot;&quot;;&quot;&quot;;[.C31]-[.F31]+[.D31])" office:value-type="float" office:value="202.92" calcext:value-type="float">
            <text:p>202.92</text:p>
          </table:table-cell>
          <table:table-cell table:style-name="ce21" table:formula="of:=IF([.A31]=&quot;&quot;;&quot;&quot;;[.H30]-[.G31])" office:value-type="float" office:value="157234.47" calcext:value-type="float">
            <text:p>157,234.47</text:p>
          </table:table-cell>
          <table:table-cell table:number-columns-repeated="248"/>
        </table:table-row>
        <table:table-row table:style-name="ro3">
          <table:table-cell table:style-name="ce10" table:formula="of:=IF([.H31]=&quot;&quot;;&quot;&quot;;IF(roundOpt;IF(OR([.A31]&gt;=nper;ROUND([.H31];2)&lt;=0);&quot;&quot;;[.A31]+1);IF(OR([.A31]&gt;=nper;[.H31]&lt;=0);&quot;&quot;;[.A31]+1)))" office:value-type="float" office:value="15" calcext:value-type="float">
            <text:p>15</text:p>
          </table:table-cell>
          <table:table-cell table:style-name="ce16" table:formula="of:=IF([.A32]=&quot;&quot;;&quot;&quot;;IF(OR(periods_per_year=26;periods_per_year=52);IF(periods_per_year=26;IF([.A32]=1;fpdate;[.B31]+14);IF(periods_per_year=52;IF([.A32]=1;fpdate;[.B31]+7);&quot;n/a&quot;));IF(periods_per_year=24;DATE(YEAR(fpdate);MONTH(fpdate)+([.A32]-1)/2+IF(AND(DAY(fpdate)&gt;=15;MOD([.A32];2)=0);1;0);IF(MOD([.A32];2)=0;IF(DAY(fpdate)&gt;=15;DAY(fpdate)-14;DAY(fpdate)+14);DAY(fpdate)));IF(DAY(DATE(YEAR(fpdate);MONTH(fpdate)+([.A32]-1)*months_per_period;DAY(fpdate)))&lt;&gt;DAY(fpdate);DATE(YEAR(fpdate);MONTH(fpdate)+([.A32]-1)*months_per_period+1;0);DATE(YEAR(fpdate);MONTH(fpdate)+([.A32]-1)*months_per_period;DAY(fpdate))))))" office:value-type="float" office:value="43525" calcext:value-type="float">
            <text:p>43525</text:p>
          </table:table-cell>
          <table:table-cell table:style-name="ce21" table:formula="of:=IF([.A32]=&quot;&quot;;&quot;&quot;;IF(roundOpt;IF(OR([.A32]=nper;payment&gt;ROUND((1+rate)*[.H31];2));ROUND((1+rate)*[.H31];2);payment);IF(OR([.A32]=nper;payment&gt;(1+rate)*[.H31]);(1+rate)*[.H31];payment)))" office:value-type="float" office:value="858.91" calcext:value-type="float">
            <text:p>858.91</text:p>
          </table:table-cell>
          <table:table-cell table:style-name="ce30"/>
          <table:table-cell table:style-name="ce21"/>
          <table:table-cell table:style-name="ce21" table:formula="of:=IF([.A32]=&quot;&quot;;&quot;&quot;;IF(AND([.A32]=1;pmtType=1);0;IF(roundOpt;ROUND(rate*[.H31];2);rate*[.H31])))" office:value-type="float" office:value="655.14" calcext:value-type="float">
            <text:p>655.14</text:p>
          </table:table-cell>
          <table:table-cell table:style-name="ce21" table:formula="of:=IF([.A32]=&quot;&quot;;&quot;&quot;;[.C32]-[.F32]+[.D32])" office:value-type="float" office:value="203.77" calcext:value-type="float">
            <text:p>203.77</text:p>
          </table:table-cell>
          <table:table-cell table:style-name="ce21" table:formula="of:=IF([.A32]=&quot;&quot;;&quot;&quot;;[.H31]-[.G32])" office:value-type="float" office:value="157030.7" calcext:value-type="float">
            <text:p>157,030.70</text:p>
          </table:table-cell>
          <table:table-cell table:number-columns-repeated="248"/>
        </table:table-row>
        <table:table-row table:style-name="ro3">
          <table:table-cell table:style-name="ce10" table:formula="of:=IF([.H32]=&quot;&quot;;&quot;&quot;;IF(roundOpt;IF(OR([.A32]&gt;=nper;ROUND([.H32];2)&lt;=0);&quot;&quot;;[.A32]+1);IF(OR([.A32]&gt;=nper;[.H32]&lt;=0);&quot;&quot;;[.A32]+1)))" office:value-type="float" office:value="16" calcext:value-type="float">
            <text:p>16</text:p>
          </table:table-cell>
          <table:table-cell table:style-name="ce16" table:formula="of:=IF([.A33]=&quot;&quot;;&quot;&quot;;IF(OR(periods_per_year=26;periods_per_year=52);IF(periods_per_year=26;IF([.A33]=1;fpdate;[.B32]+14);IF(periods_per_year=52;IF([.A33]=1;fpdate;[.B32]+7);&quot;n/a&quot;));IF(periods_per_year=24;DATE(YEAR(fpdate);MONTH(fpdate)+([.A33]-1)/2+IF(AND(DAY(fpdate)&gt;=15;MOD([.A33];2)=0);1;0);IF(MOD([.A33];2)=0;IF(DAY(fpdate)&gt;=15;DAY(fpdate)-14;DAY(fpdate)+14);DAY(fpdate)));IF(DAY(DATE(YEAR(fpdate);MONTH(fpdate)+([.A33]-1)*months_per_period;DAY(fpdate)))&lt;&gt;DAY(fpdate);DATE(YEAR(fpdate);MONTH(fpdate)+([.A33]-1)*months_per_period+1;0);DATE(YEAR(fpdate);MONTH(fpdate)+([.A33]-1)*months_per_period;DAY(fpdate))))))" office:value-type="float" office:value="43556" calcext:value-type="float">
            <text:p>43556</text:p>
          </table:table-cell>
          <table:table-cell table:style-name="ce21" table:formula="of:=IF([.A33]=&quot;&quot;;&quot;&quot;;IF(roundOpt;IF(OR([.A33]=nper;payment&gt;ROUND((1+rate)*[.H32];2));ROUND((1+rate)*[.H32];2);payment);IF(OR([.A33]=nper;payment&gt;(1+rate)*[.H32]);(1+rate)*[.H32];payment)))" office:value-type="float" office:value="858.91" calcext:value-type="float">
            <text:p>858.91</text:p>
          </table:table-cell>
          <table:table-cell table:style-name="ce30"/>
          <table:table-cell table:style-name="ce21"/>
          <table:table-cell table:style-name="ce21" table:formula="of:=IF([.A33]=&quot;&quot;;&quot;&quot;;IF(AND([.A33]=1;pmtType=1);0;IF(roundOpt;ROUND(rate*[.H32];2);rate*[.H32])))" office:value-type="float" office:value="654.29" calcext:value-type="float">
            <text:p>654.29</text:p>
          </table:table-cell>
          <table:table-cell table:style-name="ce21" table:formula="of:=IF([.A33]=&quot;&quot;;&quot;&quot;;[.C33]-[.F33]+[.D33])" office:value-type="float" office:value="204.62" calcext:value-type="float">
            <text:p>204.62</text:p>
          </table:table-cell>
          <table:table-cell table:style-name="ce21" table:formula="of:=IF([.A33]=&quot;&quot;;&quot;&quot;;[.H32]-[.G33])" office:value-type="float" office:value="156826.08" calcext:value-type="float">
            <text:p>156,826.08</text:p>
          </table:table-cell>
          <table:table-cell table:number-columns-repeated="248"/>
        </table:table-row>
        <table:table-row table:style-name="ro3">
          <table:table-cell table:style-name="ce10" table:formula="of:=IF([.H33]=&quot;&quot;;&quot;&quot;;IF(roundOpt;IF(OR([.A33]&gt;=nper;ROUND([.H33];2)&lt;=0);&quot;&quot;;[.A33]+1);IF(OR([.A33]&gt;=nper;[.H33]&lt;=0);&quot;&quot;;[.A33]+1)))" office:value-type="float" office:value="17" calcext:value-type="float">
            <text:p>17</text:p>
          </table:table-cell>
          <table:table-cell table:style-name="ce16" table:formula="of:=IF([.A34]=&quot;&quot;;&quot;&quot;;IF(OR(periods_per_year=26;periods_per_year=52);IF(periods_per_year=26;IF([.A34]=1;fpdate;[.B33]+14);IF(periods_per_year=52;IF([.A34]=1;fpdate;[.B33]+7);&quot;n/a&quot;));IF(periods_per_year=24;DATE(YEAR(fpdate);MONTH(fpdate)+([.A34]-1)/2+IF(AND(DAY(fpdate)&gt;=15;MOD([.A34];2)=0);1;0);IF(MOD([.A34];2)=0;IF(DAY(fpdate)&gt;=15;DAY(fpdate)-14;DAY(fpdate)+14);DAY(fpdate)));IF(DAY(DATE(YEAR(fpdate);MONTH(fpdate)+([.A34]-1)*months_per_period;DAY(fpdate)))&lt;&gt;DAY(fpdate);DATE(YEAR(fpdate);MONTH(fpdate)+([.A34]-1)*months_per_period+1;0);DATE(YEAR(fpdate);MONTH(fpdate)+([.A34]-1)*months_per_period;DAY(fpdate))))))" office:value-type="float" office:value="43586" calcext:value-type="float">
            <text:p>43586</text:p>
          </table:table-cell>
          <table:table-cell table:style-name="ce21" table:formula="of:=IF([.A34]=&quot;&quot;;&quot;&quot;;IF(roundOpt;IF(OR([.A34]=nper;payment&gt;ROUND((1+rate)*[.H33];2));ROUND((1+rate)*[.H33];2);payment);IF(OR([.A34]=nper;payment&gt;(1+rate)*[.H33]);(1+rate)*[.H33];payment)))" office:value-type="float" office:value="858.91" calcext:value-type="float">
            <text:p>858.91</text:p>
          </table:table-cell>
          <table:table-cell table:style-name="ce30"/>
          <table:table-cell table:style-name="ce21"/>
          <table:table-cell table:style-name="ce21" table:formula="of:=IF([.A34]=&quot;&quot;;&quot;&quot;;IF(AND([.A34]=1;pmtType=1);0;IF(roundOpt;ROUND(rate*[.H33];2);rate*[.H33])))" office:value-type="float" office:value="653.44" calcext:value-type="float">
            <text:p>653.44</text:p>
          </table:table-cell>
          <table:table-cell table:style-name="ce21" table:formula="of:=IF([.A34]=&quot;&quot;;&quot;&quot;;[.C34]-[.F34]+[.D34])" office:value-type="float" office:value="205.47" calcext:value-type="float">
            <text:p>205.47</text:p>
          </table:table-cell>
          <table:table-cell table:style-name="ce21" table:formula="of:=IF([.A34]=&quot;&quot;;&quot;&quot;;[.H33]-[.G34])" office:value-type="float" office:value="156620.61" calcext:value-type="float">
            <text:p>156,620.61</text:p>
          </table:table-cell>
          <table:table-cell table:number-columns-repeated="248"/>
        </table:table-row>
        <table:table-row table:style-name="ro3">
          <table:table-cell table:style-name="ce10" table:formula="of:=IF([.H34]=&quot;&quot;;&quot;&quot;;IF(roundOpt;IF(OR([.A34]&gt;=nper;ROUND([.H34];2)&lt;=0);&quot;&quot;;[.A34]+1);IF(OR([.A34]&gt;=nper;[.H34]&lt;=0);&quot;&quot;;[.A34]+1)))" office:value-type="float" office:value="18" calcext:value-type="float">
            <text:p>18</text:p>
          </table:table-cell>
          <table:table-cell table:style-name="ce16" table:formula="of:=IF([.A35]=&quot;&quot;;&quot;&quot;;IF(OR(periods_per_year=26;periods_per_year=52);IF(periods_per_year=26;IF([.A35]=1;fpdate;[.B34]+14);IF(periods_per_year=52;IF([.A35]=1;fpdate;[.B34]+7);&quot;n/a&quot;));IF(periods_per_year=24;DATE(YEAR(fpdate);MONTH(fpdate)+([.A35]-1)/2+IF(AND(DAY(fpdate)&gt;=15;MOD([.A35];2)=0);1;0);IF(MOD([.A35];2)=0;IF(DAY(fpdate)&gt;=15;DAY(fpdate)-14;DAY(fpdate)+14);DAY(fpdate)));IF(DAY(DATE(YEAR(fpdate);MONTH(fpdate)+([.A35]-1)*months_per_period;DAY(fpdate)))&lt;&gt;DAY(fpdate);DATE(YEAR(fpdate);MONTH(fpdate)+([.A35]-1)*months_per_period+1;0);DATE(YEAR(fpdate);MONTH(fpdate)+([.A35]-1)*months_per_period;DAY(fpdate))))))" office:value-type="float" office:value="43617" calcext:value-type="float">
            <text:p>43617</text:p>
          </table:table-cell>
          <table:table-cell table:style-name="ce21" table:formula="of:=IF([.A35]=&quot;&quot;;&quot;&quot;;IF(roundOpt;IF(OR([.A35]=nper;payment&gt;ROUND((1+rate)*[.H34];2));ROUND((1+rate)*[.H34];2);payment);IF(OR([.A35]=nper;payment&gt;(1+rate)*[.H34]);(1+rate)*[.H34];payment)))" office:value-type="float" office:value="858.91" calcext:value-type="float">
            <text:p>858.91</text:p>
          </table:table-cell>
          <table:table-cell table:style-name="ce30"/>
          <table:table-cell table:style-name="ce21"/>
          <table:table-cell table:style-name="ce21" table:formula="of:=IF([.A35]=&quot;&quot;;&quot;&quot;;IF(AND([.A35]=1;pmtType=1);0;IF(roundOpt;ROUND(rate*[.H34];2);rate*[.H34])))" office:value-type="float" office:value="652.59" calcext:value-type="float">
            <text:p>652.59</text:p>
          </table:table-cell>
          <table:table-cell table:style-name="ce21" table:formula="of:=IF([.A35]=&quot;&quot;;&quot;&quot;;[.C35]-[.F35]+[.D35])" office:value-type="float" office:value="206.32" calcext:value-type="float">
            <text:p>206.32</text:p>
          </table:table-cell>
          <table:table-cell table:style-name="ce21" table:formula="of:=IF([.A35]=&quot;&quot;;&quot;&quot;;[.H34]-[.G35])" office:value-type="float" office:value="156414.29" calcext:value-type="float">
            <text:p>156,414.29</text:p>
          </table:table-cell>
          <table:table-cell table:number-columns-repeated="248"/>
        </table:table-row>
        <table:table-row table:style-name="ro3">
          <table:table-cell table:style-name="ce10" table:formula="of:=IF([.H35]=&quot;&quot;;&quot;&quot;;IF(roundOpt;IF(OR([.A35]&gt;=nper;ROUND([.H35];2)&lt;=0);&quot;&quot;;[.A35]+1);IF(OR([.A35]&gt;=nper;[.H35]&lt;=0);&quot;&quot;;[.A35]+1)))" office:value-type="float" office:value="19" calcext:value-type="float">
            <text:p>19</text:p>
          </table:table-cell>
          <table:table-cell table:style-name="ce16" table:formula="of:=IF([.A36]=&quot;&quot;;&quot;&quot;;IF(OR(periods_per_year=26;periods_per_year=52);IF(periods_per_year=26;IF([.A36]=1;fpdate;[.B35]+14);IF(periods_per_year=52;IF([.A36]=1;fpdate;[.B35]+7);&quot;n/a&quot;));IF(periods_per_year=24;DATE(YEAR(fpdate);MONTH(fpdate)+([.A36]-1)/2+IF(AND(DAY(fpdate)&gt;=15;MOD([.A36];2)=0);1;0);IF(MOD([.A36];2)=0;IF(DAY(fpdate)&gt;=15;DAY(fpdate)-14;DAY(fpdate)+14);DAY(fpdate)));IF(DAY(DATE(YEAR(fpdate);MONTH(fpdate)+([.A36]-1)*months_per_period;DAY(fpdate)))&lt;&gt;DAY(fpdate);DATE(YEAR(fpdate);MONTH(fpdate)+([.A36]-1)*months_per_period+1;0);DATE(YEAR(fpdate);MONTH(fpdate)+([.A36]-1)*months_per_period;DAY(fpdate))))))" office:value-type="float" office:value="43647" calcext:value-type="float">
            <text:p>43647</text:p>
          </table:table-cell>
          <table:table-cell table:style-name="ce21" table:formula="of:=IF([.A36]=&quot;&quot;;&quot;&quot;;IF(roundOpt;IF(OR([.A36]=nper;payment&gt;ROUND((1+rate)*[.H35];2));ROUND((1+rate)*[.H35];2);payment);IF(OR([.A36]=nper;payment&gt;(1+rate)*[.H35]);(1+rate)*[.H35];payment)))" office:value-type="float" office:value="858.91" calcext:value-type="float">
            <text:p>858.91</text:p>
          </table:table-cell>
          <table:table-cell table:style-name="ce30"/>
          <table:table-cell table:style-name="ce21"/>
          <table:table-cell table:style-name="ce21" table:formula="of:=IF([.A36]=&quot;&quot;;&quot;&quot;;IF(AND([.A36]=1;pmtType=1);0;IF(roundOpt;ROUND(rate*[.H35];2);rate*[.H35])))" office:value-type="float" office:value="651.73" calcext:value-type="float">
            <text:p>651.73</text:p>
          </table:table-cell>
          <table:table-cell table:style-name="ce21" table:formula="of:=IF([.A36]=&quot;&quot;;&quot;&quot;;[.C36]-[.F36]+[.D36])" office:value-type="float" office:value="207.18" calcext:value-type="float">
            <text:p>207.18</text:p>
          </table:table-cell>
          <table:table-cell table:style-name="ce21" table:formula="of:=IF([.A36]=&quot;&quot;;&quot;&quot;;[.H35]-[.G36])" office:value-type="float" office:value="156207.11" calcext:value-type="float">
            <text:p>156,207.11</text:p>
          </table:table-cell>
          <table:table-cell table:number-columns-repeated="248"/>
        </table:table-row>
        <table:table-row table:style-name="ro3">
          <table:table-cell table:style-name="ce10" table:formula="of:=IF([.H36]=&quot;&quot;;&quot;&quot;;IF(roundOpt;IF(OR([.A36]&gt;=nper;ROUND([.H36];2)&lt;=0);&quot;&quot;;[.A36]+1);IF(OR([.A36]&gt;=nper;[.H36]&lt;=0);&quot;&quot;;[.A36]+1)))" office:value-type="float" office:value="20" calcext:value-type="float">
            <text:p>20</text:p>
          </table:table-cell>
          <table:table-cell table:style-name="ce16" table:formula="of:=IF([.A37]=&quot;&quot;;&quot;&quot;;IF(OR(periods_per_year=26;periods_per_year=52);IF(periods_per_year=26;IF([.A37]=1;fpdate;[.B36]+14);IF(periods_per_year=52;IF([.A37]=1;fpdate;[.B36]+7);&quot;n/a&quot;));IF(periods_per_year=24;DATE(YEAR(fpdate);MONTH(fpdate)+([.A37]-1)/2+IF(AND(DAY(fpdate)&gt;=15;MOD([.A37];2)=0);1;0);IF(MOD([.A37];2)=0;IF(DAY(fpdate)&gt;=15;DAY(fpdate)-14;DAY(fpdate)+14);DAY(fpdate)));IF(DAY(DATE(YEAR(fpdate);MONTH(fpdate)+([.A37]-1)*months_per_period;DAY(fpdate)))&lt;&gt;DAY(fpdate);DATE(YEAR(fpdate);MONTH(fpdate)+([.A37]-1)*months_per_period+1;0);DATE(YEAR(fpdate);MONTH(fpdate)+([.A37]-1)*months_per_period;DAY(fpdate))))))" office:value-type="float" office:value="43678" calcext:value-type="float">
            <text:p>43678</text:p>
          </table:table-cell>
          <table:table-cell table:style-name="ce21" table:formula="of:=IF([.A37]=&quot;&quot;;&quot;&quot;;IF(roundOpt;IF(OR([.A37]=nper;payment&gt;ROUND((1+rate)*[.H36];2));ROUND((1+rate)*[.H36];2);payment);IF(OR([.A37]=nper;payment&gt;(1+rate)*[.H36]);(1+rate)*[.H36];payment)))" office:value-type="float" office:value="858.91" calcext:value-type="float">
            <text:p>858.91</text:p>
          </table:table-cell>
          <table:table-cell table:style-name="ce30"/>
          <table:table-cell table:style-name="ce21"/>
          <table:table-cell table:style-name="ce21" table:formula="of:=IF([.A37]=&quot;&quot;;&quot;&quot;;IF(AND([.A37]=1;pmtType=1);0;IF(roundOpt;ROUND(rate*[.H36];2);rate*[.H36])))" office:value-type="float" office:value="650.86" calcext:value-type="float">
            <text:p>650.86</text:p>
          </table:table-cell>
          <table:table-cell table:style-name="ce21" table:formula="of:=IF([.A37]=&quot;&quot;;&quot;&quot;;[.C37]-[.F37]+[.D37])" office:value-type="float" office:value="208.05" calcext:value-type="float">
            <text:p>208.05</text:p>
          </table:table-cell>
          <table:table-cell table:style-name="ce21" table:formula="of:=IF([.A37]=&quot;&quot;;&quot;&quot;;[.H36]-[.G37])" office:value-type="float" office:value="155999.06" calcext:value-type="float">
            <text:p>155,999.06</text:p>
          </table:table-cell>
          <table:table-cell table:number-columns-repeated="248"/>
        </table:table-row>
        <table:table-row table:style-name="ro3">
          <table:table-cell table:style-name="ce10" table:formula="of:=IF([.H37]=&quot;&quot;;&quot;&quot;;IF(roundOpt;IF(OR([.A37]&gt;=nper;ROUND([.H37];2)&lt;=0);&quot;&quot;;[.A37]+1);IF(OR([.A37]&gt;=nper;[.H37]&lt;=0);&quot;&quot;;[.A37]+1)))" office:value-type="float" office:value="21" calcext:value-type="float">
            <text:p>21</text:p>
          </table:table-cell>
          <table:table-cell table:style-name="ce16" table:formula="of:=IF([.A38]=&quot;&quot;;&quot;&quot;;IF(OR(periods_per_year=26;periods_per_year=52);IF(periods_per_year=26;IF([.A38]=1;fpdate;[.B37]+14);IF(periods_per_year=52;IF([.A38]=1;fpdate;[.B37]+7);&quot;n/a&quot;));IF(periods_per_year=24;DATE(YEAR(fpdate);MONTH(fpdate)+([.A38]-1)/2+IF(AND(DAY(fpdate)&gt;=15;MOD([.A38];2)=0);1;0);IF(MOD([.A38];2)=0;IF(DAY(fpdate)&gt;=15;DAY(fpdate)-14;DAY(fpdate)+14);DAY(fpdate)));IF(DAY(DATE(YEAR(fpdate);MONTH(fpdate)+([.A38]-1)*months_per_period;DAY(fpdate)))&lt;&gt;DAY(fpdate);DATE(YEAR(fpdate);MONTH(fpdate)+([.A38]-1)*months_per_period+1;0);DATE(YEAR(fpdate);MONTH(fpdate)+([.A38]-1)*months_per_period;DAY(fpdate))))))" office:value-type="float" office:value="43709" calcext:value-type="float">
            <text:p>43709</text:p>
          </table:table-cell>
          <table:table-cell table:style-name="ce21" table:formula="of:=IF([.A38]=&quot;&quot;;&quot;&quot;;IF(roundOpt;IF(OR([.A38]=nper;payment&gt;ROUND((1+rate)*[.H37];2));ROUND((1+rate)*[.H37];2);payment);IF(OR([.A38]=nper;payment&gt;(1+rate)*[.H37]);(1+rate)*[.H37];payment)))" office:value-type="float" office:value="858.91" calcext:value-type="float">
            <text:p>858.91</text:p>
          </table:table-cell>
          <table:table-cell table:style-name="ce30"/>
          <table:table-cell table:style-name="ce21"/>
          <table:table-cell table:style-name="ce21" table:formula="of:=IF([.A38]=&quot;&quot;;&quot;&quot;;IF(AND([.A38]=1;pmtType=1);0;IF(roundOpt;ROUND(rate*[.H37];2);rate*[.H37])))" office:value-type="float" office:value="650" calcext:value-type="float">
            <text:p>650.00</text:p>
          </table:table-cell>
          <table:table-cell table:style-name="ce21" table:formula="of:=IF([.A38]=&quot;&quot;;&quot;&quot;;[.C38]-[.F38]+[.D38])" office:value-type="float" office:value="208.91" calcext:value-type="float">
            <text:p>208.91</text:p>
          </table:table-cell>
          <table:table-cell table:style-name="ce21" table:formula="of:=IF([.A38]=&quot;&quot;;&quot;&quot;;[.H37]-[.G38])" office:value-type="float" office:value="155790.15" calcext:value-type="float">
            <text:p>155,790.15</text:p>
          </table:table-cell>
          <table:table-cell table:number-columns-repeated="248"/>
        </table:table-row>
        <table:table-row table:style-name="ro3">
          <table:table-cell table:style-name="ce10" table:formula="of:=IF([.H38]=&quot;&quot;;&quot;&quot;;IF(roundOpt;IF(OR([.A38]&gt;=nper;ROUND([.H38];2)&lt;=0);&quot;&quot;;[.A38]+1);IF(OR([.A38]&gt;=nper;[.H38]&lt;=0);&quot;&quot;;[.A38]+1)))" office:value-type="float" office:value="22" calcext:value-type="float">
            <text:p>22</text:p>
          </table:table-cell>
          <table:table-cell table:style-name="ce16" table:formula="of:=IF([.A39]=&quot;&quot;;&quot;&quot;;IF(OR(periods_per_year=26;periods_per_year=52);IF(periods_per_year=26;IF([.A39]=1;fpdate;[.B38]+14);IF(periods_per_year=52;IF([.A39]=1;fpdate;[.B38]+7);&quot;n/a&quot;));IF(periods_per_year=24;DATE(YEAR(fpdate);MONTH(fpdate)+([.A39]-1)/2+IF(AND(DAY(fpdate)&gt;=15;MOD([.A39];2)=0);1;0);IF(MOD([.A39];2)=0;IF(DAY(fpdate)&gt;=15;DAY(fpdate)-14;DAY(fpdate)+14);DAY(fpdate)));IF(DAY(DATE(YEAR(fpdate);MONTH(fpdate)+([.A39]-1)*months_per_period;DAY(fpdate)))&lt;&gt;DAY(fpdate);DATE(YEAR(fpdate);MONTH(fpdate)+([.A39]-1)*months_per_period+1;0);DATE(YEAR(fpdate);MONTH(fpdate)+([.A39]-1)*months_per_period;DAY(fpdate))))))" office:value-type="float" office:value="43739" calcext:value-type="float">
            <text:p>43739</text:p>
          </table:table-cell>
          <table:table-cell table:style-name="ce21" table:formula="of:=IF([.A39]=&quot;&quot;;&quot;&quot;;IF(roundOpt;IF(OR([.A39]=nper;payment&gt;ROUND((1+rate)*[.H38];2));ROUND((1+rate)*[.H38];2);payment);IF(OR([.A39]=nper;payment&gt;(1+rate)*[.H38]);(1+rate)*[.H38];payment)))" office:value-type="float" office:value="858.91" calcext:value-type="float">
            <text:p>858.91</text:p>
          </table:table-cell>
          <table:table-cell table:style-name="ce30"/>
          <table:table-cell table:style-name="ce21"/>
          <table:table-cell table:style-name="ce21" table:formula="of:=IF([.A39]=&quot;&quot;;&quot;&quot;;IF(AND([.A39]=1;pmtType=1);0;IF(roundOpt;ROUND(rate*[.H38];2);rate*[.H38])))" office:value-type="float" office:value="649.13" calcext:value-type="float">
            <text:p>649.13</text:p>
          </table:table-cell>
          <table:table-cell table:style-name="ce21" table:formula="of:=IF([.A39]=&quot;&quot;;&quot;&quot;;[.C39]-[.F39]+[.D39])" office:value-type="float" office:value="209.78" calcext:value-type="float">
            <text:p>209.78</text:p>
          </table:table-cell>
          <table:table-cell table:style-name="ce21" table:formula="of:=IF([.A39]=&quot;&quot;;&quot;&quot;;[.H38]-[.G39])" office:value-type="float" office:value="155580.37" calcext:value-type="float">
            <text:p>155,580.37</text:p>
          </table:table-cell>
          <table:table-cell table:number-columns-repeated="248"/>
        </table:table-row>
        <table:table-row table:style-name="ro3">
          <table:table-cell table:style-name="ce10" table:formula="of:=IF([.H39]=&quot;&quot;;&quot;&quot;;IF(roundOpt;IF(OR([.A39]&gt;=nper;ROUND([.H39];2)&lt;=0);&quot;&quot;;[.A39]+1);IF(OR([.A39]&gt;=nper;[.H39]&lt;=0);&quot;&quot;;[.A39]+1)))" office:value-type="float" office:value="23" calcext:value-type="float">
            <text:p>23</text:p>
          </table:table-cell>
          <table:table-cell table:style-name="ce16" table:formula="of:=IF([.A40]=&quot;&quot;;&quot;&quot;;IF(OR(periods_per_year=26;periods_per_year=52);IF(periods_per_year=26;IF([.A40]=1;fpdate;[.B39]+14);IF(periods_per_year=52;IF([.A40]=1;fpdate;[.B39]+7);&quot;n/a&quot;));IF(periods_per_year=24;DATE(YEAR(fpdate);MONTH(fpdate)+([.A40]-1)/2+IF(AND(DAY(fpdate)&gt;=15;MOD([.A40];2)=0);1;0);IF(MOD([.A40];2)=0;IF(DAY(fpdate)&gt;=15;DAY(fpdate)-14;DAY(fpdate)+14);DAY(fpdate)));IF(DAY(DATE(YEAR(fpdate);MONTH(fpdate)+([.A40]-1)*months_per_period;DAY(fpdate)))&lt;&gt;DAY(fpdate);DATE(YEAR(fpdate);MONTH(fpdate)+([.A40]-1)*months_per_period+1;0);DATE(YEAR(fpdate);MONTH(fpdate)+([.A40]-1)*months_per_period;DAY(fpdate))))))" office:value-type="float" office:value="43770" calcext:value-type="float">
            <text:p>43770</text:p>
          </table:table-cell>
          <table:table-cell table:style-name="ce21" table:formula="of:=IF([.A40]=&quot;&quot;;&quot;&quot;;IF(roundOpt;IF(OR([.A40]=nper;payment&gt;ROUND((1+rate)*[.H39];2));ROUND((1+rate)*[.H39];2);payment);IF(OR([.A40]=nper;payment&gt;(1+rate)*[.H39]);(1+rate)*[.H39];payment)))" office:value-type="float" office:value="858.91" calcext:value-type="float">
            <text:p>858.91</text:p>
          </table:table-cell>
          <table:table-cell table:style-name="ce30"/>
          <table:table-cell table:style-name="ce21"/>
          <table:table-cell table:style-name="ce21" table:formula="of:=IF([.A40]=&quot;&quot;;&quot;&quot;;IF(AND([.A40]=1;pmtType=1);0;IF(roundOpt;ROUND(rate*[.H39];2);rate*[.H39])))" office:value-type="float" office:value="648.25" calcext:value-type="float">
            <text:p>648.25</text:p>
          </table:table-cell>
          <table:table-cell table:style-name="ce21" table:formula="of:=IF([.A40]=&quot;&quot;;&quot;&quot;;[.C40]-[.F40]+[.D40])" office:value-type="float" office:value="210.66" calcext:value-type="float">
            <text:p>210.66</text:p>
          </table:table-cell>
          <table:table-cell table:style-name="ce21" table:formula="of:=IF([.A40]=&quot;&quot;;&quot;&quot;;[.H39]-[.G40])" office:value-type="float" office:value="155369.71" calcext:value-type="float">
            <text:p>155,369.71</text:p>
          </table:table-cell>
          <table:table-cell table:number-columns-repeated="248"/>
        </table:table-row>
        <table:table-row table:style-name="ro3">
          <table:table-cell table:style-name="ce10" table:formula="of:=IF([.H40]=&quot;&quot;;&quot;&quot;;IF(roundOpt;IF(OR([.A40]&gt;=nper;ROUND([.H40];2)&lt;=0);&quot;&quot;;[.A40]+1);IF(OR([.A40]&gt;=nper;[.H40]&lt;=0);&quot;&quot;;[.A40]+1)))" office:value-type="float" office:value="24" calcext:value-type="float">
            <text:p>24</text:p>
          </table:table-cell>
          <table:table-cell table:style-name="ce16" table:formula="of:=IF([.A41]=&quot;&quot;;&quot;&quot;;IF(OR(periods_per_year=26;periods_per_year=52);IF(periods_per_year=26;IF([.A41]=1;fpdate;[.B40]+14);IF(periods_per_year=52;IF([.A41]=1;fpdate;[.B40]+7);&quot;n/a&quot;));IF(periods_per_year=24;DATE(YEAR(fpdate);MONTH(fpdate)+([.A41]-1)/2+IF(AND(DAY(fpdate)&gt;=15;MOD([.A41];2)=0);1;0);IF(MOD([.A41];2)=0;IF(DAY(fpdate)&gt;=15;DAY(fpdate)-14;DAY(fpdate)+14);DAY(fpdate)));IF(DAY(DATE(YEAR(fpdate);MONTH(fpdate)+([.A41]-1)*months_per_period;DAY(fpdate)))&lt;&gt;DAY(fpdate);DATE(YEAR(fpdate);MONTH(fpdate)+([.A41]-1)*months_per_period+1;0);DATE(YEAR(fpdate);MONTH(fpdate)+([.A41]-1)*months_per_period;DAY(fpdate))))))" office:value-type="float" office:value="43800" calcext:value-type="float">
            <text:p>43800</text:p>
          </table:table-cell>
          <table:table-cell table:style-name="ce21" table:formula="of:=IF([.A41]=&quot;&quot;;&quot;&quot;;IF(roundOpt;IF(OR([.A41]=nper;payment&gt;ROUND((1+rate)*[.H40];2));ROUND((1+rate)*[.H40];2);payment);IF(OR([.A41]=nper;payment&gt;(1+rate)*[.H40]);(1+rate)*[.H40];payment)))" office:value-type="float" office:value="858.91" calcext:value-type="float">
            <text:p>858.91</text:p>
          </table:table-cell>
          <table:table-cell table:style-name="ce30"/>
          <table:table-cell table:style-name="ce21"/>
          <table:table-cell table:style-name="ce21" table:formula="of:=IF([.A41]=&quot;&quot;;&quot;&quot;;IF(AND([.A41]=1;pmtType=1);0;IF(roundOpt;ROUND(rate*[.H40];2);rate*[.H40])))" office:value-type="float" office:value="647.37" calcext:value-type="float">
            <text:p>647.37</text:p>
          </table:table-cell>
          <table:table-cell table:style-name="ce21" table:formula="of:=IF([.A41]=&quot;&quot;;&quot;&quot;;[.C41]-[.F41]+[.D41])" office:value-type="float" office:value="211.54" calcext:value-type="float">
            <text:p>211.54</text:p>
          </table:table-cell>
          <table:table-cell table:style-name="ce21" table:formula="of:=IF([.A41]=&quot;&quot;;&quot;&quot;;[.H40]-[.G41])" office:value-type="float" office:value="155158.17" calcext:value-type="float">
            <text:p>155,158.17</text:p>
          </table:table-cell>
          <table:table-cell table:number-columns-repeated="248"/>
        </table:table-row>
        <table:table-row table:style-name="ro3">
          <table:table-cell table:style-name="ce10" table:formula="of:=IF([.H41]=&quot;&quot;;&quot;&quot;;IF(roundOpt;IF(OR([.A41]&gt;=nper;ROUND([.H41];2)&lt;=0);&quot;&quot;;[.A41]+1);IF(OR([.A41]&gt;=nper;[.H41]&lt;=0);&quot;&quot;;[.A41]+1)))" office:value-type="float" office:value="25" calcext:value-type="float">
            <text:p>25</text:p>
          </table:table-cell>
          <table:table-cell table:style-name="ce16" table:formula="of:=IF([.A42]=&quot;&quot;;&quot;&quot;;IF(OR(periods_per_year=26;periods_per_year=52);IF(periods_per_year=26;IF([.A42]=1;fpdate;[.B41]+14);IF(periods_per_year=52;IF([.A42]=1;fpdate;[.B41]+7);&quot;n/a&quot;));IF(periods_per_year=24;DATE(YEAR(fpdate);MONTH(fpdate)+([.A42]-1)/2+IF(AND(DAY(fpdate)&gt;=15;MOD([.A42];2)=0);1;0);IF(MOD([.A42];2)=0;IF(DAY(fpdate)&gt;=15;DAY(fpdate)-14;DAY(fpdate)+14);DAY(fpdate)));IF(DAY(DATE(YEAR(fpdate);MONTH(fpdate)+([.A42]-1)*months_per_period;DAY(fpdate)))&lt;&gt;DAY(fpdate);DATE(YEAR(fpdate);MONTH(fpdate)+([.A42]-1)*months_per_period+1;0);DATE(YEAR(fpdate);MONTH(fpdate)+([.A42]-1)*months_per_period;DAY(fpdate))))))" office:value-type="float" office:value="43831" calcext:value-type="float">
            <text:p>43831</text:p>
          </table:table-cell>
          <table:table-cell table:style-name="ce21" table:formula="of:=IF([.A42]=&quot;&quot;;&quot;&quot;;IF(roundOpt;IF(OR([.A42]=nper;payment&gt;ROUND((1+rate)*[.H41];2));ROUND((1+rate)*[.H41];2);payment);IF(OR([.A42]=nper;payment&gt;(1+rate)*[.H41]);(1+rate)*[.H41];payment)))" office:value-type="float" office:value="858.91" calcext:value-type="float">
            <text:p>858.91</text:p>
          </table:table-cell>
          <table:table-cell table:style-name="ce30"/>
          <table:table-cell table:style-name="ce21"/>
          <table:table-cell table:style-name="ce21" table:formula="of:=IF([.A42]=&quot;&quot;;&quot;&quot;;IF(AND([.A42]=1;pmtType=1);0;IF(roundOpt;ROUND(rate*[.H41];2);rate*[.H41])))" office:value-type="float" office:value="646.49" calcext:value-type="float">
            <text:p>646.49</text:p>
          </table:table-cell>
          <table:table-cell table:style-name="ce21" table:formula="of:=IF([.A42]=&quot;&quot;;&quot;&quot;;[.C42]-[.F42]+[.D42])" office:value-type="float" office:value="212.42" calcext:value-type="float">
            <text:p>212.42</text:p>
          </table:table-cell>
          <table:table-cell table:style-name="ce21" table:formula="of:=IF([.A42]=&quot;&quot;;&quot;&quot;;[.H41]-[.G42])" office:value-type="float" office:value="154945.75" calcext:value-type="float">
            <text:p>154,945.75</text:p>
          </table:table-cell>
          <table:table-cell table:number-columns-repeated="248"/>
        </table:table-row>
        <table:table-row table:style-name="ro3">
          <table:table-cell table:style-name="ce10" table:formula="of:=IF([.H42]=&quot;&quot;;&quot;&quot;;IF(roundOpt;IF(OR([.A42]&gt;=nper;ROUND([.H42];2)&lt;=0);&quot;&quot;;[.A42]+1);IF(OR([.A42]&gt;=nper;[.H42]&lt;=0);&quot;&quot;;[.A42]+1)))" office:value-type="float" office:value="26" calcext:value-type="float">
            <text:p>26</text:p>
          </table:table-cell>
          <table:table-cell table:style-name="ce16" table:formula="of:=IF([.A43]=&quot;&quot;;&quot;&quot;;IF(OR(periods_per_year=26;periods_per_year=52);IF(periods_per_year=26;IF([.A43]=1;fpdate;[.B42]+14);IF(periods_per_year=52;IF([.A43]=1;fpdate;[.B42]+7);&quot;n/a&quot;));IF(periods_per_year=24;DATE(YEAR(fpdate);MONTH(fpdate)+([.A43]-1)/2+IF(AND(DAY(fpdate)&gt;=15;MOD([.A43];2)=0);1;0);IF(MOD([.A43];2)=0;IF(DAY(fpdate)&gt;=15;DAY(fpdate)-14;DAY(fpdate)+14);DAY(fpdate)));IF(DAY(DATE(YEAR(fpdate);MONTH(fpdate)+([.A43]-1)*months_per_period;DAY(fpdate)))&lt;&gt;DAY(fpdate);DATE(YEAR(fpdate);MONTH(fpdate)+([.A43]-1)*months_per_period+1;0);DATE(YEAR(fpdate);MONTH(fpdate)+([.A43]-1)*months_per_period;DAY(fpdate))))))" office:value-type="float" office:value="43862" calcext:value-type="float">
            <text:p>43862</text:p>
          </table:table-cell>
          <table:table-cell table:style-name="ce21" table:formula="of:=IF([.A43]=&quot;&quot;;&quot;&quot;;IF(roundOpt;IF(OR([.A43]=nper;payment&gt;ROUND((1+rate)*[.H42];2));ROUND((1+rate)*[.H42];2);payment);IF(OR([.A43]=nper;payment&gt;(1+rate)*[.H42]);(1+rate)*[.H42];payment)))" office:value-type="float" office:value="858.91" calcext:value-type="float">
            <text:p>858.91</text:p>
          </table:table-cell>
          <table:table-cell table:style-name="ce30"/>
          <table:table-cell table:style-name="ce21"/>
          <table:table-cell table:style-name="ce21" table:formula="of:=IF([.A43]=&quot;&quot;;&quot;&quot;;IF(AND([.A43]=1;pmtType=1);0;IF(roundOpt;ROUND(rate*[.H42];2);rate*[.H42])))" office:value-type="float" office:value="645.61" calcext:value-type="float">
            <text:p>645.61</text:p>
          </table:table-cell>
          <table:table-cell table:style-name="ce21" table:formula="of:=IF([.A43]=&quot;&quot;;&quot;&quot;;[.C43]-[.F43]+[.D43])" office:value-type="float" office:value="213.3" calcext:value-type="float">
            <text:p>213.30</text:p>
          </table:table-cell>
          <table:table-cell table:style-name="ce21" table:formula="of:=IF([.A43]=&quot;&quot;;&quot;&quot;;[.H42]-[.G43])" office:value-type="float" office:value="154732.45" calcext:value-type="float">
            <text:p>154,732.45</text:p>
          </table:table-cell>
          <table:table-cell table:number-columns-repeated="248"/>
        </table:table-row>
        <table:table-row table:style-name="ro3">
          <table:table-cell table:style-name="ce10" table:formula="of:=IF([.H43]=&quot;&quot;;&quot;&quot;;IF(roundOpt;IF(OR([.A43]&gt;=nper;ROUND([.H43];2)&lt;=0);&quot;&quot;;[.A43]+1);IF(OR([.A43]&gt;=nper;[.H43]&lt;=0);&quot;&quot;;[.A43]+1)))" office:value-type="float" office:value="27" calcext:value-type="float">
            <text:p>27</text:p>
          </table:table-cell>
          <table:table-cell table:style-name="ce16" table:formula="of:=IF([.A44]=&quot;&quot;;&quot;&quot;;IF(OR(periods_per_year=26;periods_per_year=52);IF(periods_per_year=26;IF([.A44]=1;fpdate;[.B43]+14);IF(periods_per_year=52;IF([.A44]=1;fpdate;[.B43]+7);&quot;n/a&quot;));IF(periods_per_year=24;DATE(YEAR(fpdate);MONTH(fpdate)+([.A44]-1)/2+IF(AND(DAY(fpdate)&gt;=15;MOD([.A44];2)=0);1;0);IF(MOD([.A44];2)=0;IF(DAY(fpdate)&gt;=15;DAY(fpdate)-14;DAY(fpdate)+14);DAY(fpdate)));IF(DAY(DATE(YEAR(fpdate);MONTH(fpdate)+([.A44]-1)*months_per_period;DAY(fpdate)))&lt;&gt;DAY(fpdate);DATE(YEAR(fpdate);MONTH(fpdate)+([.A44]-1)*months_per_period+1;0);DATE(YEAR(fpdate);MONTH(fpdate)+([.A44]-1)*months_per_period;DAY(fpdate))))))" office:value-type="float" office:value="43891" calcext:value-type="float">
            <text:p>43891</text:p>
          </table:table-cell>
          <table:table-cell table:style-name="ce21" table:formula="of:=IF([.A44]=&quot;&quot;;&quot;&quot;;IF(roundOpt;IF(OR([.A44]=nper;payment&gt;ROUND((1+rate)*[.H43];2));ROUND((1+rate)*[.H43];2);payment);IF(OR([.A44]=nper;payment&gt;(1+rate)*[.H43]);(1+rate)*[.H43];payment)))" office:value-type="float" office:value="858.91" calcext:value-type="float">
            <text:p>858.91</text:p>
          </table:table-cell>
          <table:table-cell table:style-name="ce30"/>
          <table:table-cell table:style-name="ce21"/>
          <table:table-cell table:style-name="ce21" table:formula="of:=IF([.A44]=&quot;&quot;;&quot;&quot;;IF(AND([.A44]=1;pmtType=1);0;IF(roundOpt;ROUND(rate*[.H43];2);rate*[.H43])))" office:value-type="float" office:value="644.72" calcext:value-type="float">
            <text:p>644.72</text:p>
          </table:table-cell>
          <table:table-cell table:style-name="ce21" table:formula="of:=IF([.A44]=&quot;&quot;;&quot;&quot;;[.C44]-[.F44]+[.D44])" office:value-type="float" office:value="214.19" calcext:value-type="float">
            <text:p>214.19</text:p>
          </table:table-cell>
          <table:table-cell table:style-name="ce21" table:formula="of:=IF([.A44]=&quot;&quot;;&quot;&quot;;[.H43]-[.G44])" office:value-type="float" office:value="154518.26" calcext:value-type="float">
            <text:p>154,518.26</text:p>
          </table:table-cell>
          <table:table-cell table:number-columns-repeated="248"/>
        </table:table-row>
        <table:table-row table:style-name="ro3">
          <table:table-cell table:style-name="ce10" table:formula="of:=IF([.H44]=&quot;&quot;;&quot;&quot;;IF(roundOpt;IF(OR([.A44]&gt;=nper;ROUND([.H44];2)&lt;=0);&quot;&quot;;[.A44]+1);IF(OR([.A44]&gt;=nper;[.H44]&lt;=0);&quot;&quot;;[.A44]+1)))" office:value-type="float" office:value="28" calcext:value-type="float">
            <text:p>28</text:p>
          </table:table-cell>
          <table:table-cell table:style-name="ce16" table:formula="of:=IF([.A45]=&quot;&quot;;&quot;&quot;;IF(OR(periods_per_year=26;periods_per_year=52);IF(periods_per_year=26;IF([.A45]=1;fpdate;[.B44]+14);IF(periods_per_year=52;IF([.A45]=1;fpdate;[.B44]+7);&quot;n/a&quot;));IF(periods_per_year=24;DATE(YEAR(fpdate);MONTH(fpdate)+([.A45]-1)/2+IF(AND(DAY(fpdate)&gt;=15;MOD([.A45];2)=0);1;0);IF(MOD([.A45];2)=0;IF(DAY(fpdate)&gt;=15;DAY(fpdate)-14;DAY(fpdate)+14);DAY(fpdate)));IF(DAY(DATE(YEAR(fpdate);MONTH(fpdate)+([.A45]-1)*months_per_period;DAY(fpdate)))&lt;&gt;DAY(fpdate);DATE(YEAR(fpdate);MONTH(fpdate)+([.A45]-1)*months_per_period+1;0);DATE(YEAR(fpdate);MONTH(fpdate)+([.A45]-1)*months_per_period;DAY(fpdate))))))" office:value-type="float" office:value="43922" calcext:value-type="float">
            <text:p>43922</text:p>
          </table:table-cell>
          <table:table-cell table:style-name="ce21" table:formula="of:=IF([.A45]=&quot;&quot;;&quot;&quot;;IF(roundOpt;IF(OR([.A45]=nper;payment&gt;ROUND((1+rate)*[.H44];2));ROUND((1+rate)*[.H44];2);payment);IF(OR([.A45]=nper;payment&gt;(1+rate)*[.H44]);(1+rate)*[.H44];payment)))" office:value-type="float" office:value="858.91" calcext:value-type="float">
            <text:p>858.91</text:p>
          </table:table-cell>
          <table:table-cell table:style-name="ce30"/>
          <table:table-cell table:style-name="ce21"/>
          <table:table-cell table:style-name="ce21" table:formula="of:=IF([.A45]=&quot;&quot;;&quot;&quot;;IF(AND([.A45]=1;pmtType=1);0;IF(roundOpt;ROUND(rate*[.H44];2);rate*[.H44])))" office:value-type="float" office:value="643.83" calcext:value-type="float">
            <text:p>643.83</text:p>
          </table:table-cell>
          <table:table-cell table:style-name="ce21" table:formula="of:=IF([.A45]=&quot;&quot;;&quot;&quot;;[.C45]-[.F45]+[.D45])" office:value-type="float" office:value="215.08" calcext:value-type="float">
            <text:p>215.08</text:p>
          </table:table-cell>
          <table:table-cell table:style-name="ce21" table:formula="of:=IF([.A45]=&quot;&quot;;&quot;&quot;;[.H44]-[.G45])" office:value-type="float" office:value="154303.18" calcext:value-type="float">
            <text:p>154,303.18</text:p>
          </table:table-cell>
          <table:table-cell table:number-columns-repeated="248"/>
        </table:table-row>
        <table:table-row table:style-name="ro3">
          <table:table-cell table:style-name="ce10" table:formula="of:=IF([.H45]=&quot;&quot;;&quot;&quot;;IF(roundOpt;IF(OR([.A45]&gt;=nper;ROUND([.H45];2)&lt;=0);&quot;&quot;;[.A45]+1);IF(OR([.A45]&gt;=nper;[.H45]&lt;=0);&quot;&quot;;[.A45]+1)))" office:value-type="float" office:value="29" calcext:value-type="float">
            <text:p>29</text:p>
          </table:table-cell>
          <table:table-cell table:style-name="ce16" table:formula="of:=IF([.A46]=&quot;&quot;;&quot;&quot;;IF(OR(periods_per_year=26;periods_per_year=52);IF(periods_per_year=26;IF([.A46]=1;fpdate;[.B45]+14);IF(periods_per_year=52;IF([.A46]=1;fpdate;[.B45]+7);&quot;n/a&quot;));IF(periods_per_year=24;DATE(YEAR(fpdate);MONTH(fpdate)+([.A46]-1)/2+IF(AND(DAY(fpdate)&gt;=15;MOD([.A46];2)=0);1;0);IF(MOD([.A46];2)=0;IF(DAY(fpdate)&gt;=15;DAY(fpdate)-14;DAY(fpdate)+14);DAY(fpdate)));IF(DAY(DATE(YEAR(fpdate);MONTH(fpdate)+([.A46]-1)*months_per_period;DAY(fpdate)))&lt;&gt;DAY(fpdate);DATE(YEAR(fpdate);MONTH(fpdate)+([.A46]-1)*months_per_period+1;0);DATE(YEAR(fpdate);MONTH(fpdate)+([.A46]-1)*months_per_period;DAY(fpdate))))))" office:value-type="float" office:value="43952" calcext:value-type="float">
            <text:p>43952</text:p>
          </table:table-cell>
          <table:table-cell table:style-name="ce21" table:formula="of:=IF([.A46]=&quot;&quot;;&quot;&quot;;IF(roundOpt;IF(OR([.A46]=nper;payment&gt;ROUND((1+rate)*[.H45];2));ROUND((1+rate)*[.H45];2);payment);IF(OR([.A46]=nper;payment&gt;(1+rate)*[.H45]);(1+rate)*[.H45];payment)))" office:value-type="float" office:value="858.91" calcext:value-type="float">
            <text:p>858.91</text:p>
          </table:table-cell>
          <table:table-cell table:style-name="ce30"/>
          <table:table-cell table:style-name="ce21"/>
          <table:table-cell table:style-name="ce21" table:formula="of:=IF([.A46]=&quot;&quot;;&quot;&quot;;IF(AND([.A46]=1;pmtType=1);0;IF(roundOpt;ROUND(rate*[.H45];2);rate*[.H45])))" office:value-type="float" office:value="642.93" calcext:value-type="float">
            <text:p>642.93</text:p>
          </table:table-cell>
          <table:table-cell table:style-name="ce21" table:formula="of:=IF([.A46]=&quot;&quot;;&quot;&quot;;[.C46]-[.F46]+[.D46])" office:value-type="float" office:value="215.98" calcext:value-type="float">
            <text:p>215.98</text:p>
          </table:table-cell>
          <table:table-cell table:style-name="ce21" table:formula="of:=IF([.A46]=&quot;&quot;;&quot;&quot;;[.H45]-[.G46])" office:value-type="float" office:value="154087.2" calcext:value-type="float">
            <text:p>154,087.20</text:p>
          </table:table-cell>
          <table:table-cell table:number-columns-repeated="248"/>
        </table:table-row>
        <table:table-row table:style-name="ro3">
          <table:table-cell table:style-name="ce10" table:formula="of:=IF([.H46]=&quot;&quot;;&quot;&quot;;IF(roundOpt;IF(OR([.A46]&gt;=nper;ROUND([.H46];2)&lt;=0);&quot;&quot;;[.A46]+1);IF(OR([.A46]&gt;=nper;[.H46]&lt;=0);&quot;&quot;;[.A46]+1)))" office:value-type="float" office:value="30" calcext:value-type="float">
            <text:p>30</text:p>
          </table:table-cell>
          <table:table-cell table:style-name="ce16" table:formula="of:=IF([.A47]=&quot;&quot;;&quot;&quot;;IF(OR(periods_per_year=26;periods_per_year=52);IF(periods_per_year=26;IF([.A47]=1;fpdate;[.B46]+14);IF(periods_per_year=52;IF([.A47]=1;fpdate;[.B46]+7);&quot;n/a&quot;));IF(periods_per_year=24;DATE(YEAR(fpdate);MONTH(fpdate)+([.A47]-1)/2+IF(AND(DAY(fpdate)&gt;=15;MOD([.A47];2)=0);1;0);IF(MOD([.A47];2)=0;IF(DAY(fpdate)&gt;=15;DAY(fpdate)-14;DAY(fpdate)+14);DAY(fpdate)));IF(DAY(DATE(YEAR(fpdate);MONTH(fpdate)+([.A47]-1)*months_per_period;DAY(fpdate)))&lt;&gt;DAY(fpdate);DATE(YEAR(fpdate);MONTH(fpdate)+([.A47]-1)*months_per_period+1;0);DATE(YEAR(fpdate);MONTH(fpdate)+([.A47]-1)*months_per_period;DAY(fpdate))))))" office:value-type="float" office:value="43983" calcext:value-type="float">
            <text:p>43983</text:p>
          </table:table-cell>
          <table:table-cell table:style-name="ce21" table:formula="of:=IF([.A47]=&quot;&quot;;&quot;&quot;;IF(roundOpt;IF(OR([.A47]=nper;payment&gt;ROUND((1+rate)*[.H46];2));ROUND((1+rate)*[.H46];2);payment);IF(OR([.A47]=nper;payment&gt;(1+rate)*[.H46]);(1+rate)*[.H46];payment)))" office:value-type="float" office:value="858.91" calcext:value-type="float">
            <text:p>858.91</text:p>
          </table:table-cell>
          <table:table-cell table:style-name="ce30"/>
          <table:table-cell table:style-name="ce21"/>
          <table:table-cell table:style-name="ce21" table:formula="of:=IF([.A47]=&quot;&quot;;&quot;&quot;;IF(AND([.A47]=1;pmtType=1);0;IF(roundOpt;ROUND(rate*[.H46];2);rate*[.H46])))" office:value-type="float" office:value="642.03" calcext:value-type="float">
            <text:p>642.03</text:p>
          </table:table-cell>
          <table:table-cell table:style-name="ce21" table:formula="of:=IF([.A47]=&quot;&quot;;&quot;&quot;;[.C47]-[.F47]+[.D47])" office:value-type="float" office:value="216.88" calcext:value-type="float">
            <text:p>216.88</text:p>
          </table:table-cell>
          <table:table-cell table:style-name="ce21" table:formula="of:=IF([.A47]=&quot;&quot;;&quot;&quot;;[.H46]-[.G47])" office:value-type="float" office:value="153870.32" calcext:value-type="float">
            <text:p>153,870.32</text:p>
          </table:table-cell>
          <table:table-cell table:number-columns-repeated="248"/>
        </table:table-row>
        <table:table-row table:style-name="ro3">
          <table:table-cell table:style-name="ce10" table:formula="of:=IF([.H47]=&quot;&quot;;&quot;&quot;;IF(roundOpt;IF(OR([.A47]&gt;=nper;ROUND([.H47];2)&lt;=0);&quot;&quot;;[.A47]+1);IF(OR([.A47]&gt;=nper;[.H47]&lt;=0);&quot;&quot;;[.A47]+1)))" office:value-type="float" office:value="31" calcext:value-type="float">
            <text:p>31</text:p>
          </table:table-cell>
          <table:table-cell table:style-name="ce16" table:formula="of:=IF([.A48]=&quot;&quot;;&quot;&quot;;IF(OR(periods_per_year=26;periods_per_year=52);IF(periods_per_year=26;IF([.A48]=1;fpdate;[.B47]+14);IF(periods_per_year=52;IF([.A48]=1;fpdate;[.B47]+7);&quot;n/a&quot;));IF(periods_per_year=24;DATE(YEAR(fpdate);MONTH(fpdate)+([.A48]-1)/2+IF(AND(DAY(fpdate)&gt;=15;MOD([.A48];2)=0);1;0);IF(MOD([.A48];2)=0;IF(DAY(fpdate)&gt;=15;DAY(fpdate)-14;DAY(fpdate)+14);DAY(fpdate)));IF(DAY(DATE(YEAR(fpdate);MONTH(fpdate)+([.A48]-1)*months_per_period;DAY(fpdate)))&lt;&gt;DAY(fpdate);DATE(YEAR(fpdate);MONTH(fpdate)+([.A48]-1)*months_per_period+1;0);DATE(YEAR(fpdate);MONTH(fpdate)+([.A48]-1)*months_per_period;DAY(fpdate))))))" office:value-type="float" office:value="44013" calcext:value-type="float">
            <text:p>44013</text:p>
          </table:table-cell>
          <table:table-cell table:style-name="ce21" table:formula="of:=IF([.A48]=&quot;&quot;;&quot;&quot;;IF(roundOpt;IF(OR([.A48]=nper;payment&gt;ROUND((1+rate)*[.H47];2));ROUND((1+rate)*[.H47];2);payment);IF(OR([.A48]=nper;payment&gt;(1+rate)*[.H47]);(1+rate)*[.H47];payment)))" office:value-type="float" office:value="858.91" calcext:value-type="float">
            <text:p>858.91</text:p>
          </table:table-cell>
          <table:table-cell table:style-name="ce30"/>
          <table:table-cell table:style-name="ce21"/>
          <table:table-cell table:style-name="ce21" table:formula="of:=IF([.A48]=&quot;&quot;;&quot;&quot;;IF(AND([.A48]=1;pmtType=1);0;IF(roundOpt;ROUND(rate*[.H47];2);rate*[.H47])))" office:value-type="float" office:value="641.13" calcext:value-type="float">
            <text:p>641.13</text:p>
          </table:table-cell>
          <table:table-cell table:style-name="ce21" table:formula="of:=IF([.A48]=&quot;&quot;;&quot;&quot;;[.C48]-[.F48]+[.D48])" office:value-type="float" office:value="217.78" calcext:value-type="float">
            <text:p>217.78</text:p>
          </table:table-cell>
          <table:table-cell table:style-name="ce21" table:formula="of:=IF([.A48]=&quot;&quot;;&quot;&quot;;[.H47]-[.G48])" office:value-type="float" office:value="153652.54" calcext:value-type="float">
            <text:p>153,652.54</text:p>
          </table:table-cell>
          <table:table-cell table:number-columns-repeated="248"/>
        </table:table-row>
        <table:table-row table:style-name="ro3">
          <table:table-cell table:style-name="ce10" table:formula="of:=IF([.H48]=&quot;&quot;;&quot;&quot;;IF(roundOpt;IF(OR([.A48]&gt;=nper;ROUND([.H48];2)&lt;=0);&quot;&quot;;[.A48]+1);IF(OR([.A48]&gt;=nper;[.H48]&lt;=0);&quot;&quot;;[.A48]+1)))" office:value-type="float" office:value="32" calcext:value-type="float">
            <text:p>32</text:p>
          </table:table-cell>
          <table:table-cell table:style-name="ce16" table:formula="of:=IF([.A49]=&quot;&quot;;&quot;&quot;;IF(OR(periods_per_year=26;periods_per_year=52);IF(periods_per_year=26;IF([.A49]=1;fpdate;[.B48]+14);IF(periods_per_year=52;IF([.A49]=1;fpdate;[.B48]+7);&quot;n/a&quot;));IF(periods_per_year=24;DATE(YEAR(fpdate);MONTH(fpdate)+([.A49]-1)/2+IF(AND(DAY(fpdate)&gt;=15;MOD([.A49];2)=0);1;0);IF(MOD([.A49];2)=0;IF(DAY(fpdate)&gt;=15;DAY(fpdate)-14;DAY(fpdate)+14);DAY(fpdate)));IF(DAY(DATE(YEAR(fpdate);MONTH(fpdate)+([.A49]-1)*months_per_period;DAY(fpdate)))&lt;&gt;DAY(fpdate);DATE(YEAR(fpdate);MONTH(fpdate)+([.A49]-1)*months_per_period+1;0);DATE(YEAR(fpdate);MONTH(fpdate)+([.A49]-1)*months_per_period;DAY(fpdate))))))" office:value-type="float" office:value="44044" calcext:value-type="float">
            <text:p>44044</text:p>
          </table:table-cell>
          <table:table-cell table:style-name="ce21" table:formula="of:=IF([.A49]=&quot;&quot;;&quot;&quot;;IF(roundOpt;IF(OR([.A49]=nper;payment&gt;ROUND((1+rate)*[.H48];2));ROUND((1+rate)*[.H48];2);payment);IF(OR([.A49]=nper;payment&gt;(1+rate)*[.H48]);(1+rate)*[.H48];payment)))" office:value-type="float" office:value="858.91" calcext:value-type="float">
            <text:p>858.91</text:p>
          </table:table-cell>
          <table:table-cell table:style-name="ce30"/>
          <table:table-cell table:style-name="ce21"/>
          <table:table-cell table:style-name="ce21" table:formula="of:=IF([.A49]=&quot;&quot;;&quot;&quot;;IF(AND([.A49]=1;pmtType=1);0;IF(roundOpt;ROUND(rate*[.H48];2);rate*[.H48])))" office:value-type="float" office:value="640.22" calcext:value-type="float">
            <text:p>640.22</text:p>
          </table:table-cell>
          <table:table-cell table:style-name="ce21" table:formula="of:=IF([.A49]=&quot;&quot;;&quot;&quot;;[.C49]-[.F49]+[.D49])" office:value-type="float" office:value="218.69" calcext:value-type="float">
            <text:p>218.69</text:p>
          </table:table-cell>
          <table:table-cell table:style-name="ce21" table:formula="of:=IF([.A49]=&quot;&quot;;&quot;&quot;;[.H48]-[.G49])" office:value-type="float" office:value="153433.85" calcext:value-type="float">
            <text:p>153,433.85</text:p>
          </table:table-cell>
          <table:table-cell table:number-columns-repeated="248"/>
        </table:table-row>
        <table:table-row table:style-name="ro3">
          <table:table-cell table:style-name="ce10" table:formula="of:=IF([.H49]=&quot;&quot;;&quot;&quot;;IF(roundOpt;IF(OR([.A49]&gt;=nper;ROUND([.H49];2)&lt;=0);&quot;&quot;;[.A49]+1);IF(OR([.A49]&gt;=nper;[.H49]&lt;=0);&quot;&quot;;[.A49]+1)))" office:value-type="float" office:value="33" calcext:value-type="float">
            <text:p>33</text:p>
          </table:table-cell>
          <table:table-cell table:style-name="ce16" table:formula="of:=IF([.A50]=&quot;&quot;;&quot;&quot;;IF(OR(periods_per_year=26;periods_per_year=52);IF(periods_per_year=26;IF([.A50]=1;fpdate;[.B49]+14);IF(periods_per_year=52;IF([.A50]=1;fpdate;[.B49]+7);&quot;n/a&quot;));IF(periods_per_year=24;DATE(YEAR(fpdate);MONTH(fpdate)+([.A50]-1)/2+IF(AND(DAY(fpdate)&gt;=15;MOD([.A50];2)=0);1;0);IF(MOD([.A50];2)=0;IF(DAY(fpdate)&gt;=15;DAY(fpdate)-14;DAY(fpdate)+14);DAY(fpdate)));IF(DAY(DATE(YEAR(fpdate);MONTH(fpdate)+([.A50]-1)*months_per_period;DAY(fpdate)))&lt;&gt;DAY(fpdate);DATE(YEAR(fpdate);MONTH(fpdate)+([.A50]-1)*months_per_period+1;0);DATE(YEAR(fpdate);MONTH(fpdate)+([.A50]-1)*months_per_period;DAY(fpdate))))))" office:value-type="float" office:value="44075" calcext:value-type="float">
            <text:p>44075</text:p>
          </table:table-cell>
          <table:table-cell table:style-name="ce21" table:formula="of:=IF([.A50]=&quot;&quot;;&quot;&quot;;IF(roundOpt;IF(OR([.A50]=nper;payment&gt;ROUND((1+rate)*[.H49];2));ROUND((1+rate)*[.H49];2);payment);IF(OR([.A50]=nper;payment&gt;(1+rate)*[.H49]);(1+rate)*[.H49];payment)))" office:value-type="float" office:value="858.91" calcext:value-type="float">
            <text:p>858.91</text:p>
          </table:table-cell>
          <table:table-cell table:style-name="ce30"/>
          <table:table-cell table:style-name="ce21"/>
          <table:table-cell table:style-name="ce21" table:formula="of:=IF([.A50]=&quot;&quot;;&quot;&quot;;IF(AND([.A50]=1;pmtType=1);0;IF(roundOpt;ROUND(rate*[.H49];2);rate*[.H49])))" office:value-type="float" office:value="639.31" calcext:value-type="float">
            <text:p>639.31</text:p>
          </table:table-cell>
          <table:table-cell table:style-name="ce21" table:formula="of:=IF([.A50]=&quot;&quot;;&quot;&quot;;[.C50]-[.F50]+[.D50])" office:value-type="float" office:value="219.6" calcext:value-type="float">
            <text:p>219.60</text:p>
          </table:table-cell>
          <table:table-cell table:style-name="ce21" table:formula="of:=IF([.A50]=&quot;&quot;;&quot;&quot;;[.H49]-[.G50])" office:value-type="float" office:value="153214.25" calcext:value-type="float">
            <text:p>153,214.25</text:p>
          </table:table-cell>
          <table:table-cell table:number-columns-repeated="248"/>
        </table:table-row>
        <table:table-row table:style-name="ro3">
          <table:table-cell table:style-name="ce10" table:formula="of:=IF([.H50]=&quot;&quot;;&quot;&quot;;IF(roundOpt;IF(OR([.A50]&gt;=nper;ROUND([.H50];2)&lt;=0);&quot;&quot;;[.A50]+1);IF(OR([.A50]&gt;=nper;[.H50]&lt;=0);&quot;&quot;;[.A50]+1)))" office:value-type="float" office:value="34" calcext:value-type="float">
            <text:p>34</text:p>
          </table:table-cell>
          <table:table-cell table:style-name="ce16" table:formula="of:=IF([.A51]=&quot;&quot;;&quot;&quot;;IF(OR(periods_per_year=26;periods_per_year=52);IF(periods_per_year=26;IF([.A51]=1;fpdate;[.B50]+14);IF(periods_per_year=52;IF([.A51]=1;fpdate;[.B50]+7);&quot;n/a&quot;));IF(periods_per_year=24;DATE(YEAR(fpdate);MONTH(fpdate)+([.A51]-1)/2+IF(AND(DAY(fpdate)&gt;=15;MOD([.A51];2)=0);1;0);IF(MOD([.A51];2)=0;IF(DAY(fpdate)&gt;=15;DAY(fpdate)-14;DAY(fpdate)+14);DAY(fpdate)));IF(DAY(DATE(YEAR(fpdate);MONTH(fpdate)+([.A51]-1)*months_per_period;DAY(fpdate)))&lt;&gt;DAY(fpdate);DATE(YEAR(fpdate);MONTH(fpdate)+([.A51]-1)*months_per_period+1;0);DATE(YEAR(fpdate);MONTH(fpdate)+([.A51]-1)*months_per_period;DAY(fpdate))))))" office:value-type="float" office:value="44105" calcext:value-type="float">
            <text:p>44105</text:p>
          </table:table-cell>
          <table:table-cell table:style-name="ce21" table:formula="of:=IF([.A51]=&quot;&quot;;&quot;&quot;;IF(roundOpt;IF(OR([.A51]=nper;payment&gt;ROUND((1+rate)*[.H50];2));ROUND((1+rate)*[.H50];2);payment);IF(OR([.A51]=nper;payment&gt;(1+rate)*[.H50]);(1+rate)*[.H50];payment)))" office:value-type="float" office:value="858.91" calcext:value-type="float">
            <text:p>858.91</text:p>
          </table:table-cell>
          <table:table-cell table:style-name="ce30"/>
          <table:table-cell table:style-name="ce21"/>
          <table:table-cell table:style-name="ce21" table:formula="of:=IF([.A51]=&quot;&quot;;&quot;&quot;;IF(AND([.A51]=1;pmtType=1);0;IF(roundOpt;ROUND(rate*[.H50];2);rate*[.H50])))" office:value-type="float" office:value="638.39" calcext:value-type="float">
            <text:p>638.39</text:p>
          </table:table-cell>
          <table:table-cell table:style-name="ce21" table:formula="of:=IF([.A51]=&quot;&quot;;&quot;&quot;;[.C51]-[.F51]+[.D51])" office:value-type="float" office:value="220.52" calcext:value-type="float">
            <text:p>220.52</text:p>
          </table:table-cell>
          <table:table-cell table:style-name="ce21" table:formula="of:=IF([.A51]=&quot;&quot;;&quot;&quot;;[.H50]-[.G51])" office:value-type="float" office:value="152993.73" calcext:value-type="float">
            <text:p>152,993.73</text:p>
          </table:table-cell>
          <table:table-cell table:number-columns-repeated="248"/>
        </table:table-row>
        <table:table-row table:style-name="ro3">
          <table:table-cell table:style-name="ce10" table:formula="of:=IF([.H51]=&quot;&quot;;&quot;&quot;;IF(roundOpt;IF(OR([.A51]&gt;=nper;ROUND([.H51];2)&lt;=0);&quot;&quot;;[.A51]+1);IF(OR([.A51]&gt;=nper;[.H51]&lt;=0);&quot;&quot;;[.A51]+1)))" office:value-type="float" office:value="35" calcext:value-type="float">
            <text:p>35</text:p>
          </table:table-cell>
          <table:table-cell table:style-name="ce16" table:formula="of:=IF([.A52]=&quot;&quot;;&quot;&quot;;IF(OR(periods_per_year=26;periods_per_year=52);IF(periods_per_year=26;IF([.A52]=1;fpdate;[.B51]+14);IF(periods_per_year=52;IF([.A52]=1;fpdate;[.B51]+7);&quot;n/a&quot;));IF(periods_per_year=24;DATE(YEAR(fpdate);MONTH(fpdate)+([.A52]-1)/2+IF(AND(DAY(fpdate)&gt;=15;MOD([.A52];2)=0);1;0);IF(MOD([.A52];2)=0;IF(DAY(fpdate)&gt;=15;DAY(fpdate)-14;DAY(fpdate)+14);DAY(fpdate)));IF(DAY(DATE(YEAR(fpdate);MONTH(fpdate)+([.A52]-1)*months_per_period;DAY(fpdate)))&lt;&gt;DAY(fpdate);DATE(YEAR(fpdate);MONTH(fpdate)+([.A52]-1)*months_per_period+1;0);DATE(YEAR(fpdate);MONTH(fpdate)+([.A52]-1)*months_per_period;DAY(fpdate))))))" office:value-type="float" office:value="44136" calcext:value-type="float">
            <text:p>44136</text:p>
          </table:table-cell>
          <table:table-cell table:style-name="ce21" table:formula="of:=IF([.A52]=&quot;&quot;;&quot;&quot;;IF(roundOpt;IF(OR([.A52]=nper;payment&gt;ROUND((1+rate)*[.H51];2));ROUND((1+rate)*[.H51];2);payment);IF(OR([.A52]=nper;payment&gt;(1+rate)*[.H51]);(1+rate)*[.H51];payment)))" office:value-type="float" office:value="858.91" calcext:value-type="float">
            <text:p>858.91</text:p>
          </table:table-cell>
          <table:table-cell table:style-name="ce30"/>
          <table:table-cell table:style-name="ce21"/>
          <table:table-cell table:style-name="ce21" table:formula="of:=IF([.A52]=&quot;&quot;;&quot;&quot;;IF(AND([.A52]=1;pmtType=1);0;IF(roundOpt;ROUND(rate*[.H51];2);rate*[.H51])))" office:value-type="float" office:value="637.47" calcext:value-type="float">
            <text:p>637.47</text:p>
          </table:table-cell>
          <table:table-cell table:style-name="ce21" table:formula="of:=IF([.A52]=&quot;&quot;;&quot;&quot;;[.C52]-[.F52]+[.D52])" office:value-type="float" office:value="221.44" calcext:value-type="float">
            <text:p>221.44</text:p>
          </table:table-cell>
          <table:table-cell table:style-name="ce21" table:formula="of:=IF([.A52]=&quot;&quot;;&quot;&quot;;[.H51]-[.G52])" office:value-type="float" office:value="152772.29" calcext:value-type="float">
            <text:p>152,772.29</text:p>
          </table:table-cell>
          <table:table-cell table:number-columns-repeated="248"/>
        </table:table-row>
        <table:table-row table:style-name="ro3">
          <table:table-cell table:style-name="ce10" table:formula="of:=IF([.H52]=&quot;&quot;;&quot;&quot;;IF(roundOpt;IF(OR([.A52]&gt;=nper;ROUND([.H52];2)&lt;=0);&quot;&quot;;[.A52]+1);IF(OR([.A52]&gt;=nper;[.H52]&lt;=0);&quot;&quot;;[.A52]+1)))" office:value-type="float" office:value="36" calcext:value-type="float">
            <text:p>36</text:p>
          </table:table-cell>
          <table:table-cell table:style-name="ce16" table:formula="of:=IF([.A53]=&quot;&quot;;&quot;&quot;;IF(OR(periods_per_year=26;periods_per_year=52);IF(periods_per_year=26;IF([.A53]=1;fpdate;[.B52]+14);IF(periods_per_year=52;IF([.A53]=1;fpdate;[.B52]+7);&quot;n/a&quot;));IF(periods_per_year=24;DATE(YEAR(fpdate);MONTH(fpdate)+([.A53]-1)/2+IF(AND(DAY(fpdate)&gt;=15;MOD([.A53];2)=0);1;0);IF(MOD([.A53];2)=0;IF(DAY(fpdate)&gt;=15;DAY(fpdate)-14;DAY(fpdate)+14);DAY(fpdate)));IF(DAY(DATE(YEAR(fpdate);MONTH(fpdate)+([.A53]-1)*months_per_period;DAY(fpdate)))&lt;&gt;DAY(fpdate);DATE(YEAR(fpdate);MONTH(fpdate)+([.A53]-1)*months_per_period+1;0);DATE(YEAR(fpdate);MONTH(fpdate)+([.A53]-1)*months_per_period;DAY(fpdate))))))" office:value-type="float" office:value="44166" calcext:value-type="float">
            <text:p>44166</text:p>
          </table:table-cell>
          <table:table-cell table:style-name="ce21" table:formula="of:=IF([.A53]=&quot;&quot;;&quot;&quot;;IF(roundOpt;IF(OR([.A53]=nper;payment&gt;ROUND((1+rate)*[.H52];2));ROUND((1+rate)*[.H52];2);payment);IF(OR([.A53]=nper;payment&gt;(1+rate)*[.H52]);(1+rate)*[.H52];payment)))" office:value-type="float" office:value="858.91" calcext:value-type="float">
            <text:p>858.91</text:p>
          </table:table-cell>
          <table:table-cell table:style-name="ce30"/>
          <table:table-cell table:style-name="ce21"/>
          <table:table-cell table:style-name="ce21" table:formula="of:=IF([.A53]=&quot;&quot;;&quot;&quot;;IF(AND([.A53]=1;pmtType=1);0;IF(roundOpt;ROUND(rate*[.H52];2);rate*[.H52])))" office:value-type="float" office:value="636.55" calcext:value-type="float">
            <text:p>636.55</text:p>
          </table:table-cell>
          <table:table-cell table:style-name="ce21" table:formula="of:=IF([.A53]=&quot;&quot;;&quot;&quot;;[.C53]-[.F53]+[.D53])" office:value-type="float" office:value="222.36" calcext:value-type="float">
            <text:p>222.36</text:p>
          </table:table-cell>
          <table:table-cell table:style-name="ce21" table:formula="of:=IF([.A53]=&quot;&quot;;&quot;&quot;;[.H52]-[.G53])" office:value-type="float" office:value="152549.93" calcext:value-type="float">
            <text:p>152,549.93</text:p>
          </table:table-cell>
          <table:table-cell table:number-columns-repeated="248"/>
        </table:table-row>
        <table:table-row table:style-name="ro3">
          <table:table-cell table:style-name="ce10" table:formula="of:=IF([.H53]=&quot;&quot;;&quot;&quot;;IF(roundOpt;IF(OR([.A53]&gt;=nper;ROUND([.H53];2)&lt;=0);&quot;&quot;;[.A53]+1);IF(OR([.A53]&gt;=nper;[.H53]&lt;=0);&quot;&quot;;[.A53]+1)))" office:value-type="float" office:value="37" calcext:value-type="float">
            <text:p>37</text:p>
          </table:table-cell>
          <table:table-cell table:style-name="ce16" table:formula="of:=IF([.A54]=&quot;&quot;;&quot;&quot;;IF(OR(periods_per_year=26;periods_per_year=52);IF(periods_per_year=26;IF([.A54]=1;fpdate;[.B53]+14);IF(periods_per_year=52;IF([.A54]=1;fpdate;[.B53]+7);&quot;n/a&quot;));IF(periods_per_year=24;DATE(YEAR(fpdate);MONTH(fpdate)+([.A54]-1)/2+IF(AND(DAY(fpdate)&gt;=15;MOD([.A54];2)=0);1;0);IF(MOD([.A54];2)=0;IF(DAY(fpdate)&gt;=15;DAY(fpdate)-14;DAY(fpdate)+14);DAY(fpdate)));IF(DAY(DATE(YEAR(fpdate);MONTH(fpdate)+([.A54]-1)*months_per_period;DAY(fpdate)))&lt;&gt;DAY(fpdate);DATE(YEAR(fpdate);MONTH(fpdate)+([.A54]-1)*months_per_period+1;0);DATE(YEAR(fpdate);MONTH(fpdate)+([.A54]-1)*months_per_period;DAY(fpdate))))))" office:value-type="float" office:value="44197" calcext:value-type="float">
            <text:p>44197</text:p>
          </table:table-cell>
          <table:table-cell table:style-name="ce21" table:formula="of:=IF([.A54]=&quot;&quot;;&quot;&quot;;IF(roundOpt;IF(OR([.A54]=nper;payment&gt;ROUND((1+rate)*[.H53];2));ROUND((1+rate)*[.H53];2);payment);IF(OR([.A54]=nper;payment&gt;(1+rate)*[.H53]);(1+rate)*[.H53];payment)))" office:value-type="float" office:value="858.91" calcext:value-type="float">
            <text:p>858.91</text:p>
          </table:table-cell>
          <table:table-cell table:style-name="ce30"/>
          <table:table-cell table:style-name="ce21"/>
          <table:table-cell table:style-name="ce21" table:formula="of:=IF([.A54]=&quot;&quot;;&quot;&quot;;IF(AND([.A54]=1;pmtType=1);0;IF(roundOpt;ROUND(rate*[.H53];2);rate*[.H53])))" office:value-type="float" office:value="635.62" calcext:value-type="float">
            <text:p>635.62</text:p>
          </table:table-cell>
          <table:table-cell table:style-name="ce21" table:formula="of:=IF([.A54]=&quot;&quot;;&quot;&quot;;[.C54]-[.F54]+[.D54])" office:value-type="float" office:value="223.29" calcext:value-type="float">
            <text:p>223.29</text:p>
          </table:table-cell>
          <table:table-cell table:style-name="ce21" table:formula="of:=IF([.A54]=&quot;&quot;;&quot;&quot;;[.H53]-[.G54])" office:value-type="float" office:value="152326.64" calcext:value-type="float">
            <text:p>152,326.64</text:p>
          </table:table-cell>
          <table:table-cell table:number-columns-repeated="248"/>
        </table:table-row>
        <table:table-row table:style-name="ro3">
          <table:table-cell table:style-name="ce10" table:formula="of:=IF([.H54]=&quot;&quot;;&quot;&quot;;IF(roundOpt;IF(OR([.A54]&gt;=nper;ROUND([.H54];2)&lt;=0);&quot;&quot;;[.A54]+1);IF(OR([.A54]&gt;=nper;[.H54]&lt;=0);&quot;&quot;;[.A54]+1)))" office:value-type="float" office:value="38" calcext:value-type="float">
            <text:p>38</text:p>
          </table:table-cell>
          <table:table-cell table:style-name="ce16" table:formula="of:=IF([.A55]=&quot;&quot;;&quot;&quot;;IF(OR(periods_per_year=26;periods_per_year=52);IF(periods_per_year=26;IF([.A55]=1;fpdate;[.B54]+14);IF(periods_per_year=52;IF([.A55]=1;fpdate;[.B54]+7);&quot;n/a&quot;));IF(periods_per_year=24;DATE(YEAR(fpdate);MONTH(fpdate)+([.A55]-1)/2+IF(AND(DAY(fpdate)&gt;=15;MOD([.A55];2)=0);1;0);IF(MOD([.A55];2)=0;IF(DAY(fpdate)&gt;=15;DAY(fpdate)-14;DAY(fpdate)+14);DAY(fpdate)));IF(DAY(DATE(YEAR(fpdate);MONTH(fpdate)+([.A55]-1)*months_per_period;DAY(fpdate)))&lt;&gt;DAY(fpdate);DATE(YEAR(fpdate);MONTH(fpdate)+([.A55]-1)*months_per_period+1;0);DATE(YEAR(fpdate);MONTH(fpdate)+([.A55]-1)*months_per_period;DAY(fpdate))))))" office:value-type="float" office:value="44228" calcext:value-type="float">
            <text:p>44228</text:p>
          </table:table-cell>
          <table:table-cell table:style-name="ce21" table:formula="of:=IF([.A55]=&quot;&quot;;&quot;&quot;;IF(roundOpt;IF(OR([.A55]=nper;payment&gt;ROUND((1+rate)*[.H54];2));ROUND((1+rate)*[.H54];2);payment);IF(OR([.A55]=nper;payment&gt;(1+rate)*[.H54]);(1+rate)*[.H54];payment)))" office:value-type="float" office:value="858.91" calcext:value-type="float">
            <text:p>858.91</text:p>
          </table:table-cell>
          <table:table-cell table:style-name="ce30"/>
          <table:table-cell table:style-name="ce21"/>
          <table:table-cell table:style-name="ce21" table:formula="of:=IF([.A55]=&quot;&quot;;&quot;&quot;;IF(AND([.A55]=1;pmtType=1);0;IF(roundOpt;ROUND(rate*[.H54];2);rate*[.H54])))" office:value-type="float" office:value="634.69" calcext:value-type="float">
            <text:p>634.69</text:p>
          </table:table-cell>
          <table:table-cell table:style-name="ce21" table:formula="of:=IF([.A55]=&quot;&quot;;&quot;&quot;;[.C55]-[.F55]+[.D55])" office:value-type="float" office:value="224.22" calcext:value-type="float">
            <text:p>224.22</text:p>
          </table:table-cell>
          <table:table-cell table:style-name="ce21" table:formula="of:=IF([.A55]=&quot;&quot;;&quot;&quot;;[.H54]-[.G55])" office:value-type="float" office:value="152102.42" calcext:value-type="float">
            <text:p>152,102.42</text:p>
          </table:table-cell>
          <table:table-cell table:number-columns-repeated="248"/>
        </table:table-row>
        <table:table-row table:style-name="ro3">
          <table:table-cell table:style-name="ce10" table:formula="of:=IF([.H55]=&quot;&quot;;&quot;&quot;;IF(roundOpt;IF(OR([.A55]&gt;=nper;ROUND([.H55];2)&lt;=0);&quot;&quot;;[.A55]+1);IF(OR([.A55]&gt;=nper;[.H55]&lt;=0);&quot;&quot;;[.A55]+1)))" office:value-type="float" office:value="39" calcext:value-type="float">
            <text:p>39</text:p>
          </table:table-cell>
          <table:table-cell table:style-name="ce16" table:formula="of:=IF([.A56]=&quot;&quot;;&quot;&quot;;IF(OR(periods_per_year=26;periods_per_year=52);IF(periods_per_year=26;IF([.A56]=1;fpdate;[.B55]+14);IF(periods_per_year=52;IF([.A56]=1;fpdate;[.B55]+7);&quot;n/a&quot;));IF(periods_per_year=24;DATE(YEAR(fpdate);MONTH(fpdate)+([.A56]-1)/2+IF(AND(DAY(fpdate)&gt;=15;MOD([.A56];2)=0);1;0);IF(MOD([.A56];2)=0;IF(DAY(fpdate)&gt;=15;DAY(fpdate)-14;DAY(fpdate)+14);DAY(fpdate)));IF(DAY(DATE(YEAR(fpdate);MONTH(fpdate)+([.A56]-1)*months_per_period;DAY(fpdate)))&lt;&gt;DAY(fpdate);DATE(YEAR(fpdate);MONTH(fpdate)+([.A56]-1)*months_per_period+1;0);DATE(YEAR(fpdate);MONTH(fpdate)+([.A56]-1)*months_per_period;DAY(fpdate))))))" office:value-type="float" office:value="44256" calcext:value-type="float">
            <text:p>44256</text:p>
          </table:table-cell>
          <table:table-cell table:style-name="ce21" table:formula="of:=IF([.A56]=&quot;&quot;;&quot;&quot;;IF(roundOpt;IF(OR([.A56]=nper;payment&gt;ROUND((1+rate)*[.H55];2));ROUND((1+rate)*[.H55];2);payment);IF(OR([.A56]=nper;payment&gt;(1+rate)*[.H55]);(1+rate)*[.H55];payment)))" office:value-type="float" office:value="858.91" calcext:value-type="float">
            <text:p>858.91</text:p>
          </table:table-cell>
          <table:table-cell table:style-name="ce30"/>
          <table:table-cell table:style-name="ce21"/>
          <table:table-cell table:style-name="ce21" table:formula="of:=IF([.A56]=&quot;&quot;;&quot;&quot;;IF(AND([.A56]=1;pmtType=1);0;IF(roundOpt;ROUND(rate*[.H55];2);rate*[.H55])))" office:value-type="float" office:value="633.76" calcext:value-type="float">
            <text:p>633.76</text:p>
          </table:table-cell>
          <table:table-cell table:style-name="ce21" table:formula="of:=IF([.A56]=&quot;&quot;;&quot;&quot;;[.C56]-[.F56]+[.D56])" office:value-type="float" office:value="225.15" calcext:value-type="float">
            <text:p>225.15</text:p>
          </table:table-cell>
          <table:table-cell table:style-name="ce21" table:formula="of:=IF([.A56]=&quot;&quot;;&quot;&quot;;[.H55]-[.G56])" office:value-type="float" office:value="151877.27" calcext:value-type="float">
            <text:p>151,877.27</text:p>
          </table:table-cell>
          <table:table-cell table:number-columns-repeated="248"/>
        </table:table-row>
        <table:table-row table:style-name="ro3">
          <table:table-cell table:style-name="ce10" table:formula="of:=IF([.H56]=&quot;&quot;;&quot;&quot;;IF(roundOpt;IF(OR([.A56]&gt;=nper;ROUND([.H56];2)&lt;=0);&quot;&quot;;[.A56]+1);IF(OR([.A56]&gt;=nper;[.H56]&lt;=0);&quot;&quot;;[.A56]+1)))" office:value-type="float" office:value="40" calcext:value-type="float">
            <text:p>40</text:p>
          </table:table-cell>
          <table:table-cell table:style-name="ce16" table:formula="of:=IF([.A57]=&quot;&quot;;&quot;&quot;;IF(OR(periods_per_year=26;periods_per_year=52);IF(periods_per_year=26;IF([.A57]=1;fpdate;[.B56]+14);IF(periods_per_year=52;IF([.A57]=1;fpdate;[.B56]+7);&quot;n/a&quot;));IF(periods_per_year=24;DATE(YEAR(fpdate);MONTH(fpdate)+([.A57]-1)/2+IF(AND(DAY(fpdate)&gt;=15;MOD([.A57];2)=0);1;0);IF(MOD([.A57];2)=0;IF(DAY(fpdate)&gt;=15;DAY(fpdate)-14;DAY(fpdate)+14);DAY(fpdate)));IF(DAY(DATE(YEAR(fpdate);MONTH(fpdate)+([.A57]-1)*months_per_period;DAY(fpdate)))&lt;&gt;DAY(fpdate);DATE(YEAR(fpdate);MONTH(fpdate)+([.A57]-1)*months_per_period+1;0);DATE(YEAR(fpdate);MONTH(fpdate)+([.A57]-1)*months_per_period;DAY(fpdate))))))" office:value-type="float" office:value="44287" calcext:value-type="float">
            <text:p>44287</text:p>
          </table:table-cell>
          <table:table-cell table:style-name="ce21" table:formula="of:=IF([.A57]=&quot;&quot;;&quot;&quot;;IF(roundOpt;IF(OR([.A57]=nper;payment&gt;ROUND((1+rate)*[.H56];2));ROUND((1+rate)*[.H56];2);payment);IF(OR([.A57]=nper;payment&gt;(1+rate)*[.H56]);(1+rate)*[.H56];payment)))" office:value-type="float" office:value="858.91" calcext:value-type="float">
            <text:p>858.91</text:p>
          </table:table-cell>
          <table:table-cell table:style-name="ce30"/>
          <table:table-cell table:style-name="ce21"/>
          <table:table-cell table:style-name="ce21" table:formula="of:=IF([.A57]=&quot;&quot;;&quot;&quot;;IF(AND([.A57]=1;pmtType=1);0;IF(roundOpt;ROUND(rate*[.H56];2);rate*[.H56])))" office:value-type="float" office:value="632.82" calcext:value-type="float">
            <text:p>632.82</text:p>
          </table:table-cell>
          <table:table-cell table:style-name="ce21" table:formula="of:=IF([.A57]=&quot;&quot;;&quot;&quot;;[.C57]-[.F57]+[.D57])" office:value-type="float" office:value="226.09" calcext:value-type="float">
            <text:p>226.09</text:p>
          </table:table-cell>
          <table:table-cell table:style-name="ce21" table:formula="of:=IF([.A57]=&quot;&quot;;&quot;&quot;;[.H56]-[.G57])" office:value-type="float" office:value="151651.18" calcext:value-type="float">
            <text:p>151,651.18</text:p>
          </table:table-cell>
          <table:table-cell table:number-columns-repeated="248"/>
        </table:table-row>
        <table:table-row table:style-name="ro3">
          <table:table-cell table:style-name="ce10" table:formula="of:=IF([.H57]=&quot;&quot;;&quot;&quot;;IF(roundOpt;IF(OR([.A57]&gt;=nper;ROUND([.H57];2)&lt;=0);&quot;&quot;;[.A57]+1);IF(OR([.A57]&gt;=nper;[.H57]&lt;=0);&quot;&quot;;[.A57]+1)))" office:value-type="float" office:value="41" calcext:value-type="float">
            <text:p>41</text:p>
          </table:table-cell>
          <table:table-cell table:style-name="ce16" table:formula="of:=IF([.A58]=&quot;&quot;;&quot;&quot;;IF(OR(periods_per_year=26;periods_per_year=52);IF(periods_per_year=26;IF([.A58]=1;fpdate;[.B57]+14);IF(periods_per_year=52;IF([.A58]=1;fpdate;[.B57]+7);&quot;n/a&quot;));IF(periods_per_year=24;DATE(YEAR(fpdate);MONTH(fpdate)+([.A58]-1)/2+IF(AND(DAY(fpdate)&gt;=15;MOD([.A58];2)=0);1;0);IF(MOD([.A58];2)=0;IF(DAY(fpdate)&gt;=15;DAY(fpdate)-14;DAY(fpdate)+14);DAY(fpdate)));IF(DAY(DATE(YEAR(fpdate);MONTH(fpdate)+([.A58]-1)*months_per_period;DAY(fpdate)))&lt;&gt;DAY(fpdate);DATE(YEAR(fpdate);MONTH(fpdate)+([.A58]-1)*months_per_period+1;0);DATE(YEAR(fpdate);MONTH(fpdate)+([.A58]-1)*months_per_period;DAY(fpdate))))))" office:value-type="float" office:value="44317" calcext:value-type="float">
            <text:p>44317</text:p>
          </table:table-cell>
          <table:table-cell table:style-name="ce21" table:formula="of:=IF([.A58]=&quot;&quot;;&quot;&quot;;IF(roundOpt;IF(OR([.A58]=nper;payment&gt;ROUND((1+rate)*[.H57];2));ROUND((1+rate)*[.H57];2);payment);IF(OR([.A58]=nper;payment&gt;(1+rate)*[.H57]);(1+rate)*[.H57];payment)))" office:value-type="float" office:value="858.91" calcext:value-type="float">
            <text:p>858.91</text:p>
          </table:table-cell>
          <table:table-cell table:style-name="ce30"/>
          <table:table-cell table:style-name="ce21"/>
          <table:table-cell table:style-name="ce21" table:formula="of:=IF([.A58]=&quot;&quot;;&quot;&quot;;IF(AND([.A58]=1;pmtType=1);0;IF(roundOpt;ROUND(rate*[.H57];2);rate*[.H57])))" office:value-type="float" office:value="631.88" calcext:value-type="float">
            <text:p>631.88</text:p>
          </table:table-cell>
          <table:table-cell table:style-name="ce21" table:formula="of:=IF([.A58]=&quot;&quot;;&quot;&quot;;[.C58]-[.F58]+[.D58])" office:value-type="float" office:value="227.03" calcext:value-type="float">
            <text:p>227.03</text:p>
          </table:table-cell>
          <table:table-cell table:style-name="ce21" table:formula="of:=IF([.A58]=&quot;&quot;;&quot;&quot;;[.H57]-[.G58])" office:value-type="float" office:value="151424.15" calcext:value-type="float">
            <text:p>151,424.15</text:p>
          </table:table-cell>
          <table:table-cell table:number-columns-repeated="248"/>
        </table:table-row>
        <table:table-row table:style-name="ro3">
          <table:table-cell table:style-name="ce10" table:formula="of:=IF([.H58]=&quot;&quot;;&quot;&quot;;IF(roundOpt;IF(OR([.A58]&gt;=nper;ROUND([.H58];2)&lt;=0);&quot;&quot;;[.A58]+1);IF(OR([.A58]&gt;=nper;[.H58]&lt;=0);&quot;&quot;;[.A58]+1)))" office:value-type="float" office:value="42" calcext:value-type="float">
            <text:p>42</text:p>
          </table:table-cell>
          <table:table-cell table:style-name="ce16" table:formula="of:=IF([.A59]=&quot;&quot;;&quot;&quot;;IF(OR(periods_per_year=26;periods_per_year=52);IF(periods_per_year=26;IF([.A59]=1;fpdate;[.B58]+14);IF(periods_per_year=52;IF([.A59]=1;fpdate;[.B58]+7);&quot;n/a&quot;));IF(periods_per_year=24;DATE(YEAR(fpdate);MONTH(fpdate)+([.A59]-1)/2+IF(AND(DAY(fpdate)&gt;=15;MOD([.A59];2)=0);1;0);IF(MOD([.A59];2)=0;IF(DAY(fpdate)&gt;=15;DAY(fpdate)-14;DAY(fpdate)+14);DAY(fpdate)));IF(DAY(DATE(YEAR(fpdate);MONTH(fpdate)+([.A59]-1)*months_per_period;DAY(fpdate)))&lt;&gt;DAY(fpdate);DATE(YEAR(fpdate);MONTH(fpdate)+([.A59]-1)*months_per_period+1;0);DATE(YEAR(fpdate);MONTH(fpdate)+([.A59]-1)*months_per_period;DAY(fpdate))))))" office:value-type="float" office:value="44348" calcext:value-type="float">
            <text:p>44348</text:p>
          </table:table-cell>
          <table:table-cell table:style-name="ce21" table:formula="of:=IF([.A59]=&quot;&quot;;&quot;&quot;;IF(roundOpt;IF(OR([.A59]=nper;payment&gt;ROUND((1+rate)*[.H58];2));ROUND((1+rate)*[.H58];2);payment);IF(OR([.A59]=nper;payment&gt;(1+rate)*[.H58]);(1+rate)*[.H58];payment)))" office:value-type="float" office:value="858.91" calcext:value-type="float">
            <text:p>858.91</text:p>
          </table:table-cell>
          <table:table-cell table:style-name="ce30"/>
          <table:table-cell table:style-name="ce21"/>
          <table:table-cell table:style-name="ce21" table:formula="of:=IF([.A59]=&quot;&quot;;&quot;&quot;;IF(AND([.A59]=1;pmtType=1);0;IF(roundOpt;ROUND(rate*[.H58];2);rate*[.H58])))" office:value-type="float" office:value="630.93" calcext:value-type="float">
            <text:p>630.93</text:p>
          </table:table-cell>
          <table:table-cell table:style-name="ce21" table:formula="of:=IF([.A59]=&quot;&quot;;&quot;&quot;;[.C59]-[.F59]+[.D59])" office:value-type="float" office:value="227.98" calcext:value-type="float">
            <text:p>227.98</text:p>
          </table:table-cell>
          <table:table-cell table:style-name="ce21" table:formula="of:=IF([.A59]=&quot;&quot;;&quot;&quot;;[.H58]-[.G59])" office:value-type="float" office:value="151196.17" calcext:value-type="float">
            <text:p>151,196.17</text:p>
          </table:table-cell>
          <table:table-cell table:number-columns-repeated="248"/>
        </table:table-row>
        <table:table-row table:style-name="ro3">
          <table:table-cell table:style-name="ce10" table:formula="of:=IF([.H59]=&quot;&quot;;&quot;&quot;;IF(roundOpt;IF(OR([.A59]&gt;=nper;ROUND([.H59];2)&lt;=0);&quot;&quot;;[.A59]+1);IF(OR([.A59]&gt;=nper;[.H59]&lt;=0);&quot;&quot;;[.A59]+1)))" office:value-type="float" office:value="43" calcext:value-type="float">
            <text:p>43</text:p>
          </table:table-cell>
          <table:table-cell table:style-name="ce16" table:formula="of:=IF([.A60]=&quot;&quot;;&quot;&quot;;IF(OR(periods_per_year=26;periods_per_year=52);IF(periods_per_year=26;IF([.A60]=1;fpdate;[.B59]+14);IF(periods_per_year=52;IF([.A60]=1;fpdate;[.B59]+7);&quot;n/a&quot;));IF(periods_per_year=24;DATE(YEAR(fpdate);MONTH(fpdate)+([.A60]-1)/2+IF(AND(DAY(fpdate)&gt;=15;MOD([.A60];2)=0);1;0);IF(MOD([.A60];2)=0;IF(DAY(fpdate)&gt;=15;DAY(fpdate)-14;DAY(fpdate)+14);DAY(fpdate)));IF(DAY(DATE(YEAR(fpdate);MONTH(fpdate)+([.A60]-1)*months_per_period;DAY(fpdate)))&lt;&gt;DAY(fpdate);DATE(YEAR(fpdate);MONTH(fpdate)+([.A60]-1)*months_per_period+1;0);DATE(YEAR(fpdate);MONTH(fpdate)+([.A60]-1)*months_per_period;DAY(fpdate))))))" office:value-type="float" office:value="44378" calcext:value-type="float">
            <text:p>44378</text:p>
          </table:table-cell>
          <table:table-cell table:style-name="ce21" table:formula="of:=IF([.A60]=&quot;&quot;;&quot;&quot;;IF(roundOpt;IF(OR([.A60]=nper;payment&gt;ROUND((1+rate)*[.H59];2));ROUND((1+rate)*[.H59];2);payment);IF(OR([.A60]=nper;payment&gt;(1+rate)*[.H59]);(1+rate)*[.H59];payment)))" office:value-type="float" office:value="858.91" calcext:value-type="float">
            <text:p>858.91</text:p>
          </table:table-cell>
          <table:table-cell table:style-name="ce30"/>
          <table:table-cell table:style-name="ce21"/>
          <table:table-cell table:style-name="ce21" table:formula="of:=IF([.A60]=&quot;&quot;;&quot;&quot;;IF(AND([.A60]=1;pmtType=1);0;IF(roundOpt;ROUND(rate*[.H59];2);rate*[.H59])))" office:value-type="float" office:value="629.98" calcext:value-type="float">
            <text:p>629.98</text:p>
          </table:table-cell>
          <table:table-cell table:style-name="ce21" table:formula="of:=IF([.A60]=&quot;&quot;;&quot;&quot;;[.C60]-[.F60]+[.D60])" office:value-type="float" office:value="228.93" calcext:value-type="float">
            <text:p>228.93</text:p>
          </table:table-cell>
          <table:table-cell table:style-name="ce21" table:formula="of:=IF([.A60]=&quot;&quot;;&quot;&quot;;[.H59]-[.G60])" office:value-type="float" office:value="150967.24" calcext:value-type="float">
            <text:p>150,967.24</text:p>
          </table:table-cell>
          <table:table-cell table:number-columns-repeated="248"/>
        </table:table-row>
        <table:table-row table:style-name="ro3">
          <table:table-cell table:style-name="ce10" table:formula="of:=IF([.H60]=&quot;&quot;;&quot;&quot;;IF(roundOpt;IF(OR([.A60]&gt;=nper;ROUND([.H60];2)&lt;=0);&quot;&quot;;[.A60]+1);IF(OR([.A60]&gt;=nper;[.H60]&lt;=0);&quot;&quot;;[.A60]+1)))" office:value-type="float" office:value="44" calcext:value-type="float">
            <text:p>44</text:p>
          </table:table-cell>
          <table:table-cell table:style-name="ce16" table:formula="of:=IF([.A61]=&quot;&quot;;&quot;&quot;;IF(OR(periods_per_year=26;periods_per_year=52);IF(periods_per_year=26;IF([.A61]=1;fpdate;[.B60]+14);IF(periods_per_year=52;IF([.A61]=1;fpdate;[.B60]+7);&quot;n/a&quot;));IF(periods_per_year=24;DATE(YEAR(fpdate);MONTH(fpdate)+([.A61]-1)/2+IF(AND(DAY(fpdate)&gt;=15;MOD([.A61];2)=0);1;0);IF(MOD([.A61];2)=0;IF(DAY(fpdate)&gt;=15;DAY(fpdate)-14;DAY(fpdate)+14);DAY(fpdate)));IF(DAY(DATE(YEAR(fpdate);MONTH(fpdate)+([.A61]-1)*months_per_period;DAY(fpdate)))&lt;&gt;DAY(fpdate);DATE(YEAR(fpdate);MONTH(fpdate)+([.A61]-1)*months_per_period+1;0);DATE(YEAR(fpdate);MONTH(fpdate)+([.A61]-1)*months_per_period;DAY(fpdate))))))" office:value-type="float" office:value="44409" calcext:value-type="float">
            <text:p>44409</text:p>
          </table:table-cell>
          <table:table-cell table:style-name="ce21" table:formula="of:=IF([.A61]=&quot;&quot;;&quot;&quot;;IF(roundOpt;IF(OR([.A61]=nper;payment&gt;ROUND((1+rate)*[.H60];2));ROUND((1+rate)*[.H60];2);payment);IF(OR([.A61]=nper;payment&gt;(1+rate)*[.H60]);(1+rate)*[.H60];payment)))" office:value-type="float" office:value="858.91" calcext:value-type="float">
            <text:p>858.91</text:p>
          </table:table-cell>
          <table:table-cell table:style-name="ce30"/>
          <table:table-cell table:style-name="ce21"/>
          <table:table-cell table:style-name="ce21" table:formula="of:=IF([.A61]=&quot;&quot;;&quot;&quot;;IF(AND([.A61]=1;pmtType=1);0;IF(roundOpt;ROUND(rate*[.H60];2);rate*[.H60])))" office:value-type="float" office:value="629.03" calcext:value-type="float">
            <text:p>629.03</text:p>
          </table:table-cell>
          <table:table-cell table:style-name="ce21" table:formula="of:=IF([.A61]=&quot;&quot;;&quot;&quot;;[.C61]-[.F61]+[.D61])" office:value-type="float" office:value="229.88" calcext:value-type="float">
            <text:p>229.88</text:p>
          </table:table-cell>
          <table:table-cell table:style-name="ce21" table:formula="of:=IF([.A61]=&quot;&quot;;&quot;&quot;;[.H60]-[.G61])" office:value-type="float" office:value="150737.36" calcext:value-type="float">
            <text:p>150,737.36</text:p>
          </table:table-cell>
          <table:table-cell table:number-columns-repeated="248"/>
        </table:table-row>
        <table:table-row table:style-name="ro3">
          <table:table-cell table:style-name="ce10" table:formula="of:=IF([.H61]=&quot;&quot;;&quot;&quot;;IF(roundOpt;IF(OR([.A61]&gt;=nper;ROUND([.H61];2)&lt;=0);&quot;&quot;;[.A61]+1);IF(OR([.A61]&gt;=nper;[.H61]&lt;=0);&quot;&quot;;[.A61]+1)))" office:value-type="float" office:value="45" calcext:value-type="float">
            <text:p>45</text:p>
          </table:table-cell>
          <table:table-cell table:style-name="ce16" table:formula="of:=IF([.A62]=&quot;&quot;;&quot;&quot;;IF(OR(periods_per_year=26;periods_per_year=52);IF(periods_per_year=26;IF([.A62]=1;fpdate;[.B61]+14);IF(periods_per_year=52;IF([.A62]=1;fpdate;[.B61]+7);&quot;n/a&quot;));IF(periods_per_year=24;DATE(YEAR(fpdate);MONTH(fpdate)+([.A62]-1)/2+IF(AND(DAY(fpdate)&gt;=15;MOD([.A62];2)=0);1;0);IF(MOD([.A62];2)=0;IF(DAY(fpdate)&gt;=15;DAY(fpdate)-14;DAY(fpdate)+14);DAY(fpdate)));IF(DAY(DATE(YEAR(fpdate);MONTH(fpdate)+([.A62]-1)*months_per_period;DAY(fpdate)))&lt;&gt;DAY(fpdate);DATE(YEAR(fpdate);MONTH(fpdate)+([.A62]-1)*months_per_period+1;0);DATE(YEAR(fpdate);MONTH(fpdate)+([.A62]-1)*months_per_period;DAY(fpdate))))))" office:value-type="float" office:value="44440" calcext:value-type="float">
            <text:p>44440</text:p>
          </table:table-cell>
          <table:table-cell table:style-name="ce21" table:formula="of:=IF([.A62]=&quot;&quot;;&quot;&quot;;IF(roundOpt;IF(OR([.A62]=nper;payment&gt;ROUND((1+rate)*[.H61];2));ROUND((1+rate)*[.H61];2);payment);IF(OR([.A62]=nper;payment&gt;(1+rate)*[.H61]);(1+rate)*[.H61];payment)))" office:value-type="float" office:value="858.91" calcext:value-type="float">
            <text:p>858.91</text:p>
          </table:table-cell>
          <table:table-cell table:style-name="ce30"/>
          <table:table-cell table:style-name="ce21"/>
          <table:table-cell table:style-name="ce21" table:formula="of:=IF([.A62]=&quot;&quot;;&quot;&quot;;IF(AND([.A62]=1;pmtType=1);0;IF(roundOpt;ROUND(rate*[.H61];2);rate*[.H61])))" office:value-type="float" office:value="628.07" calcext:value-type="float">
            <text:p>628.07</text:p>
          </table:table-cell>
          <table:table-cell table:style-name="ce21" table:formula="of:=IF([.A62]=&quot;&quot;;&quot;&quot;;[.C62]-[.F62]+[.D62])" office:value-type="float" office:value="230.84" calcext:value-type="float">
            <text:p>230.84</text:p>
          </table:table-cell>
          <table:table-cell table:style-name="ce21" table:formula="of:=IF([.A62]=&quot;&quot;;&quot;&quot;;[.H61]-[.G62])" office:value-type="float" office:value="150506.52" calcext:value-type="float">
            <text:p>150,506.52</text:p>
          </table:table-cell>
          <table:table-cell table:number-columns-repeated="248"/>
        </table:table-row>
        <table:table-row table:style-name="ro3">
          <table:table-cell table:style-name="ce10" table:formula="of:=IF([.H62]=&quot;&quot;;&quot;&quot;;IF(roundOpt;IF(OR([.A62]&gt;=nper;ROUND([.H62];2)&lt;=0);&quot;&quot;;[.A62]+1);IF(OR([.A62]&gt;=nper;[.H62]&lt;=0);&quot;&quot;;[.A62]+1)))" office:value-type="float" office:value="46" calcext:value-type="float">
            <text:p>46</text:p>
          </table:table-cell>
          <table:table-cell table:style-name="ce16" table:formula="of:=IF([.A63]=&quot;&quot;;&quot;&quot;;IF(OR(periods_per_year=26;periods_per_year=52);IF(periods_per_year=26;IF([.A63]=1;fpdate;[.B62]+14);IF(periods_per_year=52;IF([.A63]=1;fpdate;[.B62]+7);&quot;n/a&quot;));IF(periods_per_year=24;DATE(YEAR(fpdate);MONTH(fpdate)+([.A63]-1)/2+IF(AND(DAY(fpdate)&gt;=15;MOD([.A63];2)=0);1;0);IF(MOD([.A63];2)=0;IF(DAY(fpdate)&gt;=15;DAY(fpdate)-14;DAY(fpdate)+14);DAY(fpdate)));IF(DAY(DATE(YEAR(fpdate);MONTH(fpdate)+([.A63]-1)*months_per_period;DAY(fpdate)))&lt;&gt;DAY(fpdate);DATE(YEAR(fpdate);MONTH(fpdate)+([.A63]-1)*months_per_period+1;0);DATE(YEAR(fpdate);MONTH(fpdate)+([.A63]-1)*months_per_period;DAY(fpdate))))))" office:value-type="float" office:value="44470" calcext:value-type="float">
            <text:p>44470</text:p>
          </table:table-cell>
          <table:table-cell table:style-name="ce21" table:formula="of:=IF([.A63]=&quot;&quot;;&quot;&quot;;IF(roundOpt;IF(OR([.A63]=nper;payment&gt;ROUND((1+rate)*[.H62];2));ROUND((1+rate)*[.H62];2);payment);IF(OR([.A63]=nper;payment&gt;(1+rate)*[.H62]);(1+rate)*[.H62];payment)))" office:value-type="float" office:value="858.91" calcext:value-type="float">
            <text:p>858.91</text:p>
          </table:table-cell>
          <table:table-cell table:style-name="ce30"/>
          <table:table-cell table:style-name="ce21"/>
          <table:table-cell table:style-name="ce21" table:formula="of:=IF([.A63]=&quot;&quot;;&quot;&quot;;IF(AND([.A63]=1;pmtType=1);0;IF(roundOpt;ROUND(rate*[.H62];2);rate*[.H62])))" office:value-type="float" office:value="627.11" calcext:value-type="float">
            <text:p>627.11</text:p>
          </table:table-cell>
          <table:table-cell table:style-name="ce21" table:formula="of:=IF([.A63]=&quot;&quot;;&quot;&quot;;[.C63]-[.F63]+[.D63])" office:value-type="float" office:value="231.8" calcext:value-type="float">
            <text:p>231.80</text:p>
          </table:table-cell>
          <table:table-cell table:style-name="ce21" table:formula="of:=IF([.A63]=&quot;&quot;;&quot;&quot;;[.H62]-[.G63])" office:value-type="float" office:value="150274.72" calcext:value-type="float">
            <text:p>150,274.72</text:p>
          </table:table-cell>
          <table:table-cell table:number-columns-repeated="248"/>
        </table:table-row>
        <table:table-row table:style-name="ro3">
          <table:table-cell table:style-name="ce10" table:formula="of:=IF([.H63]=&quot;&quot;;&quot;&quot;;IF(roundOpt;IF(OR([.A63]&gt;=nper;ROUND([.H63];2)&lt;=0);&quot;&quot;;[.A63]+1);IF(OR([.A63]&gt;=nper;[.H63]&lt;=0);&quot;&quot;;[.A63]+1)))" office:value-type="float" office:value="47" calcext:value-type="float">
            <text:p>47</text:p>
          </table:table-cell>
          <table:table-cell table:style-name="ce16" table:formula="of:=IF([.A64]=&quot;&quot;;&quot;&quot;;IF(OR(periods_per_year=26;periods_per_year=52);IF(periods_per_year=26;IF([.A64]=1;fpdate;[.B63]+14);IF(periods_per_year=52;IF([.A64]=1;fpdate;[.B63]+7);&quot;n/a&quot;));IF(periods_per_year=24;DATE(YEAR(fpdate);MONTH(fpdate)+([.A64]-1)/2+IF(AND(DAY(fpdate)&gt;=15;MOD([.A64];2)=0);1;0);IF(MOD([.A64];2)=0;IF(DAY(fpdate)&gt;=15;DAY(fpdate)-14;DAY(fpdate)+14);DAY(fpdate)));IF(DAY(DATE(YEAR(fpdate);MONTH(fpdate)+([.A64]-1)*months_per_period;DAY(fpdate)))&lt;&gt;DAY(fpdate);DATE(YEAR(fpdate);MONTH(fpdate)+([.A64]-1)*months_per_period+1;0);DATE(YEAR(fpdate);MONTH(fpdate)+([.A64]-1)*months_per_period;DAY(fpdate))))))" office:value-type="float" office:value="44501" calcext:value-type="float">
            <text:p>44501</text:p>
          </table:table-cell>
          <table:table-cell table:style-name="ce21" table:formula="of:=IF([.A64]=&quot;&quot;;&quot;&quot;;IF(roundOpt;IF(OR([.A64]=nper;payment&gt;ROUND((1+rate)*[.H63];2));ROUND((1+rate)*[.H63];2);payment);IF(OR([.A64]=nper;payment&gt;(1+rate)*[.H63]);(1+rate)*[.H63];payment)))" office:value-type="float" office:value="858.91" calcext:value-type="float">
            <text:p>858.91</text:p>
          </table:table-cell>
          <table:table-cell table:style-name="ce30"/>
          <table:table-cell table:style-name="ce21"/>
          <table:table-cell table:style-name="ce21" table:formula="of:=IF([.A64]=&quot;&quot;;&quot;&quot;;IF(AND([.A64]=1;pmtType=1);0;IF(roundOpt;ROUND(rate*[.H63];2);rate*[.H63])))" office:value-type="float" office:value="626.14" calcext:value-type="float">
            <text:p>626.14</text:p>
          </table:table-cell>
          <table:table-cell table:style-name="ce21" table:formula="of:=IF([.A64]=&quot;&quot;;&quot;&quot;;[.C64]-[.F64]+[.D64])" office:value-type="float" office:value="232.77" calcext:value-type="float">
            <text:p>232.77</text:p>
          </table:table-cell>
          <table:table-cell table:style-name="ce21" table:formula="of:=IF([.A64]=&quot;&quot;;&quot;&quot;;[.H63]-[.G64])" office:value-type="float" office:value="150041.95" calcext:value-type="float">
            <text:p>150,041.95</text:p>
          </table:table-cell>
          <table:table-cell table:number-columns-repeated="248"/>
        </table:table-row>
        <table:table-row table:style-name="ro3">
          <table:table-cell table:style-name="ce10" table:formula="of:=IF([.H64]=&quot;&quot;;&quot;&quot;;IF(roundOpt;IF(OR([.A64]&gt;=nper;ROUND([.H64];2)&lt;=0);&quot;&quot;;[.A64]+1);IF(OR([.A64]&gt;=nper;[.H64]&lt;=0);&quot;&quot;;[.A64]+1)))" office:value-type="float" office:value="48" calcext:value-type="float">
            <text:p>48</text:p>
          </table:table-cell>
          <table:table-cell table:style-name="ce16" table:formula="of:=IF([.A65]=&quot;&quot;;&quot;&quot;;IF(OR(periods_per_year=26;periods_per_year=52);IF(periods_per_year=26;IF([.A65]=1;fpdate;[.B64]+14);IF(periods_per_year=52;IF([.A65]=1;fpdate;[.B64]+7);&quot;n/a&quot;));IF(periods_per_year=24;DATE(YEAR(fpdate);MONTH(fpdate)+([.A65]-1)/2+IF(AND(DAY(fpdate)&gt;=15;MOD([.A65];2)=0);1;0);IF(MOD([.A65];2)=0;IF(DAY(fpdate)&gt;=15;DAY(fpdate)-14;DAY(fpdate)+14);DAY(fpdate)));IF(DAY(DATE(YEAR(fpdate);MONTH(fpdate)+([.A65]-1)*months_per_period;DAY(fpdate)))&lt;&gt;DAY(fpdate);DATE(YEAR(fpdate);MONTH(fpdate)+([.A65]-1)*months_per_period+1;0);DATE(YEAR(fpdate);MONTH(fpdate)+([.A65]-1)*months_per_period;DAY(fpdate))))))" office:value-type="float" office:value="44531" calcext:value-type="float">
            <text:p>44531</text:p>
          </table:table-cell>
          <table:table-cell table:style-name="ce21" table:formula="of:=IF([.A65]=&quot;&quot;;&quot;&quot;;IF(roundOpt;IF(OR([.A65]=nper;payment&gt;ROUND((1+rate)*[.H64];2));ROUND((1+rate)*[.H64];2);payment);IF(OR([.A65]=nper;payment&gt;(1+rate)*[.H64]);(1+rate)*[.H64];payment)))" office:value-type="float" office:value="858.91" calcext:value-type="float">
            <text:p>858.91</text:p>
          </table:table-cell>
          <table:table-cell table:style-name="ce30"/>
          <table:table-cell table:style-name="ce21"/>
          <table:table-cell table:style-name="ce21" table:formula="of:=IF([.A65]=&quot;&quot;;&quot;&quot;;IF(AND([.A65]=1;pmtType=1);0;IF(roundOpt;ROUND(rate*[.H64];2);rate*[.H64])))" office:value-type="float" office:value="625.17" calcext:value-type="float">
            <text:p>625.17</text:p>
          </table:table-cell>
          <table:table-cell table:style-name="ce21" table:formula="of:=IF([.A65]=&quot;&quot;;&quot;&quot;;[.C65]-[.F65]+[.D65])" office:value-type="float" office:value="233.74" calcext:value-type="float">
            <text:p>233.74</text:p>
          </table:table-cell>
          <table:table-cell table:style-name="ce21" table:formula="of:=IF([.A65]=&quot;&quot;;&quot;&quot;;[.H64]-[.G65])" office:value-type="float" office:value="149808.21" calcext:value-type="float">
            <text:p>149,808.21</text:p>
          </table:table-cell>
          <table:table-cell table:number-columns-repeated="248"/>
        </table:table-row>
        <table:table-row table:style-name="ro3">
          <table:table-cell table:style-name="ce10" table:formula="of:=IF([.H65]=&quot;&quot;;&quot;&quot;;IF(roundOpt;IF(OR([.A65]&gt;=nper;ROUND([.H65];2)&lt;=0);&quot;&quot;;[.A65]+1);IF(OR([.A65]&gt;=nper;[.H65]&lt;=0);&quot;&quot;;[.A65]+1)))" office:value-type="float" office:value="49" calcext:value-type="float">
            <text:p>49</text:p>
          </table:table-cell>
          <table:table-cell table:style-name="ce16" table:formula="of:=IF([.A66]=&quot;&quot;;&quot;&quot;;IF(OR(periods_per_year=26;periods_per_year=52);IF(periods_per_year=26;IF([.A66]=1;fpdate;[.B65]+14);IF(periods_per_year=52;IF([.A66]=1;fpdate;[.B65]+7);&quot;n/a&quot;));IF(periods_per_year=24;DATE(YEAR(fpdate);MONTH(fpdate)+([.A66]-1)/2+IF(AND(DAY(fpdate)&gt;=15;MOD([.A66];2)=0);1;0);IF(MOD([.A66];2)=0;IF(DAY(fpdate)&gt;=15;DAY(fpdate)-14;DAY(fpdate)+14);DAY(fpdate)));IF(DAY(DATE(YEAR(fpdate);MONTH(fpdate)+([.A66]-1)*months_per_period;DAY(fpdate)))&lt;&gt;DAY(fpdate);DATE(YEAR(fpdate);MONTH(fpdate)+([.A66]-1)*months_per_period+1;0);DATE(YEAR(fpdate);MONTH(fpdate)+([.A66]-1)*months_per_period;DAY(fpdate))))))" office:value-type="float" office:value="44562" calcext:value-type="float">
            <text:p>44562</text:p>
          </table:table-cell>
          <table:table-cell table:style-name="ce21" table:formula="of:=IF([.A66]=&quot;&quot;;&quot;&quot;;IF(roundOpt;IF(OR([.A66]=nper;payment&gt;ROUND((1+rate)*[.H65];2));ROUND((1+rate)*[.H65];2);payment);IF(OR([.A66]=nper;payment&gt;(1+rate)*[.H65]);(1+rate)*[.H65];payment)))" office:value-type="float" office:value="858.91" calcext:value-type="float">
            <text:p>858.91</text:p>
          </table:table-cell>
          <table:table-cell table:style-name="ce30"/>
          <table:table-cell table:style-name="ce21"/>
          <table:table-cell table:style-name="ce21" table:formula="of:=IF([.A66]=&quot;&quot;;&quot;&quot;;IF(AND([.A66]=1;pmtType=1);0;IF(roundOpt;ROUND(rate*[.H65];2);rate*[.H65])))" office:value-type="float" office:value="624.2" calcext:value-type="float">
            <text:p>624.20</text:p>
          </table:table-cell>
          <table:table-cell table:style-name="ce21" table:formula="of:=IF([.A66]=&quot;&quot;;&quot;&quot;;[.C66]-[.F66]+[.D66])" office:value-type="float" office:value="234.71" calcext:value-type="float">
            <text:p>234.71</text:p>
          </table:table-cell>
          <table:table-cell table:style-name="ce21" table:formula="of:=IF([.A66]=&quot;&quot;;&quot;&quot;;[.H65]-[.G66])" office:value-type="float" office:value="149573.5" calcext:value-type="float">
            <text:p>149,573.50</text:p>
          </table:table-cell>
          <table:table-cell table:number-columns-repeated="248"/>
        </table:table-row>
        <table:table-row table:style-name="ro3">
          <table:table-cell table:style-name="ce10" table:formula="of:=IF([.H66]=&quot;&quot;;&quot;&quot;;IF(roundOpt;IF(OR([.A66]&gt;=nper;ROUND([.H66];2)&lt;=0);&quot;&quot;;[.A66]+1);IF(OR([.A66]&gt;=nper;[.H66]&lt;=0);&quot;&quot;;[.A66]+1)))" office:value-type="float" office:value="50" calcext:value-type="float">
            <text:p>50</text:p>
          </table:table-cell>
          <table:table-cell table:style-name="ce16" table:formula="of:=IF([.A67]=&quot;&quot;;&quot;&quot;;IF(OR(periods_per_year=26;periods_per_year=52);IF(periods_per_year=26;IF([.A67]=1;fpdate;[.B66]+14);IF(periods_per_year=52;IF([.A67]=1;fpdate;[.B66]+7);&quot;n/a&quot;));IF(periods_per_year=24;DATE(YEAR(fpdate);MONTH(fpdate)+([.A67]-1)/2+IF(AND(DAY(fpdate)&gt;=15;MOD([.A67];2)=0);1;0);IF(MOD([.A67];2)=0;IF(DAY(fpdate)&gt;=15;DAY(fpdate)-14;DAY(fpdate)+14);DAY(fpdate)));IF(DAY(DATE(YEAR(fpdate);MONTH(fpdate)+([.A67]-1)*months_per_period;DAY(fpdate)))&lt;&gt;DAY(fpdate);DATE(YEAR(fpdate);MONTH(fpdate)+([.A67]-1)*months_per_period+1;0);DATE(YEAR(fpdate);MONTH(fpdate)+([.A67]-1)*months_per_period;DAY(fpdate))))))" office:value-type="float" office:value="44593" calcext:value-type="float">
            <text:p>44593</text:p>
          </table:table-cell>
          <table:table-cell table:style-name="ce21" table:formula="of:=IF([.A67]=&quot;&quot;;&quot;&quot;;IF(roundOpt;IF(OR([.A67]=nper;payment&gt;ROUND((1+rate)*[.H66];2));ROUND((1+rate)*[.H66];2);payment);IF(OR([.A67]=nper;payment&gt;(1+rate)*[.H66]);(1+rate)*[.H66];payment)))" office:value-type="float" office:value="858.91" calcext:value-type="float">
            <text:p>858.91</text:p>
          </table:table-cell>
          <table:table-cell table:style-name="ce30"/>
          <table:table-cell table:style-name="ce21"/>
          <table:table-cell table:style-name="ce21" table:formula="of:=IF([.A67]=&quot;&quot;;&quot;&quot;;IF(AND([.A67]=1;pmtType=1);0;IF(roundOpt;ROUND(rate*[.H66];2);rate*[.H66])))" office:value-type="float" office:value="623.22" calcext:value-type="float">
            <text:p>623.22</text:p>
          </table:table-cell>
          <table:table-cell table:style-name="ce21" table:formula="of:=IF([.A67]=&quot;&quot;;&quot;&quot;;[.C67]-[.F67]+[.D67])" office:value-type="float" office:value="235.69" calcext:value-type="float">
            <text:p>235.69</text:p>
          </table:table-cell>
          <table:table-cell table:style-name="ce21" table:formula="of:=IF([.A67]=&quot;&quot;;&quot;&quot;;[.H66]-[.G67])" office:value-type="float" office:value="149337.81" calcext:value-type="float">
            <text:p>149,337.81</text:p>
          </table:table-cell>
          <table:table-cell table:number-columns-repeated="248"/>
        </table:table-row>
        <table:table-row table:style-name="ro3">
          <table:table-cell table:style-name="ce10" table:formula="of:=IF([.H67]=&quot;&quot;;&quot;&quot;;IF(roundOpt;IF(OR([.A67]&gt;=nper;ROUND([.H67];2)&lt;=0);&quot;&quot;;[.A67]+1);IF(OR([.A67]&gt;=nper;[.H67]&lt;=0);&quot;&quot;;[.A67]+1)))" office:value-type="float" office:value="51" calcext:value-type="float">
            <text:p>51</text:p>
          </table:table-cell>
          <table:table-cell table:style-name="ce16" table:formula="of:=IF([.A68]=&quot;&quot;;&quot;&quot;;IF(OR(periods_per_year=26;periods_per_year=52);IF(periods_per_year=26;IF([.A68]=1;fpdate;[.B67]+14);IF(periods_per_year=52;IF([.A68]=1;fpdate;[.B67]+7);&quot;n/a&quot;));IF(periods_per_year=24;DATE(YEAR(fpdate);MONTH(fpdate)+([.A68]-1)/2+IF(AND(DAY(fpdate)&gt;=15;MOD([.A68];2)=0);1;0);IF(MOD([.A68];2)=0;IF(DAY(fpdate)&gt;=15;DAY(fpdate)-14;DAY(fpdate)+14);DAY(fpdate)));IF(DAY(DATE(YEAR(fpdate);MONTH(fpdate)+([.A68]-1)*months_per_period;DAY(fpdate)))&lt;&gt;DAY(fpdate);DATE(YEAR(fpdate);MONTH(fpdate)+([.A68]-1)*months_per_period+1;0);DATE(YEAR(fpdate);MONTH(fpdate)+([.A68]-1)*months_per_period;DAY(fpdate))))))" office:value-type="float" office:value="44621" calcext:value-type="float">
            <text:p>44621</text:p>
          </table:table-cell>
          <table:table-cell table:style-name="ce21" table:formula="of:=IF([.A68]=&quot;&quot;;&quot;&quot;;IF(roundOpt;IF(OR([.A68]=nper;payment&gt;ROUND((1+rate)*[.H67];2));ROUND((1+rate)*[.H67];2);payment);IF(OR([.A68]=nper;payment&gt;(1+rate)*[.H67]);(1+rate)*[.H67];payment)))" office:value-type="float" office:value="858.91" calcext:value-type="float">
            <text:p>858.91</text:p>
          </table:table-cell>
          <table:table-cell table:style-name="ce30"/>
          <table:table-cell table:style-name="ce21"/>
          <table:table-cell table:style-name="ce21" table:formula="of:=IF([.A68]=&quot;&quot;;&quot;&quot;;IF(AND([.A68]=1;pmtType=1);0;IF(roundOpt;ROUND(rate*[.H67];2);rate*[.H67])))" office:value-type="float" office:value="622.24" calcext:value-type="float">
            <text:p>622.24</text:p>
          </table:table-cell>
          <table:table-cell table:style-name="ce21" table:formula="of:=IF([.A68]=&quot;&quot;;&quot;&quot;;[.C68]-[.F68]+[.D68])" office:value-type="float" office:value="236.67" calcext:value-type="float">
            <text:p>236.67</text:p>
          </table:table-cell>
          <table:table-cell table:style-name="ce21" table:formula="of:=IF([.A68]=&quot;&quot;;&quot;&quot;;[.H67]-[.G68])" office:value-type="float" office:value="149101.14" calcext:value-type="float">
            <text:p>149,101.14</text:p>
          </table:table-cell>
          <table:table-cell table:number-columns-repeated="248"/>
        </table:table-row>
        <table:table-row table:style-name="ro3">
          <table:table-cell table:style-name="ce10" table:formula="of:=IF([.H68]=&quot;&quot;;&quot;&quot;;IF(roundOpt;IF(OR([.A68]&gt;=nper;ROUND([.H68];2)&lt;=0);&quot;&quot;;[.A68]+1);IF(OR([.A68]&gt;=nper;[.H68]&lt;=0);&quot;&quot;;[.A68]+1)))" office:value-type="float" office:value="52" calcext:value-type="float">
            <text:p>52</text:p>
          </table:table-cell>
          <table:table-cell table:style-name="ce16" table:formula="of:=IF([.A69]=&quot;&quot;;&quot;&quot;;IF(OR(periods_per_year=26;periods_per_year=52);IF(periods_per_year=26;IF([.A69]=1;fpdate;[.B68]+14);IF(periods_per_year=52;IF([.A69]=1;fpdate;[.B68]+7);&quot;n/a&quot;));IF(periods_per_year=24;DATE(YEAR(fpdate);MONTH(fpdate)+([.A69]-1)/2+IF(AND(DAY(fpdate)&gt;=15;MOD([.A69];2)=0);1;0);IF(MOD([.A69];2)=0;IF(DAY(fpdate)&gt;=15;DAY(fpdate)-14;DAY(fpdate)+14);DAY(fpdate)));IF(DAY(DATE(YEAR(fpdate);MONTH(fpdate)+([.A69]-1)*months_per_period;DAY(fpdate)))&lt;&gt;DAY(fpdate);DATE(YEAR(fpdate);MONTH(fpdate)+([.A69]-1)*months_per_period+1;0);DATE(YEAR(fpdate);MONTH(fpdate)+([.A69]-1)*months_per_period;DAY(fpdate))))))" office:value-type="float" office:value="44652" calcext:value-type="float">
            <text:p>44652</text:p>
          </table:table-cell>
          <table:table-cell table:style-name="ce21" table:formula="of:=IF([.A69]=&quot;&quot;;&quot;&quot;;IF(roundOpt;IF(OR([.A69]=nper;payment&gt;ROUND((1+rate)*[.H68];2));ROUND((1+rate)*[.H68];2);payment);IF(OR([.A69]=nper;payment&gt;(1+rate)*[.H68]);(1+rate)*[.H68];payment)))" office:value-type="float" office:value="858.91" calcext:value-type="float">
            <text:p>858.91</text:p>
          </table:table-cell>
          <table:table-cell table:style-name="ce30"/>
          <table:table-cell table:style-name="ce21"/>
          <table:table-cell table:style-name="ce21" table:formula="of:=IF([.A69]=&quot;&quot;;&quot;&quot;;IF(AND([.A69]=1;pmtType=1);0;IF(roundOpt;ROUND(rate*[.H68];2);rate*[.H68])))" office:value-type="float" office:value="621.25" calcext:value-type="float">
            <text:p>621.25</text:p>
          </table:table-cell>
          <table:table-cell table:style-name="ce21" table:formula="of:=IF([.A69]=&quot;&quot;;&quot;&quot;;[.C69]-[.F69]+[.D69])" office:value-type="float" office:value="237.66" calcext:value-type="float">
            <text:p>237.66</text:p>
          </table:table-cell>
          <table:table-cell table:style-name="ce21" table:formula="of:=IF([.A69]=&quot;&quot;;&quot;&quot;;[.H68]-[.G69])" office:value-type="float" office:value="148863.48" calcext:value-type="float">
            <text:p>148,863.48</text:p>
          </table:table-cell>
          <table:table-cell table:number-columns-repeated="248"/>
        </table:table-row>
        <table:table-row table:style-name="ro3">
          <table:table-cell table:style-name="ce10" table:formula="of:=IF([.H69]=&quot;&quot;;&quot;&quot;;IF(roundOpt;IF(OR([.A69]&gt;=nper;ROUND([.H69];2)&lt;=0);&quot;&quot;;[.A69]+1);IF(OR([.A69]&gt;=nper;[.H69]&lt;=0);&quot;&quot;;[.A69]+1)))" office:value-type="float" office:value="53" calcext:value-type="float">
            <text:p>53</text:p>
          </table:table-cell>
          <table:table-cell table:style-name="ce16" table:formula="of:=IF([.A70]=&quot;&quot;;&quot;&quot;;IF(OR(periods_per_year=26;periods_per_year=52);IF(periods_per_year=26;IF([.A70]=1;fpdate;[.B69]+14);IF(periods_per_year=52;IF([.A70]=1;fpdate;[.B69]+7);&quot;n/a&quot;));IF(periods_per_year=24;DATE(YEAR(fpdate);MONTH(fpdate)+([.A70]-1)/2+IF(AND(DAY(fpdate)&gt;=15;MOD([.A70];2)=0);1;0);IF(MOD([.A70];2)=0;IF(DAY(fpdate)&gt;=15;DAY(fpdate)-14;DAY(fpdate)+14);DAY(fpdate)));IF(DAY(DATE(YEAR(fpdate);MONTH(fpdate)+([.A70]-1)*months_per_period;DAY(fpdate)))&lt;&gt;DAY(fpdate);DATE(YEAR(fpdate);MONTH(fpdate)+([.A70]-1)*months_per_period+1;0);DATE(YEAR(fpdate);MONTH(fpdate)+([.A70]-1)*months_per_period;DAY(fpdate))))))" office:value-type="float" office:value="44682" calcext:value-type="float">
            <text:p>44682</text:p>
          </table:table-cell>
          <table:table-cell table:style-name="ce21" table:formula="of:=IF([.A70]=&quot;&quot;;&quot;&quot;;IF(roundOpt;IF(OR([.A70]=nper;payment&gt;ROUND((1+rate)*[.H69];2));ROUND((1+rate)*[.H69];2);payment);IF(OR([.A70]=nper;payment&gt;(1+rate)*[.H69]);(1+rate)*[.H69];payment)))" office:value-type="float" office:value="858.91" calcext:value-type="float">
            <text:p>858.91</text:p>
          </table:table-cell>
          <table:table-cell table:style-name="ce30"/>
          <table:table-cell table:style-name="ce21"/>
          <table:table-cell table:style-name="ce21" table:formula="of:=IF([.A70]=&quot;&quot;;&quot;&quot;;IF(AND([.A70]=1;pmtType=1);0;IF(roundOpt;ROUND(rate*[.H69];2);rate*[.H69])))" office:value-type="float" office:value="620.26" calcext:value-type="float">
            <text:p>620.26</text:p>
          </table:table-cell>
          <table:table-cell table:style-name="ce21" table:formula="of:=IF([.A70]=&quot;&quot;;&quot;&quot;;[.C70]-[.F70]+[.D70])" office:value-type="float" office:value="238.65" calcext:value-type="float">
            <text:p>238.65</text:p>
          </table:table-cell>
          <table:table-cell table:style-name="ce21" table:formula="of:=IF([.A70]=&quot;&quot;;&quot;&quot;;[.H69]-[.G70])" office:value-type="float" office:value="148624.83" calcext:value-type="float">
            <text:p>148,624.83</text:p>
          </table:table-cell>
          <table:table-cell table:number-columns-repeated="248"/>
        </table:table-row>
        <table:table-row table:style-name="ro3">
          <table:table-cell table:style-name="ce10" table:formula="of:=IF([.H70]=&quot;&quot;;&quot;&quot;;IF(roundOpt;IF(OR([.A70]&gt;=nper;ROUND([.H70];2)&lt;=0);&quot;&quot;;[.A70]+1);IF(OR([.A70]&gt;=nper;[.H70]&lt;=0);&quot;&quot;;[.A70]+1)))" office:value-type="float" office:value="54" calcext:value-type="float">
            <text:p>54</text:p>
          </table:table-cell>
          <table:table-cell table:style-name="ce16" table:formula="of:=IF([.A71]=&quot;&quot;;&quot;&quot;;IF(OR(periods_per_year=26;periods_per_year=52);IF(periods_per_year=26;IF([.A71]=1;fpdate;[.B70]+14);IF(periods_per_year=52;IF([.A71]=1;fpdate;[.B70]+7);&quot;n/a&quot;));IF(periods_per_year=24;DATE(YEAR(fpdate);MONTH(fpdate)+([.A71]-1)/2+IF(AND(DAY(fpdate)&gt;=15;MOD([.A71];2)=0);1;0);IF(MOD([.A71];2)=0;IF(DAY(fpdate)&gt;=15;DAY(fpdate)-14;DAY(fpdate)+14);DAY(fpdate)));IF(DAY(DATE(YEAR(fpdate);MONTH(fpdate)+([.A71]-1)*months_per_period;DAY(fpdate)))&lt;&gt;DAY(fpdate);DATE(YEAR(fpdate);MONTH(fpdate)+([.A71]-1)*months_per_period+1;0);DATE(YEAR(fpdate);MONTH(fpdate)+([.A71]-1)*months_per_period;DAY(fpdate))))))" office:value-type="float" office:value="44713" calcext:value-type="float">
            <text:p>44713</text:p>
          </table:table-cell>
          <table:table-cell table:style-name="ce21" table:formula="of:=IF([.A71]=&quot;&quot;;&quot;&quot;;IF(roundOpt;IF(OR([.A71]=nper;payment&gt;ROUND((1+rate)*[.H70];2));ROUND((1+rate)*[.H70];2);payment);IF(OR([.A71]=nper;payment&gt;(1+rate)*[.H70]);(1+rate)*[.H70];payment)))" office:value-type="float" office:value="858.91" calcext:value-type="float">
            <text:p>858.91</text:p>
          </table:table-cell>
          <table:table-cell table:style-name="ce30"/>
          <table:table-cell table:style-name="ce21"/>
          <table:table-cell table:style-name="ce21" table:formula="of:=IF([.A71]=&quot;&quot;;&quot;&quot;;IF(AND([.A71]=1;pmtType=1);0;IF(roundOpt;ROUND(rate*[.H70];2);rate*[.H70])))" office:value-type="float" office:value="619.27" calcext:value-type="float">
            <text:p>619.27</text:p>
          </table:table-cell>
          <table:table-cell table:style-name="ce21" table:formula="of:=IF([.A71]=&quot;&quot;;&quot;&quot;;[.C71]-[.F71]+[.D71])" office:value-type="float" office:value="239.64" calcext:value-type="float">
            <text:p>239.64</text:p>
          </table:table-cell>
          <table:table-cell table:style-name="ce21" table:formula="of:=IF([.A71]=&quot;&quot;;&quot;&quot;;[.H70]-[.G71])" office:value-type="float" office:value="148385.19" calcext:value-type="float">
            <text:p>148,385.19</text:p>
          </table:table-cell>
          <table:table-cell table:number-columns-repeated="248"/>
        </table:table-row>
        <table:table-row table:style-name="ro3">
          <table:table-cell table:style-name="ce10" table:formula="of:=IF([.H71]=&quot;&quot;;&quot;&quot;;IF(roundOpt;IF(OR([.A71]&gt;=nper;ROUND([.H71];2)&lt;=0);&quot;&quot;;[.A71]+1);IF(OR([.A71]&gt;=nper;[.H71]&lt;=0);&quot;&quot;;[.A71]+1)))" office:value-type="float" office:value="55" calcext:value-type="float">
            <text:p>55</text:p>
          </table:table-cell>
          <table:table-cell table:style-name="ce16" table:formula="of:=IF([.A72]=&quot;&quot;;&quot;&quot;;IF(OR(periods_per_year=26;periods_per_year=52);IF(periods_per_year=26;IF([.A72]=1;fpdate;[.B71]+14);IF(periods_per_year=52;IF([.A72]=1;fpdate;[.B71]+7);&quot;n/a&quot;));IF(periods_per_year=24;DATE(YEAR(fpdate);MONTH(fpdate)+([.A72]-1)/2+IF(AND(DAY(fpdate)&gt;=15;MOD([.A72];2)=0);1;0);IF(MOD([.A72];2)=0;IF(DAY(fpdate)&gt;=15;DAY(fpdate)-14;DAY(fpdate)+14);DAY(fpdate)));IF(DAY(DATE(YEAR(fpdate);MONTH(fpdate)+([.A72]-1)*months_per_period;DAY(fpdate)))&lt;&gt;DAY(fpdate);DATE(YEAR(fpdate);MONTH(fpdate)+([.A72]-1)*months_per_period+1;0);DATE(YEAR(fpdate);MONTH(fpdate)+([.A72]-1)*months_per_period;DAY(fpdate))))))" office:value-type="float" office:value="44743" calcext:value-type="float">
            <text:p>44743</text:p>
          </table:table-cell>
          <table:table-cell table:style-name="ce21" table:formula="of:=IF([.A72]=&quot;&quot;;&quot;&quot;;IF(roundOpt;IF(OR([.A72]=nper;payment&gt;ROUND((1+rate)*[.H71];2));ROUND((1+rate)*[.H71];2);payment);IF(OR([.A72]=nper;payment&gt;(1+rate)*[.H71]);(1+rate)*[.H71];payment)))" office:value-type="float" office:value="858.91" calcext:value-type="float">
            <text:p>858.91</text:p>
          </table:table-cell>
          <table:table-cell table:style-name="ce30"/>
          <table:table-cell table:style-name="ce21"/>
          <table:table-cell table:style-name="ce21" table:formula="of:=IF([.A72]=&quot;&quot;;&quot;&quot;;IF(AND([.A72]=1;pmtType=1);0;IF(roundOpt;ROUND(rate*[.H71];2);rate*[.H71])))" office:value-type="float" office:value="618.27" calcext:value-type="float">
            <text:p>618.27</text:p>
          </table:table-cell>
          <table:table-cell table:style-name="ce21" table:formula="of:=IF([.A72]=&quot;&quot;;&quot;&quot;;[.C72]-[.F72]+[.D72])" office:value-type="float" office:value="240.64" calcext:value-type="float">
            <text:p>240.64</text:p>
          </table:table-cell>
          <table:table-cell table:style-name="ce21" table:formula="of:=IF([.A72]=&quot;&quot;;&quot;&quot;;[.H71]-[.G72])" office:value-type="float" office:value="148144.55" calcext:value-type="float">
            <text:p>148,144.55</text:p>
          </table:table-cell>
          <table:table-cell table:number-columns-repeated="248"/>
        </table:table-row>
        <table:table-row table:style-name="ro3">
          <table:table-cell table:style-name="ce10" table:formula="of:=IF([.H72]=&quot;&quot;;&quot;&quot;;IF(roundOpt;IF(OR([.A72]&gt;=nper;ROUND([.H72];2)&lt;=0);&quot;&quot;;[.A72]+1);IF(OR([.A72]&gt;=nper;[.H72]&lt;=0);&quot;&quot;;[.A72]+1)))" office:value-type="float" office:value="56" calcext:value-type="float">
            <text:p>56</text:p>
          </table:table-cell>
          <table:table-cell table:style-name="ce16" table:formula="of:=IF([.A73]=&quot;&quot;;&quot;&quot;;IF(OR(periods_per_year=26;periods_per_year=52);IF(periods_per_year=26;IF([.A73]=1;fpdate;[.B72]+14);IF(periods_per_year=52;IF([.A73]=1;fpdate;[.B72]+7);&quot;n/a&quot;));IF(periods_per_year=24;DATE(YEAR(fpdate);MONTH(fpdate)+([.A73]-1)/2+IF(AND(DAY(fpdate)&gt;=15;MOD([.A73];2)=0);1;0);IF(MOD([.A73];2)=0;IF(DAY(fpdate)&gt;=15;DAY(fpdate)-14;DAY(fpdate)+14);DAY(fpdate)));IF(DAY(DATE(YEAR(fpdate);MONTH(fpdate)+([.A73]-1)*months_per_period;DAY(fpdate)))&lt;&gt;DAY(fpdate);DATE(YEAR(fpdate);MONTH(fpdate)+([.A73]-1)*months_per_period+1;0);DATE(YEAR(fpdate);MONTH(fpdate)+([.A73]-1)*months_per_period;DAY(fpdate))))))" office:value-type="float" office:value="44774" calcext:value-type="float">
            <text:p>44774</text:p>
          </table:table-cell>
          <table:table-cell table:style-name="ce21" table:formula="of:=IF([.A73]=&quot;&quot;;&quot;&quot;;IF(roundOpt;IF(OR([.A73]=nper;payment&gt;ROUND((1+rate)*[.H72];2));ROUND((1+rate)*[.H72];2);payment);IF(OR([.A73]=nper;payment&gt;(1+rate)*[.H72]);(1+rate)*[.H72];payment)))" office:value-type="float" office:value="858.91" calcext:value-type="float">
            <text:p>858.91</text:p>
          </table:table-cell>
          <table:table-cell table:style-name="ce30"/>
          <table:table-cell table:style-name="ce21"/>
          <table:table-cell table:style-name="ce21" table:formula="of:=IF([.A73]=&quot;&quot;;&quot;&quot;;IF(AND([.A73]=1;pmtType=1);0;IF(roundOpt;ROUND(rate*[.H72];2);rate*[.H72])))" office:value-type="float" office:value="617.27" calcext:value-type="float">
            <text:p>617.27</text:p>
          </table:table-cell>
          <table:table-cell table:style-name="ce21" table:formula="of:=IF([.A73]=&quot;&quot;;&quot;&quot;;[.C73]-[.F73]+[.D73])" office:value-type="float" office:value="241.64" calcext:value-type="float">
            <text:p>241.64</text:p>
          </table:table-cell>
          <table:table-cell table:style-name="ce21" table:formula="of:=IF([.A73]=&quot;&quot;;&quot;&quot;;[.H72]-[.G73])" office:value-type="float" office:value="147902.91" calcext:value-type="float">
            <text:p>147,902.91</text:p>
          </table:table-cell>
          <table:table-cell table:number-columns-repeated="248"/>
        </table:table-row>
        <table:table-row table:style-name="ro3">
          <table:table-cell table:style-name="ce10" table:formula="of:=IF([.H73]=&quot;&quot;;&quot;&quot;;IF(roundOpt;IF(OR([.A73]&gt;=nper;ROUND([.H73];2)&lt;=0);&quot;&quot;;[.A73]+1);IF(OR([.A73]&gt;=nper;[.H73]&lt;=0);&quot;&quot;;[.A73]+1)))" office:value-type="float" office:value="57" calcext:value-type="float">
            <text:p>57</text:p>
          </table:table-cell>
          <table:table-cell table:style-name="ce16" table:formula="of:=IF([.A74]=&quot;&quot;;&quot;&quot;;IF(OR(periods_per_year=26;periods_per_year=52);IF(periods_per_year=26;IF([.A74]=1;fpdate;[.B73]+14);IF(periods_per_year=52;IF([.A74]=1;fpdate;[.B73]+7);&quot;n/a&quot;));IF(periods_per_year=24;DATE(YEAR(fpdate);MONTH(fpdate)+([.A74]-1)/2+IF(AND(DAY(fpdate)&gt;=15;MOD([.A74];2)=0);1;0);IF(MOD([.A74];2)=0;IF(DAY(fpdate)&gt;=15;DAY(fpdate)-14;DAY(fpdate)+14);DAY(fpdate)));IF(DAY(DATE(YEAR(fpdate);MONTH(fpdate)+([.A74]-1)*months_per_period;DAY(fpdate)))&lt;&gt;DAY(fpdate);DATE(YEAR(fpdate);MONTH(fpdate)+([.A74]-1)*months_per_period+1;0);DATE(YEAR(fpdate);MONTH(fpdate)+([.A74]-1)*months_per_period;DAY(fpdate))))))" office:value-type="float" office:value="44805" calcext:value-type="float">
            <text:p>44805</text:p>
          </table:table-cell>
          <table:table-cell table:style-name="ce21" table:formula="of:=IF([.A74]=&quot;&quot;;&quot;&quot;;IF(roundOpt;IF(OR([.A74]=nper;payment&gt;ROUND((1+rate)*[.H73];2));ROUND((1+rate)*[.H73];2);payment);IF(OR([.A74]=nper;payment&gt;(1+rate)*[.H73]);(1+rate)*[.H73];payment)))" office:value-type="float" office:value="858.91" calcext:value-type="float">
            <text:p>858.91</text:p>
          </table:table-cell>
          <table:table-cell table:style-name="ce30"/>
          <table:table-cell table:style-name="ce21"/>
          <table:table-cell table:style-name="ce21" table:formula="of:=IF([.A74]=&quot;&quot;;&quot;&quot;;IF(AND([.A74]=1;pmtType=1);0;IF(roundOpt;ROUND(rate*[.H73];2);rate*[.H73])))" office:value-type="float" office:value="616.26" calcext:value-type="float">
            <text:p>616.26</text:p>
          </table:table-cell>
          <table:table-cell table:style-name="ce21" table:formula="of:=IF([.A74]=&quot;&quot;;&quot;&quot;;[.C74]-[.F74]+[.D74])" office:value-type="float" office:value="242.65" calcext:value-type="float">
            <text:p>242.65</text:p>
          </table:table-cell>
          <table:table-cell table:style-name="ce21" table:formula="of:=IF([.A74]=&quot;&quot;;&quot;&quot;;[.H73]-[.G74])" office:value-type="float" office:value="147660.26" calcext:value-type="float">
            <text:p>147,660.26</text:p>
          </table:table-cell>
          <table:table-cell table:number-columns-repeated="248"/>
        </table:table-row>
        <table:table-row table:style-name="ro3">
          <table:table-cell table:style-name="ce10" table:formula="of:=IF([.H74]=&quot;&quot;;&quot;&quot;;IF(roundOpt;IF(OR([.A74]&gt;=nper;ROUND([.H74];2)&lt;=0);&quot;&quot;;[.A74]+1);IF(OR([.A74]&gt;=nper;[.H74]&lt;=0);&quot;&quot;;[.A74]+1)))" office:value-type="float" office:value="58" calcext:value-type="float">
            <text:p>58</text:p>
          </table:table-cell>
          <table:table-cell table:style-name="ce16" table:formula="of:=IF([.A75]=&quot;&quot;;&quot;&quot;;IF(OR(periods_per_year=26;periods_per_year=52);IF(periods_per_year=26;IF([.A75]=1;fpdate;[.B74]+14);IF(periods_per_year=52;IF([.A75]=1;fpdate;[.B74]+7);&quot;n/a&quot;));IF(periods_per_year=24;DATE(YEAR(fpdate);MONTH(fpdate)+([.A75]-1)/2+IF(AND(DAY(fpdate)&gt;=15;MOD([.A75];2)=0);1;0);IF(MOD([.A75];2)=0;IF(DAY(fpdate)&gt;=15;DAY(fpdate)-14;DAY(fpdate)+14);DAY(fpdate)));IF(DAY(DATE(YEAR(fpdate);MONTH(fpdate)+([.A75]-1)*months_per_period;DAY(fpdate)))&lt;&gt;DAY(fpdate);DATE(YEAR(fpdate);MONTH(fpdate)+([.A75]-1)*months_per_period+1;0);DATE(YEAR(fpdate);MONTH(fpdate)+([.A75]-1)*months_per_period;DAY(fpdate))))))" office:value-type="float" office:value="44835" calcext:value-type="float">
            <text:p>44835</text:p>
          </table:table-cell>
          <table:table-cell table:style-name="ce21" table:formula="of:=IF([.A75]=&quot;&quot;;&quot;&quot;;IF(roundOpt;IF(OR([.A75]=nper;payment&gt;ROUND((1+rate)*[.H74];2));ROUND((1+rate)*[.H74];2);payment);IF(OR([.A75]=nper;payment&gt;(1+rate)*[.H74]);(1+rate)*[.H74];payment)))" office:value-type="float" office:value="858.91" calcext:value-type="float">
            <text:p>858.91</text:p>
          </table:table-cell>
          <table:table-cell table:style-name="ce30"/>
          <table:table-cell table:style-name="ce21"/>
          <table:table-cell table:style-name="ce21" table:formula="of:=IF([.A75]=&quot;&quot;;&quot;&quot;;IF(AND([.A75]=1;pmtType=1);0;IF(roundOpt;ROUND(rate*[.H74];2);rate*[.H74])))" office:value-type="float" office:value="615.25" calcext:value-type="float">
            <text:p>615.25</text:p>
          </table:table-cell>
          <table:table-cell table:style-name="ce21" table:formula="of:=IF([.A75]=&quot;&quot;;&quot;&quot;;[.C75]-[.F75]+[.D75])" office:value-type="float" office:value="243.66" calcext:value-type="float">
            <text:p>243.66</text:p>
          </table:table-cell>
          <table:table-cell table:style-name="ce21" table:formula="of:=IF([.A75]=&quot;&quot;;&quot;&quot;;[.H74]-[.G75])" office:value-type="float" office:value="147416.6" calcext:value-type="float">
            <text:p>147,416.60</text:p>
          </table:table-cell>
          <table:table-cell table:number-columns-repeated="248"/>
        </table:table-row>
        <table:table-row table:style-name="ro3">
          <table:table-cell table:style-name="ce10" table:formula="of:=IF([.H75]=&quot;&quot;;&quot;&quot;;IF(roundOpt;IF(OR([.A75]&gt;=nper;ROUND([.H75];2)&lt;=0);&quot;&quot;;[.A75]+1);IF(OR([.A75]&gt;=nper;[.H75]&lt;=0);&quot;&quot;;[.A75]+1)))" office:value-type="float" office:value="59" calcext:value-type="float">
            <text:p>59</text:p>
          </table:table-cell>
          <table:table-cell table:style-name="ce16" table:formula="of:=IF([.A76]=&quot;&quot;;&quot;&quot;;IF(OR(periods_per_year=26;periods_per_year=52);IF(periods_per_year=26;IF([.A76]=1;fpdate;[.B75]+14);IF(periods_per_year=52;IF([.A76]=1;fpdate;[.B75]+7);&quot;n/a&quot;));IF(periods_per_year=24;DATE(YEAR(fpdate);MONTH(fpdate)+([.A76]-1)/2+IF(AND(DAY(fpdate)&gt;=15;MOD([.A76];2)=0);1;0);IF(MOD([.A76];2)=0;IF(DAY(fpdate)&gt;=15;DAY(fpdate)-14;DAY(fpdate)+14);DAY(fpdate)));IF(DAY(DATE(YEAR(fpdate);MONTH(fpdate)+([.A76]-1)*months_per_period;DAY(fpdate)))&lt;&gt;DAY(fpdate);DATE(YEAR(fpdate);MONTH(fpdate)+([.A76]-1)*months_per_period+1;0);DATE(YEAR(fpdate);MONTH(fpdate)+([.A76]-1)*months_per_period;DAY(fpdate))))))" office:value-type="float" office:value="44866" calcext:value-type="float">
            <text:p>44866</text:p>
          </table:table-cell>
          <table:table-cell table:style-name="ce21" table:formula="of:=IF([.A76]=&quot;&quot;;&quot;&quot;;IF(roundOpt;IF(OR([.A76]=nper;payment&gt;ROUND((1+rate)*[.H75];2));ROUND((1+rate)*[.H75];2);payment);IF(OR([.A76]=nper;payment&gt;(1+rate)*[.H75]);(1+rate)*[.H75];payment)))" office:value-type="float" office:value="858.91" calcext:value-type="float">
            <text:p>858.91</text:p>
          </table:table-cell>
          <table:table-cell table:style-name="ce30"/>
          <table:table-cell table:style-name="ce21"/>
          <table:table-cell table:style-name="ce21" table:formula="of:=IF([.A76]=&quot;&quot;;&quot;&quot;;IF(AND([.A76]=1;pmtType=1);0;IF(roundOpt;ROUND(rate*[.H75];2);rate*[.H75])))" office:value-type="float" office:value="614.24" calcext:value-type="float">
            <text:p>614.24</text:p>
          </table:table-cell>
          <table:table-cell table:style-name="ce21" table:formula="of:=IF([.A76]=&quot;&quot;;&quot;&quot;;[.C76]-[.F76]+[.D76])" office:value-type="float" office:value="244.67" calcext:value-type="float">
            <text:p>244.67</text:p>
          </table:table-cell>
          <table:table-cell table:style-name="ce21" table:formula="of:=IF([.A76]=&quot;&quot;;&quot;&quot;;[.H75]-[.G76])" office:value-type="float" office:value="147171.93" calcext:value-type="float">
            <text:p>147,171.93</text:p>
          </table:table-cell>
          <table:table-cell table:number-columns-repeated="248"/>
        </table:table-row>
        <table:table-row table:style-name="ro3">
          <table:table-cell table:style-name="ce10" table:formula="of:=IF([.H76]=&quot;&quot;;&quot;&quot;;IF(roundOpt;IF(OR([.A76]&gt;=nper;ROUND([.H76];2)&lt;=0);&quot;&quot;;[.A76]+1);IF(OR([.A76]&gt;=nper;[.H76]&lt;=0);&quot;&quot;;[.A76]+1)))" office:value-type="float" office:value="60" calcext:value-type="float">
            <text:p>60</text:p>
          </table:table-cell>
          <table:table-cell table:style-name="ce16" table:formula="of:=IF([.A77]=&quot;&quot;;&quot;&quot;;IF(OR(periods_per_year=26;periods_per_year=52);IF(periods_per_year=26;IF([.A77]=1;fpdate;[.B76]+14);IF(periods_per_year=52;IF([.A77]=1;fpdate;[.B76]+7);&quot;n/a&quot;));IF(periods_per_year=24;DATE(YEAR(fpdate);MONTH(fpdate)+([.A77]-1)/2+IF(AND(DAY(fpdate)&gt;=15;MOD([.A77];2)=0);1;0);IF(MOD([.A77];2)=0;IF(DAY(fpdate)&gt;=15;DAY(fpdate)-14;DAY(fpdate)+14);DAY(fpdate)));IF(DAY(DATE(YEAR(fpdate);MONTH(fpdate)+([.A77]-1)*months_per_period;DAY(fpdate)))&lt;&gt;DAY(fpdate);DATE(YEAR(fpdate);MONTH(fpdate)+([.A77]-1)*months_per_period+1;0);DATE(YEAR(fpdate);MONTH(fpdate)+([.A77]-1)*months_per_period;DAY(fpdate))))))" office:value-type="float" office:value="44896" calcext:value-type="float">
            <text:p>44896</text:p>
          </table:table-cell>
          <table:table-cell table:style-name="ce21" table:formula="of:=IF([.A77]=&quot;&quot;;&quot;&quot;;IF(roundOpt;IF(OR([.A77]=nper;payment&gt;ROUND((1+rate)*[.H76];2));ROUND((1+rate)*[.H76];2);payment);IF(OR([.A77]=nper;payment&gt;(1+rate)*[.H76]);(1+rate)*[.H76];payment)))" office:value-type="float" office:value="858.91" calcext:value-type="float">
            <text:p>858.91</text:p>
          </table:table-cell>
          <table:table-cell table:style-name="ce30"/>
          <table:table-cell table:style-name="ce21"/>
          <table:table-cell table:style-name="ce21" table:formula="of:=IF([.A77]=&quot;&quot;;&quot;&quot;;IF(AND([.A77]=1;pmtType=1);0;IF(roundOpt;ROUND(rate*[.H76];2);rate*[.H76])))" office:value-type="float" office:value="613.22" calcext:value-type="float">
            <text:p>613.22</text:p>
          </table:table-cell>
          <table:table-cell table:style-name="ce21" table:formula="of:=IF([.A77]=&quot;&quot;;&quot;&quot;;[.C77]-[.F77]+[.D77])" office:value-type="float" office:value="245.69" calcext:value-type="float">
            <text:p>245.69</text:p>
          </table:table-cell>
          <table:table-cell table:style-name="ce21" table:formula="of:=IF([.A77]=&quot;&quot;;&quot;&quot;;[.H76]-[.G77])" office:value-type="float" office:value="146926.24" calcext:value-type="float">
            <text:p>146,926.24</text:p>
          </table:table-cell>
          <table:table-cell table:number-columns-repeated="248"/>
        </table:table-row>
        <table:table-row table:style-name="ro3">
          <table:table-cell table:style-name="ce10" table:formula="of:=IF([.H77]=&quot;&quot;;&quot;&quot;;IF(roundOpt;IF(OR([.A77]&gt;=nper;ROUND([.H77];2)&lt;=0);&quot;&quot;;[.A77]+1);IF(OR([.A77]&gt;=nper;[.H77]&lt;=0);&quot;&quot;;[.A77]+1)))" office:value-type="float" office:value="61" calcext:value-type="float">
            <text:p>61</text:p>
          </table:table-cell>
          <table:table-cell table:style-name="ce16" table:formula="of:=IF([.A78]=&quot;&quot;;&quot;&quot;;IF(OR(periods_per_year=26;periods_per_year=52);IF(periods_per_year=26;IF([.A78]=1;fpdate;[.B77]+14);IF(periods_per_year=52;IF([.A78]=1;fpdate;[.B77]+7);&quot;n/a&quot;));IF(periods_per_year=24;DATE(YEAR(fpdate);MONTH(fpdate)+([.A78]-1)/2+IF(AND(DAY(fpdate)&gt;=15;MOD([.A78];2)=0);1;0);IF(MOD([.A78];2)=0;IF(DAY(fpdate)&gt;=15;DAY(fpdate)-14;DAY(fpdate)+14);DAY(fpdate)));IF(DAY(DATE(YEAR(fpdate);MONTH(fpdate)+([.A78]-1)*months_per_period;DAY(fpdate)))&lt;&gt;DAY(fpdate);DATE(YEAR(fpdate);MONTH(fpdate)+([.A78]-1)*months_per_period+1;0);DATE(YEAR(fpdate);MONTH(fpdate)+([.A78]-1)*months_per_period;DAY(fpdate))))))" office:value-type="float" office:value="44927" calcext:value-type="float">
            <text:p>44927</text:p>
          </table:table-cell>
          <table:table-cell table:style-name="ce21" table:formula="of:=IF([.A78]=&quot;&quot;;&quot;&quot;;IF(roundOpt;IF(OR([.A78]=nper;payment&gt;ROUND((1+rate)*[.H77];2));ROUND((1+rate)*[.H77];2);payment);IF(OR([.A78]=nper;payment&gt;(1+rate)*[.H77]);(1+rate)*[.H77];payment)))" office:value-type="float" office:value="858.91" calcext:value-type="float">
            <text:p>858.91</text:p>
          </table:table-cell>
          <table:table-cell table:style-name="ce30"/>
          <table:table-cell table:style-name="ce21"/>
          <table:table-cell table:style-name="ce21" table:formula="of:=IF([.A78]=&quot;&quot;;&quot;&quot;;IF(AND([.A78]=1;pmtType=1);0;IF(roundOpt;ROUND(rate*[.H77];2);rate*[.H77])))" office:value-type="float" office:value="612.19" calcext:value-type="float">
            <text:p>612.19</text:p>
          </table:table-cell>
          <table:table-cell table:style-name="ce21" table:formula="of:=IF([.A78]=&quot;&quot;;&quot;&quot;;[.C78]-[.F78]+[.D78])" office:value-type="float" office:value="246.72" calcext:value-type="float">
            <text:p>246.72</text:p>
          </table:table-cell>
          <table:table-cell table:style-name="ce21" table:formula="of:=IF([.A78]=&quot;&quot;;&quot;&quot;;[.H77]-[.G78])" office:value-type="float" office:value="146679.52" calcext:value-type="float">
            <text:p>146,679.52</text:p>
          </table:table-cell>
          <table:table-cell table:number-columns-repeated="248"/>
        </table:table-row>
        <table:table-row table:style-name="ro3">
          <table:table-cell table:style-name="ce10" table:formula="of:=IF([.H78]=&quot;&quot;;&quot;&quot;;IF(roundOpt;IF(OR([.A78]&gt;=nper;ROUND([.H78];2)&lt;=0);&quot;&quot;;[.A78]+1);IF(OR([.A78]&gt;=nper;[.H78]&lt;=0);&quot;&quot;;[.A78]+1)))" office:value-type="float" office:value="62" calcext:value-type="float">
            <text:p>62</text:p>
          </table:table-cell>
          <table:table-cell table:style-name="ce16" table:formula="of:=IF([.A79]=&quot;&quot;;&quot;&quot;;IF(OR(periods_per_year=26;periods_per_year=52);IF(periods_per_year=26;IF([.A79]=1;fpdate;[.B78]+14);IF(periods_per_year=52;IF([.A79]=1;fpdate;[.B78]+7);&quot;n/a&quot;));IF(periods_per_year=24;DATE(YEAR(fpdate);MONTH(fpdate)+([.A79]-1)/2+IF(AND(DAY(fpdate)&gt;=15;MOD([.A79];2)=0);1;0);IF(MOD([.A79];2)=0;IF(DAY(fpdate)&gt;=15;DAY(fpdate)-14;DAY(fpdate)+14);DAY(fpdate)));IF(DAY(DATE(YEAR(fpdate);MONTH(fpdate)+([.A79]-1)*months_per_period;DAY(fpdate)))&lt;&gt;DAY(fpdate);DATE(YEAR(fpdate);MONTH(fpdate)+([.A79]-1)*months_per_period+1;0);DATE(YEAR(fpdate);MONTH(fpdate)+([.A79]-1)*months_per_period;DAY(fpdate))))))" office:value-type="float" office:value="44958" calcext:value-type="float">
            <text:p>44958</text:p>
          </table:table-cell>
          <table:table-cell table:style-name="ce21" table:formula="of:=IF([.A79]=&quot;&quot;;&quot;&quot;;IF(roundOpt;IF(OR([.A79]=nper;payment&gt;ROUND((1+rate)*[.H78];2));ROUND((1+rate)*[.H78];2);payment);IF(OR([.A79]=nper;payment&gt;(1+rate)*[.H78]);(1+rate)*[.H78];payment)))" office:value-type="float" office:value="858.91" calcext:value-type="float">
            <text:p>858.91</text:p>
          </table:table-cell>
          <table:table-cell table:style-name="ce30"/>
          <table:table-cell table:style-name="ce21"/>
          <table:table-cell table:style-name="ce21" table:formula="of:=IF([.A79]=&quot;&quot;;&quot;&quot;;IF(AND([.A79]=1;pmtType=1);0;IF(roundOpt;ROUND(rate*[.H78];2);rate*[.H78])))" office:value-type="float" office:value="611.16" calcext:value-type="float">
            <text:p>611.16</text:p>
          </table:table-cell>
          <table:table-cell table:style-name="ce21" table:formula="of:=IF([.A79]=&quot;&quot;;&quot;&quot;;[.C79]-[.F79]+[.D79])" office:value-type="float" office:value="247.75" calcext:value-type="float">
            <text:p>247.75</text:p>
          </table:table-cell>
          <table:table-cell table:style-name="ce21" table:formula="of:=IF([.A79]=&quot;&quot;;&quot;&quot;;[.H78]-[.G79])" office:value-type="float" office:value="146431.77" calcext:value-type="float">
            <text:p>146,431.77</text:p>
          </table:table-cell>
          <table:table-cell table:number-columns-repeated="248"/>
        </table:table-row>
        <table:table-row table:style-name="ro3">
          <table:table-cell table:style-name="ce10" table:formula="of:=IF([.H79]=&quot;&quot;;&quot;&quot;;IF(roundOpt;IF(OR([.A79]&gt;=nper;ROUND([.H79];2)&lt;=0);&quot;&quot;;[.A79]+1);IF(OR([.A79]&gt;=nper;[.H79]&lt;=0);&quot;&quot;;[.A79]+1)))" office:value-type="float" office:value="63" calcext:value-type="float">
            <text:p>63</text:p>
          </table:table-cell>
          <table:table-cell table:style-name="ce16" table:formula="of:=IF([.A80]=&quot;&quot;;&quot;&quot;;IF(OR(periods_per_year=26;periods_per_year=52);IF(periods_per_year=26;IF([.A80]=1;fpdate;[.B79]+14);IF(periods_per_year=52;IF([.A80]=1;fpdate;[.B79]+7);&quot;n/a&quot;));IF(periods_per_year=24;DATE(YEAR(fpdate);MONTH(fpdate)+([.A80]-1)/2+IF(AND(DAY(fpdate)&gt;=15;MOD([.A80];2)=0);1;0);IF(MOD([.A80];2)=0;IF(DAY(fpdate)&gt;=15;DAY(fpdate)-14;DAY(fpdate)+14);DAY(fpdate)));IF(DAY(DATE(YEAR(fpdate);MONTH(fpdate)+([.A80]-1)*months_per_period;DAY(fpdate)))&lt;&gt;DAY(fpdate);DATE(YEAR(fpdate);MONTH(fpdate)+([.A80]-1)*months_per_period+1;0);DATE(YEAR(fpdate);MONTH(fpdate)+([.A80]-1)*months_per_period;DAY(fpdate))))))" office:value-type="float" office:value="44986" calcext:value-type="float">
            <text:p>44986</text:p>
          </table:table-cell>
          <table:table-cell table:style-name="ce21" table:formula="of:=IF([.A80]=&quot;&quot;;&quot;&quot;;IF(roundOpt;IF(OR([.A80]=nper;payment&gt;ROUND((1+rate)*[.H79];2));ROUND((1+rate)*[.H79];2);payment);IF(OR([.A80]=nper;payment&gt;(1+rate)*[.H79]);(1+rate)*[.H79];payment)))" office:value-type="float" office:value="858.91" calcext:value-type="float">
            <text:p>858.91</text:p>
          </table:table-cell>
          <table:table-cell table:style-name="ce30"/>
          <table:table-cell table:style-name="ce21"/>
          <table:table-cell table:style-name="ce21" table:formula="of:=IF([.A80]=&quot;&quot;;&quot;&quot;;IF(AND([.A80]=1;pmtType=1);0;IF(roundOpt;ROUND(rate*[.H79];2);rate*[.H79])))" office:value-type="float" office:value="610.13" calcext:value-type="float">
            <text:p>610.13</text:p>
          </table:table-cell>
          <table:table-cell table:style-name="ce21" table:formula="of:=IF([.A80]=&quot;&quot;;&quot;&quot;;[.C80]-[.F80]+[.D80])" office:value-type="float" office:value="248.78" calcext:value-type="float">
            <text:p>248.78</text:p>
          </table:table-cell>
          <table:table-cell table:style-name="ce21" table:formula="of:=IF([.A80]=&quot;&quot;;&quot;&quot;;[.H79]-[.G80])" office:value-type="float" office:value="146182.99" calcext:value-type="float">
            <text:p>146,182.99</text:p>
          </table:table-cell>
          <table:table-cell table:number-columns-repeated="248"/>
        </table:table-row>
        <table:table-row table:style-name="ro3">
          <table:table-cell table:style-name="ce10" table:formula="of:=IF([.H80]=&quot;&quot;;&quot;&quot;;IF(roundOpt;IF(OR([.A80]&gt;=nper;ROUND([.H80];2)&lt;=0);&quot;&quot;;[.A80]+1);IF(OR([.A80]&gt;=nper;[.H80]&lt;=0);&quot;&quot;;[.A80]+1)))" office:value-type="float" office:value="64" calcext:value-type="float">
            <text:p>64</text:p>
          </table:table-cell>
          <table:table-cell table:style-name="ce16" table:formula="of:=IF([.A81]=&quot;&quot;;&quot;&quot;;IF(OR(periods_per_year=26;periods_per_year=52);IF(periods_per_year=26;IF([.A81]=1;fpdate;[.B80]+14);IF(periods_per_year=52;IF([.A81]=1;fpdate;[.B80]+7);&quot;n/a&quot;));IF(periods_per_year=24;DATE(YEAR(fpdate);MONTH(fpdate)+([.A81]-1)/2+IF(AND(DAY(fpdate)&gt;=15;MOD([.A81];2)=0);1;0);IF(MOD([.A81];2)=0;IF(DAY(fpdate)&gt;=15;DAY(fpdate)-14;DAY(fpdate)+14);DAY(fpdate)));IF(DAY(DATE(YEAR(fpdate);MONTH(fpdate)+([.A81]-1)*months_per_period;DAY(fpdate)))&lt;&gt;DAY(fpdate);DATE(YEAR(fpdate);MONTH(fpdate)+([.A81]-1)*months_per_period+1;0);DATE(YEAR(fpdate);MONTH(fpdate)+([.A81]-1)*months_per_period;DAY(fpdate))))))" office:value-type="float" office:value="45017" calcext:value-type="float">
            <text:p>45017</text:p>
          </table:table-cell>
          <table:table-cell table:style-name="ce21" table:formula="of:=IF([.A81]=&quot;&quot;;&quot;&quot;;IF(roundOpt;IF(OR([.A81]=nper;payment&gt;ROUND((1+rate)*[.H80];2));ROUND((1+rate)*[.H80];2);payment);IF(OR([.A81]=nper;payment&gt;(1+rate)*[.H80]);(1+rate)*[.H80];payment)))" office:value-type="float" office:value="858.91" calcext:value-type="float">
            <text:p>858.91</text:p>
          </table:table-cell>
          <table:table-cell table:style-name="ce30"/>
          <table:table-cell table:style-name="ce21"/>
          <table:table-cell table:style-name="ce21" table:formula="of:=IF([.A81]=&quot;&quot;;&quot;&quot;;IF(AND([.A81]=1;pmtType=1);0;IF(roundOpt;ROUND(rate*[.H80];2);rate*[.H80])))" office:value-type="float" office:value="609.1" calcext:value-type="float">
            <text:p>609.10</text:p>
          </table:table-cell>
          <table:table-cell table:style-name="ce21" table:formula="of:=IF([.A81]=&quot;&quot;;&quot;&quot;;[.C81]-[.F81]+[.D81])" office:value-type="float" office:value="249.81" calcext:value-type="float">
            <text:p>249.81</text:p>
          </table:table-cell>
          <table:table-cell table:style-name="ce21" table:formula="of:=IF([.A81]=&quot;&quot;;&quot;&quot;;[.H80]-[.G81])" office:value-type="float" office:value="145933.18" calcext:value-type="float">
            <text:p>145,933.18</text:p>
          </table:table-cell>
          <table:table-cell table:number-columns-repeated="248"/>
        </table:table-row>
        <table:table-row table:style-name="ro3">
          <table:table-cell table:style-name="ce10" table:formula="of:=IF([.H81]=&quot;&quot;;&quot;&quot;;IF(roundOpt;IF(OR([.A81]&gt;=nper;ROUND([.H81];2)&lt;=0);&quot;&quot;;[.A81]+1);IF(OR([.A81]&gt;=nper;[.H81]&lt;=0);&quot;&quot;;[.A81]+1)))" office:value-type="float" office:value="65" calcext:value-type="float">
            <text:p>65</text:p>
          </table:table-cell>
          <table:table-cell table:style-name="ce16" table:formula="of:=IF([.A82]=&quot;&quot;;&quot;&quot;;IF(OR(periods_per_year=26;periods_per_year=52);IF(periods_per_year=26;IF([.A82]=1;fpdate;[.B81]+14);IF(periods_per_year=52;IF([.A82]=1;fpdate;[.B81]+7);&quot;n/a&quot;));IF(periods_per_year=24;DATE(YEAR(fpdate);MONTH(fpdate)+([.A82]-1)/2+IF(AND(DAY(fpdate)&gt;=15;MOD([.A82];2)=0);1;0);IF(MOD([.A82];2)=0;IF(DAY(fpdate)&gt;=15;DAY(fpdate)-14;DAY(fpdate)+14);DAY(fpdate)));IF(DAY(DATE(YEAR(fpdate);MONTH(fpdate)+([.A82]-1)*months_per_period;DAY(fpdate)))&lt;&gt;DAY(fpdate);DATE(YEAR(fpdate);MONTH(fpdate)+([.A82]-1)*months_per_period+1;0);DATE(YEAR(fpdate);MONTH(fpdate)+([.A82]-1)*months_per_period;DAY(fpdate))))))" office:value-type="float" office:value="45047" calcext:value-type="float">
            <text:p>45047</text:p>
          </table:table-cell>
          <table:table-cell table:style-name="ce21" table:formula="of:=IF([.A82]=&quot;&quot;;&quot;&quot;;IF(roundOpt;IF(OR([.A82]=nper;payment&gt;ROUND((1+rate)*[.H81];2));ROUND((1+rate)*[.H81];2);payment);IF(OR([.A82]=nper;payment&gt;(1+rate)*[.H81]);(1+rate)*[.H81];payment)))" office:value-type="float" office:value="858.91" calcext:value-type="float">
            <text:p>858.91</text:p>
          </table:table-cell>
          <table:table-cell table:style-name="ce30"/>
          <table:table-cell table:style-name="ce21"/>
          <table:table-cell table:style-name="ce21" table:formula="of:=IF([.A82]=&quot;&quot;;&quot;&quot;;IF(AND([.A82]=1;pmtType=1);0;IF(roundOpt;ROUND(rate*[.H81];2);rate*[.H81])))" office:value-type="float" office:value="608.05" calcext:value-type="float">
            <text:p>608.05</text:p>
          </table:table-cell>
          <table:table-cell table:style-name="ce21" table:formula="of:=IF([.A82]=&quot;&quot;;&quot;&quot;;[.C82]-[.F82]+[.D82])" office:value-type="float" office:value="250.86" calcext:value-type="float">
            <text:p>250.86</text:p>
          </table:table-cell>
          <table:table-cell table:style-name="ce21" table:formula="of:=IF([.A82]=&quot;&quot;;&quot;&quot;;[.H81]-[.G82])" office:value-type="float" office:value="145682.32" calcext:value-type="float">
            <text:p>145,682.32</text:p>
          </table:table-cell>
          <table:table-cell table:number-columns-repeated="248"/>
        </table:table-row>
        <table:table-row table:style-name="ro3">
          <table:table-cell table:style-name="ce10" table:formula="of:=IF([.H82]=&quot;&quot;;&quot;&quot;;IF(roundOpt;IF(OR([.A82]&gt;=nper;ROUND([.H82];2)&lt;=0);&quot;&quot;;[.A82]+1);IF(OR([.A82]&gt;=nper;[.H82]&lt;=0);&quot;&quot;;[.A82]+1)))" office:value-type="float" office:value="66" calcext:value-type="float">
            <text:p>66</text:p>
          </table:table-cell>
          <table:table-cell table:style-name="ce16" table:formula="of:=IF([.A83]=&quot;&quot;;&quot;&quot;;IF(OR(periods_per_year=26;periods_per_year=52);IF(periods_per_year=26;IF([.A83]=1;fpdate;[.B82]+14);IF(periods_per_year=52;IF([.A83]=1;fpdate;[.B82]+7);&quot;n/a&quot;));IF(periods_per_year=24;DATE(YEAR(fpdate);MONTH(fpdate)+([.A83]-1)/2+IF(AND(DAY(fpdate)&gt;=15;MOD([.A83];2)=0);1;0);IF(MOD([.A83];2)=0;IF(DAY(fpdate)&gt;=15;DAY(fpdate)-14;DAY(fpdate)+14);DAY(fpdate)));IF(DAY(DATE(YEAR(fpdate);MONTH(fpdate)+([.A83]-1)*months_per_period;DAY(fpdate)))&lt;&gt;DAY(fpdate);DATE(YEAR(fpdate);MONTH(fpdate)+([.A83]-1)*months_per_period+1;0);DATE(YEAR(fpdate);MONTH(fpdate)+([.A83]-1)*months_per_period;DAY(fpdate))))))" office:value-type="float" office:value="45078" calcext:value-type="float">
            <text:p>45078</text:p>
          </table:table-cell>
          <table:table-cell table:style-name="ce21" table:formula="of:=IF([.A83]=&quot;&quot;;&quot;&quot;;IF(roundOpt;IF(OR([.A83]=nper;payment&gt;ROUND((1+rate)*[.H82];2));ROUND((1+rate)*[.H82];2);payment);IF(OR([.A83]=nper;payment&gt;(1+rate)*[.H82]);(1+rate)*[.H82];payment)))" office:value-type="float" office:value="858.91" calcext:value-type="float">
            <text:p>858.91</text:p>
          </table:table-cell>
          <table:table-cell table:style-name="ce30"/>
          <table:table-cell table:style-name="ce21"/>
          <table:table-cell table:style-name="ce21" table:formula="of:=IF([.A83]=&quot;&quot;;&quot;&quot;;IF(AND([.A83]=1;pmtType=1);0;IF(roundOpt;ROUND(rate*[.H82];2);rate*[.H82])))" office:value-type="float" office:value="607.01" calcext:value-type="float">
            <text:p>607.01</text:p>
          </table:table-cell>
          <table:table-cell table:style-name="ce21" table:formula="of:=IF([.A83]=&quot;&quot;;&quot;&quot;;[.C83]-[.F83]+[.D83])" office:value-type="float" office:value="251.9" calcext:value-type="float">
            <text:p>251.90</text:p>
          </table:table-cell>
          <table:table-cell table:style-name="ce21" table:formula="of:=IF([.A83]=&quot;&quot;;&quot;&quot;;[.H82]-[.G83])" office:value-type="float" office:value="145430.42" calcext:value-type="float">
            <text:p>145,430.42</text:p>
          </table:table-cell>
          <table:table-cell table:number-columns-repeated="248"/>
        </table:table-row>
        <table:table-row table:style-name="ro3">
          <table:table-cell table:style-name="ce10" table:formula="of:=IF([.H83]=&quot;&quot;;&quot;&quot;;IF(roundOpt;IF(OR([.A83]&gt;=nper;ROUND([.H83];2)&lt;=0);&quot;&quot;;[.A83]+1);IF(OR([.A83]&gt;=nper;[.H83]&lt;=0);&quot;&quot;;[.A83]+1)))" office:value-type="float" office:value="67" calcext:value-type="float">
            <text:p>67</text:p>
          </table:table-cell>
          <table:table-cell table:style-name="ce16" table:formula="of:=IF([.A84]=&quot;&quot;;&quot;&quot;;IF(OR(periods_per_year=26;periods_per_year=52);IF(periods_per_year=26;IF([.A84]=1;fpdate;[.B83]+14);IF(periods_per_year=52;IF([.A84]=1;fpdate;[.B83]+7);&quot;n/a&quot;));IF(periods_per_year=24;DATE(YEAR(fpdate);MONTH(fpdate)+([.A84]-1)/2+IF(AND(DAY(fpdate)&gt;=15;MOD([.A84];2)=0);1;0);IF(MOD([.A84];2)=0;IF(DAY(fpdate)&gt;=15;DAY(fpdate)-14;DAY(fpdate)+14);DAY(fpdate)));IF(DAY(DATE(YEAR(fpdate);MONTH(fpdate)+([.A84]-1)*months_per_period;DAY(fpdate)))&lt;&gt;DAY(fpdate);DATE(YEAR(fpdate);MONTH(fpdate)+([.A84]-1)*months_per_period+1;0);DATE(YEAR(fpdate);MONTH(fpdate)+([.A84]-1)*months_per_period;DAY(fpdate))))))" office:value-type="float" office:value="45108" calcext:value-type="float">
            <text:p>45108</text:p>
          </table:table-cell>
          <table:table-cell table:style-name="ce21" table:formula="of:=IF([.A84]=&quot;&quot;;&quot;&quot;;IF(roundOpt;IF(OR([.A84]=nper;payment&gt;ROUND((1+rate)*[.H83];2));ROUND((1+rate)*[.H83];2);payment);IF(OR([.A84]=nper;payment&gt;(1+rate)*[.H83]);(1+rate)*[.H83];payment)))" office:value-type="float" office:value="858.91" calcext:value-type="float">
            <text:p>858.91</text:p>
          </table:table-cell>
          <table:table-cell table:style-name="ce30"/>
          <table:table-cell table:style-name="ce21"/>
          <table:table-cell table:style-name="ce21" table:formula="of:=IF([.A84]=&quot;&quot;;&quot;&quot;;IF(AND([.A84]=1;pmtType=1);0;IF(roundOpt;ROUND(rate*[.H83];2);rate*[.H83])))" office:value-type="float" office:value="605.96" calcext:value-type="float">
            <text:p>605.96</text:p>
          </table:table-cell>
          <table:table-cell table:style-name="ce21" table:formula="of:=IF([.A84]=&quot;&quot;;&quot;&quot;;[.C84]-[.F84]+[.D84])" office:value-type="float" office:value="252.95" calcext:value-type="float">
            <text:p>252.95</text:p>
          </table:table-cell>
          <table:table-cell table:style-name="ce21" table:formula="of:=IF([.A84]=&quot;&quot;;&quot;&quot;;[.H83]-[.G84])" office:value-type="float" office:value="145177.47" calcext:value-type="float">
            <text:p>145,177.47</text:p>
          </table:table-cell>
          <table:table-cell table:number-columns-repeated="248"/>
        </table:table-row>
        <table:table-row table:style-name="ro3">
          <table:table-cell table:style-name="ce10" table:formula="of:=IF([.H84]=&quot;&quot;;&quot;&quot;;IF(roundOpt;IF(OR([.A84]&gt;=nper;ROUND([.H84];2)&lt;=0);&quot;&quot;;[.A84]+1);IF(OR([.A84]&gt;=nper;[.H84]&lt;=0);&quot;&quot;;[.A84]+1)))" office:value-type="float" office:value="68" calcext:value-type="float">
            <text:p>68</text:p>
          </table:table-cell>
          <table:table-cell table:style-name="ce16" table:formula="of:=IF([.A85]=&quot;&quot;;&quot;&quot;;IF(OR(periods_per_year=26;periods_per_year=52);IF(periods_per_year=26;IF([.A85]=1;fpdate;[.B84]+14);IF(periods_per_year=52;IF([.A85]=1;fpdate;[.B84]+7);&quot;n/a&quot;));IF(periods_per_year=24;DATE(YEAR(fpdate);MONTH(fpdate)+([.A85]-1)/2+IF(AND(DAY(fpdate)&gt;=15;MOD([.A85];2)=0);1;0);IF(MOD([.A85];2)=0;IF(DAY(fpdate)&gt;=15;DAY(fpdate)-14;DAY(fpdate)+14);DAY(fpdate)));IF(DAY(DATE(YEAR(fpdate);MONTH(fpdate)+([.A85]-1)*months_per_period;DAY(fpdate)))&lt;&gt;DAY(fpdate);DATE(YEAR(fpdate);MONTH(fpdate)+([.A85]-1)*months_per_period+1;0);DATE(YEAR(fpdate);MONTH(fpdate)+([.A85]-1)*months_per_period;DAY(fpdate))))))" office:value-type="float" office:value="45139" calcext:value-type="float">
            <text:p>45139</text:p>
          </table:table-cell>
          <table:table-cell table:style-name="ce21" table:formula="of:=IF([.A85]=&quot;&quot;;&quot;&quot;;IF(roundOpt;IF(OR([.A85]=nper;payment&gt;ROUND((1+rate)*[.H84];2));ROUND((1+rate)*[.H84];2);payment);IF(OR([.A85]=nper;payment&gt;(1+rate)*[.H84]);(1+rate)*[.H84];payment)))" office:value-type="float" office:value="858.91" calcext:value-type="float">
            <text:p>858.91</text:p>
          </table:table-cell>
          <table:table-cell table:style-name="ce30"/>
          <table:table-cell table:style-name="ce21"/>
          <table:table-cell table:style-name="ce21" table:formula="of:=IF([.A85]=&quot;&quot;;&quot;&quot;;IF(AND([.A85]=1;pmtType=1);0;IF(roundOpt;ROUND(rate*[.H84];2);rate*[.H84])))" office:value-type="float" office:value="604.91" calcext:value-type="float">
            <text:p>604.91</text:p>
          </table:table-cell>
          <table:table-cell table:style-name="ce21" table:formula="of:=IF([.A85]=&quot;&quot;;&quot;&quot;;[.C85]-[.F85]+[.D85])" office:value-type="float" office:value="254" calcext:value-type="float">
            <text:p>254.00</text:p>
          </table:table-cell>
          <table:table-cell table:style-name="ce21" table:formula="of:=IF([.A85]=&quot;&quot;;&quot;&quot;;[.H84]-[.G85])" office:value-type="float" office:value="144923.47" calcext:value-type="float">
            <text:p>144,923.47</text:p>
          </table:table-cell>
          <table:table-cell table:number-columns-repeated="248"/>
        </table:table-row>
        <table:table-row table:style-name="ro3">
          <table:table-cell table:style-name="ce10" table:formula="of:=IF([.H85]=&quot;&quot;;&quot;&quot;;IF(roundOpt;IF(OR([.A85]&gt;=nper;ROUND([.H85];2)&lt;=0);&quot;&quot;;[.A85]+1);IF(OR([.A85]&gt;=nper;[.H85]&lt;=0);&quot;&quot;;[.A85]+1)))" office:value-type="float" office:value="69" calcext:value-type="float">
            <text:p>69</text:p>
          </table:table-cell>
          <table:table-cell table:style-name="ce16" table:formula="of:=IF([.A86]=&quot;&quot;;&quot;&quot;;IF(OR(periods_per_year=26;periods_per_year=52);IF(periods_per_year=26;IF([.A86]=1;fpdate;[.B85]+14);IF(periods_per_year=52;IF([.A86]=1;fpdate;[.B85]+7);&quot;n/a&quot;));IF(periods_per_year=24;DATE(YEAR(fpdate);MONTH(fpdate)+([.A86]-1)/2+IF(AND(DAY(fpdate)&gt;=15;MOD([.A86];2)=0);1;0);IF(MOD([.A86];2)=0;IF(DAY(fpdate)&gt;=15;DAY(fpdate)-14;DAY(fpdate)+14);DAY(fpdate)));IF(DAY(DATE(YEAR(fpdate);MONTH(fpdate)+([.A86]-1)*months_per_period;DAY(fpdate)))&lt;&gt;DAY(fpdate);DATE(YEAR(fpdate);MONTH(fpdate)+([.A86]-1)*months_per_period+1;0);DATE(YEAR(fpdate);MONTH(fpdate)+([.A86]-1)*months_per_period;DAY(fpdate))))))" office:value-type="float" office:value="45170" calcext:value-type="float">
            <text:p>45170</text:p>
          </table:table-cell>
          <table:table-cell table:style-name="ce21" table:formula="of:=IF([.A86]=&quot;&quot;;&quot;&quot;;IF(roundOpt;IF(OR([.A86]=nper;payment&gt;ROUND((1+rate)*[.H85];2));ROUND((1+rate)*[.H85];2);payment);IF(OR([.A86]=nper;payment&gt;(1+rate)*[.H85]);(1+rate)*[.H85];payment)))" office:value-type="float" office:value="858.91" calcext:value-type="float">
            <text:p>858.91</text:p>
          </table:table-cell>
          <table:table-cell table:style-name="ce30"/>
          <table:table-cell table:style-name="ce21"/>
          <table:table-cell table:style-name="ce21" table:formula="of:=IF([.A86]=&quot;&quot;;&quot;&quot;;IF(AND([.A86]=1;pmtType=1);0;IF(roundOpt;ROUND(rate*[.H85];2);rate*[.H85])))" office:value-type="float" office:value="603.85" calcext:value-type="float">
            <text:p>603.85</text:p>
          </table:table-cell>
          <table:table-cell table:style-name="ce21" table:formula="of:=IF([.A86]=&quot;&quot;;&quot;&quot;;[.C86]-[.F86]+[.D86])" office:value-type="float" office:value="255.06" calcext:value-type="float">
            <text:p>255.06</text:p>
          </table:table-cell>
          <table:table-cell table:style-name="ce21" table:formula="of:=IF([.A86]=&quot;&quot;;&quot;&quot;;[.H85]-[.G86])" office:value-type="float" office:value="144668.41" calcext:value-type="float">
            <text:p>144,668.41</text:p>
          </table:table-cell>
          <table:table-cell table:number-columns-repeated="248"/>
        </table:table-row>
        <table:table-row table:style-name="ro3">
          <table:table-cell table:style-name="ce10" table:formula="of:=IF([.H86]=&quot;&quot;;&quot;&quot;;IF(roundOpt;IF(OR([.A86]&gt;=nper;ROUND([.H86];2)&lt;=0);&quot;&quot;;[.A86]+1);IF(OR([.A86]&gt;=nper;[.H86]&lt;=0);&quot;&quot;;[.A86]+1)))" office:value-type="float" office:value="70" calcext:value-type="float">
            <text:p>70</text:p>
          </table:table-cell>
          <table:table-cell table:style-name="ce16" table:formula="of:=IF([.A87]=&quot;&quot;;&quot;&quot;;IF(OR(periods_per_year=26;periods_per_year=52);IF(periods_per_year=26;IF([.A87]=1;fpdate;[.B86]+14);IF(periods_per_year=52;IF([.A87]=1;fpdate;[.B86]+7);&quot;n/a&quot;));IF(periods_per_year=24;DATE(YEAR(fpdate);MONTH(fpdate)+([.A87]-1)/2+IF(AND(DAY(fpdate)&gt;=15;MOD([.A87];2)=0);1;0);IF(MOD([.A87];2)=0;IF(DAY(fpdate)&gt;=15;DAY(fpdate)-14;DAY(fpdate)+14);DAY(fpdate)));IF(DAY(DATE(YEAR(fpdate);MONTH(fpdate)+([.A87]-1)*months_per_period;DAY(fpdate)))&lt;&gt;DAY(fpdate);DATE(YEAR(fpdate);MONTH(fpdate)+([.A87]-1)*months_per_period+1;0);DATE(YEAR(fpdate);MONTH(fpdate)+([.A87]-1)*months_per_period;DAY(fpdate))))))" office:value-type="float" office:value="45200" calcext:value-type="float">
            <text:p>45200</text:p>
          </table:table-cell>
          <table:table-cell table:style-name="ce21" table:formula="of:=IF([.A87]=&quot;&quot;;&quot;&quot;;IF(roundOpt;IF(OR([.A87]=nper;payment&gt;ROUND((1+rate)*[.H86];2));ROUND((1+rate)*[.H86];2);payment);IF(OR([.A87]=nper;payment&gt;(1+rate)*[.H86]);(1+rate)*[.H86];payment)))" office:value-type="float" office:value="858.91" calcext:value-type="float">
            <text:p>858.91</text:p>
          </table:table-cell>
          <table:table-cell table:style-name="ce30"/>
          <table:table-cell table:style-name="ce21"/>
          <table:table-cell table:style-name="ce21" table:formula="of:=IF([.A87]=&quot;&quot;;&quot;&quot;;IF(AND([.A87]=1;pmtType=1);0;IF(roundOpt;ROUND(rate*[.H86];2);rate*[.H86])))" office:value-type="float" office:value="602.79" calcext:value-type="float">
            <text:p>602.79</text:p>
          </table:table-cell>
          <table:table-cell table:style-name="ce21" table:formula="of:=IF([.A87]=&quot;&quot;;&quot;&quot;;[.C87]-[.F87]+[.D87])" office:value-type="float" office:value="256.12" calcext:value-type="float">
            <text:p>256.12</text:p>
          </table:table-cell>
          <table:table-cell table:style-name="ce21" table:formula="of:=IF([.A87]=&quot;&quot;;&quot;&quot;;[.H86]-[.G87])" office:value-type="float" office:value="144412.29" calcext:value-type="float">
            <text:p>144,412.29</text:p>
          </table:table-cell>
          <table:table-cell table:number-columns-repeated="248"/>
        </table:table-row>
        <table:table-row table:style-name="ro3">
          <table:table-cell table:style-name="ce10" table:formula="of:=IF([.H87]=&quot;&quot;;&quot;&quot;;IF(roundOpt;IF(OR([.A87]&gt;=nper;ROUND([.H87];2)&lt;=0);&quot;&quot;;[.A87]+1);IF(OR([.A87]&gt;=nper;[.H87]&lt;=0);&quot;&quot;;[.A87]+1)))" office:value-type="float" office:value="71" calcext:value-type="float">
            <text:p>71</text:p>
          </table:table-cell>
          <table:table-cell table:style-name="ce16" table:formula="of:=IF([.A88]=&quot;&quot;;&quot;&quot;;IF(OR(periods_per_year=26;periods_per_year=52);IF(periods_per_year=26;IF([.A88]=1;fpdate;[.B87]+14);IF(periods_per_year=52;IF([.A88]=1;fpdate;[.B87]+7);&quot;n/a&quot;));IF(periods_per_year=24;DATE(YEAR(fpdate);MONTH(fpdate)+([.A88]-1)/2+IF(AND(DAY(fpdate)&gt;=15;MOD([.A88];2)=0);1;0);IF(MOD([.A88];2)=0;IF(DAY(fpdate)&gt;=15;DAY(fpdate)-14;DAY(fpdate)+14);DAY(fpdate)));IF(DAY(DATE(YEAR(fpdate);MONTH(fpdate)+([.A88]-1)*months_per_period;DAY(fpdate)))&lt;&gt;DAY(fpdate);DATE(YEAR(fpdate);MONTH(fpdate)+([.A88]-1)*months_per_period+1;0);DATE(YEAR(fpdate);MONTH(fpdate)+([.A88]-1)*months_per_period;DAY(fpdate))))))" office:value-type="float" office:value="45231" calcext:value-type="float">
            <text:p>45231</text:p>
          </table:table-cell>
          <table:table-cell table:style-name="ce21" table:formula="of:=IF([.A88]=&quot;&quot;;&quot;&quot;;IF(roundOpt;IF(OR([.A88]=nper;payment&gt;ROUND((1+rate)*[.H87];2));ROUND((1+rate)*[.H87];2);payment);IF(OR([.A88]=nper;payment&gt;(1+rate)*[.H87]);(1+rate)*[.H87];payment)))" office:value-type="float" office:value="858.91" calcext:value-type="float">
            <text:p>858.91</text:p>
          </table:table-cell>
          <table:table-cell table:style-name="ce30"/>
          <table:table-cell table:style-name="ce21"/>
          <table:table-cell table:style-name="ce21" table:formula="of:=IF([.A88]=&quot;&quot;;&quot;&quot;;IF(AND([.A88]=1;pmtType=1);0;IF(roundOpt;ROUND(rate*[.H87];2);rate*[.H87])))" office:value-type="float" office:value="601.72" calcext:value-type="float">
            <text:p>601.72</text:p>
          </table:table-cell>
          <table:table-cell table:style-name="ce21" table:formula="of:=IF([.A88]=&quot;&quot;;&quot;&quot;;[.C88]-[.F88]+[.D88])" office:value-type="float" office:value="257.19" calcext:value-type="float">
            <text:p>257.19</text:p>
          </table:table-cell>
          <table:table-cell table:style-name="ce21" table:formula="of:=IF([.A88]=&quot;&quot;;&quot;&quot;;[.H87]-[.G88])" office:value-type="float" office:value="144155.1" calcext:value-type="float">
            <text:p>144,155.10</text:p>
          </table:table-cell>
          <table:table-cell table:number-columns-repeated="248"/>
        </table:table-row>
        <table:table-row table:style-name="ro3">
          <table:table-cell table:style-name="ce10" table:formula="of:=IF([.H88]=&quot;&quot;;&quot;&quot;;IF(roundOpt;IF(OR([.A88]&gt;=nper;ROUND([.H88];2)&lt;=0);&quot;&quot;;[.A88]+1);IF(OR([.A88]&gt;=nper;[.H88]&lt;=0);&quot;&quot;;[.A88]+1)))" office:value-type="float" office:value="72" calcext:value-type="float">
            <text:p>72</text:p>
          </table:table-cell>
          <table:table-cell table:style-name="ce16" table:formula="of:=IF([.A89]=&quot;&quot;;&quot;&quot;;IF(OR(periods_per_year=26;periods_per_year=52);IF(periods_per_year=26;IF([.A89]=1;fpdate;[.B88]+14);IF(periods_per_year=52;IF([.A89]=1;fpdate;[.B88]+7);&quot;n/a&quot;));IF(periods_per_year=24;DATE(YEAR(fpdate);MONTH(fpdate)+([.A89]-1)/2+IF(AND(DAY(fpdate)&gt;=15;MOD([.A89];2)=0);1;0);IF(MOD([.A89];2)=0;IF(DAY(fpdate)&gt;=15;DAY(fpdate)-14;DAY(fpdate)+14);DAY(fpdate)));IF(DAY(DATE(YEAR(fpdate);MONTH(fpdate)+([.A89]-1)*months_per_period;DAY(fpdate)))&lt;&gt;DAY(fpdate);DATE(YEAR(fpdate);MONTH(fpdate)+([.A89]-1)*months_per_period+1;0);DATE(YEAR(fpdate);MONTH(fpdate)+([.A89]-1)*months_per_period;DAY(fpdate))))))" office:value-type="float" office:value="45261" calcext:value-type="float">
            <text:p>45261</text:p>
          </table:table-cell>
          <table:table-cell table:style-name="ce21" table:formula="of:=IF([.A89]=&quot;&quot;;&quot;&quot;;IF(roundOpt;IF(OR([.A89]=nper;payment&gt;ROUND((1+rate)*[.H88];2));ROUND((1+rate)*[.H88];2);payment);IF(OR([.A89]=nper;payment&gt;(1+rate)*[.H88]);(1+rate)*[.H88];payment)))" office:value-type="float" office:value="858.91" calcext:value-type="float">
            <text:p>858.91</text:p>
          </table:table-cell>
          <table:table-cell table:style-name="ce30"/>
          <table:table-cell table:style-name="ce21"/>
          <table:table-cell table:style-name="ce21" table:formula="of:=IF([.A89]=&quot;&quot;;&quot;&quot;;IF(AND([.A89]=1;pmtType=1);0;IF(roundOpt;ROUND(rate*[.H88];2);rate*[.H88])))" office:value-type="float" office:value="600.65" calcext:value-type="float">
            <text:p>600.65</text:p>
          </table:table-cell>
          <table:table-cell table:style-name="ce21" table:formula="of:=IF([.A89]=&quot;&quot;;&quot;&quot;;[.C89]-[.F89]+[.D89])" office:value-type="float" office:value="258.26" calcext:value-type="float">
            <text:p>258.26</text:p>
          </table:table-cell>
          <table:table-cell table:style-name="ce21" table:formula="of:=IF([.A89]=&quot;&quot;;&quot;&quot;;[.H88]-[.G89])" office:value-type="float" office:value="143896.84" calcext:value-type="float">
            <text:p>143,896.84</text:p>
          </table:table-cell>
          <table:table-cell table:number-columns-repeated="248"/>
        </table:table-row>
        <table:table-row table:style-name="ro3">
          <table:table-cell table:style-name="ce10" table:formula="of:=IF([.H89]=&quot;&quot;;&quot;&quot;;IF(roundOpt;IF(OR([.A89]&gt;=nper;ROUND([.H89];2)&lt;=0);&quot;&quot;;[.A89]+1);IF(OR([.A89]&gt;=nper;[.H89]&lt;=0);&quot;&quot;;[.A89]+1)))" office:value-type="float" office:value="73" calcext:value-type="float">
            <text:p>73</text:p>
          </table:table-cell>
          <table:table-cell table:style-name="ce16" table:formula="of:=IF([.A90]=&quot;&quot;;&quot;&quot;;IF(OR(periods_per_year=26;periods_per_year=52);IF(periods_per_year=26;IF([.A90]=1;fpdate;[.B89]+14);IF(periods_per_year=52;IF([.A90]=1;fpdate;[.B89]+7);&quot;n/a&quot;));IF(periods_per_year=24;DATE(YEAR(fpdate);MONTH(fpdate)+([.A90]-1)/2+IF(AND(DAY(fpdate)&gt;=15;MOD([.A90];2)=0);1;0);IF(MOD([.A90];2)=0;IF(DAY(fpdate)&gt;=15;DAY(fpdate)-14;DAY(fpdate)+14);DAY(fpdate)));IF(DAY(DATE(YEAR(fpdate);MONTH(fpdate)+([.A90]-1)*months_per_period;DAY(fpdate)))&lt;&gt;DAY(fpdate);DATE(YEAR(fpdate);MONTH(fpdate)+([.A90]-1)*months_per_period+1;0);DATE(YEAR(fpdate);MONTH(fpdate)+([.A90]-1)*months_per_period;DAY(fpdate))))))" office:value-type="float" office:value="45292" calcext:value-type="float">
            <text:p>45292</text:p>
          </table:table-cell>
          <table:table-cell table:style-name="ce21" table:formula="of:=IF([.A90]=&quot;&quot;;&quot;&quot;;IF(roundOpt;IF(OR([.A90]=nper;payment&gt;ROUND((1+rate)*[.H89];2));ROUND((1+rate)*[.H89];2);payment);IF(OR([.A90]=nper;payment&gt;(1+rate)*[.H89]);(1+rate)*[.H89];payment)))" office:value-type="float" office:value="858.91" calcext:value-type="float">
            <text:p>858.91</text:p>
          </table:table-cell>
          <table:table-cell table:style-name="ce30"/>
          <table:table-cell table:style-name="ce21"/>
          <table:table-cell table:style-name="ce21" table:formula="of:=IF([.A90]=&quot;&quot;;&quot;&quot;;IF(AND([.A90]=1;pmtType=1);0;IF(roundOpt;ROUND(rate*[.H89];2);rate*[.H89])))" office:value-type="float" office:value="599.57" calcext:value-type="float">
            <text:p>599.57</text:p>
          </table:table-cell>
          <table:table-cell table:style-name="ce21" table:formula="of:=IF([.A90]=&quot;&quot;;&quot;&quot;;[.C90]-[.F90]+[.D90])" office:value-type="float" office:value="259.34" calcext:value-type="float">
            <text:p>259.34</text:p>
          </table:table-cell>
          <table:table-cell table:style-name="ce21" table:formula="of:=IF([.A90]=&quot;&quot;;&quot;&quot;;[.H89]-[.G90])" office:value-type="float" office:value="143637.5" calcext:value-type="float">
            <text:p>143,637.50</text:p>
          </table:table-cell>
          <table:table-cell table:number-columns-repeated="248"/>
        </table:table-row>
        <table:table-row table:style-name="ro3">
          <table:table-cell table:style-name="ce10" table:formula="of:=IF([.H90]=&quot;&quot;;&quot;&quot;;IF(roundOpt;IF(OR([.A90]&gt;=nper;ROUND([.H90];2)&lt;=0);&quot;&quot;;[.A90]+1);IF(OR([.A90]&gt;=nper;[.H90]&lt;=0);&quot;&quot;;[.A90]+1)))" office:value-type="float" office:value="74" calcext:value-type="float">
            <text:p>74</text:p>
          </table:table-cell>
          <table:table-cell table:style-name="ce16" table:formula="of:=IF([.A91]=&quot;&quot;;&quot;&quot;;IF(OR(periods_per_year=26;periods_per_year=52);IF(periods_per_year=26;IF([.A91]=1;fpdate;[.B90]+14);IF(periods_per_year=52;IF([.A91]=1;fpdate;[.B90]+7);&quot;n/a&quot;));IF(periods_per_year=24;DATE(YEAR(fpdate);MONTH(fpdate)+([.A91]-1)/2+IF(AND(DAY(fpdate)&gt;=15;MOD([.A91];2)=0);1;0);IF(MOD([.A91];2)=0;IF(DAY(fpdate)&gt;=15;DAY(fpdate)-14;DAY(fpdate)+14);DAY(fpdate)));IF(DAY(DATE(YEAR(fpdate);MONTH(fpdate)+([.A91]-1)*months_per_period;DAY(fpdate)))&lt;&gt;DAY(fpdate);DATE(YEAR(fpdate);MONTH(fpdate)+([.A91]-1)*months_per_period+1;0);DATE(YEAR(fpdate);MONTH(fpdate)+([.A91]-1)*months_per_period;DAY(fpdate))))))" office:value-type="float" office:value="45323" calcext:value-type="float">
            <text:p>45323</text:p>
          </table:table-cell>
          <table:table-cell table:style-name="ce21" table:formula="of:=IF([.A91]=&quot;&quot;;&quot;&quot;;IF(roundOpt;IF(OR([.A91]=nper;payment&gt;ROUND((1+rate)*[.H90];2));ROUND((1+rate)*[.H90];2);payment);IF(OR([.A91]=nper;payment&gt;(1+rate)*[.H90]);(1+rate)*[.H90];payment)))" office:value-type="float" office:value="858.91" calcext:value-type="float">
            <text:p>858.91</text:p>
          </table:table-cell>
          <table:table-cell table:style-name="ce30"/>
          <table:table-cell table:style-name="ce21"/>
          <table:table-cell table:style-name="ce21" table:formula="of:=IF([.A91]=&quot;&quot;;&quot;&quot;;IF(AND([.A91]=1;pmtType=1);0;IF(roundOpt;ROUND(rate*[.H90];2);rate*[.H90])))" office:value-type="float" office:value="598.49" calcext:value-type="float">
            <text:p>598.49</text:p>
          </table:table-cell>
          <table:table-cell table:style-name="ce21" table:formula="of:=IF([.A91]=&quot;&quot;;&quot;&quot;;[.C91]-[.F91]+[.D91])" office:value-type="float" office:value="260.42" calcext:value-type="float">
            <text:p>260.42</text:p>
          </table:table-cell>
          <table:table-cell table:style-name="ce21" table:formula="of:=IF([.A91]=&quot;&quot;;&quot;&quot;;[.H90]-[.G91])" office:value-type="float" office:value="143377.08" calcext:value-type="float">
            <text:p>143,377.08</text:p>
          </table:table-cell>
          <table:table-cell table:number-columns-repeated="248"/>
        </table:table-row>
        <table:table-row table:style-name="ro3">
          <table:table-cell table:style-name="ce10" table:formula="of:=IF([.H91]=&quot;&quot;;&quot;&quot;;IF(roundOpt;IF(OR([.A91]&gt;=nper;ROUND([.H91];2)&lt;=0);&quot;&quot;;[.A91]+1);IF(OR([.A91]&gt;=nper;[.H91]&lt;=0);&quot;&quot;;[.A91]+1)))" office:value-type="float" office:value="75" calcext:value-type="float">
            <text:p>75</text:p>
          </table:table-cell>
          <table:table-cell table:style-name="ce16" table:formula="of:=IF([.A92]=&quot;&quot;;&quot;&quot;;IF(OR(periods_per_year=26;periods_per_year=52);IF(periods_per_year=26;IF([.A92]=1;fpdate;[.B91]+14);IF(periods_per_year=52;IF([.A92]=1;fpdate;[.B91]+7);&quot;n/a&quot;));IF(periods_per_year=24;DATE(YEAR(fpdate);MONTH(fpdate)+([.A92]-1)/2+IF(AND(DAY(fpdate)&gt;=15;MOD([.A92];2)=0);1;0);IF(MOD([.A92];2)=0;IF(DAY(fpdate)&gt;=15;DAY(fpdate)-14;DAY(fpdate)+14);DAY(fpdate)));IF(DAY(DATE(YEAR(fpdate);MONTH(fpdate)+([.A92]-1)*months_per_period;DAY(fpdate)))&lt;&gt;DAY(fpdate);DATE(YEAR(fpdate);MONTH(fpdate)+([.A92]-1)*months_per_period+1;0);DATE(YEAR(fpdate);MONTH(fpdate)+([.A92]-1)*months_per_period;DAY(fpdate))))))" office:value-type="float" office:value="45352" calcext:value-type="float">
            <text:p>45352</text:p>
          </table:table-cell>
          <table:table-cell table:style-name="ce21" table:formula="of:=IF([.A92]=&quot;&quot;;&quot;&quot;;IF(roundOpt;IF(OR([.A92]=nper;payment&gt;ROUND((1+rate)*[.H91];2));ROUND((1+rate)*[.H91];2);payment);IF(OR([.A92]=nper;payment&gt;(1+rate)*[.H91]);(1+rate)*[.H91];payment)))" office:value-type="float" office:value="858.91" calcext:value-type="float">
            <text:p>858.91</text:p>
          </table:table-cell>
          <table:table-cell table:style-name="ce30"/>
          <table:table-cell table:style-name="ce21"/>
          <table:table-cell table:style-name="ce21" table:formula="of:=IF([.A92]=&quot;&quot;;&quot;&quot;;IF(AND([.A92]=1;pmtType=1);0;IF(roundOpt;ROUND(rate*[.H91];2);rate*[.H91])))" office:value-type="float" office:value="597.4" calcext:value-type="float">
            <text:p>597.40</text:p>
          </table:table-cell>
          <table:table-cell table:style-name="ce21" table:formula="of:=IF([.A92]=&quot;&quot;;&quot;&quot;;[.C92]-[.F92]+[.D92])" office:value-type="float" office:value="261.51" calcext:value-type="float">
            <text:p>261.51</text:p>
          </table:table-cell>
          <table:table-cell table:style-name="ce21" table:formula="of:=IF([.A92]=&quot;&quot;;&quot;&quot;;[.H91]-[.G92])" office:value-type="float" office:value="143115.57" calcext:value-type="float">
            <text:p>143,115.57</text:p>
          </table:table-cell>
          <table:table-cell table:number-columns-repeated="248"/>
        </table:table-row>
        <table:table-row table:style-name="ro3">
          <table:table-cell table:style-name="ce10" table:formula="of:=IF([.H92]=&quot;&quot;;&quot;&quot;;IF(roundOpt;IF(OR([.A92]&gt;=nper;ROUND([.H92];2)&lt;=0);&quot;&quot;;[.A92]+1);IF(OR([.A92]&gt;=nper;[.H92]&lt;=0);&quot;&quot;;[.A92]+1)))" office:value-type="float" office:value="76" calcext:value-type="float">
            <text:p>76</text:p>
          </table:table-cell>
          <table:table-cell table:style-name="ce16" table:formula="of:=IF([.A93]=&quot;&quot;;&quot;&quot;;IF(OR(periods_per_year=26;periods_per_year=52);IF(periods_per_year=26;IF([.A93]=1;fpdate;[.B92]+14);IF(periods_per_year=52;IF([.A93]=1;fpdate;[.B92]+7);&quot;n/a&quot;));IF(periods_per_year=24;DATE(YEAR(fpdate);MONTH(fpdate)+([.A93]-1)/2+IF(AND(DAY(fpdate)&gt;=15;MOD([.A93];2)=0);1;0);IF(MOD([.A93];2)=0;IF(DAY(fpdate)&gt;=15;DAY(fpdate)-14;DAY(fpdate)+14);DAY(fpdate)));IF(DAY(DATE(YEAR(fpdate);MONTH(fpdate)+([.A93]-1)*months_per_period;DAY(fpdate)))&lt;&gt;DAY(fpdate);DATE(YEAR(fpdate);MONTH(fpdate)+([.A93]-1)*months_per_period+1;0);DATE(YEAR(fpdate);MONTH(fpdate)+([.A93]-1)*months_per_period;DAY(fpdate))))))" office:value-type="float" office:value="45383" calcext:value-type="float">
            <text:p>45383</text:p>
          </table:table-cell>
          <table:table-cell table:style-name="ce21" table:formula="of:=IF([.A93]=&quot;&quot;;&quot;&quot;;IF(roundOpt;IF(OR([.A93]=nper;payment&gt;ROUND((1+rate)*[.H92];2));ROUND((1+rate)*[.H92];2);payment);IF(OR([.A93]=nper;payment&gt;(1+rate)*[.H92]);(1+rate)*[.H92];payment)))" office:value-type="float" office:value="858.91" calcext:value-type="float">
            <text:p>858.91</text:p>
          </table:table-cell>
          <table:table-cell table:style-name="ce30"/>
          <table:table-cell table:style-name="ce21"/>
          <table:table-cell table:style-name="ce21" table:formula="of:=IF([.A93]=&quot;&quot;;&quot;&quot;;IF(AND([.A93]=1;pmtType=1);0;IF(roundOpt;ROUND(rate*[.H92];2);rate*[.H92])))" office:value-type="float" office:value="596.31" calcext:value-type="float">
            <text:p>596.31</text:p>
          </table:table-cell>
          <table:table-cell table:style-name="ce21" table:formula="of:=IF([.A93]=&quot;&quot;;&quot;&quot;;[.C93]-[.F93]+[.D93])" office:value-type="float" office:value="262.6" calcext:value-type="float">
            <text:p>262.60</text:p>
          </table:table-cell>
          <table:table-cell table:style-name="ce21" table:formula="of:=IF([.A93]=&quot;&quot;;&quot;&quot;;[.H92]-[.G93])" office:value-type="float" office:value="142852.97" calcext:value-type="float">
            <text:p>142,852.97</text:p>
          </table:table-cell>
          <table:table-cell table:number-columns-repeated="248"/>
        </table:table-row>
        <table:table-row table:style-name="ro3">
          <table:table-cell table:style-name="ce10" table:formula="of:=IF([.H93]=&quot;&quot;;&quot;&quot;;IF(roundOpt;IF(OR([.A93]&gt;=nper;ROUND([.H93];2)&lt;=0);&quot;&quot;;[.A93]+1);IF(OR([.A93]&gt;=nper;[.H93]&lt;=0);&quot;&quot;;[.A93]+1)))" office:value-type="float" office:value="77" calcext:value-type="float">
            <text:p>77</text:p>
          </table:table-cell>
          <table:table-cell table:style-name="ce16" table:formula="of:=IF([.A94]=&quot;&quot;;&quot;&quot;;IF(OR(periods_per_year=26;periods_per_year=52);IF(periods_per_year=26;IF([.A94]=1;fpdate;[.B93]+14);IF(periods_per_year=52;IF([.A94]=1;fpdate;[.B93]+7);&quot;n/a&quot;));IF(periods_per_year=24;DATE(YEAR(fpdate);MONTH(fpdate)+([.A94]-1)/2+IF(AND(DAY(fpdate)&gt;=15;MOD([.A94];2)=0);1;0);IF(MOD([.A94];2)=0;IF(DAY(fpdate)&gt;=15;DAY(fpdate)-14;DAY(fpdate)+14);DAY(fpdate)));IF(DAY(DATE(YEAR(fpdate);MONTH(fpdate)+([.A94]-1)*months_per_period;DAY(fpdate)))&lt;&gt;DAY(fpdate);DATE(YEAR(fpdate);MONTH(fpdate)+([.A94]-1)*months_per_period+1;0);DATE(YEAR(fpdate);MONTH(fpdate)+([.A94]-1)*months_per_period;DAY(fpdate))))))" office:value-type="float" office:value="45413" calcext:value-type="float">
            <text:p>45413</text:p>
          </table:table-cell>
          <table:table-cell table:style-name="ce21" table:formula="of:=IF([.A94]=&quot;&quot;;&quot;&quot;;IF(roundOpt;IF(OR([.A94]=nper;payment&gt;ROUND((1+rate)*[.H93];2));ROUND((1+rate)*[.H93];2);payment);IF(OR([.A94]=nper;payment&gt;(1+rate)*[.H93]);(1+rate)*[.H93];payment)))" office:value-type="float" office:value="858.91" calcext:value-type="float">
            <text:p>858.91</text:p>
          </table:table-cell>
          <table:table-cell table:style-name="ce30"/>
          <table:table-cell table:style-name="ce21"/>
          <table:table-cell table:style-name="ce21" table:formula="of:=IF([.A94]=&quot;&quot;;&quot;&quot;;IF(AND([.A94]=1;pmtType=1);0;IF(roundOpt;ROUND(rate*[.H93];2);rate*[.H93])))" office:value-type="float" office:value="595.22" calcext:value-type="float">
            <text:p>595.22</text:p>
          </table:table-cell>
          <table:table-cell table:style-name="ce21" table:formula="of:=IF([.A94]=&quot;&quot;;&quot;&quot;;[.C94]-[.F94]+[.D94])" office:value-type="float" office:value="263.69" calcext:value-type="float">
            <text:p>263.69</text:p>
          </table:table-cell>
          <table:table-cell table:style-name="ce21" table:formula="of:=IF([.A94]=&quot;&quot;;&quot;&quot;;[.H93]-[.G94])" office:value-type="float" office:value="142589.28" calcext:value-type="float">
            <text:p>142,589.28</text:p>
          </table:table-cell>
          <table:table-cell table:number-columns-repeated="248"/>
        </table:table-row>
        <table:table-row table:style-name="ro3">
          <table:table-cell table:style-name="ce10" table:formula="of:=IF([.H94]=&quot;&quot;;&quot;&quot;;IF(roundOpt;IF(OR([.A94]&gt;=nper;ROUND([.H94];2)&lt;=0);&quot;&quot;;[.A94]+1);IF(OR([.A94]&gt;=nper;[.H94]&lt;=0);&quot;&quot;;[.A94]+1)))" office:value-type="float" office:value="78" calcext:value-type="float">
            <text:p>78</text:p>
          </table:table-cell>
          <table:table-cell table:style-name="ce16" table:formula="of:=IF([.A95]=&quot;&quot;;&quot;&quot;;IF(OR(periods_per_year=26;periods_per_year=52);IF(periods_per_year=26;IF([.A95]=1;fpdate;[.B94]+14);IF(periods_per_year=52;IF([.A95]=1;fpdate;[.B94]+7);&quot;n/a&quot;));IF(periods_per_year=24;DATE(YEAR(fpdate);MONTH(fpdate)+([.A95]-1)/2+IF(AND(DAY(fpdate)&gt;=15;MOD([.A95];2)=0);1;0);IF(MOD([.A95];2)=0;IF(DAY(fpdate)&gt;=15;DAY(fpdate)-14;DAY(fpdate)+14);DAY(fpdate)));IF(DAY(DATE(YEAR(fpdate);MONTH(fpdate)+([.A95]-1)*months_per_period;DAY(fpdate)))&lt;&gt;DAY(fpdate);DATE(YEAR(fpdate);MONTH(fpdate)+([.A95]-1)*months_per_period+1;0);DATE(YEAR(fpdate);MONTH(fpdate)+([.A95]-1)*months_per_period;DAY(fpdate))))))" office:value-type="float" office:value="45444" calcext:value-type="float">
            <text:p>45444</text:p>
          </table:table-cell>
          <table:table-cell table:style-name="ce21" table:formula="of:=IF([.A95]=&quot;&quot;;&quot;&quot;;IF(roundOpt;IF(OR([.A95]=nper;payment&gt;ROUND((1+rate)*[.H94];2));ROUND((1+rate)*[.H94];2);payment);IF(OR([.A95]=nper;payment&gt;(1+rate)*[.H94]);(1+rate)*[.H94];payment)))" office:value-type="float" office:value="858.91" calcext:value-type="float">
            <text:p>858.91</text:p>
          </table:table-cell>
          <table:table-cell table:style-name="ce30"/>
          <table:table-cell table:style-name="ce21"/>
          <table:table-cell table:style-name="ce21" table:formula="of:=IF([.A95]=&quot;&quot;;&quot;&quot;;IF(AND([.A95]=1;pmtType=1);0;IF(roundOpt;ROUND(rate*[.H94];2);rate*[.H94])))" office:value-type="float" office:value="594.12" calcext:value-type="float">
            <text:p>594.12</text:p>
          </table:table-cell>
          <table:table-cell table:style-name="ce21" table:formula="of:=IF([.A95]=&quot;&quot;;&quot;&quot;;[.C95]-[.F95]+[.D95])" office:value-type="float" office:value="264.79" calcext:value-type="float">
            <text:p>264.79</text:p>
          </table:table-cell>
          <table:table-cell table:style-name="ce21" table:formula="of:=IF([.A95]=&quot;&quot;;&quot;&quot;;[.H94]-[.G95])" office:value-type="float" office:value="142324.49" calcext:value-type="float">
            <text:p>142,324.49</text:p>
          </table:table-cell>
          <table:table-cell table:number-columns-repeated="248"/>
        </table:table-row>
        <table:table-row table:style-name="ro3">
          <table:table-cell table:style-name="ce10" table:formula="of:=IF([.H95]=&quot;&quot;;&quot;&quot;;IF(roundOpt;IF(OR([.A95]&gt;=nper;ROUND([.H95];2)&lt;=0);&quot;&quot;;[.A95]+1);IF(OR([.A95]&gt;=nper;[.H95]&lt;=0);&quot;&quot;;[.A95]+1)))" office:value-type="float" office:value="79" calcext:value-type="float">
            <text:p>79</text:p>
          </table:table-cell>
          <table:table-cell table:style-name="ce16" table:formula="of:=IF([.A96]=&quot;&quot;;&quot;&quot;;IF(OR(periods_per_year=26;periods_per_year=52);IF(periods_per_year=26;IF([.A96]=1;fpdate;[.B95]+14);IF(periods_per_year=52;IF([.A96]=1;fpdate;[.B95]+7);&quot;n/a&quot;));IF(periods_per_year=24;DATE(YEAR(fpdate);MONTH(fpdate)+([.A96]-1)/2+IF(AND(DAY(fpdate)&gt;=15;MOD([.A96];2)=0);1;0);IF(MOD([.A96];2)=0;IF(DAY(fpdate)&gt;=15;DAY(fpdate)-14;DAY(fpdate)+14);DAY(fpdate)));IF(DAY(DATE(YEAR(fpdate);MONTH(fpdate)+([.A96]-1)*months_per_period;DAY(fpdate)))&lt;&gt;DAY(fpdate);DATE(YEAR(fpdate);MONTH(fpdate)+([.A96]-1)*months_per_period+1;0);DATE(YEAR(fpdate);MONTH(fpdate)+([.A96]-1)*months_per_period;DAY(fpdate))))))" office:value-type="float" office:value="45474" calcext:value-type="float">
            <text:p>45474</text:p>
          </table:table-cell>
          <table:table-cell table:style-name="ce21" table:formula="of:=IF([.A96]=&quot;&quot;;&quot;&quot;;IF(roundOpt;IF(OR([.A96]=nper;payment&gt;ROUND((1+rate)*[.H95];2));ROUND((1+rate)*[.H95];2);payment);IF(OR([.A96]=nper;payment&gt;(1+rate)*[.H95]);(1+rate)*[.H95];payment)))" office:value-type="float" office:value="858.91" calcext:value-type="float">
            <text:p>858.91</text:p>
          </table:table-cell>
          <table:table-cell table:style-name="ce30"/>
          <table:table-cell table:style-name="ce21"/>
          <table:table-cell table:style-name="ce21" table:formula="of:=IF([.A96]=&quot;&quot;;&quot;&quot;;IF(AND([.A96]=1;pmtType=1);0;IF(roundOpt;ROUND(rate*[.H95];2);rate*[.H95])))" office:value-type="float" office:value="593.02" calcext:value-type="float">
            <text:p>593.02</text:p>
          </table:table-cell>
          <table:table-cell table:style-name="ce21" table:formula="of:=IF([.A96]=&quot;&quot;;&quot;&quot;;[.C96]-[.F96]+[.D96])" office:value-type="float" office:value="265.89" calcext:value-type="float">
            <text:p>265.89</text:p>
          </table:table-cell>
          <table:table-cell table:style-name="ce21" table:formula="of:=IF([.A96]=&quot;&quot;;&quot;&quot;;[.H95]-[.G96])" office:value-type="float" office:value="142058.6" calcext:value-type="float">
            <text:p>142,058.60</text:p>
          </table:table-cell>
          <table:table-cell table:number-columns-repeated="248"/>
        </table:table-row>
        <table:table-row table:style-name="ro3">
          <table:table-cell table:style-name="ce10" table:formula="of:=IF([.H96]=&quot;&quot;;&quot;&quot;;IF(roundOpt;IF(OR([.A96]&gt;=nper;ROUND([.H96];2)&lt;=0);&quot;&quot;;[.A96]+1);IF(OR([.A96]&gt;=nper;[.H96]&lt;=0);&quot;&quot;;[.A96]+1)))" office:value-type="float" office:value="80" calcext:value-type="float">
            <text:p>80</text:p>
          </table:table-cell>
          <table:table-cell table:style-name="ce16" table:formula="of:=IF([.A97]=&quot;&quot;;&quot;&quot;;IF(OR(periods_per_year=26;periods_per_year=52);IF(periods_per_year=26;IF([.A97]=1;fpdate;[.B96]+14);IF(periods_per_year=52;IF([.A97]=1;fpdate;[.B96]+7);&quot;n/a&quot;));IF(periods_per_year=24;DATE(YEAR(fpdate);MONTH(fpdate)+([.A97]-1)/2+IF(AND(DAY(fpdate)&gt;=15;MOD([.A97];2)=0);1;0);IF(MOD([.A97];2)=0;IF(DAY(fpdate)&gt;=15;DAY(fpdate)-14;DAY(fpdate)+14);DAY(fpdate)));IF(DAY(DATE(YEAR(fpdate);MONTH(fpdate)+([.A97]-1)*months_per_period;DAY(fpdate)))&lt;&gt;DAY(fpdate);DATE(YEAR(fpdate);MONTH(fpdate)+([.A97]-1)*months_per_period+1;0);DATE(YEAR(fpdate);MONTH(fpdate)+([.A97]-1)*months_per_period;DAY(fpdate))))))" office:value-type="float" office:value="45505" calcext:value-type="float">
            <text:p>45505</text:p>
          </table:table-cell>
          <table:table-cell table:style-name="ce21" table:formula="of:=IF([.A97]=&quot;&quot;;&quot;&quot;;IF(roundOpt;IF(OR([.A97]=nper;payment&gt;ROUND((1+rate)*[.H96];2));ROUND((1+rate)*[.H96];2);payment);IF(OR([.A97]=nper;payment&gt;(1+rate)*[.H96]);(1+rate)*[.H96];payment)))" office:value-type="float" office:value="858.91" calcext:value-type="float">
            <text:p>858.91</text:p>
          </table:table-cell>
          <table:table-cell table:style-name="ce30"/>
          <table:table-cell table:style-name="ce21"/>
          <table:table-cell table:style-name="ce21" table:formula="of:=IF([.A97]=&quot;&quot;;&quot;&quot;;IF(AND([.A97]=1;pmtType=1);0;IF(roundOpt;ROUND(rate*[.H96];2);rate*[.H96])))" office:value-type="float" office:value="591.91" calcext:value-type="float">
            <text:p>591.91</text:p>
          </table:table-cell>
          <table:table-cell table:style-name="ce21" table:formula="of:=IF([.A97]=&quot;&quot;;&quot;&quot;;[.C97]-[.F97]+[.D97])" office:value-type="float" office:value="267" calcext:value-type="float">
            <text:p>267.00</text:p>
          </table:table-cell>
          <table:table-cell table:style-name="ce21" table:formula="of:=IF([.A97]=&quot;&quot;;&quot;&quot;;[.H96]-[.G97])" office:value-type="float" office:value="141791.6" calcext:value-type="float">
            <text:p>141,791.60</text:p>
          </table:table-cell>
          <table:table-cell table:number-columns-repeated="248"/>
        </table:table-row>
        <table:table-row table:style-name="ro3">
          <table:table-cell table:style-name="ce10" table:formula="of:=IF([.H97]=&quot;&quot;;&quot;&quot;;IF(roundOpt;IF(OR([.A97]&gt;=nper;ROUND([.H97];2)&lt;=0);&quot;&quot;;[.A97]+1);IF(OR([.A97]&gt;=nper;[.H97]&lt;=0);&quot;&quot;;[.A97]+1)))" office:value-type="float" office:value="81" calcext:value-type="float">
            <text:p>81</text:p>
          </table:table-cell>
          <table:table-cell table:style-name="ce16" table:formula="of:=IF([.A98]=&quot;&quot;;&quot;&quot;;IF(OR(periods_per_year=26;periods_per_year=52);IF(periods_per_year=26;IF([.A98]=1;fpdate;[.B97]+14);IF(periods_per_year=52;IF([.A98]=1;fpdate;[.B97]+7);&quot;n/a&quot;));IF(periods_per_year=24;DATE(YEAR(fpdate);MONTH(fpdate)+([.A98]-1)/2+IF(AND(DAY(fpdate)&gt;=15;MOD([.A98];2)=0);1;0);IF(MOD([.A98];2)=0;IF(DAY(fpdate)&gt;=15;DAY(fpdate)-14;DAY(fpdate)+14);DAY(fpdate)));IF(DAY(DATE(YEAR(fpdate);MONTH(fpdate)+([.A98]-1)*months_per_period;DAY(fpdate)))&lt;&gt;DAY(fpdate);DATE(YEAR(fpdate);MONTH(fpdate)+([.A98]-1)*months_per_period+1;0);DATE(YEAR(fpdate);MONTH(fpdate)+([.A98]-1)*months_per_period;DAY(fpdate))))))" office:value-type="float" office:value="45536" calcext:value-type="float">
            <text:p>45536</text:p>
          </table:table-cell>
          <table:table-cell table:style-name="ce21" table:formula="of:=IF([.A98]=&quot;&quot;;&quot;&quot;;IF(roundOpt;IF(OR([.A98]=nper;payment&gt;ROUND((1+rate)*[.H97];2));ROUND((1+rate)*[.H97];2);payment);IF(OR([.A98]=nper;payment&gt;(1+rate)*[.H97]);(1+rate)*[.H97];payment)))" office:value-type="float" office:value="858.91" calcext:value-type="float">
            <text:p>858.91</text:p>
          </table:table-cell>
          <table:table-cell table:style-name="ce30"/>
          <table:table-cell table:style-name="ce21"/>
          <table:table-cell table:style-name="ce21" table:formula="of:=IF([.A98]=&quot;&quot;;&quot;&quot;;IF(AND([.A98]=1;pmtType=1);0;IF(roundOpt;ROUND(rate*[.H97];2);rate*[.H97])))" office:value-type="float" office:value="590.8" calcext:value-type="float">
            <text:p>590.80</text:p>
          </table:table-cell>
          <table:table-cell table:style-name="ce21" table:formula="of:=IF([.A98]=&quot;&quot;;&quot;&quot;;[.C98]-[.F98]+[.D98])" office:value-type="float" office:value="268.11" calcext:value-type="float">
            <text:p>268.11</text:p>
          </table:table-cell>
          <table:table-cell table:style-name="ce21" table:formula="of:=IF([.A98]=&quot;&quot;;&quot;&quot;;[.H97]-[.G98])" office:value-type="float" office:value="141523.49" calcext:value-type="float">
            <text:p>141,523.49</text:p>
          </table:table-cell>
          <table:table-cell table:number-columns-repeated="248"/>
        </table:table-row>
        <table:table-row table:style-name="ro3">
          <table:table-cell table:style-name="ce10" table:formula="of:=IF([.H98]=&quot;&quot;;&quot;&quot;;IF(roundOpt;IF(OR([.A98]&gt;=nper;ROUND([.H98];2)&lt;=0);&quot;&quot;;[.A98]+1);IF(OR([.A98]&gt;=nper;[.H98]&lt;=0);&quot;&quot;;[.A98]+1)))" office:value-type="float" office:value="82" calcext:value-type="float">
            <text:p>82</text:p>
          </table:table-cell>
          <table:table-cell table:style-name="ce16" table:formula="of:=IF([.A99]=&quot;&quot;;&quot;&quot;;IF(OR(periods_per_year=26;periods_per_year=52);IF(periods_per_year=26;IF([.A99]=1;fpdate;[.B98]+14);IF(periods_per_year=52;IF([.A99]=1;fpdate;[.B98]+7);&quot;n/a&quot;));IF(periods_per_year=24;DATE(YEAR(fpdate);MONTH(fpdate)+([.A99]-1)/2+IF(AND(DAY(fpdate)&gt;=15;MOD([.A99];2)=0);1;0);IF(MOD([.A99];2)=0;IF(DAY(fpdate)&gt;=15;DAY(fpdate)-14;DAY(fpdate)+14);DAY(fpdate)));IF(DAY(DATE(YEAR(fpdate);MONTH(fpdate)+([.A99]-1)*months_per_period;DAY(fpdate)))&lt;&gt;DAY(fpdate);DATE(YEAR(fpdate);MONTH(fpdate)+([.A99]-1)*months_per_period+1;0);DATE(YEAR(fpdate);MONTH(fpdate)+([.A99]-1)*months_per_period;DAY(fpdate))))))" office:value-type="float" office:value="45566" calcext:value-type="float">
            <text:p>45566</text:p>
          </table:table-cell>
          <table:table-cell table:style-name="ce21" table:formula="of:=IF([.A99]=&quot;&quot;;&quot;&quot;;IF(roundOpt;IF(OR([.A99]=nper;payment&gt;ROUND((1+rate)*[.H98];2));ROUND((1+rate)*[.H98];2);payment);IF(OR([.A99]=nper;payment&gt;(1+rate)*[.H98]);(1+rate)*[.H98];payment)))" office:value-type="float" office:value="858.91" calcext:value-type="float">
            <text:p>858.91</text:p>
          </table:table-cell>
          <table:table-cell table:style-name="ce30"/>
          <table:table-cell table:style-name="ce21"/>
          <table:table-cell table:style-name="ce21" table:formula="of:=IF([.A99]=&quot;&quot;;&quot;&quot;;IF(AND([.A99]=1;pmtType=1);0;IF(roundOpt;ROUND(rate*[.H98];2);rate*[.H98])))" office:value-type="float" office:value="589.68" calcext:value-type="float">
            <text:p>589.68</text:p>
          </table:table-cell>
          <table:table-cell table:style-name="ce21" table:formula="of:=IF([.A99]=&quot;&quot;;&quot;&quot;;[.C99]-[.F99]+[.D99])" office:value-type="float" office:value="269.23" calcext:value-type="float">
            <text:p>269.23</text:p>
          </table:table-cell>
          <table:table-cell table:style-name="ce21" table:formula="of:=IF([.A99]=&quot;&quot;;&quot;&quot;;[.H98]-[.G99])" office:value-type="float" office:value="141254.26" calcext:value-type="float">
            <text:p>141,254.26</text:p>
          </table:table-cell>
          <table:table-cell table:number-columns-repeated="248"/>
        </table:table-row>
        <table:table-row table:style-name="ro3">
          <table:table-cell table:style-name="ce10" table:formula="of:=IF([.H99]=&quot;&quot;;&quot;&quot;;IF(roundOpt;IF(OR([.A99]&gt;=nper;ROUND([.H99];2)&lt;=0);&quot;&quot;;[.A99]+1);IF(OR([.A99]&gt;=nper;[.H99]&lt;=0);&quot;&quot;;[.A99]+1)))" office:value-type="float" office:value="83" calcext:value-type="float">
            <text:p>83</text:p>
          </table:table-cell>
          <table:table-cell table:style-name="ce16" table:formula="of:=IF([.A100]=&quot;&quot;;&quot;&quot;;IF(OR(periods_per_year=26;periods_per_year=52);IF(periods_per_year=26;IF([.A100]=1;fpdate;[.B99]+14);IF(periods_per_year=52;IF([.A100]=1;fpdate;[.B99]+7);&quot;n/a&quot;));IF(periods_per_year=24;DATE(YEAR(fpdate);MONTH(fpdate)+([.A100]-1)/2+IF(AND(DAY(fpdate)&gt;=15;MOD([.A100];2)=0);1;0);IF(MOD([.A100];2)=0;IF(DAY(fpdate)&gt;=15;DAY(fpdate)-14;DAY(fpdate)+14);DAY(fpdate)));IF(DAY(DATE(YEAR(fpdate);MONTH(fpdate)+([.A100]-1)*months_per_period;DAY(fpdate)))&lt;&gt;DAY(fpdate);DATE(YEAR(fpdate);MONTH(fpdate)+([.A100]-1)*months_per_period+1;0);DATE(YEAR(fpdate);MONTH(fpdate)+([.A100]-1)*months_per_period;DAY(fpdate))))))" office:value-type="float" office:value="45597" calcext:value-type="float">
            <text:p>45597</text:p>
          </table:table-cell>
          <table:table-cell table:style-name="ce21" table:formula="of:=IF([.A100]=&quot;&quot;;&quot;&quot;;IF(roundOpt;IF(OR([.A100]=nper;payment&gt;ROUND((1+rate)*[.H99];2));ROUND((1+rate)*[.H99];2);payment);IF(OR([.A100]=nper;payment&gt;(1+rate)*[.H99]);(1+rate)*[.H99];payment)))" office:value-type="float" office:value="858.91" calcext:value-type="float">
            <text:p>858.91</text:p>
          </table:table-cell>
          <table:table-cell table:style-name="ce30"/>
          <table:table-cell table:style-name="ce21"/>
          <table:table-cell table:style-name="ce21" table:formula="of:=IF([.A100]=&quot;&quot;;&quot;&quot;;IF(AND([.A100]=1;pmtType=1);0;IF(roundOpt;ROUND(rate*[.H99];2);rate*[.H99])))" office:value-type="float" office:value="588.56" calcext:value-type="float">
            <text:p>588.56</text:p>
          </table:table-cell>
          <table:table-cell table:style-name="ce21" table:formula="of:=IF([.A100]=&quot;&quot;;&quot;&quot;;[.C100]-[.F100]+[.D100])" office:value-type="float" office:value="270.35" calcext:value-type="float">
            <text:p>270.35</text:p>
          </table:table-cell>
          <table:table-cell table:style-name="ce21" table:formula="of:=IF([.A100]=&quot;&quot;;&quot;&quot;;[.H99]-[.G100])" office:value-type="float" office:value="140983.91" calcext:value-type="float">
            <text:p>140,983.91</text:p>
          </table:table-cell>
          <table:table-cell table:number-columns-repeated="248"/>
        </table:table-row>
        <table:table-row table:style-name="ro3">
          <table:table-cell table:style-name="ce10" table:formula="of:=IF([.H100]=&quot;&quot;;&quot;&quot;;IF(roundOpt;IF(OR([.A100]&gt;=nper;ROUND([.H100];2)&lt;=0);&quot;&quot;;[.A100]+1);IF(OR([.A100]&gt;=nper;[.H100]&lt;=0);&quot;&quot;;[.A100]+1)))" office:value-type="float" office:value="84" calcext:value-type="float">
            <text:p>84</text:p>
          </table:table-cell>
          <table:table-cell table:style-name="ce16" table:formula="of:=IF([.A101]=&quot;&quot;;&quot;&quot;;IF(OR(periods_per_year=26;periods_per_year=52);IF(periods_per_year=26;IF([.A101]=1;fpdate;[.B100]+14);IF(periods_per_year=52;IF([.A101]=1;fpdate;[.B100]+7);&quot;n/a&quot;));IF(periods_per_year=24;DATE(YEAR(fpdate);MONTH(fpdate)+([.A101]-1)/2+IF(AND(DAY(fpdate)&gt;=15;MOD([.A101];2)=0);1;0);IF(MOD([.A101];2)=0;IF(DAY(fpdate)&gt;=15;DAY(fpdate)-14;DAY(fpdate)+14);DAY(fpdate)));IF(DAY(DATE(YEAR(fpdate);MONTH(fpdate)+([.A101]-1)*months_per_period;DAY(fpdate)))&lt;&gt;DAY(fpdate);DATE(YEAR(fpdate);MONTH(fpdate)+([.A101]-1)*months_per_period+1;0);DATE(YEAR(fpdate);MONTH(fpdate)+([.A101]-1)*months_per_period;DAY(fpdate))))))" office:value-type="float" office:value="45627" calcext:value-type="float">
            <text:p>45627</text:p>
          </table:table-cell>
          <table:table-cell table:style-name="ce21" table:formula="of:=IF([.A101]=&quot;&quot;;&quot;&quot;;IF(roundOpt;IF(OR([.A101]=nper;payment&gt;ROUND((1+rate)*[.H100];2));ROUND((1+rate)*[.H100];2);payment);IF(OR([.A101]=nper;payment&gt;(1+rate)*[.H100]);(1+rate)*[.H100];payment)))" office:value-type="float" office:value="858.91" calcext:value-type="float">
            <text:p>858.91</text:p>
          </table:table-cell>
          <table:table-cell table:style-name="ce30"/>
          <table:table-cell table:style-name="ce21"/>
          <table:table-cell table:style-name="ce21" table:formula="of:=IF([.A101]=&quot;&quot;;&quot;&quot;;IF(AND([.A101]=1;pmtType=1);0;IF(roundOpt;ROUND(rate*[.H100];2);rate*[.H100])))" office:value-type="float" office:value="587.43" calcext:value-type="float">
            <text:p>587.43</text:p>
          </table:table-cell>
          <table:table-cell table:style-name="ce21" table:formula="of:=IF([.A101]=&quot;&quot;;&quot;&quot;;[.C101]-[.F101]+[.D101])" office:value-type="float" office:value="271.48" calcext:value-type="float">
            <text:p>271.48</text:p>
          </table:table-cell>
          <table:table-cell table:style-name="ce21" table:formula="of:=IF([.A101]=&quot;&quot;;&quot;&quot;;[.H100]-[.G101])" office:value-type="float" office:value="140712.43" calcext:value-type="float">
            <text:p>140,712.43</text:p>
          </table:table-cell>
          <table:table-cell table:number-columns-repeated="248"/>
        </table:table-row>
        <table:table-row table:style-name="ro3">
          <table:table-cell table:style-name="ce10" table:formula="of:=IF([.H101]=&quot;&quot;;&quot;&quot;;IF(roundOpt;IF(OR([.A101]&gt;=nper;ROUND([.H101];2)&lt;=0);&quot;&quot;;[.A101]+1);IF(OR([.A101]&gt;=nper;[.H101]&lt;=0);&quot;&quot;;[.A101]+1)))" office:value-type="float" office:value="85" calcext:value-type="float">
            <text:p>85</text:p>
          </table:table-cell>
          <table:table-cell table:style-name="ce16" table:formula="of:=IF([.A102]=&quot;&quot;;&quot;&quot;;IF(OR(periods_per_year=26;periods_per_year=52);IF(periods_per_year=26;IF([.A102]=1;fpdate;[.B101]+14);IF(periods_per_year=52;IF([.A102]=1;fpdate;[.B101]+7);&quot;n/a&quot;));IF(periods_per_year=24;DATE(YEAR(fpdate);MONTH(fpdate)+([.A102]-1)/2+IF(AND(DAY(fpdate)&gt;=15;MOD([.A102];2)=0);1;0);IF(MOD([.A102];2)=0;IF(DAY(fpdate)&gt;=15;DAY(fpdate)-14;DAY(fpdate)+14);DAY(fpdate)));IF(DAY(DATE(YEAR(fpdate);MONTH(fpdate)+([.A102]-1)*months_per_period;DAY(fpdate)))&lt;&gt;DAY(fpdate);DATE(YEAR(fpdate);MONTH(fpdate)+([.A102]-1)*months_per_period+1;0);DATE(YEAR(fpdate);MONTH(fpdate)+([.A102]-1)*months_per_period;DAY(fpdate))))))" office:value-type="float" office:value="45658" calcext:value-type="float">
            <text:p>45658</text:p>
          </table:table-cell>
          <table:table-cell table:style-name="ce21" table:formula="of:=IF([.A102]=&quot;&quot;;&quot;&quot;;IF(roundOpt;IF(OR([.A102]=nper;payment&gt;ROUND((1+rate)*[.H101];2));ROUND((1+rate)*[.H101];2);payment);IF(OR([.A102]=nper;payment&gt;(1+rate)*[.H101]);(1+rate)*[.H101];payment)))" office:value-type="float" office:value="858.91" calcext:value-type="float">
            <text:p>858.91</text:p>
          </table:table-cell>
          <table:table-cell table:style-name="ce30"/>
          <table:table-cell table:style-name="ce21"/>
          <table:table-cell table:style-name="ce21" table:formula="of:=IF([.A102]=&quot;&quot;;&quot;&quot;;IF(AND([.A102]=1;pmtType=1);0;IF(roundOpt;ROUND(rate*[.H101];2);rate*[.H101])))" office:value-type="float" office:value="586.3" calcext:value-type="float">
            <text:p>586.30</text:p>
          </table:table-cell>
          <table:table-cell table:style-name="ce21" table:formula="of:=IF([.A102]=&quot;&quot;;&quot;&quot;;[.C102]-[.F102]+[.D102])" office:value-type="float" office:value="272.61" calcext:value-type="float">
            <text:p>272.61</text:p>
          </table:table-cell>
          <table:table-cell table:style-name="ce21" table:formula="of:=IF([.A102]=&quot;&quot;;&quot;&quot;;[.H101]-[.G102])" office:value-type="float" office:value="140439.82" calcext:value-type="float">
            <text:p>140,439.82</text:p>
          </table:table-cell>
          <table:table-cell table:number-columns-repeated="248"/>
        </table:table-row>
        <table:table-row table:style-name="ro3">
          <table:table-cell table:style-name="ce10" table:formula="of:=IF([.H102]=&quot;&quot;;&quot;&quot;;IF(roundOpt;IF(OR([.A102]&gt;=nper;ROUND([.H102];2)&lt;=0);&quot;&quot;;[.A102]+1);IF(OR([.A102]&gt;=nper;[.H102]&lt;=0);&quot;&quot;;[.A102]+1)))" office:value-type="float" office:value="86" calcext:value-type="float">
            <text:p>86</text:p>
          </table:table-cell>
          <table:table-cell table:style-name="ce16" table:formula="of:=IF([.A103]=&quot;&quot;;&quot;&quot;;IF(OR(periods_per_year=26;periods_per_year=52);IF(periods_per_year=26;IF([.A103]=1;fpdate;[.B102]+14);IF(periods_per_year=52;IF([.A103]=1;fpdate;[.B102]+7);&quot;n/a&quot;));IF(periods_per_year=24;DATE(YEAR(fpdate);MONTH(fpdate)+([.A103]-1)/2+IF(AND(DAY(fpdate)&gt;=15;MOD([.A103];2)=0);1;0);IF(MOD([.A103];2)=0;IF(DAY(fpdate)&gt;=15;DAY(fpdate)-14;DAY(fpdate)+14);DAY(fpdate)));IF(DAY(DATE(YEAR(fpdate);MONTH(fpdate)+([.A103]-1)*months_per_period;DAY(fpdate)))&lt;&gt;DAY(fpdate);DATE(YEAR(fpdate);MONTH(fpdate)+([.A103]-1)*months_per_period+1;0);DATE(YEAR(fpdate);MONTH(fpdate)+([.A103]-1)*months_per_period;DAY(fpdate))))))" office:value-type="float" office:value="45689" calcext:value-type="float">
            <text:p>45689</text:p>
          </table:table-cell>
          <table:table-cell table:style-name="ce21" table:formula="of:=IF([.A103]=&quot;&quot;;&quot;&quot;;IF(roundOpt;IF(OR([.A103]=nper;payment&gt;ROUND((1+rate)*[.H102];2));ROUND((1+rate)*[.H102];2);payment);IF(OR([.A103]=nper;payment&gt;(1+rate)*[.H102]);(1+rate)*[.H102];payment)))" office:value-type="float" office:value="858.91" calcext:value-type="float">
            <text:p>858.91</text:p>
          </table:table-cell>
          <table:table-cell table:style-name="ce30"/>
          <table:table-cell table:style-name="ce21"/>
          <table:table-cell table:style-name="ce21" table:formula="of:=IF([.A103]=&quot;&quot;;&quot;&quot;;IF(AND([.A103]=1;pmtType=1);0;IF(roundOpt;ROUND(rate*[.H102];2);rate*[.H102])))" office:value-type="float" office:value="585.17" calcext:value-type="float">
            <text:p>585.17</text:p>
          </table:table-cell>
          <table:table-cell table:style-name="ce21" table:formula="of:=IF([.A103]=&quot;&quot;;&quot;&quot;;[.C103]-[.F103]+[.D103])" office:value-type="float" office:value="273.74" calcext:value-type="float">
            <text:p>273.74</text:p>
          </table:table-cell>
          <table:table-cell table:style-name="ce21" table:formula="of:=IF([.A103]=&quot;&quot;;&quot;&quot;;[.H102]-[.G103])" office:value-type="float" office:value="140166.08" calcext:value-type="float">
            <text:p>140,166.08</text:p>
          </table:table-cell>
          <table:table-cell table:number-columns-repeated="248"/>
        </table:table-row>
        <table:table-row table:style-name="ro3">
          <table:table-cell table:style-name="ce10" table:formula="of:=IF([.H103]=&quot;&quot;;&quot;&quot;;IF(roundOpt;IF(OR([.A103]&gt;=nper;ROUND([.H103];2)&lt;=0);&quot;&quot;;[.A103]+1);IF(OR([.A103]&gt;=nper;[.H103]&lt;=0);&quot;&quot;;[.A103]+1)))" office:value-type="float" office:value="87" calcext:value-type="float">
            <text:p>87</text:p>
          </table:table-cell>
          <table:table-cell table:style-name="ce16" table:formula="of:=IF([.A104]=&quot;&quot;;&quot;&quot;;IF(OR(periods_per_year=26;periods_per_year=52);IF(periods_per_year=26;IF([.A104]=1;fpdate;[.B103]+14);IF(periods_per_year=52;IF([.A104]=1;fpdate;[.B103]+7);&quot;n/a&quot;));IF(periods_per_year=24;DATE(YEAR(fpdate);MONTH(fpdate)+([.A104]-1)/2+IF(AND(DAY(fpdate)&gt;=15;MOD([.A104];2)=0);1;0);IF(MOD([.A104];2)=0;IF(DAY(fpdate)&gt;=15;DAY(fpdate)-14;DAY(fpdate)+14);DAY(fpdate)));IF(DAY(DATE(YEAR(fpdate);MONTH(fpdate)+([.A104]-1)*months_per_period;DAY(fpdate)))&lt;&gt;DAY(fpdate);DATE(YEAR(fpdate);MONTH(fpdate)+([.A104]-1)*months_per_period+1;0);DATE(YEAR(fpdate);MONTH(fpdate)+([.A104]-1)*months_per_period;DAY(fpdate))))))" office:value-type="float" office:value="45717" calcext:value-type="float">
            <text:p>45717</text:p>
          </table:table-cell>
          <table:table-cell table:style-name="ce21" table:formula="of:=IF([.A104]=&quot;&quot;;&quot;&quot;;IF(roundOpt;IF(OR([.A104]=nper;payment&gt;ROUND((1+rate)*[.H103];2));ROUND((1+rate)*[.H103];2);payment);IF(OR([.A104]=nper;payment&gt;(1+rate)*[.H103]);(1+rate)*[.H103];payment)))" office:value-type="float" office:value="858.91" calcext:value-type="float">
            <text:p>858.91</text:p>
          </table:table-cell>
          <table:table-cell table:style-name="ce30"/>
          <table:table-cell table:style-name="ce21"/>
          <table:table-cell table:style-name="ce21" table:formula="of:=IF([.A104]=&quot;&quot;;&quot;&quot;;IF(AND([.A104]=1;pmtType=1);0;IF(roundOpt;ROUND(rate*[.H103];2);rate*[.H103])))" office:value-type="float" office:value="584.03" calcext:value-type="float">
            <text:p>584.03</text:p>
          </table:table-cell>
          <table:table-cell table:style-name="ce21" table:formula="of:=IF([.A104]=&quot;&quot;;&quot;&quot;;[.C104]-[.F104]+[.D104])" office:value-type="float" office:value="274.88" calcext:value-type="float">
            <text:p>274.88</text:p>
          </table:table-cell>
          <table:table-cell table:style-name="ce21" table:formula="of:=IF([.A104]=&quot;&quot;;&quot;&quot;;[.H103]-[.G104])" office:value-type="float" office:value="139891.2" calcext:value-type="float">
            <text:p>139,891.20</text:p>
          </table:table-cell>
          <table:table-cell table:number-columns-repeated="248"/>
        </table:table-row>
        <table:table-row table:style-name="ro3">
          <table:table-cell table:style-name="ce10" table:formula="of:=IF([.H104]=&quot;&quot;;&quot;&quot;;IF(roundOpt;IF(OR([.A104]&gt;=nper;ROUND([.H104];2)&lt;=0);&quot;&quot;;[.A104]+1);IF(OR([.A104]&gt;=nper;[.H104]&lt;=0);&quot;&quot;;[.A104]+1)))" office:value-type="float" office:value="88" calcext:value-type="float">
            <text:p>88</text:p>
          </table:table-cell>
          <table:table-cell table:style-name="ce16" table:formula="of:=IF([.A105]=&quot;&quot;;&quot;&quot;;IF(OR(periods_per_year=26;periods_per_year=52);IF(periods_per_year=26;IF([.A105]=1;fpdate;[.B104]+14);IF(periods_per_year=52;IF([.A105]=1;fpdate;[.B104]+7);&quot;n/a&quot;));IF(periods_per_year=24;DATE(YEAR(fpdate);MONTH(fpdate)+([.A105]-1)/2+IF(AND(DAY(fpdate)&gt;=15;MOD([.A105];2)=0);1;0);IF(MOD([.A105];2)=0;IF(DAY(fpdate)&gt;=15;DAY(fpdate)-14;DAY(fpdate)+14);DAY(fpdate)));IF(DAY(DATE(YEAR(fpdate);MONTH(fpdate)+([.A105]-1)*months_per_period;DAY(fpdate)))&lt;&gt;DAY(fpdate);DATE(YEAR(fpdate);MONTH(fpdate)+([.A105]-1)*months_per_period+1;0);DATE(YEAR(fpdate);MONTH(fpdate)+([.A105]-1)*months_per_period;DAY(fpdate))))))" office:value-type="float" office:value="45748" calcext:value-type="float">
            <text:p>45748</text:p>
          </table:table-cell>
          <table:table-cell table:style-name="ce21" table:formula="of:=IF([.A105]=&quot;&quot;;&quot;&quot;;IF(roundOpt;IF(OR([.A105]=nper;payment&gt;ROUND((1+rate)*[.H104];2));ROUND((1+rate)*[.H104];2);payment);IF(OR([.A105]=nper;payment&gt;(1+rate)*[.H104]);(1+rate)*[.H104];payment)))" office:value-type="float" office:value="858.91" calcext:value-type="float">
            <text:p>858.91</text:p>
          </table:table-cell>
          <table:table-cell table:style-name="ce30"/>
          <table:table-cell table:style-name="ce21"/>
          <table:table-cell table:style-name="ce21" table:formula="of:=IF([.A105]=&quot;&quot;;&quot;&quot;;IF(AND([.A105]=1;pmtType=1);0;IF(roundOpt;ROUND(rate*[.H104];2);rate*[.H104])))" office:value-type="float" office:value="582.88" calcext:value-type="float">
            <text:p>582.88</text:p>
          </table:table-cell>
          <table:table-cell table:style-name="ce21" table:formula="of:=IF([.A105]=&quot;&quot;;&quot;&quot;;[.C105]-[.F105]+[.D105])" office:value-type="float" office:value="276.03" calcext:value-type="float">
            <text:p>276.03</text:p>
          </table:table-cell>
          <table:table-cell table:style-name="ce21" table:formula="of:=IF([.A105]=&quot;&quot;;&quot;&quot;;[.H104]-[.G105])" office:value-type="float" office:value="139615.17" calcext:value-type="float">
            <text:p>139,615.17</text:p>
          </table:table-cell>
          <table:table-cell table:number-columns-repeated="248"/>
        </table:table-row>
        <table:table-row table:style-name="ro3">
          <table:table-cell table:style-name="ce10" table:formula="of:=IF([.H105]=&quot;&quot;;&quot;&quot;;IF(roundOpt;IF(OR([.A105]&gt;=nper;ROUND([.H105];2)&lt;=0);&quot;&quot;;[.A105]+1);IF(OR([.A105]&gt;=nper;[.H105]&lt;=0);&quot;&quot;;[.A105]+1)))" office:value-type="float" office:value="89" calcext:value-type="float">
            <text:p>89</text:p>
          </table:table-cell>
          <table:table-cell table:style-name="ce16" table:formula="of:=IF([.A106]=&quot;&quot;;&quot;&quot;;IF(OR(periods_per_year=26;periods_per_year=52);IF(periods_per_year=26;IF([.A106]=1;fpdate;[.B105]+14);IF(periods_per_year=52;IF([.A106]=1;fpdate;[.B105]+7);&quot;n/a&quot;));IF(periods_per_year=24;DATE(YEAR(fpdate);MONTH(fpdate)+([.A106]-1)/2+IF(AND(DAY(fpdate)&gt;=15;MOD([.A106];2)=0);1;0);IF(MOD([.A106];2)=0;IF(DAY(fpdate)&gt;=15;DAY(fpdate)-14;DAY(fpdate)+14);DAY(fpdate)));IF(DAY(DATE(YEAR(fpdate);MONTH(fpdate)+([.A106]-1)*months_per_period;DAY(fpdate)))&lt;&gt;DAY(fpdate);DATE(YEAR(fpdate);MONTH(fpdate)+([.A106]-1)*months_per_period+1;0);DATE(YEAR(fpdate);MONTH(fpdate)+([.A106]-1)*months_per_period;DAY(fpdate))))))" office:value-type="float" office:value="45778" calcext:value-type="float">
            <text:p>45778</text:p>
          </table:table-cell>
          <table:table-cell table:style-name="ce21" table:formula="of:=IF([.A106]=&quot;&quot;;&quot;&quot;;IF(roundOpt;IF(OR([.A106]=nper;payment&gt;ROUND((1+rate)*[.H105];2));ROUND((1+rate)*[.H105];2);payment);IF(OR([.A106]=nper;payment&gt;(1+rate)*[.H105]);(1+rate)*[.H105];payment)))" office:value-type="float" office:value="858.91" calcext:value-type="float">
            <text:p>858.91</text:p>
          </table:table-cell>
          <table:table-cell table:style-name="ce30"/>
          <table:table-cell table:style-name="ce21"/>
          <table:table-cell table:style-name="ce21" table:formula="of:=IF([.A106]=&quot;&quot;;&quot;&quot;;IF(AND([.A106]=1;pmtType=1);0;IF(roundOpt;ROUND(rate*[.H105];2);rate*[.H105])))" office:value-type="float" office:value="581.73" calcext:value-type="float">
            <text:p>581.73</text:p>
          </table:table-cell>
          <table:table-cell table:style-name="ce21" table:formula="of:=IF([.A106]=&quot;&quot;;&quot;&quot;;[.C106]-[.F106]+[.D106])" office:value-type="float" office:value="277.18" calcext:value-type="float">
            <text:p>277.18</text:p>
          </table:table-cell>
          <table:table-cell table:style-name="ce21" table:formula="of:=IF([.A106]=&quot;&quot;;&quot;&quot;;[.H105]-[.G106])" office:value-type="float" office:value="139337.99" calcext:value-type="float">
            <text:p>139,337.99</text:p>
          </table:table-cell>
          <table:table-cell table:number-columns-repeated="248"/>
        </table:table-row>
        <table:table-row table:style-name="ro3">
          <table:table-cell table:style-name="ce10" table:formula="of:=IF([.H106]=&quot;&quot;;&quot;&quot;;IF(roundOpt;IF(OR([.A106]&gt;=nper;ROUND([.H106];2)&lt;=0);&quot;&quot;;[.A106]+1);IF(OR([.A106]&gt;=nper;[.H106]&lt;=0);&quot;&quot;;[.A106]+1)))" office:value-type="float" office:value="90" calcext:value-type="float">
            <text:p>90</text:p>
          </table:table-cell>
          <table:table-cell table:style-name="ce16" table:formula="of:=IF([.A107]=&quot;&quot;;&quot;&quot;;IF(OR(periods_per_year=26;periods_per_year=52);IF(periods_per_year=26;IF([.A107]=1;fpdate;[.B106]+14);IF(periods_per_year=52;IF([.A107]=1;fpdate;[.B106]+7);&quot;n/a&quot;));IF(periods_per_year=24;DATE(YEAR(fpdate);MONTH(fpdate)+([.A107]-1)/2+IF(AND(DAY(fpdate)&gt;=15;MOD([.A107];2)=0);1;0);IF(MOD([.A107];2)=0;IF(DAY(fpdate)&gt;=15;DAY(fpdate)-14;DAY(fpdate)+14);DAY(fpdate)));IF(DAY(DATE(YEAR(fpdate);MONTH(fpdate)+([.A107]-1)*months_per_period;DAY(fpdate)))&lt;&gt;DAY(fpdate);DATE(YEAR(fpdate);MONTH(fpdate)+([.A107]-1)*months_per_period+1;0);DATE(YEAR(fpdate);MONTH(fpdate)+([.A107]-1)*months_per_period;DAY(fpdate))))))" office:value-type="float" office:value="45809" calcext:value-type="float">
            <text:p>45809</text:p>
          </table:table-cell>
          <table:table-cell table:style-name="ce21" table:formula="of:=IF([.A107]=&quot;&quot;;&quot;&quot;;IF(roundOpt;IF(OR([.A107]=nper;payment&gt;ROUND((1+rate)*[.H106];2));ROUND((1+rate)*[.H106];2);payment);IF(OR([.A107]=nper;payment&gt;(1+rate)*[.H106]);(1+rate)*[.H106];payment)))" office:value-type="float" office:value="858.91" calcext:value-type="float">
            <text:p>858.91</text:p>
          </table:table-cell>
          <table:table-cell table:style-name="ce30"/>
          <table:table-cell table:style-name="ce21"/>
          <table:table-cell table:style-name="ce21" table:formula="of:=IF([.A107]=&quot;&quot;;&quot;&quot;;IF(AND([.A107]=1;pmtType=1);0;IF(roundOpt;ROUND(rate*[.H106];2);rate*[.H106])))" office:value-type="float" office:value="580.57" calcext:value-type="float">
            <text:p>580.57</text:p>
          </table:table-cell>
          <table:table-cell table:style-name="ce21" table:formula="of:=IF([.A107]=&quot;&quot;;&quot;&quot;;[.C107]-[.F107]+[.D107])" office:value-type="float" office:value="278.34" calcext:value-type="float">
            <text:p>278.34</text:p>
          </table:table-cell>
          <table:table-cell table:style-name="ce21" table:formula="of:=IF([.A107]=&quot;&quot;;&quot;&quot;;[.H106]-[.G107])" office:value-type="float" office:value="139059.65" calcext:value-type="float">
            <text:p>139,059.65</text:p>
          </table:table-cell>
          <table:table-cell table:number-columns-repeated="248"/>
        </table:table-row>
        <table:table-row table:style-name="ro3">
          <table:table-cell table:style-name="ce10" table:formula="of:=IF([.H107]=&quot;&quot;;&quot;&quot;;IF(roundOpt;IF(OR([.A107]&gt;=nper;ROUND([.H107];2)&lt;=0);&quot;&quot;;[.A107]+1);IF(OR([.A107]&gt;=nper;[.H107]&lt;=0);&quot;&quot;;[.A107]+1)))" office:value-type="float" office:value="91" calcext:value-type="float">
            <text:p>91</text:p>
          </table:table-cell>
          <table:table-cell table:style-name="ce16" table:formula="of:=IF([.A108]=&quot;&quot;;&quot;&quot;;IF(OR(periods_per_year=26;periods_per_year=52);IF(periods_per_year=26;IF([.A108]=1;fpdate;[.B107]+14);IF(periods_per_year=52;IF([.A108]=1;fpdate;[.B107]+7);&quot;n/a&quot;));IF(periods_per_year=24;DATE(YEAR(fpdate);MONTH(fpdate)+([.A108]-1)/2+IF(AND(DAY(fpdate)&gt;=15;MOD([.A108];2)=0);1;0);IF(MOD([.A108];2)=0;IF(DAY(fpdate)&gt;=15;DAY(fpdate)-14;DAY(fpdate)+14);DAY(fpdate)));IF(DAY(DATE(YEAR(fpdate);MONTH(fpdate)+([.A108]-1)*months_per_period;DAY(fpdate)))&lt;&gt;DAY(fpdate);DATE(YEAR(fpdate);MONTH(fpdate)+([.A108]-1)*months_per_period+1;0);DATE(YEAR(fpdate);MONTH(fpdate)+([.A108]-1)*months_per_period;DAY(fpdate))))))" office:value-type="float" office:value="45839" calcext:value-type="float">
            <text:p>45839</text:p>
          </table:table-cell>
          <table:table-cell table:style-name="ce21" table:formula="of:=IF([.A108]=&quot;&quot;;&quot;&quot;;IF(roundOpt;IF(OR([.A108]=nper;payment&gt;ROUND((1+rate)*[.H107];2));ROUND((1+rate)*[.H107];2);payment);IF(OR([.A108]=nper;payment&gt;(1+rate)*[.H107]);(1+rate)*[.H107];payment)))" office:value-type="float" office:value="858.91" calcext:value-type="float">
            <text:p>858.91</text:p>
          </table:table-cell>
          <table:table-cell table:style-name="ce30"/>
          <table:table-cell table:style-name="ce21"/>
          <table:table-cell table:style-name="ce21" table:formula="of:=IF([.A108]=&quot;&quot;;&quot;&quot;;IF(AND([.A108]=1;pmtType=1);0;IF(roundOpt;ROUND(rate*[.H107];2);rate*[.H107])))" office:value-type="float" office:value="579.42" calcext:value-type="float">
            <text:p>579.42</text:p>
          </table:table-cell>
          <table:table-cell table:style-name="ce21" table:formula="of:=IF([.A108]=&quot;&quot;;&quot;&quot;;[.C108]-[.F108]+[.D108])" office:value-type="float" office:value="279.49" calcext:value-type="float">
            <text:p>279.49</text:p>
          </table:table-cell>
          <table:table-cell table:style-name="ce21" table:formula="of:=IF([.A108]=&quot;&quot;;&quot;&quot;;[.H107]-[.G108])" office:value-type="float" office:value="138780.16" calcext:value-type="float">
            <text:p>138,780.16</text:p>
          </table:table-cell>
          <table:table-cell table:number-columns-repeated="248"/>
        </table:table-row>
        <table:table-row table:style-name="ro3">
          <table:table-cell table:style-name="ce10" table:formula="of:=IF([.H108]=&quot;&quot;;&quot;&quot;;IF(roundOpt;IF(OR([.A108]&gt;=nper;ROUND([.H108];2)&lt;=0);&quot;&quot;;[.A108]+1);IF(OR([.A108]&gt;=nper;[.H108]&lt;=0);&quot;&quot;;[.A108]+1)))" office:value-type="float" office:value="92" calcext:value-type="float">
            <text:p>92</text:p>
          </table:table-cell>
          <table:table-cell table:style-name="ce16" table:formula="of:=IF([.A109]=&quot;&quot;;&quot;&quot;;IF(OR(periods_per_year=26;periods_per_year=52);IF(periods_per_year=26;IF([.A109]=1;fpdate;[.B108]+14);IF(periods_per_year=52;IF([.A109]=1;fpdate;[.B108]+7);&quot;n/a&quot;));IF(periods_per_year=24;DATE(YEAR(fpdate);MONTH(fpdate)+([.A109]-1)/2+IF(AND(DAY(fpdate)&gt;=15;MOD([.A109];2)=0);1;0);IF(MOD([.A109];2)=0;IF(DAY(fpdate)&gt;=15;DAY(fpdate)-14;DAY(fpdate)+14);DAY(fpdate)));IF(DAY(DATE(YEAR(fpdate);MONTH(fpdate)+([.A109]-1)*months_per_period;DAY(fpdate)))&lt;&gt;DAY(fpdate);DATE(YEAR(fpdate);MONTH(fpdate)+([.A109]-1)*months_per_period+1;0);DATE(YEAR(fpdate);MONTH(fpdate)+([.A109]-1)*months_per_period;DAY(fpdate))))))" office:value-type="float" office:value="45870" calcext:value-type="float">
            <text:p>45870</text:p>
          </table:table-cell>
          <table:table-cell table:style-name="ce21" table:formula="of:=IF([.A109]=&quot;&quot;;&quot;&quot;;IF(roundOpt;IF(OR([.A109]=nper;payment&gt;ROUND((1+rate)*[.H108];2));ROUND((1+rate)*[.H108];2);payment);IF(OR([.A109]=nper;payment&gt;(1+rate)*[.H108]);(1+rate)*[.H108];payment)))" office:value-type="float" office:value="858.91" calcext:value-type="float">
            <text:p>858.91</text:p>
          </table:table-cell>
          <table:table-cell table:style-name="ce30"/>
          <table:table-cell table:style-name="ce21"/>
          <table:table-cell table:style-name="ce21" table:formula="of:=IF([.A109]=&quot;&quot;;&quot;&quot;;IF(AND([.A109]=1;pmtType=1);0;IF(roundOpt;ROUND(rate*[.H108];2);rate*[.H108])))" office:value-type="float" office:value="578.25" calcext:value-type="float">
            <text:p>578.25</text:p>
          </table:table-cell>
          <table:table-cell table:style-name="ce21" table:formula="of:=IF([.A109]=&quot;&quot;;&quot;&quot;;[.C109]-[.F109]+[.D109])" office:value-type="float" office:value="280.66" calcext:value-type="float">
            <text:p>280.66</text:p>
          </table:table-cell>
          <table:table-cell table:style-name="ce21" table:formula="of:=IF([.A109]=&quot;&quot;;&quot;&quot;;[.H108]-[.G109])" office:value-type="float" office:value="138499.5" calcext:value-type="float">
            <text:p>138,499.50</text:p>
          </table:table-cell>
          <table:table-cell table:number-columns-repeated="248"/>
        </table:table-row>
        <table:table-row table:style-name="ro3">
          <table:table-cell table:style-name="ce10" table:formula="of:=IF([.H109]=&quot;&quot;;&quot;&quot;;IF(roundOpt;IF(OR([.A109]&gt;=nper;ROUND([.H109];2)&lt;=0);&quot;&quot;;[.A109]+1);IF(OR([.A109]&gt;=nper;[.H109]&lt;=0);&quot;&quot;;[.A109]+1)))" office:value-type="float" office:value="93" calcext:value-type="float">
            <text:p>93</text:p>
          </table:table-cell>
          <table:table-cell table:style-name="ce16" table:formula="of:=IF([.A110]=&quot;&quot;;&quot;&quot;;IF(OR(periods_per_year=26;periods_per_year=52);IF(periods_per_year=26;IF([.A110]=1;fpdate;[.B109]+14);IF(periods_per_year=52;IF([.A110]=1;fpdate;[.B109]+7);&quot;n/a&quot;));IF(periods_per_year=24;DATE(YEAR(fpdate);MONTH(fpdate)+([.A110]-1)/2+IF(AND(DAY(fpdate)&gt;=15;MOD([.A110];2)=0);1;0);IF(MOD([.A110];2)=0;IF(DAY(fpdate)&gt;=15;DAY(fpdate)-14;DAY(fpdate)+14);DAY(fpdate)));IF(DAY(DATE(YEAR(fpdate);MONTH(fpdate)+([.A110]-1)*months_per_period;DAY(fpdate)))&lt;&gt;DAY(fpdate);DATE(YEAR(fpdate);MONTH(fpdate)+([.A110]-1)*months_per_period+1;0);DATE(YEAR(fpdate);MONTH(fpdate)+([.A110]-1)*months_per_period;DAY(fpdate))))))" office:value-type="float" office:value="45901" calcext:value-type="float">
            <text:p>45901</text:p>
          </table:table-cell>
          <table:table-cell table:style-name="ce21" table:formula="of:=IF([.A110]=&quot;&quot;;&quot;&quot;;IF(roundOpt;IF(OR([.A110]=nper;payment&gt;ROUND((1+rate)*[.H109];2));ROUND((1+rate)*[.H109];2);payment);IF(OR([.A110]=nper;payment&gt;(1+rate)*[.H109]);(1+rate)*[.H109];payment)))" office:value-type="float" office:value="858.91" calcext:value-type="float">
            <text:p>858.91</text:p>
          </table:table-cell>
          <table:table-cell table:style-name="ce30"/>
          <table:table-cell table:style-name="ce21"/>
          <table:table-cell table:style-name="ce21" table:formula="of:=IF([.A110]=&quot;&quot;;&quot;&quot;;IF(AND([.A110]=1;pmtType=1);0;IF(roundOpt;ROUND(rate*[.H109];2);rate*[.H109])))" office:value-type="float" office:value="577.08" calcext:value-type="float">
            <text:p>577.08</text:p>
          </table:table-cell>
          <table:table-cell table:style-name="ce21" table:formula="of:=IF([.A110]=&quot;&quot;;&quot;&quot;;[.C110]-[.F110]+[.D110])" office:value-type="float" office:value="281.83" calcext:value-type="float">
            <text:p>281.83</text:p>
          </table:table-cell>
          <table:table-cell table:style-name="ce21" table:formula="of:=IF([.A110]=&quot;&quot;;&quot;&quot;;[.H109]-[.G110])" office:value-type="float" office:value="138217.67" calcext:value-type="float">
            <text:p>138,217.67</text:p>
          </table:table-cell>
          <table:table-cell table:number-columns-repeated="248"/>
        </table:table-row>
        <table:table-row table:style-name="ro3">
          <table:table-cell table:style-name="ce10" table:formula="of:=IF([.H110]=&quot;&quot;;&quot;&quot;;IF(roundOpt;IF(OR([.A110]&gt;=nper;ROUND([.H110];2)&lt;=0);&quot;&quot;;[.A110]+1);IF(OR([.A110]&gt;=nper;[.H110]&lt;=0);&quot;&quot;;[.A110]+1)))" office:value-type="float" office:value="94" calcext:value-type="float">
            <text:p>94</text:p>
          </table:table-cell>
          <table:table-cell table:style-name="ce16" table:formula="of:=IF([.A111]=&quot;&quot;;&quot;&quot;;IF(OR(periods_per_year=26;periods_per_year=52);IF(periods_per_year=26;IF([.A111]=1;fpdate;[.B110]+14);IF(periods_per_year=52;IF([.A111]=1;fpdate;[.B110]+7);&quot;n/a&quot;));IF(periods_per_year=24;DATE(YEAR(fpdate);MONTH(fpdate)+([.A111]-1)/2+IF(AND(DAY(fpdate)&gt;=15;MOD([.A111];2)=0);1;0);IF(MOD([.A111];2)=0;IF(DAY(fpdate)&gt;=15;DAY(fpdate)-14;DAY(fpdate)+14);DAY(fpdate)));IF(DAY(DATE(YEAR(fpdate);MONTH(fpdate)+([.A111]-1)*months_per_period;DAY(fpdate)))&lt;&gt;DAY(fpdate);DATE(YEAR(fpdate);MONTH(fpdate)+([.A111]-1)*months_per_period+1;0);DATE(YEAR(fpdate);MONTH(fpdate)+([.A111]-1)*months_per_period;DAY(fpdate))))))" office:value-type="float" office:value="45931" calcext:value-type="float">
            <text:p>45931</text:p>
          </table:table-cell>
          <table:table-cell table:style-name="ce21" table:formula="of:=IF([.A111]=&quot;&quot;;&quot;&quot;;IF(roundOpt;IF(OR([.A111]=nper;payment&gt;ROUND((1+rate)*[.H110];2));ROUND((1+rate)*[.H110];2);payment);IF(OR([.A111]=nper;payment&gt;(1+rate)*[.H110]);(1+rate)*[.H110];payment)))" office:value-type="float" office:value="858.91" calcext:value-type="float">
            <text:p>858.91</text:p>
          </table:table-cell>
          <table:table-cell table:style-name="ce30"/>
          <table:table-cell table:style-name="ce21"/>
          <table:table-cell table:style-name="ce21" table:formula="of:=IF([.A111]=&quot;&quot;;&quot;&quot;;IF(AND([.A111]=1;pmtType=1);0;IF(roundOpt;ROUND(rate*[.H110];2);rate*[.H110])))" office:value-type="float" office:value="575.91" calcext:value-type="float">
            <text:p>575.91</text:p>
          </table:table-cell>
          <table:table-cell table:style-name="ce21" table:formula="of:=IF([.A111]=&quot;&quot;;&quot;&quot;;[.C111]-[.F111]+[.D111])" office:value-type="float" office:value="283" calcext:value-type="float">
            <text:p>283.00</text:p>
          </table:table-cell>
          <table:table-cell table:style-name="ce21" table:formula="of:=IF([.A111]=&quot;&quot;;&quot;&quot;;[.H110]-[.G111])" office:value-type="float" office:value="137934.67" calcext:value-type="float">
            <text:p>137,934.67</text:p>
          </table:table-cell>
          <table:table-cell table:number-columns-repeated="248"/>
        </table:table-row>
        <table:table-row table:style-name="ro3">
          <table:table-cell table:style-name="ce10" table:formula="of:=IF([.H111]=&quot;&quot;;&quot;&quot;;IF(roundOpt;IF(OR([.A111]&gt;=nper;ROUND([.H111];2)&lt;=0);&quot;&quot;;[.A111]+1);IF(OR([.A111]&gt;=nper;[.H111]&lt;=0);&quot;&quot;;[.A111]+1)))" office:value-type="float" office:value="95" calcext:value-type="float">
            <text:p>95</text:p>
          </table:table-cell>
          <table:table-cell table:style-name="ce16" table:formula="of:=IF([.A112]=&quot;&quot;;&quot;&quot;;IF(OR(periods_per_year=26;periods_per_year=52);IF(periods_per_year=26;IF([.A112]=1;fpdate;[.B111]+14);IF(periods_per_year=52;IF([.A112]=1;fpdate;[.B111]+7);&quot;n/a&quot;));IF(periods_per_year=24;DATE(YEAR(fpdate);MONTH(fpdate)+([.A112]-1)/2+IF(AND(DAY(fpdate)&gt;=15;MOD([.A112];2)=0);1;0);IF(MOD([.A112];2)=0;IF(DAY(fpdate)&gt;=15;DAY(fpdate)-14;DAY(fpdate)+14);DAY(fpdate)));IF(DAY(DATE(YEAR(fpdate);MONTH(fpdate)+([.A112]-1)*months_per_period;DAY(fpdate)))&lt;&gt;DAY(fpdate);DATE(YEAR(fpdate);MONTH(fpdate)+([.A112]-1)*months_per_period+1;0);DATE(YEAR(fpdate);MONTH(fpdate)+([.A112]-1)*months_per_period;DAY(fpdate))))))" office:value-type="float" office:value="45962" calcext:value-type="float">
            <text:p>45962</text:p>
          </table:table-cell>
          <table:table-cell table:style-name="ce21" table:formula="of:=IF([.A112]=&quot;&quot;;&quot;&quot;;IF(roundOpt;IF(OR([.A112]=nper;payment&gt;ROUND((1+rate)*[.H111];2));ROUND((1+rate)*[.H111];2);payment);IF(OR([.A112]=nper;payment&gt;(1+rate)*[.H111]);(1+rate)*[.H111];payment)))" office:value-type="float" office:value="858.91" calcext:value-type="float">
            <text:p>858.91</text:p>
          </table:table-cell>
          <table:table-cell table:style-name="ce30"/>
          <table:table-cell table:style-name="ce21"/>
          <table:table-cell table:style-name="ce21" table:formula="of:=IF([.A112]=&quot;&quot;;&quot;&quot;;IF(AND([.A112]=1;pmtType=1);0;IF(roundOpt;ROUND(rate*[.H111];2);rate*[.H111])))" office:value-type="float" office:value="574.73" calcext:value-type="float">
            <text:p>574.73</text:p>
          </table:table-cell>
          <table:table-cell table:style-name="ce21" table:formula="of:=IF([.A112]=&quot;&quot;;&quot;&quot;;[.C112]-[.F112]+[.D112])" office:value-type="float" office:value="284.18" calcext:value-type="float">
            <text:p>284.18</text:p>
          </table:table-cell>
          <table:table-cell table:style-name="ce21" table:formula="of:=IF([.A112]=&quot;&quot;;&quot;&quot;;[.H111]-[.G112])" office:value-type="float" office:value="137650.49" calcext:value-type="float">
            <text:p>137,650.49</text:p>
          </table:table-cell>
          <table:table-cell table:number-columns-repeated="248"/>
        </table:table-row>
        <table:table-row table:style-name="ro3">
          <table:table-cell table:style-name="ce10" table:formula="of:=IF([.H112]=&quot;&quot;;&quot;&quot;;IF(roundOpt;IF(OR([.A112]&gt;=nper;ROUND([.H112];2)&lt;=0);&quot;&quot;;[.A112]+1);IF(OR([.A112]&gt;=nper;[.H112]&lt;=0);&quot;&quot;;[.A112]+1)))" office:value-type="float" office:value="96" calcext:value-type="float">
            <text:p>96</text:p>
          </table:table-cell>
          <table:table-cell table:style-name="ce16" table:formula="of:=IF([.A113]=&quot;&quot;;&quot;&quot;;IF(OR(periods_per_year=26;periods_per_year=52);IF(periods_per_year=26;IF([.A113]=1;fpdate;[.B112]+14);IF(periods_per_year=52;IF([.A113]=1;fpdate;[.B112]+7);&quot;n/a&quot;));IF(periods_per_year=24;DATE(YEAR(fpdate);MONTH(fpdate)+([.A113]-1)/2+IF(AND(DAY(fpdate)&gt;=15;MOD([.A113];2)=0);1;0);IF(MOD([.A113];2)=0;IF(DAY(fpdate)&gt;=15;DAY(fpdate)-14;DAY(fpdate)+14);DAY(fpdate)));IF(DAY(DATE(YEAR(fpdate);MONTH(fpdate)+([.A113]-1)*months_per_period;DAY(fpdate)))&lt;&gt;DAY(fpdate);DATE(YEAR(fpdate);MONTH(fpdate)+([.A113]-1)*months_per_period+1;0);DATE(YEAR(fpdate);MONTH(fpdate)+([.A113]-1)*months_per_period;DAY(fpdate))))))" office:value-type="float" office:value="45992" calcext:value-type="float">
            <text:p>45992</text:p>
          </table:table-cell>
          <table:table-cell table:style-name="ce21" table:formula="of:=IF([.A113]=&quot;&quot;;&quot;&quot;;IF(roundOpt;IF(OR([.A113]=nper;payment&gt;ROUND((1+rate)*[.H112];2));ROUND((1+rate)*[.H112];2);payment);IF(OR([.A113]=nper;payment&gt;(1+rate)*[.H112]);(1+rate)*[.H112];payment)))" office:value-type="float" office:value="858.91" calcext:value-type="float">
            <text:p>858.91</text:p>
          </table:table-cell>
          <table:table-cell table:style-name="ce30"/>
          <table:table-cell table:style-name="ce21"/>
          <table:table-cell table:style-name="ce21" table:formula="of:=IF([.A113]=&quot;&quot;;&quot;&quot;;IF(AND([.A113]=1;pmtType=1);0;IF(roundOpt;ROUND(rate*[.H112];2);rate*[.H112])))" office:value-type="float" office:value="573.54" calcext:value-type="float">
            <text:p>573.54</text:p>
          </table:table-cell>
          <table:table-cell table:style-name="ce21" table:formula="of:=IF([.A113]=&quot;&quot;;&quot;&quot;;[.C113]-[.F113]+[.D113])" office:value-type="float" office:value="285.37" calcext:value-type="float">
            <text:p>285.37</text:p>
          </table:table-cell>
          <table:table-cell table:style-name="ce21" table:formula="of:=IF([.A113]=&quot;&quot;;&quot;&quot;;[.H112]-[.G113])" office:value-type="float" office:value="137365.12" calcext:value-type="float">
            <text:p>137,365.12</text:p>
          </table:table-cell>
          <table:table-cell table:number-columns-repeated="248"/>
        </table:table-row>
        <table:table-row table:style-name="ro3">
          <table:table-cell table:style-name="ce10" table:formula="of:=IF([.H113]=&quot;&quot;;&quot;&quot;;IF(roundOpt;IF(OR([.A113]&gt;=nper;ROUND([.H113];2)&lt;=0);&quot;&quot;;[.A113]+1);IF(OR([.A113]&gt;=nper;[.H113]&lt;=0);&quot;&quot;;[.A113]+1)))" office:value-type="float" office:value="97" calcext:value-type="float">
            <text:p>97</text:p>
          </table:table-cell>
          <table:table-cell table:style-name="ce16" table:formula="of:=IF([.A114]=&quot;&quot;;&quot;&quot;;IF(OR(periods_per_year=26;periods_per_year=52);IF(periods_per_year=26;IF([.A114]=1;fpdate;[.B113]+14);IF(periods_per_year=52;IF([.A114]=1;fpdate;[.B113]+7);&quot;n/a&quot;));IF(periods_per_year=24;DATE(YEAR(fpdate);MONTH(fpdate)+([.A114]-1)/2+IF(AND(DAY(fpdate)&gt;=15;MOD([.A114];2)=0);1;0);IF(MOD([.A114];2)=0;IF(DAY(fpdate)&gt;=15;DAY(fpdate)-14;DAY(fpdate)+14);DAY(fpdate)));IF(DAY(DATE(YEAR(fpdate);MONTH(fpdate)+([.A114]-1)*months_per_period;DAY(fpdate)))&lt;&gt;DAY(fpdate);DATE(YEAR(fpdate);MONTH(fpdate)+([.A114]-1)*months_per_period+1;0);DATE(YEAR(fpdate);MONTH(fpdate)+([.A114]-1)*months_per_period;DAY(fpdate))))))" office:value-type="float" office:value="46023" calcext:value-type="float">
            <text:p>46023</text:p>
          </table:table-cell>
          <table:table-cell table:style-name="ce21" table:formula="of:=IF([.A114]=&quot;&quot;;&quot;&quot;;IF(roundOpt;IF(OR([.A114]=nper;payment&gt;ROUND((1+rate)*[.H113];2));ROUND((1+rate)*[.H113];2);payment);IF(OR([.A114]=nper;payment&gt;(1+rate)*[.H113]);(1+rate)*[.H113];payment)))" office:value-type="float" office:value="858.91" calcext:value-type="float">
            <text:p>858.91</text:p>
          </table:table-cell>
          <table:table-cell table:style-name="ce30"/>
          <table:table-cell table:style-name="ce21"/>
          <table:table-cell table:style-name="ce21" table:formula="of:=IF([.A114]=&quot;&quot;;&quot;&quot;;IF(AND([.A114]=1;pmtType=1);0;IF(roundOpt;ROUND(rate*[.H113];2);rate*[.H113])))" office:value-type="float" office:value="572.35" calcext:value-type="float">
            <text:p>572.35</text:p>
          </table:table-cell>
          <table:table-cell table:style-name="ce21" table:formula="of:=IF([.A114]=&quot;&quot;;&quot;&quot;;[.C114]-[.F114]+[.D114])" office:value-type="float" office:value="286.56" calcext:value-type="float">
            <text:p>286.56</text:p>
          </table:table-cell>
          <table:table-cell table:style-name="ce21" table:formula="of:=IF([.A114]=&quot;&quot;;&quot;&quot;;[.H113]-[.G114])" office:value-type="float" office:value="137078.56" calcext:value-type="float">
            <text:p>137,078.56</text:p>
          </table:table-cell>
          <table:table-cell table:number-columns-repeated="248"/>
        </table:table-row>
        <table:table-row table:style-name="ro3">
          <table:table-cell table:style-name="ce10" table:formula="of:=IF([.H114]=&quot;&quot;;&quot;&quot;;IF(roundOpt;IF(OR([.A114]&gt;=nper;ROUND([.H114];2)&lt;=0);&quot;&quot;;[.A114]+1);IF(OR([.A114]&gt;=nper;[.H114]&lt;=0);&quot;&quot;;[.A114]+1)))" office:value-type="float" office:value="98" calcext:value-type="float">
            <text:p>98</text:p>
          </table:table-cell>
          <table:table-cell table:style-name="ce16" table:formula="of:=IF([.A115]=&quot;&quot;;&quot;&quot;;IF(OR(periods_per_year=26;periods_per_year=52);IF(periods_per_year=26;IF([.A115]=1;fpdate;[.B114]+14);IF(periods_per_year=52;IF([.A115]=1;fpdate;[.B114]+7);&quot;n/a&quot;));IF(periods_per_year=24;DATE(YEAR(fpdate);MONTH(fpdate)+([.A115]-1)/2+IF(AND(DAY(fpdate)&gt;=15;MOD([.A115];2)=0);1;0);IF(MOD([.A115];2)=0;IF(DAY(fpdate)&gt;=15;DAY(fpdate)-14;DAY(fpdate)+14);DAY(fpdate)));IF(DAY(DATE(YEAR(fpdate);MONTH(fpdate)+([.A115]-1)*months_per_period;DAY(fpdate)))&lt;&gt;DAY(fpdate);DATE(YEAR(fpdate);MONTH(fpdate)+([.A115]-1)*months_per_period+1;0);DATE(YEAR(fpdate);MONTH(fpdate)+([.A115]-1)*months_per_period;DAY(fpdate))))))" office:value-type="float" office:value="46054" calcext:value-type="float">
            <text:p>46054</text:p>
          </table:table-cell>
          <table:table-cell table:style-name="ce21" table:formula="of:=IF([.A115]=&quot;&quot;;&quot;&quot;;IF(roundOpt;IF(OR([.A115]=nper;payment&gt;ROUND((1+rate)*[.H114];2));ROUND((1+rate)*[.H114];2);payment);IF(OR([.A115]=nper;payment&gt;(1+rate)*[.H114]);(1+rate)*[.H114];payment)))" office:value-type="float" office:value="858.91" calcext:value-type="float">
            <text:p>858.91</text:p>
          </table:table-cell>
          <table:table-cell table:style-name="ce30"/>
          <table:table-cell table:style-name="ce21"/>
          <table:table-cell table:style-name="ce21" table:formula="of:=IF([.A115]=&quot;&quot;;&quot;&quot;;IF(AND([.A115]=1;pmtType=1);0;IF(roundOpt;ROUND(rate*[.H114];2);rate*[.H114])))" office:value-type="float" office:value="571.16" calcext:value-type="float">
            <text:p>571.16</text:p>
          </table:table-cell>
          <table:table-cell table:style-name="ce21" table:formula="of:=IF([.A115]=&quot;&quot;;&quot;&quot;;[.C115]-[.F115]+[.D115])" office:value-type="float" office:value="287.75" calcext:value-type="float">
            <text:p>287.75</text:p>
          </table:table-cell>
          <table:table-cell table:style-name="ce21" table:formula="of:=IF([.A115]=&quot;&quot;;&quot;&quot;;[.H114]-[.G115])" office:value-type="float" office:value="136790.81" calcext:value-type="float">
            <text:p>136,790.81</text:p>
          </table:table-cell>
          <table:table-cell table:number-columns-repeated="248"/>
        </table:table-row>
        <table:table-row table:style-name="ro3">
          <table:table-cell table:style-name="ce10" table:formula="of:=IF([.H115]=&quot;&quot;;&quot;&quot;;IF(roundOpt;IF(OR([.A115]&gt;=nper;ROUND([.H115];2)&lt;=0);&quot;&quot;;[.A115]+1);IF(OR([.A115]&gt;=nper;[.H115]&lt;=0);&quot;&quot;;[.A115]+1)))" office:value-type="float" office:value="99" calcext:value-type="float">
            <text:p>99</text:p>
          </table:table-cell>
          <table:table-cell table:style-name="ce16" table:formula="of:=IF([.A116]=&quot;&quot;;&quot;&quot;;IF(OR(periods_per_year=26;periods_per_year=52);IF(periods_per_year=26;IF([.A116]=1;fpdate;[.B115]+14);IF(periods_per_year=52;IF([.A116]=1;fpdate;[.B115]+7);&quot;n/a&quot;));IF(periods_per_year=24;DATE(YEAR(fpdate);MONTH(fpdate)+([.A116]-1)/2+IF(AND(DAY(fpdate)&gt;=15;MOD([.A116];2)=0);1;0);IF(MOD([.A116];2)=0;IF(DAY(fpdate)&gt;=15;DAY(fpdate)-14;DAY(fpdate)+14);DAY(fpdate)));IF(DAY(DATE(YEAR(fpdate);MONTH(fpdate)+([.A116]-1)*months_per_period;DAY(fpdate)))&lt;&gt;DAY(fpdate);DATE(YEAR(fpdate);MONTH(fpdate)+([.A116]-1)*months_per_period+1;0);DATE(YEAR(fpdate);MONTH(fpdate)+([.A116]-1)*months_per_period;DAY(fpdate))))))" office:value-type="float" office:value="46082" calcext:value-type="float">
            <text:p>46082</text:p>
          </table:table-cell>
          <table:table-cell table:style-name="ce21" table:formula="of:=IF([.A116]=&quot;&quot;;&quot;&quot;;IF(roundOpt;IF(OR([.A116]=nper;payment&gt;ROUND((1+rate)*[.H115];2));ROUND((1+rate)*[.H115];2);payment);IF(OR([.A116]=nper;payment&gt;(1+rate)*[.H115]);(1+rate)*[.H115];payment)))" office:value-type="float" office:value="858.91" calcext:value-type="float">
            <text:p>858.91</text:p>
          </table:table-cell>
          <table:table-cell table:style-name="ce30"/>
          <table:table-cell table:style-name="ce21"/>
          <table:table-cell table:style-name="ce21" table:formula="of:=IF([.A116]=&quot;&quot;;&quot;&quot;;IF(AND([.A116]=1;pmtType=1);0;IF(roundOpt;ROUND(rate*[.H115];2);rate*[.H115])))" office:value-type="float" office:value="569.96" calcext:value-type="float">
            <text:p>569.96</text:p>
          </table:table-cell>
          <table:table-cell table:style-name="ce21" table:formula="of:=IF([.A116]=&quot;&quot;;&quot;&quot;;[.C116]-[.F116]+[.D116])" office:value-type="float" office:value="288.95" calcext:value-type="float">
            <text:p>288.95</text:p>
          </table:table-cell>
          <table:table-cell table:style-name="ce21" table:formula="of:=IF([.A116]=&quot;&quot;;&quot;&quot;;[.H115]-[.G116])" office:value-type="float" office:value="136501.86" calcext:value-type="float">
            <text:p>136,501.86</text:p>
          </table:table-cell>
          <table:table-cell table:number-columns-repeated="248"/>
        </table:table-row>
        <table:table-row table:style-name="ro3">
          <table:table-cell table:style-name="ce10" table:formula="of:=IF([.H116]=&quot;&quot;;&quot;&quot;;IF(roundOpt;IF(OR([.A116]&gt;=nper;ROUND([.H116];2)&lt;=0);&quot;&quot;;[.A116]+1);IF(OR([.A116]&gt;=nper;[.H116]&lt;=0);&quot;&quot;;[.A116]+1)))" office:value-type="float" office:value="100" calcext:value-type="float">
            <text:p>100</text:p>
          </table:table-cell>
          <table:table-cell table:style-name="ce16" table:formula="of:=IF([.A117]=&quot;&quot;;&quot;&quot;;IF(OR(periods_per_year=26;periods_per_year=52);IF(periods_per_year=26;IF([.A117]=1;fpdate;[.B116]+14);IF(periods_per_year=52;IF([.A117]=1;fpdate;[.B116]+7);&quot;n/a&quot;));IF(periods_per_year=24;DATE(YEAR(fpdate);MONTH(fpdate)+([.A117]-1)/2+IF(AND(DAY(fpdate)&gt;=15;MOD([.A117];2)=0);1;0);IF(MOD([.A117];2)=0;IF(DAY(fpdate)&gt;=15;DAY(fpdate)-14;DAY(fpdate)+14);DAY(fpdate)));IF(DAY(DATE(YEAR(fpdate);MONTH(fpdate)+([.A117]-1)*months_per_period;DAY(fpdate)))&lt;&gt;DAY(fpdate);DATE(YEAR(fpdate);MONTH(fpdate)+([.A117]-1)*months_per_period+1;0);DATE(YEAR(fpdate);MONTH(fpdate)+([.A117]-1)*months_per_period;DAY(fpdate))))))" office:value-type="float" office:value="46113" calcext:value-type="float">
            <text:p>46113</text:p>
          </table:table-cell>
          <table:table-cell table:style-name="ce21" table:formula="of:=IF([.A117]=&quot;&quot;;&quot;&quot;;IF(roundOpt;IF(OR([.A117]=nper;payment&gt;ROUND((1+rate)*[.H116];2));ROUND((1+rate)*[.H116];2);payment);IF(OR([.A117]=nper;payment&gt;(1+rate)*[.H116]);(1+rate)*[.H116];payment)))" office:value-type="float" office:value="858.91" calcext:value-type="float">
            <text:p>858.91</text:p>
          </table:table-cell>
          <table:table-cell table:style-name="ce30"/>
          <table:table-cell table:style-name="ce21"/>
          <table:table-cell table:style-name="ce21" table:formula="of:=IF([.A117]=&quot;&quot;;&quot;&quot;;IF(AND([.A117]=1;pmtType=1);0;IF(roundOpt;ROUND(rate*[.H116];2);rate*[.H116])))" office:value-type="float" office:value="568.76" calcext:value-type="float">
            <text:p>568.76</text:p>
          </table:table-cell>
          <table:table-cell table:style-name="ce21" table:formula="of:=IF([.A117]=&quot;&quot;;&quot;&quot;;[.C117]-[.F117]+[.D117])" office:value-type="float" office:value="290.15" calcext:value-type="float">
            <text:p>290.15</text:p>
          </table:table-cell>
          <table:table-cell table:style-name="ce21" table:formula="of:=IF([.A117]=&quot;&quot;;&quot;&quot;;[.H116]-[.G117])" office:value-type="float" office:value="136211.71" calcext:value-type="float">
            <text:p>136,211.71</text:p>
          </table:table-cell>
          <table:table-cell table:number-columns-repeated="248"/>
        </table:table-row>
        <table:table-row table:style-name="ro3">
          <table:table-cell table:style-name="ce10" table:formula="of:=IF([.H117]=&quot;&quot;;&quot;&quot;;IF(roundOpt;IF(OR([.A117]&gt;=nper;ROUND([.H117];2)&lt;=0);&quot;&quot;;[.A117]+1);IF(OR([.A117]&gt;=nper;[.H117]&lt;=0);&quot;&quot;;[.A117]+1)))" office:value-type="float" office:value="101" calcext:value-type="float">
            <text:p>101</text:p>
          </table:table-cell>
          <table:table-cell table:style-name="ce16" table:formula="of:=IF([.A118]=&quot;&quot;;&quot;&quot;;IF(OR(periods_per_year=26;periods_per_year=52);IF(periods_per_year=26;IF([.A118]=1;fpdate;[.B117]+14);IF(periods_per_year=52;IF([.A118]=1;fpdate;[.B117]+7);&quot;n/a&quot;));IF(periods_per_year=24;DATE(YEAR(fpdate);MONTH(fpdate)+([.A118]-1)/2+IF(AND(DAY(fpdate)&gt;=15;MOD([.A118];2)=0);1;0);IF(MOD([.A118];2)=0;IF(DAY(fpdate)&gt;=15;DAY(fpdate)-14;DAY(fpdate)+14);DAY(fpdate)));IF(DAY(DATE(YEAR(fpdate);MONTH(fpdate)+([.A118]-1)*months_per_period;DAY(fpdate)))&lt;&gt;DAY(fpdate);DATE(YEAR(fpdate);MONTH(fpdate)+([.A118]-1)*months_per_period+1;0);DATE(YEAR(fpdate);MONTH(fpdate)+([.A118]-1)*months_per_period;DAY(fpdate))))))" office:value-type="float" office:value="46143" calcext:value-type="float">
            <text:p>46143</text:p>
          </table:table-cell>
          <table:table-cell table:style-name="ce21" table:formula="of:=IF([.A118]=&quot;&quot;;&quot;&quot;;IF(roundOpt;IF(OR([.A118]=nper;payment&gt;ROUND((1+rate)*[.H117];2));ROUND((1+rate)*[.H117];2);payment);IF(OR([.A118]=nper;payment&gt;(1+rate)*[.H117]);(1+rate)*[.H117];payment)))" office:value-type="float" office:value="858.91" calcext:value-type="float">
            <text:p>858.91</text:p>
          </table:table-cell>
          <table:table-cell table:style-name="ce30"/>
          <table:table-cell table:style-name="ce21"/>
          <table:table-cell table:style-name="ce21" table:formula="of:=IF([.A118]=&quot;&quot;;&quot;&quot;;IF(AND([.A118]=1;pmtType=1);0;IF(roundOpt;ROUND(rate*[.H117];2);rate*[.H117])))" office:value-type="float" office:value="567.55" calcext:value-type="float">
            <text:p>567.55</text:p>
          </table:table-cell>
          <table:table-cell table:style-name="ce21" table:formula="of:=IF([.A118]=&quot;&quot;;&quot;&quot;;[.C118]-[.F118]+[.D118])" office:value-type="float" office:value="291.36" calcext:value-type="float">
            <text:p>291.36</text:p>
          </table:table-cell>
          <table:table-cell table:style-name="ce21" table:formula="of:=IF([.A118]=&quot;&quot;;&quot;&quot;;[.H117]-[.G118])" office:value-type="float" office:value="135920.35" calcext:value-type="float">
            <text:p>135,920.35</text:p>
          </table:table-cell>
          <table:table-cell table:number-columns-repeated="248"/>
        </table:table-row>
        <table:table-row table:style-name="ro3">
          <table:table-cell table:style-name="ce10" table:formula="of:=IF([.H118]=&quot;&quot;;&quot;&quot;;IF(roundOpt;IF(OR([.A118]&gt;=nper;ROUND([.H118];2)&lt;=0);&quot;&quot;;[.A118]+1);IF(OR([.A118]&gt;=nper;[.H118]&lt;=0);&quot;&quot;;[.A118]+1)))" office:value-type="float" office:value="102" calcext:value-type="float">
            <text:p>102</text:p>
          </table:table-cell>
          <table:table-cell table:style-name="ce16" table:formula="of:=IF([.A119]=&quot;&quot;;&quot;&quot;;IF(OR(periods_per_year=26;periods_per_year=52);IF(periods_per_year=26;IF([.A119]=1;fpdate;[.B118]+14);IF(periods_per_year=52;IF([.A119]=1;fpdate;[.B118]+7);&quot;n/a&quot;));IF(periods_per_year=24;DATE(YEAR(fpdate);MONTH(fpdate)+([.A119]-1)/2+IF(AND(DAY(fpdate)&gt;=15;MOD([.A119];2)=0);1;0);IF(MOD([.A119];2)=0;IF(DAY(fpdate)&gt;=15;DAY(fpdate)-14;DAY(fpdate)+14);DAY(fpdate)));IF(DAY(DATE(YEAR(fpdate);MONTH(fpdate)+([.A119]-1)*months_per_period;DAY(fpdate)))&lt;&gt;DAY(fpdate);DATE(YEAR(fpdate);MONTH(fpdate)+([.A119]-1)*months_per_period+1;0);DATE(YEAR(fpdate);MONTH(fpdate)+([.A119]-1)*months_per_period;DAY(fpdate))))))" office:value-type="float" office:value="46174" calcext:value-type="float">
            <text:p>46174</text:p>
          </table:table-cell>
          <table:table-cell table:style-name="ce21" table:formula="of:=IF([.A119]=&quot;&quot;;&quot;&quot;;IF(roundOpt;IF(OR([.A119]=nper;payment&gt;ROUND((1+rate)*[.H118];2));ROUND((1+rate)*[.H118];2);payment);IF(OR([.A119]=nper;payment&gt;(1+rate)*[.H118]);(1+rate)*[.H118];payment)))" office:value-type="float" office:value="858.91" calcext:value-type="float">
            <text:p>858.91</text:p>
          </table:table-cell>
          <table:table-cell table:style-name="ce30"/>
          <table:table-cell table:style-name="ce21"/>
          <table:table-cell table:style-name="ce21" table:formula="of:=IF([.A119]=&quot;&quot;;&quot;&quot;;IF(AND([.A119]=1;pmtType=1);0;IF(roundOpt;ROUND(rate*[.H118];2);rate*[.H118])))" office:value-type="float" office:value="566.33" calcext:value-type="float">
            <text:p>566.33</text:p>
          </table:table-cell>
          <table:table-cell table:style-name="ce21" table:formula="of:=IF([.A119]=&quot;&quot;;&quot;&quot;;[.C119]-[.F119]+[.D119])" office:value-type="float" office:value="292.58" calcext:value-type="float">
            <text:p>292.58</text:p>
          </table:table-cell>
          <table:table-cell table:style-name="ce21" table:formula="of:=IF([.A119]=&quot;&quot;;&quot;&quot;;[.H118]-[.G119])" office:value-type="float" office:value="135627.77" calcext:value-type="float">
            <text:p>135,627.77</text:p>
          </table:table-cell>
          <table:table-cell table:number-columns-repeated="248"/>
        </table:table-row>
        <table:table-row table:style-name="ro3">
          <table:table-cell table:style-name="ce10" table:formula="of:=IF([.H119]=&quot;&quot;;&quot;&quot;;IF(roundOpt;IF(OR([.A119]&gt;=nper;ROUND([.H119];2)&lt;=0);&quot;&quot;;[.A119]+1);IF(OR([.A119]&gt;=nper;[.H119]&lt;=0);&quot;&quot;;[.A119]+1)))" office:value-type="float" office:value="103" calcext:value-type="float">
            <text:p>103</text:p>
          </table:table-cell>
          <table:table-cell table:style-name="ce16" table:formula="of:=IF([.A120]=&quot;&quot;;&quot;&quot;;IF(OR(periods_per_year=26;periods_per_year=52);IF(periods_per_year=26;IF([.A120]=1;fpdate;[.B119]+14);IF(periods_per_year=52;IF([.A120]=1;fpdate;[.B119]+7);&quot;n/a&quot;));IF(periods_per_year=24;DATE(YEAR(fpdate);MONTH(fpdate)+([.A120]-1)/2+IF(AND(DAY(fpdate)&gt;=15;MOD([.A120];2)=0);1;0);IF(MOD([.A120];2)=0;IF(DAY(fpdate)&gt;=15;DAY(fpdate)-14;DAY(fpdate)+14);DAY(fpdate)));IF(DAY(DATE(YEAR(fpdate);MONTH(fpdate)+([.A120]-1)*months_per_period;DAY(fpdate)))&lt;&gt;DAY(fpdate);DATE(YEAR(fpdate);MONTH(fpdate)+([.A120]-1)*months_per_period+1;0);DATE(YEAR(fpdate);MONTH(fpdate)+([.A120]-1)*months_per_period;DAY(fpdate))))))" office:value-type="float" office:value="46204" calcext:value-type="float">
            <text:p>46204</text:p>
          </table:table-cell>
          <table:table-cell table:style-name="ce21" table:formula="of:=IF([.A120]=&quot;&quot;;&quot;&quot;;IF(roundOpt;IF(OR([.A120]=nper;payment&gt;ROUND((1+rate)*[.H119];2));ROUND((1+rate)*[.H119];2);payment);IF(OR([.A120]=nper;payment&gt;(1+rate)*[.H119]);(1+rate)*[.H119];payment)))" office:value-type="float" office:value="858.91" calcext:value-type="float">
            <text:p>858.91</text:p>
          </table:table-cell>
          <table:table-cell table:style-name="ce30"/>
          <table:table-cell table:style-name="ce21"/>
          <table:table-cell table:style-name="ce21" table:formula="of:=IF([.A120]=&quot;&quot;;&quot;&quot;;IF(AND([.A120]=1;pmtType=1);0;IF(roundOpt;ROUND(rate*[.H119];2);rate*[.H119])))" office:value-type="float" office:value="565.12" calcext:value-type="float">
            <text:p>565.12</text:p>
          </table:table-cell>
          <table:table-cell table:style-name="ce21" table:formula="of:=IF([.A120]=&quot;&quot;;&quot;&quot;;[.C120]-[.F120]+[.D120])" office:value-type="float" office:value="293.79" calcext:value-type="float">
            <text:p>293.79</text:p>
          </table:table-cell>
          <table:table-cell table:style-name="ce21" table:formula="of:=IF([.A120]=&quot;&quot;;&quot;&quot;;[.H119]-[.G120])" office:value-type="float" office:value="135333.98" calcext:value-type="float">
            <text:p>135,333.98</text:p>
          </table:table-cell>
          <table:table-cell table:number-columns-repeated="248"/>
        </table:table-row>
        <table:table-row table:style-name="ro3">
          <table:table-cell table:style-name="ce10" table:formula="of:=IF([.H120]=&quot;&quot;;&quot;&quot;;IF(roundOpt;IF(OR([.A120]&gt;=nper;ROUND([.H120];2)&lt;=0);&quot;&quot;;[.A120]+1);IF(OR([.A120]&gt;=nper;[.H120]&lt;=0);&quot;&quot;;[.A120]+1)))" office:value-type="float" office:value="104" calcext:value-type="float">
            <text:p>104</text:p>
          </table:table-cell>
          <table:table-cell table:style-name="ce16" table:formula="of:=IF([.A121]=&quot;&quot;;&quot;&quot;;IF(OR(periods_per_year=26;periods_per_year=52);IF(periods_per_year=26;IF([.A121]=1;fpdate;[.B120]+14);IF(periods_per_year=52;IF([.A121]=1;fpdate;[.B120]+7);&quot;n/a&quot;));IF(periods_per_year=24;DATE(YEAR(fpdate);MONTH(fpdate)+([.A121]-1)/2+IF(AND(DAY(fpdate)&gt;=15;MOD([.A121];2)=0);1;0);IF(MOD([.A121];2)=0;IF(DAY(fpdate)&gt;=15;DAY(fpdate)-14;DAY(fpdate)+14);DAY(fpdate)));IF(DAY(DATE(YEAR(fpdate);MONTH(fpdate)+([.A121]-1)*months_per_period;DAY(fpdate)))&lt;&gt;DAY(fpdate);DATE(YEAR(fpdate);MONTH(fpdate)+([.A121]-1)*months_per_period+1;0);DATE(YEAR(fpdate);MONTH(fpdate)+([.A121]-1)*months_per_period;DAY(fpdate))))))" office:value-type="float" office:value="46235" calcext:value-type="float">
            <text:p>46235</text:p>
          </table:table-cell>
          <table:table-cell table:style-name="ce21" table:formula="of:=IF([.A121]=&quot;&quot;;&quot;&quot;;IF(roundOpt;IF(OR([.A121]=nper;payment&gt;ROUND((1+rate)*[.H120];2));ROUND((1+rate)*[.H120];2);payment);IF(OR([.A121]=nper;payment&gt;(1+rate)*[.H120]);(1+rate)*[.H120];payment)))" office:value-type="float" office:value="858.91" calcext:value-type="float">
            <text:p>858.91</text:p>
          </table:table-cell>
          <table:table-cell table:style-name="ce30"/>
          <table:table-cell table:style-name="ce21"/>
          <table:table-cell table:style-name="ce21" table:formula="of:=IF([.A121]=&quot;&quot;;&quot;&quot;;IF(AND([.A121]=1;pmtType=1);0;IF(roundOpt;ROUND(rate*[.H120];2);rate*[.H120])))" office:value-type="float" office:value="563.89" calcext:value-type="float">
            <text:p>563.89</text:p>
          </table:table-cell>
          <table:table-cell table:style-name="ce21" table:formula="of:=IF([.A121]=&quot;&quot;;&quot;&quot;;[.C121]-[.F121]+[.D121])" office:value-type="float" office:value="295.02" calcext:value-type="float">
            <text:p>295.02</text:p>
          </table:table-cell>
          <table:table-cell table:style-name="ce21" table:formula="of:=IF([.A121]=&quot;&quot;;&quot;&quot;;[.H120]-[.G121])" office:value-type="float" office:value="135038.96" calcext:value-type="float">
            <text:p>135,038.96</text:p>
          </table:table-cell>
          <table:table-cell table:number-columns-repeated="248"/>
        </table:table-row>
        <table:table-row table:style-name="ro3">
          <table:table-cell table:style-name="ce10" table:formula="of:=IF([.H121]=&quot;&quot;;&quot;&quot;;IF(roundOpt;IF(OR([.A121]&gt;=nper;ROUND([.H121];2)&lt;=0);&quot;&quot;;[.A121]+1);IF(OR([.A121]&gt;=nper;[.H121]&lt;=0);&quot;&quot;;[.A121]+1)))" office:value-type="float" office:value="105" calcext:value-type="float">
            <text:p>105</text:p>
          </table:table-cell>
          <table:table-cell table:style-name="ce16" table:formula="of:=IF([.A122]=&quot;&quot;;&quot;&quot;;IF(OR(periods_per_year=26;periods_per_year=52);IF(periods_per_year=26;IF([.A122]=1;fpdate;[.B121]+14);IF(periods_per_year=52;IF([.A122]=1;fpdate;[.B121]+7);&quot;n/a&quot;));IF(periods_per_year=24;DATE(YEAR(fpdate);MONTH(fpdate)+([.A122]-1)/2+IF(AND(DAY(fpdate)&gt;=15;MOD([.A122];2)=0);1;0);IF(MOD([.A122];2)=0;IF(DAY(fpdate)&gt;=15;DAY(fpdate)-14;DAY(fpdate)+14);DAY(fpdate)));IF(DAY(DATE(YEAR(fpdate);MONTH(fpdate)+([.A122]-1)*months_per_period;DAY(fpdate)))&lt;&gt;DAY(fpdate);DATE(YEAR(fpdate);MONTH(fpdate)+([.A122]-1)*months_per_period+1;0);DATE(YEAR(fpdate);MONTH(fpdate)+([.A122]-1)*months_per_period;DAY(fpdate))))))" office:value-type="float" office:value="46266" calcext:value-type="float">
            <text:p>46266</text:p>
          </table:table-cell>
          <table:table-cell table:style-name="ce21" table:formula="of:=IF([.A122]=&quot;&quot;;&quot;&quot;;IF(roundOpt;IF(OR([.A122]=nper;payment&gt;ROUND((1+rate)*[.H121];2));ROUND((1+rate)*[.H121];2);payment);IF(OR([.A122]=nper;payment&gt;(1+rate)*[.H121]);(1+rate)*[.H121];payment)))" office:value-type="float" office:value="858.91" calcext:value-type="float">
            <text:p>858.91</text:p>
          </table:table-cell>
          <table:table-cell table:style-name="ce30"/>
          <table:table-cell table:style-name="ce21"/>
          <table:table-cell table:style-name="ce21" table:formula="of:=IF([.A122]=&quot;&quot;;&quot;&quot;;IF(AND([.A122]=1;pmtType=1);0;IF(roundOpt;ROUND(rate*[.H121];2);rate*[.H121])))" office:value-type="float" office:value="562.66" calcext:value-type="float">
            <text:p>562.66</text:p>
          </table:table-cell>
          <table:table-cell table:style-name="ce21" table:formula="of:=IF([.A122]=&quot;&quot;;&quot;&quot;;[.C122]-[.F122]+[.D122])" office:value-type="float" office:value="296.25" calcext:value-type="float">
            <text:p>296.25</text:p>
          </table:table-cell>
          <table:table-cell table:style-name="ce21" table:formula="of:=IF([.A122]=&quot;&quot;;&quot;&quot;;[.H121]-[.G122])" office:value-type="float" office:value="134742.71" calcext:value-type="float">
            <text:p>134,742.71</text:p>
          </table:table-cell>
          <table:table-cell table:number-columns-repeated="248"/>
        </table:table-row>
        <table:table-row table:style-name="ro3">
          <table:table-cell table:style-name="ce10" table:formula="of:=IF([.H122]=&quot;&quot;;&quot;&quot;;IF(roundOpt;IF(OR([.A122]&gt;=nper;ROUND([.H122];2)&lt;=0);&quot;&quot;;[.A122]+1);IF(OR([.A122]&gt;=nper;[.H122]&lt;=0);&quot;&quot;;[.A122]+1)))" office:value-type="float" office:value="106" calcext:value-type="float">
            <text:p>106</text:p>
          </table:table-cell>
          <table:table-cell table:style-name="ce16" table:formula="of:=IF([.A123]=&quot;&quot;;&quot;&quot;;IF(OR(periods_per_year=26;periods_per_year=52);IF(periods_per_year=26;IF([.A123]=1;fpdate;[.B122]+14);IF(periods_per_year=52;IF([.A123]=1;fpdate;[.B122]+7);&quot;n/a&quot;));IF(periods_per_year=24;DATE(YEAR(fpdate);MONTH(fpdate)+([.A123]-1)/2+IF(AND(DAY(fpdate)&gt;=15;MOD([.A123];2)=0);1;0);IF(MOD([.A123];2)=0;IF(DAY(fpdate)&gt;=15;DAY(fpdate)-14;DAY(fpdate)+14);DAY(fpdate)));IF(DAY(DATE(YEAR(fpdate);MONTH(fpdate)+([.A123]-1)*months_per_period;DAY(fpdate)))&lt;&gt;DAY(fpdate);DATE(YEAR(fpdate);MONTH(fpdate)+([.A123]-1)*months_per_period+1;0);DATE(YEAR(fpdate);MONTH(fpdate)+([.A123]-1)*months_per_period;DAY(fpdate))))))" office:value-type="float" office:value="46296" calcext:value-type="float">
            <text:p>46296</text:p>
          </table:table-cell>
          <table:table-cell table:style-name="ce21" table:formula="of:=IF([.A123]=&quot;&quot;;&quot;&quot;;IF(roundOpt;IF(OR([.A123]=nper;payment&gt;ROUND((1+rate)*[.H122];2));ROUND((1+rate)*[.H122];2);payment);IF(OR([.A123]=nper;payment&gt;(1+rate)*[.H122]);(1+rate)*[.H122];payment)))" office:value-type="float" office:value="858.91" calcext:value-type="float">
            <text:p>858.91</text:p>
          </table:table-cell>
          <table:table-cell table:style-name="ce30"/>
          <table:table-cell table:style-name="ce21"/>
          <table:table-cell table:style-name="ce21" table:formula="of:=IF([.A123]=&quot;&quot;;&quot;&quot;;IF(AND([.A123]=1;pmtType=1);0;IF(roundOpt;ROUND(rate*[.H122];2);rate*[.H122])))" office:value-type="float" office:value="561.43" calcext:value-type="float">
            <text:p>561.43</text:p>
          </table:table-cell>
          <table:table-cell table:style-name="ce21" table:formula="of:=IF([.A123]=&quot;&quot;;&quot;&quot;;[.C123]-[.F123]+[.D123])" office:value-type="float" office:value="297.48" calcext:value-type="float">
            <text:p>297.48</text:p>
          </table:table-cell>
          <table:table-cell table:style-name="ce21" table:formula="of:=IF([.A123]=&quot;&quot;;&quot;&quot;;[.H122]-[.G123])" office:value-type="float" office:value="134445.23" calcext:value-type="float">
            <text:p>134,445.23</text:p>
          </table:table-cell>
          <table:table-cell table:number-columns-repeated="248"/>
        </table:table-row>
        <table:table-row table:style-name="ro3">
          <table:table-cell table:style-name="ce10" table:formula="of:=IF([.H123]=&quot;&quot;;&quot;&quot;;IF(roundOpt;IF(OR([.A123]&gt;=nper;ROUND([.H123];2)&lt;=0);&quot;&quot;;[.A123]+1);IF(OR([.A123]&gt;=nper;[.H123]&lt;=0);&quot;&quot;;[.A123]+1)))" office:value-type="float" office:value="107" calcext:value-type="float">
            <text:p>107</text:p>
          </table:table-cell>
          <table:table-cell table:style-name="ce16" table:formula="of:=IF([.A124]=&quot;&quot;;&quot;&quot;;IF(OR(periods_per_year=26;periods_per_year=52);IF(periods_per_year=26;IF([.A124]=1;fpdate;[.B123]+14);IF(periods_per_year=52;IF([.A124]=1;fpdate;[.B123]+7);&quot;n/a&quot;));IF(periods_per_year=24;DATE(YEAR(fpdate);MONTH(fpdate)+([.A124]-1)/2+IF(AND(DAY(fpdate)&gt;=15;MOD([.A124];2)=0);1;0);IF(MOD([.A124];2)=0;IF(DAY(fpdate)&gt;=15;DAY(fpdate)-14;DAY(fpdate)+14);DAY(fpdate)));IF(DAY(DATE(YEAR(fpdate);MONTH(fpdate)+([.A124]-1)*months_per_period;DAY(fpdate)))&lt;&gt;DAY(fpdate);DATE(YEAR(fpdate);MONTH(fpdate)+([.A124]-1)*months_per_period+1;0);DATE(YEAR(fpdate);MONTH(fpdate)+([.A124]-1)*months_per_period;DAY(fpdate))))))" office:value-type="float" office:value="46327" calcext:value-type="float">
            <text:p>46327</text:p>
          </table:table-cell>
          <table:table-cell table:style-name="ce21" table:formula="of:=IF([.A124]=&quot;&quot;;&quot;&quot;;IF(roundOpt;IF(OR([.A124]=nper;payment&gt;ROUND((1+rate)*[.H123];2));ROUND((1+rate)*[.H123];2);payment);IF(OR([.A124]=nper;payment&gt;(1+rate)*[.H123]);(1+rate)*[.H123];payment)))" office:value-type="float" office:value="858.91" calcext:value-type="float">
            <text:p>858.91</text:p>
          </table:table-cell>
          <table:table-cell table:style-name="ce30"/>
          <table:table-cell table:style-name="ce21"/>
          <table:table-cell table:style-name="ce21" table:formula="of:=IF([.A124]=&quot;&quot;;&quot;&quot;;IF(AND([.A124]=1;pmtType=1);0;IF(roundOpt;ROUND(rate*[.H123];2);rate*[.H123])))" office:value-type="float" office:value="560.19" calcext:value-type="float">
            <text:p>560.19</text:p>
          </table:table-cell>
          <table:table-cell table:style-name="ce21" table:formula="of:=IF([.A124]=&quot;&quot;;&quot;&quot;;[.C124]-[.F124]+[.D124])" office:value-type="float" office:value="298.72" calcext:value-type="float">
            <text:p>298.72</text:p>
          </table:table-cell>
          <table:table-cell table:style-name="ce21" table:formula="of:=IF([.A124]=&quot;&quot;;&quot;&quot;;[.H123]-[.G124])" office:value-type="float" office:value="134146.51" calcext:value-type="float">
            <text:p>134,146.51</text:p>
          </table:table-cell>
          <table:table-cell table:number-columns-repeated="248"/>
        </table:table-row>
        <table:table-row table:style-name="ro3">
          <table:table-cell table:style-name="ce10" table:formula="of:=IF([.H124]=&quot;&quot;;&quot;&quot;;IF(roundOpt;IF(OR([.A124]&gt;=nper;ROUND([.H124];2)&lt;=0);&quot;&quot;;[.A124]+1);IF(OR([.A124]&gt;=nper;[.H124]&lt;=0);&quot;&quot;;[.A124]+1)))" office:value-type="float" office:value="108" calcext:value-type="float">
            <text:p>108</text:p>
          </table:table-cell>
          <table:table-cell table:style-name="ce16" table:formula="of:=IF([.A125]=&quot;&quot;;&quot;&quot;;IF(OR(periods_per_year=26;periods_per_year=52);IF(periods_per_year=26;IF([.A125]=1;fpdate;[.B124]+14);IF(periods_per_year=52;IF([.A125]=1;fpdate;[.B124]+7);&quot;n/a&quot;));IF(periods_per_year=24;DATE(YEAR(fpdate);MONTH(fpdate)+([.A125]-1)/2+IF(AND(DAY(fpdate)&gt;=15;MOD([.A125];2)=0);1;0);IF(MOD([.A125];2)=0;IF(DAY(fpdate)&gt;=15;DAY(fpdate)-14;DAY(fpdate)+14);DAY(fpdate)));IF(DAY(DATE(YEAR(fpdate);MONTH(fpdate)+([.A125]-1)*months_per_period;DAY(fpdate)))&lt;&gt;DAY(fpdate);DATE(YEAR(fpdate);MONTH(fpdate)+([.A125]-1)*months_per_period+1;0);DATE(YEAR(fpdate);MONTH(fpdate)+([.A125]-1)*months_per_period;DAY(fpdate))))))" office:value-type="float" office:value="46357" calcext:value-type="float">
            <text:p>46357</text:p>
          </table:table-cell>
          <table:table-cell table:style-name="ce21" table:formula="of:=IF([.A125]=&quot;&quot;;&quot;&quot;;IF(roundOpt;IF(OR([.A125]=nper;payment&gt;ROUND((1+rate)*[.H124];2));ROUND((1+rate)*[.H124];2);payment);IF(OR([.A125]=nper;payment&gt;(1+rate)*[.H124]);(1+rate)*[.H124];payment)))" office:value-type="float" office:value="858.91" calcext:value-type="float">
            <text:p>858.91</text:p>
          </table:table-cell>
          <table:table-cell table:style-name="ce30"/>
          <table:table-cell table:style-name="ce21"/>
          <table:table-cell table:style-name="ce21" table:formula="of:=IF([.A125]=&quot;&quot;;&quot;&quot;;IF(AND([.A125]=1;pmtType=1);0;IF(roundOpt;ROUND(rate*[.H124];2);rate*[.H124])))" office:value-type="float" office:value="558.94" calcext:value-type="float">
            <text:p>558.94</text:p>
          </table:table-cell>
          <table:table-cell table:style-name="ce21" table:formula="of:=IF([.A125]=&quot;&quot;;&quot;&quot;;[.C125]-[.F125]+[.D125])" office:value-type="float" office:value="299.97" calcext:value-type="float">
            <text:p>299.97</text:p>
          </table:table-cell>
          <table:table-cell table:style-name="ce21" table:formula="of:=IF([.A125]=&quot;&quot;;&quot;&quot;;[.H124]-[.G125])" office:value-type="float" office:value="133846.54" calcext:value-type="float">
            <text:p>133,846.54</text:p>
          </table:table-cell>
          <table:table-cell table:number-columns-repeated="248"/>
        </table:table-row>
        <table:table-row table:style-name="ro3">
          <table:table-cell table:style-name="ce10" table:formula="of:=IF([.H125]=&quot;&quot;;&quot;&quot;;IF(roundOpt;IF(OR([.A125]&gt;=nper;ROUND([.H125];2)&lt;=0);&quot;&quot;;[.A125]+1);IF(OR([.A125]&gt;=nper;[.H125]&lt;=0);&quot;&quot;;[.A125]+1)))" office:value-type="float" office:value="109" calcext:value-type="float">
            <text:p>109</text:p>
          </table:table-cell>
          <table:table-cell table:style-name="ce16" table:formula="of:=IF([.A126]=&quot;&quot;;&quot;&quot;;IF(OR(periods_per_year=26;periods_per_year=52);IF(periods_per_year=26;IF([.A126]=1;fpdate;[.B125]+14);IF(periods_per_year=52;IF([.A126]=1;fpdate;[.B125]+7);&quot;n/a&quot;));IF(periods_per_year=24;DATE(YEAR(fpdate);MONTH(fpdate)+([.A126]-1)/2+IF(AND(DAY(fpdate)&gt;=15;MOD([.A126];2)=0);1;0);IF(MOD([.A126];2)=0;IF(DAY(fpdate)&gt;=15;DAY(fpdate)-14;DAY(fpdate)+14);DAY(fpdate)));IF(DAY(DATE(YEAR(fpdate);MONTH(fpdate)+([.A126]-1)*months_per_period;DAY(fpdate)))&lt;&gt;DAY(fpdate);DATE(YEAR(fpdate);MONTH(fpdate)+([.A126]-1)*months_per_period+1;0);DATE(YEAR(fpdate);MONTH(fpdate)+([.A126]-1)*months_per_period;DAY(fpdate))))))" office:value-type="float" office:value="46388" calcext:value-type="float">
            <text:p>46388</text:p>
          </table:table-cell>
          <table:table-cell table:style-name="ce21" table:formula="of:=IF([.A126]=&quot;&quot;;&quot;&quot;;IF(roundOpt;IF(OR([.A126]=nper;payment&gt;ROUND((1+rate)*[.H125];2));ROUND((1+rate)*[.H125];2);payment);IF(OR([.A126]=nper;payment&gt;(1+rate)*[.H125]);(1+rate)*[.H125];payment)))" office:value-type="float" office:value="858.91" calcext:value-type="float">
            <text:p>858.91</text:p>
          </table:table-cell>
          <table:table-cell table:style-name="ce30"/>
          <table:table-cell table:style-name="ce21"/>
          <table:table-cell table:style-name="ce21" table:formula="of:=IF([.A126]=&quot;&quot;;&quot;&quot;;IF(AND([.A126]=1;pmtType=1);0;IF(roundOpt;ROUND(rate*[.H125];2);rate*[.H125])))" office:value-type="float" office:value="557.69" calcext:value-type="float">
            <text:p>557.69</text:p>
          </table:table-cell>
          <table:table-cell table:style-name="ce21" table:formula="of:=IF([.A126]=&quot;&quot;;&quot;&quot;;[.C126]-[.F126]+[.D126])" office:value-type="float" office:value="301.22" calcext:value-type="float">
            <text:p>301.22</text:p>
          </table:table-cell>
          <table:table-cell table:style-name="ce21" table:formula="of:=IF([.A126]=&quot;&quot;;&quot;&quot;;[.H125]-[.G126])" office:value-type="float" office:value="133545.32" calcext:value-type="float">
            <text:p>133,545.32</text:p>
          </table:table-cell>
          <table:table-cell table:number-columns-repeated="248"/>
        </table:table-row>
        <table:table-row table:style-name="ro3">
          <table:table-cell table:style-name="ce10" table:formula="of:=IF([.H126]=&quot;&quot;;&quot;&quot;;IF(roundOpt;IF(OR([.A126]&gt;=nper;ROUND([.H126];2)&lt;=0);&quot;&quot;;[.A126]+1);IF(OR([.A126]&gt;=nper;[.H126]&lt;=0);&quot;&quot;;[.A126]+1)))" office:value-type="float" office:value="110" calcext:value-type="float">
            <text:p>110</text:p>
          </table:table-cell>
          <table:table-cell table:style-name="ce16" table:formula="of:=IF([.A127]=&quot;&quot;;&quot;&quot;;IF(OR(periods_per_year=26;periods_per_year=52);IF(periods_per_year=26;IF([.A127]=1;fpdate;[.B126]+14);IF(periods_per_year=52;IF([.A127]=1;fpdate;[.B126]+7);&quot;n/a&quot;));IF(periods_per_year=24;DATE(YEAR(fpdate);MONTH(fpdate)+([.A127]-1)/2+IF(AND(DAY(fpdate)&gt;=15;MOD([.A127];2)=0);1;0);IF(MOD([.A127];2)=0;IF(DAY(fpdate)&gt;=15;DAY(fpdate)-14;DAY(fpdate)+14);DAY(fpdate)));IF(DAY(DATE(YEAR(fpdate);MONTH(fpdate)+([.A127]-1)*months_per_period;DAY(fpdate)))&lt;&gt;DAY(fpdate);DATE(YEAR(fpdate);MONTH(fpdate)+([.A127]-1)*months_per_period+1;0);DATE(YEAR(fpdate);MONTH(fpdate)+([.A127]-1)*months_per_period;DAY(fpdate))))))" office:value-type="float" office:value="46419" calcext:value-type="float">
            <text:p>46419</text:p>
          </table:table-cell>
          <table:table-cell table:style-name="ce21" table:formula="of:=IF([.A127]=&quot;&quot;;&quot;&quot;;IF(roundOpt;IF(OR([.A127]=nper;payment&gt;ROUND((1+rate)*[.H126];2));ROUND((1+rate)*[.H126];2);payment);IF(OR([.A127]=nper;payment&gt;(1+rate)*[.H126]);(1+rate)*[.H126];payment)))" office:value-type="float" office:value="858.91" calcext:value-type="float">
            <text:p>858.91</text:p>
          </table:table-cell>
          <table:table-cell table:style-name="ce30"/>
          <table:table-cell table:style-name="ce21"/>
          <table:table-cell table:style-name="ce21" table:formula="of:=IF([.A127]=&quot;&quot;;&quot;&quot;;IF(AND([.A127]=1;pmtType=1);0;IF(roundOpt;ROUND(rate*[.H126];2);rate*[.H126])))" office:value-type="float" office:value="556.44" calcext:value-type="float">
            <text:p>556.44</text:p>
          </table:table-cell>
          <table:table-cell table:style-name="ce21" table:formula="of:=IF([.A127]=&quot;&quot;;&quot;&quot;;[.C127]-[.F127]+[.D127])" office:value-type="float" office:value="302.47" calcext:value-type="float">
            <text:p>302.47</text:p>
          </table:table-cell>
          <table:table-cell table:style-name="ce21" table:formula="of:=IF([.A127]=&quot;&quot;;&quot;&quot;;[.H126]-[.G127])" office:value-type="float" office:value="133242.85" calcext:value-type="float">
            <text:p>133,242.85</text:p>
          </table:table-cell>
          <table:table-cell table:number-columns-repeated="248"/>
        </table:table-row>
        <table:table-row table:style-name="ro3">
          <table:table-cell table:style-name="ce10" table:formula="of:=IF([.H127]=&quot;&quot;;&quot;&quot;;IF(roundOpt;IF(OR([.A127]&gt;=nper;ROUND([.H127];2)&lt;=0);&quot;&quot;;[.A127]+1);IF(OR([.A127]&gt;=nper;[.H127]&lt;=0);&quot;&quot;;[.A127]+1)))" office:value-type="float" office:value="111" calcext:value-type="float">
            <text:p>111</text:p>
          </table:table-cell>
          <table:table-cell table:style-name="ce16" table:formula="of:=IF([.A128]=&quot;&quot;;&quot;&quot;;IF(OR(periods_per_year=26;periods_per_year=52);IF(periods_per_year=26;IF([.A128]=1;fpdate;[.B127]+14);IF(periods_per_year=52;IF([.A128]=1;fpdate;[.B127]+7);&quot;n/a&quot;));IF(periods_per_year=24;DATE(YEAR(fpdate);MONTH(fpdate)+([.A128]-1)/2+IF(AND(DAY(fpdate)&gt;=15;MOD([.A128];2)=0);1;0);IF(MOD([.A128];2)=0;IF(DAY(fpdate)&gt;=15;DAY(fpdate)-14;DAY(fpdate)+14);DAY(fpdate)));IF(DAY(DATE(YEAR(fpdate);MONTH(fpdate)+([.A128]-1)*months_per_period;DAY(fpdate)))&lt;&gt;DAY(fpdate);DATE(YEAR(fpdate);MONTH(fpdate)+([.A128]-1)*months_per_period+1;0);DATE(YEAR(fpdate);MONTH(fpdate)+([.A128]-1)*months_per_period;DAY(fpdate))))))" office:value-type="float" office:value="46447" calcext:value-type="float">
            <text:p>46447</text:p>
          </table:table-cell>
          <table:table-cell table:style-name="ce21" table:formula="of:=IF([.A128]=&quot;&quot;;&quot;&quot;;IF(roundOpt;IF(OR([.A128]=nper;payment&gt;ROUND((1+rate)*[.H127];2));ROUND((1+rate)*[.H127];2);payment);IF(OR([.A128]=nper;payment&gt;(1+rate)*[.H127]);(1+rate)*[.H127];payment)))" office:value-type="float" office:value="858.91" calcext:value-type="float">
            <text:p>858.91</text:p>
          </table:table-cell>
          <table:table-cell table:style-name="ce30"/>
          <table:table-cell table:style-name="ce21"/>
          <table:table-cell table:style-name="ce21" table:formula="of:=IF([.A128]=&quot;&quot;;&quot;&quot;;IF(AND([.A128]=1;pmtType=1);0;IF(roundOpt;ROUND(rate*[.H127];2);rate*[.H127])))" office:value-type="float" office:value="555.18" calcext:value-type="float">
            <text:p>555.18</text:p>
          </table:table-cell>
          <table:table-cell table:style-name="ce21" table:formula="of:=IF([.A128]=&quot;&quot;;&quot;&quot;;[.C128]-[.F128]+[.D128])" office:value-type="float" office:value="303.73" calcext:value-type="float">
            <text:p>303.73</text:p>
          </table:table-cell>
          <table:table-cell table:style-name="ce21" table:formula="of:=IF([.A128]=&quot;&quot;;&quot;&quot;;[.H127]-[.G128])" office:value-type="float" office:value="132939.12" calcext:value-type="float">
            <text:p>132,939.12</text:p>
          </table:table-cell>
          <table:table-cell table:number-columns-repeated="248"/>
        </table:table-row>
        <table:table-row table:style-name="ro3">
          <table:table-cell table:style-name="ce10" table:formula="of:=IF([.H128]=&quot;&quot;;&quot;&quot;;IF(roundOpt;IF(OR([.A128]&gt;=nper;ROUND([.H128];2)&lt;=0);&quot;&quot;;[.A128]+1);IF(OR([.A128]&gt;=nper;[.H128]&lt;=0);&quot;&quot;;[.A128]+1)))" office:value-type="float" office:value="112" calcext:value-type="float">
            <text:p>112</text:p>
          </table:table-cell>
          <table:table-cell table:style-name="ce16" table:formula="of:=IF([.A129]=&quot;&quot;;&quot;&quot;;IF(OR(periods_per_year=26;periods_per_year=52);IF(periods_per_year=26;IF([.A129]=1;fpdate;[.B128]+14);IF(periods_per_year=52;IF([.A129]=1;fpdate;[.B128]+7);&quot;n/a&quot;));IF(periods_per_year=24;DATE(YEAR(fpdate);MONTH(fpdate)+([.A129]-1)/2+IF(AND(DAY(fpdate)&gt;=15;MOD([.A129];2)=0);1;0);IF(MOD([.A129];2)=0;IF(DAY(fpdate)&gt;=15;DAY(fpdate)-14;DAY(fpdate)+14);DAY(fpdate)));IF(DAY(DATE(YEAR(fpdate);MONTH(fpdate)+([.A129]-1)*months_per_period;DAY(fpdate)))&lt;&gt;DAY(fpdate);DATE(YEAR(fpdate);MONTH(fpdate)+([.A129]-1)*months_per_period+1;0);DATE(YEAR(fpdate);MONTH(fpdate)+([.A129]-1)*months_per_period;DAY(fpdate))))))" office:value-type="float" office:value="46478" calcext:value-type="float">
            <text:p>46478</text:p>
          </table:table-cell>
          <table:table-cell table:style-name="ce21" table:formula="of:=IF([.A129]=&quot;&quot;;&quot;&quot;;IF(roundOpt;IF(OR([.A129]=nper;payment&gt;ROUND((1+rate)*[.H128];2));ROUND((1+rate)*[.H128];2);payment);IF(OR([.A129]=nper;payment&gt;(1+rate)*[.H128]);(1+rate)*[.H128];payment)))" office:value-type="float" office:value="858.91" calcext:value-type="float">
            <text:p>858.91</text:p>
          </table:table-cell>
          <table:table-cell table:style-name="ce30"/>
          <table:table-cell table:style-name="ce21"/>
          <table:table-cell table:style-name="ce21" table:formula="of:=IF([.A129]=&quot;&quot;;&quot;&quot;;IF(AND([.A129]=1;pmtType=1);0;IF(roundOpt;ROUND(rate*[.H128];2);rate*[.H128])))" office:value-type="float" office:value="553.91" calcext:value-type="float">
            <text:p>553.91</text:p>
          </table:table-cell>
          <table:table-cell table:style-name="ce21" table:formula="of:=IF([.A129]=&quot;&quot;;&quot;&quot;;[.C129]-[.F129]+[.D129])" office:value-type="float" office:value="305" calcext:value-type="float">
            <text:p>305.00</text:p>
          </table:table-cell>
          <table:table-cell table:style-name="ce21" table:formula="of:=IF([.A129]=&quot;&quot;;&quot;&quot;;[.H128]-[.G129])" office:value-type="float" office:value="132634.12" calcext:value-type="float">
            <text:p>132,634.12</text:p>
          </table:table-cell>
          <table:table-cell table:number-columns-repeated="248"/>
        </table:table-row>
        <table:table-row table:style-name="ro3">
          <table:table-cell table:style-name="ce10" table:formula="of:=IF([.H129]=&quot;&quot;;&quot;&quot;;IF(roundOpt;IF(OR([.A129]&gt;=nper;ROUND([.H129];2)&lt;=0);&quot;&quot;;[.A129]+1);IF(OR([.A129]&gt;=nper;[.H129]&lt;=0);&quot;&quot;;[.A129]+1)))" office:value-type="float" office:value="113" calcext:value-type="float">
            <text:p>113</text:p>
          </table:table-cell>
          <table:table-cell table:style-name="ce16" table:formula="of:=IF([.A130]=&quot;&quot;;&quot;&quot;;IF(OR(periods_per_year=26;periods_per_year=52);IF(periods_per_year=26;IF([.A130]=1;fpdate;[.B129]+14);IF(periods_per_year=52;IF([.A130]=1;fpdate;[.B129]+7);&quot;n/a&quot;));IF(periods_per_year=24;DATE(YEAR(fpdate);MONTH(fpdate)+([.A130]-1)/2+IF(AND(DAY(fpdate)&gt;=15;MOD([.A130];2)=0);1;0);IF(MOD([.A130];2)=0;IF(DAY(fpdate)&gt;=15;DAY(fpdate)-14;DAY(fpdate)+14);DAY(fpdate)));IF(DAY(DATE(YEAR(fpdate);MONTH(fpdate)+([.A130]-1)*months_per_period;DAY(fpdate)))&lt;&gt;DAY(fpdate);DATE(YEAR(fpdate);MONTH(fpdate)+([.A130]-1)*months_per_period+1;0);DATE(YEAR(fpdate);MONTH(fpdate)+([.A130]-1)*months_per_period;DAY(fpdate))))))" office:value-type="float" office:value="46508" calcext:value-type="float">
            <text:p>46508</text:p>
          </table:table-cell>
          <table:table-cell table:style-name="ce21" table:formula="of:=IF([.A130]=&quot;&quot;;&quot;&quot;;IF(roundOpt;IF(OR([.A130]=nper;payment&gt;ROUND((1+rate)*[.H129];2));ROUND((1+rate)*[.H129];2);payment);IF(OR([.A130]=nper;payment&gt;(1+rate)*[.H129]);(1+rate)*[.H129];payment)))" office:value-type="float" office:value="858.91" calcext:value-type="float">
            <text:p>858.91</text:p>
          </table:table-cell>
          <table:table-cell table:style-name="ce30"/>
          <table:table-cell table:style-name="ce21"/>
          <table:table-cell table:style-name="ce21" table:formula="of:=IF([.A130]=&quot;&quot;;&quot;&quot;;IF(AND([.A130]=1;pmtType=1);0;IF(roundOpt;ROUND(rate*[.H129];2);rate*[.H129])))" office:value-type="float" office:value="552.64" calcext:value-type="float">
            <text:p>552.64</text:p>
          </table:table-cell>
          <table:table-cell table:style-name="ce21" table:formula="of:=IF([.A130]=&quot;&quot;;&quot;&quot;;[.C130]-[.F130]+[.D130])" office:value-type="float" office:value="306.27" calcext:value-type="float">
            <text:p>306.27</text:p>
          </table:table-cell>
          <table:table-cell table:style-name="ce21" table:formula="of:=IF([.A130]=&quot;&quot;;&quot;&quot;;[.H129]-[.G130])" office:value-type="float" office:value="132327.85" calcext:value-type="float">
            <text:p>132,327.85</text:p>
          </table:table-cell>
          <table:table-cell table:number-columns-repeated="248"/>
        </table:table-row>
        <table:table-row table:style-name="ro3">
          <table:table-cell table:style-name="ce10" table:formula="of:=IF([.H130]=&quot;&quot;;&quot;&quot;;IF(roundOpt;IF(OR([.A130]&gt;=nper;ROUND([.H130];2)&lt;=0);&quot;&quot;;[.A130]+1);IF(OR([.A130]&gt;=nper;[.H130]&lt;=0);&quot;&quot;;[.A130]+1)))" office:value-type="float" office:value="114" calcext:value-type="float">
            <text:p>114</text:p>
          </table:table-cell>
          <table:table-cell table:style-name="ce16" table:formula="of:=IF([.A131]=&quot;&quot;;&quot;&quot;;IF(OR(periods_per_year=26;periods_per_year=52);IF(periods_per_year=26;IF([.A131]=1;fpdate;[.B130]+14);IF(periods_per_year=52;IF([.A131]=1;fpdate;[.B130]+7);&quot;n/a&quot;));IF(periods_per_year=24;DATE(YEAR(fpdate);MONTH(fpdate)+([.A131]-1)/2+IF(AND(DAY(fpdate)&gt;=15;MOD([.A131];2)=0);1;0);IF(MOD([.A131];2)=0;IF(DAY(fpdate)&gt;=15;DAY(fpdate)-14;DAY(fpdate)+14);DAY(fpdate)));IF(DAY(DATE(YEAR(fpdate);MONTH(fpdate)+([.A131]-1)*months_per_period;DAY(fpdate)))&lt;&gt;DAY(fpdate);DATE(YEAR(fpdate);MONTH(fpdate)+([.A131]-1)*months_per_period+1;0);DATE(YEAR(fpdate);MONTH(fpdate)+([.A131]-1)*months_per_period;DAY(fpdate))))))" office:value-type="float" office:value="46539" calcext:value-type="float">
            <text:p>46539</text:p>
          </table:table-cell>
          <table:table-cell table:style-name="ce21" table:formula="of:=IF([.A131]=&quot;&quot;;&quot;&quot;;IF(roundOpt;IF(OR([.A131]=nper;payment&gt;ROUND((1+rate)*[.H130];2));ROUND((1+rate)*[.H130];2);payment);IF(OR([.A131]=nper;payment&gt;(1+rate)*[.H130]);(1+rate)*[.H130];payment)))" office:value-type="float" office:value="858.91" calcext:value-type="float">
            <text:p>858.91</text:p>
          </table:table-cell>
          <table:table-cell table:style-name="ce30"/>
          <table:table-cell table:style-name="ce21"/>
          <table:table-cell table:style-name="ce21" table:formula="of:=IF([.A131]=&quot;&quot;;&quot;&quot;;IF(AND([.A131]=1;pmtType=1);0;IF(roundOpt;ROUND(rate*[.H130];2);rate*[.H130])))" office:value-type="float" office:value="551.37" calcext:value-type="float">
            <text:p>551.37</text:p>
          </table:table-cell>
          <table:table-cell table:style-name="ce21" table:formula="of:=IF([.A131]=&quot;&quot;;&quot;&quot;;[.C131]-[.F131]+[.D131])" office:value-type="float" office:value="307.54" calcext:value-type="float">
            <text:p>307.54</text:p>
          </table:table-cell>
          <table:table-cell table:style-name="ce21" table:formula="of:=IF([.A131]=&quot;&quot;;&quot;&quot;;[.H130]-[.G131])" office:value-type="float" office:value="132020.31" calcext:value-type="float">
            <text:p>132,020.31</text:p>
          </table:table-cell>
          <table:table-cell table:number-columns-repeated="248"/>
        </table:table-row>
        <table:table-row table:style-name="ro3">
          <table:table-cell table:style-name="ce10" table:formula="of:=IF([.H131]=&quot;&quot;;&quot;&quot;;IF(roundOpt;IF(OR([.A131]&gt;=nper;ROUND([.H131];2)&lt;=0);&quot;&quot;;[.A131]+1);IF(OR([.A131]&gt;=nper;[.H131]&lt;=0);&quot;&quot;;[.A131]+1)))" office:value-type="float" office:value="115" calcext:value-type="float">
            <text:p>115</text:p>
          </table:table-cell>
          <table:table-cell table:style-name="ce16" table:formula="of:=IF([.A132]=&quot;&quot;;&quot;&quot;;IF(OR(periods_per_year=26;periods_per_year=52);IF(periods_per_year=26;IF([.A132]=1;fpdate;[.B131]+14);IF(periods_per_year=52;IF([.A132]=1;fpdate;[.B131]+7);&quot;n/a&quot;));IF(periods_per_year=24;DATE(YEAR(fpdate);MONTH(fpdate)+([.A132]-1)/2+IF(AND(DAY(fpdate)&gt;=15;MOD([.A132];2)=0);1;0);IF(MOD([.A132];2)=0;IF(DAY(fpdate)&gt;=15;DAY(fpdate)-14;DAY(fpdate)+14);DAY(fpdate)));IF(DAY(DATE(YEAR(fpdate);MONTH(fpdate)+([.A132]-1)*months_per_period;DAY(fpdate)))&lt;&gt;DAY(fpdate);DATE(YEAR(fpdate);MONTH(fpdate)+([.A132]-1)*months_per_period+1;0);DATE(YEAR(fpdate);MONTH(fpdate)+([.A132]-1)*months_per_period;DAY(fpdate))))))" office:value-type="float" office:value="46569" calcext:value-type="float">
            <text:p>46569</text:p>
          </table:table-cell>
          <table:table-cell table:style-name="ce21" table:formula="of:=IF([.A132]=&quot;&quot;;&quot;&quot;;IF(roundOpt;IF(OR([.A132]=nper;payment&gt;ROUND((1+rate)*[.H131];2));ROUND((1+rate)*[.H131];2);payment);IF(OR([.A132]=nper;payment&gt;(1+rate)*[.H131]);(1+rate)*[.H131];payment)))" office:value-type="float" office:value="858.91" calcext:value-type="float">
            <text:p>858.91</text:p>
          </table:table-cell>
          <table:table-cell table:style-name="ce30"/>
          <table:table-cell table:style-name="ce21"/>
          <table:table-cell table:style-name="ce21" table:formula="of:=IF([.A132]=&quot;&quot;;&quot;&quot;;IF(AND([.A132]=1;pmtType=1);0;IF(roundOpt;ROUND(rate*[.H131];2);rate*[.H131])))" office:value-type="float" office:value="550.08" calcext:value-type="float">
            <text:p>550.08</text:p>
          </table:table-cell>
          <table:table-cell table:style-name="ce21" table:formula="of:=IF([.A132]=&quot;&quot;;&quot;&quot;;[.C132]-[.F132]+[.D132])" office:value-type="float" office:value="308.83" calcext:value-type="float">
            <text:p>308.83</text:p>
          </table:table-cell>
          <table:table-cell table:style-name="ce21" table:formula="of:=IF([.A132]=&quot;&quot;;&quot;&quot;;[.H131]-[.G132])" office:value-type="float" office:value="131711.48" calcext:value-type="float">
            <text:p>131,711.48</text:p>
          </table:table-cell>
          <table:table-cell table:number-columns-repeated="248"/>
        </table:table-row>
        <table:table-row table:style-name="ro3">
          <table:table-cell table:style-name="ce10" table:formula="of:=IF([.H132]=&quot;&quot;;&quot;&quot;;IF(roundOpt;IF(OR([.A132]&gt;=nper;ROUND([.H132];2)&lt;=0);&quot;&quot;;[.A132]+1);IF(OR([.A132]&gt;=nper;[.H132]&lt;=0);&quot;&quot;;[.A132]+1)))" office:value-type="float" office:value="116" calcext:value-type="float">
            <text:p>116</text:p>
          </table:table-cell>
          <table:table-cell table:style-name="ce16" table:formula="of:=IF([.A133]=&quot;&quot;;&quot;&quot;;IF(OR(periods_per_year=26;periods_per_year=52);IF(periods_per_year=26;IF([.A133]=1;fpdate;[.B132]+14);IF(periods_per_year=52;IF([.A133]=1;fpdate;[.B132]+7);&quot;n/a&quot;));IF(periods_per_year=24;DATE(YEAR(fpdate);MONTH(fpdate)+([.A133]-1)/2+IF(AND(DAY(fpdate)&gt;=15;MOD([.A133];2)=0);1;0);IF(MOD([.A133];2)=0;IF(DAY(fpdate)&gt;=15;DAY(fpdate)-14;DAY(fpdate)+14);DAY(fpdate)));IF(DAY(DATE(YEAR(fpdate);MONTH(fpdate)+([.A133]-1)*months_per_period;DAY(fpdate)))&lt;&gt;DAY(fpdate);DATE(YEAR(fpdate);MONTH(fpdate)+([.A133]-1)*months_per_period+1;0);DATE(YEAR(fpdate);MONTH(fpdate)+([.A133]-1)*months_per_period;DAY(fpdate))))))" office:value-type="float" office:value="46600" calcext:value-type="float">
            <text:p>46600</text:p>
          </table:table-cell>
          <table:table-cell table:style-name="ce21" table:formula="of:=IF([.A133]=&quot;&quot;;&quot;&quot;;IF(roundOpt;IF(OR([.A133]=nper;payment&gt;ROUND((1+rate)*[.H132];2));ROUND((1+rate)*[.H132];2);payment);IF(OR([.A133]=nper;payment&gt;(1+rate)*[.H132]);(1+rate)*[.H132];payment)))" office:value-type="float" office:value="858.91" calcext:value-type="float">
            <text:p>858.91</text:p>
          </table:table-cell>
          <table:table-cell table:style-name="ce30"/>
          <table:table-cell table:style-name="ce21"/>
          <table:table-cell table:style-name="ce21" table:formula="of:=IF([.A133]=&quot;&quot;;&quot;&quot;;IF(AND([.A133]=1;pmtType=1);0;IF(roundOpt;ROUND(rate*[.H132];2);rate*[.H132])))" office:value-type="float" office:value="548.8" calcext:value-type="float">
            <text:p>548.80</text:p>
          </table:table-cell>
          <table:table-cell table:style-name="ce21" table:formula="of:=IF([.A133]=&quot;&quot;;&quot;&quot;;[.C133]-[.F133]+[.D133])" office:value-type="float" office:value="310.11" calcext:value-type="float">
            <text:p>310.11</text:p>
          </table:table-cell>
          <table:table-cell table:style-name="ce21" table:formula="of:=IF([.A133]=&quot;&quot;;&quot;&quot;;[.H132]-[.G133])" office:value-type="float" office:value="131401.37" calcext:value-type="float">
            <text:p>131,401.37</text:p>
          </table:table-cell>
          <table:table-cell table:number-columns-repeated="248"/>
        </table:table-row>
        <table:table-row table:style-name="ro3">
          <table:table-cell table:style-name="ce10" table:formula="of:=IF([.H133]=&quot;&quot;;&quot;&quot;;IF(roundOpt;IF(OR([.A133]&gt;=nper;ROUND([.H133];2)&lt;=0);&quot;&quot;;[.A133]+1);IF(OR([.A133]&gt;=nper;[.H133]&lt;=0);&quot;&quot;;[.A133]+1)))" office:value-type="float" office:value="117" calcext:value-type="float">
            <text:p>117</text:p>
          </table:table-cell>
          <table:table-cell table:style-name="ce16" table:formula="of:=IF([.A134]=&quot;&quot;;&quot;&quot;;IF(OR(periods_per_year=26;periods_per_year=52);IF(periods_per_year=26;IF([.A134]=1;fpdate;[.B133]+14);IF(periods_per_year=52;IF([.A134]=1;fpdate;[.B133]+7);&quot;n/a&quot;));IF(periods_per_year=24;DATE(YEAR(fpdate);MONTH(fpdate)+([.A134]-1)/2+IF(AND(DAY(fpdate)&gt;=15;MOD([.A134];2)=0);1;0);IF(MOD([.A134];2)=0;IF(DAY(fpdate)&gt;=15;DAY(fpdate)-14;DAY(fpdate)+14);DAY(fpdate)));IF(DAY(DATE(YEAR(fpdate);MONTH(fpdate)+([.A134]-1)*months_per_period;DAY(fpdate)))&lt;&gt;DAY(fpdate);DATE(YEAR(fpdate);MONTH(fpdate)+([.A134]-1)*months_per_period+1;0);DATE(YEAR(fpdate);MONTH(fpdate)+([.A134]-1)*months_per_period;DAY(fpdate))))))" office:value-type="float" office:value="46631" calcext:value-type="float">
            <text:p>46631</text:p>
          </table:table-cell>
          <table:table-cell table:style-name="ce21" table:formula="of:=IF([.A134]=&quot;&quot;;&quot;&quot;;IF(roundOpt;IF(OR([.A134]=nper;payment&gt;ROUND((1+rate)*[.H133];2));ROUND((1+rate)*[.H133];2);payment);IF(OR([.A134]=nper;payment&gt;(1+rate)*[.H133]);(1+rate)*[.H133];payment)))" office:value-type="float" office:value="858.91" calcext:value-type="float">
            <text:p>858.91</text:p>
          </table:table-cell>
          <table:table-cell table:style-name="ce30"/>
          <table:table-cell table:style-name="ce21"/>
          <table:table-cell table:style-name="ce21" table:formula="of:=IF([.A134]=&quot;&quot;;&quot;&quot;;IF(AND([.A134]=1;pmtType=1);0;IF(roundOpt;ROUND(rate*[.H133];2);rate*[.H133])))" office:value-type="float" office:value="547.51" calcext:value-type="float">
            <text:p>547.51</text:p>
          </table:table-cell>
          <table:table-cell table:style-name="ce21" table:formula="of:=IF([.A134]=&quot;&quot;;&quot;&quot;;[.C134]-[.F134]+[.D134])" office:value-type="float" office:value="311.4" calcext:value-type="float">
            <text:p>311.40</text:p>
          </table:table-cell>
          <table:table-cell table:style-name="ce21" table:formula="of:=IF([.A134]=&quot;&quot;;&quot;&quot;;[.H133]-[.G134])" office:value-type="float" office:value="131089.97" calcext:value-type="float">
            <text:p>131,089.97</text:p>
          </table:table-cell>
          <table:table-cell table:number-columns-repeated="248"/>
        </table:table-row>
        <table:table-row table:style-name="ro3">
          <table:table-cell table:style-name="ce10" table:formula="of:=IF([.H134]=&quot;&quot;;&quot;&quot;;IF(roundOpt;IF(OR([.A134]&gt;=nper;ROUND([.H134];2)&lt;=0);&quot;&quot;;[.A134]+1);IF(OR([.A134]&gt;=nper;[.H134]&lt;=0);&quot;&quot;;[.A134]+1)))" office:value-type="float" office:value="118" calcext:value-type="float">
            <text:p>118</text:p>
          </table:table-cell>
          <table:table-cell table:style-name="ce16" table:formula="of:=IF([.A135]=&quot;&quot;;&quot;&quot;;IF(OR(periods_per_year=26;periods_per_year=52);IF(periods_per_year=26;IF([.A135]=1;fpdate;[.B134]+14);IF(periods_per_year=52;IF([.A135]=1;fpdate;[.B134]+7);&quot;n/a&quot;));IF(periods_per_year=24;DATE(YEAR(fpdate);MONTH(fpdate)+([.A135]-1)/2+IF(AND(DAY(fpdate)&gt;=15;MOD([.A135];2)=0);1;0);IF(MOD([.A135];2)=0;IF(DAY(fpdate)&gt;=15;DAY(fpdate)-14;DAY(fpdate)+14);DAY(fpdate)));IF(DAY(DATE(YEAR(fpdate);MONTH(fpdate)+([.A135]-1)*months_per_period;DAY(fpdate)))&lt;&gt;DAY(fpdate);DATE(YEAR(fpdate);MONTH(fpdate)+([.A135]-1)*months_per_period+1;0);DATE(YEAR(fpdate);MONTH(fpdate)+([.A135]-1)*months_per_period;DAY(fpdate))))))" office:value-type="float" office:value="46661" calcext:value-type="float">
            <text:p>46661</text:p>
          </table:table-cell>
          <table:table-cell table:style-name="ce21" table:formula="of:=IF([.A135]=&quot;&quot;;&quot;&quot;;IF(roundOpt;IF(OR([.A135]=nper;payment&gt;ROUND((1+rate)*[.H134];2));ROUND((1+rate)*[.H134];2);payment);IF(OR([.A135]=nper;payment&gt;(1+rate)*[.H134]);(1+rate)*[.H134];payment)))" office:value-type="float" office:value="858.91" calcext:value-type="float">
            <text:p>858.91</text:p>
          </table:table-cell>
          <table:table-cell table:style-name="ce30"/>
          <table:table-cell table:style-name="ce21"/>
          <table:table-cell table:style-name="ce21" table:formula="of:=IF([.A135]=&quot;&quot;;&quot;&quot;;IF(AND([.A135]=1;pmtType=1);0;IF(roundOpt;ROUND(rate*[.H134];2);rate*[.H134])))" office:value-type="float" office:value="546.21" calcext:value-type="float">
            <text:p>546.21</text:p>
          </table:table-cell>
          <table:table-cell table:style-name="ce21" table:formula="of:=IF([.A135]=&quot;&quot;;&quot;&quot;;[.C135]-[.F135]+[.D135])" office:value-type="float" office:value="312.7" calcext:value-type="float">
            <text:p>312.70</text:p>
          </table:table-cell>
          <table:table-cell table:style-name="ce21" table:formula="of:=IF([.A135]=&quot;&quot;;&quot;&quot;;[.H134]-[.G135])" office:value-type="float" office:value="130777.27" calcext:value-type="float">
            <text:p>130,777.27</text:p>
          </table:table-cell>
          <table:table-cell table:number-columns-repeated="248"/>
        </table:table-row>
        <table:table-row table:style-name="ro3">
          <table:table-cell table:style-name="ce10" table:formula="of:=IF([.H135]=&quot;&quot;;&quot;&quot;;IF(roundOpt;IF(OR([.A135]&gt;=nper;ROUND([.H135];2)&lt;=0);&quot;&quot;;[.A135]+1);IF(OR([.A135]&gt;=nper;[.H135]&lt;=0);&quot;&quot;;[.A135]+1)))" office:value-type="float" office:value="119" calcext:value-type="float">
            <text:p>119</text:p>
          </table:table-cell>
          <table:table-cell table:style-name="ce16" table:formula="of:=IF([.A136]=&quot;&quot;;&quot;&quot;;IF(OR(periods_per_year=26;periods_per_year=52);IF(periods_per_year=26;IF([.A136]=1;fpdate;[.B135]+14);IF(periods_per_year=52;IF([.A136]=1;fpdate;[.B135]+7);&quot;n/a&quot;));IF(periods_per_year=24;DATE(YEAR(fpdate);MONTH(fpdate)+([.A136]-1)/2+IF(AND(DAY(fpdate)&gt;=15;MOD([.A136];2)=0);1;0);IF(MOD([.A136];2)=0;IF(DAY(fpdate)&gt;=15;DAY(fpdate)-14;DAY(fpdate)+14);DAY(fpdate)));IF(DAY(DATE(YEAR(fpdate);MONTH(fpdate)+([.A136]-1)*months_per_period;DAY(fpdate)))&lt;&gt;DAY(fpdate);DATE(YEAR(fpdate);MONTH(fpdate)+([.A136]-1)*months_per_period+1;0);DATE(YEAR(fpdate);MONTH(fpdate)+([.A136]-1)*months_per_period;DAY(fpdate))))))" office:value-type="float" office:value="46692" calcext:value-type="float">
            <text:p>46692</text:p>
          </table:table-cell>
          <table:table-cell table:style-name="ce21" table:formula="of:=IF([.A136]=&quot;&quot;;&quot;&quot;;IF(roundOpt;IF(OR([.A136]=nper;payment&gt;ROUND((1+rate)*[.H135];2));ROUND((1+rate)*[.H135];2);payment);IF(OR([.A136]=nper;payment&gt;(1+rate)*[.H135]);(1+rate)*[.H135];payment)))" office:value-type="float" office:value="858.91" calcext:value-type="float">
            <text:p>858.91</text:p>
          </table:table-cell>
          <table:table-cell table:style-name="ce30"/>
          <table:table-cell table:style-name="ce21"/>
          <table:table-cell table:style-name="ce21" table:formula="of:=IF([.A136]=&quot;&quot;;&quot;&quot;;IF(AND([.A136]=1;pmtType=1);0;IF(roundOpt;ROUND(rate*[.H135];2);rate*[.H135])))" office:value-type="float" office:value="544.91" calcext:value-type="float">
            <text:p>544.91</text:p>
          </table:table-cell>
          <table:table-cell table:style-name="ce21" table:formula="of:=IF([.A136]=&quot;&quot;;&quot;&quot;;[.C136]-[.F136]+[.D136])" office:value-type="float" office:value="314" calcext:value-type="float">
            <text:p>314.00</text:p>
          </table:table-cell>
          <table:table-cell table:style-name="ce21" table:formula="of:=IF([.A136]=&quot;&quot;;&quot;&quot;;[.H135]-[.G136])" office:value-type="float" office:value="130463.27" calcext:value-type="float">
            <text:p>130,463.27</text:p>
          </table:table-cell>
          <table:table-cell table:number-columns-repeated="248"/>
        </table:table-row>
        <table:table-row table:style-name="ro3">
          <table:table-cell table:style-name="ce10" table:formula="of:=IF([.H136]=&quot;&quot;;&quot;&quot;;IF(roundOpt;IF(OR([.A136]&gt;=nper;ROUND([.H136];2)&lt;=0);&quot;&quot;;[.A136]+1);IF(OR([.A136]&gt;=nper;[.H136]&lt;=0);&quot;&quot;;[.A136]+1)))" office:value-type="float" office:value="120" calcext:value-type="float">
            <text:p>120</text:p>
          </table:table-cell>
          <table:table-cell table:style-name="ce16" table:formula="of:=IF([.A137]=&quot;&quot;;&quot;&quot;;IF(OR(periods_per_year=26;periods_per_year=52);IF(periods_per_year=26;IF([.A137]=1;fpdate;[.B136]+14);IF(periods_per_year=52;IF([.A137]=1;fpdate;[.B136]+7);&quot;n/a&quot;));IF(periods_per_year=24;DATE(YEAR(fpdate);MONTH(fpdate)+([.A137]-1)/2+IF(AND(DAY(fpdate)&gt;=15;MOD([.A137];2)=0);1;0);IF(MOD([.A137];2)=0;IF(DAY(fpdate)&gt;=15;DAY(fpdate)-14;DAY(fpdate)+14);DAY(fpdate)));IF(DAY(DATE(YEAR(fpdate);MONTH(fpdate)+([.A137]-1)*months_per_period;DAY(fpdate)))&lt;&gt;DAY(fpdate);DATE(YEAR(fpdate);MONTH(fpdate)+([.A137]-1)*months_per_period+1;0);DATE(YEAR(fpdate);MONTH(fpdate)+([.A137]-1)*months_per_period;DAY(fpdate))))))" office:value-type="float" office:value="46722" calcext:value-type="float">
            <text:p>46722</text:p>
          </table:table-cell>
          <table:table-cell table:style-name="ce21" table:formula="of:=IF([.A137]=&quot;&quot;;&quot;&quot;;IF(roundOpt;IF(OR([.A137]=nper;payment&gt;ROUND((1+rate)*[.H136];2));ROUND((1+rate)*[.H136];2);payment);IF(OR([.A137]=nper;payment&gt;(1+rate)*[.H136]);(1+rate)*[.H136];payment)))" office:value-type="float" office:value="858.91" calcext:value-type="float">
            <text:p>858.91</text:p>
          </table:table-cell>
          <table:table-cell table:style-name="ce30"/>
          <table:table-cell table:style-name="ce21"/>
          <table:table-cell table:style-name="ce21" table:formula="of:=IF([.A137]=&quot;&quot;;&quot;&quot;;IF(AND([.A137]=1;pmtType=1);0;IF(roundOpt;ROUND(rate*[.H136];2);rate*[.H136])))" office:value-type="float" office:value="543.6" calcext:value-type="float">
            <text:p>543.60</text:p>
          </table:table-cell>
          <table:table-cell table:style-name="ce21" table:formula="of:=IF([.A137]=&quot;&quot;;&quot;&quot;;[.C137]-[.F137]+[.D137])" office:value-type="float" office:value="315.31" calcext:value-type="float">
            <text:p>315.31</text:p>
          </table:table-cell>
          <table:table-cell table:style-name="ce21" table:formula="of:=IF([.A137]=&quot;&quot;;&quot;&quot;;[.H136]-[.G137])" office:value-type="float" office:value="130147.96" calcext:value-type="float">
            <text:p>130,147.96</text:p>
          </table:table-cell>
          <table:table-cell table:number-columns-repeated="248"/>
        </table:table-row>
        <table:table-row table:style-name="ro3">
          <table:table-cell table:style-name="ce10" table:formula="of:=IF([.H137]=&quot;&quot;;&quot;&quot;;IF(roundOpt;IF(OR([.A137]&gt;=nper;ROUND([.H137];2)&lt;=0);&quot;&quot;;[.A137]+1);IF(OR([.A137]&gt;=nper;[.H137]&lt;=0);&quot;&quot;;[.A137]+1)))" office:value-type="float" office:value="121" calcext:value-type="float">
            <text:p>121</text:p>
          </table:table-cell>
          <table:table-cell table:style-name="ce16" table:formula="of:=IF([.A138]=&quot;&quot;;&quot;&quot;;IF(OR(periods_per_year=26;periods_per_year=52);IF(periods_per_year=26;IF([.A138]=1;fpdate;[.B137]+14);IF(periods_per_year=52;IF([.A138]=1;fpdate;[.B137]+7);&quot;n/a&quot;));IF(periods_per_year=24;DATE(YEAR(fpdate);MONTH(fpdate)+([.A138]-1)/2+IF(AND(DAY(fpdate)&gt;=15;MOD([.A138];2)=0);1;0);IF(MOD([.A138];2)=0;IF(DAY(fpdate)&gt;=15;DAY(fpdate)-14;DAY(fpdate)+14);DAY(fpdate)));IF(DAY(DATE(YEAR(fpdate);MONTH(fpdate)+([.A138]-1)*months_per_period;DAY(fpdate)))&lt;&gt;DAY(fpdate);DATE(YEAR(fpdate);MONTH(fpdate)+([.A138]-1)*months_per_period+1;0);DATE(YEAR(fpdate);MONTH(fpdate)+([.A138]-1)*months_per_period;DAY(fpdate))))))" office:value-type="float" office:value="46753" calcext:value-type="float">
            <text:p>46753</text:p>
          </table:table-cell>
          <table:table-cell table:style-name="ce21" table:formula="of:=IF([.A138]=&quot;&quot;;&quot;&quot;;IF(roundOpt;IF(OR([.A138]=nper;payment&gt;ROUND((1+rate)*[.H137];2));ROUND((1+rate)*[.H137];2);payment);IF(OR([.A138]=nper;payment&gt;(1+rate)*[.H137]);(1+rate)*[.H137];payment)))" office:value-type="float" office:value="858.91" calcext:value-type="float">
            <text:p>858.91</text:p>
          </table:table-cell>
          <table:table-cell table:style-name="ce30"/>
          <table:table-cell table:style-name="ce21"/>
          <table:table-cell table:style-name="ce21" table:formula="of:=IF([.A138]=&quot;&quot;;&quot;&quot;;IF(AND([.A138]=1;pmtType=1);0;IF(roundOpt;ROUND(rate*[.H137];2);rate*[.H137])))" office:value-type="float" office:value="542.28" calcext:value-type="float">
            <text:p>542.28</text:p>
          </table:table-cell>
          <table:table-cell table:style-name="ce21" table:formula="of:=IF([.A138]=&quot;&quot;;&quot;&quot;;[.C138]-[.F138]+[.D138])" office:value-type="float" office:value="316.63" calcext:value-type="float">
            <text:p>316.63</text:p>
          </table:table-cell>
          <table:table-cell table:style-name="ce21" table:formula="of:=IF([.A138]=&quot;&quot;;&quot;&quot;;[.H137]-[.G138])" office:value-type="float" office:value="129831.33" calcext:value-type="float">
            <text:p>129,831.33</text:p>
          </table:table-cell>
          <table:table-cell table:number-columns-repeated="248"/>
        </table:table-row>
        <table:table-row table:style-name="ro3">
          <table:table-cell table:style-name="ce10" table:formula="of:=IF([.H138]=&quot;&quot;;&quot;&quot;;IF(roundOpt;IF(OR([.A138]&gt;=nper;ROUND([.H138];2)&lt;=0);&quot;&quot;;[.A138]+1);IF(OR([.A138]&gt;=nper;[.H138]&lt;=0);&quot;&quot;;[.A138]+1)))" office:value-type="float" office:value="122" calcext:value-type="float">
            <text:p>122</text:p>
          </table:table-cell>
          <table:table-cell table:style-name="ce16" table:formula="of:=IF([.A139]=&quot;&quot;;&quot;&quot;;IF(OR(periods_per_year=26;periods_per_year=52);IF(periods_per_year=26;IF([.A139]=1;fpdate;[.B138]+14);IF(periods_per_year=52;IF([.A139]=1;fpdate;[.B138]+7);&quot;n/a&quot;));IF(periods_per_year=24;DATE(YEAR(fpdate);MONTH(fpdate)+([.A139]-1)/2+IF(AND(DAY(fpdate)&gt;=15;MOD([.A139];2)=0);1;0);IF(MOD([.A139];2)=0;IF(DAY(fpdate)&gt;=15;DAY(fpdate)-14;DAY(fpdate)+14);DAY(fpdate)));IF(DAY(DATE(YEAR(fpdate);MONTH(fpdate)+([.A139]-1)*months_per_period;DAY(fpdate)))&lt;&gt;DAY(fpdate);DATE(YEAR(fpdate);MONTH(fpdate)+([.A139]-1)*months_per_period+1;0);DATE(YEAR(fpdate);MONTH(fpdate)+([.A139]-1)*months_per_period;DAY(fpdate))))))" office:value-type="float" office:value="46784" calcext:value-type="float">
            <text:p>46784</text:p>
          </table:table-cell>
          <table:table-cell table:style-name="ce21" table:formula="of:=IF([.A139]=&quot;&quot;;&quot;&quot;;IF(roundOpt;IF(OR([.A139]=nper;payment&gt;ROUND((1+rate)*[.H138];2));ROUND((1+rate)*[.H138];2);payment);IF(OR([.A139]=nper;payment&gt;(1+rate)*[.H138]);(1+rate)*[.H138];payment)))" office:value-type="float" office:value="858.91" calcext:value-type="float">
            <text:p>858.91</text:p>
          </table:table-cell>
          <table:table-cell table:style-name="ce30"/>
          <table:table-cell table:style-name="ce21"/>
          <table:table-cell table:style-name="ce21" table:formula="of:=IF([.A139]=&quot;&quot;;&quot;&quot;;IF(AND([.A139]=1;pmtType=1);0;IF(roundOpt;ROUND(rate*[.H138];2);rate*[.H138])))" office:value-type="float" office:value="540.96" calcext:value-type="float">
            <text:p>540.96</text:p>
          </table:table-cell>
          <table:table-cell table:style-name="ce21" table:formula="of:=IF([.A139]=&quot;&quot;;&quot;&quot;;[.C139]-[.F139]+[.D139])" office:value-type="float" office:value="317.95" calcext:value-type="float">
            <text:p>317.95</text:p>
          </table:table-cell>
          <table:table-cell table:style-name="ce21" table:formula="of:=IF([.A139]=&quot;&quot;;&quot;&quot;;[.H138]-[.G139])" office:value-type="float" office:value="129513.38" calcext:value-type="float">
            <text:p>129,513.38</text:p>
          </table:table-cell>
          <table:table-cell table:number-columns-repeated="248"/>
        </table:table-row>
        <table:table-row table:style-name="ro3">
          <table:table-cell table:style-name="ce10" table:formula="of:=IF([.H139]=&quot;&quot;;&quot;&quot;;IF(roundOpt;IF(OR([.A139]&gt;=nper;ROUND([.H139];2)&lt;=0);&quot;&quot;;[.A139]+1);IF(OR([.A139]&gt;=nper;[.H139]&lt;=0);&quot;&quot;;[.A139]+1)))" office:value-type="float" office:value="123" calcext:value-type="float">
            <text:p>123</text:p>
          </table:table-cell>
          <table:table-cell table:style-name="ce16" table:formula="of:=IF([.A140]=&quot;&quot;;&quot;&quot;;IF(OR(periods_per_year=26;periods_per_year=52);IF(periods_per_year=26;IF([.A140]=1;fpdate;[.B139]+14);IF(periods_per_year=52;IF([.A140]=1;fpdate;[.B139]+7);&quot;n/a&quot;));IF(periods_per_year=24;DATE(YEAR(fpdate);MONTH(fpdate)+([.A140]-1)/2+IF(AND(DAY(fpdate)&gt;=15;MOD([.A140];2)=0);1;0);IF(MOD([.A140];2)=0;IF(DAY(fpdate)&gt;=15;DAY(fpdate)-14;DAY(fpdate)+14);DAY(fpdate)));IF(DAY(DATE(YEAR(fpdate);MONTH(fpdate)+([.A140]-1)*months_per_period;DAY(fpdate)))&lt;&gt;DAY(fpdate);DATE(YEAR(fpdate);MONTH(fpdate)+([.A140]-1)*months_per_period+1;0);DATE(YEAR(fpdate);MONTH(fpdate)+([.A140]-1)*months_per_period;DAY(fpdate))))))" office:value-type="float" office:value="46813" calcext:value-type="float">
            <text:p>46813</text:p>
          </table:table-cell>
          <table:table-cell table:style-name="ce21" table:formula="of:=IF([.A140]=&quot;&quot;;&quot;&quot;;IF(roundOpt;IF(OR([.A140]=nper;payment&gt;ROUND((1+rate)*[.H139];2));ROUND((1+rate)*[.H139];2);payment);IF(OR([.A140]=nper;payment&gt;(1+rate)*[.H139]);(1+rate)*[.H139];payment)))" office:value-type="float" office:value="858.91" calcext:value-type="float">
            <text:p>858.91</text:p>
          </table:table-cell>
          <table:table-cell table:style-name="ce30"/>
          <table:table-cell table:style-name="ce21"/>
          <table:table-cell table:style-name="ce21" table:formula="of:=IF([.A140]=&quot;&quot;;&quot;&quot;;IF(AND([.A140]=1;pmtType=1);0;IF(roundOpt;ROUND(rate*[.H139];2);rate*[.H139])))" office:value-type="float" office:value="539.64" calcext:value-type="float">
            <text:p>539.64</text:p>
          </table:table-cell>
          <table:table-cell table:style-name="ce21" table:formula="of:=IF([.A140]=&quot;&quot;;&quot;&quot;;[.C140]-[.F140]+[.D140])" office:value-type="float" office:value="319.27" calcext:value-type="float">
            <text:p>319.27</text:p>
          </table:table-cell>
          <table:table-cell table:style-name="ce21" table:formula="of:=IF([.A140]=&quot;&quot;;&quot;&quot;;[.H139]-[.G140])" office:value-type="float" office:value="129194.11" calcext:value-type="float">
            <text:p>129,194.11</text:p>
          </table:table-cell>
          <table:table-cell table:number-columns-repeated="248"/>
        </table:table-row>
        <table:table-row table:style-name="ro3">
          <table:table-cell table:style-name="ce10" table:formula="of:=IF([.H140]=&quot;&quot;;&quot;&quot;;IF(roundOpt;IF(OR([.A140]&gt;=nper;ROUND([.H140];2)&lt;=0);&quot;&quot;;[.A140]+1);IF(OR([.A140]&gt;=nper;[.H140]&lt;=0);&quot;&quot;;[.A140]+1)))" office:value-type="float" office:value="124" calcext:value-type="float">
            <text:p>124</text:p>
          </table:table-cell>
          <table:table-cell table:style-name="ce16" table:formula="of:=IF([.A141]=&quot;&quot;;&quot;&quot;;IF(OR(periods_per_year=26;periods_per_year=52);IF(periods_per_year=26;IF([.A141]=1;fpdate;[.B140]+14);IF(periods_per_year=52;IF([.A141]=1;fpdate;[.B140]+7);&quot;n/a&quot;));IF(periods_per_year=24;DATE(YEAR(fpdate);MONTH(fpdate)+([.A141]-1)/2+IF(AND(DAY(fpdate)&gt;=15;MOD([.A141];2)=0);1;0);IF(MOD([.A141];2)=0;IF(DAY(fpdate)&gt;=15;DAY(fpdate)-14;DAY(fpdate)+14);DAY(fpdate)));IF(DAY(DATE(YEAR(fpdate);MONTH(fpdate)+([.A141]-1)*months_per_period;DAY(fpdate)))&lt;&gt;DAY(fpdate);DATE(YEAR(fpdate);MONTH(fpdate)+([.A141]-1)*months_per_period+1;0);DATE(YEAR(fpdate);MONTH(fpdate)+([.A141]-1)*months_per_period;DAY(fpdate))))))" office:value-type="float" office:value="46844" calcext:value-type="float">
            <text:p>46844</text:p>
          </table:table-cell>
          <table:table-cell table:style-name="ce21" table:formula="of:=IF([.A141]=&quot;&quot;;&quot;&quot;;IF(roundOpt;IF(OR([.A141]=nper;payment&gt;ROUND((1+rate)*[.H140];2));ROUND((1+rate)*[.H140];2);payment);IF(OR([.A141]=nper;payment&gt;(1+rate)*[.H140]);(1+rate)*[.H140];payment)))" office:value-type="float" office:value="858.91" calcext:value-type="float">
            <text:p>858.91</text:p>
          </table:table-cell>
          <table:table-cell table:style-name="ce30"/>
          <table:table-cell table:style-name="ce21"/>
          <table:table-cell table:style-name="ce21" table:formula="of:=IF([.A141]=&quot;&quot;;&quot;&quot;;IF(AND([.A141]=1;pmtType=1);0;IF(roundOpt;ROUND(rate*[.H140];2);rate*[.H140])))" office:value-type="float" office:value="538.31" calcext:value-type="float">
            <text:p>538.31</text:p>
          </table:table-cell>
          <table:table-cell table:style-name="ce21" table:formula="of:=IF([.A141]=&quot;&quot;;&quot;&quot;;[.C141]-[.F141]+[.D141])" office:value-type="float" office:value="320.6" calcext:value-type="float">
            <text:p>320.60</text:p>
          </table:table-cell>
          <table:table-cell table:style-name="ce21" table:formula="of:=IF([.A141]=&quot;&quot;;&quot;&quot;;[.H140]-[.G141])" office:value-type="float" office:value="128873.51" calcext:value-type="float">
            <text:p>128,873.51</text:p>
          </table:table-cell>
          <table:table-cell table:number-columns-repeated="248"/>
        </table:table-row>
        <table:table-row table:style-name="ro3">
          <table:table-cell table:style-name="ce10" table:formula="of:=IF([.H141]=&quot;&quot;;&quot;&quot;;IF(roundOpt;IF(OR([.A141]&gt;=nper;ROUND([.H141];2)&lt;=0);&quot;&quot;;[.A141]+1);IF(OR([.A141]&gt;=nper;[.H141]&lt;=0);&quot;&quot;;[.A141]+1)))" office:value-type="float" office:value="125" calcext:value-type="float">
            <text:p>125</text:p>
          </table:table-cell>
          <table:table-cell table:style-name="ce16" table:formula="of:=IF([.A142]=&quot;&quot;;&quot;&quot;;IF(OR(periods_per_year=26;periods_per_year=52);IF(periods_per_year=26;IF([.A142]=1;fpdate;[.B141]+14);IF(periods_per_year=52;IF([.A142]=1;fpdate;[.B141]+7);&quot;n/a&quot;));IF(periods_per_year=24;DATE(YEAR(fpdate);MONTH(fpdate)+([.A142]-1)/2+IF(AND(DAY(fpdate)&gt;=15;MOD([.A142];2)=0);1;0);IF(MOD([.A142];2)=0;IF(DAY(fpdate)&gt;=15;DAY(fpdate)-14;DAY(fpdate)+14);DAY(fpdate)));IF(DAY(DATE(YEAR(fpdate);MONTH(fpdate)+([.A142]-1)*months_per_period;DAY(fpdate)))&lt;&gt;DAY(fpdate);DATE(YEAR(fpdate);MONTH(fpdate)+([.A142]-1)*months_per_period+1;0);DATE(YEAR(fpdate);MONTH(fpdate)+([.A142]-1)*months_per_period;DAY(fpdate))))))" office:value-type="float" office:value="46874" calcext:value-type="float">
            <text:p>46874</text:p>
          </table:table-cell>
          <table:table-cell table:style-name="ce21" table:formula="of:=IF([.A142]=&quot;&quot;;&quot;&quot;;IF(roundOpt;IF(OR([.A142]=nper;payment&gt;ROUND((1+rate)*[.H141];2));ROUND((1+rate)*[.H141];2);payment);IF(OR([.A142]=nper;payment&gt;(1+rate)*[.H141]);(1+rate)*[.H141];payment)))" office:value-type="float" office:value="858.91" calcext:value-type="float">
            <text:p>858.91</text:p>
          </table:table-cell>
          <table:table-cell table:style-name="ce30"/>
          <table:table-cell table:style-name="ce21"/>
          <table:table-cell table:style-name="ce21" table:formula="of:=IF([.A142]=&quot;&quot;;&quot;&quot;;IF(AND([.A142]=1;pmtType=1);0;IF(roundOpt;ROUND(rate*[.H141];2);rate*[.H141])))" office:value-type="float" office:value="536.97" calcext:value-type="float">
            <text:p>536.97</text:p>
          </table:table-cell>
          <table:table-cell table:style-name="ce21" table:formula="of:=IF([.A142]=&quot;&quot;;&quot;&quot;;[.C142]-[.F142]+[.D142])" office:value-type="float" office:value="321.94" calcext:value-type="float">
            <text:p>321.94</text:p>
          </table:table-cell>
          <table:table-cell table:style-name="ce21" table:formula="of:=IF([.A142]=&quot;&quot;;&quot;&quot;;[.H141]-[.G142])" office:value-type="float" office:value="128551.57" calcext:value-type="float">
            <text:p>128,551.57</text:p>
          </table:table-cell>
          <table:table-cell table:number-columns-repeated="248"/>
        </table:table-row>
        <table:table-row table:style-name="ro3">
          <table:table-cell table:style-name="ce10" table:formula="of:=IF([.H142]=&quot;&quot;;&quot;&quot;;IF(roundOpt;IF(OR([.A142]&gt;=nper;ROUND([.H142];2)&lt;=0);&quot;&quot;;[.A142]+1);IF(OR([.A142]&gt;=nper;[.H142]&lt;=0);&quot;&quot;;[.A142]+1)))" office:value-type="float" office:value="126" calcext:value-type="float">
            <text:p>126</text:p>
          </table:table-cell>
          <table:table-cell table:style-name="ce16" table:formula="of:=IF([.A143]=&quot;&quot;;&quot;&quot;;IF(OR(periods_per_year=26;periods_per_year=52);IF(periods_per_year=26;IF([.A143]=1;fpdate;[.B142]+14);IF(periods_per_year=52;IF([.A143]=1;fpdate;[.B142]+7);&quot;n/a&quot;));IF(periods_per_year=24;DATE(YEAR(fpdate);MONTH(fpdate)+([.A143]-1)/2+IF(AND(DAY(fpdate)&gt;=15;MOD([.A143];2)=0);1;0);IF(MOD([.A143];2)=0;IF(DAY(fpdate)&gt;=15;DAY(fpdate)-14;DAY(fpdate)+14);DAY(fpdate)));IF(DAY(DATE(YEAR(fpdate);MONTH(fpdate)+([.A143]-1)*months_per_period;DAY(fpdate)))&lt;&gt;DAY(fpdate);DATE(YEAR(fpdate);MONTH(fpdate)+([.A143]-1)*months_per_period+1;0);DATE(YEAR(fpdate);MONTH(fpdate)+([.A143]-1)*months_per_period;DAY(fpdate))))))" office:value-type="float" office:value="46905" calcext:value-type="float">
            <text:p>46905</text:p>
          </table:table-cell>
          <table:table-cell table:style-name="ce21" table:formula="of:=IF([.A143]=&quot;&quot;;&quot;&quot;;IF(roundOpt;IF(OR([.A143]=nper;payment&gt;ROUND((1+rate)*[.H142];2));ROUND((1+rate)*[.H142];2);payment);IF(OR([.A143]=nper;payment&gt;(1+rate)*[.H142]);(1+rate)*[.H142];payment)))" office:value-type="float" office:value="858.91" calcext:value-type="float">
            <text:p>858.91</text:p>
          </table:table-cell>
          <table:table-cell table:style-name="ce30"/>
          <table:table-cell table:style-name="ce21"/>
          <table:table-cell table:style-name="ce21" table:formula="of:=IF([.A143]=&quot;&quot;;&quot;&quot;;IF(AND([.A143]=1;pmtType=1);0;IF(roundOpt;ROUND(rate*[.H142];2);rate*[.H142])))" office:value-type="float" office:value="535.63" calcext:value-type="float">
            <text:p>535.63</text:p>
          </table:table-cell>
          <table:table-cell table:style-name="ce21" table:formula="of:=IF([.A143]=&quot;&quot;;&quot;&quot;;[.C143]-[.F143]+[.D143])" office:value-type="float" office:value="323.28" calcext:value-type="float">
            <text:p>323.28</text:p>
          </table:table-cell>
          <table:table-cell table:style-name="ce21" table:formula="of:=IF([.A143]=&quot;&quot;;&quot;&quot;;[.H142]-[.G143])" office:value-type="float" office:value="128228.29" calcext:value-type="float">
            <text:p>128,228.29</text:p>
          </table:table-cell>
          <table:table-cell table:number-columns-repeated="248"/>
        </table:table-row>
        <table:table-row table:style-name="ro3">
          <table:table-cell table:style-name="ce10" table:formula="of:=IF([.H143]=&quot;&quot;;&quot;&quot;;IF(roundOpt;IF(OR([.A143]&gt;=nper;ROUND([.H143];2)&lt;=0);&quot;&quot;;[.A143]+1);IF(OR([.A143]&gt;=nper;[.H143]&lt;=0);&quot;&quot;;[.A143]+1)))" office:value-type="float" office:value="127" calcext:value-type="float">
            <text:p>127</text:p>
          </table:table-cell>
          <table:table-cell table:style-name="ce16" table:formula="of:=IF([.A144]=&quot;&quot;;&quot;&quot;;IF(OR(periods_per_year=26;periods_per_year=52);IF(periods_per_year=26;IF([.A144]=1;fpdate;[.B143]+14);IF(periods_per_year=52;IF([.A144]=1;fpdate;[.B143]+7);&quot;n/a&quot;));IF(periods_per_year=24;DATE(YEAR(fpdate);MONTH(fpdate)+([.A144]-1)/2+IF(AND(DAY(fpdate)&gt;=15;MOD([.A144];2)=0);1;0);IF(MOD([.A144];2)=0;IF(DAY(fpdate)&gt;=15;DAY(fpdate)-14;DAY(fpdate)+14);DAY(fpdate)));IF(DAY(DATE(YEAR(fpdate);MONTH(fpdate)+([.A144]-1)*months_per_period;DAY(fpdate)))&lt;&gt;DAY(fpdate);DATE(YEAR(fpdate);MONTH(fpdate)+([.A144]-1)*months_per_period+1;0);DATE(YEAR(fpdate);MONTH(fpdate)+([.A144]-1)*months_per_period;DAY(fpdate))))))" office:value-type="float" office:value="46935" calcext:value-type="float">
            <text:p>46935</text:p>
          </table:table-cell>
          <table:table-cell table:style-name="ce21" table:formula="of:=IF([.A144]=&quot;&quot;;&quot;&quot;;IF(roundOpt;IF(OR([.A144]=nper;payment&gt;ROUND((1+rate)*[.H143];2));ROUND((1+rate)*[.H143];2);payment);IF(OR([.A144]=nper;payment&gt;(1+rate)*[.H143]);(1+rate)*[.H143];payment)))" office:value-type="float" office:value="858.91" calcext:value-type="float">
            <text:p>858.91</text:p>
          </table:table-cell>
          <table:table-cell table:style-name="ce30"/>
          <table:table-cell table:style-name="ce21"/>
          <table:table-cell table:style-name="ce21" table:formula="of:=IF([.A144]=&quot;&quot;;&quot;&quot;;IF(AND([.A144]=1;pmtType=1);0;IF(roundOpt;ROUND(rate*[.H143];2);rate*[.H143])))" office:value-type="float" office:value="534.28" calcext:value-type="float">
            <text:p>534.28</text:p>
          </table:table-cell>
          <table:table-cell table:style-name="ce21" table:formula="of:=IF([.A144]=&quot;&quot;;&quot;&quot;;[.C144]-[.F144]+[.D144])" office:value-type="float" office:value="324.63" calcext:value-type="float">
            <text:p>324.63</text:p>
          </table:table-cell>
          <table:table-cell table:style-name="ce21" table:formula="of:=IF([.A144]=&quot;&quot;;&quot;&quot;;[.H143]-[.G144])" office:value-type="float" office:value="127903.66" calcext:value-type="float">
            <text:p>127,903.66</text:p>
          </table:table-cell>
          <table:table-cell table:number-columns-repeated="248"/>
        </table:table-row>
        <table:table-row table:style-name="ro3">
          <table:table-cell table:style-name="ce10" table:formula="of:=IF([.H144]=&quot;&quot;;&quot;&quot;;IF(roundOpt;IF(OR([.A144]&gt;=nper;ROUND([.H144];2)&lt;=0);&quot;&quot;;[.A144]+1);IF(OR([.A144]&gt;=nper;[.H144]&lt;=0);&quot;&quot;;[.A144]+1)))" office:value-type="float" office:value="128" calcext:value-type="float">
            <text:p>128</text:p>
          </table:table-cell>
          <table:table-cell table:style-name="ce16" table:formula="of:=IF([.A145]=&quot;&quot;;&quot;&quot;;IF(OR(periods_per_year=26;periods_per_year=52);IF(periods_per_year=26;IF([.A145]=1;fpdate;[.B144]+14);IF(periods_per_year=52;IF([.A145]=1;fpdate;[.B144]+7);&quot;n/a&quot;));IF(periods_per_year=24;DATE(YEAR(fpdate);MONTH(fpdate)+([.A145]-1)/2+IF(AND(DAY(fpdate)&gt;=15;MOD([.A145];2)=0);1;0);IF(MOD([.A145];2)=0;IF(DAY(fpdate)&gt;=15;DAY(fpdate)-14;DAY(fpdate)+14);DAY(fpdate)));IF(DAY(DATE(YEAR(fpdate);MONTH(fpdate)+([.A145]-1)*months_per_period;DAY(fpdate)))&lt;&gt;DAY(fpdate);DATE(YEAR(fpdate);MONTH(fpdate)+([.A145]-1)*months_per_period+1;0);DATE(YEAR(fpdate);MONTH(fpdate)+([.A145]-1)*months_per_period;DAY(fpdate))))))" office:value-type="float" office:value="46966" calcext:value-type="float">
            <text:p>46966</text:p>
          </table:table-cell>
          <table:table-cell table:style-name="ce21" table:formula="of:=IF([.A145]=&quot;&quot;;&quot;&quot;;IF(roundOpt;IF(OR([.A145]=nper;payment&gt;ROUND((1+rate)*[.H144];2));ROUND((1+rate)*[.H144];2);payment);IF(OR([.A145]=nper;payment&gt;(1+rate)*[.H144]);(1+rate)*[.H144];payment)))" office:value-type="float" office:value="858.91" calcext:value-type="float">
            <text:p>858.91</text:p>
          </table:table-cell>
          <table:table-cell table:style-name="ce30"/>
          <table:table-cell table:style-name="ce21"/>
          <table:table-cell table:style-name="ce21" table:formula="of:=IF([.A145]=&quot;&quot;;&quot;&quot;;IF(AND([.A145]=1;pmtType=1);0;IF(roundOpt;ROUND(rate*[.H144];2);rate*[.H144])))" office:value-type="float" office:value="532.93" calcext:value-type="float">
            <text:p>532.93</text:p>
          </table:table-cell>
          <table:table-cell table:style-name="ce21" table:formula="of:=IF([.A145]=&quot;&quot;;&quot;&quot;;[.C145]-[.F145]+[.D145])" office:value-type="float" office:value="325.98" calcext:value-type="float">
            <text:p>325.98</text:p>
          </table:table-cell>
          <table:table-cell table:style-name="ce21" table:formula="of:=IF([.A145]=&quot;&quot;;&quot;&quot;;[.H144]-[.G145])" office:value-type="float" office:value="127577.68" calcext:value-type="float">
            <text:p>127,577.68</text:p>
          </table:table-cell>
          <table:table-cell table:number-columns-repeated="248"/>
        </table:table-row>
        <table:table-row table:style-name="ro3">
          <table:table-cell table:style-name="ce10" table:formula="of:=IF([.H145]=&quot;&quot;;&quot;&quot;;IF(roundOpt;IF(OR([.A145]&gt;=nper;ROUND([.H145];2)&lt;=0);&quot;&quot;;[.A145]+1);IF(OR([.A145]&gt;=nper;[.H145]&lt;=0);&quot;&quot;;[.A145]+1)))" office:value-type="float" office:value="129" calcext:value-type="float">
            <text:p>129</text:p>
          </table:table-cell>
          <table:table-cell table:style-name="ce16" table:formula="of:=IF([.A146]=&quot;&quot;;&quot;&quot;;IF(OR(periods_per_year=26;periods_per_year=52);IF(periods_per_year=26;IF([.A146]=1;fpdate;[.B145]+14);IF(periods_per_year=52;IF([.A146]=1;fpdate;[.B145]+7);&quot;n/a&quot;));IF(periods_per_year=24;DATE(YEAR(fpdate);MONTH(fpdate)+([.A146]-1)/2+IF(AND(DAY(fpdate)&gt;=15;MOD([.A146];2)=0);1;0);IF(MOD([.A146];2)=0;IF(DAY(fpdate)&gt;=15;DAY(fpdate)-14;DAY(fpdate)+14);DAY(fpdate)));IF(DAY(DATE(YEAR(fpdate);MONTH(fpdate)+([.A146]-1)*months_per_period;DAY(fpdate)))&lt;&gt;DAY(fpdate);DATE(YEAR(fpdate);MONTH(fpdate)+([.A146]-1)*months_per_period+1;0);DATE(YEAR(fpdate);MONTH(fpdate)+([.A146]-1)*months_per_period;DAY(fpdate))))))" office:value-type="float" office:value="46997" calcext:value-type="float">
            <text:p>46997</text:p>
          </table:table-cell>
          <table:table-cell table:style-name="ce21" table:formula="of:=IF([.A146]=&quot;&quot;;&quot;&quot;;IF(roundOpt;IF(OR([.A146]=nper;payment&gt;ROUND((1+rate)*[.H145];2));ROUND((1+rate)*[.H145];2);payment);IF(OR([.A146]=nper;payment&gt;(1+rate)*[.H145]);(1+rate)*[.H145];payment)))" office:value-type="float" office:value="858.91" calcext:value-type="float">
            <text:p>858.91</text:p>
          </table:table-cell>
          <table:table-cell table:style-name="ce30"/>
          <table:table-cell table:style-name="ce21"/>
          <table:table-cell table:style-name="ce21" table:formula="of:=IF([.A146]=&quot;&quot;;&quot;&quot;;IF(AND([.A146]=1;pmtType=1);0;IF(roundOpt;ROUND(rate*[.H145];2);rate*[.H145])))" office:value-type="float" office:value="531.57" calcext:value-type="float">
            <text:p>531.57</text:p>
          </table:table-cell>
          <table:table-cell table:style-name="ce21" table:formula="of:=IF([.A146]=&quot;&quot;;&quot;&quot;;[.C146]-[.F146]+[.D146])" office:value-type="float" office:value="327.34" calcext:value-type="float">
            <text:p>327.34</text:p>
          </table:table-cell>
          <table:table-cell table:style-name="ce21" table:formula="of:=IF([.A146]=&quot;&quot;;&quot;&quot;;[.H145]-[.G146])" office:value-type="float" office:value="127250.34" calcext:value-type="float">
            <text:p>127,250.34</text:p>
          </table:table-cell>
          <table:table-cell table:number-columns-repeated="248"/>
        </table:table-row>
        <table:table-row table:style-name="ro3">
          <table:table-cell table:style-name="ce10" table:formula="of:=IF([.H146]=&quot;&quot;;&quot;&quot;;IF(roundOpt;IF(OR([.A146]&gt;=nper;ROUND([.H146];2)&lt;=0);&quot;&quot;;[.A146]+1);IF(OR([.A146]&gt;=nper;[.H146]&lt;=0);&quot;&quot;;[.A146]+1)))" office:value-type="float" office:value="130" calcext:value-type="float">
            <text:p>130</text:p>
          </table:table-cell>
          <table:table-cell table:style-name="ce16" table:formula="of:=IF([.A147]=&quot;&quot;;&quot;&quot;;IF(OR(periods_per_year=26;periods_per_year=52);IF(periods_per_year=26;IF([.A147]=1;fpdate;[.B146]+14);IF(periods_per_year=52;IF([.A147]=1;fpdate;[.B146]+7);&quot;n/a&quot;));IF(periods_per_year=24;DATE(YEAR(fpdate);MONTH(fpdate)+([.A147]-1)/2+IF(AND(DAY(fpdate)&gt;=15;MOD([.A147];2)=0);1;0);IF(MOD([.A147];2)=0;IF(DAY(fpdate)&gt;=15;DAY(fpdate)-14;DAY(fpdate)+14);DAY(fpdate)));IF(DAY(DATE(YEAR(fpdate);MONTH(fpdate)+([.A147]-1)*months_per_period;DAY(fpdate)))&lt;&gt;DAY(fpdate);DATE(YEAR(fpdate);MONTH(fpdate)+([.A147]-1)*months_per_period+1;0);DATE(YEAR(fpdate);MONTH(fpdate)+([.A147]-1)*months_per_period;DAY(fpdate))))))" office:value-type="float" office:value="47027" calcext:value-type="float">
            <text:p>47027</text:p>
          </table:table-cell>
          <table:table-cell table:style-name="ce21" table:formula="of:=IF([.A147]=&quot;&quot;;&quot;&quot;;IF(roundOpt;IF(OR([.A147]=nper;payment&gt;ROUND((1+rate)*[.H146];2));ROUND((1+rate)*[.H146];2);payment);IF(OR([.A147]=nper;payment&gt;(1+rate)*[.H146]);(1+rate)*[.H146];payment)))" office:value-type="float" office:value="858.91" calcext:value-type="float">
            <text:p>858.91</text:p>
          </table:table-cell>
          <table:table-cell table:style-name="ce30"/>
          <table:table-cell table:style-name="ce21"/>
          <table:table-cell table:style-name="ce21" table:formula="of:=IF([.A147]=&quot;&quot;;&quot;&quot;;IF(AND([.A147]=1;pmtType=1);0;IF(roundOpt;ROUND(rate*[.H146];2);rate*[.H146])))" office:value-type="float" office:value="530.21" calcext:value-type="float">
            <text:p>530.21</text:p>
          </table:table-cell>
          <table:table-cell table:style-name="ce21" table:formula="of:=IF([.A147]=&quot;&quot;;&quot;&quot;;[.C147]-[.F147]+[.D147])" office:value-type="float" office:value="328.7" calcext:value-type="float">
            <text:p>328.70</text:p>
          </table:table-cell>
          <table:table-cell table:style-name="ce21" table:formula="of:=IF([.A147]=&quot;&quot;;&quot;&quot;;[.H146]-[.G147])" office:value-type="float" office:value="126921.64" calcext:value-type="float">
            <text:p>126,921.64</text:p>
          </table:table-cell>
          <table:table-cell table:number-columns-repeated="248"/>
        </table:table-row>
        <table:table-row table:style-name="ro3">
          <table:table-cell table:style-name="ce10" table:formula="of:=IF([.H147]=&quot;&quot;;&quot;&quot;;IF(roundOpt;IF(OR([.A147]&gt;=nper;ROUND([.H147];2)&lt;=0);&quot;&quot;;[.A147]+1);IF(OR([.A147]&gt;=nper;[.H147]&lt;=0);&quot;&quot;;[.A147]+1)))" office:value-type="float" office:value="131" calcext:value-type="float">
            <text:p>131</text:p>
          </table:table-cell>
          <table:table-cell table:style-name="ce16" table:formula="of:=IF([.A148]=&quot;&quot;;&quot;&quot;;IF(OR(periods_per_year=26;periods_per_year=52);IF(periods_per_year=26;IF([.A148]=1;fpdate;[.B147]+14);IF(periods_per_year=52;IF([.A148]=1;fpdate;[.B147]+7);&quot;n/a&quot;));IF(periods_per_year=24;DATE(YEAR(fpdate);MONTH(fpdate)+([.A148]-1)/2+IF(AND(DAY(fpdate)&gt;=15;MOD([.A148];2)=0);1;0);IF(MOD([.A148];2)=0;IF(DAY(fpdate)&gt;=15;DAY(fpdate)-14;DAY(fpdate)+14);DAY(fpdate)));IF(DAY(DATE(YEAR(fpdate);MONTH(fpdate)+([.A148]-1)*months_per_period;DAY(fpdate)))&lt;&gt;DAY(fpdate);DATE(YEAR(fpdate);MONTH(fpdate)+([.A148]-1)*months_per_period+1;0);DATE(YEAR(fpdate);MONTH(fpdate)+([.A148]-1)*months_per_period;DAY(fpdate))))))" office:value-type="float" office:value="47058" calcext:value-type="float">
            <text:p>47058</text:p>
          </table:table-cell>
          <table:table-cell table:style-name="ce21" table:formula="of:=IF([.A148]=&quot;&quot;;&quot;&quot;;IF(roundOpt;IF(OR([.A148]=nper;payment&gt;ROUND((1+rate)*[.H147];2));ROUND((1+rate)*[.H147];2);payment);IF(OR([.A148]=nper;payment&gt;(1+rate)*[.H147]);(1+rate)*[.H147];payment)))" office:value-type="float" office:value="858.91" calcext:value-type="float">
            <text:p>858.91</text:p>
          </table:table-cell>
          <table:table-cell table:style-name="ce30"/>
          <table:table-cell table:style-name="ce21"/>
          <table:table-cell table:style-name="ce21" table:formula="of:=IF([.A148]=&quot;&quot;;&quot;&quot;;IF(AND([.A148]=1;pmtType=1);0;IF(roundOpt;ROUND(rate*[.H147];2);rate*[.H147])))" office:value-type="float" office:value="528.84" calcext:value-type="float">
            <text:p>528.84</text:p>
          </table:table-cell>
          <table:table-cell table:style-name="ce21" table:formula="of:=IF([.A148]=&quot;&quot;;&quot;&quot;;[.C148]-[.F148]+[.D148])" office:value-type="float" office:value="330.07" calcext:value-type="float">
            <text:p>330.07</text:p>
          </table:table-cell>
          <table:table-cell table:style-name="ce21" table:formula="of:=IF([.A148]=&quot;&quot;;&quot;&quot;;[.H147]-[.G148])" office:value-type="float" office:value="126591.57" calcext:value-type="float">
            <text:p>126,591.57</text:p>
          </table:table-cell>
          <table:table-cell table:number-columns-repeated="248"/>
        </table:table-row>
        <table:table-row table:style-name="ro3">
          <table:table-cell table:style-name="ce10" table:formula="of:=IF([.H148]=&quot;&quot;;&quot;&quot;;IF(roundOpt;IF(OR([.A148]&gt;=nper;ROUND([.H148];2)&lt;=0);&quot;&quot;;[.A148]+1);IF(OR([.A148]&gt;=nper;[.H148]&lt;=0);&quot;&quot;;[.A148]+1)))" office:value-type="float" office:value="132" calcext:value-type="float">
            <text:p>132</text:p>
          </table:table-cell>
          <table:table-cell table:style-name="ce16" table:formula="of:=IF([.A149]=&quot;&quot;;&quot;&quot;;IF(OR(periods_per_year=26;periods_per_year=52);IF(periods_per_year=26;IF([.A149]=1;fpdate;[.B148]+14);IF(periods_per_year=52;IF([.A149]=1;fpdate;[.B148]+7);&quot;n/a&quot;));IF(periods_per_year=24;DATE(YEAR(fpdate);MONTH(fpdate)+([.A149]-1)/2+IF(AND(DAY(fpdate)&gt;=15;MOD([.A149];2)=0);1;0);IF(MOD([.A149];2)=0;IF(DAY(fpdate)&gt;=15;DAY(fpdate)-14;DAY(fpdate)+14);DAY(fpdate)));IF(DAY(DATE(YEAR(fpdate);MONTH(fpdate)+([.A149]-1)*months_per_period;DAY(fpdate)))&lt;&gt;DAY(fpdate);DATE(YEAR(fpdate);MONTH(fpdate)+([.A149]-1)*months_per_period+1;0);DATE(YEAR(fpdate);MONTH(fpdate)+([.A149]-1)*months_per_period;DAY(fpdate))))))" office:value-type="float" office:value="47088" calcext:value-type="float">
            <text:p>47088</text:p>
          </table:table-cell>
          <table:table-cell table:style-name="ce21" table:formula="of:=IF([.A149]=&quot;&quot;;&quot;&quot;;IF(roundOpt;IF(OR([.A149]=nper;payment&gt;ROUND((1+rate)*[.H148];2));ROUND((1+rate)*[.H148];2);payment);IF(OR([.A149]=nper;payment&gt;(1+rate)*[.H148]);(1+rate)*[.H148];payment)))" office:value-type="float" office:value="858.91" calcext:value-type="float">
            <text:p>858.91</text:p>
          </table:table-cell>
          <table:table-cell table:style-name="ce30"/>
          <table:table-cell table:style-name="ce21"/>
          <table:table-cell table:style-name="ce21" table:formula="of:=IF([.A149]=&quot;&quot;;&quot;&quot;;IF(AND([.A149]=1;pmtType=1);0;IF(roundOpt;ROUND(rate*[.H148];2);rate*[.H148])))" office:value-type="float" office:value="527.46" calcext:value-type="float">
            <text:p>527.46</text:p>
          </table:table-cell>
          <table:table-cell table:style-name="ce21" table:formula="of:=IF([.A149]=&quot;&quot;;&quot;&quot;;[.C149]-[.F149]+[.D149])" office:value-type="float" office:value="331.45" calcext:value-type="float">
            <text:p>331.45</text:p>
          </table:table-cell>
          <table:table-cell table:style-name="ce21" table:formula="of:=IF([.A149]=&quot;&quot;;&quot;&quot;;[.H148]-[.G149])" office:value-type="float" office:value="126260.12" calcext:value-type="float">
            <text:p>126,260.12</text:p>
          </table:table-cell>
          <table:table-cell table:number-columns-repeated="248"/>
        </table:table-row>
        <table:table-row table:style-name="ro3">
          <table:table-cell table:style-name="ce10" table:formula="of:=IF([.H149]=&quot;&quot;;&quot;&quot;;IF(roundOpt;IF(OR([.A149]&gt;=nper;ROUND([.H149];2)&lt;=0);&quot;&quot;;[.A149]+1);IF(OR([.A149]&gt;=nper;[.H149]&lt;=0);&quot;&quot;;[.A149]+1)))" office:value-type="float" office:value="133" calcext:value-type="float">
            <text:p>133</text:p>
          </table:table-cell>
          <table:table-cell table:style-name="ce16" table:formula="of:=IF([.A150]=&quot;&quot;;&quot;&quot;;IF(OR(periods_per_year=26;periods_per_year=52);IF(periods_per_year=26;IF([.A150]=1;fpdate;[.B149]+14);IF(periods_per_year=52;IF([.A150]=1;fpdate;[.B149]+7);&quot;n/a&quot;));IF(periods_per_year=24;DATE(YEAR(fpdate);MONTH(fpdate)+([.A150]-1)/2+IF(AND(DAY(fpdate)&gt;=15;MOD([.A150];2)=0);1;0);IF(MOD([.A150];2)=0;IF(DAY(fpdate)&gt;=15;DAY(fpdate)-14;DAY(fpdate)+14);DAY(fpdate)));IF(DAY(DATE(YEAR(fpdate);MONTH(fpdate)+([.A150]-1)*months_per_period;DAY(fpdate)))&lt;&gt;DAY(fpdate);DATE(YEAR(fpdate);MONTH(fpdate)+([.A150]-1)*months_per_period+1;0);DATE(YEAR(fpdate);MONTH(fpdate)+([.A150]-1)*months_per_period;DAY(fpdate))))))" office:value-type="float" office:value="47119" calcext:value-type="float">
            <text:p>47119</text:p>
          </table:table-cell>
          <table:table-cell table:style-name="ce21" table:formula="of:=IF([.A150]=&quot;&quot;;&quot;&quot;;IF(roundOpt;IF(OR([.A150]=nper;payment&gt;ROUND((1+rate)*[.H149];2));ROUND((1+rate)*[.H149];2);payment);IF(OR([.A150]=nper;payment&gt;(1+rate)*[.H149]);(1+rate)*[.H149];payment)))" office:value-type="float" office:value="858.91" calcext:value-type="float">
            <text:p>858.91</text:p>
          </table:table-cell>
          <table:table-cell table:style-name="ce30"/>
          <table:table-cell table:style-name="ce21"/>
          <table:table-cell table:style-name="ce21" table:formula="of:=IF([.A150]=&quot;&quot;;&quot;&quot;;IF(AND([.A150]=1;pmtType=1);0;IF(roundOpt;ROUND(rate*[.H149];2);rate*[.H149])))" office:value-type="float" office:value="526.08" calcext:value-type="float">
            <text:p>526.08</text:p>
          </table:table-cell>
          <table:table-cell table:style-name="ce21" table:formula="of:=IF([.A150]=&quot;&quot;;&quot;&quot;;[.C150]-[.F150]+[.D150])" office:value-type="float" office:value="332.83" calcext:value-type="float">
            <text:p>332.83</text:p>
          </table:table-cell>
          <table:table-cell table:style-name="ce21" table:formula="of:=IF([.A150]=&quot;&quot;;&quot;&quot;;[.H149]-[.G150])" office:value-type="float" office:value="125927.29" calcext:value-type="float">
            <text:p>125,927.29</text:p>
          </table:table-cell>
          <table:table-cell table:number-columns-repeated="248"/>
        </table:table-row>
        <table:table-row table:style-name="ro3">
          <table:table-cell table:style-name="ce10" table:formula="of:=IF([.H150]=&quot;&quot;;&quot;&quot;;IF(roundOpt;IF(OR([.A150]&gt;=nper;ROUND([.H150];2)&lt;=0);&quot;&quot;;[.A150]+1);IF(OR([.A150]&gt;=nper;[.H150]&lt;=0);&quot;&quot;;[.A150]+1)))" office:value-type="float" office:value="134" calcext:value-type="float">
            <text:p>134</text:p>
          </table:table-cell>
          <table:table-cell table:style-name="ce16" table:formula="of:=IF([.A151]=&quot;&quot;;&quot;&quot;;IF(OR(periods_per_year=26;periods_per_year=52);IF(periods_per_year=26;IF([.A151]=1;fpdate;[.B150]+14);IF(periods_per_year=52;IF([.A151]=1;fpdate;[.B150]+7);&quot;n/a&quot;));IF(periods_per_year=24;DATE(YEAR(fpdate);MONTH(fpdate)+([.A151]-1)/2+IF(AND(DAY(fpdate)&gt;=15;MOD([.A151];2)=0);1;0);IF(MOD([.A151];2)=0;IF(DAY(fpdate)&gt;=15;DAY(fpdate)-14;DAY(fpdate)+14);DAY(fpdate)));IF(DAY(DATE(YEAR(fpdate);MONTH(fpdate)+([.A151]-1)*months_per_period;DAY(fpdate)))&lt;&gt;DAY(fpdate);DATE(YEAR(fpdate);MONTH(fpdate)+([.A151]-1)*months_per_period+1;0);DATE(YEAR(fpdate);MONTH(fpdate)+([.A151]-1)*months_per_period;DAY(fpdate))))))" office:value-type="float" office:value="47150" calcext:value-type="float">
            <text:p>47150</text:p>
          </table:table-cell>
          <table:table-cell table:style-name="ce21" table:formula="of:=IF([.A151]=&quot;&quot;;&quot;&quot;;IF(roundOpt;IF(OR([.A151]=nper;payment&gt;ROUND((1+rate)*[.H150];2));ROUND((1+rate)*[.H150];2);payment);IF(OR([.A151]=nper;payment&gt;(1+rate)*[.H150]);(1+rate)*[.H150];payment)))" office:value-type="float" office:value="858.91" calcext:value-type="float">
            <text:p>858.91</text:p>
          </table:table-cell>
          <table:table-cell table:style-name="ce30"/>
          <table:table-cell table:style-name="ce21"/>
          <table:table-cell table:style-name="ce21" table:formula="of:=IF([.A151]=&quot;&quot;;&quot;&quot;;IF(AND([.A151]=1;pmtType=1);0;IF(roundOpt;ROUND(rate*[.H150];2);rate*[.H150])))" office:value-type="float" office:value="524.7" calcext:value-type="float">
            <text:p>524.70</text:p>
          </table:table-cell>
          <table:table-cell table:style-name="ce21" table:formula="of:=IF([.A151]=&quot;&quot;;&quot;&quot;;[.C151]-[.F151]+[.D151])" office:value-type="float" office:value="334.21" calcext:value-type="float">
            <text:p>334.21</text:p>
          </table:table-cell>
          <table:table-cell table:style-name="ce21" table:formula="of:=IF([.A151]=&quot;&quot;;&quot;&quot;;[.H150]-[.G151])" office:value-type="float" office:value="125593.08" calcext:value-type="float">
            <text:p>125,593.08</text:p>
          </table:table-cell>
          <table:table-cell table:number-columns-repeated="248"/>
        </table:table-row>
        <table:table-row table:style-name="ro3">
          <table:table-cell table:style-name="ce10" table:formula="of:=IF([.H151]=&quot;&quot;;&quot;&quot;;IF(roundOpt;IF(OR([.A151]&gt;=nper;ROUND([.H151];2)&lt;=0);&quot;&quot;;[.A151]+1);IF(OR([.A151]&gt;=nper;[.H151]&lt;=0);&quot;&quot;;[.A151]+1)))" office:value-type="float" office:value="135" calcext:value-type="float">
            <text:p>135</text:p>
          </table:table-cell>
          <table:table-cell table:style-name="ce16" table:formula="of:=IF([.A152]=&quot;&quot;;&quot;&quot;;IF(OR(periods_per_year=26;periods_per_year=52);IF(periods_per_year=26;IF([.A152]=1;fpdate;[.B151]+14);IF(periods_per_year=52;IF([.A152]=1;fpdate;[.B151]+7);&quot;n/a&quot;));IF(periods_per_year=24;DATE(YEAR(fpdate);MONTH(fpdate)+([.A152]-1)/2+IF(AND(DAY(fpdate)&gt;=15;MOD([.A152];2)=0);1;0);IF(MOD([.A152];2)=0;IF(DAY(fpdate)&gt;=15;DAY(fpdate)-14;DAY(fpdate)+14);DAY(fpdate)));IF(DAY(DATE(YEAR(fpdate);MONTH(fpdate)+([.A152]-1)*months_per_period;DAY(fpdate)))&lt;&gt;DAY(fpdate);DATE(YEAR(fpdate);MONTH(fpdate)+([.A152]-1)*months_per_period+1;0);DATE(YEAR(fpdate);MONTH(fpdate)+([.A152]-1)*months_per_period;DAY(fpdate))))))" office:value-type="float" office:value="47178" calcext:value-type="float">
            <text:p>47178</text:p>
          </table:table-cell>
          <table:table-cell table:style-name="ce21" table:formula="of:=IF([.A152]=&quot;&quot;;&quot;&quot;;IF(roundOpt;IF(OR([.A152]=nper;payment&gt;ROUND((1+rate)*[.H151];2));ROUND((1+rate)*[.H151];2);payment);IF(OR([.A152]=nper;payment&gt;(1+rate)*[.H151]);(1+rate)*[.H151];payment)))" office:value-type="float" office:value="858.91" calcext:value-type="float">
            <text:p>858.91</text:p>
          </table:table-cell>
          <table:table-cell table:style-name="ce30"/>
          <table:table-cell table:style-name="ce21"/>
          <table:table-cell table:style-name="ce21" table:formula="of:=IF([.A152]=&quot;&quot;;&quot;&quot;;IF(AND([.A152]=1;pmtType=1);0;IF(roundOpt;ROUND(rate*[.H151];2);rate*[.H151])))" office:value-type="float" office:value="523.3" calcext:value-type="float">
            <text:p>523.30</text:p>
          </table:table-cell>
          <table:table-cell table:style-name="ce21" table:formula="of:=IF([.A152]=&quot;&quot;;&quot;&quot;;[.C152]-[.F152]+[.D152])" office:value-type="float" office:value="335.61" calcext:value-type="float">
            <text:p>335.61</text:p>
          </table:table-cell>
          <table:table-cell table:style-name="ce21" table:formula="of:=IF([.A152]=&quot;&quot;;&quot;&quot;;[.H151]-[.G152])" office:value-type="float" office:value="125257.47" calcext:value-type="float">
            <text:p>125,257.47</text:p>
          </table:table-cell>
          <table:table-cell table:number-columns-repeated="248"/>
        </table:table-row>
        <table:table-row table:style-name="ro3">
          <table:table-cell table:style-name="ce10" table:formula="of:=IF([.H152]=&quot;&quot;;&quot;&quot;;IF(roundOpt;IF(OR([.A152]&gt;=nper;ROUND([.H152];2)&lt;=0);&quot;&quot;;[.A152]+1);IF(OR([.A152]&gt;=nper;[.H152]&lt;=0);&quot;&quot;;[.A152]+1)))" office:value-type="float" office:value="136" calcext:value-type="float">
            <text:p>136</text:p>
          </table:table-cell>
          <table:table-cell table:style-name="ce16" table:formula="of:=IF([.A153]=&quot;&quot;;&quot;&quot;;IF(OR(periods_per_year=26;periods_per_year=52);IF(periods_per_year=26;IF([.A153]=1;fpdate;[.B152]+14);IF(periods_per_year=52;IF([.A153]=1;fpdate;[.B152]+7);&quot;n/a&quot;));IF(periods_per_year=24;DATE(YEAR(fpdate);MONTH(fpdate)+([.A153]-1)/2+IF(AND(DAY(fpdate)&gt;=15;MOD([.A153];2)=0);1;0);IF(MOD([.A153];2)=0;IF(DAY(fpdate)&gt;=15;DAY(fpdate)-14;DAY(fpdate)+14);DAY(fpdate)));IF(DAY(DATE(YEAR(fpdate);MONTH(fpdate)+([.A153]-1)*months_per_period;DAY(fpdate)))&lt;&gt;DAY(fpdate);DATE(YEAR(fpdate);MONTH(fpdate)+([.A153]-1)*months_per_period+1;0);DATE(YEAR(fpdate);MONTH(fpdate)+([.A153]-1)*months_per_period;DAY(fpdate))))))" office:value-type="float" office:value="47209" calcext:value-type="float">
            <text:p>47209</text:p>
          </table:table-cell>
          <table:table-cell table:style-name="ce21" table:formula="of:=IF([.A153]=&quot;&quot;;&quot;&quot;;IF(roundOpt;IF(OR([.A153]=nper;payment&gt;ROUND((1+rate)*[.H152];2));ROUND((1+rate)*[.H152];2);payment);IF(OR([.A153]=nper;payment&gt;(1+rate)*[.H152]);(1+rate)*[.H152];payment)))" office:value-type="float" office:value="858.91" calcext:value-type="float">
            <text:p>858.91</text:p>
          </table:table-cell>
          <table:table-cell table:style-name="ce30"/>
          <table:table-cell table:style-name="ce21"/>
          <table:table-cell table:style-name="ce21" table:formula="of:=IF([.A153]=&quot;&quot;;&quot;&quot;;IF(AND([.A153]=1;pmtType=1);0;IF(roundOpt;ROUND(rate*[.H152];2);rate*[.H152])))" office:value-type="float" office:value="521.91" calcext:value-type="float">
            <text:p>521.91</text:p>
          </table:table-cell>
          <table:table-cell table:style-name="ce21" table:formula="of:=IF([.A153]=&quot;&quot;;&quot;&quot;;[.C153]-[.F153]+[.D153])" office:value-type="float" office:value="337" calcext:value-type="float">
            <text:p>337.00</text:p>
          </table:table-cell>
          <table:table-cell table:style-name="ce21" table:formula="of:=IF([.A153]=&quot;&quot;;&quot;&quot;;[.H152]-[.G153])" office:value-type="float" office:value="124920.47" calcext:value-type="float">
            <text:p>124,920.47</text:p>
          </table:table-cell>
          <table:table-cell table:number-columns-repeated="248"/>
        </table:table-row>
        <table:table-row table:style-name="ro3">
          <table:table-cell table:style-name="ce10" table:formula="of:=IF([.H153]=&quot;&quot;;&quot;&quot;;IF(roundOpt;IF(OR([.A153]&gt;=nper;ROUND([.H153];2)&lt;=0);&quot;&quot;;[.A153]+1);IF(OR([.A153]&gt;=nper;[.H153]&lt;=0);&quot;&quot;;[.A153]+1)))" office:value-type="float" office:value="137" calcext:value-type="float">
            <text:p>137</text:p>
          </table:table-cell>
          <table:table-cell table:style-name="ce16" table:formula="of:=IF([.A154]=&quot;&quot;;&quot;&quot;;IF(OR(periods_per_year=26;periods_per_year=52);IF(periods_per_year=26;IF([.A154]=1;fpdate;[.B153]+14);IF(periods_per_year=52;IF([.A154]=1;fpdate;[.B153]+7);&quot;n/a&quot;));IF(periods_per_year=24;DATE(YEAR(fpdate);MONTH(fpdate)+([.A154]-1)/2+IF(AND(DAY(fpdate)&gt;=15;MOD([.A154];2)=0);1;0);IF(MOD([.A154];2)=0;IF(DAY(fpdate)&gt;=15;DAY(fpdate)-14;DAY(fpdate)+14);DAY(fpdate)));IF(DAY(DATE(YEAR(fpdate);MONTH(fpdate)+([.A154]-1)*months_per_period;DAY(fpdate)))&lt;&gt;DAY(fpdate);DATE(YEAR(fpdate);MONTH(fpdate)+([.A154]-1)*months_per_period+1;0);DATE(YEAR(fpdate);MONTH(fpdate)+([.A154]-1)*months_per_period;DAY(fpdate))))))" office:value-type="float" office:value="47239" calcext:value-type="float">
            <text:p>47239</text:p>
          </table:table-cell>
          <table:table-cell table:style-name="ce21" table:formula="of:=IF([.A154]=&quot;&quot;;&quot;&quot;;IF(roundOpt;IF(OR([.A154]=nper;payment&gt;ROUND((1+rate)*[.H153];2));ROUND((1+rate)*[.H153];2);payment);IF(OR([.A154]=nper;payment&gt;(1+rate)*[.H153]);(1+rate)*[.H153];payment)))" office:value-type="float" office:value="858.91" calcext:value-type="float">
            <text:p>858.91</text:p>
          </table:table-cell>
          <table:table-cell table:style-name="ce30"/>
          <table:table-cell table:style-name="ce21"/>
          <table:table-cell table:style-name="ce21" table:formula="of:=IF([.A154]=&quot;&quot;;&quot;&quot;;IF(AND([.A154]=1;pmtType=1);0;IF(roundOpt;ROUND(rate*[.H153];2);rate*[.H153])))" office:value-type="float" office:value="520.5" calcext:value-type="float">
            <text:p>520.50</text:p>
          </table:table-cell>
          <table:table-cell table:style-name="ce21" table:formula="of:=IF([.A154]=&quot;&quot;;&quot;&quot;;[.C154]-[.F154]+[.D154])" office:value-type="float" office:value="338.41" calcext:value-type="float">
            <text:p>338.41</text:p>
          </table:table-cell>
          <table:table-cell table:style-name="ce21" table:formula="of:=IF([.A154]=&quot;&quot;;&quot;&quot;;[.H153]-[.G154])" office:value-type="float" office:value="124582.06" calcext:value-type="float">
            <text:p>124,582.06</text:p>
          </table:table-cell>
          <table:table-cell table:number-columns-repeated="248"/>
        </table:table-row>
        <table:table-row table:style-name="ro3">
          <table:table-cell table:style-name="ce10" table:formula="of:=IF([.H154]=&quot;&quot;;&quot;&quot;;IF(roundOpt;IF(OR([.A154]&gt;=nper;ROUND([.H154];2)&lt;=0);&quot;&quot;;[.A154]+1);IF(OR([.A154]&gt;=nper;[.H154]&lt;=0);&quot;&quot;;[.A154]+1)))" office:value-type="float" office:value="138" calcext:value-type="float">
            <text:p>138</text:p>
          </table:table-cell>
          <table:table-cell table:style-name="ce16" table:formula="of:=IF([.A155]=&quot;&quot;;&quot;&quot;;IF(OR(periods_per_year=26;periods_per_year=52);IF(periods_per_year=26;IF([.A155]=1;fpdate;[.B154]+14);IF(periods_per_year=52;IF([.A155]=1;fpdate;[.B154]+7);&quot;n/a&quot;));IF(periods_per_year=24;DATE(YEAR(fpdate);MONTH(fpdate)+([.A155]-1)/2+IF(AND(DAY(fpdate)&gt;=15;MOD([.A155];2)=0);1;0);IF(MOD([.A155];2)=0;IF(DAY(fpdate)&gt;=15;DAY(fpdate)-14;DAY(fpdate)+14);DAY(fpdate)));IF(DAY(DATE(YEAR(fpdate);MONTH(fpdate)+([.A155]-1)*months_per_period;DAY(fpdate)))&lt;&gt;DAY(fpdate);DATE(YEAR(fpdate);MONTH(fpdate)+([.A155]-1)*months_per_period+1;0);DATE(YEAR(fpdate);MONTH(fpdate)+([.A155]-1)*months_per_period;DAY(fpdate))))))" office:value-type="float" office:value="47270" calcext:value-type="float">
            <text:p>47270</text:p>
          </table:table-cell>
          <table:table-cell table:style-name="ce21" table:formula="of:=IF([.A155]=&quot;&quot;;&quot;&quot;;IF(roundOpt;IF(OR([.A155]=nper;payment&gt;ROUND((1+rate)*[.H154];2));ROUND((1+rate)*[.H154];2);payment);IF(OR([.A155]=nper;payment&gt;(1+rate)*[.H154]);(1+rate)*[.H154];payment)))" office:value-type="float" office:value="858.91" calcext:value-type="float">
            <text:p>858.91</text:p>
          </table:table-cell>
          <table:table-cell table:style-name="ce30"/>
          <table:table-cell table:style-name="ce21"/>
          <table:table-cell table:style-name="ce21" table:formula="of:=IF([.A155]=&quot;&quot;;&quot;&quot;;IF(AND([.A155]=1;pmtType=1);0;IF(roundOpt;ROUND(rate*[.H154];2);rate*[.H154])))" office:value-type="float" office:value="519.09" calcext:value-type="float">
            <text:p>519.09</text:p>
          </table:table-cell>
          <table:table-cell table:style-name="ce21" table:formula="of:=IF([.A155]=&quot;&quot;;&quot;&quot;;[.C155]-[.F155]+[.D155])" office:value-type="float" office:value="339.82" calcext:value-type="float">
            <text:p>339.82</text:p>
          </table:table-cell>
          <table:table-cell table:style-name="ce21" table:formula="of:=IF([.A155]=&quot;&quot;;&quot;&quot;;[.H154]-[.G155])" office:value-type="float" office:value="124242.24" calcext:value-type="float">
            <text:p>124,242.24</text:p>
          </table:table-cell>
          <table:table-cell table:number-columns-repeated="248"/>
        </table:table-row>
        <table:table-row table:style-name="ro3">
          <table:table-cell table:style-name="ce10" table:formula="of:=IF([.H155]=&quot;&quot;;&quot;&quot;;IF(roundOpt;IF(OR([.A155]&gt;=nper;ROUND([.H155];2)&lt;=0);&quot;&quot;;[.A155]+1);IF(OR([.A155]&gt;=nper;[.H155]&lt;=0);&quot;&quot;;[.A155]+1)))" office:value-type="float" office:value="139" calcext:value-type="float">
            <text:p>139</text:p>
          </table:table-cell>
          <table:table-cell table:style-name="ce16" table:formula="of:=IF([.A156]=&quot;&quot;;&quot;&quot;;IF(OR(periods_per_year=26;periods_per_year=52);IF(periods_per_year=26;IF([.A156]=1;fpdate;[.B155]+14);IF(periods_per_year=52;IF([.A156]=1;fpdate;[.B155]+7);&quot;n/a&quot;));IF(periods_per_year=24;DATE(YEAR(fpdate);MONTH(fpdate)+([.A156]-1)/2+IF(AND(DAY(fpdate)&gt;=15;MOD([.A156];2)=0);1;0);IF(MOD([.A156];2)=0;IF(DAY(fpdate)&gt;=15;DAY(fpdate)-14;DAY(fpdate)+14);DAY(fpdate)));IF(DAY(DATE(YEAR(fpdate);MONTH(fpdate)+([.A156]-1)*months_per_period;DAY(fpdate)))&lt;&gt;DAY(fpdate);DATE(YEAR(fpdate);MONTH(fpdate)+([.A156]-1)*months_per_period+1;0);DATE(YEAR(fpdate);MONTH(fpdate)+([.A156]-1)*months_per_period;DAY(fpdate))))))" office:value-type="float" office:value="47300" calcext:value-type="float">
            <text:p>47300</text:p>
          </table:table-cell>
          <table:table-cell table:style-name="ce21" table:formula="of:=IF([.A156]=&quot;&quot;;&quot;&quot;;IF(roundOpt;IF(OR([.A156]=nper;payment&gt;ROUND((1+rate)*[.H155];2));ROUND((1+rate)*[.H155];2);payment);IF(OR([.A156]=nper;payment&gt;(1+rate)*[.H155]);(1+rate)*[.H155];payment)))" office:value-type="float" office:value="858.91" calcext:value-type="float">
            <text:p>858.91</text:p>
          </table:table-cell>
          <table:table-cell table:style-name="ce30"/>
          <table:table-cell table:style-name="ce21"/>
          <table:table-cell table:style-name="ce21" table:formula="of:=IF([.A156]=&quot;&quot;;&quot;&quot;;IF(AND([.A156]=1;pmtType=1);0;IF(roundOpt;ROUND(rate*[.H155];2);rate*[.H155])))" office:value-type="float" office:value="517.68" calcext:value-type="float">
            <text:p>517.68</text:p>
          </table:table-cell>
          <table:table-cell table:style-name="ce21" table:formula="of:=IF([.A156]=&quot;&quot;;&quot;&quot;;[.C156]-[.F156]+[.D156])" office:value-type="float" office:value="341.23" calcext:value-type="float">
            <text:p>341.23</text:p>
          </table:table-cell>
          <table:table-cell table:style-name="ce21" table:formula="of:=IF([.A156]=&quot;&quot;;&quot;&quot;;[.H155]-[.G156])" office:value-type="float" office:value="123901.01" calcext:value-type="float">
            <text:p>123,901.01</text:p>
          </table:table-cell>
          <table:table-cell table:number-columns-repeated="248"/>
        </table:table-row>
        <table:table-row table:style-name="ro3">
          <table:table-cell table:style-name="ce10" table:formula="of:=IF([.H156]=&quot;&quot;;&quot;&quot;;IF(roundOpt;IF(OR([.A156]&gt;=nper;ROUND([.H156];2)&lt;=0);&quot;&quot;;[.A156]+1);IF(OR([.A156]&gt;=nper;[.H156]&lt;=0);&quot;&quot;;[.A156]+1)))" office:value-type="float" office:value="140" calcext:value-type="float">
            <text:p>140</text:p>
          </table:table-cell>
          <table:table-cell table:style-name="ce16" table:formula="of:=IF([.A157]=&quot;&quot;;&quot;&quot;;IF(OR(periods_per_year=26;periods_per_year=52);IF(periods_per_year=26;IF([.A157]=1;fpdate;[.B156]+14);IF(periods_per_year=52;IF([.A157]=1;fpdate;[.B156]+7);&quot;n/a&quot;));IF(periods_per_year=24;DATE(YEAR(fpdate);MONTH(fpdate)+([.A157]-1)/2+IF(AND(DAY(fpdate)&gt;=15;MOD([.A157];2)=0);1;0);IF(MOD([.A157];2)=0;IF(DAY(fpdate)&gt;=15;DAY(fpdate)-14;DAY(fpdate)+14);DAY(fpdate)));IF(DAY(DATE(YEAR(fpdate);MONTH(fpdate)+([.A157]-1)*months_per_period;DAY(fpdate)))&lt;&gt;DAY(fpdate);DATE(YEAR(fpdate);MONTH(fpdate)+([.A157]-1)*months_per_period+1;0);DATE(YEAR(fpdate);MONTH(fpdate)+([.A157]-1)*months_per_period;DAY(fpdate))))))" office:value-type="float" office:value="47331" calcext:value-type="float">
            <text:p>47331</text:p>
          </table:table-cell>
          <table:table-cell table:style-name="ce21" table:formula="of:=IF([.A157]=&quot;&quot;;&quot;&quot;;IF(roundOpt;IF(OR([.A157]=nper;payment&gt;ROUND((1+rate)*[.H156];2));ROUND((1+rate)*[.H156];2);payment);IF(OR([.A157]=nper;payment&gt;(1+rate)*[.H156]);(1+rate)*[.H156];payment)))" office:value-type="float" office:value="858.91" calcext:value-type="float">
            <text:p>858.91</text:p>
          </table:table-cell>
          <table:table-cell table:style-name="ce30"/>
          <table:table-cell table:style-name="ce21"/>
          <table:table-cell table:style-name="ce21" table:formula="of:=IF([.A157]=&quot;&quot;;&quot;&quot;;IF(AND([.A157]=1;pmtType=1);0;IF(roundOpt;ROUND(rate*[.H156];2);rate*[.H156])))" office:value-type="float" office:value="516.25" calcext:value-type="float">
            <text:p>516.25</text:p>
          </table:table-cell>
          <table:table-cell table:style-name="ce21" table:formula="of:=IF([.A157]=&quot;&quot;;&quot;&quot;;[.C157]-[.F157]+[.D157])" office:value-type="float" office:value="342.66" calcext:value-type="float">
            <text:p>342.66</text:p>
          </table:table-cell>
          <table:table-cell table:style-name="ce21" table:formula="of:=IF([.A157]=&quot;&quot;;&quot;&quot;;[.H156]-[.G157])" office:value-type="float" office:value="123558.35" calcext:value-type="float">
            <text:p>123,558.35</text:p>
          </table:table-cell>
          <table:table-cell table:number-columns-repeated="248"/>
        </table:table-row>
        <table:table-row table:style-name="ro3">
          <table:table-cell table:style-name="ce10" table:formula="of:=IF([.H157]=&quot;&quot;;&quot;&quot;;IF(roundOpt;IF(OR([.A157]&gt;=nper;ROUND([.H157];2)&lt;=0);&quot;&quot;;[.A157]+1);IF(OR([.A157]&gt;=nper;[.H157]&lt;=0);&quot;&quot;;[.A157]+1)))" office:value-type="float" office:value="141" calcext:value-type="float">
            <text:p>141</text:p>
          </table:table-cell>
          <table:table-cell table:style-name="ce16" table:formula="of:=IF([.A158]=&quot;&quot;;&quot;&quot;;IF(OR(periods_per_year=26;periods_per_year=52);IF(periods_per_year=26;IF([.A158]=1;fpdate;[.B157]+14);IF(periods_per_year=52;IF([.A158]=1;fpdate;[.B157]+7);&quot;n/a&quot;));IF(periods_per_year=24;DATE(YEAR(fpdate);MONTH(fpdate)+([.A158]-1)/2+IF(AND(DAY(fpdate)&gt;=15;MOD([.A158];2)=0);1;0);IF(MOD([.A158];2)=0;IF(DAY(fpdate)&gt;=15;DAY(fpdate)-14;DAY(fpdate)+14);DAY(fpdate)));IF(DAY(DATE(YEAR(fpdate);MONTH(fpdate)+([.A158]-1)*months_per_period;DAY(fpdate)))&lt;&gt;DAY(fpdate);DATE(YEAR(fpdate);MONTH(fpdate)+([.A158]-1)*months_per_period+1;0);DATE(YEAR(fpdate);MONTH(fpdate)+([.A158]-1)*months_per_period;DAY(fpdate))))))" office:value-type="float" office:value="47362" calcext:value-type="float">
            <text:p>47362</text:p>
          </table:table-cell>
          <table:table-cell table:style-name="ce21" table:formula="of:=IF([.A158]=&quot;&quot;;&quot;&quot;;IF(roundOpt;IF(OR([.A158]=nper;payment&gt;ROUND((1+rate)*[.H157];2));ROUND((1+rate)*[.H157];2);payment);IF(OR([.A158]=nper;payment&gt;(1+rate)*[.H157]);(1+rate)*[.H157];payment)))" office:value-type="float" office:value="858.91" calcext:value-type="float">
            <text:p>858.91</text:p>
          </table:table-cell>
          <table:table-cell table:style-name="ce30"/>
          <table:table-cell table:style-name="ce21"/>
          <table:table-cell table:style-name="ce21" table:formula="of:=IF([.A158]=&quot;&quot;;&quot;&quot;;IF(AND([.A158]=1;pmtType=1);0;IF(roundOpt;ROUND(rate*[.H157];2);rate*[.H157])))" office:value-type="float" office:value="514.83" calcext:value-type="float">
            <text:p>514.83</text:p>
          </table:table-cell>
          <table:table-cell table:style-name="ce21" table:formula="of:=IF([.A158]=&quot;&quot;;&quot;&quot;;[.C158]-[.F158]+[.D158])" office:value-type="float" office:value="344.08" calcext:value-type="float">
            <text:p>344.08</text:p>
          </table:table-cell>
          <table:table-cell table:style-name="ce21" table:formula="of:=IF([.A158]=&quot;&quot;;&quot;&quot;;[.H157]-[.G158])" office:value-type="float" office:value="123214.27" calcext:value-type="float">
            <text:p>123,214.27</text:p>
          </table:table-cell>
          <table:table-cell table:number-columns-repeated="248"/>
        </table:table-row>
        <table:table-row table:style-name="ro3">
          <table:table-cell table:style-name="ce10" table:formula="of:=IF([.H158]=&quot;&quot;;&quot;&quot;;IF(roundOpt;IF(OR([.A158]&gt;=nper;ROUND([.H158];2)&lt;=0);&quot;&quot;;[.A158]+1);IF(OR([.A158]&gt;=nper;[.H158]&lt;=0);&quot;&quot;;[.A158]+1)))" office:value-type="float" office:value="142" calcext:value-type="float">
            <text:p>142</text:p>
          </table:table-cell>
          <table:table-cell table:style-name="ce16" table:formula="of:=IF([.A159]=&quot;&quot;;&quot;&quot;;IF(OR(periods_per_year=26;periods_per_year=52);IF(periods_per_year=26;IF([.A159]=1;fpdate;[.B158]+14);IF(periods_per_year=52;IF([.A159]=1;fpdate;[.B158]+7);&quot;n/a&quot;));IF(periods_per_year=24;DATE(YEAR(fpdate);MONTH(fpdate)+([.A159]-1)/2+IF(AND(DAY(fpdate)&gt;=15;MOD([.A159];2)=0);1;0);IF(MOD([.A159];2)=0;IF(DAY(fpdate)&gt;=15;DAY(fpdate)-14;DAY(fpdate)+14);DAY(fpdate)));IF(DAY(DATE(YEAR(fpdate);MONTH(fpdate)+([.A159]-1)*months_per_period;DAY(fpdate)))&lt;&gt;DAY(fpdate);DATE(YEAR(fpdate);MONTH(fpdate)+([.A159]-1)*months_per_period+1;0);DATE(YEAR(fpdate);MONTH(fpdate)+([.A159]-1)*months_per_period;DAY(fpdate))))))" office:value-type="float" office:value="47392" calcext:value-type="float">
            <text:p>47392</text:p>
          </table:table-cell>
          <table:table-cell table:style-name="ce21" table:formula="of:=IF([.A159]=&quot;&quot;;&quot;&quot;;IF(roundOpt;IF(OR([.A159]=nper;payment&gt;ROUND((1+rate)*[.H158];2));ROUND((1+rate)*[.H158];2);payment);IF(OR([.A159]=nper;payment&gt;(1+rate)*[.H158]);(1+rate)*[.H158];payment)))" office:value-type="float" office:value="858.91" calcext:value-type="float">
            <text:p>858.91</text:p>
          </table:table-cell>
          <table:table-cell table:style-name="ce30"/>
          <table:table-cell table:style-name="ce21"/>
          <table:table-cell table:style-name="ce21" table:formula="of:=IF([.A159]=&quot;&quot;;&quot;&quot;;IF(AND([.A159]=1;pmtType=1);0;IF(roundOpt;ROUND(rate*[.H158];2);rate*[.H158])))" office:value-type="float" office:value="513.39" calcext:value-type="float">
            <text:p>513.39</text:p>
          </table:table-cell>
          <table:table-cell table:style-name="ce21" table:formula="of:=IF([.A159]=&quot;&quot;;&quot;&quot;;[.C159]-[.F159]+[.D159])" office:value-type="float" office:value="345.52" calcext:value-type="float">
            <text:p>345.52</text:p>
          </table:table-cell>
          <table:table-cell table:style-name="ce21" table:formula="of:=IF([.A159]=&quot;&quot;;&quot;&quot;;[.H158]-[.G159])" office:value-type="float" office:value="122868.75" calcext:value-type="float">
            <text:p>122,868.75</text:p>
          </table:table-cell>
          <table:table-cell table:number-columns-repeated="248"/>
        </table:table-row>
        <table:table-row table:style-name="ro3">
          <table:table-cell table:style-name="ce10" table:formula="of:=IF([.H159]=&quot;&quot;;&quot;&quot;;IF(roundOpt;IF(OR([.A159]&gt;=nper;ROUND([.H159];2)&lt;=0);&quot;&quot;;[.A159]+1);IF(OR([.A159]&gt;=nper;[.H159]&lt;=0);&quot;&quot;;[.A159]+1)))" office:value-type="float" office:value="143" calcext:value-type="float">
            <text:p>143</text:p>
          </table:table-cell>
          <table:table-cell table:style-name="ce16" table:formula="of:=IF([.A160]=&quot;&quot;;&quot;&quot;;IF(OR(periods_per_year=26;periods_per_year=52);IF(periods_per_year=26;IF([.A160]=1;fpdate;[.B159]+14);IF(periods_per_year=52;IF([.A160]=1;fpdate;[.B159]+7);&quot;n/a&quot;));IF(periods_per_year=24;DATE(YEAR(fpdate);MONTH(fpdate)+([.A160]-1)/2+IF(AND(DAY(fpdate)&gt;=15;MOD([.A160];2)=0);1;0);IF(MOD([.A160];2)=0;IF(DAY(fpdate)&gt;=15;DAY(fpdate)-14;DAY(fpdate)+14);DAY(fpdate)));IF(DAY(DATE(YEAR(fpdate);MONTH(fpdate)+([.A160]-1)*months_per_period;DAY(fpdate)))&lt;&gt;DAY(fpdate);DATE(YEAR(fpdate);MONTH(fpdate)+([.A160]-1)*months_per_period+1;0);DATE(YEAR(fpdate);MONTH(fpdate)+([.A160]-1)*months_per_period;DAY(fpdate))))))" office:value-type="float" office:value="47423" calcext:value-type="float">
            <text:p>47423</text:p>
          </table:table-cell>
          <table:table-cell table:style-name="ce21" table:formula="of:=IF([.A160]=&quot;&quot;;&quot;&quot;;IF(roundOpt;IF(OR([.A160]=nper;payment&gt;ROUND((1+rate)*[.H159];2));ROUND((1+rate)*[.H159];2);payment);IF(OR([.A160]=nper;payment&gt;(1+rate)*[.H159]);(1+rate)*[.H159];payment)))" office:value-type="float" office:value="858.91" calcext:value-type="float">
            <text:p>858.91</text:p>
          </table:table-cell>
          <table:table-cell table:style-name="ce30"/>
          <table:table-cell table:style-name="ce21"/>
          <table:table-cell table:style-name="ce21" table:formula="of:=IF([.A160]=&quot;&quot;;&quot;&quot;;IF(AND([.A160]=1;pmtType=1);0;IF(roundOpt;ROUND(rate*[.H159];2);rate*[.H159])))" office:value-type="float" office:value="511.95" calcext:value-type="float">
            <text:p>511.95</text:p>
          </table:table-cell>
          <table:table-cell table:style-name="ce21" table:formula="of:=IF([.A160]=&quot;&quot;;&quot;&quot;;[.C160]-[.F160]+[.D160])" office:value-type="float" office:value="346.96" calcext:value-type="float">
            <text:p>346.96</text:p>
          </table:table-cell>
          <table:table-cell table:style-name="ce21" table:formula="of:=IF([.A160]=&quot;&quot;;&quot;&quot;;[.H159]-[.G160])" office:value-type="float" office:value="122521.79" calcext:value-type="float">
            <text:p>122,521.79</text:p>
          </table:table-cell>
          <table:table-cell table:number-columns-repeated="248"/>
        </table:table-row>
        <table:table-row table:style-name="ro3">
          <table:table-cell table:style-name="ce10" table:formula="of:=IF([.H160]=&quot;&quot;;&quot;&quot;;IF(roundOpt;IF(OR([.A160]&gt;=nper;ROUND([.H160];2)&lt;=0);&quot;&quot;;[.A160]+1);IF(OR([.A160]&gt;=nper;[.H160]&lt;=0);&quot;&quot;;[.A160]+1)))" office:value-type="float" office:value="144" calcext:value-type="float">
            <text:p>144</text:p>
          </table:table-cell>
          <table:table-cell table:style-name="ce16" table:formula="of:=IF([.A161]=&quot;&quot;;&quot;&quot;;IF(OR(periods_per_year=26;periods_per_year=52);IF(periods_per_year=26;IF([.A161]=1;fpdate;[.B160]+14);IF(periods_per_year=52;IF([.A161]=1;fpdate;[.B160]+7);&quot;n/a&quot;));IF(periods_per_year=24;DATE(YEAR(fpdate);MONTH(fpdate)+([.A161]-1)/2+IF(AND(DAY(fpdate)&gt;=15;MOD([.A161];2)=0);1;0);IF(MOD([.A161];2)=0;IF(DAY(fpdate)&gt;=15;DAY(fpdate)-14;DAY(fpdate)+14);DAY(fpdate)));IF(DAY(DATE(YEAR(fpdate);MONTH(fpdate)+([.A161]-1)*months_per_period;DAY(fpdate)))&lt;&gt;DAY(fpdate);DATE(YEAR(fpdate);MONTH(fpdate)+([.A161]-1)*months_per_period+1;0);DATE(YEAR(fpdate);MONTH(fpdate)+([.A161]-1)*months_per_period;DAY(fpdate))))))" office:value-type="float" office:value="47453" calcext:value-type="float">
            <text:p>47453</text:p>
          </table:table-cell>
          <table:table-cell table:style-name="ce21" table:formula="of:=IF([.A161]=&quot;&quot;;&quot;&quot;;IF(roundOpt;IF(OR([.A161]=nper;payment&gt;ROUND((1+rate)*[.H160];2));ROUND((1+rate)*[.H160];2);payment);IF(OR([.A161]=nper;payment&gt;(1+rate)*[.H160]);(1+rate)*[.H160];payment)))" office:value-type="float" office:value="858.91" calcext:value-type="float">
            <text:p>858.91</text:p>
          </table:table-cell>
          <table:table-cell table:style-name="ce30"/>
          <table:table-cell table:style-name="ce21"/>
          <table:table-cell table:style-name="ce21" table:formula="of:=IF([.A161]=&quot;&quot;;&quot;&quot;;IF(AND([.A161]=1;pmtType=1);0;IF(roundOpt;ROUND(rate*[.H160];2);rate*[.H160])))" office:value-type="float" office:value="510.51" calcext:value-type="float">
            <text:p>510.51</text:p>
          </table:table-cell>
          <table:table-cell table:style-name="ce21" table:formula="of:=IF([.A161]=&quot;&quot;;&quot;&quot;;[.C161]-[.F161]+[.D161])" office:value-type="float" office:value="348.4" calcext:value-type="float">
            <text:p>348.40</text:p>
          </table:table-cell>
          <table:table-cell table:style-name="ce21" table:formula="of:=IF([.A161]=&quot;&quot;;&quot;&quot;;[.H160]-[.G161])" office:value-type="float" office:value="122173.39" calcext:value-type="float">
            <text:p>122,173.39</text:p>
          </table:table-cell>
          <table:table-cell table:number-columns-repeated="248"/>
        </table:table-row>
        <table:table-row table:style-name="ro3">
          <table:table-cell table:style-name="ce10" table:formula="of:=IF([.H161]=&quot;&quot;;&quot;&quot;;IF(roundOpt;IF(OR([.A161]&gt;=nper;ROUND([.H161];2)&lt;=0);&quot;&quot;;[.A161]+1);IF(OR([.A161]&gt;=nper;[.H161]&lt;=0);&quot;&quot;;[.A161]+1)))" office:value-type="float" office:value="145" calcext:value-type="float">
            <text:p>145</text:p>
          </table:table-cell>
          <table:table-cell table:style-name="ce16" table:formula="of:=IF([.A162]=&quot;&quot;;&quot;&quot;;IF(OR(periods_per_year=26;periods_per_year=52);IF(periods_per_year=26;IF([.A162]=1;fpdate;[.B161]+14);IF(periods_per_year=52;IF([.A162]=1;fpdate;[.B161]+7);&quot;n/a&quot;));IF(periods_per_year=24;DATE(YEAR(fpdate);MONTH(fpdate)+([.A162]-1)/2+IF(AND(DAY(fpdate)&gt;=15;MOD([.A162];2)=0);1;0);IF(MOD([.A162];2)=0;IF(DAY(fpdate)&gt;=15;DAY(fpdate)-14;DAY(fpdate)+14);DAY(fpdate)));IF(DAY(DATE(YEAR(fpdate);MONTH(fpdate)+([.A162]-1)*months_per_period;DAY(fpdate)))&lt;&gt;DAY(fpdate);DATE(YEAR(fpdate);MONTH(fpdate)+([.A162]-1)*months_per_period+1;0);DATE(YEAR(fpdate);MONTH(fpdate)+([.A162]-1)*months_per_period;DAY(fpdate))))))" office:value-type="float" office:value="47484" calcext:value-type="float">
            <text:p>47484</text:p>
          </table:table-cell>
          <table:table-cell table:style-name="ce21" table:formula="of:=IF([.A162]=&quot;&quot;;&quot;&quot;;IF(roundOpt;IF(OR([.A162]=nper;payment&gt;ROUND((1+rate)*[.H161];2));ROUND((1+rate)*[.H161];2);payment);IF(OR([.A162]=nper;payment&gt;(1+rate)*[.H161]);(1+rate)*[.H161];payment)))" office:value-type="float" office:value="858.91" calcext:value-type="float">
            <text:p>858.91</text:p>
          </table:table-cell>
          <table:table-cell table:style-name="ce30"/>
          <table:table-cell table:style-name="ce21"/>
          <table:table-cell table:style-name="ce21" table:formula="of:=IF([.A162]=&quot;&quot;;&quot;&quot;;IF(AND([.A162]=1;pmtType=1);0;IF(roundOpt;ROUND(rate*[.H161];2);rate*[.H161])))" office:value-type="float" office:value="509.06" calcext:value-type="float">
            <text:p>509.06</text:p>
          </table:table-cell>
          <table:table-cell table:style-name="ce21" table:formula="of:=IF([.A162]=&quot;&quot;;&quot;&quot;;[.C162]-[.F162]+[.D162])" office:value-type="float" office:value="349.85" calcext:value-type="float">
            <text:p>349.85</text:p>
          </table:table-cell>
          <table:table-cell table:style-name="ce21" table:formula="of:=IF([.A162]=&quot;&quot;;&quot;&quot;;[.H161]-[.G162])" office:value-type="float" office:value="121823.54" calcext:value-type="float">
            <text:p>121,823.54</text:p>
          </table:table-cell>
          <table:table-cell table:number-columns-repeated="248"/>
        </table:table-row>
        <table:table-row table:style-name="ro3">
          <table:table-cell table:style-name="ce10" table:formula="of:=IF([.H162]=&quot;&quot;;&quot;&quot;;IF(roundOpt;IF(OR([.A162]&gt;=nper;ROUND([.H162];2)&lt;=0);&quot;&quot;;[.A162]+1);IF(OR([.A162]&gt;=nper;[.H162]&lt;=0);&quot;&quot;;[.A162]+1)))" office:value-type="float" office:value="146" calcext:value-type="float">
            <text:p>146</text:p>
          </table:table-cell>
          <table:table-cell table:style-name="ce16" table:formula="of:=IF([.A163]=&quot;&quot;;&quot;&quot;;IF(OR(periods_per_year=26;periods_per_year=52);IF(periods_per_year=26;IF([.A163]=1;fpdate;[.B162]+14);IF(periods_per_year=52;IF([.A163]=1;fpdate;[.B162]+7);&quot;n/a&quot;));IF(periods_per_year=24;DATE(YEAR(fpdate);MONTH(fpdate)+([.A163]-1)/2+IF(AND(DAY(fpdate)&gt;=15;MOD([.A163];2)=0);1;0);IF(MOD([.A163];2)=0;IF(DAY(fpdate)&gt;=15;DAY(fpdate)-14;DAY(fpdate)+14);DAY(fpdate)));IF(DAY(DATE(YEAR(fpdate);MONTH(fpdate)+([.A163]-1)*months_per_period;DAY(fpdate)))&lt;&gt;DAY(fpdate);DATE(YEAR(fpdate);MONTH(fpdate)+([.A163]-1)*months_per_period+1;0);DATE(YEAR(fpdate);MONTH(fpdate)+([.A163]-1)*months_per_period;DAY(fpdate))))))" office:value-type="float" office:value="47515" calcext:value-type="float">
            <text:p>47515</text:p>
          </table:table-cell>
          <table:table-cell table:style-name="ce21" table:formula="of:=IF([.A163]=&quot;&quot;;&quot;&quot;;IF(roundOpt;IF(OR([.A163]=nper;payment&gt;ROUND((1+rate)*[.H162];2));ROUND((1+rate)*[.H162];2);payment);IF(OR([.A163]=nper;payment&gt;(1+rate)*[.H162]);(1+rate)*[.H162];payment)))" office:value-type="float" office:value="858.91" calcext:value-type="float">
            <text:p>858.91</text:p>
          </table:table-cell>
          <table:table-cell table:style-name="ce30"/>
          <table:table-cell table:style-name="ce21"/>
          <table:table-cell table:style-name="ce21" table:formula="of:=IF([.A163]=&quot;&quot;;&quot;&quot;;IF(AND([.A163]=1;pmtType=1);0;IF(roundOpt;ROUND(rate*[.H162];2);rate*[.H162])))" office:value-type="float" office:value="507.6" calcext:value-type="float">
            <text:p>507.60</text:p>
          </table:table-cell>
          <table:table-cell table:style-name="ce21" table:formula="of:=IF([.A163]=&quot;&quot;;&quot;&quot;;[.C163]-[.F163]+[.D163])" office:value-type="float" office:value="351.31" calcext:value-type="float">
            <text:p>351.31</text:p>
          </table:table-cell>
          <table:table-cell table:style-name="ce21" table:formula="of:=IF([.A163]=&quot;&quot;;&quot;&quot;;[.H162]-[.G163])" office:value-type="float" office:value="121472.23" calcext:value-type="float">
            <text:p>121,472.23</text:p>
          </table:table-cell>
          <table:table-cell table:number-columns-repeated="248"/>
        </table:table-row>
        <table:table-row table:style-name="ro3">
          <table:table-cell table:style-name="ce10" table:formula="of:=IF([.H163]=&quot;&quot;;&quot;&quot;;IF(roundOpt;IF(OR([.A163]&gt;=nper;ROUND([.H163];2)&lt;=0);&quot;&quot;;[.A163]+1);IF(OR([.A163]&gt;=nper;[.H163]&lt;=0);&quot;&quot;;[.A163]+1)))" office:value-type="float" office:value="147" calcext:value-type="float">
            <text:p>147</text:p>
          </table:table-cell>
          <table:table-cell table:style-name="ce16" table:formula="of:=IF([.A164]=&quot;&quot;;&quot;&quot;;IF(OR(periods_per_year=26;periods_per_year=52);IF(periods_per_year=26;IF([.A164]=1;fpdate;[.B163]+14);IF(periods_per_year=52;IF([.A164]=1;fpdate;[.B163]+7);&quot;n/a&quot;));IF(periods_per_year=24;DATE(YEAR(fpdate);MONTH(fpdate)+([.A164]-1)/2+IF(AND(DAY(fpdate)&gt;=15;MOD([.A164];2)=0);1;0);IF(MOD([.A164];2)=0;IF(DAY(fpdate)&gt;=15;DAY(fpdate)-14;DAY(fpdate)+14);DAY(fpdate)));IF(DAY(DATE(YEAR(fpdate);MONTH(fpdate)+([.A164]-1)*months_per_period;DAY(fpdate)))&lt;&gt;DAY(fpdate);DATE(YEAR(fpdate);MONTH(fpdate)+([.A164]-1)*months_per_period+1;0);DATE(YEAR(fpdate);MONTH(fpdate)+([.A164]-1)*months_per_period;DAY(fpdate))))))" office:value-type="float" office:value="47543" calcext:value-type="float">
            <text:p>47543</text:p>
          </table:table-cell>
          <table:table-cell table:style-name="ce21" table:formula="of:=IF([.A164]=&quot;&quot;;&quot;&quot;;IF(roundOpt;IF(OR([.A164]=nper;payment&gt;ROUND((1+rate)*[.H163];2));ROUND((1+rate)*[.H163];2);payment);IF(OR([.A164]=nper;payment&gt;(1+rate)*[.H163]);(1+rate)*[.H163];payment)))" office:value-type="float" office:value="858.91" calcext:value-type="float">
            <text:p>858.91</text:p>
          </table:table-cell>
          <table:table-cell table:style-name="ce30"/>
          <table:table-cell table:style-name="ce21"/>
          <table:table-cell table:style-name="ce21" table:formula="of:=IF([.A164]=&quot;&quot;;&quot;&quot;;IF(AND([.A164]=1;pmtType=1);0;IF(roundOpt;ROUND(rate*[.H163];2);rate*[.H163])))" office:value-type="float" office:value="506.13" calcext:value-type="float">
            <text:p>506.13</text:p>
          </table:table-cell>
          <table:table-cell table:style-name="ce21" table:formula="of:=IF([.A164]=&quot;&quot;;&quot;&quot;;[.C164]-[.F164]+[.D164])" office:value-type="float" office:value="352.78" calcext:value-type="float">
            <text:p>352.78</text:p>
          </table:table-cell>
          <table:table-cell table:style-name="ce21" table:formula="of:=IF([.A164]=&quot;&quot;;&quot;&quot;;[.H163]-[.G164])" office:value-type="float" office:value="121119.45" calcext:value-type="float">
            <text:p>121,119.45</text:p>
          </table:table-cell>
          <table:table-cell table:number-columns-repeated="248"/>
        </table:table-row>
        <table:table-row table:style-name="ro3">
          <table:table-cell table:style-name="ce10" table:formula="of:=IF([.H164]=&quot;&quot;;&quot;&quot;;IF(roundOpt;IF(OR([.A164]&gt;=nper;ROUND([.H164];2)&lt;=0);&quot;&quot;;[.A164]+1);IF(OR([.A164]&gt;=nper;[.H164]&lt;=0);&quot;&quot;;[.A164]+1)))" office:value-type="float" office:value="148" calcext:value-type="float">
            <text:p>148</text:p>
          </table:table-cell>
          <table:table-cell table:style-name="ce16" table:formula="of:=IF([.A165]=&quot;&quot;;&quot;&quot;;IF(OR(periods_per_year=26;periods_per_year=52);IF(periods_per_year=26;IF([.A165]=1;fpdate;[.B164]+14);IF(periods_per_year=52;IF([.A165]=1;fpdate;[.B164]+7);&quot;n/a&quot;));IF(periods_per_year=24;DATE(YEAR(fpdate);MONTH(fpdate)+([.A165]-1)/2+IF(AND(DAY(fpdate)&gt;=15;MOD([.A165];2)=0);1;0);IF(MOD([.A165];2)=0;IF(DAY(fpdate)&gt;=15;DAY(fpdate)-14;DAY(fpdate)+14);DAY(fpdate)));IF(DAY(DATE(YEAR(fpdate);MONTH(fpdate)+([.A165]-1)*months_per_period;DAY(fpdate)))&lt;&gt;DAY(fpdate);DATE(YEAR(fpdate);MONTH(fpdate)+([.A165]-1)*months_per_period+1;0);DATE(YEAR(fpdate);MONTH(fpdate)+([.A165]-1)*months_per_period;DAY(fpdate))))))" office:value-type="float" office:value="47574" calcext:value-type="float">
            <text:p>47574</text:p>
          </table:table-cell>
          <table:table-cell table:style-name="ce21" table:formula="of:=IF([.A165]=&quot;&quot;;&quot;&quot;;IF(roundOpt;IF(OR([.A165]=nper;payment&gt;ROUND((1+rate)*[.H164];2));ROUND((1+rate)*[.H164];2);payment);IF(OR([.A165]=nper;payment&gt;(1+rate)*[.H164]);(1+rate)*[.H164];payment)))" office:value-type="float" office:value="858.91" calcext:value-type="float">
            <text:p>858.91</text:p>
          </table:table-cell>
          <table:table-cell table:style-name="ce30"/>
          <table:table-cell table:style-name="ce21"/>
          <table:table-cell table:style-name="ce21" table:formula="of:=IF([.A165]=&quot;&quot;;&quot;&quot;;IF(AND([.A165]=1;pmtType=1);0;IF(roundOpt;ROUND(rate*[.H164];2);rate*[.H164])))" office:value-type="float" office:value="504.66" calcext:value-type="float">
            <text:p>504.66</text:p>
          </table:table-cell>
          <table:table-cell table:style-name="ce21" table:formula="of:=IF([.A165]=&quot;&quot;;&quot;&quot;;[.C165]-[.F165]+[.D165])" office:value-type="float" office:value="354.25" calcext:value-type="float">
            <text:p>354.25</text:p>
          </table:table-cell>
          <table:table-cell table:style-name="ce21" table:formula="of:=IF([.A165]=&quot;&quot;;&quot;&quot;;[.H164]-[.G165])" office:value-type="float" office:value="120765.2" calcext:value-type="float">
            <text:p>120,765.20</text:p>
          </table:table-cell>
          <table:table-cell table:number-columns-repeated="248"/>
        </table:table-row>
        <table:table-row table:style-name="ro3">
          <table:table-cell table:style-name="ce10" table:formula="of:=IF([.H165]=&quot;&quot;;&quot;&quot;;IF(roundOpt;IF(OR([.A165]&gt;=nper;ROUND([.H165];2)&lt;=0);&quot;&quot;;[.A165]+1);IF(OR([.A165]&gt;=nper;[.H165]&lt;=0);&quot;&quot;;[.A165]+1)))" office:value-type="float" office:value="149" calcext:value-type="float">
            <text:p>149</text:p>
          </table:table-cell>
          <table:table-cell table:style-name="ce16" table:formula="of:=IF([.A166]=&quot;&quot;;&quot;&quot;;IF(OR(periods_per_year=26;periods_per_year=52);IF(periods_per_year=26;IF([.A166]=1;fpdate;[.B165]+14);IF(periods_per_year=52;IF([.A166]=1;fpdate;[.B165]+7);&quot;n/a&quot;));IF(periods_per_year=24;DATE(YEAR(fpdate);MONTH(fpdate)+([.A166]-1)/2+IF(AND(DAY(fpdate)&gt;=15;MOD([.A166];2)=0);1;0);IF(MOD([.A166];2)=0;IF(DAY(fpdate)&gt;=15;DAY(fpdate)-14;DAY(fpdate)+14);DAY(fpdate)));IF(DAY(DATE(YEAR(fpdate);MONTH(fpdate)+([.A166]-1)*months_per_period;DAY(fpdate)))&lt;&gt;DAY(fpdate);DATE(YEAR(fpdate);MONTH(fpdate)+([.A166]-1)*months_per_period+1;0);DATE(YEAR(fpdate);MONTH(fpdate)+([.A166]-1)*months_per_period;DAY(fpdate))))))" office:value-type="float" office:value="47604" calcext:value-type="float">
            <text:p>47604</text:p>
          </table:table-cell>
          <table:table-cell table:style-name="ce21" table:formula="of:=IF([.A166]=&quot;&quot;;&quot;&quot;;IF(roundOpt;IF(OR([.A166]=nper;payment&gt;ROUND((1+rate)*[.H165];2));ROUND((1+rate)*[.H165];2);payment);IF(OR([.A166]=nper;payment&gt;(1+rate)*[.H165]);(1+rate)*[.H165];payment)))" office:value-type="float" office:value="858.91" calcext:value-type="float">
            <text:p>858.91</text:p>
          </table:table-cell>
          <table:table-cell table:style-name="ce30"/>
          <table:table-cell table:style-name="ce21"/>
          <table:table-cell table:style-name="ce21" table:formula="of:=IF([.A166]=&quot;&quot;;&quot;&quot;;IF(AND([.A166]=1;pmtType=1);0;IF(roundOpt;ROUND(rate*[.H165];2);rate*[.H165])))" office:value-type="float" office:value="503.19" calcext:value-type="float">
            <text:p>503.19</text:p>
          </table:table-cell>
          <table:table-cell table:style-name="ce21" table:formula="of:=IF([.A166]=&quot;&quot;;&quot;&quot;;[.C166]-[.F166]+[.D166])" office:value-type="float" office:value="355.72" calcext:value-type="float">
            <text:p>355.72</text:p>
          </table:table-cell>
          <table:table-cell table:style-name="ce21" table:formula="of:=IF([.A166]=&quot;&quot;;&quot;&quot;;[.H165]-[.G166])" office:value-type="float" office:value="120409.48" calcext:value-type="float">
            <text:p>120,409.48</text:p>
          </table:table-cell>
          <table:table-cell table:number-columns-repeated="248"/>
        </table:table-row>
        <table:table-row table:style-name="ro3">
          <table:table-cell table:style-name="ce10" table:formula="of:=IF([.H166]=&quot;&quot;;&quot;&quot;;IF(roundOpt;IF(OR([.A166]&gt;=nper;ROUND([.H166];2)&lt;=0);&quot;&quot;;[.A166]+1);IF(OR([.A166]&gt;=nper;[.H166]&lt;=0);&quot;&quot;;[.A166]+1)))" office:value-type="float" office:value="150" calcext:value-type="float">
            <text:p>150</text:p>
          </table:table-cell>
          <table:table-cell table:style-name="ce16" table:formula="of:=IF([.A167]=&quot;&quot;;&quot;&quot;;IF(OR(periods_per_year=26;periods_per_year=52);IF(periods_per_year=26;IF([.A167]=1;fpdate;[.B166]+14);IF(periods_per_year=52;IF([.A167]=1;fpdate;[.B166]+7);&quot;n/a&quot;));IF(periods_per_year=24;DATE(YEAR(fpdate);MONTH(fpdate)+([.A167]-1)/2+IF(AND(DAY(fpdate)&gt;=15;MOD([.A167];2)=0);1;0);IF(MOD([.A167];2)=0;IF(DAY(fpdate)&gt;=15;DAY(fpdate)-14;DAY(fpdate)+14);DAY(fpdate)));IF(DAY(DATE(YEAR(fpdate);MONTH(fpdate)+([.A167]-1)*months_per_period;DAY(fpdate)))&lt;&gt;DAY(fpdate);DATE(YEAR(fpdate);MONTH(fpdate)+([.A167]-1)*months_per_period+1;0);DATE(YEAR(fpdate);MONTH(fpdate)+([.A167]-1)*months_per_period;DAY(fpdate))))))" office:value-type="float" office:value="47635" calcext:value-type="float">
            <text:p>47635</text:p>
          </table:table-cell>
          <table:table-cell table:style-name="ce21" table:formula="of:=IF([.A167]=&quot;&quot;;&quot;&quot;;IF(roundOpt;IF(OR([.A167]=nper;payment&gt;ROUND((1+rate)*[.H166];2));ROUND((1+rate)*[.H166];2);payment);IF(OR([.A167]=nper;payment&gt;(1+rate)*[.H166]);(1+rate)*[.H166];payment)))" office:value-type="float" office:value="858.91" calcext:value-type="float">
            <text:p>858.91</text:p>
          </table:table-cell>
          <table:table-cell table:style-name="ce30"/>
          <table:table-cell table:style-name="ce21"/>
          <table:table-cell table:style-name="ce21" table:formula="of:=IF([.A167]=&quot;&quot;;&quot;&quot;;IF(AND([.A167]=1;pmtType=1);0;IF(roundOpt;ROUND(rate*[.H166];2);rate*[.H166])))" office:value-type="float" office:value="501.71" calcext:value-type="float">
            <text:p>501.71</text:p>
          </table:table-cell>
          <table:table-cell table:style-name="ce21" table:formula="of:=IF([.A167]=&quot;&quot;;&quot;&quot;;[.C167]-[.F167]+[.D167])" office:value-type="float" office:value="357.2" calcext:value-type="float">
            <text:p>357.20</text:p>
          </table:table-cell>
          <table:table-cell table:style-name="ce21" table:formula="of:=IF([.A167]=&quot;&quot;;&quot;&quot;;[.H166]-[.G167])" office:value-type="float" office:value="120052.28" calcext:value-type="float">
            <text:p>120,052.28</text:p>
          </table:table-cell>
          <table:table-cell table:number-columns-repeated="248"/>
        </table:table-row>
        <table:table-row table:style-name="ro3">
          <table:table-cell table:style-name="ce10" table:formula="of:=IF([.H167]=&quot;&quot;;&quot;&quot;;IF(roundOpt;IF(OR([.A167]&gt;=nper;ROUND([.H167];2)&lt;=0);&quot;&quot;;[.A167]+1);IF(OR([.A167]&gt;=nper;[.H167]&lt;=0);&quot;&quot;;[.A167]+1)))" office:value-type="float" office:value="151" calcext:value-type="float">
            <text:p>151</text:p>
          </table:table-cell>
          <table:table-cell table:style-name="ce16" table:formula="of:=IF([.A168]=&quot;&quot;;&quot;&quot;;IF(OR(periods_per_year=26;periods_per_year=52);IF(periods_per_year=26;IF([.A168]=1;fpdate;[.B167]+14);IF(periods_per_year=52;IF([.A168]=1;fpdate;[.B167]+7);&quot;n/a&quot;));IF(periods_per_year=24;DATE(YEAR(fpdate);MONTH(fpdate)+([.A168]-1)/2+IF(AND(DAY(fpdate)&gt;=15;MOD([.A168];2)=0);1;0);IF(MOD([.A168];2)=0;IF(DAY(fpdate)&gt;=15;DAY(fpdate)-14;DAY(fpdate)+14);DAY(fpdate)));IF(DAY(DATE(YEAR(fpdate);MONTH(fpdate)+([.A168]-1)*months_per_period;DAY(fpdate)))&lt;&gt;DAY(fpdate);DATE(YEAR(fpdate);MONTH(fpdate)+([.A168]-1)*months_per_period+1;0);DATE(YEAR(fpdate);MONTH(fpdate)+([.A168]-1)*months_per_period;DAY(fpdate))))))" office:value-type="float" office:value="47665" calcext:value-type="float">
            <text:p>47665</text:p>
          </table:table-cell>
          <table:table-cell table:style-name="ce21" table:formula="of:=IF([.A168]=&quot;&quot;;&quot;&quot;;IF(roundOpt;IF(OR([.A168]=nper;payment&gt;ROUND((1+rate)*[.H167];2));ROUND((1+rate)*[.H167];2);payment);IF(OR([.A168]=nper;payment&gt;(1+rate)*[.H167]);(1+rate)*[.H167];payment)))" office:value-type="float" office:value="858.91" calcext:value-type="float">
            <text:p>858.91</text:p>
          </table:table-cell>
          <table:table-cell table:style-name="ce30"/>
          <table:table-cell table:style-name="ce21"/>
          <table:table-cell table:style-name="ce21" table:formula="of:=IF([.A168]=&quot;&quot;;&quot;&quot;;IF(AND([.A168]=1;pmtType=1);0;IF(roundOpt;ROUND(rate*[.H167];2);rate*[.H167])))" office:value-type="float" office:value="500.22" calcext:value-type="float">
            <text:p>500.22</text:p>
          </table:table-cell>
          <table:table-cell table:style-name="ce21" table:formula="of:=IF([.A168]=&quot;&quot;;&quot;&quot;;[.C168]-[.F168]+[.D168])" office:value-type="float" office:value="358.69" calcext:value-type="float">
            <text:p>358.69</text:p>
          </table:table-cell>
          <table:table-cell table:style-name="ce21" table:formula="of:=IF([.A168]=&quot;&quot;;&quot;&quot;;[.H167]-[.G168])" office:value-type="float" office:value="119693.59" calcext:value-type="float">
            <text:p>119,693.59</text:p>
          </table:table-cell>
          <table:table-cell table:number-columns-repeated="248"/>
        </table:table-row>
        <table:table-row table:style-name="ro3">
          <table:table-cell table:style-name="ce10" table:formula="of:=IF([.H168]=&quot;&quot;;&quot;&quot;;IF(roundOpt;IF(OR([.A168]&gt;=nper;ROUND([.H168];2)&lt;=0);&quot;&quot;;[.A168]+1);IF(OR([.A168]&gt;=nper;[.H168]&lt;=0);&quot;&quot;;[.A168]+1)))" office:value-type="float" office:value="152" calcext:value-type="float">
            <text:p>152</text:p>
          </table:table-cell>
          <table:table-cell table:style-name="ce16" table:formula="of:=IF([.A169]=&quot;&quot;;&quot;&quot;;IF(OR(periods_per_year=26;periods_per_year=52);IF(periods_per_year=26;IF([.A169]=1;fpdate;[.B168]+14);IF(periods_per_year=52;IF([.A169]=1;fpdate;[.B168]+7);&quot;n/a&quot;));IF(periods_per_year=24;DATE(YEAR(fpdate);MONTH(fpdate)+([.A169]-1)/2+IF(AND(DAY(fpdate)&gt;=15;MOD([.A169];2)=0);1;0);IF(MOD([.A169];2)=0;IF(DAY(fpdate)&gt;=15;DAY(fpdate)-14;DAY(fpdate)+14);DAY(fpdate)));IF(DAY(DATE(YEAR(fpdate);MONTH(fpdate)+([.A169]-1)*months_per_period;DAY(fpdate)))&lt;&gt;DAY(fpdate);DATE(YEAR(fpdate);MONTH(fpdate)+([.A169]-1)*months_per_period+1;0);DATE(YEAR(fpdate);MONTH(fpdate)+([.A169]-1)*months_per_period;DAY(fpdate))))))" office:value-type="float" office:value="47696" calcext:value-type="float">
            <text:p>47696</text:p>
          </table:table-cell>
          <table:table-cell table:style-name="ce21" table:formula="of:=IF([.A169]=&quot;&quot;;&quot;&quot;;IF(roundOpt;IF(OR([.A169]=nper;payment&gt;ROUND((1+rate)*[.H168];2));ROUND((1+rate)*[.H168];2);payment);IF(OR([.A169]=nper;payment&gt;(1+rate)*[.H168]);(1+rate)*[.H168];payment)))" office:value-type="float" office:value="858.91" calcext:value-type="float">
            <text:p>858.91</text:p>
          </table:table-cell>
          <table:table-cell table:style-name="ce30"/>
          <table:table-cell table:style-name="ce21"/>
          <table:table-cell table:style-name="ce21" table:formula="of:=IF([.A169]=&quot;&quot;;&quot;&quot;;IF(AND([.A169]=1;pmtType=1);0;IF(roundOpt;ROUND(rate*[.H168];2);rate*[.H168])))" office:value-type="float" office:value="498.72" calcext:value-type="float">
            <text:p>498.72</text:p>
          </table:table-cell>
          <table:table-cell table:style-name="ce21" table:formula="of:=IF([.A169]=&quot;&quot;;&quot;&quot;;[.C169]-[.F169]+[.D169])" office:value-type="float" office:value="360.19" calcext:value-type="float">
            <text:p>360.19</text:p>
          </table:table-cell>
          <table:table-cell table:style-name="ce21" table:formula="of:=IF([.A169]=&quot;&quot;;&quot;&quot;;[.H168]-[.G169])" office:value-type="float" office:value="119333.4" calcext:value-type="float">
            <text:p>119,333.40</text:p>
          </table:table-cell>
          <table:table-cell table:number-columns-repeated="248"/>
        </table:table-row>
        <table:table-row table:style-name="ro3">
          <table:table-cell table:style-name="ce10" table:formula="of:=IF([.H169]=&quot;&quot;;&quot;&quot;;IF(roundOpt;IF(OR([.A169]&gt;=nper;ROUND([.H169];2)&lt;=0);&quot;&quot;;[.A169]+1);IF(OR([.A169]&gt;=nper;[.H169]&lt;=0);&quot;&quot;;[.A169]+1)))" office:value-type="float" office:value="153" calcext:value-type="float">
            <text:p>153</text:p>
          </table:table-cell>
          <table:table-cell table:style-name="ce16" table:formula="of:=IF([.A170]=&quot;&quot;;&quot;&quot;;IF(OR(periods_per_year=26;periods_per_year=52);IF(periods_per_year=26;IF([.A170]=1;fpdate;[.B169]+14);IF(periods_per_year=52;IF([.A170]=1;fpdate;[.B169]+7);&quot;n/a&quot;));IF(periods_per_year=24;DATE(YEAR(fpdate);MONTH(fpdate)+([.A170]-1)/2+IF(AND(DAY(fpdate)&gt;=15;MOD([.A170];2)=0);1;0);IF(MOD([.A170];2)=0;IF(DAY(fpdate)&gt;=15;DAY(fpdate)-14;DAY(fpdate)+14);DAY(fpdate)));IF(DAY(DATE(YEAR(fpdate);MONTH(fpdate)+([.A170]-1)*months_per_period;DAY(fpdate)))&lt;&gt;DAY(fpdate);DATE(YEAR(fpdate);MONTH(fpdate)+([.A170]-1)*months_per_period+1;0);DATE(YEAR(fpdate);MONTH(fpdate)+([.A170]-1)*months_per_period;DAY(fpdate))))))" office:value-type="float" office:value="47727" calcext:value-type="float">
            <text:p>47727</text:p>
          </table:table-cell>
          <table:table-cell table:style-name="ce21" table:formula="of:=IF([.A170]=&quot;&quot;;&quot;&quot;;IF(roundOpt;IF(OR([.A170]=nper;payment&gt;ROUND((1+rate)*[.H169];2));ROUND((1+rate)*[.H169];2);payment);IF(OR([.A170]=nper;payment&gt;(1+rate)*[.H169]);(1+rate)*[.H169];payment)))" office:value-type="float" office:value="858.91" calcext:value-type="float">
            <text:p>858.91</text:p>
          </table:table-cell>
          <table:table-cell table:style-name="ce30"/>
          <table:table-cell table:style-name="ce21"/>
          <table:table-cell table:style-name="ce21" table:formula="of:=IF([.A170]=&quot;&quot;;&quot;&quot;;IF(AND([.A170]=1;pmtType=1);0;IF(roundOpt;ROUND(rate*[.H169];2);rate*[.H169])))" office:value-type="float" office:value="497.22" calcext:value-type="float">
            <text:p>497.22</text:p>
          </table:table-cell>
          <table:table-cell table:style-name="ce21" table:formula="of:=IF([.A170]=&quot;&quot;;&quot;&quot;;[.C170]-[.F170]+[.D170])" office:value-type="float" office:value="361.69" calcext:value-type="float">
            <text:p>361.69</text:p>
          </table:table-cell>
          <table:table-cell table:style-name="ce21" table:formula="of:=IF([.A170]=&quot;&quot;;&quot;&quot;;[.H169]-[.G170])" office:value-type="float" office:value="118971.71" calcext:value-type="float">
            <text:p>118,971.71</text:p>
          </table:table-cell>
          <table:table-cell table:number-columns-repeated="248"/>
        </table:table-row>
        <table:table-row table:style-name="ro3">
          <table:table-cell table:style-name="ce10" table:formula="of:=IF([.H170]=&quot;&quot;;&quot;&quot;;IF(roundOpt;IF(OR([.A170]&gt;=nper;ROUND([.H170];2)&lt;=0);&quot;&quot;;[.A170]+1);IF(OR([.A170]&gt;=nper;[.H170]&lt;=0);&quot;&quot;;[.A170]+1)))" office:value-type="float" office:value="154" calcext:value-type="float">
            <text:p>154</text:p>
          </table:table-cell>
          <table:table-cell table:style-name="ce16" table:formula="of:=IF([.A171]=&quot;&quot;;&quot;&quot;;IF(OR(periods_per_year=26;periods_per_year=52);IF(periods_per_year=26;IF([.A171]=1;fpdate;[.B170]+14);IF(periods_per_year=52;IF([.A171]=1;fpdate;[.B170]+7);&quot;n/a&quot;));IF(periods_per_year=24;DATE(YEAR(fpdate);MONTH(fpdate)+([.A171]-1)/2+IF(AND(DAY(fpdate)&gt;=15;MOD([.A171];2)=0);1;0);IF(MOD([.A171];2)=0;IF(DAY(fpdate)&gt;=15;DAY(fpdate)-14;DAY(fpdate)+14);DAY(fpdate)));IF(DAY(DATE(YEAR(fpdate);MONTH(fpdate)+([.A171]-1)*months_per_period;DAY(fpdate)))&lt;&gt;DAY(fpdate);DATE(YEAR(fpdate);MONTH(fpdate)+([.A171]-1)*months_per_period+1;0);DATE(YEAR(fpdate);MONTH(fpdate)+([.A171]-1)*months_per_period;DAY(fpdate))))))" office:value-type="float" office:value="47757" calcext:value-type="float">
            <text:p>47757</text:p>
          </table:table-cell>
          <table:table-cell table:style-name="ce21" table:formula="of:=IF([.A171]=&quot;&quot;;&quot;&quot;;IF(roundOpt;IF(OR([.A171]=nper;payment&gt;ROUND((1+rate)*[.H170];2));ROUND((1+rate)*[.H170];2);payment);IF(OR([.A171]=nper;payment&gt;(1+rate)*[.H170]);(1+rate)*[.H170];payment)))" office:value-type="float" office:value="858.91" calcext:value-type="float">
            <text:p>858.91</text:p>
          </table:table-cell>
          <table:table-cell table:style-name="ce30"/>
          <table:table-cell table:style-name="ce21"/>
          <table:table-cell table:style-name="ce21" table:formula="of:=IF([.A171]=&quot;&quot;;&quot;&quot;;IF(AND([.A171]=1;pmtType=1);0;IF(roundOpt;ROUND(rate*[.H170];2);rate*[.H170])))" office:value-type="float" office:value="495.72" calcext:value-type="float">
            <text:p>495.72</text:p>
          </table:table-cell>
          <table:table-cell table:style-name="ce21" table:formula="of:=IF([.A171]=&quot;&quot;;&quot;&quot;;[.C171]-[.F171]+[.D171])" office:value-type="float" office:value="363.19" calcext:value-type="float">
            <text:p>363.19</text:p>
          </table:table-cell>
          <table:table-cell table:style-name="ce21" table:formula="of:=IF([.A171]=&quot;&quot;;&quot;&quot;;[.H170]-[.G171])" office:value-type="float" office:value="118608.52" calcext:value-type="float">
            <text:p>118,608.52</text:p>
          </table:table-cell>
          <table:table-cell table:number-columns-repeated="248"/>
        </table:table-row>
        <table:table-row table:style-name="ro3">
          <table:table-cell table:style-name="ce10" table:formula="of:=IF([.H171]=&quot;&quot;;&quot;&quot;;IF(roundOpt;IF(OR([.A171]&gt;=nper;ROUND([.H171];2)&lt;=0);&quot;&quot;;[.A171]+1);IF(OR([.A171]&gt;=nper;[.H171]&lt;=0);&quot;&quot;;[.A171]+1)))" office:value-type="float" office:value="155" calcext:value-type="float">
            <text:p>155</text:p>
          </table:table-cell>
          <table:table-cell table:style-name="ce16" table:formula="of:=IF([.A172]=&quot;&quot;;&quot;&quot;;IF(OR(periods_per_year=26;periods_per_year=52);IF(periods_per_year=26;IF([.A172]=1;fpdate;[.B171]+14);IF(periods_per_year=52;IF([.A172]=1;fpdate;[.B171]+7);&quot;n/a&quot;));IF(periods_per_year=24;DATE(YEAR(fpdate);MONTH(fpdate)+([.A172]-1)/2+IF(AND(DAY(fpdate)&gt;=15;MOD([.A172];2)=0);1;0);IF(MOD([.A172];2)=0;IF(DAY(fpdate)&gt;=15;DAY(fpdate)-14;DAY(fpdate)+14);DAY(fpdate)));IF(DAY(DATE(YEAR(fpdate);MONTH(fpdate)+([.A172]-1)*months_per_period;DAY(fpdate)))&lt;&gt;DAY(fpdate);DATE(YEAR(fpdate);MONTH(fpdate)+([.A172]-1)*months_per_period+1;0);DATE(YEAR(fpdate);MONTH(fpdate)+([.A172]-1)*months_per_period;DAY(fpdate))))))" office:value-type="float" office:value="47788" calcext:value-type="float">
            <text:p>47788</text:p>
          </table:table-cell>
          <table:table-cell table:style-name="ce21" table:formula="of:=IF([.A172]=&quot;&quot;;&quot;&quot;;IF(roundOpt;IF(OR([.A172]=nper;payment&gt;ROUND((1+rate)*[.H171];2));ROUND((1+rate)*[.H171];2);payment);IF(OR([.A172]=nper;payment&gt;(1+rate)*[.H171]);(1+rate)*[.H171];payment)))" office:value-type="float" office:value="858.91" calcext:value-type="float">
            <text:p>858.91</text:p>
          </table:table-cell>
          <table:table-cell table:style-name="ce30"/>
          <table:table-cell table:style-name="ce21"/>
          <table:table-cell table:style-name="ce21" table:formula="of:=IF([.A172]=&quot;&quot;;&quot;&quot;;IF(AND([.A172]=1;pmtType=1);0;IF(roundOpt;ROUND(rate*[.H171];2);rate*[.H171])))" office:value-type="float" office:value="494.2" calcext:value-type="float">
            <text:p>494.20</text:p>
          </table:table-cell>
          <table:table-cell table:style-name="ce21" table:formula="of:=IF([.A172]=&quot;&quot;;&quot;&quot;;[.C172]-[.F172]+[.D172])" office:value-type="float" office:value="364.71" calcext:value-type="float">
            <text:p>364.71</text:p>
          </table:table-cell>
          <table:table-cell table:style-name="ce21" table:formula="of:=IF([.A172]=&quot;&quot;;&quot;&quot;;[.H171]-[.G172])" office:value-type="float" office:value="118243.81" calcext:value-type="float">
            <text:p>118,243.81</text:p>
          </table:table-cell>
          <table:table-cell table:number-columns-repeated="248"/>
        </table:table-row>
        <table:table-row table:style-name="ro3">
          <table:table-cell table:style-name="ce10" table:formula="of:=IF([.H172]=&quot;&quot;;&quot;&quot;;IF(roundOpt;IF(OR([.A172]&gt;=nper;ROUND([.H172];2)&lt;=0);&quot;&quot;;[.A172]+1);IF(OR([.A172]&gt;=nper;[.H172]&lt;=0);&quot;&quot;;[.A172]+1)))" office:value-type="float" office:value="156" calcext:value-type="float">
            <text:p>156</text:p>
          </table:table-cell>
          <table:table-cell table:style-name="ce16" table:formula="of:=IF([.A173]=&quot;&quot;;&quot;&quot;;IF(OR(periods_per_year=26;periods_per_year=52);IF(periods_per_year=26;IF([.A173]=1;fpdate;[.B172]+14);IF(periods_per_year=52;IF([.A173]=1;fpdate;[.B172]+7);&quot;n/a&quot;));IF(periods_per_year=24;DATE(YEAR(fpdate);MONTH(fpdate)+([.A173]-1)/2+IF(AND(DAY(fpdate)&gt;=15;MOD([.A173];2)=0);1;0);IF(MOD([.A173];2)=0;IF(DAY(fpdate)&gt;=15;DAY(fpdate)-14;DAY(fpdate)+14);DAY(fpdate)));IF(DAY(DATE(YEAR(fpdate);MONTH(fpdate)+([.A173]-1)*months_per_period;DAY(fpdate)))&lt;&gt;DAY(fpdate);DATE(YEAR(fpdate);MONTH(fpdate)+([.A173]-1)*months_per_period+1;0);DATE(YEAR(fpdate);MONTH(fpdate)+([.A173]-1)*months_per_period;DAY(fpdate))))))" office:value-type="float" office:value="47818" calcext:value-type="float">
            <text:p>47818</text:p>
          </table:table-cell>
          <table:table-cell table:style-name="ce21" table:formula="of:=IF([.A173]=&quot;&quot;;&quot;&quot;;IF(roundOpt;IF(OR([.A173]=nper;payment&gt;ROUND((1+rate)*[.H172];2));ROUND((1+rate)*[.H172];2);payment);IF(OR([.A173]=nper;payment&gt;(1+rate)*[.H172]);(1+rate)*[.H172];payment)))" office:value-type="float" office:value="858.91" calcext:value-type="float">
            <text:p>858.91</text:p>
          </table:table-cell>
          <table:table-cell table:style-name="ce30"/>
          <table:table-cell table:style-name="ce21"/>
          <table:table-cell table:style-name="ce21" table:formula="of:=IF([.A173]=&quot;&quot;;&quot;&quot;;IF(AND([.A173]=1;pmtType=1);0;IF(roundOpt;ROUND(rate*[.H172];2);rate*[.H172])))" office:value-type="float" office:value="492.68" calcext:value-type="float">
            <text:p>492.68</text:p>
          </table:table-cell>
          <table:table-cell table:style-name="ce21" table:formula="of:=IF([.A173]=&quot;&quot;;&quot;&quot;;[.C173]-[.F173]+[.D173])" office:value-type="float" office:value="366.23" calcext:value-type="float">
            <text:p>366.23</text:p>
          </table:table-cell>
          <table:table-cell table:style-name="ce21" table:formula="of:=IF([.A173]=&quot;&quot;;&quot;&quot;;[.H172]-[.G173])" office:value-type="float" office:value="117877.58" calcext:value-type="float">
            <text:p>117,877.58</text:p>
          </table:table-cell>
          <table:table-cell table:number-columns-repeated="248"/>
        </table:table-row>
        <table:table-row table:style-name="ro3">
          <table:table-cell table:style-name="ce10" table:formula="of:=IF([.H173]=&quot;&quot;;&quot;&quot;;IF(roundOpt;IF(OR([.A173]&gt;=nper;ROUND([.H173];2)&lt;=0);&quot;&quot;;[.A173]+1);IF(OR([.A173]&gt;=nper;[.H173]&lt;=0);&quot;&quot;;[.A173]+1)))" office:value-type="float" office:value="157" calcext:value-type="float">
            <text:p>157</text:p>
          </table:table-cell>
          <table:table-cell table:style-name="ce16" table:formula="of:=IF([.A174]=&quot;&quot;;&quot;&quot;;IF(OR(periods_per_year=26;periods_per_year=52);IF(periods_per_year=26;IF([.A174]=1;fpdate;[.B173]+14);IF(periods_per_year=52;IF([.A174]=1;fpdate;[.B173]+7);&quot;n/a&quot;));IF(periods_per_year=24;DATE(YEAR(fpdate);MONTH(fpdate)+([.A174]-1)/2+IF(AND(DAY(fpdate)&gt;=15;MOD([.A174];2)=0);1;0);IF(MOD([.A174];2)=0;IF(DAY(fpdate)&gt;=15;DAY(fpdate)-14;DAY(fpdate)+14);DAY(fpdate)));IF(DAY(DATE(YEAR(fpdate);MONTH(fpdate)+([.A174]-1)*months_per_period;DAY(fpdate)))&lt;&gt;DAY(fpdate);DATE(YEAR(fpdate);MONTH(fpdate)+([.A174]-1)*months_per_period+1;0);DATE(YEAR(fpdate);MONTH(fpdate)+([.A174]-1)*months_per_period;DAY(fpdate))))))" office:value-type="float" office:value="47849" calcext:value-type="float">
            <text:p>47849</text:p>
          </table:table-cell>
          <table:table-cell table:style-name="ce21" table:formula="of:=IF([.A174]=&quot;&quot;;&quot;&quot;;IF(roundOpt;IF(OR([.A174]=nper;payment&gt;ROUND((1+rate)*[.H173];2));ROUND((1+rate)*[.H173];2);payment);IF(OR([.A174]=nper;payment&gt;(1+rate)*[.H173]);(1+rate)*[.H173];payment)))" office:value-type="float" office:value="858.91" calcext:value-type="float">
            <text:p>858.91</text:p>
          </table:table-cell>
          <table:table-cell table:style-name="ce30"/>
          <table:table-cell table:style-name="ce21"/>
          <table:table-cell table:style-name="ce21" table:formula="of:=IF([.A174]=&quot;&quot;;&quot;&quot;;IF(AND([.A174]=1;pmtType=1);0;IF(roundOpt;ROUND(rate*[.H173];2);rate*[.H173])))" office:value-type="float" office:value="491.16" calcext:value-type="float">
            <text:p>491.16</text:p>
          </table:table-cell>
          <table:table-cell table:style-name="ce21" table:formula="of:=IF([.A174]=&quot;&quot;;&quot;&quot;;[.C174]-[.F174]+[.D174])" office:value-type="float" office:value="367.75" calcext:value-type="float">
            <text:p>367.75</text:p>
          </table:table-cell>
          <table:table-cell table:style-name="ce21" table:formula="of:=IF([.A174]=&quot;&quot;;&quot;&quot;;[.H173]-[.G174])" office:value-type="float" office:value="117509.83" calcext:value-type="float">
            <text:p>117,509.83</text:p>
          </table:table-cell>
          <table:table-cell table:number-columns-repeated="248"/>
        </table:table-row>
        <table:table-row table:style-name="ro3">
          <table:table-cell table:style-name="ce10" table:formula="of:=IF([.H174]=&quot;&quot;;&quot;&quot;;IF(roundOpt;IF(OR([.A174]&gt;=nper;ROUND([.H174];2)&lt;=0);&quot;&quot;;[.A174]+1);IF(OR([.A174]&gt;=nper;[.H174]&lt;=0);&quot;&quot;;[.A174]+1)))" office:value-type="float" office:value="158" calcext:value-type="float">
            <text:p>158</text:p>
          </table:table-cell>
          <table:table-cell table:style-name="ce16" table:formula="of:=IF([.A175]=&quot;&quot;;&quot;&quot;;IF(OR(periods_per_year=26;periods_per_year=52);IF(periods_per_year=26;IF([.A175]=1;fpdate;[.B174]+14);IF(periods_per_year=52;IF([.A175]=1;fpdate;[.B174]+7);&quot;n/a&quot;));IF(periods_per_year=24;DATE(YEAR(fpdate);MONTH(fpdate)+([.A175]-1)/2+IF(AND(DAY(fpdate)&gt;=15;MOD([.A175];2)=0);1;0);IF(MOD([.A175];2)=0;IF(DAY(fpdate)&gt;=15;DAY(fpdate)-14;DAY(fpdate)+14);DAY(fpdate)));IF(DAY(DATE(YEAR(fpdate);MONTH(fpdate)+([.A175]-1)*months_per_period;DAY(fpdate)))&lt;&gt;DAY(fpdate);DATE(YEAR(fpdate);MONTH(fpdate)+([.A175]-1)*months_per_period+1;0);DATE(YEAR(fpdate);MONTH(fpdate)+([.A175]-1)*months_per_period;DAY(fpdate))))))" office:value-type="float" office:value="47880" calcext:value-type="float">
            <text:p>47880</text:p>
          </table:table-cell>
          <table:table-cell table:style-name="ce21" table:formula="of:=IF([.A175]=&quot;&quot;;&quot;&quot;;IF(roundOpt;IF(OR([.A175]=nper;payment&gt;ROUND((1+rate)*[.H174];2));ROUND((1+rate)*[.H174];2);payment);IF(OR([.A175]=nper;payment&gt;(1+rate)*[.H174]);(1+rate)*[.H174];payment)))" office:value-type="float" office:value="858.91" calcext:value-type="float">
            <text:p>858.91</text:p>
          </table:table-cell>
          <table:table-cell table:style-name="ce30"/>
          <table:table-cell table:style-name="ce21"/>
          <table:table-cell table:style-name="ce21" table:formula="of:=IF([.A175]=&quot;&quot;;&quot;&quot;;IF(AND([.A175]=1;pmtType=1);0;IF(roundOpt;ROUND(rate*[.H174];2);rate*[.H174])))" office:value-type="float" office:value="489.62" calcext:value-type="float">
            <text:p>489.62</text:p>
          </table:table-cell>
          <table:table-cell table:style-name="ce21" table:formula="of:=IF([.A175]=&quot;&quot;;&quot;&quot;;[.C175]-[.F175]+[.D175])" office:value-type="float" office:value="369.29" calcext:value-type="float">
            <text:p>369.29</text:p>
          </table:table-cell>
          <table:table-cell table:style-name="ce21" table:formula="of:=IF([.A175]=&quot;&quot;;&quot;&quot;;[.H174]-[.G175])" office:value-type="float" office:value="117140.54" calcext:value-type="float">
            <text:p>117,140.54</text:p>
          </table:table-cell>
          <table:table-cell table:number-columns-repeated="248"/>
        </table:table-row>
        <table:table-row table:style-name="ro3">
          <table:table-cell table:style-name="ce10" table:formula="of:=IF([.H175]=&quot;&quot;;&quot;&quot;;IF(roundOpt;IF(OR([.A175]&gt;=nper;ROUND([.H175];2)&lt;=0);&quot;&quot;;[.A175]+1);IF(OR([.A175]&gt;=nper;[.H175]&lt;=0);&quot;&quot;;[.A175]+1)))" office:value-type="float" office:value="159" calcext:value-type="float">
            <text:p>159</text:p>
          </table:table-cell>
          <table:table-cell table:style-name="ce16" table:formula="of:=IF([.A176]=&quot;&quot;;&quot;&quot;;IF(OR(periods_per_year=26;periods_per_year=52);IF(periods_per_year=26;IF([.A176]=1;fpdate;[.B175]+14);IF(periods_per_year=52;IF([.A176]=1;fpdate;[.B175]+7);&quot;n/a&quot;));IF(periods_per_year=24;DATE(YEAR(fpdate);MONTH(fpdate)+([.A176]-1)/2+IF(AND(DAY(fpdate)&gt;=15;MOD([.A176];2)=0);1;0);IF(MOD([.A176];2)=0;IF(DAY(fpdate)&gt;=15;DAY(fpdate)-14;DAY(fpdate)+14);DAY(fpdate)));IF(DAY(DATE(YEAR(fpdate);MONTH(fpdate)+([.A176]-1)*months_per_period;DAY(fpdate)))&lt;&gt;DAY(fpdate);DATE(YEAR(fpdate);MONTH(fpdate)+([.A176]-1)*months_per_period+1;0);DATE(YEAR(fpdate);MONTH(fpdate)+([.A176]-1)*months_per_period;DAY(fpdate))))))" office:value-type="float" office:value="47908" calcext:value-type="float">
            <text:p>47908</text:p>
          </table:table-cell>
          <table:table-cell table:style-name="ce21" table:formula="of:=IF([.A176]=&quot;&quot;;&quot;&quot;;IF(roundOpt;IF(OR([.A176]=nper;payment&gt;ROUND((1+rate)*[.H175];2));ROUND((1+rate)*[.H175];2);payment);IF(OR([.A176]=nper;payment&gt;(1+rate)*[.H175]);(1+rate)*[.H175];payment)))" office:value-type="float" office:value="858.91" calcext:value-type="float">
            <text:p>858.91</text:p>
          </table:table-cell>
          <table:table-cell table:style-name="ce30"/>
          <table:table-cell table:style-name="ce21"/>
          <table:table-cell table:style-name="ce21" table:formula="of:=IF([.A176]=&quot;&quot;;&quot;&quot;;IF(AND([.A176]=1;pmtType=1);0;IF(roundOpt;ROUND(rate*[.H175];2);rate*[.H175])))" office:value-type="float" office:value="488.09" calcext:value-type="float">
            <text:p>488.09</text:p>
          </table:table-cell>
          <table:table-cell table:style-name="ce21" table:formula="of:=IF([.A176]=&quot;&quot;;&quot;&quot;;[.C176]-[.F176]+[.D176])" office:value-type="float" office:value="370.82" calcext:value-type="float">
            <text:p>370.82</text:p>
          </table:table-cell>
          <table:table-cell table:style-name="ce21" table:formula="of:=IF([.A176]=&quot;&quot;;&quot;&quot;;[.H175]-[.G176])" office:value-type="float" office:value="116769.72" calcext:value-type="float">
            <text:p>116,769.72</text:p>
          </table:table-cell>
          <table:table-cell table:number-columns-repeated="248"/>
        </table:table-row>
        <table:table-row table:style-name="ro3">
          <table:table-cell table:style-name="ce10" table:formula="of:=IF([.H176]=&quot;&quot;;&quot;&quot;;IF(roundOpt;IF(OR([.A176]&gt;=nper;ROUND([.H176];2)&lt;=0);&quot;&quot;;[.A176]+1);IF(OR([.A176]&gt;=nper;[.H176]&lt;=0);&quot;&quot;;[.A176]+1)))" office:value-type="float" office:value="160" calcext:value-type="float">
            <text:p>160</text:p>
          </table:table-cell>
          <table:table-cell table:style-name="ce16" table:formula="of:=IF([.A177]=&quot;&quot;;&quot;&quot;;IF(OR(periods_per_year=26;periods_per_year=52);IF(periods_per_year=26;IF([.A177]=1;fpdate;[.B176]+14);IF(periods_per_year=52;IF([.A177]=1;fpdate;[.B176]+7);&quot;n/a&quot;));IF(periods_per_year=24;DATE(YEAR(fpdate);MONTH(fpdate)+([.A177]-1)/2+IF(AND(DAY(fpdate)&gt;=15;MOD([.A177];2)=0);1;0);IF(MOD([.A177];2)=0;IF(DAY(fpdate)&gt;=15;DAY(fpdate)-14;DAY(fpdate)+14);DAY(fpdate)));IF(DAY(DATE(YEAR(fpdate);MONTH(fpdate)+([.A177]-1)*months_per_period;DAY(fpdate)))&lt;&gt;DAY(fpdate);DATE(YEAR(fpdate);MONTH(fpdate)+([.A177]-1)*months_per_period+1;0);DATE(YEAR(fpdate);MONTH(fpdate)+([.A177]-1)*months_per_period;DAY(fpdate))))))" office:value-type="float" office:value="47939" calcext:value-type="float">
            <text:p>47939</text:p>
          </table:table-cell>
          <table:table-cell table:style-name="ce21" table:formula="of:=IF([.A177]=&quot;&quot;;&quot;&quot;;IF(roundOpt;IF(OR([.A177]=nper;payment&gt;ROUND((1+rate)*[.H176];2));ROUND((1+rate)*[.H176];2);payment);IF(OR([.A177]=nper;payment&gt;(1+rate)*[.H176]);(1+rate)*[.H176];payment)))" office:value-type="float" office:value="858.91" calcext:value-type="float">
            <text:p>858.91</text:p>
          </table:table-cell>
          <table:table-cell table:style-name="ce30"/>
          <table:table-cell table:style-name="ce21"/>
          <table:table-cell table:style-name="ce21" table:formula="of:=IF([.A177]=&quot;&quot;;&quot;&quot;;IF(AND([.A177]=1;pmtType=1);0;IF(roundOpt;ROUND(rate*[.H176];2);rate*[.H176])))" office:value-type="float" office:value="486.54" calcext:value-type="float">
            <text:p>486.54</text:p>
          </table:table-cell>
          <table:table-cell table:style-name="ce21" table:formula="of:=IF([.A177]=&quot;&quot;;&quot;&quot;;[.C177]-[.F177]+[.D177])" office:value-type="float" office:value="372.37" calcext:value-type="float">
            <text:p>372.37</text:p>
          </table:table-cell>
          <table:table-cell table:style-name="ce21" table:formula="of:=IF([.A177]=&quot;&quot;;&quot;&quot;;[.H176]-[.G177])" office:value-type="float" office:value="116397.35" calcext:value-type="float">
            <text:p>116,397.35</text:p>
          </table:table-cell>
          <table:table-cell table:number-columns-repeated="248"/>
        </table:table-row>
        <table:table-row table:style-name="ro3">
          <table:table-cell table:style-name="ce10" table:formula="of:=IF([.H177]=&quot;&quot;;&quot;&quot;;IF(roundOpt;IF(OR([.A177]&gt;=nper;ROUND([.H177];2)&lt;=0);&quot;&quot;;[.A177]+1);IF(OR([.A177]&gt;=nper;[.H177]&lt;=0);&quot;&quot;;[.A177]+1)))" office:value-type="float" office:value="161" calcext:value-type="float">
            <text:p>161</text:p>
          </table:table-cell>
          <table:table-cell table:style-name="ce16" table:formula="of:=IF([.A178]=&quot;&quot;;&quot;&quot;;IF(OR(periods_per_year=26;periods_per_year=52);IF(periods_per_year=26;IF([.A178]=1;fpdate;[.B177]+14);IF(periods_per_year=52;IF([.A178]=1;fpdate;[.B177]+7);&quot;n/a&quot;));IF(periods_per_year=24;DATE(YEAR(fpdate);MONTH(fpdate)+([.A178]-1)/2+IF(AND(DAY(fpdate)&gt;=15;MOD([.A178];2)=0);1;0);IF(MOD([.A178];2)=0;IF(DAY(fpdate)&gt;=15;DAY(fpdate)-14;DAY(fpdate)+14);DAY(fpdate)));IF(DAY(DATE(YEAR(fpdate);MONTH(fpdate)+([.A178]-1)*months_per_period;DAY(fpdate)))&lt;&gt;DAY(fpdate);DATE(YEAR(fpdate);MONTH(fpdate)+([.A178]-1)*months_per_period+1;0);DATE(YEAR(fpdate);MONTH(fpdate)+([.A178]-1)*months_per_period;DAY(fpdate))))))" office:value-type="float" office:value="47969" calcext:value-type="float">
            <text:p>47969</text:p>
          </table:table-cell>
          <table:table-cell table:style-name="ce21" table:formula="of:=IF([.A178]=&quot;&quot;;&quot;&quot;;IF(roundOpt;IF(OR([.A178]=nper;payment&gt;ROUND((1+rate)*[.H177];2));ROUND((1+rate)*[.H177];2);payment);IF(OR([.A178]=nper;payment&gt;(1+rate)*[.H177]);(1+rate)*[.H177];payment)))" office:value-type="float" office:value="858.91" calcext:value-type="float">
            <text:p>858.91</text:p>
          </table:table-cell>
          <table:table-cell table:style-name="ce30"/>
          <table:table-cell table:style-name="ce21"/>
          <table:table-cell table:style-name="ce21" table:formula="of:=IF([.A178]=&quot;&quot;;&quot;&quot;;IF(AND([.A178]=1;pmtType=1);0;IF(roundOpt;ROUND(rate*[.H177];2);rate*[.H177])))" office:value-type="float" office:value="484.99" calcext:value-type="float">
            <text:p>484.99</text:p>
          </table:table-cell>
          <table:table-cell table:style-name="ce21" table:formula="of:=IF([.A178]=&quot;&quot;;&quot;&quot;;[.C178]-[.F178]+[.D178])" office:value-type="float" office:value="373.92" calcext:value-type="float">
            <text:p>373.92</text:p>
          </table:table-cell>
          <table:table-cell table:style-name="ce21" table:formula="of:=IF([.A178]=&quot;&quot;;&quot;&quot;;[.H177]-[.G178])" office:value-type="float" office:value="116023.43" calcext:value-type="float">
            <text:p>116,023.43</text:p>
          </table:table-cell>
          <table:table-cell table:number-columns-repeated="248"/>
        </table:table-row>
        <table:table-row table:style-name="ro3">
          <table:table-cell table:style-name="ce10" table:formula="of:=IF([.H178]=&quot;&quot;;&quot;&quot;;IF(roundOpt;IF(OR([.A178]&gt;=nper;ROUND([.H178];2)&lt;=0);&quot;&quot;;[.A178]+1);IF(OR([.A178]&gt;=nper;[.H178]&lt;=0);&quot;&quot;;[.A178]+1)))" office:value-type="float" office:value="162" calcext:value-type="float">
            <text:p>162</text:p>
          </table:table-cell>
          <table:table-cell table:style-name="ce16" table:formula="of:=IF([.A179]=&quot;&quot;;&quot;&quot;;IF(OR(periods_per_year=26;periods_per_year=52);IF(periods_per_year=26;IF([.A179]=1;fpdate;[.B178]+14);IF(periods_per_year=52;IF([.A179]=1;fpdate;[.B178]+7);&quot;n/a&quot;));IF(periods_per_year=24;DATE(YEAR(fpdate);MONTH(fpdate)+([.A179]-1)/2+IF(AND(DAY(fpdate)&gt;=15;MOD([.A179];2)=0);1;0);IF(MOD([.A179];2)=0;IF(DAY(fpdate)&gt;=15;DAY(fpdate)-14;DAY(fpdate)+14);DAY(fpdate)));IF(DAY(DATE(YEAR(fpdate);MONTH(fpdate)+([.A179]-1)*months_per_period;DAY(fpdate)))&lt;&gt;DAY(fpdate);DATE(YEAR(fpdate);MONTH(fpdate)+([.A179]-1)*months_per_period+1;0);DATE(YEAR(fpdate);MONTH(fpdate)+([.A179]-1)*months_per_period;DAY(fpdate))))))" office:value-type="float" office:value="48000" calcext:value-type="float">
            <text:p>48000</text:p>
          </table:table-cell>
          <table:table-cell table:style-name="ce21" table:formula="of:=IF([.A179]=&quot;&quot;;&quot;&quot;;IF(roundOpt;IF(OR([.A179]=nper;payment&gt;ROUND((1+rate)*[.H178];2));ROUND((1+rate)*[.H178];2);payment);IF(OR([.A179]=nper;payment&gt;(1+rate)*[.H178]);(1+rate)*[.H178];payment)))" office:value-type="float" office:value="858.91" calcext:value-type="float">
            <text:p>858.91</text:p>
          </table:table-cell>
          <table:table-cell table:style-name="ce30"/>
          <table:table-cell table:style-name="ce21"/>
          <table:table-cell table:style-name="ce21" table:formula="of:=IF([.A179]=&quot;&quot;;&quot;&quot;;IF(AND([.A179]=1;pmtType=1);0;IF(roundOpt;ROUND(rate*[.H178];2);rate*[.H178])))" office:value-type="float" office:value="483.43" calcext:value-type="float">
            <text:p>483.43</text:p>
          </table:table-cell>
          <table:table-cell table:style-name="ce21" table:formula="of:=IF([.A179]=&quot;&quot;;&quot;&quot;;[.C179]-[.F179]+[.D179])" office:value-type="float" office:value="375.48" calcext:value-type="float">
            <text:p>375.48</text:p>
          </table:table-cell>
          <table:table-cell table:style-name="ce21" table:formula="of:=IF([.A179]=&quot;&quot;;&quot;&quot;;[.H178]-[.G179])" office:value-type="float" office:value="115647.95" calcext:value-type="float">
            <text:p>115,647.95</text:p>
          </table:table-cell>
          <table:table-cell table:number-columns-repeated="248"/>
        </table:table-row>
        <table:table-row table:style-name="ro3">
          <table:table-cell table:style-name="ce10" table:formula="of:=IF([.H179]=&quot;&quot;;&quot;&quot;;IF(roundOpt;IF(OR([.A179]&gt;=nper;ROUND([.H179];2)&lt;=0);&quot;&quot;;[.A179]+1);IF(OR([.A179]&gt;=nper;[.H179]&lt;=0);&quot;&quot;;[.A179]+1)))" office:value-type="float" office:value="163" calcext:value-type="float">
            <text:p>163</text:p>
          </table:table-cell>
          <table:table-cell table:style-name="ce16" table:formula="of:=IF([.A180]=&quot;&quot;;&quot;&quot;;IF(OR(periods_per_year=26;periods_per_year=52);IF(periods_per_year=26;IF([.A180]=1;fpdate;[.B179]+14);IF(periods_per_year=52;IF([.A180]=1;fpdate;[.B179]+7);&quot;n/a&quot;));IF(periods_per_year=24;DATE(YEAR(fpdate);MONTH(fpdate)+([.A180]-1)/2+IF(AND(DAY(fpdate)&gt;=15;MOD([.A180];2)=0);1;0);IF(MOD([.A180];2)=0;IF(DAY(fpdate)&gt;=15;DAY(fpdate)-14;DAY(fpdate)+14);DAY(fpdate)));IF(DAY(DATE(YEAR(fpdate);MONTH(fpdate)+([.A180]-1)*months_per_period;DAY(fpdate)))&lt;&gt;DAY(fpdate);DATE(YEAR(fpdate);MONTH(fpdate)+([.A180]-1)*months_per_period+1;0);DATE(YEAR(fpdate);MONTH(fpdate)+([.A180]-1)*months_per_period;DAY(fpdate))))))" office:value-type="float" office:value="48030" calcext:value-type="float">
            <text:p>48030</text:p>
          </table:table-cell>
          <table:table-cell table:style-name="ce21" table:formula="of:=IF([.A180]=&quot;&quot;;&quot;&quot;;IF(roundOpt;IF(OR([.A180]=nper;payment&gt;ROUND((1+rate)*[.H179];2));ROUND((1+rate)*[.H179];2);payment);IF(OR([.A180]=nper;payment&gt;(1+rate)*[.H179]);(1+rate)*[.H179];payment)))" office:value-type="float" office:value="858.91" calcext:value-type="float">
            <text:p>858.91</text:p>
          </table:table-cell>
          <table:table-cell table:style-name="ce30"/>
          <table:table-cell table:style-name="ce21"/>
          <table:table-cell table:style-name="ce21" table:formula="of:=IF([.A180]=&quot;&quot;;&quot;&quot;;IF(AND([.A180]=1;pmtType=1);0;IF(roundOpt;ROUND(rate*[.H179];2);rate*[.H179])))" office:value-type="float" office:value="481.87" calcext:value-type="float">
            <text:p>481.87</text:p>
          </table:table-cell>
          <table:table-cell table:style-name="ce21" table:formula="of:=IF([.A180]=&quot;&quot;;&quot;&quot;;[.C180]-[.F180]+[.D180])" office:value-type="float" office:value="377.04" calcext:value-type="float">
            <text:p>377.04</text:p>
          </table:table-cell>
          <table:table-cell table:style-name="ce21" table:formula="of:=IF([.A180]=&quot;&quot;;&quot;&quot;;[.H179]-[.G180])" office:value-type="float" office:value="115270.91" calcext:value-type="float">
            <text:p>115,270.91</text:p>
          </table:table-cell>
          <table:table-cell table:number-columns-repeated="248"/>
        </table:table-row>
        <table:table-row table:style-name="ro3">
          <table:table-cell table:style-name="ce10" table:formula="of:=IF([.H180]=&quot;&quot;;&quot;&quot;;IF(roundOpt;IF(OR([.A180]&gt;=nper;ROUND([.H180];2)&lt;=0);&quot;&quot;;[.A180]+1);IF(OR([.A180]&gt;=nper;[.H180]&lt;=0);&quot;&quot;;[.A180]+1)))" office:value-type="float" office:value="164" calcext:value-type="float">
            <text:p>164</text:p>
          </table:table-cell>
          <table:table-cell table:style-name="ce16" table:formula="of:=IF([.A181]=&quot;&quot;;&quot;&quot;;IF(OR(periods_per_year=26;periods_per_year=52);IF(periods_per_year=26;IF([.A181]=1;fpdate;[.B180]+14);IF(periods_per_year=52;IF([.A181]=1;fpdate;[.B180]+7);&quot;n/a&quot;));IF(periods_per_year=24;DATE(YEAR(fpdate);MONTH(fpdate)+([.A181]-1)/2+IF(AND(DAY(fpdate)&gt;=15;MOD([.A181];2)=0);1;0);IF(MOD([.A181];2)=0;IF(DAY(fpdate)&gt;=15;DAY(fpdate)-14;DAY(fpdate)+14);DAY(fpdate)));IF(DAY(DATE(YEAR(fpdate);MONTH(fpdate)+([.A181]-1)*months_per_period;DAY(fpdate)))&lt;&gt;DAY(fpdate);DATE(YEAR(fpdate);MONTH(fpdate)+([.A181]-1)*months_per_period+1;0);DATE(YEAR(fpdate);MONTH(fpdate)+([.A181]-1)*months_per_period;DAY(fpdate))))))" office:value-type="float" office:value="48061" calcext:value-type="float">
            <text:p>48061</text:p>
          </table:table-cell>
          <table:table-cell table:style-name="ce21" table:formula="of:=IF([.A181]=&quot;&quot;;&quot;&quot;;IF(roundOpt;IF(OR([.A181]=nper;payment&gt;ROUND((1+rate)*[.H180];2));ROUND((1+rate)*[.H180];2);payment);IF(OR([.A181]=nper;payment&gt;(1+rate)*[.H180]);(1+rate)*[.H180];payment)))" office:value-type="float" office:value="858.91" calcext:value-type="float">
            <text:p>858.91</text:p>
          </table:table-cell>
          <table:table-cell table:style-name="ce30"/>
          <table:table-cell table:style-name="ce21"/>
          <table:table-cell table:style-name="ce21" table:formula="of:=IF([.A181]=&quot;&quot;;&quot;&quot;;IF(AND([.A181]=1;pmtType=1);0;IF(roundOpt;ROUND(rate*[.H180];2);rate*[.H180])))" office:value-type="float" office:value="480.3" calcext:value-type="float">
            <text:p>480.30</text:p>
          </table:table-cell>
          <table:table-cell table:style-name="ce21" table:formula="of:=IF([.A181]=&quot;&quot;;&quot;&quot;;[.C181]-[.F181]+[.D181])" office:value-type="float" office:value="378.61" calcext:value-type="float">
            <text:p>378.61</text:p>
          </table:table-cell>
          <table:table-cell table:style-name="ce21" table:formula="of:=IF([.A181]=&quot;&quot;;&quot;&quot;;[.H180]-[.G181])" office:value-type="float" office:value="114892.3" calcext:value-type="float">
            <text:p>114,892.30</text:p>
          </table:table-cell>
          <table:table-cell table:number-columns-repeated="248"/>
        </table:table-row>
        <table:table-row table:style-name="ro3">
          <table:table-cell table:style-name="ce10" table:formula="of:=IF([.H181]=&quot;&quot;;&quot;&quot;;IF(roundOpt;IF(OR([.A181]&gt;=nper;ROUND([.H181];2)&lt;=0);&quot;&quot;;[.A181]+1);IF(OR([.A181]&gt;=nper;[.H181]&lt;=0);&quot;&quot;;[.A181]+1)))" office:value-type="float" office:value="165" calcext:value-type="float">
            <text:p>165</text:p>
          </table:table-cell>
          <table:table-cell table:style-name="ce16" table:formula="of:=IF([.A182]=&quot;&quot;;&quot;&quot;;IF(OR(periods_per_year=26;periods_per_year=52);IF(periods_per_year=26;IF([.A182]=1;fpdate;[.B181]+14);IF(periods_per_year=52;IF([.A182]=1;fpdate;[.B181]+7);&quot;n/a&quot;));IF(periods_per_year=24;DATE(YEAR(fpdate);MONTH(fpdate)+([.A182]-1)/2+IF(AND(DAY(fpdate)&gt;=15;MOD([.A182];2)=0);1;0);IF(MOD([.A182];2)=0;IF(DAY(fpdate)&gt;=15;DAY(fpdate)-14;DAY(fpdate)+14);DAY(fpdate)));IF(DAY(DATE(YEAR(fpdate);MONTH(fpdate)+([.A182]-1)*months_per_period;DAY(fpdate)))&lt;&gt;DAY(fpdate);DATE(YEAR(fpdate);MONTH(fpdate)+([.A182]-1)*months_per_period+1;0);DATE(YEAR(fpdate);MONTH(fpdate)+([.A182]-1)*months_per_period;DAY(fpdate))))))" office:value-type="float" office:value="48092" calcext:value-type="float">
            <text:p>48092</text:p>
          </table:table-cell>
          <table:table-cell table:style-name="ce21" table:formula="of:=IF([.A182]=&quot;&quot;;&quot;&quot;;IF(roundOpt;IF(OR([.A182]=nper;payment&gt;ROUND((1+rate)*[.H181];2));ROUND((1+rate)*[.H181];2);payment);IF(OR([.A182]=nper;payment&gt;(1+rate)*[.H181]);(1+rate)*[.H181];payment)))" office:value-type="float" office:value="858.91" calcext:value-type="float">
            <text:p>858.91</text:p>
          </table:table-cell>
          <table:table-cell table:style-name="ce30"/>
          <table:table-cell table:style-name="ce21"/>
          <table:table-cell table:style-name="ce21" table:formula="of:=IF([.A182]=&quot;&quot;;&quot;&quot;;IF(AND([.A182]=1;pmtType=1);0;IF(roundOpt;ROUND(rate*[.H181];2);rate*[.H181])))" office:value-type="float" office:value="478.72" calcext:value-type="float">
            <text:p>478.72</text:p>
          </table:table-cell>
          <table:table-cell table:style-name="ce21" table:formula="of:=IF([.A182]=&quot;&quot;;&quot;&quot;;[.C182]-[.F182]+[.D182])" office:value-type="float" office:value="380.19" calcext:value-type="float">
            <text:p>380.19</text:p>
          </table:table-cell>
          <table:table-cell table:style-name="ce21" table:formula="of:=IF([.A182]=&quot;&quot;;&quot;&quot;;[.H181]-[.G182])" office:value-type="float" office:value="114512.11" calcext:value-type="float">
            <text:p>114,512.11</text:p>
          </table:table-cell>
          <table:table-cell table:number-columns-repeated="248"/>
        </table:table-row>
        <table:table-row table:style-name="ro3">
          <table:table-cell table:style-name="ce10" table:formula="of:=IF([.H182]=&quot;&quot;;&quot;&quot;;IF(roundOpt;IF(OR([.A182]&gt;=nper;ROUND([.H182];2)&lt;=0);&quot;&quot;;[.A182]+1);IF(OR([.A182]&gt;=nper;[.H182]&lt;=0);&quot;&quot;;[.A182]+1)))" office:value-type="float" office:value="166" calcext:value-type="float">
            <text:p>166</text:p>
          </table:table-cell>
          <table:table-cell table:style-name="ce16" table:formula="of:=IF([.A183]=&quot;&quot;;&quot;&quot;;IF(OR(periods_per_year=26;periods_per_year=52);IF(periods_per_year=26;IF([.A183]=1;fpdate;[.B182]+14);IF(periods_per_year=52;IF([.A183]=1;fpdate;[.B182]+7);&quot;n/a&quot;));IF(periods_per_year=24;DATE(YEAR(fpdate);MONTH(fpdate)+([.A183]-1)/2+IF(AND(DAY(fpdate)&gt;=15;MOD([.A183];2)=0);1;0);IF(MOD([.A183];2)=0;IF(DAY(fpdate)&gt;=15;DAY(fpdate)-14;DAY(fpdate)+14);DAY(fpdate)));IF(DAY(DATE(YEAR(fpdate);MONTH(fpdate)+([.A183]-1)*months_per_period;DAY(fpdate)))&lt;&gt;DAY(fpdate);DATE(YEAR(fpdate);MONTH(fpdate)+([.A183]-1)*months_per_period+1;0);DATE(YEAR(fpdate);MONTH(fpdate)+([.A183]-1)*months_per_period;DAY(fpdate))))))" office:value-type="float" office:value="48122" calcext:value-type="float">
            <text:p>48122</text:p>
          </table:table-cell>
          <table:table-cell table:style-name="ce21" table:formula="of:=IF([.A183]=&quot;&quot;;&quot;&quot;;IF(roundOpt;IF(OR([.A183]=nper;payment&gt;ROUND((1+rate)*[.H182];2));ROUND((1+rate)*[.H182];2);payment);IF(OR([.A183]=nper;payment&gt;(1+rate)*[.H182]);(1+rate)*[.H182];payment)))" office:value-type="float" office:value="858.91" calcext:value-type="float">
            <text:p>858.91</text:p>
          </table:table-cell>
          <table:table-cell table:style-name="ce30"/>
          <table:table-cell table:style-name="ce21"/>
          <table:table-cell table:style-name="ce21" table:formula="of:=IF([.A183]=&quot;&quot;;&quot;&quot;;IF(AND([.A183]=1;pmtType=1);0;IF(roundOpt;ROUND(rate*[.H182];2);rate*[.H182])))" office:value-type="float" office:value="477.13" calcext:value-type="float">
            <text:p>477.13</text:p>
          </table:table-cell>
          <table:table-cell table:style-name="ce21" table:formula="of:=IF([.A183]=&quot;&quot;;&quot;&quot;;[.C183]-[.F183]+[.D183])" office:value-type="float" office:value="381.78" calcext:value-type="float">
            <text:p>381.78</text:p>
          </table:table-cell>
          <table:table-cell table:style-name="ce21" table:formula="of:=IF([.A183]=&quot;&quot;;&quot;&quot;;[.H182]-[.G183])" office:value-type="float" office:value="114130.33" calcext:value-type="float">
            <text:p>114,130.33</text:p>
          </table:table-cell>
          <table:table-cell table:number-columns-repeated="248"/>
        </table:table-row>
        <table:table-row table:style-name="ro3">
          <table:table-cell table:style-name="ce10" table:formula="of:=IF([.H183]=&quot;&quot;;&quot;&quot;;IF(roundOpt;IF(OR([.A183]&gt;=nper;ROUND([.H183];2)&lt;=0);&quot;&quot;;[.A183]+1);IF(OR([.A183]&gt;=nper;[.H183]&lt;=0);&quot;&quot;;[.A183]+1)))" office:value-type="float" office:value="167" calcext:value-type="float">
            <text:p>167</text:p>
          </table:table-cell>
          <table:table-cell table:style-name="ce16" table:formula="of:=IF([.A184]=&quot;&quot;;&quot;&quot;;IF(OR(periods_per_year=26;periods_per_year=52);IF(periods_per_year=26;IF([.A184]=1;fpdate;[.B183]+14);IF(periods_per_year=52;IF([.A184]=1;fpdate;[.B183]+7);&quot;n/a&quot;));IF(periods_per_year=24;DATE(YEAR(fpdate);MONTH(fpdate)+([.A184]-1)/2+IF(AND(DAY(fpdate)&gt;=15;MOD([.A184];2)=0);1;0);IF(MOD([.A184];2)=0;IF(DAY(fpdate)&gt;=15;DAY(fpdate)-14;DAY(fpdate)+14);DAY(fpdate)));IF(DAY(DATE(YEAR(fpdate);MONTH(fpdate)+([.A184]-1)*months_per_period;DAY(fpdate)))&lt;&gt;DAY(fpdate);DATE(YEAR(fpdate);MONTH(fpdate)+([.A184]-1)*months_per_period+1;0);DATE(YEAR(fpdate);MONTH(fpdate)+([.A184]-1)*months_per_period;DAY(fpdate))))))" office:value-type="float" office:value="48153" calcext:value-type="float">
            <text:p>48153</text:p>
          </table:table-cell>
          <table:table-cell table:style-name="ce21" table:formula="of:=IF([.A184]=&quot;&quot;;&quot;&quot;;IF(roundOpt;IF(OR([.A184]=nper;payment&gt;ROUND((1+rate)*[.H183];2));ROUND((1+rate)*[.H183];2);payment);IF(OR([.A184]=nper;payment&gt;(1+rate)*[.H183]);(1+rate)*[.H183];payment)))" office:value-type="float" office:value="858.91" calcext:value-type="float">
            <text:p>858.91</text:p>
          </table:table-cell>
          <table:table-cell table:style-name="ce30"/>
          <table:table-cell table:style-name="ce21"/>
          <table:table-cell table:style-name="ce21" table:formula="of:=IF([.A184]=&quot;&quot;;&quot;&quot;;IF(AND([.A184]=1;pmtType=1);0;IF(roundOpt;ROUND(rate*[.H183];2);rate*[.H183])))" office:value-type="float" office:value="475.54" calcext:value-type="float">
            <text:p>475.54</text:p>
          </table:table-cell>
          <table:table-cell table:style-name="ce21" table:formula="of:=IF([.A184]=&quot;&quot;;&quot;&quot;;[.C184]-[.F184]+[.D184])" office:value-type="float" office:value="383.37" calcext:value-type="float">
            <text:p>383.37</text:p>
          </table:table-cell>
          <table:table-cell table:style-name="ce21" table:formula="of:=IF([.A184]=&quot;&quot;;&quot;&quot;;[.H183]-[.G184])" office:value-type="float" office:value="113746.96" calcext:value-type="float">
            <text:p>113,746.96</text:p>
          </table:table-cell>
          <table:table-cell table:number-columns-repeated="248"/>
        </table:table-row>
        <table:table-row table:style-name="ro3">
          <table:table-cell table:style-name="ce10" table:formula="of:=IF([.H184]=&quot;&quot;;&quot;&quot;;IF(roundOpt;IF(OR([.A184]&gt;=nper;ROUND([.H184];2)&lt;=0);&quot;&quot;;[.A184]+1);IF(OR([.A184]&gt;=nper;[.H184]&lt;=0);&quot;&quot;;[.A184]+1)))" office:value-type="float" office:value="168" calcext:value-type="float">
            <text:p>168</text:p>
          </table:table-cell>
          <table:table-cell table:style-name="ce16" table:formula="of:=IF([.A185]=&quot;&quot;;&quot;&quot;;IF(OR(periods_per_year=26;periods_per_year=52);IF(periods_per_year=26;IF([.A185]=1;fpdate;[.B184]+14);IF(periods_per_year=52;IF([.A185]=1;fpdate;[.B184]+7);&quot;n/a&quot;));IF(periods_per_year=24;DATE(YEAR(fpdate);MONTH(fpdate)+([.A185]-1)/2+IF(AND(DAY(fpdate)&gt;=15;MOD([.A185];2)=0);1;0);IF(MOD([.A185];2)=0;IF(DAY(fpdate)&gt;=15;DAY(fpdate)-14;DAY(fpdate)+14);DAY(fpdate)));IF(DAY(DATE(YEAR(fpdate);MONTH(fpdate)+([.A185]-1)*months_per_period;DAY(fpdate)))&lt;&gt;DAY(fpdate);DATE(YEAR(fpdate);MONTH(fpdate)+([.A185]-1)*months_per_period+1;0);DATE(YEAR(fpdate);MONTH(fpdate)+([.A185]-1)*months_per_period;DAY(fpdate))))))" office:value-type="float" office:value="48183" calcext:value-type="float">
            <text:p>48183</text:p>
          </table:table-cell>
          <table:table-cell table:style-name="ce21" table:formula="of:=IF([.A185]=&quot;&quot;;&quot;&quot;;IF(roundOpt;IF(OR([.A185]=nper;payment&gt;ROUND((1+rate)*[.H184];2));ROUND((1+rate)*[.H184];2);payment);IF(OR([.A185]=nper;payment&gt;(1+rate)*[.H184]);(1+rate)*[.H184];payment)))" office:value-type="float" office:value="858.91" calcext:value-type="float">
            <text:p>858.91</text:p>
          </table:table-cell>
          <table:table-cell table:style-name="ce30"/>
          <table:table-cell table:style-name="ce21"/>
          <table:table-cell table:style-name="ce21" table:formula="of:=IF([.A185]=&quot;&quot;;&quot;&quot;;IF(AND([.A185]=1;pmtType=1);0;IF(roundOpt;ROUND(rate*[.H184];2);rate*[.H184])))" office:value-type="float" office:value="473.95" calcext:value-type="float">
            <text:p>473.95</text:p>
          </table:table-cell>
          <table:table-cell table:style-name="ce21" table:formula="of:=IF([.A185]=&quot;&quot;;&quot;&quot;;[.C185]-[.F185]+[.D185])" office:value-type="float" office:value="384.96" calcext:value-type="float">
            <text:p>384.96</text:p>
          </table:table-cell>
          <table:table-cell table:style-name="ce21" table:formula="of:=IF([.A185]=&quot;&quot;;&quot;&quot;;[.H184]-[.G185])" office:value-type="float" office:value="113362" calcext:value-type="float">
            <text:p>113,362.00</text:p>
          </table:table-cell>
          <table:table-cell table:number-columns-repeated="248"/>
        </table:table-row>
        <table:table-row table:style-name="ro3">
          <table:table-cell table:style-name="ce10" table:formula="of:=IF([.H185]=&quot;&quot;;&quot;&quot;;IF(roundOpt;IF(OR([.A185]&gt;=nper;ROUND([.H185];2)&lt;=0);&quot;&quot;;[.A185]+1);IF(OR([.A185]&gt;=nper;[.H185]&lt;=0);&quot;&quot;;[.A185]+1)))" office:value-type="float" office:value="169" calcext:value-type="float">
            <text:p>169</text:p>
          </table:table-cell>
          <table:table-cell table:style-name="ce16" table:formula="of:=IF([.A186]=&quot;&quot;;&quot;&quot;;IF(OR(periods_per_year=26;periods_per_year=52);IF(periods_per_year=26;IF([.A186]=1;fpdate;[.B185]+14);IF(periods_per_year=52;IF([.A186]=1;fpdate;[.B185]+7);&quot;n/a&quot;));IF(periods_per_year=24;DATE(YEAR(fpdate);MONTH(fpdate)+([.A186]-1)/2+IF(AND(DAY(fpdate)&gt;=15;MOD([.A186];2)=0);1;0);IF(MOD([.A186];2)=0;IF(DAY(fpdate)&gt;=15;DAY(fpdate)-14;DAY(fpdate)+14);DAY(fpdate)));IF(DAY(DATE(YEAR(fpdate);MONTH(fpdate)+([.A186]-1)*months_per_period;DAY(fpdate)))&lt;&gt;DAY(fpdate);DATE(YEAR(fpdate);MONTH(fpdate)+([.A186]-1)*months_per_period+1;0);DATE(YEAR(fpdate);MONTH(fpdate)+([.A186]-1)*months_per_period;DAY(fpdate))))))" office:value-type="float" office:value="48214" calcext:value-type="float">
            <text:p>48214</text:p>
          </table:table-cell>
          <table:table-cell table:style-name="ce21" table:formula="of:=IF([.A186]=&quot;&quot;;&quot;&quot;;IF(roundOpt;IF(OR([.A186]=nper;payment&gt;ROUND((1+rate)*[.H185];2));ROUND((1+rate)*[.H185];2);payment);IF(OR([.A186]=nper;payment&gt;(1+rate)*[.H185]);(1+rate)*[.H185];payment)))" office:value-type="float" office:value="858.91" calcext:value-type="float">
            <text:p>858.91</text:p>
          </table:table-cell>
          <table:table-cell table:style-name="ce30"/>
          <table:table-cell table:style-name="ce21"/>
          <table:table-cell table:style-name="ce21" table:formula="of:=IF([.A186]=&quot;&quot;;&quot;&quot;;IF(AND([.A186]=1;pmtType=1);0;IF(roundOpt;ROUND(rate*[.H185];2);rate*[.H185])))" office:value-type="float" office:value="472.34" calcext:value-type="float">
            <text:p>472.34</text:p>
          </table:table-cell>
          <table:table-cell table:style-name="ce21" table:formula="of:=IF([.A186]=&quot;&quot;;&quot;&quot;;[.C186]-[.F186]+[.D186])" office:value-type="float" office:value="386.57" calcext:value-type="float">
            <text:p>386.57</text:p>
          </table:table-cell>
          <table:table-cell table:style-name="ce21" table:formula="of:=IF([.A186]=&quot;&quot;;&quot;&quot;;[.H185]-[.G186])" office:value-type="float" office:value="112975.43" calcext:value-type="float">
            <text:p>112,975.43</text:p>
          </table:table-cell>
          <table:table-cell table:number-columns-repeated="248"/>
        </table:table-row>
        <table:table-row table:style-name="ro3">
          <table:table-cell table:style-name="ce10" table:formula="of:=IF([.H186]=&quot;&quot;;&quot;&quot;;IF(roundOpt;IF(OR([.A186]&gt;=nper;ROUND([.H186];2)&lt;=0);&quot;&quot;;[.A186]+1);IF(OR([.A186]&gt;=nper;[.H186]&lt;=0);&quot;&quot;;[.A186]+1)))" office:value-type="float" office:value="170" calcext:value-type="float">
            <text:p>170</text:p>
          </table:table-cell>
          <table:table-cell table:style-name="ce16" table:formula="of:=IF([.A187]=&quot;&quot;;&quot;&quot;;IF(OR(periods_per_year=26;periods_per_year=52);IF(periods_per_year=26;IF([.A187]=1;fpdate;[.B186]+14);IF(periods_per_year=52;IF([.A187]=1;fpdate;[.B186]+7);&quot;n/a&quot;));IF(periods_per_year=24;DATE(YEAR(fpdate);MONTH(fpdate)+([.A187]-1)/2+IF(AND(DAY(fpdate)&gt;=15;MOD([.A187];2)=0);1;0);IF(MOD([.A187];2)=0;IF(DAY(fpdate)&gt;=15;DAY(fpdate)-14;DAY(fpdate)+14);DAY(fpdate)));IF(DAY(DATE(YEAR(fpdate);MONTH(fpdate)+([.A187]-1)*months_per_period;DAY(fpdate)))&lt;&gt;DAY(fpdate);DATE(YEAR(fpdate);MONTH(fpdate)+([.A187]-1)*months_per_period+1;0);DATE(YEAR(fpdate);MONTH(fpdate)+([.A187]-1)*months_per_period;DAY(fpdate))))))" office:value-type="float" office:value="48245" calcext:value-type="float">
            <text:p>48245</text:p>
          </table:table-cell>
          <table:table-cell table:style-name="ce21" table:formula="of:=IF([.A187]=&quot;&quot;;&quot;&quot;;IF(roundOpt;IF(OR([.A187]=nper;payment&gt;ROUND((1+rate)*[.H186];2));ROUND((1+rate)*[.H186];2);payment);IF(OR([.A187]=nper;payment&gt;(1+rate)*[.H186]);(1+rate)*[.H186];payment)))" office:value-type="float" office:value="858.91" calcext:value-type="float">
            <text:p>858.91</text:p>
          </table:table-cell>
          <table:table-cell table:style-name="ce30"/>
          <table:table-cell table:style-name="ce21"/>
          <table:table-cell table:style-name="ce21" table:formula="of:=IF([.A187]=&quot;&quot;;&quot;&quot;;IF(AND([.A187]=1;pmtType=1);0;IF(roundOpt;ROUND(rate*[.H186];2);rate*[.H186])))" office:value-type="float" office:value="470.73" calcext:value-type="float">
            <text:p>470.73</text:p>
          </table:table-cell>
          <table:table-cell table:style-name="ce21" table:formula="of:=IF([.A187]=&quot;&quot;;&quot;&quot;;[.C187]-[.F187]+[.D187])" office:value-type="float" office:value="388.18" calcext:value-type="float">
            <text:p>388.18</text:p>
          </table:table-cell>
          <table:table-cell table:style-name="ce21" table:formula="of:=IF([.A187]=&quot;&quot;;&quot;&quot;;[.H186]-[.G187])" office:value-type="float" office:value="112587.25" calcext:value-type="float">
            <text:p>112,587.25</text:p>
          </table:table-cell>
          <table:table-cell table:number-columns-repeated="248"/>
        </table:table-row>
        <table:table-row table:style-name="ro3">
          <table:table-cell table:style-name="ce10" table:formula="of:=IF([.H187]=&quot;&quot;;&quot;&quot;;IF(roundOpt;IF(OR([.A187]&gt;=nper;ROUND([.H187];2)&lt;=0);&quot;&quot;;[.A187]+1);IF(OR([.A187]&gt;=nper;[.H187]&lt;=0);&quot;&quot;;[.A187]+1)))" office:value-type="float" office:value="171" calcext:value-type="float">
            <text:p>171</text:p>
          </table:table-cell>
          <table:table-cell table:style-name="ce16" table:formula="of:=IF([.A188]=&quot;&quot;;&quot;&quot;;IF(OR(periods_per_year=26;periods_per_year=52);IF(periods_per_year=26;IF([.A188]=1;fpdate;[.B187]+14);IF(periods_per_year=52;IF([.A188]=1;fpdate;[.B187]+7);&quot;n/a&quot;));IF(periods_per_year=24;DATE(YEAR(fpdate);MONTH(fpdate)+([.A188]-1)/2+IF(AND(DAY(fpdate)&gt;=15;MOD([.A188];2)=0);1;0);IF(MOD([.A188];2)=0;IF(DAY(fpdate)&gt;=15;DAY(fpdate)-14;DAY(fpdate)+14);DAY(fpdate)));IF(DAY(DATE(YEAR(fpdate);MONTH(fpdate)+([.A188]-1)*months_per_period;DAY(fpdate)))&lt;&gt;DAY(fpdate);DATE(YEAR(fpdate);MONTH(fpdate)+([.A188]-1)*months_per_period+1;0);DATE(YEAR(fpdate);MONTH(fpdate)+([.A188]-1)*months_per_period;DAY(fpdate))))))" office:value-type="float" office:value="48274" calcext:value-type="float">
            <text:p>48274</text:p>
          </table:table-cell>
          <table:table-cell table:style-name="ce21" table:formula="of:=IF([.A188]=&quot;&quot;;&quot;&quot;;IF(roundOpt;IF(OR([.A188]=nper;payment&gt;ROUND((1+rate)*[.H187];2));ROUND((1+rate)*[.H187];2);payment);IF(OR([.A188]=nper;payment&gt;(1+rate)*[.H187]);(1+rate)*[.H187];payment)))" office:value-type="float" office:value="858.91" calcext:value-type="float">
            <text:p>858.91</text:p>
          </table:table-cell>
          <table:table-cell table:style-name="ce30"/>
          <table:table-cell table:style-name="ce21"/>
          <table:table-cell table:style-name="ce21" table:formula="of:=IF([.A188]=&quot;&quot;;&quot;&quot;;IF(AND([.A188]=1;pmtType=1);0;IF(roundOpt;ROUND(rate*[.H187];2);rate*[.H187])))" office:value-type="float" office:value="469.11" calcext:value-type="float">
            <text:p>469.11</text:p>
          </table:table-cell>
          <table:table-cell table:style-name="ce21" table:formula="of:=IF([.A188]=&quot;&quot;;&quot;&quot;;[.C188]-[.F188]+[.D188])" office:value-type="float" office:value="389.8" calcext:value-type="float">
            <text:p>389.80</text:p>
          </table:table-cell>
          <table:table-cell table:style-name="ce21" table:formula="of:=IF([.A188]=&quot;&quot;;&quot;&quot;;[.H187]-[.G188])" office:value-type="float" office:value="112197.45" calcext:value-type="float">
            <text:p>112,197.45</text:p>
          </table:table-cell>
          <table:table-cell table:number-columns-repeated="248"/>
        </table:table-row>
        <table:table-row table:style-name="ro3">
          <table:table-cell table:style-name="ce10" table:formula="of:=IF([.H188]=&quot;&quot;;&quot;&quot;;IF(roundOpt;IF(OR([.A188]&gt;=nper;ROUND([.H188];2)&lt;=0);&quot;&quot;;[.A188]+1);IF(OR([.A188]&gt;=nper;[.H188]&lt;=0);&quot;&quot;;[.A188]+1)))" office:value-type="float" office:value="172" calcext:value-type="float">
            <text:p>172</text:p>
          </table:table-cell>
          <table:table-cell table:style-name="ce16" table:formula="of:=IF([.A189]=&quot;&quot;;&quot;&quot;;IF(OR(periods_per_year=26;periods_per_year=52);IF(periods_per_year=26;IF([.A189]=1;fpdate;[.B188]+14);IF(periods_per_year=52;IF([.A189]=1;fpdate;[.B188]+7);&quot;n/a&quot;));IF(periods_per_year=24;DATE(YEAR(fpdate);MONTH(fpdate)+([.A189]-1)/2+IF(AND(DAY(fpdate)&gt;=15;MOD([.A189];2)=0);1;0);IF(MOD([.A189];2)=0;IF(DAY(fpdate)&gt;=15;DAY(fpdate)-14;DAY(fpdate)+14);DAY(fpdate)));IF(DAY(DATE(YEAR(fpdate);MONTH(fpdate)+([.A189]-1)*months_per_period;DAY(fpdate)))&lt;&gt;DAY(fpdate);DATE(YEAR(fpdate);MONTH(fpdate)+([.A189]-1)*months_per_period+1;0);DATE(YEAR(fpdate);MONTH(fpdate)+([.A189]-1)*months_per_period;DAY(fpdate))))))" office:value-type="float" office:value="48305" calcext:value-type="float">
            <text:p>48305</text:p>
          </table:table-cell>
          <table:table-cell table:style-name="ce21" table:formula="of:=IF([.A189]=&quot;&quot;;&quot;&quot;;IF(roundOpt;IF(OR([.A189]=nper;payment&gt;ROUND((1+rate)*[.H188];2));ROUND((1+rate)*[.H188];2);payment);IF(OR([.A189]=nper;payment&gt;(1+rate)*[.H188]);(1+rate)*[.H188];payment)))" office:value-type="float" office:value="858.91" calcext:value-type="float">
            <text:p>858.91</text:p>
          </table:table-cell>
          <table:table-cell table:style-name="ce30"/>
          <table:table-cell table:style-name="ce21"/>
          <table:table-cell table:style-name="ce21" table:formula="of:=IF([.A189]=&quot;&quot;;&quot;&quot;;IF(AND([.A189]=1;pmtType=1);0;IF(roundOpt;ROUND(rate*[.H188];2);rate*[.H188])))" office:value-type="float" office:value="467.49" calcext:value-type="float">
            <text:p>467.49</text:p>
          </table:table-cell>
          <table:table-cell table:style-name="ce21" table:formula="of:=IF([.A189]=&quot;&quot;;&quot;&quot;;[.C189]-[.F189]+[.D189])" office:value-type="float" office:value="391.42" calcext:value-type="float">
            <text:p>391.42</text:p>
          </table:table-cell>
          <table:table-cell table:style-name="ce21" table:formula="of:=IF([.A189]=&quot;&quot;;&quot;&quot;;[.H188]-[.G189])" office:value-type="float" office:value="111806.03" calcext:value-type="float">
            <text:p>111,806.03</text:p>
          </table:table-cell>
          <table:table-cell table:number-columns-repeated="248"/>
        </table:table-row>
        <table:table-row table:style-name="ro3">
          <table:table-cell table:style-name="ce10" table:formula="of:=IF([.H189]=&quot;&quot;;&quot;&quot;;IF(roundOpt;IF(OR([.A189]&gt;=nper;ROUND([.H189];2)&lt;=0);&quot;&quot;;[.A189]+1);IF(OR([.A189]&gt;=nper;[.H189]&lt;=0);&quot;&quot;;[.A189]+1)))" office:value-type="float" office:value="173" calcext:value-type="float">
            <text:p>173</text:p>
          </table:table-cell>
          <table:table-cell table:style-name="ce16" table:formula="of:=IF([.A190]=&quot;&quot;;&quot;&quot;;IF(OR(periods_per_year=26;periods_per_year=52);IF(periods_per_year=26;IF([.A190]=1;fpdate;[.B189]+14);IF(periods_per_year=52;IF([.A190]=1;fpdate;[.B189]+7);&quot;n/a&quot;));IF(periods_per_year=24;DATE(YEAR(fpdate);MONTH(fpdate)+([.A190]-1)/2+IF(AND(DAY(fpdate)&gt;=15;MOD([.A190];2)=0);1;0);IF(MOD([.A190];2)=0;IF(DAY(fpdate)&gt;=15;DAY(fpdate)-14;DAY(fpdate)+14);DAY(fpdate)));IF(DAY(DATE(YEAR(fpdate);MONTH(fpdate)+([.A190]-1)*months_per_period;DAY(fpdate)))&lt;&gt;DAY(fpdate);DATE(YEAR(fpdate);MONTH(fpdate)+([.A190]-1)*months_per_period+1;0);DATE(YEAR(fpdate);MONTH(fpdate)+([.A190]-1)*months_per_period;DAY(fpdate))))))" office:value-type="float" office:value="48335" calcext:value-type="float">
            <text:p>48335</text:p>
          </table:table-cell>
          <table:table-cell table:style-name="ce21" table:formula="of:=IF([.A190]=&quot;&quot;;&quot;&quot;;IF(roundOpt;IF(OR([.A190]=nper;payment&gt;ROUND((1+rate)*[.H189];2));ROUND((1+rate)*[.H189];2);payment);IF(OR([.A190]=nper;payment&gt;(1+rate)*[.H189]);(1+rate)*[.H189];payment)))" office:value-type="float" office:value="858.91" calcext:value-type="float">
            <text:p>858.91</text:p>
          </table:table-cell>
          <table:table-cell table:style-name="ce30"/>
          <table:table-cell table:style-name="ce21"/>
          <table:table-cell table:style-name="ce21" table:formula="of:=IF([.A190]=&quot;&quot;;&quot;&quot;;IF(AND([.A190]=1;pmtType=1);0;IF(roundOpt;ROUND(rate*[.H189];2);rate*[.H189])))" office:value-type="float" office:value="465.86" calcext:value-type="float">
            <text:p>465.86</text:p>
          </table:table-cell>
          <table:table-cell table:style-name="ce21" table:formula="of:=IF([.A190]=&quot;&quot;;&quot;&quot;;[.C190]-[.F190]+[.D190])" office:value-type="float" office:value="393.05" calcext:value-type="float">
            <text:p>393.05</text:p>
          </table:table-cell>
          <table:table-cell table:style-name="ce21" table:formula="of:=IF([.A190]=&quot;&quot;;&quot;&quot;;[.H189]-[.G190])" office:value-type="float" office:value="111412.98" calcext:value-type="float">
            <text:p>111,412.98</text:p>
          </table:table-cell>
          <table:table-cell table:number-columns-repeated="248"/>
        </table:table-row>
        <table:table-row table:style-name="ro3">
          <table:table-cell table:style-name="ce10" table:formula="of:=IF([.H190]=&quot;&quot;;&quot;&quot;;IF(roundOpt;IF(OR([.A190]&gt;=nper;ROUND([.H190];2)&lt;=0);&quot;&quot;;[.A190]+1);IF(OR([.A190]&gt;=nper;[.H190]&lt;=0);&quot;&quot;;[.A190]+1)))" office:value-type="float" office:value="174" calcext:value-type="float">
            <text:p>174</text:p>
          </table:table-cell>
          <table:table-cell table:style-name="ce16" table:formula="of:=IF([.A191]=&quot;&quot;;&quot;&quot;;IF(OR(periods_per_year=26;periods_per_year=52);IF(periods_per_year=26;IF([.A191]=1;fpdate;[.B190]+14);IF(periods_per_year=52;IF([.A191]=1;fpdate;[.B190]+7);&quot;n/a&quot;));IF(periods_per_year=24;DATE(YEAR(fpdate);MONTH(fpdate)+([.A191]-1)/2+IF(AND(DAY(fpdate)&gt;=15;MOD([.A191];2)=0);1;0);IF(MOD([.A191];2)=0;IF(DAY(fpdate)&gt;=15;DAY(fpdate)-14;DAY(fpdate)+14);DAY(fpdate)));IF(DAY(DATE(YEAR(fpdate);MONTH(fpdate)+([.A191]-1)*months_per_period;DAY(fpdate)))&lt;&gt;DAY(fpdate);DATE(YEAR(fpdate);MONTH(fpdate)+([.A191]-1)*months_per_period+1;0);DATE(YEAR(fpdate);MONTH(fpdate)+([.A191]-1)*months_per_period;DAY(fpdate))))))" office:value-type="float" office:value="48366" calcext:value-type="float">
            <text:p>48366</text:p>
          </table:table-cell>
          <table:table-cell table:style-name="ce21" table:formula="of:=IF([.A191]=&quot;&quot;;&quot;&quot;;IF(roundOpt;IF(OR([.A191]=nper;payment&gt;ROUND((1+rate)*[.H190];2));ROUND((1+rate)*[.H190];2);payment);IF(OR([.A191]=nper;payment&gt;(1+rate)*[.H190]);(1+rate)*[.H190];payment)))" office:value-type="float" office:value="858.91" calcext:value-type="float">
            <text:p>858.91</text:p>
          </table:table-cell>
          <table:table-cell table:style-name="ce30"/>
          <table:table-cell table:style-name="ce21"/>
          <table:table-cell table:style-name="ce21" table:formula="of:=IF([.A191]=&quot;&quot;;&quot;&quot;;IF(AND([.A191]=1;pmtType=1);0;IF(roundOpt;ROUND(rate*[.H190];2);rate*[.H190])))" office:value-type="float" office:value="464.22" calcext:value-type="float">
            <text:p>464.22</text:p>
          </table:table-cell>
          <table:table-cell table:style-name="ce21" table:formula="of:=IF([.A191]=&quot;&quot;;&quot;&quot;;[.C191]-[.F191]+[.D191])" office:value-type="float" office:value="394.69" calcext:value-type="float">
            <text:p>394.69</text:p>
          </table:table-cell>
          <table:table-cell table:style-name="ce21" table:formula="of:=IF([.A191]=&quot;&quot;;&quot;&quot;;[.H190]-[.G191])" office:value-type="float" office:value="111018.29" calcext:value-type="float">
            <text:p>111,018.29</text:p>
          </table:table-cell>
          <table:table-cell table:number-columns-repeated="248"/>
        </table:table-row>
        <table:table-row table:style-name="ro3">
          <table:table-cell table:style-name="ce10" table:formula="of:=IF([.H191]=&quot;&quot;;&quot;&quot;;IF(roundOpt;IF(OR([.A191]&gt;=nper;ROUND([.H191];2)&lt;=0);&quot;&quot;;[.A191]+1);IF(OR([.A191]&gt;=nper;[.H191]&lt;=0);&quot;&quot;;[.A191]+1)))" office:value-type="float" office:value="175" calcext:value-type="float">
            <text:p>175</text:p>
          </table:table-cell>
          <table:table-cell table:style-name="ce16" table:formula="of:=IF([.A192]=&quot;&quot;;&quot;&quot;;IF(OR(periods_per_year=26;periods_per_year=52);IF(periods_per_year=26;IF([.A192]=1;fpdate;[.B191]+14);IF(periods_per_year=52;IF([.A192]=1;fpdate;[.B191]+7);&quot;n/a&quot;));IF(periods_per_year=24;DATE(YEAR(fpdate);MONTH(fpdate)+([.A192]-1)/2+IF(AND(DAY(fpdate)&gt;=15;MOD([.A192];2)=0);1;0);IF(MOD([.A192];2)=0;IF(DAY(fpdate)&gt;=15;DAY(fpdate)-14;DAY(fpdate)+14);DAY(fpdate)));IF(DAY(DATE(YEAR(fpdate);MONTH(fpdate)+([.A192]-1)*months_per_period;DAY(fpdate)))&lt;&gt;DAY(fpdate);DATE(YEAR(fpdate);MONTH(fpdate)+([.A192]-1)*months_per_period+1;0);DATE(YEAR(fpdate);MONTH(fpdate)+([.A192]-1)*months_per_period;DAY(fpdate))))))" office:value-type="float" office:value="48396" calcext:value-type="float">
            <text:p>48396</text:p>
          </table:table-cell>
          <table:table-cell table:style-name="ce21" table:formula="of:=IF([.A192]=&quot;&quot;;&quot;&quot;;IF(roundOpt;IF(OR([.A192]=nper;payment&gt;ROUND((1+rate)*[.H191];2));ROUND((1+rate)*[.H191];2);payment);IF(OR([.A192]=nper;payment&gt;(1+rate)*[.H191]);(1+rate)*[.H191];payment)))" office:value-type="float" office:value="858.91" calcext:value-type="float">
            <text:p>858.91</text:p>
          </table:table-cell>
          <table:table-cell table:style-name="ce30"/>
          <table:table-cell table:style-name="ce21"/>
          <table:table-cell table:style-name="ce21" table:formula="of:=IF([.A192]=&quot;&quot;;&quot;&quot;;IF(AND([.A192]=1;pmtType=1);0;IF(roundOpt;ROUND(rate*[.H191];2);rate*[.H191])))" office:value-type="float" office:value="462.58" calcext:value-type="float">
            <text:p>462.58</text:p>
          </table:table-cell>
          <table:table-cell table:style-name="ce21" table:formula="of:=IF([.A192]=&quot;&quot;;&quot;&quot;;[.C192]-[.F192]+[.D192])" office:value-type="float" office:value="396.33" calcext:value-type="float">
            <text:p>396.33</text:p>
          </table:table-cell>
          <table:table-cell table:style-name="ce21" table:formula="of:=IF([.A192]=&quot;&quot;;&quot;&quot;;[.H191]-[.G192])" office:value-type="float" office:value="110621.96" calcext:value-type="float">
            <text:p>110,621.96</text:p>
          </table:table-cell>
          <table:table-cell table:number-columns-repeated="248"/>
        </table:table-row>
        <table:table-row table:style-name="ro3">
          <table:table-cell table:style-name="ce10" table:formula="of:=IF([.H192]=&quot;&quot;;&quot;&quot;;IF(roundOpt;IF(OR([.A192]&gt;=nper;ROUND([.H192];2)&lt;=0);&quot;&quot;;[.A192]+1);IF(OR([.A192]&gt;=nper;[.H192]&lt;=0);&quot;&quot;;[.A192]+1)))" office:value-type="float" office:value="176" calcext:value-type="float">
            <text:p>176</text:p>
          </table:table-cell>
          <table:table-cell table:style-name="ce16" table:formula="of:=IF([.A193]=&quot;&quot;;&quot;&quot;;IF(OR(periods_per_year=26;periods_per_year=52);IF(periods_per_year=26;IF([.A193]=1;fpdate;[.B192]+14);IF(periods_per_year=52;IF([.A193]=1;fpdate;[.B192]+7);&quot;n/a&quot;));IF(periods_per_year=24;DATE(YEAR(fpdate);MONTH(fpdate)+([.A193]-1)/2+IF(AND(DAY(fpdate)&gt;=15;MOD([.A193];2)=0);1;0);IF(MOD([.A193];2)=0;IF(DAY(fpdate)&gt;=15;DAY(fpdate)-14;DAY(fpdate)+14);DAY(fpdate)));IF(DAY(DATE(YEAR(fpdate);MONTH(fpdate)+([.A193]-1)*months_per_period;DAY(fpdate)))&lt;&gt;DAY(fpdate);DATE(YEAR(fpdate);MONTH(fpdate)+([.A193]-1)*months_per_period+1;0);DATE(YEAR(fpdate);MONTH(fpdate)+([.A193]-1)*months_per_period;DAY(fpdate))))))" office:value-type="float" office:value="48427" calcext:value-type="float">
            <text:p>48427</text:p>
          </table:table-cell>
          <table:table-cell table:style-name="ce21" table:formula="of:=IF([.A193]=&quot;&quot;;&quot;&quot;;IF(roundOpt;IF(OR([.A193]=nper;payment&gt;ROUND((1+rate)*[.H192];2));ROUND((1+rate)*[.H192];2);payment);IF(OR([.A193]=nper;payment&gt;(1+rate)*[.H192]);(1+rate)*[.H192];payment)))" office:value-type="float" office:value="858.91" calcext:value-type="float">
            <text:p>858.91</text:p>
          </table:table-cell>
          <table:table-cell table:style-name="ce30"/>
          <table:table-cell table:style-name="ce21"/>
          <table:table-cell table:style-name="ce21" table:formula="of:=IF([.A193]=&quot;&quot;;&quot;&quot;;IF(AND([.A193]=1;pmtType=1);0;IF(roundOpt;ROUND(rate*[.H192];2);rate*[.H192])))" office:value-type="float" office:value="460.92" calcext:value-type="float">
            <text:p>460.92</text:p>
          </table:table-cell>
          <table:table-cell table:style-name="ce21" table:formula="of:=IF([.A193]=&quot;&quot;;&quot;&quot;;[.C193]-[.F193]+[.D193])" office:value-type="float" office:value="397.99" calcext:value-type="float">
            <text:p>397.99</text:p>
          </table:table-cell>
          <table:table-cell table:style-name="ce21" table:formula="of:=IF([.A193]=&quot;&quot;;&quot;&quot;;[.H192]-[.G193])" office:value-type="float" office:value="110223.97" calcext:value-type="float">
            <text:p>110,223.97</text:p>
          </table:table-cell>
          <table:table-cell table:number-columns-repeated="248"/>
        </table:table-row>
        <table:table-row table:style-name="ro3">
          <table:table-cell table:style-name="ce10" table:formula="of:=IF([.H193]=&quot;&quot;;&quot;&quot;;IF(roundOpt;IF(OR([.A193]&gt;=nper;ROUND([.H193];2)&lt;=0);&quot;&quot;;[.A193]+1);IF(OR([.A193]&gt;=nper;[.H193]&lt;=0);&quot;&quot;;[.A193]+1)))" office:value-type="float" office:value="177" calcext:value-type="float">
            <text:p>177</text:p>
          </table:table-cell>
          <table:table-cell table:style-name="ce16" table:formula="of:=IF([.A194]=&quot;&quot;;&quot;&quot;;IF(OR(periods_per_year=26;periods_per_year=52);IF(periods_per_year=26;IF([.A194]=1;fpdate;[.B193]+14);IF(periods_per_year=52;IF([.A194]=1;fpdate;[.B193]+7);&quot;n/a&quot;));IF(periods_per_year=24;DATE(YEAR(fpdate);MONTH(fpdate)+([.A194]-1)/2+IF(AND(DAY(fpdate)&gt;=15;MOD([.A194];2)=0);1;0);IF(MOD([.A194];2)=0;IF(DAY(fpdate)&gt;=15;DAY(fpdate)-14;DAY(fpdate)+14);DAY(fpdate)));IF(DAY(DATE(YEAR(fpdate);MONTH(fpdate)+([.A194]-1)*months_per_period;DAY(fpdate)))&lt;&gt;DAY(fpdate);DATE(YEAR(fpdate);MONTH(fpdate)+([.A194]-1)*months_per_period+1;0);DATE(YEAR(fpdate);MONTH(fpdate)+([.A194]-1)*months_per_period;DAY(fpdate))))))" office:value-type="float" office:value="48458" calcext:value-type="float">
            <text:p>48458</text:p>
          </table:table-cell>
          <table:table-cell table:style-name="ce21" table:formula="of:=IF([.A194]=&quot;&quot;;&quot;&quot;;IF(roundOpt;IF(OR([.A194]=nper;payment&gt;ROUND((1+rate)*[.H193];2));ROUND((1+rate)*[.H193];2);payment);IF(OR([.A194]=nper;payment&gt;(1+rate)*[.H193]);(1+rate)*[.H193];payment)))" office:value-type="float" office:value="858.91" calcext:value-type="float">
            <text:p>858.91</text:p>
          </table:table-cell>
          <table:table-cell table:style-name="ce30"/>
          <table:table-cell table:style-name="ce21"/>
          <table:table-cell table:style-name="ce21" table:formula="of:=IF([.A194]=&quot;&quot;;&quot;&quot;;IF(AND([.A194]=1;pmtType=1);0;IF(roundOpt;ROUND(rate*[.H193];2);rate*[.H193])))" office:value-type="float" office:value="459.27" calcext:value-type="float">
            <text:p>459.27</text:p>
          </table:table-cell>
          <table:table-cell table:style-name="ce21" table:formula="of:=IF([.A194]=&quot;&quot;;&quot;&quot;;[.C194]-[.F194]+[.D194])" office:value-type="float" office:value="399.64" calcext:value-type="float">
            <text:p>399.64</text:p>
          </table:table-cell>
          <table:table-cell table:style-name="ce21" table:formula="of:=IF([.A194]=&quot;&quot;;&quot;&quot;;[.H193]-[.G194])" office:value-type="float" office:value="109824.33" calcext:value-type="float">
            <text:p>109,824.33</text:p>
          </table:table-cell>
          <table:table-cell table:number-columns-repeated="248"/>
        </table:table-row>
        <table:table-row table:style-name="ro3">
          <table:table-cell table:style-name="ce10" table:formula="of:=IF([.H194]=&quot;&quot;;&quot;&quot;;IF(roundOpt;IF(OR([.A194]&gt;=nper;ROUND([.H194];2)&lt;=0);&quot;&quot;;[.A194]+1);IF(OR([.A194]&gt;=nper;[.H194]&lt;=0);&quot;&quot;;[.A194]+1)))" office:value-type="float" office:value="178" calcext:value-type="float">
            <text:p>178</text:p>
          </table:table-cell>
          <table:table-cell table:style-name="ce16" table:formula="of:=IF([.A195]=&quot;&quot;;&quot;&quot;;IF(OR(periods_per_year=26;periods_per_year=52);IF(periods_per_year=26;IF([.A195]=1;fpdate;[.B194]+14);IF(periods_per_year=52;IF([.A195]=1;fpdate;[.B194]+7);&quot;n/a&quot;));IF(periods_per_year=24;DATE(YEAR(fpdate);MONTH(fpdate)+([.A195]-1)/2+IF(AND(DAY(fpdate)&gt;=15;MOD([.A195];2)=0);1;0);IF(MOD([.A195];2)=0;IF(DAY(fpdate)&gt;=15;DAY(fpdate)-14;DAY(fpdate)+14);DAY(fpdate)));IF(DAY(DATE(YEAR(fpdate);MONTH(fpdate)+([.A195]-1)*months_per_period;DAY(fpdate)))&lt;&gt;DAY(fpdate);DATE(YEAR(fpdate);MONTH(fpdate)+([.A195]-1)*months_per_period+1;0);DATE(YEAR(fpdate);MONTH(fpdate)+([.A195]-1)*months_per_period;DAY(fpdate))))))" office:value-type="float" office:value="48488" calcext:value-type="float">
            <text:p>48488</text:p>
          </table:table-cell>
          <table:table-cell table:style-name="ce21" table:formula="of:=IF([.A195]=&quot;&quot;;&quot;&quot;;IF(roundOpt;IF(OR([.A195]=nper;payment&gt;ROUND((1+rate)*[.H194];2));ROUND((1+rate)*[.H194];2);payment);IF(OR([.A195]=nper;payment&gt;(1+rate)*[.H194]);(1+rate)*[.H194];payment)))" office:value-type="float" office:value="858.91" calcext:value-type="float">
            <text:p>858.91</text:p>
          </table:table-cell>
          <table:table-cell table:style-name="ce30"/>
          <table:table-cell table:style-name="ce21"/>
          <table:table-cell table:style-name="ce21" table:formula="of:=IF([.A195]=&quot;&quot;;&quot;&quot;;IF(AND([.A195]=1;pmtType=1);0;IF(roundOpt;ROUND(rate*[.H194];2);rate*[.H194])))" office:value-type="float" office:value="457.6" calcext:value-type="float">
            <text:p>457.60</text:p>
          </table:table-cell>
          <table:table-cell table:style-name="ce21" table:formula="of:=IF([.A195]=&quot;&quot;;&quot;&quot;;[.C195]-[.F195]+[.D195])" office:value-type="float" office:value="401.31" calcext:value-type="float">
            <text:p>401.31</text:p>
          </table:table-cell>
          <table:table-cell table:style-name="ce21" table:formula="of:=IF([.A195]=&quot;&quot;;&quot;&quot;;[.H194]-[.G195])" office:value-type="float" office:value="109423.02" calcext:value-type="float">
            <text:p>109,423.02</text:p>
          </table:table-cell>
          <table:table-cell table:number-columns-repeated="248"/>
        </table:table-row>
        <table:table-row table:style-name="ro3">
          <table:table-cell table:style-name="ce10" table:formula="of:=IF([.H195]=&quot;&quot;;&quot;&quot;;IF(roundOpt;IF(OR([.A195]&gt;=nper;ROUND([.H195];2)&lt;=0);&quot;&quot;;[.A195]+1);IF(OR([.A195]&gt;=nper;[.H195]&lt;=0);&quot;&quot;;[.A195]+1)))" office:value-type="float" office:value="179" calcext:value-type="float">
            <text:p>179</text:p>
          </table:table-cell>
          <table:table-cell table:style-name="ce16" table:formula="of:=IF([.A196]=&quot;&quot;;&quot;&quot;;IF(OR(periods_per_year=26;periods_per_year=52);IF(periods_per_year=26;IF([.A196]=1;fpdate;[.B195]+14);IF(periods_per_year=52;IF([.A196]=1;fpdate;[.B195]+7);&quot;n/a&quot;));IF(periods_per_year=24;DATE(YEAR(fpdate);MONTH(fpdate)+([.A196]-1)/2+IF(AND(DAY(fpdate)&gt;=15;MOD([.A196];2)=0);1;0);IF(MOD([.A196];2)=0;IF(DAY(fpdate)&gt;=15;DAY(fpdate)-14;DAY(fpdate)+14);DAY(fpdate)));IF(DAY(DATE(YEAR(fpdate);MONTH(fpdate)+([.A196]-1)*months_per_period;DAY(fpdate)))&lt;&gt;DAY(fpdate);DATE(YEAR(fpdate);MONTH(fpdate)+([.A196]-1)*months_per_period+1;0);DATE(YEAR(fpdate);MONTH(fpdate)+([.A196]-1)*months_per_period;DAY(fpdate))))))" office:value-type="float" office:value="48519" calcext:value-type="float">
            <text:p>48519</text:p>
          </table:table-cell>
          <table:table-cell table:style-name="ce21" table:formula="of:=IF([.A196]=&quot;&quot;;&quot;&quot;;IF(roundOpt;IF(OR([.A196]=nper;payment&gt;ROUND((1+rate)*[.H195];2));ROUND((1+rate)*[.H195];2);payment);IF(OR([.A196]=nper;payment&gt;(1+rate)*[.H195]);(1+rate)*[.H195];payment)))" office:value-type="float" office:value="858.91" calcext:value-type="float">
            <text:p>858.91</text:p>
          </table:table-cell>
          <table:table-cell table:style-name="ce30"/>
          <table:table-cell table:style-name="ce21"/>
          <table:table-cell table:style-name="ce21" table:formula="of:=IF([.A196]=&quot;&quot;;&quot;&quot;;IF(AND([.A196]=1;pmtType=1);0;IF(roundOpt;ROUND(rate*[.H195];2);rate*[.H195])))" office:value-type="float" office:value="455.93" calcext:value-type="float">
            <text:p>455.93</text:p>
          </table:table-cell>
          <table:table-cell table:style-name="ce21" table:formula="of:=IF([.A196]=&quot;&quot;;&quot;&quot;;[.C196]-[.F196]+[.D196])" office:value-type="float" office:value="402.98" calcext:value-type="float">
            <text:p>402.98</text:p>
          </table:table-cell>
          <table:table-cell table:style-name="ce21" table:formula="of:=IF([.A196]=&quot;&quot;;&quot;&quot;;[.H195]-[.G196])" office:value-type="float" office:value="109020.04" calcext:value-type="float">
            <text:p>109,020.04</text:p>
          </table:table-cell>
          <table:table-cell table:number-columns-repeated="248"/>
        </table:table-row>
        <table:table-row table:style-name="ro3">
          <table:table-cell table:style-name="ce10" table:formula="of:=IF([.H196]=&quot;&quot;;&quot;&quot;;IF(roundOpt;IF(OR([.A196]&gt;=nper;ROUND([.H196];2)&lt;=0);&quot;&quot;;[.A196]+1);IF(OR([.A196]&gt;=nper;[.H196]&lt;=0);&quot;&quot;;[.A196]+1)))" office:value-type="float" office:value="180" calcext:value-type="float">
            <text:p>180</text:p>
          </table:table-cell>
          <table:table-cell table:style-name="ce16" table:formula="of:=IF([.A197]=&quot;&quot;;&quot;&quot;;IF(OR(periods_per_year=26;periods_per_year=52);IF(periods_per_year=26;IF([.A197]=1;fpdate;[.B196]+14);IF(periods_per_year=52;IF([.A197]=1;fpdate;[.B196]+7);&quot;n/a&quot;));IF(periods_per_year=24;DATE(YEAR(fpdate);MONTH(fpdate)+([.A197]-1)/2+IF(AND(DAY(fpdate)&gt;=15;MOD([.A197];2)=0);1;0);IF(MOD([.A197];2)=0;IF(DAY(fpdate)&gt;=15;DAY(fpdate)-14;DAY(fpdate)+14);DAY(fpdate)));IF(DAY(DATE(YEAR(fpdate);MONTH(fpdate)+([.A197]-1)*months_per_period;DAY(fpdate)))&lt;&gt;DAY(fpdate);DATE(YEAR(fpdate);MONTH(fpdate)+([.A197]-1)*months_per_period+1;0);DATE(YEAR(fpdate);MONTH(fpdate)+([.A197]-1)*months_per_period;DAY(fpdate))))))" office:value-type="float" office:value="48549" calcext:value-type="float">
            <text:p>48549</text:p>
          </table:table-cell>
          <table:table-cell table:style-name="ce21" table:formula="of:=IF([.A197]=&quot;&quot;;&quot;&quot;;IF(roundOpt;IF(OR([.A197]=nper;payment&gt;ROUND((1+rate)*[.H196];2));ROUND((1+rate)*[.H196];2);payment);IF(OR([.A197]=nper;payment&gt;(1+rate)*[.H196]);(1+rate)*[.H196];payment)))" office:value-type="float" office:value="858.91" calcext:value-type="float">
            <text:p>858.91</text:p>
          </table:table-cell>
          <table:table-cell table:style-name="ce30"/>
          <table:table-cell table:style-name="ce21"/>
          <table:table-cell table:style-name="ce21" table:formula="of:=IF([.A197]=&quot;&quot;;&quot;&quot;;IF(AND([.A197]=1;pmtType=1);0;IF(roundOpt;ROUND(rate*[.H196];2);rate*[.H196])))" office:value-type="float" office:value="454.25" calcext:value-type="float">
            <text:p>454.25</text:p>
          </table:table-cell>
          <table:table-cell table:style-name="ce21" table:formula="of:=IF([.A197]=&quot;&quot;;&quot;&quot;;[.C197]-[.F197]+[.D197])" office:value-type="float" office:value="404.66" calcext:value-type="float">
            <text:p>404.66</text:p>
          </table:table-cell>
          <table:table-cell table:style-name="ce21" table:formula="of:=IF([.A197]=&quot;&quot;;&quot;&quot;;[.H196]-[.G197])" office:value-type="float" office:value="108615.38" calcext:value-type="float">
            <text:p>108,615.38</text:p>
          </table:table-cell>
          <table:table-cell table:number-columns-repeated="248"/>
        </table:table-row>
        <table:table-row table:style-name="ro3">
          <table:table-cell table:style-name="ce10" table:formula="of:=IF([.H197]=&quot;&quot;;&quot;&quot;;IF(roundOpt;IF(OR([.A197]&gt;=nper;ROUND([.H197];2)&lt;=0);&quot;&quot;;[.A197]+1);IF(OR([.A197]&gt;=nper;[.H197]&lt;=0);&quot;&quot;;[.A197]+1)))" office:value-type="float" office:value="181" calcext:value-type="float">
            <text:p>181</text:p>
          </table:table-cell>
          <table:table-cell table:style-name="ce17" table:formula="of:=IF([.A198]=&quot;&quot;;&quot;&quot;;IF(OR(periods_per_year=26;periods_per_year=52);IF(periods_per_year=26;IF([.A198]=1;fpdate;[.B197]+14);IF(periods_per_year=52;IF([.A198]=1;fpdate;[.B197]+7);&quot;n/a&quot;));IF(periods_per_year=24;DATE(YEAR(fpdate);MONTH(fpdate)+([.A198]-1)/2+IF(AND(DAY(fpdate)&gt;=15;MOD([.A198];2)=0);1;0);IF(MOD([.A198];2)=0;IF(DAY(fpdate)&gt;=15;DAY(fpdate)-14;DAY(fpdate)+14);DAY(fpdate)));IF(DAY(DATE(YEAR(fpdate);MONTH(fpdate)+([.A198]-1)*months_per_period;DAY(fpdate)))&lt;&gt;DAY(fpdate);DATE(YEAR(fpdate);MONTH(fpdate)+([.A198]-1)*months_per_period+1;0);DATE(YEAR(fpdate);MONTH(fpdate)+([.A198]-1)*months_per_period;DAY(fpdate))))))" office:value-type="date" office:date-value="2033-01-01" calcext:value-type="date">
            <text:p>1/1/33</text:p>
          </table:table-cell>
          <table:table-cell table:style-name="ce21" table:formula="of:=IF([.A198]=&quot;&quot;;&quot;&quot;;IF(roundOpt;IF(OR([.A198]=nper;payment&gt;ROUND((1+rate)*[.H197];2));ROUND((1+rate)*[.H197];2);payment);IF(OR([.A198]=nper;payment&gt;(1+rate)*[.H197]);(1+rate)*[.H197];payment)))" office:value-type="float" office:value="858.91" calcext:value-type="float">
            <text:p>858.91</text:p>
          </table:table-cell>
          <table:table-cell table:style-name="ce30"/>
          <table:table-cell table:style-name="ce21"/>
          <table:table-cell table:style-name="ce21" table:formula="of:=IF([.A198]=&quot;&quot;;&quot;&quot;;IF(AND([.A198]=1;pmtType=1);0;IF(roundOpt;ROUND(rate*[.H197];2);rate*[.H197])))" office:value-type="float" office:value="452.56" calcext:value-type="float">
            <text:p>452.56</text:p>
          </table:table-cell>
          <table:table-cell table:style-name="ce21" table:formula="of:=IF([.A198]=&quot;&quot;;&quot;&quot;;[.C198]-[.F198]+[.D198])" office:value-type="float" office:value="406.35" calcext:value-type="float">
            <text:p>406.35</text:p>
          </table:table-cell>
          <table:table-cell table:style-name="ce21" table:formula="of:=IF([.A198]=&quot;&quot;;&quot;&quot;;[.H197]-[.G198])" office:value-type="float" office:value="108209.03" calcext:value-type="float">
            <text:p>108,209.03</text:p>
          </table:table-cell>
          <table:table-cell table:number-columns-repeated="248"/>
        </table:table-row>
        <table:table-row table:style-name="ro3">
          <table:table-cell table:style-name="ce10" table:formula="of:=IF([.H198]=&quot;&quot;;&quot;&quot;;IF(roundOpt;IF(OR([.A198]&gt;=nper;ROUND([.H198];2)&lt;=0);&quot;&quot;;[.A198]+1);IF(OR([.A198]&gt;=nper;[.H198]&lt;=0);&quot;&quot;;[.A198]+1)))" office:value-type="float" office:value="182" calcext:value-type="float">
            <text:p>182</text:p>
          </table:table-cell>
          <table:table-cell table:style-name="ce17" table:formula="of:=IF([.A199]=&quot;&quot;;&quot;&quot;;IF(OR(periods_per_year=26;periods_per_year=52);IF(periods_per_year=26;IF([.A199]=1;fpdate;[.B198]+14);IF(periods_per_year=52;IF([.A199]=1;fpdate;[.B198]+7);&quot;n/a&quot;));IF(periods_per_year=24;DATE(YEAR(fpdate);MONTH(fpdate)+([.A199]-1)/2+IF(AND(DAY(fpdate)&gt;=15;MOD([.A199];2)=0);1;0);IF(MOD([.A199];2)=0;IF(DAY(fpdate)&gt;=15;DAY(fpdate)-14;DAY(fpdate)+14);DAY(fpdate)));IF(DAY(DATE(YEAR(fpdate);MONTH(fpdate)+([.A199]-1)*months_per_period;DAY(fpdate)))&lt;&gt;DAY(fpdate);DATE(YEAR(fpdate);MONTH(fpdate)+([.A199]-1)*months_per_period+1;0);DATE(YEAR(fpdate);MONTH(fpdate)+([.A199]-1)*months_per_period;DAY(fpdate))))))" office:value-type="date" office:date-value="2033-02-01" calcext:value-type="date">
            <text:p>2/1/33</text:p>
          </table:table-cell>
          <table:table-cell table:style-name="ce21" table:formula="of:=IF([.A199]=&quot;&quot;;&quot;&quot;;IF(roundOpt;IF(OR([.A199]=nper;payment&gt;ROUND((1+rate)*[.H198];2));ROUND((1+rate)*[.H198];2);payment);IF(OR([.A199]=nper;payment&gt;(1+rate)*[.H198]);(1+rate)*[.H198];payment)))" office:value-type="float" office:value="858.91" calcext:value-type="float">
            <text:p>858.91</text:p>
          </table:table-cell>
          <table:table-cell table:style-name="ce30"/>
          <table:table-cell table:style-name="ce21"/>
          <table:table-cell table:style-name="ce21" table:formula="of:=IF([.A199]=&quot;&quot;;&quot;&quot;;IF(AND([.A199]=1;pmtType=1);0;IF(roundOpt;ROUND(rate*[.H198];2);rate*[.H198])))" office:value-type="float" office:value="450.87" calcext:value-type="float">
            <text:p>450.87</text:p>
          </table:table-cell>
          <table:table-cell table:style-name="ce21" table:formula="of:=IF([.A199]=&quot;&quot;;&quot;&quot;;[.C199]-[.F199]+[.D199])" office:value-type="float" office:value="408.04" calcext:value-type="float">
            <text:p>408.04</text:p>
          </table:table-cell>
          <table:table-cell table:style-name="ce21" table:formula="of:=IF([.A199]=&quot;&quot;;&quot;&quot;;[.H198]-[.G199])" office:value-type="float" office:value="107800.99" calcext:value-type="float">
            <text:p>107,800.99</text:p>
          </table:table-cell>
          <table:table-cell table:number-columns-repeated="248"/>
        </table:table-row>
        <table:table-row table:style-name="ro3">
          <table:table-cell table:style-name="ce10" table:formula="of:=IF([.H199]=&quot;&quot;;&quot;&quot;;IF(roundOpt;IF(OR([.A199]&gt;=nper;ROUND([.H199];2)&lt;=0);&quot;&quot;;[.A199]+1);IF(OR([.A199]&gt;=nper;[.H199]&lt;=0);&quot;&quot;;[.A199]+1)))" office:value-type="float" office:value="183" calcext:value-type="float">
            <text:p>183</text:p>
          </table:table-cell>
          <table:table-cell table:style-name="ce17" table:formula="of:=IF([.A200]=&quot;&quot;;&quot;&quot;;IF(OR(periods_per_year=26;periods_per_year=52);IF(periods_per_year=26;IF([.A200]=1;fpdate;[.B199]+14);IF(periods_per_year=52;IF([.A200]=1;fpdate;[.B199]+7);&quot;n/a&quot;));IF(periods_per_year=24;DATE(YEAR(fpdate);MONTH(fpdate)+([.A200]-1)/2+IF(AND(DAY(fpdate)&gt;=15;MOD([.A200];2)=0);1;0);IF(MOD([.A200];2)=0;IF(DAY(fpdate)&gt;=15;DAY(fpdate)-14;DAY(fpdate)+14);DAY(fpdate)));IF(DAY(DATE(YEAR(fpdate);MONTH(fpdate)+([.A200]-1)*months_per_period;DAY(fpdate)))&lt;&gt;DAY(fpdate);DATE(YEAR(fpdate);MONTH(fpdate)+([.A200]-1)*months_per_period+1;0);DATE(YEAR(fpdate);MONTH(fpdate)+([.A200]-1)*months_per_period;DAY(fpdate))))))" office:value-type="date" office:date-value="2033-03-01" calcext:value-type="date">
            <text:p>3/1/33</text:p>
          </table:table-cell>
          <table:table-cell table:style-name="ce21" table:formula="of:=IF([.A200]=&quot;&quot;;&quot;&quot;;IF(roundOpt;IF(OR([.A200]=nper;payment&gt;ROUND((1+rate)*[.H199];2));ROUND((1+rate)*[.H199];2);payment);IF(OR([.A200]=nper;payment&gt;(1+rate)*[.H199]);(1+rate)*[.H199];payment)))" office:value-type="float" office:value="858.91" calcext:value-type="float">
            <text:p>858.91</text:p>
          </table:table-cell>
          <table:table-cell table:style-name="ce30"/>
          <table:table-cell table:style-name="ce21"/>
          <table:table-cell table:style-name="ce21" table:formula="of:=IF([.A200]=&quot;&quot;;&quot;&quot;;IF(AND([.A200]=1;pmtType=1);0;IF(roundOpt;ROUND(rate*[.H199];2);rate*[.H199])))" office:value-type="float" office:value="449.17" calcext:value-type="float">
            <text:p>449.17</text:p>
          </table:table-cell>
          <table:table-cell table:style-name="ce21" table:formula="of:=IF([.A200]=&quot;&quot;;&quot;&quot;;[.C200]-[.F200]+[.D200])" office:value-type="float" office:value="409.74" calcext:value-type="float">
            <text:p>409.74</text:p>
          </table:table-cell>
          <table:table-cell table:style-name="ce21" table:formula="of:=IF([.A200]=&quot;&quot;;&quot;&quot;;[.H199]-[.G200])" office:value-type="float" office:value="107391.25" calcext:value-type="float">
            <text:p>107,391.25</text:p>
          </table:table-cell>
          <table:table-cell table:number-columns-repeated="248"/>
        </table:table-row>
        <table:table-row table:style-name="ro3">
          <table:table-cell table:style-name="ce10" table:formula="of:=IF([.H200]=&quot;&quot;;&quot;&quot;;IF(roundOpt;IF(OR([.A200]&gt;=nper;ROUND([.H200];2)&lt;=0);&quot;&quot;;[.A200]+1);IF(OR([.A200]&gt;=nper;[.H200]&lt;=0);&quot;&quot;;[.A200]+1)))" office:value-type="float" office:value="184" calcext:value-type="float">
            <text:p>184</text:p>
          </table:table-cell>
          <table:table-cell table:style-name="ce17" table:formula="of:=IF([.A201]=&quot;&quot;;&quot;&quot;;IF(OR(periods_per_year=26;periods_per_year=52);IF(periods_per_year=26;IF([.A201]=1;fpdate;[.B200]+14);IF(periods_per_year=52;IF([.A201]=1;fpdate;[.B200]+7);&quot;n/a&quot;));IF(periods_per_year=24;DATE(YEAR(fpdate);MONTH(fpdate)+([.A201]-1)/2+IF(AND(DAY(fpdate)&gt;=15;MOD([.A201];2)=0);1;0);IF(MOD([.A201];2)=0;IF(DAY(fpdate)&gt;=15;DAY(fpdate)-14;DAY(fpdate)+14);DAY(fpdate)));IF(DAY(DATE(YEAR(fpdate);MONTH(fpdate)+([.A201]-1)*months_per_period;DAY(fpdate)))&lt;&gt;DAY(fpdate);DATE(YEAR(fpdate);MONTH(fpdate)+([.A201]-1)*months_per_period+1;0);DATE(YEAR(fpdate);MONTH(fpdate)+([.A201]-1)*months_per_period;DAY(fpdate))))))" office:value-type="date" office:date-value="2033-04-01" calcext:value-type="date">
            <text:p>4/1/33</text:p>
          </table:table-cell>
          <table:table-cell table:style-name="ce21" table:formula="of:=IF([.A201]=&quot;&quot;;&quot;&quot;;IF(roundOpt;IF(OR([.A201]=nper;payment&gt;ROUND((1+rate)*[.H200];2));ROUND((1+rate)*[.H200];2);payment);IF(OR([.A201]=nper;payment&gt;(1+rate)*[.H200]);(1+rate)*[.H200];payment)))" office:value-type="float" office:value="858.91" calcext:value-type="float">
            <text:p>858.91</text:p>
          </table:table-cell>
          <table:table-cell table:style-name="ce30"/>
          <table:table-cell table:style-name="ce21"/>
          <table:table-cell table:style-name="ce21" table:formula="of:=IF([.A201]=&quot;&quot;;&quot;&quot;;IF(AND([.A201]=1;pmtType=1);0;IF(roundOpt;ROUND(rate*[.H200];2);rate*[.H200])))" office:value-type="float" office:value="447.46" calcext:value-type="float">
            <text:p>447.46</text:p>
          </table:table-cell>
          <table:table-cell table:style-name="ce21" table:formula="of:=IF([.A201]=&quot;&quot;;&quot;&quot;;[.C201]-[.F201]+[.D201])" office:value-type="float" office:value="411.45" calcext:value-type="float">
            <text:p>411.45</text:p>
          </table:table-cell>
          <table:table-cell table:style-name="ce21" table:formula="of:=IF([.A201]=&quot;&quot;;&quot;&quot;;[.H200]-[.G201])" office:value-type="float" office:value="106979.8" calcext:value-type="float">
            <text:p>106,979.80</text:p>
          </table:table-cell>
          <table:table-cell table:number-columns-repeated="248"/>
        </table:table-row>
        <table:table-row table:style-name="ro3">
          <table:table-cell table:style-name="ce10" table:formula="of:=IF([.H201]=&quot;&quot;;&quot;&quot;;IF(roundOpt;IF(OR([.A201]&gt;=nper;ROUND([.H201];2)&lt;=0);&quot;&quot;;[.A201]+1);IF(OR([.A201]&gt;=nper;[.H201]&lt;=0);&quot;&quot;;[.A201]+1)))" office:value-type="float" office:value="185" calcext:value-type="float">
            <text:p>185</text:p>
          </table:table-cell>
          <table:table-cell table:style-name="ce17" table:formula="of:=IF([.A202]=&quot;&quot;;&quot;&quot;;IF(OR(periods_per_year=26;periods_per_year=52);IF(periods_per_year=26;IF([.A202]=1;fpdate;[.B201]+14);IF(periods_per_year=52;IF([.A202]=1;fpdate;[.B201]+7);&quot;n/a&quot;));IF(periods_per_year=24;DATE(YEAR(fpdate);MONTH(fpdate)+([.A202]-1)/2+IF(AND(DAY(fpdate)&gt;=15;MOD([.A202];2)=0);1;0);IF(MOD([.A202];2)=0;IF(DAY(fpdate)&gt;=15;DAY(fpdate)-14;DAY(fpdate)+14);DAY(fpdate)));IF(DAY(DATE(YEAR(fpdate);MONTH(fpdate)+([.A202]-1)*months_per_period;DAY(fpdate)))&lt;&gt;DAY(fpdate);DATE(YEAR(fpdate);MONTH(fpdate)+([.A202]-1)*months_per_period+1;0);DATE(YEAR(fpdate);MONTH(fpdate)+([.A202]-1)*months_per_period;DAY(fpdate))))))" office:value-type="date" office:date-value="2033-05-01" calcext:value-type="date">
            <text:p>5/1/33</text:p>
          </table:table-cell>
          <table:table-cell table:style-name="ce21" table:formula="of:=IF([.A202]=&quot;&quot;;&quot;&quot;;IF(roundOpt;IF(OR([.A202]=nper;payment&gt;ROUND((1+rate)*[.H201];2));ROUND((1+rate)*[.H201];2);payment);IF(OR([.A202]=nper;payment&gt;(1+rate)*[.H201]);(1+rate)*[.H201];payment)))" office:value-type="float" office:value="858.91" calcext:value-type="float">
            <text:p>858.91</text:p>
          </table:table-cell>
          <table:table-cell table:style-name="ce30"/>
          <table:table-cell table:style-name="ce21"/>
          <table:table-cell table:style-name="ce21" table:formula="of:=IF([.A202]=&quot;&quot;;&quot;&quot;;IF(AND([.A202]=1;pmtType=1);0;IF(roundOpt;ROUND(rate*[.H201];2);rate*[.H201])))" office:value-type="float" office:value="445.75" calcext:value-type="float">
            <text:p>445.75</text:p>
          </table:table-cell>
          <table:table-cell table:style-name="ce21" table:formula="of:=IF([.A202]=&quot;&quot;;&quot;&quot;;[.C202]-[.F202]+[.D202])" office:value-type="float" office:value="413.16" calcext:value-type="float">
            <text:p>413.16</text:p>
          </table:table-cell>
          <table:table-cell table:style-name="ce21" table:formula="of:=IF([.A202]=&quot;&quot;;&quot;&quot;;[.H201]-[.G202])" office:value-type="float" office:value="106566.64" calcext:value-type="float">
            <text:p>106,566.64</text:p>
          </table:table-cell>
          <table:table-cell table:number-columns-repeated="248"/>
        </table:table-row>
        <table:table-row table:style-name="ro3">
          <table:table-cell table:style-name="ce10" table:formula="of:=IF([.H202]=&quot;&quot;;&quot;&quot;;IF(roundOpt;IF(OR([.A202]&gt;=nper;ROUND([.H202];2)&lt;=0);&quot;&quot;;[.A202]+1);IF(OR([.A202]&gt;=nper;[.H202]&lt;=0);&quot;&quot;;[.A202]+1)))" office:value-type="float" office:value="186" calcext:value-type="float">
            <text:p>186</text:p>
          </table:table-cell>
          <table:table-cell table:style-name="ce17" table:formula="of:=IF([.A203]=&quot;&quot;;&quot;&quot;;IF(OR(periods_per_year=26;periods_per_year=52);IF(periods_per_year=26;IF([.A203]=1;fpdate;[.B202]+14);IF(periods_per_year=52;IF([.A203]=1;fpdate;[.B202]+7);&quot;n/a&quot;));IF(periods_per_year=24;DATE(YEAR(fpdate);MONTH(fpdate)+([.A203]-1)/2+IF(AND(DAY(fpdate)&gt;=15;MOD([.A203];2)=0);1;0);IF(MOD([.A203];2)=0;IF(DAY(fpdate)&gt;=15;DAY(fpdate)-14;DAY(fpdate)+14);DAY(fpdate)));IF(DAY(DATE(YEAR(fpdate);MONTH(fpdate)+([.A203]-1)*months_per_period;DAY(fpdate)))&lt;&gt;DAY(fpdate);DATE(YEAR(fpdate);MONTH(fpdate)+([.A203]-1)*months_per_period+1;0);DATE(YEAR(fpdate);MONTH(fpdate)+([.A203]-1)*months_per_period;DAY(fpdate))))))" office:value-type="date" office:date-value="2033-06-01" calcext:value-type="date">
            <text:p>6/1/33</text:p>
          </table:table-cell>
          <table:table-cell table:style-name="ce21" table:formula="of:=IF([.A203]=&quot;&quot;;&quot;&quot;;IF(roundOpt;IF(OR([.A203]=nper;payment&gt;ROUND((1+rate)*[.H202];2));ROUND((1+rate)*[.H202];2);payment);IF(OR([.A203]=nper;payment&gt;(1+rate)*[.H202]);(1+rate)*[.H202];payment)))" office:value-type="float" office:value="858.91" calcext:value-type="float">
            <text:p>858.91</text:p>
          </table:table-cell>
          <table:table-cell table:style-name="ce30"/>
          <table:table-cell table:style-name="ce21"/>
          <table:table-cell table:style-name="ce21" table:formula="of:=IF([.A203]=&quot;&quot;;&quot;&quot;;IF(AND([.A203]=1;pmtType=1);0;IF(roundOpt;ROUND(rate*[.H202];2);rate*[.H202])))" office:value-type="float" office:value="444.03" calcext:value-type="float">
            <text:p>444.03</text:p>
          </table:table-cell>
          <table:table-cell table:style-name="ce21" table:formula="of:=IF([.A203]=&quot;&quot;;&quot;&quot;;[.C203]-[.F203]+[.D203])" office:value-type="float" office:value="414.88" calcext:value-type="float">
            <text:p>414.88</text:p>
          </table:table-cell>
          <table:table-cell table:style-name="ce21" table:formula="of:=IF([.A203]=&quot;&quot;;&quot;&quot;;[.H202]-[.G203])" office:value-type="float" office:value="106151.76" calcext:value-type="float">
            <text:p>106,151.76</text:p>
          </table:table-cell>
          <table:table-cell table:number-columns-repeated="248"/>
        </table:table-row>
        <table:table-row table:style-name="ro3">
          <table:table-cell table:style-name="ce10" table:formula="of:=IF([.H203]=&quot;&quot;;&quot;&quot;;IF(roundOpt;IF(OR([.A203]&gt;=nper;ROUND([.H203];2)&lt;=0);&quot;&quot;;[.A203]+1);IF(OR([.A203]&gt;=nper;[.H203]&lt;=0);&quot;&quot;;[.A203]+1)))" office:value-type="float" office:value="187" calcext:value-type="float">
            <text:p>187</text:p>
          </table:table-cell>
          <table:table-cell table:style-name="ce17" table:formula="of:=IF([.A204]=&quot;&quot;;&quot;&quot;;IF(OR(periods_per_year=26;periods_per_year=52);IF(periods_per_year=26;IF([.A204]=1;fpdate;[.B203]+14);IF(periods_per_year=52;IF([.A204]=1;fpdate;[.B203]+7);&quot;n/a&quot;));IF(periods_per_year=24;DATE(YEAR(fpdate);MONTH(fpdate)+([.A204]-1)/2+IF(AND(DAY(fpdate)&gt;=15;MOD([.A204];2)=0);1;0);IF(MOD([.A204];2)=0;IF(DAY(fpdate)&gt;=15;DAY(fpdate)-14;DAY(fpdate)+14);DAY(fpdate)));IF(DAY(DATE(YEAR(fpdate);MONTH(fpdate)+([.A204]-1)*months_per_period;DAY(fpdate)))&lt;&gt;DAY(fpdate);DATE(YEAR(fpdate);MONTH(fpdate)+([.A204]-1)*months_per_period+1;0);DATE(YEAR(fpdate);MONTH(fpdate)+([.A204]-1)*months_per_period;DAY(fpdate))))))" office:value-type="date" office:date-value="2033-07-01" calcext:value-type="date">
            <text:p>7/1/33</text:p>
          </table:table-cell>
          <table:table-cell table:style-name="ce21" table:formula="of:=IF([.A204]=&quot;&quot;;&quot;&quot;;IF(roundOpt;IF(OR([.A204]=nper;payment&gt;ROUND((1+rate)*[.H203];2));ROUND((1+rate)*[.H203];2);payment);IF(OR([.A204]=nper;payment&gt;(1+rate)*[.H203]);(1+rate)*[.H203];payment)))" office:value-type="float" office:value="858.91" calcext:value-type="float">
            <text:p>858.91</text:p>
          </table:table-cell>
          <table:table-cell table:style-name="ce30"/>
          <table:table-cell table:style-name="ce21"/>
          <table:table-cell table:style-name="ce21" table:formula="of:=IF([.A204]=&quot;&quot;;&quot;&quot;;IF(AND([.A204]=1;pmtType=1);0;IF(roundOpt;ROUND(rate*[.H203];2);rate*[.H203])))" office:value-type="float" office:value="442.3" calcext:value-type="float">
            <text:p>442.30</text:p>
          </table:table-cell>
          <table:table-cell table:style-name="ce21" table:formula="of:=IF([.A204]=&quot;&quot;;&quot;&quot;;[.C204]-[.F204]+[.D204])" office:value-type="float" office:value="416.61" calcext:value-type="float">
            <text:p>416.61</text:p>
          </table:table-cell>
          <table:table-cell table:style-name="ce21" table:formula="of:=IF([.A204]=&quot;&quot;;&quot;&quot;;[.H203]-[.G204])" office:value-type="float" office:value="105735.15" calcext:value-type="float">
            <text:p>105,735.15</text:p>
          </table:table-cell>
          <table:table-cell table:number-columns-repeated="248"/>
        </table:table-row>
        <table:table-row table:style-name="ro3">
          <table:table-cell table:style-name="ce10" table:formula="of:=IF([.H204]=&quot;&quot;;&quot;&quot;;IF(roundOpt;IF(OR([.A204]&gt;=nper;ROUND([.H204];2)&lt;=0);&quot;&quot;;[.A204]+1);IF(OR([.A204]&gt;=nper;[.H204]&lt;=0);&quot;&quot;;[.A204]+1)))" office:value-type="float" office:value="188" calcext:value-type="float">
            <text:p>188</text:p>
          </table:table-cell>
          <table:table-cell table:style-name="ce17" table:formula="of:=IF([.A205]=&quot;&quot;;&quot;&quot;;IF(OR(periods_per_year=26;periods_per_year=52);IF(periods_per_year=26;IF([.A205]=1;fpdate;[.B204]+14);IF(periods_per_year=52;IF([.A205]=1;fpdate;[.B204]+7);&quot;n/a&quot;));IF(periods_per_year=24;DATE(YEAR(fpdate);MONTH(fpdate)+([.A205]-1)/2+IF(AND(DAY(fpdate)&gt;=15;MOD([.A205];2)=0);1;0);IF(MOD([.A205];2)=0;IF(DAY(fpdate)&gt;=15;DAY(fpdate)-14;DAY(fpdate)+14);DAY(fpdate)));IF(DAY(DATE(YEAR(fpdate);MONTH(fpdate)+([.A205]-1)*months_per_period;DAY(fpdate)))&lt;&gt;DAY(fpdate);DATE(YEAR(fpdate);MONTH(fpdate)+([.A205]-1)*months_per_period+1;0);DATE(YEAR(fpdate);MONTH(fpdate)+([.A205]-1)*months_per_period;DAY(fpdate))))))" office:value-type="date" office:date-value="2033-08-01" calcext:value-type="date">
            <text:p>8/1/33</text:p>
          </table:table-cell>
          <table:table-cell table:style-name="ce21" table:formula="of:=IF([.A205]=&quot;&quot;;&quot;&quot;;IF(roundOpt;IF(OR([.A205]=nper;payment&gt;ROUND((1+rate)*[.H204];2));ROUND((1+rate)*[.H204];2);payment);IF(OR([.A205]=nper;payment&gt;(1+rate)*[.H204]);(1+rate)*[.H204];payment)))" office:value-type="float" office:value="858.91" calcext:value-type="float">
            <text:p>858.91</text:p>
          </table:table-cell>
          <table:table-cell table:style-name="ce30"/>
          <table:table-cell table:style-name="ce21"/>
          <table:table-cell table:style-name="ce21" table:formula="of:=IF([.A205]=&quot;&quot;;&quot;&quot;;IF(AND([.A205]=1;pmtType=1);0;IF(roundOpt;ROUND(rate*[.H204];2);rate*[.H204])))" office:value-type="float" office:value="440.56" calcext:value-type="float">
            <text:p>440.56</text:p>
          </table:table-cell>
          <table:table-cell table:style-name="ce21" table:formula="of:=IF([.A205]=&quot;&quot;;&quot;&quot;;[.C205]-[.F205]+[.D205])" office:value-type="float" office:value="418.35" calcext:value-type="float">
            <text:p>418.35</text:p>
          </table:table-cell>
          <table:table-cell table:style-name="ce21" table:formula="of:=IF([.A205]=&quot;&quot;;&quot;&quot;;[.H204]-[.G205])" office:value-type="float" office:value="105316.8" calcext:value-type="float">
            <text:p>105,316.80</text:p>
          </table:table-cell>
          <table:table-cell table:number-columns-repeated="248"/>
        </table:table-row>
        <table:table-row table:style-name="ro3">
          <table:table-cell table:style-name="ce10" table:formula="of:=IF([.H205]=&quot;&quot;;&quot;&quot;;IF(roundOpt;IF(OR([.A205]&gt;=nper;ROUND([.H205];2)&lt;=0);&quot;&quot;;[.A205]+1);IF(OR([.A205]&gt;=nper;[.H205]&lt;=0);&quot;&quot;;[.A205]+1)))" office:value-type="float" office:value="189" calcext:value-type="float">
            <text:p>189</text:p>
          </table:table-cell>
          <table:table-cell table:style-name="ce17" table:formula="of:=IF([.A206]=&quot;&quot;;&quot;&quot;;IF(OR(periods_per_year=26;periods_per_year=52);IF(periods_per_year=26;IF([.A206]=1;fpdate;[.B205]+14);IF(periods_per_year=52;IF([.A206]=1;fpdate;[.B205]+7);&quot;n/a&quot;));IF(periods_per_year=24;DATE(YEAR(fpdate);MONTH(fpdate)+([.A206]-1)/2+IF(AND(DAY(fpdate)&gt;=15;MOD([.A206];2)=0);1;0);IF(MOD([.A206];2)=0;IF(DAY(fpdate)&gt;=15;DAY(fpdate)-14;DAY(fpdate)+14);DAY(fpdate)));IF(DAY(DATE(YEAR(fpdate);MONTH(fpdate)+([.A206]-1)*months_per_period;DAY(fpdate)))&lt;&gt;DAY(fpdate);DATE(YEAR(fpdate);MONTH(fpdate)+([.A206]-1)*months_per_period+1;0);DATE(YEAR(fpdate);MONTH(fpdate)+([.A206]-1)*months_per_period;DAY(fpdate))))))" office:value-type="date" office:date-value="2033-09-01" calcext:value-type="date">
            <text:p>9/1/33</text:p>
          </table:table-cell>
          <table:table-cell table:style-name="ce21" table:formula="of:=IF([.A206]=&quot;&quot;;&quot;&quot;;IF(roundOpt;IF(OR([.A206]=nper;payment&gt;ROUND((1+rate)*[.H205];2));ROUND((1+rate)*[.H205];2);payment);IF(OR([.A206]=nper;payment&gt;(1+rate)*[.H205]);(1+rate)*[.H205];payment)))" office:value-type="float" office:value="858.91" calcext:value-type="float">
            <text:p>858.91</text:p>
          </table:table-cell>
          <table:table-cell table:style-name="ce30"/>
          <table:table-cell table:style-name="ce21"/>
          <table:table-cell table:style-name="ce21" table:formula="of:=IF([.A206]=&quot;&quot;;&quot;&quot;;IF(AND([.A206]=1;pmtType=1);0;IF(roundOpt;ROUND(rate*[.H205];2);rate*[.H205])))" office:value-type="float" office:value="438.82" calcext:value-type="float">
            <text:p>438.82</text:p>
          </table:table-cell>
          <table:table-cell table:style-name="ce21" table:formula="of:=IF([.A206]=&quot;&quot;;&quot;&quot;;[.C206]-[.F206]+[.D206])" office:value-type="float" office:value="420.09" calcext:value-type="float">
            <text:p>420.09</text:p>
          </table:table-cell>
          <table:table-cell table:style-name="ce21" table:formula="of:=IF([.A206]=&quot;&quot;;&quot;&quot;;[.H205]-[.G206])" office:value-type="float" office:value="104896.71" calcext:value-type="float">
            <text:p>104,896.71</text:p>
          </table:table-cell>
          <table:table-cell table:number-columns-repeated="248"/>
        </table:table-row>
        <table:table-row table:style-name="ro3">
          <table:table-cell table:style-name="ce10" table:formula="of:=IF([.H206]=&quot;&quot;;&quot;&quot;;IF(roundOpt;IF(OR([.A206]&gt;=nper;ROUND([.H206];2)&lt;=0);&quot;&quot;;[.A206]+1);IF(OR([.A206]&gt;=nper;[.H206]&lt;=0);&quot;&quot;;[.A206]+1)))" office:value-type="float" office:value="190" calcext:value-type="float">
            <text:p>190</text:p>
          </table:table-cell>
          <table:table-cell table:style-name="ce17" table:formula="of:=IF([.A207]=&quot;&quot;;&quot;&quot;;IF(OR(periods_per_year=26;periods_per_year=52);IF(periods_per_year=26;IF([.A207]=1;fpdate;[.B206]+14);IF(periods_per_year=52;IF([.A207]=1;fpdate;[.B206]+7);&quot;n/a&quot;));IF(periods_per_year=24;DATE(YEAR(fpdate);MONTH(fpdate)+([.A207]-1)/2+IF(AND(DAY(fpdate)&gt;=15;MOD([.A207];2)=0);1;0);IF(MOD([.A207];2)=0;IF(DAY(fpdate)&gt;=15;DAY(fpdate)-14;DAY(fpdate)+14);DAY(fpdate)));IF(DAY(DATE(YEAR(fpdate);MONTH(fpdate)+([.A207]-1)*months_per_period;DAY(fpdate)))&lt;&gt;DAY(fpdate);DATE(YEAR(fpdate);MONTH(fpdate)+([.A207]-1)*months_per_period+1;0);DATE(YEAR(fpdate);MONTH(fpdate)+([.A207]-1)*months_per_period;DAY(fpdate))))))" office:value-type="date" office:date-value="2033-10-01" calcext:value-type="date">
            <text:p>10/1/33</text:p>
          </table:table-cell>
          <table:table-cell table:style-name="ce21" table:formula="of:=IF([.A207]=&quot;&quot;;&quot;&quot;;IF(roundOpt;IF(OR([.A207]=nper;payment&gt;ROUND((1+rate)*[.H206];2));ROUND((1+rate)*[.H206];2);payment);IF(OR([.A207]=nper;payment&gt;(1+rate)*[.H206]);(1+rate)*[.H206];payment)))" office:value-type="float" office:value="858.91" calcext:value-type="float">
            <text:p>858.91</text:p>
          </table:table-cell>
          <table:table-cell table:style-name="ce30"/>
          <table:table-cell table:style-name="ce21"/>
          <table:table-cell table:style-name="ce21" table:formula="of:=IF([.A207]=&quot;&quot;;&quot;&quot;;IF(AND([.A207]=1;pmtType=1);0;IF(roundOpt;ROUND(rate*[.H206];2);rate*[.H206])))" office:value-type="float" office:value="437.07" calcext:value-type="float">
            <text:p>437.07</text:p>
          </table:table-cell>
          <table:table-cell table:style-name="ce21" table:formula="of:=IF([.A207]=&quot;&quot;;&quot;&quot;;[.C207]-[.F207]+[.D207])" office:value-type="float" office:value="421.84" calcext:value-type="float">
            <text:p>421.84</text:p>
          </table:table-cell>
          <table:table-cell table:style-name="ce21" table:formula="of:=IF([.A207]=&quot;&quot;;&quot;&quot;;[.H206]-[.G207])" office:value-type="float" office:value="104474.87" calcext:value-type="float">
            <text:p>104,474.87</text:p>
          </table:table-cell>
          <table:table-cell table:number-columns-repeated="248"/>
        </table:table-row>
        <table:table-row table:style-name="ro3">
          <table:table-cell table:style-name="ce10" table:formula="of:=IF([.H207]=&quot;&quot;;&quot;&quot;;IF(roundOpt;IF(OR([.A207]&gt;=nper;ROUND([.H207];2)&lt;=0);&quot;&quot;;[.A207]+1);IF(OR([.A207]&gt;=nper;[.H207]&lt;=0);&quot;&quot;;[.A207]+1)))" office:value-type="float" office:value="191" calcext:value-type="float">
            <text:p>191</text:p>
          </table:table-cell>
          <table:table-cell table:style-name="ce17" table:formula="of:=IF([.A208]=&quot;&quot;;&quot;&quot;;IF(OR(periods_per_year=26;periods_per_year=52);IF(periods_per_year=26;IF([.A208]=1;fpdate;[.B207]+14);IF(periods_per_year=52;IF([.A208]=1;fpdate;[.B207]+7);&quot;n/a&quot;));IF(periods_per_year=24;DATE(YEAR(fpdate);MONTH(fpdate)+([.A208]-1)/2+IF(AND(DAY(fpdate)&gt;=15;MOD([.A208];2)=0);1;0);IF(MOD([.A208];2)=0;IF(DAY(fpdate)&gt;=15;DAY(fpdate)-14;DAY(fpdate)+14);DAY(fpdate)));IF(DAY(DATE(YEAR(fpdate);MONTH(fpdate)+([.A208]-1)*months_per_period;DAY(fpdate)))&lt;&gt;DAY(fpdate);DATE(YEAR(fpdate);MONTH(fpdate)+([.A208]-1)*months_per_period+1;0);DATE(YEAR(fpdate);MONTH(fpdate)+([.A208]-1)*months_per_period;DAY(fpdate))))))" office:value-type="date" office:date-value="2033-11-01" calcext:value-type="date">
            <text:p>11/1/33</text:p>
          </table:table-cell>
          <table:table-cell table:style-name="ce21" table:formula="of:=IF([.A208]=&quot;&quot;;&quot;&quot;;IF(roundOpt;IF(OR([.A208]=nper;payment&gt;ROUND((1+rate)*[.H207];2));ROUND((1+rate)*[.H207];2);payment);IF(OR([.A208]=nper;payment&gt;(1+rate)*[.H207]);(1+rate)*[.H207];payment)))" office:value-type="float" office:value="858.91" calcext:value-type="float">
            <text:p>858.91</text:p>
          </table:table-cell>
          <table:table-cell table:style-name="ce30"/>
          <table:table-cell table:style-name="ce21"/>
          <table:table-cell table:style-name="ce21" table:formula="of:=IF([.A208]=&quot;&quot;;&quot;&quot;;IF(AND([.A208]=1;pmtType=1);0;IF(roundOpt;ROUND(rate*[.H207];2);rate*[.H207])))" office:value-type="float" office:value="435.31" calcext:value-type="float">
            <text:p>435.31</text:p>
          </table:table-cell>
          <table:table-cell table:style-name="ce21" table:formula="of:=IF([.A208]=&quot;&quot;;&quot;&quot;;[.C208]-[.F208]+[.D208])" office:value-type="float" office:value="423.6" calcext:value-type="float">
            <text:p>423.60</text:p>
          </table:table-cell>
          <table:table-cell table:style-name="ce21" table:formula="of:=IF([.A208]=&quot;&quot;;&quot;&quot;;[.H207]-[.G208])" office:value-type="float" office:value="104051.27" calcext:value-type="float">
            <text:p>104,051.27</text:p>
          </table:table-cell>
          <table:table-cell table:number-columns-repeated="248"/>
        </table:table-row>
        <table:table-row table:style-name="ro3">
          <table:table-cell table:style-name="ce10" table:formula="of:=IF([.H208]=&quot;&quot;;&quot;&quot;;IF(roundOpt;IF(OR([.A208]&gt;=nper;ROUND([.H208];2)&lt;=0);&quot;&quot;;[.A208]+1);IF(OR([.A208]&gt;=nper;[.H208]&lt;=0);&quot;&quot;;[.A208]+1)))" office:value-type="float" office:value="192" calcext:value-type="float">
            <text:p>192</text:p>
          </table:table-cell>
          <table:table-cell table:style-name="ce17" table:formula="of:=IF([.A209]=&quot;&quot;;&quot;&quot;;IF(OR(periods_per_year=26;periods_per_year=52);IF(periods_per_year=26;IF([.A209]=1;fpdate;[.B208]+14);IF(periods_per_year=52;IF([.A209]=1;fpdate;[.B208]+7);&quot;n/a&quot;));IF(periods_per_year=24;DATE(YEAR(fpdate);MONTH(fpdate)+([.A209]-1)/2+IF(AND(DAY(fpdate)&gt;=15;MOD([.A209];2)=0);1;0);IF(MOD([.A209];2)=0;IF(DAY(fpdate)&gt;=15;DAY(fpdate)-14;DAY(fpdate)+14);DAY(fpdate)));IF(DAY(DATE(YEAR(fpdate);MONTH(fpdate)+([.A209]-1)*months_per_period;DAY(fpdate)))&lt;&gt;DAY(fpdate);DATE(YEAR(fpdate);MONTH(fpdate)+([.A209]-1)*months_per_period+1;0);DATE(YEAR(fpdate);MONTH(fpdate)+([.A209]-1)*months_per_period;DAY(fpdate))))))" office:value-type="date" office:date-value="2033-12-01" calcext:value-type="date">
            <text:p>12/1/33</text:p>
          </table:table-cell>
          <table:table-cell table:style-name="ce21" table:formula="of:=IF([.A209]=&quot;&quot;;&quot;&quot;;IF(roundOpt;IF(OR([.A209]=nper;payment&gt;ROUND((1+rate)*[.H208];2));ROUND((1+rate)*[.H208];2);payment);IF(OR([.A209]=nper;payment&gt;(1+rate)*[.H208]);(1+rate)*[.H208];payment)))" office:value-type="float" office:value="858.91" calcext:value-type="float">
            <text:p>858.91</text:p>
          </table:table-cell>
          <table:table-cell table:style-name="ce30"/>
          <table:table-cell table:style-name="ce21"/>
          <table:table-cell table:style-name="ce21" table:formula="of:=IF([.A209]=&quot;&quot;;&quot;&quot;;IF(AND([.A209]=1;pmtType=1);0;IF(roundOpt;ROUND(rate*[.H208];2);rate*[.H208])))" office:value-type="float" office:value="433.55" calcext:value-type="float">
            <text:p>433.55</text:p>
          </table:table-cell>
          <table:table-cell table:style-name="ce21" table:formula="of:=IF([.A209]=&quot;&quot;;&quot;&quot;;[.C209]-[.F209]+[.D209])" office:value-type="float" office:value="425.36" calcext:value-type="float">
            <text:p>425.36</text:p>
          </table:table-cell>
          <table:table-cell table:style-name="ce21" table:formula="of:=IF([.A209]=&quot;&quot;;&quot;&quot;;[.H208]-[.G209])" office:value-type="float" office:value="103625.91" calcext:value-type="float">
            <text:p>103,625.91</text:p>
          </table:table-cell>
          <table:table-cell table:number-columns-repeated="248"/>
        </table:table-row>
        <table:table-row table:style-name="ro3">
          <table:table-cell table:style-name="ce10" table:formula="of:=IF([.H209]=&quot;&quot;;&quot;&quot;;IF(roundOpt;IF(OR([.A209]&gt;=nper;ROUND([.H209];2)&lt;=0);&quot;&quot;;[.A209]+1);IF(OR([.A209]&gt;=nper;[.H209]&lt;=0);&quot;&quot;;[.A209]+1)))" office:value-type="float" office:value="193" calcext:value-type="float">
            <text:p>193</text:p>
          </table:table-cell>
          <table:table-cell table:style-name="ce17" table:formula="of:=IF([.A210]=&quot;&quot;;&quot;&quot;;IF(OR(periods_per_year=26;periods_per_year=52);IF(periods_per_year=26;IF([.A210]=1;fpdate;[.B209]+14);IF(periods_per_year=52;IF([.A210]=1;fpdate;[.B209]+7);&quot;n/a&quot;));IF(periods_per_year=24;DATE(YEAR(fpdate);MONTH(fpdate)+([.A210]-1)/2+IF(AND(DAY(fpdate)&gt;=15;MOD([.A210];2)=0);1;0);IF(MOD([.A210];2)=0;IF(DAY(fpdate)&gt;=15;DAY(fpdate)-14;DAY(fpdate)+14);DAY(fpdate)));IF(DAY(DATE(YEAR(fpdate);MONTH(fpdate)+([.A210]-1)*months_per_period;DAY(fpdate)))&lt;&gt;DAY(fpdate);DATE(YEAR(fpdate);MONTH(fpdate)+([.A210]-1)*months_per_period+1;0);DATE(YEAR(fpdate);MONTH(fpdate)+([.A210]-1)*months_per_period;DAY(fpdate))))))" office:value-type="date" office:date-value="2034-01-01" calcext:value-type="date">
            <text:p>1/1/34</text:p>
          </table:table-cell>
          <table:table-cell table:style-name="ce21" table:formula="of:=IF([.A210]=&quot;&quot;;&quot;&quot;;IF(roundOpt;IF(OR([.A210]=nper;payment&gt;ROUND((1+rate)*[.H209];2));ROUND((1+rate)*[.H209];2);payment);IF(OR([.A210]=nper;payment&gt;(1+rate)*[.H209]);(1+rate)*[.H209];payment)))" office:value-type="float" office:value="858.91" calcext:value-type="float">
            <text:p>858.91</text:p>
          </table:table-cell>
          <table:table-cell table:style-name="ce30"/>
          <table:table-cell table:style-name="ce21"/>
          <table:table-cell table:style-name="ce21" table:formula="of:=IF([.A210]=&quot;&quot;;&quot;&quot;;IF(AND([.A210]=1;pmtType=1);0;IF(roundOpt;ROUND(rate*[.H209];2);rate*[.H209])))" office:value-type="float" office:value="431.77" calcext:value-type="float">
            <text:p>431.77</text:p>
          </table:table-cell>
          <table:table-cell table:style-name="ce21" table:formula="of:=IF([.A210]=&quot;&quot;;&quot;&quot;;[.C210]-[.F210]+[.D210])" office:value-type="float" office:value="427.14" calcext:value-type="float">
            <text:p>427.14</text:p>
          </table:table-cell>
          <table:table-cell table:style-name="ce21" table:formula="of:=IF([.A210]=&quot;&quot;;&quot;&quot;;[.H209]-[.G210])" office:value-type="float" office:value="103198.77" calcext:value-type="float">
            <text:p>103,198.77</text:p>
          </table:table-cell>
          <table:table-cell table:number-columns-repeated="248"/>
        </table:table-row>
        <table:table-row table:style-name="ro3">
          <table:table-cell table:style-name="ce10" table:formula="of:=IF([.H210]=&quot;&quot;;&quot;&quot;;IF(roundOpt;IF(OR([.A210]&gt;=nper;ROUND([.H210];2)&lt;=0);&quot;&quot;;[.A210]+1);IF(OR([.A210]&gt;=nper;[.H210]&lt;=0);&quot;&quot;;[.A210]+1)))" office:value-type="float" office:value="194" calcext:value-type="float">
            <text:p>194</text:p>
          </table:table-cell>
          <table:table-cell table:style-name="ce17" table:formula="of:=IF([.A211]=&quot;&quot;;&quot;&quot;;IF(OR(periods_per_year=26;periods_per_year=52);IF(periods_per_year=26;IF([.A211]=1;fpdate;[.B210]+14);IF(periods_per_year=52;IF([.A211]=1;fpdate;[.B210]+7);&quot;n/a&quot;));IF(periods_per_year=24;DATE(YEAR(fpdate);MONTH(fpdate)+([.A211]-1)/2+IF(AND(DAY(fpdate)&gt;=15;MOD([.A211];2)=0);1;0);IF(MOD([.A211];2)=0;IF(DAY(fpdate)&gt;=15;DAY(fpdate)-14;DAY(fpdate)+14);DAY(fpdate)));IF(DAY(DATE(YEAR(fpdate);MONTH(fpdate)+([.A211]-1)*months_per_period;DAY(fpdate)))&lt;&gt;DAY(fpdate);DATE(YEAR(fpdate);MONTH(fpdate)+([.A211]-1)*months_per_period+1;0);DATE(YEAR(fpdate);MONTH(fpdate)+([.A211]-1)*months_per_period;DAY(fpdate))))))" office:value-type="date" office:date-value="2034-02-01" calcext:value-type="date">
            <text:p>2/1/34</text:p>
          </table:table-cell>
          <table:table-cell table:style-name="ce21" table:formula="of:=IF([.A211]=&quot;&quot;;&quot;&quot;;IF(roundOpt;IF(OR([.A211]=nper;payment&gt;ROUND((1+rate)*[.H210];2));ROUND((1+rate)*[.H210];2);payment);IF(OR([.A211]=nper;payment&gt;(1+rate)*[.H210]);(1+rate)*[.H210];payment)))" office:value-type="float" office:value="858.91" calcext:value-type="float">
            <text:p>858.91</text:p>
          </table:table-cell>
          <table:table-cell table:style-name="ce30"/>
          <table:table-cell table:style-name="ce21"/>
          <table:table-cell table:style-name="ce21" table:formula="of:=IF([.A211]=&quot;&quot;;&quot;&quot;;IF(AND([.A211]=1;pmtType=1);0;IF(roundOpt;ROUND(rate*[.H210];2);rate*[.H210])))" office:value-type="float" office:value="429.99" calcext:value-type="float">
            <text:p>429.99</text:p>
          </table:table-cell>
          <table:table-cell table:style-name="ce21" table:formula="of:=IF([.A211]=&quot;&quot;;&quot;&quot;;[.C211]-[.F211]+[.D211])" office:value-type="float" office:value="428.92" calcext:value-type="float">
            <text:p>428.92</text:p>
          </table:table-cell>
          <table:table-cell table:style-name="ce21" table:formula="of:=IF([.A211]=&quot;&quot;;&quot;&quot;;[.H210]-[.G211])" office:value-type="float" office:value="102769.85" calcext:value-type="float">
            <text:p>102,769.85</text:p>
          </table:table-cell>
          <table:table-cell table:number-columns-repeated="248"/>
        </table:table-row>
        <table:table-row table:style-name="ro3">
          <table:table-cell table:style-name="ce10" table:formula="of:=IF([.H211]=&quot;&quot;;&quot;&quot;;IF(roundOpt;IF(OR([.A211]&gt;=nper;ROUND([.H211];2)&lt;=0);&quot;&quot;;[.A211]+1);IF(OR([.A211]&gt;=nper;[.H211]&lt;=0);&quot;&quot;;[.A211]+1)))" office:value-type="float" office:value="195" calcext:value-type="float">
            <text:p>195</text:p>
          </table:table-cell>
          <table:table-cell table:style-name="ce17" table:formula="of:=IF([.A212]=&quot;&quot;;&quot;&quot;;IF(OR(periods_per_year=26;periods_per_year=52);IF(periods_per_year=26;IF([.A212]=1;fpdate;[.B211]+14);IF(periods_per_year=52;IF([.A212]=1;fpdate;[.B211]+7);&quot;n/a&quot;));IF(periods_per_year=24;DATE(YEAR(fpdate);MONTH(fpdate)+([.A212]-1)/2+IF(AND(DAY(fpdate)&gt;=15;MOD([.A212];2)=0);1;0);IF(MOD([.A212];2)=0;IF(DAY(fpdate)&gt;=15;DAY(fpdate)-14;DAY(fpdate)+14);DAY(fpdate)));IF(DAY(DATE(YEAR(fpdate);MONTH(fpdate)+([.A212]-1)*months_per_period;DAY(fpdate)))&lt;&gt;DAY(fpdate);DATE(YEAR(fpdate);MONTH(fpdate)+([.A212]-1)*months_per_period+1;0);DATE(YEAR(fpdate);MONTH(fpdate)+([.A212]-1)*months_per_period;DAY(fpdate))))))" office:value-type="date" office:date-value="2034-03-01" calcext:value-type="date">
            <text:p>3/1/34</text:p>
          </table:table-cell>
          <table:table-cell table:style-name="ce21" table:formula="of:=IF([.A212]=&quot;&quot;;&quot;&quot;;IF(roundOpt;IF(OR([.A212]=nper;payment&gt;ROUND((1+rate)*[.H211];2));ROUND((1+rate)*[.H211];2);payment);IF(OR([.A212]=nper;payment&gt;(1+rate)*[.H211]);(1+rate)*[.H211];payment)))" office:value-type="float" office:value="858.91" calcext:value-type="float">
            <text:p>858.91</text:p>
          </table:table-cell>
          <table:table-cell table:style-name="ce30"/>
          <table:table-cell table:style-name="ce21"/>
          <table:table-cell table:style-name="ce21" table:formula="of:=IF([.A212]=&quot;&quot;;&quot;&quot;;IF(AND([.A212]=1;pmtType=1);0;IF(roundOpt;ROUND(rate*[.H211];2);rate*[.H211])))" office:value-type="float" office:value="428.21" calcext:value-type="float">
            <text:p>428.21</text:p>
          </table:table-cell>
          <table:table-cell table:style-name="ce21" table:formula="of:=IF([.A212]=&quot;&quot;;&quot;&quot;;[.C212]-[.F212]+[.D212])" office:value-type="float" office:value="430.7" calcext:value-type="float">
            <text:p>430.70</text:p>
          </table:table-cell>
          <table:table-cell table:style-name="ce21" table:formula="of:=IF([.A212]=&quot;&quot;;&quot;&quot;;[.H211]-[.G212])" office:value-type="float" office:value="102339.15" calcext:value-type="float">
            <text:p>102,339.15</text:p>
          </table:table-cell>
          <table:table-cell table:number-columns-repeated="248"/>
        </table:table-row>
        <table:table-row table:style-name="ro3">
          <table:table-cell table:style-name="ce10" table:formula="of:=IF([.H212]=&quot;&quot;;&quot;&quot;;IF(roundOpt;IF(OR([.A212]&gt;=nper;ROUND([.H212];2)&lt;=0);&quot;&quot;;[.A212]+1);IF(OR([.A212]&gt;=nper;[.H212]&lt;=0);&quot;&quot;;[.A212]+1)))" office:value-type="float" office:value="196" calcext:value-type="float">
            <text:p>196</text:p>
          </table:table-cell>
          <table:table-cell table:style-name="ce17" table:formula="of:=IF([.A213]=&quot;&quot;;&quot;&quot;;IF(OR(periods_per_year=26;periods_per_year=52);IF(periods_per_year=26;IF([.A213]=1;fpdate;[.B212]+14);IF(periods_per_year=52;IF([.A213]=1;fpdate;[.B212]+7);&quot;n/a&quot;));IF(periods_per_year=24;DATE(YEAR(fpdate);MONTH(fpdate)+([.A213]-1)/2+IF(AND(DAY(fpdate)&gt;=15;MOD([.A213];2)=0);1;0);IF(MOD([.A213];2)=0;IF(DAY(fpdate)&gt;=15;DAY(fpdate)-14;DAY(fpdate)+14);DAY(fpdate)));IF(DAY(DATE(YEAR(fpdate);MONTH(fpdate)+([.A213]-1)*months_per_period;DAY(fpdate)))&lt;&gt;DAY(fpdate);DATE(YEAR(fpdate);MONTH(fpdate)+([.A213]-1)*months_per_period+1;0);DATE(YEAR(fpdate);MONTH(fpdate)+([.A213]-1)*months_per_period;DAY(fpdate))))))" office:value-type="date" office:date-value="2034-04-01" calcext:value-type="date">
            <text:p>4/1/34</text:p>
          </table:table-cell>
          <table:table-cell table:style-name="ce21" table:formula="of:=IF([.A213]=&quot;&quot;;&quot;&quot;;IF(roundOpt;IF(OR([.A213]=nper;payment&gt;ROUND((1+rate)*[.H212];2));ROUND((1+rate)*[.H212];2);payment);IF(OR([.A213]=nper;payment&gt;(1+rate)*[.H212]);(1+rate)*[.H212];payment)))" office:value-type="float" office:value="858.91" calcext:value-type="float">
            <text:p>858.91</text:p>
          </table:table-cell>
          <table:table-cell table:style-name="ce30"/>
          <table:table-cell table:style-name="ce21"/>
          <table:table-cell table:style-name="ce21" table:formula="of:=IF([.A213]=&quot;&quot;;&quot;&quot;;IF(AND([.A213]=1;pmtType=1);0;IF(roundOpt;ROUND(rate*[.H212];2);rate*[.H212])))" office:value-type="float" office:value="426.41" calcext:value-type="float">
            <text:p>426.41</text:p>
          </table:table-cell>
          <table:table-cell table:style-name="ce21" table:formula="of:=IF([.A213]=&quot;&quot;;&quot;&quot;;[.C213]-[.F213]+[.D213])" office:value-type="float" office:value="432.5" calcext:value-type="float">
            <text:p>432.50</text:p>
          </table:table-cell>
          <table:table-cell table:style-name="ce21" table:formula="of:=IF([.A213]=&quot;&quot;;&quot;&quot;;[.H212]-[.G213])" office:value-type="float" office:value="101906.65" calcext:value-type="float">
            <text:p>101,906.65</text:p>
          </table:table-cell>
          <table:table-cell table:number-columns-repeated="248"/>
        </table:table-row>
        <table:table-row table:style-name="ro3">
          <table:table-cell table:style-name="ce10" table:formula="of:=IF([.H213]=&quot;&quot;;&quot;&quot;;IF(roundOpt;IF(OR([.A213]&gt;=nper;ROUND([.H213];2)&lt;=0);&quot;&quot;;[.A213]+1);IF(OR([.A213]&gt;=nper;[.H213]&lt;=0);&quot;&quot;;[.A213]+1)))" office:value-type="float" office:value="197" calcext:value-type="float">
            <text:p>197</text:p>
          </table:table-cell>
          <table:table-cell table:style-name="ce17" table:formula="of:=IF([.A214]=&quot;&quot;;&quot;&quot;;IF(OR(periods_per_year=26;periods_per_year=52);IF(periods_per_year=26;IF([.A214]=1;fpdate;[.B213]+14);IF(periods_per_year=52;IF([.A214]=1;fpdate;[.B213]+7);&quot;n/a&quot;));IF(periods_per_year=24;DATE(YEAR(fpdate);MONTH(fpdate)+([.A214]-1)/2+IF(AND(DAY(fpdate)&gt;=15;MOD([.A214];2)=0);1;0);IF(MOD([.A214];2)=0;IF(DAY(fpdate)&gt;=15;DAY(fpdate)-14;DAY(fpdate)+14);DAY(fpdate)));IF(DAY(DATE(YEAR(fpdate);MONTH(fpdate)+([.A214]-1)*months_per_period;DAY(fpdate)))&lt;&gt;DAY(fpdate);DATE(YEAR(fpdate);MONTH(fpdate)+([.A214]-1)*months_per_period+1;0);DATE(YEAR(fpdate);MONTH(fpdate)+([.A214]-1)*months_per_period;DAY(fpdate))))))" office:value-type="date" office:date-value="2034-05-01" calcext:value-type="date">
            <text:p>5/1/34</text:p>
          </table:table-cell>
          <table:table-cell table:style-name="ce21" table:formula="of:=IF([.A214]=&quot;&quot;;&quot;&quot;;IF(roundOpt;IF(OR([.A214]=nper;payment&gt;ROUND((1+rate)*[.H213];2));ROUND((1+rate)*[.H213];2);payment);IF(OR([.A214]=nper;payment&gt;(1+rate)*[.H213]);(1+rate)*[.H213];payment)))" office:value-type="float" office:value="858.91" calcext:value-type="float">
            <text:p>858.91</text:p>
          </table:table-cell>
          <table:table-cell table:style-name="ce30"/>
          <table:table-cell table:style-name="ce21"/>
          <table:table-cell table:style-name="ce21" table:formula="of:=IF([.A214]=&quot;&quot;;&quot;&quot;;IF(AND([.A214]=1;pmtType=1);0;IF(roundOpt;ROUND(rate*[.H213];2);rate*[.H213])))" office:value-type="float" office:value="424.61" calcext:value-type="float">
            <text:p>424.61</text:p>
          </table:table-cell>
          <table:table-cell table:style-name="ce21" table:formula="of:=IF([.A214]=&quot;&quot;;&quot;&quot;;[.C214]-[.F214]+[.D214])" office:value-type="float" office:value="434.3" calcext:value-type="float">
            <text:p>434.30</text:p>
          </table:table-cell>
          <table:table-cell table:style-name="ce21" table:formula="of:=IF([.A214]=&quot;&quot;;&quot;&quot;;[.H213]-[.G214])" office:value-type="float" office:value="101472.35" calcext:value-type="float">
            <text:p>101,472.35</text:p>
          </table:table-cell>
          <table:table-cell table:number-columns-repeated="248"/>
        </table:table-row>
        <table:table-row table:style-name="ro3">
          <table:table-cell table:style-name="ce10" table:formula="of:=IF([.H214]=&quot;&quot;;&quot;&quot;;IF(roundOpt;IF(OR([.A214]&gt;=nper;ROUND([.H214];2)&lt;=0);&quot;&quot;;[.A214]+1);IF(OR([.A214]&gt;=nper;[.H214]&lt;=0);&quot;&quot;;[.A214]+1)))" office:value-type="float" office:value="198" calcext:value-type="float">
            <text:p>198</text:p>
          </table:table-cell>
          <table:table-cell table:style-name="ce17" table:formula="of:=IF([.A215]=&quot;&quot;;&quot;&quot;;IF(OR(periods_per_year=26;periods_per_year=52);IF(periods_per_year=26;IF([.A215]=1;fpdate;[.B214]+14);IF(periods_per_year=52;IF([.A215]=1;fpdate;[.B214]+7);&quot;n/a&quot;));IF(periods_per_year=24;DATE(YEAR(fpdate);MONTH(fpdate)+([.A215]-1)/2+IF(AND(DAY(fpdate)&gt;=15;MOD([.A215];2)=0);1;0);IF(MOD([.A215];2)=0;IF(DAY(fpdate)&gt;=15;DAY(fpdate)-14;DAY(fpdate)+14);DAY(fpdate)));IF(DAY(DATE(YEAR(fpdate);MONTH(fpdate)+([.A215]-1)*months_per_period;DAY(fpdate)))&lt;&gt;DAY(fpdate);DATE(YEAR(fpdate);MONTH(fpdate)+([.A215]-1)*months_per_period+1;0);DATE(YEAR(fpdate);MONTH(fpdate)+([.A215]-1)*months_per_period;DAY(fpdate))))))" office:value-type="date" office:date-value="2034-06-01" calcext:value-type="date">
            <text:p>6/1/34</text:p>
          </table:table-cell>
          <table:table-cell table:style-name="ce21" table:formula="of:=IF([.A215]=&quot;&quot;;&quot;&quot;;IF(roundOpt;IF(OR([.A215]=nper;payment&gt;ROUND((1+rate)*[.H214];2));ROUND((1+rate)*[.H214];2);payment);IF(OR([.A215]=nper;payment&gt;(1+rate)*[.H214]);(1+rate)*[.H214];payment)))" office:value-type="float" office:value="858.91" calcext:value-type="float">
            <text:p>858.91</text:p>
          </table:table-cell>
          <table:table-cell table:style-name="ce30"/>
          <table:table-cell table:style-name="ce21"/>
          <table:table-cell table:style-name="ce21" table:formula="of:=IF([.A215]=&quot;&quot;;&quot;&quot;;IF(AND([.A215]=1;pmtType=1);0;IF(roundOpt;ROUND(rate*[.H214];2);rate*[.H214])))" office:value-type="float" office:value="422.8" calcext:value-type="float">
            <text:p>422.80</text:p>
          </table:table-cell>
          <table:table-cell table:style-name="ce21" table:formula="of:=IF([.A215]=&quot;&quot;;&quot;&quot;;[.C215]-[.F215]+[.D215])" office:value-type="float" office:value="436.11" calcext:value-type="float">
            <text:p>436.11</text:p>
          </table:table-cell>
          <table:table-cell table:style-name="ce21" table:formula="of:=IF([.A215]=&quot;&quot;;&quot;&quot;;[.H214]-[.G215])" office:value-type="float" office:value="101036.24" calcext:value-type="float">
            <text:p>101,036.24</text:p>
          </table:table-cell>
          <table:table-cell table:number-columns-repeated="248"/>
        </table:table-row>
        <table:table-row table:style-name="ro3">
          <table:table-cell table:style-name="ce10" table:formula="of:=IF([.H215]=&quot;&quot;;&quot;&quot;;IF(roundOpt;IF(OR([.A215]&gt;=nper;ROUND([.H215];2)&lt;=0);&quot;&quot;;[.A215]+1);IF(OR([.A215]&gt;=nper;[.H215]&lt;=0);&quot;&quot;;[.A215]+1)))" office:value-type="float" office:value="199" calcext:value-type="float">
            <text:p>199</text:p>
          </table:table-cell>
          <table:table-cell table:style-name="ce17" table:formula="of:=IF([.A216]=&quot;&quot;;&quot;&quot;;IF(OR(periods_per_year=26;periods_per_year=52);IF(periods_per_year=26;IF([.A216]=1;fpdate;[.B215]+14);IF(periods_per_year=52;IF([.A216]=1;fpdate;[.B215]+7);&quot;n/a&quot;));IF(periods_per_year=24;DATE(YEAR(fpdate);MONTH(fpdate)+([.A216]-1)/2+IF(AND(DAY(fpdate)&gt;=15;MOD([.A216];2)=0);1;0);IF(MOD([.A216];2)=0;IF(DAY(fpdate)&gt;=15;DAY(fpdate)-14;DAY(fpdate)+14);DAY(fpdate)));IF(DAY(DATE(YEAR(fpdate);MONTH(fpdate)+([.A216]-1)*months_per_period;DAY(fpdate)))&lt;&gt;DAY(fpdate);DATE(YEAR(fpdate);MONTH(fpdate)+([.A216]-1)*months_per_period+1;0);DATE(YEAR(fpdate);MONTH(fpdate)+([.A216]-1)*months_per_period;DAY(fpdate))))))" office:value-type="date" office:date-value="2034-07-01" calcext:value-type="date">
            <text:p>7/1/34</text:p>
          </table:table-cell>
          <table:table-cell table:style-name="ce21" table:formula="of:=IF([.A216]=&quot;&quot;;&quot;&quot;;IF(roundOpt;IF(OR([.A216]=nper;payment&gt;ROUND((1+rate)*[.H215];2));ROUND((1+rate)*[.H215];2);payment);IF(OR([.A216]=nper;payment&gt;(1+rate)*[.H215]);(1+rate)*[.H215];payment)))" office:value-type="float" office:value="858.91" calcext:value-type="float">
            <text:p>858.91</text:p>
          </table:table-cell>
          <table:table-cell table:style-name="ce30"/>
          <table:table-cell table:style-name="ce21"/>
          <table:table-cell table:style-name="ce21" table:formula="of:=IF([.A216]=&quot;&quot;;&quot;&quot;;IF(AND([.A216]=1;pmtType=1);0;IF(roundOpt;ROUND(rate*[.H215];2);rate*[.H215])))" office:value-type="float" office:value="420.98" calcext:value-type="float">
            <text:p>420.98</text:p>
          </table:table-cell>
          <table:table-cell table:style-name="ce21" table:formula="of:=IF([.A216]=&quot;&quot;;&quot;&quot;;[.C216]-[.F216]+[.D216])" office:value-type="float" office:value="437.93" calcext:value-type="float">
            <text:p>437.93</text:p>
          </table:table-cell>
          <table:table-cell table:style-name="ce21" table:formula="of:=IF([.A216]=&quot;&quot;;&quot;&quot;;[.H215]-[.G216])" office:value-type="float" office:value="100598.31" calcext:value-type="float">
            <text:p>100,598.31</text:p>
          </table:table-cell>
          <table:table-cell table:number-columns-repeated="248"/>
        </table:table-row>
        <table:table-row table:style-name="ro3">
          <table:table-cell table:style-name="ce10" table:formula="of:=IF([.H216]=&quot;&quot;;&quot;&quot;;IF(roundOpt;IF(OR([.A216]&gt;=nper;ROUND([.H216];2)&lt;=0);&quot;&quot;;[.A216]+1);IF(OR([.A216]&gt;=nper;[.H216]&lt;=0);&quot;&quot;;[.A216]+1)))" office:value-type="float" office:value="200" calcext:value-type="float">
            <text:p>200</text:p>
          </table:table-cell>
          <table:table-cell table:style-name="ce17" table:formula="of:=IF([.A217]=&quot;&quot;;&quot;&quot;;IF(OR(periods_per_year=26;periods_per_year=52);IF(periods_per_year=26;IF([.A217]=1;fpdate;[.B216]+14);IF(periods_per_year=52;IF([.A217]=1;fpdate;[.B216]+7);&quot;n/a&quot;));IF(periods_per_year=24;DATE(YEAR(fpdate);MONTH(fpdate)+([.A217]-1)/2+IF(AND(DAY(fpdate)&gt;=15;MOD([.A217];2)=0);1;0);IF(MOD([.A217];2)=0;IF(DAY(fpdate)&gt;=15;DAY(fpdate)-14;DAY(fpdate)+14);DAY(fpdate)));IF(DAY(DATE(YEAR(fpdate);MONTH(fpdate)+([.A217]-1)*months_per_period;DAY(fpdate)))&lt;&gt;DAY(fpdate);DATE(YEAR(fpdate);MONTH(fpdate)+([.A217]-1)*months_per_period+1;0);DATE(YEAR(fpdate);MONTH(fpdate)+([.A217]-1)*months_per_period;DAY(fpdate))))))" office:value-type="date" office:date-value="2034-08-01" calcext:value-type="date">
            <text:p>8/1/34</text:p>
          </table:table-cell>
          <table:table-cell table:style-name="ce21" table:formula="of:=IF([.A217]=&quot;&quot;;&quot;&quot;;IF(roundOpt;IF(OR([.A217]=nper;payment&gt;ROUND((1+rate)*[.H216];2));ROUND((1+rate)*[.H216];2);payment);IF(OR([.A217]=nper;payment&gt;(1+rate)*[.H216]);(1+rate)*[.H216];payment)))" office:value-type="float" office:value="858.91" calcext:value-type="float">
            <text:p>858.91</text:p>
          </table:table-cell>
          <table:table-cell table:style-name="ce30"/>
          <table:table-cell table:style-name="ce21"/>
          <table:table-cell table:style-name="ce21" table:formula="of:=IF([.A217]=&quot;&quot;;&quot;&quot;;IF(AND([.A217]=1;pmtType=1);0;IF(roundOpt;ROUND(rate*[.H216];2);rate*[.H216])))" office:value-type="float" office:value="419.16" calcext:value-type="float">
            <text:p>419.16</text:p>
          </table:table-cell>
          <table:table-cell table:style-name="ce21" table:formula="of:=IF([.A217]=&quot;&quot;;&quot;&quot;;[.C217]-[.F217]+[.D217])" office:value-type="float" office:value="439.75" calcext:value-type="float">
            <text:p>439.75</text:p>
          </table:table-cell>
          <table:table-cell table:style-name="ce21" table:formula="of:=IF([.A217]=&quot;&quot;;&quot;&quot;;[.H216]-[.G217])" office:value-type="float" office:value="100158.56" calcext:value-type="float">
            <text:p>100,158.56</text:p>
          </table:table-cell>
          <table:table-cell table:number-columns-repeated="248"/>
        </table:table-row>
        <table:table-row table:style-name="ro3">
          <table:table-cell table:style-name="ce10" table:formula="of:=IF([.H217]=&quot;&quot;;&quot;&quot;;IF(roundOpt;IF(OR([.A217]&gt;=nper;ROUND([.H217];2)&lt;=0);&quot;&quot;;[.A217]+1);IF(OR([.A217]&gt;=nper;[.H217]&lt;=0);&quot;&quot;;[.A217]+1)))" office:value-type="float" office:value="201" calcext:value-type="float">
            <text:p>201</text:p>
          </table:table-cell>
          <table:table-cell table:style-name="ce17" table:formula="of:=IF([.A218]=&quot;&quot;;&quot;&quot;;IF(OR(periods_per_year=26;periods_per_year=52);IF(periods_per_year=26;IF([.A218]=1;fpdate;[.B217]+14);IF(periods_per_year=52;IF([.A218]=1;fpdate;[.B217]+7);&quot;n/a&quot;));IF(periods_per_year=24;DATE(YEAR(fpdate);MONTH(fpdate)+([.A218]-1)/2+IF(AND(DAY(fpdate)&gt;=15;MOD([.A218];2)=0);1;0);IF(MOD([.A218];2)=0;IF(DAY(fpdate)&gt;=15;DAY(fpdate)-14;DAY(fpdate)+14);DAY(fpdate)));IF(DAY(DATE(YEAR(fpdate);MONTH(fpdate)+([.A218]-1)*months_per_period;DAY(fpdate)))&lt;&gt;DAY(fpdate);DATE(YEAR(fpdate);MONTH(fpdate)+([.A218]-1)*months_per_period+1;0);DATE(YEAR(fpdate);MONTH(fpdate)+([.A218]-1)*months_per_period;DAY(fpdate))))))" office:value-type="date" office:date-value="2034-09-01" calcext:value-type="date">
            <text:p>9/1/34</text:p>
          </table:table-cell>
          <table:table-cell table:style-name="ce21" table:formula="of:=IF([.A218]=&quot;&quot;;&quot;&quot;;IF(roundOpt;IF(OR([.A218]=nper;payment&gt;ROUND((1+rate)*[.H217];2));ROUND((1+rate)*[.H217];2);payment);IF(OR([.A218]=nper;payment&gt;(1+rate)*[.H217]);(1+rate)*[.H217];payment)))" office:value-type="float" office:value="858.91" calcext:value-type="float">
            <text:p>858.91</text:p>
          </table:table-cell>
          <table:table-cell table:style-name="ce30"/>
          <table:table-cell table:style-name="ce21"/>
          <table:table-cell table:style-name="ce21" table:formula="of:=IF([.A218]=&quot;&quot;;&quot;&quot;;IF(AND([.A218]=1;pmtType=1);0;IF(roundOpt;ROUND(rate*[.H217];2);rate*[.H217])))" office:value-type="float" office:value="417.33" calcext:value-type="float">
            <text:p>417.33</text:p>
          </table:table-cell>
          <table:table-cell table:style-name="ce21" table:formula="of:=IF([.A218]=&quot;&quot;;&quot;&quot;;[.C218]-[.F218]+[.D218])" office:value-type="float" office:value="441.58" calcext:value-type="float">
            <text:p>441.58</text:p>
          </table:table-cell>
          <table:table-cell table:style-name="ce21" table:formula="of:=IF([.A218]=&quot;&quot;;&quot;&quot;;[.H217]-[.G218])" office:value-type="float" office:value="99716.9799999999" calcext:value-type="float">
            <text:p>99,716.98</text:p>
          </table:table-cell>
          <table:table-cell table:number-columns-repeated="248"/>
        </table:table-row>
        <table:table-row table:style-name="ro3">
          <table:table-cell table:style-name="ce10" table:formula="of:=IF([.H218]=&quot;&quot;;&quot;&quot;;IF(roundOpt;IF(OR([.A218]&gt;=nper;ROUND([.H218];2)&lt;=0);&quot;&quot;;[.A218]+1);IF(OR([.A218]&gt;=nper;[.H218]&lt;=0);&quot;&quot;;[.A218]+1)))" office:value-type="float" office:value="202" calcext:value-type="float">
            <text:p>202</text:p>
          </table:table-cell>
          <table:table-cell table:style-name="ce17" table:formula="of:=IF([.A219]=&quot;&quot;;&quot;&quot;;IF(OR(periods_per_year=26;periods_per_year=52);IF(periods_per_year=26;IF([.A219]=1;fpdate;[.B218]+14);IF(periods_per_year=52;IF([.A219]=1;fpdate;[.B218]+7);&quot;n/a&quot;));IF(periods_per_year=24;DATE(YEAR(fpdate);MONTH(fpdate)+([.A219]-1)/2+IF(AND(DAY(fpdate)&gt;=15;MOD([.A219];2)=0);1;0);IF(MOD([.A219];2)=0;IF(DAY(fpdate)&gt;=15;DAY(fpdate)-14;DAY(fpdate)+14);DAY(fpdate)));IF(DAY(DATE(YEAR(fpdate);MONTH(fpdate)+([.A219]-1)*months_per_period;DAY(fpdate)))&lt;&gt;DAY(fpdate);DATE(YEAR(fpdate);MONTH(fpdate)+([.A219]-1)*months_per_period+1;0);DATE(YEAR(fpdate);MONTH(fpdate)+([.A219]-1)*months_per_period;DAY(fpdate))))))" office:value-type="date" office:date-value="2034-10-01" calcext:value-type="date">
            <text:p>10/1/34</text:p>
          </table:table-cell>
          <table:table-cell table:style-name="ce21" table:formula="of:=IF([.A219]=&quot;&quot;;&quot;&quot;;IF(roundOpt;IF(OR([.A219]=nper;payment&gt;ROUND((1+rate)*[.H218];2));ROUND((1+rate)*[.H218];2);payment);IF(OR([.A219]=nper;payment&gt;(1+rate)*[.H218]);(1+rate)*[.H218];payment)))" office:value-type="float" office:value="858.91" calcext:value-type="float">
            <text:p>858.91</text:p>
          </table:table-cell>
          <table:table-cell table:style-name="ce30"/>
          <table:table-cell table:style-name="ce21"/>
          <table:table-cell table:style-name="ce21" table:formula="of:=IF([.A219]=&quot;&quot;;&quot;&quot;;IF(AND([.A219]=1;pmtType=1);0;IF(roundOpt;ROUND(rate*[.H218];2);rate*[.H218])))" office:value-type="float" office:value="415.49" calcext:value-type="float">
            <text:p>415.49</text:p>
          </table:table-cell>
          <table:table-cell table:style-name="ce21" table:formula="of:=IF([.A219]=&quot;&quot;;&quot;&quot;;[.C219]-[.F219]+[.D219])" office:value-type="float" office:value="443.42" calcext:value-type="float">
            <text:p>443.42</text:p>
          </table:table-cell>
          <table:table-cell table:style-name="ce21" table:formula="of:=IF([.A219]=&quot;&quot;;&quot;&quot;;[.H218]-[.G219])" office:value-type="float" office:value="99273.56" calcext:value-type="float">
            <text:p>99,273.56</text:p>
          </table:table-cell>
          <table:table-cell table:number-columns-repeated="248"/>
        </table:table-row>
        <table:table-row table:style-name="ro3">
          <table:table-cell table:style-name="ce10" table:formula="of:=IF([.H219]=&quot;&quot;;&quot;&quot;;IF(roundOpt;IF(OR([.A219]&gt;=nper;ROUND([.H219];2)&lt;=0);&quot;&quot;;[.A219]+1);IF(OR([.A219]&gt;=nper;[.H219]&lt;=0);&quot;&quot;;[.A219]+1)))" office:value-type="float" office:value="203" calcext:value-type="float">
            <text:p>203</text:p>
          </table:table-cell>
          <table:table-cell table:style-name="ce17" table:formula="of:=IF([.A220]=&quot;&quot;;&quot;&quot;;IF(OR(periods_per_year=26;periods_per_year=52);IF(periods_per_year=26;IF([.A220]=1;fpdate;[.B219]+14);IF(periods_per_year=52;IF([.A220]=1;fpdate;[.B219]+7);&quot;n/a&quot;));IF(periods_per_year=24;DATE(YEAR(fpdate);MONTH(fpdate)+([.A220]-1)/2+IF(AND(DAY(fpdate)&gt;=15;MOD([.A220];2)=0);1;0);IF(MOD([.A220];2)=0;IF(DAY(fpdate)&gt;=15;DAY(fpdate)-14;DAY(fpdate)+14);DAY(fpdate)));IF(DAY(DATE(YEAR(fpdate);MONTH(fpdate)+([.A220]-1)*months_per_period;DAY(fpdate)))&lt;&gt;DAY(fpdate);DATE(YEAR(fpdate);MONTH(fpdate)+([.A220]-1)*months_per_period+1;0);DATE(YEAR(fpdate);MONTH(fpdate)+([.A220]-1)*months_per_period;DAY(fpdate))))))" office:value-type="date" office:date-value="2034-11-01" calcext:value-type="date">
            <text:p>11/1/34</text:p>
          </table:table-cell>
          <table:table-cell table:style-name="ce21" table:formula="of:=IF([.A220]=&quot;&quot;;&quot;&quot;;IF(roundOpt;IF(OR([.A220]=nper;payment&gt;ROUND((1+rate)*[.H219];2));ROUND((1+rate)*[.H219];2);payment);IF(OR([.A220]=nper;payment&gt;(1+rate)*[.H219]);(1+rate)*[.H219];payment)))" office:value-type="float" office:value="858.91" calcext:value-type="float">
            <text:p>858.91</text:p>
          </table:table-cell>
          <table:table-cell table:style-name="ce30"/>
          <table:table-cell table:style-name="ce21"/>
          <table:table-cell table:style-name="ce21" table:formula="of:=IF([.A220]=&quot;&quot;;&quot;&quot;;IF(AND([.A220]=1;pmtType=1);0;IF(roundOpt;ROUND(rate*[.H219];2);rate*[.H219])))" office:value-type="float" office:value="413.64" calcext:value-type="float">
            <text:p>413.64</text:p>
          </table:table-cell>
          <table:table-cell table:style-name="ce21" table:formula="of:=IF([.A220]=&quot;&quot;;&quot;&quot;;[.C220]-[.F220]+[.D220])" office:value-type="float" office:value="445.27" calcext:value-type="float">
            <text:p>445.27</text:p>
          </table:table-cell>
          <table:table-cell table:style-name="ce21" table:formula="of:=IF([.A220]=&quot;&quot;;&quot;&quot;;[.H219]-[.G220])" office:value-type="float" office:value="98828.29" calcext:value-type="float">
            <text:p>98,828.29</text:p>
          </table:table-cell>
          <table:table-cell table:number-columns-repeated="248"/>
        </table:table-row>
        <table:table-row table:style-name="ro3">
          <table:table-cell table:style-name="ce10" table:formula="of:=IF([.H220]=&quot;&quot;;&quot;&quot;;IF(roundOpt;IF(OR([.A220]&gt;=nper;ROUND([.H220];2)&lt;=0);&quot;&quot;;[.A220]+1);IF(OR([.A220]&gt;=nper;[.H220]&lt;=0);&quot;&quot;;[.A220]+1)))" office:value-type="float" office:value="204" calcext:value-type="float">
            <text:p>204</text:p>
          </table:table-cell>
          <table:table-cell table:style-name="ce17" table:formula="of:=IF([.A221]=&quot;&quot;;&quot;&quot;;IF(OR(periods_per_year=26;periods_per_year=52);IF(periods_per_year=26;IF([.A221]=1;fpdate;[.B220]+14);IF(periods_per_year=52;IF([.A221]=1;fpdate;[.B220]+7);&quot;n/a&quot;));IF(periods_per_year=24;DATE(YEAR(fpdate);MONTH(fpdate)+([.A221]-1)/2+IF(AND(DAY(fpdate)&gt;=15;MOD([.A221];2)=0);1;0);IF(MOD([.A221];2)=0;IF(DAY(fpdate)&gt;=15;DAY(fpdate)-14;DAY(fpdate)+14);DAY(fpdate)));IF(DAY(DATE(YEAR(fpdate);MONTH(fpdate)+([.A221]-1)*months_per_period;DAY(fpdate)))&lt;&gt;DAY(fpdate);DATE(YEAR(fpdate);MONTH(fpdate)+([.A221]-1)*months_per_period+1;0);DATE(YEAR(fpdate);MONTH(fpdate)+([.A221]-1)*months_per_period;DAY(fpdate))))))" office:value-type="date" office:date-value="2034-12-01" calcext:value-type="date">
            <text:p>12/1/34</text:p>
          </table:table-cell>
          <table:table-cell table:style-name="ce21" table:formula="of:=IF([.A221]=&quot;&quot;;&quot;&quot;;IF(roundOpt;IF(OR([.A221]=nper;payment&gt;ROUND((1+rate)*[.H220];2));ROUND((1+rate)*[.H220];2);payment);IF(OR([.A221]=nper;payment&gt;(1+rate)*[.H220]);(1+rate)*[.H220];payment)))" office:value-type="float" office:value="858.91" calcext:value-type="float">
            <text:p>858.91</text:p>
          </table:table-cell>
          <table:table-cell table:style-name="ce30"/>
          <table:table-cell table:style-name="ce21"/>
          <table:table-cell table:style-name="ce21" table:formula="of:=IF([.A221]=&quot;&quot;;&quot;&quot;;IF(AND([.A221]=1;pmtType=1);0;IF(roundOpt;ROUND(rate*[.H220];2);rate*[.H220])))" office:value-type="float" office:value="411.78" calcext:value-type="float">
            <text:p>411.78</text:p>
          </table:table-cell>
          <table:table-cell table:style-name="ce21" table:formula="of:=IF([.A221]=&quot;&quot;;&quot;&quot;;[.C221]-[.F221]+[.D221])" office:value-type="float" office:value="447.13" calcext:value-type="float">
            <text:p>447.13</text:p>
          </table:table-cell>
          <table:table-cell table:style-name="ce21" table:formula="of:=IF([.A221]=&quot;&quot;;&quot;&quot;;[.H220]-[.G221])" office:value-type="float" office:value="98381.1599999999" calcext:value-type="float">
            <text:p>98,381.16</text:p>
          </table:table-cell>
          <table:table-cell table:number-columns-repeated="248"/>
        </table:table-row>
        <table:table-row table:style-name="ro3">
          <table:table-cell table:style-name="ce10" table:formula="of:=IF([.H221]=&quot;&quot;;&quot;&quot;;IF(roundOpt;IF(OR([.A221]&gt;=nper;ROUND([.H221];2)&lt;=0);&quot;&quot;;[.A221]+1);IF(OR([.A221]&gt;=nper;[.H221]&lt;=0);&quot;&quot;;[.A221]+1)))" office:value-type="float" office:value="205" calcext:value-type="float">
            <text:p>205</text:p>
          </table:table-cell>
          <table:table-cell table:style-name="ce17" table:formula="of:=IF([.A222]=&quot;&quot;;&quot;&quot;;IF(OR(periods_per_year=26;periods_per_year=52);IF(periods_per_year=26;IF([.A222]=1;fpdate;[.B221]+14);IF(periods_per_year=52;IF([.A222]=1;fpdate;[.B221]+7);&quot;n/a&quot;));IF(periods_per_year=24;DATE(YEAR(fpdate);MONTH(fpdate)+([.A222]-1)/2+IF(AND(DAY(fpdate)&gt;=15;MOD([.A222];2)=0);1;0);IF(MOD([.A222];2)=0;IF(DAY(fpdate)&gt;=15;DAY(fpdate)-14;DAY(fpdate)+14);DAY(fpdate)));IF(DAY(DATE(YEAR(fpdate);MONTH(fpdate)+([.A222]-1)*months_per_period;DAY(fpdate)))&lt;&gt;DAY(fpdate);DATE(YEAR(fpdate);MONTH(fpdate)+([.A222]-1)*months_per_period+1;0);DATE(YEAR(fpdate);MONTH(fpdate)+([.A222]-1)*months_per_period;DAY(fpdate))))))" office:value-type="date" office:date-value="2035-01-01" calcext:value-type="date">
            <text:p>1/1/35</text:p>
          </table:table-cell>
          <table:table-cell table:style-name="ce21" table:formula="of:=IF([.A222]=&quot;&quot;;&quot;&quot;;IF(roundOpt;IF(OR([.A222]=nper;payment&gt;ROUND((1+rate)*[.H221];2));ROUND((1+rate)*[.H221];2);payment);IF(OR([.A222]=nper;payment&gt;(1+rate)*[.H221]);(1+rate)*[.H221];payment)))" office:value-type="float" office:value="858.91" calcext:value-type="float">
            <text:p>858.91</text:p>
          </table:table-cell>
          <table:table-cell table:style-name="ce30"/>
          <table:table-cell table:style-name="ce21"/>
          <table:table-cell table:style-name="ce21" table:formula="of:=IF([.A222]=&quot;&quot;;&quot;&quot;;IF(AND([.A222]=1;pmtType=1);0;IF(roundOpt;ROUND(rate*[.H221];2);rate*[.H221])))" office:value-type="float" office:value="409.92" calcext:value-type="float">
            <text:p>409.92</text:p>
          </table:table-cell>
          <table:table-cell table:style-name="ce21" table:formula="of:=IF([.A222]=&quot;&quot;;&quot;&quot;;[.C222]-[.F222]+[.D222])" office:value-type="float" office:value="448.99" calcext:value-type="float">
            <text:p>448.99</text:p>
          </table:table-cell>
          <table:table-cell table:style-name="ce21" table:formula="of:=IF([.A222]=&quot;&quot;;&quot;&quot;;[.H221]-[.G222])" office:value-type="float" office:value="97932.1699999999" calcext:value-type="float">
            <text:p>97,932.17</text:p>
          </table:table-cell>
          <table:table-cell table:number-columns-repeated="248"/>
        </table:table-row>
        <table:table-row table:style-name="ro3">
          <table:table-cell table:style-name="ce10" table:formula="of:=IF([.H222]=&quot;&quot;;&quot;&quot;;IF(roundOpt;IF(OR([.A222]&gt;=nper;ROUND([.H222];2)&lt;=0);&quot;&quot;;[.A222]+1);IF(OR([.A222]&gt;=nper;[.H222]&lt;=0);&quot;&quot;;[.A222]+1)))" office:value-type="float" office:value="206" calcext:value-type="float">
            <text:p>206</text:p>
          </table:table-cell>
          <table:table-cell table:style-name="ce17" table:formula="of:=IF([.A223]=&quot;&quot;;&quot;&quot;;IF(OR(periods_per_year=26;periods_per_year=52);IF(periods_per_year=26;IF([.A223]=1;fpdate;[.B222]+14);IF(periods_per_year=52;IF([.A223]=1;fpdate;[.B222]+7);&quot;n/a&quot;));IF(periods_per_year=24;DATE(YEAR(fpdate);MONTH(fpdate)+([.A223]-1)/2+IF(AND(DAY(fpdate)&gt;=15;MOD([.A223];2)=0);1;0);IF(MOD([.A223];2)=0;IF(DAY(fpdate)&gt;=15;DAY(fpdate)-14;DAY(fpdate)+14);DAY(fpdate)));IF(DAY(DATE(YEAR(fpdate);MONTH(fpdate)+([.A223]-1)*months_per_period;DAY(fpdate)))&lt;&gt;DAY(fpdate);DATE(YEAR(fpdate);MONTH(fpdate)+([.A223]-1)*months_per_period+1;0);DATE(YEAR(fpdate);MONTH(fpdate)+([.A223]-1)*months_per_period;DAY(fpdate))))))" office:value-type="date" office:date-value="2035-02-01" calcext:value-type="date">
            <text:p>2/1/35</text:p>
          </table:table-cell>
          <table:table-cell table:style-name="ce21" table:formula="of:=IF([.A223]=&quot;&quot;;&quot;&quot;;IF(roundOpt;IF(OR([.A223]=nper;payment&gt;ROUND((1+rate)*[.H222];2));ROUND((1+rate)*[.H222];2);payment);IF(OR([.A223]=nper;payment&gt;(1+rate)*[.H222]);(1+rate)*[.H222];payment)))" office:value-type="float" office:value="858.91" calcext:value-type="float">
            <text:p>858.91</text:p>
          </table:table-cell>
          <table:table-cell table:style-name="ce30"/>
          <table:table-cell table:style-name="ce21"/>
          <table:table-cell table:style-name="ce21" table:formula="of:=IF([.A223]=&quot;&quot;;&quot;&quot;;IF(AND([.A223]=1;pmtType=1);0;IF(roundOpt;ROUND(rate*[.H222];2);rate*[.H222])))" office:value-type="float" office:value="408.05" calcext:value-type="float">
            <text:p>408.05</text:p>
          </table:table-cell>
          <table:table-cell table:style-name="ce21" table:formula="of:=IF([.A223]=&quot;&quot;;&quot;&quot;;[.C223]-[.F223]+[.D223])" office:value-type="float" office:value="450.86" calcext:value-type="float">
            <text:p>450.86</text:p>
          </table:table-cell>
          <table:table-cell table:style-name="ce21" table:formula="of:=IF([.A223]=&quot;&quot;;&quot;&quot;;[.H222]-[.G223])" office:value-type="float" office:value="97481.3099999999" calcext:value-type="float">
            <text:p>97,481.31</text:p>
          </table:table-cell>
          <table:table-cell table:number-columns-repeated="248"/>
        </table:table-row>
        <table:table-row table:style-name="ro3">
          <table:table-cell table:style-name="ce10" table:formula="of:=IF([.H223]=&quot;&quot;;&quot;&quot;;IF(roundOpt;IF(OR([.A223]&gt;=nper;ROUND([.H223];2)&lt;=0);&quot;&quot;;[.A223]+1);IF(OR([.A223]&gt;=nper;[.H223]&lt;=0);&quot;&quot;;[.A223]+1)))" office:value-type="float" office:value="207" calcext:value-type="float">
            <text:p>207</text:p>
          </table:table-cell>
          <table:table-cell table:style-name="ce17" table:formula="of:=IF([.A224]=&quot;&quot;;&quot;&quot;;IF(OR(periods_per_year=26;periods_per_year=52);IF(periods_per_year=26;IF([.A224]=1;fpdate;[.B223]+14);IF(periods_per_year=52;IF([.A224]=1;fpdate;[.B223]+7);&quot;n/a&quot;));IF(periods_per_year=24;DATE(YEAR(fpdate);MONTH(fpdate)+([.A224]-1)/2+IF(AND(DAY(fpdate)&gt;=15;MOD([.A224];2)=0);1;0);IF(MOD([.A224];2)=0;IF(DAY(fpdate)&gt;=15;DAY(fpdate)-14;DAY(fpdate)+14);DAY(fpdate)));IF(DAY(DATE(YEAR(fpdate);MONTH(fpdate)+([.A224]-1)*months_per_period;DAY(fpdate)))&lt;&gt;DAY(fpdate);DATE(YEAR(fpdate);MONTH(fpdate)+([.A224]-1)*months_per_period+1;0);DATE(YEAR(fpdate);MONTH(fpdate)+([.A224]-1)*months_per_period;DAY(fpdate))))))" office:value-type="date" office:date-value="2035-03-01" calcext:value-type="date">
            <text:p>3/1/35</text:p>
          </table:table-cell>
          <table:table-cell table:style-name="ce21" table:formula="of:=IF([.A224]=&quot;&quot;;&quot;&quot;;IF(roundOpt;IF(OR([.A224]=nper;payment&gt;ROUND((1+rate)*[.H223];2));ROUND((1+rate)*[.H223];2);payment);IF(OR([.A224]=nper;payment&gt;(1+rate)*[.H223]);(1+rate)*[.H223];payment)))" office:value-type="float" office:value="858.91" calcext:value-type="float">
            <text:p>858.91</text:p>
          </table:table-cell>
          <table:table-cell table:style-name="ce30"/>
          <table:table-cell table:style-name="ce21"/>
          <table:table-cell table:style-name="ce21" table:formula="of:=IF([.A224]=&quot;&quot;;&quot;&quot;;IF(AND([.A224]=1;pmtType=1);0;IF(roundOpt;ROUND(rate*[.H223];2);rate*[.H223])))" office:value-type="float" office:value="406.17" calcext:value-type="float">
            <text:p>406.17</text:p>
          </table:table-cell>
          <table:table-cell table:style-name="ce21" table:formula="of:=IF([.A224]=&quot;&quot;;&quot;&quot;;[.C224]-[.F224]+[.D224])" office:value-type="float" office:value="452.74" calcext:value-type="float">
            <text:p>452.74</text:p>
          </table:table-cell>
          <table:table-cell table:style-name="ce21" table:formula="of:=IF([.A224]=&quot;&quot;;&quot;&quot;;[.H223]-[.G224])" office:value-type="float" office:value="97028.5699999999" calcext:value-type="float">
            <text:p>97,028.57</text:p>
          </table:table-cell>
          <table:table-cell table:number-columns-repeated="248"/>
        </table:table-row>
        <table:table-row table:style-name="ro3">
          <table:table-cell table:style-name="ce10" table:formula="of:=IF([.H224]=&quot;&quot;;&quot;&quot;;IF(roundOpt;IF(OR([.A224]&gt;=nper;ROUND([.H224];2)&lt;=0);&quot;&quot;;[.A224]+1);IF(OR([.A224]&gt;=nper;[.H224]&lt;=0);&quot;&quot;;[.A224]+1)))" office:value-type="float" office:value="208" calcext:value-type="float">
            <text:p>208</text:p>
          </table:table-cell>
          <table:table-cell table:style-name="ce17" table:formula="of:=IF([.A225]=&quot;&quot;;&quot;&quot;;IF(OR(periods_per_year=26;periods_per_year=52);IF(periods_per_year=26;IF([.A225]=1;fpdate;[.B224]+14);IF(periods_per_year=52;IF([.A225]=1;fpdate;[.B224]+7);&quot;n/a&quot;));IF(periods_per_year=24;DATE(YEAR(fpdate);MONTH(fpdate)+([.A225]-1)/2+IF(AND(DAY(fpdate)&gt;=15;MOD([.A225];2)=0);1;0);IF(MOD([.A225];2)=0;IF(DAY(fpdate)&gt;=15;DAY(fpdate)-14;DAY(fpdate)+14);DAY(fpdate)));IF(DAY(DATE(YEAR(fpdate);MONTH(fpdate)+([.A225]-1)*months_per_period;DAY(fpdate)))&lt;&gt;DAY(fpdate);DATE(YEAR(fpdate);MONTH(fpdate)+([.A225]-1)*months_per_period+1;0);DATE(YEAR(fpdate);MONTH(fpdate)+([.A225]-1)*months_per_period;DAY(fpdate))))))" office:value-type="date" office:date-value="2035-04-01" calcext:value-type="date">
            <text:p>4/1/35</text:p>
          </table:table-cell>
          <table:table-cell table:style-name="ce21" table:formula="of:=IF([.A225]=&quot;&quot;;&quot;&quot;;IF(roundOpt;IF(OR([.A225]=nper;payment&gt;ROUND((1+rate)*[.H224];2));ROUND((1+rate)*[.H224];2);payment);IF(OR([.A225]=nper;payment&gt;(1+rate)*[.H224]);(1+rate)*[.H224];payment)))" office:value-type="float" office:value="858.91" calcext:value-type="float">
            <text:p>858.91</text:p>
          </table:table-cell>
          <table:table-cell table:style-name="ce30"/>
          <table:table-cell table:style-name="ce21"/>
          <table:table-cell table:style-name="ce21" table:formula="of:=IF([.A225]=&quot;&quot;;&quot;&quot;;IF(AND([.A225]=1;pmtType=1);0;IF(roundOpt;ROUND(rate*[.H224];2);rate*[.H224])))" office:value-type="float" office:value="404.29" calcext:value-type="float">
            <text:p>404.29</text:p>
          </table:table-cell>
          <table:table-cell table:style-name="ce21" table:formula="of:=IF([.A225]=&quot;&quot;;&quot;&quot;;[.C225]-[.F225]+[.D225])" office:value-type="float" office:value="454.62" calcext:value-type="float">
            <text:p>454.62</text:p>
          </table:table-cell>
          <table:table-cell table:style-name="ce21" table:formula="of:=IF([.A225]=&quot;&quot;;&quot;&quot;;[.H224]-[.G225])" office:value-type="float" office:value="96573.9499999999" calcext:value-type="float">
            <text:p>96,573.95</text:p>
          </table:table-cell>
          <table:table-cell table:number-columns-repeated="248"/>
        </table:table-row>
        <table:table-row table:style-name="ro3">
          <table:table-cell table:style-name="ce10" table:formula="of:=IF([.H225]=&quot;&quot;;&quot;&quot;;IF(roundOpt;IF(OR([.A225]&gt;=nper;ROUND([.H225];2)&lt;=0);&quot;&quot;;[.A225]+1);IF(OR([.A225]&gt;=nper;[.H225]&lt;=0);&quot;&quot;;[.A225]+1)))" office:value-type="float" office:value="209" calcext:value-type="float">
            <text:p>209</text:p>
          </table:table-cell>
          <table:table-cell table:style-name="ce17" table:formula="of:=IF([.A226]=&quot;&quot;;&quot;&quot;;IF(OR(periods_per_year=26;periods_per_year=52);IF(periods_per_year=26;IF([.A226]=1;fpdate;[.B225]+14);IF(periods_per_year=52;IF([.A226]=1;fpdate;[.B225]+7);&quot;n/a&quot;));IF(periods_per_year=24;DATE(YEAR(fpdate);MONTH(fpdate)+([.A226]-1)/2+IF(AND(DAY(fpdate)&gt;=15;MOD([.A226];2)=0);1;0);IF(MOD([.A226];2)=0;IF(DAY(fpdate)&gt;=15;DAY(fpdate)-14;DAY(fpdate)+14);DAY(fpdate)));IF(DAY(DATE(YEAR(fpdate);MONTH(fpdate)+([.A226]-1)*months_per_period;DAY(fpdate)))&lt;&gt;DAY(fpdate);DATE(YEAR(fpdate);MONTH(fpdate)+([.A226]-1)*months_per_period+1;0);DATE(YEAR(fpdate);MONTH(fpdate)+([.A226]-1)*months_per_period;DAY(fpdate))))))" office:value-type="date" office:date-value="2035-05-01" calcext:value-type="date">
            <text:p>5/1/35</text:p>
          </table:table-cell>
          <table:table-cell table:style-name="ce21" table:formula="of:=IF([.A226]=&quot;&quot;;&quot;&quot;;IF(roundOpt;IF(OR([.A226]=nper;payment&gt;ROUND((1+rate)*[.H225];2));ROUND((1+rate)*[.H225];2);payment);IF(OR([.A226]=nper;payment&gt;(1+rate)*[.H225]);(1+rate)*[.H225];payment)))" office:value-type="float" office:value="858.91" calcext:value-type="float">
            <text:p>858.91</text:p>
          </table:table-cell>
          <table:table-cell table:style-name="ce30"/>
          <table:table-cell table:style-name="ce21"/>
          <table:table-cell table:style-name="ce21" table:formula="of:=IF([.A226]=&quot;&quot;;&quot;&quot;;IF(AND([.A226]=1;pmtType=1);0;IF(roundOpt;ROUND(rate*[.H225];2);rate*[.H225])))" office:value-type="float" office:value="402.39" calcext:value-type="float">
            <text:p>402.39</text:p>
          </table:table-cell>
          <table:table-cell table:style-name="ce21" table:formula="of:=IF([.A226]=&quot;&quot;;&quot;&quot;;[.C226]-[.F226]+[.D226])" office:value-type="float" office:value="456.52" calcext:value-type="float">
            <text:p>456.52</text:p>
          </table:table-cell>
          <table:table-cell table:style-name="ce21" table:formula="of:=IF([.A226]=&quot;&quot;;&quot;&quot;;[.H225]-[.G226])" office:value-type="float" office:value="96117.4299999999" calcext:value-type="float">
            <text:p>96,117.43</text:p>
          </table:table-cell>
          <table:table-cell table:number-columns-repeated="248"/>
        </table:table-row>
        <table:table-row table:style-name="ro3">
          <table:table-cell table:style-name="ce10" table:formula="of:=IF([.H226]=&quot;&quot;;&quot;&quot;;IF(roundOpt;IF(OR([.A226]&gt;=nper;ROUND([.H226];2)&lt;=0);&quot;&quot;;[.A226]+1);IF(OR([.A226]&gt;=nper;[.H226]&lt;=0);&quot;&quot;;[.A226]+1)))" office:value-type="float" office:value="210" calcext:value-type="float">
            <text:p>210</text:p>
          </table:table-cell>
          <table:table-cell table:style-name="ce17" table:formula="of:=IF([.A227]=&quot;&quot;;&quot;&quot;;IF(OR(periods_per_year=26;periods_per_year=52);IF(periods_per_year=26;IF([.A227]=1;fpdate;[.B226]+14);IF(periods_per_year=52;IF([.A227]=1;fpdate;[.B226]+7);&quot;n/a&quot;));IF(periods_per_year=24;DATE(YEAR(fpdate);MONTH(fpdate)+([.A227]-1)/2+IF(AND(DAY(fpdate)&gt;=15;MOD([.A227];2)=0);1;0);IF(MOD([.A227];2)=0;IF(DAY(fpdate)&gt;=15;DAY(fpdate)-14;DAY(fpdate)+14);DAY(fpdate)));IF(DAY(DATE(YEAR(fpdate);MONTH(fpdate)+([.A227]-1)*months_per_period;DAY(fpdate)))&lt;&gt;DAY(fpdate);DATE(YEAR(fpdate);MONTH(fpdate)+([.A227]-1)*months_per_period+1;0);DATE(YEAR(fpdate);MONTH(fpdate)+([.A227]-1)*months_per_period;DAY(fpdate))))))" office:value-type="date" office:date-value="2035-06-01" calcext:value-type="date">
            <text:p>6/1/35</text:p>
          </table:table-cell>
          <table:table-cell table:style-name="ce21" table:formula="of:=IF([.A227]=&quot;&quot;;&quot;&quot;;IF(roundOpt;IF(OR([.A227]=nper;payment&gt;ROUND((1+rate)*[.H226];2));ROUND((1+rate)*[.H226];2);payment);IF(OR([.A227]=nper;payment&gt;(1+rate)*[.H226]);(1+rate)*[.H226];payment)))" office:value-type="float" office:value="858.91" calcext:value-type="float">
            <text:p>858.91</text:p>
          </table:table-cell>
          <table:table-cell table:style-name="ce30"/>
          <table:table-cell table:style-name="ce21"/>
          <table:table-cell table:style-name="ce21" table:formula="of:=IF([.A227]=&quot;&quot;;&quot;&quot;;IF(AND([.A227]=1;pmtType=1);0;IF(roundOpt;ROUND(rate*[.H226];2);rate*[.H226])))" office:value-type="float" office:value="400.49" calcext:value-type="float">
            <text:p>400.49</text:p>
          </table:table-cell>
          <table:table-cell table:style-name="ce21" table:formula="of:=IF([.A227]=&quot;&quot;;&quot;&quot;;[.C227]-[.F227]+[.D227])" office:value-type="float" office:value="458.42" calcext:value-type="float">
            <text:p>458.42</text:p>
          </table:table-cell>
          <table:table-cell table:style-name="ce21" table:formula="of:=IF([.A227]=&quot;&quot;;&quot;&quot;;[.H226]-[.G227])" office:value-type="float" office:value="95659.0099999999" calcext:value-type="float">
            <text:p>95,659.01</text:p>
          </table:table-cell>
          <table:table-cell table:number-columns-repeated="248"/>
        </table:table-row>
        <table:table-row table:style-name="ro3">
          <table:table-cell table:style-name="ce10" table:formula="of:=IF([.H227]=&quot;&quot;;&quot;&quot;;IF(roundOpt;IF(OR([.A227]&gt;=nper;ROUND([.H227];2)&lt;=0);&quot;&quot;;[.A227]+1);IF(OR([.A227]&gt;=nper;[.H227]&lt;=0);&quot;&quot;;[.A227]+1)))" office:value-type="float" office:value="211" calcext:value-type="float">
            <text:p>211</text:p>
          </table:table-cell>
          <table:table-cell table:style-name="ce17" table:formula="of:=IF([.A228]=&quot;&quot;;&quot;&quot;;IF(OR(periods_per_year=26;periods_per_year=52);IF(periods_per_year=26;IF([.A228]=1;fpdate;[.B227]+14);IF(periods_per_year=52;IF([.A228]=1;fpdate;[.B227]+7);&quot;n/a&quot;));IF(periods_per_year=24;DATE(YEAR(fpdate);MONTH(fpdate)+([.A228]-1)/2+IF(AND(DAY(fpdate)&gt;=15;MOD([.A228];2)=0);1;0);IF(MOD([.A228];2)=0;IF(DAY(fpdate)&gt;=15;DAY(fpdate)-14;DAY(fpdate)+14);DAY(fpdate)));IF(DAY(DATE(YEAR(fpdate);MONTH(fpdate)+([.A228]-1)*months_per_period;DAY(fpdate)))&lt;&gt;DAY(fpdate);DATE(YEAR(fpdate);MONTH(fpdate)+([.A228]-1)*months_per_period+1;0);DATE(YEAR(fpdate);MONTH(fpdate)+([.A228]-1)*months_per_period;DAY(fpdate))))))" office:value-type="date" office:date-value="2035-07-01" calcext:value-type="date">
            <text:p>7/1/35</text:p>
          </table:table-cell>
          <table:table-cell table:style-name="ce21" table:formula="of:=IF([.A228]=&quot;&quot;;&quot;&quot;;IF(roundOpt;IF(OR([.A228]=nper;payment&gt;ROUND((1+rate)*[.H227];2));ROUND((1+rate)*[.H227];2);payment);IF(OR([.A228]=nper;payment&gt;(1+rate)*[.H227]);(1+rate)*[.H227];payment)))" office:value-type="float" office:value="858.91" calcext:value-type="float">
            <text:p>858.91</text:p>
          </table:table-cell>
          <table:table-cell table:style-name="ce30"/>
          <table:table-cell table:style-name="ce21"/>
          <table:table-cell table:style-name="ce21" table:formula="of:=IF([.A228]=&quot;&quot;;&quot;&quot;;IF(AND([.A228]=1;pmtType=1);0;IF(roundOpt;ROUND(rate*[.H227];2);rate*[.H227])))" office:value-type="float" office:value="398.58" calcext:value-type="float">
            <text:p>398.58</text:p>
          </table:table-cell>
          <table:table-cell table:style-name="ce21" table:formula="of:=IF([.A228]=&quot;&quot;;&quot;&quot;;[.C228]-[.F228]+[.D228])" office:value-type="float" office:value="460.33" calcext:value-type="float">
            <text:p>460.33</text:p>
          </table:table-cell>
          <table:table-cell table:style-name="ce21" table:formula="of:=IF([.A228]=&quot;&quot;;&quot;&quot;;[.H227]-[.G228])" office:value-type="float" office:value="95198.6799999999" calcext:value-type="float">
            <text:p>95,198.68</text:p>
          </table:table-cell>
          <table:table-cell table:number-columns-repeated="248"/>
        </table:table-row>
        <table:table-row table:style-name="ro3">
          <table:table-cell table:style-name="ce10" table:formula="of:=IF([.H228]=&quot;&quot;;&quot;&quot;;IF(roundOpt;IF(OR([.A228]&gt;=nper;ROUND([.H228];2)&lt;=0);&quot;&quot;;[.A228]+1);IF(OR([.A228]&gt;=nper;[.H228]&lt;=0);&quot;&quot;;[.A228]+1)))" office:value-type="float" office:value="212" calcext:value-type="float">
            <text:p>212</text:p>
          </table:table-cell>
          <table:table-cell table:style-name="ce17" table:formula="of:=IF([.A229]=&quot;&quot;;&quot;&quot;;IF(OR(periods_per_year=26;periods_per_year=52);IF(periods_per_year=26;IF([.A229]=1;fpdate;[.B228]+14);IF(periods_per_year=52;IF([.A229]=1;fpdate;[.B228]+7);&quot;n/a&quot;));IF(periods_per_year=24;DATE(YEAR(fpdate);MONTH(fpdate)+([.A229]-1)/2+IF(AND(DAY(fpdate)&gt;=15;MOD([.A229];2)=0);1;0);IF(MOD([.A229];2)=0;IF(DAY(fpdate)&gt;=15;DAY(fpdate)-14;DAY(fpdate)+14);DAY(fpdate)));IF(DAY(DATE(YEAR(fpdate);MONTH(fpdate)+([.A229]-1)*months_per_period;DAY(fpdate)))&lt;&gt;DAY(fpdate);DATE(YEAR(fpdate);MONTH(fpdate)+([.A229]-1)*months_per_period+1;0);DATE(YEAR(fpdate);MONTH(fpdate)+([.A229]-1)*months_per_period;DAY(fpdate))))))" office:value-type="date" office:date-value="2035-08-01" calcext:value-type="date">
            <text:p>8/1/35</text:p>
          </table:table-cell>
          <table:table-cell table:style-name="ce21" table:formula="of:=IF([.A229]=&quot;&quot;;&quot;&quot;;IF(roundOpt;IF(OR([.A229]=nper;payment&gt;ROUND((1+rate)*[.H228];2));ROUND((1+rate)*[.H228];2);payment);IF(OR([.A229]=nper;payment&gt;(1+rate)*[.H228]);(1+rate)*[.H228];payment)))" office:value-type="float" office:value="858.91" calcext:value-type="float">
            <text:p>858.91</text:p>
          </table:table-cell>
          <table:table-cell table:style-name="ce30"/>
          <table:table-cell table:style-name="ce21"/>
          <table:table-cell table:style-name="ce21" table:formula="of:=IF([.A229]=&quot;&quot;;&quot;&quot;;IF(AND([.A229]=1;pmtType=1);0;IF(roundOpt;ROUND(rate*[.H228];2);rate*[.H228])))" office:value-type="float" office:value="396.66" calcext:value-type="float">
            <text:p>396.66</text:p>
          </table:table-cell>
          <table:table-cell table:style-name="ce21" table:formula="of:=IF([.A229]=&quot;&quot;;&quot;&quot;;[.C229]-[.F229]+[.D229])" office:value-type="float" office:value="462.25" calcext:value-type="float">
            <text:p>462.25</text:p>
          </table:table-cell>
          <table:table-cell table:style-name="ce21" table:formula="of:=IF([.A229]=&quot;&quot;;&quot;&quot;;[.H228]-[.G229])" office:value-type="float" office:value="94736.4299999999" calcext:value-type="float">
            <text:p>94,736.43</text:p>
          </table:table-cell>
          <table:table-cell table:number-columns-repeated="248"/>
        </table:table-row>
        <table:table-row table:style-name="ro3">
          <table:table-cell table:style-name="ce10" table:formula="of:=IF([.H229]=&quot;&quot;;&quot;&quot;;IF(roundOpt;IF(OR([.A229]&gt;=nper;ROUND([.H229];2)&lt;=0);&quot;&quot;;[.A229]+1);IF(OR([.A229]&gt;=nper;[.H229]&lt;=0);&quot;&quot;;[.A229]+1)))" office:value-type="float" office:value="213" calcext:value-type="float">
            <text:p>213</text:p>
          </table:table-cell>
          <table:table-cell table:style-name="ce17" table:formula="of:=IF([.A230]=&quot;&quot;;&quot;&quot;;IF(OR(periods_per_year=26;periods_per_year=52);IF(periods_per_year=26;IF([.A230]=1;fpdate;[.B229]+14);IF(periods_per_year=52;IF([.A230]=1;fpdate;[.B229]+7);&quot;n/a&quot;));IF(periods_per_year=24;DATE(YEAR(fpdate);MONTH(fpdate)+([.A230]-1)/2+IF(AND(DAY(fpdate)&gt;=15;MOD([.A230];2)=0);1;0);IF(MOD([.A230];2)=0;IF(DAY(fpdate)&gt;=15;DAY(fpdate)-14;DAY(fpdate)+14);DAY(fpdate)));IF(DAY(DATE(YEAR(fpdate);MONTH(fpdate)+([.A230]-1)*months_per_period;DAY(fpdate)))&lt;&gt;DAY(fpdate);DATE(YEAR(fpdate);MONTH(fpdate)+([.A230]-1)*months_per_period+1;0);DATE(YEAR(fpdate);MONTH(fpdate)+([.A230]-1)*months_per_period;DAY(fpdate))))))" office:value-type="date" office:date-value="2035-09-01" calcext:value-type="date">
            <text:p>9/1/35</text:p>
          </table:table-cell>
          <table:table-cell table:style-name="ce21" table:formula="of:=IF([.A230]=&quot;&quot;;&quot;&quot;;IF(roundOpt;IF(OR([.A230]=nper;payment&gt;ROUND((1+rate)*[.H229];2));ROUND((1+rate)*[.H229];2);payment);IF(OR([.A230]=nper;payment&gt;(1+rate)*[.H229]);(1+rate)*[.H229];payment)))" office:value-type="float" office:value="858.91" calcext:value-type="float">
            <text:p>858.91</text:p>
          </table:table-cell>
          <table:table-cell table:style-name="ce30"/>
          <table:table-cell table:style-name="ce21"/>
          <table:table-cell table:style-name="ce21" table:formula="of:=IF([.A230]=&quot;&quot;;&quot;&quot;;IF(AND([.A230]=1;pmtType=1);0;IF(roundOpt;ROUND(rate*[.H229];2);rate*[.H229])))" office:value-type="float" office:value="394.74" calcext:value-type="float">
            <text:p>394.74</text:p>
          </table:table-cell>
          <table:table-cell table:style-name="ce21" table:formula="of:=IF([.A230]=&quot;&quot;;&quot;&quot;;[.C230]-[.F230]+[.D230])" office:value-type="float" office:value="464.17" calcext:value-type="float">
            <text:p>464.17</text:p>
          </table:table-cell>
          <table:table-cell table:style-name="ce21" table:formula="of:=IF([.A230]=&quot;&quot;;&quot;&quot;;[.H229]-[.G230])" office:value-type="float" office:value="94272.2599999999" calcext:value-type="float">
            <text:p>94,272.26</text:p>
          </table:table-cell>
          <table:table-cell table:number-columns-repeated="248"/>
        </table:table-row>
        <table:table-row table:style-name="ro3">
          <table:table-cell table:style-name="ce10" table:formula="of:=IF([.H230]=&quot;&quot;;&quot;&quot;;IF(roundOpt;IF(OR([.A230]&gt;=nper;ROUND([.H230];2)&lt;=0);&quot;&quot;;[.A230]+1);IF(OR([.A230]&gt;=nper;[.H230]&lt;=0);&quot;&quot;;[.A230]+1)))" office:value-type="float" office:value="214" calcext:value-type="float">
            <text:p>214</text:p>
          </table:table-cell>
          <table:table-cell table:style-name="ce17" table:formula="of:=IF([.A231]=&quot;&quot;;&quot;&quot;;IF(OR(periods_per_year=26;periods_per_year=52);IF(periods_per_year=26;IF([.A231]=1;fpdate;[.B230]+14);IF(periods_per_year=52;IF([.A231]=1;fpdate;[.B230]+7);&quot;n/a&quot;));IF(periods_per_year=24;DATE(YEAR(fpdate);MONTH(fpdate)+([.A231]-1)/2+IF(AND(DAY(fpdate)&gt;=15;MOD([.A231];2)=0);1;0);IF(MOD([.A231];2)=0;IF(DAY(fpdate)&gt;=15;DAY(fpdate)-14;DAY(fpdate)+14);DAY(fpdate)));IF(DAY(DATE(YEAR(fpdate);MONTH(fpdate)+([.A231]-1)*months_per_period;DAY(fpdate)))&lt;&gt;DAY(fpdate);DATE(YEAR(fpdate);MONTH(fpdate)+([.A231]-1)*months_per_period+1;0);DATE(YEAR(fpdate);MONTH(fpdate)+([.A231]-1)*months_per_period;DAY(fpdate))))))" office:value-type="date" office:date-value="2035-10-01" calcext:value-type="date">
            <text:p>10/1/35</text:p>
          </table:table-cell>
          <table:table-cell table:style-name="ce21" table:formula="of:=IF([.A231]=&quot;&quot;;&quot;&quot;;IF(roundOpt;IF(OR([.A231]=nper;payment&gt;ROUND((1+rate)*[.H230];2));ROUND((1+rate)*[.H230];2);payment);IF(OR([.A231]=nper;payment&gt;(1+rate)*[.H230]);(1+rate)*[.H230];payment)))" office:value-type="float" office:value="858.91" calcext:value-type="float">
            <text:p>858.91</text:p>
          </table:table-cell>
          <table:table-cell table:style-name="ce30"/>
          <table:table-cell table:style-name="ce21"/>
          <table:table-cell table:style-name="ce21" table:formula="of:=IF([.A231]=&quot;&quot;;&quot;&quot;;IF(AND([.A231]=1;pmtType=1);0;IF(roundOpt;ROUND(rate*[.H230];2);rate*[.H230])))" office:value-type="float" office:value="392.8" calcext:value-type="float">
            <text:p>392.80</text:p>
          </table:table-cell>
          <table:table-cell table:style-name="ce21" table:formula="of:=IF([.A231]=&quot;&quot;;&quot;&quot;;[.C231]-[.F231]+[.D231])" office:value-type="float" office:value="466.11" calcext:value-type="float">
            <text:p>466.11</text:p>
          </table:table-cell>
          <table:table-cell table:style-name="ce21" table:formula="of:=IF([.A231]=&quot;&quot;;&quot;&quot;;[.H230]-[.G231])" office:value-type="float" office:value="93806.1499999999" calcext:value-type="float">
            <text:p>93,806.15</text:p>
          </table:table-cell>
          <table:table-cell table:number-columns-repeated="248"/>
        </table:table-row>
        <table:table-row table:style-name="ro3">
          <table:table-cell table:style-name="ce10" table:formula="of:=IF([.H231]=&quot;&quot;;&quot;&quot;;IF(roundOpt;IF(OR([.A231]&gt;=nper;ROUND([.H231];2)&lt;=0);&quot;&quot;;[.A231]+1);IF(OR([.A231]&gt;=nper;[.H231]&lt;=0);&quot;&quot;;[.A231]+1)))" office:value-type="float" office:value="215" calcext:value-type="float">
            <text:p>215</text:p>
          </table:table-cell>
          <table:table-cell table:style-name="ce17" table:formula="of:=IF([.A232]=&quot;&quot;;&quot;&quot;;IF(OR(periods_per_year=26;periods_per_year=52);IF(periods_per_year=26;IF([.A232]=1;fpdate;[.B231]+14);IF(periods_per_year=52;IF([.A232]=1;fpdate;[.B231]+7);&quot;n/a&quot;));IF(periods_per_year=24;DATE(YEAR(fpdate);MONTH(fpdate)+([.A232]-1)/2+IF(AND(DAY(fpdate)&gt;=15;MOD([.A232];2)=0);1;0);IF(MOD([.A232];2)=0;IF(DAY(fpdate)&gt;=15;DAY(fpdate)-14;DAY(fpdate)+14);DAY(fpdate)));IF(DAY(DATE(YEAR(fpdate);MONTH(fpdate)+([.A232]-1)*months_per_period;DAY(fpdate)))&lt;&gt;DAY(fpdate);DATE(YEAR(fpdate);MONTH(fpdate)+([.A232]-1)*months_per_period+1;0);DATE(YEAR(fpdate);MONTH(fpdate)+([.A232]-1)*months_per_period;DAY(fpdate))))))" office:value-type="date" office:date-value="2035-11-01" calcext:value-type="date">
            <text:p>11/1/35</text:p>
          </table:table-cell>
          <table:table-cell table:style-name="ce21" table:formula="of:=IF([.A232]=&quot;&quot;;&quot;&quot;;IF(roundOpt;IF(OR([.A232]=nper;payment&gt;ROUND((1+rate)*[.H231];2));ROUND((1+rate)*[.H231];2);payment);IF(OR([.A232]=nper;payment&gt;(1+rate)*[.H231]);(1+rate)*[.H231];payment)))" office:value-type="float" office:value="858.91" calcext:value-type="float">
            <text:p>858.91</text:p>
          </table:table-cell>
          <table:table-cell table:style-name="ce30"/>
          <table:table-cell table:style-name="ce21"/>
          <table:table-cell table:style-name="ce21" table:formula="of:=IF([.A232]=&quot;&quot;;&quot;&quot;;IF(AND([.A232]=1;pmtType=1);0;IF(roundOpt;ROUND(rate*[.H231];2);rate*[.H231])))" office:value-type="float" office:value="390.86" calcext:value-type="float">
            <text:p>390.86</text:p>
          </table:table-cell>
          <table:table-cell table:style-name="ce21" table:formula="of:=IF([.A232]=&quot;&quot;;&quot;&quot;;[.C232]-[.F232]+[.D232])" office:value-type="float" office:value="468.05" calcext:value-type="float">
            <text:p>468.05</text:p>
          </table:table-cell>
          <table:table-cell table:style-name="ce21" table:formula="of:=IF([.A232]=&quot;&quot;;&quot;&quot;;[.H231]-[.G232])" office:value-type="float" office:value="93338.0999999999" calcext:value-type="float">
            <text:p>93,338.10</text:p>
          </table:table-cell>
          <table:table-cell table:number-columns-repeated="248"/>
        </table:table-row>
        <table:table-row table:style-name="ro3">
          <table:table-cell table:style-name="ce10" table:formula="of:=IF([.H232]=&quot;&quot;;&quot;&quot;;IF(roundOpt;IF(OR([.A232]&gt;=nper;ROUND([.H232];2)&lt;=0);&quot;&quot;;[.A232]+1);IF(OR([.A232]&gt;=nper;[.H232]&lt;=0);&quot;&quot;;[.A232]+1)))" office:value-type="float" office:value="216" calcext:value-type="float">
            <text:p>216</text:p>
          </table:table-cell>
          <table:table-cell table:style-name="ce17" table:formula="of:=IF([.A233]=&quot;&quot;;&quot;&quot;;IF(OR(periods_per_year=26;periods_per_year=52);IF(periods_per_year=26;IF([.A233]=1;fpdate;[.B232]+14);IF(periods_per_year=52;IF([.A233]=1;fpdate;[.B232]+7);&quot;n/a&quot;));IF(periods_per_year=24;DATE(YEAR(fpdate);MONTH(fpdate)+([.A233]-1)/2+IF(AND(DAY(fpdate)&gt;=15;MOD([.A233];2)=0);1;0);IF(MOD([.A233];2)=0;IF(DAY(fpdate)&gt;=15;DAY(fpdate)-14;DAY(fpdate)+14);DAY(fpdate)));IF(DAY(DATE(YEAR(fpdate);MONTH(fpdate)+([.A233]-1)*months_per_period;DAY(fpdate)))&lt;&gt;DAY(fpdate);DATE(YEAR(fpdate);MONTH(fpdate)+([.A233]-1)*months_per_period+1;0);DATE(YEAR(fpdate);MONTH(fpdate)+([.A233]-1)*months_per_period;DAY(fpdate))))))" office:value-type="date" office:date-value="2035-12-01" calcext:value-type="date">
            <text:p>12/1/35</text:p>
          </table:table-cell>
          <table:table-cell table:style-name="ce21" table:formula="of:=IF([.A233]=&quot;&quot;;&quot;&quot;;IF(roundOpt;IF(OR([.A233]=nper;payment&gt;ROUND((1+rate)*[.H232];2));ROUND((1+rate)*[.H232];2);payment);IF(OR([.A233]=nper;payment&gt;(1+rate)*[.H232]);(1+rate)*[.H232];payment)))" office:value-type="float" office:value="858.91" calcext:value-type="float">
            <text:p>858.91</text:p>
          </table:table-cell>
          <table:table-cell table:style-name="ce30"/>
          <table:table-cell table:style-name="ce21"/>
          <table:table-cell table:style-name="ce21" table:formula="of:=IF([.A233]=&quot;&quot;;&quot;&quot;;IF(AND([.A233]=1;pmtType=1);0;IF(roundOpt;ROUND(rate*[.H232];2);rate*[.H232])))" office:value-type="float" office:value="388.91" calcext:value-type="float">
            <text:p>388.91</text:p>
          </table:table-cell>
          <table:table-cell table:style-name="ce21" table:formula="of:=IF([.A233]=&quot;&quot;;&quot;&quot;;[.C233]-[.F233]+[.D233])" office:value-type="float" office:value="470" calcext:value-type="float">
            <text:p>470.00</text:p>
          </table:table-cell>
          <table:table-cell table:style-name="ce21" table:formula="of:=IF([.A233]=&quot;&quot;;&quot;&quot;;[.H232]-[.G233])" office:value-type="float" office:value="92868.0999999999" calcext:value-type="float">
            <text:p>92,868.10</text:p>
          </table:table-cell>
          <table:table-cell table:number-columns-repeated="248"/>
        </table:table-row>
        <table:table-row table:style-name="ro3">
          <table:table-cell table:style-name="ce10" table:formula="of:=IF([.H233]=&quot;&quot;;&quot;&quot;;IF(roundOpt;IF(OR([.A233]&gt;=nper;ROUND([.H233];2)&lt;=0);&quot;&quot;;[.A233]+1);IF(OR([.A233]&gt;=nper;[.H233]&lt;=0);&quot;&quot;;[.A233]+1)))" office:value-type="float" office:value="217" calcext:value-type="float">
            <text:p>217</text:p>
          </table:table-cell>
          <table:table-cell table:style-name="ce17" table:formula="of:=IF([.A234]=&quot;&quot;;&quot;&quot;;IF(OR(periods_per_year=26;periods_per_year=52);IF(periods_per_year=26;IF([.A234]=1;fpdate;[.B233]+14);IF(periods_per_year=52;IF([.A234]=1;fpdate;[.B233]+7);&quot;n/a&quot;));IF(periods_per_year=24;DATE(YEAR(fpdate);MONTH(fpdate)+([.A234]-1)/2+IF(AND(DAY(fpdate)&gt;=15;MOD([.A234];2)=0);1;0);IF(MOD([.A234];2)=0;IF(DAY(fpdate)&gt;=15;DAY(fpdate)-14;DAY(fpdate)+14);DAY(fpdate)));IF(DAY(DATE(YEAR(fpdate);MONTH(fpdate)+([.A234]-1)*months_per_period;DAY(fpdate)))&lt;&gt;DAY(fpdate);DATE(YEAR(fpdate);MONTH(fpdate)+([.A234]-1)*months_per_period+1;0);DATE(YEAR(fpdate);MONTH(fpdate)+([.A234]-1)*months_per_period;DAY(fpdate))))))" office:value-type="date" office:date-value="2036-01-01" calcext:value-type="date">
            <text:p>1/1/36</text:p>
          </table:table-cell>
          <table:table-cell table:style-name="ce21" table:formula="of:=IF([.A234]=&quot;&quot;;&quot;&quot;;IF(roundOpt;IF(OR([.A234]=nper;payment&gt;ROUND((1+rate)*[.H233];2));ROUND((1+rate)*[.H233];2);payment);IF(OR([.A234]=nper;payment&gt;(1+rate)*[.H233]);(1+rate)*[.H233];payment)))" office:value-type="float" office:value="858.91" calcext:value-type="float">
            <text:p>858.91</text:p>
          </table:table-cell>
          <table:table-cell table:style-name="ce30"/>
          <table:table-cell table:style-name="ce21"/>
          <table:table-cell table:style-name="ce21" table:formula="of:=IF([.A234]=&quot;&quot;;&quot;&quot;;IF(AND([.A234]=1;pmtType=1);0;IF(roundOpt;ROUND(rate*[.H233];2);rate*[.H233])))" office:value-type="float" office:value="386.95" calcext:value-type="float">
            <text:p>386.95</text:p>
          </table:table-cell>
          <table:table-cell table:style-name="ce21" table:formula="of:=IF([.A234]=&quot;&quot;;&quot;&quot;;[.C234]-[.F234]+[.D234])" office:value-type="float" office:value="471.96" calcext:value-type="float">
            <text:p>471.96</text:p>
          </table:table-cell>
          <table:table-cell table:style-name="ce21" table:formula="of:=IF([.A234]=&quot;&quot;;&quot;&quot;;[.H233]-[.G234])" office:value-type="float" office:value="92396.1399999999" calcext:value-type="float">
            <text:p>92,396.14</text:p>
          </table:table-cell>
          <table:table-cell table:number-columns-repeated="248"/>
        </table:table-row>
        <table:table-row table:style-name="ro3">
          <table:table-cell table:style-name="ce10" table:formula="of:=IF([.H234]=&quot;&quot;;&quot;&quot;;IF(roundOpt;IF(OR([.A234]&gt;=nper;ROUND([.H234];2)&lt;=0);&quot;&quot;;[.A234]+1);IF(OR([.A234]&gt;=nper;[.H234]&lt;=0);&quot;&quot;;[.A234]+1)))" office:value-type="float" office:value="218" calcext:value-type="float">
            <text:p>218</text:p>
          </table:table-cell>
          <table:table-cell table:style-name="ce17" table:formula="of:=IF([.A235]=&quot;&quot;;&quot;&quot;;IF(OR(periods_per_year=26;periods_per_year=52);IF(periods_per_year=26;IF([.A235]=1;fpdate;[.B234]+14);IF(periods_per_year=52;IF([.A235]=1;fpdate;[.B234]+7);&quot;n/a&quot;));IF(periods_per_year=24;DATE(YEAR(fpdate);MONTH(fpdate)+([.A235]-1)/2+IF(AND(DAY(fpdate)&gt;=15;MOD([.A235];2)=0);1;0);IF(MOD([.A235];2)=0;IF(DAY(fpdate)&gt;=15;DAY(fpdate)-14;DAY(fpdate)+14);DAY(fpdate)));IF(DAY(DATE(YEAR(fpdate);MONTH(fpdate)+([.A235]-1)*months_per_period;DAY(fpdate)))&lt;&gt;DAY(fpdate);DATE(YEAR(fpdate);MONTH(fpdate)+([.A235]-1)*months_per_period+1;0);DATE(YEAR(fpdate);MONTH(fpdate)+([.A235]-1)*months_per_period;DAY(fpdate))))))" office:value-type="date" office:date-value="2036-02-01" calcext:value-type="date">
            <text:p>2/1/36</text:p>
          </table:table-cell>
          <table:table-cell table:style-name="ce21" table:formula="of:=IF([.A235]=&quot;&quot;;&quot;&quot;;IF(roundOpt;IF(OR([.A235]=nper;payment&gt;ROUND((1+rate)*[.H234];2));ROUND((1+rate)*[.H234];2);payment);IF(OR([.A235]=nper;payment&gt;(1+rate)*[.H234]);(1+rate)*[.H234];payment)))" office:value-type="float" office:value="858.91" calcext:value-type="float">
            <text:p>858.91</text:p>
          </table:table-cell>
          <table:table-cell table:style-name="ce30"/>
          <table:table-cell table:style-name="ce21"/>
          <table:table-cell table:style-name="ce21" table:formula="of:=IF([.A235]=&quot;&quot;;&quot;&quot;;IF(AND([.A235]=1;pmtType=1);0;IF(roundOpt;ROUND(rate*[.H234];2);rate*[.H234])))" office:value-type="float" office:value="384.98" calcext:value-type="float">
            <text:p>384.98</text:p>
          </table:table-cell>
          <table:table-cell table:style-name="ce21" table:formula="of:=IF([.A235]=&quot;&quot;;&quot;&quot;;[.C235]-[.F235]+[.D235])" office:value-type="float" office:value="473.93" calcext:value-type="float">
            <text:p>473.93</text:p>
          </table:table-cell>
          <table:table-cell table:style-name="ce21" table:formula="of:=IF([.A235]=&quot;&quot;;&quot;&quot;;[.H234]-[.G235])" office:value-type="float" office:value="91922.2099999999" calcext:value-type="float">
            <text:p>91,922.21</text:p>
          </table:table-cell>
          <table:table-cell table:number-columns-repeated="248"/>
        </table:table-row>
        <table:table-row table:style-name="ro3">
          <table:table-cell table:style-name="ce10" table:formula="of:=IF([.H235]=&quot;&quot;;&quot;&quot;;IF(roundOpt;IF(OR([.A235]&gt;=nper;ROUND([.H235];2)&lt;=0);&quot;&quot;;[.A235]+1);IF(OR([.A235]&gt;=nper;[.H235]&lt;=0);&quot;&quot;;[.A235]+1)))" office:value-type="float" office:value="219" calcext:value-type="float">
            <text:p>219</text:p>
          </table:table-cell>
          <table:table-cell table:style-name="ce17" table:formula="of:=IF([.A236]=&quot;&quot;;&quot;&quot;;IF(OR(periods_per_year=26;periods_per_year=52);IF(periods_per_year=26;IF([.A236]=1;fpdate;[.B235]+14);IF(periods_per_year=52;IF([.A236]=1;fpdate;[.B235]+7);&quot;n/a&quot;));IF(periods_per_year=24;DATE(YEAR(fpdate);MONTH(fpdate)+([.A236]-1)/2+IF(AND(DAY(fpdate)&gt;=15;MOD([.A236];2)=0);1;0);IF(MOD([.A236];2)=0;IF(DAY(fpdate)&gt;=15;DAY(fpdate)-14;DAY(fpdate)+14);DAY(fpdate)));IF(DAY(DATE(YEAR(fpdate);MONTH(fpdate)+([.A236]-1)*months_per_period;DAY(fpdate)))&lt;&gt;DAY(fpdate);DATE(YEAR(fpdate);MONTH(fpdate)+([.A236]-1)*months_per_period+1;0);DATE(YEAR(fpdate);MONTH(fpdate)+([.A236]-1)*months_per_period;DAY(fpdate))))))" office:value-type="date" office:date-value="2036-03-01" calcext:value-type="date">
            <text:p>3/1/36</text:p>
          </table:table-cell>
          <table:table-cell table:style-name="ce21" table:formula="of:=IF([.A236]=&quot;&quot;;&quot;&quot;;IF(roundOpt;IF(OR([.A236]=nper;payment&gt;ROUND((1+rate)*[.H235];2));ROUND((1+rate)*[.H235];2);payment);IF(OR([.A236]=nper;payment&gt;(1+rate)*[.H235]);(1+rate)*[.H235];payment)))" office:value-type="float" office:value="858.91" calcext:value-type="float">
            <text:p>858.91</text:p>
          </table:table-cell>
          <table:table-cell table:style-name="ce30"/>
          <table:table-cell table:style-name="ce21"/>
          <table:table-cell table:style-name="ce21" table:formula="of:=IF([.A236]=&quot;&quot;;&quot;&quot;;IF(AND([.A236]=1;pmtType=1);0;IF(roundOpt;ROUND(rate*[.H235];2);rate*[.H235])))" office:value-type="float" office:value="383.01" calcext:value-type="float">
            <text:p>383.01</text:p>
          </table:table-cell>
          <table:table-cell table:style-name="ce21" table:formula="of:=IF([.A236]=&quot;&quot;;&quot;&quot;;[.C236]-[.F236]+[.D236])" office:value-type="float" office:value="475.9" calcext:value-type="float">
            <text:p>475.90</text:p>
          </table:table-cell>
          <table:table-cell table:style-name="ce21" table:formula="of:=IF([.A236]=&quot;&quot;;&quot;&quot;;[.H235]-[.G236])" office:value-type="float" office:value="91446.3099999999" calcext:value-type="float">
            <text:p>91,446.31</text:p>
          </table:table-cell>
          <table:table-cell table:number-columns-repeated="248"/>
        </table:table-row>
        <table:table-row table:style-name="ro3">
          <table:table-cell table:style-name="ce10" table:formula="of:=IF([.H236]=&quot;&quot;;&quot;&quot;;IF(roundOpt;IF(OR([.A236]&gt;=nper;ROUND([.H236];2)&lt;=0);&quot;&quot;;[.A236]+1);IF(OR([.A236]&gt;=nper;[.H236]&lt;=0);&quot;&quot;;[.A236]+1)))" office:value-type="float" office:value="220" calcext:value-type="float">
            <text:p>220</text:p>
          </table:table-cell>
          <table:table-cell table:style-name="ce17" table:formula="of:=IF([.A237]=&quot;&quot;;&quot;&quot;;IF(OR(periods_per_year=26;periods_per_year=52);IF(periods_per_year=26;IF([.A237]=1;fpdate;[.B236]+14);IF(periods_per_year=52;IF([.A237]=1;fpdate;[.B236]+7);&quot;n/a&quot;));IF(periods_per_year=24;DATE(YEAR(fpdate);MONTH(fpdate)+([.A237]-1)/2+IF(AND(DAY(fpdate)&gt;=15;MOD([.A237];2)=0);1;0);IF(MOD([.A237];2)=0;IF(DAY(fpdate)&gt;=15;DAY(fpdate)-14;DAY(fpdate)+14);DAY(fpdate)));IF(DAY(DATE(YEAR(fpdate);MONTH(fpdate)+([.A237]-1)*months_per_period;DAY(fpdate)))&lt;&gt;DAY(fpdate);DATE(YEAR(fpdate);MONTH(fpdate)+([.A237]-1)*months_per_period+1;0);DATE(YEAR(fpdate);MONTH(fpdate)+([.A237]-1)*months_per_period;DAY(fpdate))))))" office:value-type="date" office:date-value="2036-04-01" calcext:value-type="date">
            <text:p>4/1/36</text:p>
          </table:table-cell>
          <table:table-cell table:style-name="ce21" table:formula="of:=IF([.A237]=&quot;&quot;;&quot;&quot;;IF(roundOpt;IF(OR([.A237]=nper;payment&gt;ROUND((1+rate)*[.H236];2));ROUND((1+rate)*[.H236];2);payment);IF(OR([.A237]=nper;payment&gt;(1+rate)*[.H236]);(1+rate)*[.H236];payment)))" office:value-type="float" office:value="858.91" calcext:value-type="float">
            <text:p>858.91</text:p>
          </table:table-cell>
          <table:table-cell table:style-name="ce30"/>
          <table:table-cell table:style-name="ce21"/>
          <table:table-cell table:style-name="ce21" table:formula="of:=IF([.A237]=&quot;&quot;;&quot;&quot;;IF(AND([.A237]=1;pmtType=1);0;IF(roundOpt;ROUND(rate*[.H236];2);rate*[.H236])))" office:value-type="float" office:value="381.03" calcext:value-type="float">
            <text:p>381.03</text:p>
          </table:table-cell>
          <table:table-cell table:style-name="ce21" table:formula="of:=IF([.A237]=&quot;&quot;;&quot;&quot;;[.C237]-[.F237]+[.D237])" office:value-type="float" office:value="477.88" calcext:value-type="float">
            <text:p>477.88</text:p>
          </table:table-cell>
          <table:table-cell table:style-name="ce21" table:formula="of:=IF([.A237]=&quot;&quot;;&quot;&quot;;[.H236]-[.G237])" office:value-type="float" office:value="90968.4299999999" calcext:value-type="float">
            <text:p>90,968.43</text:p>
          </table:table-cell>
          <table:table-cell table:number-columns-repeated="248"/>
        </table:table-row>
        <table:table-row table:style-name="ro3">
          <table:table-cell table:style-name="ce10" table:formula="of:=IF([.H237]=&quot;&quot;;&quot;&quot;;IF(roundOpt;IF(OR([.A237]&gt;=nper;ROUND([.H237];2)&lt;=0);&quot;&quot;;[.A237]+1);IF(OR([.A237]&gt;=nper;[.H237]&lt;=0);&quot;&quot;;[.A237]+1)))" office:value-type="float" office:value="221" calcext:value-type="float">
            <text:p>221</text:p>
          </table:table-cell>
          <table:table-cell table:style-name="ce17" table:formula="of:=IF([.A238]=&quot;&quot;;&quot;&quot;;IF(OR(periods_per_year=26;periods_per_year=52);IF(periods_per_year=26;IF([.A238]=1;fpdate;[.B237]+14);IF(periods_per_year=52;IF([.A238]=1;fpdate;[.B237]+7);&quot;n/a&quot;));IF(periods_per_year=24;DATE(YEAR(fpdate);MONTH(fpdate)+([.A238]-1)/2+IF(AND(DAY(fpdate)&gt;=15;MOD([.A238];2)=0);1;0);IF(MOD([.A238];2)=0;IF(DAY(fpdate)&gt;=15;DAY(fpdate)-14;DAY(fpdate)+14);DAY(fpdate)));IF(DAY(DATE(YEAR(fpdate);MONTH(fpdate)+([.A238]-1)*months_per_period;DAY(fpdate)))&lt;&gt;DAY(fpdate);DATE(YEAR(fpdate);MONTH(fpdate)+([.A238]-1)*months_per_period+1;0);DATE(YEAR(fpdate);MONTH(fpdate)+([.A238]-1)*months_per_period;DAY(fpdate))))))" office:value-type="date" office:date-value="2036-05-01" calcext:value-type="date">
            <text:p>5/1/36</text:p>
          </table:table-cell>
          <table:table-cell table:style-name="ce21" table:formula="of:=IF([.A238]=&quot;&quot;;&quot;&quot;;IF(roundOpt;IF(OR([.A238]=nper;payment&gt;ROUND((1+rate)*[.H237];2));ROUND((1+rate)*[.H237];2);payment);IF(OR([.A238]=nper;payment&gt;(1+rate)*[.H237]);(1+rate)*[.H237];payment)))" office:value-type="float" office:value="858.91" calcext:value-type="float">
            <text:p>858.91</text:p>
          </table:table-cell>
          <table:table-cell table:style-name="ce30"/>
          <table:table-cell table:style-name="ce21"/>
          <table:table-cell table:style-name="ce21" table:formula="of:=IF([.A238]=&quot;&quot;;&quot;&quot;;IF(AND([.A238]=1;pmtType=1);0;IF(roundOpt;ROUND(rate*[.H237];2);rate*[.H237])))" office:value-type="float" office:value="379.04" calcext:value-type="float">
            <text:p>379.04</text:p>
          </table:table-cell>
          <table:table-cell table:style-name="ce21" table:formula="of:=IF([.A238]=&quot;&quot;;&quot;&quot;;[.C238]-[.F238]+[.D238])" office:value-type="float" office:value="479.87" calcext:value-type="float">
            <text:p>479.87</text:p>
          </table:table-cell>
          <table:table-cell table:style-name="ce21" table:formula="of:=IF([.A238]=&quot;&quot;;&quot;&quot;;[.H237]-[.G238])" office:value-type="float" office:value="90488.5599999999" calcext:value-type="float">
            <text:p>90,488.56</text:p>
          </table:table-cell>
          <table:table-cell table:number-columns-repeated="248"/>
        </table:table-row>
        <table:table-row table:style-name="ro3">
          <table:table-cell table:style-name="ce10" table:formula="of:=IF([.H238]=&quot;&quot;;&quot;&quot;;IF(roundOpt;IF(OR([.A238]&gt;=nper;ROUND([.H238];2)&lt;=0);&quot;&quot;;[.A238]+1);IF(OR([.A238]&gt;=nper;[.H238]&lt;=0);&quot;&quot;;[.A238]+1)))" office:value-type="float" office:value="222" calcext:value-type="float">
            <text:p>222</text:p>
          </table:table-cell>
          <table:table-cell table:style-name="ce17" table:formula="of:=IF([.A239]=&quot;&quot;;&quot;&quot;;IF(OR(periods_per_year=26;periods_per_year=52);IF(periods_per_year=26;IF([.A239]=1;fpdate;[.B238]+14);IF(periods_per_year=52;IF([.A239]=1;fpdate;[.B238]+7);&quot;n/a&quot;));IF(periods_per_year=24;DATE(YEAR(fpdate);MONTH(fpdate)+([.A239]-1)/2+IF(AND(DAY(fpdate)&gt;=15;MOD([.A239];2)=0);1;0);IF(MOD([.A239];2)=0;IF(DAY(fpdate)&gt;=15;DAY(fpdate)-14;DAY(fpdate)+14);DAY(fpdate)));IF(DAY(DATE(YEAR(fpdate);MONTH(fpdate)+([.A239]-1)*months_per_period;DAY(fpdate)))&lt;&gt;DAY(fpdate);DATE(YEAR(fpdate);MONTH(fpdate)+([.A239]-1)*months_per_period+1;0);DATE(YEAR(fpdate);MONTH(fpdate)+([.A239]-1)*months_per_period;DAY(fpdate))))))" office:value-type="date" office:date-value="2036-06-01" calcext:value-type="date">
            <text:p>6/1/36</text:p>
          </table:table-cell>
          <table:table-cell table:style-name="ce21" table:formula="of:=IF([.A239]=&quot;&quot;;&quot;&quot;;IF(roundOpt;IF(OR([.A239]=nper;payment&gt;ROUND((1+rate)*[.H238];2));ROUND((1+rate)*[.H238];2);payment);IF(OR([.A239]=nper;payment&gt;(1+rate)*[.H238]);(1+rate)*[.H238];payment)))" office:value-type="float" office:value="858.91" calcext:value-type="float">
            <text:p>858.91</text:p>
          </table:table-cell>
          <table:table-cell table:style-name="ce30"/>
          <table:table-cell table:style-name="ce21"/>
          <table:table-cell table:style-name="ce21" table:formula="of:=IF([.A239]=&quot;&quot;;&quot;&quot;;IF(AND([.A239]=1;pmtType=1);0;IF(roundOpt;ROUND(rate*[.H238];2);rate*[.H238])))" office:value-type="float" office:value="377.04" calcext:value-type="float">
            <text:p>377.04</text:p>
          </table:table-cell>
          <table:table-cell table:style-name="ce21" table:formula="of:=IF([.A239]=&quot;&quot;;&quot;&quot;;[.C239]-[.F239]+[.D239])" office:value-type="float" office:value="481.87" calcext:value-type="float">
            <text:p>481.87</text:p>
          </table:table-cell>
          <table:table-cell table:style-name="ce21" table:formula="of:=IF([.A239]=&quot;&quot;;&quot;&quot;;[.H238]-[.G239])" office:value-type="float" office:value="90006.69" calcext:value-type="float">
            <text:p>90,006.69</text:p>
          </table:table-cell>
          <table:table-cell table:number-columns-repeated="248"/>
        </table:table-row>
        <table:table-row table:style-name="ro3">
          <table:table-cell table:style-name="ce10" table:formula="of:=IF([.H239]=&quot;&quot;;&quot;&quot;;IF(roundOpt;IF(OR([.A239]&gt;=nper;ROUND([.H239];2)&lt;=0);&quot;&quot;;[.A239]+1);IF(OR([.A239]&gt;=nper;[.H239]&lt;=0);&quot;&quot;;[.A239]+1)))" office:value-type="float" office:value="223" calcext:value-type="float">
            <text:p>223</text:p>
          </table:table-cell>
          <table:table-cell table:style-name="ce17" table:formula="of:=IF([.A240]=&quot;&quot;;&quot;&quot;;IF(OR(periods_per_year=26;periods_per_year=52);IF(periods_per_year=26;IF([.A240]=1;fpdate;[.B239]+14);IF(periods_per_year=52;IF([.A240]=1;fpdate;[.B239]+7);&quot;n/a&quot;));IF(periods_per_year=24;DATE(YEAR(fpdate);MONTH(fpdate)+([.A240]-1)/2+IF(AND(DAY(fpdate)&gt;=15;MOD([.A240];2)=0);1;0);IF(MOD([.A240];2)=0;IF(DAY(fpdate)&gt;=15;DAY(fpdate)-14;DAY(fpdate)+14);DAY(fpdate)));IF(DAY(DATE(YEAR(fpdate);MONTH(fpdate)+([.A240]-1)*months_per_period;DAY(fpdate)))&lt;&gt;DAY(fpdate);DATE(YEAR(fpdate);MONTH(fpdate)+([.A240]-1)*months_per_period+1;0);DATE(YEAR(fpdate);MONTH(fpdate)+([.A240]-1)*months_per_period;DAY(fpdate))))))" office:value-type="date" office:date-value="2036-07-01" calcext:value-type="date">
            <text:p>7/1/36</text:p>
          </table:table-cell>
          <table:table-cell table:style-name="ce21" table:formula="of:=IF([.A240]=&quot;&quot;;&quot;&quot;;IF(roundOpt;IF(OR([.A240]=nper;payment&gt;ROUND((1+rate)*[.H239];2));ROUND((1+rate)*[.H239];2);payment);IF(OR([.A240]=nper;payment&gt;(1+rate)*[.H239]);(1+rate)*[.H239];payment)))" office:value-type="float" office:value="858.91" calcext:value-type="float">
            <text:p>858.91</text:p>
          </table:table-cell>
          <table:table-cell table:style-name="ce30"/>
          <table:table-cell table:style-name="ce21"/>
          <table:table-cell table:style-name="ce21" table:formula="of:=IF([.A240]=&quot;&quot;;&quot;&quot;;IF(AND([.A240]=1;pmtType=1);0;IF(roundOpt;ROUND(rate*[.H239];2);rate*[.H239])))" office:value-type="float" office:value="375.03" calcext:value-type="float">
            <text:p>375.03</text:p>
          </table:table-cell>
          <table:table-cell table:style-name="ce21" table:formula="of:=IF([.A240]=&quot;&quot;;&quot;&quot;;[.C240]-[.F240]+[.D240])" office:value-type="float" office:value="483.88" calcext:value-type="float">
            <text:p>483.88</text:p>
          </table:table-cell>
          <table:table-cell table:style-name="ce21" table:formula="of:=IF([.A240]=&quot;&quot;;&quot;&quot;;[.H239]-[.G240])" office:value-type="float" office:value="89522.8099999999" calcext:value-type="float">
            <text:p>89,522.81</text:p>
          </table:table-cell>
          <table:table-cell table:number-columns-repeated="248"/>
        </table:table-row>
        <table:table-row table:style-name="ro3">
          <table:table-cell table:style-name="ce10" table:formula="of:=IF([.H240]=&quot;&quot;;&quot;&quot;;IF(roundOpt;IF(OR([.A240]&gt;=nper;ROUND([.H240];2)&lt;=0);&quot;&quot;;[.A240]+1);IF(OR([.A240]&gt;=nper;[.H240]&lt;=0);&quot;&quot;;[.A240]+1)))" office:value-type="float" office:value="224" calcext:value-type="float">
            <text:p>224</text:p>
          </table:table-cell>
          <table:table-cell table:style-name="ce17" table:formula="of:=IF([.A241]=&quot;&quot;;&quot;&quot;;IF(OR(periods_per_year=26;periods_per_year=52);IF(periods_per_year=26;IF([.A241]=1;fpdate;[.B240]+14);IF(periods_per_year=52;IF([.A241]=1;fpdate;[.B240]+7);&quot;n/a&quot;));IF(periods_per_year=24;DATE(YEAR(fpdate);MONTH(fpdate)+([.A241]-1)/2+IF(AND(DAY(fpdate)&gt;=15;MOD([.A241];2)=0);1;0);IF(MOD([.A241];2)=0;IF(DAY(fpdate)&gt;=15;DAY(fpdate)-14;DAY(fpdate)+14);DAY(fpdate)));IF(DAY(DATE(YEAR(fpdate);MONTH(fpdate)+([.A241]-1)*months_per_period;DAY(fpdate)))&lt;&gt;DAY(fpdate);DATE(YEAR(fpdate);MONTH(fpdate)+([.A241]-1)*months_per_period+1;0);DATE(YEAR(fpdate);MONTH(fpdate)+([.A241]-1)*months_per_period;DAY(fpdate))))))" office:value-type="date" office:date-value="2036-08-01" calcext:value-type="date">
            <text:p>8/1/36</text:p>
          </table:table-cell>
          <table:table-cell table:style-name="ce21" table:formula="of:=IF([.A241]=&quot;&quot;;&quot;&quot;;IF(roundOpt;IF(OR([.A241]=nper;payment&gt;ROUND((1+rate)*[.H240];2));ROUND((1+rate)*[.H240];2);payment);IF(OR([.A241]=nper;payment&gt;(1+rate)*[.H240]);(1+rate)*[.H240];payment)))" office:value-type="float" office:value="858.91" calcext:value-type="float">
            <text:p>858.91</text:p>
          </table:table-cell>
          <table:table-cell table:style-name="ce30"/>
          <table:table-cell table:style-name="ce21"/>
          <table:table-cell table:style-name="ce21" table:formula="of:=IF([.A241]=&quot;&quot;;&quot;&quot;;IF(AND([.A241]=1;pmtType=1);0;IF(roundOpt;ROUND(rate*[.H240];2);rate*[.H240])))" office:value-type="float" office:value="373.01" calcext:value-type="float">
            <text:p>373.01</text:p>
          </table:table-cell>
          <table:table-cell table:style-name="ce21" table:formula="of:=IF([.A241]=&quot;&quot;;&quot;&quot;;[.C241]-[.F241]+[.D241])" office:value-type="float" office:value="485.9" calcext:value-type="float">
            <text:p>485.90</text:p>
          </table:table-cell>
          <table:table-cell table:style-name="ce21" table:formula="of:=IF([.A241]=&quot;&quot;;&quot;&quot;;[.H240]-[.G241])" office:value-type="float" office:value="89036.91" calcext:value-type="float">
            <text:p>89,036.91</text:p>
          </table:table-cell>
          <table:table-cell table:number-columns-repeated="248"/>
        </table:table-row>
        <table:table-row table:style-name="ro3">
          <table:table-cell table:style-name="ce10" table:formula="of:=IF([.H241]=&quot;&quot;;&quot;&quot;;IF(roundOpt;IF(OR([.A241]&gt;=nper;ROUND([.H241];2)&lt;=0);&quot;&quot;;[.A241]+1);IF(OR([.A241]&gt;=nper;[.H241]&lt;=0);&quot;&quot;;[.A241]+1)))" office:value-type="float" office:value="225" calcext:value-type="float">
            <text:p>225</text:p>
          </table:table-cell>
          <table:table-cell table:style-name="ce17" table:formula="of:=IF([.A242]=&quot;&quot;;&quot;&quot;;IF(OR(periods_per_year=26;periods_per_year=52);IF(periods_per_year=26;IF([.A242]=1;fpdate;[.B241]+14);IF(periods_per_year=52;IF([.A242]=1;fpdate;[.B241]+7);&quot;n/a&quot;));IF(periods_per_year=24;DATE(YEAR(fpdate);MONTH(fpdate)+([.A242]-1)/2+IF(AND(DAY(fpdate)&gt;=15;MOD([.A242];2)=0);1;0);IF(MOD([.A242];2)=0;IF(DAY(fpdate)&gt;=15;DAY(fpdate)-14;DAY(fpdate)+14);DAY(fpdate)));IF(DAY(DATE(YEAR(fpdate);MONTH(fpdate)+([.A242]-1)*months_per_period;DAY(fpdate)))&lt;&gt;DAY(fpdate);DATE(YEAR(fpdate);MONTH(fpdate)+([.A242]-1)*months_per_period+1;0);DATE(YEAR(fpdate);MONTH(fpdate)+([.A242]-1)*months_per_period;DAY(fpdate))))))" office:value-type="date" office:date-value="2036-09-01" calcext:value-type="date">
            <text:p>9/1/36</text:p>
          </table:table-cell>
          <table:table-cell table:style-name="ce21" table:formula="of:=IF([.A242]=&quot;&quot;;&quot;&quot;;IF(roundOpt;IF(OR([.A242]=nper;payment&gt;ROUND((1+rate)*[.H241];2));ROUND((1+rate)*[.H241];2);payment);IF(OR([.A242]=nper;payment&gt;(1+rate)*[.H241]);(1+rate)*[.H241];payment)))" office:value-type="float" office:value="858.91" calcext:value-type="float">
            <text:p>858.91</text:p>
          </table:table-cell>
          <table:table-cell table:style-name="ce30"/>
          <table:table-cell table:style-name="ce21"/>
          <table:table-cell table:style-name="ce21" table:formula="of:=IF([.A242]=&quot;&quot;;&quot;&quot;;IF(AND([.A242]=1;pmtType=1);0;IF(roundOpt;ROUND(rate*[.H241];2);rate*[.H241])))" office:value-type="float" office:value="370.99" calcext:value-type="float">
            <text:p>370.99</text:p>
          </table:table-cell>
          <table:table-cell table:style-name="ce21" table:formula="of:=IF([.A242]=&quot;&quot;;&quot;&quot;;[.C242]-[.F242]+[.D242])" office:value-type="float" office:value="487.92" calcext:value-type="float">
            <text:p>487.92</text:p>
          </table:table-cell>
          <table:table-cell table:style-name="ce21" table:formula="of:=IF([.A242]=&quot;&quot;;&quot;&quot;;[.H241]-[.G242])" office:value-type="float" office:value="88548.9899999999" calcext:value-type="float">
            <text:p>88,548.99</text:p>
          </table:table-cell>
          <table:table-cell table:number-columns-repeated="248"/>
        </table:table-row>
        <table:table-row table:style-name="ro3">
          <table:table-cell table:style-name="ce10" table:formula="of:=IF([.H242]=&quot;&quot;;&quot;&quot;;IF(roundOpt;IF(OR([.A242]&gt;=nper;ROUND([.H242];2)&lt;=0);&quot;&quot;;[.A242]+1);IF(OR([.A242]&gt;=nper;[.H242]&lt;=0);&quot;&quot;;[.A242]+1)))" office:value-type="float" office:value="226" calcext:value-type="float">
            <text:p>226</text:p>
          </table:table-cell>
          <table:table-cell table:style-name="ce17" table:formula="of:=IF([.A243]=&quot;&quot;;&quot;&quot;;IF(OR(periods_per_year=26;periods_per_year=52);IF(periods_per_year=26;IF([.A243]=1;fpdate;[.B242]+14);IF(periods_per_year=52;IF([.A243]=1;fpdate;[.B242]+7);&quot;n/a&quot;));IF(periods_per_year=24;DATE(YEAR(fpdate);MONTH(fpdate)+([.A243]-1)/2+IF(AND(DAY(fpdate)&gt;=15;MOD([.A243];2)=0);1;0);IF(MOD([.A243];2)=0;IF(DAY(fpdate)&gt;=15;DAY(fpdate)-14;DAY(fpdate)+14);DAY(fpdate)));IF(DAY(DATE(YEAR(fpdate);MONTH(fpdate)+([.A243]-1)*months_per_period;DAY(fpdate)))&lt;&gt;DAY(fpdate);DATE(YEAR(fpdate);MONTH(fpdate)+([.A243]-1)*months_per_period+1;0);DATE(YEAR(fpdate);MONTH(fpdate)+([.A243]-1)*months_per_period;DAY(fpdate))))))" office:value-type="date" office:date-value="2036-10-01" calcext:value-type="date">
            <text:p>10/1/36</text:p>
          </table:table-cell>
          <table:table-cell table:style-name="ce21" table:formula="of:=IF([.A243]=&quot;&quot;;&quot;&quot;;IF(roundOpt;IF(OR([.A243]=nper;payment&gt;ROUND((1+rate)*[.H242];2));ROUND((1+rate)*[.H242];2);payment);IF(OR([.A243]=nper;payment&gt;(1+rate)*[.H242]);(1+rate)*[.H242];payment)))" office:value-type="float" office:value="858.91" calcext:value-type="float">
            <text:p>858.91</text:p>
          </table:table-cell>
          <table:table-cell table:style-name="ce30"/>
          <table:table-cell table:style-name="ce21"/>
          <table:table-cell table:style-name="ce21" table:formula="of:=IF([.A243]=&quot;&quot;;&quot;&quot;;IF(AND([.A243]=1;pmtType=1);0;IF(roundOpt;ROUND(rate*[.H242];2);rate*[.H242])))" office:value-type="float" office:value="368.95" calcext:value-type="float">
            <text:p>368.95</text:p>
          </table:table-cell>
          <table:table-cell table:style-name="ce21" table:formula="of:=IF([.A243]=&quot;&quot;;&quot;&quot;;[.C243]-[.F243]+[.D243])" office:value-type="float" office:value="489.96" calcext:value-type="float">
            <text:p>489.96</text:p>
          </table:table-cell>
          <table:table-cell table:style-name="ce21" table:formula="of:=IF([.A243]=&quot;&quot;;&quot;&quot;;[.H242]-[.G243])" office:value-type="float" office:value="88059.0299999999" calcext:value-type="float">
            <text:p>88,059.03</text:p>
          </table:table-cell>
          <table:table-cell table:number-columns-repeated="248"/>
        </table:table-row>
        <table:table-row table:style-name="ro3">
          <table:table-cell table:style-name="ce10" table:formula="of:=IF([.H243]=&quot;&quot;;&quot;&quot;;IF(roundOpt;IF(OR([.A243]&gt;=nper;ROUND([.H243];2)&lt;=0);&quot;&quot;;[.A243]+1);IF(OR([.A243]&gt;=nper;[.H243]&lt;=0);&quot;&quot;;[.A243]+1)))" office:value-type="float" office:value="227" calcext:value-type="float">
            <text:p>227</text:p>
          </table:table-cell>
          <table:table-cell table:style-name="ce17" table:formula="of:=IF([.A244]=&quot;&quot;;&quot;&quot;;IF(OR(periods_per_year=26;periods_per_year=52);IF(periods_per_year=26;IF([.A244]=1;fpdate;[.B243]+14);IF(periods_per_year=52;IF([.A244]=1;fpdate;[.B243]+7);&quot;n/a&quot;));IF(periods_per_year=24;DATE(YEAR(fpdate);MONTH(fpdate)+([.A244]-1)/2+IF(AND(DAY(fpdate)&gt;=15;MOD([.A244];2)=0);1;0);IF(MOD([.A244];2)=0;IF(DAY(fpdate)&gt;=15;DAY(fpdate)-14;DAY(fpdate)+14);DAY(fpdate)));IF(DAY(DATE(YEAR(fpdate);MONTH(fpdate)+([.A244]-1)*months_per_period;DAY(fpdate)))&lt;&gt;DAY(fpdate);DATE(YEAR(fpdate);MONTH(fpdate)+([.A244]-1)*months_per_period+1;0);DATE(YEAR(fpdate);MONTH(fpdate)+([.A244]-1)*months_per_period;DAY(fpdate))))))" office:value-type="date" office:date-value="2036-11-01" calcext:value-type="date">
            <text:p>11/1/36</text:p>
          </table:table-cell>
          <table:table-cell table:style-name="ce21" table:formula="of:=IF([.A244]=&quot;&quot;;&quot;&quot;;IF(roundOpt;IF(OR([.A244]=nper;payment&gt;ROUND((1+rate)*[.H243];2));ROUND((1+rate)*[.H243];2);payment);IF(OR([.A244]=nper;payment&gt;(1+rate)*[.H243]);(1+rate)*[.H243];payment)))" office:value-type="float" office:value="858.91" calcext:value-type="float">
            <text:p>858.91</text:p>
          </table:table-cell>
          <table:table-cell table:style-name="ce30"/>
          <table:table-cell table:style-name="ce21"/>
          <table:table-cell table:style-name="ce21" table:formula="of:=IF([.A244]=&quot;&quot;;&quot;&quot;;IF(AND([.A244]=1;pmtType=1);0;IF(roundOpt;ROUND(rate*[.H243];2);rate*[.H243])))" office:value-type="float" office:value="366.91" calcext:value-type="float">
            <text:p>366.91</text:p>
          </table:table-cell>
          <table:table-cell table:style-name="ce21" table:formula="of:=IF([.A244]=&quot;&quot;;&quot;&quot;;[.C244]-[.F244]+[.D244])" office:value-type="float" office:value="492" calcext:value-type="float">
            <text:p>492.00</text:p>
          </table:table-cell>
          <table:table-cell table:style-name="ce21" table:formula="of:=IF([.A244]=&quot;&quot;;&quot;&quot;;[.H243]-[.G244])" office:value-type="float" office:value="87567.0299999999" calcext:value-type="float">
            <text:p>87,567.03</text:p>
          </table:table-cell>
          <table:table-cell table:number-columns-repeated="248"/>
        </table:table-row>
        <table:table-row table:style-name="ro3">
          <table:table-cell table:style-name="ce10" table:formula="of:=IF([.H244]=&quot;&quot;;&quot;&quot;;IF(roundOpt;IF(OR([.A244]&gt;=nper;ROUND([.H244];2)&lt;=0);&quot;&quot;;[.A244]+1);IF(OR([.A244]&gt;=nper;[.H244]&lt;=0);&quot;&quot;;[.A244]+1)))" office:value-type="float" office:value="228" calcext:value-type="float">
            <text:p>228</text:p>
          </table:table-cell>
          <table:table-cell table:style-name="ce17" table:formula="of:=IF([.A245]=&quot;&quot;;&quot;&quot;;IF(OR(periods_per_year=26;periods_per_year=52);IF(periods_per_year=26;IF([.A245]=1;fpdate;[.B244]+14);IF(periods_per_year=52;IF([.A245]=1;fpdate;[.B244]+7);&quot;n/a&quot;));IF(periods_per_year=24;DATE(YEAR(fpdate);MONTH(fpdate)+([.A245]-1)/2+IF(AND(DAY(fpdate)&gt;=15;MOD([.A245];2)=0);1;0);IF(MOD([.A245];2)=0;IF(DAY(fpdate)&gt;=15;DAY(fpdate)-14;DAY(fpdate)+14);DAY(fpdate)));IF(DAY(DATE(YEAR(fpdate);MONTH(fpdate)+([.A245]-1)*months_per_period;DAY(fpdate)))&lt;&gt;DAY(fpdate);DATE(YEAR(fpdate);MONTH(fpdate)+([.A245]-1)*months_per_period+1;0);DATE(YEAR(fpdate);MONTH(fpdate)+([.A245]-1)*months_per_period;DAY(fpdate))))))" office:value-type="date" office:date-value="2036-12-01" calcext:value-type="date">
            <text:p>12/1/36</text:p>
          </table:table-cell>
          <table:table-cell table:style-name="ce21" table:formula="of:=IF([.A245]=&quot;&quot;;&quot;&quot;;IF(roundOpt;IF(OR([.A245]=nper;payment&gt;ROUND((1+rate)*[.H244];2));ROUND((1+rate)*[.H244];2);payment);IF(OR([.A245]=nper;payment&gt;(1+rate)*[.H244]);(1+rate)*[.H244];payment)))" office:value-type="float" office:value="858.91" calcext:value-type="float">
            <text:p>858.91</text:p>
          </table:table-cell>
          <table:table-cell table:style-name="ce30"/>
          <table:table-cell table:style-name="ce21"/>
          <table:table-cell table:style-name="ce21" table:formula="of:=IF([.A245]=&quot;&quot;;&quot;&quot;;IF(AND([.A245]=1;pmtType=1);0;IF(roundOpt;ROUND(rate*[.H244];2);rate*[.H244])))" office:value-type="float" office:value="364.86" calcext:value-type="float">
            <text:p>364.86</text:p>
          </table:table-cell>
          <table:table-cell table:style-name="ce21" table:formula="of:=IF([.A245]=&quot;&quot;;&quot;&quot;;[.C245]-[.F245]+[.D245])" office:value-type="float" office:value="494.05" calcext:value-type="float">
            <text:p>494.05</text:p>
          </table:table-cell>
          <table:table-cell table:style-name="ce21" table:formula="of:=IF([.A245]=&quot;&quot;;&quot;&quot;;[.H244]-[.G245])" office:value-type="float" office:value="87072.9799999999" calcext:value-type="float">
            <text:p>87,072.98</text:p>
          </table:table-cell>
          <table:table-cell table:number-columns-repeated="248"/>
        </table:table-row>
        <table:table-row table:style-name="ro3">
          <table:table-cell table:style-name="ce10" table:formula="of:=IF([.H245]=&quot;&quot;;&quot;&quot;;IF(roundOpt;IF(OR([.A245]&gt;=nper;ROUND([.H245];2)&lt;=0);&quot;&quot;;[.A245]+1);IF(OR([.A245]&gt;=nper;[.H245]&lt;=0);&quot;&quot;;[.A245]+1)))" office:value-type="float" office:value="229" calcext:value-type="float">
            <text:p>229</text:p>
          </table:table-cell>
          <table:table-cell table:style-name="ce17" table:formula="of:=IF([.A246]=&quot;&quot;;&quot;&quot;;IF(OR(periods_per_year=26;periods_per_year=52);IF(periods_per_year=26;IF([.A246]=1;fpdate;[.B245]+14);IF(periods_per_year=52;IF([.A246]=1;fpdate;[.B245]+7);&quot;n/a&quot;));IF(periods_per_year=24;DATE(YEAR(fpdate);MONTH(fpdate)+([.A246]-1)/2+IF(AND(DAY(fpdate)&gt;=15;MOD([.A246];2)=0);1;0);IF(MOD([.A246];2)=0;IF(DAY(fpdate)&gt;=15;DAY(fpdate)-14;DAY(fpdate)+14);DAY(fpdate)));IF(DAY(DATE(YEAR(fpdate);MONTH(fpdate)+([.A246]-1)*months_per_period;DAY(fpdate)))&lt;&gt;DAY(fpdate);DATE(YEAR(fpdate);MONTH(fpdate)+([.A246]-1)*months_per_period+1;0);DATE(YEAR(fpdate);MONTH(fpdate)+([.A246]-1)*months_per_period;DAY(fpdate))))))" office:value-type="date" office:date-value="2037-01-01" calcext:value-type="date">
            <text:p>1/1/37</text:p>
          </table:table-cell>
          <table:table-cell table:style-name="ce21" table:formula="of:=IF([.A246]=&quot;&quot;;&quot;&quot;;IF(roundOpt;IF(OR([.A246]=nper;payment&gt;ROUND((1+rate)*[.H245];2));ROUND((1+rate)*[.H245];2);payment);IF(OR([.A246]=nper;payment&gt;(1+rate)*[.H245]);(1+rate)*[.H245];payment)))" office:value-type="float" office:value="858.91" calcext:value-type="float">
            <text:p>858.91</text:p>
          </table:table-cell>
          <table:table-cell table:style-name="ce30"/>
          <table:table-cell table:style-name="ce21"/>
          <table:table-cell table:style-name="ce21" table:formula="of:=IF([.A246]=&quot;&quot;;&quot;&quot;;IF(AND([.A246]=1;pmtType=1);0;IF(roundOpt;ROUND(rate*[.H245];2);rate*[.H245])))" office:value-type="float" office:value="362.8" calcext:value-type="float">
            <text:p>362.80</text:p>
          </table:table-cell>
          <table:table-cell table:style-name="ce21" table:formula="of:=IF([.A246]=&quot;&quot;;&quot;&quot;;[.C246]-[.F246]+[.D246])" office:value-type="float" office:value="496.11" calcext:value-type="float">
            <text:p>496.11</text:p>
          </table:table-cell>
          <table:table-cell table:style-name="ce21" table:formula="of:=IF([.A246]=&quot;&quot;;&quot;&quot;;[.H245]-[.G246])" office:value-type="float" office:value="86576.8699999999" calcext:value-type="float">
            <text:p>86,576.87</text:p>
          </table:table-cell>
          <table:table-cell table:number-columns-repeated="248"/>
        </table:table-row>
        <table:table-row table:style-name="ro3">
          <table:table-cell table:style-name="ce10" table:formula="of:=IF([.H246]=&quot;&quot;;&quot;&quot;;IF(roundOpt;IF(OR([.A246]&gt;=nper;ROUND([.H246];2)&lt;=0);&quot;&quot;;[.A246]+1);IF(OR([.A246]&gt;=nper;[.H246]&lt;=0);&quot;&quot;;[.A246]+1)))" office:value-type="float" office:value="230" calcext:value-type="float">
            <text:p>230</text:p>
          </table:table-cell>
          <table:table-cell table:style-name="ce17" table:formula="of:=IF([.A247]=&quot;&quot;;&quot;&quot;;IF(OR(periods_per_year=26;periods_per_year=52);IF(periods_per_year=26;IF([.A247]=1;fpdate;[.B246]+14);IF(periods_per_year=52;IF([.A247]=1;fpdate;[.B246]+7);&quot;n/a&quot;));IF(periods_per_year=24;DATE(YEAR(fpdate);MONTH(fpdate)+([.A247]-1)/2+IF(AND(DAY(fpdate)&gt;=15;MOD([.A247];2)=0);1;0);IF(MOD([.A247];2)=0;IF(DAY(fpdate)&gt;=15;DAY(fpdate)-14;DAY(fpdate)+14);DAY(fpdate)));IF(DAY(DATE(YEAR(fpdate);MONTH(fpdate)+([.A247]-1)*months_per_period;DAY(fpdate)))&lt;&gt;DAY(fpdate);DATE(YEAR(fpdate);MONTH(fpdate)+([.A247]-1)*months_per_period+1;0);DATE(YEAR(fpdate);MONTH(fpdate)+([.A247]-1)*months_per_period;DAY(fpdate))))))" office:value-type="date" office:date-value="2037-02-01" calcext:value-type="date">
            <text:p>2/1/37</text:p>
          </table:table-cell>
          <table:table-cell table:style-name="ce21" table:formula="of:=IF([.A247]=&quot;&quot;;&quot;&quot;;IF(roundOpt;IF(OR([.A247]=nper;payment&gt;ROUND((1+rate)*[.H246];2));ROUND((1+rate)*[.H246];2);payment);IF(OR([.A247]=nper;payment&gt;(1+rate)*[.H246]);(1+rate)*[.H246];payment)))" office:value-type="float" office:value="858.91" calcext:value-type="float">
            <text:p>858.91</text:p>
          </table:table-cell>
          <table:table-cell table:style-name="ce30"/>
          <table:table-cell table:style-name="ce21"/>
          <table:table-cell table:style-name="ce21" table:formula="of:=IF([.A247]=&quot;&quot;;&quot;&quot;;IF(AND([.A247]=1;pmtType=1);0;IF(roundOpt;ROUND(rate*[.H246];2);rate*[.H246])))" office:value-type="float" office:value="360.74" calcext:value-type="float">
            <text:p>360.74</text:p>
          </table:table-cell>
          <table:table-cell table:style-name="ce21" table:formula="of:=IF([.A247]=&quot;&quot;;&quot;&quot;;[.C247]-[.F247]+[.D247])" office:value-type="float" office:value="498.17" calcext:value-type="float">
            <text:p>498.17</text:p>
          </table:table-cell>
          <table:table-cell table:style-name="ce21" table:formula="of:=IF([.A247]=&quot;&quot;;&quot;&quot;;[.H246]-[.G247])" office:value-type="float" office:value="86078.6999999999" calcext:value-type="float">
            <text:p>86,078.70</text:p>
          </table:table-cell>
          <table:table-cell table:number-columns-repeated="248"/>
        </table:table-row>
        <table:table-row table:style-name="ro3">
          <table:table-cell table:style-name="ce10" table:formula="of:=IF([.H247]=&quot;&quot;;&quot;&quot;;IF(roundOpt;IF(OR([.A247]&gt;=nper;ROUND([.H247];2)&lt;=0);&quot;&quot;;[.A247]+1);IF(OR([.A247]&gt;=nper;[.H247]&lt;=0);&quot;&quot;;[.A247]+1)))" office:value-type="float" office:value="231" calcext:value-type="float">
            <text:p>231</text:p>
          </table:table-cell>
          <table:table-cell table:style-name="ce17" table:formula="of:=IF([.A248]=&quot;&quot;;&quot;&quot;;IF(OR(periods_per_year=26;periods_per_year=52);IF(periods_per_year=26;IF([.A248]=1;fpdate;[.B247]+14);IF(periods_per_year=52;IF([.A248]=1;fpdate;[.B247]+7);&quot;n/a&quot;));IF(periods_per_year=24;DATE(YEAR(fpdate);MONTH(fpdate)+([.A248]-1)/2+IF(AND(DAY(fpdate)&gt;=15;MOD([.A248];2)=0);1;0);IF(MOD([.A248];2)=0;IF(DAY(fpdate)&gt;=15;DAY(fpdate)-14;DAY(fpdate)+14);DAY(fpdate)));IF(DAY(DATE(YEAR(fpdate);MONTH(fpdate)+([.A248]-1)*months_per_period;DAY(fpdate)))&lt;&gt;DAY(fpdate);DATE(YEAR(fpdate);MONTH(fpdate)+([.A248]-1)*months_per_period+1;0);DATE(YEAR(fpdate);MONTH(fpdate)+([.A248]-1)*months_per_period;DAY(fpdate))))))" office:value-type="date" office:date-value="2037-03-01" calcext:value-type="date">
            <text:p>3/1/37</text:p>
          </table:table-cell>
          <table:table-cell table:style-name="ce21" table:formula="of:=IF([.A248]=&quot;&quot;;&quot;&quot;;IF(roundOpt;IF(OR([.A248]=nper;payment&gt;ROUND((1+rate)*[.H247];2));ROUND((1+rate)*[.H247];2);payment);IF(OR([.A248]=nper;payment&gt;(1+rate)*[.H247]);(1+rate)*[.H247];payment)))" office:value-type="float" office:value="858.91" calcext:value-type="float">
            <text:p>858.91</text:p>
          </table:table-cell>
          <table:table-cell table:style-name="ce30"/>
          <table:table-cell table:style-name="ce21"/>
          <table:table-cell table:style-name="ce21" table:formula="of:=IF([.A248]=&quot;&quot;;&quot;&quot;;IF(AND([.A248]=1;pmtType=1);0;IF(roundOpt;ROUND(rate*[.H247];2);rate*[.H247])))" office:value-type="float" office:value="358.66" calcext:value-type="float">
            <text:p>358.66</text:p>
          </table:table-cell>
          <table:table-cell table:style-name="ce21" table:formula="of:=IF([.A248]=&quot;&quot;;&quot;&quot;;[.C248]-[.F248]+[.D248])" office:value-type="float" office:value="500.25" calcext:value-type="float">
            <text:p>500.25</text:p>
          </table:table-cell>
          <table:table-cell table:style-name="ce21" table:formula="of:=IF([.A248]=&quot;&quot;;&quot;&quot;;[.H247]-[.G248])" office:value-type="float" office:value="85578.4499999999" calcext:value-type="float">
            <text:p>85,578.45</text:p>
          </table:table-cell>
          <table:table-cell table:number-columns-repeated="248"/>
        </table:table-row>
        <table:table-row table:style-name="ro3">
          <table:table-cell table:style-name="ce10" table:formula="of:=IF([.H248]=&quot;&quot;;&quot;&quot;;IF(roundOpt;IF(OR([.A248]&gt;=nper;ROUND([.H248];2)&lt;=0);&quot;&quot;;[.A248]+1);IF(OR([.A248]&gt;=nper;[.H248]&lt;=0);&quot;&quot;;[.A248]+1)))" office:value-type="float" office:value="232" calcext:value-type="float">
            <text:p>232</text:p>
          </table:table-cell>
          <table:table-cell table:style-name="ce17" table:formula="of:=IF([.A249]=&quot;&quot;;&quot;&quot;;IF(OR(periods_per_year=26;periods_per_year=52);IF(periods_per_year=26;IF([.A249]=1;fpdate;[.B248]+14);IF(periods_per_year=52;IF([.A249]=1;fpdate;[.B248]+7);&quot;n/a&quot;));IF(periods_per_year=24;DATE(YEAR(fpdate);MONTH(fpdate)+([.A249]-1)/2+IF(AND(DAY(fpdate)&gt;=15;MOD([.A249];2)=0);1;0);IF(MOD([.A249];2)=0;IF(DAY(fpdate)&gt;=15;DAY(fpdate)-14;DAY(fpdate)+14);DAY(fpdate)));IF(DAY(DATE(YEAR(fpdate);MONTH(fpdate)+([.A249]-1)*months_per_period;DAY(fpdate)))&lt;&gt;DAY(fpdate);DATE(YEAR(fpdate);MONTH(fpdate)+([.A249]-1)*months_per_period+1;0);DATE(YEAR(fpdate);MONTH(fpdate)+([.A249]-1)*months_per_period;DAY(fpdate))))))" office:value-type="date" office:date-value="2037-04-01" calcext:value-type="date">
            <text:p>4/1/37</text:p>
          </table:table-cell>
          <table:table-cell table:style-name="ce21" table:formula="of:=IF([.A249]=&quot;&quot;;&quot;&quot;;IF(roundOpt;IF(OR([.A249]=nper;payment&gt;ROUND((1+rate)*[.H248];2));ROUND((1+rate)*[.H248];2);payment);IF(OR([.A249]=nper;payment&gt;(1+rate)*[.H248]);(1+rate)*[.H248];payment)))" office:value-type="float" office:value="858.91" calcext:value-type="float">
            <text:p>858.91</text:p>
          </table:table-cell>
          <table:table-cell table:style-name="ce30"/>
          <table:table-cell table:style-name="ce21"/>
          <table:table-cell table:style-name="ce21" table:formula="of:=IF([.A249]=&quot;&quot;;&quot;&quot;;IF(AND([.A249]=1;pmtType=1);0;IF(roundOpt;ROUND(rate*[.H248];2);rate*[.H248])))" office:value-type="float" office:value="356.58" calcext:value-type="float">
            <text:p>356.58</text:p>
          </table:table-cell>
          <table:table-cell table:style-name="ce21" table:formula="of:=IF([.A249]=&quot;&quot;;&quot;&quot;;[.C249]-[.F249]+[.D249])" office:value-type="float" office:value="502.33" calcext:value-type="float">
            <text:p>502.33</text:p>
          </table:table-cell>
          <table:table-cell table:style-name="ce21" table:formula="of:=IF([.A249]=&quot;&quot;;&quot;&quot;;[.H248]-[.G249])" office:value-type="float" office:value="85076.1199999999" calcext:value-type="float">
            <text:p>85,076.12</text:p>
          </table:table-cell>
          <table:table-cell table:number-columns-repeated="248"/>
        </table:table-row>
        <table:table-row table:style-name="ro3">
          <table:table-cell table:style-name="ce10" table:formula="of:=IF([.H249]=&quot;&quot;;&quot;&quot;;IF(roundOpt;IF(OR([.A249]&gt;=nper;ROUND([.H249];2)&lt;=0);&quot;&quot;;[.A249]+1);IF(OR([.A249]&gt;=nper;[.H249]&lt;=0);&quot;&quot;;[.A249]+1)))" office:value-type="float" office:value="233" calcext:value-type="float">
            <text:p>233</text:p>
          </table:table-cell>
          <table:table-cell table:style-name="ce17" table:formula="of:=IF([.A250]=&quot;&quot;;&quot;&quot;;IF(OR(periods_per_year=26;periods_per_year=52);IF(periods_per_year=26;IF([.A250]=1;fpdate;[.B249]+14);IF(periods_per_year=52;IF([.A250]=1;fpdate;[.B249]+7);&quot;n/a&quot;));IF(periods_per_year=24;DATE(YEAR(fpdate);MONTH(fpdate)+([.A250]-1)/2+IF(AND(DAY(fpdate)&gt;=15;MOD([.A250];2)=0);1;0);IF(MOD([.A250];2)=0;IF(DAY(fpdate)&gt;=15;DAY(fpdate)-14;DAY(fpdate)+14);DAY(fpdate)));IF(DAY(DATE(YEAR(fpdate);MONTH(fpdate)+([.A250]-1)*months_per_period;DAY(fpdate)))&lt;&gt;DAY(fpdate);DATE(YEAR(fpdate);MONTH(fpdate)+([.A250]-1)*months_per_period+1;0);DATE(YEAR(fpdate);MONTH(fpdate)+([.A250]-1)*months_per_period;DAY(fpdate))))))" office:value-type="date" office:date-value="2037-05-01" calcext:value-type="date">
            <text:p>5/1/37</text:p>
          </table:table-cell>
          <table:table-cell table:style-name="ce21" table:formula="of:=IF([.A250]=&quot;&quot;;&quot;&quot;;IF(roundOpt;IF(OR([.A250]=nper;payment&gt;ROUND((1+rate)*[.H249];2));ROUND((1+rate)*[.H249];2);payment);IF(OR([.A250]=nper;payment&gt;(1+rate)*[.H249]);(1+rate)*[.H249];payment)))" office:value-type="float" office:value="858.91" calcext:value-type="float">
            <text:p>858.91</text:p>
          </table:table-cell>
          <table:table-cell table:style-name="ce30"/>
          <table:table-cell table:style-name="ce21"/>
          <table:table-cell table:style-name="ce21" table:formula="of:=IF([.A250]=&quot;&quot;;&quot;&quot;;IF(AND([.A250]=1;pmtType=1);0;IF(roundOpt;ROUND(rate*[.H249];2);rate*[.H249])))" office:value-type="float" office:value="354.48" calcext:value-type="float">
            <text:p>354.48</text:p>
          </table:table-cell>
          <table:table-cell table:style-name="ce21" table:formula="of:=IF([.A250]=&quot;&quot;;&quot;&quot;;[.C250]-[.F250]+[.D250])" office:value-type="float" office:value="504.43" calcext:value-type="float">
            <text:p>504.43</text:p>
          </table:table-cell>
          <table:table-cell table:style-name="ce21" table:formula="of:=IF([.A250]=&quot;&quot;;&quot;&quot;;[.H249]-[.G250])" office:value-type="float" office:value="84571.69" calcext:value-type="float">
            <text:p>84,571.69</text:p>
          </table:table-cell>
          <table:table-cell table:number-columns-repeated="248"/>
        </table:table-row>
        <table:table-row table:style-name="ro3">
          <table:table-cell table:style-name="ce10" table:formula="of:=IF([.H250]=&quot;&quot;;&quot;&quot;;IF(roundOpt;IF(OR([.A250]&gt;=nper;ROUND([.H250];2)&lt;=0);&quot;&quot;;[.A250]+1);IF(OR([.A250]&gt;=nper;[.H250]&lt;=0);&quot;&quot;;[.A250]+1)))" office:value-type="float" office:value="234" calcext:value-type="float">
            <text:p>234</text:p>
          </table:table-cell>
          <table:table-cell table:style-name="ce17" table:formula="of:=IF([.A251]=&quot;&quot;;&quot;&quot;;IF(OR(periods_per_year=26;periods_per_year=52);IF(periods_per_year=26;IF([.A251]=1;fpdate;[.B250]+14);IF(periods_per_year=52;IF([.A251]=1;fpdate;[.B250]+7);&quot;n/a&quot;));IF(periods_per_year=24;DATE(YEAR(fpdate);MONTH(fpdate)+([.A251]-1)/2+IF(AND(DAY(fpdate)&gt;=15;MOD([.A251];2)=0);1;0);IF(MOD([.A251];2)=0;IF(DAY(fpdate)&gt;=15;DAY(fpdate)-14;DAY(fpdate)+14);DAY(fpdate)));IF(DAY(DATE(YEAR(fpdate);MONTH(fpdate)+([.A251]-1)*months_per_period;DAY(fpdate)))&lt;&gt;DAY(fpdate);DATE(YEAR(fpdate);MONTH(fpdate)+([.A251]-1)*months_per_period+1;0);DATE(YEAR(fpdate);MONTH(fpdate)+([.A251]-1)*months_per_period;DAY(fpdate))))))" office:value-type="date" office:date-value="2037-06-01" calcext:value-type="date">
            <text:p>6/1/37</text:p>
          </table:table-cell>
          <table:table-cell table:style-name="ce21" table:formula="of:=IF([.A251]=&quot;&quot;;&quot;&quot;;IF(roundOpt;IF(OR([.A251]=nper;payment&gt;ROUND((1+rate)*[.H250];2));ROUND((1+rate)*[.H250];2);payment);IF(OR([.A251]=nper;payment&gt;(1+rate)*[.H250]);(1+rate)*[.H250];payment)))" office:value-type="float" office:value="858.91" calcext:value-type="float">
            <text:p>858.91</text:p>
          </table:table-cell>
          <table:table-cell table:style-name="ce30"/>
          <table:table-cell table:style-name="ce21"/>
          <table:table-cell table:style-name="ce21" table:formula="of:=IF([.A251]=&quot;&quot;;&quot;&quot;;IF(AND([.A251]=1;pmtType=1);0;IF(roundOpt;ROUND(rate*[.H250];2);rate*[.H250])))" office:value-type="float" office:value="352.38" calcext:value-type="float">
            <text:p>352.38</text:p>
          </table:table-cell>
          <table:table-cell table:style-name="ce21" table:formula="of:=IF([.A251]=&quot;&quot;;&quot;&quot;;[.C251]-[.F251]+[.D251])" office:value-type="float" office:value="506.53" calcext:value-type="float">
            <text:p>506.53</text:p>
          </table:table-cell>
          <table:table-cell table:style-name="ce21" table:formula="of:=IF([.A251]=&quot;&quot;;&quot;&quot;;[.H250]-[.G251])" office:value-type="float" office:value="84065.1599999999" calcext:value-type="float">
            <text:p>84,065.16</text:p>
          </table:table-cell>
          <table:table-cell table:number-columns-repeated="248"/>
        </table:table-row>
        <table:table-row table:style-name="ro3">
          <table:table-cell table:style-name="ce10" table:formula="of:=IF([.H251]=&quot;&quot;;&quot;&quot;;IF(roundOpt;IF(OR([.A251]&gt;=nper;ROUND([.H251];2)&lt;=0);&quot;&quot;;[.A251]+1);IF(OR([.A251]&gt;=nper;[.H251]&lt;=0);&quot;&quot;;[.A251]+1)))" office:value-type="float" office:value="235" calcext:value-type="float">
            <text:p>235</text:p>
          </table:table-cell>
          <table:table-cell table:style-name="ce17" table:formula="of:=IF([.A252]=&quot;&quot;;&quot;&quot;;IF(OR(periods_per_year=26;periods_per_year=52);IF(periods_per_year=26;IF([.A252]=1;fpdate;[.B251]+14);IF(periods_per_year=52;IF([.A252]=1;fpdate;[.B251]+7);&quot;n/a&quot;));IF(periods_per_year=24;DATE(YEAR(fpdate);MONTH(fpdate)+([.A252]-1)/2+IF(AND(DAY(fpdate)&gt;=15;MOD([.A252];2)=0);1;0);IF(MOD([.A252];2)=0;IF(DAY(fpdate)&gt;=15;DAY(fpdate)-14;DAY(fpdate)+14);DAY(fpdate)));IF(DAY(DATE(YEAR(fpdate);MONTH(fpdate)+([.A252]-1)*months_per_period;DAY(fpdate)))&lt;&gt;DAY(fpdate);DATE(YEAR(fpdate);MONTH(fpdate)+([.A252]-1)*months_per_period+1;0);DATE(YEAR(fpdate);MONTH(fpdate)+([.A252]-1)*months_per_period;DAY(fpdate))))))" office:value-type="date" office:date-value="2037-07-01" calcext:value-type="date">
            <text:p>7/1/37</text:p>
          </table:table-cell>
          <table:table-cell table:style-name="ce21" table:formula="of:=IF([.A252]=&quot;&quot;;&quot;&quot;;IF(roundOpt;IF(OR([.A252]=nper;payment&gt;ROUND((1+rate)*[.H251];2));ROUND((1+rate)*[.H251];2);payment);IF(OR([.A252]=nper;payment&gt;(1+rate)*[.H251]);(1+rate)*[.H251];payment)))" office:value-type="float" office:value="858.91" calcext:value-type="float">
            <text:p>858.91</text:p>
          </table:table-cell>
          <table:table-cell table:style-name="ce30"/>
          <table:table-cell table:style-name="ce21"/>
          <table:table-cell table:style-name="ce21" table:formula="of:=IF([.A252]=&quot;&quot;;&quot;&quot;;IF(AND([.A252]=1;pmtType=1);0;IF(roundOpt;ROUND(rate*[.H251];2);rate*[.H251])))" office:value-type="float" office:value="350.27" calcext:value-type="float">
            <text:p>350.27</text:p>
          </table:table-cell>
          <table:table-cell table:style-name="ce21" table:formula="of:=IF([.A252]=&quot;&quot;;&quot;&quot;;[.C252]-[.F252]+[.D252])" office:value-type="float" office:value="508.64" calcext:value-type="float">
            <text:p>508.64</text:p>
          </table:table-cell>
          <table:table-cell table:style-name="ce21" table:formula="of:=IF([.A252]=&quot;&quot;;&quot;&quot;;[.H251]-[.G252])" office:value-type="float" office:value="83556.5199999999" calcext:value-type="float">
            <text:p>83,556.52</text:p>
          </table:table-cell>
          <table:table-cell table:number-columns-repeated="248"/>
        </table:table-row>
        <table:table-row table:style-name="ro3">
          <table:table-cell table:style-name="ce10" table:formula="of:=IF([.H252]=&quot;&quot;;&quot;&quot;;IF(roundOpt;IF(OR([.A252]&gt;=nper;ROUND([.H252];2)&lt;=0);&quot;&quot;;[.A252]+1);IF(OR([.A252]&gt;=nper;[.H252]&lt;=0);&quot;&quot;;[.A252]+1)))" office:value-type="float" office:value="236" calcext:value-type="float">
            <text:p>236</text:p>
          </table:table-cell>
          <table:table-cell table:style-name="ce17" table:formula="of:=IF([.A253]=&quot;&quot;;&quot;&quot;;IF(OR(periods_per_year=26;periods_per_year=52);IF(periods_per_year=26;IF([.A253]=1;fpdate;[.B252]+14);IF(periods_per_year=52;IF([.A253]=1;fpdate;[.B252]+7);&quot;n/a&quot;));IF(periods_per_year=24;DATE(YEAR(fpdate);MONTH(fpdate)+([.A253]-1)/2+IF(AND(DAY(fpdate)&gt;=15;MOD([.A253];2)=0);1;0);IF(MOD([.A253];2)=0;IF(DAY(fpdate)&gt;=15;DAY(fpdate)-14;DAY(fpdate)+14);DAY(fpdate)));IF(DAY(DATE(YEAR(fpdate);MONTH(fpdate)+([.A253]-1)*months_per_period;DAY(fpdate)))&lt;&gt;DAY(fpdate);DATE(YEAR(fpdate);MONTH(fpdate)+([.A253]-1)*months_per_period+1;0);DATE(YEAR(fpdate);MONTH(fpdate)+([.A253]-1)*months_per_period;DAY(fpdate))))))" office:value-type="date" office:date-value="2037-08-01" calcext:value-type="date">
            <text:p>8/1/37</text:p>
          </table:table-cell>
          <table:table-cell table:style-name="ce21" table:formula="of:=IF([.A253]=&quot;&quot;;&quot;&quot;;IF(roundOpt;IF(OR([.A253]=nper;payment&gt;ROUND((1+rate)*[.H252];2));ROUND((1+rate)*[.H252];2);payment);IF(OR([.A253]=nper;payment&gt;(1+rate)*[.H252]);(1+rate)*[.H252];payment)))" office:value-type="float" office:value="858.91" calcext:value-type="float">
            <text:p>858.91</text:p>
          </table:table-cell>
          <table:table-cell table:style-name="ce30"/>
          <table:table-cell table:style-name="ce21"/>
          <table:table-cell table:style-name="ce21" table:formula="of:=IF([.A253]=&quot;&quot;;&quot;&quot;;IF(AND([.A253]=1;pmtType=1);0;IF(roundOpt;ROUND(rate*[.H252];2);rate*[.H252])))" office:value-type="float" office:value="348.15" calcext:value-type="float">
            <text:p>348.15</text:p>
          </table:table-cell>
          <table:table-cell table:style-name="ce21" table:formula="of:=IF([.A253]=&quot;&quot;;&quot;&quot;;[.C253]-[.F253]+[.D253])" office:value-type="float" office:value="510.76" calcext:value-type="float">
            <text:p>510.76</text:p>
          </table:table-cell>
          <table:table-cell table:style-name="ce21" table:formula="of:=IF([.A253]=&quot;&quot;;&quot;&quot;;[.H252]-[.G253])" office:value-type="float" office:value="83045.76" calcext:value-type="float">
            <text:p>83,045.76</text:p>
          </table:table-cell>
          <table:table-cell table:number-columns-repeated="248"/>
        </table:table-row>
        <table:table-row table:style-name="ro3">
          <table:table-cell table:style-name="ce10" table:formula="of:=IF([.H253]=&quot;&quot;;&quot;&quot;;IF(roundOpt;IF(OR([.A253]&gt;=nper;ROUND([.H253];2)&lt;=0);&quot;&quot;;[.A253]+1);IF(OR([.A253]&gt;=nper;[.H253]&lt;=0);&quot;&quot;;[.A253]+1)))" office:value-type="float" office:value="237" calcext:value-type="float">
            <text:p>237</text:p>
          </table:table-cell>
          <table:table-cell table:style-name="ce17" table:formula="of:=IF([.A254]=&quot;&quot;;&quot;&quot;;IF(OR(periods_per_year=26;periods_per_year=52);IF(periods_per_year=26;IF([.A254]=1;fpdate;[.B253]+14);IF(periods_per_year=52;IF([.A254]=1;fpdate;[.B253]+7);&quot;n/a&quot;));IF(periods_per_year=24;DATE(YEAR(fpdate);MONTH(fpdate)+([.A254]-1)/2+IF(AND(DAY(fpdate)&gt;=15;MOD([.A254];2)=0);1;0);IF(MOD([.A254];2)=0;IF(DAY(fpdate)&gt;=15;DAY(fpdate)-14;DAY(fpdate)+14);DAY(fpdate)));IF(DAY(DATE(YEAR(fpdate);MONTH(fpdate)+([.A254]-1)*months_per_period;DAY(fpdate)))&lt;&gt;DAY(fpdate);DATE(YEAR(fpdate);MONTH(fpdate)+([.A254]-1)*months_per_period+1;0);DATE(YEAR(fpdate);MONTH(fpdate)+([.A254]-1)*months_per_period;DAY(fpdate))))))" office:value-type="date" office:date-value="2037-09-01" calcext:value-type="date">
            <text:p>9/1/37</text:p>
          </table:table-cell>
          <table:table-cell table:style-name="ce21" table:formula="of:=IF([.A254]=&quot;&quot;;&quot;&quot;;IF(roundOpt;IF(OR([.A254]=nper;payment&gt;ROUND((1+rate)*[.H253];2));ROUND((1+rate)*[.H253];2);payment);IF(OR([.A254]=nper;payment&gt;(1+rate)*[.H253]);(1+rate)*[.H253];payment)))" office:value-type="float" office:value="858.91" calcext:value-type="float">
            <text:p>858.91</text:p>
          </table:table-cell>
          <table:table-cell table:style-name="ce30"/>
          <table:table-cell table:style-name="ce21"/>
          <table:table-cell table:style-name="ce21" table:formula="of:=IF([.A254]=&quot;&quot;;&quot;&quot;;IF(AND([.A254]=1;pmtType=1);0;IF(roundOpt;ROUND(rate*[.H253];2);rate*[.H253])))" office:value-type="float" office:value="346.02" calcext:value-type="float">
            <text:p>346.02</text:p>
          </table:table-cell>
          <table:table-cell table:style-name="ce21" table:formula="of:=IF([.A254]=&quot;&quot;;&quot;&quot;;[.C254]-[.F254]+[.D254])" office:value-type="float" office:value="512.89" calcext:value-type="float">
            <text:p>512.89</text:p>
          </table:table-cell>
          <table:table-cell table:style-name="ce21" table:formula="of:=IF([.A254]=&quot;&quot;;&quot;&quot;;[.H253]-[.G254])" office:value-type="float" office:value="82532.87" calcext:value-type="float">
            <text:p>82,532.87</text:p>
          </table:table-cell>
          <table:table-cell table:number-columns-repeated="248"/>
        </table:table-row>
        <table:table-row table:style-name="ro3">
          <table:table-cell table:style-name="ce10" table:formula="of:=IF([.H254]=&quot;&quot;;&quot;&quot;;IF(roundOpt;IF(OR([.A254]&gt;=nper;ROUND([.H254];2)&lt;=0);&quot;&quot;;[.A254]+1);IF(OR([.A254]&gt;=nper;[.H254]&lt;=0);&quot;&quot;;[.A254]+1)))" office:value-type="float" office:value="238" calcext:value-type="float">
            <text:p>238</text:p>
          </table:table-cell>
          <table:table-cell table:style-name="ce17" table:formula="of:=IF([.A255]=&quot;&quot;;&quot;&quot;;IF(OR(periods_per_year=26;periods_per_year=52);IF(periods_per_year=26;IF([.A255]=1;fpdate;[.B254]+14);IF(periods_per_year=52;IF([.A255]=1;fpdate;[.B254]+7);&quot;n/a&quot;));IF(periods_per_year=24;DATE(YEAR(fpdate);MONTH(fpdate)+([.A255]-1)/2+IF(AND(DAY(fpdate)&gt;=15;MOD([.A255];2)=0);1;0);IF(MOD([.A255];2)=0;IF(DAY(fpdate)&gt;=15;DAY(fpdate)-14;DAY(fpdate)+14);DAY(fpdate)));IF(DAY(DATE(YEAR(fpdate);MONTH(fpdate)+([.A255]-1)*months_per_period;DAY(fpdate)))&lt;&gt;DAY(fpdate);DATE(YEAR(fpdate);MONTH(fpdate)+([.A255]-1)*months_per_period+1;0);DATE(YEAR(fpdate);MONTH(fpdate)+([.A255]-1)*months_per_period;DAY(fpdate))))))" office:value-type="date" office:date-value="2037-10-01" calcext:value-type="date">
            <text:p>10/1/37</text:p>
          </table:table-cell>
          <table:table-cell table:style-name="ce21" table:formula="of:=IF([.A255]=&quot;&quot;;&quot;&quot;;IF(roundOpt;IF(OR([.A255]=nper;payment&gt;ROUND((1+rate)*[.H254];2));ROUND((1+rate)*[.H254];2);payment);IF(OR([.A255]=nper;payment&gt;(1+rate)*[.H254]);(1+rate)*[.H254];payment)))" office:value-type="float" office:value="858.91" calcext:value-type="float">
            <text:p>858.91</text:p>
          </table:table-cell>
          <table:table-cell table:style-name="ce30"/>
          <table:table-cell table:style-name="ce21"/>
          <table:table-cell table:style-name="ce21" table:formula="of:=IF([.A255]=&quot;&quot;;&quot;&quot;;IF(AND([.A255]=1;pmtType=1);0;IF(roundOpt;ROUND(rate*[.H254];2);rate*[.H254])))" office:value-type="float" office:value="343.89" calcext:value-type="float">
            <text:p>343.89</text:p>
          </table:table-cell>
          <table:table-cell table:style-name="ce21" table:formula="of:=IF([.A255]=&quot;&quot;;&quot;&quot;;[.C255]-[.F255]+[.D255])" office:value-type="float" office:value="515.02" calcext:value-type="float">
            <text:p>515.02</text:p>
          </table:table-cell>
          <table:table-cell table:style-name="ce21" table:formula="of:=IF([.A255]=&quot;&quot;;&quot;&quot;;[.H254]-[.G255])" office:value-type="float" office:value="82017.8499999999" calcext:value-type="float">
            <text:p>82,017.85</text:p>
          </table:table-cell>
          <table:table-cell table:number-columns-repeated="248"/>
        </table:table-row>
        <table:table-row table:style-name="ro3">
          <table:table-cell table:style-name="ce10" table:formula="of:=IF([.H255]=&quot;&quot;;&quot;&quot;;IF(roundOpt;IF(OR([.A255]&gt;=nper;ROUND([.H255];2)&lt;=0);&quot;&quot;;[.A255]+1);IF(OR([.A255]&gt;=nper;[.H255]&lt;=0);&quot;&quot;;[.A255]+1)))" office:value-type="float" office:value="239" calcext:value-type="float">
            <text:p>239</text:p>
          </table:table-cell>
          <table:table-cell table:style-name="ce17" table:formula="of:=IF([.A256]=&quot;&quot;;&quot;&quot;;IF(OR(periods_per_year=26;periods_per_year=52);IF(periods_per_year=26;IF([.A256]=1;fpdate;[.B255]+14);IF(periods_per_year=52;IF([.A256]=1;fpdate;[.B255]+7);&quot;n/a&quot;));IF(periods_per_year=24;DATE(YEAR(fpdate);MONTH(fpdate)+([.A256]-1)/2+IF(AND(DAY(fpdate)&gt;=15;MOD([.A256];2)=0);1;0);IF(MOD([.A256];2)=0;IF(DAY(fpdate)&gt;=15;DAY(fpdate)-14;DAY(fpdate)+14);DAY(fpdate)));IF(DAY(DATE(YEAR(fpdate);MONTH(fpdate)+([.A256]-1)*months_per_period;DAY(fpdate)))&lt;&gt;DAY(fpdate);DATE(YEAR(fpdate);MONTH(fpdate)+([.A256]-1)*months_per_period+1;0);DATE(YEAR(fpdate);MONTH(fpdate)+([.A256]-1)*months_per_period;DAY(fpdate))))))" office:value-type="date" office:date-value="2037-11-01" calcext:value-type="date">
            <text:p>11/1/37</text:p>
          </table:table-cell>
          <table:table-cell table:style-name="ce21" table:formula="of:=IF([.A256]=&quot;&quot;;&quot;&quot;;IF(roundOpt;IF(OR([.A256]=nper;payment&gt;ROUND((1+rate)*[.H255];2));ROUND((1+rate)*[.H255];2);payment);IF(OR([.A256]=nper;payment&gt;(1+rate)*[.H255]);(1+rate)*[.H255];payment)))" office:value-type="float" office:value="858.91" calcext:value-type="float">
            <text:p>858.91</text:p>
          </table:table-cell>
          <table:table-cell table:style-name="ce30"/>
          <table:table-cell table:style-name="ce21"/>
          <table:table-cell table:style-name="ce21" table:formula="of:=IF([.A256]=&quot;&quot;;&quot;&quot;;IF(AND([.A256]=1;pmtType=1);0;IF(roundOpt;ROUND(rate*[.H255];2);rate*[.H255])))" office:value-type="float" office:value="341.74" calcext:value-type="float">
            <text:p>341.74</text:p>
          </table:table-cell>
          <table:table-cell table:style-name="ce21" table:formula="of:=IF([.A256]=&quot;&quot;;&quot;&quot;;[.C256]-[.F256]+[.D256])" office:value-type="float" office:value="517.17" calcext:value-type="float">
            <text:p>517.17</text:p>
          </table:table-cell>
          <table:table-cell table:style-name="ce21" table:formula="of:=IF([.A256]=&quot;&quot;;&quot;&quot;;[.H255]-[.G256])" office:value-type="float" office:value="81500.68" calcext:value-type="float">
            <text:p>81,500.68</text:p>
          </table:table-cell>
          <table:table-cell table:number-columns-repeated="248"/>
        </table:table-row>
        <table:table-row table:style-name="ro3">
          <table:table-cell table:style-name="ce10" table:formula="of:=IF([.H256]=&quot;&quot;;&quot;&quot;;IF(roundOpt;IF(OR([.A256]&gt;=nper;ROUND([.H256];2)&lt;=0);&quot;&quot;;[.A256]+1);IF(OR([.A256]&gt;=nper;[.H256]&lt;=0);&quot;&quot;;[.A256]+1)))" office:value-type="float" office:value="240" calcext:value-type="float">
            <text:p>240</text:p>
          </table:table-cell>
          <table:table-cell table:style-name="ce17" table:formula="of:=IF([.A257]=&quot;&quot;;&quot;&quot;;IF(OR(periods_per_year=26;periods_per_year=52);IF(periods_per_year=26;IF([.A257]=1;fpdate;[.B256]+14);IF(periods_per_year=52;IF([.A257]=1;fpdate;[.B256]+7);&quot;n/a&quot;));IF(periods_per_year=24;DATE(YEAR(fpdate);MONTH(fpdate)+([.A257]-1)/2+IF(AND(DAY(fpdate)&gt;=15;MOD([.A257];2)=0);1;0);IF(MOD([.A257];2)=0;IF(DAY(fpdate)&gt;=15;DAY(fpdate)-14;DAY(fpdate)+14);DAY(fpdate)));IF(DAY(DATE(YEAR(fpdate);MONTH(fpdate)+([.A257]-1)*months_per_period;DAY(fpdate)))&lt;&gt;DAY(fpdate);DATE(YEAR(fpdate);MONTH(fpdate)+([.A257]-1)*months_per_period+1;0);DATE(YEAR(fpdate);MONTH(fpdate)+([.A257]-1)*months_per_period;DAY(fpdate))))))" office:value-type="date" office:date-value="2037-12-01" calcext:value-type="date">
            <text:p>12/1/37</text:p>
          </table:table-cell>
          <table:table-cell table:style-name="ce21" table:formula="of:=IF([.A257]=&quot;&quot;;&quot;&quot;;IF(roundOpt;IF(OR([.A257]=nper;payment&gt;ROUND((1+rate)*[.H256];2));ROUND((1+rate)*[.H256];2);payment);IF(OR([.A257]=nper;payment&gt;(1+rate)*[.H256]);(1+rate)*[.H256];payment)))" office:value-type="float" office:value="858.91" calcext:value-type="float">
            <text:p>858.91</text:p>
          </table:table-cell>
          <table:table-cell table:style-name="ce30"/>
          <table:table-cell table:style-name="ce21"/>
          <table:table-cell table:style-name="ce21" table:formula="of:=IF([.A257]=&quot;&quot;;&quot;&quot;;IF(AND([.A257]=1;pmtType=1);0;IF(roundOpt;ROUND(rate*[.H256];2);rate*[.H256])))" office:value-type="float" office:value="339.59" calcext:value-type="float">
            <text:p>339.59</text:p>
          </table:table-cell>
          <table:table-cell table:style-name="ce21" table:formula="of:=IF([.A257]=&quot;&quot;;&quot;&quot;;[.C257]-[.F257]+[.D257])" office:value-type="float" office:value="519.32" calcext:value-type="float">
            <text:p>519.32</text:p>
          </table:table-cell>
          <table:table-cell table:style-name="ce21" table:formula="of:=IF([.A257]=&quot;&quot;;&quot;&quot;;[.H256]-[.G257])" office:value-type="float" office:value="80981.36" calcext:value-type="float">
            <text:p>80,981.36</text:p>
          </table:table-cell>
          <table:table-cell table:number-columns-repeated="248"/>
        </table:table-row>
        <table:table-row table:style-name="ro3">
          <table:table-cell table:style-name="ce10" table:formula="of:=IF([.H257]=&quot;&quot;;&quot;&quot;;IF(roundOpt;IF(OR([.A257]&gt;=nper;ROUND([.H257];2)&lt;=0);&quot;&quot;;[.A257]+1);IF(OR([.A257]&gt;=nper;[.H257]&lt;=0);&quot;&quot;;[.A257]+1)))" office:value-type="float" office:value="241" calcext:value-type="float">
            <text:p>241</text:p>
          </table:table-cell>
          <table:table-cell table:style-name="ce17" table:formula="of:=IF([.A258]=&quot;&quot;;&quot;&quot;;IF(OR(periods_per_year=26;periods_per_year=52);IF(periods_per_year=26;IF([.A258]=1;fpdate;[.B257]+14);IF(periods_per_year=52;IF([.A258]=1;fpdate;[.B257]+7);&quot;n/a&quot;));IF(periods_per_year=24;DATE(YEAR(fpdate);MONTH(fpdate)+([.A258]-1)/2+IF(AND(DAY(fpdate)&gt;=15;MOD([.A258];2)=0);1;0);IF(MOD([.A258];2)=0;IF(DAY(fpdate)&gt;=15;DAY(fpdate)-14;DAY(fpdate)+14);DAY(fpdate)));IF(DAY(DATE(YEAR(fpdate);MONTH(fpdate)+([.A258]-1)*months_per_period;DAY(fpdate)))&lt;&gt;DAY(fpdate);DATE(YEAR(fpdate);MONTH(fpdate)+([.A258]-1)*months_per_period+1;0);DATE(YEAR(fpdate);MONTH(fpdate)+([.A258]-1)*months_per_period;DAY(fpdate))))))" office:value-type="date" office:date-value="2038-01-01" calcext:value-type="date">
            <text:p>1/1/38</text:p>
          </table:table-cell>
          <table:table-cell table:style-name="ce21" table:formula="of:=IF([.A258]=&quot;&quot;;&quot;&quot;;IF(roundOpt;IF(OR([.A258]=nper;payment&gt;ROUND((1+rate)*[.H257];2));ROUND((1+rate)*[.H257];2);payment);IF(OR([.A258]=nper;payment&gt;(1+rate)*[.H257]);(1+rate)*[.H257];payment)))" office:value-type="float" office:value="858.91" calcext:value-type="float">
            <text:p>858.91</text:p>
          </table:table-cell>
          <table:table-cell table:style-name="ce30"/>
          <table:table-cell table:style-name="ce21"/>
          <table:table-cell table:style-name="ce21" table:formula="of:=IF([.A258]=&quot;&quot;;&quot;&quot;;IF(AND([.A258]=1;pmtType=1);0;IF(roundOpt;ROUND(rate*[.H257];2);rate*[.H257])))" office:value-type="float" office:value="337.42" calcext:value-type="float">
            <text:p>337.42</text:p>
          </table:table-cell>
          <table:table-cell table:style-name="ce21" table:formula="of:=IF([.A258]=&quot;&quot;;&quot;&quot;;[.C258]-[.F258]+[.D258])" office:value-type="float" office:value="521.49" calcext:value-type="float">
            <text:p>521.49</text:p>
          </table:table-cell>
          <table:table-cell table:style-name="ce21" table:formula="of:=IF([.A258]=&quot;&quot;;&quot;&quot;;[.H257]-[.G258])" office:value-type="float" office:value="80459.8699999999" calcext:value-type="float">
            <text:p>80,459.87</text:p>
          </table:table-cell>
          <table:table-cell table:number-columns-repeated="248"/>
        </table:table-row>
        <table:table-row table:style-name="ro3">
          <table:table-cell table:style-name="ce10" table:formula="of:=IF([.H258]=&quot;&quot;;&quot;&quot;;IF(roundOpt;IF(OR([.A258]&gt;=nper;ROUND([.H258];2)&lt;=0);&quot;&quot;;[.A258]+1);IF(OR([.A258]&gt;=nper;[.H258]&lt;=0);&quot;&quot;;[.A258]+1)))" office:value-type="float" office:value="242" calcext:value-type="float">
            <text:p>242</text:p>
          </table:table-cell>
          <table:table-cell table:style-name="ce17" table:formula="of:=IF([.A259]=&quot;&quot;;&quot;&quot;;IF(OR(periods_per_year=26;periods_per_year=52);IF(periods_per_year=26;IF([.A259]=1;fpdate;[.B258]+14);IF(periods_per_year=52;IF([.A259]=1;fpdate;[.B258]+7);&quot;n/a&quot;));IF(periods_per_year=24;DATE(YEAR(fpdate);MONTH(fpdate)+([.A259]-1)/2+IF(AND(DAY(fpdate)&gt;=15;MOD([.A259];2)=0);1;0);IF(MOD([.A259];2)=0;IF(DAY(fpdate)&gt;=15;DAY(fpdate)-14;DAY(fpdate)+14);DAY(fpdate)));IF(DAY(DATE(YEAR(fpdate);MONTH(fpdate)+([.A259]-1)*months_per_period;DAY(fpdate)))&lt;&gt;DAY(fpdate);DATE(YEAR(fpdate);MONTH(fpdate)+([.A259]-1)*months_per_period+1;0);DATE(YEAR(fpdate);MONTH(fpdate)+([.A259]-1)*months_per_period;DAY(fpdate))))))" office:value-type="date" office:date-value="2038-02-01" calcext:value-type="date">
            <text:p>2/1/38</text:p>
          </table:table-cell>
          <table:table-cell table:style-name="ce21" table:formula="of:=IF([.A259]=&quot;&quot;;&quot;&quot;;IF(roundOpt;IF(OR([.A259]=nper;payment&gt;ROUND((1+rate)*[.H258];2));ROUND((1+rate)*[.H258];2);payment);IF(OR([.A259]=nper;payment&gt;(1+rate)*[.H258]);(1+rate)*[.H258];payment)))" office:value-type="float" office:value="858.91" calcext:value-type="float">
            <text:p>858.91</text:p>
          </table:table-cell>
          <table:table-cell table:style-name="ce30"/>
          <table:table-cell table:style-name="ce21"/>
          <table:table-cell table:style-name="ce21" table:formula="of:=IF([.A259]=&quot;&quot;;&quot;&quot;;IF(AND([.A259]=1;pmtType=1);0;IF(roundOpt;ROUND(rate*[.H258];2);rate*[.H258])))" office:value-type="float" office:value="335.25" calcext:value-type="float">
            <text:p>335.25</text:p>
          </table:table-cell>
          <table:table-cell table:style-name="ce21" table:formula="of:=IF([.A259]=&quot;&quot;;&quot;&quot;;[.C259]-[.F259]+[.D259])" office:value-type="float" office:value="523.66" calcext:value-type="float">
            <text:p>523.66</text:p>
          </table:table-cell>
          <table:table-cell table:style-name="ce21" table:formula="of:=IF([.A259]=&quot;&quot;;&quot;&quot;;[.H258]-[.G259])" office:value-type="float" office:value="79936.2099999999" calcext:value-type="float">
            <text:p>79,936.21</text:p>
          </table:table-cell>
          <table:table-cell table:number-columns-repeated="248"/>
        </table:table-row>
        <table:table-row table:style-name="ro3">
          <table:table-cell table:style-name="ce10" table:formula="of:=IF([.H259]=&quot;&quot;;&quot;&quot;;IF(roundOpt;IF(OR([.A259]&gt;=nper;ROUND([.H259];2)&lt;=0);&quot;&quot;;[.A259]+1);IF(OR([.A259]&gt;=nper;[.H259]&lt;=0);&quot;&quot;;[.A259]+1)))" office:value-type="float" office:value="243" calcext:value-type="float">
            <text:p>243</text:p>
          </table:table-cell>
          <table:table-cell table:style-name="ce17" table:formula="of:=IF([.A260]=&quot;&quot;;&quot;&quot;;IF(OR(periods_per_year=26;periods_per_year=52);IF(periods_per_year=26;IF([.A260]=1;fpdate;[.B259]+14);IF(periods_per_year=52;IF([.A260]=1;fpdate;[.B259]+7);&quot;n/a&quot;));IF(periods_per_year=24;DATE(YEAR(fpdate);MONTH(fpdate)+([.A260]-1)/2+IF(AND(DAY(fpdate)&gt;=15;MOD([.A260];2)=0);1;0);IF(MOD([.A260];2)=0;IF(DAY(fpdate)&gt;=15;DAY(fpdate)-14;DAY(fpdate)+14);DAY(fpdate)));IF(DAY(DATE(YEAR(fpdate);MONTH(fpdate)+([.A260]-1)*months_per_period;DAY(fpdate)))&lt;&gt;DAY(fpdate);DATE(YEAR(fpdate);MONTH(fpdate)+([.A260]-1)*months_per_period+1;0);DATE(YEAR(fpdate);MONTH(fpdate)+([.A260]-1)*months_per_period;DAY(fpdate))))))" office:value-type="date" office:date-value="2038-03-01" calcext:value-type="date">
            <text:p>3/1/38</text:p>
          </table:table-cell>
          <table:table-cell table:style-name="ce21" table:formula="of:=IF([.A260]=&quot;&quot;;&quot;&quot;;IF(roundOpt;IF(OR([.A260]=nper;payment&gt;ROUND((1+rate)*[.H259];2));ROUND((1+rate)*[.H259];2);payment);IF(OR([.A260]=nper;payment&gt;(1+rate)*[.H259]);(1+rate)*[.H259];payment)))" office:value-type="float" office:value="858.91" calcext:value-type="float">
            <text:p>858.91</text:p>
          </table:table-cell>
          <table:table-cell table:style-name="ce30"/>
          <table:table-cell table:style-name="ce21"/>
          <table:table-cell table:style-name="ce21" table:formula="of:=IF([.A260]=&quot;&quot;;&quot;&quot;;IF(AND([.A260]=1;pmtType=1);0;IF(roundOpt;ROUND(rate*[.H259];2);rate*[.H259])))" office:value-type="float" office:value="333.07" calcext:value-type="float">
            <text:p>333.07</text:p>
          </table:table-cell>
          <table:table-cell table:style-name="ce21" table:formula="of:=IF([.A260]=&quot;&quot;;&quot;&quot;;[.C260]-[.F260]+[.D260])" office:value-type="float" office:value="525.84" calcext:value-type="float">
            <text:p>525.84</text:p>
          </table:table-cell>
          <table:table-cell table:style-name="ce21" table:formula="of:=IF([.A260]=&quot;&quot;;&quot;&quot;;[.H259]-[.G260])" office:value-type="float" office:value="79410.3699999999" calcext:value-type="float">
            <text:p>79,410.37</text:p>
          </table:table-cell>
          <table:table-cell table:number-columns-repeated="248"/>
        </table:table-row>
        <table:table-row table:style-name="ro3">
          <table:table-cell table:style-name="ce10" table:formula="of:=IF([.H260]=&quot;&quot;;&quot;&quot;;IF(roundOpt;IF(OR([.A260]&gt;=nper;ROUND([.H260];2)&lt;=0);&quot;&quot;;[.A260]+1);IF(OR([.A260]&gt;=nper;[.H260]&lt;=0);&quot;&quot;;[.A260]+1)))" office:value-type="float" office:value="244" calcext:value-type="float">
            <text:p>244</text:p>
          </table:table-cell>
          <table:table-cell table:style-name="ce17" table:formula="of:=IF([.A261]=&quot;&quot;;&quot;&quot;;IF(OR(periods_per_year=26;periods_per_year=52);IF(periods_per_year=26;IF([.A261]=1;fpdate;[.B260]+14);IF(periods_per_year=52;IF([.A261]=1;fpdate;[.B260]+7);&quot;n/a&quot;));IF(periods_per_year=24;DATE(YEAR(fpdate);MONTH(fpdate)+([.A261]-1)/2+IF(AND(DAY(fpdate)&gt;=15;MOD([.A261];2)=0);1;0);IF(MOD([.A261];2)=0;IF(DAY(fpdate)&gt;=15;DAY(fpdate)-14;DAY(fpdate)+14);DAY(fpdate)));IF(DAY(DATE(YEAR(fpdate);MONTH(fpdate)+([.A261]-1)*months_per_period;DAY(fpdate)))&lt;&gt;DAY(fpdate);DATE(YEAR(fpdate);MONTH(fpdate)+([.A261]-1)*months_per_period+1;0);DATE(YEAR(fpdate);MONTH(fpdate)+([.A261]-1)*months_per_period;DAY(fpdate))))))" office:value-type="date" office:date-value="2038-04-01" calcext:value-type="date">
            <text:p>4/1/38</text:p>
          </table:table-cell>
          <table:table-cell table:style-name="ce21" table:formula="of:=IF([.A261]=&quot;&quot;;&quot;&quot;;IF(roundOpt;IF(OR([.A261]=nper;payment&gt;ROUND((1+rate)*[.H260];2));ROUND((1+rate)*[.H260];2);payment);IF(OR([.A261]=nper;payment&gt;(1+rate)*[.H260]);(1+rate)*[.H260];payment)))" office:value-type="float" office:value="858.91" calcext:value-type="float">
            <text:p>858.91</text:p>
          </table:table-cell>
          <table:table-cell table:style-name="ce30"/>
          <table:table-cell table:style-name="ce21"/>
          <table:table-cell table:style-name="ce21" table:formula="of:=IF([.A261]=&quot;&quot;;&quot;&quot;;IF(AND([.A261]=1;pmtType=1);0;IF(roundOpt;ROUND(rate*[.H260];2);rate*[.H260])))" office:value-type="float" office:value="330.88" calcext:value-type="float">
            <text:p>330.88</text:p>
          </table:table-cell>
          <table:table-cell table:style-name="ce21" table:formula="of:=IF([.A261]=&quot;&quot;;&quot;&quot;;[.C261]-[.F261]+[.D261])" office:value-type="float" office:value="528.03" calcext:value-type="float">
            <text:p>528.03</text:p>
          </table:table-cell>
          <table:table-cell table:style-name="ce21" table:formula="of:=IF([.A261]=&quot;&quot;;&quot;&quot;;[.H260]-[.G261])" office:value-type="float" office:value="78882.3399999999" calcext:value-type="float">
            <text:p>78,882.34</text:p>
          </table:table-cell>
          <table:table-cell table:number-columns-repeated="248"/>
        </table:table-row>
        <table:table-row table:style-name="ro3">
          <table:table-cell table:style-name="ce10" table:formula="of:=IF([.H261]=&quot;&quot;;&quot;&quot;;IF(roundOpt;IF(OR([.A261]&gt;=nper;ROUND([.H261];2)&lt;=0);&quot;&quot;;[.A261]+1);IF(OR([.A261]&gt;=nper;[.H261]&lt;=0);&quot;&quot;;[.A261]+1)))" office:value-type="float" office:value="245" calcext:value-type="float">
            <text:p>245</text:p>
          </table:table-cell>
          <table:table-cell table:style-name="ce17" table:formula="of:=IF([.A262]=&quot;&quot;;&quot;&quot;;IF(OR(periods_per_year=26;periods_per_year=52);IF(periods_per_year=26;IF([.A262]=1;fpdate;[.B261]+14);IF(periods_per_year=52;IF([.A262]=1;fpdate;[.B261]+7);&quot;n/a&quot;));IF(periods_per_year=24;DATE(YEAR(fpdate);MONTH(fpdate)+([.A262]-1)/2+IF(AND(DAY(fpdate)&gt;=15;MOD([.A262];2)=0);1;0);IF(MOD([.A262];2)=0;IF(DAY(fpdate)&gt;=15;DAY(fpdate)-14;DAY(fpdate)+14);DAY(fpdate)));IF(DAY(DATE(YEAR(fpdate);MONTH(fpdate)+([.A262]-1)*months_per_period;DAY(fpdate)))&lt;&gt;DAY(fpdate);DATE(YEAR(fpdate);MONTH(fpdate)+([.A262]-1)*months_per_period+1;0);DATE(YEAR(fpdate);MONTH(fpdate)+([.A262]-1)*months_per_period;DAY(fpdate))))))" office:value-type="date" office:date-value="2038-05-01" calcext:value-type="date">
            <text:p>5/1/38</text:p>
          </table:table-cell>
          <table:table-cell table:style-name="ce21" table:formula="of:=IF([.A262]=&quot;&quot;;&quot;&quot;;IF(roundOpt;IF(OR([.A262]=nper;payment&gt;ROUND((1+rate)*[.H261];2));ROUND((1+rate)*[.H261];2);payment);IF(OR([.A262]=nper;payment&gt;(1+rate)*[.H261]);(1+rate)*[.H261];payment)))" office:value-type="float" office:value="858.91" calcext:value-type="float">
            <text:p>858.91</text:p>
          </table:table-cell>
          <table:table-cell table:style-name="ce30"/>
          <table:table-cell table:style-name="ce21"/>
          <table:table-cell table:style-name="ce21" table:formula="of:=IF([.A262]=&quot;&quot;;&quot;&quot;;IF(AND([.A262]=1;pmtType=1);0;IF(roundOpt;ROUND(rate*[.H261];2);rate*[.H261])))" office:value-type="float" office:value="328.68" calcext:value-type="float">
            <text:p>328.68</text:p>
          </table:table-cell>
          <table:table-cell table:style-name="ce21" table:formula="of:=IF([.A262]=&quot;&quot;;&quot;&quot;;[.C262]-[.F262]+[.D262])" office:value-type="float" office:value="530.23" calcext:value-type="float">
            <text:p>530.23</text:p>
          </table:table-cell>
          <table:table-cell table:style-name="ce21" table:formula="of:=IF([.A262]=&quot;&quot;;&quot;&quot;;[.H261]-[.G262])" office:value-type="float" office:value="78352.1099999999" calcext:value-type="float">
            <text:p>78,352.11</text:p>
          </table:table-cell>
          <table:table-cell table:number-columns-repeated="248"/>
        </table:table-row>
        <table:table-row table:style-name="ro3">
          <table:table-cell table:style-name="ce10" table:formula="of:=IF([.H262]=&quot;&quot;;&quot;&quot;;IF(roundOpt;IF(OR([.A262]&gt;=nper;ROUND([.H262];2)&lt;=0);&quot;&quot;;[.A262]+1);IF(OR([.A262]&gt;=nper;[.H262]&lt;=0);&quot;&quot;;[.A262]+1)))" office:value-type="float" office:value="246" calcext:value-type="float">
            <text:p>246</text:p>
          </table:table-cell>
          <table:table-cell table:style-name="ce17" table:formula="of:=IF([.A263]=&quot;&quot;;&quot;&quot;;IF(OR(periods_per_year=26;periods_per_year=52);IF(periods_per_year=26;IF([.A263]=1;fpdate;[.B262]+14);IF(periods_per_year=52;IF([.A263]=1;fpdate;[.B262]+7);&quot;n/a&quot;));IF(periods_per_year=24;DATE(YEAR(fpdate);MONTH(fpdate)+([.A263]-1)/2+IF(AND(DAY(fpdate)&gt;=15;MOD([.A263];2)=0);1;0);IF(MOD([.A263];2)=0;IF(DAY(fpdate)&gt;=15;DAY(fpdate)-14;DAY(fpdate)+14);DAY(fpdate)));IF(DAY(DATE(YEAR(fpdate);MONTH(fpdate)+([.A263]-1)*months_per_period;DAY(fpdate)))&lt;&gt;DAY(fpdate);DATE(YEAR(fpdate);MONTH(fpdate)+([.A263]-1)*months_per_period+1;0);DATE(YEAR(fpdate);MONTH(fpdate)+([.A263]-1)*months_per_period;DAY(fpdate))))))" office:value-type="date" office:date-value="2038-06-01" calcext:value-type="date">
            <text:p>6/1/38</text:p>
          </table:table-cell>
          <table:table-cell table:style-name="ce21" table:formula="of:=IF([.A263]=&quot;&quot;;&quot;&quot;;IF(roundOpt;IF(OR([.A263]=nper;payment&gt;ROUND((1+rate)*[.H262];2));ROUND((1+rate)*[.H262];2);payment);IF(OR([.A263]=nper;payment&gt;(1+rate)*[.H262]);(1+rate)*[.H262];payment)))" office:value-type="float" office:value="858.91" calcext:value-type="float">
            <text:p>858.91</text:p>
          </table:table-cell>
          <table:table-cell table:style-name="ce30"/>
          <table:table-cell table:style-name="ce21"/>
          <table:table-cell table:style-name="ce21" table:formula="of:=IF([.A263]=&quot;&quot;;&quot;&quot;;IF(AND([.A263]=1;pmtType=1);0;IF(roundOpt;ROUND(rate*[.H262];2);rate*[.H262])))" office:value-type="float" office:value="326.47" calcext:value-type="float">
            <text:p>326.47</text:p>
          </table:table-cell>
          <table:table-cell table:style-name="ce21" table:formula="of:=IF([.A263]=&quot;&quot;;&quot;&quot;;[.C263]-[.F263]+[.D263])" office:value-type="float" office:value="532.44" calcext:value-type="float">
            <text:p>532.44</text:p>
          </table:table-cell>
          <table:table-cell table:style-name="ce21" table:formula="of:=IF([.A263]=&quot;&quot;;&quot;&quot;;[.H262]-[.G263])" office:value-type="float" office:value="77819.6699999999" calcext:value-type="float">
            <text:p>77,819.67</text:p>
          </table:table-cell>
          <table:table-cell table:number-columns-repeated="248"/>
        </table:table-row>
        <table:table-row table:style-name="ro3">
          <table:table-cell table:style-name="ce10" table:formula="of:=IF([.H263]=&quot;&quot;;&quot;&quot;;IF(roundOpt;IF(OR([.A263]&gt;=nper;ROUND([.H263];2)&lt;=0);&quot;&quot;;[.A263]+1);IF(OR([.A263]&gt;=nper;[.H263]&lt;=0);&quot;&quot;;[.A263]+1)))" office:value-type="float" office:value="247" calcext:value-type="float">
            <text:p>247</text:p>
          </table:table-cell>
          <table:table-cell table:style-name="ce17" table:formula="of:=IF([.A264]=&quot;&quot;;&quot;&quot;;IF(OR(periods_per_year=26;periods_per_year=52);IF(periods_per_year=26;IF([.A264]=1;fpdate;[.B263]+14);IF(periods_per_year=52;IF([.A264]=1;fpdate;[.B263]+7);&quot;n/a&quot;));IF(periods_per_year=24;DATE(YEAR(fpdate);MONTH(fpdate)+([.A264]-1)/2+IF(AND(DAY(fpdate)&gt;=15;MOD([.A264];2)=0);1;0);IF(MOD([.A264];2)=0;IF(DAY(fpdate)&gt;=15;DAY(fpdate)-14;DAY(fpdate)+14);DAY(fpdate)));IF(DAY(DATE(YEAR(fpdate);MONTH(fpdate)+([.A264]-1)*months_per_period;DAY(fpdate)))&lt;&gt;DAY(fpdate);DATE(YEAR(fpdate);MONTH(fpdate)+([.A264]-1)*months_per_period+1;0);DATE(YEAR(fpdate);MONTH(fpdate)+([.A264]-1)*months_per_period;DAY(fpdate))))))" office:value-type="date" office:date-value="2038-07-01" calcext:value-type="date">
            <text:p>7/1/38</text:p>
          </table:table-cell>
          <table:table-cell table:style-name="ce21" table:formula="of:=IF([.A264]=&quot;&quot;;&quot;&quot;;IF(roundOpt;IF(OR([.A264]=nper;payment&gt;ROUND((1+rate)*[.H263];2));ROUND((1+rate)*[.H263];2);payment);IF(OR([.A264]=nper;payment&gt;(1+rate)*[.H263]);(1+rate)*[.H263];payment)))" office:value-type="float" office:value="858.91" calcext:value-type="float">
            <text:p>858.91</text:p>
          </table:table-cell>
          <table:table-cell table:style-name="ce30"/>
          <table:table-cell table:style-name="ce21"/>
          <table:table-cell table:style-name="ce21" table:formula="of:=IF([.A264]=&quot;&quot;;&quot;&quot;;IF(AND([.A264]=1;pmtType=1);0;IF(roundOpt;ROUND(rate*[.H263];2);rate*[.H263])))" office:value-type="float" office:value="324.25" calcext:value-type="float">
            <text:p>324.25</text:p>
          </table:table-cell>
          <table:table-cell table:style-name="ce21" table:formula="of:=IF([.A264]=&quot;&quot;;&quot;&quot;;[.C264]-[.F264]+[.D264])" office:value-type="float" office:value="534.66" calcext:value-type="float">
            <text:p>534.66</text:p>
          </table:table-cell>
          <table:table-cell table:style-name="ce21" table:formula="of:=IF([.A264]=&quot;&quot;;&quot;&quot;;[.H263]-[.G264])" office:value-type="float" office:value="77285.0099999999" calcext:value-type="float">
            <text:p>77,285.01</text:p>
          </table:table-cell>
          <table:table-cell table:number-columns-repeated="248"/>
        </table:table-row>
        <table:table-row table:style-name="ro3">
          <table:table-cell table:style-name="ce10" table:formula="of:=IF([.H264]=&quot;&quot;;&quot;&quot;;IF(roundOpt;IF(OR([.A264]&gt;=nper;ROUND([.H264];2)&lt;=0);&quot;&quot;;[.A264]+1);IF(OR([.A264]&gt;=nper;[.H264]&lt;=0);&quot;&quot;;[.A264]+1)))" office:value-type="float" office:value="248" calcext:value-type="float">
            <text:p>248</text:p>
          </table:table-cell>
          <table:table-cell table:style-name="ce17" table:formula="of:=IF([.A265]=&quot;&quot;;&quot;&quot;;IF(OR(periods_per_year=26;periods_per_year=52);IF(periods_per_year=26;IF([.A265]=1;fpdate;[.B264]+14);IF(periods_per_year=52;IF([.A265]=1;fpdate;[.B264]+7);&quot;n/a&quot;));IF(periods_per_year=24;DATE(YEAR(fpdate);MONTH(fpdate)+([.A265]-1)/2+IF(AND(DAY(fpdate)&gt;=15;MOD([.A265];2)=0);1;0);IF(MOD([.A265];2)=0;IF(DAY(fpdate)&gt;=15;DAY(fpdate)-14;DAY(fpdate)+14);DAY(fpdate)));IF(DAY(DATE(YEAR(fpdate);MONTH(fpdate)+([.A265]-1)*months_per_period;DAY(fpdate)))&lt;&gt;DAY(fpdate);DATE(YEAR(fpdate);MONTH(fpdate)+([.A265]-1)*months_per_period+1;0);DATE(YEAR(fpdate);MONTH(fpdate)+([.A265]-1)*months_per_period;DAY(fpdate))))))" office:value-type="date" office:date-value="2038-08-01" calcext:value-type="date">
            <text:p>8/1/38</text:p>
          </table:table-cell>
          <table:table-cell table:style-name="ce21" table:formula="of:=IF([.A265]=&quot;&quot;;&quot;&quot;;IF(roundOpt;IF(OR([.A265]=nper;payment&gt;ROUND((1+rate)*[.H264];2));ROUND((1+rate)*[.H264];2);payment);IF(OR([.A265]=nper;payment&gt;(1+rate)*[.H264]);(1+rate)*[.H264];payment)))" office:value-type="float" office:value="858.91" calcext:value-type="float">
            <text:p>858.91</text:p>
          </table:table-cell>
          <table:table-cell table:style-name="ce30"/>
          <table:table-cell table:style-name="ce21"/>
          <table:table-cell table:style-name="ce21" table:formula="of:=IF([.A265]=&quot;&quot;;&quot;&quot;;IF(AND([.A265]=1;pmtType=1);0;IF(roundOpt;ROUND(rate*[.H264];2);rate*[.H264])))" office:value-type="float" office:value="322.02" calcext:value-type="float">
            <text:p>322.02</text:p>
          </table:table-cell>
          <table:table-cell table:style-name="ce21" table:formula="of:=IF([.A265]=&quot;&quot;;&quot;&quot;;[.C265]-[.F265]+[.D265])" office:value-type="float" office:value="536.89" calcext:value-type="float">
            <text:p>536.89</text:p>
          </table:table-cell>
          <table:table-cell table:style-name="ce21" table:formula="of:=IF([.A265]=&quot;&quot;;&quot;&quot;;[.H264]-[.G265])" office:value-type="float" office:value="76748.1199999999" calcext:value-type="float">
            <text:p>76,748.12</text:p>
          </table:table-cell>
          <table:table-cell table:number-columns-repeated="248"/>
        </table:table-row>
        <table:table-row table:style-name="ro3">
          <table:table-cell table:style-name="ce10" table:formula="of:=IF([.H265]=&quot;&quot;;&quot;&quot;;IF(roundOpt;IF(OR([.A265]&gt;=nper;ROUND([.H265];2)&lt;=0);&quot;&quot;;[.A265]+1);IF(OR([.A265]&gt;=nper;[.H265]&lt;=0);&quot;&quot;;[.A265]+1)))" office:value-type="float" office:value="249" calcext:value-type="float">
            <text:p>249</text:p>
          </table:table-cell>
          <table:table-cell table:style-name="ce17" table:formula="of:=IF([.A266]=&quot;&quot;;&quot;&quot;;IF(OR(periods_per_year=26;periods_per_year=52);IF(periods_per_year=26;IF([.A266]=1;fpdate;[.B265]+14);IF(periods_per_year=52;IF([.A266]=1;fpdate;[.B265]+7);&quot;n/a&quot;));IF(periods_per_year=24;DATE(YEAR(fpdate);MONTH(fpdate)+([.A266]-1)/2+IF(AND(DAY(fpdate)&gt;=15;MOD([.A266];2)=0);1;0);IF(MOD([.A266];2)=0;IF(DAY(fpdate)&gt;=15;DAY(fpdate)-14;DAY(fpdate)+14);DAY(fpdate)));IF(DAY(DATE(YEAR(fpdate);MONTH(fpdate)+([.A266]-1)*months_per_period;DAY(fpdate)))&lt;&gt;DAY(fpdate);DATE(YEAR(fpdate);MONTH(fpdate)+([.A266]-1)*months_per_period+1;0);DATE(YEAR(fpdate);MONTH(fpdate)+([.A266]-1)*months_per_period;DAY(fpdate))))))" office:value-type="date" office:date-value="2038-09-01" calcext:value-type="date">
            <text:p>9/1/38</text:p>
          </table:table-cell>
          <table:table-cell table:style-name="ce21" table:formula="of:=IF([.A266]=&quot;&quot;;&quot;&quot;;IF(roundOpt;IF(OR([.A266]=nper;payment&gt;ROUND((1+rate)*[.H265];2));ROUND((1+rate)*[.H265];2);payment);IF(OR([.A266]=nper;payment&gt;(1+rate)*[.H265]);(1+rate)*[.H265];payment)))" office:value-type="float" office:value="858.91" calcext:value-type="float">
            <text:p>858.91</text:p>
          </table:table-cell>
          <table:table-cell table:style-name="ce30"/>
          <table:table-cell table:style-name="ce21"/>
          <table:table-cell table:style-name="ce21" table:formula="of:=IF([.A266]=&quot;&quot;;&quot;&quot;;IF(AND([.A266]=1;pmtType=1);0;IF(roundOpt;ROUND(rate*[.H265];2);rate*[.H265])))" office:value-type="float" office:value="319.78" calcext:value-type="float">
            <text:p>319.78</text:p>
          </table:table-cell>
          <table:table-cell table:style-name="ce21" table:formula="of:=IF([.A266]=&quot;&quot;;&quot;&quot;;[.C266]-[.F266]+[.D266])" office:value-type="float" office:value="539.13" calcext:value-type="float">
            <text:p>539.13</text:p>
          </table:table-cell>
          <table:table-cell table:style-name="ce21" table:formula="of:=IF([.A266]=&quot;&quot;;&quot;&quot;;[.H265]-[.G266])" office:value-type="float" office:value="76208.9899999999" calcext:value-type="float">
            <text:p>76,208.99</text:p>
          </table:table-cell>
          <table:table-cell table:number-columns-repeated="248"/>
        </table:table-row>
        <table:table-row table:style-name="ro3">
          <table:table-cell table:style-name="ce10" table:formula="of:=IF([.H266]=&quot;&quot;;&quot;&quot;;IF(roundOpt;IF(OR([.A266]&gt;=nper;ROUND([.H266];2)&lt;=0);&quot;&quot;;[.A266]+1);IF(OR([.A266]&gt;=nper;[.H266]&lt;=0);&quot;&quot;;[.A266]+1)))" office:value-type="float" office:value="250" calcext:value-type="float">
            <text:p>250</text:p>
          </table:table-cell>
          <table:table-cell table:style-name="ce17" table:formula="of:=IF([.A267]=&quot;&quot;;&quot;&quot;;IF(OR(periods_per_year=26;periods_per_year=52);IF(periods_per_year=26;IF([.A267]=1;fpdate;[.B266]+14);IF(periods_per_year=52;IF([.A267]=1;fpdate;[.B266]+7);&quot;n/a&quot;));IF(periods_per_year=24;DATE(YEAR(fpdate);MONTH(fpdate)+([.A267]-1)/2+IF(AND(DAY(fpdate)&gt;=15;MOD([.A267];2)=0);1;0);IF(MOD([.A267];2)=0;IF(DAY(fpdate)&gt;=15;DAY(fpdate)-14;DAY(fpdate)+14);DAY(fpdate)));IF(DAY(DATE(YEAR(fpdate);MONTH(fpdate)+([.A267]-1)*months_per_period;DAY(fpdate)))&lt;&gt;DAY(fpdate);DATE(YEAR(fpdate);MONTH(fpdate)+([.A267]-1)*months_per_period+1;0);DATE(YEAR(fpdate);MONTH(fpdate)+([.A267]-1)*months_per_period;DAY(fpdate))))))" office:value-type="date" office:date-value="2038-10-01" calcext:value-type="date">
            <text:p>10/1/38</text:p>
          </table:table-cell>
          <table:table-cell table:style-name="ce21" table:formula="of:=IF([.A267]=&quot;&quot;;&quot;&quot;;IF(roundOpt;IF(OR([.A267]=nper;payment&gt;ROUND((1+rate)*[.H266];2));ROUND((1+rate)*[.H266];2);payment);IF(OR([.A267]=nper;payment&gt;(1+rate)*[.H266]);(1+rate)*[.H266];payment)))" office:value-type="float" office:value="858.91" calcext:value-type="float">
            <text:p>858.91</text:p>
          </table:table-cell>
          <table:table-cell table:style-name="ce30"/>
          <table:table-cell table:style-name="ce21"/>
          <table:table-cell table:style-name="ce21" table:formula="of:=IF([.A267]=&quot;&quot;;&quot;&quot;;IF(AND([.A267]=1;pmtType=1);0;IF(roundOpt;ROUND(rate*[.H266];2);rate*[.H266])))" office:value-type="float" office:value="317.54" calcext:value-type="float">
            <text:p>317.54</text:p>
          </table:table-cell>
          <table:table-cell table:style-name="ce21" table:formula="of:=IF([.A267]=&quot;&quot;;&quot;&quot;;[.C267]-[.F267]+[.D267])" office:value-type="float" office:value="541.37" calcext:value-type="float">
            <text:p>541.37</text:p>
          </table:table-cell>
          <table:table-cell table:style-name="ce21" table:formula="of:=IF([.A267]=&quot;&quot;;&quot;&quot;;[.H266]-[.G267])" office:value-type="float" office:value="75667.6199999999" calcext:value-type="float">
            <text:p>75,667.62</text:p>
          </table:table-cell>
          <table:table-cell table:number-columns-repeated="248"/>
        </table:table-row>
        <table:table-row table:style-name="ro3">
          <table:table-cell table:style-name="ce10" table:formula="of:=IF([.H267]=&quot;&quot;;&quot;&quot;;IF(roundOpt;IF(OR([.A267]&gt;=nper;ROUND([.H267];2)&lt;=0);&quot;&quot;;[.A267]+1);IF(OR([.A267]&gt;=nper;[.H267]&lt;=0);&quot;&quot;;[.A267]+1)))" office:value-type="float" office:value="251" calcext:value-type="float">
            <text:p>251</text:p>
          </table:table-cell>
          <table:table-cell table:style-name="ce17" table:formula="of:=IF([.A268]=&quot;&quot;;&quot;&quot;;IF(OR(periods_per_year=26;periods_per_year=52);IF(periods_per_year=26;IF([.A268]=1;fpdate;[.B267]+14);IF(periods_per_year=52;IF([.A268]=1;fpdate;[.B267]+7);&quot;n/a&quot;));IF(periods_per_year=24;DATE(YEAR(fpdate);MONTH(fpdate)+([.A268]-1)/2+IF(AND(DAY(fpdate)&gt;=15;MOD([.A268];2)=0);1;0);IF(MOD([.A268];2)=0;IF(DAY(fpdate)&gt;=15;DAY(fpdate)-14;DAY(fpdate)+14);DAY(fpdate)));IF(DAY(DATE(YEAR(fpdate);MONTH(fpdate)+([.A268]-1)*months_per_period;DAY(fpdate)))&lt;&gt;DAY(fpdate);DATE(YEAR(fpdate);MONTH(fpdate)+([.A268]-1)*months_per_period+1;0);DATE(YEAR(fpdate);MONTH(fpdate)+([.A268]-1)*months_per_period;DAY(fpdate))))))" office:value-type="date" office:date-value="2038-11-01" calcext:value-type="date">
            <text:p>11/1/38</text:p>
          </table:table-cell>
          <table:table-cell table:style-name="ce21" table:formula="of:=IF([.A268]=&quot;&quot;;&quot;&quot;;IF(roundOpt;IF(OR([.A268]=nper;payment&gt;ROUND((1+rate)*[.H267];2));ROUND((1+rate)*[.H267];2);payment);IF(OR([.A268]=nper;payment&gt;(1+rate)*[.H267]);(1+rate)*[.H267];payment)))" office:value-type="float" office:value="858.91" calcext:value-type="float">
            <text:p>858.91</text:p>
          </table:table-cell>
          <table:table-cell table:style-name="ce30"/>
          <table:table-cell table:style-name="ce21"/>
          <table:table-cell table:style-name="ce21" table:formula="of:=IF([.A268]=&quot;&quot;;&quot;&quot;;IF(AND([.A268]=1;pmtType=1);0;IF(roundOpt;ROUND(rate*[.H267];2);rate*[.H267])))" office:value-type="float" office:value="315.28" calcext:value-type="float">
            <text:p>315.28</text:p>
          </table:table-cell>
          <table:table-cell table:style-name="ce21" table:formula="of:=IF([.A268]=&quot;&quot;;&quot;&quot;;[.C268]-[.F268]+[.D268])" office:value-type="float" office:value="543.63" calcext:value-type="float">
            <text:p>543.63</text:p>
          </table:table-cell>
          <table:table-cell table:style-name="ce21" table:formula="of:=IF([.A268]=&quot;&quot;;&quot;&quot;;[.H267]-[.G268])" office:value-type="float" office:value="75123.9899999999" calcext:value-type="float">
            <text:p>75,123.99</text:p>
          </table:table-cell>
          <table:table-cell table:number-columns-repeated="248"/>
        </table:table-row>
        <table:table-row table:style-name="ro3">
          <table:table-cell table:style-name="ce10" table:formula="of:=IF([.H268]=&quot;&quot;;&quot;&quot;;IF(roundOpt;IF(OR([.A268]&gt;=nper;ROUND([.H268];2)&lt;=0);&quot;&quot;;[.A268]+1);IF(OR([.A268]&gt;=nper;[.H268]&lt;=0);&quot;&quot;;[.A268]+1)))" office:value-type="float" office:value="252" calcext:value-type="float">
            <text:p>252</text:p>
          </table:table-cell>
          <table:table-cell table:style-name="ce17" table:formula="of:=IF([.A269]=&quot;&quot;;&quot;&quot;;IF(OR(periods_per_year=26;periods_per_year=52);IF(periods_per_year=26;IF([.A269]=1;fpdate;[.B268]+14);IF(periods_per_year=52;IF([.A269]=1;fpdate;[.B268]+7);&quot;n/a&quot;));IF(periods_per_year=24;DATE(YEAR(fpdate);MONTH(fpdate)+([.A269]-1)/2+IF(AND(DAY(fpdate)&gt;=15;MOD([.A269];2)=0);1;0);IF(MOD([.A269];2)=0;IF(DAY(fpdate)&gt;=15;DAY(fpdate)-14;DAY(fpdate)+14);DAY(fpdate)));IF(DAY(DATE(YEAR(fpdate);MONTH(fpdate)+([.A269]-1)*months_per_period;DAY(fpdate)))&lt;&gt;DAY(fpdate);DATE(YEAR(fpdate);MONTH(fpdate)+([.A269]-1)*months_per_period+1;0);DATE(YEAR(fpdate);MONTH(fpdate)+([.A269]-1)*months_per_period;DAY(fpdate))))))" office:value-type="date" office:date-value="2038-12-01" calcext:value-type="date">
            <text:p>12/1/38</text:p>
          </table:table-cell>
          <table:table-cell table:style-name="ce21" table:formula="of:=IF([.A269]=&quot;&quot;;&quot;&quot;;IF(roundOpt;IF(OR([.A269]=nper;payment&gt;ROUND((1+rate)*[.H268];2));ROUND((1+rate)*[.H268];2);payment);IF(OR([.A269]=nper;payment&gt;(1+rate)*[.H268]);(1+rate)*[.H268];payment)))" office:value-type="float" office:value="858.91" calcext:value-type="float">
            <text:p>858.91</text:p>
          </table:table-cell>
          <table:table-cell table:style-name="ce30"/>
          <table:table-cell table:style-name="ce21"/>
          <table:table-cell table:style-name="ce21" table:formula="of:=IF([.A269]=&quot;&quot;;&quot;&quot;;IF(AND([.A269]=1;pmtType=1);0;IF(roundOpt;ROUND(rate*[.H268];2);rate*[.H268])))" office:value-type="float" office:value="313.02" calcext:value-type="float">
            <text:p>313.02</text:p>
          </table:table-cell>
          <table:table-cell table:style-name="ce21" table:formula="of:=IF([.A269]=&quot;&quot;;&quot;&quot;;[.C269]-[.F269]+[.D269])" office:value-type="float" office:value="545.89" calcext:value-type="float">
            <text:p>545.89</text:p>
          </table:table-cell>
          <table:table-cell table:style-name="ce21" table:formula="of:=IF([.A269]=&quot;&quot;;&quot;&quot;;[.H268]-[.G269])" office:value-type="float" office:value="74578.0999999999" calcext:value-type="float">
            <text:p>74,578.10</text:p>
          </table:table-cell>
          <table:table-cell table:number-columns-repeated="248"/>
        </table:table-row>
        <table:table-row table:style-name="ro3">
          <table:table-cell table:style-name="ce10" table:formula="of:=IF([.H269]=&quot;&quot;;&quot;&quot;;IF(roundOpt;IF(OR([.A269]&gt;=nper;ROUND([.H269];2)&lt;=0);&quot;&quot;;[.A269]+1);IF(OR([.A269]&gt;=nper;[.H269]&lt;=0);&quot;&quot;;[.A269]+1)))" office:value-type="float" office:value="253" calcext:value-type="float">
            <text:p>253</text:p>
          </table:table-cell>
          <table:table-cell table:style-name="ce17" table:formula="of:=IF([.A270]=&quot;&quot;;&quot;&quot;;IF(OR(periods_per_year=26;periods_per_year=52);IF(periods_per_year=26;IF([.A270]=1;fpdate;[.B269]+14);IF(periods_per_year=52;IF([.A270]=1;fpdate;[.B269]+7);&quot;n/a&quot;));IF(periods_per_year=24;DATE(YEAR(fpdate);MONTH(fpdate)+([.A270]-1)/2+IF(AND(DAY(fpdate)&gt;=15;MOD([.A270];2)=0);1;0);IF(MOD([.A270];2)=0;IF(DAY(fpdate)&gt;=15;DAY(fpdate)-14;DAY(fpdate)+14);DAY(fpdate)));IF(DAY(DATE(YEAR(fpdate);MONTH(fpdate)+([.A270]-1)*months_per_period;DAY(fpdate)))&lt;&gt;DAY(fpdate);DATE(YEAR(fpdate);MONTH(fpdate)+([.A270]-1)*months_per_period+1;0);DATE(YEAR(fpdate);MONTH(fpdate)+([.A270]-1)*months_per_period;DAY(fpdate))))))" office:value-type="date" office:date-value="2039-01-01" calcext:value-type="date">
            <text:p>1/1/39</text:p>
          </table:table-cell>
          <table:table-cell table:style-name="ce21" table:formula="of:=IF([.A270]=&quot;&quot;;&quot;&quot;;IF(roundOpt;IF(OR([.A270]=nper;payment&gt;ROUND((1+rate)*[.H269];2));ROUND((1+rate)*[.H269];2);payment);IF(OR([.A270]=nper;payment&gt;(1+rate)*[.H269]);(1+rate)*[.H269];payment)))" office:value-type="float" office:value="858.91" calcext:value-type="float">
            <text:p>858.91</text:p>
          </table:table-cell>
          <table:table-cell table:style-name="ce30"/>
          <table:table-cell table:style-name="ce21"/>
          <table:table-cell table:style-name="ce21" table:formula="of:=IF([.A270]=&quot;&quot;;&quot;&quot;;IF(AND([.A270]=1;pmtType=1);0;IF(roundOpt;ROUND(rate*[.H269];2);rate*[.H269])))" office:value-type="float" office:value="310.74" calcext:value-type="float">
            <text:p>310.74</text:p>
          </table:table-cell>
          <table:table-cell table:style-name="ce21" table:formula="of:=IF([.A270]=&quot;&quot;;&quot;&quot;;[.C270]-[.F270]+[.D270])" office:value-type="float" office:value="548.17" calcext:value-type="float">
            <text:p>548.17</text:p>
          </table:table-cell>
          <table:table-cell table:style-name="ce21" table:formula="of:=IF([.A270]=&quot;&quot;;&quot;&quot;;[.H269]-[.G270])" office:value-type="float" office:value="74029.9299999999" calcext:value-type="float">
            <text:p>74,029.93</text:p>
          </table:table-cell>
          <table:table-cell table:number-columns-repeated="248"/>
        </table:table-row>
        <table:table-row table:style-name="ro3">
          <table:table-cell table:style-name="ce10" table:formula="of:=IF([.H270]=&quot;&quot;;&quot;&quot;;IF(roundOpt;IF(OR([.A270]&gt;=nper;ROUND([.H270];2)&lt;=0);&quot;&quot;;[.A270]+1);IF(OR([.A270]&gt;=nper;[.H270]&lt;=0);&quot;&quot;;[.A270]+1)))" office:value-type="float" office:value="254" calcext:value-type="float">
            <text:p>254</text:p>
          </table:table-cell>
          <table:table-cell table:style-name="ce17" table:formula="of:=IF([.A271]=&quot;&quot;;&quot;&quot;;IF(OR(periods_per_year=26;periods_per_year=52);IF(periods_per_year=26;IF([.A271]=1;fpdate;[.B270]+14);IF(periods_per_year=52;IF([.A271]=1;fpdate;[.B270]+7);&quot;n/a&quot;));IF(periods_per_year=24;DATE(YEAR(fpdate);MONTH(fpdate)+([.A271]-1)/2+IF(AND(DAY(fpdate)&gt;=15;MOD([.A271];2)=0);1;0);IF(MOD([.A271];2)=0;IF(DAY(fpdate)&gt;=15;DAY(fpdate)-14;DAY(fpdate)+14);DAY(fpdate)));IF(DAY(DATE(YEAR(fpdate);MONTH(fpdate)+([.A271]-1)*months_per_period;DAY(fpdate)))&lt;&gt;DAY(fpdate);DATE(YEAR(fpdate);MONTH(fpdate)+([.A271]-1)*months_per_period+1;0);DATE(YEAR(fpdate);MONTH(fpdate)+([.A271]-1)*months_per_period;DAY(fpdate))))))" office:value-type="date" office:date-value="2039-02-01" calcext:value-type="date">
            <text:p>2/1/39</text:p>
          </table:table-cell>
          <table:table-cell table:style-name="ce21" table:formula="of:=IF([.A271]=&quot;&quot;;&quot;&quot;;IF(roundOpt;IF(OR([.A271]=nper;payment&gt;ROUND((1+rate)*[.H270];2));ROUND((1+rate)*[.H270];2);payment);IF(OR([.A271]=nper;payment&gt;(1+rate)*[.H270]);(1+rate)*[.H270];payment)))" office:value-type="float" office:value="858.91" calcext:value-type="float">
            <text:p>858.91</text:p>
          </table:table-cell>
          <table:table-cell table:style-name="ce30"/>
          <table:table-cell table:style-name="ce21"/>
          <table:table-cell table:style-name="ce21" table:formula="of:=IF([.A271]=&quot;&quot;;&quot;&quot;;IF(AND([.A271]=1;pmtType=1);0;IF(roundOpt;ROUND(rate*[.H270];2);rate*[.H270])))" office:value-type="float" office:value="308.46" calcext:value-type="float">
            <text:p>308.46</text:p>
          </table:table-cell>
          <table:table-cell table:style-name="ce21" table:formula="of:=IF([.A271]=&quot;&quot;;&quot;&quot;;[.C271]-[.F271]+[.D271])" office:value-type="float" office:value="550.45" calcext:value-type="float">
            <text:p>550.45</text:p>
          </table:table-cell>
          <table:table-cell table:style-name="ce21" table:formula="of:=IF([.A271]=&quot;&quot;;&quot;&quot;;[.H270]-[.G271])" office:value-type="float" office:value="73479.4799999999" calcext:value-type="float">
            <text:p>73,479.48</text:p>
          </table:table-cell>
          <table:table-cell table:number-columns-repeated="248"/>
        </table:table-row>
        <table:table-row table:style-name="ro3">
          <table:table-cell table:style-name="ce10" table:formula="of:=IF([.H271]=&quot;&quot;;&quot;&quot;;IF(roundOpt;IF(OR([.A271]&gt;=nper;ROUND([.H271];2)&lt;=0);&quot;&quot;;[.A271]+1);IF(OR([.A271]&gt;=nper;[.H271]&lt;=0);&quot;&quot;;[.A271]+1)))" office:value-type="float" office:value="255" calcext:value-type="float">
            <text:p>255</text:p>
          </table:table-cell>
          <table:table-cell table:style-name="ce17" table:formula="of:=IF([.A272]=&quot;&quot;;&quot;&quot;;IF(OR(periods_per_year=26;periods_per_year=52);IF(periods_per_year=26;IF([.A272]=1;fpdate;[.B271]+14);IF(periods_per_year=52;IF([.A272]=1;fpdate;[.B271]+7);&quot;n/a&quot;));IF(periods_per_year=24;DATE(YEAR(fpdate);MONTH(fpdate)+([.A272]-1)/2+IF(AND(DAY(fpdate)&gt;=15;MOD([.A272];2)=0);1;0);IF(MOD([.A272];2)=0;IF(DAY(fpdate)&gt;=15;DAY(fpdate)-14;DAY(fpdate)+14);DAY(fpdate)));IF(DAY(DATE(YEAR(fpdate);MONTH(fpdate)+([.A272]-1)*months_per_period;DAY(fpdate)))&lt;&gt;DAY(fpdate);DATE(YEAR(fpdate);MONTH(fpdate)+([.A272]-1)*months_per_period+1;0);DATE(YEAR(fpdate);MONTH(fpdate)+([.A272]-1)*months_per_period;DAY(fpdate))))))" office:value-type="date" office:date-value="2039-03-01" calcext:value-type="date">
            <text:p>3/1/39</text:p>
          </table:table-cell>
          <table:table-cell table:style-name="ce21" table:formula="of:=IF([.A272]=&quot;&quot;;&quot;&quot;;IF(roundOpt;IF(OR([.A272]=nper;payment&gt;ROUND((1+rate)*[.H271];2));ROUND((1+rate)*[.H271];2);payment);IF(OR([.A272]=nper;payment&gt;(1+rate)*[.H271]);(1+rate)*[.H271];payment)))" office:value-type="float" office:value="858.91" calcext:value-type="float">
            <text:p>858.91</text:p>
          </table:table-cell>
          <table:table-cell table:style-name="ce30"/>
          <table:table-cell table:style-name="ce21"/>
          <table:table-cell table:style-name="ce21" table:formula="of:=IF([.A272]=&quot;&quot;;&quot;&quot;;IF(AND([.A272]=1;pmtType=1);0;IF(roundOpt;ROUND(rate*[.H271];2);rate*[.H271])))" office:value-type="float" office:value="306.16" calcext:value-type="float">
            <text:p>306.16</text:p>
          </table:table-cell>
          <table:table-cell table:style-name="ce21" table:formula="of:=IF([.A272]=&quot;&quot;;&quot;&quot;;[.C272]-[.F272]+[.D272])" office:value-type="float" office:value="552.75" calcext:value-type="float">
            <text:p>552.75</text:p>
          </table:table-cell>
          <table:table-cell table:style-name="ce21" table:formula="of:=IF([.A272]=&quot;&quot;;&quot;&quot;;[.H271]-[.G272])" office:value-type="float" office:value="72926.7299999999" calcext:value-type="float">
            <text:p>72,926.73</text:p>
          </table:table-cell>
          <table:table-cell table:number-columns-repeated="248"/>
        </table:table-row>
        <table:table-row table:style-name="ro3">
          <table:table-cell table:style-name="ce10" table:formula="of:=IF([.H272]=&quot;&quot;;&quot;&quot;;IF(roundOpt;IF(OR([.A272]&gt;=nper;ROUND([.H272];2)&lt;=0);&quot;&quot;;[.A272]+1);IF(OR([.A272]&gt;=nper;[.H272]&lt;=0);&quot;&quot;;[.A272]+1)))" office:value-type="float" office:value="256" calcext:value-type="float">
            <text:p>256</text:p>
          </table:table-cell>
          <table:table-cell table:style-name="ce17" table:formula="of:=IF([.A273]=&quot;&quot;;&quot;&quot;;IF(OR(periods_per_year=26;periods_per_year=52);IF(periods_per_year=26;IF([.A273]=1;fpdate;[.B272]+14);IF(periods_per_year=52;IF([.A273]=1;fpdate;[.B272]+7);&quot;n/a&quot;));IF(periods_per_year=24;DATE(YEAR(fpdate);MONTH(fpdate)+([.A273]-1)/2+IF(AND(DAY(fpdate)&gt;=15;MOD([.A273];2)=0);1;0);IF(MOD([.A273];2)=0;IF(DAY(fpdate)&gt;=15;DAY(fpdate)-14;DAY(fpdate)+14);DAY(fpdate)));IF(DAY(DATE(YEAR(fpdate);MONTH(fpdate)+([.A273]-1)*months_per_period;DAY(fpdate)))&lt;&gt;DAY(fpdate);DATE(YEAR(fpdate);MONTH(fpdate)+([.A273]-1)*months_per_period+1;0);DATE(YEAR(fpdate);MONTH(fpdate)+([.A273]-1)*months_per_period;DAY(fpdate))))))" office:value-type="date" office:date-value="2039-04-01" calcext:value-type="date">
            <text:p>4/1/39</text:p>
          </table:table-cell>
          <table:table-cell table:style-name="ce21" table:formula="of:=IF([.A273]=&quot;&quot;;&quot;&quot;;IF(roundOpt;IF(OR([.A273]=nper;payment&gt;ROUND((1+rate)*[.H272];2));ROUND((1+rate)*[.H272];2);payment);IF(OR([.A273]=nper;payment&gt;(1+rate)*[.H272]);(1+rate)*[.H272];payment)))" office:value-type="float" office:value="858.91" calcext:value-type="float">
            <text:p>858.91</text:p>
          </table:table-cell>
          <table:table-cell table:style-name="ce30"/>
          <table:table-cell table:style-name="ce21"/>
          <table:table-cell table:style-name="ce21" table:formula="of:=IF([.A273]=&quot;&quot;;&quot;&quot;;IF(AND([.A273]=1;pmtType=1);0;IF(roundOpt;ROUND(rate*[.H272];2);rate*[.H272])))" office:value-type="float" office:value="303.86" calcext:value-type="float">
            <text:p>303.86</text:p>
          </table:table-cell>
          <table:table-cell table:style-name="ce21" table:formula="of:=IF([.A273]=&quot;&quot;;&quot;&quot;;[.C273]-[.F273]+[.D273])" office:value-type="float" office:value="555.05" calcext:value-type="float">
            <text:p>555.05</text:p>
          </table:table-cell>
          <table:table-cell table:style-name="ce21" table:formula="of:=IF([.A273]=&quot;&quot;;&quot;&quot;;[.H272]-[.G273])" office:value-type="float" office:value="72371.6799999999" calcext:value-type="float">
            <text:p>72,371.68</text:p>
          </table:table-cell>
          <table:table-cell table:number-columns-repeated="248"/>
        </table:table-row>
        <table:table-row table:style-name="ro3">
          <table:table-cell table:style-name="ce10" table:formula="of:=IF([.H273]=&quot;&quot;;&quot;&quot;;IF(roundOpt;IF(OR([.A273]&gt;=nper;ROUND([.H273];2)&lt;=0);&quot;&quot;;[.A273]+1);IF(OR([.A273]&gt;=nper;[.H273]&lt;=0);&quot;&quot;;[.A273]+1)))" office:value-type="float" office:value="257" calcext:value-type="float">
            <text:p>257</text:p>
          </table:table-cell>
          <table:table-cell table:style-name="ce17" table:formula="of:=IF([.A274]=&quot;&quot;;&quot;&quot;;IF(OR(periods_per_year=26;periods_per_year=52);IF(periods_per_year=26;IF([.A274]=1;fpdate;[.B273]+14);IF(periods_per_year=52;IF([.A274]=1;fpdate;[.B273]+7);&quot;n/a&quot;));IF(periods_per_year=24;DATE(YEAR(fpdate);MONTH(fpdate)+([.A274]-1)/2+IF(AND(DAY(fpdate)&gt;=15;MOD([.A274];2)=0);1;0);IF(MOD([.A274];2)=0;IF(DAY(fpdate)&gt;=15;DAY(fpdate)-14;DAY(fpdate)+14);DAY(fpdate)));IF(DAY(DATE(YEAR(fpdate);MONTH(fpdate)+([.A274]-1)*months_per_period;DAY(fpdate)))&lt;&gt;DAY(fpdate);DATE(YEAR(fpdate);MONTH(fpdate)+([.A274]-1)*months_per_period+1;0);DATE(YEAR(fpdate);MONTH(fpdate)+([.A274]-1)*months_per_period;DAY(fpdate))))))" office:value-type="date" office:date-value="2039-05-01" calcext:value-type="date">
            <text:p>5/1/39</text:p>
          </table:table-cell>
          <table:table-cell table:style-name="ce21" table:formula="of:=IF([.A274]=&quot;&quot;;&quot;&quot;;IF(roundOpt;IF(OR([.A274]=nper;payment&gt;ROUND((1+rate)*[.H273];2));ROUND((1+rate)*[.H273];2);payment);IF(OR([.A274]=nper;payment&gt;(1+rate)*[.H273]);(1+rate)*[.H273];payment)))" office:value-type="float" office:value="858.91" calcext:value-type="float">
            <text:p>858.91</text:p>
          </table:table-cell>
          <table:table-cell table:style-name="ce30"/>
          <table:table-cell table:style-name="ce21"/>
          <table:table-cell table:style-name="ce21" table:formula="of:=IF([.A274]=&quot;&quot;;&quot;&quot;;IF(AND([.A274]=1;pmtType=1);0;IF(roundOpt;ROUND(rate*[.H273];2);rate*[.H273])))" office:value-type="float" office:value="301.55" calcext:value-type="float">
            <text:p>301.55</text:p>
          </table:table-cell>
          <table:table-cell table:style-name="ce21" table:formula="of:=IF([.A274]=&quot;&quot;;&quot;&quot;;[.C274]-[.F274]+[.D274])" office:value-type="float" office:value="557.36" calcext:value-type="float">
            <text:p>557.36</text:p>
          </table:table-cell>
          <table:table-cell table:style-name="ce21" table:formula="of:=IF([.A274]=&quot;&quot;;&quot;&quot;;[.H273]-[.G274])" office:value-type="float" office:value="71814.3199999999" calcext:value-type="float">
            <text:p>71,814.32</text:p>
          </table:table-cell>
          <table:table-cell table:number-columns-repeated="248"/>
        </table:table-row>
        <table:table-row table:style-name="ro3">
          <table:table-cell table:style-name="ce10" table:formula="of:=IF([.H274]=&quot;&quot;;&quot;&quot;;IF(roundOpt;IF(OR([.A274]&gt;=nper;ROUND([.H274];2)&lt;=0);&quot;&quot;;[.A274]+1);IF(OR([.A274]&gt;=nper;[.H274]&lt;=0);&quot;&quot;;[.A274]+1)))" office:value-type="float" office:value="258" calcext:value-type="float">
            <text:p>258</text:p>
          </table:table-cell>
          <table:table-cell table:style-name="ce17" table:formula="of:=IF([.A275]=&quot;&quot;;&quot;&quot;;IF(OR(periods_per_year=26;periods_per_year=52);IF(periods_per_year=26;IF([.A275]=1;fpdate;[.B274]+14);IF(periods_per_year=52;IF([.A275]=1;fpdate;[.B274]+7);&quot;n/a&quot;));IF(periods_per_year=24;DATE(YEAR(fpdate);MONTH(fpdate)+([.A275]-1)/2+IF(AND(DAY(fpdate)&gt;=15;MOD([.A275];2)=0);1;0);IF(MOD([.A275];2)=0;IF(DAY(fpdate)&gt;=15;DAY(fpdate)-14;DAY(fpdate)+14);DAY(fpdate)));IF(DAY(DATE(YEAR(fpdate);MONTH(fpdate)+([.A275]-1)*months_per_period;DAY(fpdate)))&lt;&gt;DAY(fpdate);DATE(YEAR(fpdate);MONTH(fpdate)+([.A275]-1)*months_per_period+1;0);DATE(YEAR(fpdate);MONTH(fpdate)+([.A275]-1)*months_per_period;DAY(fpdate))))))" office:value-type="date" office:date-value="2039-06-01" calcext:value-type="date">
            <text:p>6/1/39</text:p>
          </table:table-cell>
          <table:table-cell table:style-name="ce21" table:formula="of:=IF([.A275]=&quot;&quot;;&quot;&quot;;IF(roundOpt;IF(OR([.A275]=nper;payment&gt;ROUND((1+rate)*[.H274];2));ROUND((1+rate)*[.H274];2);payment);IF(OR([.A275]=nper;payment&gt;(1+rate)*[.H274]);(1+rate)*[.H274];payment)))" office:value-type="float" office:value="858.91" calcext:value-type="float">
            <text:p>858.91</text:p>
          </table:table-cell>
          <table:table-cell table:style-name="ce30"/>
          <table:table-cell table:style-name="ce21"/>
          <table:table-cell table:style-name="ce21" table:formula="of:=IF([.A275]=&quot;&quot;;&quot;&quot;;IF(AND([.A275]=1;pmtType=1);0;IF(roundOpt;ROUND(rate*[.H274];2);rate*[.H274])))" office:value-type="float" office:value="299.23" calcext:value-type="float">
            <text:p>299.23</text:p>
          </table:table-cell>
          <table:table-cell table:style-name="ce21" table:formula="of:=IF([.A275]=&quot;&quot;;&quot;&quot;;[.C275]-[.F275]+[.D275])" office:value-type="float" office:value="559.68" calcext:value-type="float">
            <text:p>559.68</text:p>
          </table:table-cell>
          <table:table-cell table:style-name="ce21" table:formula="of:=IF([.A275]=&quot;&quot;;&quot;&quot;;[.H274]-[.G275])" office:value-type="float" office:value="71254.6399999999" calcext:value-type="float">
            <text:p>71,254.64</text:p>
          </table:table-cell>
          <table:table-cell table:number-columns-repeated="248"/>
        </table:table-row>
        <table:table-row table:style-name="ro3">
          <table:table-cell table:style-name="ce10" table:formula="of:=IF([.H275]=&quot;&quot;;&quot;&quot;;IF(roundOpt;IF(OR([.A275]&gt;=nper;ROUND([.H275];2)&lt;=0);&quot;&quot;;[.A275]+1);IF(OR([.A275]&gt;=nper;[.H275]&lt;=0);&quot;&quot;;[.A275]+1)))" office:value-type="float" office:value="259" calcext:value-type="float">
            <text:p>259</text:p>
          </table:table-cell>
          <table:table-cell table:style-name="ce17" table:formula="of:=IF([.A276]=&quot;&quot;;&quot;&quot;;IF(OR(periods_per_year=26;periods_per_year=52);IF(periods_per_year=26;IF([.A276]=1;fpdate;[.B275]+14);IF(periods_per_year=52;IF([.A276]=1;fpdate;[.B275]+7);&quot;n/a&quot;));IF(periods_per_year=24;DATE(YEAR(fpdate);MONTH(fpdate)+([.A276]-1)/2+IF(AND(DAY(fpdate)&gt;=15;MOD([.A276];2)=0);1;0);IF(MOD([.A276];2)=0;IF(DAY(fpdate)&gt;=15;DAY(fpdate)-14;DAY(fpdate)+14);DAY(fpdate)));IF(DAY(DATE(YEAR(fpdate);MONTH(fpdate)+([.A276]-1)*months_per_period;DAY(fpdate)))&lt;&gt;DAY(fpdate);DATE(YEAR(fpdate);MONTH(fpdate)+([.A276]-1)*months_per_period+1;0);DATE(YEAR(fpdate);MONTH(fpdate)+([.A276]-1)*months_per_period;DAY(fpdate))))))" office:value-type="date" office:date-value="2039-07-01" calcext:value-type="date">
            <text:p>7/1/39</text:p>
          </table:table-cell>
          <table:table-cell table:style-name="ce21" table:formula="of:=IF([.A276]=&quot;&quot;;&quot;&quot;;IF(roundOpt;IF(OR([.A276]=nper;payment&gt;ROUND((1+rate)*[.H275];2));ROUND((1+rate)*[.H275];2);payment);IF(OR([.A276]=nper;payment&gt;(1+rate)*[.H275]);(1+rate)*[.H275];payment)))" office:value-type="float" office:value="858.91" calcext:value-type="float">
            <text:p>858.91</text:p>
          </table:table-cell>
          <table:table-cell table:style-name="ce30"/>
          <table:table-cell table:style-name="ce21"/>
          <table:table-cell table:style-name="ce21" table:formula="of:=IF([.A276]=&quot;&quot;;&quot;&quot;;IF(AND([.A276]=1;pmtType=1);0;IF(roundOpt;ROUND(rate*[.H275];2);rate*[.H275])))" office:value-type="float" office:value="296.89" calcext:value-type="float">
            <text:p>296.89</text:p>
          </table:table-cell>
          <table:table-cell table:style-name="ce21" table:formula="of:=IF([.A276]=&quot;&quot;;&quot;&quot;;[.C276]-[.F276]+[.D276])" office:value-type="float" office:value="562.02" calcext:value-type="float">
            <text:p>562.02</text:p>
          </table:table-cell>
          <table:table-cell table:style-name="ce21" table:formula="of:=IF([.A276]=&quot;&quot;;&quot;&quot;;[.H275]-[.G276])" office:value-type="float" office:value="70692.6199999999" calcext:value-type="float">
            <text:p>70,692.62</text:p>
          </table:table-cell>
          <table:table-cell table:number-columns-repeated="248"/>
        </table:table-row>
        <table:table-row table:style-name="ro3">
          <table:table-cell table:style-name="ce10" table:formula="of:=IF([.H276]=&quot;&quot;;&quot;&quot;;IF(roundOpt;IF(OR([.A276]&gt;=nper;ROUND([.H276];2)&lt;=0);&quot;&quot;;[.A276]+1);IF(OR([.A276]&gt;=nper;[.H276]&lt;=0);&quot;&quot;;[.A276]+1)))" office:value-type="float" office:value="260" calcext:value-type="float">
            <text:p>260</text:p>
          </table:table-cell>
          <table:table-cell table:style-name="ce17" table:formula="of:=IF([.A277]=&quot;&quot;;&quot;&quot;;IF(OR(periods_per_year=26;periods_per_year=52);IF(periods_per_year=26;IF([.A277]=1;fpdate;[.B276]+14);IF(periods_per_year=52;IF([.A277]=1;fpdate;[.B276]+7);&quot;n/a&quot;));IF(periods_per_year=24;DATE(YEAR(fpdate);MONTH(fpdate)+([.A277]-1)/2+IF(AND(DAY(fpdate)&gt;=15;MOD([.A277];2)=0);1;0);IF(MOD([.A277];2)=0;IF(DAY(fpdate)&gt;=15;DAY(fpdate)-14;DAY(fpdate)+14);DAY(fpdate)));IF(DAY(DATE(YEAR(fpdate);MONTH(fpdate)+([.A277]-1)*months_per_period;DAY(fpdate)))&lt;&gt;DAY(fpdate);DATE(YEAR(fpdate);MONTH(fpdate)+([.A277]-1)*months_per_period+1;0);DATE(YEAR(fpdate);MONTH(fpdate)+([.A277]-1)*months_per_period;DAY(fpdate))))))" office:value-type="date" office:date-value="2039-08-01" calcext:value-type="date">
            <text:p>8/1/39</text:p>
          </table:table-cell>
          <table:table-cell table:style-name="ce21" table:formula="of:=IF([.A277]=&quot;&quot;;&quot;&quot;;IF(roundOpt;IF(OR([.A277]=nper;payment&gt;ROUND((1+rate)*[.H276];2));ROUND((1+rate)*[.H276];2);payment);IF(OR([.A277]=nper;payment&gt;(1+rate)*[.H276]);(1+rate)*[.H276];payment)))" office:value-type="float" office:value="858.91" calcext:value-type="float">
            <text:p>858.91</text:p>
          </table:table-cell>
          <table:table-cell table:style-name="ce30"/>
          <table:table-cell table:style-name="ce21"/>
          <table:table-cell table:style-name="ce21" table:formula="of:=IF([.A277]=&quot;&quot;;&quot;&quot;;IF(AND([.A277]=1;pmtType=1);0;IF(roundOpt;ROUND(rate*[.H276];2);rate*[.H276])))" office:value-type="float" office:value="294.55" calcext:value-type="float">
            <text:p>294.55</text:p>
          </table:table-cell>
          <table:table-cell table:style-name="ce21" table:formula="of:=IF([.A277]=&quot;&quot;;&quot;&quot;;[.C277]-[.F277]+[.D277])" office:value-type="float" office:value="564.36" calcext:value-type="float">
            <text:p>564.36</text:p>
          </table:table-cell>
          <table:table-cell table:style-name="ce21" table:formula="of:=IF([.A277]=&quot;&quot;;&quot;&quot;;[.H276]-[.G277])" office:value-type="float" office:value="70128.2599999999" calcext:value-type="float">
            <text:p>70,128.26</text:p>
          </table:table-cell>
          <table:table-cell table:number-columns-repeated="248"/>
        </table:table-row>
        <table:table-row table:style-name="ro3">
          <table:table-cell table:style-name="ce10" table:formula="of:=IF([.H277]=&quot;&quot;;&quot;&quot;;IF(roundOpt;IF(OR([.A277]&gt;=nper;ROUND([.H277];2)&lt;=0);&quot;&quot;;[.A277]+1);IF(OR([.A277]&gt;=nper;[.H277]&lt;=0);&quot;&quot;;[.A277]+1)))" office:value-type="float" office:value="261" calcext:value-type="float">
            <text:p>261</text:p>
          </table:table-cell>
          <table:table-cell table:style-name="ce17" table:formula="of:=IF([.A278]=&quot;&quot;;&quot;&quot;;IF(OR(periods_per_year=26;periods_per_year=52);IF(periods_per_year=26;IF([.A278]=1;fpdate;[.B277]+14);IF(periods_per_year=52;IF([.A278]=1;fpdate;[.B277]+7);&quot;n/a&quot;));IF(periods_per_year=24;DATE(YEAR(fpdate);MONTH(fpdate)+([.A278]-1)/2+IF(AND(DAY(fpdate)&gt;=15;MOD([.A278];2)=0);1;0);IF(MOD([.A278];2)=0;IF(DAY(fpdate)&gt;=15;DAY(fpdate)-14;DAY(fpdate)+14);DAY(fpdate)));IF(DAY(DATE(YEAR(fpdate);MONTH(fpdate)+([.A278]-1)*months_per_period;DAY(fpdate)))&lt;&gt;DAY(fpdate);DATE(YEAR(fpdate);MONTH(fpdate)+([.A278]-1)*months_per_period+1;0);DATE(YEAR(fpdate);MONTH(fpdate)+([.A278]-1)*months_per_period;DAY(fpdate))))))" office:value-type="date" office:date-value="2039-09-01" calcext:value-type="date">
            <text:p>9/1/39</text:p>
          </table:table-cell>
          <table:table-cell table:style-name="ce21" table:formula="of:=IF([.A278]=&quot;&quot;;&quot;&quot;;IF(roundOpt;IF(OR([.A278]=nper;payment&gt;ROUND((1+rate)*[.H277];2));ROUND((1+rate)*[.H277];2);payment);IF(OR([.A278]=nper;payment&gt;(1+rate)*[.H277]);(1+rate)*[.H277];payment)))" office:value-type="float" office:value="858.91" calcext:value-type="float">
            <text:p>858.91</text:p>
          </table:table-cell>
          <table:table-cell table:style-name="ce30"/>
          <table:table-cell table:style-name="ce21"/>
          <table:table-cell table:style-name="ce21" table:formula="of:=IF([.A278]=&quot;&quot;;&quot;&quot;;IF(AND([.A278]=1;pmtType=1);0;IF(roundOpt;ROUND(rate*[.H277];2);rate*[.H277])))" office:value-type="float" office:value="292.2" calcext:value-type="float">
            <text:p>292.20</text:p>
          </table:table-cell>
          <table:table-cell table:style-name="ce21" table:formula="of:=IF([.A278]=&quot;&quot;;&quot;&quot;;[.C278]-[.F278]+[.D278])" office:value-type="float" office:value="566.71" calcext:value-type="float">
            <text:p>566.71</text:p>
          </table:table-cell>
          <table:table-cell table:style-name="ce21" table:formula="of:=IF([.A278]=&quot;&quot;;&quot;&quot;;[.H277]-[.G278])" office:value-type="float" office:value="69561.5499999999" calcext:value-type="float">
            <text:p>69,561.55</text:p>
          </table:table-cell>
          <table:table-cell table:number-columns-repeated="248"/>
        </table:table-row>
        <table:table-row table:style-name="ro3">
          <table:table-cell table:style-name="ce10" table:formula="of:=IF([.H278]=&quot;&quot;;&quot;&quot;;IF(roundOpt;IF(OR([.A278]&gt;=nper;ROUND([.H278];2)&lt;=0);&quot;&quot;;[.A278]+1);IF(OR([.A278]&gt;=nper;[.H278]&lt;=0);&quot;&quot;;[.A278]+1)))" office:value-type="float" office:value="262" calcext:value-type="float">
            <text:p>262</text:p>
          </table:table-cell>
          <table:table-cell table:style-name="ce17" table:formula="of:=IF([.A279]=&quot;&quot;;&quot;&quot;;IF(OR(periods_per_year=26;periods_per_year=52);IF(periods_per_year=26;IF([.A279]=1;fpdate;[.B278]+14);IF(periods_per_year=52;IF([.A279]=1;fpdate;[.B278]+7);&quot;n/a&quot;));IF(periods_per_year=24;DATE(YEAR(fpdate);MONTH(fpdate)+([.A279]-1)/2+IF(AND(DAY(fpdate)&gt;=15;MOD([.A279];2)=0);1;0);IF(MOD([.A279];2)=0;IF(DAY(fpdate)&gt;=15;DAY(fpdate)-14;DAY(fpdate)+14);DAY(fpdate)));IF(DAY(DATE(YEAR(fpdate);MONTH(fpdate)+([.A279]-1)*months_per_period;DAY(fpdate)))&lt;&gt;DAY(fpdate);DATE(YEAR(fpdate);MONTH(fpdate)+([.A279]-1)*months_per_period+1;0);DATE(YEAR(fpdate);MONTH(fpdate)+([.A279]-1)*months_per_period;DAY(fpdate))))))" office:value-type="date" office:date-value="2039-10-01" calcext:value-type="date">
            <text:p>10/1/39</text:p>
          </table:table-cell>
          <table:table-cell table:style-name="ce21" table:formula="of:=IF([.A279]=&quot;&quot;;&quot;&quot;;IF(roundOpt;IF(OR([.A279]=nper;payment&gt;ROUND((1+rate)*[.H278];2));ROUND((1+rate)*[.H278];2);payment);IF(OR([.A279]=nper;payment&gt;(1+rate)*[.H278]);(1+rate)*[.H278];payment)))" office:value-type="float" office:value="858.91" calcext:value-type="float">
            <text:p>858.91</text:p>
          </table:table-cell>
          <table:table-cell table:style-name="ce30"/>
          <table:table-cell table:style-name="ce21"/>
          <table:table-cell table:style-name="ce21" table:formula="of:=IF([.A279]=&quot;&quot;;&quot;&quot;;IF(AND([.A279]=1;pmtType=1);0;IF(roundOpt;ROUND(rate*[.H278];2);rate*[.H278])))" office:value-type="float" office:value="289.84" calcext:value-type="float">
            <text:p>289.84</text:p>
          </table:table-cell>
          <table:table-cell table:style-name="ce21" table:formula="of:=IF([.A279]=&quot;&quot;;&quot;&quot;;[.C279]-[.F279]+[.D279])" office:value-type="float" office:value="569.07" calcext:value-type="float">
            <text:p>569.07</text:p>
          </table:table-cell>
          <table:table-cell table:style-name="ce21" table:formula="of:=IF([.A279]=&quot;&quot;;&quot;&quot;;[.H278]-[.G279])" office:value-type="float" office:value="68992.4799999999" calcext:value-type="float">
            <text:p>68,992.48</text:p>
          </table:table-cell>
          <table:table-cell table:number-columns-repeated="248"/>
        </table:table-row>
        <table:table-row table:style-name="ro3">
          <table:table-cell table:style-name="ce10" table:formula="of:=IF([.H279]=&quot;&quot;;&quot;&quot;;IF(roundOpt;IF(OR([.A279]&gt;=nper;ROUND([.H279];2)&lt;=0);&quot;&quot;;[.A279]+1);IF(OR([.A279]&gt;=nper;[.H279]&lt;=0);&quot;&quot;;[.A279]+1)))" office:value-type="float" office:value="263" calcext:value-type="float">
            <text:p>263</text:p>
          </table:table-cell>
          <table:table-cell table:style-name="ce17" table:formula="of:=IF([.A280]=&quot;&quot;;&quot;&quot;;IF(OR(periods_per_year=26;periods_per_year=52);IF(periods_per_year=26;IF([.A280]=1;fpdate;[.B279]+14);IF(periods_per_year=52;IF([.A280]=1;fpdate;[.B279]+7);&quot;n/a&quot;));IF(periods_per_year=24;DATE(YEAR(fpdate);MONTH(fpdate)+([.A280]-1)/2+IF(AND(DAY(fpdate)&gt;=15;MOD([.A280];2)=0);1;0);IF(MOD([.A280];2)=0;IF(DAY(fpdate)&gt;=15;DAY(fpdate)-14;DAY(fpdate)+14);DAY(fpdate)));IF(DAY(DATE(YEAR(fpdate);MONTH(fpdate)+([.A280]-1)*months_per_period;DAY(fpdate)))&lt;&gt;DAY(fpdate);DATE(YEAR(fpdate);MONTH(fpdate)+([.A280]-1)*months_per_period+1;0);DATE(YEAR(fpdate);MONTH(fpdate)+([.A280]-1)*months_per_period;DAY(fpdate))))))" office:value-type="date" office:date-value="2039-11-01" calcext:value-type="date">
            <text:p>11/1/39</text:p>
          </table:table-cell>
          <table:table-cell table:style-name="ce21" table:formula="of:=IF([.A280]=&quot;&quot;;&quot;&quot;;IF(roundOpt;IF(OR([.A280]=nper;payment&gt;ROUND((1+rate)*[.H279];2));ROUND((1+rate)*[.H279];2);payment);IF(OR([.A280]=nper;payment&gt;(1+rate)*[.H279]);(1+rate)*[.H279];payment)))" office:value-type="float" office:value="858.91" calcext:value-type="float">
            <text:p>858.91</text:p>
          </table:table-cell>
          <table:table-cell table:style-name="ce30"/>
          <table:table-cell table:style-name="ce21"/>
          <table:table-cell table:style-name="ce21" table:formula="of:=IF([.A280]=&quot;&quot;;&quot;&quot;;IF(AND([.A280]=1;pmtType=1);0;IF(roundOpt;ROUND(rate*[.H279];2);rate*[.H279])))" office:value-type="float" office:value="287.47" calcext:value-type="float">
            <text:p>287.47</text:p>
          </table:table-cell>
          <table:table-cell table:style-name="ce21" table:formula="of:=IF([.A280]=&quot;&quot;;&quot;&quot;;[.C280]-[.F280]+[.D280])" office:value-type="float" office:value="571.44" calcext:value-type="float">
            <text:p>571.44</text:p>
          </table:table-cell>
          <table:table-cell table:style-name="ce21" table:formula="of:=IF([.A280]=&quot;&quot;;&quot;&quot;;[.H279]-[.G280])" office:value-type="float" office:value="68421.0399999999" calcext:value-type="float">
            <text:p>68,421.04</text:p>
          </table:table-cell>
          <table:table-cell table:number-columns-repeated="248"/>
        </table:table-row>
        <table:table-row table:style-name="ro3">
          <table:table-cell table:style-name="ce10" table:formula="of:=IF([.H280]=&quot;&quot;;&quot;&quot;;IF(roundOpt;IF(OR([.A280]&gt;=nper;ROUND([.H280];2)&lt;=0);&quot;&quot;;[.A280]+1);IF(OR([.A280]&gt;=nper;[.H280]&lt;=0);&quot;&quot;;[.A280]+1)))" office:value-type="float" office:value="264" calcext:value-type="float">
            <text:p>264</text:p>
          </table:table-cell>
          <table:table-cell table:style-name="ce17" table:formula="of:=IF([.A281]=&quot;&quot;;&quot;&quot;;IF(OR(periods_per_year=26;periods_per_year=52);IF(periods_per_year=26;IF([.A281]=1;fpdate;[.B280]+14);IF(periods_per_year=52;IF([.A281]=1;fpdate;[.B280]+7);&quot;n/a&quot;));IF(periods_per_year=24;DATE(YEAR(fpdate);MONTH(fpdate)+([.A281]-1)/2+IF(AND(DAY(fpdate)&gt;=15;MOD([.A281];2)=0);1;0);IF(MOD([.A281];2)=0;IF(DAY(fpdate)&gt;=15;DAY(fpdate)-14;DAY(fpdate)+14);DAY(fpdate)));IF(DAY(DATE(YEAR(fpdate);MONTH(fpdate)+([.A281]-1)*months_per_period;DAY(fpdate)))&lt;&gt;DAY(fpdate);DATE(YEAR(fpdate);MONTH(fpdate)+([.A281]-1)*months_per_period+1;0);DATE(YEAR(fpdate);MONTH(fpdate)+([.A281]-1)*months_per_period;DAY(fpdate))))))" office:value-type="date" office:date-value="2039-12-01" calcext:value-type="date">
            <text:p>12/1/39</text:p>
          </table:table-cell>
          <table:table-cell table:style-name="ce21" table:formula="of:=IF([.A281]=&quot;&quot;;&quot;&quot;;IF(roundOpt;IF(OR([.A281]=nper;payment&gt;ROUND((1+rate)*[.H280];2));ROUND((1+rate)*[.H280];2);payment);IF(OR([.A281]=nper;payment&gt;(1+rate)*[.H280]);(1+rate)*[.H280];payment)))" office:value-type="float" office:value="858.91" calcext:value-type="float">
            <text:p>858.91</text:p>
          </table:table-cell>
          <table:table-cell table:style-name="ce30"/>
          <table:table-cell table:style-name="ce21"/>
          <table:table-cell table:style-name="ce21" table:formula="of:=IF([.A281]=&quot;&quot;;&quot;&quot;;IF(AND([.A281]=1;pmtType=1);0;IF(roundOpt;ROUND(rate*[.H280];2);rate*[.H280])))" office:value-type="float" office:value="285.09" calcext:value-type="float">
            <text:p>285.09</text:p>
          </table:table-cell>
          <table:table-cell table:style-name="ce21" table:formula="of:=IF([.A281]=&quot;&quot;;&quot;&quot;;[.C281]-[.F281]+[.D281])" office:value-type="float" office:value="573.82" calcext:value-type="float">
            <text:p>573.82</text:p>
          </table:table-cell>
          <table:table-cell table:style-name="ce21" table:formula="of:=IF([.A281]=&quot;&quot;;&quot;&quot;;[.H280]-[.G281])" office:value-type="float" office:value="67847.2199999999" calcext:value-type="float">
            <text:p>67,847.22</text:p>
          </table:table-cell>
          <table:table-cell table:number-columns-repeated="248"/>
        </table:table-row>
        <table:table-row table:style-name="ro3">
          <table:table-cell table:style-name="ce10" table:formula="of:=IF([.H281]=&quot;&quot;;&quot;&quot;;IF(roundOpt;IF(OR([.A281]&gt;=nper;ROUND([.H281];2)&lt;=0);&quot;&quot;;[.A281]+1);IF(OR([.A281]&gt;=nper;[.H281]&lt;=0);&quot;&quot;;[.A281]+1)))" office:value-type="float" office:value="265" calcext:value-type="float">
            <text:p>265</text:p>
          </table:table-cell>
          <table:table-cell table:style-name="ce17" table:formula="of:=IF([.A282]=&quot;&quot;;&quot;&quot;;IF(OR(periods_per_year=26;periods_per_year=52);IF(periods_per_year=26;IF([.A282]=1;fpdate;[.B281]+14);IF(periods_per_year=52;IF([.A282]=1;fpdate;[.B281]+7);&quot;n/a&quot;));IF(periods_per_year=24;DATE(YEAR(fpdate);MONTH(fpdate)+([.A282]-1)/2+IF(AND(DAY(fpdate)&gt;=15;MOD([.A282];2)=0);1;0);IF(MOD([.A282];2)=0;IF(DAY(fpdate)&gt;=15;DAY(fpdate)-14;DAY(fpdate)+14);DAY(fpdate)));IF(DAY(DATE(YEAR(fpdate);MONTH(fpdate)+([.A282]-1)*months_per_period;DAY(fpdate)))&lt;&gt;DAY(fpdate);DATE(YEAR(fpdate);MONTH(fpdate)+([.A282]-1)*months_per_period+1;0);DATE(YEAR(fpdate);MONTH(fpdate)+([.A282]-1)*months_per_period;DAY(fpdate))))))" office:value-type="date" office:date-value="2040-01-01" calcext:value-type="date">
            <text:p>1/1/40</text:p>
          </table:table-cell>
          <table:table-cell table:style-name="ce21" table:formula="of:=IF([.A282]=&quot;&quot;;&quot;&quot;;IF(roundOpt;IF(OR([.A282]=nper;payment&gt;ROUND((1+rate)*[.H281];2));ROUND((1+rate)*[.H281];2);payment);IF(OR([.A282]=nper;payment&gt;(1+rate)*[.H281]);(1+rate)*[.H281];payment)))" office:value-type="float" office:value="858.91" calcext:value-type="float">
            <text:p>858.91</text:p>
          </table:table-cell>
          <table:table-cell table:style-name="ce30"/>
          <table:table-cell table:style-name="ce21"/>
          <table:table-cell table:style-name="ce21" table:formula="of:=IF([.A282]=&quot;&quot;;&quot;&quot;;IF(AND([.A282]=1;pmtType=1);0;IF(roundOpt;ROUND(rate*[.H281];2);rate*[.H281])))" office:value-type="float" office:value="282.7" calcext:value-type="float">
            <text:p>282.70</text:p>
          </table:table-cell>
          <table:table-cell table:style-name="ce21" table:formula="of:=IF([.A282]=&quot;&quot;;&quot;&quot;;[.C282]-[.F282]+[.D282])" office:value-type="float" office:value="576.21" calcext:value-type="float">
            <text:p>576.21</text:p>
          </table:table-cell>
          <table:table-cell table:style-name="ce21" table:formula="of:=IF([.A282]=&quot;&quot;;&quot;&quot;;[.H281]-[.G282])" office:value-type="float" office:value="67271.0099999999" calcext:value-type="float">
            <text:p>67,271.01</text:p>
          </table:table-cell>
          <table:table-cell table:number-columns-repeated="248"/>
        </table:table-row>
        <table:table-row table:style-name="ro3">
          <table:table-cell table:style-name="ce10" table:formula="of:=IF([.H282]=&quot;&quot;;&quot;&quot;;IF(roundOpt;IF(OR([.A282]&gt;=nper;ROUND([.H282];2)&lt;=0);&quot;&quot;;[.A282]+1);IF(OR([.A282]&gt;=nper;[.H282]&lt;=0);&quot;&quot;;[.A282]+1)))" office:value-type="float" office:value="266" calcext:value-type="float">
            <text:p>266</text:p>
          </table:table-cell>
          <table:table-cell table:style-name="ce17" table:formula="of:=IF([.A283]=&quot;&quot;;&quot;&quot;;IF(OR(periods_per_year=26;periods_per_year=52);IF(periods_per_year=26;IF([.A283]=1;fpdate;[.B282]+14);IF(periods_per_year=52;IF([.A283]=1;fpdate;[.B282]+7);&quot;n/a&quot;));IF(periods_per_year=24;DATE(YEAR(fpdate);MONTH(fpdate)+([.A283]-1)/2+IF(AND(DAY(fpdate)&gt;=15;MOD([.A283];2)=0);1;0);IF(MOD([.A283];2)=0;IF(DAY(fpdate)&gt;=15;DAY(fpdate)-14;DAY(fpdate)+14);DAY(fpdate)));IF(DAY(DATE(YEAR(fpdate);MONTH(fpdate)+([.A283]-1)*months_per_period;DAY(fpdate)))&lt;&gt;DAY(fpdate);DATE(YEAR(fpdate);MONTH(fpdate)+([.A283]-1)*months_per_period+1;0);DATE(YEAR(fpdate);MONTH(fpdate)+([.A283]-1)*months_per_period;DAY(fpdate))))))" office:value-type="date" office:date-value="2040-02-01" calcext:value-type="date">
            <text:p>2/1/40</text:p>
          </table:table-cell>
          <table:table-cell table:style-name="ce21" table:formula="of:=IF([.A283]=&quot;&quot;;&quot;&quot;;IF(roundOpt;IF(OR([.A283]=nper;payment&gt;ROUND((1+rate)*[.H282];2));ROUND((1+rate)*[.H282];2);payment);IF(OR([.A283]=nper;payment&gt;(1+rate)*[.H282]);(1+rate)*[.H282];payment)))" office:value-type="float" office:value="858.91" calcext:value-type="float">
            <text:p>858.91</text:p>
          </table:table-cell>
          <table:table-cell table:style-name="ce30"/>
          <table:table-cell table:style-name="ce21"/>
          <table:table-cell table:style-name="ce21" table:formula="of:=IF([.A283]=&quot;&quot;;&quot;&quot;;IF(AND([.A283]=1;pmtType=1);0;IF(roundOpt;ROUND(rate*[.H282];2);rate*[.H282])))" office:value-type="float" office:value="280.3" calcext:value-type="float">
            <text:p>280.30</text:p>
          </table:table-cell>
          <table:table-cell table:style-name="ce21" table:formula="of:=IF([.A283]=&quot;&quot;;&quot;&quot;;[.C283]-[.F283]+[.D283])" office:value-type="float" office:value="578.61" calcext:value-type="float">
            <text:p>578.61</text:p>
          </table:table-cell>
          <table:table-cell table:style-name="ce21" table:formula="of:=IF([.A283]=&quot;&quot;;&quot;&quot;;[.H282]-[.G283])" office:value-type="float" office:value="66692.3999999999" calcext:value-type="float">
            <text:p>66,692.40</text:p>
          </table:table-cell>
          <table:table-cell table:number-columns-repeated="248"/>
        </table:table-row>
        <table:table-row table:style-name="ro3">
          <table:table-cell table:style-name="ce10" table:formula="of:=IF([.H283]=&quot;&quot;;&quot;&quot;;IF(roundOpt;IF(OR([.A283]&gt;=nper;ROUND([.H283];2)&lt;=0);&quot;&quot;;[.A283]+1);IF(OR([.A283]&gt;=nper;[.H283]&lt;=0);&quot;&quot;;[.A283]+1)))" office:value-type="float" office:value="267" calcext:value-type="float">
            <text:p>267</text:p>
          </table:table-cell>
          <table:table-cell table:style-name="ce17" table:formula="of:=IF([.A284]=&quot;&quot;;&quot;&quot;;IF(OR(periods_per_year=26;periods_per_year=52);IF(periods_per_year=26;IF([.A284]=1;fpdate;[.B283]+14);IF(periods_per_year=52;IF([.A284]=1;fpdate;[.B283]+7);&quot;n/a&quot;));IF(periods_per_year=24;DATE(YEAR(fpdate);MONTH(fpdate)+([.A284]-1)/2+IF(AND(DAY(fpdate)&gt;=15;MOD([.A284];2)=0);1;0);IF(MOD([.A284];2)=0;IF(DAY(fpdate)&gt;=15;DAY(fpdate)-14;DAY(fpdate)+14);DAY(fpdate)));IF(DAY(DATE(YEAR(fpdate);MONTH(fpdate)+([.A284]-1)*months_per_period;DAY(fpdate)))&lt;&gt;DAY(fpdate);DATE(YEAR(fpdate);MONTH(fpdate)+([.A284]-1)*months_per_period+1;0);DATE(YEAR(fpdate);MONTH(fpdate)+([.A284]-1)*months_per_period;DAY(fpdate))))))" office:value-type="date" office:date-value="2040-03-01" calcext:value-type="date">
            <text:p>3/1/40</text:p>
          </table:table-cell>
          <table:table-cell table:style-name="ce21" table:formula="of:=IF([.A284]=&quot;&quot;;&quot;&quot;;IF(roundOpt;IF(OR([.A284]=nper;payment&gt;ROUND((1+rate)*[.H283];2));ROUND((1+rate)*[.H283];2);payment);IF(OR([.A284]=nper;payment&gt;(1+rate)*[.H283]);(1+rate)*[.H283];payment)))" office:value-type="float" office:value="858.91" calcext:value-type="float">
            <text:p>858.91</text:p>
          </table:table-cell>
          <table:table-cell table:style-name="ce30"/>
          <table:table-cell table:style-name="ce21"/>
          <table:table-cell table:style-name="ce21" table:formula="of:=IF([.A284]=&quot;&quot;;&quot;&quot;;IF(AND([.A284]=1;pmtType=1);0;IF(roundOpt;ROUND(rate*[.H283];2);rate*[.H283])))" office:value-type="float" office:value="277.88" calcext:value-type="float">
            <text:p>277.88</text:p>
          </table:table-cell>
          <table:table-cell table:style-name="ce21" table:formula="of:=IF([.A284]=&quot;&quot;;&quot;&quot;;[.C284]-[.F284]+[.D284])" office:value-type="float" office:value="581.03" calcext:value-type="float">
            <text:p>581.03</text:p>
          </table:table-cell>
          <table:table-cell table:style-name="ce21" table:formula="of:=IF([.A284]=&quot;&quot;;&quot;&quot;;[.H283]-[.G284])" office:value-type="float" office:value="66111.3699999999" calcext:value-type="float">
            <text:p>66,111.37</text:p>
          </table:table-cell>
          <table:table-cell table:number-columns-repeated="248"/>
        </table:table-row>
        <table:table-row table:style-name="ro3">
          <table:table-cell table:style-name="ce10" table:formula="of:=IF([.H284]=&quot;&quot;;&quot;&quot;;IF(roundOpt;IF(OR([.A284]&gt;=nper;ROUND([.H284];2)&lt;=0);&quot;&quot;;[.A284]+1);IF(OR([.A284]&gt;=nper;[.H284]&lt;=0);&quot;&quot;;[.A284]+1)))" office:value-type="float" office:value="268" calcext:value-type="float">
            <text:p>268</text:p>
          </table:table-cell>
          <table:table-cell table:style-name="ce17" table:formula="of:=IF([.A285]=&quot;&quot;;&quot;&quot;;IF(OR(periods_per_year=26;periods_per_year=52);IF(periods_per_year=26;IF([.A285]=1;fpdate;[.B284]+14);IF(periods_per_year=52;IF([.A285]=1;fpdate;[.B284]+7);&quot;n/a&quot;));IF(periods_per_year=24;DATE(YEAR(fpdate);MONTH(fpdate)+([.A285]-1)/2+IF(AND(DAY(fpdate)&gt;=15;MOD([.A285];2)=0);1;0);IF(MOD([.A285];2)=0;IF(DAY(fpdate)&gt;=15;DAY(fpdate)-14;DAY(fpdate)+14);DAY(fpdate)));IF(DAY(DATE(YEAR(fpdate);MONTH(fpdate)+([.A285]-1)*months_per_period;DAY(fpdate)))&lt;&gt;DAY(fpdate);DATE(YEAR(fpdate);MONTH(fpdate)+([.A285]-1)*months_per_period+1;0);DATE(YEAR(fpdate);MONTH(fpdate)+([.A285]-1)*months_per_period;DAY(fpdate))))))" office:value-type="date" office:date-value="2040-04-01" calcext:value-type="date">
            <text:p>4/1/40</text:p>
          </table:table-cell>
          <table:table-cell table:style-name="ce21" table:formula="of:=IF([.A285]=&quot;&quot;;&quot;&quot;;IF(roundOpt;IF(OR([.A285]=nper;payment&gt;ROUND((1+rate)*[.H284];2));ROUND((1+rate)*[.H284];2);payment);IF(OR([.A285]=nper;payment&gt;(1+rate)*[.H284]);(1+rate)*[.H284];payment)))" office:value-type="float" office:value="858.91" calcext:value-type="float">
            <text:p>858.91</text:p>
          </table:table-cell>
          <table:table-cell table:style-name="ce30"/>
          <table:table-cell table:style-name="ce21"/>
          <table:table-cell table:style-name="ce21" table:formula="of:=IF([.A285]=&quot;&quot;;&quot;&quot;;IF(AND([.A285]=1;pmtType=1);0;IF(roundOpt;ROUND(rate*[.H284];2);rate*[.H284])))" office:value-type="float" office:value="275.46" calcext:value-type="float">
            <text:p>275.46</text:p>
          </table:table-cell>
          <table:table-cell table:style-name="ce21" table:formula="of:=IF([.A285]=&quot;&quot;;&quot;&quot;;[.C285]-[.F285]+[.D285])" office:value-type="float" office:value="583.45" calcext:value-type="float">
            <text:p>583.45</text:p>
          </table:table-cell>
          <table:table-cell table:style-name="ce21" table:formula="of:=IF([.A285]=&quot;&quot;;&quot;&quot;;[.H284]-[.G285])" office:value-type="float" office:value="65527.9199999999" calcext:value-type="float">
            <text:p>65,527.92</text:p>
          </table:table-cell>
          <table:table-cell table:number-columns-repeated="248"/>
        </table:table-row>
        <table:table-row table:style-name="ro3">
          <table:table-cell table:style-name="ce10" table:formula="of:=IF([.H285]=&quot;&quot;;&quot;&quot;;IF(roundOpt;IF(OR([.A285]&gt;=nper;ROUND([.H285];2)&lt;=0);&quot;&quot;;[.A285]+1);IF(OR([.A285]&gt;=nper;[.H285]&lt;=0);&quot;&quot;;[.A285]+1)))" office:value-type="float" office:value="269" calcext:value-type="float">
            <text:p>269</text:p>
          </table:table-cell>
          <table:table-cell table:style-name="ce17" table:formula="of:=IF([.A286]=&quot;&quot;;&quot;&quot;;IF(OR(periods_per_year=26;periods_per_year=52);IF(periods_per_year=26;IF([.A286]=1;fpdate;[.B285]+14);IF(periods_per_year=52;IF([.A286]=1;fpdate;[.B285]+7);&quot;n/a&quot;));IF(periods_per_year=24;DATE(YEAR(fpdate);MONTH(fpdate)+([.A286]-1)/2+IF(AND(DAY(fpdate)&gt;=15;MOD([.A286];2)=0);1;0);IF(MOD([.A286];2)=0;IF(DAY(fpdate)&gt;=15;DAY(fpdate)-14;DAY(fpdate)+14);DAY(fpdate)));IF(DAY(DATE(YEAR(fpdate);MONTH(fpdate)+([.A286]-1)*months_per_period;DAY(fpdate)))&lt;&gt;DAY(fpdate);DATE(YEAR(fpdate);MONTH(fpdate)+([.A286]-1)*months_per_period+1;0);DATE(YEAR(fpdate);MONTH(fpdate)+([.A286]-1)*months_per_period;DAY(fpdate))))))" office:value-type="date" office:date-value="2040-05-01" calcext:value-type="date">
            <text:p>5/1/40</text:p>
          </table:table-cell>
          <table:table-cell table:style-name="ce21" table:formula="of:=IF([.A286]=&quot;&quot;;&quot;&quot;;IF(roundOpt;IF(OR([.A286]=nper;payment&gt;ROUND((1+rate)*[.H285];2));ROUND((1+rate)*[.H285];2);payment);IF(OR([.A286]=nper;payment&gt;(1+rate)*[.H285]);(1+rate)*[.H285];payment)))" office:value-type="float" office:value="858.91" calcext:value-type="float">
            <text:p>858.91</text:p>
          </table:table-cell>
          <table:table-cell table:style-name="ce30"/>
          <table:table-cell table:style-name="ce21"/>
          <table:table-cell table:style-name="ce21" table:formula="of:=IF([.A286]=&quot;&quot;;&quot;&quot;;IF(AND([.A286]=1;pmtType=1);0;IF(roundOpt;ROUND(rate*[.H285];2);rate*[.H285])))" office:value-type="float" office:value="273.03" calcext:value-type="float">
            <text:p>273.03</text:p>
          </table:table-cell>
          <table:table-cell table:style-name="ce21" table:formula="of:=IF([.A286]=&quot;&quot;;&quot;&quot;;[.C286]-[.F286]+[.D286])" office:value-type="float" office:value="585.88" calcext:value-type="float">
            <text:p>585.88</text:p>
          </table:table-cell>
          <table:table-cell table:style-name="ce21" table:formula="of:=IF([.A286]=&quot;&quot;;&quot;&quot;;[.H285]-[.G286])" office:value-type="float" office:value="64942.0399999999" calcext:value-type="float">
            <text:p>64,942.04</text:p>
          </table:table-cell>
          <table:table-cell table:number-columns-repeated="248"/>
        </table:table-row>
        <table:table-row table:style-name="ro3">
          <table:table-cell table:style-name="ce10" table:formula="of:=IF([.H286]=&quot;&quot;;&quot;&quot;;IF(roundOpt;IF(OR([.A286]&gt;=nper;ROUND([.H286];2)&lt;=0);&quot;&quot;;[.A286]+1);IF(OR([.A286]&gt;=nper;[.H286]&lt;=0);&quot;&quot;;[.A286]+1)))" office:value-type="float" office:value="270" calcext:value-type="float">
            <text:p>270</text:p>
          </table:table-cell>
          <table:table-cell table:style-name="ce17" table:formula="of:=IF([.A287]=&quot;&quot;;&quot;&quot;;IF(OR(periods_per_year=26;periods_per_year=52);IF(periods_per_year=26;IF([.A287]=1;fpdate;[.B286]+14);IF(periods_per_year=52;IF([.A287]=1;fpdate;[.B286]+7);&quot;n/a&quot;));IF(periods_per_year=24;DATE(YEAR(fpdate);MONTH(fpdate)+([.A287]-1)/2+IF(AND(DAY(fpdate)&gt;=15;MOD([.A287];2)=0);1;0);IF(MOD([.A287];2)=0;IF(DAY(fpdate)&gt;=15;DAY(fpdate)-14;DAY(fpdate)+14);DAY(fpdate)));IF(DAY(DATE(YEAR(fpdate);MONTH(fpdate)+([.A287]-1)*months_per_period;DAY(fpdate)))&lt;&gt;DAY(fpdate);DATE(YEAR(fpdate);MONTH(fpdate)+([.A287]-1)*months_per_period+1;0);DATE(YEAR(fpdate);MONTH(fpdate)+([.A287]-1)*months_per_period;DAY(fpdate))))))" office:value-type="date" office:date-value="2040-06-01" calcext:value-type="date">
            <text:p>6/1/40</text:p>
          </table:table-cell>
          <table:table-cell table:style-name="ce21" table:formula="of:=IF([.A287]=&quot;&quot;;&quot;&quot;;IF(roundOpt;IF(OR([.A287]=nper;payment&gt;ROUND((1+rate)*[.H286];2));ROUND((1+rate)*[.H286];2);payment);IF(OR([.A287]=nper;payment&gt;(1+rate)*[.H286]);(1+rate)*[.H286];payment)))" office:value-type="float" office:value="858.91" calcext:value-type="float">
            <text:p>858.91</text:p>
          </table:table-cell>
          <table:table-cell table:style-name="ce30"/>
          <table:table-cell table:style-name="ce21"/>
          <table:table-cell table:style-name="ce21" table:formula="of:=IF([.A287]=&quot;&quot;;&quot;&quot;;IF(AND([.A287]=1;pmtType=1);0;IF(roundOpt;ROUND(rate*[.H286];2);rate*[.H286])))" office:value-type="float" office:value="270.59" calcext:value-type="float">
            <text:p>270.59</text:p>
          </table:table-cell>
          <table:table-cell table:style-name="ce21" table:formula="of:=IF([.A287]=&quot;&quot;;&quot;&quot;;[.C287]-[.F287]+[.D287])" office:value-type="float" office:value="588.32" calcext:value-type="float">
            <text:p>588.32</text:p>
          </table:table-cell>
          <table:table-cell table:style-name="ce21" table:formula="of:=IF([.A287]=&quot;&quot;;&quot;&quot;;[.H286]-[.G287])" office:value-type="float" office:value="64353.7199999999" calcext:value-type="float">
            <text:p>64,353.72</text:p>
          </table:table-cell>
          <table:table-cell table:number-columns-repeated="248"/>
        </table:table-row>
        <table:table-row table:style-name="ro3">
          <table:table-cell table:style-name="ce10" table:formula="of:=IF([.H287]=&quot;&quot;;&quot;&quot;;IF(roundOpt;IF(OR([.A287]&gt;=nper;ROUND([.H287];2)&lt;=0);&quot;&quot;;[.A287]+1);IF(OR([.A287]&gt;=nper;[.H287]&lt;=0);&quot;&quot;;[.A287]+1)))" office:value-type="float" office:value="271" calcext:value-type="float">
            <text:p>271</text:p>
          </table:table-cell>
          <table:table-cell table:style-name="ce17" table:formula="of:=IF([.A288]=&quot;&quot;;&quot;&quot;;IF(OR(periods_per_year=26;periods_per_year=52);IF(periods_per_year=26;IF([.A288]=1;fpdate;[.B287]+14);IF(periods_per_year=52;IF([.A288]=1;fpdate;[.B287]+7);&quot;n/a&quot;));IF(periods_per_year=24;DATE(YEAR(fpdate);MONTH(fpdate)+([.A288]-1)/2+IF(AND(DAY(fpdate)&gt;=15;MOD([.A288];2)=0);1;0);IF(MOD([.A288];2)=0;IF(DAY(fpdate)&gt;=15;DAY(fpdate)-14;DAY(fpdate)+14);DAY(fpdate)));IF(DAY(DATE(YEAR(fpdate);MONTH(fpdate)+([.A288]-1)*months_per_period;DAY(fpdate)))&lt;&gt;DAY(fpdate);DATE(YEAR(fpdate);MONTH(fpdate)+([.A288]-1)*months_per_period+1;0);DATE(YEAR(fpdate);MONTH(fpdate)+([.A288]-1)*months_per_period;DAY(fpdate))))))" office:value-type="date" office:date-value="2040-07-01" calcext:value-type="date">
            <text:p>7/1/40</text:p>
          </table:table-cell>
          <table:table-cell table:style-name="ce21" table:formula="of:=IF([.A288]=&quot;&quot;;&quot;&quot;;IF(roundOpt;IF(OR([.A288]=nper;payment&gt;ROUND((1+rate)*[.H287];2));ROUND((1+rate)*[.H287];2);payment);IF(OR([.A288]=nper;payment&gt;(1+rate)*[.H287]);(1+rate)*[.H287];payment)))" office:value-type="float" office:value="858.91" calcext:value-type="float">
            <text:p>858.91</text:p>
          </table:table-cell>
          <table:table-cell table:style-name="ce30"/>
          <table:table-cell table:style-name="ce21"/>
          <table:table-cell table:style-name="ce21" table:formula="of:=IF([.A288]=&quot;&quot;;&quot;&quot;;IF(AND([.A288]=1;pmtType=1);0;IF(roundOpt;ROUND(rate*[.H287];2);rate*[.H287])))" office:value-type="float" office:value="268.14" calcext:value-type="float">
            <text:p>268.14</text:p>
          </table:table-cell>
          <table:table-cell table:style-name="ce21" table:formula="of:=IF([.A288]=&quot;&quot;;&quot;&quot;;[.C288]-[.F288]+[.D288])" office:value-type="float" office:value="590.77" calcext:value-type="float">
            <text:p>590.77</text:p>
          </table:table-cell>
          <table:table-cell table:style-name="ce21" table:formula="of:=IF([.A288]=&quot;&quot;;&quot;&quot;;[.H287]-[.G288])" office:value-type="float" office:value="63762.9499999999" calcext:value-type="float">
            <text:p>63,762.95</text:p>
          </table:table-cell>
          <table:table-cell table:number-columns-repeated="248"/>
        </table:table-row>
        <table:table-row table:style-name="ro3">
          <table:table-cell table:style-name="ce10" table:formula="of:=IF([.H288]=&quot;&quot;;&quot;&quot;;IF(roundOpt;IF(OR([.A288]&gt;=nper;ROUND([.H288];2)&lt;=0);&quot;&quot;;[.A288]+1);IF(OR([.A288]&gt;=nper;[.H288]&lt;=0);&quot;&quot;;[.A288]+1)))" office:value-type="float" office:value="272" calcext:value-type="float">
            <text:p>272</text:p>
          </table:table-cell>
          <table:table-cell table:style-name="ce17" table:formula="of:=IF([.A289]=&quot;&quot;;&quot;&quot;;IF(OR(periods_per_year=26;periods_per_year=52);IF(periods_per_year=26;IF([.A289]=1;fpdate;[.B288]+14);IF(periods_per_year=52;IF([.A289]=1;fpdate;[.B288]+7);&quot;n/a&quot;));IF(periods_per_year=24;DATE(YEAR(fpdate);MONTH(fpdate)+([.A289]-1)/2+IF(AND(DAY(fpdate)&gt;=15;MOD([.A289];2)=0);1;0);IF(MOD([.A289];2)=0;IF(DAY(fpdate)&gt;=15;DAY(fpdate)-14;DAY(fpdate)+14);DAY(fpdate)));IF(DAY(DATE(YEAR(fpdate);MONTH(fpdate)+([.A289]-1)*months_per_period;DAY(fpdate)))&lt;&gt;DAY(fpdate);DATE(YEAR(fpdate);MONTH(fpdate)+([.A289]-1)*months_per_period+1;0);DATE(YEAR(fpdate);MONTH(fpdate)+([.A289]-1)*months_per_period;DAY(fpdate))))))" office:value-type="date" office:date-value="2040-08-01" calcext:value-type="date">
            <text:p>8/1/40</text:p>
          </table:table-cell>
          <table:table-cell table:style-name="ce21" table:formula="of:=IF([.A289]=&quot;&quot;;&quot;&quot;;IF(roundOpt;IF(OR([.A289]=nper;payment&gt;ROUND((1+rate)*[.H288];2));ROUND((1+rate)*[.H288];2);payment);IF(OR([.A289]=nper;payment&gt;(1+rate)*[.H288]);(1+rate)*[.H288];payment)))" office:value-type="float" office:value="858.91" calcext:value-type="float">
            <text:p>858.91</text:p>
          </table:table-cell>
          <table:table-cell table:style-name="ce30"/>
          <table:table-cell table:style-name="ce21"/>
          <table:table-cell table:style-name="ce21" table:formula="of:=IF([.A289]=&quot;&quot;;&quot;&quot;;IF(AND([.A289]=1;pmtType=1);0;IF(roundOpt;ROUND(rate*[.H288];2);rate*[.H288])))" office:value-type="float" office:value="265.68" calcext:value-type="float">
            <text:p>265.68</text:p>
          </table:table-cell>
          <table:table-cell table:style-name="ce21" table:formula="of:=IF([.A289]=&quot;&quot;;&quot;&quot;;[.C289]-[.F289]+[.D289])" office:value-type="float" office:value="593.23" calcext:value-type="float">
            <text:p>593.23</text:p>
          </table:table-cell>
          <table:table-cell table:style-name="ce21" table:formula="of:=IF([.A289]=&quot;&quot;;&quot;&quot;;[.H288]-[.G289])" office:value-type="float" office:value="63169.7199999999" calcext:value-type="float">
            <text:p>63,169.72</text:p>
          </table:table-cell>
          <table:table-cell table:number-columns-repeated="248"/>
        </table:table-row>
        <table:table-row table:style-name="ro3">
          <table:table-cell table:style-name="ce10" table:formula="of:=IF([.H289]=&quot;&quot;;&quot;&quot;;IF(roundOpt;IF(OR([.A289]&gt;=nper;ROUND([.H289];2)&lt;=0);&quot;&quot;;[.A289]+1);IF(OR([.A289]&gt;=nper;[.H289]&lt;=0);&quot;&quot;;[.A289]+1)))" office:value-type="float" office:value="273" calcext:value-type="float">
            <text:p>273</text:p>
          </table:table-cell>
          <table:table-cell table:style-name="ce17" table:formula="of:=IF([.A290]=&quot;&quot;;&quot;&quot;;IF(OR(periods_per_year=26;periods_per_year=52);IF(periods_per_year=26;IF([.A290]=1;fpdate;[.B289]+14);IF(periods_per_year=52;IF([.A290]=1;fpdate;[.B289]+7);&quot;n/a&quot;));IF(periods_per_year=24;DATE(YEAR(fpdate);MONTH(fpdate)+([.A290]-1)/2+IF(AND(DAY(fpdate)&gt;=15;MOD([.A290];2)=0);1;0);IF(MOD([.A290];2)=0;IF(DAY(fpdate)&gt;=15;DAY(fpdate)-14;DAY(fpdate)+14);DAY(fpdate)));IF(DAY(DATE(YEAR(fpdate);MONTH(fpdate)+([.A290]-1)*months_per_period;DAY(fpdate)))&lt;&gt;DAY(fpdate);DATE(YEAR(fpdate);MONTH(fpdate)+([.A290]-1)*months_per_period+1;0);DATE(YEAR(fpdate);MONTH(fpdate)+([.A290]-1)*months_per_period;DAY(fpdate))))))" office:value-type="date" office:date-value="2040-09-01" calcext:value-type="date">
            <text:p>9/1/40</text:p>
          </table:table-cell>
          <table:table-cell table:style-name="ce21" table:formula="of:=IF([.A290]=&quot;&quot;;&quot;&quot;;IF(roundOpt;IF(OR([.A290]=nper;payment&gt;ROUND((1+rate)*[.H289];2));ROUND((1+rate)*[.H289];2);payment);IF(OR([.A290]=nper;payment&gt;(1+rate)*[.H289]);(1+rate)*[.H289];payment)))" office:value-type="float" office:value="858.91" calcext:value-type="float">
            <text:p>858.91</text:p>
          </table:table-cell>
          <table:table-cell table:style-name="ce30"/>
          <table:table-cell table:style-name="ce21"/>
          <table:table-cell table:style-name="ce21" table:formula="of:=IF([.A290]=&quot;&quot;;&quot;&quot;;IF(AND([.A290]=1;pmtType=1);0;IF(roundOpt;ROUND(rate*[.H289];2);rate*[.H289])))" office:value-type="float" office:value="263.21" calcext:value-type="float">
            <text:p>263.21</text:p>
          </table:table-cell>
          <table:table-cell table:style-name="ce21" table:formula="of:=IF([.A290]=&quot;&quot;;&quot;&quot;;[.C290]-[.F290]+[.D290])" office:value-type="float" office:value="595.7" calcext:value-type="float">
            <text:p>595.70</text:p>
          </table:table-cell>
          <table:table-cell table:style-name="ce21" table:formula="of:=IF([.A290]=&quot;&quot;;&quot;&quot;;[.H289]-[.G290])" office:value-type="float" office:value="62574.0199999999" calcext:value-type="float">
            <text:p>62,574.02</text:p>
          </table:table-cell>
          <table:table-cell table:number-columns-repeated="248"/>
        </table:table-row>
        <table:table-row table:style-name="ro3">
          <table:table-cell table:style-name="ce10" table:formula="of:=IF([.H290]=&quot;&quot;;&quot;&quot;;IF(roundOpt;IF(OR([.A290]&gt;=nper;ROUND([.H290];2)&lt;=0);&quot;&quot;;[.A290]+1);IF(OR([.A290]&gt;=nper;[.H290]&lt;=0);&quot;&quot;;[.A290]+1)))" office:value-type="float" office:value="274" calcext:value-type="float">
            <text:p>274</text:p>
          </table:table-cell>
          <table:table-cell table:style-name="ce17" table:formula="of:=IF([.A291]=&quot;&quot;;&quot;&quot;;IF(OR(periods_per_year=26;periods_per_year=52);IF(periods_per_year=26;IF([.A291]=1;fpdate;[.B290]+14);IF(periods_per_year=52;IF([.A291]=1;fpdate;[.B290]+7);&quot;n/a&quot;));IF(periods_per_year=24;DATE(YEAR(fpdate);MONTH(fpdate)+([.A291]-1)/2+IF(AND(DAY(fpdate)&gt;=15;MOD([.A291];2)=0);1;0);IF(MOD([.A291];2)=0;IF(DAY(fpdate)&gt;=15;DAY(fpdate)-14;DAY(fpdate)+14);DAY(fpdate)));IF(DAY(DATE(YEAR(fpdate);MONTH(fpdate)+([.A291]-1)*months_per_period;DAY(fpdate)))&lt;&gt;DAY(fpdate);DATE(YEAR(fpdate);MONTH(fpdate)+([.A291]-1)*months_per_period+1;0);DATE(YEAR(fpdate);MONTH(fpdate)+([.A291]-1)*months_per_period;DAY(fpdate))))))" office:value-type="date" office:date-value="2040-10-01" calcext:value-type="date">
            <text:p>10/1/40</text:p>
          </table:table-cell>
          <table:table-cell table:style-name="ce21" table:formula="of:=IF([.A291]=&quot;&quot;;&quot;&quot;;IF(roundOpt;IF(OR([.A291]=nper;payment&gt;ROUND((1+rate)*[.H290];2));ROUND((1+rate)*[.H290];2);payment);IF(OR([.A291]=nper;payment&gt;(1+rate)*[.H290]);(1+rate)*[.H290];payment)))" office:value-type="float" office:value="858.91" calcext:value-type="float">
            <text:p>858.91</text:p>
          </table:table-cell>
          <table:table-cell table:style-name="ce30"/>
          <table:table-cell table:style-name="ce21"/>
          <table:table-cell table:style-name="ce21" table:formula="of:=IF([.A291]=&quot;&quot;;&quot;&quot;;IF(AND([.A291]=1;pmtType=1);0;IF(roundOpt;ROUND(rate*[.H290];2);rate*[.H290])))" office:value-type="float" office:value="260.73" calcext:value-type="float">
            <text:p>260.73</text:p>
          </table:table-cell>
          <table:table-cell table:style-name="ce21" table:formula="of:=IF([.A291]=&quot;&quot;;&quot;&quot;;[.C291]-[.F291]+[.D291])" office:value-type="float" office:value="598.18" calcext:value-type="float">
            <text:p>598.18</text:p>
          </table:table-cell>
          <table:table-cell table:style-name="ce21" table:formula="of:=IF([.A291]=&quot;&quot;;&quot;&quot;;[.H290]-[.G291])" office:value-type="float" office:value="61975.8399999999" calcext:value-type="float">
            <text:p>61,975.84</text:p>
          </table:table-cell>
          <table:table-cell table:number-columns-repeated="248"/>
        </table:table-row>
        <table:table-row table:style-name="ro3">
          <table:table-cell table:style-name="ce10" table:formula="of:=IF([.H291]=&quot;&quot;;&quot;&quot;;IF(roundOpt;IF(OR([.A291]&gt;=nper;ROUND([.H291];2)&lt;=0);&quot;&quot;;[.A291]+1);IF(OR([.A291]&gt;=nper;[.H291]&lt;=0);&quot;&quot;;[.A291]+1)))" office:value-type="float" office:value="275" calcext:value-type="float">
            <text:p>275</text:p>
          </table:table-cell>
          <table:table-cell table:style-name="ce17" table:formula="of:=IF([.A292]=&quot;&quot;;&quot;&quot;;IF(OR(periods_per_year=26;periods_per_year=52);IF(periods_per_year=26;IF([.A292]=1;fpdate;[.B291]+14);IF(periods_per_year=52;IF([.A292]=1;fpdate;[.B291]+7);&quot;n/a&quot;));IF(periods_per_year=24;DATE(YEAR(fpdate);MONTH(fpdate)+([.A292]-1)/2+IF(AND(DAY(fpdate)&gt;=15;MOD([.A292];2)=0);1;0);IF(MOD([.A292];2)=0;IF(DAY(fpdate)&gt;=15;DAY(fpdate)-14;DAY(fpdate)+14);DAY(fpdate)));IF(DAY(DATE(YEAR(fpdate);MONTH(fpdate)+([.A292]-1)*months_per_period;DAY(fpdate)))&lt;&gt;DAY(fpdate);DATE(YEAR(fpdate);MONTH(fpdate)+([.A292]-1)*months_per_period+1;0);DATE(YEAR(fpdate);MONTH(fpdate)+([.A292]-1)*months_per_period;DAY(fpdate))))))" office:value-type="date" office:date-value="2040-11-01" calcext:value-type="date">
            <text:p>11/1/40</text:p>
          </table:table-cell>
          <table:table-cell table:style-name="ce21" table:formula="of:=IF([.A292]=&quot;&quot;;&quot;&quot;;IF(roundOpt;IF(OR([.A292]=nper;payment&gt;ROUND((1+rate)*[.H291];2));ROUND((1+rate)*[.H291];2);payment);IF(OR([.A292]=nper;payment&gt;(1+rate)*[.H291]);(1+rate)*[.H291];payment)))" office:value-type="float" office:value="858.91" calcext:value-type="float">
            <text:p>858.91</text:p>
          </table:table-cell>
          <table:table-cell table:style-name="ce30"/>
          <table:table-cell table:style-name="ce21"/>
          <table:table-cell table:style-name="ce21" table:formula="of:=IF([.A292]=&quot;&quot;;&quot;&quot;;IF(AND([.A292]=1;pmtType=1);0;IF(roundOpt;ROUND(rate*[.H291];2);rate*[.H291])))" office:value-type="float" office:value="258.23" calcext:value-type="float">
            <text:p>258.23</text:p>
          </table:table-cell>
          <table:table-cell table:style-name="ce21" table:formula="of:=IF([.A292]=&quot;&quot;;&quot;&quot;;[.C292]-[.F292]+[.D292])" office:value-type="float" office:value="600.68" calcext:value-type="float">
            <text:p>600.68</text:p>
          </table:table-cell>
          <table:table-cell table:style-name="ce21" table:formula="of:=IF([.A292]=&quot;&quot;;&quot;&quot;;[.H291]-[.G292])" office:value-type="float" office:value="61375.1599999999" calcext:value-type="float">
            <text:p>61,375.16</text:p>
          </table:table-cell>
          <table:table-cell table:number-columns-repeated="248"/>
        </table:table-row>
        <table:table-row table:style-name="ro3">
          <table:table-cell table:style-name="ce10" table:formula="of:=IF([.H292]=&quot;&quot;;&quot;&quot;;IF(roundOpt;IF(OR([.A292]&gt;=nper;ROUND([.H292];2)&lt;=0);&quot;&quot;;[.A292]+1);IF(OR([.A292]&gt;=nper;[.H292]&lt;=0);&quot;&quot;;[.A292]+1)))" office:value-type="float" office:value="276" calcext:value-type="float">
            <text:p>276</text:p>
          </table:table-cell>
          <table:table-cell table:style-name="ce17" table:formula="of:=IF([.A293]=&quot;&quot;;&quot;&quot;;IF(OR(periods_per_year=26;periods_per_year=52);IF(periods_per_year=26;IF([.A293]=1;fpdate;[.B292]+14);IF(periods_per_year=52;IF([.A293]=1;fpdate;[.B292]+7);&quot;n/a&quot;));IF(periods_per_year=24;DATE(YEAR(fpdate);MONTH(fpdate)+([.A293]-1)/2+IF(AND(DAY(fpdate)&gt;=15;MOD([.A293];2)=0);1;0);IF(MOD([.A293];2)=0;IF(DAY(fpdate)&gt;=15;DAY(fpdate)-14;DAY(fpdate)+14);DAY(fpdate)));IF(DAY(DATE(YEAR(fpdate);MONTH(fpdate)+([.A293]-1)*months_per_period;DAY(fpdate)))&lt;&gt;DAY(fpdate);DATE(YEAR(fpdate);MONTH(fpdate)+([.A293]-1)*months_per_period+1;0);DATE(YEAR(fpdate);MONTH(fpdate)+([.A293]-1)*months_per_period;DAY(fpdate))))))" office:value-type="date" office:date-value="2040-12-01" calcext:value-type="date">
            <text:p>12/1/40</text:p>
          </table:table-cell>
          <table:table-cell table:style-name="ce21" table:formula="of:=IF([.A293]=&quot;&quot;;&quot;&quot;;IF(roundOpt;IF(OR([.A293]=nper;payment&gt;ROUND((1+rate)*[.H292];2));ROUND((1+rate)*[.H292];2);payment);IF(OR([.A293]=nper;payment&gt;(1+rate)*[.H292]);(1+rate)*[.H292];payment)))" office:value-type="float" office:value="858.91" calcext:value-type="float">
            <text:p>858.91</text:p>
          </table:table-cell>
          <table:table-cell table:style-name="ce30"/>
          <table:table-cell table:style-name="ce21"/>
          <table:table-cell table:style-name="ce21" table:formula="of:=IF([.A293]=&quot;&quot;;&quot;&quot;;IF(AND([.A293]=1;pmtType=1);0;IF(roundOpt;ROUND(rate*[.H292];2);rate*[.H292])))" office:value-type="float" office:value="255.73" calcext:value-type="float">
            <text:p>255.73</text:p>
          </table:table-cell>
          <table:table-cell table:style-name="ce21" table:formula="of:=IF([.A293]=&quot;&quot;;&quot;&quot;;[.C293]-[.F293]+[.D293])" office:value-type="float" office:value="603.18" calcext:value-type="float">
            <text:p>603.18</text:p>
          </table:table-cell>
          <table:table-cell table:style-name="ce21" table:formula="of:=IF([.A293]=&quot;&quot;;&quot;&quot;;[.H292]-[.G293])" office:value-type="float" office:value="60771.9799999999" calcext:value-type="float">
            <text:p>60,771.98</text:p>
          </table:table-cell>
          <table:table-cell table:number-columns-repeated="248"/>
        </table:table-row>
        <table:table-row table:style-name="ro3">
          <table:table-cell table:style-name="ce10" table:formula="of:=IF([.H293]=&quot;&quot;;&quot;&quot;;IF(roundOpt;IF(OR([.A293]&gt;=nper;ROUND([.H293];2)&lt;=0);&quot;&quot;;[.A293]+1);IF(OR([.A293]&gt;=nper;[.H293]&lt;=0);&quot;&quot;;[.A293]+1)))" office:value-type="float" office:value="277" calcext:value-type="float">
            <text:p>277</text:p>
          </table:table-cell>
          <table:table-cell table:style-name="ce17" table:formula="of:=IF([.A294]=&quot;&quot;;&quot;&quot;;IF(OR(periods_per_year=26;periods_per_year=52);IF(periods_per_year=26;IF([.A294]=1;fpdate;[.B293]+14);IF(periods_per_year=52;IF([.A294]=1;fpdate;[.B293]+7);&quot;n/a&quot;));IF(periods_per_year=24;DATE(YEAR(fpdate);MONTH(fpdate)+([.A294]-1)/2+IF(AND(DAY(fpdate)&gt;=15;MOD([.A294];2)=0);1;0);IF(MOD([.A294];2)=0;IF(DAY(fpdate)&gt;=15;DAY(fpdate)-14;DAY(fpdate)+14);DAY(fpdate)));IF(DAY(DATE(YEAR(fpdate);MONTH(fpdate)+([.A294]-1)*months_per_period;DAY(fpdate)))&lt;&gt;DAY(fpdate);DATE(YEAR(fpdate);MONTH(fpdate)+([.A294]-1)*months_per_period+1;0);DATE(YEAR(fpdate);MONTH(fpdate)+([.A294]-1)*months_per_period;DAY(fpdate))))))" office:value-type="date" office:date-value="2041-01-01" calcext:value-type="date">
            <text:p>1/1/41</text:p>
          </table:table-cell>
          <table:table-cell table:style-name="ce21" table:formula="of:=IF([.A294]=&quot;&quot;;&quot;&quot;;IF(roundOpt;IF(OR([.A294]=nper;payment&gt;ROUND((1+rate)*[.H293];2));ROUND((1+rate)*[.H293];2);payment);IF(OR([.A294]=nper;payment&gt;(1+rate)*[.H293]);(1+rate)*[.H293];payment)))" office:value-type="float" office:value="858.91" calcext:value-type="float">
            <text:p>858.91</text:p>
          </table:table-cell>
          <table:table-cell table:style-name="ce30"/>
          <table:table-cell table:style-name="ce21"/>
          <table:table-cell table:style-name="ce21" table:formula="of:=IF([.A294]=&quot;&quot;;&quot;&quot;;IF(AND([.A294]=1;pmtType=1);0;IF(roundOpt;ROUND(rate*[.H293];2);rate*[.H293])))" office:value-type="float" office:value="253.22" calcext:value-type="float">
            <text:p>253.22</text:p>
          </table:table-cell>
          <table:table-cell table:style-name="ce21" table:formula="of:=IF([.A294]=&quot;&quot;;&quot;&quot;;[.C294]-[.F294]+[.D294])" office:value-type="float" office:value="605.69" calcext:value-type="float">
            <text:p>605.69</text:p>
          </table:table-cell>
          <table:table-cell table:style-name="ce21" table:formula="of:=IF([.A294]=&quot;&quot;;&quot;&quot;;[.H293]-[.G294])" office:value-type="float" office:value="60166.2899999999" calcext:value-type="float">
            <text:p>60,166.29</text:p>
          </table:table-cell>
          <table:table-cell table:number-columns-repeated="248"/>
        </table:table-row>
        <table:table-row table:style-name="ro3">
          <table:table-cell table:style-name="ce10" table:formula="of:=IF([.H294]=&quot;&quot;;&quot;&quot;;IF(roundOpt;IF(OR([.A294]&gt;=nper;ROUND([.H294];2)&lt;=0);&quot;&quot;;[.A294]+1);IF(OR([.A294]&gt;=nper;[.H294]&lt;=0);&quot;&quot;;[.A294]+1)))" office:value-type="float" office:value="278" calcext:value-type="float">
            <text:p>278</text:p>
          </table:table-cell>
          <table:table-cell table:style-name="ce17" table:formula="of:=IF([.A295]=&quot;&quot;;&quot;&quot;;IF(OR(periods_per_year=26;periods_per_year=52);IF(periods_per_year=26;IF([.A295]=1;fpdate;[.B294]+14);IF(periods_per_year=52;IF([.A295]=1;fpdate;[.B294]+7);&quot;n/a&quot;));IF(periods_per_year=24;DATE(YEAR(fpdate);MONTH(fpdate)+([.A295]-1)/2+IF(AND(DAY(fpdate)&gt;=15;MOD([.A295];2)=0);1;0);IF(MOD([.A295];2)=0;IF(DAY(fpdate)&gt;=15;DAY(fpdate)-14;DAY(fpdate)+14);DAY(fpdate)));IF(DAY(DATE(YEAR(fpdate);MONTH(fpdate)+([.A295]-1)*months_per_period;DAY(fpdate)))&lt;&gt;DAY(fpdate);DATE(YEAR(fpdate);MONTH(fpdate)+([.A295]-1)*months_per_period+1;0);DATE(YEAR(fpdate);MONTH(fpdate)+([.A295]-1)*months_per_period;DAY(fpdate))))))" office:value-type="date" office:date-value="2041-02-01" calcext:value-type="date">
            <text:p>2/1/41</text:p>
          </table:table-cell>
          <table:table-cell table:style-name="ce21" table:formula="of:=IF([.A295]=&quot;&quot;;&quot;&quot;;IF(roundOpt;IF(OR([.A295]=nper;payment&gt;ROUND((1+rate)*[.H294];2));ROUND((1+rate)*[.H294];2);payment);IF(OR([.A295]=nper;payment&gt;(1+rate)*[.H294]);(1+rate)*[.H294];payment)))" office:value-type="float" office:value="858.91" calcext:value-type="float">
            <text:p>858.91</text:p>
          </table:table-cell>
          <table:table-cell table:style-name="ce30"/>
          <table:table-cell table:style-name="ce21"/>
          <table:table-cell table:style-name="ce21" table:formula="of:=IF([.A295]=&quot;&quot;;&quot;&quot;;IF(AND([.A295]=1;pmtType=1);0;IF(roundOpt;ROUND(rate*[.H294];2);rate*[.H294])))" office:value-type="float" office:value="250.69" calcext:value-type="float">
            <text:p>250.69</text:p>
          </table:table-cell>
          <table:table-cell table:style-name="ce21" table:formula="of:=IF([.A295]=&quot;&quot;;&quot;&quot;;[.C295]-[.F295]+[.D295])" office:value-type="float" office:value="608.22" calcext:value-type="float">
            <text:p>608.22</text:p>
          </table:table-cell>
          <table:table-cell table:style-name="ce21" table:formula="of:=IF([.A295]=&quot;&quot;;&quot;&quot;;[.H294]-[.G295])" office:value-type="float" office:value="59558.0699999999" calcext:value-type="float">
            <text:p>59,558.07</text:p>
          </table:table-cell>
          <table:table-cell table:number-columns-repeated="248"/>
        </table:table-row>
        <table:table-row table:style-name="ro3">
          <table:table-cell table:style-name="ce10" table:formula="of:=IF([.H295]=&quot;&quot;;&quot;&quot;;IF(roundOpt;IF(OR([.A295]&gt;=nper;ROUND([.H295];2)&lt;=0);&quot;&quot;;[.A295]+1);IF(OR([.A295]&gt;=nper;[.H295]&lt;=0);&quot;&quot;;[.A295]+1)))" office:value-type="float" office:value="279" calcext:value-type="float">
            <text:p>279</text:p>
          </table:table-cell>
          <table:table-cell table:style-name="ce17" table:formula="of:=IF([.A296]=&quot;&quot;;&quot;&quot;;IF(OR(periods_per_year=26;periods_per_year=52);IF(periods_per_year=26;IF([.A296]=1;fpdate;[.B295]+14);IF(periods_per_year=52;IF([.A296]=1;fpdate;[.B295]+7);&quot;n/a&quot;));IF(periods_per_year=24;DATE(YEAR(fpdate);MONTH(fpdate)+([.A296]-1)/2+IF(AND(DAY(fpdate)&gt;=15;MOD([.A296];2)=0);1;0);IF(MOD([.A296];2)=0;IF(DAY(fpdate)&gt;=15;DAY(fpdate)-14;DAY(fpdate)+14);DAY(fpdate)));IF(DAY(DATE(YEAR(fpdate);MONTH(fpdate)+([.A296]-1)*months_per_period;DAY(fpdate)))&lt;&gt;DAY(fpdate);DATE(YEAR(fpdate);MONTH(fpdate)+([.A296]-1)*months_per_period+1;0);DATE(YEAR(fpdate);MONTH(fpdate)+([.A296]-1)*months_per_period;DAY(fpdate))))))" office:value-type="date" office:date-value="2041-03-01" calcext:value-type="date">
            <text:p>3/1/41</text:p>
          </table:table-cell>
          <table:table-cell table:style-name="ce21" table:formula="of:=IF([.A296]=&quot;&quot;;&quot;&quot;;IF(roundOpt;IF(OR([.A296]=nper;payment&gt;ROUND((1+rate)*[.H295];2));ROUND((1+rate)*[.H295];2);payment);IF(OR([.A296]=nper;payment&gt;(1+rate)*[.H295]);(1+rate)*[.H295];payment)))" office:value-type="float" office:value="858.91" calcext:value-type="float">
            <text:p>858.91</text:p>
          </table:table-cell>
          <table:table-cell table:style-name="ce30"/>
          <table:table-cell table:style-name="ce21"/>
          <table:table-cell table:style-name="ce21" table:formula="of:=IF([.A296]=&quot;&quot;;&quot;&quot;;IF(AND([.A296]=1;pmtType=1);0;IF(roundOpt;ROUND(rate*[.H295];2);rate*[.H295])))" office:value-type="float" office:value="248.16" calcext:value-type="float">
            <text:p>248.16</text:p>
          </table:table-cell>
          <table:table-cell table:style-name="ce21" table:formula="of:=IF([.A296]=&quot;&quot;;&quot;&quot;;[.C296]-[.F296]+[.D296])" office:value-type="float" office:value="610.75" calcext:value-type="float">
            <text:p>610.75</text:p>
          </table:table-cell>
          <table:table-cell table:style-name="ce21" table:formula="of:=IF([.A296]=&quot;&quot;;&quot;&quot;;[.H295]-[.G296])" office:value-type="float" office:value="58947.3199999999" calcext:value-type="float">
            <text:p>58,947.32</text:p>
          </table:table-cell>
          <table:table-cell table:number-columns-repeated="248"/>
        </table:table-row>
        <table:table-row table:style-name="ro3">
          <table:table-cell table:style-name="ce10" table:formula="of:=IF([.H296]=&quot;&quot;;&quot;&quot;;IF(roundOpt;IF(OR([.A296]&gt;=nper;ROUND([.H296];2)&lt;=0);&quot;&quot;;[.A296]+1);IF(OR([.A296]&gt;=nper;[.H296]&lt;=0);&quot;&quot;;[.A296]+1)))" office:value-type="float" office:value="280" calcext:value-type="float">
            <text:p>280</text:p>
          </table:table-cell>
          <table:table-cell table:style-name="ce17" table:formula="of:=IF([.A297]=&quot;&quot;;&quot;&quot;;IF(OR(periods_per_year=26;periods_per_year=52);IF(periods_per_year=26;IF([.A297]=1;fpdate;[.B296]+14);IF(periods_per_year=52;IF([.A297]=1;fpdate;[.B296]+7);&quot;n/a&quot;));IF(periods_per_year=24;DATE(YEAR(fpdate);MONTH(fpdate)+([.A297]-1)/2+IF(AND(DAY(fpdate)&gt;=15;MOD([.A297];2)=0);1;0);IF(MOD([.A297];2)=0;IF(DAY(fpdate)&gt;=15;DAY(fpdate)-14;DAY(fpdate)+14);DAY(fpdate)));IF(DAY(DATE(YEAR(fpdate);MONTH(fpdate)+([.A297]-1)*months_per_period;DAY(fpdate)))&lt;&gt;DAY(fpdate);DATE(YEAR(fpdate);MONTH(fpdate)+([.A297]-1)*months_per_period+1;0);DATE(YEAR(fpdate);MONTH(fpdate)+([.A297]-1)*months_per_period;DAY(fpdate))))))" office:value-type="date" office:date-value="2041-04-01" calcext:value-type="date">
            <text:p>4/1/41</text:p>
          </table:table-cell>
          <table:table-cell table:style-name="ce21" table:formula="of:=IF([.A297]=&quot;&quot;;&quot;&quot;;IF(roundOpt;IF(OR([.A297]=nper;payment&gt;ROUND((1+rate)*[.H296];2));ROUND((1+rate)*[.H296];2);payment);IF(OR([.A297]=nper;payment&gt;(1+rate)*[.H296]);(1+rate)*[.H296];payment)))" office:value-type="float" office:value="858.91" calcext:value-type="float">
            <text:p>858.91</text:p>
          </table:table-cell>
          <table:table-cell table:style-name="ce30"/>
          <table:table-cell table:style-name="ce21"/>
          <table:table-cell table:style-name="ce21" table:formula="of:=IF([.A297]=&quot;&quot;;&quot;&quot;;IF(AND([.A297]=1;pmtType=1);0;IF(roundOpt;ROUND(rate*[.H296];2);rate*[.H296])))" office:value-type="float" office:value="245.61" calcext:value-type="float">
            <text:p>245.61</text:p>
          </table:table-cell>
          <table:table-cell table:style-name="ce21" table:formula="of:=IF([.A297]=&quot;&quot;;&quot;&quot;;[.C297]-[.F297]+[.D297])" office:value-type="float" office:value="613.3" calcext:value-type="float">
            <text:p>613.30</text:p>
          </table:table-cell>
          <table:table-cell table:style-name="ce21" table:formula="of:=IF([.A297]=&quot;&quot;;&quot;&quot;;[.H296]-[.G297])" office:value-type="float" office:value="58334.0199999999" calcext:value-type="float">
            <text:p>58,334.02</text:p>
          </table:table-cell>
          <table:table-cell table:number-columns-repeated="248"/>
        </table:table-row>
        <table:table-row table:style-name="ro3">
          <table:table-cell table:style-name="ce10" table:formula="of:=IF([.H297]=&quot;&quot;;&quot;&quot;;IF(roundOpt;IF(OR([.A297]&gt;=nper;ROUND([.H297];2)&lt;=0);&quot;&quot;;[.A297]+1);IF(OR([.A297]&gt;=nper;[.H297]&lt;=0);&quot;&quot;;[.A297]+1)))" office:value-type="float" office:value="281" calcext:value-type="float">
            <text:p>281</text:p>
          </table:table-cell>
          <table:table-cell table:style-name="ce17" table:formula="of:=IF([.A298]=&quot;&quot;;&quot;&quot;;IF(OR(periods_per_year=26;periods_per_year=52);IF(periods_per_year=26;IF([.A298]=1;fpdate;[.B297]+14);IF(periods_per_year=52;IF([.A298]=1;fpdate;[.B297]+7);&quot;n/a&quot;));IF(periods_per_year=24;DATE(YEAR(fpdate);MONTH(fpdate)+([.A298]-1)/2+IF(AND(DAY(fpdate)&gt;=15;MOD([.A298];2)=0);1;0);IF(MOD([.A298];2)=0;IF(DAY(fpdate)&gt;=15;DAY(fpdate)-14;DAY(fpdate)+14);DAY(fpdate)));IF(DAY(DATE(YEAR(fpdate);MONTH(fpdate)+([.A298]-1)*months_per_period;DAY(fpdate)))&lt;&gt;DAY(fpdate);DATE(YEAR(fpdate);MONTH(fpdate)+([.A298]-1)*months_per_period+1;0);DATE(YEAR(fpdate);MONTH(fpdate)+([.A298]-1)*months_per_period;DAY(fpdate))))))" office:value-type="date" office:date-value="2041-05-01" calcext:value-type="date">
            <text:p>5/1/41</text:p>
          </table:table-cell>
          <table:table-cell table:style-name="ce21" table:formula="of:=IF([.A298]=&quot;&quot;;&quot;&quot;;IF(roundOpt;IF(OR([.A298]=nper;payment&gt;ROUND((1+rate)*[.H297];2));ROUND((1+rate)*[.H297];2);payment);IF(OR([.A298]=nper;payment&gt;(1+rate)*[.H297]);(1+rate)*[.H297];payment)))" office:value-type="float" office:value="858.91" calcext:value-type="float">
            <text:p>858.91</text:p>
          </table:table-cell>
          <table:table-cell table:style-name="ce30"/>
          <table:table-cell table:style-name="ce21"/>
          <table:table-cell table:style-name="ce21" table:formula="of:=IF([.A298]=&quot;&quot;;&quot;&quot;;IF(AND([.A298]=1;pmtType=1);0;IF(roundOpt;ROUND(rate*[.H297];2);rate*[.H297])))" office:value-type="float" office:value="243.06" calcext:value-type="float">
            <text:p>243.06</text:p>
          </table:table-cell>
          <table:table-cell table:style-name="ce21" table:formula="of:=IF([.A298]=&quot;&quot;;&quot;&quot;;[.C298]-[.F298]+[.D298])" office:value-type="float" office:value="615.85" calcext:value-type="float">
            <text:p>615.85</text:p>
          </table:table-cell>
          <table:table-cell table:style-name="ce21" table:formula="of:=IF([.A298]=&quot;&quot;;&quot;&quot;;[.H297]-[.G298])" office:value-type="float" office:value="57718.1699999999" calcext:value-type="float">
            <text:p>57,718.17</text:p>
          </table:table-cell>
          <table:table-cell table:number-columns-repeated="248"/>
        </table:table-row>
        <table:table-row table:style-name="ro3">
          <table:table-cell table:style-name="ce10" table:formula="of:=IF([.H298]=&quot;&quot;;&quot;&quot;;IF(roundOpt;IF(OR([.A298]&gt;=nper;ROUND([.H298];2)&lt;=0);&quot;&quot;;[.A298]+1);IF(OR([.A298]&gt;=nper;[.H298]&lt;=0);&quot;&quot;;[.A298]+1)))" office:value-type="float" office:value="282" calcext:value-type="float">
            <text:p>282</text:p>
          </table:table-cell>
          <table:table-cell table:style-name="ce17" table:formula="of:=IF([.A299]=&quot;&quot;;&quot;&quot;;IF(OR(periods_per_year=26;periods_per_year=52);IF(periods_per_year=26;IF([.A299]=1;fpdate;[.B298]+14);IF(periods_per_year=52;IF([.A299]=1;fpdate;[.B298]+7);&quot;n/a&quot;));IF(periods_per_year=24;DATE(YEAR(fpdate);MONTH(fpdate)+([.A299]-1)/2+IF(AND(DAY(fpdate)&gt;=15;MOD([.A299];2)=0);1;0);IF(MOD([.A299];2)=0;IF(DAY(fpdate)&gt;=15;DAY(fpdate)-14;DAY(fpdate)+14);DAY(fpdate)));IF(DAY(DATE(YEAR(fpdate);MONTH(fpdate)+([.A299]-1)*months_per_period;DAY(fpdate)))&lt;&gt;DAY(fpdate);DATE(YEAR(fpdate);MONTH(fpdate)+([.A299]-1)*months_per_period+1;0);DATE(YEAR(fpdate);MONTH(fpdate)+([.A299]-1)*months_per_period;DAY(fpdate))))))" office:value-type="date" office:date-value="2041-06-01" calcext:value-type="date">
            <text:p>6/1/41</text:p>
          </table:table-cell>
          <table:table-cell table:style-name="ce21" table:formula="of:=IF([.A299]=&quot;&quot;;&quot;&quot;;IF(roundOpt;IF(OR([.A299]=nper;payment&gt;ROUND((1+rate)*[.H298];2));ROUND((1+rate)*[.H298];2);payment);IF(OR([.A299]=nper;payment&gt;(1+rate)*[.H298]);(1+rate)*[.H298];payment)))" office:value-type="float" office:value="858.91" calcext:value-type="float">
            <text:p>858.91</text:p>
          </table:table-cell>
          <table:table-cell table:style-name="ce30"/>
          <table:table-cell table:style-name="ce21"/>
          <table:table-cell table:style-name="ce21" table:formula="of:=IF([.A299]=&quot;&quot;;&quot;&quot;;IF(AND([.A299]=1;pmtType=1);0;IF(roundOpt;ROUND(rate*[.H298];2);rate*[.H298])))" office:value-type="float" office:value="240.49" calcext:value-type="float">
            <text:p>240.49</text:p>
          </table:table-cell>
          <table:table-cell table:style-name="ce21" table:formula="of:=IF([.A299]=&quot;&quot;;&quot;&quot;;[.C299]-[.F299]+[.D299])" office:value-type="float" office:value="618.42" calcext:value-type="float">
            <text:p>618.42</text:p>
          </table:table-cell>
          <table:table-cell table:style-name="ce21" table:formula="of:=IF([.A299]=&quot;&quot;;&quot;&quot;;[.H298]-[.G299])" office:value-type="float" office:value="57099.7499999999" calcext:value-type="float">
            <text:p>57,099.75</text:p>
          </table:table-cell>
          <table:table-cell table:number-columns-repeated="248"/>
        </table:table-row>
        <table:table-row table:style-name="ro3">
          <table:table-cell table:style-name="ce10" table:formula="of:=IF([.H299]=&quot;&quot;;&quot;&quot;;IF(roundOpt;IF(OR([.A299]&gt;=nper;ROUND([.H299];2)&lt;=0);&quot;&quot;;[.A299]+1);IF(OR([.A299]&gt;=nper;[.H299]&lt;=0);&quot;&quot;;[.A299]+1)))" office:value-type="float" office:value="283" calcext:value-type="float">
            <text:p>283</text:p>
          </table:table-cell>
          <table:table-cell table:style-name="ce17" table:formula="of:=IF([.A300]=&quot;&quot;;&quot;&quot;;IF(OR(periods_per_year=26;periods_per_year=52);IF(periods_per_year=26;IF([.A300]=1;fpdate;[.B299]+14);IF(periods_per_year=52;IF([.A300]=1;fpdate;[.B299]+7);&quot;n/a&quot;));IF(periods_per_year=24;DATE(YEAR(fpdate);MONTH(fpdate)+([.A300]-1)/2+IF(AND(DAY(fpdate)&gt;=15;MOD([.A300];2)=0);1;0);IF(MOD([.A300];2)=0;IF(DAY(fpdate)&gt;=15;DAY(fpdate)-14;DAY(fpdate)+14);DAY(fpdate)));IF(DAY(DATE(YEAR(fpdate);MONTH(fpdate)+([.A300]-1)*months_per_period;DAY(fpdate)))&lt;&gt;DAY(fpdate);DATE(YEAR(fpdate);MONTH(fpdate)+([.A300]-1)*months_per_period+1;0);DATE(YEAR(fpdate);MONTH(fpdate)+([.A300]-1)*months_per_period;DAY(fpdate))))))" office:value-type="date" office:date-value="2041-07-01" calcext:value-type="date">
            <text:p>7/1/41</text:p>
          </table:table-cell>
          <table:table-cell table:style-name="ce21" table:formula="of:=IF([.A300]=&quot;&quot;;&quot;&quot;;IF(roundOpt;IF(OR([.A300]=nper;payment&gt;ROUND((1+rate)*[.H299];2));ROUND((1+rate)*[.H299];2);payment);IF(OR([.A300]=nper;payment&gt;(1+rate)*[.H299]);(1+rate)*[.H299];payment)))" office:value-type="float" office:value="858.91" calcext:value-type="float">
            <text:p>858.91</text:p>
          </table:table-cell>
          <table:table-cell table:style-name="ce30"/>
          <table:table-cell table:style-name="ce21"/>
          <table:table-cell table:style-name="ce21" table:formula="of:=IF([.A300]=&quot;&quot;;&quot;&quot;;IF(AND([.A300]=1;pmtType=1);0;IF(roundOpt;ROUND(rate*[.H299];2);rate*[.H299])))" office:value-type="float" office:value="237.92" calcext:value-type="float">
            <text:p>237.92</text:p>
          </table:table-cell>
          <table:table-cell table:style-name="ce21" table:formula="of:=IF([.A300]=&quot;&quot;;&quot;&quot;;[.C300]-[.F300]+[.D300])" office:value-type="float" office:value="620.99" calcext:value-type="float">
            <text:p>620.99</text:p>
          </table:table-cell>
          <table:table-cell table:style-name="ce21" table:formula="of:=IF([.A300]=&quot;&quot;;&quot;&quot;;[.H299]-[.G300])" office:value-type="float" office:value="56478.7599999999" calcext:value-type="float">
            <text:p>56,478.76</text:p>
          </table:table-cell>
          <table:table-cell table:number-columns-repeated="248"/>
        </table:table-row>
        <table:table-row table:style-name="ro3">
          <table:table-cell table:style-name="ce10" table:formula="of:=IF([.H300]=&quot;&quot;;&quot;&quot;;IF(roundOpt;IF(OR([.A300]&gt;=nper;ROUND([.H300];2)&lt;=0);&quot;&quot;;[.A300]+1);IF(OR([.A300]&gt;=nper;[.H300]&lt;=0);&quot;&quot;;[.A300]+1)))" office:value-type="float" office:value="284" calcext:value-type="float">
            <text:p>284</text:p>
          </table:table-cell>
          <table:table-cell table:style-name="ce17" table:formula="of:=IF([.A301]=&quot;&quot;;&quot;&quot;;IF(OR(periods_per_year=26;periods_per_year=52);IF(periods_per_year=26;IF([.A301]=1;fpdate;[.B300]+14);IF(periods_per_year=52;IF([.A301]=1;fpdate;[.B300]+7);&quot;n/a&quot;));IF(periods_per_year=24;DATE(YEAR(fpdate);MONTH(fpdate)+([.A301]-1)/2+IF(AND(DAY(fpdate)&gt;=15;MOD([.A301];2)=0);1;0);IF(MOD([.A301];2)=0;IF(DAY(fpdate)&gt;=15;DAY(fpdate)-14;DAY(fpdate)+14);DAY(fpdate)));IF(DAY(DATE(YEAR(fpdate);MONTH(fpdate)+([.A301]-1)*months_per_period;DAY(fpdate)))&lt;&gt;DAY(fpdate);DATE(YEAR(fpdate);MONTH(fpdate)+([.A301]-1)*months_per_period+1;0);DATE(YEAR(fpdate);MONTH(fpdate)+([.A301]-1)*months_per_period;DAY(fpdate))))))" office:value-type="date" office:date-value="2041-08-01" calcext:value-type="date">
            <text:p>8/1/41</text:p>
          </table:table-cell>
          <table:table-cell table:style-name="ce21" table:formula="of:=IF([.A301]=&quot;&quot;;&quot;&quot;;IF(roundOpt;IF(OR([.A301]=nper;payment&gt;ROUND((1+rate)*[.H300];2));ROUND((1+rate)*[.H300];2);payment);IF(OR([.A301]=nper;payment&gt;(1+rate)*[.H300]);(1+rate)*[.H300];payment)))" office:value-type="float" office:value="858.91" calcext:value-type="float">
            <text:p>858.91</text:p>
          </table:table-cell>
          <table:table-cell table:style-name="ce30"/>
          <table:table-cell table:style-name="ce21"/>
          <table:table-cell table:style-name="ce21" table:formula="of:=IF([.A301]=&quot;&quot;;&quot;&quot;;IF(AND([.A301]=1;pmtType=1);0;IF(roundOpt;ROUND(rate*[.H300];2);rate*[.H300])))" office:value-type="float" office:value="235.33" calcext:value-type="float">
            <text:p>235.33</text:p>
          </table:table-cell>
          <table:table-cell table:style-name="ce21" table:formula="of:=IF([.A301]=&quot;&quot;;&quot;&quot;;[.C301]-[.F301]+[.D301])" office:value-type="float" office:value="623.58" calcext:value-type="float">
            <text:p>623.58</text:p>
          </table:table-cell>
          <table:table-cell table:style-name="ce21" table:formula="of:=IF([.A301]=&quot;&quot;;&quot;&quot;;[.H300]-[.G301])" office:value-type="float" office:value="55855.1799999999" calcext:value-type="float">
            <text:p>55,855.18</text:p>
          </table:table-cell>
          <table:table-cell table:number-columns-repeated="248"/>
        </table:table-row>
        <table:table-row table:style-name="ro3">
          <table:table-cell table:style-name="ce10" table:formula="of:=IF([.H301]=&quot;&quot;;&quot;&quot;;IF(roundOpt;IF(OR([.A301]&gt;=nper;ROUND([.H301];2)&lt;=0);&quot;&quot;;[.A301]+1);IF(OR([.A301]&gt;=nper;[.H301]&lt;=0);&quot;&quot;;[.A301]+1)))" office:value-type="float" office:value="285" calcext:value-type="float">
            <text:p>285</text:p>
          </table:table-cell>
          <table:table-cell table:style-name="ce17" table:formula="of:=IF([.A302]=&quot;&quot;;&quot;&quot;;IF(OR(periods_per_year=26;periods_per_year=52);IF(periods_per_year=26;IF([.A302]=1;fpdate;[.B301]+14);IF(periods_per_year=52;IF([.A302]=1;fpdate;[.B301]+7);&quot;n/a&quot;));IF(periods_per_year=24;DATE(YEAR(fpdate);MONTH(fpdate)+([.A302]-1)/2+IF(AND(DAY(fpdate)&gt;=15;MOD([.A302];2)=0);1;0);IF(MOD([.A302];2)=0;IF(DAY(fpdate)&gt;=15;DAY(fpdate)-14;DAY(fpdate)+14);DAY(fpdate)));IF(DAY(DATE(YEAR(fpdate);MONTH(fpdate)+([.A302]-1)*months_per_period;DAY(fpdate)))&lt;&gt;DAY(fpdate);DATE(YEAR(fpdate);MONTH(fpdate)+([.A302]-1)*months_per_period+1;0);DATE(YEAR(fpdate);MONTH(fpdate)+([.A302]-1)*months_per_period;DAY(fpdate))))))" office:value-type="date" office:date-value="2041-09-01" calcext:value-type="date">
            <text:p>9/1/41</text:p>
          </table:table-cell>
          <table:table-cell table:style-name="ce21" table:formula="of:=IF([.A302]=&quot;&quot;;&quot;&quot;;IF(roundOpt;IF(OR([.A302]=nper;payment&gt;ROUND((1+rate)*[.H301];2));ROUND((1+rate)*[.H301];2);payment);IF(OR([.A302]=nper;payment&gt;(1+rate)*[.H301]);(1+rate)*[.H301];payment)))" office:value-type="float" office:value="858.91" calcext:value-type="float">
            <text:p>858.91</text:p>
          </table:table-cell>
          <table:table-cell table:style-name="ce30"/>
          <table:table-cell table:style-name="ce21"/>
          <table:table-cell table:style-name="ce21" table:formula="of:=IF([.A302]=&quot;&quot;;&quot;&quot;;IF(AND([.A302]=1;pmtType=1);0;IF(roundOpt;ROUND(rate*[.H301];2);rate*[.H301])))" office:value-type="float" office:value="232.73" calcext:value-type="float">
            <text:p>232.73</text:p>
          </table:table-cell>
          <table:table-cell table:style-name="ce21" table:formula="of:=IF([.A302]=&quot;&quot;;&quot;&quot;;[.C302]-[.F302]+[.D302])" office:value-type="float" office:value="626.18" calcext:value-type="float">
            <text:p>626.18</text:p>
          </table:table-cell>
          <table:table-cell table:style-name="ce21" table:formula="of:=IF([.A302]=&quot;&quot;;&quot;&quot;;[.H301]-[.G302])" office:value-type="float" office:value="55228.9999999999" calcext:value-type="float">
            <text:p>55,229.00</text:p>
          </table:table-cell>
          <table:table-cell table:number-columns-repeated="248"/>
        </table:table-row>
        <table:table-row table:style-name="ro3">
          <table:table-cell table:style-name="ce10" table:formula="of:=IF([.H302]=&quot;&quot;;&quot;&quot;;IF(roundOpt;IF(OR([.A302]&gt;=nper;ROUND([.H302];2)&lt;=0);&quot;&quot;;[.A302]+1);IF(OR([.A302]&gt;=nper;[.H302]&lt;=0);&quot;&quot;;[.A302]+1)))" office:value-type="float" office:value="286" calcext:value-type="float">
            <text:p>286</text:p>
          </table:table-cell>
          <table:table-cell table:style-name="ce17" table:formula="of:=IF([.A303]=&quot;&quot;;&quot;&quot;;IF(OR(periods_per_year=26;periods_per_year=52);IF(periods_per_year=26;IF([.A303]=1;fpdate;[.B302]+14);IF(periods_per_year=52;IF([.A303]=1;fpdate;[.B302]+7);&quot;n/a&quot;));IF(periods_per_year=24;DATE(YEAR(fpdate);MONTH(fpdate)+([.A303]-1)/2+IF(AND(DAY(fpdate)&gt;=15;MOD([.A303];2)=0);1;0);IF(MOD([.A303];2)=0;IF(DAY(fpdate)&gt;=15;DAY(fpdate)-14;DAY(fpdate)+14);DAY(fpdate)));IF(DAY(DATE(YEAR(fpdate);MONTH(fpdate)+([.A303]-1)*months_per_period;DAY(fpdate)))&lt;&gt;DAY(fpdate);DATE(YEAR(fpdate);MONTH(fpdate)+([.A303]-1)*months_per_period+1;0);DATE(YEAR(fpdate);MONTH(fpdate)+([.A303]-1)*months_per_period;DAY(fpdate))))))" office:value-type="date" office:date-value="2041-10-01" calcext:value-type="date">
            <text:p>10/1/41</text:p>
          </table:table-cell>
          <table:table-cell table:style-name="ce21" table:formula="of:=IF([.A303]=&quot;&quot;;&quot;&quot;;IF(roundOpt;IF(OR([.A303]=nper;payment&gt;ROUND((1+rate)*[.H302];2));ROUND((1+rate)*[.H302];2);payment);IF(OR([.A303]=nper;payment&gt;(1+rate)*[.H302]);(1+rate)*[.H302];payment)))" office:value-type="float" office:value="858.91" calcext:value-type="float">
            <text:p>858.91</text:p>
          </table:table-cell>
          <table:table-cell table:style-name="ce30"/>
          <table:table-cell table:style-name="ce21"/>
          <table:table-cell table:style-name="ce21" table:formula="of:=IF([.A303]=&quot;&quot;;&quot;&quot;;IF(AND([.A303]=1;pmtType=1);0;IF(roundOpt;ROUND(rate*[.H302];2);rate*[.H302])))" office:value-type="float" office:value="230.12" calcext:value-type="float">
            <text:p>230.12</text:p>
          </table:table-cell>
          <table:table-cell table:style-name="ce21" table:formula="of:=IF([.A303]=&quot;&quot;;&quot;&quot;;[.C303]-[.F303]+[.D303])" office:value-type="float" office:value="628.79" calcext:value-type="float">
            <text:p>628.79</text:p>
          </table:table-cell>
          <table:table-cell table:style-name="ce21" table:formula="of:=IF([.A303]=&quot;&quot;;&quot;&quot;;[.H302]-[.G303])" office:value-type="float" office:value="54600.2099999999" calcext:value-type="float">
            <text:p>54,600.21</text:p>
          </table:table-cell>
          <table:table-cell table:number-columns-repeated="248"/>
        </table:table-row>
        <table:table-row table:style-name="ro3">
          <table:table-cell table:style-name="ce10" table:formula="of:=IF([.H303]=&quot;&quot;;&quot;&quot;;IF(roundOpt;IF(OR([.A303]&gt;=nper;ROUND([.H303];2)&lt;=0);&quot;&quot;;[.A303]+1);IF(OR([.A303]&gt;=nper;[.H303]&lt;=0);&quot;&quot;;[.A303]+1)))" office:value-type="float" office:value="287" calcext:value-type="float">
            <text:p>287</text:p>
          </table:table-cell>
          <table:table-cell table:style-name="ce17" table:formula="of:=IF([.A304]=&quot;&quot;;&quot;&quot;;IF(OR(periods_per_year=26;periods_per_year=52);IF(periods_per_year=26;IF([.A304]=1;fpdate;[.B303]+14);IF(periods_per_year=52;IF([.A304]=1;fpdate;[.B303]+7);&quot;n/a&quot;));IF(periods_per_year=24;DATE(YEAR(fpdate);MONTH(fpdate)+([.A304]-1)/2+IF(AND(DAY(fpdate)&gt;=15;MOD([.A304];2)=0);1;0);IF(MOD([.A304];2)=0;IF(DAY(fpdate)&gt;=15;DAY(fpdate)-14;DAY(fpdate)+14);DAY(fpdate)));IF(DAY(DATE(YEAR(fpdate);MONTH(fpdate)+([.A304]-1)*months_per_period;DAY(fpdate)))&lt;&gt;DAY(fpdate);DATE(YEAR(fpdate);MONTH(fpdate)+([.A304]-1)*months_per_period+1;0);DATE(YEAR(fpdate);MONTH(fpdate)+([.A304]-1)*months_per_period;DAY(fpdate))))))" office:value-type="date" office:date-value="2041-11-01" calcext:value-type="date">
            <text:p>11/1/41</text:p>
          </table:table-cell>
          <table:table-cell table:style-name="ce21" table:formula="of:=IF([.A304]=&quot;&quot;;&quot;&quot;;IF(roundOpt;IF(OR([.A304]=nper;payment&gt;ROUND((1+rate)*[.H303];2));ROUND((1+rate)*[.H303];2);payment);IF(OR([.A304]=nper;payment&gt;(1+rate)*[.H303]);(1+rate)*[.H303];payment)))" office:value-type="float" office:value="858.91" calcext:value-type="float">
            <text:p>858.91</text:p>
          </table:table-cell>
          <table:table-cell table:style-name="ce30"/>
          <table:table-cell table:style-name="ce21"/>
          <table:table-cell table:style-name="ce21" table:formula="of:=IF([.A304]=&quot;&quot;;&quot;&quot;;IF(AND([.A304]=1;pmtType=1);0;IF(roundOpt;ROUND(rate*[.H303];2);rate*[.H303])))" office:value-type="float" office:value="227.5" calcext:value-type="float">
            <text:p>227.50</text:p>
          </table:table-cell>
          <table:table-cell table:style-name="ce21" table:formula="of:=IF([.A304]=&quot;&quot;;&quot;&quot;;[.C304]-[.F304]+[.D304])" office:value-type="float" office:value="631.41" calcext:value-type="float">
            <text:p>631.41</text:p>
          </table:table-cell>
          <table:table-cell table:style-name="ce21" table:formula="of:=IF([.A304]=&quot;&quot;;&quot;&quot;;[.H303]-[.G304])" office:value-type="float" office:value="53968.7999999999" calcext:value-type="float">
            <text:p>53,968.80</text:p>
          </table:table-cell>
          <table:table-cell table:number-columns-repeated="248"/>
        </table:table-row>
        <table:table-row table:style-name="ro3">
          <table:table-cell table:style-name="ce10" table:formula="of:=IF([.H304]=&quot;&quot;;&quot;&quot;;IF(roundOpt;IF(OR([.A304]&gt;=nper;ROUND([.H304];2)&lt;=0);&quot;&quot;;[.A304]+1);IF(OR([.A304]&gt;=nper;[.H304]&lt;=0);&quot;&quot;;[.A304]+1)))" office:value-type="float" office:value="288" calcext:value-type="float">
            <text:p>288</text:p>
          </table:table-cell>
          <table:table-cell table:style-name="ce17" table:formula="of:=IF([.A305]=&quot;&quot;;&quot;&quot;;IF(OR(periods_per_year=26;periods_per_year=52);IF(periods_per_year=26;IF([.A305]=1;fpdate;[.B304]+14);IF(periods_per_year=52;IF([.A305]=1;fpdate;[.B304]+7);&quot;n/a&quot;));IF(periods_per_year=24;DATE(YEAR(fpdate);MONTH(fpdate)+([.A305]-1)/2+IF(AND(DAY(fpdate)&gt;=15;MOD([.A305];2)=0);1;0);IF(MOD([.A305];2)=0;IF(DAY(fpdate)&gt;=15;DAY(fpdate)-14;DAY(fpdate)+14);DAY(fpdate)));IF(DAY(DATE(YEAR(fpdate);MONTH(fpdate)+([.A305]-1)*months_per_period;DAY(fpdate)))&lt;&gt;DAY(fpdate);DATE(YEAR(fpdate);MONTH(fpdate)+([.A305]-1)*months_per_period+1;0);DATE(YEAR(fpdate);MONTH(fpdate)+([.A305]-1)*months_per_period;DAY(fpdate))))))" office:value-type="date" office:date-value="2041-12-01" calcext:value-type="date">
            <text:p>12/1/41</text:p>
          </table:table-cell>
          <table:table-cell table:style-name="ce21" table:formula="of:=IF([.A305]=&quot;&quot;;&quot;&quot;;IF(roundOpt;IF(OR([.A305]=nper;payment&gt;ROUND((1+rate)*[.H304];2));ROUND((1+rate)*[.H304];2);payment);IF(OR([.A305]=nper;payment&gt;(1+rate)*[.H304]);(1+rate)*[.H304];payment)))" office:value-type="float" office:value="858.91" calcext:value-type="float">
            <text:p>858.91</text:p>
          </table:table-cell>
          <table:table-cell table:style-name="ce30"/>
          <table:table-cell table:style-name="ce21"/>
          <table:table-cell table:style-name="ce21" table:formula="of:=IF([.A305]=&quot;&quot;;&quot;&quot;;IF(AND([.A305]=1;pmtType=1);0;IF(roundOpt;ROUND(rate*[.H304];2);rate*[.H304])))" office:value-type="float" office:value="224.87" calcext:value-type="float">
            <text:p>224.87</text:p>
          </table:table-cell>
          <table:table-cell table:style-name="ce21" table:formula="of:=IF([.A305]=&quot;&quot;;&quot;&quot;;[.C305]-[.F305]+[.D305])" office:value-type="float" office:value="634.04" calcext:value-type="float">
            <text:p>634.04</text:p>
          </table:table-cell>
          <table:table-cell table:style-name="ce21" table:formula="of:=IF([.A305]=&quot;&quot;;&quot;&quot;;[.H304]-[.G305])" office:value-type="float" office:value="53334.7599999999" calcext:value-type="float">
            <text:p>53,334.76</text:p>
          </table:table-cell>
          <table:table-cell table:number-columns-repeated="248"/>
        </table:table-row>
        <table:table-row table:style-name="ro3">
          <table:table-cell table:style-name="ce10" table:formula="of:=IF([.H305]=&quot;&quot;;&quot;&quot;;IF(roundOpt;IF(OR([.A305]&gt;=nper;ROUND([.H305];2)&lt;=0);&quot;&quot;;[.A305]+1);IF(OR([.A305]&gt;=nper;[.H305]&lt;=0);&quot;&quot;;[.A305]+1)))" office:value-type="float" office:value="289" calcext:value-type="float">
            <text:p>289</text:p>
          </table:table-cell>
          <table:table-cell table:style-name="ce17" table:formula="of:=IF([.A306]=&quot;&quot;;&quot;&quot;;IF(OR(periods_per_year=26;periods_per_year=52);IF(periods_per_year=26;IF([.A306]=1;fpdate;[.B305]+14);IF(periods_per_year=52;IF([.A306]=1;fpdate;[.B305]+7);&quot;n/a&quot;));IF(periods_per_year=24;DATE(YEAR(fpdate);MONTH(fpdate)+([.A306]-1)/2+IF(AND(DAY(fpdate)&gt;=15;MOD([.A306];2)=0);1;0);IF(MOD([.A306];2)=0;IF(DAY(fpdate)&gt;=15;DAY(fpdate)-14;DAY(fpdate)+14);DAY(fpdate)));IF(DAY(DATE(YEAR(fpdate);MONTH(fpdate)+([.A306]-1)*months_per_period;DAY(fpdate)))&lt;&gt;DAY(fpdate);DATE(YEAR(fpdate);MONTH(fpdate)+([.A306]-1)*months_per_period+1;0);DATE(YEAR(fpdate);MONTH(fpdate)+([.A306]-1)*months_per_period;DAY(fpdate))))))" office:value-type="date" office:date-value="2042-01-01" calcext:value-type="date">
            <text:p>1/1/42</text:p>
          </table:table-cell>
          <table:table-cell table:style-name="ce21" table:formula="of:=IF([.A306]=&quot;&quot;;&quot;&quot;;IF(roundOpt;IF(OR([.A306]=nper;payment&gt;ROUND((1+rate)*[.H305];2));ROUND((1+rate)*[.H305];2);payment);IF(OR([.A306]=nper;payment&gt;(1+rate)*[.H305]);(1+rate)*[.H305];payment)))" office:value-type="float" office:value="858.91" calcext:value-type="float">
            <text:p>858.91</text:p>
          </table:table-cell>
          <table:table-cell table:style-name="ce30"/>
          <table:table-cell table:style-name="ce21"/>
          <table:table-cell table:style-name="ce21" table:formula="of:=IF([.A306]=&quot;&quot;;&quot;&quot;;IF(AND([.A306]=1;pmtType=1);0;IF(roundOpt;ROUND(rate*[.H305];2);rate*[.H305])))" office:value-type="float" office:value="222.23" calcext:value-type="float">
            <text:p>222.23</text:p>
          </table:table-cell>
          <table:table-cell table:style-name="ce21" table:formula="of:=IF([.A306]=&quot;&quot;;&quot;&quot;;[.C306]-[.F306]+[.D306])" office:value-type="float" office:value="636.68" calcext:value-type="float">
            <text:p>636.68</text:p>
          </table:table-cell>
          <table:table-cell table:style-name="ce21" table:formula="of:=IF([.A306]=&quot;&quot;;&quot;&quot;;[.H305]-[.G306])" office:value-type="float" office:value="52698.0799999999" calcext:value-type="float">
            <text:p>52,698.08</text:p>
          </table:table-cell>
          <table:table-cell table:number-columns-repeated="248"/>
        </table:table-row>
        <table:table-row table:style-name="ro3">
          <table:table-cell table:style-name="ce10" table:formula="of:=IF([.H306]=&quot;&quot;;&quot;&quot;;IF(roundOpt;IF(OR([.A306]&gt;=nper;ROUND([.H306];2)&lt;=0);&quot;&quot;;[.A306]+1);IF(OR([.A306]&gt;=nper;[.H306]&lt;=0);&quot;&quot;;[.A306]+1)))" office:value-type="float" office:value="290" calcext:value-type="float">
            <text:p>290</text:p>
          </table:table-cell>
          <table:table-cell table:style-name="ce17" table:formula="of:=IF([.A307]=&quot;&quot;;&quot;&quot;;IF(OR(periods_per_year=26;periods_per_year=52);IF(periods_per_year=26;IF([.A307]=1;fpdate;[.B306]+14);IF(periods_per_year=52;IF([.A307]=1;fpdate;[.B306]+7);&quot;n/a&quot;));IF(periods_per_year=24;DATE(YEAR(fpdate);MONTH(fpdate)+([.A307]-1)/2+IF(AND(DAY(fpdate)&gt;=15;MOD([.A307];2)=0);1;0);IF(MOD([.A307];2)=0;IF(DAY(fpdate)&gt;=15;DAY(fpdate)-14;DAY(fpdate)+14);DAY(fpdate)));IF(DAY(DATE(YEAR(fpdate);MONTH(fpdate)+([.A307]-1)*months_per_period;DAY(fpdate)))&lt;&gt;DAY(fpdate);DATE(YEAR(fpdate);MONTH(fpdate)+([.A307]-1)*months_per_period+1;0);DATE(YEAR(fpdate);MONTH(fpdate)+([.A307]-1)*months_per_period;DAY(fpdate))))))" office:value-type="date" office:date-value="2042-02-01" calcext:value-type="date">
            <text:p>2/1/42</text:p>
          </table:table-cell>
          <table:table-cell table:style-name="ce21" table:formula="of:=IF([.A307]=&quot;&quot;;&quot;&quot;;IF(roundOpt;IF(OR([.A307]=nper;payment&gt;ROUND((1+rate)*[.H306];2));ROUND((1+rate)*[.H306];2);payment);IF(OR([.A307]=nper;payment&gt;(1+rate)*[.H306]);(1+rate)*[.H306];payment)))" office:value-type="float" office:value="858.91" calcext:value-type="float">
            <text:p>858.91</text:p>
          </table:table-cell>
          <table:table-cell table:style-name="ce30"/>
          <table:table-cell table:style-name="ce21"/>
          <table:table-cell table:style-name="ce21" table:formula="of:=IF([.A307]=&quot;&quot;;&quot;&quot;;IF(AND([.A307]=1;pmtType=1);0;IF(roundOpt;ROUND(rate*[.H306];2);rate*[.H306])))" office:value-type="float" office:value="219.58" calcext:value-type="float">
            <text:p>219.58</text:p>
          </table:table-cell>
          <table:table-cell table:style-name="ce21" table:formula="of:=IF([.A307]=&quot;&quot;;&quot;&quot;;[.C307]-[.F307]+[.D307])" office:value-type="float" office:value="639.33" calcext:value-type="float">
            <text:p>639.33</text:p>
          </table:table-cell>
          <table:table-cell table:style-name="ce21" table:formula="of:=IF([.A307]=&quot;&quot;;&quot;&quot;;[.H306]-[.G307])" office:value-type="float" office:value="52058.7499999999" calcext:value-type="float">
            <text:p>52,058.75</text:p>
          </table:table-cell>
          <table:table-cell table:number-columns-repeated="248"/>
        </table:table-row>
        <table:table-row table:style-name="ro3">
          <table:table-cell table:style-name="ce10" table:formula="of:=IF([.H307]=&quot;&quot;;&quot;&quot;;IF(roundOpt;IF(OR([.A307]&gt;=nper;ROUND([.H307];2)&lt;=0);&quot;&quot;;[.A307]+1);IF(OR([.A307]&gt;=nper;[.H307]&lt;=0);&quot;&quot;;[.A307]+1)))" office:value-type="float" office:value="291" calcext:value-type="float">
            <text:p>291</text:p>
          </table:table-cell>
          <table:table-cell table:style-name="ce17" table:formula="of:=IF([.A308]=&quot;&quot;;&quot;&quot;;IF(OR(periods_per_year=26;periods_per_year=52);IF(periods_per_year=26;IF([.A308]=1;fpdate;[.B307]+14);IF(periods_per_year=52;IF([.A308]=1;fpdate;[.B307]+7);&quot;n/a&quot;));IF(periods_per_year=24;DATE(YEAR(fpdate);MONTH(fpdate)+([.A308]-1)/2+IF(AND(DAY(fpdate)&gt;=15;MOD([.A308];2)=0);1;0);IF(MOD([.A308];2)=0;IF(DAY(fpdate)&gt;=15;DAY(fpdate)-14;DAY(fpdate)+14);DAY(fpdate)));IF(DAY(DATE(YEAR(fpdate);MONTH(fpdate)+([.A308]-1)*months_per_period;DAY(fpdate)))&lt;&gt;DAY(fpdate);DATE(YEAR(fpdate);MONTH(fpdate)+([.A308]-1)*months_per_period+1;0);DATE(YEAR(fpdate);MONTH(fpdate)+([.A308]-1)*months_per_period;DAY(fpdate))))))" office:value-type="date" office:date-value="2042-03-01" calcext:value-type="date">
            <text:p>3/1/42</text:p>
          </table:table-cell>
          <table:table-cell table:style-name="ce21" table:formula="of:=IF([.A308]=&quot;&quot;;&quot;&quot;;IF(roundOpt;IF(OR([.A308]=nper;payment&gt;ROUND((1+rate)*[.H307];2));ROUND((1+rate)*[.H307];2);payment);IF(OR([.A308]=nper;payment&gt;(1+rate)*[.H307]);(1+rate)*[.H307];payment)))" office:value-type="float" office:value="858.91" calcext:value-type="float">
            <text:p>858.91</text:p>
          </table:table-cell>
          <table:table-cell table:style-name="ce30"/>
          <table:table-cell table:style-name="ce21"/>
          <table:table-cell table:style-name="ce21" table:formula="of:=IF([.A308]=&quot;&quot;;&quot;&quot;;IF(AND([.A308]=1;pmtType=1);0;IF(roundOpt;ROUND(rate*[.H307];2);rate*[.H307])))" office:value-type="float" office:value="216.91" calcext:value-type="float">
            <text:p>216.91</text:p>
          </table:table-cell>
          <table:table-cell table:style-name="ce21" table:formula="of:=IF([.A308]=&quot;&quot;;&quot;&quot;;[.C308]-[.F308]+[.D308])" office:value-type="float" office:value="642" calcext:value-type="float">
            <text:p>642.00</text:p>
          </table:table-cell>
          <table:table-cell table:style-name="ce21" table:formula="of:=IF([.A308]=&quot;&quot;;&quot;&quot;;[.H307]-[.G308])" office:value-type="float" office:value="51416.7499999999" calcext:value-type="float">
            <text:p>51,416.75</text:p>
          </table:table-cell>
          <table:table-cell table:number-columns-repeated="248"/>
        </table:table-row>
        <table:table-row table:style-name="ro3">
          <table:table-cell table:style-name="ce10" table:formula="of:=IF([.H308]=&quot;&quot;;&quot;&quot;;IF(roundOpt;IF(OR([.A308]&gt;=nper;ROUND([.H308];2)&lt;=0);&quot;&quot;;[.A308]+1);IF(OR([.A308]&gt;=nper;[.H308]&lt;=0);&quot;&quot;;[.A308]+1)))" office:value-type="float" office:value="292" calcext:value-type="float">
            <text:p>292</text:p>
          </table:table-cell>
          <table:table-cell table:style-name="ce17" table:formula="of:=IF([.A309]=&quot;&quot;;&quot;&quot;;IF(OR(periods_per_year=26;periods_per_year=52);IF(periods_per_year=26;IF([.A309]=1;fpdate;[.B308]+14);IF(periods_per_year=52;IF([.A309]=1;fpdate;[.B308]+7);&quot;n/a&quot;));IF(periods_per_year=24;DATE(YEAR(fpdate);MONTH(fpdate)+([.A309]-1)/2+IF(AND(DAY(fpdate)&gt;=15;MOD([.A309];2)=0);1;0);IF(MOD([.A309];2)=0;IF(DAY(fpdate)&gt;=15;DAY(fpdate)-14;DAY(fpdate)+14);DAY(fpdate)));IF(DAY(DATE(YEAR(fpdate);MONTH(fpdate)+([.A309]-1)*months_per_period;DAY(fpdate)))&lt;&gt;DAY(fpdate);DATE(YEAR(fpdate);MONTH(fpdate)+([.A309]-1)*months_per_period+1;0);DATE(YEAR(fpdate);MONTH(fpdate)+([.A309]-1)*months_per_period;DAY(fpdate))))))" office:value-type="date" office:date-value="2042-04-01" calcext:value-type="date">
            <text:p>4/1/42</text:p>
          </table:table-cell>
          <table:table-cell table:style-name="ce21" table:formula="of:=IF([.A309]=&quot;&quot;;&quot;&quot;;IF(roundOpt;IF(OR([.A309]=nper;payment&gt;ROUND((1+rate)*[.H308];2));ROUND((1+rate)*[.H308];2);payment);IF(OR([.A309]=nper;payment&gt;(1+rate)*[.H308]);(1+rate)*[.H308];payment)))" office:value-type="float" office:value="858.91" calcext:value-type="float">
            <text:p>858.91</text:p>
          </table:table-cell>
          <table:table-cell table:style-name="ce30"/>
          <table:table-cell table:style-name="ce21"/>
          <table:table-cell table:style-name="ce21" table:formula="of:=IF([.A309]=&quot;&quot;;&quot;&quot;;IF(AND([.A309]=1;pmtType=1);0;IF(roundOpt;ROUND(rate*[.H308];2);rate*[.H308])))" office:value-type="float" office:value="214.24" calcext:value-type="float">
            <text:p>214.24</text:p>
          </table:table-cell>
          <table:table-cell table:style-name="ce21" table:formula="of:=IF([.A309]=&quot;&quot;;&quot;&quot;;[.C309]-[.F309]+[.D309])" office:value-type="float" office:value="644.67" calcext:value-type="float">
            <text:p>644.67</text:p>
          </table:table-cell>
          <table:table-cell table:style-name="ce21" table:formula="of:=IF([.A309]=&quot;&quot;;&quot;&quot;;[.H308]-[.G309])" office:value-type="float" office:value="50772.0799999999" calcext:value-type="float">
            <text:p>50,772.08</text:p>
          </table:table-cell>
          <table:table-cell table:number-columns-repeated="248"/>
        </table:table-row>
        <table:table-row table:style-name="ro3">
          <table:table-cell table:style-name="ce10" table:formula="of:=IF([.H309]=&quot;&quot;;&quot;&quot;;IF(roundOpt;IF(OR([.A309]&gt;=nper;ROUND([.H309];2)&lt;=0);&quot;&quot;;[.A309]+1);IF(OR([.A309]&gt;=nper;[.H309]&lt;=0);&quot;&quot;;[.A309]+1)))" office:value-type="float" office:value="293" calcext:value-type="float">
            <text:p>293</text:p>
          </table:table-cell>
          <table:table-cell table:style-name="ce17" table:formula="of:=IF([.A310]=&quot;&quot;;&quot;&quot;;IF(OR(periods_per_year=26;periods_per_year=52);IF(periods_per_year=26;IF([.A310]=1;fpdate;[.B309]+14);IF(periods_per_year=52;IF([.A310]=1;fpdate;[.B309]+7);&quot;n/a&quot;));IF(periods_per_year=24;DATE(YEAR(fpdate);MONTH(fpdate)+([.A310]-1)/2+IF(AND(DAY(fpdate)&gt;=15;MOD([.A310];2)=0);1;0);IF(MOD([.A310];2)=0;IF(DAY(fpdate)&gt;=15;DAY(fpdate)-14;DAY(fpdate)+14);DAY(fpdate)));IF(DAY(DATE(YEAR(fpdate);MONTH(fpdate)+([.A310]-1)*months_per_period;DAY(fpdate)))&lt;&gt;DAY(fpdate);DATE(YEAR(fpdate);MONTH(fpdate)+([.A310]-1)*months_per_period+1;0);DATE(YEAR(fpdate);MONTH(fpdate)+([.A310]-1)*months_per_period;DAY(fpdate))))))" office:value-type="date" office:date-value="2042-05-01" calcext:value-type="date">
            <text:p>5/1/42</text:p>
          </table:table-cell>
          <table:table-cell table:style-name="ce21" table:formula="of:=IF([.A310]=&quot;&quot;;&quot;&quot;;IF(roundOpt;IF(OR([.A310]=nper;payment&gt;ROUND((1+rate)*[.H309];2));ROUND((1+rate)*[.H309];2);payment);IF(OR([.A310]=nper;payment&gt;(1+rate)*[.H309]);(1+rate)*[.H309];payment)))" office:value-type="float" office:value="858.91" calcext:value-type="float">
            <text:p>858.91</text:p>
          </table:table-cell>
          <table:table-cell table:style-name="ce30"/>
          <table:table-cell table:style-name="ce21"/>
          <table:table-cell table:style-name="ce21" table:formula="of:=IF([.A310]=&quot;&quot;;&quot;&quot;;IF(AND([.A310]=1;pmtType=1);0;IF(roundOpt;ROUND(rate*[.H309];2);rate*[.H309])))" office:value-type="float" office:value="211.55" calcext:value-type="float">
            <text:p>211.55</text:p>
          </table:table-cell>
          <table:table-cell table:style-name="ce21" table:formula="of:=IF([.A310]=&quot;&quot;;&quot;&quot;;[.C310]-[.F310]+[.D310])" office:value-type="float" office:value="647.36" calcext:value-type="float">
            <text:p>647.36</text:p>
          </table:table-cell>
          <table:table-cell table:style-name="ce21" table:formula="of:=IF([.A310]=&quot;&quot;;&quot;&quot;;[.H309]-[.G310])" office:value-type="float" office:value="50124.7199999999" calcext:value-type="float">
            <text:p>50,124.72</text:p>
          </table:table-cell>
          <table:table-cell table:number-columns-repeated="248"/>
        </table:table-row>
        <table:table-row table:style-name="ro3">
          <table:table-cell table:style-name="ce10" table:formula="of:=IF([.H310]=&quot;&quot;;&quot;&quot;;IF(roundOpt;IF(OR([.A310]&gt;=nper;ROUND([.H310];2)&lt;=0);&quot;&quot;;[.A310]+1);IF(OR([.A310]&gt;=nper;[.H310]&lt;=0);&quot;&quot;;[.A310]+1)))" office:value-type="float" office:value="294" calcext:value-type="float">
            <text:p>294</text:p>
          </table:table-cell>
          <table:table-cell table:style-name="ce17" table:formula="of:=IF([.A311]=&quot;&quot;;&quot;&quot;;IF(OR(periods_per_year=26;periods_per_year=52);IF(periods_per_year=26;IF([.A311]=1;fpdate;[.B310]+14);IF(periods_per_year=52;IF([.A311]=1;fpdate;[.B310]+7);&quot;n/a&quot;));IF(periods_per_year=24;DATE(YEAR(fpdate);MONTH(fpdate)+([.A311]-1)/2+IF(AND(DAY(fpdate)&gt;=15;MOD([.A311];2)=0);1;0);IF(MOD([.A311];2)=0;IF(DAY(fpdate)&gt;=15;DAY(fpdate)-14;DAY(fpdate)+14);DAY(fpdate)));IF(DAY(DATE(YEAR(fpdate);MONTH(fpdate)+([.A311]-1)*months_per_period;DAY(fpdate)))&lt;&gt;DAY(fpdate);DATE(YEAR(fpdate);MONTH(fpdate)+([.A311]-1)*months_per_period+1;0);DATE(YEAR(fpdate);MONTH(fpdate)+([.A311]-1)*months_per_period;DAY(fpdate))))))" office:value-type="date" office:date-value="2042-06-01" calcext:value-type="date">
            <text:p>6/1/42</text:p>
          </table:table-cell>
          <table:table-cell table:style-name="ce21" table:formula="of:=IF([.A311]=&quot;&quot;;&quot;&quot;;IF(roundOpt;IF(OR([.A311]=nper;payment&gt;ROUND((1+rate)*[.H310];2));ROUND((1+rate)*[.H310];2);payment);IF(OR([.A311]=nper;payment&gt;(1+rate)*[.H310]);(1+rate)*[.H310];payment)))" office:value-type="float" office:value="858.91" calcext:value-type="float">
            <text:p>858.91</text:p>
          </table:table-cell>
          <table:table-cell table:style-name="ce30"/>
          <table:table-cell table:style-name="ce21"/>
          <table:table-cell table:style-name="ce21" table:formula="of:=IF([.A311]=&quot;&quot;;&quot;&quot;;IF(AND([.A311]=1;pmtType=1);0;IF(roundOpt;ROUND(rate*[.H310];2);rate*[.H310])))" office:value-type="float" office:value="208.85" calcext:value-type="float">
            <text:p>208.85</text:p>
          </table:table-cell>
          <table:table-cell table:style-name="ce21" table:formula="of:=IF([.A311]=&quot;&quot;;&quot;&quot;;[.C311]-[.F311]+[.D311])" office:value-type="float" office:value="650.06" calcext:value-type="float">
            <text:p>650.06</text:p>
          </table:table-cell>
          <table:table-cell table:style-name="ce21" table:formula="of:=IF([.A311]=&quot;&quot;;&quot;&quot;;[.H310]-[.G311])" office:value-type="float" office:value="49474.6599999999" calcext:value-type="float">
            <text:p>49,474.66</text:p>
          </table:table-cell>
          <table:table-cell table:number-columns-repeated="248"/>
        </table:table-row>
        <table:table-row table:style-name="ro3">
          <table:table-cell table:style-name="ce10" table:formula="of:=IF([.H311]=&quot;&quot;;&quot;&quot;;IF(roundOpt;IF(OR([.A311]&gt;=nper;ROUND([.H311];2)&lt;=0);&quot;&quot;;[.A311]+1);IF(OR([.A311]&gt;=nper;[.H311]&lt;=0);&quot;&quot;;[.A311]+1)))" office:value-type="float" office:value="295" calcext:value-type="float">
            <text:p>295</text:p>
          </table:table-cell>
          <table:table-cell table:style-name="ce17" table:formula="of:=IF([.A312]=&quot;&quot;;&quot;&quot;;IF(OR(periods_per_year=26;periods_per_year=52);IF(periods_per_year=26;IF([.A312]=1;fpdate;[.B311]+14);IF(periods_per_year=52;IF([.A312]=1;fpdate;[.B311]+7);&quot;n/a&quot;));IF(periods_per_year=24;DATE(YEAR(fpdate);MONTH(fpdate)+([.A312]-1)/2+IF(AND(DAY(fpdate)&gt;=15;MOD([.A312];2)=0);1;0);IF(MOD([.A312];2)=0;IF(DAY(fpdate)&gt;=15;DAY(fpdate)-14;DAY(fpdate)+14);DAY(fpdate)));IF(DAY(DATE(YEAR(fpdate);MONTH(fpdate)+([.A312]-1)*months_per_period;DAY(fpdate)))&lt;&gt;DAY(fpdate);DATE(YEAR(fpdate);MONTH(fpdate)+([.A312]-1)*months_per_period+1;0);DATE(YEAR(fpdate);MONTH(fpdate)+([.A312]-1)*months_per_period;DAY(fpdate))))))" office:value-type="date" office:date-value="2042-07-01" calcext:value-type="date">
            <text:p>7/1/42</text:p>
          </table:table-cell>
          <table:table-cell table:style-name="ce21" table:formula="of:=IF([.A312]=&quot;&quot;;&quot;&quot;;IF(roundOpt;IF(OR([.A312]=nper;payment&gt;ROUND((1+rate)*[.H311];2));ROUND((1+rate)*[.H311];2);payment);IF(OR([.A312]=nper;payment&gt;(1+rate)*[.H311]);(1+rate)*[.H311];payment)))" office:value-type="float" office:value="858.91" calcext:value-type="float">
            <text:p>858.91</text:p>
          </table:table-cell>
          <table:table-cell table:style-name="ce30"/>
          <table:table-cell table:style-name="ce21"/>
          <table:table-cell table:style-name="ce21" table:formula="of:=IF([.A312]=&quot;&quot;;&quot;&quot;;IF(AND([.A312]=1;pmtType=1);0;IF(roundOpt;ROUND(rate*[.H311];2);rate*[.H311])))" office:value-type="float" office:value="206.14" calcext:value-type="float">
            <text:p>206.14</text:p>
          </table:table-cell>
          <table:table-cell table:style-name="ce21" table:formula="of:=IF([.A312]=&quot;&quot;;&quot;&quot;;[.C312]-[.F312]+[.D312])" office:value-type="float" office:value="652.77" calcext:value-type="float">
            <text:p>652.77</text:p>
          </table:table-cell>
          <table:table-cell table:style-name="ce21" table:formula="of:=IF([.A312]=&quot;&quot;;&quot;&quot;;[.H311]-[.G312])" office:value-type="float" office:value="48821.8899999999" calcext:value-type="float">
            <text:p>48,821.89</text:p>
          </table:table-cell>
          <table:table-cell table:number-columns-repeated="248"/>
        </table:table-row>
        <table:table-row table:style-name="ro3">
          <table:table-cell table:style-name="ce10" table:formula="of:=IF([.H312]=&quot;&quot;;&quot;&quot;;IF(roundOpt;IF(OR([.A312]&gt;=nper;ROUND([.H312];2)&lt;=0);&quot;&quot;;[.A312]+1);IF(OR([.A312]&gt;=nper;[.H312]&lt;=0);&quot;&quot;;[.A312]+1)))" office:value-type="float" office:value="296" calcext:value-type="float">
            <text:p>296</text:p>
          </table:table-cell>
          <table:table-cell table:style-name="ce17" table:formula="of:=IF([.A313]=&quot;&quot;;&quot;&quot;;IF(OR(periods_per_year=26;periods_per_year=52);IF(periods_per_year=26;IF([.A313]=1;fpdate;[.B312]+14);IF(periods_per_year=52;IF([.A313]=1;fpdate;[.B312]+7);&quot;n/a&quot;));IF(periods_per_year=24;DATE(YEAR(fpdate);MONTH(fpdate)+([.A313]-1)/2+IF(AND(DAY(fpdate)&gt;=15;MOD([.A313];2)=0);1;0);IF(MOD([.A313];2)=0;IF(DAY(fpdate)&gt;=15;DAY(fpdate)-14;DAY(fpdate)+14);DAY(fpdate)));IF(DAY(DATE(YEAR(fpdate);MONTH(fpdate)+([.A313]-1)*months_per_period;DAY(fpdate)))&lt;&gt;DAY(fpdate);DATE(YEAR(fpdate);MONTH(fpdate)+([.A313]-1)*months_per_period+1;0);DATE(YEAR(fpdate);MONTH(fpdate)+([.A313]-1)*months_per_period;DAY(fpdate))))))" office:value-type="date" office:date-value="2042-08-01" calcext:value-type="date">
            <text:p>8/1/42</text:p>
          </table:table-cell>
          <table:table-cell table:style-name="ce21" table:formula="of:=IF([.A313]=&quot;&quot;;&quot;&quot;;IF(roundOpt;IF(OR([.A313]=nper;payment&gt;ROUND((1+rate)*[.H312];2));ROUND((1+rate)*[.H312];2);payment);IF(OR([.A313]=nper;payment&gt;(1+rate)*[.H312]);(1+rate)*[.H312];payment)))" office:value-type="float" office:value="858.91" calcext:value-type="float">
            <text:p>858.91</text:p>
          </table:table-cell>
          <table:table-cell table:style-name="ce30"/>
          <table:table-cell table:style-name="ce21"/>
          <table:table-cell table:style-name="ce21" table:formula="of:=IF([.A313]=&quot;&quot;;&quot;&quot;;IF(AND([.A313]=1;pmtType=1);0;IF(roundOpt;ROUND(rate*[.H312];2);rate*[.H312])))" office:value-type="float" office:value="203.42" calcext:value-type="float">
            <text:p>203.42</text:p>
          </table:table-cell>
          <table:table-cell table:style-name="ce21" table:formula="of:=IF([.A313]=&quot;&quot;;&quot;&quot;;[.C313]-[.F313]+[.D313])" office:value-type="float" office:value="655.49" calcext:value-type="float">
            <text:p>655.49</text:p>
          </table:table-cell>
          <table:table-cell table:style-name="ce21" table:formula="of:=IF([.A313]=&quot;&quot;;&quot;&quot;;[.H312]-[.G313])" office:value-type="float" office:value="48166.3999999999" calcext:value-type="float">
            <text:p>48,166.40</text:p>
          </table:table-cell>
          <table:table-cell table:number-columns-repeated="248"/>
        </table:table-row>
        <table:table-row table:style-name="ro3">
          <table:table-cell table:style-name="ce10" table:formula="of:=IF([.H313]=&quot;&quot;;&quot;&quot;;IF(roundOpt;IF(OR([.A313]&gt;=nper;ROUND([.H313];2)&lt;=0);&quot;&quot;;[.A313]+1);IF(OR([.A313]&gt;=nper;[.H313]&lt;=0);&quot;&quot;;[.A313]+1)))" office:value-type="float" office:value="297" calcext:value-type="float">
            <text:p>297</text:p>
          </table:table-cell>
          <table:table-cell table:style-name="ce17" table:formula="of:=IF([.A314]=&quot;&quot;;&quot;&quot;;IF(OR(periods_per_year=26;periods_per_year=52);IF(periods_per_year=26;IF([.A314]=1;fpdate;[.B313]+14);IF(periods_per_year=52;IF([.A314]=1;fpdate;[.B313]+7);&quot;n/a&quot;));IF(periods_per_year=24;DATE(YEAR(fpdate);MONTH(fpdate)+([.A314]-1)/2+IF(AND(DAY(fpdate)&gt;=15;MOD([.A314];2)=0);1;0);IF(MOD([.A314];2)=0;IF(DAY(fpdate)&gt;=15;DAY(fpdate)-14;DAY(fpdate)+14);DAY(fpdate)));IF(DAY(DATE(YEAR(fpdate);MONTH(fpdate)+([.A314]-1)*months_per_period;DAY(fpdate)))&lt;&gt;DAY(fpdate);DATE(YEAR(fpdate);MONTH(fpdate)+([.A314]-1)*months_per_period+1;0);DATE(YEAR(fpdate);MONTH(fpdate)+([.A314]-1)*months_per_period;DAY(fpdate))))))" office:value-type="date" office:date-value="2042-09-01" calcext:value-type="date">
            <text:p>9/1/42</text:p>
          </table:table-cell>
          <table:table-cell table:style-name="ce21" table:formula="of:=IF([.A314]=&quot;&quot;;&quot;&quot;;IF(roundOpt;IF(OR([.A314]=nper;payment&gt;ROUND((1+rate)*[.H313];2));ROUND((1+rate)*[.H313];2);payment);IF(OR([.A314]=nper;payment&gt;(1+rate)*[.H313]);(1+rate)*[.H313];payment)))" office:value-type="float" office:value="858.91" calcext:value-type="float">
            <text:p>858.91</text:p>
          </table:table-cell>
          <table:table-cell table:style-name="ce30"/>
          <table:table-cell table:style-name="ce21"/>
          <table:table-cell table:style-name="ce21" table:formula="of:=IF([.A314]=&quot;&quot;;&quot;&quot;;IF(AND([.A314]=1;pmtType=1);0;IF(roundOpt;ROUND(rate*[.H313];2);rate*[.H313])))" office:value-type="float" office:value="200.69" calcext:value-type="float">
            <text:p>200.69</text:p>
          </table:table-cell>
          <table:table-cell table:style-name="ce21" table:formula="of:=IF([.A314]=&quot;&quot;;&quot;&quot;;[.C314]-[.F314]+[.D314])" office:value-type="float" office:value="658.22" calcext:value-type="float">
            <text:p>658.22</text:p>
          </table:table-cell>
          <table:table-cell table:style-name="ce21" table:formula="of:=IF([.A314]=&quot;&quot;;&quot;&quot;;[.H313]-[.G314])" office:value-type="float" office:value="47508.1799999999" calcext:value-type="float">
            <text:p>47,508.18</text:p>
          </table:table-cell>
          <table:table-cell table:number-columns-repeated="248"/>
        </table:table-row>
        <table:table-row table:style-name="ro3">
          <table:table-cell table:style-name="ce10" table:formula="of:=IF([.H314]=&quot;&quot;;&quot;&quot;;IF(roundOpt;IF(OR([.A314]&gt;=nper;ROUND([.H314];2)&lt;=0);&quot;&quot;;[.A314]+1);IF(OR([.A314]&gt;=nper;[.H314]&lt;=0);&quot;&quot;;[.A314]+1)))" office:value-type="float" office:value="298" calcext:value-type="float">
            <text:p>298</text:p>
          </table:table-cell>
          <table:table-cell table:style-name="ce17" table:formula="of:=IF([.A315]=&quot;&quot;;&quot;&quot;;IF(OR(periods_per_year=26;periods_per_year=52);IF(periods_per_year=26;IF([.A315]=1;fpdate;[.B314]+14);IF(periods_per_year=52;IF([.A315]=1;fpdate;[.B314]+7);&quot;n/a&quot;));IF(periods_per_year=24;DATE(YEAR(fpdate);MONTH(fpdate)+([.A315]-1)/2+IF(AND(DAY(fpdate)&gt;=15;MOD([.A315];2)=0);1;0);IF(MOD([.A315];2)=0;IF(DAY(fpdate)&gt;=15;DAY(fpdate)-14;DAY(fpdate)+14);DAY(fpdate)));IF(DAY(DATE(YEAR(fpdate);MONTH(fpdate)+([.A315]-1)*months_per_period;DAY(fpdate)))&lt;&gt;DAY(fpdate);DATE(YEAR(fpdate);MONTH(fpdate)+([.A315]-1)*months_per_period+1;0);DATE(YEAR(fpdate);MONTH(fpdate)+([.A315]-1)*months_per_period;DAY(fpdate))))))" office:value-type="date" office:date-value="2042-10-01" calcext:value-type="date">
            <text:p>10/1/42</text:p>
          </table:table-cell>
          <table:table-cell table:style-name="ce21" table:formula="of:=IF([.A315]=&quot;&quot;;&quot;&quot;;IF(roundOpt;IF(OR([.A315]=nper;payment&gt;ROUND((1+rate)*[.H314];2));ROUND((1+rate)*[.H314];2);payment);IF(OR([.A315]=nper;payment&gt;(1+rate)*[.H314]);(1+rate)*[.H314];payment)))" office:value-type="float" office:value="858.91" calcext:value-type="float">
            <text:p>858.91</text:p>
          </table:table-cell>
          <table:table-cell table:style-name="ce30"/>
          <table:table-cell table:style-name="ce21"/>
          <table:table-cell table:style-name="ce21" table:formula="of:=IF([.A315]=&quot;&quot;;&quot;&quot;;IF(AND([.A315]=1;pmtType=1);0;IF(roundOpt;ROUND(rate*[.H314];2);rate*[.H314])))" office:value-type="float" office:value="197.95" calcext:value-type="float">
            <text:p>197.95</text:p>
          </table:table-cell>
          <table:table-cell table:style-name="ce21" table:formula="of:=IF([.A315]=&quot;&quot;;&quot;&quot;;[.C315]-[.F315]+[.D315])" office:value-type="float" office:value="660.96" calcext:value-type="float">
            <text:p>660.96</text:p>
          </table:table-cell>
          <table:table-cell table:style-name="ce21" table:formula="of:=IF([.A315]=&quot;&quot;;&quot;&quot;;[.H314]-[.G315])" office:value-type="float" office:value="46847.2199999999" calcext:value-type="float">
            <text:p>46,847.22</text:p>
          </table:table-cell>
          <table:table-cell table:number-columns-repeated="248"/>
        </table:table-row>
        <table:table-row table:style-name="ro3">
          <table:table-cell table:style-name="ce10" table:formula="of:=IF([.H315]=&quot;&quot;;&quot;&quot;;IF(roundOpt;IF(OR([.A315]&gt;=nper;ROUND([.H315];2)&lt;=0);&quot;&quot;;[.A315]+1);IF(OR([.A315]&gt;=nper;[.H315]&lt;=0);&quot;&quot;;[.A315]+1)))" office:value-type="float" office:value="299" calcext:value-type="float">
            <text:p>299</text:p>
          </table:table-cell>
          <table:table-cell table:style-name="ce17" table:formula="of:=IF([.A316]=&quot;&quot;;&quot;&quot;;IF(OR(periods_per_year=26;periods_per_year=52);IF(periods_per_year=26;IF([.A316]=1;fpdate;[.B315]+14);IF(periods_per_year=52;IF([.A316]=1;fpdate;[.B315]+7);&quot;n/a&quot;));IF(periods_per_year=24;DATE(YEAR(fpdate);MONTH(fpdate)+([.A316]-1)/2+IF(AND(DAY(fpdate)&gt;=15;MOD([.A316];2)=0);1;0);IF(MOD([.A316];2)=0;IF(DAY(fpdate)&gt;=15;DAY(fpdate)-14;DAY(fpdate)+14);DAY(fpdate)));IF(DAY(DATE(YEAR(fpdate);MONTH(fpdate)+([.A316]-1)*months_per_period;DAY(fpdate)))&lt;&gt;DAY(fpdate);DATE(YEAR(fpdate);MONTH(fpdate)+([.A316]-1)*months_per_period+1;0);DATE(YEAR(fpdate);MONTH(fpdate)+([.A316]-1)*months_per_period;DAY(fpdate))))))" office:value-type="date" office:date-value="2042-11-01" calcext:value-type="date">
            <text:p>11/1/42</text:p>
          </table:table-cell>
          <table:table-cell table:style-name="ce21" table:formula="of:=IF([.A316]=&quot;&quot;;&quot;&quot;;IF(roundOpt;IF(OR([.A316]=nper;payment&gt;ROUND((1+rate)*[.H315];2));ROUND((1+rate)*[.H315];2);payment);IF(OR([.A316]=nper;payment&gt;(1+rate)*[.H315]);(1+rate)*[.H315];payment)))" office:value-type="float" office:value="858.91" calcext:value-type="float">
            <text:p>858.91</text:p>
          </table:table-cell>
          <table:table-cell table:style-name="ce30"/>
          <table:table-cell table:style-name="ce21"/>
          <table:table-cell table:style-name="ce21" table:formula="of:=IF([.A316]=&quot;&quot;;&quot;&quot;;IF(AND([.A316]=1;pmtType=1);0;IF(roundOpt;ROUND(rate*[.H315];2);rate*[.H315])))" office:value-type="float" office:value="195.2" calcext:value-type="float">
            <text:p>195.20</text:p>
          </table:table-cell>
          <table:table-cell table:style-name="ce21" table:formula="of:=IF([.A316]=&quot;&quot;;&quot;&quot;;[.C316]-[.F316]+[.D316])" office:value-type="float" office:value="663.71" calcext:value-type="float">
            <text:p>663.71</text:p>
          </table:table-cell>
          <table:table-cell table:style-name="ce21" table:formula="of:=IF([.A316]=&quot;&quot;;&quot;&quot;;[.H315]-[.G316])" office:value-type="float" office:value="46183.5099999999" calcext:value-type="float">
            <text:p>46,183.51</text:p>
          </table:table-cell>
          <table:table-cell table:number-columns-repeated="248"/>
        </table:table-row>
        <table:table-row table:style-name="ro3">
          <table:table-cell table:style-name="ce10" table:formula="of:=IF([.H316]=&quot;&quot;;&quot;&quot;;IF(roundOpt;IF(OR([.A316]&gt;=nper;ROUND([.H316];2)&lt;=0);&quot;&quot;;[.A316]+1);IF(OR([.A316]&gt;=nper;[.H316]&lt;=0);&quot;&quot;;[.A316]+1)))" office:value-type="float" office:value="300" calcext:value-type="float">
            <text:p>300</text:p>
          </table:table-cell>
          <table:table-cell table:style-name="ce17" table:formula="of:=IF([.A317]=&quot;&quot;;&quot;&quot;;IF(OR(periods_per_year=26;periods_per_year=52);IF(periods_per_year=26;IF([.A317]=1;fpdate;[.B316]+14);IF(periods_per_year=52;IF([.A317]=1;fpdate;[.B316]+7);&quot;n/a&quot;));IF(periods_per_year=24;DATE(YEAR(fpdate);MONTH(fpdate)+([.A317]-1)/2+IF(AND(DAY(fpdate)&gt;=15;MOD([.A317];2)=0);1;0);IF(MOD([.A317];2)=0;IF(DAY(fpdate)&gt;=15;DAY(fpdate)-14;DAY(fpdate)+14);DAY(fpdate)));IF(DAY(DATE(YEAR(fpdate);MONTH(fpdate)+([.A317]-1)*months_per_period;DAY(fpdate)))&lt;&gt;DAY(fpdate);DATE(YEAR(fpdate);MONTH(fpdate)+([.A317]-1)*months_per_period+1;0);DATE(YEAR(fpdate);MONTH(fpdate)+([.A317]-1)*months_per_period;DAY(fpdate))))))" office:value-type="date" office:date-value="2042-12-01" calcext:value-type="date">
            <text:p>12/1/42</text:p>
          </table:table-cell>
          <table:table-cell table:style-name="ce21" table:formula="of:=IF([.A317]=&quot;&quot;;&quot;&quot;;IF(roundOpt;IF(OR([.A317]=nper;payment&gt;ROUND((1+rate)*[.H316];2));ROUND((1+rate)*[.H316];2);payment);IF(OR([.A317]=nper;payment&gt;(1+rate)*[.H316]);(1+rate)*[.H316];payment)))" office:value-type="float" office:value="858.91" calcext:value-type="float">
            <text:p>858.91</text:p>
          </table:table-cell>
          <table:table-cell table:style-name="ce30"/>
          <table:table-cell table:style-name="ce21"/>
          <table:table-cell table:style-name="ce21" table:formula="of:=IF([.A317]=&quot;&quot;;&quot;&quot;;IF(AND([.A317]=1;pmtType=1);0;IF(roundOpt;ROUND(rate*[.H316];2);rate*[.H316])))" office:value-type="float" office:value="192.43" calcext:value-type="float">
            <text:p>192.43</text:p>
          </table:table-cell>
          <table:table-cell table:style-name="ce21" table:formula="of:=IF([.A317]=&quot;&quot;;&quot;&quot;;[.C317]-[.F317]+[.D317])" office:value-type="float" office:value="666.48" calcext:value-type="float">
            <text:p>666.48</text:p>
          </table:table-cell>
          <table:table-cell table:style-name="ce21" table:formula="of:=IF([.A317]=&quot;&quot;;&quot;&quot;;[.H316]-[.G317])" office:value-type="float" office:value="45517.0299999999" calcext:value-type="float">
            <text:p>45,517.03</text:p>
          </table:table-cell>
          <table:table-cell table:number-columns-repeated="248"/>
        </table:table-row>
        <table:table-row table:style-name="ro3">
          <table:table-cell table:style-name="ce10" table:formula="of:=IF([.H317]=&quot;&quot;;&quot;&quot;;IF(roundOpt;IF(OR([.A317]&gt;=nper;ROUND([.H317];2)&lt;=0);&quot;&quot;;[.A317]+1);IF(OR([.A317]&gt;=nper;[.H317]&lt;=0);&quot;&quot;;[.A317]+1)))" office:value-type="float" office:value="301" calcext:value-type="float">
            <text:p>301</text:p>
          </table:table-cell>
          <table:table-cell table:style-name="ce17" table:formula="of:=IF([.A318]=&quot;&quot;;&quot;&quot;;IF(OR(periods_per_year=26;periods_per_year=52);IF(periods_per_year=26;IF([.A318]=1;fpdate;[.B317]+14);IF(periods_per_year=52;IF([.A318]=1;fpdate;[.B317]+7);&quot;n/a&quot;));IF(periods_per_year=24;DATE(YEAR(fpdate);MONTH(fpdate)+([.A318]-1)/2+IF(AND(DAY(fpdate)&gt;=15;MOD([.A318];2)=0);1;0);IF(MOD([.A318];2)=0;IF(DAY(fpdate)&gt;=15;DAY(fpdate)-14;DAY(fpdate)+14);DAY(fpdate)));IF(DAY(DATE(YEAR(fpdate);MONTH(fpdate)+([.A318]-1)*months_per_period;DAY(fpdate)))&lt;&gt;DAY(fpdate);DATE(YEAR(fpdate);MONTH(fpdate)+([.A318]-1)*months_per_period+1;0);DATE(YEAR(fpdate);MONTH(fpdate)+([.A318]-1)*months_per_period;DAY(fpdate))))))" office:value-type="date" office:date-value="2043-01-01" calcext:value-type="date">
            <text:p>1/1/43</text:p>
          </table:table-cell>
          <table:table-cell table:style-name="ce21" table:formula="of:=IF([.A318]=&quot;&quot;;&quot;&quot;;IF(roundOpt;IF(OR([.A318]=nper;payment&gt;ROUND((1+rate)*[.H317];2));ROUND((1+rate)*[.H317];2);payment);IF(OR([.A318]=nper;payment&gt;(1+rate)*[.H317]);(1+rate)*[.H317];payment)))" office:value-type="float" office:value="858.91" calcext:value-type="float">
            <text:p>858.91</text:p>
          </table:table-cell>
          <table:table-cell table:style-name="ce30"/>
          <table:table-cell table:style-name="ce21"/>
          <table:table-cell table:style-name="ce21" table:formula="of:=IF([.A318]=&quot;&quot;;&quot;&quot;;IF(AND([.A318]=1;pmtType=1);0;IF(roundOpt;ROUND(rate*[.H317];2);rate*[.H317])))" office:value-type="float" office:value="189.65" calcext:value-type="float">
            <text:p>189.65</text:p>
          </table:table-cell>
          <table:table-cell table:style-name="ce21" table:formula="of:=IF([.A318]=&quot;&quot;;&quot;&quot;;[.C318]-[.F318]+[.D318])" office:value-type="float" office:value="669.26" calcext:value-type="float">
            <text:p>669.26</text:p>
          </table:table-cell>
          <table:table-cell table:style-name="ce21" table:formula="of:=IF([.A318]=&quot;&quot;;&quot;&quot;;[.H317]-[.G318])" office:value-type="float" office:value="44847.7699999999" calcext:value-type="float">
            <text:p>44,847.77</text:p>
          </table:table-cell>
          <table:table-cell table:number-columns-repeated="248"/>
        </table:table-row>
        <table:table-row table:style-name="ro3">
          <table:table-cell table:style-name="ce10" table:formula="of:=IF([.H318]=&quot;&quot;;&quot;&quot;;IF(roundOpt;IF(OR([.A318]&gt;=nper;ROUND([.H318];2)&lt;=0);&quot;&quot;;[.A318]+1);IF(OR([.A318]&gt;=nper;[.H318]&lt;=0);&quot;&quot;;[.A318]+1)))" office:value-type="float" office:value="302" calcext:value-type="float">
            <text:p>302</text:p>
          </table:table-cell>
          <table:table-cell table:style-name="ce17" table:formula="of:=IF([.A319]=&quot;&quot;;&quot;&quot;;IF(OR(periods_per_year=26;periods_per_year=52);IF(periods_per_year=26;IF([.A319]=1;fpdate;[.B318]+14);IF(periods_per_year=52;IF([.A319]=1;fpdate;[.B318]+7);&quot;n/a&quot;));IF(periods_per_year=24;DATE(YEAR(fpdate);MONTH(fpdate)+([.A319]-1)/2+IF(AND(DAY(fpdate)&gt;=15;MOD([.A319];2)=0);1;0);IF(MOD([.A319];2)=0;IF(DAY(fpdate)&gt;=15;DAY(fpdate)-14;DAY(fpdate)+14);DAY(fpdate)));IF(DAY(DATE(YEAR(fpdate);MONTH(fpdate)+([.A319]-1)*months_per_period;DAY(fpdate)))&lt;&gt;DAY(fpdate);DATE(YEAR(fpdate);MONTH(fpdate)+([.A319]-1)*months_per_period+1;0);DATE(YEAR(fpdate);MONTH(fpdate)+([.A319]-1)*months_per_period;DAY(fpdate))))))" office:value-type="date" office:date-value="2043-02-01" calcext:value-type="date">
            <text:p>2/1/43</text:p>
          </table:table-cell>
          <table:table-cell table:style-name="ce21" table:formula="of:=IF([.A319]=&quot;&quot;;&quot;&quot;;IF(roundOpt;IF(OR([.A319]=nper;payment&gt;ROUND((1+rate)*[.H318];2));ROUND((1+rate)*[.H318];2);payment);IF(OR([.A319]=nper;payment&gt;(1+rate)*[.H318]);(1+rate)*[.H318];payment)))" office:value-type="float" office:value="858.91" calcext:value-type="float">
            <text:p>858.91</text:p>
          </table:table-cell>
          <table:table-cell table:style-name="ce30"/>
          <table:table-cell table:style-name="ce21"/>
          <table:table-cell table:style-name="ce21" table:formula="of:=IF([.A319]=&quot;&quot;;&quot;&quot;;IF(AND([.A319]=1;pmtType=1);0;IF(roundOpt;ROUND(rate*[.H318];2);rate*[.H318])))" office:value-type="float" office:value="186.87" calcext:value-type="float">
            <text:p>186.87</text:p>
          </table:table-cell>
          <table:table-cell table:style-name="ce21" table:formula="of:=IF([.A319]=&quot;&quot;;&quot;&quot;;[.C319]-[.F319]+[.D319])" office:value-type="float" office:value="672.04" calcext:value-type="float">
            <text:p>672.04</text:p>
          </table:table-cell>
          <table:table-cell table:style-name="ce21" table:formula="of:=IF([.A319]=&quot;&quot;;&quot;&quot;;[.H318]-[.G319])" office:value-type="float" office:value="44175.7299999999" calcext:value-type="float">
            <text:p>44,175.73</text:p>
          </table:table-cell>
          <table:table-cell table:number-columns-repeated="248"/>
        </table:table-row>
        <table:table-row table:style-name="ro3">
          <table:table-cell table:style-name="ce10" table:formula="of:=IF([.H319]=&quot;&quot;;&quot;&quot;;IF(roundOpt;IF(OR([.A319]&gt;=nper;ROUND([.H319];2)&lt;=0);&quot;&quot;;[.A319]+1);IF(OR([.A319]&gt;=nper;[.H319]&lt;=0);&quot;&quot;;[.A319]+1)))" office:value-type="float" office:value="303" calcext:value-type="float">
            <text:p>303</text:p>
          </table:table-cell>
          <table:table-cell table:style-name="ce17" table:formula="of:=IF([.A320]=&quot;&quot;;&quot;&quot;;IF(OR(periods_per_year=26;periods_per_year=52);IF(periods_per_year=26;IF([.A320]=1;fpdate;[.B319]+14);IF(periods_per_year=52;IF([.A320]=1;fpdate;[.B319]+7);&quot;n/a&quot;));IF(periods_per_year=24;DATE(YEAR(fpdate);MONTH(fpdate)+([.A320]-1)/2+IF(AND(DAY(fpdate)&gt;=15;MOD([.A320];2)=0);1;0);IF(MOD([.A320];2)=0;IF(DAY(fpdate)&gt;=15;DAY(fpdate)-14;DAY(fpdate)+14);DAY(fpdate)));IF(DAY(DATE(YEAR(fpdate);MONTH(fpdate)+([.A320]-1)*months_per_period;DAY(fpdate)))&lt;&gt;DAY(fpdate);DATE(YEAR(fpdate);MONTH(fpdate)+([.A320]-1)*months_per_period+1;0);DATE(YEAR(fpdate);MONTH(fpdate)+([.A320]-1)*months_per_period;DAY(fpdate))))))" office:value-type="date" office:date-value="2043-03-01" calcext:value-type="date">
            <text:p>3/1/43</text:p>
          </table:table-cell>
          <table:table-cell table:style-name="ce21" table:formula="of:=IF([.A320]=&quot;&quot;;&quot;&quot;;IF(roundOpt;IF(OR([.A320]=nper;payment&gt;ROUND((1+rate)*[.H319];2));ROUND((1+rate)*[.H319];2);payment);IF(OR([.A320]=nper;payment&gt;(1+rate)*[.H319]);(1+rate)*[.H319];payment)))" office:value-type="float" office:value="858.91" calcext:value-type="float">
            <text:p>858.91</text:p>
          </table:table-cell>
          <table:table-cell table:style-name="ce30"/>
          <table:table-cell table:style-name="ce21"/>
          <table:table-cell table:style-name="ce21" table:formula="of:=IF([.A320]=&quot;&quot;;&quot;&quot;;IF(AND([.A320]=1;pmtType=1);0;IF(roundOpt;ROUND(rate*[.H319];2);rate*[.H319])))" office:value-type="float" office:value="184.07" calcext:value-type="float">
            <text:p>184.07</text:p>
          </table:table-cell>
          <table:table-cell table:style-name="ce21" table:formula="of:=IF([.A320]=&quot;&quot;;&quot;&quot;;[.C320]-[.F320]+[.D320])" office:value-type="float" office:value="674.84" calcext:value-type="float">
            <text:p>674.84</text:p>
          </table:table-cell>
          <table:table-cell table:style-name="ce21" table:formula="of:=IF([.A320]=&quot;&quot;;&quot;&quot;;[.H319]-[.G320])" office:value-type="float" office:value="43500.8899999999" calcext:value-type="float">
            <text:p>43,500.89</text:p>
          </table:table-cell>
          <table:table-cell table:number-columns-repeated="248"/>
        </table:table-row>
        <table:table-row table:style-name="ro3">
          <table:table-cell table:style-name="ce10" table:formula="of:=IF([.H320]=&quot;&quot;;&quot;&quot;;IF(roundOpt;IF(OR([.A320]&gt;=nper;ROUND([.H320];2)&lt;=0);&quot;&quot;;[.A320]+1);IF(OR([.A320]&gt;=nper;[.H320]&lt;=0);&quot;&quot;;[.A320]+1)))" office:value-type="float" office:value="304" calcext:value-type="float">
            <text:p>304</text:p>
          </table:table-cell>
          <table:table-cell table:style-name="ce17" table:formula="of:=IF([.A321]=&quot;&quot;;&quot;&quot;;IF(OR(periods_per_year=26;periods_per_year=52);IF(periods_per_year=26;IF([.A321]=1;fpdate;[.B320]+14);IF(periods_per_year=52;IF([.A321]=1;fpdate;[.B320]+7);&quot;n/a&quot;));IF(periods_per_year=24;DATE(YEAR(fpdate);MONTH(fpdate)+([.A321]-1)/2+IF(AND(DAY(fpdate)&gt;=15;MOD([.A321];2)=0);1;0);IF(MOD([.A321];2)=0;IF(DAY(fpdate)&gt;=15;DAY(fpdate)-14;DAY(fpdate)+14);DAY(fpdate)));IF(DAY(DATE(YEAR(fpdate);MONTH(fpdate)+([.A321]-1)*months_per_period;DAY(fpdate)))&lt;&gt;DAY(fpdate);DATE(YEAR(fpdate);MONTH(fpdate)+([.A321]-1)*months_per_period+1;0);DATE(YEAR(fpdate);MONTH(fpdate)+([.A321]-1)*months_per_period;DAY(fpdate))))))" office:value-type="date" office:date-value="2043-04-01" calcext:value-type="date">
            <text:p>4/1/43</text:p>
          </table:table-cell>
          <table:table-cell table:style-name="ce21" table:formula="of:=IF([.A321]=&quot;&quot;;&quot;&quot;;IF(roundOpt;IF(OR([.A321]=nper;payment&gt;ROUND((1+rate)*[.H320];2));ROUND((1+rate)*[.H320];2);payment);IF(OR([.A321]=nper;payment&gt;(1+rate)*[.H320]);(1+rate)*[.H320];payment)))" office:value-type="float" office:value="858.91" calcext:value-type="float">
            <text:p>858.91</text:p>
          </table:table-cell>
          <table:table-cell table:style-name="ce30"/>
          <table:table-cell table:style-name="ce21"/>
          <table:table-cell table:style-name="ce21" table:formula="of:=IF([.A321]=&quot;&quot;;&quot;&quot;;IF(AND([.A321]=1;pmtType=1);0;IF(roundOpt;ROUND(rate*[.H320];2);rate*[.H320])))" office:value-type="float" office:value="181.25" calcext:value-type="float">
            <text:p>181.25</text:p>
          </table:table-cell>
          <table:table-cell table:style-name="ce21" table:formula="of:=IF([.A321]=&quot;&quot;;&quot;&quot;;[.C321]-[.F321]+[.D321])" office:value-type="float" office:value="677.66" calcext:value-type="float">
            <text:p>677.66</text:p>
          </table:table-cell>
          <table:table-cell table:style-name="ce21" table:formula="of:=IF([.A321]=&quot;&quot;;&quot;&quot;;[.H320]-[.G321])" office:value-type="float" office:value="42823.2299999999" calcext:value-type="float">
            <text:p>42,823.23</text:p>
          </table:table-cell>
          <table:table-cell table:number-columns-repeated="248"/>
        </table:table-row>
        <table:table-row table:style-name="ro3">
          <table:table-cell table:style-name="ce10" table:formula="of:=IF([.H321]=&quot;&quot;;&quot;&quot;;IF(roundOpt;IF(OR([.A321]&gt;=nper;ROUND([.H321];2)&lt;=0);&quot;&quot;;[.A321]+1);IF(OR([.A321]&gt;=nper;[.H321]&lt;=0);&quot;&quot;;[.A321]+1)))" office:value-type="float" office:value="305" calcext:value-type="float">
            <text:p>305</text:p>
          </table:table-cell>
          <table:table-cell table:style-name="ce17" table:formula="of:=IF([.A322]=&quot;&quot;;&quot;&quot;;IF(OR(periods_per_year=26;periods_per_year=52);IF(periods_per_year=26;IF([.A322]=1;fpdate;[.B321]+14);IF(periods_per_year=52;IF([.A322]=1;fpdate;[.B321]+7);&quot;n/a&quot;));IF(periods_per_year=24;DATE(YEAR(fpdate);MONTH(fpdate)+([.A322]-1)/2+IF(AND(DAY(fpdate)&gt;=15;MOD([.A322];2)=0);1;0);IF(MOD([.A322];2)=0;IF(DAY(fpdate)&gt;=15;DAY(fpdate)-14;DAY(fpdate)+14);DAY(fpdate)));IF(DAY(DATE(YEAR(fpdate);MONTH(fpdate)+([.A322]-1)*months_per_period;DAY(fpdate)))&lt;&gt;DAY(fpdate);DATE(YEAR(fpdate);MONTH(fpdate)+([.A322]-1)*months_per_period+1;0);DATE(YEAR(fpdate);MONTH(fpdate)+([.A322]-1)*months_per_period;DAY(fpdate))))))" office:value-type="date" office:date-value="2043-05-01" calcext:value-type="date">
            <text:p>5/1/43</text:p>
          </table:table-cell>
          <table:table-cell table:style-name="ce21" table:formula="of:=IF([.A322]=&quot;&quot;;&quot;&quot;;IF(roundOpt;IF(OR([.A322]=nper;payment&gt;ROUND((1+rate)*[.H321];2));ROUND((1+rate)*[.H321];2);payment);IF(OR([.A322]=nper;payment&gt;(1+rate)*[.H321]);(1+rate)*[.H321];payment)))" office:value-type="float" office:value="858.91" calcext:value-type="float">
            <text:p>858.91</text:p>
          </table:table-cell>
          <table:table-cell table:style-name="ce30"/>
          <table:table-cell table:style-name="ce21"/>
          <table:table-cell table:style-name="ce21" table:formula="of:=IF([.A322]=&quot;&quot;;&quot;&quot;;IF(AND([.A322]=1;pmtType=1);0;IF(roundOpt;ROUND(rate*[.H321];2);rate*[.H321])))" office:value-type="float" office:value="178.43" calcext:value-type="float">
            <text:p>178.43</text:p>
          </table:table-cell>
          <table:table-cell table:style-name="ce21" table:formula="of:=IF([.A322]=&quot;&quot;;&quot;&quot;;[.C322]-[.F322]+[.D322])" office:value-type="float" office:value="680.48" calcext:value-type="float">
            <text:p>680.48</text:p>
          </table:table-cell>
          <table:table-cell table:style-name="ce21" table:formula="of:=IF([.A322]=&quot;&quot;;&quot;&quot;;[.H321]-[.G322])" office:value-type="float" office:value="42142.7499999999" calcext:value-type="float">
            <text:p>42,142.75</text:p>
          </table:table-cell>
          <table:table-cell table:number-columns-repeated="248"/>
        </table:table-row>
        <table:table-row table:style-name="ro3">
          <table:table-cell table:style-name="ce10" table:formula="of:=IF([.H322]=&quot;&quot;;&quot;&quot;;IF(roundOpt;IF(OR([.A322]&gt;=nper;ROUND([.H322];2)&lt;=0);&quot;&quot;;[.A322]+1);IF(OR([.A322]&gt;=nper;[.H322]&lt;=0);&quot;&quot;;[.A322]+1)))" office:value-type="float" office:value="306" calcext:value-type="float">
            <text:p>306</text:p>
          </table:table-cell>
          <table:table-cell table:style-name="ce17" table:formula="of:=IF([.A323]=&quot;&quot;;&quot;&quot;;IF(OR(periods_per_year=26;periods_per_year=52);IF(periods_per_year=26;IF([.A323]=1;fpdate;[.B322]+14);IF(periods_per_year=52;IF([.A323]=1;fpdate;[.B322]+7);&quot;n/a&quot;));IF(periods_per_year=24;DATE(YEAR(fpdate);MONTH(fpdate)+([.A323]-1)/2+IF(AND(DAY(fpdate)&gt;=15;MOD([.A323];2)=0);1;0);IF(MOD([.A323];2)=0;IF(DAY(fpdate)&gt;=15;DAY(fpdate)-14;DAY(fpdate)+14);DAY(fpdate)));IF(DAY(DATE(YEAR(fpdate);MONTH(fpdate)+([.A323]-1)*months_per_period;DAY(fpdate)))&lt;&gt;DAY(fpdate);DATE(YEAR(fpdate);MONTH(fpdate)+([.A323]-1)*months_per_period+1;0);DATE(YEAR(fpdate);MONTH(fpdate)+([.A323]-1)*months_per_period;DAY(fpdate))))))" office:value-type="date" office:date-value="2043-06-01" calcext:value-type="date">
            <text:p>6/1/43</text:p>
          </table:table-cell>
          <table:table-cell table:style-name="ce21" table:formula="of:=IF([.A323]=&quot;&quot;;&quot;&quot;;IF(roundOpt;IF(OR([.A323]=nper;payment&gt;ROUND((1+rate)*[.H322];2));ROUND((1+rate)*[.H322];2);payment);IF(OR([.A323]=nper;payment&gt;(1+rate)*[.H322]);(1+rate)*[.H322];payment)))" office:value-type="float" office:value="858.91" calcext:value-type="float">
            <text:p>858.91</text:p>
          </table:table-cell>
          <table:table-cell table:style-name="ce30"/>
          <table:table-cell table:style-name="ce21"/>
          <table:table-cell table:style-name="ce21" table:formula="of:=IF([.A323]=&quot;&quot;;&quot;&quot;;IF(AND([.A323]=1;pmtType=1);0;IF(roundOpt;ROUND(rate*[.H322];2);rate*[.H322])))" office:value-type="float" office:value="175.59" calcext:value-type="float">
            <text:p>175.59</text:p>
          </table:table-cell>
          <table:table-cell table:style-name="ce21" table:formula="of:=IF([.A323]=&quot;&quot;;&quot;&quot;;[.C323]-[.F323]+[.D323])" office:value-type="float" office:value="683.32" calcext:value-type="float">
            <text:p>683.32</text:p>
          </table:table-cell>
          <table:table-cell table:style-name="ce21" table:formula="of:=IF([.A323]=&quot;&quot;;&quot;&quot;;[.H322]-[.G323])" office:value-type="float" office:value="41459.4299999999" calcext:value-type="float">
            <text:p>41,459.43</text:p>
          </table:table-cell>
          <table:table-cell table:number-columns-repeated="248"/>
        </table:table-row>
        <table:table-row table:style-name="ro3">
          <table:table-cell table:style-name="ce10" table:formula="of:=IF([.H323]=&quot;&quot;;&quot;&quot;;IF(roundOpt;IF(OR([.A323]&gt;=nper;ROUND([.H323];2)&lt;=0);&quot;&quot;;[.A323]+1);IF(OR([.A323]&gt;=nper;[.H323]&lt;=0);&quot;&quot;;[.A323]+1)))" office:value-type="float" office:value="307" calcext:value-type="float">
            <text:p>307</text:p>
          </table:table-cell>
          <table:table-cell table:style-name="ce17" table:formula="of:=IF([.A324]=&quot;&quot;;&quot;&quot;;IF(OR(periods_per_year=26;periods_per_year=52);IF(periods_per_year=26;IF([.A324]=1;fpdate;[.B323]+14);IF(periods_per_year=52;IF([.A324]=1;fpdate;[.B323]+7);&quot;n/a&quot;));IF(periods_per_year=24;DATE(YEAR(fpdate);MONTH(fpdate)+([.A324]-1)/2+IF(AND(DAY(fpdate)&gt;=15;MOD([.A324];2)=0);1;0);IF(MOD([.A324];2)=0;IF(DAY(fpdate)&gt;=15;DAY(fpdate)-14;DAY(fpdate)+14);DAY(fpdate)));IF(DAY(DATE(YEAR(fpdate);MONTH(fpdate)+([.A324]-1)*months_per_period;DAY(fpdate)))&lt;&gt;DAY(fpdate);DATE(YEAR(fpdate);MONTH(fpdate)+([.A324]-1)*months_per_period+1;0);DATE(YEAR(fpdate);MONTH(fpdate)+([.A324]-1)*months_per_period;DAY(fpdate))))))" office:value-type="date" office:date-value="2043-07-01" calcext:value-type="date">
            <text:p>7/1/43</text:p>
          </table:table-cell>
          <table:table-cell table:style-name="ce21" table:formula="of:=IF([.A324]=&quot;&quot;;&quot;&quot;;IF(roundOpt;IF(OR([.A324]=nper;payment&gt;ROUND((1+rate)*[.H323];2));ROUND((1+rate)*[.H323];2);payment);IF(OR([.A324]=nper;payment&gt;(1+rate)*[.H323]);(1+rate)*[.H323];payment)))" office:value-type="float" office:value="858.91" calcext:value-type="float">
            <text:p>858.91</text:p>
          </table:table-cell>
          <table:table-cell table:style-name="ce30"/>
          <table:table-cell table:style-name="ce21"/>
          <table:table-cell table:style-name="ce21" table:formula="of:=IF([.A324]=&quot;&quot;;&quot;&quot;;IF(AND([.A324]=1;pmtType=1);0;IF(roundOpt;ROUND(rate*[.H323];2);rate*[.H323])))" office:value-type="float" office:value="172.75" calcext:value-type="float">
            <text:p>172.75</text:p>
          </table:table-cell>
          <table:table-cell table:style-name="ce21" table:formula="of:=IF([.A324]=&quot;&quot;;&quot;&quot;;[.C324]-[.F324]+[.D324])" office:value-type="float" office:value="686.16" calcext:value-type="float">
            <text:p>686.16</text:p>
          </table:table-cell>
          <table:table-cell table:style-name="ce21" table:formula="of:=IF([.A324]=&quot;&quot;;&quot;&quot;;[.H323]-[.G324])" office:value-type="float" office:value="40773.2699999999" calcext:value-type="float">
            <text:p>40,773.27</text:p>
          </table:table-cell>
          <table:table-cell table:number-columns-repeated="248"/>
        </table:table-row>
        <table:table-row table:style-name="ro3">
          <table:table-cell table:style-name="ce10" table:formula="of:=IF([.H324]=&quot;&quot;;&quot;&quot;;IF(roundOpt;IF(OR([.A324]&gt;=nper;ROUND([.H324];2)&lt;=0);&quot;&quot;;[.A324]+1);IF(OR([.A324]&gt;=nper;[.H324]&lt;=0);&quot;&quot;;[.A324]+1)))" office:value-type="float" office:value="308" calcext:value-type="float">
            <text:p>308</text:p>
          </table:table-cell>
          <table:table-cell table:style-name="ce17" table:formula="of:=IF([.A325]=&quot;&quot;;&quot;&quot;;IF(OR(periods_per_year=26;periods_per_year=52);IF(periods_per_year=26;IF([.A325]=1;fpdate;[.B324]+14);IF(periods_per_year=52;IF([.A325]=1;fpdate;[.B324]+7);&quot;n/a&quot;));IF(periods_per_year=24;DATE(YEAR(fpdate);MONTH(fpdate)+([.A325]-1)/2+IF(AND(DAY(fpdate)&gt;=15;MOD([.A325];2)=0);1;0);IF(MOD([.A325];2)=0;IF(DAY(fpdate)&gt;=15;DAY(fpdate)-14;DAY(fpdate)+14);DAY(fpdate)));IF(DAY(DATE(YEAR(fpdate);MONTH(fpdate)+([.A325]-1)*months_per_period;DAY(fpdate)))&lt;&gt;DAY(fpdate);DATE(YEAR(fpdate);MONTH(fpdate)+([.A325]-1)*months_per_period+1;0);DATE(YEAR(fpdate);MONTH(fpdate)+([.A325]-1)*months_per_period;DAY(fpdate))))))" office:value-type="date" office:date-value="2043-08-01" calcext:value-type="date">
            <text:p>8/1/43</text:p>
          </table:table-cell>
          <table:table-cell table:style-name="ce21" table:formula="of:=IF([.A325]=&quot;&quot;;&quot;&quot;;IF(roundOpt;IF(OR([.A325]=nper;payment&gt;ROUND((1+rate)*[.H324];2));ROUND((1+rate)*[.H324];2);payment);IF(OR([.A325]=nper;payment&gt;(1+rate)*[.H324]);(1+rate)*[.H324];payment)))" office:value-type="float" office:value="858.91" calcext:value-type="float">
            <text:p>858.91</text:p>
          </table:table-cell>
          <table:table-cell table:style-name="ce30"/>
          <table:table-cell table:style-name="ce21"/>
          <table:table-cell table:style-name="ce21" table:formula="of:=IF([.A325]=&quot;&quot;;&quot;&quot;;IF(AND([.A325]=1;pmtType=1);0;IF(roundOpt;ROUND(rate*[.H324];2);rate*[.H324])))" office:value-type="float" office:value="169.89" calcext:value-type="float">
            <text:p>169.89</text:p>
          </table:table-cell>
          <table:table-cell table:style-name="ce21" table:formula="of:=IF([.A325]=&quot;&quot;;&quot;&quot;;[.C325]-[.F325]+[.D325])" office:value-type="float" office:value="689.02" calcext:value-type="float">
            <text:p>689.02</text:p>
          </table:table-cell>
          <table:table-cell table:style-name="ce21" table:formula="of:=IF([.A325]=&quot;&quot;;&quot;&quot;;[.H324]-[.G325])" office:value-type="float" office:value="40084.2499999999" calcext:value-type="float">
            <text:p>40,084.25</text:p>
          </table:table-cell>
          <table:table-cell table:number-columns-repeated="248"/>
        </table:table-row>
        <table:table-row table:style-name="ro3">
          <table:table-cell table:style-name="ce10" table:formula="of:=IF([.H325]=&quot;&quot;;&quot;&quot;;IF(roundOpt;IF(OR([.A325]&gt;=nper;ROUND([.H325];2)&lt;=0);&quot;&quot;;[.A325]+1);IF(OR([.A325]&gt;=nper;[.H325]&lt;=0);&quot;&quot;;[.A325]+1)))" office:value-type="float" office:value="309" calcext:value-type="float">
            <text:p>309</text:p>
          </table:table-cell>
          <table:table-cell table:style-name="ce17" table:formula="of:=IF([.A326]=&quot;&quot;;&quot;&quot;;IF(OR(periods_per_year=26;periods_per_year=52);IF(periods_per_year=26;IF([.A326]=1;fpdate;[.B325]+14);IF(periods_per_year=52;IF([.A326]=1;fpdate;[.B325]+7);&quot;n/a&quot;));IF(periods_per_year=24;DATE(YEAR(fpdate);MONTH(fpdate)+([.A326]-1)/2+IF(AND(DAY(fpdate)&gt;=15;MOD([.A326];2)=0);1;0);IF(MOD([.A326];2)=0;IF(DAY(fpdate)&gt;=15;DAY(fpdate)-14;DAY(fpdate)+14);DAY(fpdate)));IF(DAY(DATE(YEAR(fpdate);MONTH(fpdate)+([.A326]-1)*months_per_period;DAY(fpdate)))&lt;&gt;DAY(fpdate);DATE(YEAR(fpdate);MONTH(fpdate)+([.A326]-1)*months_per_period+1;0);DATE(YEAR(fpdate);MONTH(fpdate)+([.A326]-1)*months_per_period;DAY(fpdate))))))" office:value-type="date" office:date-value="2043-09-01" calcext:value-type="date">
            <text:p>9/1/43</text:p>
          </table:table-cell>
          <table:table-cell table:style-name="ce21" table:formula="of:=IF([.A326]=&quot;&quot;;&quot;&quot;;IF(roundOpt;IF(OR([.A326]=nper;payment&gt;ROUND((1+rate)*[.H325];2));ROUND((1+rate)*[.H325];2);payment);IF(OR([.A326]=nper;payment&gt;(1+rate)*[.H325]);(1+rate)*[.H325];payment)))" office:value-type="float" office:value="858.91" calcext:value-type="float">
            <text:p>858.91</text:p>
          </table:table-cell>
          <table:table-cell table:style-name="ce30"/>
          <table:table-cell table:style-name="ce21"/>
          <table:table-cell table:style-name="ce21" table:formula="of:=IF([.A326]=&quot;&quot;;&quot;&quot;;IF(AND([.A326]=1;pmtType=1);0;IF(roundOpt;ROUND(rate*[.H325];2);rate*[.H325])))" office:value-type="float" office:value="167.02" calcext:value-type="float">
            <text:p>167.02</text:p>
          </table:table-cell>
          <table:table-cell table:style-name="ce21" table:formula="of:=IF([.A326]=&quot;&quot;;&quot;&quot;;[.C326]-[.F326]+[.D326])" office:value-type="float" office:value="691.89" calcext:value-type="float">
            <text:p>691.89</text:p>
          </table:table-cell>
          <table:table-cell table:style-name="ce21" table:formula="of:=IF([.A326]=&quot;&quot;;&quot;&quot;;[.H325]-[.G326])" office:value-type="float" office:value="39392.3599999999" calcext:value-type="float">
            <text:p>39,392.36</text:p>
          </table:table-cell>
          <table:table-cell table:number-columns-repeated="248"/>
        </table:table-row>
        <table:table-row table:style-name="ro3">
          <table:table-cell table:style-name="ce10" table:formula="of:=IF([.H326]=&quot;&quot;;&quot;&quot;;IF(roundOpt;IF(OR([.A326]&gt;=nper;ROUND([.H326];2)&lt;=0);&quot;&quot;;[.A326]+1);IF(OR([.A326]&gt;=nper;[.H326]&lt;=0);&quot;&quot;;[.A326]+1)))" office:value-type="float" office:value="310" calcext:value-type="float">
            <text:p>310</text:p>
          </table:table-cell>
          <table:table-cell table:style-name="ce17" table:formula="of:=IF([.A327]=&quot;&quot;;&quot;&quot;;IF(OR(periods_per_year=26;periods_per_year=52);IF(periods_per_year=26;IF([.A327]=1;fpdate;[.B326]+14);IF(periods_per_year=52;IF([.A327]=1;fpdate;[.B326]+7);&quot;n/a&quot;));IF(periods_per_year=24;DATE(YEAR(fpdate);MONTH(fpdate)+([.A327]-1)/2+IF(AND(DAY(fpdate)&gt;=15;MOD([.A327];2)=0);1;0);IF(MOD([.A327];2)=0;IF(DAY(fpdate)&gt;=15;DAY(fpdate)-14;DAY(fpdate)+14);DAY(fpdate)));IF(DAY(DATE(YEAR(fpdate);MONTH(fpdate)+([.A327]-1)*months_per_period;DAY(fpdate)))&lt;&gt;DAY(fpdate);DATE(YEAR(fpdate);MONTH(fpdate)+([.A327]-1)*months_per_period+1;0);DATE(YEAR(fpdate);MONTH(fpdate)+([.A327]-1)*months_per_period;DAY(fpdate))))))" office:value-type="date" office:date-value="2043-10-01" calcext:value-type="date">
            <text:p>10/1/43</text:p>
          </table:table-cell>
          <table:table-cell table:style-name="ce21" table:formula="of:=IF([.A327]=&quot;&quot;;&quot;&quot;;IF(roundOpt;IF(OR([.A327]=nper;payment&gt;ROUND((1+rate)*[.H326];2));ROUND((1+rate)*[.H326];2);payment);IF(OR([.A327]=nper;payment&gt;(1+rate)*[.H326]);(1+rate)*[.H326];payment)))" office:value-type="float" office:value="858.91" calcext:value-type="float">
            <text:p>858.91</text:p>
          </table:table-cell>
          <table:table-cell table:style-name="ce30"/>
          <table:table-cell table:style-name="ce21"/>
          <table:table-cell table:style-name="ce21" table:formula="of:=IF([.A327]=&quot;&quot;;&quot;&quot;;IF(AND([.A327]=1;pmtType=1);0;IF(roundOpt;ROUND(rate*[.H326];2);rate*[.H326])))" office:value-type="float" office:value="164.13" calcext:value-type="float">
            <text:p>164.13</text:p>
          </table:table-cell>
          <table:table-cell table:style-name="ce21" table:formula="of:=IF([.A327]=&quot;&quot;;&quot;&quot;;[.C327]-[.F327]+[.D327])" office:value-type="float" office:value="694.78" calcext:value-type="float">
            <text:p>694.78</text:p>
          </table:table-cell>
          <table:table-cell table:style-name="ce21" table:formula="of:=IF([.A327]=&quot;&quot;;&quot;&quot;;[.H326]-[.G327])" office:value-type="float" office:value="38697.5799999999" calcext:value-type="float">
            <text:p>38,697.58</text:p>
          </table:table-cell>
          <table:table-cell table:number-columns-repeated="248"/>
        </table:table-row>
        <table:table-row table:style-name="ro3">
          <table:table-cell table:style-name="ce10" table:formula="of:=IF([.H327]=&quot;&quot;;&quot;&quot;;IF(roundOpt;IF(OR([.A327]&gt;=nper;ROUND([.H327];2)&lt;=0);&quot;&quot;;[.A327]+1);IF(OR([.A327]&gt;=nper;[.H327]&lt;=0);&quot;&quot;;[.A327]+1)))" office:value-type="float" office:value="311" calcext:value-type="float">
            <text:p>311</text:p>
          </table:table-cell>
          <table:table-cell table:style-name="ce17" table:formula="of:=IF([.A328]=&quot;&quot;;&quot;&quot;;IF(OR(periods_per_year=26;periods_per_year=52);IF(periods_per_year=26;IF([.A328]=1;fpdate;[.B327]+14);IF(periods_per_year=52;IF([.A328]=1;fpdate;[.B327]+7);&quot;n/a&quot;));IF(periods_per_year=24;DATE(YEAR(fpdate);MONTH(fpdate)+([.A328]-1)/2+IF(AND(DAY(fpdate)&gt;=15;MOD([.A328];2)=0);1;0);IF(MOD([.A328];2)=0;IF(DAY(fpdate)&gt;=15;DAY(fpdate)-14;DAY(fpdate)+14);DAY(fpdate)));IF(DAY(DATE(YEAR(fpdate);MONTH(fpdate)+([.A328]-1)*months_per_period;DAY(fpdate)))&lt;&gt;DAY(fpdate);DATE(YEAR(fpdate);MONTH(fpdate)+([.A328]-1)*months_per_period+1;0);DATE(YEAR(fpdate);MONTH(fpdate)+([.A328]-1)*months_per_period;DAY(fpdate))))))" office:value-type="date" office:date-value="2043-11-01" calcext:value-type="date">
            <text:p>11/1/43</text:p>
          </table:table-cell>
          <table:table-cell table:style-name="ce21" table:formula="of:=IF([.A328]=&quot;&quot;;&quot;&quot;;IF(roundOpt;IF(OR([.A328]=nper;payment&gt;ROUND((1+rate)*[.H327];2));ROUND((1+rate)*[.H327];2);payment);IF(OR([.A328]=nper;payment&gt;(1+rate)*[.H327]);(1+rate)*[.H327];payment)))" office:value-type="float" office:value="858.91" calcext:value-type="float">
            <text:p>858.91</text:p>
          </table:table-cell>
          <table:table-cell table:style-name="ce30"/>
          <table:table-cell table:style-name="ce21"/>
          <table:table-cell table:style-name="ce21" table:formula="of:=IF([.A328]=&quot;&quot;;&quot;&quot;;IF(AND([.A328]=1;pmtType=1);0;IF(roundOpt;ROUND(rate*[.H327];2);rate*[.H327])))" office:value-type="float" office:value="161.24" calcext:value-type="float">
            <text:p>161.24</text:p>
          </table:table-cell>
          <table:table-cell table:style-name="ce21" table:formula="of:=IF([.A328]=&quot;&quot;;&quot;&quot;;[.C328]-[.F328]+[.D328])" office:value-type="float" office:value="697.67" calcext:value-type="float">
            <text:p>697.67</text:p>
          </table:table-cell>
          <table:table-cell table:style-name="ce21" table:formula="of:=IF([.A328]=&quot;&quot;;&quot;&quot;;[.H327]-[.G328])" office:value-type="float" office:value="37999.9099999999" calcext:value-type="float">
            <text:p>37,999.91</text:p>
          </table:table-cell>
          <table:table-cell table:number-columns-repeated="248"/>
        </table:table-row>
        <table:table-row table:style-name="ro3">
          <table:table-cell table:style-name="ce10" table:formula="of:=IF([.H328]=&quot;&quot;;&quot;&quot;;IF(roundOpt;IF(OR([.A328]&gt;=nper;ROUND([.H328];2)&lt;=0);&quot;&quot;;[.A328]+1);IF(OR([.A328]&gt;=nper;[.H328]&lt;=0);&quot;&quot;;[.A328]+1)))" office:value-type="float" office:value="312" calcext:value-type="float">
            <text:p>312</text:p>
          </table:table-cell>
          <table:table-cell table:style-name="ce17" table:formula="of:=IF([.A329]=&quot;&quot;;&quot;&quot;;IF(OR(periods_per_year=26;periods_per_year=52);IF(periods_per_year=26;IF([.A329]=1;fpdate;[.B328]+14);IF(periods_per_year=52;IF([.A329]=1;fpdate;[.B328]+7);&quot;n/a&quot;));IF(periods_per_year=24;DATE(YEAR(fpdate);MONTH(fpdate)+([.A329]-1)/2+IF(AND(DAY(fpdate)&gt;=15;MOD([.A329];2)=0);1;0);IF(MOD([.A329];2)=0;IF(DAY(fpdate)&gt;=15;DAY(fpdate)-14;DAY(fpdate)+14);DAY(fpdate)));IF(DAY(DATE(YEAR(fpdate);MONTH(fpdate)+([.A329]-1)*months_per_period;DAY(fpdate)))&lt;&gt;DAY(fpdate);DATE(YEAR(fpdate);MONTH(fpdate)+([.A329]-1)*months_per_period+1;0);DATE(YEAR(fpdate);MONTH(fpdate)+([.A329]-1)*months_per_period;DAY(fpdate))))))" office:value-type="date" office:date-value="2043-12-01" calcext:value-type="date">
            <text:p>12/1/43</text:p>
          </table:table-cell>
          <table:table-cell table:style-name="ce21" table:formula="of:=IF([.A329]=&quot;&quot;;&quot;&quot;;IF(roundOpt;IF(OR([.A329]=nper;payment&gt;ROUND((1+rate)*[.H328];2));ROUND((1+rate)*[.H328];2);payment);IF(OR([.A329]=nper;payment&gt;(1+rate)*[.H328]);(1+rate)*[.H328];payment)))" office:value-type="float" office:value="858.91" calcext:value-type="float">
            <text:p>858.91</text:p>
          </table:table-cell>
          <table:table-cell table:style-name="ce30"/>
          <table:table-cell table:style-name="ce21"/>
          <table:table-cell table:style-name="ce21" table:formula="of:=IF([.A329]=&quot;&quot;;&quot;&quot;;IF(AND([.A329]=1;pmtType=1);0;IF(roundOpt;ROUND(rate*[.H328];2);rate*[.H328])))" office:value-type="float" office:value="158.33" calcext:value-type="float">
            <text:p>158.33</text:p>
          </table:table-cell>
          <table:table-cell table:style-name="ce21" table:formula="of:=IF([.A329]=&quot;&quot;;&quot;&quot;;[.C329]-[.F329]+[.D329])" office:value-type="float" office:value="700.58" calcext:value-type="float">
            <text:p>700.58</text:p>
          </table:table-cell>
          <table:table-cell table:style-name="ce21" table:formula="of:=IF([.A329]=&quot;&quot;;&quot;&quot;;[.H328]-[.G329])" office:value-type="float" office:value="37299.3299999999" calcext:value-type="float">
            <text:p>37,299.33</text:p>
          </table:table-cell>
          <table:table-cell table:number-columns-repeated="248"/>
        </table:table-row>
        <table:table-row table:style-name="ro3">
          <table:table-cell table:style-name="ce10" table:formula="of:=IF([.H329]=&quot;&quot;;&quot;&quot;;IF(roundOpt;IF(OR([.A329]&gt;=nper;ROUND([.H329];2)&lt;=0);&quot;&quot;;[.A329]+1);IF(OR([.A329]&gt;=nper;[.H329]&lt;=0);&quot;&quot;;[.A329]+1)))" office:value-type="float" office:value="313" calcext:value-type="float">
            <text:p>313</text:p>
          </table:table-cell>
          <table:table-cell table:style-name="ce17" table:formula="of:=IF([.A330]=&quot;&quot;;&quot;&quot;;IF(OR(periods_per_year=26;periods_per_year=52);IF(periods_per_year=26;IF([.A330]=1;fpdate;[.B329]+14);IF(periods_per_year=52;IF([.A330]=1;fpdate;[.B329]+7);&quot;n/a&quot;));IF(periods_per_year=24;DATE(YEAR(fpdate);MONTH(fpdate)+([.A330]-1)/2+IF(AND(DAY(fpdate)&gt;=15;MOD([.A330];2)=0);1;0);IF(MOD([.A330];2)=0;IF(DAY(fpdate)&gt;=15;DAY(fpdate)-14;DAY(fpdate)+14);DAY(fpdate)));IF(DAY(DATE(YEAR(fpdate);MONTH(fpdate)+([.A330]-1)*months_per_period;DAY(fpdate)))&lt;&gt;DAY(fpdate);DATE(YEAR(fpdate);MONTH(fpdate)+([.A330]-1)*months_per_period+1;0);DATE(YEAR(fpdate);MONTH(fpdate)+([.A330]-1)*months_per_period;DAY(fpdate))))))" office:value-type="date" office:date-value="2044-01-01" calcext:value-type="date">
            <text:p>1/1/44</text:p>
          </table:table-cell>
          <table:table-cell table:style-name="ce21" table:formula="of:=IF([.A330]=&quot;&quot;;&quot;&quot;;IF(roundOpt;IF(OR([.A330]=nper;payment&gt;ROUND((1+rate)*[.H329];2));ROUND((1+rate)*[.H329];2);payment);IF(OR([.A330]=nper;payment&gt;(1+rate)*[.H329]);(1+rate)*[.H329];payment)))" office:value-type="float" office:value="858.91" calcext:value-type="float">
            <text:p>858.91</text:p>
          </table:table-cell>
          <table:table-cell table:style-name="ce30"/>
          <table:table-cell table:style-name="ce21"/>
          <table:table-cell table:style-name="ce21" table:formula="of:=IF([.A330]=&quot;&quot;;&quot;&quot;;IF(AND([.A330]=1;pmtType=1);0;IF(roundOpt;ROUND(rate*[.H329];2);rate*[.H329])))" office:value-type="float" office:value="155.41" calcext:value-type="float">
            <text:p>155.41</text:p>
          </table:table-cell>
          <table:table-cell table:style-name="ce21" table:formula="of:=IF([.A330]=&quot;&quot;;&quot;&quot;;[.C330]-[.F330]+[.D330])" office:value-type="float" office:value="703.5" calcext:value-type="float">
            <text:p>703.50</text:p>
          </table:table-cell>
          <table:table-cell table:style-name="ce21" table:formula="of:=IF([.A330]=&quot;&quot;;&quot;&quot;;[.H329]-[.G330])" office:value-type="float" office:value="36595.8299999999" calcext:value-type="float">
            <text:p>36,595.83</text:p>
          </table:table-cell>
          <table:table-cell table:number-columns-repeated="248"/>
        </table:table-row>
        <table:table-row table:style-name="ro3">
          <table:table-cell table:style-name="ce10" table:formula="of:=IF([.H330]=&quot;&quot;;&quot;&quot;;IF(roundOpt;IF(OR([.A330]&gt;=nper;ROUND([.H330];2)&lt;=0);&quot;&quot;;[.A330]+1);IF(OR([.A330]&gt;=nper;[.H330]&lt;=0);&quot;&quot;;[.A330]+1)))" office:value-type="float" office:value="314" calcext:value-type="float">
            <text:p>314</text:p>
          </table:table-cell>
          <table:table-cell table:style-name="ce17" table:formula="of:=IF([.A331]=&quot;&quot;;&quot;&quot;;IF(OR(periods_per_year=26;periods_per_year=52);IF(periods_per_year=26;IF([.A331]=1;fpdate;[.B330]+14);IF(periods_per_year=52;IF([.A331]=1;fpdate;[.B330]+7);&quot;n/a&quot;));IF(periods_per_year=24;DATE(YEAR(fpdate);MONTH(fpdate)+([.A331]-1)/2+IF(AND(DAY(fpdate)&gt;=15;MOD([.A331];2)=0);1;0);IF(MOD([.A331];2)=0;IF(DAY(fpdate)&gt;=15;DAY(fpdate)-14;DAY(fpdate)+14);DAY(fpdate)));IF(DAY(DATE(YEAR(fpdate);MONTH(fpdate)+([.A331]-1)*months_per_period;DAY(fpdate)))&lt;&gt;DAY(fpdate);DATE(YEAR(fpdate);MONTH(fpdate)+([.A331]-1)*months_per_period+1;0);DATE(YEAR(fpdate);MONTH(fpdate)+([.A331]-1)*months_per_period;DAY(fpdate))))))" office:value-type="date" office:date-value="2044-02-01" calcext:value-type="date">
            <text:p>2/1/44</text:p>
          </table:table-cell>
          <table:table-cell table:style-name="ce21" table:formula="of:=IF([.A331]=&quot;&quot;;&quot;&quot;;IF(roundOpt;IF(OR([.A331]=nper;payment&gt;ROUND((1+rate)*[.H330];2));ROUND((1+rate)*[.H330];2);payment);IF(OR([.A331]=nper;payment&gt;(1+rate)*[.H330]);(1+rate)*[.H330];payment)))" office:value-type="float" office:value="858.91" calcext:value-type="float">
            <text:p>858.91</text:p>
          </table:table-cell>
          <table:table-cell table:style-name="ce30"/>
          <table:table-cell table:style-name="ce21"/>
          <table:table-cell table:style-name="ce21" table:formula="of:=IF([.A331]=&quot;&quot;;&quot;&quot;;IF(AND([.A331]=1;pmtType=1);0;IF(roundOpt;ROUND(rate*[.H330];2);rate*[.H330])))" office:value-type="float" office:value="152.48" calcext:value-type="float">
            <text:p>152.48</text:p>
          </table:table-cell>
          <table:table-cell table:style-name="ce21" table:formula="of:=IF([.A331]=&quot;&quot;;&quot;&quot;;[.C331]-[.F331]+[.D331])" office:value-type="float" office:value="706.43" calcext:value-type="float">
            <text:p>706.43</text:p>
          </table:table-cell>
          <table:table-cell table:style-name="ce21" table:formula="of:=IF([.A331]=&quot;&quot;;&quot;&quot;;[.H330]-[.G331])" office:value-type="float" office:value="35889.3999999999" calcext:value-type="float">
            <text:p>35,889.40</text:p>
          </table:table-cell>
          <table:table-cell table:number-columns-repeated="248"/>
        </table:table-row>
        <table:table-row table:style-name="ro3">
          <table:table-cell table:style-name="ce10" table:formula="of:=IF([.H331]=&quot;&quot;;&quot;&quot;;IF(roundOpt;IF(OR([.A331]&gt;=nper;ROUND([.H331];2)&lt;=0);&quot;&quot;;[.A331]+1);IF(OR([.A331]&gt;=nper;[.H331]&lt;=0);&quot;&quot;;[.A331]+1)))" office:value-type="float" office:value="315" calcext:value-type="float">
            <text:p>315</text:p>
          </table:table-cell>
          <table:table-cell table:style-name="ce17" table:formula="of:=IF([.A332]=&quot;&quot;;&quot;&quot;;IF(OR(periods_per_year=26;periods_per_year=52);IF(periods_per_year=26;IF([.A332]=1;fpdate;[.B331]+14);IF(periods_per_year=52;IF([.A332]=1;fpdate;[.B331]+7);&quot;n/a&quot;));IF(periods_per_year=24;DATE(YEAR(fpdate);MONTH(fpdate)+([.A332]-1)/2+IF(AND(DAY(fpdate)&gt;=15;MOD([.A332];2)=0);1;0);IF(MOD([.A332];2)=0;IF(DAY(fpdate)&gt;=15;DAY(fpdate)-14;DAY(fpdate)+14);DAY(fpdate)));IF(DAY(DATE(YEAR(fpdate);MONTH(fpdate)+([.A332]-1)*months_per_period;DAY(fpdate)))&lt;&gt;DAY(fpdate);DATE(YEAR(fpdate);MONTH(fpdate)+([.A332]-1)*months_per_period+1;0);DATE(YEAR(fpdate);MONTH(fpdate)+([.A332]-1)*months_per_period;DAY(fpdate))))))" office:value-type="date" office:date-value="2044-03-01" calcext:value-type="date">
            <text:p>3/1/44</text:p>
          </table:table-cell>
          <table:table-cell table:style-name="ce21" table:formula="of:=IF([.A332]=&quot;&quot;;&quot;&quot;;IF(roundOpt;IF(OR([.A332]=nper;payment&gt;ROUND((1+rate)*[.H331];2));ROUND((1+rate)*[.H331];2);payment);IF(OR([.A332]=nper;payment&gt;(1+rate)*[.H331]);(1+rate)*[.H331];payment)))" office:value-type="float" office:value="858.91" calcext:value-type="float">
            <text:p>858.91</text:p>
          </table:table-cell>
          <table:table-cell table:style-name="ce30"/>
          <table:table-cell table:style-name="ce21"/>
          <table:table-cell table:style-name="ce21" table:formula="of:=IF([.A332]=&quot;&quot;;&quot;&quot;;IF(AND([.A332]=1;pmtType=1);0;IF(roundOpt;ROUND(rate*[.H331];2);rate*[.H331])))" office:value-type="float" office:value="149.54" calcext:value-type="float">
            <text:p>149.54</text:p>
          </table:table-cell>
          <table:table-cell table:style-name="ce21" table:formula="of:=IF([.A332]=&quot;&quot;;&quot;&quot;;[.C332]-[.F332]+[.D332])" office:value-type="float" office:value="709.37" calcext:value-type="float">
            <text:p>709.37</text:p>
          </table:table-cell>
          <table:table-cell table:style-name="ce21" table:formula="of:=IF([.A332]=&quot;&quot;;&quot;&quot;;[.H331]-[.G332])" office:value-type="float" office:value="35180.0299999999" calcext:value-type="float">
            <text:p>35,180.03</text:p>
          </table:table-cell>
          <table:table-cell table:number-columns-repeated="248"/>
        </table:table-row>
        <table:table-row table:style-name="ro3">
          <table:table-cell table:style-name="ce10" table:formula="of:=IF([.H332]=&quot;&quot;;&quot;&quot;;IF(roundOpt;IF(OR([.A332]&gt;=nper;ROUND([.H332];2)&lt;=0);&quot;&quot;;[.A332]+1);IF(OR([.A332]&gt;=nper;[.H332]&lt;=0);&quot;&quot;;[.A332]+1)))" office:value-type="float" office:value="316" calcext:value-type="float">
            <text:p>316</text:p>
          </table:table-cell>
          <table:table-cell table:style-name="ce17" table:formula="of:=IF([.A333]=&quot;&quot;;&quot;&quot;;IF(OR(periods_per_year=26;periods_per_year=52);IF(periods_per_year=26;IF([.A333]=1;fpdate;[.B332]+14);IF(periods_per_year=52;IF([.A333]=1;fpdate;[.B332]+7);&quot;n/a&quot;));IF(periods_per_year=24;DATE(YEAR(fpdate);MONTH(fpdate)+([.A333]-1)/2+IF(AND(DAY(fpdate)&gt;=15;MOD([.A333];2)=0);1;0);IF(MOD([.A333];2)=0;IF(DAY(fpdate)&gt;=15;DAY(fpdate)-14;DAY(fpdate)+14);DAY(fpdate)));IF(DAY(DATE(YEAR(fpdate);MONTH(fpdate)+([.A333]-1)*months_per_period;DAY(fpdate)))&lt;&gt;DAY(fpdate);DATE(YEAR(fpdate);MONTH(fpdate)+([.A333]-1)*months_per_period+1;0);DATE(YEAR(fpdate);MONTH(fpdate)+([.A333]-1)*months_per_period;DAY(fpdate))))))" office:value-type="date" office:date-value="2044-04-01" calcext:value-type="date">
            <text:p>4/1/44</text:p>
          </table:table-cell>
          <table:table-cell table:style-name="ce21" table:formula="of:=IF([.A333]=&quot;&quot;;&quot;&quot;;IF(roundOpt;IF(OR([.A333]=nper;payment&gt;ROUND((1+rate)*[.H332];2));ROUND((1+rate)*[.H332];2);payment);IF(OR([.A333]=nper;payment&gt;(1+rate)*[.H332]);(1+rate)*[.H332];payment)))" office:value-type="float" office:value="858.91" calcext:value-type="float">
            <text:p>858.91</text:p>
          </table:table-cell>
          <table:table-cell table:style-name="ce30"/>
          <table:table-cell table:style-name="ce21"/>
          <table:table-cell table:style-name="ce21" table:formula="of:=IF([.A333]=&quot;&quot;;&quot;&quot;;IF(AND([.A333]=1;pmtType=1);0;IF(roundOpt;ROUND(rate*[.H332];2);rate*[.H332])))" office:value-type="float" office:value="146.58" calcext:value-type="float">
            <text:p>146.58</text:p>
          </table:table-cell>
          <table:table-cell table:style-name="ce21" table:formula="of:=IF([.A333]=&quot;&quot;;&quot;&quot;;[.C333]-[.F333]+[.D333])" office:value-type="float" office:value="712.33" calcext:value-type="float">
            <text:p>712.33</text:p>
          </table:table-cell>
          <table:table-cell table:style-name="ce21" table:formula="of:=IF([.A333]=&quot;&quot;;&quot;&quot;;[.H332]-[.G333])" office:value-type="float" office:value="34467.6999999999" calcext:value-type="float">
            <text:p>34,467.70</text:p>
          </table:table-cell>
          <table:table-cell table:number-columns-repeated="248"/>
        </table:table-row>
        <table:table-row table:style-name="ro3">
          <table:table-cell table:style-name="ce10" table:formula="of:=IF([.H333]=&quot;&quot;;&quot;&quot;;IF(roundOpt;IF(OR([.A333]&gt;=nper;ROUND([.H333];2)&lt;=0);&quot;&quot;;[.A333]+1);IF(OR([.A333]&gt;=nper;[.H333]&lt;=0);&quot;&quot;;[.A333]+1)))" office:value-type="float" office:value="317" calcext:value-type="float">
            <text:p>317</text:p>
          </table:table-cell>
          <table:table-cell table:style-name="ce17" table:formula="of:=IF([.A334]=&quot;&quot;;&quot;&quot;;IF(OR(periods_per_year=26;periods_per_year=52);IF(periods_per_year=26;IF([.A334]=1;fpdate;[.B333]+14);IF(periods_per_year=52;IF([.A334]=1;fpdate;[.B333]+7);&quot;n/a&quot;));IF(periods_per_year=24;DATE(YEAR(fpdate);MONTH(fpdate)+([.A334]-1)/2+IF(AND(DAY(fpdate)&gt;=15;MOD([.A334];2)=0);1;0);IF(MOD([.A334];2)=0;IF(DAY(fpdate)&gt;=15;DAY(fpdate)-14;DAY(fpdate)+14);DAY(fpdate)));IF(DAY(DATE(YEAR(fpdate);MONTH(fpdate)+([.A334]-1)*months_per_period;DAY(fpdate)))&lt;&gt;DAY(fpdate);DATE(YEAR(fpdate);MONTH(fpdate)+([.A334]-1)*months_per_period+1;0);DATE(YEAR(fpdate);MONTH(fpdate)+([.A334]-1)*months_per_period;DAY(fpdate))))))" office:value-type="date" office:date-value="2044-05-01" calcext:value-type="date">
            <text:p>5/1/44</text:p>
          </table:table-cell>
          <table:table-cell table:style-name="ce21" table:formula="of:=IF([.A334]=&quot;&quot;;&quot;&quot;;IF(roundOpt;IF(OR([.A334]=nper;payment&gt;ROUND((1+rate)*[.H333];2));ROUND((1+rate)*[.H333];2);payment);IF(OR([.A334]=nper;payment&gt;(1+rate)*[.H333]);(1+rate)*[.H333];payment)))" office:value-type="float" office:value="858.91" calcext:value-type="float">
            <text:p>858.91</text:p>
          </table:table-cell>
          <table:table-cell table:style-name="ce30"/>
          <table:table-cell table:style-name="ce21"/>
          <table:table-cell table:style-name="ce21" table:formula="of:=IF([.A334]=&quot;&quot;;&quot;&quot;;IF(AND([.A334]=1;pmtType=1);0;IF(roundOpt;ROUND(rate*[.H333];2);rate*[.H333])))" office:value-type="float" office:value="143.62" calcext:value-type="float">
            <text:p>143.62</text:p>
          </table:table-cell>
          <table:table-cell table:style-name="ce21" table:formula="of:=IF([.A334]=&quot;&quot;;&quot;&quot;;[.C334]-[.F334]+[.D334])" office:value-type="float" office:value="715.29" calcext:value-type="float">
            <text:p>715.29</text:p>
          </table:table-cell>
          <table:table-cell table:style-name="ce21" table:formula="of:=IF([.A334]=&quot;&quot;;&quot;&quot;;[.H333]-[.G334])" office:value-type="float" office:value="33752.4099999999" calcext:value-type="float">
            <text:p>33,752.41</text:p>
          </table:table-cell>
          <table:table-cell table:number-columns-repeated="248"/>
        </table:table-row>
        <table:table-row table:style-name="ro3">
          <table:table-cell table:style-name="ce10" table:formula="of:=IF([.H334]=&quot;&quot;;&quot;&quot;;IF(roundOpt;IF(OR([.A334]&gt;=nper;ROUND([.H334];2)&lt;=0);&quot;&quot;;[.A334]+1);IF(OR([.A334]&gt;=nper;[.H334]&lt;=0);&quot;&quot;;[.A334]+1)))" office:value-type="float" office:value="318" calcext:value-type="float">
            <text:p>318</text:p>
          </table:table-cell>
          <table:table-cell table:style-name="ce17" table:formula="of:=IF([.A335]=&quot;&quot;;&quot;&quot;;IF(OR(periods_per_year=26;periods_per_year=52);IF(periods_per_year=26;IF([.A335]=1;fpdate;[.B334]+14);IF(periods_per_year=52;IF([.A335]=1;fpdate;[.B334]+7);&quot;n/a&quot;));IF(periods_per_year=24;DATE(YEAR(fpdate);MONTH(fpdate)+([.A335]-1)/2+IF(AND(DAY(fpdate)&gt;=15;MOD([.A335];2)=0);1;0);IF(MOD([.A335];2)=0;IF(DAY(fpdate)&gt;=15;DAY(fpdate)-14;DAY(fpdate)+14);DAY(fpdate)));IF(DAY(DATE(YEAR(fpdate);MONTH(fpdate)+([.A335]-1)*months_per_period;DAY(fpdate)))&lt;&gt;DAY(fpdate);DATE(YEAR(fpdate);MONTH(fpdate)+([.A335]-1)*months_per_period+1;0);DATE(YEAR(fpdate);MONTH(fpdate)+([.A335]-1)*months_per_period;DAY(fpdate))))))" office:value-type="date" office:date-value="2044-06-01" calcext:value-type="date">
            <text:p>6/1/44</text:p>
          </table:table-cell>
          <table:table-cell table:style-name="ce21" table:formula="of:=IF([.A335]=&quot;&quot;;&quot;&quot;;IF(roundOpt;IF(OR([.A335]=nper;payment&gt;ROUND((1+rate)*[.H334];2));ROUND((1+rate)*[.H334];2);payment);IF(OR([.A335]=nper;payment&gt;(1+rate)*[.H334]);(1+rate)*[.H334];payment)))" office:value-type="float" office:value="858.91" calcext:value-type="float">
            <text:p>858.91</text:p>
          </table:table-cell>
          <table:table-cell table:style-name="ce30"/>
          <table:table-cell table:style-name="ce21"/>
          <table:table-cell table:style-name="ce21" table:formula="of:=IF([.A335]=&quot;&quot;;&quot;&quot;;IF(AND([.A335]=1;pmtType=1);0;IF(roundOpt;ROUND(rate*[.H334];2);rate*[.H334])))" office:value-type="float" office:value="140.64" calcext:value-type="float">
            <text:p>140.64</text:p>
          </table:table-cell>
          <table:table-cell table:style-name="ce21" table:formula="of:=IF([.A335]=&quot;&quot;;&quot;&quot;;[.C335]-[.F335]+[.D335])" office:value-type="float" office:value="718.27" calcext:value-type="float">
            <text:p>718.27</text:p>
          </table:table-cell>
          <table:table-cell table:style-name="ce21" table:formula="of:=IF([.A335]=&quot;&quot;;&quot;&quot;;[.H334]-[.G335])" office:value-type="float" office:value="33034.1399999999" calcext:value-type="float">
            <text:p>33,034.14</text:p>
          </table:table-cell>
          <table:table-cell table:number-columns-repeated="248"/>
        </table:table-row>
        <table:table-row table:style-name="ro3">
          <table:table-cell table:style-name="ce10" table:formula="of:=IF([.H335]=&quot;&quot;;&quot;&quot;;IF(roundOpt;IF(OR([.A335]&gt;=nper;ROUND([.H335];2)&lt;=0);&quot;&quot;;[.A335]+1);IF(OR([.A335]&gt;=nper;[.H335]&lt;=0);&quot;&quot;;[.A335]+1)))" office:value-type="float" office:value="319" calcext:value-type="float">
            <text:p>319</text:p>
          </table:table-cell>
          <table:table-cell table:style-name="ce17" table:formula="of:=IF([.A336]=&quot;&quot;;&quot;&quot;;IF(OR(periods_per_year=26;periods_per_year=52);IF(periods_per_year=26;IF([.A336]=1;fpdate;[.B335]+14);IF(periods_per_year=52;IF([.A336]=1;fpdate;[.B335]+7);&quot;n/a&quot;));IF(periods_per_year=24;DATE(YEAR(fpdate);MONTH(fpdate)+([.A336]-1)/2+IF(AND(DAY(fpdate)&gt;=15;MOD([.A336];2)=0);1;0);IF(MOD([.A336];2)=0;IF(DAY(fpdate)&gt;=15;DAY(fpdate)-14;DAY(fpdate)+14);DAY(fpdate)));IF(DAY(DATE(YEAR(fpdate);MONTH(fpdate)+([.A336]-1)*months_per_period;DAY(fpdate)))&lt;&gt;DAY(fpdate);DATE(YEAR(fpdate);MONTH(fpdate)+([.A336]-1)*months_per_period+1;0);DATE(YEAR(fpdate);MONTH(fpdate)+([.A336]-1)*months_per_period;DAY(fpdate))))))" office:value-type="date" office:date-value="2044-07-01" calcext:value-type="date">
            <text:p>7/1/44</text:p>
          </table:table-cell>
          <table:table-cell table:style-name="ce21" table:formula="of:=IF([.A336]=&quot;&quot;;&quot;&quot;;IF(roundOpt;IF(OR([.A336]=nper;payment&gt;ROUND((1+rate)*[.H335];2));ROUND((1+rate)*[.H335];2);payment);IF(OR([.A336]=nper;payment&gt;(1+rate)*[.H335]);(1+rate)*[.H335];payment)))" office:value-type="float" office:value="858.91" calcext:value-type="float">
            <text:p>858.91</text:p>
          </table:table-cell>
          <table:table-cell table:style-name="ce30"/>
          <table:table-cell table:style-name="ce21"/>
          <table:table-cell table:style-name="ce21" table:formula="of:=IF([.A336]=&quot;&quot;;&quot;&quot;;IF(AND([.A336]=1;pmtType=1);0;IF(roundOpt;ROUND(rate*[.H335];2);rate*[.H335])))" office:value-type="float" office:value="137.64" calcext:value-type="float">
            <text:p>137.64</text:p>
          </table:table-cell>
          <table:table-cell table:style-name="ce21" table:formula="of:=IF([.A336]=&quot;&quot;;&quot;&quot;;[.C336]-[.F336]+[.D336])" office:value-type="float" office:value="721.27" calcext:value-type="float">
            <text:p>721.27</text:p>
          </table:table-cell>
          <table:table-cell table:style-name="ce21" table:formula="of:=IF([.A336]=&quot;&quot;;&quot;&quot;;[.H335]-[.G336])" office:value-type="float" office:value="32312.8699999999" calcext:value-type="float">
            <text:p>32,312.87</text:p>
          </table:table-cell>
          <table:table-cell table:number-columns-repeated="248"/>
        </table:table-row>
        <table:table-row table:style-name="ro3">
          <table:table-cell table:style-name="ce10" table:formula="of:=IF([.H336]=&quot;&quot;;&quot;&quot;;IF(roundOpt;IF(OR([.A336]&gt;=nper;ROUND([.H336];2)&lt;=0);&quot;&quot;;[.A336]+1);IF(OR([.A336]&gt;=nper;[.H336]&lt;=0);&quot;&quot;;[.A336]+1)))" office:value-type="float" office:value="320" calcext:value-type="float">
            <text:p>320</text:p>
          </table:table-cell>
          <table:table-cell table:style-name="ce17" table:formula="of:=IF([.A337]=&quot;&quot;;&quot;&quot;;IF(OR(periods_per_year=26;periods_per_year=52);IF(periods_per_year=26;IF([.A337]=1;fpdate;[.B336]+14);IF(periods_per_year=52;IF([.A337]=1;fpdate;[.B336]+7);&quot;n/a&quot;));IF(periods_per_year=24;DATE(YEAR(fpdate);MONTH(fpdate)+([.A337]-1)/2+IF(AND(DAY(fpdate)&gt;=15;MOD([.A337];2)=0);1;0);IF(MOD([.A337];2)=0;IF(DAY(fpdate)&gt;=15;DAY(fpdate)-14;DAY(fpdate)+14);DAY(fpdate)));IF(DAY(DATE(YEAR(fpdate);MONTH(fpdate)+([.A337]-1)*months_per_period;DAY(fpdate)))&lt;&gt;DAY(fpdate);DATE(YEAR(fpdate);MONTH(fpdate)+([.A337]-1)*months_per_period+1;0);DATE(YEAR(fpdate);MONTH(fpdate)+([.A337]-1)*months_per_period;DAY(fpdate))))))" office:value-type="date" office:date-value="2044-08-01" calcext:value-type="date">
            <text:p>8/1/44</text:p>
          </table:table-cell>
          <table:table-cell table:style-name="ce21" table:formula="of:=IF([.A337]=&quot;&quot;;&quot;&quot;;IF(roundOpt;IF(OR([.A337]=nper;payment&gt;ROUND((1+rate)*[.H336];2));ROUND((1+rate)*[.H336];2);payment);IF(OR([.A337]=nper;payment&gt;(1+rate)*[.H336]);(1+rate)*[.H336];payment)))" office:value-type="float" office:value="858.91" calcext:value-type="float">
            <text:p>858.91</text:p>
          </table:table-cell>
          <table:table-cell table:style-name="ce30"/>
          <table:table-cell table:style-name="ce21"/>
          <table:table-cell table:style-name="ce21" table:formula="of:=IF([.A337]=&quot;&quot;;&quot;&quot;;IF(AND([.A337]=1;pmtType=1);0;IF(roundOpt;ROUND(rate*[.H336];2);rate*[.H336])))" office:value-type="float" office:value="134.64" calcext:value-type="float">
            <text:p>134.64</text:p>
          </table:table-cell>
          <table:table-cell table:style-name="ce21" table:formula="of:=IF([.A337]=&quot;&quot;;&quot;&quot;;[.C337]-[.F337]+[.D337])" office:value-type="float" office:value="724.27" calcext:value-type="float">
            <text:p>724.27</text:p>
          </table:table-cell>
          <table:table-cell table:style-name="ce21" table:formula="of:=IF([.A337]=&quot;&quot;;&quot;&quot;;[.H336]-[.G337])" office:value-type="float" office:value="31588.5999999999" calcext:value-type="float">
            <text:p>31,588.60</text:p>
          </table:table-cell>
          <table:table-cell table:number-columns-repeated="248"/>
        </table:table-row>
        <table:table-row table:style-name="ro3">
          <table:table-cell table:style-name="ce10" table:formula="of:=IF([.H337]=&quot;&quot;;&quot;&quot;;IF(roundOpt;IF(OR([.A337]&gt;=nper;ROUND([.H337];2)&lt;=0);&quot;&quot;;[.A337]+1);IF(OR([.A337]&gt;=nper;[.H337]&lt;=0);&quot;&quot;;[.A337]+1)))" office:value-type="float" office:value="321" calcext:value-type="float">
            <text:p>321</text:p>
          </table:table-cell>
          <table:table-cell table:style-name="ce17" table:formula="of:=IF([.A338]=&quot;&quot;;&quot;&quot;;IF(OR(periods_per_year=26;periods_per_year=52);IF(periods_per_year=26;IF([.A338]=1;fpdate;[.B337]+14);IF(periods_per_year=52;IF([.A338]=1;fpdate;[.B337]+7);&quot;n/a&quot;));IF(periods_per_year=24;DATE(YEAR(fpdate);MONTH(fpdate)+([.A338]-1)/2+IF(AND(DAY(fpdate)&gt;=15;MOD([.A338];2)=0);1;0);IF(MOD([.A338];2)=0;IF(DAY(fpdate)&gt;=15;DAY(fpdate)-14;DAY(fpdate)+14);DAY(fpdate)));IF(DAY(DATE(YEAR(fpdate);MONTH(fpdate)+([.A338]-1)*months_per_period;DAY(fpdate)))&lt;&gt;DAY(fpdate);DATE(YEAR(fpdate);MONTH(fpdate)+([.A338]-1)*months_per_period+1;0);DATE(YEAR(fpdate);MONTH(fpdate)+([.A338]-1)*months_per_period;DAY(fpdate))))))" office:value-type="date" office:date-value="2044-09-01" calcext:value-type="date">
            <text:p>9/1/44</text:p>
          </table:table-cell>
          <table:table-cell table:style-name="ce21" table:formula="of:=IF([.A338]=&quot;&quot;;&quot;&quot;;IF(roundOpt;IF(OR([.A338]=nper;payment&gt;ROUND((1+rate)*[.H337];2));ROUND((1+rate)*[.H337];2);payment);IF(OR([.A338]=nper;payment&gt;(1+rate)*[.H337]);(1+rate)*[.H337];payment)))" office:value-type="float" office:value="858.91" calcext:value-type="float">
            <text:p>858.91</text:p>
          </table:table-cell>
          <table:table-cell table:style-name="ce30"/>
          <table:table-cell table:style-name="ce21"/>
          <table:table-cell table:style-name="ce21" table:formula="of:=IF([.A338]=&quot;&quot;;&quot;&quot;;IF(AND([.A338]=1;pmtType=1);0;IF(roundOpt;ROUND(rate*[.H337];2);rate*[.H337])))" office:value-type="float" office:value="131.62" calcext:value-type="float">
            <text:p>131.62</text:p>
          </table:table-cell>
          <table:table-cell table:style-name="ce21" table:formula="of:=IF([.A338]=&quot;&quot;;&quot;&quot;;[.C338]-[.F338]+[.D338])" office:value-type="float" office:value="727.29" calcext:value-type="float">
            <text:p>727.29</text:p>
          </table:table-cell>
          <table:table-cell table:style-name="ce21" table:formula="of:=IF([.A338]=&quot;&quot;;&quot;&quot;;[.H337]-[.G338])" office:value-type="float" office:value="30861.3099999999" calcext:value-type="float">
            <text:p>30,861.31</text:p>
          </table:table-cell>
          <table:table-cell table:number-columns-repeated="248"/>
        </table:table-row>
        <table:table-row table:style-name="ro3">
          <table:table-cell table:style-name="ce10" table:formula="of:=IF([.H338]=&quot;&quot;;&quot;&quot;;IF(roundOpt;IF(OR([.A338]&gt;=nper;ROUND([.H338];2)&lt;=0);&quot;&quot;;[.A338]+1);IF(OR([.A338]&gt;=nper;[.H338]&lt;=0);&quot;&quot;;[.A338]+1)))" office:value-type="float" office:value="322" calcext:value-type="float">
            <text:p>322</text:p>
          </table:table-cell>
          <table:table-cell table:style-name="ce17" table:formula="of:=IF([.A339]=&quot;&quot;;&quot;&quot;;IF(OR(periods_per_year=26;periods_per_year=52);IF(periods_per_year=26;IF([.A339]=1;fpdate;[.B338]+14);IF(periods_per_year=52;IF([.A339]=1;fpdate;[.B338]+7);&quot;n/a&quot;));IF(periods_per_year=24;DATE(YEAR(fpdate);MONTH(fpdate)+([.A339]-1)/2+IF(AND(DAY(fpdate)&gt;=15;MOD([.A339];2)=0);1;0);IF(MOD([.A339];2)=0;IF(DAY(fpdate)&gt;=15;DAY(fpdate)-14;DAY(fpdate)+14);DAY(fpdate)));IF(DAY(DATE(YEAR(fpdate);MONTH(fpdate)+([.A339]-1)*months_per_period;DAY(fpdate)))&lt;&gt;DAY(fpdate);DATE(YEAR(fpdate);MONTH(fpdate)+([.A339]-1)*months_per_period+1;0);DATE(YEAR(fpdate);MONTH(fpdate)+([.A339]-1)*months_per_period;DAY(fpdate))))))" office:value-type="date" office:date-value="2044-10-01" calcext:value-type="date">
            <text:p>10/1/44</text:p>
          </table:table-cell>
          <table:table-cell table:style-name="ce21" table:formula="of:=IF([.A339]=&quot;&quot;;&quot;&quot;;IF(roundOpt;IF(OR([.A339]=nper;payment&gt;ROUND((1+rate)*[.H338];2));ROUND((1+rate)*[.H338];2);payment);IF(OR([.A339]=nper;payment&gt;(1+rate)*[.H338]);(1+rate)*[.H338];payment)))" office:value-type="float" office:value="858.91" calcext:value-type="float">
            <text:p>858.91</text:p>
          </table:table-cell>
          <table:table-cell table:style-name="ce30"/>
          <table:table-cell table:style-name="ce21"/>
          <table:table-cell table:style-name="ce21" table:formula="of:=IF([.A339]=&quot;&quot;;&quot;&quot;;IF(AND([.A339]=1;pmtType=1);0;IF(roundOpt;ROUND(rate*[.H338];2);rate*[.H338])))" office:value-type="float" office:value="128.59" calcext:value-type="float">
            <text:p>128.59</text:p>
          </table:table-cell>
          <table:table-cell table:style-name="ce21" table:formula="of:=IF([.A339]=&quot;&quot;;&quot;&quot;;[.C339]-[.F339]+[.D339])" office:value-type="float" office:value="730.32" calcext:value-type="float">
            <text:p>730.32</text:p>
          </table:table-cell>
          <table:table-cell table:style-name="ce21" table:formula="of:=IF([.A339]=&quot;&quot;;&quot;&quot;;[.H338]-[.G339])" office:value-type="float" office:value="30130.9899999999" calcext:value-type="float">
            <text:p>30,130.99</text:p>
          </table:table-cell>
          <table:table-cell table:number-columns-repeated="248"/>
        </table:table-row>
        <table:table-row table:style-name="ro3">
          <table:table-cell table:style-name="ce10" table:formula="of:=IF([.H339]=&quot;&quot;;&quot;&quot;;IF(roundOpt;IF(OR([.A339]&gt;=nper;ROUND([.H339];2)&lt;=0);&quot;&quot;;[.A339]+1);IF(OR([.A339]&gt;=nper;[.H339]&lt;=0);&quot;&quot;;[.A339]+1)))" office:value-type="float" office:value="323" calcext:value-type="float">
            <text:p>323</text:p>
          </table:table-cell>
          <table:table-cell table:style-name="ce17" table:formula="of:=IF([.A340]=&quot;&quot;;&quot;&quot;;IF(OR(periods_per_year=26;periods_per_year=52);IF(periods_per_year=26;IF([.A340]=1;fpdate;[.B339]+14);IF(periods_per_year=52;IF([.A340]=1;fpdate;[.B339]+7);&quot;n/a&quot;));IF(periods_per_year=24;DATE(YEAR(fpdate);MONTH(fpdate)+([.A340]-1)/2+IF(AND(DAY(fpdate)&gt;=15;MOD([.A340];2)=0);1;0);IF(MOD([.A340];2)=0;IF(DAY(fpdate)&gt;=15;DAY(fpdate)-14;DAY(fpdate)+14);DAY(fpdate)));IF(DAY(DATE(YEAR(fpdate);MONTH(fpdate)+([.A340]-1)*months_per_period;DAY(fpdate)))&lt;&gt;DAY(fpdate);DATE(YEAR(fpdate);MONTH(fpdate)+([.A340]-1)*months_per_period+1;0);DATE(YEAR(fpdate);MONTH(fpdate)+([.A340]-1)*months_per_period;DAY(fpdate))))))" office:value-type="date" office:date-value="2044-11-01" calcext:value-type="date">
            <text:p>11/1/44</text:p>
          </table:table-cell>
          <table:table-cell table:style-name="ce21" table:formula="of:=IF([.A340]=&quot;&quot;;&quot;&quot;;IF(roundOpt;IF(OR([.A340]=nper;payment&gt;ROUND((1+rate)*[.H339];2));ROUND((1+rate)*[.H339];2);payment);IF(OR([.A340]=nper;payment&gt;(1+rate)*[.H339]);(1+rate)*[.H339];payment)))" office:value-type="float" office:value="858.91" calcext:value-type="float">
            <text:p>858.91</text:p>
          </table:table-cell>
          <table:table-cell table:style-name="ce30"/>
          <table:table-cell table:style-name="ce21"/>
          <table:table-cell table:style-name="ce21" table:formula="of:=IF([.A340]=&quot;&quot;;&quot;&quot;;IF(AND([.A340]=1;pmtType=1);0;IF(roundOpt;ROUND(rate*[.H339];2);rate*[.H339])))" office:value-type="float" office:value="125.55" calcext:value-type="float">
            <text:p>125.55</text:p>
          </table:table-cell>
          <table:table-cell table:style-name="ce21" table:formula="of:=IF([.A340]=&quot;&quot;;&quot;&quot;;[.C340]-[.F340]+[.D340])" office:value-type="float" office:value="733.36" calcext:value-type="float">
            <text:p>733.36</text:p>
          </table:table-cell>
          <table:table-cell table:style-name="ce21" table:formula="of:=IF([.A340]=&quot;&quot;;&quot;&quot;;[.H339]-[.G340])" office:value-type="float" office:value="29397.6299999999" calcext:value-type="float">
            <text:p>29,397.63</text:p>
          </table:table-cell>
          <table:table-cell table:number-columns-repeated="248"/>
        </table:table-row>
        <table:table-row table:style-name="ro3">
          <table:table-cell table:style-name="ce10" table:formula="of:=IF([.H340]=&quot;&quot;;&quot;&quot;;IF(roundOpt;IF(OR([.A340]&gt;=nper;ROUND([.H340];2)&lt;=0);&quot;&quot;;[.A340]+1);IF(OR([.A340]&gt;=nper;[.H340]&lt;=0);&quot;&quot;;[.A340]+1)))" office:value-type="float" office:value="324" calcext:value-type="float">
            <text:p>324</text:p>
          </table:table-cell>
          <table:table-cell table:style-name="ce17" table:formula="of:=IF([.A341]=&quot;&quot;;&quot;&quot;;IF(OR(periods_per_year=26;periods_per_year=52);IF(periods_per_year=26;IF([.A341]=1;fpdate;[.B340]+14);IF(periods_per_year=52;IF([.A341]=1;fpdate;[.B340]+7);&quot;n/a&quot;));IF(periods_per_year=24;DATE(YEAR(fpdate);MONTH(fpdate)+([.A341]-1)/2+IF(AND(DAY(fpdate)&gt;=15;MOD([.A341];2)=0);1;0);IF(MOD([.A341];2)=0;IF(DAY(fpdate)&gt;=15;DAY(fpdate)-14;DAY(fpdate)+14);DAY(fpdate)));IF(DAY(DATE(YEAR(fpdate);MONTH(fpdate)+([.A341]-1)*months_per_period;DAY(fpdate)))&lt;&gt;DAY(fpdate);DATE(YEAR(fpdate);MONTH(fpdate)+([.A341]-1)*months_per_period+1;0);DATE(YEAR(fpdate);MONTH(fpdate)+([.A341]-1)*months_per_period;DAY(fpdate))))))" office:value-type="date" office:date-value="2044-12-01" calcext:value-type="date">
            <text:p>12/1/44</text:p>
          </table:table-cell>
          <table:table-cell table:style-name="ce21" table:formula="of:=IF([.A341]=&quot;&quot;;&quot;&quot;;IF(roundOpt;IF(OR([.A341]=nper;payment&gt;ROUND((1+rate)*[.H340];2));ROUND((1+rate)*[.H340];2);payment);IF(OR([.A341]=nper;payment&gt;(1+rate)*[.H340]);(1+rate)*[.H340];payment)))" office:value-type="float" office:value="858.91" calcext:value-type="float">
            <text:p>858.91</text:p>
          </table:table-cell>
          <table:table-cell table:style-name="ce30"/>
          <table:table-cell table:style-name="ce21"/>
          <table:table-cell table:style-name="ce21" table:formula="of:=IF([.A341]=&quot;&quot;;&quot;&quot;;IF(AND([.A341]=1;pmtType=1);0;IF(roundOpt;ROUND(rate*[.H340];2);rate*[.H340])))" office:value-type="float" office:value="122.49" calcext:value-type="float">
            <text:p>122.49</text:p>
          </table:table-cell>
          <table:table-cell table:style-name="ce21" table:formula="of:=IF([.A341]=&quot;&quot;;&quot;&quot;;[.C341]-[.F341]+[.D341])" office:value-type="float" office:value="736.42" calcext:value-type="float">
            <text:p>736.42</text:p>
          </table:table-cell>
          <table:table-cell table:style-name="ce21" table:formula="of:=IF([.A341]=&quot;&quot;;&quot;&quot;;[.H340]-[.G341])" office:value-type="float" office:value="28661.2099999999" calcext:value-type="float">
            <text:p>28,661.21</text:p>
          </table:table-cell>
          <table:table-cell table:number-columns-repeated="248"/>
        </table:table-row>
        <table:table-row table:style-name="ro3">
          <table:table-cell table:style-name="ce10" table:formula="of:=IF([.H341]=&quot;&quot;;&quot;&quot;;IF(roundOpt;IF(OR([.A341]&gt;=nper;ROUND([.H341];2)&lt;=0);&quot;&quot;;[.A341]+1);IF(OR([.A341]&gt;=nper;[.H341]&lt;=0);&quot;&quot;;[.A341]+1)))" office:value-type="float" office:value="325" calcext:value-type="float">
            <text:p>325</text:p>
          </table:table-cell>
          <table:table-cell table:style-name="ce17" table:formula="of:=IF([.A342]=&quot;&quot;;&quot;&quot;;IF(OR(periods_per_year=26;periods_per_year=52);IF(periods_per_year=26;IF([.A342]=1;fpdate;[.B341]+14);IF(periods_per_year=52;IF([.A342]=1;fpdate;[.B341]+7);&quot;n/a&quot;));IF(periods_per_year=24;DATE(YEAR(fpdate);MONTH(fpdate)+([.A342]-1)/2+IF(AND(DAY(fpdate)&gt;=15;MOD([.A342];2)=0);1;0);IF(MOD([.A342];2)=0;IF(DAY(fpdate)&gt;=15;DAY(fpdate)-14;DAY(fpdate)+14);DAY(fpdate)));IF(DAY(DATE(YEAR(fpdate);MONTH(fpdate)+([.A342]-1)*months_per_period;DAY(fpdate)))&lt;&gt;DAY(fpdate);DATE(YEAR(fpdate);MONTH(fpdate)+([.A342]-1)*months_per_period+1;0);DATE(YEAR(fpdate);MONTH(fpdate)+([.A342]-1)*months_per_period;DAY(fpdate))))))" office:value-type="date" office:date-value="2045-01-01" calcext:value-type="date">
            <text:p>1/1/45</text:p>
          </table:table-cell>
          <table:table-cell table:style-name="ce21" table:formula="of:=IF([.A342]=&quot;&quot;;&quot;&quot;;IF(roundOpt;IF(OR([.A342]=nper;payment&gt;ROUND((1+rate)*[.H341];2));ROUND((1+rate)*[.H341];2);payment);IF(OR([.A342]=nper;payment&gt;(1+rate)*[.H341]);(1+rate)*[.H341];payment)))" office:value-type="float" office:value="858.91" calcext:value-type="float">
            <text:p>858.91</text:p>
          </table:table-cell>
          <table:table-cell table:style-name="ce30"/>
          <table:table-cell table:style-name="ce21"/>
          <table:table-cell table:style-name="ce21" table:formula="of:=IF([.A342]=&quot;&quot;;&quot;&quot;;IF(AND([.A342]=1;pmtType=1);0;IF(roundOpt;ROUND(rate*[.H341];2);rate*[.H341])))" office:value-type="float" office:value="119.42" calcext:value-type="float">
            <text:p>119.42</text:p>
          </table:table-cell>
          <table:table-cell table:style-name="ce21" table:formula="of:=IF([.A342]=&quot;&quot;;&quot;&quot;;[.C342]-[.F342]+[.D342])" office:value-type="float" office:value="739.49" calcext:value-type="float">
            <text:p>739.49</text:p>
          </table:table-cell>
          <table:table-cell table:style-name="ce21" table:formula="of:=IF([.A342]=&quot;&quot;;&quot;&quot;;[.H341]-[.G342])" office:value-type="float" office:value="27921.7199999999" calcext:value-type="float">
            <text:p>27,921.72</text:p>
          </table:table-cell>
          <table:table-cell table:number-columns-repeated="248"/>
        </table:table-row>
        <table:table-row table:style-name="ro3">
          <table:table-cell table:style-name="ce10" table:formula="of:=IF([.H342]=&quot;&quot;;&quot;&quot;;IF(roundOpt;IF(OR([.A342]&gt;=nper;ROUND([.H342];2)&lt;=0);&quot;&quot;;[.A342]+1);IF(OR([.A342]&gt;=nper;[.H342]&lt;=0);&quot;&quot;;[.A342]+1)))" office:value-type="float" office:value="326" calcext:value-type="float">
            <text:p>326</text:p>
          </table:table-cell>
          <table:table-cell table:style-name="ce17" table:formula="of:=IF([.A343]=&quot;&quot;;&quot;&quot;;IF(OR(periods_per_year=26;periods_per_year=52);IF(periods_per_year=26;IF([.A343]=1;fpdate;[.B342]+14);IF(periods_per_year=52;IF([.A343]=1;fpdate;[.B342]+7);&quot;n/a&quot;));IF(periods_per_year=24;DATE(YEAR(fpdate);MONTH(fpdate)+([.A343]-1)/2+IF(AND(DAY(fpdate)&gt;=15;MOD([.A343];2)=0);1;0);IF(MOD([.A343];2)=0;IF(DAY(fpdate)&gt;=15;DAY(fpdate)-14;DAY(fpdate)+14);DAY(fpdate)));IF(DAY(DATE(YEAR(fpdate);MONTH(fpdate)+([.A343]-1)*months_per_period;DAY(fpdate)))&lt;&gt;DAY(fpdate);DATE(YEAR(fpdate);MONTH(fpdate)+([.A343]-1)*months_per_period+1;0);DATE(YEAR(fpdate);MONTH(fpdate)+([.A343]-1)*months_per_period;DAY(fpdate))))))" office:value-type="date" office:date-value="2045-02-01" calcext:value-type="date">
            <text:p>2/1/45</text:p>
          </table:table-cell>
          <table:table-cell table:style-name="ce21" table:formula="of:=IF([.A343]=&quot;&quot;;&quot;&quot;;IF(roundOpt;IF(OR([.A343]=nper;payment&gt;ROUND((1+rate)*[.H342];2));ROUND((1+rate)*[.H342];2);payment);IF(OR([.A343]=nper;payment&gt;(1+rate)*[.H342]);(1+rate)*[.H342];payment)))" office:value-type="float" office:value="858.91" calcext:value-type="float">
            <text:p>858.91</text:p>
          </table:table-cell>
          <table:table-cell table:style-name="ce30"/>
          <table:table-cell table:style-name="ce21"/>
          <table:table-cell table:style-name="ce21" table:formula="of:=IF([.A343]=&quot;&quot;;&quot;&quot;;IF(AND([.A343]=1;pmtType=1);0;IF(roundOpt;ROUND(rate*[.H342];2);rate*[.H342])))" office:value-type="float" office:value="116.34" calcext:value-type="float">
            <text:p>116.34</text:p>
          </table:table-cell>
          <table:table-cell table:style-name="ce21" table:formula="of:=IF([.A343]=&quot;&quot;;&quot;&quot;;[.C343]-[.F343]+[.D343])" office:value-type="float" office:value="742.57" calcext:value-type="float">
            <text:p>742.57</text:p>
          </table:table-cell>
          <table:table-cell table:style-name="ce21" table:formula="of:=IF([.A343]=&quot;&quot;;&quot;&quot;;[.H342]-[.G343])" office:value-type="float" office:value="27179.1499999999" calcext:value-type="float">
            <text:p>27,179.15</text:p>
          </table:table-cell>
          <table:table-cell table:number-columns-repeated="248"/>
        </table:table-row>
        <table:table-row table:style-name="ro3">
          <table:table-cell table:style-name="ce10" table:formula="of:=IF([.H343]=&quot;&quot;;&quot;&quot;;IF(roundOpt;IF(OR([.A343]&gt;=nper;ROUND([.H343];2)&lt;=0);&quot;&quot;;[.A343]+1);IF(OR([.A343]&gt;=nper;[.H343]&lt;=0);&quot;&quot;;[.A343]+1)))" office:value-type="float" office:value="327" calcext:value-type="float">
            <text:p>327</text:p>
          </table:table-cell>
          <table:table-cell table:style-name="ce17" table:formula="of:=IF([.A344]=&quot;&quot;;&quot;&quot;;IF(OR(periods_per_year=26;periods_per_year=52);IF(periods_per_year=26;IF([.A344]=1;fpdate;[.B343]+14);IF(periods_per_year=52;IF([.A344]=1;fpdate;[.B343]+7);&quot;n/a&quot;));IF(periods_per_year=24;DATE(YEAR(fpdate);MONTH(fpdate)+([.A344]-1)/2+IF(AND(DAY(fpdate)&gt;=15;MOD([.A344];2)=0);1;0);IF(MOD([.A344];2)=0;IF(DAY(fpdate)&gt;=15;DAY(fpdate)-14;DAY(fpdate)+14);DAY(fpdate)));IF(DAY(DATE(YEAR(fpdate);MONTH(fpdate)+([.A344]-1)*months_per_period;DAY(fpdate)))&lt;&gt;DAY(fpdate);DATE(YEAR(fpdate);MONTH(fpdate)+([.A344]-1)*months_per_period+1;0);DATE(YEAR(fpdate);MONTH(fpdate)+([.A344]-1)*months_per_period;DAY(fpdate))))))" office:value-type="date" office:date-value="2045-03-01" calcext:value-type="date">
            <text:p>3/1/45</text:p>
          </table:table-cell>
          <table:table-cell table:style-name="ce21" table:formula="of:=IF([.A344]=&quot;&quot;;&quot;&quot;;IF(roundOpt;IF(OR([.A344]=nper;payment&gt;ROUND((1+rate)*[.H343];2));ROUND((1+rate)*[.H343];2);payment);IF(OR([.A344]=nper;payment&gt;(1+rate)*[.H343]);(1+rate)*[.H343];payment)))" office:value-type="float" office:value="858.91" calcext:value-type="float">
            <text:p>858.91</text:p>
          </table:table-cell>
          <table:table-cell table:style-name="ce30"/>
          <table:table-cell table:style-name="ce21"/>
          <table:table-cell table:style-name="ce21" table:formula="of:=IF([.A344]=&quot;&quot;;&quot;&quot;;IF(AND([.A344]=1;pmtType=1);0;IF(roundOpt;ROUND(rate*[.H343];2);rate*[.H343])))" office:value-type="float" office:value="113.25" calcext:value-type="float">
            <text:p>113.25</text:p>
          </table:table-cell>
          <table:table-cell table:style-name="ce21" table:formula="of:=IF([.A344]=&quot;&quot;;&quot;&quot;;[.C344]-[.F344]+[.D344])" office:value-type="float" office:value="745.66" calcext:value-type="float">
            <text:p>745.66</text:p>
          </table:table-cell>
          <table:table-cell table:style-name="ce21" table:formula="of:=IF([.A344]=&quot;&quot;;&quot;&quot;;[.H343]-[.G344])" office:value-type="float" office:value="26433.4899999999" calcext:value-type="float">
            <text:p>26,433.49</text:p>
          </table:table-cell>
          <table:table-cell table:number-columns-repeated="248"/>
        </table:table-row>
        <table:table-row table:style-name="ro3">
          <table:table-cell table:style-name="ce10" table:formula="of:=IF([.H344]=&quot;&quot;;&quot;&quot;;IF(roundOpt;IF(OR([.A344]&gt;=nper;ROUND([.H344];2)&lt;=0);&quot;&quot;;[.A344]+1);IF(OR([.A344]&gt;=nper;[.H344]&lt;=0);&quot;&quot;;[.A344]+1)))" office:value-type="float" office:value="328" calcext:value-type="float">
            <text:p>328</text:p>
          </table:table-cell>
          <table:table-cell table:style-name="ce17" table:formula="of:=IF([.A345]=&quot;&quot;;&quot;&quot;;IF(OR(periods_per_year=26;periods_per_year=52);IF(periods_per_year=26;IF([.A345]=1;fpdate;[.B344]+14);IF(periods_per_year=52;IF([.A345]=1;fpdate;[.B344]+7);&quot;n/a&quot;));IF(periods_per_year=24;DATE(YEAR(fpdate);MONTH(fpdate)+([.A345]-1)/2+IF(AND(DAY(fpdate)&gt;=15;MOD([.A345];2)=0);1;0);IF(MOD([.A345];2)=0;IF(DAY(fpdate)&gt;=15;DAY(fpdate)-14;DAY(fpdate)+14);DAY(fpdate)));IF(DAY(DATE(YEAR(fpdate);MONTH(fpdate)+([.A345]-1)*months_per_period;DAY(fpdate)))&lt;&gt;DAY(fpdate);DATE(YEAR(fpdate);MONTH(fpdate)+([.A345]-1)*months_per_period+1;0);DATE(YEAR(fpdate);MONTH(fpdate)+([.A345]-1)*months_per_period;DAY(fpdate))))))" office:value-type="date" office:date-value="2045-04-01" calcext:value-type="date">
            <text:p>4/1/45</text:p>
          </table:table-cell>
          <table:table-cell table:style-name="ce21" table:formula="of:=IF([.A345]=&quot;&quot;;&quot;&quot;;IF(roundOpt;IF(OR([.A345]=nper;payment&gt;ROUND((1+rate)*[.H344];2));ROUND((1+rate)*[.H344];2);payment);IF(OR([.A345]=nper;payment&gt;(1+rate)*[.H344]);(1+rate)*[.H344];payment)))" office:value-type="float" office:value="858.91" calcext:value-type="float">
            <text:p>858.91</text:p>
          </table:table-cell>
          <table:table-cell table:style-name="ce30"/>
          <table:table-cell table:style-name="ce21"/>
          <table:table-cell table:style-name="ce21" table:formula="of:=IF([.A345]=&quot;&quot;;&quot;&quot;;IF(AND([.A345]=1;pmtType=1);0;IF(roundOpt;ROUND(rate*[.H344];2);rate*[.H344])))" office:value-type="float" office:value="110.14" calcext:value-type="float">
            <text:p>110.14</text:p>
          </table:table-cell>
          <table:table-cell table:style-name="ce21" table:formula="of:=IF([.A345]=&quot;&quot;;&quot;&quot;;[.C345]-[.F345]+[.D345])" office:value-type="float" office:value="748.77" calcext:value-type="float">
            <text:p>748.77</text:p>
          </table:table-cell>
          <table:table-cell table:style-name="ce21" table:formula="of:=IF([.A345]=&quot;&quot;;&quot;&quot;;[.H344]-[.G345])" office:value-type="float" office:value="25684.7199999999" calcext:value-type="float">
            <text:p>25,684.72</text:p>
          </table:table-cell>
          <table:table-cell table:number-columns-repeated="248"/>
        </table:table-row>
        <table:table-row table:style-name="ro3">
          <table:table-cell table:style-name="ce10" table:formula="of:=IF([.H345]=&quot;&quot;;&quot;&quot;;IF(roundOpt;IF(OR([.A345]&gt;=nper;ROUND([.H345];2)&lt;=0);&quot;&quot;;[.A345]+1);IF(OR([.A345]&gt;=nper;[.H345]&lt;=0);&quot;&quot;;[.A345]+1)))" office:value-type="float" office:value="329" calcext:value-type="float">
            <text:p>329</text:p>
          </table:table-cell>
          <table:table-cell table:style-name="ce17" table:formula="of:=IF([.A346]=&quot;&quot;;&quot;&quot;;IF(OR(periods_per_year=26;periods_per_year=52);IF(periods_per_year=26;IF([.A346]=1;fpdate;[.B345]+14);IF(periods_per_year=52;IF([.A346]=1;fpdate;[.B345]+7);&quot;n/a&quot;));IF(periods_per_year=24;DATE(YEAR(fpdate);MONTH(fpdate)+([.A346]-1)/2+IF(AND(DAY(fpdate)&gt;=15;MOD([.A346];2)=0);1;0);IF(MOD([.A346];2)=0;IF(DAY(fpdate)&gt;=15;DAY(fpdate)-14;DAY(fpdate)+14);DAY(fpdate)));IF(DAY(DATE(YEAR(fpdate);MONTH(fpdate)+([.A346]-1)*months_per_period;DAY(fpdate)))&lt;&gt;DAY(fpdate);DATE(YEAR(fpdate);MONTH(fpdate)+([.A346]-1)*months_per_period+1;0);DATE(YEAR(fpdate);MONTH(fpdate)+([.A346]-1)*months_per_period;DAY(fpdate))))))" office:value-type="date" office:date-value="2045-05-01" calcext:value-type="date">
            <text:p>5/1/45</text:p>
          </table:table-cell>
          <table:table-cell table:style-name="ce21" table:formula="of:=IF([.A346]=&quot;&quot;;&quot;&quot;;IF(roundOpt;IF(OR([.A346]=nper;payment&gt;ROUND((1+rate)*[.H345];2));ROUND((1+rate)*[.H345];2);payment);IF(OR([.A346]=nper;payment&gt;(1+rate)*[.H345]);(1+rate)*[.H345];payment)))" office:value-type="float" office:value="858.91" calcext:value-type="float">
            <text:p>858.91</text:p>
          </table:table-cell>
          <table:table-cell table:style-name="ce30"/>
          <table:table-cell table:style-name="ce21"/>
          <table:table-cell table:style-name="ce21" table:formula="of:=IF([.A346]=&quot;&quot;;&quot;&quot;;IF(AND([.A346]=1;pmtType=1);0;IF(roundOpt;ROUND(rate*[.H345];2);rate*[.H345])))" office:value-type="float" office:value="107.02" calcext:value-type="float">
            <text:p>107.02</text:p>
          </table:table-cell>
          <table:table-cell table:style-name="ce21" table:formula="of:=IF([.A346]=&quot;&quot;;&quot;&quot;;[.C346]-[.F346]+[.D346])" office:value-type="float" office:value="751.89" calcext:value-type="float">
            <text:p>751.89</text:p>
          </table:table-cell>
          <table:table-cell table:style-name="ce21" table:formula="of:=IF([.A346]=&quot;&quot;;&quot;&quot;;[.H345]-[.G346])" office:value-type="float" office:value="24932.8299999999" calcext:value-type="float">
            <text:p>24,932.83</text:p>
          </table:table-cell>
          <table:table-cell table:number-columns-repeated="248"/>
        </table:table-row>
        <table:table-row table:style-name="ro3">
          <table:table-cell table:style-name="ce10" table:formula="of:=IF([.H346]=&quot;&quot;;&quot;&quot;;IF(roundOpt;IF(OR([.A346]&gt;=nper;ROUND([.H346];2)&lt;=0);&quot;&quot;;[.A346]+1);IF(OR([.A346]&gt;=nper;[.H346]&lt;=0);&quot;&quot;;[.A346]+1)))" office:value-type="float" office:value="330" calcext:value-type="float">
            <text:p>330</text:p>
          </table:table-cell>
          <table:table-cell table:style-name="ce17" table:formula="of:=IF([.A347]=&quot;&quot;;&quot;&quot;;IF(OR(periods_per_year=26;periods_per_year=52);IF(periods_per_year=26;IF([.A347]=1;fpdate;[.B346]+14);IF(periods_per_year=52;IF([.A347]=1;fpdate;[.B346]+7);&quot;n/a&quot;));IF(periods_per_year=24;DATE(YEAR(fpdate);MONTH(fpdate)+([.A347]-1)/2+IF(AND(DAY(fpdate)&gt;=15;MOD([.A347];2)=0);1;0);IF(MOD([.A347];2)=0;IF(DAY(fpdate)&gt;=15;DAY(fpdate)-14;DAY(fpdate)+14);DAY(fpdate)));IF(DAY(DATE(YEAR(fpdate);MONTH(fpdate)+([.A347]-1)*months_per_period;DAY(fpdate)))&lt;&gt;DAY(fpdate);DATE(YEAR(fpdate);MONTH(fpdate)+([.A347]-1)*months_per_period+1;0);DATE(YEAR(fpdate);MONTH(fpdate)+([.A347]-1)*months_per_period;DAY(fpdate))))))" office:value-type="date" office:date-value="2045-06-01" calcext:value-type="date">
            <text:p>6/1/45</text:p>
          </table:table-cell>
          <table:table-cell table:style-name="ce21" table:formula="of:=IF([.A347]=&quot;&quot;;&quot;&quot;;IF(roundOpt;IF(OR([.A347]=nper;payment&gt;ROUND((1+rate)*[.H346];2));ROUND((1+rate)*[.H346];2);payment);IF(OR([.A347]=nper;payment&gt;(1+rate)*[.H346]);(1+rate)*[.H346];payment)))" office:value-type="float" office:value="858.91" calcext:value-type="float">
            <text:p>858.91</text:p>
          </table:table-cell>
          <table:table-cell table:style-name="ce30"/>
          <table:table-cell table:style-name="ce21"/>
          <table:table-cell table:style-name="ce21" table:formula="of:=IF([.A347]=&quot;&quot;;&quot;&quot;;IF(AND([.A347]=1;pmtType=1);0;IF(roundOpt;ROUND(rate*[.H346];2);rate*[.H346])))" office:value-type="float" office:value="103.89" calcext:value-type="float">
            <text:p>103.89</text:p>
          </table:table-cell>
          <table:table-cell table:style-name="ce21" table:formula="of:=IF([.A347]=&quot;&quot;;&quot;&quot;;[.C347]-[.F347]+[.D347])" office:value-type="float" office:value="755.02" calcext:value-type="float">
            <text:p>755.02</text:p>
          </table:table-cell>
          <table:table-cell table:style-name="ce21" table:formula="of:=IF([.A347]=&quot;&quot;;&quot;&quot;;[.H346]-[.G347])" office:value-type="float" office:value="24177.8099999999" calcext:value-type="float">
            <text:p>24,177.81</text:p>
          </table:table-cell>
          <table:table-cell table:number-columns-repeated="248"/>
        </table:table-row>
        <table:table-row table:style-name="ro3">
          <table:table-cell table:style-name="ce10" table:formula="of:=IF([.H347]=&quot;&quot;;&quot;&quot;;IF(roundOpt;IF(OR([.A347]&gt;=nper;ROUND([.H347];2)&lt;=0);&quot;&quot;;[.A347]+1);IF(OR([.A347]&gt;=nper;[.H347]&lt;=0);&quot;&quot;;[.A347]+1)))" office:value-type="float" office:value="331" calcext:value-type="float">
            <text:p>331</text:p>
          </table:table-cell>
          <table:table-cell table:style-name="ce17" table:formula="of:=IF([.A348]=&quot;&quot;;&quot;&quot;;IF(OR(periods_per_year=26;periods_per_year=52);IF(periods_per_year=26;IF([.A348]=1;fpdate;[.B347]+14);IF(periods_per_year=52;IF([.A348]=1;fpdate;[.B347]+7);&quot;n/a&quot;));IF(periods_per_year=24;DATE(YEAR(fpdate);MONTH(fpdate)+([.A348]-1)/2+IF(AND(DAY(fpdate)&gt;=15;MOD([.A348];2)=0);1;0);IF(MOD([.A348];2)=0;IF(DAY(fpdate)&gt;=15;DAY(fpdate)-14;DAY(fpdate)+14);DAY(fpdate)));IF(DAY(DATE(YEAR(fpdate);MONTH(fpdate)+([.A348]-1)*months_per_period;DAY(fpdate)))&lt;&gt;DAY(fpdate);DATE(YEAR(fpdate);MONTH(fpdate)+([.A348]-1)*months_per_period+1;0);DATE(YEAR(fpdate);MONTH(fpdate)+([.A348]-1)*months_per_period;DAY(fpdate))))))" office:value-type="date" office:date-value="2045-07-01" calcext:value-type="date">
            <text:p>7/1/45</text:p>
          </table:table-cell>
          <table:table-cell table:style-name="ce21" table:formula="of:=IF([.A348]=&quot;&quot;;&quot;&quot;;IF(roundOpt;IF(OR([.A348]=nper;payment&gt;ROUND((1+rate)*[.H347];2));ROUND((1+rate)*[.H347];2);payment);IF(OR([.A348]=nper;payment&gt;(1+rate)*[.H347]);(1+rate)*[.H347];payment)))" office:value-type="float" office:value="858.91" calcext:value-type="float">
            <text:p>858.91</text:p>
          </table:table-cell>
          <table:table-cell table:style-name="ce30"/>
          <table:table-cell table:style-name="ce21"/>
          <table:table-cell table:style-name="ce21" table:formula="of:=IF([.A348]=&quot;&quot;;&quot;&quot;;IF(AND([.A348]=1;pmtType=1);0;IF(roundOpt;ROUND(rate*[.H347];2);rate*[.H347])))" office:value-type="float" office:value="100.74" calcext:value-type="float">
            <text:p>100.74</text:p>
          </table:table-cell>
          <table:table-cell table:style-name="ce21" table:formula="of:=IF([.A348]=&quot;&quot;;&quot;&quot;;[.C348]-[.F348]+[.D348])" office:value-type="float" office:value="758.17" calcext:value-type="float">
            <text:p>758.17</text:p>
          </table:table-cell>
          <table:table-cell table:style-name="ce21" table:formula="of:=IF([.A348]=&quot;&quot;;&quot;&quot;;[.H347]-[.G348])" office:value-type="float" office:value="23419.6399999999" calcext:value-type="float">
            <text:p>23,419.64</text:p>
          </table:table-cell>
          <table:table-cell table:number-columns-repeated="248"/>
        </table:table-row>
        <table:table-row table:style-name="ro3">
          <table:table-cell table:style-name="ce10" table:formula="of:=IF([.H348]=&quot;&quot;;&quot;&quot;;IF(roundOpt;IF(OR([.A348]&gt;=nper;ROUND([.H348];2)&lt;=0);&quot;&quot;;[.A348]+1);IF(OR([.A348]&gt;=nper;[.H348]&lt;=0);&quot;&quot;;[.A348]+1)))" office:value-type="float" office:value="332" calcext:value-type="float">
            <text:p>332</text:p>
          </table:table-cell>
          <table:table-cell table:style-name="ce17" table:formula="of:=IF([.A349]=&quot;&quot;;&quot;&quot;;IF(OR(periods_per_year=26;periods_per_year=52);IF(periods_per_year=26;IF([.A349]=1;fpdate;[.B348]+14);IF(periods_per_year=52;IF([.A349]=1;fpdate;[.B348]+7);&quot;n/a&quot;));IF(periods_per_year=24;DATE(YEAR(fpdate);MONTH(fpdate)+([.A349]-1)/2+IF(AND(DAY(fpdate)&gt;=15;MOD([.A349];2)=0);1;0);IF(MOD([.A349];2)=0;IF(DAY(fpdate)&gt;=15;DAY(fpdate)-14;DAY(fpdate)+14);DAY(fpdate)));IF(DAY(DATE(YEAR(fpdate);MONTH(fpdate)+([.A349]-1)*months_per_period;DAY(fpdate)))&lt;&gt;DAY(fpdate);DATE(YEAR(fpdate);MONTH(fpdate)+([.A349]-1)*months_per_period+1;0);DATE(YEAR(fpdate);MONTH(fpdate)+([.A349]-1)*months_per_period;DAY(fpdate))))))" office:value-type="date" office:date-value="2045-08-01" calcext:value-type="date">
            <text:p>8/1/45</text:p>
          </table:table-cell>
          <table:table-cell table:style-name="ce21" table:formula="of:=IF([.A349]=&quot;&quot;;&quot;&quot;;IF(roundOpt;IF(OR([.A349]=nper;payment&gt;ROUND((1+rate)*[.H348];2));ROUND((1+rate)*[.H348];2);payment);IF(OR([.A349]=nper;payment&gt;(1+rate)*[.H348]);(1+rate)*[.H348];payment)))" office:value-type="float" office:value="858.91" calcext:value-type="float">
            <text:p>858.91</text:p>
          </table:table-cell>
          <table:table-cell table:style-name="ce30"/>
          <table:table-cell table:style-name="ce21"/>
          <table:table-cell table:style-name="ce21" table:formula="of:=IF([.A349]=&quot;&quot;;&quot;&quot;;IF(AND([.A349]=1;pmtType=1);0;IF(roundOpt;ROUND(rate*[.H348];2);rate*[.H348])))" office:value-type="float" office:value="97.58" calcext:value-type="float">
            <text:p>97.58</text:p>
          </table:table-cell>
          <table:table-cell table:style-name="ce21" table:formula="of:=IF([.A349]=&quot;&quot;;&quot;&quot;;[.C349]-[.F349]+[.D349])" office:value-type="float" office:value="761.33" calcext:value-type="float">
            <text:p>761.33</text:p>
          </table:table-cell>
          <table:table-cell table:style-name="ce21" table:formula="of:=IF([.A349]=&quot;&quot;;&quot;&quot;;[.H348]-[.G349])" office:value-type="float" office:value="22658.3099999999" calcext:value-type="float">
            <text:p>22,658.31</text:p>
          </table:table-cell>
          <table:table-cell table:number-columns-repeated="248"/>
        </table:table-row>
        <table:table-row table:style-name="ro3">
          <table:table-cell table:style-name="ce10" table:formula="of:=IF([.H349]=&quot;&quot;;&quot;&quot;;IF(roundOpt;IF(OR([.A349]&gt;=nper;ROUND([.H349];2)&lt;=0);&quot;&quot;;[.A349]+1);IF(OR([.A349]&gt;=nper;[.H349]&lt;=0);&quot;&quot;;[.A349]+1)))" office:value-type="float" office:value="333" calcext:value-type="float">
            <text:p>333</text:p>
          </table:table-cell>
          <table:table-cell table:style-name="ce17" table:formula="of:=IF([.A350]=&quot;&quot;;&quot;&quot;;IF(OR(periods_per_year=26;periods_per_year=52);IF(periods_per_year=26;IF([.A350]=1;fpdate;[.B349]+14);IF(periods_per_year=52;IF([.A350]=1;fpdate;[.B349]+7);&quot;n/a&quot;));IF(periods_per_year=24;DATE(YEAR(fpdate);MONTH(fpdate)+([.A350]-1)/2+IF(AND(DAY(fpdate)&gt;=15;MOD([.A350];2)=0);1;0);IF(MOD([.A350];2)=0;IF(DAY(fpdate)&gt;=15;DAY(fpdate)-14;DAY(fpdate)+14);DAY(fpdate)));IF(DAY(DATE(YEAR(fpdate);MONTH(fpdate)+([.A350]-1)*months_per_period;DAY(fpdate)))&lt;&gt;DAY(fpdate);DATE(YEAR(fpdate);MONTH(fpdate)+([.A350]-1)*months_per_period+1;0);DATE(YEAR(fpdate);MONTH(fpdate)+([.A350]-1)*months_per_period;DAY(fpdate))))))" office:value-type="date" office:date-value="2045-09-01" calcext:value-type="date">
            <text:p>9/1/45</text:p>
          </table:table-cell>
          <table:table-cell table:style-name="ce21" table:formula="of:=IF([.A350]=&quot;&quot;;&quot;&quot;;IF(roundOpt;IF(OR([.A350]=nper;payment&gt;ROUND((1+rate)*[.H349];2));ROUND((1+rate)*[.H349];2);payment);IF(OR([.A350]=nper;payment&gt;(1+rate)*[.H349]);(1+rate)*[.H349];payment)))" office:value-type="float" office:value="858.91" calcext:value-type="float">
            <text:p>858.91</text:p>
          </table:table-cell>
          <table:table-cell table:style-name="ce30"/>
          <table:table-cell table:style-name="ce21"/>
          <table:table-cell table:style-name="ce21" table:formula="of:=IF([.A350]=&quot;&quot;;&quot;&quot;;IF(AND([.A350]=1;pmtType=1);0;IF(roundOpt;ROUND(rate*[.H349];2);rate*[.H349])))" office:value-type="float" office:value="94.41" calcext:value-type="float">
            <text:p>94.41</text:p>
          </table:table-cell>
          <table:table-cell table:style-name="ce21" table:formula="of:=IF([.A350]=&quot;&quot;;&quot;&quot;;[.C350]-[.F350]+[.D350])" office:value-type="float" office:value="764.5" calcext:value-type="float">
            <text:p>764.50</text:p>
          </table:table-cell>
          <table:table-cell table:style-name="ce21" table:formula="of:=IF([.A350]=&quot;&quot;;&quot;&quot;;[.H349]-[.G350])" office:value-type="float" office:value="21893.8099999999" calcext:value-type="float">
            <text:p>21,893.81</text:p>
          </table:table-cell>
          <table:table-cell table:number-columns-repeated="248"/>
        </table:table-row>
        <table:table-row table:style-name="ro3">
          <table:table-cell table:style-name="ce10" table:formula="of:=IF([.H350]=&quot;&quot;;&quot;&quot;;IF(roundOpt;IF(OR([.A350]&gt;=nper;ROUND([.H350];2)&lt;=0);&quot;&quot;;[.A350]+1);IF(OR([.A350]&gt;=nper;[.H350]&lt;=0);&quot;&quot;;[.A350]+1)))" office:value-type="float" office:value="334" calcext:value-type="float">
            <text:p>334</text:p>
          </table:table-cell>
          <table:table-cell table:style-name="ce17" table:formula="of:=IF([.A351]=&quot;&quot;;&quot;&quot;;IF(OR(periods_per_year=26;periods_per_year=52);IF(periods_per_year=26;IF([.A351]=1;fpdate;[.B350]+14);IF(periods_per_year=52;IF([.A351]=1;fpdate;[.B350]+7);&quot;n/a&quot;));IF(periods_per_year=24;DATE(YEAR(fpdate);MONTH(fpdate)+([.A351]-1)/2+IF(AND(DAY(fpdate)&gt;=15;MOD([.A351];2)=0);1;0);IF(MOD([.A351];2)=0;IF(DAY(fpdate)&gt;=15;DAY(fpdate)-14;DAY(fpdate)+14);DAY(fpdate)));IF(DAY(DATE(YEAR(fpdate);MONTH(fpdate)+([.A351]-1)*months_per_period;DAY(fpdate)))&lt;&gt;DAY(fpdate);DATE(YEAR(fpdate);MONTH(fpdate)+([.A351]-1)*months_per_period+1;0);DATE(YEAR(fpdate);MONTH(fpdate)+([.A351]-1)*months_per_period;DAY(fpdate))))))" office:value-type="date" office:date-value="2045-10-01" calcext:value-type="date">
            <text:p>10/1/45</text:p>
          </table:table-cell>
          <table:table-cell table:style-name="ce21" table:formula="of:=IF([.A351]=&quot;&quot;;&quot;&quot;;IF(roundOpt;IF(OR([.A351]=nper;payment&gt;ROUND((1+rate)*[.H350];2));ROUND((1+rate)*[.H350];2);payment);IF(OR([.A351]=nper;payment&gt;(1+rate)*[.H350]);(1+rate)*[.H350];payment)))" office:value-type="float" office:value="858.91" calcext:value-type="float">
            <text:p>858.91</text:p>
          </table:table-cell>
          <table:table-cell table:style-name="ce30"/>
          <table:table-cell table:style-name="ce21"/>
          <table:table-cell table:style-name="ce21" table:formula="of:=IF([.A351]=&quot;&quot;;&quot;&quot;;IF(AND([.A351]=1;pmtType=1);0;IF(roundOpt;ROUND(rate*[.H350];2);rate*[.H350])))" office:value-type="float" office:value="91.22" calcext:value-type="float">
            <text:p>91.22</text:p>
          </table:table-cell>
          <table:table-cell table:style-name="ce21" table:formula="of:=IF([.A351]=&quot;&quot;;&quot;&quot;;[.C351]-[.F351]+[.D351])" office:value-type="float" office:value="767.69" calcext:value-type="float">
            <text:p>767.69</text:p>
          </table:table-cell>
          <table:table-cell table:style-name="ce21" table:formula="of:=IF([.A351]=&quot;&quot;;&quot;&quot;;[.H350]-[.G351])" office:value-type="float" office:value="21126.1199999999" calcext:value-type="float">
            <text:p>21,126.12</text:p>
          </table:table-cell>
          <table:table-cell table:number-columns-repeated="248"/>
        </table:table-row>
        <table:table-row table:style-name="ro3">
          <table:table-cell table:style-name="ce10" table:formula="of:=IF([.H351]=&quot;&quot;;&quot;&quot;;IF(roundOpt;IF(OR([.A351]&gt;=nper;ROUND([.H351];2)&lt;=0);&quot;&quot;;[.A351]+1);IF(OR([.A351]&gt;=nper;[.H351]&lt;=0);&quot;&quot;;[.A351]+1)))" office:value-type="float" office:value="335" calcext:value-type="float">
            <text:p>335</text:p>
          </table:table-cell>
          <table:table-cell table:style-name="ce17" table:formula="of:=IF([.A352]=&quot;&quot;;&quot;&quot;;IF(OR(periods_per_year=26;periods_per_year=52);IF(periods_per_year=26;IF([.A352]=1;fpdate;[.B351]+14);IF(periods_per_year=52;IF([.A352]=1;fpdate;[.B351]+7);&quot;n/a&quot;));IF(periods_per_year=24;DATE(YEAR(fpdate);MONTH(fpdate)+([.A352]-1)/2+IF(AND(DAY(fpdate)&gt;=15;MOD([.A352];2)=0);1;0);IF(MOD([.A352];2)=0;IF(DAY(fpdate)&gt;=15;DAY(fpdate)-14;DAY(fpdate)+14);DAY(fpdate)));IF(DAY(DATE(YEAR(fpdate);MONTH(fpdate)+([.A352]-1)*months_per_period;DAY(fpdate)))&lt;&gt;DAY(fpdate);DATE(YEAR(fpdate);MONTH(fpdate)+([.A352]-1)*months_per_period+1;0);DATE(YEAR(fpdate);MONTH(fpdate)+([.A352]-1)*months_per_period;DAY(fpdate))))))" office:value-type="date" office:date-value="2045-11-01" calcext:value-type="date">
            <text:p>11/1/45</text:p>
          </table:table-cell>
          <table:table-cell table:style-name="ce21" table:formula="of:=IF([.A352]=&quot;&quot;;&quot;&quot;;IF(roundOpt;IF(OR([.A352]=nper;payment&gt;ROUND((1+rate)*[.H351];2));ROUND((1+rate)*[.H351];2);payment);IF(OR([.A352]=nper;payment&gt;(1+rate)*[.H351]);(1+rate)*[.H351];payment)))" office:value-type="float" office:value="858.91" calcext:value-type="float">
            <text:p>858.91</text:p>
          </table:table-cell>
          <table:table-cell table:style-name="ce30"/>
          <table:table-cell table:style-name="ce21"/>
          <table:table-cell table:style-name="ce21" table:formula="of:=IF([.A352]=&quot;&quot;;&quot;&quot;;IF(AND([.A352]=1;pmtType=1);0;IF(roundOpt;ROUND(rate*[.H351];2);rate*[.H351])))" office:value-type="float" office:value="88.03" calcext:value-type="float">
            <text:p>88.03</text:p>
          </table:table-cell>
          <table:table-cell table:style-name="ce21" table:formula="of:=IF([.A352]=&quot;&quot;;&quot;&quot;;[.C352]-[.F352]+[.D352])" office:value-type="float" office:value="770.88" calcext:value-type="float">
            <text:p>770.88</text:p>
          </table:table-cell>
          <table:table-cell table:style-name="ce21" table:formula="of:=IF([.A352]=&quot;&quot;;&quot;&quot;;[.H351]-[.G352])" office:value-type="float" office:value="20355.2399999999" calcext:value-type="float">
            <text:p>20,355.24</text:p>
          </table:table-cell>
          <table:table-cell table:number-columns-repeated="248"/>
        </table:table-row>
        <table:table-row table:style-name="ro3">
          <table:table-cell table:style-name="ce10" table:formula="of:=IF([.H352]=&quot;&quot;;&quot;&quot;;IF(roundOpt;IF(OR([.A352]&gt;=nper;ROUND([.H352];2)&lt;=0);&quot;&quot;;[.A352]+1);IF(OR([.A352]&gt;=nper;[.H352]&lt;=0);&quot;&quot;;[.A352]+1)))" office:value-type="float" office:value="336" calcext:value-type="float">
            <text:p>336</text:p>
          </table:table-cell>
          <table:table-cell table:style-name="ce17" table:formula="of:=IF([.A353]=&quot;&quot;;&quot;&quot;;IF(OR(periods_per_year=26;periods_per_year=52);IF(periods_per_year=26;IF([.A353]=1;fpdate;[.B352]+14);IF(periods_per_year=52;IF([.A353]=1;fpdate;[.B352]+7);&quot;n/a&quot;));IF(periods_per_year=24;DATE(YEAR(fpdate);MONTH(fpdate)+([.A353]-1)/2+IF(AND(DAY(fpdate)&gt;=15;MOD([.A353];2)=0);1;0);IF(MOD([.A353];2)=0;IF(DAY(fpdate)&gt;=15;DAY(fpdate)-14;DAY(fpdate)+14);DAY(fpdate)));IF(DAY(DATE(YEAR(fpdate);MONTH(fpdate)+([.A353]-1)*months_per_period;DAY(fpdate)))&lt;&gt;DAY(fpdate);DATE(YEAR(fpdate);MONTH(fpdate)+([.A353]-1)*months_per_period+1;0);DATE(YEAR(fpdate);MONTH(fpdate)+([.A353]-1)*months_per_period;DAY(fpdate))))))" office:value-type="date" office:date-value="2045-12-01" calcext:value-type="date">
            <text:p>12/1/45</text:p>
          </table:table-cell>
          <table:table-cell table:style-name="ce21" table:formula="of:=IF([.A353]=&quot;&quot;;&quot;&quot;;IF(roundOpt;IF(OR([.A353]=nper;payment&gt;ROUND((1+rate)*[.H352];2));ROUND((1+rate)*[.H352];2);payment);IF(OR([.A353]=nper;payment&gt;(1+rate)*[.H352]);(1+rate)*[.H352];payment)))" office:value-type="float" office:value="858.91" calcext:value-type="float">
            <text:p>858.91</text:p>
          </table:table-cell>
          <table:table-cell table:style-name="ce30"/>
          <table:table-cell table:style-name="ce21"/>
          <table:table-cell table:style-name="ce21" table:formula="of:=IF([.A353]=&quot;&quot;;&quot;&quot;;IF(AND([.A353]=1;pmtType=1);0;IF(roundOpt;ROUND(rate*[.H352];2);rate*[.H352])))" office:value-type="float" office:value="84.81" calcext:value-type="float">
            <text:p>84.81</text:p>
          </table:table-cell>
          <table:table-cell table:style-name="ce21" table:formula="of:=IF([.A353]=&quot;&quot;;&quot;&quot;;[.C353]-[.F353]+[.D353])" office:value-type="float" office:value="774.1" calcext:value-type="float">
            <text:p>774.10</text:p>
          </table:table-cell>
          <table:table-cell table:style-name="ce21" table:formula="of:=IF([.A353]=&quot;&quot;;&quot;&quot;;[.H352]-[.G353])" office:value-type="float" office:value="19581.1399999999" calcext:value-type="float">
            <text:p>19,581.14</text:p>
          </table:table-cell>
          <table:table-cell table:number-columns-repeated="248"/>
        </table:table-row>
        <table:table-row table:style-name="ro3">
          <table:table-cell table:style-name="ce10" table:formula="of:=IF([.H353]=&quot;&quot;;&quot;&quot;;IF(roundOpt;IF(OR([.A353]&gt;=nper;ROUND([.H353];2)&lt;=0);&quot;&quot;;[.A353]+1);IF(OR([.A353]&gt;=nper;[.H353]&lt;=0);&quot;&quot;;[.A353]+1)))" office:value-type="float" office:value="337" calcext:value-type="float">
            <text:p>337</text:p>
          </table:table-cell>
          <table:table-cell table:style-name="ce17" table:formula="of:=IF([.A354]=&quot;&quot;;&quot;&quot;;IF(OR(periods_per_year=26;periods_per_year=52);IF(periods_per_year=26;IF([.A354]=1;fpdate;[.B353]+14);IF(periods_per_year=52;IF([.A354]=1;fpdate;[.B353]+7);&quot;n/a&quot;));IF(periods_per_year=24;DATE(YEAR(fpdate);MONTH(fpdate)+([.A354]-1)/2+IF(AND(DAY(fpdate)&gt;=15;MOD([.A354];2)=0);1;0);IF(MOD([.A354];2)=0;IF(DAY(fpdate)&gt;=15;DAY(fpdate)-14;DAY(fpdate)+14);DAY(fpdate)));IF(DAY(DATE(YEAR(fpdate);MONTH(fpdate)+([.A354]-1)*months_per_period;DAY(fpdate)))&lt;&gt;DAY(fpdate);DATE(YEAR(fpdate);MONTH(fpdate)+([.A354]-1)*months_per_period+1;0);DATE(YEAR(fpdate);MONTH(fpdate)+([.A354]-1)*months_per_period;DAY(fpdate))))))" office:value-type="date" office:date-value="2046-01-01" calcext:value-type="date">
            <text:p>1/1/46</text:p>
          </table:table-cell>
          <table:table-cell table:style-name="ce21" table:formula="of:=IF([.A354]=&quot;&quot;;&quot;&quot;;IF(roundOpt;IF(OR([.A354]=nper;payment&gt;ROUND((1+rate)*[.H353];2));ROUND((1+rate)*[.H353];2);payment);IF(OR([.A354]=nper;payment&gt;(1+rate)*[.H353]);(1+rate)*[.H353];payment)))" office:value-type="float" office:value="858.91" calcext:value-type="float">
            <text:p>858.91</text:p>
          </table:table-cell>
          <table:table-cell table:style-name="ce30"/>
          <table:table-cell table:style-name="ce21"/>
          <table:table-cell table:style-name="ce21" table:formula="of:=IF([.A354]=&quot;&quot;;&quot;&quot;;IF(AND([.A354]=1;pmtType=1);0;IF(roundOpt;ROUND(rate*[.H353];2);rate*[.H353])))" office:value-type="float" office:value="81.59" calcext:value-type="float">
            <text:p>81.59</text:p>
          </table:table-cell>
          <table:table-cell table:style-name="ce21" table:formula="of:=IF([.A354]=&quot;&quot;;&quot;&quot;;[.C354]-[.F354]+[.D354])" office:value-type="float" office:value="777.32" calcext:value-type="float">
            <text:p>777.32</text:p>
          </table:table-cell>
          <table:table-cell table:style-name="ce21" table:formula="of:=IF([.A354]=&quot;&quot;;&quot;&quot;;[.H353]-[.G354])" office:value-type="float" office:value="18803.8199999999" calcext:value-type="float">
            <text:p>18,803.82</text:p>
          </table:table-cell>
          <table:table-cell table:number-columns-repeated="248"/>
        </table:table-row>
        <table:table-row table:style-name="ro3">
          <table:table-cell table:style-name="ce10" table:formula="of:=IF([.H354]=&quot;&quot;;&quot;&quot;;IF(roundOpt;IF(OR([.A354]&gt;=nper;ROUND([.H354];2)&lt;=0);&quot;&quot;;[.A354]+1);IF(OR([.A354]&gt;=nper;[.H354]&lt;=0);&quot;&quot;;[.A354]+1)))" office:value-type="float" office:value="338" calcext:value-type="float">
            <text:p>338</text:p>
          </table:table-cell>
          <table:table-cell table:style-name="ce17" table:formula="of:=IF([.A355]=&quot;&quot;;&quot;&quot;;IF(OR(periods_per_year=26;periods_per_year=52);IF(periods_per_year=26;IF([.A355]=1;fpdate;[.B354]+14);IF(periods_per_year=52;IF([.A355]=1;fpdate;[.B354]+7);&quot;n/a&quot;));IF(periods_per_year=24;DATE(YEAR(fpdate);MONTH(fpdate)+([.A355]-1)/2+IF(AND(DAY(fpdate)&gt;=15;MOD([.A355];2)=0);1;0);IF(MOD([.A355];2)=0;IF(DAY(fpdate)&gt;=15;DAY(fpdate)-14;DAY(fpdate)+14);DAY(fpdate)));IF(DAY(DATE(YEAR(fpdate);MONTH(fpdate)+([.A355]-1)*months_per_period;DAY(fpdate)))&lt;&gt;DAY(fpdate);DATE(YEAR(fpdate);MONTH(fpdate)+([.A355]-1)*months_per_period+1;0);DATE(YEAR(fpdate);MONTH(fpdate)+([.A355]-1)*months_per_period;DAY(fpdate))))))" office:value-type="date" office:date-value="2046-02-01" calcext:value-type="date">
            <text:p>2/1/46</text:p>
          </table:table-cell>
          <table:table-cell table:style-name="ce21" table:formula="of:=IF([.A355]=&quot;&quot;;&quot;&quot;;IF(roundOpt;IF(OR([.A355]=nper;payment&gt;ROUND((1+rate)*[.H354];2));ROUND((1+rate)*[.H354];2);payment);IF(OR([.A355]=nper;payment&gt;(1+rate)*[.H354]);(1+rate)*[.H354];payment)))" office:value-type="float" office:value="858.91" calcext:value-type="float">
            <text:p>858.91</text:p>
          </table:table-cell>
          <table:table-cell table:style-name="ce30"/>
          <table:table-cell table:style-name="ce21"/>
          <table:table-cell table:style-name="ce21" table:formula="of:=IF([.A355]=&quot;&quot;;&quot;&quot;;IF(AND([.A355]=1;pmtType=1);0;IF(roundOpt;ROUND(rate*[.H354];2);rate*[.H354])))" office:value-type="float" office:value="78.35" calcext:value-type="float">
            <text:p>78.35</text:p>
          </table:table-cell>
          <table:table-cell table:style-name="ce21" table:formula="of:=IF([.A355]=&quot;&quot;;&quot;&quot;;[.C355]-[.F355]+[.D355])" office:value-type="float" office:value="780.56" calcext:value-type="float">
            <text:p>780.56</text:p>
          </table:table-cell>
          <table:table-cell table:style-name="ce21" table:formula="of:=IF([.A355]=&quot;&quot;;&quot;&quot;;[.H354]-[.G355])" office:value-type="float" office:value="18023.2599999999" calcext:value-type="float">
            <text:p>18,023.26</text:p>
          </table:table-cell>
          <table:table-cell table:number-columns-repeated="248"/>
        </table:table-row>
        <table:table-row table:style-name="ro3">
          <table:table-cell table:style-name="ce10" table:formula="of:=IF([.H355]=&quot;&quot;;&quot;&quot;;IF(roundOpt;IF(OR([.A355]&gt;=nper;ROUND([.H355];2)&lt;=0);&quot;&quot;;[.A355]+1);IF(OR([.A355]&gt;=nper;[.H355]&lt;=0);&quot;&quot;;[.A355]+1)))" office:value-type="float" office:value="339" calcext:value-type="float">
            <text:p>339</text:p>
          </table:table-cell>
          <table:table-cell table:style-name="ce17" table:formula="of:=IF([.A356]=&quot;&quot;;&quot;&quot;;IF(OR(periods_per_year=26;periods_per_year=52);IF(periods_per_year=26;IF([.A356]=1;fpdate;[.B355]+14);IF(periods_per_year=52;IF([.A356]=1;fpdate;[.B355]+7);&quot;n/a&quot;));IF(periods_per_year=24;DATE(YEAR(fpdate);MONTH(fpdate)+([.A356]-1)/2+IF(AND(DAY(fpdate)&gt;=15;MOD([.A356];2)=0);1;0);IF(MOD([.A356];2)=0;IF(DAY(fpdate)&gt;=15;DAY(fpdate)-14;DAY(fpdate)+14);DAY(fpdate)));IF(DAY(DATE(YEAR(fpdate);MONTH(fpdate)+([.A356]-1)*months_per_period;DAY(fpdate)))&lt;&gt;DAY(fpdate);DATE(YEAR(fpdate);MONTH(fpdate)+([.A356]-1)*months_per_period+1;0);DATE(YEAR(fpdate);MONTH(fpdate)+([.A356]-1)*months_per_period;DAY(fpdate))))))" office:value-type="date" office:date-value="2046-03-01" calcext:value-type="date">
            <text:p>3/1/46</text:p>
          </table:table-cell>
          <table:table-cell table:style-name="ce21" table:formula="of:=IF([.A356]=&quot;&quot;;&quot;&quot;;IF(roundOpt;IF(OR([.A356]=nper;payment&gt;ROUND((1+rate)*[.H355];2));ROUND((1+rate)*[.H355];2);payment);IF(OR([.A356]=nper;payment&gt;(1+rate)*[.H355]);(1+rate)*[.H355];payment)))" office:value-type="float" office:value="858.91" calcext:value-type="float">
            <text:p>858.91</text:p>
          </table:table-cell>
          <table:table-cell table:style-name="ce30"/>
          <table:table-cell table:style-name="ce21"/>
          <table:table-cell table:style-name="ce21" table:formula="of:=IF([.A356]=&quot;&quot;;&quot;&quot;;IF(AND([.A356]=1;pmtType=1);0;IF(roundOpt;ROUND(rate*[.H355];2);rate*[.H355])))" office:value-type="float" office:value="75.1" calcext:value-type="float">
            <text:p>75.10</text:p>
          </table:table-cell>
          <table:table-cell table:style-name="ce21" table:formula="of:=IF([.A356]=&quot;&quot;;&quot;&quot;;[.C356]-[.F356]+[.D356])" office:value-type="float" office:value="783.81" calcext:value-type="float">
            <text:p>783.81</text:p>
          </table:table-cell>
          <table:table-cell table:style-name="ce21" table:formula="of:=IF([.A356]=&quot;&quot;;&quot;&quot;;[.H355]-[.G356])" office:value-type="float" office:value="17239.4499999999" calcext:value-type="float">
            <text:p>17,239.45</text:p>
          </table:table-cell>
          <table:table-cell table:number-columns-repeated="248"/>
        </table:table-row>
        <table:table-row table:style-name="ro3">
          <table:table-cell table:style-name="ce10" table:formula="of:=IF([.H356]=&quot;&quot;;&quot;&quot;;IF(roundOpt;IF(OR([.A356]&gt;=nper;ROUND([.H356];2)&lt;=0);&quot;&quot;;[.A356]+1);IF(OR([.A356]&gt;=nper;[.H356]&lt;=0);&quot;&quot;;[.A356]+1)))" office:value-type="float" office:value="340" calcext:value-type="float">
            <text:p>340</text:p>
          </table:table-cell>
          <table:table-cell table:style-name="ce17" table:formula="of:=IF([.A357]=&quot;&quot;;&quot;&quot;;IF(OR(periods_per_year=26;periods_per_year=52);IF(periods_per_year=26;IF([.A357]=1;fpdate;[.B356]+14);IF(periods_per_year=52;IF([.A357]=1;fpdate;[.B356]+7);&quot;n/a&quot;));IF(periods_per_year=24;DATE(YEAR(fpdate);MONTH(fpdate)+([.A357]-1)/2+IF(AND(DAY(fpdate)&gt;=15;MOD([.A357];2)=0);1;0);IF(MOD([.A357];2)=0;IF(DAY(fpdate)&gt;=15;DAY(fpdate)-14;DAY(fpdate)+14);DAY(fpdate)));IF(DAY(DATE(YEAR(fpdate);MONTH(fpdate)+([.A357]-1)*months_per_period;DAY(fpdate)))&lt;&gt;DAY(fpdate);DATE(YEAR(fpdate);MONTH(fpdate)+([.A357]-1)*months_per_period+1;0);DATE(YEAR(fpdate);MONTH(fpdate)+([.A357]-1)*months_per_period;DAY(fpdate))))))" office:value-type="date" office:date-value="2046-04-01" calcext:value-type="date">
            <text:p>4/1/46</text:p>
          </table:table-cell>
          <table:table-cell table:style-name="ce21" table:formula="of:=IF([.A357]=&quot;&quot;;&quot;&quot;;IF(roundOpt;IF(OR([.A357]=nper;payment&gt;ROUND((1+rate)*[.H356];2));ROUND((1+rate)*[.H356];2);payment);IF(OR([.A357]=nper;payment&gt;(1+rate)*[.H356]);(1+rate)*[.H356];payment)))" office:value-type="float" office:value="858.91" calcext:value-type="float">
            <text:p>858.91</text:p>
          </table:table-cell>
          <table:table-cell table:style-name="ce30"/>
          <table:table-cell table:style-name="ce21"/>
          <table:table-cell table:style-name="ce21" table:formula="of:=IF([.A357]=&quot;&quot;;&quot;&quot;;IF(AND([.A357]=1;pmtType=1);0;IF(roundOpt;ROUND(rate*[.H356];2);rate*[.H356])))" office:value-type="float" office:value="71.83" calcext:value-type="float">
            <text:p>71.83</text:p>
          </table:table-cell>
          <table:table-cell table:style-name="ce21" table:formula="of:=IF([.A357]=&quot;&quot;;&quot;&quot;;[.C357]-[.F357]+[.D357])" office:value-type="float" office:value="787.08" calcext:value-type="float">
            <text:p>787.08</text:p>
          </table:table-cell>
          <table:table-cell table:style-name="ce21" table:formula="of:=IF([.A357]=&quot;&quot;;&quot;&quot;;[.H356]-[.G357])" office:value-type="float" office:value="16452.3699999999" calcext:value-type="float">
            <text:p>16,452.37</text:p>
          </table:table-cell>
          <table:table-cell table:number-columns-repeated="248"/>
        </table:table-row>
        <table:table-row table:style-name="ro3">
          <table:table-cell table:style-name="ce10" table:formula="of:=IF([.H357]=&quot;&quot;;&quot;&quot;;IF(roundOpt;IF(OR([.A357]&gt;=nper;ROUND([.H357];2)&lt;=0);&quot;&quot;;[.A357]+1);IF(OR([.A357]&gt;=nper;[.H357]&lt;=0);&quot;&quot;;[.A357]+1)))" office:value-type="float" office:value="341" calcext:value-type="float">
            <text:p>341</text:p>
          </table:table-cell>
          <table:table-cell table:style-name="ce17" table:formula="of:=IF([.A358]=&quot;&quot;;&quot;&quot;;IF(OR(periods_per_year=26;periods_per_year=52);IF(periods_per_year=26;IF([.A358]=1;fpdate;[.B357]+14);IF(periods_per_year=52;IF([.A358]=1;fpdate;[.B357]+7);&quot;n/a&quot;));IF(periods_per_year=24;DATE(YEAR(fpdate);MONTH(fpdate)+([.A358]-1)/2+IF(AND(DAY(fpdate)&gt;=15;MOD([.A358];2)=0);1;0);IF(MOD([.A358];2)=0;IF(DAY(fpdate)&gt;=15;DAY(fpdate)-14;DAY(fpdate)+14);DAY(fpdate)));IF(DAY(DATE(YEAR(fpdate);MONTH(fpdate)+([.A358]-1)*months_per_period;DAY(fpdate)))&lt;&gt;DAY(fpdate);DATE(YEAR(fpdate);MONTH(fpdate)+([.A358]-1)*months_per_period+1;0);DATE(YEAR(fpdate);MONTH(fpdate)+([.A358]-1)*months_per_period;DAY(fpdate))))))" office:value-type="date" office:date-value="2046-05-01" calcext:value-type="date">
            <text:p>5/1/46</text:p>
          </table:table-cell>
          <table:table-cell table:style-name="ce21" table:formula="of:=IF([.A358]=&quot;&quot;;&quot;&quot;;IF(roundOpt;IF(OR([.A358]=nper;payment&gt;ROUND((1+rate)*[.H357];2));ROUND((1+rate)*[.H357];2);payment);IF(OR([.A358]=nper;payment&gt;(1+rate)*[.H357]);(1+rate)*[.H357];payment)))" office:value-type="float" office:value="858.91" calcext:value-type="float">
            <text:p>858.91</text:p>
          </table:table-cell>
          <table:table-cell table:style-name="ce30"/>
          <table:table-cell table:style-name="ce21"/>
          <table:table-cell table:style-name="ce21" table:formula="of:=IF([.A358]=&quot;&quot;;&quot;&quot;;IF(AND([.A358]=1;pmtType=1);0;IF(roundOpt;ROUND(rate*[.H357];2);rate*[.H357])))" office:value-type="float" office:value="68.55" calcext:value-type="float">
            <text:p>68.55</text:p>
          </table:table-cell>
          <table:table-cell table:style-name="ce21" table:formula="of:=IF([.A358]=&quot;&quot;;&quot;&quot;;[.C358]-[.F358]+[.D358])" office:value-type="float" office:value="790.36" calcext:value-type="float">
            <text:p>790.36</text:p>
          </table:table-cell>
          <table:table-cell table:style-name="ce21" table:formula="of:=IF([.A358]=&quot;&quot;;&quot;&quot;;[.H357]-[.G358])" office:value-type="float" office:value="15662.0099999999" calcext:value-type="float">
            <text:p>15,662.01</text:p>
          </table:table-cell>
          <table:table-cell table:number-columns-repeated="248"/>
        </table:table-row>
        <table:table-row table:style-name="ro3">
          <table:table-cell table:style-name="ce10" table:formula="of:=IF([.H358]=&quot;&quot;;&quot;&quot;;IF(roundOpt;IF(OR([.A358]&gt;=nper;ROUND([.H358];2)&lt;=0);&quot;&quot;;[.A358]+1);IF(OR([.A358]&gt;=nper;[.H358]&lt;=0);&quot;&quot;;[.A358]+1)))" office:value-type="float" office:value="342" calcext:value-type="float">
            <text:p>342</text:p>
          </table:table-cell>
          <table:table-cell table:style-name="ce17" table:formula="of:=IF([.A359]=&quot;&quot;;&quot;&quot;;IF(OR(periods_per_year=26;periods_per_year=52);IF(periods_per_year=26;IF([.A359]=1;fpdate;[.B358]+14);IF(periods_per_year=52;IF([.A359]=1;fpdate;[.B358]+7);&quot;n/a&quot;));IF(periods_per_year=24;DATE(YEAR(fpdate);MONTH(fpdate)+([.A359]-1)/2+IF(AND(DAY(fpdate)&gt;=15;MOD([.A359];2)=0);1;0);IF(MOD([.A359];2)=0;IF(DAY(fpdate)&gt;=15;DAY(fpdate)-14;DAY(fpdate)+14);DAY(fpdate)));IF(DAY(DATE(YEAR(fpdate);MONTH(fpdate)+([.A359]-1)*months_per_period;DAY(fpdate)))&lt;&gt;DAY(fpdate);DATE(YEAR(fpdate);MONTH(fpdate)+([.A359]-1)*months_per_period+1;0);DATE(YEAR(fpdate);MONTH(fpdate)+([.A359]-1)*months_per_period;DAY(fpdate))))))" office:value-type="date" office:date-value="2046-06-01" calcext:value-type="date">
            <text:p>6/1/46</text:p>
          </table:table-cell>
          <table:table-cell table:style-name="ce21" table:formula="of:=IF([.A359]=&quot;&quot;;&quot;&quot;;IF(roundOpt;IF(OR([.A359]=nper;payment&gt;ROUND((1+rate)*[.H358];2));ROUND((1+rate)*[.H358];2);payment);IF(OR([.A359]=nper;payment&gt;(1+rate)*[.H358]);(1+rate)*[.H358];payment)))" office:value-type="float" office:value="858.91" calcext:value-type="float">
            <text:p>858.91</text:p>
          </table:table-cell>
          <table:table-cell table:style-name="ce30"/>
          <table:table-cell table:style-name="ce21"/>
          <table:table-cell table:style-name="ce21" table:formula="of:=IF([.A359]=&quot;&quot;;&quot;&quot;;IF(AND([.A359]=1;pmtType=1);0;IF(roundOpt;ROUND(rate*[.H358];2);rate*[.H358])))" office:value-type="float" office:value="65.26" calcext:value-type="float">
            <text:p>65.26</text:p>
          </table:table-cell>
          <table:table-cell table:style-name="ce21" table:formula="of:=IF([.A359]=&quot;&quot;;&quot;&quot;;[.C359]-[.F359]+[.D359])" office:value-type="float" office:value="793.65" calcext:value-type="float">
            <text:p>793.65</text:p>
          </table:table-cell>
          <table:table-cell table:style-name="ce21" table:formula="of:=IF([.A359]=&quot;&quot;;&quot;&quot;;[.H358]-[.G359])" office:value-type="float" office:value="14868.3599999999" calcext:value-type="float">
            <text:p>14,868.36</text:p>
          </table:table-cell>
          <table:table-cell table:number-columns-repeated="248"/>
        </table:table-row>
        <table:table-row table:style-name="ro3">
          <table:table-cell table:style-name="ce10" table:formula="of:=IF([.H359]=&quot;&quot;;&quot;&quot;;IF(roundOpt;IF(OR([.A359]&gt;=nper;ROUND([.H359];2)&lt;=0);&quot;&quot;;[.A359]+1);IF(OR([.A359]&gt;=nper;[.H359]&lt;=0);&quot;&quot;;[.A359]+1)))" office:value-type="float" office:value="343" calcext:value-type="float">
            <text:p>343</text:p>
          </table:table-cell>
          <table:table-cell table:style-name="ce17" table:formula="of:=IF([.A360]=&quot;&quot;;&quot;&quot;;IF(OR(periods_per_year=26;periods_per_year=52);IF(periods_per_year=26;IF([.A360]=1;fpdate;[.B359]+14);IF(periods_per_year=52;IF([.A360]=1;fpdate;[.B359]+7);&quot;n/a&quot;));IF(periods_per_year=24;DATE(YEAR(fpdate);MONTH(fpdate)+([.A360]-1)/2+IF(AND(DAY(fpdate)&gt;=15;MOD([.A360];2)=0);1;0);IF(MOD([.A360];2)=0;IF(DAY(fpdate)&gt;=15;DAY(fpdate)-14;DAY(fpdate)+14);DAY(fpdate)));IF(DAY(DATE(YEAR(fpdate);MONTH(fpdate)+([.A360]-1)*months_per_period;DAY(fpdate)))&lt;&gt;DAY(fpdate);DATE(YEAR(fpdate);MONTH(fpdate)+([.A360]-1)*months_per_period+1;0);DATE(YEAR(fpdate);MONTH(fpdate)+([.A360]-1)*months_per_period;DAY(fpdate))))))" office:value-type="date" office:date-value="2046-07-01" calcext:value-type="date">
            <text:p>7/1/46</text:p>
          </table:table-cell>
          <table:table-cell table:style-name="ce21" table:formula="of:=IF([.A360]=&quot;&quot;;&quot;&quot;;IF(roundOpt;IF(OR([.A360]=nper;payment&gt;ROUND((1+rate)*[.H359];2));ROUND((1+rate)*[.H359];2);payment);IF(OR([.A360]=nper;payment&gt;(1+rate)*[.H359]);(1+rate)*[.H359];payment)))" office:value-type="float" office:value="858.91" calcext:value-type="float">
            <text:p>858.91</text:p>
          </table:table-cell>
          <table:table-cell table:style-name="ce30"/>
          <table:table-cell table:style-name="ce21"/>
          <table:table-cell table:style-name="ce21" table:formula="of:=IF([.A360]=&quot;&quot;;&quot;&quot;;IF(AND([.A360]=1;pmtType=1);0;IF(roundOpt;ROUND(rate*[.H359];2);rate*[.H359])))" office:value-type="float" office:value="61.95" calcext:value-type="float">
            <text:p>61.95</text:p>
          </table:table-cell>
          <table:table-cell table:style-name="ce21" table:formula="of:=IF([.A360]=&quot;&quot;;&quot;&quot;;[.C360]-[.F360]+[.D360])" office:value-type="float" office:value="796.96" calcext:value-type="float">
            <text:p>796.96</text:p>
          </table:table-cell>
          <table:table-cell table:style-name="ce21" table:formula="of:=IF([.A360]=&quot;&quot;;&quot;&quot;;[.H359]-[.G360])" office:value-type="float" office:value="14071.3999999999" calcext:value-type="float">
            <text:p>14,071.40</text:p>
          </table:table-cell>
          <table:table-cell table:number-columns-repeated="248"/>
        </table:table-row>
        <table:table-row table:style-name="ro3">
          <table:table-cell table:style-name="ce10" table:formula="of:=IF([.H360]=&quot;&quot;;&quot;&quot;;IF(roundOpt;IF(OR([.A360]&gt;=nper;ROUND([.H360];2)&lt;=0);&quot;&quot;;[.A360]+1);IF(OR([.A360]&gt;=nper;[.H360]&lt;=0);&quot;&quot;;[.A360]+1)))" office:value-type="float" office:value="344" calcext:value-type="float">
            <text:p>344</text:p>
          </table:table-cell>
          <table:table-cell table:style-name="ce17" table:formula="of:=IF([.A361]=&quot;&quot;;&quot;&quot;;IF(OR(periods_per_year=26;periods_per_year=52);IF(periods_per_year=26;IF([.A361]=1;fpdate;[.B360]+14);IF(periods_per_year=52;IF([.A361]=1;fpdate;[.B360]+7);&quot;n/a&quot;));IF(periods_per_year=24;DATE(YEAR(fpdate);MONTH(fpdate)+([.A361]-1)/2+IF(AND(DAY(fpdate)&gt;=15;MOD([.A361];2)=0);1;0);IF(MOD([.A361];2)=0;IF(DAY(fpdate)&gt;=15;DAY(fpdate)-14;DAY(fpdate)+14);DAY(fpdate)));IF(DAY(DATE(YEAR(fpdate);MONTH(fpdate)+([.A361]-1)*months_per_period;DAY(fpdate)))&lt;&gt;DAY(fpdate);DATE(YEAR(fpdate);MONTH(fpdate)+([.A361]-1)*months_per_period+1;0);DATE(YEAR(fpdate);MONTH(fpdate)+([.A361]-1)*months_per_period;DAY(fpdate))))))" office:value-type="date" office:date-value="2046-08-01" calcext:value-type="date">
            <text:p>8/1/46</text:p>
          </table:table-cell>
          <table:table-cell table:style-name="ce21" table:formula="of:=IF([.A361]=&quot;&quot;;&quot;&quot;;IF(roundOpt;IF(OR([.A361]=nper;payment&gt;ROUND((1+rate)*[.H360];2));ROUND((1+rate)*[.H360];2);payment);IF(OR([.A361]=nper;payment&gt;(1+rate)*[.H360]);(1+rate)*[.H360];payment)))" office:value-type="float" office:value="858.91" calcext:value-type="float">
            <text:p>858.91</text:p>
          </table:table-cell>
          <table:table-cell table:style-name="ce30"/>
          <table:table-cell table:style-name="ce21"/>
          <table:table-cell table:style-name="ce21" table:formula="of:=IF([.A361]=&quot;&quot;;&quot;&quot;;IF(AND([.A361]=1;pmtType=1);0;IF(roundOpt;ROUND(rate*[.H360];2);rate*[.H360])))" office:value-type="float" office:value="58.63" calcext:value-type="float">
            <text:p>58.63</text:p>
          </table:table-cell>
          <table:table-cell table:style-name="ce21" table:formula="of:=IF([.A361]=&quot;&quot;;&quot;&quot;;[.C361]-[.F361]+[.D361])" office:value-type="float" office:value="800.28" calcext:value-type="float">
            <text:p>800.28</text:p>
          </table:table-cell>
          <table:table-cell table:style-name="ce21" table:formula="of:=IF([.A361]=&quot;&quot;;&quot;&quot;;[.H360]-[.G361])" office:value-type="float" office:value="13271.1199999999" calcext:value-type="float">
            <text:p>13,271.12</text:p>
          </table:table-cell>
          <table:table-cell table:number-columns-repeated="248"/>
        </table:table-row>
        <table:table-row table:style-name="ro3">
          <table:table-cell table:style-name="ce10" table:formula="of:=IF([.H361]=&quot;&quot;;&quot;&quot;;IF(roundOpt;IF(OR([.A361]&gt;=nper;ROUND([.H361];2)&lt;=0);&quot;&quot;;[.A361]+1);IF(OR([.A361]&gt;=nper;[.H361]&lt;=0);&quot;&quot;;[.A361]+1)))" office:value-type="float" office:value="345" calcext:value-type="float">
            <text:p>345</text:p>
          </table:table-cell>
          <table:table-cell table:style-name="ce17" table:formula="of:=IF([.A362]=&quot;&quot;;&quot;&quot;;IF(OR(periods_per_year=26;periods_per_year=52);IF(periods_per_year=26;IF([.A362]=1;fpdate;[.B361]+14);IF(periods_per_year=52;IF([.A362]=1;fpdate;[.B361]+7);&quot;n/a&quot;));IF(periods_per_year=24;DATE(YEAR(fpdate);MONTH(fpdate)+([.A362]-1)/2+IF(AND(DAY(fpdate)&gt;=15;MOD([.A362];2)=0);1;0);IF(MOD([.A362];2)=0;IF(DAY(fpdate)&gt;=15;DAY(fpdate)-14;DAY(fpdate)+14);DAY(fpdate)));IF(DAY(DATE(YEAR(fpdate);MONTH(fpdate)+([.A362]-1)*months_per_period;DAY(fpdate)))&lt;&gt;DAY(fpdate);DATE(YEAR(fpdate);MONTH(fpdate)+([.A362]-1)*months_per_period+1;0);DATE(YEAR(fpdate);MONTH(fpdate)+([.A362]-1)*months_per_period;DAY(fpdate))))))" office:value-type="date" office:date-value="2046-09-01" calcext:value-type="date">
            <text:p>9/1/46</text:p>
          </table:table-cell>
          <table:table-cell table:style-name="ce21" table:formula="of:=IF([.A362]=&quot;&quot;;&quot;&quot;;IF(roundOpt;IF(OR([.A362]=nper;payment&gt;ROUND((1+rate)*[.H361];2));ROUND((1+rate)*[.H361];2);payment);IF(OR([.A362]=nper;payment&gt;(1+rate)*[.H361]);(1+rate)*[.H361];payment)))" office:value-type="float" office:value="858.91" calcext:value-type="float">
            <text:p>858.91</text:p>
          </table:table-cell>
          <table:table-cell table:style-name="ce30"/>
          <table:table-cell table:style-name="ce21"/>
          <table:table-cell table:style-name="ce21" table:formula="of:=IF([.A362]=&quot;&quot;;&quot;&quot;;IF(AND([.A362]=1;pmtType=1);0;IF(roundOpt;ROUND(rate*[.H361];2);rate*[.H361])))" office:value-type="float" office:value="55.3" calcext:value-type="float">
            <text:p>55.30</text:p>
          </table:table-cell>
          <table:table-cell table:style-name="ce21" table:formula="of:=IF([.A362]=&quot;&quot;;&quot;&quot;;[.C362]-[.F362]+[.D362])" office:value-type="float" office:value="803.61" calcext:value-type="float">
            <text:p>803.61</text:p>
          </table:table-cell>
          <table:table-cell table:style-name="ce21" table:formula="of:=IF([.A362]=&quot;&quot;;&quot;&quot;;[.H361]-[.G362])" office:value-type="float" office:value="12467.5099999999" calcext:value-type="float">
            <text:p>12,467.51</text:p>
          </table:table-cell>
          <table:table-cell table:number-columns-repeated="248"/>
        </table:table-row>
        <table:table-row table:style-name="ro3">
          <table:table-cell table:style-name="ce10" table:formula="of:=IF([.H362]=&quot;&quot;;&quot;&quot;;IF(roundOpt;IF(OR([.A362]&gt;=nper;ROUND([.H362];2)&lt;=0);&quot;&quot;;[.A362]+1);IF(OR([.A362]&gt;=nper;[.H362]&lt;=0);&quot;&quot;;[.A362]+1)))" office:value-type="float" office:value="346" calcext:value-type="float">
            <text:p>346</text:p>
          </table:table-cell>
          <table:table-cell table:style-name="ce17" table:formula="of:=IF([.A363]=&quot;&quot;;&quot;&quot;;IF(OR(periods_per_year=26;periods_per_year=52);IF(periods_per_year=26;IF([.A363]=1;fpdate;[.B362]+14);IF(periods_per_year=52;IF([.A363]=1;fpdate;[.B362]+7);&quot;n/a&quot;));IF(periods_per_year=24;DATE(YEAR(fpdate);MONTH(fpdate)+([.A363]-1)/2+IF(AND(DAY(fpdate)&gt;=15;MOD([.A363];2)=0);1;0);IF(MOD([.A363];2)=0;IF(DAY(fpdate)&gt;=15;DAY(fpdate)-14;DAY(fpdate)+14);DAY(fpdate)));IF(DAY(DATE(YEAR(fpdate);MONTH(fpdate)+([.A363]-1)*months_per_period;DAY(fpdate)))&lt;&gt;DAY(fpdate);DATE(YEAR(fpdate);MONTH(fpdate)+([.A363]-1)*months_per_period+1;0);DATE(YEAR(fpdate);MONTH(fpdate)+([.A363]-1)*months_per_period;DAY(fpdate))))))" office:value-type="date" office:date-value="2046-10-01" calcext:value-type="date">
            <text:p>10/1/46</text:p>
          </table:table-cell>
          <table:table-cell table:style-name="ce21" table:formula="of:=IF([.A363]=&quot;&quot;;&quot;&quot;;IF(roundOpt;IF(OR([.A363]=nper;payment&gt;ROUND((1+rate)*[.H362];2));ROUND((1+rate)*[.H362];2);payment);IF(OR([.A363]=nper;payment&gt;(1+rate)*[.H362]);(1+rate)*[.H362];payment)))" office:value-type="float" office:value="858.91" calcext:value-type="float">
            <text:p>858.91</text:p>
          </table:table-cell>
          <table:table-cell table:style-name="ce30"/>
          <table:table-cell table:style-name="ce21"/>
          <table:table-cell table:style-name="ce21" table:formula="of:=IF([.A363]=&quot;&quot;;&quot;&quot;;IF(AND([.A363]=1;pmtType=1);0;IF(roundOpt;ROUND(rate*[.H362];2);rate*[.H362])))" office:value-type="float" office:value="51.95" calcext:value-type="float">
            <text:p>51.95</text:p>
          </table:table-cell>
          <table:table-cell table:style-name="ce21" table:formula="of:=IF([.A363]=&quot;&quot;;&quot;&quot;;[.C363]-[.F363]+[.D363])" office:value-type="float" office:value="806.96" calcext:value-type="float">
            <text:p>806.96</text:p>
          </table:table-cell>
          <table:table-cell table:style-name="ce21" table:formula="of:=IF([.A363]=&quot;&quot;;&quot;&quot;;[.H362]-[.G363])" office:value-type="float" office:value="11660.5499999999" calcext:value-type="float">
            <text:p>11,660.55</text:p>
          </table:table-cell>
          <table:table-cell table:number-columns-repeated="248"/>
        </table:table-row>
        <table:table-row table:style-name="ro3">
          <table:table-cell table:style-name="ce10" table:formula="of:=IF([.H363]=&quot;&quot;;&quot;&quot;;IF(roundOpt;IF(OR([.A363]&gt;=nper;ROUND([.H363];2)&lt;=0);&quot;&quot;;[.A363]+1);IF(OR([.A363]&gt;=nper;[.H363]&lt;=0);&quot;&quot;;[.A363]+1)))" office:value-type="float" office:value="347" calcext:value-type="float">
            <text:p>347</text:p>
          </table:table-cell>
          <table:table-cell table:style-name="ce17" table:formula="of:=IF([.A364]=&quot;&quot;;&quot;&quot;;IF(OR(periods_per_year=26;periods_per_year=52);IF(periods_per_year=26;IF([.A364]=1;fpdate;[.B363]+14);IF(periods_per_year=52;IF([.A364]=1;fpdate;[.B363]+7);&quot;n/a&quot;));IF(periods_per_year=24;DATE(YEAR(fpdate);MONTH(fpdate)+([.A364]-1)/2+IF(AND(DAY(fpdate)&gt;=15;MOD([.A364];2)=0);1;0);IF(MOD([.A364];2)=0;IF(DAY(fpdate)&gt;=15;DAY(fpdate)-14;DAY(fpdate)+14);DAY(fpdate)));IF(DAY(DATE(YEAR(fpdate);MONTH(fpdate)+([.A364]-1)*months_per_period;DAY(fpdate)))&lt;&gt;DAY(fpdate);DATE(YEAR(fpdate);MONTH(fpdate)+([.A364]-1)*months_per_period+1;0);DATE(YEAR(fpdate);MONTH(fpdate)+([.A364]-1)*months_per_period;DAY(fpdate))))))" office:value-type="date" office:date-value="2046-11-01" calcext:value-type="date">
            <text:p>11/1/46</text:p>
          </table:table-cell>
          <table:table-cell table:style-name="ce21" table:formula="of:=IF([.A364]=&quot;&quot;;&quot;&quot;;IF(roundOpt;IF(OR([.A364]=nper;payment&gt;ROUND((1+rate)*[.H363];2));ROUND((1+rate)*[.H363];2);payment);IF(OR([.A364]=nper;payment&gt;(1+rate)*[.H363]);(1+rate)*[.H363];payment)))" office:value-type="float" office:value="858.91" calcext:value-type="float">
            <text:p>858.91</text:p>
          </table:table-cell>
          <table:table-cell table:style-name="ce30"/>
          <table:table-cell table:style-name="ce21"/>
          <table:table-cell table:style-name="ce21" table:formula="of:=IF([.A364]=&quot;&quot;;&quot;&quot;;IF(AND([.A364]=1;pmtType=1);0;IF(roundOpt;ROUND(rate*[.H363];2);rate*[.H363])))" office:value-type="float" office:value="48.59" calcext:value-type="float">
            <text:p>48.59</text:p>
          </table:table-cell>
          <table:table-cell table:style-name="ce21" table:formula="of:=IF([.A364]=&quot;&quot;;&quot;&quot;;[.C364]-[.F364]+[.D364])" office:value-type="float" office:value="810.32" calcext:value-type="float">
            <text:p>810.32</text:p>
          </table:table-cell>
          <table:table-cell table:style-name="ce21" table:formula="of:=IF([.A364]=&quot;&quot;;&quot;&quot;;[.H363]-[.G364])" office:value-type="float" office:value="10850.2299999999" calcext:value-type="float">
            <text:p>10,850.23</text:p>
          </table:table-cell>
          <table:table-cell table:number-columns-repeated="248"/>
        </table:table-row>
        <table:table-row table:style-name="ro3">
          <table:table-cell table:style-name="ce10" table:formula="of:=IF([.H364]=&quot;&quot;;&quot;&quot;;IF(roundOpt;IF(OR([.A364]&gt;=nper;ROUND([.H364];2)&lt;=0);&quot;&quot;;[.A364]+1);IF(OR([.A364]&gt;=nper;[.H364]&lt;=0);&quot;&quot;;[.A364]+1)))" office:value-type="float" office:value="348" calcext:value-type="float">
            <text:p>348</text:p>
          </table:table-cell>
          <table:table-cell table:style-name="ce17" table:formula="of:=IF([.A365]=&quot;&quot;;&quot;&quot;;IF(OR(periods_per_year=26;periods_per_year=52);IF(periods_per_year=26;IF([.A365]=1;fpdate;[.B364]+14);IF(periods_per_year=52;IF([.A365]=1;fpdate;[.B364]+7);&quot;n/a&quot;));IF(periods_per_year=24;DATE(YEAR(fpdate);MONTH(fpdate)+([.A365]-1)/2+IF(AND(DAY(fpdate)&gt;=15;MOD([.A365];2)=0);1;0);IF(MOD([.A365];2)=0;IF(DAY(fpdate)&gt;=15;DAY(fpdate)-14;DAY(fpdate)+14);DAY(fpdate)));IF(DAY(DATE(YEAR(fpdate);MONTH(fpdate)+([.A365]-1)*months_per_period;DAY(fpdate)))&lt;&gt;DAY(fpdate);DATE(YEAR(fpdate);MONTH(fpdate)+([.A365]-1)*months_per_period+1;0);DATE(YEAR(fpdate);MONTH(fpdate)+([.A365]-1)*months_per_period;DAY(fpdate))))))" office:value-type="date" office:date-value="2046-12-01" calcext:value-type="date">
            <text:p>12/1/46</text:p>
          </table:table-cell>
          <table:table-cell table:style-name="ce21" table:formula="of:=IF([.A365]=&quot;&quot;;&quot;&quot;;IF(roundOpt;IF(OR([.A365]=nper;payment&gt;ROUND((1+rate)*[.H364];2));ROUND((1+rate)*[.H364];2);payment);IF(OR([.A365]=nper;payment&gt;(1+rate)*[.H364]);(1+rate)*[.H364];payment)))" office:value-type="float" office:value="858.91" calcext:value-type="float">
            <text:p>858.91</text:p>
          </table:table-cell>
          <table:table-cell table:style-name="ce30"/>
          <table:table-cell table:style-name="ce21"/>
          <table:table-cell table:style-name="ce21" table:formula="of:=IF([.A365]=&quot;&quot;;&quot;&quot;;IF(AND([.A365]=1;pmtType=1);0;IF(roundOpt;ROUND(rate*[.H364];2);rate*[.H364])))" office:value-type="float" office:value="45.21" calcext:value-type="float">
            <text:p>45.21</text:p>
          </table:table-cell>
          <table:table-cell table:style-name="ce21" table:formula="of:=IF([.A365]=&quot;&quot;;&quot;&quot;;[.C365]-[.F365]+[.D365])" office:value-type="float" office:value="813.7" calcext:value-type="float">
            <text:p>813.70</text:p>
          </table:table-cell>
          <table:table-cell table:style-name="ce21" table:formula="of:=IF([.A365]=&quot;&quot;;&quot;&quot;;[.H364]-[.G365])" office:value-type="float" office:value="10036.5299999999" calcext:value-type="float">
            <text:p>10,036.53</text:p>
          </table:table-cell>
          <table:table-cell table:number-columns-repeated="248"/>
        </table:table-row>
        <table:table-row table:style-name="ro3">
          <table:table-cell table:style-name="ce10" table:formula="of:=IF([.H365]=&quot;&quot;;&quot;&quot;;IF(roundOpt;IF(OR([.A365]&gt;=nper;ROUND([.H365];2)&lt;=0);&quot;&quot;;[.A365]+1);IF(OR([.A365]&gt;=nper;[.H365]&lt;=0);&quot;&quot;;[.A365]+1)))" office:value-type="float" office:value="349" calcext:value-type="float">
            <text:p>349</text:p>
          </table:table-cell>
          <table:table-cell table:style-name="ce17" table:formula="of:=IF([.A366]=&quot;&quot;;&quot;&quot;;IF(OR(periods_per_year=26;periods_per_year=52);IF(periods_per_year=26;IF([.A366]=1;fpdate;[.B365]+14);IF(periods_per_year=52;IF([.A366]=1;fpdate;[.B365]+7);&quot;n/a&quot;));IF(periods_per_year=24;DATE(YEAR(fpdate);MONTH(fpdate)+([.A366]-1)/2+IF(AND(DAY(fpdate)&gt;=15;MOD([.A366];2)=0);1;0);IF(MOD([.A366];2)=0;IF(DAY(fpdate)&gt;=15;DAY(fpdate)-14;DAY(fpdate)+14);DAY(fpdate)));IF(DAY(DATE(YEAR(fpdate);MONTH(fpdate)+([.A366]-1)*months_per_period;DAY(fpdate)))&lt;&gt;DAY(fpdate);DATE(YEAR(fpdate);MONTH(fpdate)+([.A366]-1)*months_per_period+1;0);DATE(YEAR(fpdate);MONTH(fpdate)+([.A366]-1)*months_per_period;DAY(fpdate))))))" office:value-type="date" office:date-value="2047-01-01" calcext:value-type="date">
            <text:p>1/1/47</text:p>
          </table:table-cell>
          <table:table-cell table:style-name="ce21" table:formula="of:=IF([.A366]=&quot;&quot;;&quot;&quot;;IF(roundOpt;IF(OR([.A366]=nper;payment&gt;ROUND((1+rate)*[.H365];2));ROUND((1+rate)*[.H365];2);payment);IF(OR([.A366]=nper;payment&gt;(1+rate)*[.H365]);(1+rate)*[.H365];payment)))" office:value-type="float" office:value="858.91" calcext:value-type="float">
            <text:p>858.91</text:p>
          </table:table-cell>
          <table:table-cell table:style-name="ce30"/>
          <table:table-cell table:style-name="ce21"/>
          <table:table-cell table:style-name="ce21" table:formula="of:=IF([.A366]=&quot;&quot;;&quot;&quot;;IF(AND([.A366]=1;pmtType=1);0;IF(roundOpt;ROUND(rate*[.H365];2);rate*[.H365])))" office:value-type="float" office:value="41.82" calcext:value-type="float">
            <text:p>41.82</text:p>
          </table:table-cell>
          <table:table-cell table:style-name="ce21" table:formula="of:=IF([.A366]=&quot;&quot;;&quot;&quot;;[.C366]-[.F366]+[.D366])" office:value-type="float" office:value="817.09" calcext:value-type="float">
            <text:p>817.09</text:p>
          </table:table-cell>
          <table:table-cell table:style-name="ce21" table:formula="of:=IF([.A366]=&quot;&quot;;&quot;&quot;;[.H365]-[.G366])" office:value-type="float" office:value="9219.4399999999" calcext:value-type="float">
            <text:p>9,219.44</text:p>
          </table:table-cell>
          <table:table-cell table:number-columns-repeated="248"/>
        </table:table-row>
        <table:table-row table:style-name="ro3">
          <table:table-cell table:style-name="ce10" table:formula="of:=IF([.H366]=&quot;&quot;;&quot;&quot;;IF(roundOpt;IF(OR([.A366]&gt;=nper;ROUND([.H366];2)&lt;=0);&quot;&quot;;[.A366]+1);IF(OR([.A366]&gt;=nper;[.H366]&lt;=0);&quot;&quot;;[.A366]+1)))" office:value-type="float" office:value="350" calcext:value-type="float">
            <text:p>350</text:p>
          </table:table-cell>
          <table:table-cell table:style-name="ce17" table:formula="of:=IF([.A367]=&quot;&quot;;&quot;&quot;;IF(OR(periods_per_year=26;periods_per_year=52);IF(periods_per_year=26;IF([.A367]=1;fpdate;[.B366]+14);IF(periods_per_year=52;IF([.A367]=1;fpdate;[.B366]+7);&quot;n/a&quot;));IF(periods_per_year=24;DATE(YEAR(fpdate);MONTH(fpdate)+([.A367]-1)/2+IF(AND(DAY(fpdate)&gt;=15;MOD([.A367];2)=0);1;0);IF(MOD([.A367];2)=0;IF(DAY(fpdate)&gt;=15;DAY(fpdate)-14;DAY(fpdate)+14);DAY(fpdate)));IF(DAY(DATE(YEAR(fpdate);MONTH(fpdate)+([.A367]-1)*months_per_period;DAY(fpdate)))&lt;&gt;DAY(fpdate);DATE(YEAR(fpdate);MONTH(fpdate)+([.A367]-1)*months_per_period+1;0);DATE(YEAR(fpdate);MONTH(fpdate)+([.A367]-1)*months_per_period;DAY(fpdate))))))" office:value-type="date" office:date-value="2047-02-01" calcext:value-type="date">
            <text:p>2/1/47</text:p>
          </table:table-cell>
          <table:table-cell table:style-name="ce21" table:formula="of:=IF([.A367]=&quot;&quot;;&quot;&quot;;IF(roundOpt;IF(OR([.A367]=nper;payment&gt;ROUND((1+rate)*[.H366];2));ROUND((1+rate)*[.H366];2);payment);IF(OR([.A367]=nper;payment&gt;(1+rate)*[.H366]);(1+rate)*[.H366];payment)))" office:value-type="float" office:value="858.91" calcext:value-type="float">
            <text:p>858.91</text:p>
          </table:table-cell>
          <table:table-cell table:style-name="ce30"/>
          <table:table-cell table:style-name="ce21"/>
          <table:table-cell table:style-name="ce21" table:formula="of:=IF([.A367]=&quot;&quot;;&quot;&quot;;IF(AND([.A367]=1;pmtType=1);0;IF(roundOpt;ROUND(rate*[.H366];2);rate*[.H366])))" office:value-type="float" office:value="38.41" calcext:value-type="float">
            <text:p>38.41</text:p>
          </table:table-cell>
          <table:table-cell table:style-name="ce21" table:formula="of:=IF([.A367]=&quot;&quot;;&quot;&quot;;[.C367]-[.F367]+[.D367])" office:value-type="float" office:value="820.5" calcext:value-type="float">
            <text:p>820.50</text:p>
          </table:table-cell>
          <table:table-cell table:style-name="ce21" table:formula="of:=IF([.A367]=&quot;&quot;;&quot;&quot;;[.H366]-[.G367])" office:value-type="float" office:value="8398.9399999999" calcext:value-type="float">
            <text:p>8,398.94</text:p>
          </table:table-cell>
          <table:table-cell table:number-columns-repeated="248"/>
        </table:table-row>
        <table:table-row table:style-name="ro3">
          <table:table-cell table:style-name="ce10" table:formula="of:=IF([.H367]=&quot;&quot;;&quot;&quot;;IF(roundOpt;IF(OR([.A367]&gt;=nper;ROUND([.H367];2)&lt;=0);&quot;&quot;;[.A367]+1);IF(OR([.A367]&gt;=nper;[.H367]&lt;=0);&quot;&quot;;[.A367]+1)))" office:value-type="float" office:value="351" calcext:value-type="float">
            <text:p>351</text:p>
          </table:table-cell>
          <table:table-cell table:style-name="ce17" table:formula="of:=IF([.A368]=&quot;&quot;;&quot;&quot;;IF(OR(periods_per_year=26;periods_per_year=52);IF(periods_per_year=26;IF([.A368]=1;fpdate;[.B367]+14);IF(periods_per_year=52;IF([.A368]=1;fpdate;[.B367]+7);&quot;n/a&quot;));IF(periods_per_year=24;DATE(YEAR(fpdate);MONTH(fpdate)+([.A368]-1)/2+IF(AND(DAY(fpdate)&gt;=15;MOD([.A368];2)=0);1;0);IF(MOD([.A368];2)=0;IF(DAY(fpdate)&gt;=15;DAY(fpdate)-14;DAY(fpdate)+14);DAY(fpdate)));IF(DAY(DATE(YEAR(fpdate);MONTH(fpdate)+([.A368]-1)*months_per_period;DAY(fpdate)))&lt;&gt;DAY(fpdate);DATE(YEAR(fpdate);MONTH(fpdate)+([.A368]-1)*months_per_period+1;0);DATE(YEAR(fpdate);MONTH(fpdate)+([.A368]-1)*months_per_period;DAY(fpdate))))))" office:value-type="date" office:date-value="2047-03-01" calcext:value-type="date">
            <text:p>3/1/47</text:p>
          </table:table-cell>
          <table:table-cell table:style-name="ce21" table:formula="of:=IF([.A368]=&quot;&quot;;&quot;&quot;;IF(roundOpt;IF(OR([.A368]=nper;payment&gt;ROUND((1+rate)*[.H367];2));ROUND((1+rate)*[.H367];2);payment);IF(OR([.A368]=nper;payment&gt;(1+rate)*[.H367]);(1+rate)*[.H367];payment)))" office:value-type="float" office:value="858.91" calcext:value-type="float">
            <text:p>858.91</text:p>
          </table:table-cell>
          <table:table-cell table:style-name="ce30"/>
          <table:table-cell table:style-name="ce21"/>
          <table:table-cell table:style-name="ce21" table:formula="of:=IF([.A368]=&quot;&quot;;&quot;&quot;;IF(AND([.A368]=1;pmtType=1);0;IF(roundOpt;ROUND(rate*[.H367];2);rate*[.H367])))" office:value-type="float" office:value="35" calcext:value-type="float">
            <text:p>35.00</text:p>
          </table:table-cell>
          <table:table-cell table:style-name="ce21" table:formula="of:=IF([.A368]=&quot;&quot;;&quot;&quot;;[.C368]-[.F368]+[.D368])" office:value-type="float" office:value="823.91" calcext:value-type="float">
            <text:p>823.91</text:p>
          </table:table-cell>
          <table:table-cell table:style-name="ce21" table:formula="of:=IF([.A368]=&quot;&quot;;&quot;&quot;;[.H367]-[.G368])" office:value-type="float" office:value="7575.0299999999" calcext:value-type="float">
            <text:p>7,575.03</text:p>
          </table:table-cell>
          <table:table-cell table:number-columns-repeated="248"/>
        </table:table-row>
        <table:table-row table:style-name="ro3">
          <table:table-cell table:style-name="ce10" table:formula="of:=IF([.H368]=&quot;&quot;;&quot;&quot;;IF(roundOpt;IF(OR([.A368]&gt;=nper;ROUND([.H368];2)&lt;=0);&quot;&quot;;[.A368]+1);IF(OR([.A368]&gt;=nper;[.H368]&lt;=0);&quot;&quot;;[.A368]+1)))" office:value-type="float" office:value="352" calcext:value-type="float">
            <text:p>352</text:p>
          </table:table-cell>
          <table:table-cell table:style-name="ce17" table:formula="of:=IF([.A369]=&quot;&quot;;&quot;&quot;;IF(OR(periods_per_year=26;periods_per_year=52);IF(periods_per_year=26;IF([.A369]=1;fpdate;[.B368]+14);IF(periods_per_year=52;IF([.A369]=1;fpdate;[.B368]+7);&quot;n/a&quot;));IF(periods_per_year=24;DATE(YEAR(fpdate);MONTH(fpdate)+([.A369]-1)/2+IF(AND(DAY(fpdate)&gt;=15;MOD([.A369];2)=0);1;0);IF(MOD([.A369];2)=0;IF(DAY(fpdate)&gt;=15;DAY(fpdate)-14;DAY(fpdate)+14);DAY(fpdate)));IF(DAY(DATE(YEAR(fpdate);MONTH(fpdate)+([.A369]-1)*months_per_period;DAY(fpdate)))&lt;&gt;DAY(fpdate);DATE(YEAR(fpdate);MONTH(fpdate)+([.A369]-1)*months_per_period+1;0);DATE(YEAR(fpdate);MONTH(fpdate)+([.A369]-1)*months_per_period;DAY(fpdate))))))" office:value-type="date" office:date-value="2047-04-01" calcext:value-type="date">
            <text:p>4/1/47</text:p>
          </table:table-cell>
          <table:table-cell table:style-name="ce21" table:formula="of:=IF([.A369]=&quot;&quot;;&quot;&quot;;IF(roundOpt;IF(OR([.A369]=nper;payment&gt;ROUND((1+rate)*[.H368];2));ROUND((1+rate)*[.H368];2);payment);IF(OR([.A369]=nper;payment&gt;(1+rate)*[.H368]);(1+rate)*[.H368];payment)))" office:value-type="float" office:value="858.91" calcext:value-type="float">
            <text:p>858.91</text:p>
          </table:table-cell>
          <table:table-cell table:style-name="ce30"/>
          <table:table-cell table:style-name="ce21"/>
          <table:table-cell table:style-name="ce21" table:formula="of:=IF([.A369]=&quot;&quot;;&quot;&quot;;IF(AND([.A369]=1;pmtType=1);0;IF(roundOpt;ROUND(rate*[.H368];2);rate*[.H368])))" office:value-type="float" office:value="31.56" calcext:value-type="float">
            <text:p>31.56</text:p>
          </table:table-cell>
          <table:table-cell table:style-name="ce21" table:formula="of:=IF([.A369]=&quot;&quot;;&quot;&quot;;[.C369]-[.F369]+[.D369])" office:value-type="float" office:value="827.35" calcext:value-type="float">
            <text:p>827.35</text:p>
          </table:table-cell>
          <table:table-cell table:style-name="ce21" table:formula="of:=IF([.A369]=&quot;&quot;;&quot;&quot;;[.H368]-[.G369])" office:value-type="float" office:value="6747.6799999999" calcext:value-type="float">
            <text:p>6,747.68</text:p>
          </table:table-cell>
          <table:table-cell table:number-columns-repeated="248"/>
        </table:table-row>
        <table:table-row table:style-name="ro3">
          <table:table-cell table:style-name="ce10" table:formula="of:=IF([.H369]=&quot;&quot;;&quot;&quot;;IF(roundOpt;IF(OR([.A369]&gt;=nper;ROUND([.H369];2)&lt;=0);&quot;&quot;;[.A369]+1);IF(OR([.A369]&gt;=nper;[.H369]&lt;=0);&quot;&quot;;[.A369]+1)))" office:value-type="float" office:value="353" calcext:value-type="float">
            <text:p>353</text:p>
          </table:table-cell>
          <table:table-cell table:style-name="ce17" table:formula="of:=IF([.A370]=&quot;&quot;;&quot;&quot;;IF(OR(periods_per_year=26;periods_per_year=52);IF(periods_per_year=26;IF([.A370]=1;fpdate;[.B369]+14);IF(periods_per_year=52;IF([.A370]=1;fpdate;[.B369]+7);&quot;n/a&quot;));IF(periods_per_year=24;DATE(YEAR(fpdate);MONTH(fpdate)+([.A370]-1)/2+IF(AND(DAY(fpdate)&gt;=15;MOD([.A370];2)=0);1;0);IF(MOD([.A370];2)=0;IF(DAY(fpdate)&gt;=15;DAY(fpdate)-14;DAY(fpdate)+14);DAY(fpdate)));IF(DAY(DATE(YEAR(fpdate);MONTH(fpdate)+([.A370]-1)*months_per_period;DAY(fpdate)))&lt;&gt;DAY(fpdate);DATE(YEAR(fpdate);MONTH(fpdate)+([.A370]-1)*months_per_period+1;0);DATE(YEAR(fpdate);MONTH(fpdate)+([.A370]-1)*months_per_period;DAY(fpdate))))))" office:value-type="date" office:date-value="2047-05-01" calcext:value-type="date">
            <text:p>5/1/47</text:p>
          </table:table-cell>
          <table:table-cell table:style-name="ce21" table:formula="of:=IF([.A370]=&quot;&quot;;&quot;&quot;;IF(roundOpt;IF(OR([.A370]=nper;payment&gt;ROUND((1+rate)*[.H369];2));ROUND((1+rate)*[.H369];2);payment);IF(OR([.A370]=nper;payment&gt;(1+rate)*[.H369]);(1+rate)*[.H369];payment)))" office:value-type="float" office:value="858.91" calcext:value-type="float">
            <text:p>858.91</text:p>
          </table:table-cell>
          <table:table-cell table:style-name="ce30"/>
          <table:table-cell table:style-name="ce21"/>
          <table:table-cell table:style-name="ce21" table:formula="of:=IF([.A370]=&quot;&quot;;&quot;&quot;;IF(AND([.A370]=1;pmtType=1);0;IF(roundOpt;ROUND(rate*[.H369];2);rate*[.H369])))" office:value-type="float" office:value="28.12" calcext:value-type="float">
            <text:p>28.12</text:p>
          </table:table-cell>
          <table:table-cell table:style-name="ce21" table:formula="of:=IF([.A370]=&quot;&quot;;&quot;&quot;;[.C370]-[.F370]+[.D370])" office:value-type="float" office:value="830.79" calcext:value-type="float">
            <text:p>830.79</text:p>
          </table:table-cell>
          <table:table-cell table:style-name="ce21" table:formula="of:=IF([.A370]=&quot;&quot;;&quot;&quot;;[.H369]-[.G370])" office:value-type="float" office:value="5916.8899999999" calcext:value-type="float">
            <text:p>5,916.89</text:p>
          </table:table-cell>
          <table:table-cell table:number-columns-repeated="248"/>
        </table:table-row>
        <table:table-row table:style-name="ro3">
          <table:table-cell table:style-name="ce10" table:formula="of:=IF([.H370]=&quot;&quot;;&quot;&quot;;IF(roundOpt;IF(OR([.A370]&gt;=nper;ROUND([.H370];2)&lt;=0);&quot;&quot;;[.A370]+1);IF(OR([.A370]&gt;=nper;[.H370]&lt;=0);&quot;&quot;;[.A370]+1)))" office:value-type="float" office:value="354" calcext:value-type="float">
            <text:p>354</text:p>
          </table:table-cell>
          <table:table-cell table:style-name="ce17" table:formula="of:=IF([.A371]=&quot;&quot;;&quot;&quot;;IF(OR(periods_per_year=26;periods_per_year=52);IF(periods_per_year=26;IF([.A371]=1;fpdate;[.B370]+14);IF(periods_per_year=52;IF([.A371]=1;fpdate;[.B370]+7);&quot;n/a&quot;));IF(periods_per_year=24;DATE(YEAR(fpdate);MONTH(fpdate)+([.A371]-1)/2+IF(AND(DAY(fpdate)&gt;=15;MOD([.A371];2)=0);1;0);IF(MOD([.A371];2)=0;IF(DAY(fpdate)&gt;=15;DAY(fpdate)-14;DAY(fpdate)+14);DAY(fpdate)));IF(DAY(DATE(YEAR(fpdate);MONTH(fpdate)+([.A371]-1)*months_per_period;DAY(fpdate)))&lt;&gt;DAY(fpdate);DATE(YEAR(fpdate);MONTH(fpdate)+([.A371]-1)*months_per_period+1;0);DATE(YEAR(fpdate);MONTH(fpdate)+([.A371]-1)*months_per_period;DAY(fpdate))))))" office:value-type="date" office:date-value="2047-06-01" calcext:value-type="date">
            <text:p>6/1/47</text:p>
          </table:table-cell>
          <table:table-cell table:style-name="ce21" table:formula="of:=IF([.A371]=&quot;&quot;;&quot;&quot;;IF(roundOpt;IF(OR([.A371]=nper;payment&gt;ROUND((1+rate)*[.H370];2));ROUND((1+rate)*[.H370];2);payment);IF(OR([.A371]=nper;payment&gt;(1+rate)*[.H370]);(1+rate)*[.H370];payment)))" office:value-type="float" office:value="858.91" calcext:value-type="float">
            <text:p>858.91</text:p>
          </table:table-cell>
          <table:table-cell table:style-name="ce30"/>
          <table:table-cell table:style-name="ce21"/>
          <table:table-cell table:style-name="ce21" table:formula="of:=IF([.A371]=&quot;&quot;;&quot;&quot;;IF(AND([.A371]=1;pmtType=1);0;IF(roundOpt;ROUND(rate*[.H370];2);rate*[.H370])))" office:value-type="float" office:value="24.65" calcext:value-type="float">
            <text:p>24.65</text:p>
          </table:table-cell>
          <table:table-cell table:style-name="ce21" table:formula="of:=IF([.A371]=&quot;&quot;;&quot;&quot;;[.C371]-[.F371]+[.D371])" office:value-type="float" office:value="834.26" calcext:value-type="float">
            <text:p>834.26</text:p>
          </table:table-cell>
          <table:table-cell table:style-name="ce21" table:formula="of:=IF([.A371]=&quot;&quot;;&quot;&quot;;[.H370]-[.G371])" office:value-type="float" office:value="5082.6299999999" calcext:value-type="float">
            <text:p>5,082.63</text:p>
          </table:table-cell>
          <table:table-cell table:number-columns-repeated="248"/>
        </table:table-row>
        <table:table-row table:style-name="ro3">
          <table:table-cell table:style-name="ce10" table:formula="of:=IF([.H371]=&quot;&quot;;&quot;&quot;;IF(roundOpt;IF(OR([.A371]&gt;=nper;ROUND([.H371];2)&lt;=0);&quot;&quot;;[.A371]+1);IF(OR([.A371]&gt;=nper;[.H371]&lt;=0);&quot;&quot;;[.A371]+1)))" office:value-type="float" office:value="355" calcext:value-type="float">
            <text:p>355</text:p>
          </table:table-cell>
          <table:table-cell table:style-name="ce17" table:formula="of:=IF([.A372]=&quot;&quot;;&quot;&quot;;IF(OR(periods_per_year=26;periods_per_year=52);IF(periods_per_year=26;IF([.A372]=1;fpdate;[.B371]+14);IF(periods_per_year=52;IF([.A372]=1;fpdate;[.B371]+7);&quot;n/a&quot;));IF(periods_per_year=24;DATE(YEAR(fpdate);MONTH(fpdate)+([.A372]-1)/2+IF(AND(DAY(fpdate)&gt;=15;MOD([.A372];2)=0);1;0);IF(MOD([.A372];2)=0;IF(DAY(fpdate)&gt;=15;DAY(fpdate)-14;DAY(fpdate)+14);DAY(fpdate)));IF(DAY(DATE(YEAR(fpdate);MONTH(fpdate)+([.A372]-1)*months_per_period;DAY(fpdate)))&lt;&gt;DAY(fpdate);DATE(YEAR(fpdate);MONTH(fpdate)+([.A372]-1)*months_per_period+1;0);DATE(YEAR(fpdate);MONTH(fpdate)+([.A372]-1)*months_per_period;DAY(fpdate))))))" office:value-type="date" office:date-value="2047-07-01" calcext:value-type="date">
            <text:p>7/1/47</text:p>
          </table:table-cell>
          <table:table-cell table:style-name="ce21" table:formula="of:=IF([.A372]=&quot;&quot;;&quot;&quot;;IF(roundOpt;IF(OR([.A372]=nper;payment&gt;ROUND((1+rate)*[.H371];2));ROUND((1+rate)*[.H371];2);payment);IF(OR([.A372]=nper;payment&gt;(1+rate)*[.H371]);(1+rate)*[.H371];payment)))" office:value-type="float" office:value="858.91" calcext:value-type="float">
            <text:p>858.91</text:p>
          </table:table-cell>
          <table:table-cell table:style-name="ce30"/>
          <table:table-cell table:style-name="ce21"/>
          <table:table-cell table:style-name="ce21" table:formula="of:=IF([.A372]=&quot;&quot;;&quot;&quot;;IF(AND([.A372]=1;pmtType=1);0;IF(roundOpt;ROUND(rate*[.H371];2);rate*[.H371])))" office:value-type="float" office:value="21.18" calcext:value-type="float">
            <text:p>21.18</text:p>
          </table:table-cell>
          <table:table-cell table:style-name="ce21" table:formula="of:=IF([.A372]=&quot;&quot;;&quot;&quot;;[.C372]-[.F372]+[.D372])" office:value-type="float" office:value="837.73" calcext:value-type="float">
            <text:p>837.73</text:p>
          </table:table-cell>
          <table:table-cell table:style-name="ce21" table:formula="of:=IF([.A372]=&quot;&quot;;&quot;&quot;;[.H371]-[.G372])" office:value-type="float" office:value="4244.8999999999" calcext:value-type="float">
            <text:p>4,244.90</text:p>
          </table:table-cell>
          <table:table-cell table:number-columns-repeated="248"/>
        </table:table-row>
        <table:table-row table:style-name="ro3">
          <table:table-cell table:style-name="ce10" table:formula="of:=IF([.H372]=&quot;&quot;;&quot;&quot;;IF(roundOpt;IF(OR([.A372]&gt;=nper;ROUND([.H372];2)&lt;=0);&quot;&quot;;[.A372]+1);IF(OR([.A372]&gt;=nper;[.H372]&lt;=0);&quot;&quot;;[.A372]+1)))" office:value-type="float" office:value="356" calcext:value-type="float">
            <text:p>356</text:p>
          </table:table-cell>
          <table:table-cell table:style-name="ce17" table:formula="of:=IF([.A373]=&quot;&quot;;&quot;&quot;;IF(OR(periods_per_year=26;periods_per_year=52);IF(periods_per_year=26;IF([.A373]=1;fpdate;[.B372]+14);IF(periods_per_year=52;IF([.A373]=1;fpdate;[.B372]+7);&quot;n/a&quot;));IF(periods_per_year=24;DATE(YEAR(fpdate);MONTH(fpdate)+([.A373]-1)/2+IF(AND(DAY(fpdate)&gt;=15;MOD([.A373];2)=0);1;0);IF(MOD([.A373];2)=0;IF(DAY(fpdate)&gt;=15;DAY(fpdate)-14;DAY(fpdate)+14);DAY(fpdate)));IF(DAY(DATE(YEAR(fpdate);MONTH(fpdate)+([.A373]-1)*months_per_period;DAY(fpdate)))&lt;&gt;DAY(fpdate);DATE(YEAR(fpdate);MONTH(fpdate)+([.A373]-1)*months_per_period+1;0);DATE(YEAR(fpdate);MONTH(fpdate)+([.A373]-1)*months_per_period;DAY(fpdate))))))" office:value-type="date" office:date-value="2047-08-01" calcext:value-type="date">
            <text:p>8/1/47</text:p>
          </table:table-cell>
          <table:table-cell table:style-name="ce21" table:formula="of:=IF([.A373]=&quot;&quot;;&quot;&quot;;IF(roundOpt;IF(OR([.A373]=nper;payment&gt;ROUND((1+rate)*[.H372];2));ROUND((1+rate)*[.H372];2);payment);IF(OR([.A373]=nper;payment&gt;(1+rate)*[.H372]);(1+rate)*[.H372];payment)))" office:value-type="float" office:value="858.91" calcext:value-type="float">
            <text:p>858.91</text:p>
          </table:table-cell>
          <table:table-cell table:style-name="ce30"/>
          <table:table-cell table:style-name="ce21"/>
          <table:table-cell table:style-name="ce21" table:formula="of:=IF([.A373]=&quot;&quot;;&quot;&quot;;IF(AND([.A373]=1;pmtType=1);0;IF(roundOpt;ROUND(rate*[.H372];2);rate*[.H372])))" office:value-type="float" office:value="17.69" calcext:value-type="float">
            <text:p>17.69</text:p>
          </table:table-cell>
          <table:table-cell table:style-name="ce21" table:formula="of:=IF([.A373]=&quot;&quot;;&quot;&quot;;[.C373]-[.F373]+[.D373])" office:value-type="float" office:value="841.22" calcext:value-type="float">
            <text:p>841.22</text:p>
          </table:table-cell>
          <table:table-cell table:style-name="ce21" table:formula="of:=IF([.A373]=&quot;&quot;;&quot;&quot;;[.H372]-[.G373])" office:value-type="float" office:value="3403.6799999999" calcext:value-type="float">
            <text:p>3,403.68</text:p>
          </table:table-cell>
          <table:table-cell table:number-columns-repeated="248"/>
        </table:table-row>
        <table:table-row table:style-name="ro3">
          <table:table-cell table:style-name="ce10" table:formula="of:=IF([.H373]=&quot;&quot;;&quot;&quot;;IF(roundOpt;IF(OR([.A373]&gt;=nper;ROUND([.H373];2)&lt;=0);&quot;&quot;;[.A373]+1);IF(OR([.A373]&gt;=nper;[.H373]&lt;=0);&quot;&quot;;[.A373]+1)))" office:value-type="float" office:value="357" calcext:value-type="float">
            <text:p>357</text:p>
          </table:table-cell>
          <table:table-cell table:style-name="ce17" table:formula="of:=IF([.A374]=&quot;&quot;;&quot;&quot;;IF(OR(periods_per_year=26;periods_per_year=52);IF(periods_per_year=26;IF([.A374]=1;fpdate;[.B373]+14);IF(periods_per_year=52;IF([.A374]=1;fpdate;[.B373]+7);&quot;n/a&quot;));IF(periods_per_year=24;DATE(YEAR(fpdate);MONTH(fpdate)+([.A374]-1)/2+IF(AND(DAY(fpdate)&gt;=15;MOD([.A374];2)=0);1;0);IF(MOD([.A374];2)=0;IF(DAY(fpdate)&gt;=15;DAY(fpdate)-14;DAY(fpdate)+14);DAY(fpdate)));IF(DAY(DATE(YEAR(fpdate);MONTH(fpdate)+([.A374]-1)*months_per_period;DAY(fpdate)))&lt;&gt;DAY(fpdate);DATE(YEAR(fpdate);MONTH(fpdate)+([.A374]-1)*months_per_period+1;0);DATE(YEAR(fpdate);MONTH(fpdate)+([.A374]-1)*months_per_period;DAY(fpdate))))))" office:value-type="date" office:date-value="2047-09-01" calcext:value-type="date">
            <text:p>9/1/47</text:p>
          </table:table-cell>
          <table:table-cell table:style-name="ce21" table:formula="of:=IF([.A374]=&quot;&quot;;&quot;&quot;;IF(roundOpt;IF(OR([.A374]=nper;payment&gt;ROUND((1+rate)*[.H373];2));ROUND((1+rate)*[.H373];2);payment);IF(OR([.A374]=nper;payment&gt;(1+rate)*[.H373]);(1+rate)*[.H373];payment)))" office:value-type="float" office:value="858.91" calcext:value-type="float">
            <text:p>858.91</text:p>
          </table:table-cell>
          <table:table-cell table:style-name="ce30"/>
          <table:table-cell table:style-name="ce21"/>
          <table:table-cell table:style-name="ce21" table:formula="of:=IF([.A374]=&quot;&quot;;&quot;&quot;;IF(AND([.A374]=1;pmtType=1);0;IF(roundOpt;ROUND(rate*[.H373];2);rate*[.H373])))" office:value-type="float" office:value="14.18" calcext:value-type="float">
            <text:p>14.18</text:p>
          </table:table-cell>
          <table:table-cell table:style-name="ce21" table:formula="of:=IF([.A374]=&quot;&quot;;&quot;&quot;;[.C374]-[.F374]+[.D374])" office:value-type="float" office:value="844.73" calcext:value-type="float">
            <text:p>844.73</text:p>
          </table:table-cell>
          <table:table-cell table:style-name="ce21" table:formula="of:=IF([.A374]=&quot;&quot;;&quot;&quot;;[.H373]-[.G374])" office:value-type="float" office:value="2558.9499999999" calcext:value-type="float">
            <text:p>2,558.95</text:p>
          </table:table-cell>
          <table:table-cell table:number-columns-repeated="248"/>
        </table:table-row>
        <table:table-row table:style-name="ro3">
          <table:table-cell table:style-name="ce10" table:formula="of:=IF([.H374]=&quot;&quot;;&quot;&quot;;IF(roundOpt;IF(OR([.A374]&gt;=nper;ROUND([.H374];2)&lt;=0);&quot;&quot;;[.A374]+1);IF(OR([.A374]&gt;=nper;[.H374]&lt;=0);&quot;&quot;;[.A374]+1)))" office:value-type="float" office:value="358" calcext:value-type="float">
            <text:p>358</text:p>
          </table:table-cell>
          <table:table-cell table:style-name="ce17" table:formula="of:=IF([.A375]=&quot;&quot;;&quot;&quot;;IF(OR(periods_per_year=26;periods_per_year=52);IF(periods_per_year=26;IF([.A375]=1;fpdate;[.B374]+14);IF(periods_per_year=52;IF([.A375]=1;fpdate;[.B374]+7);&quot;n/a&quot;));IF(periods_per_year=24;DATE(YEAR(fpdate);MONTH(fpdate)+([.A375]-1)/2+IF(AND(DAY(fpdate)&gt;=15;MOD([.A375];2)=0);1;0);IF(MOD([.A375];2)=0;IF(DAY(fpdate)&gt;=15;DAY(fpdate)-14;DAY(fpdate)+14);DAY(fpdate)));IF(DAY(DATE(YEAR(fpdate);MONTH(fpdate)+([.A375]-1)*months_per_period;DAY(fpdate)))&lt;&gt;DAY(fpdate);DATE(YEAR(fpdate);MONTH(fpdate)+([.A375]-1)*months_per_period+1;0);DATE(YEAR(fpdate);MONTH(fpdate)+([.A375]-1)*months_per_period;DAY(fpdate))))))" office:value-type="date" office:date-value="2047-10-01" calcext:value-type="date">
            <text:p>10/1/47</text:p>
          </table:table-cell>
          <table:table-cell table:style-name="ce21" table:formula="of:=IF([.A375]=&quot;&quot;;&quot;&quot;;IF(roundOpt;IF(OR([.A375]=nper;payment&gt;ROUND((1+rate)*[.H374];2));ROUND((1+rate)*[.H374];2);payment);IF(OR([.A375]=nper;payment&gt;(1+rate)*[.H374]);(1+rate)*[.H374];payment)))" office:value-type="float" office:value="858.91" calcext:value-type="float">
            <text:p>858.91</text:p>
          </table:table-cell>
          <table:table-cell table:style-name="ce30"/>
          <table:table-cell table:style-name="ce21"/>
          <table:table-cell table:style-name="ce21" table:formula="of:=IF([.A375]=&quot;&quot;;&quot;&quot;;IF(AND([.A375]=1;pmtType=1);0;IF(roundOpt;ROUND(rate*[.H374];2);rate*[.H374])))" office:value-type="float" office:value="10.66" calcext:value-type="float">
            <text:p>10.66</text:p>
          </table:table-cell>
          <table:table-cell table:style-name="ce21" table:formula="of:=IF([.A375]=&quot;&quot;;&quot;&quot;;[.C375]-[.F375]+[.D375])" office:value-type="float" office:value="848.25" calcext:value-type="float">
            <text:p>848.25</text:p>
          </table:table-cell>
          <table:table-cell table:style-name="ce21" table:formula="of:=IF([.A375]=&quot;&quot;;&quot;&quot;;[.H374]-[.G375])" office:value-type="float" office:value="1710.6999999999" calcext:value-type="float">
            <text:p>1,710.70</text:p>
          </table:table-cell>
          <table:table-cell table:number-columns-repeated="248"/>
        </table:table-row>
        <table:table-row table:style-name="ro3">
          <table:table-cell table:style-name="ce10" table:formula="of:=IF([.H375]=&quot;&quot;;&quot;&quot;;IF(roundOpt;IF(OR([.A375]&gt;=nper;ROUND([.H375];2)&lt;=0);&quot;&quot;;[.A375]+1);IF(OR([.A375]&gt;=nper;[.H375]&lt;=0);&quot;&quot;;[.A375]+1)))" office:value-type="float" office:value="359" calcext:value-type="float">
            <text:p>359</text:p>
          </table:table-cell>
          <table:table-cell table:style-name="ce17" table:formula="of:=IF([.A376]=&quot;&quot;;&quot;&quot;;IF(OR(periods_per_year=26;periods_per_year=52);IF(periods_per_year=26;IF([.A376]=1;fpdate;[.B375]+14);IF(periods_per_year=52;IF([.A376]=1;fpdate;[.B375]+7);&quot;n/a&quot;));IF(periods_per_year=24;DATE(YEAR(fpdate);MONTH(fpdate)+([.A376]-1)/2+IF(AND(DAY(fpdate)&gt;=15;MOD([.A376];2)=0);1;0);IF(MOD([.A376];2)=0;IF(DAY(fpdate)&gt;=15;DAY(fpdate)-14;DAY(fpdate)+14);DAY(fpdate)));IF(DAY(DATE(YEAR(fpdate);MONTH(fpdate)+([.A376]-1)*months_per_period;DAY(fpdate)))&lt;&gt;DAY(fpdate);DATE(YEAR(fpdate);MONTH(fpdate)+([.A376]-1)*months_per_period+1;0);DATE(YEAR(fpdate);MONTH(fpdate)+([.A376]-1)*months_per_period;DAY(fpdate))))))" office:value-type="date" office:date-value="2047-11-01" calcext:value-type="date">
            <text:p>11/1/47</text:p>
          </table:table-cell>
          <table:table-cell table:style-name="ce21" table:formula="of:=IF([.A376]=&quot;&quot;;&quot;&quot;;IF(roundOpt;IF(OR([.A376]=nper;payment&gt;ROUND((1+rate)*[.H375];2));ROUND((1+rate)*[.H375];2);payment);IF(OR([.A376]=nper;payment&gt;(1+rate)*[.H375]);(1+rate)*[.H375];payment)))" office:value-type="float" office:value="858.91" calcext:value-type="float">
            <text:p>858.91</text:p>
          </table:table-cell>
          <table:table-cell table:style-name="ce30"/>
          <table:table-cell table:style-name="ce21"/>
          <table:table-cell table:style-name="ce21" table:formula="of:=IF([.A376]=&quot;&quot;;&quot;&quot;;IF(AND([.A376]=1;pmtType=1);0;IF(roundOpt;ROUND(rate*[.H375];2);rate*[.H375])))" office:value-type="float" office:value="7.13" calcext:value-type="float">
            <text:p>7.13</text:p>
          </table:table-cell>
          <table:table-cell table:style-name="ce21" table:formula="of:=IF([.A376]=&quot;&quot;;&quot;&quot;;[.C376]-[.F376]+[.D376])" office:value-type="float" office:value="851.78" calcext:value-type="float">
            <text:p>851.78</text:p>
          </table:table-cell>
          <table:table-cell table:style-name="ce21" table:formula="of:=IF([.A376]=&quot;&quot;;&quot;&quot;;[.H375]-[.G376])" office:value-type="float" office:value="858.9199999999" calcext:value-type="float">
            <text:p>858.92</text:p>
          </table:table-cell>
          <table:table-cell table:number-columns-repeated="248"/>
        </table:table-row>
        <table:table-row table:style-name="ro3">
          <table:table-cell table:style-name="ce10" table:formula="of:=IF([.H376]=&quot;&quot;;&quot;&quot;;IF(roundOpt;IF(OR([.A376]&gt;=nper;ROUND([.H376];2)&lt;=0);&quot;&quot;;[.A376]+1);IF(OR([.A376]&gt;=nper;[.H376]&lt;=0);&quot;&quot;;[.A376]+1)))" office:value-type="float" office:value="360" calcext:value-type="float">
            <text:p>360</text:p>
          </table:table-cell>
          <table:table-cell table:style-name="ce17" table:formula="of:=IF([.A377]=&quot;&quot;;&quot;&quot;;IF(OR(periods_per_year=26;periods_per_year=52);IF(periods_per_year=26;IF([.A377]=1;fpdate;[.B376]+14);IF(periods_per_year=52;IF([.A377]=1;fpdate;[.B376]+7);&quot;n/a&quot;));IF(periods_per_year=24;DATE(YEAR(fpdate);MONTH(fpdate)+([.A377]-1)/2+IF(AND(DAY(fpdate)&gt;=15;MOD([.A377];2)=0);1;0);IF(MOD([.A377];2)=0;IF(DAY(fpdate)&gt;=15;DAY(fpdate)-14;DAY(fpdate)+14);DAY(fpdate)));IF(DAY(DATE(YEAR(fpdate);MONTH(fpdate)+([.A377]-1)*months_per_period;DAY(fpdate)))&lt;&gt;DAY(fpdate);DATE(YEAR(fpdate);MONTH(fpdate)+([.A377]-1)*months_per_period+1;0);DATE(YEAR(fpdate);MONTH(fpdate)+([.A377]-1)*months_per_period;DAY(fpdate))))))" office:value-type="date" office:date-value="2047-12-01" calcext:value-type="date">
            <text:p>12/1/47</text:p>
          </table:table-cell>
          <table:table-cell table:style-name="ce21" table:formula="of:=IF([.A377]=&quot;&quot;;&quot;&quot;;IF(roundOpt;IF(OR([.A377]=nper;payment&gt;ROUND((1+rate)*[.H376];2));ROUND((1+rate)*[.H376];2);payment);IF(OR([.A377]=nper;payment&gt;(1+rate)*[.H376]);(1+rate)*[.H376];payment)))" office:value-type="float" office:value="862.5" calcext:value-type="float">
            <text:p>862.50</text:p>
          </table:table-cell>
          <table:table-cell table:style-name="ce30"/>
          <table:table-cell table:style-name="ce21"/>
          <table:table-cell table:style-name="ce21" table:formula="of:=IF([.A377]=&quot;&quot;;&quot;&quot;;IF(AND([.A377]=1;pmtType=1);0;IF(roundOpt;ROUND(rate*[.H376];2);rate*[.H376])))" office:value-type="float" office:value="3.58" calcext:value-type="float">
            <text:p>3.58</text:p>
          </table:table-cell>
          <table:table-cell table:style-name="ce21" table:formula="of:=IF([.A377]=&quot;&quot;;&quot;&quot;;[.C377]-[.F377]+[.D377])" office:value-type="float" office:value="858.92" calcext:value-type="float">
            <text:p>858.92</text:p>
          </table:table-cell>
          <table:table-cell table:style-name="ce21" table:formula="of:=IF([.A377]=&quot;&quot;;&quot;&quot;;[.H376]-[.G377])" office:value-type="float" office:value="-0.000000000100158104032744" calcext:value-type="float">
            <text:p>0.00</text:p>
          </table:table-cell>
          <table:table-cell table:number-columns-repeated="248"/>
        </table:table-row>
        <table:table-row table:style-name="ro3">
          <table:table-cell table:style-name="ce10" table:formula="of:=IF([.H377]=&quot;&quot;;&quot;&quot;;IF(roundOpt;IF(OR([.A377]&gt;=nper;ROUND([.H377];2)&lt;=0);&quot;&quot;;[.A377]+1);IF(OR([.A377]&gt;=nper;[.H377]&lt;=0);&quot;&quot;;[.A377]+1)))">
            <text:p/>
          </table:table-cell>
          <table:table-cell table:style-name="ce17" table:formula="of:=IF([.A378]=&quot;&quot;;&quot;&quot;;IF(OR(periods_per_year=26;periods_per_year=52);IF(periods_per_year=26;IF([.A378]=1;fpdate;[.B377]+14);IF(periods_per_year=52;IF([.A378]=1;fpdate;[.B377]+7);&quot;n/a&quot;));IF(periods_per_year=24;DATE(YEAR(fpdate);MONTH(fpdate)+([.A378]-1)/2+IF(AND(DAY(fpdate)&gt;=15;MOD([.A378];2)=0);1;0);IF(MOD([.A378];2)=0;IF(DAY(fpdate)&gt;=15;DAY(fpdate)-14;DAY(fpdate)+14);DAY(fpdate)));IF(DAY(DATE(YEAR(fpdate);MONTH(fpdate)+([.A378]-1)*months_per_period;DAY(fpdate)))&lt;&gt;DAY(fpdate);DATE(YEAR(fpdate);MONTH(fpdate)+([.A378]-1)*months_per_period+1;0);DATE(YEAR(fpdate);MONTH(fpdate)+([.A378]-1)*months_per_period;DAY(fpdate))))))">
            <text:p/>
          </table:table-cell>
          <table:table-cell table:style-name="ce21" table:formula="of:=IF([.A378]=&quot;&quot;;&quot;&quot;;IF(roundOpt;IF(OR([.A378]=nper;payment&gt;ROUND((1+rate)*[.H377];2));ROUND((1+rate)*[.H377];2);payment);IF(OR([.A378]=nper;payment&gt;(1+rate)*[.H377]);(1+rate)*[.H377];payment)))">
            <text:p/>
          </table:table-cell>
          <table:table-cell table:style-name="ce30"/>
          <table:table-cell table:style-name="ce21"/>
          <table:table-cell table:style-name="ce21" table:formula="of:=IF([.A378]=&quot;&quot;;&quot;&quot;;IF(AND([.A378]=1;pmtType=1);0;IF(roundOpt;ROUND(rate*[.H377];2);rate*[.H377])))">
            <text:p/>
          </table:table-cell>
          <table:table-cell table:style-name="ce21" table:formula="of:=IF([.A378]=&quot;&quot;;&quot;&quot;;[.C378]-[.F378]+[.D378])">
            <text:p/>
          </table:table-cell>
          <table:table-cell table:style-name="ce21" table:formula="of:=IF([.A378]=&quot;&quot;;&quot;&quot;;[.H377]-[.G378])">
            <text:p/>
          </table:table-cell>
          <table:table-cell table:number-columns-repeated="248"/>
        </table:table-row>
        <table:table-row table:style-name="ro3">
          <table:table-cell table:style-name="ce10" table:formula="of:=IF([.H378]=&quot;&quot;;&quot;&quot;;IF(roundOpt;IF(OR([.A378]&gt;=nper;ROUND([.H378];2)&lt;=0);&quot;&quot;;[.A378]+1);IF(OR([.A378]&gt;=nper;[.H378]&lt;=0);&quot;&quot;;[.A378]+1)))">
            <text:p/>
          </table:table-cell>
          <table:table-cell table:style-name="ce17" table:formula="of:=IF([.A379]=&quot;&quot;;&quot;&quot;;IF(OR(periods_per_year=26;periods_per_year=52);IF(periods_per_year=26;IF([.A379]=1;fpdate;[.B378]+14);IF(periods_per_year=52;IF([.A379]=1;fpdate;[.B378]+7);&quot;n/a&quot;));IF(periods_per_year=24;DATE(YEAR(fpdate);MONTH(fpdate)+([.A379]-1)/2+IF(AND(DAY(fpdate)&gt;=15;MOD([.A379];2)=0);1;0);IF(MOD([.A379];2)=0;IF(DAY(fpdate)&gt;=15;DAY(fpdate)-14;DAY(fpdate)+14);DAY(fpdate)));IF(DAY(DATE(YEAR(fpdate);MONTH(fpdate)+([.A379]-1)*months_per_period;DAY(fpdate)))&lt;&gt;DAY(fpdate);DATE(YEAR(fpdate);MONTH(fpdate)+([.A379]-1)*months_per_period+1;0);DATE(YEAR(fpdate);MONTH(fpdate)+([.A379]-1)*months_per_period;DAY(fpdate))))))">
            <text:p/>
          </table:table-cell>
          <table:table-cell table:style-name="ce21" table:formula="of:=IF([.A379]=&quot;&quot;;&quot;&quot;;IF(roundOpt;IF(OR([.A379]=nper;payment&gt;ROUND((1+rate)*[.H378];2));ROUND((1+rate)*[.H378];2);payment);IF(OR([.A379]=nper;payment&gt;(1+rate)*[.H378]);(1+rate)*[.H378];payment)))">
            <text:p/>
          </table:table-cell>
          <table:table-cell table:style-name="ce30"/>
          <table:table-cell table:style-name="ce21"/>
          <table:table-cell table:style-name="ce21" table:formula="of:=IF([.A379]=&quot;&quot;;&quot;&quot;;IF(AND([.A379]=1;pmtType=1);0;IF(roundOpt;ROUND(rate*[.H378];2);rate*[.H378])))">
            <text:p/>
          </table:table-cell>
          <table:table-cell table:style-name="ce21" table:formula="of:=IF([.A379]=&quot;&quot;;&quot;&quot;;[.C379]-[.F379]+[.D379])">
            <text:p/>
          </table:table-cell>
          <table:table-cell table:style-name="ce21" table:formula="of:=IF([.A379]=&quot;&quot;;&quot;&quot;;[.H378]-[.G379])">
            <text:p/>
          </table:table-cell>
          <table:table-cell table:number-columns-repeated="248"/>
        </table:table-row>
        <table:table-row table:style-name="ro3">
          <table:table-cell table:style-name="ce10" table:formula="of:=IF([.H379]=&quot;&quot;;&quot;&quot;;IF(roundOpt;IF(OR([.A379]&gt;=nper;ROUND([.H379];2)&lt;=0);&quot;&quot;;[.A379]+1);IF(OR([.A379]&gt;=nper;[.H379]&lt;=0);&quot;&quot;;[.A379]+1)))">
            <text:p/>
          </table:table-cell>
          <table:table-cell table:style-name="ce17" table:formula="of:=IF([.A380]=&quot;&quot;;&quot;&quot;;IF(OR(periods_per_year=26;periods_per_year=52);IF(periods_per_year=26;IF([.A380]=1;fpdate;[.B379]+14);IF(periods_per_year=52;IF([.A380]=1;fpdate;[.B379]+7);&quot;n/a&quot;));IF(periods_per_year=24;DATE(YEAR(fpdate);MONTH(fpdate)+([.A380]-1)/2+IF(AND(DAY(fpdate)&gt;=15;MOD([.A380];2)=0);1;0);IF(MOD([.A380];2)=0;IF(DAY(fpdate)&gt;=15;DAY(fpdate)-14;DAY(fpdate)+14);DAY(fpdate)));IF(DAY(DATE(YEAR(fpdate);MONTH(fpdate)+([.A380]-1)*months_per_period;DAY(fpdate)))&lt;&gt;DAY(fpdate);DATE(YEAR(fpdate);MONTH(fpdate)+([.A380]-1)*months_per_period+1;0);DATE(YEAR(fpdate);MONTH(fpdate)+([.A380]-1)*months_per_period;DAY(fpdate))))))">
            <text:p/>
          </table:table-cell>
          <table:table-cell table:style-name="ce21" table:formula="of:=IF([.A380]=&quot;&quot;;&quot;&quot;;IF(roundOpt;IF(OR([.A380]=nper;payment&gt;ROUND((1+rate)*[.H379];2));ROUND((1+rate)*[.H379];2);payment);IF(OR([.A380]=nper;payment&gt;(1+rate)*[.H379]);(1+rate)*[.H379];payment)))">
            <text:p/>
          </table:table-cell>
          <table:table-cell table:style-name="ce30"/>
          <table:table-cell table:style-name="ce21"/>
          <table:table-cell table:style-name="ce21" table:formula="of:=IF([.A380]=&quot;&quot;;&quot;&quot;;IF(AND([.A380]=1;pmtType=1);0;IF(roundOpt;ROUND(rate*[.H379];2);rate*[.H379])))">
            <text:p/>
          </table:table-cell>
          <table:table-cell table:style-name="ce21" table:formula="of:=IF([.A380]=&quot;&quot;;&quot;&quot;;[.C380]-[.F380]+[.D380])">
            <text:p/>
          </table:table-cell>
          <table:table-cell table:style-name="ce21" table:formula="of:=IF([.A380]=&quot;&quot;;&quot;&quot;;[.H379]-[.G380])">
            <text:p/>
          </table:table-cell>
          <table:table-cell table:number-columns-repeated="248"/>
        </table:table-row>
        <table:table-row table:style-name="ro3">
          <table:table-cell table:style-name="ce10" table:formula="of:=IF([.H380]=&quot;&quot;;&quot;&quot;;IF(roundOpt;IF(OR([.A380]&gt;=nper;ROUND([.H380];2)&lt;=0);&quot;&quot;;[.A380]+1);IF(OR([.A380]&gt;=nper;[.H380]&lt;=0);&quot;&quot;;[.A380]+1)))">
            <text:p/>
          </table:table-cell>
          <table:table-cell table:style-name="ce17" table:formula="of:=IF([.A381]=&quot;&quot;;&quot;&quot;;IF(OR(periods_per_year=26;periods_per_year=52);IF(periods_per_year=26;IF([.A381]=1;fpdate;[.B380]+14);IF(periods_per_year=52;IF([.A381]=1;fpdate;[.B380]+7);&quot;n/a&quot;));IF(periods_per_year=24;DATE(YEAR(fpdate);MONTH(fpdate)+([.A381]-1)/2+IF(AND(DAY(fpdate)&gt;=15;MOD([.A381];2)=0);1;0);IF(MOD([.A381];2)=0;IF(DAY(fpdate)&gt;=15;DAY(fpdate)-14;DAY(fpdate)+14);DAY(fpdate)));IF(DAY(DATE(YEAR(fpdate);MONTH(fpdate)+([.A381]-1)*months_per_period;DAY(fpdate)))&lt;&gt;DAY(fpdate);DATE(YEAR(fpdate);MONTH(fpdate)+([.A381]-1)*months_per_period+1;0);DATE(YEAR(fpdate);MONTH(fpdate)+([.A381]-1)*months_per_period;DAY(fpdate))))))">
            <text:p/>
          </table:table-cell>
          <table:table-cell table:style-name="ce21" table:formula="of:=IF([.A381]=&quot;&quot;;&quot;&quot;;IF(roundOpt;IF(OR([.A381]=nper;payment&gt;ROUND((1+rate)*[.H380];2));ROUND((1+rate)*[.H380];2);payment);IF(OR([.A381]=nper;payment&gt;(1+rate)*[.H380]);(1+rate)*[.H380];payment)))">
            <text:p/>
          </table:table-cell>
          <table:table-cell table:style-name="ce30"/>
          <table:table-cell table:style-name="ce21"/>
          <table:table-cell table:style-name="ce21" table:formula="of:=IF([.A381]=&quot;&quot;;&quot;&quot;;IF(AND([.A381]=1;pmtType=1);0;IF(roundOpt;ROUND(rate*[.H380];2);rate*[.H380])))">
            <text:p/>
          </table:table-cell>
          <table:table-cell table:style-name="ce21" table:formula="of:=IF([.A381]=&quot;&quot;;&quot;&quot;;[.C381]-[.F381]+[.D381])">
            <text:p/>
          </table:table-cell>
          <table:table-cell table:style-name="ce21" table:formula="of:=IF([.A381]=&quot;&quot;;&quot;&quot;;[.H380]-[.G381])">
            <text:p/>
          </table:table-cell>
          <table:table-cell table:number-columns-repeated="248"/>
        </table:table-row>
        <table:table-row table:style-name="ro3">
          <table:table-cell table:style-name="ce10" table:formula="of:=IF([.H381]=&quot;&quot;;&quot;&quot;;IF(roundOpt;IF(OR([.A381]&gt;=nper;ROUND([.H381];2)&lt;=0);&quot;&quot;;[.A381]+1);IF(OR([.A381]&gt;=nper;[.H381]&lt;=0);&quot;&quot;;[.A381]+1)))">
            <text:p/>
          </table:table-cell>
          <table:table-cell table:style-name="ce17" table:formula="of:=IF([.A382]=&quot;&quot;;&quot;&quot;;IF(OR(periods_per_year=26;periods_per_year=52);IF(periods_per_year=26;IF([.A382]=1;fpdate;[.B381]+14);IF(periods_per_year=52;IF([.A382]=1;fpdate;[.B381]+7);&quot;n/a&quot;));IF(periods_per_year=24;DATE(YEAR(fpdate);MONTH(fpdate)+([.A382]-1)/2+IF(AND(DAY(fpdate)&gt;=15;MOD([.A382];2)=0);1;0);IF(MOD([.A382];2)=0;IF(DAY(fpdate)&gt;=15;DAY(fpdate)-14;DAY(fpdate)+14);DAY(fpdate)));IF(DAY(DATE(YEAR(fpdate);MONTH(fpdate)+([.A382]-1)*months_per_period;DAY(fpdate)))&lt;&gt;DAY(fpdate);DATE(YEAR(fpdate);MONTH(fpdate)+([.A382]-1)*months_per_period+1;0);DATE(YEAR(fpdate);MONTH(fpdate)+([.A382]-1)*months_per_period;DAY(fpdate))))))">
            <text:p/>
          </table:table-cell>
          <table:table-cell table:style-name="ce21" table:formula="of:=IF([.A382]=&quot;&quot;;&quot;&quot;;IF(roundOpt;IF(OR([.A382]=nper;payment&gt;ROUND((1+rate)*[.H381];2));ROUND((1+rate)*[.H381];2);payment);IF(OR([.A382]=nper;payment&gt;(1+rate)*[.H381]);(1+rate)*[.H381];payment)))">
            <text:p/>
          </table:table-cell>
          <table:table-cell table:style-name="ce30"/>
          <table:table-cell table:style-name="ce21"/>
          <table:table-cell table:style-name="ce21" table:formula="of:=IF([.A382]=&quot;&quot;;&quot;&quot;;IF(AND([.A382]=1;pmtType=1);0;IF(roundOpt;ROUND(rate*[.H381];2);rate*[.H381])))">
            <text:p/>
          </table:table-cell>
          <table:table-cell table:style-name="ce21" table:formula="of:=IF([.A382]=&quot;&quot;;&quot;&quot;;[.C382]-[.F382]+[.D382])">
            <text:p/>
          </table:table-cell>
          <table:table-cell table:style-name="ce21" table:formula="of:=IF([.A382]=&quot;&quot;;&quot;&quot;;[.H381]-[.G382])">
            <text:p/>
          </table:table-cell>
          <table:table-cell table:number-columns-repeated="248"/>
        </table:table-row>
        <table:table-row table:style-name="ro3">
          <table:table-cell table:style-name="ce10" table:formula="of:=IF([.H382]=&quot;&quot;;&quot;&quot;;IF(roundOpt;IF(OR([.A382]&gt;=nper;ROUND([.H382];2)&lt;=0);&quot;&quot;;[.A382]+1);IF(OR([.A382]&gt;=nper;[.H382]&lt;=0);&quot;&quot;;[.A382]+1)))">
            <text:p/>
          </table:table-cell>
          <table:table-cell table:style-name="ce17" table:formula="of:=IF([.A383]=&quot;&quot;;&quot;&quot;;IF(OR(periods_per_year=26;periods_per_year=52);IF(periods_per_year=26;IF([.A383]=1;fpdate;[.B382]+14);IF(periods_per_year=52;IF([.A383]=1;fpdate;[.B382]+7);&quot;n/a&quot;));IF(periods_per_year=24;DATE(YEAR(fpdate);MONTH(fpdate)+([.A383]-1)/2+IF(AND(DAY(fpdate)&gt;=15;MOD([.A383];2)=0);1;0);IF(MOD([.A383];2)=0;IF(DAY(fpdate)&gt;=15;DAY(fpdate)-14;DAY(fpdate)+14);DAY(fpdate)));IF(DAY(DATE(YEAR(fpdate);MONTH(fpdate)+([.A383]-1)*months_per_period;DAY(fpdate)))&lt;&gt;DAY(fpdate);DATE(YEAR(fpdate);MONTH(fpdate)+([.A383]-1)*months_per_period+1;0);DATE(YEAR(fpdate);MONTH(fpdate)+([.A383]-1)*months_per_period;DAY(fpdate))))))">
            <text:p/>
          </table:table-cell>
          <table:table-cell table:style-name="ce21" table:formula="of:=IF([.A383]=&quot;&quot;;&quot;&quot;;IF(roundOpt;IF(OR([.A383]=nper;payment&gt;ROUND((1+rate)*[.H382];2));ROUND((1+rate)*[.H382];2);payment);IF(OR([.A383]=nper;payment&gt;(1+rate)*[.H382]);(1+rate)*[.H382];payment)))">
            <text:p/>
          </table:table-cell>
          <table:table-cell table:style-name="ce30"/>
          <table:table-cell table:style-name="ce21"/>
          <table:table-cell table:style-name="ce21" table:formula="of:=IF([.A383]=&quot;&quot;;&quot;&quot;;IF(AND([.A383]=1;pmtType=1);0;IF(roundOpt;ROUND(rate*[.H382];2);rate*[.H382])))">
            <text:p/>
          </table:table-cell>
          <table:table-cell table:style-name="ce21" table:formula="of:=IF([.A383]=&quot;&quot;;&quot;&quot;;[.C383]-[.F383]+[.D383])">
            <text:p/>
          </table:table-cell>
          <table:table-cell table:style-name="ce21" table:formula="of:=IF([.A383]=&quot;&quot;;&quot;&quot;;[.H382]-[.G383])">
            <text:p/>
          </table:table-cell>
          <table:table-cell table:number-columns-repeated="248"/>
        </table:table-row>
        <table:table-row table:style-name="ro3">
          <table:table-cell table:style-name="ce10" table:formula="of:=IF([.H383]=&quot;&quot;;&quot;&quot;;IF(roundOpt;IF(OR([.A383]&gt;=nper;ROUND([.H383];2)&lt;=0);&quot;&quot;;[.A383]+1);IF(OR([.A383]&gt;=nper;[.H383]&lt;=0);&quot;&quot;;[.A383]+1)))">
            <text:p/>
          </table:table-cell>
          <table:table-cell table:style-name="ce17" table:formula="of:=IF([.A384]=&quot;&quot;;&quot;&quot;;IF(OR(periods_per_year=26;periods_per_year=52);IF(periods_per_year=26;IF([.A384]=1;fpdate;[.B383]+14);IF(periods_per_year=52;IF([.A384]=1;fpdate;[.B383]+7);&quot;n/a&quot;));IF(periods_per_year=24;DATE(YEAR(fpdate);MONTH(fpdate)+([.A384]-1)/2+IF(AND(DAY(fpdate)&gt;=15;MOD([.A384];2)=0);1;0);IF(MOD([.A384];2)=0;IF(DAY(fpdate)&gt;=15;DAY(fpdate)-14;DAY(fpdate)+14);DAY(fpdate)));IF(DAY(DATE(YEAR(fpdate);MONTH(fpdate)+([.A384]-1)*months_per_period;DAY(fpdate)))&lt;&gt;DAY(fpdate);DATE(YEAR(fpdate);MONTH(fpdate)+([.A384]-1)*months_per_period+1;0);DATE(YEAR(fpdate);MONTH(fpdate)+([.A384]-1)*months_per_period;DAY(fpdate))))))">
            <text:p/>
          </table:table-cell>
          <table:table-cell table:style-name="ce21" table:formula="of:=IF([.A384]=&quot;&quot;;&quot;&quot;;IF(roundOpt;IF(OR([.A384]=nper;payment&gt;ROUND((1+rate)*[.H383];2));ROUND((1+rate)*[.H383];2);payment);IF(OR([.A384]=nper;payment&gt;(1+rate)*[.H383]);(1+rate)*[.H383];payment)))">
            <text:p/>
          </table:table-cell>
          <table:table-cell table:style-name="ce30"/>
          <table:table-cell table:style-name="ce21"/>
          <table:table-cell table:style-name="ce21" table:formula="of:=IF([.A384]=&quot;&quot;;&quot;&quot;;IF(AND([.A384]=1;pmtType=1);0;IF(roundOpt;ROUND(rate*[.H383];2);rate*[.H383])))">
            <text:p/>
          </table:table-cell>
          <table:table-cell table:style-name="ce21" table:formula="of:=IF([.A384]=&quot;&quot;;&quot;&quot;;[.C384]-[.F384]+[.D384])">
            <text:p/>
          </table:table-cell>
          <table:table-cell table:style-name="ce21" table:formula="of:=IF([.A384]=&quot;&quot;;&quot;&quot;;[.H383]-[.G384])">
            <text:p/>
          </table:table-cell>
          <table:table-cell table:number-columns-repeated="248"/>
        </table:table-row>
        <table:table-row table:style-name="ro3">
          <table:table-cell table:style-name="ce10" table:formula="of:=IF([.H384]=&quot;&quot;;&quot;&quot;;IF(roundOpt;IF(OR([.A384]&gt;=nper;ROUND([.H384];2)&lt;=0);&quot;&quot;;[.A384]+1);IF(OR([.A384]&gt;=nper;[.H384]&lt;=0);&quot;&quot;;[.A384]+1)))">
            <text:p/>
          </table:table-cell>
          <table:table-cell table:style-name="ce17" table:formula="of:=IF([.A385]=&quot;&quot;;&quot;&quot;;IF(OR(periods_per_year=26;periods_per_year=52);IF(periods_per_year=26;IF([.A385]=1;fpdate;[.B384]+14);IF(periods_per_year=52;IF([.A385]=1;fpdate;[.B384]+7);&quot;n/a&quot;));IF(periods_per_year=24;DATE(YEAR(fpdate);MONTH(fpdate)+([.A385]-1)/2+IF(AND(DAY(fpdate)&gt;=15;MOD([.A385];2)=0);1;0);IF(MOD([.A385];2)=0;IF(DAY(fpdate)&gt;=15;DAY(fpdate)-14;DAY(fpdate)+14);DAY(fpdate)));IF(DAY(DATE(YEAR(fpdate);MONTH(fpdate)+([.A385]-1)*months_per_period;DAY(fpdate)))&lt;&gt;DAY(fpdate);DATE(YEAR(fpdate);MONTH(fpdate)+([.A385]-1)*months_per_period+1;0);DATE(YEAR(fpdate);MONTH(fpdate)+([.A385]-1)*months_per_period;DAY(fpdate))))))">
            <text:p/>
          </table:table-cell>
          <table:table-cell table:style-name="ce21" table:formula="of:=IF([.A385]=&quot;&quot;;&quot;&quot;;IF(roundOpt;IF(OR([.A385]=nper;payment&gt;ROUND((1+rate)*[.H384];2));ROUND((1+rate)*[.H384];2);payment);IF(OR([.A385]=nper;payment&gt;(1+rate)*[.H384]);(1+rate)*[.H384];payment)))">
            <text:p/>
          </table:table-cell>
          <table:table-cell table:style-name="ce30"/>
          <table:table-cell table:style-name="ce21"/>
          <table:table-cell table:style-name="ce21" table:formula="of:=IF([.A385]=&quot;&quot;;&quot;&quot;;IF(AND([.A385]=1;pmtType=1);0;IF(roundOpt;ROUND(rate*[.H384];2);rate*[.H384])))">
            <text:p/>
          </table:table-cell>
          <table:table-cell table:style-name="ce21" table:formula="of:=IF([.A385]=&quot;&quot;;&quot;&quot;;[.C385]-[.F385]+[.D385])">
            <text:p/>
          </table:table-cell>
          <table:table-cell table:style-name="ce21" table:formula="of:=IF([.A385]=&quot;&quot;;&quot;&quot;;[.H384]-[.G385])">
            <text:p/>
          </table:table-cell>
          <table:table-cell table:number-columns-repeated="248"/>
        </table:table-row>
        <table:table-row table:style-name="ro3">
          <table:table-cell table:style-name="ce10" table:formula="of:=IF([.H385]=&quot;&quot;;&quot;&quot;;IF(roundOpt;IF(OR([.A385]&gt;=nper;ROUND([.H385];2)&lt;=0);&quot;&quot;;[.A385]+1);IF(OR([.A385]&gt;=nper;[.H385]&lt;=0);&quot;&quot;;[.A385]+1)))">
            <text:p/>
          </table:table-cell>
          <table:table-cell table:style-name="ce17" table:formula="of:=IF([.A386]=&quot;&quot;;&quot;&quot;;IF(OR(periods_per_year=26;periods_per_year=52);IF(periods_per_year=26;IF([.A386]=1;fpdate;[.B385]+14);IF(periods_per_year=52;IF([.A386]=1;fpdate;[.B385]+7);&quot;n/a&quot;));IF(periods_per_year=24;DATE(YEAR(fpdate);MONTH(fpdate)+([.A386]-1)/2+IF(AND(DAY(fpdate)&gt;=15;MOD([.A386];2)=0);1;0);IF(MOD([.A386];2)=0;IF(DAY(fpdate)&gt;=15;DAY(fpdate)-14;DAY(fpdate)+14);DAY(fpdate)));IF(DAY(DATE(YEAR(fpdate);MONTH(fpdate)+([.A386]-1)*months_per_period;DAY(fpdate)))&lt;&gt;DAY(fpdate);DATE(YEAR(fpdate);MONTH(fpdate)+([.A386]-1)*months_per_period+1;0);DATE(YEAR(fpdate);MONTH(fpdate)+([.A386]-1)*months_per_period;DAY(fpdate))))))">
            <text:p/>
          </table:table-cell>
          <table:table-cell table:style-name="ce21" table:formula="of:=IF([.A386]=&quot;&quot;;&quot;&quot;;IF(roundOpt;IF(OR([.A386]=nper;payment&gt;ROUND((1+rate)*[.H385];2));ROUND((1+rate)*[.H385];2);payment);IF(OR([.A386]=nper;payment&gt;(1+rate)*[.H385]);(1+rate)*[.H385];payment)))">
            <text:p/>
          </table:table-cell>
          <table:table-cell table:style-name="ce30"/>
          <table:table-cell table:style-name="ce21"/>
          <table:table-cell table:style-name="ce21" table:formula="of:=IF([.A386]=&quot;&quot;;&quot;&quot;;IF(AND([.A386]=1;pmtType=1);0;IF(roundOpt;ROUND(rate*[.H385];2);rate*[.H385])))">
            <text:p/>
          </table:table-cell>
          <table:table-cell table:style-name="ce21" table:formula="of:=IF([.A386]=&quot;&quot;;&quot;&quot;;[.C386]-[.F386]+[.D386])">
            <text:p/>
          </table:table-cell>
          <table:table-cell table:style-name="ce21" table:formula="of:=IF([.A386]=&quot;&quot;;&quot;&quot;;[.H385]-[.G386])">
            <text:p/>
          </table:table-cell>
          <table:table-cell table:number-columns-repeated="248"/>
        </table:table-row>
        <table:table-row table:style-name="ro3">
          <table:table-cell table:style-name="ce10" table:formula="of:=IF([.H386]=&quot;&quot;;&quot;&quot;;IF(roundOpt;IF(OR([.A386]&gt;=nper;ROUND([.H386];2)&lt;=0);&quot;&quot;;[.A386]+1);IF(OR([.A386]&gt;=nper;[.H386]&lt;=0);&quot;&quot;;[.A386]+1)))">
            <text:p/>
          </table:table-cell>
          <table:table-cell table:style-name="ce17" table:formula="of:=IF([.A387]=&quot;&quot;;&quot;&quot;;IF(OR(periods_per_year=26;periods_per_year=52);IF(periods_per_year=26;IF([.A387]=1;fpdate;[.B386]+14);IF(periods_per_year=52;IF([.A387]=1;fpdate;[.B386]+7);&quot;n/a&quot;));IF(periods_per_year=24;DATE(YEAR(fpdate);MONTH(fpdate)+([.A387]-1)/2+IF(AND(DAY(fpdate)&gt;=15;MOD([.A387];2)=0);1;0);IF(MOD([.A387];2)=0;IF(DAY(fpdate)&gt;=15;DAY(fpdate)-14;DAY(fpdate)+14);DAY(fpdate)));IF(DAY(DATE(YEAR(fpdate);MONTH(fpdate)+([.A387]-1)*months_per_period;DAY(fpdate)))&lt;&gt;DAY(fpdate);DATE(YEAR(fpdate);MONTH(fpdate)+([.A387]-1)*months_per_period+1;0);DATE(YEAR(fpdate);MONTH(fpdate)+([.A387]-1)*months_per_period;DAY(fpdate))))))">
            <text:p/>
          </table:table-cell>
          <table:table-cell table:style-name="ce21" table:formula="of:=IF([.A387]=&quot;&quot;;&quot;&quot;;IF(roundOpt;IF(OR([.A387]=nper;payment&gt;ROUND((1+rate)*[.H386];2));ROUND((1+rate)*[.H386];2);payment);IF(OR([.A387]=nper;payment&gt;(1+rate)*[.H386]);(1+rate)*[.H386];payment)))">
            <text:p/>
          </table:table-cell>
          <table:table-cell table:style-name="ce30"/>
          <table:table-cell table:style-name="ce21"/>
          <table:table-cell table:style-name="ce21" table:formula="of:=IF([.A387]=&quot;&quot;;&quot;&quot;;IF(AND([.A387]=1;pmtType=1);0;IF(roundOpt;ROUND(rate*[.H386];2);rate*[.H386])))">
            <text:p/>
          </table:table-cell>
          <table:table-cell table:style-name="ce21" table:formula="of:=IF([.A387]=&quot;&quot;;&quot;&quot;;[.C387]-[.F387]+[.D387])">
            <text:p/>
          </table:table-cell>
          <table:table-cell table:style-name="ce21" table:formula="of:=IF([.A387]=&quot;&quot;;&quot;&quot;;[.H386]-[.G387])">
            <text:p/>
          </table:table-cell>
          <table:table-cell table:number-columns-repeated="248"/>
        </table:table-row>
        <table:table-row table:style-name="ro3">
          <table:table-cell table:style-name="ce10" table:formula="of:=IF([.H387]=&quot;&quot;;&quot;&quot;;IF(roundOpt;IF(OR([.A387]&gt;=nper;ROUND([.H387];2)&lt;=0);&quot;&quot;;[.A387]+1);IF(OR([.A387]&gt;=nper;[.H387]&lt;=0);&quot;&quot;;[.A387]+1)))">
            <text:p/>
          </table:table-cell>
          <table:table-cell table:style-name="ce17" table:formula="of:=IF([.A388]=&quot;&quot;;&quot;&quot;;IF(OR(periods_per_year=26;periods_per_year=52);IF(periods_per_year=26;IF([.A388]=1;fpdate;[.B387]+14);IF(periods_per_year=52;IF([.A388]=1;fpdate;[.B387]+7);&quot;n/a&quot;));IF(periods_per_year=24;DATE(YEAR(fpdate);MONTH(fpdate)+([.A388]-1)/2+IF(AND(DAY(fpdate)&gt;=15;MOD([.A388];2)=0);1;0);IF(MOD([.A388];2)=0;IF(DAY(fpdate)&gt;=15;DAY(fpdate)-14;DAY(fpdate)+14);DAY(fpdate)));IF(DAY(DATE(YEAR(fpdate);MONTH(fpdate)+([.A388]-1)*months_per_period;DAY(fpdate)))&lt;&gt;DAY(fpdate);DATE(YEAR(fpdate);MONTH(fpdate)+([.A388]-1)*months_per_period+1;0);DATE(YEAR(fpdate);MONTH(fpdate)+([.A388]-1)*months_per_period;DAY(fpdate))))))">
            <text:p/>
          </table:table-cell>
          <table:table-cell table:style-name="ce21" table:formula="of:=IF([.A388]=&quot;&quot;;&quot;&quot;;IF(roundOpt;IF(OR([.A388]=nper;payment&gt;ROUND((1+rate)*[.H387];2));ROUND((1+rate)*[.H387];2);payment);IF(OR([.A388]=nper;payment&gt;(1+rate)*[.H387]);(1+rate)*[.H387];payment)))">
            <text:p/>
          </table:table-cell>
          <table:table-cell table:style-name="ce30"/>
          <table:table-cell table:style-name="ce21"/>
          <table:table-cell table:style-name="ce21" table:formula="of:=IF([.A388]=&quot;&quot;;&quot;&quot;;IF(AND([.A388]=1;pmtType=1);0;IF(roundOpt;ROUND(rate*[.H387];2);rate*[.H387])))">
            <text:p/>
          </table:table-cell>
          <table:table-cell table:style-name="ce21" table:formula="of:=IF([.A388]=&quot;&quot;;&quot;&quot;;[.C388]-[.F388]+[.D388])">
            <text:p/>
          </table:table-cell>
          <table:table-cell table:style-name="ce21" table:formula="of:=IF([.A388]=&quot;&quot;;&quot;&quot;;[.H387]-[.G388])">
            <text:p/>
          </table:table-cell>
          <table:table-cell table:number-columns-repeated="248"/>
        </table:table-row>
        <table:table-row table:style-name="ro3">
          <table:table-cell table:style-name="ce10" table:formula="of:=IF([.H388]=&quot;&quot;;&quot;&quot;;IF(roundOpt;IF(OR([.A388]&gt;=nper;ROUND([.H388];2)&lt;=0);&quot;&quot;;[.A388]+1);IF(OR([.A388]&gt;=nper;[.H388]&lt;=0);&quot;&quot;;[.A388]+1)))">
            <text:p/>
          </table:table-cell>
          <table:table-cell table:style-name="ce17" table:formula="of:=IF([.A389]=&quot;&quot;;&quot;&quot;;IF(OR(periods_per_year=26;periods_per_year=52);IF(periods_per_year=26;IF([.A389]=1;fpdate;[.B388]+14);IF(periods_per_year=52;IF([.A389]=1;fpdate;[.B388]+7);&quot;n/a&quot;));IF(periods_per_year=24;DATE(YEAR(fpdate);MONTH(fpdate)+([.A389]-1)/2+IF(AND(DAY(fpdate)&gt;=15;MOD([.A389];2)=0);1;0);IF(MOD([.A389];2)=0;IF(DAY(fpdate)&gt;=15;DAY(fpdate)-14;DAY(fpdate)+14);DAY(fpdate)));IF(DAY(DATE(YEAR(fpdate);MONTH(fpdate)+([.A389]-1)*months_per_period;DAY(fpdate)))&lt;&gt;DAY(fpdate);DATE(YEAR(fpdate);MONTH(fpdate)+([.A389]-1)*months_per_period+1;0);DATE(YEAR(fpdate);MONTH(fpdate)+([.A389]-1)*months_per_period;DAY(fpdate))))))">
            <text:p/>
          </table:table-cell>
          <table:table-cell table:style-name="ce21" table:formula="of:=IF([.A389]=&quot;&quot;;&quot;&quot;;IF(roundOpt;IF(OR([.A389]=nper;payment&gt;ROUND((1+rate)*[.H388];2));ROUND((1+rate)*[.H388];2);payment);IF(OR([.A389]=nper;payment&gt;(1+rate)*[.H388]);(1+rate)*[.H388];payment)))">
            <text:p/>
          </table:table-cell>
          <table:table-cell table:style-name="ce30"/>
          <table:table-cell table:style-name="ce21"/>
          <table:table-cell table:style-name="ce21" table:formula="of:=IF([.A389]=&quot;&quot;;&quot;&quot;;IF(AND([.A389]=1;pmtType=1);0;IF(roundOpt;ROUND(rate*[.H388];2);rate*[.H388])))">
            <text:p/>
          </table:table-cell>
          <table:table-cell table:style-name="ce21" table:formula="of:=IF([.A389]=&quot;&quot;;&quot;&quot;;[.C389]-[.F389]+[.D389])">
            <text:p/>
          </table:table-cell>
          <table:table-cell table:style-name="ce21" table:formula="of:=IF([.A389]=&quot;&quot;;&quot;&quot;;[.H388]-[.G389])">
            <text:p/>
          </table:table-cell>
          <table:table-cell table:number-columns-repeated="248"/>
        </table:table-row>
        <table:table-row table:style-name="ro3">
          <table:table-cell table:style-name="ce10" table:formula="of:=IF([.H389]=&quot;&quot;;&quot;&quot;;IF(roundOpt;IF(OR([.A389]&gt;=nper;ROUND([.H389];2)&lt;=0);&quot;&quot;;[.A389]+1);IF(OR([.A389]&gt;=nper;[.H389]&lt;=0);&quot;&quot;;[.A389]+1)))">
            <text:p/>
          </table:table-cell>
          <table:table-cell table:style-name="ce17" table:formula="of:=IF([.A390]=&quot;&quot;;&quot;&quot;;IF(OR(periods_per_year=26;periods_per_year=52);IF(periods_per_year=26;IF([.A390]=1;fpdate;[.B389]+14);IF(periods_per_year=52;IF([.A390]=1;fpdate;[.B389]+7);&quot;n/a&quot;));IF(periods_per_year=24;DATE(YEAR(fpdate);MONTH(fpdate)+([.A390]-1)/2+IF(AND(DAY(fpdate)&gt;=15;MOD([.A390];2)=0);1;0);IF(MOD([.A390];2)=0;IF(DAY(fpdate)&gt;=15;DAY(fpdate)-14;DAY(fpdate)+14);DAY(fpdate)));IF(DAY(DATE(YEAR(fpdate);MONTH(fpdate)+([.A390]-1)*months_per_period;DAY(fpdate)))&lt;&gt;DAY(fpdate);DATE(YEAR(fpdate);MONTH(fpdate)+([.A390]-1)*months_per_period+1;0);DATE(YEAR(fpdate);MONTH(fpdate)+([.A390]-1)*months_per_period;DAY(fpdate))))))">
            <text:p/>
          </table:table-cell>
          <table:table-cell table:style-name="ce21" table:formula="of:=IF([.A390]=&quot;&quot;;&quot;&quot;;IF(roundOpt;IF(OR([.A390]=nper;payment&gt;ROUND((1+rate)*[.H389];2));ROUND((1+rate)*[.H389];2);payment);IF(OR([.A390]=nper;payment&gt;(1+rate)*[.H389]);(1+rate)*[.H389];payment)))">
            <text:p/>
          </table:table-cell>
          <table:table-cell table:style-name="ce30"/>
          <table:table-cell table:style-name="ce21"/>
          <table:table-cell table:style-name="ce21" table:formula="of:=IF([.A390]=&quot;&quot;;&quot;&quot;;IF(AND([.A390]=1;pmtType=1);0;IF(roundOpt;ROUND(rate*[.H389];2);rate*[.H389])))">
            <text:p/>
          </table:table-cell>
          <table:table-cell table:style-name="ce21" table:formula="of:=IF([.A390]=&quot;&quot;;&quot;&quot;;[.C390]-[.F390]+[.D390])">
            <text:p/>
          </table:table-cell>
          <table:table-cell table:style-name="ce21" table:formula="of:=IF([.A390]=&quot;&quot;;&quot;&quot;;[.H389]-[.G390])">
            <text:p/>
          </table:table-cell>
          <table:table-cell table:number-columns-repeated="248"/>
        </table:table-row>
        <table:table-row table:style-name="ro3">
          <table:table-cell table:style-name="ce10" table:formula="of:=IF([.H390]=&quot;&quot;;&quot;&quot;;IF(roundOpt;IF(OR([.A390]&gt;=nper;ROUND([.H390];2)&lt;=0);&quot;&quot;;[.A390]+1);IF(OR([.A390]&gt;=nper;[.H390]&lt;=0);&quot;&quot;;[.A390]+1)))">
            <text:p/>
          </table:table-cell>
          <table:table-cell table:style-name="ce17" table:formula="of:=IF([.A391]=&quot;&quot;;&quot;&quot;;IF(OR(periods_per_year=26;periods_per_year=52);IF(periods_per_year=26;IF([.A391]=1;fpdate;[.B390]+14);IF(periods_per_year=52;IF([.A391]=1;fpdate;[.B390]+7);&quot;n/a&quot;));IF(periods_per_year=24;DATE(YEAR(fpdate);MONTH(fpdate)+([.A391]-1)/2+IF(AND(DAY(fpdate)&gt;=15;MOD([.A391];2)=0);1;0);IF(MOD([.A391];2)=0;IF(DAY(fpdate)&gt;=15;DAY(fpdate)-14;DAY(fpdate)+14);DAY(fpdate)));IF(DAY(DATE(YEAR(fpdate);MONTH(fpdate)+([.A391]-1)*months_per_period;DAY(fpdate)))&lt;&gt;DAY(fpdate);DATE(YEAR(fpdate);MONTH(fpdate)+([.A391]-1)*months_per_period+1;0);DATE(YEAR(fpdate);MONTH(fpdate)+([.A391]-1)*months_per_period;DAY(fpdate))))))">
            <text:p/>
          </table:table-cell>
          <table:table-cell table:style-name="ce21" table:formula="of:=IF([.A391]=&quot;&quot;;&quot;&quot;;IF(roundOpt;IF(OR([.A391]=nper;payment&gt;ROUND((1+rate)*[.H390];2));ROUND((1+rate)*[.H390];2);payment);IF(OR([.A391]=nper;payment&gt;(1+rate)*[.H390]);(1+rate)*[.H390];payment)))">
            <text:p/>
          </table:table-cell>
          <table:table-cell table:style-name="ce30"/>
          <table:table-cell table:style-name="ce21"/>
          <table:table-cell table:style-name="ce21" table:formula="of:=IF([.A391]=&quot;&quot;;&quot;&quot;;IF(AND([.A391]=1;pmtType=1);0;IF(roundOpt;ROUND(rate*[.H390];2);rate*[.H390])))">
            <text:p/>
          </table:table-cell>
          <table:table-cell table:style-name="ce21" table:formula="of:=IF([.A391]=&quot;&quot;;&quot;&quot;;[.C391]-[.F391]+[.D391])">
            <text:p/>
          </table:table-cell>
          <table:table-cell table:style-name="ce21" table:formula="of:=IF([.A391]=&quot;&quot;;&quot;&quot;;[.H390]-[.G391])">
            <text:p/>
          </table:table-cell>
          <table:table-cell table:number-columns-repeated="248"/>
        </table:table-row>
        <table:table-row table:style-name="ro3">
          <table:table-cell table:style-name="ce10" table:formula="of:=IF([.H391]=&quot;&quot;;&quot;&quot;;IF(roundOpt;IF(OR([.A391]&gt;=nper;ROUND([.H391];2)&lt;=0);&quot;&quot;;[.A391]+1);IF(OR([.A391]&gt;=nper;[.H391]&lt;=0);&quot;&quot;;[.A391]+1)))">
            <text:p/>
          </table:table-cell>
          <table:table-cell table:style-name="ce17" table:formula="of:=IF([.A392]=&quot;&quot;;&quot;&quot;;IF(OR(periods_per_year=26;periods_per_year=52);IF(periods_per_year=26;IF([.A392]=1;fpdate;[.B391]+14);IF(periods_per_year=52;IF([.A392]=1;fpdate;[.B391]+7);&quot;n/a&quot;));IF(periods_per_year=24;DATE(YEAR(fpdate);MONTH(fpdate)+([.A392]-1)/2+IF(AND(DAY(fpdate)&gt;=15;MOD([.A392];2)=0);1;0);IF(MOD([.A392];2)=0;IF(DAY(fpdate)&gt;=15;DAY(fpdate)-14;DAY(fpdate)+14);DAY(fpdate)));IF(DAY(DATE(YEAR(fpdate);MONTH(fpdate)+([.A392]-1)*months_per_period;DAY(fpdate)))&lt;&gt;DAY(fpdate);DATE(YEAR(fpdate);MONTH(fpdate)+([.A392]-1)*months_per_period+1;0);DATE(YEAR(fpdate);MONTH(fpdate)+([.A392]-1)*months_per_period;DAY(fpdate))))))">
            <text:p/>
          </table:table-cell>
          <table:table-cell table:style-name="ce21" table:formula="of:=IF([.A392]=&quot;&quot;;&quot;&quot;;IF(roundOpt;IF(OR([.A392]=nper;payment&gt;ROUND((1+rate)*[.H391];2));ROUND((1+rate)*[.H391];2);payment);IF(OR([.A392]=nper;payment&gt;(1+rate)*[.H391]);(1+rate)*[.H391];payment)))">
            <text:p/>
          </table:table-cell>
          <table:table-cell table:style-name="ce30"/>
          <table:table-cell table:style-name="ce21"/>
          <table:table-cell table:style-name="ce21" table:formula="of:=IF([.A392]=&quot;&quot;;&quot;&quot;;IF(AND([.A392]=1;pmtType=1);0;IF(roundOpt;ROUND(rate*[.H391];2);rate*[.H391])))">
            <text:p/>
          </table:table-cell>
          <table:table-cell table:style-name="ce21" table:formula="of:=IF([.A392]=&quot;&quot;;&quot;&quot;;[.C392]-[.F392]+[.D392])">
            <text:p/>
          </table:table-cell>
          <table:table-cell table:style-name="ce21" table:formula="of:=IF([.A392]=&quot;&quot;;&quot;&quot;;[.H391]-[.G392])">
            <text:p/>
          </table:table-cell>
          <table:table-cell table:number-columns-repeated="248"/>
        </table:table-row>
        <table:table-row table:style-name="ro3">
          <table:table-cell table:style-name="ce10" table:formula="of:=IF([.H392]=&quot;&quot;;&quot;&quot;;IF(roundOpt;IF(OR([.A392]&gt;=nper;ROUND([.H392];2)&lt;=0);&quot;&quot;;[.A392]+1);IF(OR([.A392]&gt;=nper;[.H392]&lt;=0);&quot;&quot;;[.A392]+1)))">
            <text:p/>
          </table:table-cell>
          <table:table-cell table:style-name="ce17" table:formula="of:=IF([.A393]=&quot;&quot;;&quot;&quot;;IF(OR(periods_per_year=26;periods_per_year=52);IF(periods_per_year=26;IF([.A393]=1;fpdate;[.B392]+14);IF(periods_per_year=52;IF([.A393]=1;fpdate;[.B392]+7);&quot;n/a&quot;));IF(periods_per_year=24;DATE(YEAR(fpdate);MONTH(fpdate)+([.A393]-1)/2+IF(AND(DAY(fpdate)&gt;=15;MOD([.A393];2)=0);1;0);IF(MOD([.A393];2)=0;IF(DAY(fpdate)&gt;=15;DAY(fpdate)-14;DAY(fpdate)+14);DAY(fpdate)));IF(DAY(DATE(YEAR(fpdate);MONTH(fpdate)+([.A393]-1)*months_per_period;DAY(fpdate)))&lt;&gt;DAY(fpdate);DATE(YEAR(fpdate);MONTH(fpdate)+([.A393]-1)*months_per_period+1;0);DATE(YEAR(fpdate);MONTH(fpdate)+([.A393]-1)*months_per_period;DAY(fpdate))))))">
            <text:p/>
          </table:table-cell>
          <table:table-cell table:style-name="ce21" table:formula="of:=IF([.A393]=&quot;&quot;;&quot;&quot;;IF(roundOpt;IF(OR([.A393]=nper;payment&gt;ROUND((1+rate)*[.H392];2));ROUND((1+rate)*[.H392];2);payment);IF(OR([.A393]=nper;payment&gt;(1+rate)*[.H392]);(1+rate)*[.H392];payment)))">
            <text:p/>
          </table:table-cell>
          <table:table-cell table:style-name="ce30"/>
          <table:table-cell table:style-name="ce21"/>
          <table:table-cell table:style-name="ce21" table:formula="of:=IF([.A393]=&quot;&quot;;&quot;&quot;;IF(AND([.A393]=1;pmtType=1);0;IF(roundOpt;ROUND(rate*[.H392];2);rate*[.H392])))">
            <text:p/>
          </table:table-cell>
          <table:table-cell table:style-name="ce21" table:formula="of:=IF([.A393]=&quot;&quot;;&quot;&quot;;[.C393]-[.F393]+[.D393])">
            <text:p/>
          </table:table-cell>
          <table:table-cell table:style-name="ce21" table:formula="of:=IF([.A393]=&quot;&quot;;&quot;&quot;;[.H392]-[.G393])">
            <text:p/>
          </table:table-cell>
          <table:table-cell table:number-columns-repeated="248"/>
        </table:table-row>
        <table:table-row table:style-name="ro3">
          <table:table-cell table:style-name="ce10" table:formula="of:=IF([.H393]=&quot;&quot;;&quot;&quot;;IF(roundOpt;IF(OR([.A393]&gt;=nper;ROUND([.H393];2)&lt;=0);&quot;&quot;;[.A393]+1);IF(OR([.A393]&gt;=nper;[.H393]&lt;=0);&quot;&quot;;[.A393]+1)))">
            <text:p/>
          </table:table-cell>
          <table:table-cell table:style-name="ce17" table:formula="of:=IF([.A394]=&quot;&quot;;&quot;&quot;;IF(OR(periods_per_year=26;periods_per_year=52);IF(periods_per_year=26;IF([.A394]=1;fpdate;[.B393]+14);IF(periods_per_year=52;IF([.A394]=1;fpdate;[.B393]+7);&quot;n/a&quot;));IF(periods_per_year=24;DATE(YEAR(fpdate);MONTH(fpdate)+([.A394]-1)/2+IF(AND(DAY(fpdate)&gt;=15;MOD([.A394];2)=0);1;0);IF(MOD([.A394];2)=0;IF(DAY(fpdate)&gt;=15;DAY(fpdate)-14;DAY(fpdate)+14);DAY(fpdate)));IF(DAY(DATE(YEAR(fpdate);MONTH(fpdate)+([.A394]-1)*months_per_period;DAY(fpdate)))&lt;&gt;DAY(fpdate);DATE(YEAR(fpdate);MONTH(fpdate)+([.A394]-1)*months_per_period+1;0);DATE(YEAR(fpdate);MONTH(fpdate)+([.A394]-1)*months_per_period;DAY(fpdate))))))">
            <text:p/>
          </table:table-cell>
          <table:table-cell table:style-name="ce21" table:formula="of:=IF([.A394]=&quot;&quot;;&quot;&quot;;IF(roundOpt;IF(OR([.A394]=nper;payment&gt;ROUND((1+rate)*[.H393];2));ROUND((1+rate)*[.H393];2);payment);IF(OR([.A394]=nper;payment&gt;(1+rate)*[.H393]);(1+rate)*[.H393];payment)))">
            <text:p/>
          </table:table-cell>
          <table:table-cell table:style-name="ce30"/>
          <table:table-cell table:style-name="ce21"/>
          <table:table-cell table:style-name="ce21" table:formula="of:=IF([.A394]=&quot;&quot;;&quot;&quot;;IF(AND([.A394]=1;pmtType=1);0;IF(roundOpt;ROUND(rate*[.H393];2);rate*[.H393])))">
            <text:p/>
          </table:table-cell>
          <table:table-cell table:style-name="ce21" table:formula="of:=IF([.A394]=&quot;&quot;;&quot;&quot;;[.C394]-[.F394]+[.D394])">
            <text:p/>
          </table:table-cell>
          <table:table-cell table:style-name="ce21" table:formula="of:=IF([.A394]=&quot;&quot;;&quot;&quot;;[.H393]-[.G394])">
            <text:p/>
          </table:table-cell>
          <table:table-cell table:number-columns-repeated="248"/>
        </table:table-row>
        <table:table-row table:style-name="ro3">
          <table:table-cell table:style-name="ce10" table:formula="of:=IF([.H394]=&quot;&quot;;&quot;&quot;;IF(roundOpt;IF(OR([.A394]&gt;=nper;ROUND([.H394];2)&lt;=0);&quot;&quot;;[.A394]+1);IF(OR([.A394]&gt;=nper;[.H394]&lt;=0);&quot;&quot;;[.A394]+1)))">
            <text:p/>
          </table:table-cell>
          <table:table-cell table:style-name="ce17" table:formula="of:=IF([.A395]=&quot;&quot;;&quot;&quot;;IF(OR(periods_per_year=26;periods_per_year=52);IF(periods_per_year=26;IF([.A395]=1;fpdate;[.B394]+14);IF(periods_per_year=52;IF([.A395]=1;fpdate;[.B394]+7);&quot;n/a&quot;));IF(periods_per_year=24;DATE(YEAR(fpdate);MONTH(fpdate)+([.A395]-1)/2+IF(AND(DAY(fpdate)&gt;=15;MOD([.A395];2)=0);1;0);IF(MOD([.A395];2)=0;IF(DAY(fpdate)&gt;=15;DAY(fpdate)-14;DAY(fpdate)+14);DAY(fpdate)));IF(DAY(DATE(YEAR(fpdate);MONTH(fpdate)+([.A395]-1)*months_per_period;DAY(fpdate)))&lt;&gt;DAY(fpdate);DATE(YEAR(fpdate);MONTH(fpdate)+([.A395]-1)*months_per_period+1;0);DATE(YEAR(fpdate);MONTH(fpdate)+([.A395]-1)*months_per_period;DAY(fpdate))))))">
            <text:p/>
          </table:table-cell>
          <table:table-cell table:style-name="ce21" table:formula="of:=IF([.A395]=&quot;&quot;;&quot;&quot;;IF(roundOpt;IF(OR([.A395]=nper;payment&gt;ROUND((1+rate)*[.H394];2));ROUND((1+rate)*[.H394];2);payment);IF(OR([.A395]=nper;payment&gt;(1+rate)*[.H394]);(1+rate)*[.H394];payment)))">
            <text:p/>
          </table:table-cell>
          <table:table-cell table:style-name="ce30"/>
          <table:table-cell table:style-name="ce21"/>
          <table:table-cell table:style-name="ce21" table:formula="of:=IF([.A395]=&quot;&quot;;&quot;&quot;;IF(AND([.A395]=1;pmtType=1);0;IF(roundOpt;ROUND(rate*[.H394];2);rate*[.H394])))">
            <text:p/>
          </table:table-cell>
          <table:table-cell table:style-name="ce21" table:formula="of:=IF([.A395]=&quot;&quot;;&quot;&quot;;[.C395]-[.F395]+[.D395])">
            <text:p/>
          </table:table-cell>
          <table:table-cell table:style-name="ce21" table:formula="of:=IF([.A395]=&quot;&quot;;&quot;&quot;;[.H394]-[.G395])">
            <text:p/>
          </table:table-cell>
          <table:table-cell table:number-columns-repeated="248"/>
        </table:table-row>
        <table:table-row table:style-name="ro3">
          <table:table-cell table:style-name="ce10" table:formula="of:=IF([.H395]=&quot;&quot;;&quot;&quot;;IF(roundOpt;IF(OR([.A395]&gt;=nper;ROUND([.H395];2)&lt;=0);&quot;&quot;;[.A395]+1);IF(OR([.A395]&gt;=nper;[.H395]&lt;=0);&quot;&quot;;[.A395]+1)))">
            <text:p/>
          </table:table-cell>
          <table:table-cell table:style-name="ce17" table:formula="of:=IF([.A396]=&quot;&quot;;&quot;&quot;;IF(OR(periods_per_year=26;periods_per_year=52);IF(periods_per_year=26;IF([.A396]=1;fpdate;[.B395]+14);IF(periods_per_year=52;IF([.A396]=1;fpdate;[.B395]+7);&quot;n/a&quot;));IF(periods_per_year=24;DATE(YEAR(fpdate);MONTH(fpdate)+([.A396]-1)/2+IF(AND(DAY(fpdate)&gt;=15;MOD([.A396];2)=0);1;0);IF(MOD([.A396];2)=0;IF(DAY(fpdate)&gt;=15;DAY(fpdate)-14;DAY(fpdate)+14);DAY(fpdate)));IF(DAY(DATE(YEAR(fpdate);MONTH(fpdate)+([.A396]-1)*months_per_period;DAY(fpdate)))&lt;&gt;DAY(fpdate);DATE(YEAR(fpdate);MONTH(fpdate)+([.A396]-1)*months_per_period+1;0);DATE(YEAR(fpdate);MONTH(fpdate)+([.A396]-1)*months_per_period;DAY(fpdate))))))">
            <text:p/>
          </table:table-cell>
          <table:table-cell table:style-name="ce21" table:formula="of:=IF([.A396]=&quot;&quot;;&quot;&quot;;IF(roundOpt;IF(OR([.A396]=nper;payment&gt;ROUND((1+rate)*[.H395];2));ROUND((1+rate)*[.H395];2);payment);IF(OR([.A396]=nper;payment&gt;(1+rate)*[.H395]);(1+rate)*[.H395];payment)))">
            <text:p/>
          </table:table-cell>
          <table:table-cell table:style-name="ce30"/>
          <table:table-cell table:style-name="ce21"/>
          <table:table-cell table:style-name="ce21" table:formula="of:=IF([.A396]=&quot;&quot;;&quot;&quot;;IF(AND([.A396]=1;pmtType=1);0;IF(roundOpt;ROUND(rate*[.H395];2);rate*[.H395])))">
            <text:p/>
          </table:table-cell>
          <table:table-cell table:style-name="ce21" table:formula="of:=IF([.A396]=&quot;&quot;;&quot;&quot;;[.C396]-[.F396]+[.D396])">
            <text:p/>
          </table:table-cell>
          <table:table-cell table:style-name="ce21" table:formula="of:=IF([.A396]=&quot;&quot;;&quot;&quot;;[.H395]-[.G396])">
            <text:p/>
          </table:table-cell>
          <table:table-cell table:number-columns-repeated="248"/>
        </table:table-row>
        <table:table-row table:style-name="ro3">
          <table:table-cell table:style-name="ce10" table:formula="of:=IF([.H396]=&quot;&quot;;&quot;&quot;;IF(roundOpt;IF(OR([.A396]&gt;=nper;ROUND([.H396];2)&lt;=0);&quot;&quot;;[.A396]+1);IF(OR([.A396]&gt;=nper;[.H396]&lt;=0);&quot;&quot;;[.A396]+1)))">
            <text:p/>
          </table:table-cell>
          <table:table-cell table:style-name="ce17" table:formula="of:=IF([.A397]=&quot;&quot;;&quot;&quot;;IF(OR(periods_per_year=26;periods_per_year=52);IF(periods_per_year=26;IF([.A397]=1;fpdate;[.B396]+14);IF(periods_per_year=52;IF([.A397]=1;fpdate;[.B396]+7);&quot;n/a&quot;));IF(periods_per_year=24;DATE(YEAR(fpdate);MONTH(fpdate)+([.A397]-1)/2+IF(AND(DAY(fpdate)&gt;=15;MOD([.A397];2)=0);1;0);IF(MOD([.A397];2)=0;IF(DAY(fpdate)&gt;=15;DAY(fpdate)-14;DAY(fpdate)+14);DAY(fpdate)));IF(DAY(DATE(YEAR(fpdate);MONTH(fpdate)+([.A397]-1)*months_per_period;DAY(fpdate)))&lt;&gt;DAY(fpdate);DATE(YEAR(fpdate);MONTH(fpdate)+([.A397]-1)*months_per_period+1;0);DATE(YEAR(fpdate);MONTH(fpdate)+([.A397]-1)*months_per_period;DAY(fpdate))))))">
            <text:p/>
          </table:table-cell>
          <table:table-cell table:style-name="ce21" table:formula="of:=IF([.A397]=&quot;&quot;;&quot;&quot;;IF(roundOpt;IF(OR([.A397]=nper;payment&gt;ROUND((1+rate)*[.H396];2));ROUND((1+rate)*[.H396];2);payment);IF(OR([.A397]=nper;payment&gt;(1+rate)*[.H396]);(1+rate)*[.H396];payment)))">
            <text:p/>
          </table:table-cell>
          <table:table-cell table:style-name="ce30"/>
          <table:table-cell table:style-name="ce21"/>
          <table:table-cell table:style-name="ce21" table:formula="of:=IF([.A397]=&quot;&quot;;&quot;&quot;;IF(AND([.A397]=1;pmtType=1);0;IF(roundOpt;ROUND(rate*[.H396];2);rate*[.H396])))">
            <text:p/>
          </table:table-cell>
          <table:table-cell table:style-name="ce21" table:formula="of:=IF([.A397]=&quot;&quot;;&quot;&quot;;[.C397]-[.F397]+[.D397])">
            <text:p/>
          </table:table-cell>
          <table:table-cell table:style-name="ce21" table:formula="of:=IF([.A397]=&quot;&quot;;&quot;&quot;;[.H396]-[.G397])">
            <text:p/>
          </table:table-cell>
          <table:table-cell table:number-columns-repeated="248"/>
        </table:table-row>
        <table:table-row table:style-name="ro3">
          <table:table-cell table:style-name="ce10" table:formula="of:=IF([.H397]=&quot;&quot;;&quot;&quot;;IF(roundOpt;IF(OR([.A397]&gt;=nper;ROUND([.H397];2)&lt;=0);&quot;&quot;;[.A397]+1);IF(OR([.A397]&gt;=nper;[.H397]&lt;=0);&quot;&quot;;[.A397]+1)))">
            <text:p/>
          </table:table-cell>
          <table:table-cell table:style-name="ce17" table:formula="of:=IF([.A398]=&quot;&quot;;&quot;&quot;;IF(OR(periods_per_year=26;periods_per_year=52);IF(periods_per_year=26;IF([.A398]=1;fpdate;[.B397]+14);IF(periods_per_year=52;IF([.A398]=1;fpdate;[.B397]+7);&quot;n/a&quot;));IF(periods_per_year=24;DATE(YEAR(fpdate);MONTH(fpdate)+([.A398]-1)/2+IF(AND(DAY(fpdate)&gt;=15;MOD([.A398];2)=0);1;0);IF(MOD([.A398];2)=0;IF(DAY(fpdate)&gt;=15;DAY(fpdate)-14;DAY(fpdate)+14);DAY(fpdate)));IF(DAY(DATE(YEAR(fpdate);MONTH(fpdate)+([.A398]-1)*months_per_period;DAY(fpdate)))&lt;&gt;DAY(fpdate);DATE(YEAR(fpdate);MONTH(fpdate)+([.A398]-1)*months_per_period+1;0);DATE(YEAR(fpdate);MONTH(fpdate)+([.A398]-1)*months_per_period;DAY(fpdate))))))">
            <text:p/>
          </table:table-cell>
          <table:table-cell table:style-name="ce21" table:formula="of:=IF([.A398]=&quot;&quot;;&quot;&quot;;IF(roundOpt;IF(OR([.A398]=nper;payment&gt;ROUND((1+rate)*[.H397];2));ROUND((1+rate)*[.H397];2);payment);IF(OR([.A398]=nper;payment&gt;(1+rate)*[.H397]);(1+rate)*[.H397];payment)))">
            <text:p/>
          </table:table-cell>
          <table:table-cell table:style-name="ce30"/>
          <table:table-cell table:style-name="ce21"/>
          <table:table-cell table:style-name="ce21" table:formula="of:=IF([.A398]=&quot;&quot;;&quot;&quot;;IF(AND([.A398]=1;pmtType=1);0;IF(roundOpt;ROUND(rate*[.H397];2);rate*[.H397])))">
            <text:p/>
          </table:table-cell>
          <table:table-cell table:style-name="ce21" table:formula="of:=IF([.A398]=&quot;&quot;;&quot;&quot;;[.C398]-[.F398]+[.D398])">
            <text:p/>
          </table:table-cell>
          <table:table-cell table:style-name="ce21" table:formula="of:=IF([.A398]=&quot;&quot;;&quot;&quot;;[.H397]-[.G398])">
            <text:p/>
          </table:table-cell>
          <table:table-cell table:number-columns-repeated="248"/>
        </table:table-row>
        <table:table-row table:style-name="ro3">
          <table:table-cell table:style-name="ce10" table:formula="of:=IF([.H398]=&quot;&quot;;&quot;&quot;;IF(roundOpt;IF(OR([.A398]&gt;=nper;ROUND([.H398];2)&lt;=0);&quot;&quot;;[.A398]+1);IF(OR([.A398]&gt;=nper;[.H398]&lt;=0);&quot;&quot;;[.A398]+1)))">
            <text:p/>
          </table:table-cell>
          <table:table-cell table:style-name="ce17" table:formula="of:=IF([.A399]=&quot;&quot;;&quot;&quot;;IF(OR(periods_per_year=26;periods_per_year=52);IF(periods_per_year=26;IF([.A399]=1;fpdate;[.B398]+14);IF(periods_per_year=52;IF([.A399]=1;fpdate;[.B398]+7);&quot;n/a&quot;));IF(periods_per_year=24;DATE(YEAR(fpdate);MONTH(fpdate)+([.A399]-1)/2+IF(AND(DAY(fpdate)&gt;=15;MOD([.A399];2)=0);1;0);IF(MOD([.A399];2)=0;IF(DAY(fpdate)&gt;=15;DAY(fpdate)-14;DAY(fpdate)+14);DAY(fpdate)));IF(DAY(DATE(YEAR(fpdate);MONTH(fpdate)+([.A399]-1)*months_per_period;DAY(fpdate)))&lt;&gt;DAY(fpdate);DATE(YEAR(fpdate);MONTH(fpdate)+([.A399]-1)*months_per_period+1;0);DATE(YEAR(fpdate);MONTH(fpdate)+([.A399]-1)*months_per_period;DAY(fpdate))))))">
            <text:p/>
          </table:table-cell>
          <table:table-cell table:style-name="ce21" table:formula="of:=IF([.A399]=&quot;&quot;;&quot;&quot;;IF(roundOpt;IF(OR([.A399]=nper;payment&gt;ROUND((1+rate)*[.H398];2));ROUND((1+rate)*[.H398];2);payment);IF(OR([.A399]=nper;payment&gt;(1+rate)*[.H398]);(1+rate)*[.H398];payment)))">
            <text:p/>
          </table:table-cell>
          <table:table-cell table:style-name="ce30"/>
          <table:table-cell table:style-name="ce21"/>
          <table:table-cell table:style-name="ce21" table:formula="of:=IF([.A399]=&quot;&quot;;&quot;&quot;;IF(AND([.A399]=1;pmtType=1);0;IF(roundOpt;ROUND(rate*[.H398];2);rate*[.H398])))">
            <text:p/>
          </table:table-cell>
          <table:table-cell table:style-name="ce21" table:formula="of:=IF([.A399]=&quot;&quot;;&quot;&quot;;[.C399]-[.F399]+[.D399])">
            <text:p/>
          </table:table-cell>
          <table:table-cell table:style-name="ce21" table:formula="of:=IF([.A399]=&quot;&quot;;&quot;&quot;;[.H398]-[.G399])">
            <text:p/>
          </table:table-cell>
          <table:table-cell table:number-columns-repeated="248"/>
        </table:table-row>
        <table:table-row table:style-name="ro3">
          <table:table-cell table:style-name="ce10" table:formula="of:=IF([.H399]=&quot;&quot;;&quot;&quot;;IF(roundOpt;IF(OR([.A399]&gt;=nper;ROUND([.H399];2)&lt;=0);&quot;&quot;;[.A399]+1);IF(OR([.A399]&gt;=nper;[.H399]&lt;=0);&quot;&quot;;[.A399]+1)))">
            <text:p/>
          </table:table-cell>
          <table:table-cell table:style-name="ce17" table:formula="of:=IF([.A400]=&quot;&quot;;&quot;&quot;;IF(OR(periods_per_year=26;periods_per_year=52);IF(periods_per_year=26;IF([.A400]=1;fpdate;[.B399]+14);IF(periods_per_year=52;IF([.A400]=1;fpdate;[.B399]+7);&quot;n/a&quot;));IF(periods_per_year=24;DATE(YEAR(fpdate);MONTH(fpdate)+([.A400]-1)/2+IF(AND(DAY(fpdate)&gt;=15;MOD([.A400];2)=0);1;0);IF(MOD([.A400];2)=0;IF(DAY(fpdate)&gt;=15;DAY(fpdate)-14;DAY(fpdate)+14);DAY(fpdate)));IF(DAY(DATE(YEAR(fpdate);MONTH(fpdate)+([.A400]-1)*months_per_period;DAY(fpdate)))&lt;&gt;DAY(fpdate);DATE(YEAR(fpdate);MONTH(fpdate)+([.A400]-1)*months_per_period+1;0);DATE(YEAR(fpdate);MONTH(fpdate)+([.A400]-1)*months_per_period;DAY(fpdate))))))">
            <text:p/>
          </table:table-cell>
          <table:table-cell table:style-name="ce21" table:formula="of:=IF([.A400]=&quot;&quot;;&quot;&quot;;IF(roundOpt;IF(OR([.A400]=nper;payment&gt;ROUND((1+rate)*[.H399];2));ROUND((1+rate)*[.H399];2);payment);IF(OR([.A400]=nper;payment&gt;(1+rate)*[.H399]);(1+rate)*[.H399];payment)))">
            <text:p/>
          </table:table-cell>
          <table:table-cell table:style-name="ce30"/>
          <table:table-cell table:style-name="ce21"/>
          <table:table-cell table:style-name="ce21" table:formula="of:=IF([.A400]=&quot;&quot;;&quot;&quot;;IF(AND([.A400]=1;pmtType=1);0;IF(roundOpt;ROUND(rate*[.H399];2);rate*[.H399])))">
            <text:p/>
          </table:table-cell>
          <table:table-cell table:style-name="ce21" table:formula="of:=IF([.A400]=&quot;&quot;;&quot;&quot;;[.C400]-[.F400]+[.D400])">
            <text:p/>
          </table:table-cell>
          <table:table-cell table:style-name="ce21" table:formula="of:=IF([.A400]=&quot;&quot;;&quot;&quot;;[.H399]-[.G400])">
            <text:p/>
          </table:table-cell>
          <table:table-cell table:number-columns-repeated="248"/>
        </table:table-row>
        <table:table-row table:style-name="ro3">
          <table:table-cell table:style-name="ce10" table:formula="of:=IF([.H400]=&quot;&quot;;&quot;&quot;;IF(roundOpt;IF(OR([.A400]&gt;=nper;ROUND([.H400];2)&lt;=0);&quot;&quot;;[.A400]+1);IF(OR([.A400]&gt;=nper;[.H400]&lt;=0);&quot;&quot;;[.A400]+1)))">
            <text:p/>
          </table:table-cell>
          <table:table-cell table:style-name="ce17" table:formula="of:=IF([.A401]=&quot;&quot;;&quot;&quot;;IF(OR(periods_per_year=26;periods_per_year=52);IF(periods_per_year=26;IF([.A401]=1;fpdate;[.B400]+14);IF(periods_per_year=52;IF([.A401]=1;fpdate;[.B400]+7);&quot;n/a&quot;));IF(periods_per_year=24;DATE(YEAR(fpdate);MONTH(fpdate)+([.A401]-1)/2+IF(AND(DAY(fpdate)&gt;=15;MOD([.A401];2)=0);1;0);IF(MOD([.A401];2)=0;IF(DAY(fpdate)&gt;=15;DAY(fpdate)-14;DAY(fpdate)+14);DAY(fpdate)));IF(DAY(DATE(YEAR(fpdate);MONTH(fpdate)+([.A401]-1)*months_per_period;DAY(fpdate)))&lt;&gt;DAY(fpdate);DATE(YEAR(fpdate);MONTH(fpdate)+([.A401]-1)*months_per_period+1;0);DATE(YEAR(fpdate);MONTH(fpdate)+([.A401]-1)*months_per_period;DAY(fpdate))))))">
            <text:p/>
          </table:table-cell>
          <table:table-cell table:style-name="ce21" table:formula="of:=IF([.A401]=&quot;&quot;;&quot;&quot;;IF(roundOpt;IF(OR([.A401]=nper;payment&gt;ROUND((1+rate)*[.H400];2));ROUND((1+rate)*[.H400];2);payment);IF(OR([.A401]=nper;payment&gt;(1+rate)*[.H400]);(1+rate)*[.H400];payment)))">
            <text:p/>
          </table:table-cell>
          <table:table-cell table:style-name="ce30"/>
          <table:table-cell table:style-name="ce21"/>
          <table:table-cell table:style-name="ce21" table:formula="of:=IF([.A401]=&quot;&quot;;&quot;&quot;;IF(AND([.A401]=1;pmtType=1);0;IF(roundOpt;ROUND(rate*[.H400];2);rate*[.H400])))">
            <text:p/>
          </table:table-cell>
          <table:table-cell table:style-name="ce21" table:formula="of:=IF([.A401]=&quot;&quot;;&quot;&quot;;[.C401]-[.F401]+[.D401])">
            <text:p/>
          </table:table-cell>
          <table:table-cell table:style-name="ce21" table:formula="of:=IF([.A401]=&quot;&quot;;&quot;&quot;;[.H400]-[.G401])">
            <text:p/>
          </table:table-cell>
          <table:table-cell table:number-columns-repeated="248"/>
        </table:table-row>
        <table:table-row table:style-name="ro3">
          <table:table-cell table:style-name="ce10" table:formula="of:=IF([.H401]=&quot;&quot;;&quot;&quot;;IF(roundOpt;IF(OR([.A401]&gt;=nper;ROUND([.H401];2)&lt;=0);&quot;&quot;;[.A401]+1);IF(OR([.A401]&gt;=nper;[.H401]&lt;=0);&quot;&quot;;[.A401]+1)))">
            <text:p/>
          </table:table-cell>
          <table:table-cell table:style-name="ce17" table:formula="of:=IF([.A402]=&quot;&quot;;&quot;&quot;;IF(OR(periods_per_year=26;periods_per_year=52);IF(periods_per_year=26;IF([.A402]=1;fpdate;[.B401]+14);IF(periods_per_year=52;IF([.A402]=1;fpdate;[.B401]+7);&quot;n/a&quot;));IF(periods_per_year=24;DATE(YEAR(fpdate);MONTH(fpdate)+([.A402]-1)/2+IF(AND(DAY(fpdate)&gt;=15;MOD([.A402];2)=0);1;0);IF(MOD([.A402];2)=0;IF(DAY(fpdate)&gt;=15;DAY(fpdate)-14;DAY(fpdate)+14);DAY(fpdate)));IF(DAY(DATE(YEAR(fpdate);MONTH(fpdate)+([.A402]-1)*months_per_period;DAY(fpdate)))&lt;&gt;DAY(fpdate);DATE(YEAR(fpdate);MONTH(fpdate)+([.A402]-1)*months_per_period+1;0);DATE(YEAR(fpdate);MONTH(fpdate)+([.A402]-1)*months_per_period;DAY(fpdate))))))">
            <text:p/>
          </table:table-cell>
          <table:table-cell table:style-name="ce21" table:formula="of:=IF([.A402]=&quot;&quot;;&quot;&quot;;IF(roundOpt;IF(OR([.A402]=nper;payment&gt;ROUND((1+rate)*[.H401];2));ROUND((1+rate)*[.H401];2);payment);IF(OR([.A402]=nper;payment&gt;(1+rate)*[.H401]);(1+rate)*[.H401];payment)))">
            <text:p/>
          </table:table-cell>
          <table:table-cell table:style-name="ce30"/>
          <table:table-cell table:style-name="ce21"/>
          <table:table-cell table:style-name="ce21" table:formula="of:=IF([.A402]=&quot;&quot;;&quot;&quot;;IF(AND([.A402]=1;pmtType=1);0;IF(roundOpt;ROUND(rate*[.H401];2);rate*[.H401])))">
            <text:p/>
          </table:table-cell>
          <table:table-cell table:style-name="ce21" table:formula="of:=IF([.A402]=&quot;&quot;;&quot;&quot;;[.C402]-[.F402]+[.D402])">
            <text:p/>
          </table:table-cell>
          <table:table-cell table:style-name="ce21" table:formula="of:=IF([.A402]=&quot;&quot;;&quot;&quot;;[.H401]-[.G402])">
            <text:p/>
          </table:table-cell>
          <table:table-cell table:number-columns-repeated="248"/>
        </table:table-row>
        <table:table-row table:style-name="ro3">
          <table:table-cell table:style-name="ce10" table:formula="of:=IF([.H402]=&quot;&quot;;&quot;&quot;;IF(roundOpt;IF(OR([.A402]&gt;=nper;ROUND([.H402];2)&lt;=0);&quot;&quot;;[.A402]+1);IF(OR([.A402]&gt;=nper;[.H402]&lt;=0);&quot;&quot;;[.A402]+1)))">
            <text:p/>
          </table:table-cell>
          <table:table-cell table:style-name="ce17" table:formula="of:=IF([.A403]=&quot;&quot;;&quot;&quot;;IF(OR(periods_per_year=26;periods_per_year=52);IF(periods_per_year=26;IF([.A403]=1;fpdate;[.B402]+14);IF(periods_per_year=52;IF([.A403]=1;fpdate;[.B402]+7);&quot;n/a&quot;));IF(periods_per_year=24;DATE(YEAR(fpdate);MONTH(fpdate)+([.A403]-1)/2+IF(AND(DAY(fpdate)&gt;=15;MOD([.A403];2)=0);1;0);IF(MOD([.A403];2)=0;IF(DAY(fpdate)&gt;=15;DAY(fpdate)-14;DAY(fpdate)+14);DAY(fpdate)));IF(DAY(DATE(YEAR(fpdate);MONTH(fpdate)+([.A403]-1)*months_per_period;DAY(fpdate)))&lt;&gt;DAY(fpdate);DATE(YEAR(fpdate);MONTH(fpdate)+([.A403]-1)*months_per_period+1;0);DATE(YEAR(fpdate);MONTH(fpdate)+([.A403]-1)*months_per_period;DAY(fpdate))))))">
            <text:p/>
          </table:table-cell>
          <table:table-cell table:style-name="ce21" table:formula="of:=IF([.A403]=&quot;&quot;;&quot;&quot;;IF(roundOpt;IF(OR([.A403]=nper;payment&gt;ROUND((1+rate)*[.H402];2));ROUND((1+rate)*[.H402];2);payment);IF(OR([.A403]=nper;payment&gt;(1+rate)*[.H402]);(1+rate)*[.H402];payment)))">
            <text:p/>
          </table:table-cell>
          <table:table-cell table:style-name="ce30"/>
          <table:table-cell table:style-name="ce21"/>
          <table:table-cell table:style-name="ce21" table:formula="of:=IF([.A403]=&quot;&quot;;&quot;&quot;;IF(AND([.A403]=1;pmtType=1);0;IF(roundOpt;ROUND(rate*[.H402];2);rate*[.H402])))">
            <text:p/>
          </table:table-cell>
          <table:table-cell table:style-name="ce21" table:formula="of:=IF([.A403]=&quot;&quot;;&quot;&quot;;[.C403]-[.F403]+[.D403])">
            <text:p/>
          </table:table-cell>
          <table:table-cell table:style-name="ce21" table:formula="of:=IF([.A403]=&quot;&quot;;&quot;&quot;;[.H402]-[.G403])">
            <text:p/>
          </table:table-cell>
          <table:table-cell table:number-columns-repeated="248"/>
        </table:table-row>
        <table:table-row table:style-name="ro3">
          <table:table-cell table:style-name="ce10" table:formula="of:=IF([.H403]=&quot;&quot;;&quot;&quot;;IF(roundOpt;IF(OR([.A403]&gt;=nper;ROUND([.H403];2)&lt;=0);&quot;&quot;;[.A403]+1);IF(OR([.A403]&gt;=nper;[.H403]&lt;=0);&quot;&quot;;[.A403]+1)))">
            <text:p/>
          </table:table-cell>
          <table:table-cell table:style-name="ce17" table:formula="of:=IF([.A404]=&quot;&quot;;&quot;&quot;;IF(OR(periods_per_year=26;periods_per_year=52);IF(periods_per_year=26;IF([.A404]=1;fpdate;[.B403]+14);IF(periods_per_year=52;IF([.A404]=1;fpdate;[.B403]+7);&quot;n/a&quot;));IF(periods_per_year=24;DATE(YEAR(fpdate);MONTH(fpdate)+([.A404]-1)/2+IF(AND(DAY(fpdate)&gt;=15;MOD([.A404];2)=0);1;0);IF(MOD([.A404];2)=0;IF(DAY(fpdate)&gt;=15;DAY(fpdate)-14;DAY(fpdate)+14);DAY(fpdate)));IF(DAY(DATE(YEAR(fpdate);MONTH(fpdate)+([.A404]-1)*months_per_period;DAY(fpdate)))&lt;&gt;DAY(fpdate);DATE(YEAR(fpdate);MONTH(fpdate)+([.A404]-1)*months_per_period+1;0);DATE(YEAR(fpdate);MONTH(fpdate)+([.A404]-1)*months_per_period;DAY(fpdate))))))">
            <text:p/>
          </table:table-cell>
          <table:table-cell table:style-name="ce21" table:formula="of:=IF([.A404]=&quot;&quot;;&quot;&quot;;IF(roundOpt;IF(OR([.A404]=nper;payment&gt;ROUND((1+rate)*[.H403];2));ROUND((1+rate)*[.H403];2);payment);IF(OR([.A404]=nper;payment&gt;(1+rate)*[.H403]);(1+rate)*[.H403];payment)))">
            <text:p/>
          </table:table-cell>
          <table:table-cell table:style-name="ce30"/>
          <table:table-cell table:style-name="ce21"/>
          <table:table-cell table:style-name="ce21" table:formula="of:=IF([.A404]=&quot;&quot;;&quot;&quot;;IF(AND([.A404]=1;pmtType=1);0;IF(roundOpt;ROUND(rate*[.H403];2);rate*[.H403])))">
            <text:p/>
          </table:table-cell>
          <table:table-cell table:style-name="ce21" table:formula="of:=IF([.A404]=&quot;&quot;;&quot;&quot;;[.C404]-[.F404]+[.D404])">
            <text:p/>
          </table:table-cell>
          <table:table-cell table:style-name="ce21" table:formula="of:=IF([.A404]=&quot;&quot;;&quot;&quot;;[.H403]-[.G404])">
            <text:p/>
          </table:table-cell>
          <table:table-cell table:number-columns-repeated="248"/>
        </table:table-row>
        <table:table-row table:style-name="ro3">
          <table:table-cell table:style-name="ce10" table:formula="of:=IF([.H404]=&quot;&quot;;&quot;&quot;;IF(roundOpt;IF(OR([.A404]&gt;=nper;ROUND([.H404];2)&lt;=0);&quot;&quot;;[.A404]+1);IF(OR([.A404]&gt;=nper;[.H404]&lt;=0);&quot;&quot;;[.A404]+1)))">
            <text:p/>
          </table:table-cell>
          <table:table-cell table:style-name="ce17" table:formula="of:=IF([.A405]=&quot;&quot;;&quot;&quot;;IF(OR(periods_per_year=26;periods_per_year=52);IF(periods_per_year=26;IF([.A405]=1;fpdate;[.B404]+14);IF(periods_per_year=52;IF([.A405]=1;fpdate;[.B404]+7);&quot;n/a&quot;));IF(periods_per_year=24;DATE(YEAR(fpdate);MONTH(fpdate)+([.A405]-1)/2+IF(AND(DAY(fpdate)&gt;=15;MOD([.A405];2)=0);1;0);IF(MOD([.A405];2)=0;IF(DAY(fpdate)&gt;=15;DAY(fpdate)-14;DAY(fpdate)+14);DAY(fpdate)));IF(DAY(DATE(YEAR(fpdate);MONTH(fpdate)+([.A405]-1)*months_per_period;DAY(fpdate)))&lt;&gt;DAY(fpdate);DATE(YEAR(fpdate);MONTH(fpdate)+([.A405]-1)*months_per_period+1;0);DATE(YEAR(fpdate);MONTH(fpdate)+([.A405]-1)*months_per_period;DAY(fpdate))))))">
            <text:p/>
          </table:table-cell>
          <table:table-cell table:style-name="ce21" table:formula="of:=IF([.A405]=&quot;&quot;;&quot;&quot;;IF(roundOpt;IF(OR([.A405]=nper;payment&gt;ROUND((1+rate)*[.H404];2));ROUND((1+rate)*[.H404];2);payment);IF(OR([.A405]=nper;payment&gt;(1+rate)*[.H404]);(1+rate)*[.H404];payment)))">
            <text:p/>
          </table:table-cell>
          <table:table-cell table:style-name="ce30"/>
          <table:table-cell table:style-name="ce21"/>
          <table:table-cell table:style-name="ce21" table:formula="of:=IF([.A405]=&quot;&quot;;&quot;&quot;;IF(AND([.A405]=1;pmtType=1);0;IF(roundOpt;ROUND(rate*[.H404];2);rate*[.H404])))">
            <text:p/>
          </table:table-cell>
          <table:table-cell table:style-name="ce21" table:formula="of:=IF([.A405]=&quot;&quot;;&quot;&quot;;[.C405]-[.F405]+[.D405])">
            <text:p/>
          </table:table-cell>
          <table:table-cell table:style-name="ce21" table:formula="of:=IF([.A405]=&quot;&quot;;&quot;&quot;;[.H404]-[.G405])">
            <text:p/>
          </table:table-cell>
          <table:table-cell table:number-columns-repeated="248"/>
        </table:table-row>
        <table:table-row table:style-name="ro3">
          <table:table-cell table:style-name="ce10" table:formula="of:=IF([.H405]=&quot;&quot;;&quot;&quot;;IF(roundOpt;IF(OR([.A405]&gt;=nper;ROUND([.H405];2)&lt;=0);&quot;&quot;;[.A405]+1);IF(OR([.A405]&gt;=nper;[.H405]&lt;=0);&quot;&quot;;[.A405]+1)))">
            <text:p/>
          </table:table-cell>
          <table:table-cell table:style-name="ce17" table:formula="of:=IF([.A406]=&quot;&quot;;&quot;&quot;;IF(OR(periods_per_year=26;periods_per_year=52);IF(periods_per_year=26;IF([.A406]=1;fpdate;[.B405]+14);IF(periods_per_year=52;IF([.A406]=1;fpdate;[.B405]+7);&quot;n/a&quot;));IF(periods_per_year=24;DATE(YEAR(fpdate);MONTH(fpdate)+([.A406]-1)/2+IF(AND(DAY(fpdate)&gt;=15;MOD([.A406];2)=0);1;0);IF(MOD([.A406];2)=0;IF(DAY(fpdate)&gt;=15;DAY(fpdate)-14;DAY(fpdate)+14);DAY(fpdate)));IF(DAY(DATE(YEAR(fpdate);MONTH(fpdate)+([.A406]-1)*months_per_period;DAY(fpdate)))&lt;&gt;DAY(fpdate);DATE(YEAR(fpdate);MONTH(fpdate)+([.A406]-1)*months_per_period+1;0);DATE(YEAR(fpdate);MONTH(fpdate)+([.A406]-1)*months_per_period;DAY(fpdate))))))">
            <text:p/>
          </table:table-cell>
          <table:table-cell table:style-name="ce21" table:formula="of:=IF([.A406]=&quot;&quot;;&quot;&quot;;IF(roundOpt;IF(OR([.A406]=nper;payment&gt;ROUND((1+rate)*[.H405];2));ROUND((1+rate)*[.H405];2);payment);IF(OR([.A406]=nper;payment&gt;(1+rate)*[.H405]);(1+rate)*[.H405];payment)))">
            <text:p/>
          </table:table-cell>
          <table:table-cell table:style-name="ce30"/>
          <table:table-cell table:style-name="ce21"/>
          <table:table-cell table:style-name="ce21" table:formula="of:=IF([.A406]=&quot;&quot;;&quot;&quot;;IF(AND([.A406]=1;pmtType=1);0;IF(roundOpt;ROUND(rate*[.H405];2);rate*[.H405])))">
            <text:p/>
          </table:table-cell>
          <table:table-cell table:style-name="ce21" table:formula="of:=IF([.A406]=&quot;&quot;;&quot;&quot;;[.C406]-[.F406]+[.D406])">
            <text:p/>
          </table:table-cell>
          <table:table-cell table:style-name="ce21" table:formula="of:=IF([.A406]=&quot;&quot;;&quot;&quot;;[.H405]-[.G406])">
            <text:p/>
          </table:table-cell>
          <table:table-cell table:number-columns-repeated="248"/>
        </table:table-row>
        <table:table-row table:style-name="ro3">
          <table:table-cell table:style-name="ce10" table:formula="of:=IF([.H406]=&quot;&quot;;&quot;&quot;;IF(roundOpt;IF(OR([.A406]&gt;=nper;ROUND([.H406];2)&lt;=0);&quot;&quot;;[.A406]+1);IF(OR([.A406]&gt;=nper;[.H406]&lt;=0);&quot;&quot;;[.A406]+1)))">
            <text:p/>
          </table:table-cell>
          <table:table-cell table:style-name="ce17" table:formula="of:=IF([.A407]=&quot;&quot;;&quot;&quot;;IF(OR(periods_per_year=26;periods_per_year=52);IF(periods_per_year=26;IF([.A407]=1;fpdate;[.B406]+14);IF(periods_per_year=52;IF([.A407]=1;fpdate;[.B406]+7);&quot;n/a&quot;));IF(periods_per_year=24;DATE(YEAR(fpdate);MONTH(fpdate)+([.A407]-1)/2+IF(AND(DAY(fpdate)&gt;=15;MOD([.A407];2)=0);1;0);IF(MOD([.A407];2)=0;IF(DAY(fpdate)&gt;=15;DAY(fpdate)-14;DAY(fpdate)+14);DAY(fpdate)));IF(DAY(DATE(YEAR(fpdate);MONTH(fpdate)+([.A407]-1)*months_per_period;DAY(fpdate)))&lt;&gt;DAY(fpdate);DATE(YEAR(fpdate);MONTH(fpdate)+([.A407]-1)*months_per_period+1;0);DATE(YEAR(fpdate);MONTH(fpdate)+([.A407]-1)*months_per_period;DAY(fpdate))))))">
            <text:p/>
          </table:table-cell>
          <table:table-cell table:style-name="ce21" table:formula="of:=IF([.A407]=&quot;&quot;;&quot;&quot;;IF(roundOpt;IF(OR([.A407]=nper;payment&gt;ROUND((1+rate)*[.H406];2));ROUND((1+rate)*[.H406];2);payment);IF(OR([.A407]=nper;payment&gt;(1+rate)*[.H406]);(1+rate)*[.H406];payment)))">
            <text:p/>
          </table:table-cell>
          <table:table-cell table:style-name="ce30"/>
          <table:table-cell table:style-name="ce21"/>
          <table:table-cell table:style-name="ce21" table:formula="of:=IF([.A407]=&quot;&quot;;&quot;&quot;;IF(AND([.A407]=1;pmtType=1);0;IF(roundOpt;ROUND(rate*[.H406];2);rate*[.H406])))">
            <text:p/>
          </table:table-cell>
          <table:table-cell table:style-name="ce21" table:formula="of:=IF([.A407]=&quot;&quot;;&quot;&quot;;[.C407]-[.F407]+[.D407])">
            <text:p/>
          </table:table-cell>
          <table:table-cell table:style-name="ce21" table:formula="of:=IF([.A407]=&quot;&quot;;&quot;&quot;;[.H406]-[.G407])">
            <text:p/>
          </table:table-cell>
          <table:table-cell table:number-columns-repeated="248"/>
        </table:table-row>
        <table:table-row table:style-name="ro3">
          <table:table-cell table:style-name="ce10" table:formula="of:=IF([.H407]=&quot;&quot;;&quot;&quot;;IF(roundOpt;IF(OR([.A407]&gt;=nper;ROUND([.H407];2)&lt;=0);&quot;&quot;;[.A407]+1);IF(OR([.A407]&gt;=nper;[.H407]&lt;=0);&quot;&quot;;[.A407]+1)))">
            <text:p/>
          </table:table-cell>
          <table:table-cell table:style-name="ce17" table:formula="of:=IF([.A408]=&quot;&quot;;&quot;&quot;;IF(OR(periods_per_year=26;periods_per_year=52);IF(periods_per_year=26;IF([.A408]=1;fpdate;[.B407]+14);IF(periods_per_year=52;IF([.A408]=1;fpdate;[.B407]+7);&quot;n/a&quot;));IF(periods_per_year=24;DATE(YEAR(fpdate);MONTH(fpdate)+([.A408]-1)/2+IF(AND(DAY(fpdate)&gt;=15;MOD([.A408];2)=0);1;0);IF(MOD([.A408];2)=0;IF(DAY(fpdate)&gt;=15;DAY(fpdate)-14;DAY(fpdate)+14);DAY(fpdate)));IF(DAY(DATE(YEAR(fpdate);MONTH(fpdate)+([.A408]-1)*months_per_period;DAY(fpdate)))&lt;&gt;DAY(fpdate);DATE(YEAR(fpdate);MONTH(fpdate)+([.A408]-1)*months_per_period+1;0);DATE(YEAR(fpdate);MONTH(fpdate)+([.A408]-1)*months_per_period;DAY(fpdate))))))">
            <text:p/>
          </table:table-cell>
          <table:table-cell table:style-name="ce21" table:formula="of:=IF([.A408]=&quot;&quot;;&quot;&quot;;IF(roundOpt;IF(OR([.A408]=nper;payment&gt;ROUND((1+rate)*[.H407];2));ROUND((1+rate)*[.H407];2);payment);IF(OR([.A408]=nper;payment&gt;(1+rate)*[.H407]);(1+rate)*[.H407];payment)))">
            <text:p/>
          </table:table-cell>
          <table:table-cell table:style-name="ce30"/>
          <table:table-cell table:style-name="ce21"/>
          <table:table-cell table:style-name="ce21" table:formula="of:=IF([.A408]=&quot;&quot;;&quot;&quot;;IF(AND([.A408]=1;pmtType=1);0;IF(roundOpt;ROUND(rate*[.H407];2);rate*[.H407])))">
            <text:p/>
          </table:table-cell>
          <table:table-cell table:style-name="ce21" table:formula="of:=IF([.A408]=&quot;&quot;;&quot;&quot;;[.C408]-[.F408]+[.D408])">
            <text:p/>
          </table:table-cell>
          <table:table-cell table:style-name="ce21" table:formula="of:=IF([.A408]=&quot;&quot;;&quot;&quot;;[.H407]-[.G408])">
            <text:p/>
          </table:table-cell>
          <table:table-cell table:number-columns-repeated="248"/>
        </table:table-row>
        <table:table-row table:style-name="ro3">
          <table:table-cell table:style-name="ce10" table:formula="of:=IF([.H408]=&quot;&quot;;&quot;&quot;;IF(roundOpt;IF(OR([.A408]&gt;=nper;ROUND([.H408];2)&lt;=0);&quot;&quot;;[.A408]+1);IF(OR([.A408]&gt;=nper;[.H408]&lt;=0);&quot;&quot;;[.A408]+1)))">
            <text:p/>
          </table:table-cell>
          <table:table-cell table:style-name="ce17" table:formula="of:=IF([.A409]=&quot;&quot;;&quot;&quot;;IF(OR(periods_per_year=26;periods_per_year=52);IF(periods_per_year=26;IF([.A409]=1;fpdate;[.B408]+14);IF(periods_per_year=52;IF([.A409]=1;fpdate;[.B408]+7);&quot;n/a&quot;));IF(periods_per_year=24;DATE(YEAR(fpdate);MONTH(fpdate)+([.A409]-1)/2+IF(AND(DAY(fpdate)&gt;=15;MOD([.A409];2)=0);1;0);IF(MOD([.A409];2)=0;IF(DAY(fpdate)&gt;=15;DAY(fpdate)-14;DAY(fpdate)+14);DAY(fpdate)));IF(DAY(DATE(YEAR(fpdate);MONTH(fpdate)+([.A409]-1)*months_per_period;DAY(fpdate)))&lt;&gt;DAY(fpdate);DATE(YEAR(fpdate);MONTH(fpdate)+([.A409]-1)*months_per_period+1;0);DATE(YEAR(fpdate);MONTH(fpdate)+([.A409]-1)*months_per_period;DAY(fpdate))))))">
            <text:p/>
          </table:table-cell>
          <table:table-cell table:style-name="ce21" table:formula="of:=IF([.A409]=&quot;&quot;;&quot;&quot;;IF(roundOpt;IF(OR([.A409]=nper;payment&gt;ROUND((1+rate)*[.H408];2));ROUND((1+rate)*[.H408];2);payment);IF(OR([.A409]=nper;payment&gt;(1+rate)*[.H408]);(1+rate)*[.H408];payment)))">
            <text:p/>
          </table:table-cell>
          <table:table-cell table:style-name="ce30"/>
          <table:table-cell table:style-name="ce21"/>
          <table:table-cell table:style-name="ce21" table:formula="of:=IF([.A409]=&quot;&quot;;&quot;&quot;;IF(AND([.A409]=1;pmtType=1);0;IF(roundOpt;ROUND(rate*[.H408];2);rate*[.H408])))">
            <text:p/>
          </table:table-cell>
          <table:table-cell table:style-name="ce21" table:formula="of:=IF([.A409]=&quot;&quot;;&quot;&quot;;[.C409]-[.F409]+[.D409])">
            <text:p/>
          </table:table-cell>
          <table:table-cell table:style-name="ce21" table:formula="of:=IF([.A409]=&quot;&quot;;&quot;&quot;;[.H408]-[.G409])">
            <text:p/>
          </table:table-cell>
          <table:table-cell table:number-columns-repeated="248"/>
        </table:table-row>
        <table:table-row table:style-name="ro3">
          <table:table-cell table:style-name="ce10" table:formula="of:=IF([.H409]=&quot;&quot;;&quot;&quot;;IF(roundOpt;IF(OR([.A409]&gt;=nper;ROUND([.H409];2)&lt;=0);&quot;&quot;;[.A409]+1);IF(OR([.A409]&gt;=nper;[.H409]&lt;=0);&quot;&quot;;[.A409]+1)))">
            <text:p/>
          </table:table-cell>
          <table:table-cell table:style-name="ce17" table:formula="of:=IF([.A410]=&quot;&quot;;&quot;&quot;;IF(OR(periods_per_year=26;periods_per_year=52);IF(periods_per_year=26;IF([.A410]=1;fpdate;[.B409]+14);IF(periods_per_year=52;IF([.A410]=1;fpdate;[.B409]+7);&quot;n/a&quot;));IF(periods_per_year=24;DATE(YEAR(fpdate);MONTH(fpdate)+([.A410]-1)/2+IF(AND(DAY(fpdate)&gt;=15;MOD([.A410];2)=0);1;0);IF(MOD([.A410];2)=0;IF(DAY(fpdate)&gt;=15;DAY(fpdate)-14;DAY(fpdate)+14);DAY(fpdate)));IF(DAY(DATE(YEAR(fpdate);MONTH(fpdate)+([.A410]-1)*months_per_period;DAY(fpdate)))&lt;&gt;DAY(fpdate);DATE(YEAR(fpdate);MONTH(fpdate)+([.A410]-1)*months_per_period+1;0);DATE(YEAR(fpdate);MONTH(fpdate)+([.A410]-1)*months_per_period;DAY(fpdate))))))">
            <text:p/>
          </table:table-cell>
          <table:table-cell table:style-name="ce21" table:formula="of:=IF([.A410]=&quot;&quot;;&quot;&quot;;IF(roundOpt;IF(OR([.A410]=nper;payment&gt;ROUND((1+rate)*[.H409];2));ROUND((1+rate)*[.H409];2);payment);IF(OR([.A410]=nper;payment&gt;(1+rate)*[.H409]);(1+rate)*[.H409];payment)))">
            <text:p/>
          </table:table-cell>
          <table:table-cell table:style-name="ce30"/>
          <table:table-cell table:style-name="ce21"/>
          <table:table-cell table:style-name="ce21" table:formula="of:=IF([.A410]=&quot;&quot;;&quot;&quot;;IF(AND([.A410]=1;pmtType=1);0;IF(roundOpt;ROUND(rate*[.H409];2);rate*[.H409])))">
            <text:p/>
          </table:table-cell>
          <table:table-cell table:style-name="ce21" table:formula="of:=IF([.A410]=&quot;&quot;;&quot;&quot;;[.C410]-[.F410]+[.D410])">
            <text:p/>
          </table:table-cell>
          <table:table-cell table:style-name="ce21" table:formula="of:=IF([.A410]=&quot;&quot;;&quot;&quot;;[.H409]-[.G410])">
            <text:p/>
          </table:table-cell>
          <table:table-cell table:number-columns-repeated="248"/>
        </table:table-row>
        <table:table-row table:style-name="ro3">
          <table:table-cell table:style-name="ce10" table:formula="of:=IF([.H410]=&quot;&quot;;&quot;&quot;;IF(roundOpt;IF(OR([.A410]&gt;=nper;ROUND([.H410];2)&lt;=0);&quot;&quot;;[.A410]+1);IF(OR([.A410]&gt;=nper;[.H410]&lt;=0);&quot;&quot;;[.A410]+1)))">
            <text:p/>
          </table:table-cell>
          <table:table-cell table:style-name="ce17" table:formula="of:=IF([.A411]=&quot;&quot;;&quot;&quot;;IF(OR(periods_per_year=26;periods_per_year=52);IF(periods_per_year=26;IF([.A411]=1;fpdate;[.B410]+14);IF(periods_per_year=52;IF([.A411]=1;fpdate;[.B410]+7);&quot;n/a&quot;));IF(periods_per_year=24;DATE(YEAR(fpdate);MONTH(fpdate)+([.A411]-1)/2+IF(AND(DAY(fpdate)&gt;=15;MOD([.A411];2)=0);1;0);IF(MOD([.A411];2)=0;IF(DAY(fpdate)&gt;=15;DAY(fpdate)-14;DAY(fpdate)+14);DAY(fpdate)));IF(DAY(DATE(YEAR(fpdate);MONTH(fpdate)+([.A411]-1)*months_per_period;DAY(fpdate)))&lt;&gt;DAY(fpdate);DATE(YEAR(fpdate);MONTH(fpdate)+([.A411]-1)*months_per_period+1;0);DATE(YEAR(fpdate);MONTH(fpdate)+([.A411]-1)*months_per_period;DAY(fpdate))))))">
            <text:p/>
          </table:table-cell>
          <table:table-cell table:style-name="ce21" table:formula="of:=IF([.A411]=&quot;&quot;;&quot;&quot;;IF(roundOpt;IF(OR([.A411]=nper;payment&gt;ROUND((1+rate)*[.H410];2));ROUND((1+rate)*[.H410];2);payment);IF(OR([.A411]=nper;payment&gt;(1+rate)*[.H410]);(1+rate)*[.H410];payment)))">
            <text:p/>
          </table:table-cell>
          <table:table-cell table:style-name="ce30"/>
          <table:table-cell table:style-name="ce21"/>
          <table:table-cell table:style-name="ce21" table:formula="of:=IF([.A411]=&quot;&quot;;&quot;&quot;;IF(AND([.A411]=1;pmtType=1);0;IF(roundOpt;ROUND(rate*[.H410];2);rate*[.H410])))">
            <text:p/>
          </table:table-cell>
          <table:table-cell table:style-name="ce21" table:formula="of:=IF([.A411]=&quot;&quot;;&quot;&quot;;[.C411]-[.F411]+[.D411])">
            <text:p/>
          </table:table-cell>
          <table:table-cell table:style-name="ce21" table:formula="of:=IF([.A411]=&quot;&quot;;&quot;&quot;;[.H410]-[.G411])">
            <text:p/>
          </table:table-cell>
          <table:table-cell table:number-columns-repeated="248"/>
        </table:table-row>
        <table:table-row table:style-name="ro3">
          <table:table-cell table:style-name="ce10" table:formula="of:=IF([.H411]=&quot;&quot;;&quot;&quot;;IF(roundOpt;IF(OR([.A411]&gt;=nper;ROUND([.H411];2)&lt;=0);&quot;&quot;;[.A411]+1);IF(OR([.A411]&gt;=nper;[.H411]&lt;=0);&quot;&quot;;[.A411]+1)))">
            <text:p/>
          </table:table-cell>
          <table:table-cell table:style-name="ce17" table:formula="of:=IF([.A412]=&quot;&quot;;&quot;&quot;;IF(OR(periods_per_year=26;periods_per_year=52);IF(periods_per_year=26;IF([.A412]=1;fpdate;[.B411]+14);IF(periods_per_year=52;IF([.A412]=1;fpdate;[.B411]+7);&quot;n/a&quot;));IF(periods_per_year=24;DATE(YEAR(fpdate);MONTH(fpdate)+([.A412]-1)/2+IF(AND(DAY(fpdate)&gt;=15;MOD([.A412];2)=0);1;0);IF(MOD([.A412];2)=0;IF(DAY(fpdate)&gt;=15;DAY(fpdate)-14;DAY(fpdate)+14);DAY(fpdate)));IF(DAY(DATE(YEAR(fpdate);MONTH(fpdate)+([.A412]-1)*months_per_period;DAY(fpdate)))&lt;&gt;DAY(fpdate);DATE(YEAR(fpdate);MONTH(fpdate)+([.A412]-1)*months_per_period+1;0);DATE(YEAR(fpdate);MONTH(fpdate)+([.A412]-1)*months_per_period;DAY(fpdate))))))">
            <text:p/>
          </table:table-cell>
          <table:table-cell table:style-name="ce21" table:formula="of:=IF([.A412]=&quot;&quot;;&quot;&quot;;IF(roundOpt;IF(OR([.A412]=nper;payment&gt;ROUND((1+rate)*[.H411];2));ROUND((1+rate)*[.H411];2);payment);IF(OR([.A412]=nper;payment&gt;(1+rate)*[.H411]);(1+rate)*[.H411];payment)))">
            <text:p/>
          </table:table-cell>
          <table:table-cell table:style-name="ce30"/>
          <table:table-cell table:style-name="ce21"/>
          <table:table-cell table:style-name="ce21" table:formula="of:=IF([.A412]=&quot;&quot;;&quot;&quot;;IF(AND([.A412]=1;pmtType=1);0;IF(roundOpt;ROUND(rate*[.H411];2);rate*[.H411])))">
            <text:p/>
          </table:table-cell>
          <table:table-cell table:style-name="ce21" table:formula="of:=IF([.A412]=&quot;&quot;;&quot;&quot;;[.C412]-[.F412]+[.D412])">
            <text:p/>
          </table:table-cell>
          <table:table-cell table:style-name="ce21" table:formula="of:=IF([.A412]=&quot;&quot;;&quot;&quot;;[.H411]-[.G412])">
            <text:p/>
          </table:table-cell>
          <table:table-cell table:number-columns-repeated="248"/>
        </table:table-row>
        <table:table-row table:style-name="ro3">
          <table:table-cell table:style-name="ce10" table:formula="of:=IF([.H412]=&quot;&quot;;&quot;&quot;;IF(roundOpt;IF(OR([.A412]&gt;=nper;ROUND([.H412];2)&lt;=0);&quot;&quot;;[.A412]+1);IF(OR([.A412]&gt;=nper;[.H412]&lt;=0);&quot;&quot;;[.A412]+1)))">
            <text:p/>
          </table:table-cell>
          <table:table-cell table:style-name="ce17" table:formula="of:=IF([.A413]=&quot;&quot;;&quot;&quot;;IF(OR(periods_per_year=26;periods_per_year=52);IF(periods_per_year=26;IF([.A413]=1;fpdate;[.B412]+14);IF(periods_per_year=52;IF([.A413]=1;fpdate;[.B412]+7);&quot;n/a&quot;));IF(periods_per_year=24;DATE(YEAR(fpdate);MONTH(fpdate)+([.A413]-1)/2+IF(AND(DAY(fpdate)&gt;=15;MOD([.A413];2)=0);1;0);IF(MOD([.A413];2)=0;IF(DAY(fpdate)&gt;=15;DAY(fpdate)-14;DAY(fpdate)+14);DAY(fpdate)));IF(DAY(DATE(YEAR(fpdate);MONTH(fpdate)+([.A413]-1)*months_per_period;DAY(fpdate)))&lt;&gt;DAY(fpdate);DATE(YEAR(fpdate);MONTH(fpdate)+([.A413]-1)*months_per_period+1;0);DATE(YEAR(fpdate);MONTH(fpdate)+([.A413]-1)*months_per_period;DAY(fpdate))))))">
            <text:p/>
          </table:table-cell>
          <table:table-cell table:style-name="ce21" table:formula="of:=IF([.A413]=&quot;&quot;;&quot;&quot;;IF(roundOpt;IF(OR([.A413]=nper;payment&gt;ROUND((1+rate)*[.H412];2));ROUND((1+rate)*[.H412];2);payment);IF(OR([.A413]=nper;payment&gt;(1+rate)*[.H412]);(1+rate)*[.H412];payment)))">
            <text:p/>
          </table:table-cell>
          <table:table-cell table:style-name="ce30"/>
          <table:table-cell table:style-name="ce21"/>
          <table:table-cell table:style-name="ce21" table:formula="of:=IF([.A413]=&quot;&quot;;&quot;&quot;;IF(AND([.A413]=1;pmtType=1);0;IF(roundOpt;ROUND(rate*[.H412];2);rate*[.H412])))">
            <text:p/>
          </table:table-cell>
          <table:table-cell table:style-name="ce21" table:formula="of:=IF([.A413]=&quot;&quot;;&quot;&quot;;[.C413]-[.F413]+[.D413])">
            <text:p/>
          </table:table-cell>
          <table:table-cell table:style-name="ce21" table:formula="of:=IF([.A413]=&quot;&quot;;&quot;&quot;;[.H412]-[.G413])">
            <text:p/>
          </table:table-cell>
          <table:table-cell table:number-columns-repeated="248"/>
        </table:table-row>
        <table:table-row table:style-name="ro3">
          <table:table-cell table:style-name="ce10" table:formula="of:=IF([.H413]=&quot;&quot;;&quot;&quot;;IF(roundOpt;IF(OR([.A413]&gt;=nper;ROUND([.H413];2)&lt;=0);&quot;&quot;;[.A413]+1);IF(OR([.A413]&gt;=nper;[.H413]&lt;=0);&quot;&quot;;[.A413]+1)))">
            <text:p/>
          </table:table-cell>
          <table:table-cell table:style-name="ce17" table:formula="of:=IF([.A414]=&quot;&quot;;&quot;&quot;;IF(OR(periods_per_year=26;periods_per_year=52);IF(periods_per_year=26;IF([.A414]=1;fpdate;[.B413]+14);IF(periods_per_year=52;IF([.A414]=1;fpdate;[.B413]+7);&quot;n/a&quot;));IF(periods_per_year=24;DATE(YEAR(fpdate);MONTH(fpdate)+([.A414]-1)/2+IF(AND(DAY(fpdate)&gt;=15;MOD([.A414];2)=0);1;0);IF(MOD([.A414];2)=0;IF(DAY(fpdate)&gt;=15;DAY(fpdate)-14;DAY(fpdate)+14);DAY(fpdate)));IF(DAY(DATE(YEAR(fpdate);MONTH(fpdate)+([.A414]-1)*months_per_period;DAY(fpdate)))&lt;&gt;DAY(fpdate);DATE(YEAR(fpdate);MONTH(fpdate)+([.A414]-1)*months_per_period+1;0);DATE(YEAR(fpdate);MONTH(fpdate)+([.A414]-1)*months_per_period;DAY(fpdate))))))">
            <text:p/>
          </table:table-cell>
          <table:table-cell table:style-name="ce21" table:formula="of:=IF([.A414]=&quot;&quot;;&quot;&quot;;IF(roundOpt;IF(OR([.A414]=nper;payment&gt;ROUND((1+rate)*[.H413];2));ROUND((1+rate)*[.H413];2);payment);IF(OR([.A414]=nper;payment&gt;(1+rate)*[.H413]);(1+rate)*[.H413];payment)))">
            <text:p/>
          </table:table-cell>
          <table:table-cell table:style-name="ce30"/>
          <table:table-cell table:style-name="ce21"/>
          <table:table-cell table:style-name="ce21" table:formula="of:=IF([.A414]=&quot;&quot;;&quot;&quot;;IF(AND([.A414]=1;pmtType=1);0;IF(roundOpt;ROUND(rate*[.H413];2);rate*[.H413])))">
            <text:p/>
          </table:table-cell>
          <table:table-cell table:style-name="ce21" table:formula="of:=IF([.A414]=&quot;&quot;;&quot;&quot;;[.C414]-[.F414]+[.D414])">
            <text:p/>
          </table:table-cell>
          <table:table-cell table:style-name="ce21" table:formula="of:=IF([.A414]=&quot;&quot;;&quot;&quot;;[.H413]-[.G414])">
            <text:p/>
          </table:table-cell>
          <table:table-cell table:number-columns-repeated="248"/>
        </table:table-row>
        <table:table-row table:style-name="ro3">
          <table:table-cell table:style-name="ce10" table:formula="of:=IF([.H414]=&quot;&quot;;&quot;&quot;;IF(roundOpt;IF(OR([.A414]&gt;=nper;ROUND([.H414];2)&lt;=0);&quot;&quot;;[.A414]+1);IF(OR([.A414]&gt;=nper;[.H414]&lt;=0);&quot;&quot;;[.A414]+1)))">
            <text:p/>
          </table:table-cell>
          <table:table-cell table:style-name="ce17" table:formula="of:=IF([.A415]=&quot;&quot;;&quot;&quot;;IF(OR(periods_per_year=26;periods_per_year=52);IF(periods_per_year=26;IF([.A415]=1;fpdate;[.B414]+14);IF(periods_per_year=52;IF([.A415]=1;fpdate;[.B414]+7);&quot;n/a&quot;));IF(periods_per_year=24;DATE(YEAR(fpdate);MONTH(fpdate)+([.A415]-1)/2+IF(AND(DAY(fpdate)&gt;=15;MOD([.A415];2)=0);1;0);IF(MOD([.A415];2)=0;IF(DAY(fpdate)&gt;=15;DAY(fpdate)-14;DAY(fpdate)+14);DAY(fpdate)));IF(DAY(DATE(YEAR(fpdate);MONTH(fpdate)+([.A415]-1)*months_per_period;DAY(fpdate)))&lt;&gt;DAY(fpdate);DATE(YEAR(fpdate);MONTH(fpdate)+([.A415]-1)*months_per_period+1;0);DATE(YEAR(fpdate);MONTH(fpdate)+([.A415]-1)*months_per_period;DAY(fpdate))))))">
            <text:p/>
          </table:table-cell>
          <table:table-cell table:style-name="ce21" table:formula="of:=IF([.A415]=&quot;&quot;;&quot;&quot;;IF(roundOpt;IF(OR([.A415]=nper;payment&gt;ROUND((1+rate)*[.H414];2));ROUND((1+rate)*[.H414];2);payment);IF(OR([.A415]=nper;payment&gt;(1+rate)*[.H414]);(1+rate)*[.H414];payment)))">
            <text:p/>
          </table:table-cell>
          <table:table-cell table:style-name="ce30"/>
          <table:table-cell table:style-name="ce21"/>
          <table:table-cell table:style-name="ce21" table:formula="of:=IF([.A415]=&quot;&quot;;&quot;&quot;;IF(AND([.A415]=1;pmtType=1);0;IF(roundOpt;ROUND(rate*[.H414];2);rate*[.H414])))">
            <text:p/>
          </table:table-cell>
          <table:table-cell table:style-name="ce21" table:formula="of:=IF([.A415]=&quot;&quot;;&quot;&quot;;[.C415]-[.F415]+[.D415])">
            <text:p/>
          </table:table-cell>
          <table:table-cell table:style-name="ce21" table:formula="of:=IF([.A415]=&quot;&quot;;&quot;&quot;;[.H414]-[.G415])">
            <text:p/>
          </table:table-cell>
          <table:table-cell table:number-columns-repeated="248"/>
        </table:table-row>
        <table:table-row table:style-name="ro3">
          <table:table-cell table:style-name="ce10" table:formula="of:=IF([.H415]=&quot;&quot;;&quot;&quot;;IF(roundOpt;IF(OR([.A415]&gt;=nper;ROUND([.H415];2)&lt;=0);&quot;&quot;;[.A415]+1);IF(OR([.A415]&gt;=nper;[.H415]&lt;=0);&quot;&quot;;[.A415]+1)))">
            <text:p/>
          </table:table-cell>
          <table:table-cell table:style-name="ce17" table:formula="of:=IF([.A416]=&quot;&quot;;&quot;&quot;;IF(OR(periods_per_year=26;periods_per_year=52);IF(periods_per_year=26;IF([.A416]=1;fpdate;[.B415]+14);IF(periods_per_year=52;IF([.A416]=1;fpdate;[.B415]+7);&quot;n/a&quot;));IF(periods_per_year=24;DATE(YEAR(fpdate);MONTH(fpdate)+([.A416]-1)/2+IF(AND(DAY(fpdate)&gt;=15;MOD([.A416];2)=0);1;0);IF(MOD([.A416];2)=0;IF(DAY(fpdate)&gt;=15;DAY(fpdate)-14;DAY(fpdate)+14);DAY(fpdate)));IF(DAY(DATE(YEAR(fpdate);MONTH(fpdate)+([.A416]-1)*months_per_period;DAY(fpdate)))&lt;&gt;DAY(fpdate);DATE(YEAR(fpdate);MONTH(fpdate)+([.A416]-1)*months_per_period+1;0);DATE(YEAR(fpdate);MONTH(fpdate)+([.A416]-1)*months_per_period;DAY(fpdate))))))">
            <text:p/>
          </table:table-cell>
          <table:table-cell table:style-name="ce21" table:formula="of:=IF([.A416]=&quot;&quot;;&quot;&quot;;IF(roundOpt;IF(OR([.A416]=nper;payment&gt;ROUND((1+rate)*[.H415];2));ROUND((1+rate)*[.H415];2);payment);IF(OR([.A416]=nper;payment&gt;(1+rate)*[.H415]);(1+rate)*[.H415];payment)))">
            <text:p/>
          </table:table-cell>
          <table:table-cell table:style-name="ce30"/>
          <table:table-cell table:style-name="ce21"/>
          <table:table-cell table:style-name="ce21" table:formula="of:=IF([.A416]=&quot;&quot;;&quot;&quot;;IF(AND([.A416]=1;pmtType=1);0;IF(roundOpt;ROUND(rate*[.H415];2);rate*[.H415])))">
            <text:p/>
          </table:table-cell>
          <table:table-cell table:style-name="ce21" table:formula="of:=IF([.A416]=&quot;&quot;;&quot;&quot;;[.C416]-[.F416]+[.D416])">
            <text:p/>
          </table:table-cell>
          <table:table-cell table:style-name="ce21" table:formula="of:=IF([.A416]=&quot;&quot;;&quot;&quot;;[.H415]-[.G416])">
            <text:p/>
          </table:table-cell>
          <table:table-cell table:number-columns-repeated="248"/>
        </table:table-row>
        <table:table-row table:style-name="ro3">
          <table:table-cell table:style-name="ce10" table:formula="of:=IF([.H416]=&quot;&quot;;&quot;&quot;;IF(roundOpt;IF(OR([.A416]&gt;=nper;ROUND([.H416];2)&lt;=0);&quot;&quot;;[.A416]+1);IF(OR([.A416]&gt;=nper;[.H416]&lt;=0);&quot;&quot;;[.A416]+1)))">
            <text:p/>
          </table:table-cell>
          <table:table-cell table:style-name="ce17" table:formula="of:=IF([.A417]=&quot;&quot;;&quot;&quot;;IF(OR(periods_per_year=26;periods_per_year=52);IF(periods_per_year=26;IF([.A417]=1;fpdate;[.B416]+14);IF(periods_per_year=52;IF([.A417]=1;fpdate;[.B416]+7);&quot;n/a&quot;));IF(periods_per_year=24;DATE(YEAR(fpdate);MONTH(fpdate)+([.A417]-1)/2+IF(AND(DAY(fpdate)&gt;=15;MOD([.A417];2)=0);1;0);IF(MOD([.A417];2)=0;IF(DAY(fpdate)&gt;=15;DAY(fpdate)-14;DAY(fpdate)+14);DAY(fpdate)));IF(DAY(DATE(YEAR(fpdate);MONTH(fpdate)+([.A417]-1)*months_per_period;DAY(fpdate)))&lt;&gt;DAY(fpdate);DATE(YEAR(fpdate);MONTH(fpdate)+([.A417]-1)*months_per_period+1;0);DATE(YEAR(fpdate);MONTH(fpdate)+([.A417]-1)*months_per_period;DAY(fpdate))))))">
            <text:p/>
          </table:table-cell>
          <table:table-cell table:style-name="ce21" table:formula="of:=IF([.A417]=&quot;&quot;;&quot;&quot;;IF(roundOpt;IF(OR([.A417]=nper;payment&gt;ROUND((1+rate)*[.H416];2));ROUND((1+rate)*[.H416];2);payment);IF(OR([.A417]=nper;payment&gt;(1+rate)*[.H416]);(1+rate)*[.H416];payment)))">
            <text:p/>
          </table:table-cell>
          <table:table-cell table:style-name="ce30"/>
          <table:table-cell table:style-name="ce21"/>
          <table:table-cell table:style-name="ce21" table:formula="of:=IF([.A417]=&quot;&quot;;&quot;&quot;;IF(AND([.A417]=1;pmtType=1);0;IF(roundOpt;ROUND(rate*[.H416];2);rate*[.H416])))">
            <text:p/>
          </table:table-cell>
          <table:table-cell table:style-name="ce21" table:formula="of:=IF([.A417]=&quot;&quot;;&quot;&quot;;[.C417]-[.F417]+[.D417])">
            <text:p/>
          </table:table-cell>
          <table:table-cell table:style-name="ce21" table:formula="of:=IF([.A417]=&quot;&quot;;&quot;&quot;;[.H416]-[.G417])">
            <text:p/>
          </table:table-cell>
          <table:table-cell table:number-columns-repeated="248"/>
        </table:table-row>
        <table:table-row table:style-name="ro3">
          <table:table-cell table:style-name="ce10" table:formula="of:=IF([.H417]=&quot;&quot;;&quot;&quot;;IF(roundOpt;IF(OR([.A417]&gt;=nper;ROUND([.H417];2)&lt;=0);&quot;&quot;;[.A417]+1);IF(OR([.A417]&gt;=nper;[.H417]&lt;=0);&quot;&quot;;[.A417]+1)))">
            <text:p/>
          </table:table-cell>
          <table:table-cell table:style-name="ce17" table:formula="of:=IF([.A418]=&quot;&quot;;&quot;&quot;;IF(OR(periods_per_year=26;periods_per_year=52);IF(periods_per_year=26;IF([.A418]=1;fpdate;[.B417]+14);IF(periods_per_year=52;IF([.A418]=1;fpdate;[.B417]+7);&quot;n/a&quot;));IF(periods_per_year=24;DATE(YEAR(fpdate);MONTH(fpdate)+([.A418]-1)/2+IF(AND(DAY(fpdate)&gt;=15;MOD([.A418];2)=0);1;0);IF(MOD([.A418];2)=0;IF(DAY(fpdate)&gt;=15;DAY(fpdate)-14;DAY(fpdate)+14);DAY(fpdate)));IF(DAY(DATE(YEAR(fpdate);MONTH(fpdate)+([.A418]-1)*months_per_period;DAY(fpdate)))&lt;&gt;DAY(fpdate);DATE(YEAR(fpdate);MONTH(fpdate)+([.A418]-1)*months_per_period+1;0);DATE(YEAR(fpdate);MONTH(fpdate)+([.A418]-1)*months_per_period;DAY(fpdate))))))">
            <text:p/>
          </table:table-cell>
          <table:table-cell table:style-name="ce21" table:formula="of:=IF([.A418]=&quot;&quot;;&quot;&quot;;IF(roundOpt;IF(OR([.A418]=nper;payment&gt;ROUND((1+rate)*[.H417];2));ROUND((1+rate)*[.H417];2);payment);IF(OR([.A418]=nper;payment&gt;(1+rate)*[.H417]);(1+rate)*[.H417];payment)))">
            <text:p/>
          </table:table-cell>
          <table:table-cell table:style-name="ce30"/>
          <table:table-cell table:style-name="ce21"/>
          <table:table-cell table:style-name="ce21" table:formula="of:=IF([.A418]=&quot;&quot;;&quot;&quot;;IF(AND([.A418]=1;pmtType=1);0;IF(roundOpt;ROUND(rate*[.H417];2);rate*[.H417])))">
            <text:p/>
          </table:table-cell>
          <table:table-cell table:style-name="ce21" table:formula="of:=IF([.A418]=&quot;&quot;;&quot;&quot;;[.C418]-[.F418]+[.D418])">
            <text:p/>
          </table:table-cell>
          <table:table-cell table:style-name="ce21" table:formula="of:=IF([.A418]=&quot;&quot;;&quot;&quot;;[.H417]-[.G418])">
            <text:p/>
          </table:table-cell>
          <table:table-cell table:number-columns-repeated="248"/>
        </table:table-row>
        <table:table-row table:style-name="ro3">
          <table:table-cell table:style-name="ce10" table:formula="of:=IF([.H418]=&quot;&quot;;&quot;&quot;;IF(roundOpt;IF(OR([.A418]&gt;=nper;ROUND([.H418];2)&lt;=0);&quot;&quot;;[.A418]+1);IF(OR([.A418]&gt;=nper;[.H418]&lt;=0);&quot;&quot;;[.A418]+1)))">
            <text:p/>
          </table:table-cell>
          <table:table-cell table:style-name="ce17" table:formula="of:=IF([.A419]=&quot;&quot;;&quot;&quot;;IF(OR(periods_per_year=26;periods_per_year=52);IF(periods_per_year=26;IF([.A419]=1;fpdate;[.B418]+14);IF(periods_per_year=52;IF([.A419]=1;fpdate;[.B418]+7);&quot;n/a&quot;));IF(periods_per_year=24;DATE(YEAR(fpdate);MONTH(fpdate)+([.A419]-1)/2+IF(AND(DAY(fpdate)&gt;=15;MOD([.A419];2)=0);1;0);IF(MOD([.A419];2)=0;IF(DAY(fpdate)&gt;=15;DAY(fpdate)-14;DAY(fpdate)+14);DAY(fpdate)));IF(DAY(DATE(YEAR(fpdate);MONTH(fpdate)+([.A419]-1)*months_per_period;DAY(fpdate)))&lt;&gt;DAY(fpdate);DATE(YEAR(fpdate);MONTH(fpdate)+([.A419]-1)*months_per_period+1;0);DATE(YEAR(fpdate);MONTH(fpdate)+([.A419]-1)*months_per_period;DAY(fpdate))))))">
            <text:p/>
          </table:table-cell>
          <table:table-cell table:style-name="ce21" table:formula="of:=IF([.A419]=&quot;&quot;;&quot;&quot;;IF(roundOpt;IF(OR([.A419]=nper;payment&gt;ROUND((1+rate)*[.H418];2));ROUND((1+rate)*[.H418];2);payment);IF(OR([.A419]=nper;payment&gt;(1+rate)*[.H418]);(1+rate)*[.H418];payment)))">
            <text:p/>
          </table:table-cell>
          <table:table-cell table:style-name="ce30"/>
          <table:table-cell table:style-name="ce21"/>
          <table:table-cell table:style-name="ce21" table:formula="of:=IF([.A419]=&quot;&quot;;&quot;&quot;;IF(AND([.A419]=1;pmtType=1);0;IF(roundOpt;ROUND(rate*[.H418];2);rate*[.H418])))">
            <text:p/>
          </table:table-cell>
          <table:table-cell table:style-name="ce21" table:formula="of:=IF([.A419]=&quot;&quot;;&quot;&quot;;[.C419]-[.F419]+[.D419])">
            <text:p/>
          </table:table-cell>
          <table:table-cell table:style-name="ce21" table:formula="of:=IF([.A419]=&quot;&quot;;&quot;&quot;;[.H418]-[.G419])">
            <text:p/>
          </table:table-cell>
          <table:table-cell table:number-columns-repeated="248"/>
        </table:table-row>
        <table:table-row table:style-name="ro3">
          <table:table-cell table:style-name="ce10" table:formula="of:=IF([.H419]=&quot;&quot;;&quot;&quot;;IF(roundOpt;IF(OR([.A419]&gt;=nper;ROUND([.H419];2)&lt;=0);&quot;&quot;;[.A419]+1);IF(OR([.A419]&gt;=nper;[.H419]&lt;=0);&quot;&quot;;[.A419]+1)))">
            <text:p/>
          </table:table-cell>
          <table:table-cell table:style-name="ce17" table:formula="of:=IF([.A420]=&quot;&quot;;&quot;&quot;;IF(OR(periods_per_year=26;periods_per_year=52);IF(periods_per_year=26;IF([.A420]=1;fpdate;[.B419]+14);IF(periods_per_year=52;IF([.A420]=1;fpdate;[.B419]+7);&quot;n/a&quot;));IF(periods_per_year=24;DATE(YEAR(fpdate);MONTH(fpdate)+([.A420]-1)/2+IF(AND(DAY(fpdate)&gt;=15;MOD([.A420];2)=0);1;0);IF(MOD([.A420];2)=0;IF(DAY(fpdate)&gt;=15;DAY(fpdate)-14;DAY(fpdate)+14);DAY(fpdate)));IF(DAY(DATE(YEAR(fpdate);MONTH(fpdate)+([.A420]-1)*months_per_period;DAY(fpdate)))&lt;&gt;DAY(fpdate);DATE(YEAR(fpdate);MONTH(fpdate)+([.A420]-1)*months_per_period+1;0);DATE(YEAR(fpdate);MONTH(fpdate)+([.A420]-1)*months_per_period;DAY(fpdate))))))">
            <text:p/>
          </table:table-cell>
          <table:table-cell table:style-name="ce21" table:formula="of:=IF([.A420]=&quot;&quot;;&quot;&quot;;IF(roundOpt;IF(OR([.A420]=nper;payment&gt;ROUND((1+rate)*[.H419];2));ROUND((1+rate)*[.H419];2);payment);IF(OR([.A420]=nper;payment&gt;(1+rate)*[.H419]);(1+rate)*[.H419];payment)))">
            <text:p/>
          </table:table-cell>
          <table:table-cell table:style-name="ce30"/>
          <table:table-cell table:style-name="ce21"/>
          <table:table-cell table:style-name="ce21" table:formula="of:=IF([.A420]=&quot;&quot;;&quot;&quot;;IF(AND([.A420]=1;pmtType=1);0;IF(roundOpt;ROUND(rate*[.H419];2);rate*[.H419])))">
            <text:p/>
          </table:table-cell>
          <table:table-cell table:style-name="ce21" table:formula="of:=IF([.A420]=&quot;&quot;;&quot;&quot;;[.C420]-[.F420]+[.D420])">
            <text:p/>
          </table:table-cell>
          <table:table-cell table:style-name="ce21" table:formula="of:=IF([.A420]=&quot;&quot;;&quot;&quot;;[.H419]-[.G420])">
            <text:p/>
          </table:table-cell>
          <table:table-cell table:number-columns-repeated="248"/>
        </table:table-row>
        <table:table-row table:style-name="ro3">
          <table:table-cell table:style-name="ce10" table:formula="of:=IF([.H420]=&quot;&quot;;&quot;&quot;;IF(roundOpt;IF(OR([.A420]&gt;=nper;ROUND([.H420];2)&lt;=0);&quot;&quot;;[.A420]+1);IF(OR([.A420]&gt;=nper;[.H420]&lt;=0);&quot;&quot;;[.A420]+1)))">
            <text:p/>
          </table:table-cell>
          <table:table-cell table:style-name="ce17" table:formula="of:=IF([.A421]=&quot;&quot;;&quot;&quot;;IF(OR(periods_per_year=26;periods_per_year=52);IF(periods_per_year=26;IF([.A421]=1;fpdate;[.B420]+14);IF(periods_per_year=52;IF([.A421]=1;fpdate;[.B420]+7);&quot;n/a&quot;));IF(periods_per_year=24;DATE(YEAR(fpdate);MONTH(fpdate)+([.A421]-1)/2+IF(AND(DAY(fpdate)&gt;=15;MOD([.A421];2)=0);1;0);IF(MOD([.A421];2)=0;IF(DAY(fpdate)&gt;=15;DAY(fpdate)-14;DAY(fpdate)+14);DAY(fpdate)));IF(DAY(DATE(YEAR(fpdate);MONTH(fpdate)+([.A421]-1)*months_per_period;DAY(fpdate)))&lt;&gt;DAY(fpdate);DATE(YEAR(fpdate);MONTH(fpdate)+([.A421]-1)*months_per_period+1;0);DATE(YEAR(fpdate);MONTH(fpdate)+([.A421]-1)*months_per_period;DAY(fpdate))))))">
            <text:p/>
          </table:table-cell>
          <table:table-cell table:style-name="ce21" table:formula="of:=IF([.A421]=&quot;&quot;;&quot;&quot;;IF(roundOpt;IF(OR([.A421]=nper;payment&gt;ROUND((1+rate)*[.H420];2));ROUND((1+rate)*[.H420];2);payment);IF(OR([.A421]=nper;payment&gt;(1+rate)*[.H420]);(1+rate)*[.H420];payment)))">
            <text:p/>
          </table:table-cell>
          <table:table-cell table:style-name="ce30"/>
          <table:table-cell table:style-name="ce21"/>
          <table:table-cell table:style-name="ce21" table:formula="of:=IF([.A421]=&quot;&quot;;&quot;&quot;;IF(AND([.A421]=1;pmtType=1);0;IF(roundOpt;ROUND(rate*[.H420];2);rate*[.H420])))">
            <text:p/>
          </table:table-cell>
          <table:table-cell table:style-name="ce21" table:formula="of:=IF([.A421]=&quot;&quot;;&quot;&quot;;[.C421]-[.F421]+[.D421])">
            <text:p/>
          </table:table-cell>
          <table:table-cell table:style-name="ce21" table:formula="of:=IF([.A421]=&quot;&quot;;&quot;&quot;;[.H420]-[.G421])">
            <text:p/>
          </table:table-cell>
          <table:table-cell table:number-columns-repeated="248"/>
        </table:table-row>
        <table:table-row table:style-name="ro3">
          <table:table-cell table:style-name="ce10" table:formula="of:=IF([.H421]=&quot;&quot;;&quot;&quot;;IF(roundOpt;IF(OR([.A421]&gt;=nper;ROUND([.H421];2)&lt;=0);&quot;&quot;;[.A421]+1);IF(OR([.A421]&gt;=nper;[.H421]&lt;=0);&quot;&quot;;[.A421]+1)))">
            <text:p/>
          </table:table-cell>
          <table:table-cell table:style-name="ce17" table:formula="of:=IF([.A422]=&quot;&quot;;&quot;&quot;;IF(OR(periods_per_year=26;periods_per_year=52);IF(periods_per_year=26;IF([.A422]=1;fpdate;[.B421]+14);IF(periods_per_year=52;IF([.A422]=1;fpdate;[.B421]+7);&quot;n/a&quot;));IF(periods_per_year=24;DATE(YEAR(fpdate);MONTH(fpdate)+([.A422]-1)/2+IF(AND(DAY(fpdate)&gt;=15;MOD([.A422];2)=0);1;0);IF(MOD([.A422];2)=0;IF(DAY(fpdate)&gt;=15;DAY(fpdate)-14;DAY(fpdate)+14);DAY(fpdate)));IF(DAY(DATE(YEAR(fpdate);MONTH(fpdate)+([.A422]-1)*months_per_period;DAY(fpdate)))&lt;&gt;DAY(fpdate);DATE(YEAR(fpdate);MONTH(fpdate)+([.A422]-1)*months_per_period+1;0);DATE(YEAR(fpdate);MONTH(fpdate)+([.A422]-1)*months_per_period;DAY(fpdate))))))">
            <text:p/>
          </table:table-cell>
          <table:table-cell table:style-name="ce21" table:formula="of:=IF([.A422]=&quot;&quot;;&quot;&quot;;IF(roundOpt;IF(OR([.A422]=nper;payment&gt;ROUND((1+rate)*[.H421];2));ROUND((1+rate)*[.H421];2);payment);IF(OR([.A422]=nper;payment&gt;(1+rate)*[.H421]);(1+rate)*[.H421];payment)))">
            <text:p/>
          </table:table-cell>
          <table:table-cell table:style-name="ce30"/>
          <table:table-cell table:style-name="ce21"/>
          <table:table-cell table:style-name="ce21" table:formula="of:=IF([.A422]=&quot;&quot;;&quot;&quot;;IF(AND([.A422]=1;pmtType=1);0;IF(roundOpt;ROUND(rate*[.H421];2);rate*[.H421])))">
            <text:p/>
          </table:table-cell>
          <table:table-cell table:style-name="ce21" table:formula="of:=IF([.A422]=&quot;&quot;;&quot;&quot;;[.C422]-[.F422]+[.D422])">
            <text:p/>
          </table:table-cell>
          <table:table-cell table:style-name="ce21" table:formula="of:=IF([.A422]=&quot;&quot;;&quot;&quot;;[.H421]-[.G422])">
            <text:p/>
          </table:table-cell>
          <table:table-cell table:number-columns-repeated="248"/>
        </table:table-row>
        <table:table-row table:style-name="ro3">
          <table:table-cell table:style-name="ce10" table:formula="of:=IF([.H422]=&quot;&quot;;&quot;&quot;;IF(roundOpt;IF(OR([.A422]&gt;=nper;ROUND([.H422];2)&lt;=0);&quot;&quot;;[.A422]+1);IF(OR([.A422]&gt;=nper;[.H422]&lt;=0);&quot;&quot;;[.A422]+1)))">
            <text:p/>
          </table:table-cell>
          <table:table-cell table:style-name="ce17" table:formula="of:=IF([.A423]=&quot;&quot;;&quot;&quot;;IF(OR(periods_per_year=26;periods_per_year=52);IF(periods_per_year=26;IF([.A423]=1;fpdate;[.B422]+14);IF(periods_per_year=52;IF([.A423]=1;fpdate;[.B422]+7);&quot;n/a&quot;));IF(periods_per_year=24;DATE(YEAR(fpdate);MONTH(fpdate)+([.A423]-1)/2+IF(AND(DAY(fpdate)&gt;=15;MOD([.A423];2)=0);1;0);IF(MOD([.A423];2)=0;IF(DAY(fpdate)&gt;=15;DAY(fpdate)-14;DAY(fpdate)+14);DAY(fpdate)));IF(DAY(DATE(YEAR(fpdate);MONTH(fpdate)+([.A423]-1)*months_per_period;DAY(fpdate)))&lt;&gt;DAY(fpdate);DATE(YEAR(fpdate);MONTH(fpdate)+([.A423]-1)*months_per_period+1;0);DATE(YEAR(fpdate);MONTH(fpdate)+([.A423]-1)*months_per_period;DAY(fpdate))))))">
            <text:p/>
          </table:table-cell>
          <table:table-cell table:style-name="ce21" table:formula="of:=IF([.A423]=&quot;&quot;;&quot;&quot;;IF(roundOpt;IF(OR([.A423]=nper;payment&gt;ROUND((1+rate)*[.H422];2));ROUND((1+rate)*[.H422];2);payment);IF(OR([.A423]=nper;payment&gt;(1+rate)*[.H422]);(1+rate)*[.H422];payment)))">
            <text:p/>
          </table:table-cell>
          <table:table-cell table:style-name="ce30"/>
          <table:table-cell table:style-name="ce21"/>
          <table:table-cell table:style-name="ce21" table:formula="of:=IF([.A423]=&quot;&quot;;&quot;&quot;;IF(AND([.A423]=1;pmtType=1);0;IF(roundOpt;ROUND(rate*[.H422];2);rate*[.H422])))">
            <text:p/>
          </table:table-cell>
          <table:table-cell table:style-name="ce21" table:formula="of:=IF([.A423]=&quot;&quot;;&quot;&quot;;[.C423]-[.F423]+[.D423])">
            <text:p/>
          </table:table-cell>
          <table:table-cell table:style-name="ce21" table:formula="of:=IF([.A423]=&quot;&quot;;&quot;&quot;;[.H422]-[.G423])">
            <text:p/>
          </table:table-cell>
          <table:table-cell table:number-columns-repeated="248"/>
        </table:table-row>
        <table:table-row table:style-name="ro3">
          <table:table-cell table:style-name="ce10" table:formula="of:=IF([.H423]=&quot;&quot;;&quot;&quot;;IF(roundOpt;IF(OR([.A423]&gt;=nper;ROUND([.H423];2)&lt;=0);&quot;&quot;;[.A423]+1);IF(OR([.A423]&gt;=nper;[.H423]&lt;=0);&quot;&quot;;[.A423]+1)))">
            <text:p/>
          </table:table-cell>
          <table:table-cell table:style-name="ce17" table:formula="of:=IF([.A424]=&quot;&quot;;&quot;&quot;;IF(OR(periods_per_year=26;periods_per_year=52);IF(periods_per_year=26;IF([.A424]=1;fpdate;[.B423]+14);IF(periods_per_year=52;IF([.A424]=1;fpdate;[.B423]+7);&quot;n/a&quot;));IF(periods_per_year=24;DATE(YEAR(fpdate);MONTH(fpdate)+([.A424]-1)/2+IF(AND(DAY(fpdate)&gt;=15;MOD([.A424];2)=0);1;0);IF(MOD([.A424];2)=0;IF(DAY(fpdate)&gt;=15;DAY(fpdate)-14;DAY(fpdate)+14);DAY(fpdate)));IF(DAY(DATE(YEAR(fpdate);MONTH(fpdate)+([.A424]-1)*months_per_period;DAY(fpdate)))&lt;&gt;DAY(fpdate);DATE(YEAR(fpdate);MONTH(fpdate)+([.A424]-1)*months_per_period+1;0);DATE(YEAR(fpdate);MONTH(fpdate)+([.A424]-1)*months_per_period;DAY(fpdate))))))">
            <text:p/>
          </table:table-cell>
          <table:table-cell table:style-name="ce21" table:formula="of:=IF([.A424]=&quot;&quot;;&quot;&quot;;IF(roundOpt;IF(OR([.A424]=nper;payment&gt;ROUND((1+rate)*[.H423];2));ROUND((1+rate)*[.H423];2);payment);IF(OR([.A424]=nper;payment&gt;(1+rate)*[.H423]);(1+rate)*[.H423];payment)))">
            <text:p/>
          </table:table-cell>
          <table:table-cell table:style-name="ce30"/>
          <table:table-cell table:style-name="ce21"/>
          <table:table-cell table:style-name="ce21" table:formula="of:=IF([.A424]=&quot;&quot;;&quot;&quot;;IF(AND([.A424]=1;pmtType=1);0;IF(roundOpt;ROUND(rate*[.H423];2);rate*[.H423])))">
            <text:p/>
          </table:table-cell>
          <table:table-cell table:style-name="ce21" table:formula="of:=IF([.A424]=&quot;&quot;;&quot;&quot;;[.C424]-[.F424]+[.D424])">
            <text:p/>
          </table:table-cell>
          <table:table-cell table:style-name="ce21" table:formula="of:=IF([.A424]=&quot;&quot;;&quot;&quot;;[.H423]-[.G424])">
            <text:p/>
          </table:table-cell>
          <table:table-cell table:number-columns-repeated="248"/>
        </table:table-row>
        <table:table-row table:style-name="ro3">
          <table:table-cell table:style-name="ce10" table:formula="of:=IF([.H424]=&quot;&quot;;&quot;&quot;;IF(roundOpt;IF(OR([.A424]&gt;=nper;ROUND([.H424];2)&lt;=0);&quot;&quot;;[.A424]+1);IF(OR([.A424]&gt;=nper;[.H424]&lt;=0);&quot;&quot;;[.A424]+1)))">
            <text:p/>
          </table:table-cell>
          <table:table-cell table:style-name="ce17" table:formula="of:=IF([.A425]=&quot;&quot;;&quot;&quot;;IF(OR(periods_per_year=26;periods_per_year=52);IF(periods_per_year=26;IF([.A425]=1;fpdate;[.B424]+14);IF(periods_per_year=52;IF([.A425]=1;fpdate;[.B424]+7);&quot;n/a&quot;));IF(periods_per_year=24;DATE(YEAR(fpdate);MONTH(fpdate)+([.A425]-1)/2+IF(AND(DAY(fpdate)&gt;=15;MOD([.A425];2)=0);1;0);IF(MOD([.A425];2)=0;IF(DAY(fpdate)&gt;=15;DAY(fpdate)-14;DAY(fpdate)+14);DAY(fpdate)));IF(DAY(DATE(YEAR(fpdate);MONTH(fpdate)+([.A425]-1)*months_per_period;DAY(fpdate)))&lt;&gt;DAY(fpdate);DATE(YEAR(fpdate);MONTH(fpdate)+([.A425]-1)*months_per_period+1;0);DATE(YEAR(fpdate);MONTH(fpdate)+([.A425]-1)*months_per_period;DAY(fpdate))))))">
            <text:p/>
          </table:table-cell>
          <table:table-cell table:style-name="ce21" table:formula="of:=IF([.A425]=&quot;&quot;;&quot;&quot;;IF(roundOpt;IF(OR([.A425]=nper;payment&gt;ROUND((1+rate)*[.H424];2));ROUND((1+rate)*[.H424];2);payment);IF(OR([.A425]=nper;payment&gt;(1+rate)*[.H424]);(1+rate)*[.H424];payment)))">
            <text:p/>
          </table:table-cell>
          <table:table-cell table:style-name="ce30"/>
          <table:table-cell table:style-name="ce21"/>
          <table:table-cell table:style-name="ce21" table:formula="of:=IF([.A425]=&quot;&quot;;&quot;&quot;;IF(AND([.A425]=1;pmtType=1);0;IF(roundOpt;ROUND(rate*[.H424];2);rate*[.H424])))">
            <text:p/>
          </table:table-cell>
          <table:table-cell table:style-name="ce21" table:formula="of:=IF([.A425]=&quot;&quot;;&quot;&quot;;[.C425]-[.F425]+[.D425])">
            <text:p/>
          </table:table-cell>
          <table:table-cell table:style-name="ce21" table:formula="of:=IF([.A425]=&quot;&quot;;&quot;&quot;;[.H424]-[.G425])">
            <text:p/>
          </table:table-cell>
          <table:table-cell table:number-columns-repeated="248"/>
        </table:table-row>
        <table:table-row table:style-name="ro3">
          <table:table-cell table:style-name="ce10" table:formula="of:=IF([.H425]=&quot;&quot;;&quot;&quot;;IF(roundOpt;IF(OR([.A425]&gt;=nper;ROUND([.H425];2)&lt;=0);&quot;&quot;;[.A425]+1);IF(OR([.A425]&gt;=nper;[.H425]&lt;=0);&quot;&quot;;[.A425]+1)))">
            <text:p/>
          </table:table-cell>
          <table:table-cell table:style-name="ce17" table:formula="of:=IF([.A426]=&quot;&quot;;&quot;&quot;;IF(OR(periods_per_year=26;periods_per_year=52);IF(periods_per_year=26;IF([.A426]=1;fpdate;[.B425]+14);IF(periods_per_year=52;IF([.A426]=1;fpdate;[.B425]+7);&quot;n/a&quot;));IF(periods_per_year=24;DATE(YEAR(fpdate);MONTH(fpdate)+([.A426]-1)/2+IF(AND(DAY(fpdate)&gt;=15;MOD([.A426];2)=0);1;0);IF(MOD([.A426];2)=0;IF(DAY(fpdate)&gt;=15;DAY(fpdate)-14;DAY(fpdate)+14);DAY(fpdate)));IF(DAY(DATE(YEAR(fpdate);MONTH(fpdate)+([.A426]-1)*months_per_period;DAY(fpdate)))&lt;&gt;DAY(fpdate);DATE(YEAR(fpdate);MONTH(fpdate)+([.A426]-1)*months_per_period+1;0);DATE(YEAR(fpdate);MONTH(fpdate)+([.A426]-1)*months_per_period;DAY(fpdate))))))">
            <text:p/>
          </table:table-cell>
          <table:table-cell table:style-name="ce21" table:formula="of:=IF([.A426]=&quot;&quot;;&quot;&quot;;IF(roundOpt;IF(OR([.A426]=nper;payment&gt;ROUND((1+rate)*[.H425];2));ROUND((1+rate)*[.H425];2);payment);IF(OR([.A426]=nper;payment&gt;(1+rate)*[.H425]);(1+rate)*[.H425];payment)))">
            <text:p/>
          </table:table-cell>
          <table:table-cell table:style-name="ce30"/>
          <table:table-cell table:style-name="ce21"/>
          <table:table-cell table:style-name="ce21" table:formula="of:=IF([.A426]=&quot;&quot;;&quot;&quot;;IF(AND([.A426]=1;pmtType=1);0;IF(roundOpt;ROUND(rate*[.H425];2);rate*[.H425])))">
            <text:p/>
          </table:table-cell>
          <table:table-cell table:style-name="ce21" table:formula="of:=IF([.A426]=&quot;&quot;;&quot;&quot;;[.C426]-[.F426]+[.D426])">
            <text:p/>
          </table:table-cell>
          <table:table-cell table:style-name="ce21" table:formula="of:=IF([.A426]=&quot;&quot;;&quot;&quot;;[.H425]-[.G426])">
            <text:p/>
          </table:table-cell>
          <table:table-cell table:number-columns-repeated="248"/>
        </table:table-row>
        <table:table-row table:style-name="ro3">
          <table:table-cell table:style-name="ce10" table:formula="of:=IF([.H426]=&quot;&quot;;&quot;&quot;;IF(roundOpt;IF(OR([.A426]&gt;=nper;ROUND([.H426];2)&lt;=0);&quot;&quot;;[.A426]+1);IF(OR([.A426]&gt;=nper;[.H426]&lt;=0);&quot;&quot;;[.A426]+1)))">
            <text:p/>
          </table:table-cell>
          <table:table-cell table:style-name="ce17" table:formula="of:=IF([.A427]=&quot;&quot;;&quot;&quot;;IF(OR(periods_per_year=26;periods_per_year=52);IF(periods_per_year=26;IF([.A427]=1;fpdate;[.B426]+14);IF(periods_per_year=52;IF([.A427]=1;fpdate;[.B426]+7);&quot;n/a&quot;));IF(periods_per_year=24;DATE(YEAR(fpdate);MONTH(fpdate)+([.A427]-1)/2+IF(AND(DAY(fpdate)&gt;=15;MOD([.A427];2)=0);1;0);IF(MOD([.A427];2)=0;IF(DAY(fpdate)&gt;=15;DAY(fpdate)-14;DAY(fpdate)+14);DAY(fpdate)));IF(DAY(DATE(YEAR(fpdate);MONTH(fpdate)+([.A427]-1)*months_per_period;DAY(fpdate)))&lt;&gt;DAY(fpdate);DATE(YEAR(fpdate);MONTH(fpdate)+([.A427]-1)*months_per_period+1;0);DATE(YEAR(fpdate);MONTH(fpdate)+([.A427]-1)*months_per_period;DAY(fpdate))))))">
            <text:p/>
          </table:table-cell>
          <table:table-cell table:style-name="ce21" table:formula="of:=IF([.A427]=&quot;&quot;;&quot;&quot;;IF(roundOpt;IF(OR([.A427]=nper;payment&gt;ROUND((1+rate)*[.H426];2));ROUND((1+rate)*[.H426];2);payment);IF(OR([.A427]=nper;payment&gt;(1+rate)*[.H426]);(1+rate)*[.H426];payment)))">
            <text:p/>
          </table:table-cell>
          <table:table-cell table:style-name="ce30"/>
          <table:table-cell table:style-name="ce21"/>
          <table:table-cell table:style-name="ce21" table:formula="of:=IF([.A427]=&quot;&quot;;&quot;&quot;;IF(AND([.A427]=1;pmtType=1);0;IF(roundOpt;ROUND(rate*[.H426];2);rate*[.H426])))">
            <text:p/>
          </table:table-cell>
          <table:table-cell table:style-name="ce21" table:formula="of:=IF([.A427]=&quot;&quot;;&quot;&quot;;[.C427]-[.F427]+[.D427])">
            <text:p/>
          </table:table-cell>
          <table:table-cell table:style-name="ce21" table:formula="of:=IF([.A427]=&quot;&quot;;&quot;&quot;;[.H426]-[.G427])">
            <text:p/>
          </table:table-cell>
          <table:table-cell table:number-columns-repeated="248"/>
        </table:table-row>
        <table:table-row table:style-name="ro3">
          <table:table-cell table:style-name="ce10" table:formula="of:=IF([.H427]=&quot;&quot;;&quot;&quot;;IF(roundOpt;IF(OR([.A427]&gt;=nper;ROUND([.H427];2)&lt;=0);&quot;&quot;;[.A427]+1);IF(OR([.A427]&gt;=nper;[.H427]&lt;=0);&quot;&quot;;[.A427]+1)))">
            <text:p/>
          </table:table-cell>
          <table:table-cell table:style-name="ce17" table:formula="of:=IF([.A428]=&quot;&quot;;&quot;&quot;;IF(OR(periods_per_year=26;periods_per_year=52);IF(periods_per_year=26;IF([.A428]=1;fpdate;[.B427]+14);IF(periods_per_year=52;IF([.A428]=1;fpdate;[.B427]+7);&quot;n/a&quot;));IF(periods_per_year=24;DATE(YEAR(fpdate);MONTH(fpdate)+([.A428]-1)/2+IF(AND(DAY(fpdate)&gt;=15;MOD([.A428];2)=0);1;0);IF(MOD([.A428];2)=0;IF(DAY(fpdate)&gt;=15;DAY(fpdate)-14;DAY(fpdate)+14);DAY(fpdate)));IF(DAY(DATE(YEAR(fpdate);MONTH(fpdate)+([.A428]-1)*months_per_period;DAY(fpdate)))&lt;&gt;DAY(fpdate);DATE(YEAR(fpdate);MONTH(fpdate)+([.A428]-1)*months_per_period+1;0);DATE(YEAR(fpdate);MONTH(fpdate)+([.A428]-1)*months_per_period;DAY(fpdate))))))">
            <text:p/>
          </table:table-cell>
          <table:table-cell table:style-name="ce21" table:formula="of:=IF([.A428]=&quot;&quot;;&quot;&quot;;IF(roundOpt;IF(OR([.A428]=nper;payment&gt;ROUND((1+rate)*[.H427];2));ROUND((1+rate)*[.H427];2);payment);IF(OR([.A428]=nper;payment&gt;(1+rate)*[.H427]);(1+rate)*[.H427];payment)))">
            <text:p/>
          </table:table-cell>
          <table:table-cell table:style-name="ce30"/>
          <table:table-cell table:style-name="ce21"/>
          <table:table-cell table:style-name="ce21" table:formula="of:=IF([.A428]=&quot;&quot;;&quot;&quot;;IF(AND([.A428]=1;pmtType=1);0;IF(roundOpt;ROUND(rate*[.H427];2);rate*[.H427])))">
            <text:p/>
          </table:table-cell>
          <table:table-cell table:style-name="ce21" table:formula="of:=IF([.A428]=&quot;&quot;;&quot;&quot;;[.C428]-[.F428]+[.D428])">
            <text:p/>
          </table:table-cell>
          <table:table-cell table:style-name="ce21" table:formula="of:=IF([.A428]=&quot;&quot;;&quot;&quot;;[.H427]-[.G428])">
            <text:p/>
          </table:table-cell>
          <table:table-cell table:number-columns-repeated="248"/>
        </table:table-row>
        <table:table-row table:style-name="ro3">
          <table:table-cell table:style-name="ce10" table:formula="of:=IF([.H428]=&quot;&quot;;&quot;&quot;;IF(roundOpt;IF(OR([.A428]&gt;=nper;ROUND([.H428];2)&lt;=0);&quot;&quot;;[.A428]+1);IF(OR([.A428]&gt;=nper;[.H428]&lt;=0);&quot;&quot;;[.A428]+1)))">
            <text:p/>
          </table:table-cell>
          <table:table-cell table:style-name="ce17" table:formula="of:=IF([.A429]=&quot;&quot;;&quot;&quot;;IF(OR(periods_per_year=26;periods_per_year=52);IF(periods_per_year=26;IF([.A429]=1;fpdate;[.B428]+14);IF(periods_per_year=52;IF([.A429]=1;fpdate;[.B428]+7);&quot;n/a&quot;));IF(periods_per_year=24;DATE(YEAR(fpdate);MONTH(fpdate)+([.A429]-1)/2+IF(AND(DAY(fpdate)&gt;=15;MOD([.A429];2)=0);1;0);IF(MOD([.A429];2)=0;IF(DAY(fpdate)&gt;=15;DAY(fpdate)-14;DAY(fpdate)+14);DAY(fpdate)));IF(DAY(DATE(YEAR(fpdate);MONTH(fpdate)+([.A429]-1)*months_per_period;DAY(fpdate)))&lt;&gt;DAY(fpdate);DATE(YEAR(fpdate);MONTH(fpdate)+([.A429]-1)*months_per_period+1;0);DATE(YEAR(fpdate);MONTH(fpdate)+([.A429]-1)*months_per_period;DAY(fpdate))))))">
            <text:p/>
          </table:table-cell>
          <table:table-cell table:style-name="ce21" table:formula="of:=IF([.A429]=&quot;&quot;;&quot;&quot;;IF(roundOpt;IF(OR([.A429]=nper;payment&gt;ROUND((1+rate)*[.H428];2));ROUND((1+rate)*[.H428];2);payment);IF(OR([.A429]=nper;payment&gt;(1+rate)*[.H428]);(1+rate)*[.H428];payment)))">
            <text:p/>
          </table:table-cell>
          <table:table-cell table:style-name="ce30"/>
          <table:table-cell table:style-name="ce21"/>
          <table:table-cell table:style-name="ce21" table:formula="of:=IF([.A429]=&quot;&quot;;&quot;&quot;;IF(AND([.A429]=1;pmtType=1);0;IF(roundOpt;ROUND(rate*[.H428];2);rate*[.H428])))">
            <text:p/>
          </table:table-cell>
          <table:table-cell table:style-name="ce21" table:formula="of:=IF([.A429]=&quot;&quot;;&quot;&quot;;[.C429]-[.F429]+[.D429])">
            <text:p/>
          </table:table-cell>
          <table:table-cell table:style-name="ce21" table:formula="of:=IF([.A429]=&quot;&quot;;&quot;&quot;;[.H428]-[.G429])">
            <text:p/>
          </table:table-cell>
          <table:table-cell table:number-columns-repeated="248"/>
        </table:table-row>
        <table:table-row table:style-name="ro3">
          <table:table-cell table:style-name="ce10" table:formula="of:=IF([.H429]=&quot;&quot;;&quot;&quot;;IF(roundOpt;IF(OR([.A429]&gt;=nper;ROUND([.H429];2)&lt;=0);&quot;&quot;;[.A429]+1);IF(OR([.A429]&gt;=nper;[.H429]&lt;=0);&quot;&quot;;[.A429]+1)))">
            <text:p/>
          </table:table-cell>
          <table:table-cell table:style-name="ce17" table:formula="of:=IF([.A430]=&quot;&quot;;&quot;&quot;;IF(OR(periods_per_year=26;periods_per_year=52);IF(periods_per_year=26;IF([.A430]=1;fpdate;[.B429]+14);IF(periods_per_year=52;IF([.A430]=1;fpdate;[.B429]+7);&quot;n/a&quot;));IF(periods_per_year=24;DATE(YEAR(fpdate);MONTH(fpdate)+([.A430]-1)/2+IF(AND(DAY(fpdate)&gt;=15;MOD([.A430];2)=0);1;0);IF(MOD([.A430];2)=0;IF(DAY(fpdate)&gt;=15;DAY(fpdate)-14;DAY(fpdate)+14);DAY(fpdate)));IF(DAY(DATE(YEAR(fpdate);MONTH(fpdate)+([.A430]-1)*months_per_period;DAY(fpdate)))&lt;&gt;DAY(fpdate);DATE(YEAR(fpdate);MONTH(fpdate)+([.A430]-1)*months_per_period+1;0);DATE(YEAR(fpdate);MONTH(fpdate)+([.A430]-1)*months_per_period;DAY(fpdate))))))">
            <text:p/>
          </table:table-cell>
          <table:table-cell table:style-name="ce21" table:formula="of:=IF([.A430]=&quot;&quot;;&quot;&quot;;IF(roundOpt;IF(OR([.A430]=nper;payment&gt;ROUND((1+rate)*[.H429];2));ROUND((1+rate)*[.H429];2);payment);IF(OR([.A430]=nper;payment&gt;(1+rate)*[.H429]);(1+rate)*[.H429];payment)))">
            <text:p/>
          </table:table-cell>
          <table:table-cell table:style-name="ce30"/>
          <table:table-cell table:style-name="ce21"/>
          <table:table-cell table:style-name="ce21" table:formula="of:=IF([.A430]=&quot;&quot;;&quot;&quot;;IF(AND([.A430]=1;pmtType=1);0;IF(roundOpt;ROUND(rate*[.H429];2);rate*[.H429])))">
            <text:p/>
          </table:table-cell>
          <table:table-cell table:style-name="ce21" table:formula="of:=IF([.A430]=&quot;&quot;;&quot;&quot;;[.C430]-[.F430]+[.D430])">
            <text:p/>
          </table:table-cell>
          <table:table-cell table:style-name="ce21" table:formula="of:=IF([.A430]=&quot;&quot;;&quot;&quot;;[.H429]-[.G430])">
            <text:p/>
          </table:table-cell>
          <table:table-cell table:number-columns-repeated="248"/>
        </table:table-row>
        <table:table-row table:style-name="ro3">
          <table:table-cell table:style-name="ce10" table:formula="of:=IF([.H430]=&quot;&quot;;&quot;&quot;;IF(roundOpt;IF(OR([.A430]&gt;=nper;ROUND([.H430];2)&lt;=0);&quot;&quot;;[.A430]+1);IF(OR([.A430]&gt;=nper;[.H430]&lt;=0);&quot;&quot;;[.A430]+1)))">
            <text:p/>
          </table:table-cell>
          <table:table-cell table:style-name="ce17" table:formula="of:=IF([.A431]=&quot;&quot;;&quot;&quot;;IF(OR(periods_per_year=26;periods_per_year=52);IF(periods_per_year=26;IF([.A431]=1;fpdate;[.B430]+14);IF(periods_per_year=52;IF([.A431]=1;fpdate;[.B430]+7);&quot;n/a&quot;));IF(periods_per_year=24;DATE(YEAR(fpdate);MONTH(fpdate)+([.A431]-1)/2+IF(AND(DAY(fpdate)&gt;=15;MOD([.A431];2)=0);1;0);IF(MOD([.A431];2)=0;IF(DAY(fpdate)&gt;=15;DAY(fpdate)-14;DAY(fpdate)+14);DAY(fpdate)));IF(DAY(DATE(YEAR(fpdate);MONTH(fpdate)+([.A431]-1)*months_per_period;DAY(fpdate)))&lt;&gt;DAY(fpdate);DATE(YEAR(fpdate);MONTH(fpdate)+([.A431]-1)*months_per_period+1;0);DATE(YEAR(fpdate);MONTH(fpdate)+([.A431]-1)*months_per_period;DAY(fpdate))))))">
            <text:p/>
          </table:table-cell>
          <table:table-cell table:style-name="ce21" table:formula="of:=IF([.A431]=&quot;&quot;;&quot;&quot;;IF(roundOpt;IF(OR([.A431]=nper;payment&gt;ROUND((1+rate)*[.H430];2));ROUND((1+rate)*[.H430];2);payment);IF(OR([.A431]=nper;payment&gt;(1+rate)*[.H430]);(1+rate)*[.H430];payment)))">
            <text:p/>
          </table:table-cell>
          <table:table-cell table:style-name="ce30"/>
          <table:table-cell table:style-name="ce21"/>
          <table:table-cell table:style-name="ce21" table:formula="of:=IF([.A431]=&quot;&quot;;&quot;&quot;;IF(AND([.A431]=1;pmtType=1);0;IF(roundOpt;ROUND(rate*[.H430];2);rate*[.H430])))">
            <text:p/>
          </table:table-cell>
          <table:table-cell table:style-name="ce21" table:formula="of:=IF([.A431]=&quot;&quot;;&quot;&quot;;[.C431]-[.F431]+[.D431])">
            <text:p/>
          </table:table-cell>
          <table:table-cell table:style-name="ce21" table:formula="of:=IF([.A431]=&quot;&quot;;&quot;&quot;;[.H430]-[.G431])">
            <text:p/>
          </table:table-cell>
          <table:table-cell table:number-columns-repeated="248"/>
        </table:table-row>
        <table:table-row table:style-name="ro3">
          <table:table-cell table:style-name="ce10" table:formula="of:=IF([.H431]=&quot;&quot;;&quot;&quot;;IF(roundOpt;IF(OR([.A431]&gt;=nper;ROUND([.H431];2)&lt;=0);&quot;&quot;;[.A431]+1);IF(OR([.A431]&gt;=nper;[.H431]&lt;=0);&quot;&quot;;[.A431]+1)))">
            <text:p/>
          </table:table-cell>
          <table:table-cell table:style-name="ce17" table:formula="of:=IF([.A432]=&quot;&quot;;&quot;&quot;;IF(OR(periods_per_year=26;periods_per_year=52);IF(periods_per_year=26;IF([.A432]=1;fpdate;[.B431]+14);IF(periods_per_year=52;IF([.A432]=1;fpdate;[.B431]+7);&quot;n/a&quot;));IF(periods_per_year=24;DATE(YEAR(fpdate);MONTH(fpdate)+([.A432]-1)/2+IF(AND(DAY(fpdate)&gt;=15;MOD([.A432];2)=0);1;0);IF(MOD([.A432];2)=0;IF(DAY(fpdate)&gt;=15;DAY(fpdate)-14;DAY(fpdate)+14);DAY(fpdate)));IF(DAY(DATE(YEAR(fpdate);MONTH(fpdate)+([.A432]-1)*months_per_period;DAY(fpdate)))&lt;&gt;DAY(fpdate);DATE(YEAR(fpdate);MONTH(fpdate)+([.A432]-1)*months_per_period+1;0);DATE(YEAR(fpdate);MONTH(fpdate)+([.A432]-1)*months_per_period;DAY(fpdate))))))">
            <text:p/>
          </table:table-cell>
          <table:table-cell table:style-name="ce21" table:formula="of:=IF([.A432]=&quot;&quot;;&quot;&quot;;IF(roundOpt;IF(OR([.A432]=nper;payment&gt;ROUND((1+rate)*[.H431];2));ROUND((1+rate)*[.H431];2);payment);IF(OR([.A432]=nper;payment&gt;(1+rate)*[.H431]);(1+rate)*[.H431];payment)))">
            <text:p/>
          </table:table-cell>
          <table:table-cell table:style-name="ce30"/>
          <table:table-cell table:style-name="ce21"/>
          <table:table-cell table:style-name="ce21" table:formula="of:=IF([.A432]=&quot;&quot;;&quot;&quot;;IF(AND([.A432]=1;pmtType=1);0;IF(roundOpt;ROUND(rate*[.H431];2);rate*[.H431])))">
            <text:p/>
          </table:table-cell>
          <table:table-cell table:style-name="ce21" table:formula="of:=IF([.A432]=&quot;&quot;;&quot;&quot;;[.C432]-[.F432]+[.D432])">
            <text:p/>
          </table:table-cell>
          <table:table-cell table:style-name="ce21" table:formula="of:=IF([.A432]=&quot;&quot;;&quot;&quot;;[.H431]-[.G432])">
            <text:p/>
          </table:table-cell>
          <table:table-cell table:number-columns-repeated="248"/>
        </table:table-row>
        <table:table-row table:style-name="ro3">
          <table:table-cell table:style-name="ce10" table:formula="of:=IF([.H432]=&quot;&quot;;&quot;&quot;;IF(roundOpt;IF(OR([.A432]&gt;=nper;ROUND([.H432];2)&lt;=0);&quot;&quot;;[.A432]+1);IF(OR([.A432]&gt;=nper;[.H432]&lt;=0);&quot;&quot;;[.A432]+1)))">
            <text:p/>
          </table:table-cell>
          <table:table-cell table:style-name="ce17" table:formula="of:=IF([.A433]=&quot;&quot;;&quot;&quot;;IF(OR(periods_per_year=26;periods_per_year=52);IF(periods_per_year=26;IF([.A433]=1;fpdate;[.B432]+14);IF(periods_per_year=52;IF([.A433]=1;fpdate;[.B432]+7);&quot;n/a&quot;));IF(periods_per_year=24;DATE(YEAR(fpdate);MONTH(fpdate)+([.A433]-1)/2+IF(AND(DAY(fpdate)&gt;=15;MOD([.A433];2)=0);1;0);IF(MOD([.A433];2)=0;IF(DAY(fpdate)&gt;=15;DAY(fpdate)-14;DAY(fpdate)+14);DAY(fpdate)));IF(DAY(DATE(YEAR(fpdate);MONTH(fpdate)+([.A433]-1)*months_per_period;DAY(fpdate)))&lt;&gt;DAY(fpdate);DATE(YEAR(fpdate);MONTH(fpdate)+([.A433]-1)*months_per_period+1;0);DATE(YEAR(fpdate);MONTH(fpdate)+([.A433]-1)*months_per_period;DAY(fpdate))))))">
            <text:p/>
          </table:table-cell>
          <table:table-cell table:style-name="ce21" table:formula="of:=IF([.A433]=&quot;&quot;;&quot;&quot;;IF(roundOpt;IF(OR([.A433]=nper;payment&gt;ROUND((1+rate)*[.H432];2));ROUND((1+rate)*[.H432];2);payment);IF(OR([.A433]=nper;payment&gt;(1+rate)*[.H432]);(1+rate)*[.H432];payment)))">
            <text:p/>
          </table:table-cell>
          <table:table-cell table:style-name="ce30"/>
          <table:table-cell table:style-name="ce21"/>
          <table:table-cell table:style-name="ce21" table:formula="of:=IF([.A433]=&quot;&quot;;&quot;&quot;;IF(AND([.A433]=1;pmtType=1);0;IF(roundOpt;ROUND(rate*[.H432];2);rate*[.H432])))">
            <text:p/>
          </table:table-cell>
          <table:table-cell table:style-name="ce21" table:formula="of:=IF([.A433]=&quot;&quot;;&quot;&quot;;[.C433]-[.F433]+[.D433])">
            <text:p/>
          </table:table-cell>
          <table:table-cell table:style-name="ce21" table:formula="of:=IF([.A433]=&quot;&quot;;&quot;&quot;;[.H432]-[.G433])">
            <text:p/>
          </table:table-cell>
          <table:table-cell table:number-columns-repeated="248"/>
        </table:table-row>
        <table:table-row table:style-name="ro3">
          <table:table-cell table:style-name="ce10" table:formula="of:=IF([.H433]=&quot;&quot;;&quot;&quot;;IF(roundOpt;IF(OR([.A433]&gt;=nper;ROUND([.H433];2)&lt;=0);&quot;&quot;;[.A433]+1);IF(OR([.A433]&gt;=nper;[.H433]&lt;=0);&quot;&quot;;[.A433]+1)))">
            <text:p/>
          </table:table-cell>
          <table:table-cell table:style-name="ce17" table:formula="of:=IF([.A434]=&quot;&quot;;&quot;&quot;;IF(OR(periods_per_year=26;periods_per_year=52);IF(periods_per_year=26;IF([.A434]=1;fpdate;[.B433]+14);IF(periods_per_year=52;IF([.A434]=1;fpdate;[.B433]+7);&quot;n/a&quot;));IF(periods_per_year=24;DATE(YEAR(fpdate);MONTH(fpdate)+([.A434]-1)/2+IF(AND(DAY(fpdate)&gt;=15;MOD([.A434];2)=0);1;0);IF(MOD([.A434];2)=0;IF(DAY(fpdate)&gt;=15;DAY(fpdate)-14;DAY(fpdate)+14);DAY(fpdate)));IF(DAY(DATE(YEAR(fpdate);MONTH(fpdate)+([.A434]-1)*months_per_period;DAY(fpdate)))&lt;&gt;DAY(fpdate);DATE(YEAR(fpdate);MONTH(fpdate)+([.A434]-1)*months_per_period+1;0);DATE(YEAR(fpdate);MONTH(fpdate)+([.A434]-1)*months_per_period;DAY(fpdate))))))">
            <text:p/>
          </table:table-cell>
          <table:table-cell table:style-name="ce21" table:formula="of:=IF([.A434]=&quot;&quot;;&quot;&quot;;IF(roundOpt;IF(OR([.A434]=nper;payment&gt;ROUND((1+rate)*[.H433];2));ROUND((1+rate)*[.H433];2);payment);IF(OR([.A434]=nper;payment&gt;(1+rate)*[.H433]);(1+rate)*[.H433];payment)))">
            <text:p/>
          </table:table-cell>
          <table:table-cell table:style-name="ce30"/>
          <table:table-cell table:style-name="ce21"/>
          <table:table-cell table:style-name="ce21" table:formula="of:=IF([.A434]=&quot;&quot;;&quot;&quot;;IF(AND([.A434]=1;pmtType=1);0;IF(roundOpt;ROUND(rate*[.H433];2);rate*[.H433])))">
            <text:p/>
          </table:table-cell>
          <table:table-cell table:style-name="ce21" table:formula="of:=IF([.A434]=&quot;&quot;;&quot;&quot;;[.C434]-[.F434]+[.D434])">
            <text:p/>
          </table:table-cell>
          <table:table-cell table:style-name="ce21" table:formula="of:=IF([.A434]=&quot;&quot;;&quot;&quot;;[.H433]-[.G434])">
            <text:p/>
          </table:table-cell>
          <table:table-cell table:number-columns-repeated="248"/>
        </table:table-row>
        <table:table-row table:style-name="ro3">
          <table:table-cell table:style-name="ce10" table:formula="of:=IF([.H434]=&quot;&quot;;&quot;&quot;;IF(roundOpt;IF(OR([.A434]&gt;=nper;ROUND([.H434];2)&lt;=0);&quot;&quot;;[.A434]+1);IF(OR([.A434]&gt;=nper;[.H434]&lt;=0);&quot;&quot;;[.A434]+1)))">
            <text:p/>
          </table:table-cell>
          <table:table-cell table:style-name="ce17" table:formula="of:=IF([.A435]=&quot;&quot;;&quot;&quot;;IF(OR(periods_per_year=26;periods_per_year=52);IF(periods_per_year=26;IF([.A435]=1;fpdate;[.B434]+14);IF(periods_per_year=52;IF([.A435]=1;fpdate;[.B434]+7);&quot;n/a&quot;));IF(periods_per_year=24;DATE(YEAR(fpdate);MONTH(fpdate)+([.A435]-1)/2+IF(AND(DAY(fpdate)&gt;=15;MOD([.A435];2)=0);1;0);IF(MOD([.A435];2)=0;IF(DAY(fpdate)&gt;=15;DAY(fpdate)-14;DAY(fpdate)+14);DAY(fpdate)));IF(DAY(DATE(YEAR(fpdate);MONTH(fpdate)+([.A435]-1)*months_per_period;DAY(fpdate)))&lt;&gt;DAY(fpdate);DATE(YEAR(fpdate);MONTH(fpdate)+([.A435]-1)*months_per_period+1;0);DATE(YEAR(fpdate);MONTH(fpdate)+([.A435]-1)*months_per_period;DAY(fpdate))))))">
            <text:p/>
          </table:table-cell>
          <table:table-cell table:style-name="ce21" table:formula="of:=IF([.A435]=&quot;&quot;;&quot;&quot;;IF(roundOpt;IF(OR([.A435]=nper;payment&gt;ROUND((1+rate)*[.H434];2));ROUND((1+rate)*[.H434];2);payment);IF(OR([.A435]=nper;payment&gt;(1+rate)*[.H434]);(1+rate)*[.H434];payment)))">
            <text:p/>
          </table:table-cell>
          <table:table-cell table:style-name="ce30"/>
          <table:table-cell table:style-name="ce21"/>
          <table:table-cell table:style-name="ce21" table:formula="of:=IF([.A435]=&quot;&quot;;&quot;&quot;;IF(AND([.A435]=1;pmtType=1);0;IF(roundOpt;ROUND(rate*[.H434];2);rate*[.H434])))">
            <text:p/>
          </table:table-cell>
          <table:table-cell table:style-name="ce21" table:formula="of:=IF([.A435]=&quot;&quot;;&quot;&quot;;[.C435]-[.F435]+[.D435])">
            <text:p/>
          </table:table-cell>
          <table:table-cell table:style-name="ce21" table:formula="of:=IF([.A435]=&quot;&quot;;&quot;&quot;;[.H434]-[.G435])">
            <text:p/>
          </table:table-cell>
          <table:table-cell table:number-columns-repeated="248"/>
        </table:table-row>
        <table:table-row table:style-name="ro3">
          <table:table-cell table:style-name="ce10" table:formula="of:=IF([.H435]=&quot;&quot;;&quot;&quot;;IF(roundOpt;IF(OR([.A435]&gt;=nper;ROUND([.H435];2)&lt;=0);&quot;&quot;;[.A435]+1);IF(OR([.A435]&gt;=nper;[.H435]&lt;=0);&quot;&quot;;[.A435]+1)))">
            <text:p/>
          </table:table-cell>
          <table:table-cell table:style-name="ce17" table:formula="of:=IF([.A436]=&quot;&quot;;&quot;&quot;;IF(OR(periods_per_year=26;periods_per_year=52);IF(periods_per_year=26;IF([.A436]=1;fpdate;[.B435]+14);IF(periods_per_year=52;IF([.A436]=1;fpdate;[.B435]+7);&quot;n/a&quot;));IF(periods_per_year=24;DATE(YEAR(fpdate);MONTH(fpdate)+([.A436]-1)/2+IF(AND(DAY(fpdate)&gt;=15;MOD([.A436];2)=0);1;0);IF(MOD([.A436];2)=0;IF(DAY(fpdate)&gt;=15;DAY(fpdate)-14;DAY(fpdate)+14);DAY(fpdate)));IF(DAY(DATE(YEAR(fpdate);MONTH(fpdate)+([.A436]-1)*months_per_period;DAY(fpdate)))&lt;&gt;DAY(fpdate);DATE(YEAR(fpdate);MONTH(fpdate)+([.A436]-1)*months_per_period+1;0);DATE(YEAR(fpdate);MONTH(fpdate)+([.A436]-1)*months_per_period;DAY(fpdate))))))">
            <text:p/>
          </table:table-cell>
          <table:table-cell table:style-name="ce21" table:formula="of:=IF([.A436]=&quot;&quot;;&quot;&quot;;IF(roundOpt;IF(OR([.A436]=nper;payment&gt;ROUND((1+rate)*[.H435];2));ROUND((1+rate)*[.H435];2);payment);IF(OR([.A436]=nper;payment&gt;(1+rate)*[.H435]);(1+rate)*[.H435];payment)))">
            <text:p/>
          </table:table-cell>
          <table:table-cell table:style-name="ce30"/>
          <table:table-cell table:style-name="ce21"/>
          <table:table-cell table:style-name="ce21" table:formula="of:=IF([.A436]=&quot;&quot;;&quot;&quot;;IF(AND([.A436]=1;pmtType=1);0;IF(roundOpt;ROUND(rate*[.H435];2);rate*[.H435])))">
            <text:p/>
          </table:table-cell>
          <table:table-cell table:style-name="ce21" table:formula="of:=IF([.A436]=&quot;&quot;;&quot;&quot;;[.C436]-[.F436]+[.D436])">
            <text:p/>
          </table:table-cell>
          <table:table-cell table:style-name="ce21" table:formula="of:=IF([.A436]=&quot;&quot;;&quot;&quot;;[.H435]-[.G436])">
            <text:p/>
          </table:table-cell>
          <table:table-cell table:number-columns-repeated="248"/>
        </table:table-row>
        <table:table-row table:style-name="ro3">
          <table:table-cell table:style-name="ce10" table:formula="of:=IF([.H436]=&quot;&quot;;&quot;&quot;;IF(roundOpt;IF(OR([.A436]&gt;=nper;ROUND([.H436];2)&lt;=0);&quot;&quot;;[.A436]+1);IF(OR([.A436]&gt;=nper;[.H436]&lt;=0);&quot;&quot;;[.A436]+1)))">
            <text:p/>
          </table:table-cell>
          <table:table-cell table:style-name="ce17" table:formula="of:=IF([.A437]=&quot;&quot;;&quot;&quot;;IF(OR(periods_per_year=26;periods_per_year=52);IF(periods_per_year=26;IF([.A437]=1;fpdate;[.B436]+14);IF(periods_per_year=52;IF([.A437]=1;fpdate;[.B436]+7);&quot;n/a&quot;));IF(periods_per_year=24;DATE(YEAR(fpdate);MONTH(fpdate)+([.A437]-1)/2+IF(AND(DAY(fpdate)&gt;=15;MOD([.A437];2)=0);1;0);IF(MOD([.A437];2)=0;IF(DAY(fpdate)&gt;=15;DAY(fpdate)-14;DAY(fpdate)+14);DAY(fpdate)));IF(DAY(DATE(YEAR(fpdate);MONTH(fpdate)+([.A437]-1)*months_per_period;DAY(fpdate)))&lt;&gt;DAY(fpdate);DATE(YEAR(fpdate);MONTH(fpdate)+([.A437]-1)*months_per_period+1;0);DATE(YEAR(fpdate);MONTH(fpdate)+([.A437]-1)*months_per_period;DAY(fpdate))))))">
            <text:p/>
          </table:table-cell>
          <table:table-cell table:style-name="ce21" table:formula="of:=IF([.A437]=&quot;&quot;;&quot;&quot;;IF(roundOpt;IF(OR([.A437]=nper;payment&gt;ROUND((1+rate)*[.H436];2));ROUND((1+rate)*[.H436];2);payment);IF(OR([.A437]=nper;payment&gt;(1+rate)*[.H436]);(1+rate)*[.H436];payment)))">
            <text:p/>
          </table:table-cell>
          <table:table-cell table:style-name="ce30"/>
          <table:table-cell table:style-name="ce21"/>
          <table:table-cell table:style-name="ce21" table:formula="of:=IF([.A437]=&quot;&quot;;&quot;&quot;;IF(AND([.A437]=1;pmtType=1);0;IF(roundOpt;ROUND(rate*[.H436];2);rate*[.H436])))">
            <text:p/>
          </table:table-cell>
          <table:table-cell table:style-name="ce21" table:formula="of:=IF([.A437]=&quot;&quot;;&quot;&quot;;[.C437]-[.F437]+[.D437])">
            <text:p/>
          </table:table-cell>
          <table:table-cell table:style-name="ce21" table:formula="of:=IF([.A437]=&quot;&quot;;&quot;&quot;;[.H436]-[.G437])">
            <text:p/>
          </table:table-cell>
          <table:table-cell table:number-columns-repeated="248"/>
        </table:table-row>
        <table:table-row table:style-name="ro3">
          <table:table-cell table:style-name="ce10" table:formula="of:=IF([.H437]=&quot;&quot;;&quot;&quot;;IF(roundOpt;IF(OR([.A437]&gt;=nper;ROUND([.H437];2)&lt;=0);&quot;&quot;;[.A437]+1);IF(OR([.A437]&gt;=nper;[.H437]&lt;=0);&quot;&quot;;[.A437]+1)))">
            <text:p/>
          </table:table-cell>
          <table:table-cell table:style-name="ce17" table:formula="of:=IF([.A438]=&quot;&quot;;&quot;&quot;;IF(OR(periods_per_year=26;periods_per_year=52);IF(periods_per_year=26;IF([.A438]=1;fpdate;[.B437]+14);IF(periods_per_year=52;IF([.A438]=1;fpdate;[.B437]+7);&quot;n/a&quot;));IF(periods_per_year=24;DATE(YEAR(fpdate);MONTH(fpdate)+([.A438]-1)/2+IF(AND(DAY(fpdate)&gt;=15;MOD([.A438];2)=0);1;0);IF(MOD([.A438];2)=0;IF(DAY(fpdate)&gt;=15;DAY(fpdate)-14;DAY(fpdate)+14);DAY(fpdate)));IF(DAY(DATE(YEAR(fpdate);MONTH(fpdate)+([.A438]-1)*months_per_period;DAY(fpdate)))&lt;&gt;DAY(fpdate);DATE(YEAR(fpdate);MONTH(fpdate)+([.A438]-1)*months_per_period+1;0);DATE(YEAR(fpdate);MONTH(fpdate)+([.A438]-1)*months_per_period;DAY(fpdate))))))">
            <text:p/>
          </table:table-cell>
          <table:table-cell table:style-name="ce21" table:formula="of:=IF([.A438]=&quot;&quot;;&quot;&quot;;IF(roundOpt;IF(OR([.A438]=nper;payment&gt;ROUND((1+rate)*[.H437];2));ROUND((1+rate)*[.H437];2);payment);IF(OR([.A438]=nper;payment&gt;(1+rate)*[.H437]);(1+rate)*[.H437];payment)))">
            <text:p/>
          </table:table-cell>
          <table:table-cell table:style-name="ce30"/>
          <table:table-cell table:style-name="ce21"/>
          <table:table-cell table:style-name="ce21" table:formula="of:=IF([.A438]=&quot;&quot;;&quot;&quot;;IF(AND([.A438]=1;pmtType=1);0;IF(roundOpt;ROUND(rate*[.H437];2);rate*[.H437])))">
            <text:p/>
          </table:table-cell>
          <table:table-cell table:style-name="ce21" table:formula="of:=IF([.A438]=&quot;&quot;;&quot;&quot;;[.C438]-[.F438]+[.D438])">
            <text:p/>
          </table:table-cell>
          <table:table-cell table:style-name="ce21" table:formula="of:=IF([.A438]=&quot;&quot;;&quot;&quot;;[.H437]-[.G438])">
            <text:p/>
          </table:table-cell>
          <table:table-cell table:number-columns-repeated="248"/>
        </table:table-row>
        <table:table-row table:style-name="ro3">
          <table:table-cell table:style-name="ce10" table:formula="of:=IF([.H438]=&quot;&quot;;&quot;&quot;;IF(roundOpt;IF(OR([.A438]&gt;=nper;ROUND([.H438];2)&lt;=0);&quot;&quot;;[.A438]+1);IF(OR([.A438]&gt;=nper;[.H438]&lt;=0);&quot;&quot;;[.A438]+1)))">
            <text:p/>
          </table:table-cell>
          <table:table-cell table:style-name="ce17" table:formula="of:=IF([.A439]=&quot;&quot;;&quot;&quot;;IF(OR(periods_per_year=26;periods_per_year=52);IF(periods_per_year=26;IF([.A439]=1;fpdate;[.B438]+14);IF(periods_per_year=52;IF([.A439]=1;fpdate;[.B438]+7);&quot;n/a&quot;));IF(periods_per_year=24;DATE(YEAR(fpdate);MONTH(fpdate)+([.A439]-1)/2+IF(AND(DAY(fpdate)&gt;=15;MOD([.A439];2)=0);1;0);IF(MOD([.A439];2)=0;IF(DAY(fpdate)&gt;=15;DAY(fpdate)-14;DAY(fpdate)+14);DAY(fpdate)));IF(DAY(DATE(YEAR(fpdate);MONTH(fpdate)+([.A439]-1)*months_per_period;DAY(fpdate)))&lt;&gt;DAY(fpdate);DATE(YEAR(fpdate);MONTH(fpdate)+([.A439]-1)*months_per_period+1;0);DATE(YEAR(fpdate);MONTH(fpdate)+([.A439]-1)*months_per_period;DAY(fpdate))))))">
            <text:p/>
          </table:table-cell>
          <table:table-cell table:style-name="ce21" table:formula="of:=IF([.A439]=&quot;&quot;;&quot;&quot;;IF(roundOpt;IF(OR([.A439]=nper;payment&gt;ROUND((1+rate)*[.H438];2));ROUND((1+rate)*[.H438];2);payment);IF(OR([.A439]=nper;payment&gt;(1+rate)*[.H438]);(1+rate)*[.H438];payment)))">
            <text:p/>
          </table:table-cell>
          <table:table-cell table:style-name="ce30"/>
          <table:table-cell table:style-name="ce21"/>
          <table:table-cell table:style-name="ce21" table:formula="of:=IF([.A439]=&quot;&quot;;&quot;&quot;;IF(AND([.A439]=1;pmtType=1);0;IF(roundOpt;ROUND(rate*[.H438];2);rate*[.H438])))">
            <text:p/>
          </table:table-cell>
          <table:table-cell table:style-name="ce21" table:formula="of:=IF([.A439]=&quot;&quot;;&quot;&quot;;[.C439]-[.F439]+[.D439])">
            <text:p/>
          </table:table-cell>
          <table:table-cell table:style-name="ce21" table:formula="of:=IF([.A439]=&quot;&quot;;&quot;&quot;;[.H438]-[.G439])">
            <text:p/>
          </table:table-cell>
          <table:table-cell table:number-columns-repeated="248"/>
        </table:table-row>
        <table:table-row table:style-name="ro3">
          <table:table-cell table:style-name="ce10" table:formula="of:=IF([.H439]=&quot;&quot;;&quot;&quot;;IF(roundOpt;IF(OR([.A439]&gt;=nper;ROUND([.H439];2)&lt;=0);&quot;&quot;;[.A439]+1);IF(OR([.A439]&gt;=nper;[.H439]&lt;=0);&quot;&quot;;[.A439]+1)))">
            <text:p/>
          </table:table-cell>
          <table:table-cell table:style-name="ce17" table:formula="of:=IF([.A440]=&quot;&quot;;&quot;&quot;;IF(OR(periods_per_year=26;periods_per_year=52);IF(periods_per_year=26;IF([.A440]=1;fpdate;[.B439]+14);IF(periods_per_year=52;IF([.A440]=1;fpdate;[.B439]+7);&quot;n/a&quot;));IF(periods_per_year=24;DATE(YEAR(fpdate);MONTH(fpdate)+([.A440]-1)/2+IF(AND(DAY(fpdate)&gt;=15;MOD([.A440];2)=0);1;0);IF(MOD([.A440];2)=0;IF(DAY(fpdate)&gt;=15;DAY(fpdate)-14;DAY(fpdate)+14);DAY(fpdate)));IF(DAY(DATE(YEAR(fpdate);MONTH(fpdate)+([.A440]-1)*months_per_period;DAY(fpdate)))&lt;&gt;DAY(fpdate);DATE(YEAR(fpdate);MONTH(fpdate)+([.A440]-1)*months_per_period+1;0);DATE(YEAR(fpdate);MONTH(fpdate)+([.A440]-1)*months_per_period;DAY(fpdate))))))">
            <text:p/>
          </table:table-cell>
          <table:table-cell table:style-name="ce21" table:formula="of:=IF([.A440]=&quot;&quot;;&quot;&quot;;IF(roundOpt;IF(OR([.A440]=nper;payment&gt;ROUND((1+rate)*[.H439];2));ROUND((1+rate)*[.H439];2);payment);IF(OR([.A440]=nper;payment&gt;(1+rate)*[.H439]);(1+rate)*[.H439];payment)))">
            <text:p/>
          </table:table-cell>
          <table:table-cell table:style-name="ce30"/>
          <table:table-cell table:style-name="ce21"/>
          <table:table-cell table:style-name="ce21" table:formula="of:=IF([.A440]=&quot;&quot;;&quot;&quot;;IF(AND([.A440]=1;pmtType=1);0;IF(roundOpt;ROUND(rate*[.H439];2);rate*[.H439])))">
            <text:p/>
          </table:table-cell>
          <table:table-cell table:style-name="ce21" table:formula="of:=IF([.A440]=&quot;&quot;;&quot;&quot;;[.C440]-[.F440]+[.D440])">
            <text:p/>
          </table:table-cell>
          <table:table-cell table:style-name="ce21" table:formula="of:=IF([.A440]=&quot;&quot;;&quot;&quot;;[.H439]-[.G440])">
            <text:p/>
          </table:table-cell>
          <table:table-cell table:number-columns-repeated="248"/>
        </table:table-row>
        <table:table-row table:style-name="ro3">
          <table:table-cell table:style-name="ce10" table:formula="of:=IF([.H440]=&quot;&quot;;&quot;&quot;;IF(roundOpt;IF(OR([.A440]&gt;=nper;ROUND([.H440];2)&lt;=0);&quot;&quot;;[.A440]+1);IF(OR([.A440]&gt;=nper;[.H440]&lt;=0);&quot;&quot;;[.A440]+1)))">
            <text:p/>
          </table:table-cell>
          <table:table-cell table:style-name="ce17" table:formula="of:=IF([.A441]=&quot;&quot;;&quot;&quot;;IF(OR(periods_per_year=26;periods_per_year=52);IF(periods_per_year=26;IF([.A441]=1;fpdate;[.B440]+14);IF(periods_per_year=52;IF([.A441]=1;fpdate;[.B440]+7);&quot;n/a&quot;));IF(periods_per_year=24;DATE(YEAR(fpdate);MONTH(fpdate)+([.A441]-1)/2+IF(AND(DAY(fpdate)&gt;=15;MOD([.A441];2)=0);1;0);IF(MOD([.A441];2)=0;IF(DAY(fpdate)&gt;=15;DAY(fpdate)-14;DAY(fpdate)+14);DAY(fpdate)));IF(DAY(DATE(YEAR(fpdate);MONTH(fpdate)+([.A441]-1)*months_per_period;DAY(fpdate)))&lt;&gt;DAY(fpdate);DATE(YEAR(fpdate);MONTH(fpdate)+([.A441]-1)*months_per_period+1;0);DATE(YEAR(fpdate);MONTH(fpdate)+([.A441]-1)*months_per_period;DAY(fpdate))))))">
            <text:p/>
          </table:table-cell>
          <table:table-cell table:style-name="ce21" table:formula="of:=IF([.A441]=&quot;&quot;;&quot;&quot;;IF(roundOpt;IF(OR([.A441]=nper;payment&gt;ROUND((1+rate)*[.H440];2));ROUND((1+rate)*[.H440];2);payment);IF(OR([.A441]=nper;payment&gt;(1+rate)*[.H440]);(1+rate)*[.H440];payment)))">
            <text:p/>
          </table:table-cell>
          <table:table-cell table:style-name="ce30"/>
          <table:table-cell table:style-name="ce21"/>
          <table:table-cell table:style-name="ce21" table:formula="of:=IF([.A441]=&quot;&quot;;&quot;&quot;;IF(AND([.A441]=1;pmtType=1);0;IF(roundOpt;ROUND(rate*[.H440];2);rate*[.H440])))">
            <text:p/>
          </table:table-cell>
          <table:table-cell table:style-name="ce21" table:formula="of:=IF([.A441]=&quot;&quot;;&quot;&quot;;[.C441]-[.F441]+[.D441])">
            <text:p/>
          </table:table-cell>
          <table:table-cell table:style-name="ce21" table:formula="of:=IF([.A441]=&quot;&quot;;&quot;&quot;;[.H440]-[.G441])">
            <text:p/>
          </table:table-cell>
          <table:table-cell table:number-columns-repeated="248"/>
        </table:table-row>
        <table:table-row table:style-name="ro3">
          <table:table-cell table:style-name="ce10" table:formula="of:=IF([.H441]=&quot;&quot;;&quot;&quot;;IF(roundOpt;IF(OR([.A441]&gt;=nper;ROUND([.H441];2)&lt;=0);&quot;&quot;;[.A441]+1);IF(OR([.A441]&gt;=nper;[.H441]&lt;=0);&quot;&quot;;[.A441]+1)))">
            <text:p/>
          </table:table-cell>
          <table:table-cell table:style-name="ce17" table:formula="of:=IF([.A442]=&quot;&quot;;&quot;&quot;;IF(OR(periods_per_year=26;periods_per_year=52);IF(periods_per_year=26;IF([.A442]=1;fpdate;[.B441]+14);IF(periods_per_year=52;IF([.A442]=1;fpdate;[.B441]+7);&quot;n/a&quot;));IF(periods_per_year=24;DATE(YEAR(fpdate);MONTH(fpdate)+([.A442]-1)/2+IF(AND(DAY(fpdate)&gt;=15;MOD([.A442];2)=0);1;0);IF(MOD([.A442];2)=0;IF(DAY(fpdate)&gt;=15;DAY(fpdate)-14;DAY(fpdate)+14);DAY(fpdate)));IF(DAY(DATE(YEAR(fpdate);MONTH(fpdate)+([.A442]-1)*months_per_period;DAY(fpdate)))&lt;&gt;DAY(fpdate);DATE(YEAR(fpdate);MONTH(fpdate)+([.A442]-1)*months_per_period+1;0);DATE(YEAR(fpdate);MONTH(fpdate)+([.A442]-1)*months_per_period;DAY(fpdate))))))">
            <text:p/>
          </table:table-cell>
          <table:table-cell table:style-name="ce21" table:formula="of:=IF([.A442]=&quot;&quot;;&quot;&quot;;IF(roundOpt;IF(OR([.A442]=nper;payment&gt;ROUND((1+rate)*[.H441];2));ROUND((1+rate)*[.H441];2);payment);IF(OR([.A442]=nper;payment&gt;(1+rate)*[.H441]);(1+rate)*[.H441];payment)))">
            <text:p/>
          </table:table-cell>
          <table:table-cell table:style-name="ce30"/>
          <table:table-cell table:style-name="ce21"/>
          <table:table-cell table:style-name="ce21" table:formula="of:=IF([.A442]=&quot;&quot;;&quot;&quot;;IF(AND([.A442]=1;pmtType=1);0;IF(roundOpt;ROUND(rate*[.H441];2);rate*[.H441])))">
            <text:p/>
          </table:table-cell>
          <table:table-cell table:style-name="ce21" table:formula="of:=IF([.A442]=&quot;&quot;;&quot;&quot;;[.C442]-[.F442]+[.D442])">
            <text:p/>
          </table:table-cell>
          <table:table-cell table:style-name="ce21" table:formula="of:=IF([.A442]=&quot;&quot;;&quot;&quot;;[.H441]-[.G442])">
            <text:p/>
          </table:table-cell>
          <table:table-cell table:number-columns-repeated="248"/>
        </table:table-row>
        <table:table-row table:style-name="ro3">
          <table:table-cell table:style-name="ce10" table:formula="of:=IF([.H442]=&quot;&quot;;&quot;&quot;;IF(roundOpt;IF(OR([.A442]&gt;=nper;ROUND([.H442];2)&lt;=0);&quot;&quot;;[.A442]+1);IF(OR([.A442]&gt;=nper;[.H442]&lt;=0);&quot;&quot;;[.A442]+1)))">
            <text:p/>
          </table:table-cell>
          <table:table-cell table:style-name="ce17" table:formula="of:=IF([.A443]=&quot;&quot;;&quot;&quot;;IF(OR(periods_per_year=26;periods_per_year=52);IF(periods_per_year=26;IF([.A443]=1;fpdate;[.B442]+14);IF(periods_per_year=52;IF([.A443]=1;fpdate;[.B442]+7);&quot;n/a&quot;));IF(periods_per_year=24;DATE(YEAR(fpdate);MONTH(fpdate)+([.A443]-1)/2+IF(AND(DAY(fpdate)&gt;=15;MOD([.A443];2)=0);1;0);IF(MOD([.A443];2)=0;IF(DAY(fpdate)&gt;=15;DAY(fpdate)-14;DAY(fpdate)+14);DAY(fpdate)));IF(DAY(DATE(YEAR(fpdate);MONTH(fpdate)+([.A443]-1)*months_per_period;DAY(fpdate)))&lt;&gt;DAY(fpdate);DATE(YEAR(fpdate);MONTH(fpdate)+([.A443]-1)*months_per_period+1;0);DATE(YEAR(fpdate);MONTH(fpdate)+([.A443]-1)*months_per_period;DAY(fpdate))))))">
            <text:p/>
          </table:table-cell>
          <table:table-cell table:style-name="ce21" table:formula="of:=IF([.A443]=&quot;&quot;;&quot;&quot;;IF(roundOpt;IF(OR([.A443]=nper;payment&gt;ROUND((1+rate)*[.H442];2));ROUND((1+rate)*[.H442];2);payment);IF(OR([.A443]=nper;payment&gt;(1+rate)*[.H442]);(1+rate)*[.H442];payment)))">
            <text:p/>
          </table:table-cell>
          <table:table-cell table:style-name="ce30"/>
          <table:table-cell table:style-name="ce21"/>
          <table:table-cell table:style-name="ce21" table:formula="of:=IF([.A443]=&quot;&quot;;&quot;&quot;;IF(AND([.A443]=1;pmtType=1);0;IF(roundOpt;ROUND(rate*[.H442];2);rate*[.H442])))">
            <text:p/>
          </table:table-cell>
          <table:table-cell table:style-name="ce21" table:formula="of:=IF([.A443]=&quot;&quot;;&quot;&quot;;[.C443]-[.F443]+[.D443])">
            <text:p/>
          </table:table-cell>
          <table:table-cell table:style-name="ce21" table:formula="of:=IF([.A443]=&quot;&quot;;&quot;&quot;;[.H442]-[.G443])">
            <text:p/>
          </table:table-cell>
          <table:table-cell table:number-columns-repeated="248"/>
        </table:table-row>
        <table:table-row table:style-name="ro3">
          <table:table-cell table:style-name="ce10" table:formula="of:=IF([.H443]=&quot;&quot;;&quot;&quot;;IF(roundOpt;IF(OR([.A443]&gt;=nper;ROUND([.H443];2)&lt;=0);&quot;&quot;;[.A443]+1);IF(OR([.A443]&gt;=nper;[.H443]&lt;=0);&quot;&quot;;[.A443]+1)))">
            <text:p/>
          </table:table-cell>
          <table:table-cell table:style-name="ce17" table:formula="of:=IF([.A444]=&quot;&quot;;&quot;&quot;;IF(OR(periods_per_year=26;periods_per_year=52);IF(periods_per_year=26;IF([.A444]=1;fpdate;[.B443]+14);IF(periods_per_year=52;IF([.A444]=1;fpdate;[.B443]+7);&quot;n/a&quot;));IF(periods_per_year=24;DATE(YEAR(fpdate);MONTH(fpdate)+([.A444]-1)/2+IF(AND(DAY(fpdate)&gt;=15;MOD([.A444];2)=0);1;0);IF(MOD([.A444];2)=0;IF(DAY(fpdate)&gt;=15;DAY(fpdate)-14;DAY(fpdate)+14);DAY(fpdate)));IF(DAY(DATE(YEAR(fpdate);MONTH(fpdate)+([.A444]-1)*months_per_period;DAY(fpdate)))&lt;&gt;DAY(fpdate);DATE(YEAR(fpdate);MONTH(fpdate)+([.A444]-1)*months_per_period+1;0);DATE(YEAR(fpdate);MONTH(fpdate)+([.A444]-1)*months_per_period;DAY(fpdate))))))">
            <text:p/>
          </table:table-cell>
          <table:table-cell table:style-name="ce21" table:formula="of:=IF([.A444]=&quot;&quot;;&quot;&quot;;IF(roundOpt;IF(OR([.A444]=nper;payment&gt;ROUND((1+rate)*[.H443];2));ROUND((1+rate)*[.H443];2);payment);IF(OR([.A444]=nper;payment&gt;(1+rate)*[.H443]);(1+rate)*[.H443];payment)))">
            <text:p/>
          </table:table-cell>
          <table:table-cell table:style-name="ce30"/>
          <table:table-cell table:style-name="ce21"/>
          <table:table-cell table:style-name="ce21" table:formula="of:=IF([.A444]=&quot;&quot;;&quot;&quot;;IF(AND([.A444]=1;pmtType=1);0;IF(roundOpt;ROUND(rate*[.H443];2);rate*[.H443])))">
            <text:p/>
          </table:table-cell>
          <table:table-cell table:style-name="ce21" table:formula="of:=IF([.A444]=&quot;&quot;;&quot;&quot;;[.C444]-[.F444]+[.D444])">
            <text:p/>
          </table:table-cell>
          <table:table-cell table:style-name="ce21" table:formula="of:=IF([.A444]=&quot;&quot;;&quot;&quot;;[.H443]-[.G444])">
            <text:p/>
          </table:table-cell>
          <table:table-cell table:number-columns-repeated="248"/>
        </table:table-row>
        <table:table-row table:style-name="ro3">
          <table:table-cell table:style-name="ce10" table:formula="of:=IF([.H444]=&quot;&quot;;&quot;&quot;;IF(roundOpt;IF(OR([.A444]&gt;=nper;ROUND([.H444];2)&lt;=0);&quot;&quot;;[.A444]+1);IF(OR([.A444]&gt;=nper;[.H444]&lt;=0);&quot;&quot;;[.A444]+1)))">
            <text:p/>
          </table:table-cell>
          <table:table-cell table:style-name="ce17" table:formula="of:=IF([.A445]=&quot;&quot;;&quot;&quot;;IF(OR(periods_per_year=26;periods_per_year=52);IF(periods_per_year=26;IF([.A445]=1;fpdate;[.B444]+14);IF(periods_per_year=52;IF([.A445]=1;fpdate;[.B444]+7);&quot;n/a&quot;));IF(periods_per_year=24;DATE(YEAR(fpdate);MONTH(fpdate)+([.A445]-1)/2+IF(AND(DAY(fpdate)&gt;=15;MOD([.A445];2)=0);1;0);IF(MOD([.A445];2)=0;IF(DAY(fpdate)&gt;=15;DAY(fpdate)-14;DAY(fpdate)+14);DAY(fpdate)));IF(DAY(DATE(YEAR(fpdate);MONTH(fpdate)+([.A445]-1)*months_per_period;DAY(fpdate)))&lt;&gt;DAY(fpdate);DATE(YEAR(fpdate);MONTH(fpdate)+([.A445]-1)*months_per_period+1;0);DATE(YEAR(fpdate);MONTH(fpdate)+([.A445]-1)*months_per_period;DAY(fpdate))))))">
            <text:p/>
          </table:table-cell>
          <table:table-cell table:style-name="ce21" table:formula="of:=IF([.A445]=&quot;&quot;;&quot;&quot;;IF(roundOpt;IF(OR([.A445]=nper;payment&gt;ROUND((1+rate)*[.H444];2));ROUND((1+rate)*[.H444];2);payment);IF(OR([.A445]=nper;payment&gt;(1+rate)*[.H444]);(1+rate)*[.H444];payment)))">
            <text:p/>
          </table:table-cell>
          <table:table-cell table:style-name="ce30"/>
          <table:table-cell table:style-name="ce21"/>
          <table:table-cell table:style-name="ce21" table:formula="of:=IF([.A445]=&quot;&quot;;&quot;&quot;;IF(AND([.A445]=1;pmtType=1);0;IF(roundOpt;ROUND(rate*[.H444];2);rate*[.H444])))">
            <text:p/>
          </table:table-cell>
          <table:table-cell table:style-name="ce21" table:formula="of:=IF([.A445]=&quot;&quot;;&quot;&quot;;[.C445]-[.F445]+[.D445])">
            <text:p/>
          </table:table-cell>
          <table:table-cell table:style-name="ce21" table:formula="of:=IF([.A445]=&quot;&quot;;&quot;&quot;;[.H444]-[.G445])">
            <text:p/>
          </table:table-cell>
          <table:table-cell table:number-columns-repeated="248"/>
        </table:table-row>
        <table:table-row table:style-name="ro3">
          <table:table-cell table:style-name="ce10" table:formula="of:=IF([.H445]=&quot;&quot;;&quot;&quot;;IF(roundOpt;IF(OR([.A445]&gt;=nper;ROUND([.H445];2)&lt;=0);&quot;&quot;;[.A445]+1);IF(OR([.A445]&gt;=nper;[.H445]&lt;=0);&quot;&quot;;[.A445]+1)))">
            <text:p/>
          </table:table-cell>
          <table:table-cell table:style-name="ce17" table:formula="of:=IF([.A446]=&quot;&quot;;&quot;&quot;;IF(OR(periods_per_year=26;periods_per_year=52);IF(periods_per_year=26;IF([.A446]=1;fpdate;[.B445]+14);IF(periods_per_year=52;IF([.A446]=1;fpdate;[.B445]+7);&quot;n/a&quot;));IF(periods_per_year=24;DATE(YEAR(fpdate);MONTH(fpdate)+([.A446]-1)/2+IF(AND(DAY(fpdate)&gt;=15;MOD([.A446];2)=0);1;0);IF(MOD([.A446];2)=0;IF(DAY(fpdate)&gt;=15;DAY(fpdate)-14;DAY(fpdate)+14);DAY(fpdate)));IF(DAY(DATE(YEAR(fpdate);MONTH(fpdate)+([.A446]-1)*months_per_period;DAY(fpdate)))&lt;&gt;DAY(fpdate);DATE(YEAR(fpdate);MONTH(fpdate)+([.A446]-1)*months_per_period+1;0);DATE(YEAR(fpdate);MONTH(fpdate)+([.A446]-1)*months_per_period;DAY(fpdate))))))">
            <text:p/>
          </table:table-cell>
          <table:table-cell table:style-name="ce21" table:formula="of:=IF([.A446]=&quot;&quot;;&quot;&quot;;IF(roundOpt;IF(OR([.A446]=nper;payment&gt;ROUND((1+rate)*[.H445];2));ROUND((1+rate)*[.H445];2);payment);IF(OR([.A446]=nper;payment&gt;(1+rate)*[.H445]);(1+rate)*[.H445];payment)))">
            <text:p/>
          </table:table-cell>
          <table:table-cell table:style-name="ce30"/>
          <table:table-cell table:style-name="ce21"/>
          <table:table-cell table:style-name="ce21" table:formula="of:=IF([.A446]=&quot;&quot;;&quot;&quot;;IF(AND([.A446]=1;pmtType=1);0;IF(roundOpt;ROUND(rate*[.H445];2);rate*[.H445])))">
            <text:p/>
          </table:table-cell>
          <table:table-cell table:style-name="ce21" table:formula="of:=IF([.A446]=&quot;&quot;;&quot;&quot;;[.C446]-[.F446]+[.D446])">
            <text:p/>
          </table:table-cell>
          <table:table-cell table:style-name="ce21" table:formula="of:=IF([.A446]=&quot;&quot;;&quot;&quot;;[.H445]-[.G446])">
            <text:p/>
          </table:table-cell>
          <table:table-cell table:number-columns-repeated="248"/>
        </table:table-row>
        <table:table-row table:style-name="ro3">
          <table:table-cell table:style-name="ce10" table:formula="of:=IF([.H446]=&quot;&quot;;&quot;&quot;;IF(roundOpt;IF(OR([.A446]&gt;=nper;ROUND([.H446];2)&lt;=0);&quot;&quot;;[.A446]+1);IF(OR([.A446]&gt;=nper;[.H446]&lt;=0);&quot;&quot;;[.A446]+1)))">
            <text:p/>
          </table:table-cell>
          <table:table-cell table:style-name="ce17" table:formula="of:=IF([.A447]=&quot;&quot;;&quot;&quot;;IF(OR(periods_per_year=26;periods_per_year=52);IF(periods_per_year=26;IF([.A447]=1;fpdate;[.B446]+14);IF(periods_per_year=52;IF([.A447]=1;fpdate;[.B446]+7);&quot;n/a&quot;));IF(periods_per_year=24;DATE(YEAR(fpdate);MONTH(fpdate)+([.A447]-1)/2+IF(AND(DAY(fpdate)&gt;=15;MOD([.A447];2)=0);1;0);IF(MOD([.A447];2)=0;IF(DAY(fpdate)&gt;=15;DAY(fpdate)-14;DAY(fpdate)+14);DAY(fpdate)));IF(DAY(DATE(YEAR(fpdate);MONTH(fpdate)+([.A447]-1)*months_per_period;DAY(fpdate)))&lt;&gt;DAY(fpdate);DATE(YEAR(fpdate);MONTH(fpdate)+([.A447]-1)*months_per_period+1;0);DATE(YEAR(fpdate);MONTH(fpdate)+([.A447]-1)*months_per_period;DAY(fpdate))))))">
            <text:p/>
          </table:table-cell>
          <table:table-cell table:style-name="ce21" table:formula="of:=IF([.A447]=&quot;&quot;;&quot;&quot;;IF(roundOpt;IF(OR([.A447]=nper;payment&gt;ROUND((1+rate)*[.H446];2));ROUND((1+rate)*[.H446];2);payment);IF(OR([.A447]=nper;payment&gt;(1+rate)*[.H446]);(1+rate)*[.H446];payment)))">
            <text:p/>
          </table:table-cell>
          <table:table-cell table:style-name="ce30"/>
          <table:table-cell table:style-name="ce21"/>
          <table:table-cell table:style-name="ce21" table:formula="of:=IF([.A447]=&quot;&quot;;&quot;&quot;;IF(AND([.A447]=1;pmtType=1);0;IF(roundOpt;ROUND(rate*[.H446];2);rate*[.H446])))">
            <text:p/>
          </table:table-cell>
          <table:table-cell table:style-name="ce21" table:formula="of:=IF([.A447]=&quot;&quot;;&quot;&quot;;[.C447]-[.F447]+[.D447])">
            <text:p/>
          </table:table-cell>
          <table:table-cell table:style-name="ce21" table:formula="of:=IF([.A447]=&quot;&quot;;&quot;&quot;;[.H446]-[.G447])">
            <text:p/>
          </table:table-cell>
          <table:table-cell table:number-columns-repeated="248"/>
        </table:table-row>
        <table:table-row table:style-name="ro3">
          <table:table-cell table:style-name="ce10" table:formula="of:=IF([.H447]=&quot;&quot;;&quot;&quot;;IF(roundOpt;IF(OR([.A447]&gt;=nper;ROUND([.H447];2)&lt;=0);&quot;&quot;;[.A447]+1);IF(OR([.A447]&gt;=nper;[.H447]&lt;=0);&quot;&quot;;[.A447]+1)))">
            <text:p/>
          </table:table-cell>
          <table:table-cell table:style-name="ce17" table:formula="of:=IF([.A448]=&quot;&quot;;&quot;&quot;;IF(OR(periods_per_year=26;periods_per_year=52);IF(periods_per_year=26;IF([.A448]=1;fpdate;[.B447]+14);IF(periods_per_year=52;IF([.A448]=1;fpdate;[.B447]+7);&quot;n/a&quot;));IF(periods_per_year=24;DATE(YEAR(fpdate);MONTH(fpdate)+([.A448]-1)/2+IF(AND(DAY(fpdate)&gt;=15;MOD([.A448];2)=0);1;0);IF(MOD([.A448];2)=0;IF(DAY(fpdate)&gt;=15;DAY(fpdate)-14;DAY(fpdate)+14);DAY(fpdate)));IF(DAY(DATE(YEAR(fpdate);MONTH(fpdate)+([.A448]-1)*months_per_period;DAY(fpdate)))&lt;&gt;DAY(fpdate);DATE(YEAR(fpdate);MONTH(fpdate)+([.A448]-1)*months_per_period+1;0);DATE(YEAR(fpdate);MONTH(fpdate)+([.A448]-1)*months_per_period;DAY(fpdate))))))">
            <text:p/>
          </table:table-cell>
          <table:table-cell table:style-name="ce21" table:formula="of:=IF([.A448]=&quot;&quot;;&quot;&quot;;IF(roundOpt;IF(OR([.A448]=nper;payment&gt;ROUND((1+rate)*[.H447];2));ROUND((1+rate)*[.H447];2);payment);IF(OR([.A448]=nper;payment&gt;(1+rate)*[.H447]);(1+rate)*[.H447];payment)))">
            <text:p/>
          </table:table-cell>
          <table:table-cell table:style-name="ce30"/>
          <table:table-cell table:style-name="ce21"/>
          <table:table-cell table:style-name="ce21" table:formula="of:=IF([.A448]=&quot;&quot;;&quot;&quot;;IF(AND([.A448]=1;pmtType=1);0;IF(roundOpt;ROUND(rate*[.H447];2);rate*[.H447])))">
            <text:p/>
          </table:table-cell>
          <table:table-cell table:style-name="ce21" table:formula="of:=IF([.A448]=&quot;&quot;;&quot;&quot;;[.C448]-[.F448]+[.D448])">
            <text:p/>
          </table:table-cell>
          <table:table-cell table:style-name="ce21" table:formula="of:=IF([.A448]=&quot;&quot;;&quot;&quot;;[.H447]-[.G448])">
            <text:p/>
          </table:table-cell>
          <table:table-cell table:number-columns-repeated="248"/>
        </table:table-row>
        <table:table-row table:style-name="ro3">
          <table:table-cell table:style-name="ce10" table:formula="of:=IF([.H448]=&quot;&quot;;&quot;&quot;;IF(roundOpt;IF(OR([.A448]&gt;=nper;ROUND([.H448];2)&lt;=0);&quot;&quot;;[.A448]+1);IF(OR([.A448]&gt;=nper;[.H448]&lt;=0);&quot;&quot;;[.A448]+1)))">
            <text:p/>
          </table:table-cell>
          <table:table-cell table:style-name="ce17" table:formula="of:=IF([.A449]=&quot;&quot;;&quot;&quot;;IF(OR(periods_per_year=26;periods_per_year=52);IF(periods_per_year=26;IF([.A449]=1;fpdate;[.B448]+14);IF(periods_per_year=52;IF([.A449]=1;fpdate;[.B448]+7);&quot;n/a&quot;));IF(periods_per_year=24;DATE(YEAR(fpdate);MONTH(fpdate)+([.A449]-1)/2+IF(AND(DAY(fpdate)&gt;=15;MOD([.A449];2)=0);1;0);IF(MOD([.A449];2)=0;IF(DAY(fpdate)&gt;=15;DAY(fpdate)-14;DAY(fpdate)+14);DAY(fpdate)));IF(DAY(DATE(YEAR(fpdate);MONTH(fpdate)+([.A449]-1)*months_per_period;DAY(fpdate)))&lt;&gt;DAY(fpdate);DATE(YEAR(fpdate);MONTH(fpdate)+([.A449]-1)*months_per_period+1;0);DATE(YEAR(fpdate);MONTH(fpdate)+([.A449]-1)*months_per_period;DAY(fpdate))))))">
            <text:p/>
          </table:table-cell>
          <table:table-cell table:style-name="ce21" table:formula="of:=IF([.A449]=&quot;&quot;;&quot;&quot;;IF(roundOpt;IF(OR([.A449]=nper;payment&gt;ROUND((1+rate)*[.H448];2));ROUND((1+rate)*[.H448];2);payment);IF(OR([.A449]=nper;payment&gt;(1+rate)*[.H448]);(1+rate)*[.H448];payment)))">
            <text:p/>
          </table:table-cell>
          <table:table-cell table:style-name="ce30"/>
          <table:table-cell table:style-name="ce21"/>
          <table:table-cell table:style-name="ce21" table:formula="of:=IF([.A449]=&quot;&quot;;&quot;&quot;;IF(AND([.A449]=1;pmtType=1);0;IF(roundOpt;ROUND(rate*[.H448];2);rate*[.H448])))">
            <text:p/>
          </table:table-cell>
          <table:table-cell table:style-name="ce21" table:formula="of:=IF([.A449]=&quot;&quot;;&quot;&quot;;[.C449]-[.F449]+[.D449])">
            <text:p/>
          </table:table-cell>
          <table:table-cell table:style-name="ce21" table:formula="of:=IF([.A449]=&quot;&quot;;&quot;&quot;;[.H448]-[.G449])">
            <text:p/>
          </table:table-cell>
          <table:table-cell table:number-columns-repeated="248"/>
        </table:table-row>
        <table:table-row table:style-name="ro3">
          <table:table-cell table:style-name="ce10" table:formula="of:=IF([.H449]=&quot;&quot;;&quot;&quot;;IF(roundOpt;IF(OR([.A449]&gt;=nper;ROUND([.H449];2)&lt;=0);&quot;&quot;;[.A449]+1);IF(OR([.A449]&gt;=nper;[.H449]&lt;=0);&quot;&quot;;[.A449]+1)))">
            <text:p/>
          </table:table-cell>
          <table:table-cell table:style-name="ce17" table:formula="of:=IF([.A450]=&quot;&quot;;&quot;&quot;;IF(OR(periods_per_year=26;periods_per_year=52);IF(periods_per_year=26;IF([.A450]=1;fpdate;[.B449]+14);IF(periods_per_year=52;IF([.A450]=1;fpdate;[.B449]+7);&quot;n/a&quot;));IF(periods_per_year=24;DATE(YEAR(fpdate);MONTH(fpdate)+([.A450]-1)/2+IF(AND(DAY(fpdate)&gt;=15;MOD([.A450];2)=0);1;0);IF(MOD([.A450];2)=0;IF(DAY(fpdate)&gt;=15;DAY(fpdate)-14;DAY(fpdate)+14);DAY(fpdate)));IF(DAY(DATE(YEAR(fpdate);MONTH(fpdate)+([.A450]-1)*months_per_period;DAY(fpdate)))&lt;&gt;DAY(fpdate);DATE(YEAR(fpdate);MONTH(fpdate)+([.A450]-1)*months_per_period+1;0);DATE(YEAR(fpdate);MONTH(fpdate)+([.A450]-1)*months_per_period;DAY(fpdate))))))">
            <text:p/>
          </table:table-cell>
          <table:table-cell table:style-name="ce21" table:formula="of:=IF([.A450]=&quot;&quot;;&quot;&quot;;IF(roundOpt;IF(OR([.A450]=nper;payment&gt;ROUND((1+rate)*[.H449];2));ROUND((1+rate)*[.H449];2);payment);IF(OR([.A450]=nper;payment&gt;(1+rate)*[.H449]);(1+rate)*[.H449];payment)))">
            <text:p/>
          </table:table-cell>
          <table:table-cell table:style-name="ce30"/>
          <table:table-cell table:style-name="ce21"/>
          <table:table-cell table:style-name="ce21" table:formula="of:=IF([.A450]=&quot;&quot;;&quot;&quot;;IF(AND([.A450]=1;pmtType=1);0;IF(roundOpt;ROUND(rate*[.H449];2);rate*[.H449])))">
            <text:p/>
          </table:table-cell>
          <table:table-cell table:style-name="ce21" table:formula="of:=IF([.A450]=&quot;&quot;;&quot;&quot;;[.C450]-[.F450]+[.D450])">
            <text:p/>
          </table:table-cell>
          <table:table-cell table:style-name="ce21" table:formula="of:=IF([.A450]=&quot;&quot;;&quot;&quot;;[.H449]-[.G450])">
            <text:p/>
          </table:table-cell>
          <table:table-cell table:number-columns-repeated="248"/>
        </table:table-row>
        <table:table-row table:style-name="ro3">
          <table:table-cell table:style-name="ce10" table:formula="of:=IF([.H450]=&quot;&quot;;&quot;&quot;;IF(roundOpt;IF(OR([.A450]&gt;=nper;ROUND([.H450];2)&lt;=0);&quot;&quot;;[.A450]+1);IF(OR([.A450]&gt;=nper;[.H450]&lt;=0);&quot;&quot;;[.A450]+1)))">
            <text:p/>
          </table:table-cell>
          <table:table-cell table:style-name="ce17" table:formula="of:=IF([.A451]=&quot;&quot;;&quot;&quot;;IF(OR(periods_per_year=26;periods_per_year=52);IF(periods_per_year=26;IF([.A451]=1;fpdate;[.B450]+14);IF(periods_per_year=52;IF([.A451]=1;fpdate;[.B450]+7);&quot;n/a&quot;));IF(periods_per_year=24;DATE(YEAR(fpdate);MONTH(fpdate)+([.A451]-1)/2+IF(AND(DAY(fpdate)&gt;=15;MOD([.A451];2)=0);1;0);IF(MOD([.A451];2)=0;IF(DAY(fpdate)&gt;=15;DAY(fpdate)-14;DAY(fpdate)+14);DAY(fpdate)));IF(DAY(DATE(YEAR(fpdate);MONTH(fpdate)+([.A451]-1)*months_per_period;DAY(fpdate)))&lt;&gt;DAY(fpdate);DATE(YEAR(fpdate);MONTH(fpdate)+([.A451]-1)*months_per_period+1;0);DATE(YEAR(fpdate);MONTH(fpdate)+([.A451]-1)*months_per_period;DAY(fpdate))))))">
            <text:p/>
          </table:table-cell>
          <table:table-cell table:style-name="ce21" table:formula="of:=IF([.A451]=&quot;&quot;;&quot;&quot;;IF(roundOpt;IF(OR([.A451]=nper;payment&gt;ROUND((1+rate)*[.H450];2));ROUND((1+rate)*[.H450];2);payment);IF(OR([.A451]=nper;payment&gt;(1+rate)*[.H450]);(1+rate)*[.H450];payment)))">
            <text:p/>
          </table:table-cell>
          <table:table-cell table:style-name="ce30"/>
          <table:table-cell table:style-name="ce21"/>
          <table:table-cell table:style-name="ce21" table:formula="of:=IF([.A451]=&quot;&quot;;&quot;&quot;;IF(AND([.A451]=1;pmtType=1);0;IF(roundOpt;ROUND(rate*[.H450];2);rate*[.H450])))">
            <text:p/>
          </table:table-cell>
          <table:table-cell table:style-name="ce21" table:formula="of:=IF([.A451]=&quot;&quot;;&quot;&quot;;[.C451]-[.F451]+[.D451])">
            <text:p/>
          </table:table-cell>
          <table:table-cell table:style-name="ce21" table:formula="of:=IF([.A451]=&quot;&quot;;&quot;&quot;;[.H450]-[.G451])">
            <text:p/>
          </table:table-cell>
          <table:table-cell table:number-columns-repeated="248"/>
        </table:table-row>
        <table:table-row table:style-name="ro3">
          <table:table-cell table:style-name="ce10" table:formula="of:=IF([.H451]=&quot;&quot;;&quot;&quot;;IF(roundOpt;IF(OR([.A451]&gt;=nper;ROUND([.H451];2)&lt;=0);&quot;&quot;;[.A451]+1);IF(OR([.A451]&gt;=nper;[.H451]&lt;=0);&quot;&quot;;[.A451]+1)))">
            <text:p/>
          </table:table-cell>
          <table:table-cell table:style-name="ce17" table:formula="of:=IF([.A452]=&quot;&quot;;&quot;&quot;;IF(OR(periods_per_year=26;periods_per_year=52);IF(periods_per_year=26;IF([.A452]=1;fpdate;[.B451]+14);IF(periods_per_year=52;IF([.A452]=1;fpdate;[.B451]+7);&quot;n/a&quot;));IF(periods_per_year=24;DATE(YEAR(fpdate);MONTH(fpdate)+([.A452]-1)/2+IF(AND(DAY(fpdate)&gt;=15;MOD([.A452];2)=0);1;0);IF(MOD([.A452];2)=0;IF(DAY(fpdate)&gt;=15;DAY(fpdate)-14;DAY(fpdate)+14);DAY(fpdate)));IF(DAY(DATE(YEAR(fpdate);MONTH(fpdate)+([.A452]-1)*months_per_period;DAY(fpdate)))&lt;&gt;DAY(fpdate);DATE(YEAR(fpdate);MONTH(fpdate)+([.A452]-1)*months_per_period+1;0);DATE(YEAR(fpdate);MONTH(fpdate)+([.A452]-1)*months_per_period;DAY(fpdate))))))">
            <text:p/>
          </table:table-cell>
          <table:table-cell table:style-name="ce21" table:formula="of:=IF([.A452]=&quot;&quot;;&quot;&quot;;IF(roundOpt;IF(OR([.A452]=nper;payment&gt;ROUND((1+rate)*[.H451];2));ROUND((1+rate)*[.H451];2);payment);IF(OR([.A452]=nper;payment&gt;(1+rate)*[.H451]);(1+rate)*[.H451];payment)))">
            <text:p/>
          </table:table-cell>
          <table:table-cell table:style-name="ce30"/>
          <table:table-cell table:style-name="ce21"/>
          <table:table-cell table:style-name="ce21" table:formula="of:=IF([.A452]=&quot;&quot;;&quot;&quot;;IF(AND([.A452]=1;pmtType=1);0;IF(roundOpt;ROUND(rate*[.H451];2);rate*[.H451])))">
            <text:p/>
          </table:table-cell>
          <table:table-cell table:style-name="ce21" table:formula="of:=IF([.A452]=&quot;&quot;;&quot;&quot;;[.C452]-[.F452]+[.D452])">
            <text:p/>
          </table:table-cell>
          <table:table-cell table:style-name="ce21" table:formula="of:=IF([.A452]=&quot;&quot;;&quot;&quot;;[.H451]-[.G452])">
            <text:p/>
          </table:table-cell>
          <table:table-cell table:number-columns-repeated="248"/>
        </table:table-row>
        <table:table-row table:style-name="ro3">
          <table:table-cell table:style-name="ce10" table:formula="of:=IF([.H452]=&quot;&quot;;&quot;&quot;;IF(roundOpt;IF(OR([.A452]&gt;=nper;ROUND([.H452];2)&lt;=0);&quot;&quot;;[.A452]+1);IF(OR([.A452]&gt;=nper;[.H452]&lt;=0);&quot;&quot;;[.A452]+1)))">
            <text:p/>
          </table:table-cell>
          <table:table-cell table:style-name="ce17" table:formula="of:=IF([.A453]=&quot;&quot;;&quot;&quot;;IF(OR(periods_per_year=26;periods_per_year=52);IF(periods_per_year=26;IF([.A453]=1;fpdate;[.B452]+14);IF(periods_per_year=52;IF([.A453]=1;fpdate;[.B452]+7);&quot;n/a&quot;));IF(periods_per_year=24;DATE(YEAR(fpdate);MONTH(fpdate)+([.A453]-1)/2+IF(AND(DAY(fpdate)&gt;=15;MOD([.A453];2)=0);1;0);IF(MOD([.A453];2)=0;IF(DAY(fpdate)&gt;=15;DAY(fpdate)-14;DAY(fpdate)+14);DAY(fpdate)));IF(DAY(DATE(YEAR(fpdate);MONTH(fpdate)+([.A453]-1)*months_per_period;DAY(fpdate)))&lt;&gt;DAY(fpdate);DATE(YEAR(fpdate);MONTH(fpdate)+([.A453]-1)*months_per_period+1;0);DATE(YEAR(fpdate);MONTH(fpdate)+([.A453]-1)*months_per_period;DAY(fpdate))))))">
            <text:p/>
          </table:table-cell>
          <table:table-cell table:style-name="ce21" table:formula="of:=IF([.A453]=&quot;&quot;;&quot;&quot;;IF(roundOpt;IF(OR([.A453]=nper;payment&gt;ROUND((1+rate)*[.H452];2));ROUND((1+rate)*[.H452];2);payment);IF(OR([.A453]=nper;payment&gt;(1+rate)*[.H452]);(1+rate)*[.H452];payment)))">
            <text:p/>
          </table:table-cell>
          <table:table-cell table:style-name="ce30"/>
          <table:table-cell table:style-name="ce21"/>
          <table:table-cell table:style-name="ce21" table:formula="of:=IF([.A453]=&quot;&quot;;&quot;&quot;;IF(AND([.A453]=1;pmtType=1);0;IF(roundOpt;ROUND(rate*[.H452];2);rate*[.H452])))">
            <text:p/>
          </table:table-cell>
          <table:table-cell table:style-name="ce21" table:formula="of:=IF([.A453]=&quot;&quot;;&quot;&quot;;[.C453]-[.F453]+[.D453])">
            <text:p/>
          </table:table-cell>
          <table:table-cell table:style-name="ce21" table:formula="of:=IF([.A453]=&quot;&quot;;&quot;&quot;;[.H452]-[.G453])">
            <text:p/>
          </table:table-cell>
          <table:table-cell table:number-columns-repeated="248"/>
        </table:table-row>
        <table:table-row table:style-name="ro3">
          <table:table-cell table:style-name="ce10" table:formula="of:=IF([.H453]=&quot;&quot;;&quot;&quot;;IF(roundOpt;IF(OR([.A453]&gt;=nper;ROUND([.H453];2)&lt;=0);&quot;&quot;;[.A453]+1);IF(OR([.A453]&gt;=nper;[.H453]&lt;=0);&quot;&quot;;[.A453]+1)))">
            <text:p/>
          </table:table-cell>
          <table:table-cell table:style-name="ce17" table:formula="of:=IF([.A454]=&quot;&quot;;&quot;&quot;;IF(OR(periods_per_year=26;periods_per_year=52);IF(periods_per_year=26;IF([.A454]=1;fpdate;[.B453]+14);IF(periods_per_year=52;IF([.A454]=1;fpdate;[.B453]+7);&quot;n/a&quot;));IF(periods_per_year=24;DATE(YEAR(fpdate);MONTH(fpdate)+([.A454]-1)/2+IF(AND(DAY(fpdate)&gt;=15;MOD([.A454];2)=0);1;0);IF(MOD([.A454];2)=0;IF(DAY(fpdate)&gt;=15;DAY(fpdate)-14;DAY(fpdate)+14);DAY(fpdate)));IF(DAY(DATE(YEAR(fpdate);MONTH(fpdate)+([.A454]-1)*months_per_period;DAY(fpdate)))&lt;&gt;DAY(fpdate);DATE(YEAR(fpdate);MONTH(fpdate)+([.A454]-1)*months_per_period+1;0);DATE(YEAR(fpdate);MONTH(fpdate)+([.A454]-1)*months_per_period;DAY(fpdate))))))">
            <text:p/>
          </table:table-cell>
          <table:table-cell table:style-name="ce21" table:formula="of:=IF([.A454]=&quot;&quot;;&quot;&quot;;IF(roundOpt;IF(OR([.A454]=nper;payment&gt;ROUND((1+rate)*[.H453];2));ROUND((1+rate)*[.H453];2);payment);IF(OR([.A454]=nper;payment&gt;(1+rate)*[.H453]);(1+rate)*[.H453];payment)))">
            <text:p/>
          </table:table-cell>
          <table:table-cell table:style-name="ce30"/>
          <table:table-cell table:style-name="ce21"/>
          <table:table-cell table:style-name="ce21" table:formula="of:=IF([.A454]=&quot;&quot;;&quot;&quot;;IF(AND([.A454]=1;pmtType=1);0;IF(roundOpt;ROUND(rate*[.H453];2);rate*[.H453])))">
            <text:p/>
          </table:table-cell>
          <table:table-cell table:style-name="ce21" table:formula="of:=IF([.A454]=&quot;&quot;;&quot;&quot;;[.C454]-[.F454]+[.D454])">
            <text:p/>
          </table:table-cell>
          <table:table-cell table:style-name="ce21" table:formula="of:=IF([.A454]=&quot;&quot;;&quot;&quot;;[.H453]-[.G454])">
            <text:p/>
          </table:table-cell>
          <table:table-cell table:number-columns-repeated="248"/>
        </table:table-row>
        <table:table-row table:style-name="ro3">
          <table:table-cell table:style-name="ce10" table:formula="of:=IF([.H454]=&quot;&quot;;&quot;&quot;;IF(roundOpt;IF(OR([.A454]&gt;=nper;ROUND([.H454];2)&lt;=0);&quot;&quot;;[.A454]+1);IF(OR([.A454]&gt;=nper;[.H454]&lt;=0);&quot;&quot;;[.A454]+1)))">
            <text:p/>
          </table:table-cell>
          <table:table-cell table:style-name="ce17" table:formula="of:=IF([.A455]=&quot;&quot;;&quot;&quot;;IF(OR(periods_per_year=26;periods_per_year=52);IF(periods_per_year=26;IF([.A455]=1;fpdate;[.B454]+14);IF(periods_per_year=52;IF([.A455]=1;fpdate;[.B454]+7);&quot;n/a&quot;));IF(periods_per_year=24;DATE(YEAR(fpdate);MONTH(fpdate)+([.A455]-1)/2+IF(AND(DAY(fpdate)&gt;=15;MOD([.A455];2)=0);1;0);IF(MOD([.A455];2)=0;IF(DAY(fpdate)&gt;=15;DAY(fpdate)-14;DAY(fpdate)+14);DAY(fpdate)));IF(DAY(DATE(YEAR(fpdate);MONTH(fpdate)+([.A455]-1)*months_per_period;DAY(fpdate)))&lt;&gt;DAY(fpdate);DATE(YEAR(fpdate);MONTH(fpdate)+([.A455]-1)*months_per_period+1;0);DATE(YEAR(fpdate);MONTH(fpdate)+([.A455]-1)*months_per_period;DAY(fpdate))))))">
            <text:p/>
          </table:table-cell>
          <table:table-cell table:style-name="ce21" table:formula="of:=IF([.A455]=&quot;&quot;;&quot;&quot;;IF(roundOpt;IF(OR([.A455]=nper;payment&gt;ROUND((1+rate)*[.H454];2));ROUND((1+rate)*[.H454];2);payment);IF(OR([.A455]=nper;payment&gt;(1+rate)*[.H454]);(1+rate)*[.H454];payment)))">
            <text:p/>
          </table:table-cell>
          <table:table-cell table:style-name="ce30"/>
          <table:table-cell table:style-name="ce21"/>
          <table:table-cell table:style-name="ce21" table:formula="of:=IF([.A455]=&quot;&quot;;&quot;&quot;;IF(AND([.A455]=1;pmtType=1);0;IF(roundOpt;ROUND(rate*[.H454];2);rate*[.H454])))">
            <text:p/>
          </table:table-cell>
          <table:table-cell table:style-name="ce21" table:formula="of:=IF([.A455]=&quot;&quot;;&quot;&quot;;[.C455]-[.F455]+[.D455])">
            <text:p/>
          </table:table-cell>
          <table:table-cell table:style-name="ce21" table:formula="of:=IF([.A455]=&quot;&quot;;&quot;&quot;;[.H454]-[.G455])">
            <text:p/>
          </table:table-cell>
          <table:table-cell table:number-columns-repeated="248"/>
        </table:table-row>
        <table:table-row table:style-name="ro3">
          <table:table-cell table:style-name="ce10" table:formula="of:=IF([.H455]=&quot;&quot;;&quot;&quot;;IF(roundOpt;IF(OR([.A455]&gt;=nper;ROUND([.H455];2)&lt;=0);&quot;&quot;;[.A455]+1);IF(OR([.A455]&gt;=nper;[.H455]&lt;=0);&quot;&quot;;[.A455]+1)))">
            <text:p/>
          </table:table-cell>
          <table:table-cell table:style-name="ce17" table:formula="of:=IF([.A456]=&quot;&quot;;&quot;&quot;;IF(OR(periods_per_year=26;periods_per_year=52);IF(periods_per_year=26;IF([.A456]=1;fpdate;[.B455]+14);IF(periods_per_year=52;IF([.A456]=1;fpdate;[.B455]+7);&quot;n/a&quot;));IF(periods_per_year=24;DATE(YEAR(fpdate);MONTH(fpdate)+([.A456]-1)/2+IF(AND(DAY(fpdate)&gt;=15;MOD([.A456];2)=0);1;0);IF(MOD([.A456];2)=0;IF(DAY(fpdate)&gt;=15;DAY(fpdate)-14;DAY(fpdate)+14);DAY(fpdate)));IF(DAY(DATE(YEAR(fpdate);MONTH(fpdate)+([.A456]-1)*months_per_period;DAY(fpdate)))&lt;&gt;DAY(fpdate);DATE(YEAR(fpdate);MONTH(fpdate)+([.A456]-1)*months_per_period+1;0);DATE(YEAR(fpdate);MONTH(fpdate)+([.A456]-1)*months_per_period;DAY(fpdate))))))">
            <text:p/>
          </table:table-cell>
          <table:table-cell table:style-name="ce21" table:formula="of:=IF([.A456]=&quot;&quot;;&quot;&quot;;IF(roundOpt;IF(OR([.A456]=nper;payment&gt;ROUND((1+rate)*[.H455];2));ROUND((1+rate)*[.H455];2);payment);IF(OR([.A456]=nper;payment&gt;(1+rate)*[.H455]);(1+rate)*[.H455];payment)))">
            <text:p/>
          </table:table-cell>
          <table:table-cell table:style-name="ce30"/>
          <table:table-cell table:style-name="ce21"/>
          <table:table-cell table:style-name="ce21" table:formula="of:=IF([.A456]=&quot;&quot;;&quot;&quot;;IF(AND([.A456]=1;pmtType=1);0;IF(roundOpt;ROUND(rate*[.H455];2);rate*[.H455])))">
            <text:p/>
          </table:table-cell>
          <table:table-cell table:style-name="ce21" table:formula="of:=IF([.A456]=&quot;&quot;;&quot;&quot;;[.C456]-[.F456]+[.D456])">
            <text:p/>
          </table:table-cell>
          <table:table-cell table:style-name="ce21" table:formula="of:=IF([.A456]=&quot;&quot;;&quot;&quot;;[.H455]-[.G456])">
            <text:p/>
          </table:table-cell>
          <table:table-cell table:number-columns-repeated="248"/>
        </table:table-row>
        <table:table-row table:style-name="ro3">
          <table:table-cell table:style-name="ce10" table:formula="of:=IF([.H456]=&quot;&quot;;&quot;&quot;;IF(roundOpt;IF(OR([.A456]&gt;=nper;ROUND([.H456];2)&lt;=0);&quot;&quot;;[.A456]+1);IF(OR([.A456]&gt;=nper;[.H456]&lt;=0);&quot;&quot;;[.A456]+1)))">
            <text:p/>
          </table:table-cell>
          <table:table-cell table:style-name="ce17" table:formula="of:=IF([.A457]=&quot;&quot;;&quot;&quot;;IF(OR(periods_per_year=26;periods_per_year=52);IF(periods_per_year=26;IF([.A457]=1;fpdate;[.B456]+14);IF(periods_per_year=52;IF([.A457]=1;fpdate;[.B456]+7);&quot;n/a&quot;));IF(periods_per_year=24;DATE(YEAR(fpdate);MONTH(fpdate)+([.A457]-1)/2+IF(AND(DAY(fpdate)&gt;=15;MOD([.A457];2)=0);1;0);IF(MOD([.A457];2)=0;IF(DAY(fpdate)&gt;=15;DAY(fpdate)-14;DAY(fpdate)+14);DAY(fpdate)));IF(DAY(DATE(YEAR(fpdate);MONTH(fpdate)+([.A457]-1)*months_per_period;DAY(fpdate)))&lt;&gt;DAY(fpdate);DATE(YEAR(fpdate);MONTH(fpdate)+([.A457]-1)*months_per_period+1;0);DATE(YEAR(fpdate);MONTH(fpdate)+([.A457]-1)*months_per_period;DAY(fpdate))))))">
            <text:p/>
          </table:table-cell>
          <table:table-cell table:style-name="ce21" table:formula="of:=IF([.A457]=&quot;&quot;;&quot;&quot;;IF(roundOpt;IF(OR([.A457]=nper;payment&gt;ROUND((1+rate)*[.H456];2));ROUND((1+rate)*[.H456];2);payment);IF(OR([.A457]=nper;payment&gt;(1+rate)*[.H456]);(1+rate)*[.H456];payment)))">
            <text:p/>
          </table:table-cell>
          <table:table-cell table:style-name="ce30"/>
          <table:table-cell table:style-name="ce21"/>
          <table:table-cell table:style-name="ce21" table:formula="of:=IF([.A457]=&quot;&quot;;&quot;&quot;;IF(AND([.A457]=1;pmtType=1);0;IF(roundOpt;ROUND(rate*[.H456];2);rate*[.H456])))">
            <text:p/>
          </table:table-cell>
          <table:table-cell table:style-name="ce21" table:formula="of:=IF([.A457]=&quot;&quot;;&quot;&quot;;[.C457]-[.F457]+[.D457])">
            <text:p/>
          </table:table-cell>
          <table:table-cell table:style-name="ce21" table:formula="of:=IF([.A457]=&quot;&quot;;&quot;&quot;;[.H456]-[.G457])">
            <text:p/>
          </table:table-cell>
          <table:table-cell table:number-columns-repeated="248"/>
        </table:table-row>
        <table:table-row table:style-name="ro3">
          <table:table-cell table:style-name="ce10" table:formula="of:=IF([.H457]=&quot;&quot;;&quot;&quot;;IF(roundOpt;IF(OR([.A457]&gt;=nper;ROUND([.H457];2)&lt;=0);&quot;&quot;;[.A457]+1);IF(OR([.A457]&gt;=nper;[.H457]&lt;=0);&quot;&quot;;[.A457]+1)))">
            <text:p/>
          </table:table-cell>
          <table:table-cell table:style-name="ce17" table:formula="of:=IF([.A458]=&quot;&quot;;&quot;&quot;;IF(OR(periods_per_year=26;periods_per_year=52);IF(periods_per_year=26;IF([.A458]=1;fpdate;[.B457]+14);IF(periods_per_year=52;IF([.A458]=1;fpdate;[.B457]+7);&quot;n/a&quot;));IF(periods_per_year=24;DATE(YEAR(fpdate);MONTH(fpdate)+([.A458]-1)/2+IF(AND(DAY(fpdate)&gt;=15;MOD([.A458];2)=0);1;0);IF(MOD([.A458];2)=0;IF(DAY(fpdate)&gt;=15;DAY(fpdate)-14;DAY(fpdate)+14);DAY(fpdate)));IF(DAY(DATE(YEAR(fpdate);MONTH(fpdate)+([.A458]-1)*months_per_period;DAY(fpdate)))&lt;&gt;DAY(fpdate);DATE(YEAR(fpdate);MONTH(fpdate)+([.A458]-1)*months_per_period+1;0);DATE(YEAR(fpdate);MONTH(fpdate)+([.A458]-1)*months_per_period;DAY(fpdate))))))">
            <text:p/>
          </table:table-cell>
          <table:table-cell table:style-name="ce21" table:formula="of:=IF([.A458]=&quot;&quot;;&quot;&quot;;IF(roundOpt;IF(OR([.A458]=nper;payment&gt;ROUND((1+rate)*[.H457];2));ROUND((1+rate)*[.H457];2);payment);IF(OR([.A458]=nper;payment&gt;(1+rate)*[.H457]);(1+rate)*[.H457];payment)))">
            <text:p/>
          </table:table-cell>
          <table:table-cell table:style-name="ce30"/>
          <table:table-cell table:style-name="ce21"/>
          <table:table-cell table:style-name="ce21" table:formula="of:=IF([.A458]=&quot;&quot;;&quot;&quot;;IF(AND([.A458]=1;pmtType=1);0;IF(roundOpt;ROUND(rate*[.H457];2);rate*[.H457])))">
            <text:p/>
          </table:table-cell>
          <table:table-cell table:style-name="ce21" table:formula="of:=IF([.A458]=&quot;&quot;;&quot;&quot;;[.C458]-[.F458]+[.D458])">
            <text:p/>
          </table:table-cell>
          <table:table-cell table:style-name="ce21" table:formula="of:=IF([.A458]=&quot;&quot;;&quot;&quot;;[.H457]-[.G458])">
            <text:p/>
          </table:table-cell>
          <table:table-cell table:number-columns-repeated="248"/>
        </table:table-row>
        <table:table-row table:style-name="ro3">
          <table:table-cell table:style-name="ce10" table:formula="of:=IF([.H458]=&quot;&quot;;&quot;&quot;;IF(roundOpt;IF(OR([.A458]&gt;=nper;ROUND([.H458];2)&lt;=0);&quot;&quot;;[.A458]+1);IF(OR([.A458]&gt;=nper;[.H458]&lt;=0);&quot;&quot;;[.A458]+1)))">
            <text:p/>
          </table:table-cell>
          <table:table-cell table:style-name="ce17" table:formula="of:=IF([.A459]=&quot;&quot;;&quot;&quot;;IF(OR(periods_per_year=26;periods_per_year=52);IF(periods_per_year=26;IF([.A459]=1;fpdate;[.B458]+14);IF(periods_per_year=52;IF([.A459]=1;fpdate;[.B458]+7);&quot;n/a&quot;));IF(periods_per_year=24;DATE(YEAR(fpdate);MONTH(fpdate)+([.A459]-1)/2+IF(AND(DAY(fpdate)&gt;=15;MOD([.A459];2)=0);1;0);IF(MOD([.A459];2)=0;IF(DAY(fpdate)&gt;=15;DAY(fpdate)-14;DAY(fpdate)+14);DAY(fpdate)));IF(DAY(DATE(YEAR(fpdate);MONTH(fpdate)+([.A459]-1)*months_per_period;DAY(fpdate)))&lt;&gt;DAY(fpdate);DATE(YEAR(fpdate);MONTH(fpdate)+([.A459]-1)*months_per_period+1;0);DATE(YEAR(fpdate);MONTH(fpdate)+([.A459]-1)*months_per_period;DAY(fpdate))))))">
            <text:p/>
          </table:table-cell>
          <table:table-cell table:style-name="ce21" table:formula="of:=IF([.A459]=&quot;&quot;;&quot;&quot;;IF(roundOpt;IF(OR([.A459]=nper;payment&gt;ROUND((1+rate)*[.H458];2));ROUND((1+rate)*[.H458];2);payment);IF(OR([.A459]=nper;payment&gt;(1+rate)*[.H458]);(1+rate)*[.H458];payment)))">
            <text:p/>
          </table:table-cell>
          <table:table-cell table:style-name="ce30"/>
          <table:table-cell table:style-name="ce21"/>
          <table:table-cell table:style-name="ce21" table:formula="of:=IF([.A459]=&quot;&quot;;&quot;&quot;;IF(AND([.A459]=1;pmtType=1);0;IF(roundOpt;ROUND(rate*[.H458];2);rate*[.H458])))">
            <text:p/>
          </table:table-cell>
          <table:table-cell table:style-name="ce21" table:formula="of:=IF([.A459]=&quot;&quot;;&quot;&quot;;[.C459]-[.F459]+[.D459])">
            <text:p/>
          </table:table-cell>
          <table:table-cell table:style-name="ce21" table:formula="of:=IF([.A459]=&quot;&quot;;&quot;&quot;;[.H458]-[.G459])">
            <text:p/>
          </table:table-cell>
          <table:table-cell table:number-columns-repeated="248"/>
        </table:table-row>
        <table:table-row table:style-name="ro3">
          <table:table-cell table:style-name="ce10" table:formula="of:=IF([.H459]=&quot;&quot;;&quot;&quot;;IF(roundOpt;IF(OR([.A459]&gt;=nper;ROUND([.H459];2)&lt;=0);&quot;&quot;;[.A459]+1);IF(OR([.A459]&gt;=nper;[.H459]&lt;=0);&quot;&quot;;[.A459]+1)))">
            <text:p/>
          </table:table-cell>
          <table:table-cell table:style-name="ce17" table:formula="of:=IF([.A460]=&quot;&quot;;&quot;&quot;;IF(OR(periods_per_year=26;periods_per_year=52);IF(periods_per_year=26;IF([.A460]=1;fpdate;[.B459]+14);IF(periods_per_year=52;IF([.A460]=1;fpdate;[.B459]+7);&quot;n/a&quot;));IF(periods_per_year=24;DATE(YEAR(fpdate);MONTH(fpdate)+([.A460]-1)/2+IF(AND(DAY(fpdate)&gt;=15;MOD([.A460];2)=0);1;0);IF(MOD([.A460];2)=0;IF(DAY(fpdate)&gt;=15;DAY(fpdate)-14;DAY(fpdate)+14);DAY(fpdate)));IF(DAY(DATE(YEAR(fpdate);MONTH(fpdate)+([.A460]-1)*months_per_period;DAY(fpdate)))&lt;&gt;DAY(fpdate);DATE(YEAR(fpdate);MONTH(fpdate)+([.A460]-1)*months_per_period+1;0);DATE(YEAR(fpdate);MONTH(fpdate)+([.A460]-1)*months_per_period;DAY(fpdate))))))">
            <text:p/>
          </table:table-cell>
          <table:table-cell table:style-name="ce21" table:formula="of:=IF([.A460]=&quot;&quot;;&quot;&quot;;IF(roundOpt;IF(OR([.A460]=nper;payment&gt;ROUND((1+rate)*[.H459];2));ROUND((1+rate)*[.H459];2);payment);IF(OR([.A460]=nper;payment&gt;(1+rate)*[.H459]);(1+rate)*[.H459];payment)))">
            <text:p/>
          </table:table-cell>
          <table:table-cell table:style-name="ce30"/>
          <table:table-cell table:style-name="ce21"/>
          <table:table-cell table:style-name="ce21" table:formula="of:=IF([.A460]=&quot;&quot;;&quot;&quot;;IF(AND([.A460]=1;pmtType=1);0;IF(roundOpt;ROUND(rate*[.H459];2);rate*[.H459])))">
            <text:p/>
          </table:table-cell>
          <table:table-cell table:style-name="ce21" table:formula="of:=IF([.A460]=&quot;&quot;;&quot;&quot;;[.C460]-[.F460]+[.D460])">
            <text:p/>
          </table:table-cell>
          <table:table-cell table:style-name="ce21" table:formula="of:=IF([.A460]=&quot;&quot;;&quot;&quot;;[.H459]-[.G460])">
            <text:p/>
          </table:table-cell>
          <table:table-cell table:number-columns-repeated="248"/>
        </table:table-row>
        <table:table-row table:style-name="ro3">
          <table:table-cell table:style-name="ce10" table:formula="of:=IF([.H460]=&quot;&quot;;&quot;&quot;;IF(roundOpt;IF(OR([.A460]&gt;=nper;ROUND([.H460];2)&lt;=0);&quot;&quot;;[.A460]+1);IF(OR([.A460]&gt;=nper;[.H460]&lt;=0);&quot;&quot;;[.A460]+1)))">
            <text:p/>
          </table:table-cell>
          <table:table-cell table:style-name="ce17" table:formula="of:=IF([.A461]=&quot;&quot;;&quot;&quot;;IF(OR(periods_per_year=26;periods_per_year=52);IF(periods_per_year=26;IF([.A461]=1;fpdate;[.B460]+14);IF(periods_per_year=52;IF([.A461]=1;fpdate;[.B460]+7);&quot;n/a&quot;));IF(periods_per_year=24;DATE(YEAR(fpdate);MONTH(fpdate)+([.A461]-1)/2+IF(AND(DAY(fpdate)&gt;=15;MOD([.A461];2)=0);1;0);IF(MOD([.A461];2)=0;IF(DAY(fpdate)&gt;=15;DAY(fpdate)-14;DAY(fpdate)+14);DAY(fpdate)));IF(DAY(DATE(YEAR(fpdate);MONTH(fpdate)+([.A461]-1)*months_per_period;DAY(fpdate)))&lt;&gt;DAY(fpdate);DATE(YEAR(fpdate);MONTH(fpdate)+([.A461]-1)*months_per_period+1;0);DATE(YEAR(fpdate);MONTH(fpdate)+([.A461]-1)*months_per_period;DAY(fpdate))))))">
            <text:p/>
          </table:table-cell>
          <table:table-cell table:style-name="ce21" table:formula="of:=IF([.A461]=&quot;&quot;;&quot;&quot;;IF(roundOpt;IF(OR([.A461]=nper;payment&gt;ROUND((1+rate)*[.H460];2));ROUND((1+rate)*[.H460];2);payment);IF(OR([.A461]=nper;payment&gt;(1+rate)*[.H460]);(1+rate)*[.H460];payment)))">
            <text:p/>
          </table:table-cell>
          <table:table-cell table:style-name="ce30"/>
          <table:table-cell table:style-name="ce21"/>
          <table:table-cell table:style-name="ce21" table:formula="of:=IF([.A461]=&quot;&quot;;&quot;&quot;;IF(AND([.A461]=1;pmtType=1);0;IF(roundOpt;ROUND(rate*[.H460];2);rate*[.H460])))">
            <text:p/>
          </table:table-cell>
          <table:table-cell table:style-name="ce21" table:formula="of:=IF([.A461]=&quot;&quot;;&quot;&quot;;[.C461]-[.F461]+[.D461])">
            <text:p/>
          </table:table-cell>
          <table:table-cell table:style-name="ce21" table:formula="of:=IF([.A461]=&quot;&quot;;&quot;&quot;;[.H460]-[.G461])">
            <text:p/>
          </table:table-cell>
          <table:table-cell table:number-columns-repeated="248"/>
        </table:table-row>
        <table:table-row table:style-name="ro3">
          <table:table-cell table:style-name="ce10" table:formula="of:=IF([.H461]=&quot;&quot;;&quot;&quot;;IF(roundOpt;IF(OR([.A461]&gt;=nper;ROUND([.H461];2)&lt;=0);&quot;&quot;;[.A461]+1);IF(OR([.A461]&gt;=nper;[.H461]&lt;=0);&quot;&quot;;[.A461]+1)))">
            <text:p/>
          </table:table-cell>
          <table:table-cell table:style-name="ce17" table:formula="of:=IF([.A462]=&quot;&quot;;&quot;&quot;;IF(OR(periods_per_year=26;periods_per_year=52);IF(periods_per_year=26;IF([.A462]=1;fpdate;[.B461]+14);IF(periods_per_year=52;IF([.A462]=1;fpdate;[.B461]+7);&quot;n/a&quot;));IF(periods_per_year=24;DATE(YEAR(fpdate);MONTH(fpdate)+([.A462]-1)/2+IF(AND(DAY(fpdate)&gt;=15;MOD([.A462];2)=0);1;0);IF(MOD([.A462];2)=0;IF(DAY(fpdate)&gt;=15;DAY(fpdate)-14;DAY(fpdate)+14);DAY(fpdate)));IF(DAY(DATE(YEAR(fpdate);MONTH(fpdate)+([.A462]-1)*months_per_period;DAY(fpdate)))&lt;&gt;DAY(fpdate);DATE(YEAR(fpdate);MONTH(fpdate)+([.A462]-1)*months_per_period+1;0);DATE(YEAR(fpdate);MONTH(fpdate)+([.A462]-1)*months_per_period;DAY(fpdate))))))">
            <text:p/>
          </table:table-cell>
          <table:table-cell table:style-name="ce21" table:formula="of:=IF([.A462]=&quot;&quot;;&quot;&quot;;IF(roundOpt;IF(OR([.A462]=nper;payment&gt;ROUND((1+rate)*[.H461];2));ROUND((1+rate)*[.H461];2);payment);IF(OR([.A462]=nper;payment&gt;(1+rate)*[.H461]);(1+rate)*[.H461];payment)))">
            <text:p/>
          </table:table-cell>
          <table:table-cell table:style-name="ce30"/>
          <table:table-cell table:style-name="ce21"/>
          <table:table-cell table:style-name="ce21" table:formula="of:=IF([.A462]=&quot;&quot;;&quot;&quot;;IF(AND([.A462]=1;pmtType=1);0;IF(roundOpt;ROUND(rate*[.H461];2);rate*[.H461])))">
            <text:p/>
          </table:table-cell>
          <table:table-cell table:style-name="ce21" table:formula="of:=IF([.A462]=&quot;&quot;;&quot;&quot;;[.C462]-[.F462]+[.D462])">
            <text:p/>
          </table:table-cell>
          <table:table-cell table:style-name="ce21" table:formula="of:=IF([.A462]=&quot;&quot;;&quot;&quot;;[.H461]-[.G462])">
            <text:p/>
          </table:table-cell>
          <table:table-cell table:number-columns-repeated="248"/>
        </table:table-row>
        <table:table-row table:style-name="ro3">
          <table:table-cell table:style-name="ce10" table:formula="of:=IF([.H462]=&quot;&quot;;&quot;&quot;;IF(roundOpt;IF(OR([.A462]&gt;=nper;ROUND([.H462];2)&lt;=0);&quot;&quot;;[.A462]+1);IF(OR([.A462]&gt;=nper;[.H462]&lt;=0);&quot;&quot;;[.A462]+1)))">
            <text:p/>
          </table:table-cell>
          <table:table-cell table:style-name="ce17" table:formula="of:=IF([.A463]=&quot;&quot;;&quot;&quot;;IF(OR(periods_per_year=26;periods_per_year=52);IF(periods_per_year=26;IF([.A463]=1;fpdate;[.B462]+14);IF(periods_per_year=52;IF([.A463]=1;fpdate;[.B462]+7);&quot;n/a&quot;));IF(periods_per_year=24;DATE(YEAR(fpdate);MONTH(fpdate)+([.A463]-1)/2+IF(AND(DAY(fpdate)&gt;=15;MOD([.A463];2)=0);1;0);IF(MOD([.A463];2)=0;IF(DAY(fpdate)&gt;=15;DAY(fpdate)-14;DAY(fpdate)+14);DAY(fpdate)));IF(DAY(DATE(YEAR(fpdate);MONTH(fpdate)+([.A463]-1)*months_per_period;DAY(fpdate)))&lt;&gt;DAY(fpdate);DATE(YEAR(fpdate);MONTH(fpdate)+([.A463]-1)*months_per_period+1;0);DATE(YEAR(fpdate);MONTH(fpdate)+([.A463]-1)*months_per_period;DAY(fpdate))))))">
            <text:p/>
          </table:table-cell>
          <table:table-cell table:style-name="ce21" table:formula="of:=IF([.A463]=&quot;&quot;;&quot;&quot;;IF(roundOpt;IF(OR([.A463]=nper;payment&gt;ROUND((1+rate)*[.H462];2));ROUND((1+rate)*[.H462];2);payment);IF(OR([.A463]=nper;payment&gt;(1+rate)*[.H462]);(1+rate)*[.H462];payment)))">
            <text:p/>
          </table:table-cell>
          <table:table-cell table:style-name="ce30"/>
          <table:table-cell table:style-name="ce21"/>
          <table:table-cell table:style-name="ce21" table:formula="of:=IF([.A463]=&quot;&quot;;&quot;&quot;;IF(AND([.A463]=1;pmtType=1);0;IF(roundOpt;ROUND(rate*[.H462];2);rate*[.H462])))">
            <text:p/>
          </table:table-cell>
          <table:table-cell table:style-name="ce21" table:formula="of:=IF([.A463]=&quot;&quot;;&quot;&quot;;[.C463]-[.F463]+[.D463])">
            <text:p/>
          </table:table-cell>
          <table:table-cell table:style-name="ce21" table:formula="of:=IF([.A463]=&quot;&quot;;&quot;&quot;;[.H462]-[.G463])">
            <text:p/>
          </table:table-cell>
          <table:table-cell table:number-columns-repeated="248"/>
        </table:table-row>
        <table:table-row table:style-name="ro3">
          <table:table-cell table:style-name="ce10" table:formula="of:=IF([.H463]=&quot;&quot;;&quot;&quot;;IF(roundOpt;IF(OR([.A463]&gt;=nper;ROUND([.H463];2)&lt;=0);&quot;&quot;;[.A463]+1);IF(OR([.A463]&gt;=nper;[.H463]&lt;=0);&quot;&quot;;[.A463]+1)))">
            <text:p/>
          </table:table-cell>
          <table:table-cell table:style-name="ce17" table:formula="of:=IF([.A464]=&quot;&quot;;&quot;&quot;;IF(OR(periods_per_year=26;periods_per_year=52);IF(periods_per_year=26;IF([.A464]=1;fpdate;[.B463]+14);IF(periods_per_year=52;IF([.A464]=1;fpdate;[.B463]+7);&quot;n/a&quot;));IF(periods_per_year=24;DATE(YEAR(fpdate);MONTH(fpdate)+([.A464]-1)/2+IF(AND(DAY(fpdate)&gt;=15;MOD([.A464];2)=0);1;0);IF(MOD([.A464];2)=0;IF(DAY(fpdate)&gt;=15;DAY(fpdate)-14;DAY(fpdate)+14);DAY(fpdate)));IF(DAY(DATE(YEAR(fpdate);MONTH(fpdate)+([.A464]-1)*months_per_period;DAY(fpdate)))&lt;&gt;DAY(fpdate);DATE(YEAR(fpdate);MONTH(fpdate)+([.A464]-1)*months_per_period+1;0);DATE(YEAR(fpdate);MONTH(fpdate)+([.A464]-1)*months_per_period;DAY(fpdate))))))">
            <text:p/>
          </table:table-cell>
          <table:table-cell table:style-name="ce21" table:formula="of:=IF([.A464]=&quot;&quot;;&quot;&quot;;IF(roundOpt;IF(OR([.A464]=nper;payment&gt;ROUND((1+rate)*[.H463];2));ROUND((1+rate)*[.H463];2);payment);IF(OR([.A464]=nper;payment&gt;(1+rate)*[.H463]);(1+rate)*[.H463];payment)))">
            <text:p/>
          </table:table-cell>
          <table:table-cell table:style-name="ce30"/>
          <table:table-cell table:style-name="ce21"/>
          <table:table-cell table:style-name="ce21" table:formula="of:=IF([.A464]=&quot;&quot;;&quot;&quot;;IF(AND([.A464]=1;pmtType=1);0;IF(roundOpt;ROUND(rate*[.H463];2);rate*[.H463])))">
            <text:p/>
          </table:table-cell>
          <table:table-cell table:style-name="ce21" table:formula="of:=IF([.A464]=&quot;&quot;;&quot;&quot;;[.C464]-[.F464]+[.D464])">
            <text:p/>
          </table:table-cell>
          <table:table-cell table:style-name="ce21" table:formula="of:=IF([.A464]=&quot;&quot;;&quot;&quot;;[.H463]-[.G464])">
            <text:p/>
          </table:table-cell>
          <table:table-cell table:number-columns-repeated="248"/>
        </table:table-row>
        <table:table-row table:style-name="ro3">
          <table:table-cell table:style-name="ce10" table:formula="of:=IF([.H464]=&quot;&quot;;&quot;&quot;;IF(roundOpt;IF(OR([.A464]&gt;=nper;ROUND([.H464];2)&lt;=0);&quot;&quot;;[.A464]+1);IF(OR([.A464]&gt;=nper;[.H464]&lt;=0);&quot;&quot;;[.A464]+1)))">
            <text:p/>
          </table:table-cell>
          <table:table-cell table:style-name="ce17" table:formula="of:=IF([.A465]=&quot;&quot;;&quot;&quot;;IF(OR(periods_per_year=26;periods_per_year=52);IF(periods_per_year=26;IF([.A465]=1;fpdate;[.B464]+14);IF(periods_per_year=52;IF([.A465]=1;fpdate;[.B464]+7);&quot;n/a&quot;));IF(periods_per_year=24;DATE(YEAR(fpdate);MONTH(fpdate)+([.A465]-1)/2+IF(AND(DAY(fpdate)&gt;=15;MOD([.A465];2)=0);1;0);IF(MOD([.A465];2)=0;IF(DAY(fpdate)&gt;=15;DAY(fpdate)-14;DAY(fpdate)+14);DAY(fpdate)));IF(DAY(DATE(YEAR(fpdate);MONTH(fpdate)+([.A465]-1)*months_per_period;DAY(fpdate)))&lt;&gt;DAY(fpdate);DATE(YEAR(fpdate);MONTH(fpdate)+([.A465]-1)*months_per_period+1;0);DATE(YEAR(fpdate);MONTH(fpdate)+([.A465]-1)*months_per_period;DAY(fpdate))))))">
            <text:p/>
          </table:table-cell>
          <table:table-cell table:style-name="ce21" table:formula="of:=IF([.A465]=&quot;&quot;;&quot;&quot;;IF(roundOpt;IF(OR([.A465]=nper;payment&gt;ROUND((1+rate)*[.H464];2));ROUND((1+rate)*[.H464];2);payment);IF(OR([.A465]=nper;payment&gt;(1+rate)*[.H464]);(1+rate)*[.H464];payment)))">
            <text:p/>
          </table:table-cell>
          <table:table-cell table:style-name="ce30"/>
          <table:table-cell table:style-name="ce21"/>
          <table:table-cell table:style-name="ce21" table:formula="of:=IF([.A465]=&quot;&quot;;&quot;&quot;;IF(AND([.A465]=1;pmtType=1);0;IF(roundOpt;ROUND(rate*[.H464];2);rate*[.H464])))">
            <text:p/>
          </table:table-cell>
          <table:table-cell table:style-name="ce21" table:formula="of:=IF([.A465]=&quot;&quot;;&quot;&quot;;[.C465]-[.F465]+[.D465])">
            <text:p/>
          </table:table-cell>
          <table:table-cell table:style-name="ce21" table:formula="of:=IF([.A465]=&quot;&quot;;&quot;&quot;;[.H464]-[.G465])">
            <text:p/>
          </table:table-cell>
          <table:table-cell table:number-columns-repeated="248"/>
        </table:table-row>
        <table:table-row table:style-name="ro3">
          <table:table-cell table:style-name="ce10" table:formula="of:=IF([.H465]=&quot;&quot;;&quot;&quot;;IF(roundOpt;IF(OR([.A465]&gt;=nper;ROUND([.H465];2)&lt;=0);&quot;&quot;;[.A465]+1);IF(OR([.A465]&gt;=nper;[.H465]&lt;=0);&quot;&quot;;[.A465]+1)))">
            <text:p/>
          </table:table-cell>
          <table:table-cell table:style-name="ce17" table:formula="of:=IF([.A466]=&quot;&quot;;&quot;&quot;;IF(OR(periods_per_year=26;periods_per_year=52);IF(periods_per_year=26;IF([.A466]=1;fpdate;[.B465]+14);IF(periods_per_year=52;IF([.A466]=1;fpdate;[.B465]+7);&quot;n/a&quot;));IF(periods_per_year=24;DATE(YEAR(fpdate);MONTH(fpdate)+([.A466]-1)/2+IF(AND(DAY(fpdate)&gt;=15;MOD([.A466];2)=0);1;0);IF(MOD([.A466];2)=0;IF(DAY(fpdate)&gt;=15;DAY(fpdate)-14;DAY(fpdate)+14);DAY(fpdate)));IF(DAY(DATE(YEAR(fpdate);MONTH(fpdate)+([.A466]-1)*months_per_period;DAY(fpdate)))&lt;&gt;DAY(fpdate);DATE(YEAR(fpdate);MONTH(fpdate)+([.A466]-1)*months_per_period+1;0);DATE(YEAR(fpdate);MONTH(fpdate)+([.A466]-1)*months_per_period;DAY(fpdate))))))">
            <text:p/>
          </table:table-cell>
          <table:table-cell table:style-name="ce21" table:formula="of:=IF([.A466]=&quot;&quot;;&quot;&quot;;IF(roundOpt;IF(OR([.A466]=nper;payment&gt;ROUND((1+rate)*[.H465];2));ROUND((1+rate)*[.H465];2);payment);IF(OR([.A466]=nper;payment&gt;(1+rate)*[.H465]);(1+rate)*[.H465];payment)))">
            <text:p/>
          </table:table-cell>
          <table:table-cell table:style-name="ce30"/>
          <table:table-cell table:style-name="ce21"/>
          <table:table-cell table:style-name="ce21" table:formula="of:=IF([.A466]=&quot;&quot;;&quot;&quot;;IF(AND([.A466]=1;pmtType=1);0;IF(roundOpt;ROUND(rate*[.H465];2);rate*[.H465])))">
            <text:p/>
          </table:table-cell>
          <table:table-cell table:style-name="ce21" table:formula="of:=IF([.A466]=&quot;&quot;;&quot;&quot;;[.C466]-[.F466]+[.D466])">
            <text:p/>
          </table:table-cell>
          <table:table-cell table:style-name="ce21" table:formula="of:=IF([.A466]=&quot;&quot;;&quot;&quot;;[.H465]-[.G466])">
            <text:p/>
          </table:table-cell>
          <table:table-cell table:number-columns-repeated="248"/>
        </table:table-row>
        <table:table-row table:style-name="ro3">
          <table:table-cell table:style-name="ce10" table:formula="of:=IF([.H466]=&quot;&quot;;&quot;&quot;;IF(roundOpt;IF(OR([.A466]&gt;=nper;ROUND([.H466];2)&lt;=0);&quot;&quot;;[.A466]+1);IF(OR([.A466]&gt;=nper;[.H466]&lt;=0);&quot;&quot;;[.A466]+1)))">
            <text:p/>
          </table:table-cell>
          <table:table-cell table:style-name="ce17" table:formula="of:=IF([.A467]=&quot;&quot;;&quot;&quot;;IF(OR(periods_per_year=26;periods_per_year=52);IF(periods_per_year=26;IF([.A467]=1;fpdate;[.B466]+14);IF(periods_per_year=52;IF([.A467]=1;fpdate;[.B466]+7);&quot;n/a&quot;));IF(periods_per_year=24;DATE(YEAR(fpdate);MONTH(fpdate)+([.A467]-1)/2+IF(AND(DAY(fpdate)&gt;=15;MOD([.A467];2)=0);1;0);IF(MOD([.A467];2)=0;IF(DAY(fpdate)&gt;=15;DAY(fpdate)-14;DAY(fpdate)+14);DAY(fpdate)));IF(DAY(DATE(YEAR(fpdate);MONTH(fpdate)+([.A467]-1)*months_per_period;DAY(fpdate)))&lt;&gt;DAY(fpdate);DATE(YEAR(fpdate);MONTH(fpdate)+([.A467]-1)*months_per_period+1;0);DATE(YEAR(fpdate);MONTH(fpdate)+([.A467]-1)*months_per_period;DAY(fpdate))))))">
            <text:p/>
          </table:table-cell>
          <table:table-cell table:style-name="ce21" table:formula="of:=IF([.A467]=&quot;&quot;;&quot;&quot;;IF(roundOpt;IF(OR([.A467]=nper;payment&gt;ROUND((1+rate)*[.H466];2));ROUND((1+rate)*[.H466];2);payment);IF(OR([.A467]=nper;payment&gt;(1+rate)*[.H466]);(1+rate)*[.H466];payment)))">
            <text:p/>
          </table:table-cell>
          <table:table-cell table:style-name="ce30"/>
          <table:table-cell table:style-name="ce21"/>
          <table:table-cell table:style-name="ce21" table:formula="of:=IF([.A467]=&quot;&quot;;&quot;&quot;;IF(AND([.A467]=1;pmtType=1);0;IF(roundOpt;ROUND(rate*[.H466];2);rate*[.H466])))">
            <text:p/>
          </table:table-cell>
          <table:table-cell table:style-name="ce21" table:formula="of:=IF([.A467]=&quot;&quot;;&quot;&quot;;[.C467]-[.F467]+[.D467])">
            <text:p/>
          </table:table-cell>
          <table:table-cell table:style-name="ce21" table:formula="of:=IF([.A467]=&quot;&quot;;&quot;&quot;;[.H466]-[.G467])">
            <text:p/>
          </table:table-cell>
          <table:table-cell table:number-columns-repeated="248"/>
        </table:table-row>
        <table:table-row table:style-name="ro3">
          <table:table-cell table:style-name="ce10" table:formula="of:=IF([.H467]=&quot;&quot;;&quot;&quot;;IF(roundOpt;IF(OR([.A467]&gt;=nper;ROUND([.H467];2)&lt;=0);&quot;&quot;;[.A467]+1);IF(OR([.A467]&gt;=nper;[.H467]&lt;=0);&quot;&quot;;[.A467]+1)))">
            <text:p/>
          </table:table-cell>
          <table:table-cell table:style-name="ce17" table:formula="of:=IF([.A468]=&quot;&quot;;&quot;&quot;;IF(OR(periods_per_year=26;periods_per_year=52);IF(periods_per_year=26;IF([.A468]=1;fpdate;[.B467]+14);IF(periods_per_year=52;IF([.A468]=1;fpdate;[.B467]+7);&quot;n/a&quot;));IF(periods_per_year=24;DATE(YEAR(fpdate);MONTH(fpdate)+([.A468]-1)/2+IF(AND(DAY(fpdate)&gt;=15;MOD([.A468];2)=0);1;0);IF(MOD([.A468];2)=0;IF(DAY(fpdate)&gt;=15;DAY(fpdate)-14;DAY(fpdate)+14);DAY(fpdate)));IF(DAY(DATE(YEAR(fpdate);MONTH(fpdate)+([.A468]-1)*months_per_period;DAY(fpdate)))&lt;&gt;DAY(fpdate);DATE(YEAR(fpdate);MONTH(fpdate)+([.A468]-1)*months_per_period+1;0);DATE(YEAR(fpdate);MONTH(fpdate)+([.A468]-1)*months_per_period;DAY(fpdate))))))">
            <text:p/>
          </table:table-cell>
          <table:table-cell table:style-name="ce21" table:formula="of:=IF([.A468]=&quot;&quot;;&quot;&quot;;IF(roundOpt;IF(OR([.A468]=nper;payment&gt;ROUND((1+rate)*[.H467];2));ROUND((1+rate)*[.H467];2);payment);IF(OR([.A468]=nper;payment&gt;(1+rate)*[.H467]);(1+rate)*[.H467];payment)))">
            <text:p/>
          </table:table-cell>
          <table:table-cell table:style-name="ce30"/>
          <table:table-cell table:style-name="ce21"/>
          <table:table-cell table:style-name="ce21" table:formula="of:=IF([.A468]=&quot;&quot;;&quot;&quot;;IF(AND([.A468]=1;pmtType=1);0;IF(roundOpt;ROUND(rate*[.H467];2);rate*[.H467])))">
            <text:p/>
          </table:table-cell>
          <table:table-cell table:style-name="ce21" table:formula="of:=IF([.A468]=&quot;&quot;;&quot;&quot;;[.C468]-[.F468]+[.D468])">
            <text:p/>
          </table:table-cell>
          <table:table-cell table:style-name="ce21" table:formula="of:=IF([.A468]=&quot;&quot;;&quot;&quot;;[.H467]-[.G468])">
            <text:p/>
          </table:table-cell>
          <table:table-cell table:number-columns-repeated="248"/>
        </table:table-row>
        <table:table-row table:style-name="ro3">
          <table:table-cell table:style-name="ce10" table:formula="of:=IF([.H468]=&quot;&quot;;&quot;&quot;;IF(roundOpt;IF(OR([.A468]&gt;=nper;ROUND([.H468];2)&lt;=0);&quot;&quot;;[.A468]+1);IF(OR([.A468]&gt;=nper;[.H468]&lt;=0);&quot;&quot;;[.A468]+1)))">
            <text:p/>
          </table:table-cell>
          <table:table-cell table:style-name="ce17" table:formula="of:=IF([.A469]=&quot;&quot;;&quot;&quot;;IF(OR(periods_per_year=26;periods_per_year=52);IF(periods_per_year=26;IF([.A469]=1;fpdate;[.B468]+14);IF(periods_per_year=52;IF([.A469]=1;fpdate;[.B468]+7);&quot;n/a&quot;));IF(periods_per_year=24;DATE(YEAR(fpdate);MONTH(fpdate)+([.A469]-1)/2+IF(AND(DAY(fpdate)&gt;=15;MOD([.A469];2)=0);1;0);IF(MOD([.A469];2)=0;IF(DAY(fpdate)&gt;=15;DAY(fpdate)-14;DAY(fpdate)+14);DAY(fpdate)));IF(DAY(DATE(YEAR(fpdate);MONTH(fpdate)+([.A469]-1)*months_per_period;DAY(fpdate)))&lt;&gt;DAY(fpdate);DATE(YEAR(fpdate);MONTH(fpdate)+([.A469]-1)*months_per_period+1;0);DATE(YEAR(fpdate);MONTH(fpdate)+([.A469]-1)*months_per_period;DAY(fpdate))))))">
            <text:p/>
          </table:table-cell>
          <table:table-cell table:style-name="ce21" table:formula="of:=IF([.A469]=&quot;&quot;;&quot;&quot;;IF(roundOpt;IF(OR([.A469]=nper;payment&gt;ROUND((1+rate)*[.H468];2));ROUND((1+rate)*[.H468];2);payment);IF(OR([.A469]=nper;payment&gt;(1+rate)*[.H468]);(1+rate)*[.H468];payment)))">
            <text:p/>
          </table:table-cell>
          <table:table-cell table:style-name="ce30"/>
          <table:table-cell table:style-name="ce21"/>
          <table:table-cell table:style-name="ce21" table:formula="of:=IF([.A469]=&quot;&quot;;&quot;&quot;;IF(AND([.A469]=1;pmtType=1);0;IF(roundOpt;ROUND(rate*[.H468];2);rate*[.H468])))">
            <text:p/>
          </table:table-cell>
          <table:table-cell table:style-name="ce21" table:formula="of:=IF([.A469]=&quot;&quot;;&quot;&quot;;[.C469]-[.F469]+[.D469])">
            <text:p/>
          </table:table-cell>
          <table:table-cell table:style-name="ce21" table:formula="of:=IF([.A469]=&quot;&quot;;&quot;&quot;;[.H468]-[.G469])">
            <text:p/>
          </table:table-cell>
          <table:table-cell table:number-columns-repeated="248"/>
        </table:table-row>
        <table:table-row table:style-name="ro3">
          <table:table-cell table:style-name="ce10" table:formula="of:=IF([.H469]=&quot;&quot;;&quot;&quot;;IF(roundOpt;IF(OR([.A469]&gt;=nper;ROUND([.H469];2)&lt;=0);&quot;&quot;;[.A469]+1);IF(OR([.A469]&gt;=nper;[.H469]&lt;=0);&quot;&quot;;[.A469]+1)))">
            <text:p/>
          </table:table-cell>
          <table:table-cell table:style-name="ce17" table:formula="of:=IF([.A470]=&quot;&quot;;&quot;&quot;;IF(OR(periods_per_year=26;periods_per_year=52);IF(periods_per_year=26;IF([.A470]=1;fpdate;[.B469]+14);IF(periods_per_year=52;IF([.A470]=1;fpdate;[.B469]+7);&quot;n/a&quot;));IF(periods_per_year=24;DATE(YEAR(fpdate);MONTH(fpdate)+([.A470]-1)/2+IF(AND(DAY(fpdate)&gt;=15;MOD([.A470];2)=0);1;0);IF(MOD([.A470];2)=0;IF(DAY(fpdate)&gt;=15;DAY(fpdate)-14;DAY(fpdate)+14);DAY(fpdate)));IF(DAY(DATE(YEAR(fpdate);MONTH(fpdate)+([.A470]-1)*months_per_period;DAY(fpdate)))&lt;&gt;DAY(fpdate);DATE(YEAR(fpdate);MONTH(fpdate)+([.A470]-1)*months_per_period+1;0);DATE(YEAR(fpdate);MONTH(fpdate)+([.A470]-1)*months_per_period;DAY(fpdate))))))">
            <text:p/>
          </table:table-cell>
          <table:table-cell table:style-name="ce21" table:formula="of:=IF([.A470]=&quot;&quot;;&quot;&quot;;IF(roundOpt;IF(OR([.A470]=nper;payment&gt;ROUND((1+rate)*[.H469];2));ROUND((1+rate)*[.H469];2);payment);IF(OR([.A470]=nper;payment&gt;(1+rate)*[.H469]);(1+rate)*[.H469];payment)))">
            <text:p/>
          </table:table-cell>
          <table:table-cell table:style-name="ce30"/>
          <table:table-cell table:style-name="ce21"/>
          <table:table-cell table:style-name="ce21" table:formula="of:=IF([.A470]=&quot;&quot;;&quot;&quot;;IF(AND([.A470]=1;pmtType=1);0;IF(roundOpt;ROUND(rate*[.H469];2);rate*[.H469])))">
            <text:p/>
          </table:table-cell>
          <table:table-cell table:style-name="ce21" table:formula="of:=IF([.A470]=&quot;&quot;;&quot;&quot;;[.C470]-[.F470]+[.D470])">
            <text:p/>
          </table:table-cell>
          <table:table-cell table:style-name="ce21" table:formula="of:=IF([.A470]=&quot;&quot;;&quot;&quot;;[.H469]-[.G470])">
            <text:p/>
          </table:table-cell>
          <table:table-cell table:number-columns-repeated="248"/>
        </table:table-row>
        <table:table-row table:style-name="ro3">
          <table:table-cell table:style-name="ce10" table:formula="of:=IF([.H470]=&quot;&quot;;&quot;&quot;;IF(roundOpt;IF(OR([.A470]&gt;=nper;ROUND([.H470];2)&lt;=0);&quot;&quot;;[.A470]+1);IF(OR([.A470]&gt;=nper;[.H470]&lt;=0);&quot;&quot;;[.A470]+1)))">
            <text:p/>
          </table:table-cell>
          <table:table-cell table:style-name="ce17" table:formula="of:=IF([.A471]=&quot;&quot;;&quot;&quot;;IF(OR(periods_per_year=26;periods_per_year=52);IF(periods_per_year=26;IF([.A471]=1;fpdate;[.B470]+14);IF(periods_per_year=52;IF([.A471]=1;fpdate;[.B470]+7);&quot;n/a&quot;));IF(periods_per_year=24;DATE(YEAR(fpdate);MONTH(fpdate)+([.A471]-1)/2+IF(AND(DAY(fpdate)&gt;=15;MOD([.A471];2)=0);1;0);IF(MOD([.A471];2)=0;IF(DAY(fpdate)&gt;=15;DAY(fpdate)-14;DAY(fpdate)+14);DAY(fpdate)));IF(DAY(DATE(YEAR(fpdate);MONTH(fpdate)+([.A471]-1)*months_per_period;DAY(fpdate)))&lt;&gt;DAY(fpdate);DATE(YEAR(fpdate);MONTH(fpdate)+([.A471]-1)*months_per_period+1;0);DATE(YEAR(fpdate);MONTH(fpdate)+([.A471]-1)*months_per_period;DAY(fpdate))))))">
            <text:p/>
          </table:table-cell>
          <table:table-cell table:style-name="ce21" table:formula="of:=IF([.A471]=&quot;&quot;;&quot;&quot;;IF(roundOpt;IF(OR([.A471]=nper;payment&gt;ROUND((1+rate)*[.H470];2));ROUND((1+rate)*[.H470];2);payment);IF(OR([.A471]=nper;payment&gt;(1+rate)*[.H470]);(1+rate)*[.H470];payment)))">
            <text:p/>
          </table:table-cell>
          <table:table-cell table:style-name="ce30"/>
          <table:table-cell table:style-name="ce21"/>
          <table:table-cell table:style-name="ce21" table:formula="of:=IF([.A471]=&quot;&quot;;&quot;&quot;;IF(AND([.A471]=1;pmtType=1);0;IF(roundOpt;ROUND(rate*[.H470];2);rate*[.H470])))">
            <text:p/>
          </table:table-cell>
          <table:table-cell table:style-name="ce21" table:formula="of:=IF([.A471]=&quot;&quot;;&quot;&quot;;[.C471]-[.F471]+[.D471])">
            <text:p/>
          </table:table-cell>
          <table:table-cell table:style-name="ce21" table:formula="of:=IF([.A471]=&quot;&quot;;&quot;&quot;;[.H470]-[.G471])">
            <text:p/>
          </table:table-cell>
          <table:table-cell table:number-columns-repeated="248"/>
        </table:table-row>
        <table:table-row table:style-name="ro3">
          <table:table-cell table:style-name="ce10" table:formula="of:=IF([.H471]=&quot;&quot;;&quot;&quot;;IF(roundOpt;IF(OR([.A471]&gt;=nper;ROUND([.H471];2)&lt;=0);&quot;&quot;;[.A471]+1);IF(OR([.A471]&gt;=nper;[.H471]&lt;=0);&quot;&quot;;[.A471]+1)))">
            <text:p/>
          </table:table-cell>
          <table:table-cell table:style-name="ce17" table:formula="of:=IF([.A472]=&quot;&quot;;&quot;&quot;;IF(OR(periods_per_year=26;periods_per_year=52);IF(periods_per_year=26;IF([.A472]=1;fpdate;[.B471]+14);IF(periods_per_year=52;IF([.A472]=1;fpdate;[.B471]+7);&quot;n/a&quot;));IF(periods_per_year=24;DATE(YEAR(fpdate);MONTH(fpdate)+([.A472]-1)/2+IF(AND(DAY(fpdate)&gt;=15;MOD([.A472];2)=0);1;0);IF(MOD([.A472];2)=0;IF(DAY(fpdate)&gt;=15;DAY(fpdate)-14;DAY(fpdate)+14);DAY(fpdate)));IF(DAY(DATE(YEAR(fpdate);MONTH(fpdate)+([.A472]-1)*months_per_period;DAY(fpdate)))&lt;&gt;DAY(fpdate);DATE(YEAR(fpdate);MONTH(fpdate)+([.A472]-1)*months_per_period+1;0);DATE(YEAR(fpdate);MONTH(fpdate)+([.A472]-1)*months_per_period;DAY(fpdate))))))">
            <text:p/>
          </table:table-cell>
          <table:table-cell table:style-name="ce21" table:formula="of:=IF([.A472]=&quot;&quot;;&quot;&quot;;IF(roundOpt;IF(OR([.A472]=nper;payment&gt;ROUND((1+rate)*[.H471];2));ROUND((1+rate)*[.H471];2);payment);IF(OR([.A472]=nper;payment&gt;(1+rate)*[.H471]);(1+rate)*[.H471];payment)))">
            <text:p/>
          </table:table-cell>
          <table:table-cell table:style-name="ce30"/>
          <table:table-cell table:style-name="ce21"/>
          <table:table-cell table:style-name="ce21" table:formula="of:=IF([.A472]=&quot;&quot;;&quot;&quot;;IF(AND([.A472]=1;pmtType=1);0;IF(roundOpt;ROUND(rate*[.H471];2);rate*[.H471])))">
            <text:p/>
          </table:table-cell>
          <table:table-cell table:style-name="ce21" table:formula="of:=IF([.A472]=&quot;&quot;;&quot;&quot;;[.C472]-[.F472]+[.D472])">
            <text:p/>
          </table:table-cell>
          <table:table-cell table:style-name="ce21" table:formula="of:=IF([.A472]=&quot;&quot;;&quot;&quot;;[.H471]-[.G472])">
            <text:p/>
          </table:table-cell>
          <table:table-cell table:number-columns-repeated="248"/>
        </table:table-row>
        <table:table-row table:style-name="ro3">
          <table:table-cell table:style-name="ce10" table:formula="of:=IF([.H472]=&quot;&quot;;&quot;&quot;;IF(roundOpt;IF(OR([.A472]&gt;=nper;ROUND([.H472];2)&lt;=0);&quot;&quot;;[.A472]+1);IF(OR([.A472]&gt;=nper;[.H472]&lt;=0);&quot;&quot;;[.A472]+1)))">
            <text:p/>
          </table:table-cell>
          <table:table-cell table:style-name="ce17" table:formula="of:=IF([.A473]=&quot;&quot;;&quot;&quot;;IF(OR(periods_per_year=26;periods_per_year=52);IF(periods_per_year=26;IF([.A473]=1;fpdate;[.B472]+14);IF(periods_per_year=52;IF([.A473]=1;fpdate;[.B472]+7);&quot;n/a&quot;));IF(periods_per_year=24;DATE(YEAR(fpdate);MONTH(fpdate)+([.A473]-1)/2+IF(AND(DAY(fpdate)&gt;=15;MOD([.A473];2)=0);1;0);IF(MOD([.A473];2)=0;IF(DAY(fpdate)&gt;=15;DAY(fpdate)-14;DAY(fpdate)+14);DAY(fpdate)));IF(DAY(DATE(YEAR(fpdate);MONTH(fpdate)+([.A473]-1)*months_per_period;DAY(fpdate)))&lt;&gt;DAY(fpdate);DATE(YEAR(fpdate);MONTH(fpdate)+([.A473]-1)*months_per_period+1;0);DATE(YEAR(fpdate);MONTH(fpdate)+([.A473]-1)*months_per_period;DAY(fpdate))))))">
            <text:p/>
          </table:table-cell>
          <table:table-cell table:style-name="ce21" table:formula="of:=IF([.A473]=&quot;&quot;;&quot;&quot;;IF(roundOpt;IF(OR([.A473]=nper;payment&gt;ROUND((1+rate)*[.H472];2));ROUND((1+rate)*[.H472];2);payment);IF(OR([.A473]=nper;payment&gt;(1+rate)*[.H472]);(1+rate)*[.H472];payment)))">
            <text:p/>
          </table:table-cell>
          <table:table-cell table:style-name="ce30"/>
          <table:table-cell table:style-name="ce21"/>
          <table:table-cell table:style-name="ce21" table:formula="of:=IF([.A473]=&quot;&quot;;&quot;&quot;;IF(AND([.A473]=1;pmtType=1);0;IF(roundOpt;ROUND(rate*[.H472];2);rate*[.H472])))">
            <text:p/>
          </table:table-cell>
          <table:table-cell table:style-name="ce21" table:formula="of:=IF([.A473]=&quot;&quot;;&quot;&quot;;[.C473]-[.F473]+[.D473])">
            <text:p/>
          </table:table-cell>
          <table:table-cell table:style-name="ce21" table:formula="of:=IF([.A473]=&quot;&quot;;&quot;&quot;;[.H472]-[.G473])">
            <text:p/>
          </table:table-cell>
          <table:table-cell table:number-columns-repeated="248"/>
        </table:table-row>
        <table:table-row table:style-name="ro3">
          <table:table-cell table:style-name="ce10" table:formula="of:=IF([.H473]=&quot;&quot;;&quot;&quot;;IF(roundOpt;IF(OR([.A473]&gt;=nper;ROUND([.H473];2)&lt;=0);&quot;&quot;;[.A473]+1);IF(OR([.A473]&gt;=nper;[.H473]&lt;=0);&quot;&quot;;[.A473]+1)))">
            <text:p/>
          </table:table-cell>
          <table:table-cell table:style-name="ce17" table:formula="of:=IF([.A474]=&quot;&quot;;&quot;&quot;;IF(OR(periods_per_year=26;periods_per_year=52);IF(periods_per_year=26;IF([.A474]=1;fpdate;[.B473]+14);IF(periods_per_year=52;IF([.A474]=1;fpdate;[.B473]+7);&quot;n/a&quot;));IF(periods_per_year=24;DATE(YEAR(fpdate);MONTH(fpdate)+([.A474]-1)/2+IF(AND(DAY(fpdate)&gt;=15;MOD([.A474];2)=0);1;0);IF(MOD([.A474];2)=0;IF(DAY(fpdate)&gt;=15;DAY(fpdate)-14;DAY(fpdate)+14);DAY(fpdate)));IF(DAY(DATE(YEAR(fpdate);MONTH(fpdate)+([.A474]-1)*months_per_period;DAY(fpdate)))&lt;&gt;DAY(fpdate);DATE(YEAR(fpdate);MONTH(fpdate)+([.A474]-1)*months_per_period+1;0);DATE(YEAR(fpdate);MONTH(fpdate)+([.A474]-1)*months_per_period;DAY(fpdate))))))">
            <text:p/>
          </table:table-cell>
          <table:table-cell table:style-name="ce21" table:formula="of:=IF([.A474]=&quot;&quot;;&quot;&quot;;IF(roundOpt;IF(OR([.A474]=nper;payment&gt;ROUND((1+rate)*[.H473];2));ROUND((1+rate)*[.H473];2);payment);IF(OR([.A474]=nper;payment&gt;(1+rate)*[.H473]);(1+rate)*[.H473];payment)))">
            <text:p/>
          </table:table-cell>
          <table:table-cell table:style-name="ce30"/>
          <table:table-cell table:style-name="ce21"/>
          <table:table-cell table:style-name="ce21" table:formula="of:=IF([.A474]=&quot;&quot;;&quot;&quot;;IF(AND([.A474]=1;pmtType=1);0;IF(roundOpt;ROUND(rate*[.H473];2);rate*[.H473])))">
            <text:p/>
          </table:table-cell>
          <table:table-cell table:style-name="ce21" table:formula="of:=IF([.A474]=&quot;&quot;;&quot;&quot;;[.C474]-[.F474]+[.D474])">
            <text:p/>
          </table:table-cell>
          <table:table-cell table:style-name="ce21" table:formula="of:=IF([.A474]=&quot;&quot;;&quot;&quot;;[.H473]-[.G474])">
            <text:p/>
          </table:table-cell>
          <table:table-cell table:number-columns-repeated="248"/>
        </table:table-row>
        <table:table-row table:style-name="ro3">
          <table:table-cell table:style-name="ce10" table:formula="of:=IF([.H474]=&quot;&quot;;&quot;&quot;;IF(roundOpt;IF(OR([.A474]&gt;=nper;ROUND([.H474];2)&lt;=0);&quot;&quot;;[.A474]+1);IF(OR([.A474]&gt;=nper;[.H474]&lt;=0);&quot;&quot;;[.A474]+1)))">
            <text:p/>
          </table:table-cell>
          <table:table-cell table:style-name="ce17" table:formula="of:=IF([.A475]=&quot;&quot;;&quot;&quot;;IF(OR(periods_per_year=26;periods_per_year=52);IF(periods_per_year=26;IF([.A475]=1;fpdate;[.B474]+14);IF(periods_per_year=52;IF([.A475]=1;fpdate;[.B474]+7);&quot;n/a&quot;));IF(periods_per_year=24;DATE(YEAR(fpdate);MONTH(fpdate)+([.A475]-1)/2+IF(AND(DAY(fpdate)&gt;=15;MOD([.A475];2)=0);1;0);IF(MOD([.A475];2)=0;IF(DAY(fpdate)&gt;=15;DAY(fpdate)-14;DAY(fpdate)+14);DAY(fpdate)));IF(DAY(DATE(YEAR(fpdate);MONTH(fpdate)+([.A475]-1)*months_per_period;DAY(fpdate)))&lt;&gt;DAY(fpdate);DATE(YEAR(fpdate);MONTH(fpdate)+([.A475]-1)*months_per_period+1;0);DATE(YEAR(fpdate);MONTH(fpdate)+([.A475]-1)*months_per_period;DAY(fpdate))))))">
            <text:p/>
          </table:table-cell>
          <table:table-cell table:style-name="ce21" table:formula="of:=IF([.A475]=&quot;&quot;;&quot;&quot;;IF(roundOpt;IF(OR([.A475]=nper;payment&gt;ROUND((1+rate)*[.H474];2));ROUND((1+rate)*[.H474];2);payment);IF(OR([.A475]=nper;payment&gt;(1+rate)*[.H474]);(1+rate)*[.H474];payment)))">
            <text:p/>
          </table:table-cell>
          <table:table-cell table:style-name="ce30"/>
          <table:table-cell table:style-name="ce21"/>
          <table:table-cell table:style-name="ce21" table:formula="of:=IF([.A475]=&quot;&quot;;&quot;&quot;;IF(AND([.A475]=1;pmtType=1);0;IF(roundOpt;ROUND(rate*[.H474];2);rate*[.H474])))">
            <text:p/>
          </table:table-cell>
          <table:table-cell table:style-name="ce21" table:formula="of:=IF([.A475]=&quot;&quot;;&quot;&quot;;[.C475]-[.F475]+[.D475])">
            <text:p/>
          </table:table-cell>
          <table:table-cell table:style-name="ce21" table:formula="of:=IF([.A475]=&quot;&quot;;&quot;&quot;;[.H474]-[.G475])">
            <text:p/>
          </table:table-cell>
          <table:table-cell table:number-columns-repeated="248"/>
        </table:table-row>
        <table:table-row table:style-name="ro3">
          <table:table-cell table:style-name="ce10" table:formula="of:=IF([.H475]=&quot;&quot;;&quot;&quot;;IF(roundOpt;IF(OR([.A475]&gt;=nper;ROUND([.H475];2)&lt;=0);&quot;&quot;;[.A475]+1);IF(OR([.A475]&gt;=nper;[.H475]&lt;=0);&quot;&quot;;[.A475]+1)))">
            <text:p/>
          </table:table-cell>
          <table:table-cell table:style-name="ce17" table:formula="of:=IF([.A476]=&quot;&quot;;&quot;&quot;;IF(OR(periods_per_year=26;periods_per_year=52);IF(periods_per_year=26;IF([.A476]=1;fpdate;[.B475]+14);IF(periods_per_year=52;IF([.A476]=1;fpdate;[.B475]+7);&quot;n/a&quot;));IF(periods_per_year=24;DATE(YEAR(fpdate);MONTH(fpdate)+([.A476]-1)/2+IF(AND(DAY(fpdate)&gt;=15;MOD([.A476];2)=0);1;0);IF(MOD([.A476];2)=0;IF(DAY(fpdate)&gt;=15;DAY(fpdate)-14;DAY(fpdate)+14);DAY(fpdate)));IF(DAY(DATE(YEAR(fpdate);MONTH(fpdate)+([.A476]-1)*months_per_period;DAY(fpdate)))&lt;&gt;DAY(fpdate);DATE(YEAR(fpdate);MONTH(fpdate)+([.A476]-1)*months_per_period+1;0);DATE(YEAR(fpdate);MONTH(fpdate)+([.A476]-1)*months_per_period;DAY(fpdate))))))">
            <text:p/>
          </table:table-cell>
          <table:table-cell table:style-name="ce21" table:formula="of:=IF([.A476]=&quot;&quot;;&quot;&quot;;IF(roundOpt;IF(OR([.A476]=nper;payment&gt;ROUND((1+rate)*[.H475];2));ROUND((1+rate)*[.H475];2);payment);IF(OR([.A476]=nper;payment&gt;(1+rate)*[.H475]);(1+rate)*[.H475];payment)))">
            <text:p/>
          </table:table-cell>
          <table:table-cell table:style-name="ce30"/>
          <table:table-cell table:style-name="ce21"/>
          <table:table-cell table:style-name="ce21" table:formula="of:=IF([.A476]=&quot;&quot;;&quot;&quot;;IF(AND([.A476]=1;pmtType=1);0;IF(roundOpt;ROUND(rate*[.H475];2);rate*[.H475])))">
            <text:p/>
          </table:table-cell>
          <table:table-cell table:style-name="ce21" table:formula="of:=IF([.A476]=&quot;&quot;;&quot;&quot;;[.C476]-[.F476]+[.D476])">
            <text:p/>
          </table:table-cell>
          <table:table-cell table:style-name="ce21" table:formula="of:=IF([.A476]=&quot;&quot;;&quot;&quot;;[.H475]-[.G476])">
            <text:p/>
          </table:table-cell>
          <table:table-cell table:number-columns-repeated="248"/>
        </table:table-row>
        <table:table-row table:style-name="ro3">
          <table:table-cell table:style-name="ce10" table:formula="of:=IF([.H476]=&quot;&quot;;&quot;&quot;;IF(roundOpt;IF(OR([.A476]&gt;=nper;ROUND([.H476];2)&lt;=0);&quot;&quot;;[.A476]+1);IF(OR([.A476]&gt;=nper;[.H476]&lt;=0);&quot;&quot;;[.A476]+1)))">
            <text:p/>
          </table:table-cell>
          <table:table-cell table:style-name="ce17" table:formula="of:=IF([.A477]=&quot;&quot;;&quot;&quot;;IF(OR(periods_per_year=26;periods_per_year=52);IF(periods_per_year=26;IF([.A477]=1;fpdate;[.B476]+14);IF(periods_per_year=52;IF([.A477]=1;fpdate;[.B476]+7);&quot;n/a&quot;));IF(periods_per_year=24;DATE(YEAR(fpdate);MONTH(fpdate)+([.A477]-1)/2+IF(AND(DAY(fpdate)&gt;=15;MOD([.A477];2)=0);1;0);IF(MOD([.A477];2)=0;IF(DAY(fpdate)&gt;=15;DAY(fpdate)-14;DAY(fpdate)+14);DAY(fpdate)));IF(DAY(DATE(YEAR(fpdate);MONTH(fpdate)+([.A477]-1)*months_per_period;DAY(fpdate)))&lt;&gt;DAY(fpdate);DATE(YEAR(fpdate);MONTH(fpdate)+([.A477]-1)*months_per_period+1;0);DATE(YEAR(fpdate);MONTH(fpdate)+([.A477]-1)*months_per_period;DAY(fpdate))))))">
            <text:p/>
          </table:table-cell>
          <table:table-cell table:style-name="ce21" table:formula="of:=IF([.A477]=&quot;&quot;;&quot;&quot;;IF(roundOpt;IF(OR([.A477]=nper;payment&gt;ROUND((1+rate)*[.H476];2));ROUND((1+rate)*[.H476];2);payment);IF(OR([.A477]=nper;payment&gt;(1+rate)*[.H476]);(1+rate)*[.H476];payment)))">
            <text:p/>
          </table:table-cell>
          <table:table-cell table:style-name="ce30"/>
          <table:table-cell table:style-name="ce21"/>
          <table:table-cell table:style-name="ce21" table:formula="of:=IF([.A477]=&quot;&quot;;&quot;&quot;;IF(AND([.A477]=1;pmtType=1);0;IF(roundOpt;ROUND(rate*[.H476];2);rate*[.H476])))">
            <text:p/>
          </table:table-cell>
          <table:table-cell table:style-name="ce21" table:formula="of:=IF([.A477]=&quot;&quot;;&quot;&quot;;[.C477]-[.F477]+[.D477])">
            <text:p/>
          </table:table-cell>
          <table:table-cell table:style-name="ce21" table:formula="of:=IF([.A477]=&quot;&quot;;&quot;&quot;;[.H476]-[.G477])">
            <text:p/>
          </table:table-cell>
          <table:table-cell table:number-columns-repeated="248"/>
        </table:table-row>
        <table:table-row table:style-name="ro3">
          <table:table-cell table:style-name="ce10" table:formula="of:=IF([.H477]=&quot;&quot;;&quot;&quot;;IF(roundOpt;IF(OR([.A477]&gt;=nper;ROUND([.H477];2)&lt;=0);&quot;&quot;;[.A477]+1);IF(OR([.A477]&gt;=nper;[.H477]&lt;=0);&quot;&quot;;[.A477]+1)))">
            <text:p/>
          </table:table-cell>
          <table:table-cell table:style-name="ce17" table:formula="of:=IF([.A478]=&quot;&quot;;&quot;&quot;;IF(OR(periods_per_year=26;periods_per_year=52);IF(periods_per_year=26;IF([.A478]=1;fpdate;[.B477]+14);IF(periods_per_year=52;IF([.A478]=1;fpdate;[.B477]+7);&quot;n/a&quot;));IF(periods_per_year=24;DATE(YEAR(fpdate);MONTH(fpdate)+([.A478]-1)/2+IF(AND(DAY(fpdate)&gt;=15;MOD([.A478];2)=0);1;0);IF(MOD([.A478];2)=0;IF(DAY(fpdate)&gt;=15;DAY(fpdate)-14;DAY(fpdate)+14);DAY(fpdate)));IF(DAY(DATE(YEAR(fpdate);MONTH(fpdate)+([.A478]-1)*months_per_period;DAY(fpdate)))&lt;&gt;DAY(fpdate);DATE(YEAR(fpdate);MONTH(fpdate)+([.A478]-1)*months_per_period+1;0);DATE(YEAR(fpdate);MONTH(fpdate)+([.A478]-1)*months_per_period;DAY(fpdate))))))">
            <text:p/>
          </table:table-cell>
          <table:table-cell table:style-name="ce21" table:formula="of:=IF([.A478]=&quot;&quot;;&quot;&quot;;IF(roundOpt;IF(OR([.A478]=nper;payment&gt;ROUND((1+rate)*[.H477];2));ROUND((1+rate)*[.H477];2);payment);IF(OR([.A478]=nper;payment&gt;(1+rate)*[.H477]);(1+rate)*[.H477];payment)))">
            <text:p/>
          </table:table-cell>
          <table:table-cell table:style-name="ce30"/>
          <table:table-cell table:style-name="ce21"/>
          <table:table-cell table:style-name="ce21" table:formula="of:=IF([.A478]=&quot;&quot;;&quot;&quot;;IF(AND([.A478]=1;pmtType=1);0;IF(roundOpt;ROUND(rate*[.H477];2);rate*[.H477])))">
            <text:p/>
          </table:table-cell>
          <table:table-cell table:style-name="ce21" table:formula="of:=IF([.A478]=&quot;&quot;;&quot;&quot;;[.C478]-[.F478]+[.D478])">
            <text:p/>
          </table:table-cell>
          <table:table-cell table:style-name="ce21" table:formula="of:=IF([.A478]=&quot;&quot;;&quot;&quot;;[.H477]-[.G478])">
            <text:p/>
          </table:table-cell>
          <table:table-cell table:number-columns-repeated="248"/>
        </table:table-row>
        <table:table-row table:style-name="ro3">
          <table:table-cell table:style-name="ce10" table:formula="of:=IF([.H478]=&quot;&quot;;&quot;&quot;;IF(roundOpt;IF(OR([.A478]&gt;=nper;ROUND([.H478];2)&lt;=0);&quot;&quot;;[.A478]+1);IF(OR([.A478]&gt;=nper;[.H478]&lt;=0);&quot;&quot;;[.A478]+1)))">
            <text:p/>
          </table:table-cell>
          <table:table-cell table:style-name="ce17" table:formula="of:=IF([.A479]=&quot;&quot;;&quot;&quot;;IF(OR(periods_per_year=26;periods_per_year=52);IF(periods_per_year=26;IF([.A479]=1;fpdate;[.B478]+14);IF(periods_per_year=52;IF([.A479]=1;fpdate;[.B478]+7);&quot;n/a&quot;));IF(periods_per_year=24;DATE(YEAR(fpdate);MONTH(fpdate)+([.A479]-1)/2+IF(AND(DAY(fpdate)&gt;=15;MOD([.A479];2)=0);1;0);IF(MOD([.A479];2)=0;IF(DAY(fpdate)&gt;=15;DAY(fpdate)-14;DAY(fpdate)+14);DAY(fpdate)));IF(DAY(DATE(YEAR(fpdate);MONTH(fpdate)+([.A479]-1)*months_per_period;DAY(fpdate)))&lt;&gt;DAY(fpdate);DATE(YEAR(fpdate);MONTH(fpdate)+([.A479]-1)*months_per_period+1;0);DATE(YEAR(fpdate);MONTH(fpdate)+([.A479]-1)*months_per_period;DAY(fpdate))))))">
            <text:p/>
          </table:table-cell>
          <table:table-cell table:style-name="ce21" table:formula="of:=IF([.A479]=&quot;&quot;;&quot;&quot;;IF(roundOpt;IF(OR([.A479]=nper;payment&gt;ROUND((1+rate)*[.H478];2));ROUND((1+rate)*[.H478];2);payment);IF(OR([.A479]=nper;payment&gt;(1+rate)*[.H478]);(1+rate)*[.H478];payment)))">
            <text:p/>
          </table:table-cell>
          <table:table-cell table:style-name="ce30"/>
          <table:table-cell table:style-name="ce21"/>
          <table:table-cell table:style-name="ce21" table:formula="of:=IF([.A479]=&quot;&quot;;&quot;&quot;;IF(AND([.A479]=1;pmtType=1);0;IF(roundOpt;ROUND(rate*[.H478];2);rate*[.H478])))">
            <text:p/>
          </table:table-cell>
          <table:table-cell table:style-name="ce21" table:formula="of:=IF([.A479]=&quot;&quot;;&quot;&quot;;[.C479]-[.F479]+[.D479])">
            <text:p/>
          </table:table-cell>
          <table:table-cell table:style-name="ce21" table:formula="of:=IF([.A479]=&quot;&quot;;&quot;&quot;;[.H478]-[.G479])">
            <text:p/>
          </table:table-cell>
          <table:table-cell table:number-columns-repeated="248"/>
        </table:table-row>
        <table:table-row table:style-name="ro3">
          <table:table-cell table:style-name="ce10" table:formula="of:=IF([.H479]=&quot;&quot;;&quot;&quot;;IF(roundOpt;IF(OR([.A479]&gt;=nper;ROUND([.H479];2)&lt;=0);&quot;&quot;;[.A479]+1);IF(OR([.A479]&gt;=nper;[.H479]&lt;=0);&quot;&quot;;[.A479]+1)))">
            <text:p/>
          </table:table-cell>
          <table:table-cell table:style-name="ce17" table:formula="of:=IF([.A480]=&quot;&quot;;&quot;&quot;;IF(OR(periods_per_year=26;periods_per_year=52);IF(periods_per_year=26;IF([.A480]=1;fpdate;[.B479]+14);IF(periods_per_year=52;IF([.A480]=1;fpdate;[.B479]+7);&quot;n/a&quot;));IF(periods_per_year=24;DATE(YEAR(fpdate);MONTH(fpdate)+([.A480]-1)/2+IF(AND(DAY(fpdate)&gt;=15;MOD([.A480];2)=0);1;0);IF(MOD([.A480];2)=0;IF(DAY(fpdate)&gt;=15;DAY(fpdate)-14;DAY(fpdate)+14);DAY(fpdate)));IF(DAY(DATE(YEAR(fpdate);MONTH(fpdate)+([.A480]-1)*months_per_period;DAY(fpdate)))&lt;&gt;DAY(fpdate);DATE(YEAR(fpdate);MONTH(fpdate)+([.A480]-1)*months_per_period+1;0);DATE(YEAR(fpdate);MONTH(fpdate)+([.A480]-1)*months_per_period;DAY(fpdate))))))">
            <text:p/>
          </table:table-cell>
          <table:table-cell table:style-name="ce21" table:formula="of:=IF([.A480]=&quot;&quot;;&quot;&quot;;IF(roundOpt;IF(OR([.A480]=nper;payment&gt;ROUND((1+rate)*[.H479];2));ROUND((1+rate)*[.H479];2);payment);IF(OR([.A480]=nper;payment&gt;(1+rate)*[.H479]);(1+rate)*[.H479];payment)))">
            <text:p/>
          </table:table-cell>
          <table:table-cell table:style-name="ce30"/>
          <table:table-cell table:style-name="ce21"/>
          <table:table-cell table:style-name="ce21" table:formula="of:=IF([.A480]=&quot;&quot;;&quot;&quot;;IF(AND([.A480]=1;pmtType=1);0;IF(roundOpt;ROUND(rate*[.H479];2);rate*[.H479])))">
            <text:p/>
          </table:table-cell>
          <table:table-cell table:style-name="ce21" table:formula="of:=IF([.A480]=&quot;&quot;;&quot;&quot;;[.C480]-[.F480]+[.D480])">
            <text:p/>
          </table:table-cell>
          <table:table-cell table:style-name="ce21" table:formula="of:=IF([.A480]=&quot;&quot;;&quot;&quot;;[.H479]-[.G480])">
            <text:p/>
          </table:table-cell>
          <table:table-cell table:number-columns-repeated="248"/>
        </table:table-row>
        <table:table-row table:style-name="ro3">
          <table:table-cell table:style-name="ce10" table:formula="of:=IF([.H480]=&quot;&quot;;&quot;&quot;;IF(roundOpt;IF(OR([.A480]&gt;=nper;ROUND([.H480];2)&lt;=0);&quot;&quot;;[.A480]+1);IF(OR([.A480]&gt;=nper;[.H480]&lt;=0);&quot;&quot;;[.A480]+1)))">
            <text:p/>
          </table:table-cell>
          <table:table-cell table:style-name="ce17" table:formula="of:=IF([.A481]=&quot;&quot;;&quot;&quot;;IF(OR(periods_per_year=26;periods_per_year=52);IF(periods_per_year=26;IF([.A481]=1;fpdate;[.B480]+14);IF(periods_per_year=52;IF([.A481]=1;fpdate;[.B480]+7);&quot;n/a&quot;));IF(periods_per_year=24;DATE(YEAR(fpdate);MONTH(fpdate)+([.A481]-1)/2+IF(AND(DAY(fpdate)&gt;=15;MOD([.A481];2)=0);1;0);IF(MOD([.A481];2)=0;IF(DAY(fpdate)&gt;=15;DAY(fpdate)-14;DAY(fpdate)+14);DAY(fpdate)));IF(DAY(DATE(YEAR(fpdate);MONTH(fpdate)+([.A481]-1)*months_per_period;DAY(fpdate)))&lt;&gt;DAY(fpdate);DATE(YEAR(fpdate);MONTH(fpdate)+([.A481]-1)*months_per_period+1;0);DATE(YEAR(fpdate);MONTH(fpdate)+([.A481]-1)*months_per_period;DAY(fpdate))))))">
            <text:p/>
          </table:table-cell>
          <table:table-cell table:style-name="ce21" table:formula="of:=IF([.A481]=&quot;&quot;;&quot;&quot;;IF(roundOpt;IF(OR([.A481]=nper;payment&gt;ROUND((1+rate)*[.H480];2));ROUND((1+rate)*[.H480];2);payment);IF(OR([.A481]=nper;payment&gt;(1+rate)*[.H480]);(1+rate)*[.H480];payment)))">
            <text:p/>
          </table:table-cell>
          <table:table-cell table:style-name="ce30"/>
          <table:table-cell table:style-name="ce21"/>
          <table:table-cell table:style-name="ce21" table:formula="of:=IF([.A481]=&quot;&quot;;&quot;&quot;;IF(AND([.A481]=1;pmtType=1);0;IF(roundOpt;ROUND(rate*[.H480];2);rate*[.H480])))">
            <text:p/>
          </table:table-cell>
          <table:table-cell table:style-name="ce21" table:formula="of:=IF([.A481]=&quot;&quot;;&quot;&quot;;[.C481]-[.F481]+[.D481])">
            <text:p/>
          </table:table-cell>
          <table:table-cell table:style-name="ce21" table:formula="of:=IF([.A481]=&quot;&quot;;&quot;&quot;;[.H480]-[.G481])">
            <text:p/>
          </table:table-cell>
          <table:table-cell table:number-columns-repeated="248"/>
        </table:table-row>
        <table:table-row table:style-name="ro3">
          <table:table-cell table:style-name="ce10" table:formula="of:=IF([.H481]=&quot;&quot;;&quot;&quot;;IF(roundOpt;IF(OR([.A481]&gt;=nper;ROUND([.H481];2)&lt;=0);&quot;&quot;;[.A481]+1);IF(OR([.A481]&gt;=nper;[.H481]&lt;=0);&quot;&quot;;[.A481]+1)))">
            <text:p/>
          </table:table-cell>
          <table:table-cell table:style-name="ce17" table:formula="of:=IF([.A482]=&quot;&quot;;&quot;&quot;;IF(OR(periods_per_year=26;periods_per_year=52);IF(periods_per_year=26;IF([.A482]=1;fpdate;[.B481]+14);IF(periods_per_year=52;IF([.A482]=1;fpdate;[.B481]+7);&quot;n/a&quot;));IF(periods_per_year=24;DATE(YEAR(fpdate);MONTH(fpdate)+([.A482]-1)/2+IF(AND(DAY(fpdate)&gt;=15;MOD([.A482];2)=0);1;0);IF(MOD([.A482];2)=0;IF(DAY(fpdate)&gt;=15;DAY(fpdate)-14;DAY(fpdate)+14);DAY(fpdate)));IF(DAY(DATE(YEAR(fpdate);MONTH(fpdate)+([.A482]-1)*months_per_period;DAY(fpdate)))&lt;&gt;DAY(fpdate);DATE(YEAR(fpdate);MONTH(fpdate)+([.A482]-1)*months_per_period+1;0);DATE(YEAR(fpdate);MONTH(fpdate)+([.A482]-1)*months_per_period;DAY(fpdate))))))">
            <text:p/>
          </table:table-cell>
          <table:table-cell table:style-name="ce21" table:formula="of:=IF([.A482]=&quot;&quot;;&quot;&quot;;IF(roundOpt;IF(OR([.A482]=nper;payment&gt;ROUND((1+rate)*[.H481];2));ROUND((1+rate)*[.H481];2);payment);IF(OR([.A482]=nper;payment&gt;(1+rate)*[.H481]);(1+rate)*[.H481];payment)))">
            <text:p/>
          </table:table-cell>
          <table:table-cell table:style-name="ce30"/>
          <table:table-cell table:style-name="ce21"/>
          <table:table-cell table:style-name="ce21" table:formula="of:=IF([.A482]=&quot;&quot;;&quot;&quot;;IF(AND([.A482]=1;pmtType=1);0;IF(roundOpt;ROUND(rate*[.H481];2);rate*[.H481])))">
            <text:p/>
          </table:table-cell>
          <table:table-cell table:style-name="ce21" table:formula="of:=IF([.A482]=&quot;&quot;;&quot;&quot;;[.C482]-[.F482]+[.D482])">
            <text:p/>
          </table:table-cell>
          <table:table-cell table:style-name="ce21" table:formula="of:=IF([.A482]=&quot;&quot;;&quot;&quot;;[.H481]-[.G482])">
            <text:p/>
          </table:table-cell>
          <table:table-cell table:number-columns-repeated="248"/>
        </table:table-row>
        <table:table-row table:style-name="ro3">
          <table:table-cell table:style-name="ce10" table:formula="of:=IF([.H482]=&quot;&quot;;&quot;&quot;;IF(roundOpt;IF(OR([.A482]&gt;=nper;ROUND([.H482];2)&lt;=0);&quot;&quot;;[.A482]+1);IF(OR([.A482]&gt;=nper;[.H482]&lt;=0);&quot;&quot;;[.A482]+1)))">
            <text:p/>
          </table:table-cell>
          <table:table-cell table:style-name="ce17" table:formula="of:=IF([.A483]=&quot;&quot;;&quot;&quot;;IF(OR(periods_per_year=26;periods_per_year=52);IF(periods_per_year=26;IF([.A483]=1;fpdate;[.B482]+14);IF(periods_per_year=52;IF([.A483]=1;fpdate;[.B482]+7);&quot;n/a&quot;));IF(periods_per_year=24;DATE(YEAR(fpdate);MONTH(fpdate)+([.A483]-1)/2+IF(AND(DAY(fpdate)&gt;=15;MOD([.A483];2)=0);1;0);IF(MOD([.A483];2)=0;IF(DAY(fpdate)&gt;=15;DAY(fpdate)-14;DAY(fpdate)+14);DAY(fpdate)));IF(DAY(DATE(YEAR(fpdate);MONTH(fpdate)+([.A483]-1)*months_per_period;DAY(fpdate)))&lt;&gt;DAY(fpdate);DATE(YEAR(fpdate);MONTH(fpdate)+([.A483]-1)*months_per_period+1;0);DATE(YEAR(fpdate);MONTH(fpdate)+([.A483]-1)*months_per_period;DAY(fpdate))))))">
            <text:p/>
          </table:table-cell>
          <table:table-cell table:style-name="ce21" table:formula="of:=IF([.A483]=&quot;&quot;;&quot;&quot;;IF(roundOpt;IF(OR([.A483]=nper;payment&gt;ROUND((1+rate)*[.H482];2));ROUND((1+rate)*[.H482];2);payment);IF(OR([.A483]=nper;payment&gt;(1+rate)*[.H482]);(1+rate)*[.H482];payment)))">
            <text:p/>
          </table:table-cell>
          <table:table-cell table:style-name="ce30"/>
          <table:table-cell table:style-name="ce21"/>
          <table:table-cell table:style-name="ce21" table:formula="of:=IF([.A483]=&quot;&quot;;&quot;&quot;;IF(AND([.A483]=1;pmtType=1);0;IF(roundOpt;ROUND(rate*[.H482];2);rate*[.H482])))">
            <text:p/>
          </table:table-cell>
          <table:table-cell table:style-name="ce21" table:formula="of:=IF([.A483]=&quot;&quot;;&quot;&quot;;[.C483]-[.F483]+[.D483])">
            <text:p/>
          </table:table-cell>
          <table:table-cell table:style-name="ce21" table:formula="of:=IF([.A483]=&quot;&quot;;&quot;&quot;;[.H482]-[.G483])">
            <text:p/>
          </table:table-cell>
          <table:table-cell table:number-columns-repeated="248"/>
        </table:table-row>
        <table:table-row table:style-name="ro3">
          <table:table-cell table:style-name="ce10" table:formula="of:=IF([.H483]=&quot;&quot;;&quot;&quot;;IF(roundOpt;IF(OR([.A483]&gt;=nper;ROUND([.H483];2)&lt;=0);&quot;&quot;;[.A483]+1);IF(OR([.A483]&gt;=nper;[.H483]&lt;=0);&quot;&quot;;[.A483]+1)))">
            <text:p/>
          </table:table-cell>
          <table:table-cell table:style-name="ce17" table:formula="of:=IF([.A484]=&quot;&quot;;&quot;&quot;;IF(OR(periods_per_year=26;periods_per_year=52);IF(periods_per_year=26;IF([.A484]=1;fpdate;[.B483]+14);IF(periods_per_year=52;IF([.A484]=1;fpdate;[.B483]+7);&quot;n/a&quot;));IF(periods_per_year=24;DATE(YEAR(fpdate);MONTH(fpdate)+([.A484]-1)/2+IF(AND(DAY(fpdate)&gt;=15;MOD([.A484];2)=0);1;0);IF(MOD([.A484];2)=0;IF(DAY(fpdate)&gt;=15;DAY(fpdate)-14;DAY(fpdate)+14);DAY(fpdate)));IF(DAY(DATE(YEAR(fpdate);MONTH(fpdate)+([.A484]-1)*months_per_period;DAY(fpdate)))&lt;&gt;DAY(fpdate);DATE(YEAR(fpdate);MONTH(fpdate)+([.A484]-1)*months_per_period+1;0);DATE(YEAR(fpdate);MONTH(fpdate)+([.A484]-1)*months_per_period;DAY(fpdate))))))">
            <text:p/>
          </table:table-cell>
          <table:table-cell table:style-name="ce21" table:formula="of:=IF([.A484]=&quot;&quot;;&quot;&quot;;IF(roundOpt;IF(OR([.A484]=nper;payment&gt;ROUND((1+rate)*[.H483];2));ROUND((1+rate)*[.H483];2);payment);IF(OR([.A484]=nper;payment&gt;(1+rate)*[.H483]);(1+rate)*[.H483];payment)))">
            <text:p/>
          </table:table-cell>
          <table:table-cell table:style-name="ce30"/>
          <table:table-cell table:style-name="ce21"/>
          <table:table-cell table:style-name="ce21" table:formula="of:=IF([.A484]=&quot;&quot;;&quot;&quot;;IF(AND([.A484]=1;pmtType=1);0;IF(roundOpt;ROUND(rate*[.H483];2);rate*[.H483])))">
            <text:p/>
          </table:table-cell>
          <table:table-cell table:style-name="ce21" table:formula="of:=IF([.A484]=&quot;&quot;;&quot;&quot;;[.C484]-[.F484]+[.D484])">
            <text:p/>
          </table:table-cell>
          <table:table-cell table:style-name="ce21" table:formula="of:=IF([.A484]=&quot;&quot;;&quot;&quot;;[.H483]-[.G484])">
            <text:p/>
          </table:table-cell>
          <table:table-cell table:number-columns-repeated="248"/>
        </table:table-row>
        <table:table-row table:style-name="ro3">
          <table:table-cell table:style-name="ce10" table:formula="of:=IF([.H484]=&quot;&quot;;&quot;&quot;;IF(roundOpt;IF(OR([.A484]&gt;=nper;ROUND([.H484];2)&lt;=0);&quot;&quot;;[.A484]+1);IF(OR([.A484]&gt;=nper;[.H484]&lt;=0);&quot;&quot;;[.A484]+1)))">
            <text:p/>
          </table:table-cell>
          <table:table-cell table:style-name="ce17" table:formula="of:=IF([.A485]=&quot;&quot;;&quot;&quot;;IF(OR(periods_per_year=26;periods_per_year=52);IF(periods_per_year=26;IF([.A485]=1;fpdate;[.B484]+14);IF(periods_per_year=52;IF([.A485]=1;fpdate;[.B484]+7);&quot;n/a&quot;));IF(periods_per_year=24;DATE(YEAR(fpdate);MONTH(fpdate)+([.A485]-1)/2+IF(AND(DAY(fpdate)&gt;=15;MOD([.A485];2)=0);1;0);IF(MOD([.A485];2)=0;IF(DAY(fpdate)&gt;=15;DAY(fpdate)-14;DAY(fpdate)+14);DAY(fpdate)));IF(DAY(DATE(YEAR(fpdate);MONTH(fpdate)+([.A485]-1)*months_per_period;DAY(fpdate)))&lt;&gt;DAY(fpdate);DATE(YEAR(fpdate);MONTH(fpdate)+([.A485]-1)*months_per_period+1;0);DATE(YEAR(fpdate);MONTH(fpdate)+([.A485]-1)*months_per_period;DAY(fpdate))))))">
            <text:p/>
          </table:table-cell>
          <table:table-cell table:style-name="ce21" table:formula="of:=IF([.A485]=&quot;&quot;;&quot;&quot;;IF(roundOpt;IF(OR([.A485]=nper;payment&gt;ROUND((1+rate)*[.H484];2));ROUND((1+rate)*[.H484];2);payment);IF(OR([.A485]=nper;payment&gt;(1+rate)*[.H484]);(1+rate)*[.H484];payment)))">
            <text:p/>
          </table:table-cell>
          <table:table-cell table:style-name="ce30"/>
          <table:table-cell table:style-name="ce21"/>
          <table:table-cell table:style-name="ce21" table:formula="of:=IF([.A485]=&quot;&quot;;&quot;&quot;;IF(AND([.A485]=1;pmtType=1);0;IF(roundOpt;ROUND(rate*[.H484];2);rate*[.H484])))">
            <text:p/>
          </table:table-cell>
          <table:table-cell table:style-name="ce21" table:formula="of:=IF([.A485]=&quot;&quot;;&quot;&quot;;[.C485]-[.F485]+[.D485])">
            <text:p/>
          </table:table-cell>
          <table:table-cell table:style-name="ce21" table:formula="of:=IF([.A485]=&quot;&quot;;&quot;&quot;;[.H484]-[.G485])">
            <text:p/>
          </table:table-cell>
          <table:table-cell table:number-columns-repeated="248"/>
        </table:table-row>
        <table:table-row table:style-name="ro3">
          <table:table-cell table:style-name="ce10" table:formula="of:=IF([.H485]=&quot;&quot;;&quot;&quot;;IF(roundOpt;IF(OR([.A485]&gt;=nper;ROUND([.H485];2)&lt;=0);&quot;&quot;;[.A485]+1);IF(OR([.A485]&gt;=nper;[.H485]&lt;=0);&quot;&quot;;[.A485]+1)))">
            <text:p/>
          </table:table-cell>
          <table:table-cell table:style-name="ce17" table:formula="of:=IF([.A486]=&quot;&quot;;&quot;&quot;;IF(OR(periods_per_year=26;periods_per_year=52);IF(periods_per_year=26;IF([.A486]=1;fpdate;[.B485]+14);IF(periods_per_year=52;IF([.A486]=1;fpdate;[.B485]+7);&quot;n/a&quot;));IF(periods_per_year=24;DATE(YEAR(fpdate);MONTH(fpdate)+([.A486]-1)/2+IF(AND(DAY(fpdate)&gt;=15;MOD([.A486];2)=0);1;0);IF(MOD([.A486];2)=0;IF(DAY(fpdate)&gt;=15;DAY(fpdate)-14;DAY(fpdate)+14);DAY(fpdate)));IF(DAY(DATE(YEAR(fpdate);MONTH(fpdate)+([.A486]-1)*months_per_period;DAY(fpdate)))&lt;&gt;DAY(fpdate);DATE(YEAR(fpdate);MONTH(fpdate)+([.A486]-1)*months_per_period+1;0);DATE(YEAR(fpdate);MONTH(fpdate)+([.A486]-1)*months_per_period;DAY(fpdate))))))">
            <text:p/>
          </table:table-cell>
          <table:table-cell table:style-name="ce21" table:formula="of:=IF([.A486]=&quot;&quot;;&quot;&quot;;IF(roundOpt;IF(OR([.A486]=nper;payment&gt;ROUND((1+rate)*[.H485];2));ROUND((1+rate)*[.H485];2);payment);IF(OR([.A486]=nper;payment&gt;(1+rate)*[.H485]);(1+rate)*[.H485];payment)))">
            <text:p/>
          </table:table-cell>
          <table:table-cell table:style-name="ce30"/>
          <table:table-cell table:style-name="ce21"/>
          <table:table-cell table:style-name="ce21" table:formula="of:=IF([.A486]=&quot;&quot;;&quot;&quot;;IF(AND([.A486]=1;pmtType=1);0;IF(roundOpt;ROUND(rate*[.H485];2);rate*[.H485])))">
            <text:p/>
          </table:table-cell>
          <table:table-cell table:style-name="ce21" table:formula="of:=IF([.A486]=&quot;&quot;;&quot;&quot;;[.C486]-[.F486]+[.D486])">
            <text:p/>
          </table:table-cell>
          <table:table-cell table:style-name="ce21" table:formula="of:=IF([.A486]=&quot;&quot;;&quot;&quot;;[.H485]-[.G486])">
            <text:p/>
          </table:table-cell>
          <table:table-cell table:number-columns-repeated="248"/>
        </table:table-row>
        <table:table-row table:style-name="ro3">
          <table:table-cell table:style-name="ce10" table:formula="of:=IF([.H486]=&quot;&quot;;&quot;&quot;;IF(roundOpt;IF(OR([.A486]&gt;=nper;ROUND([.H486];2)&lt;=0);&quot;&quot;;[.A486]+1);IF(OR([.A486]&gt;=nper;[.H486]&lt;=0);&quot;&quot;;[.A486]+1)))">
            <text:p/>
          </table:table-cell>
          <table:table-cell table:style-name="ce17" table:formula="of:=IF([.A487]=&quot;&quot;;&quot;&quot;;IF(OR(periods_per_year=26;periods_per_year=52);IF(periods_per_year=26;IF([.A487]=1;fpdate;[.B486]+14);IF(periods_per_year=52;IF([.A487]=1;fpdate;[.B486]+7);&quot;n/a&quot;));IF(periods_per_year=24;DATE(YEAR(fpdate);MONTH(fpdate)+([.A487]-1)/2+IF(AND(DAY(fpdate)&gt;=15;MOD([.A487];2)=0);1;0);IF(MOD([.A487];2)=0;IF(DAY(fpdate)&gt;=15;DAY(fpdate)-14;DAY(fpdate)+14);DAY(fpdate)));IF(DAY(DATE(YEAR(fpdate);MONTH(fpdate)+([.A487]-1)*months_per_period;DAY(fpdate)))&lt;&gt;DAY(fpdate);DATE(YEAR(fpdate);MONTH(fpdate)+([.A487]-1)*months_per_period+1;0);DATE(YEAR(fpdate);MONTH(fpdate)+([.A487]-1)*months_per_period;DAY(fpdate))))))">
            <text:p/>
          </table:table-cell>
          <table:table-cell table:style-name="ce21" table:formula="of:=IF([.A487]=&quot;&quot;;&quot;&quot;;IF(roundOpt;IF(OR([.A487]=nper;payment&gt;ROUND((1+rate)*[.H486];2));ROUND((1+rate)*[.H486];2);payment);IF(OR([.A487]=nper;payment&gt;(1+rate)*[.H486]);(1+rate)*[.H486];payment)))">
            <text:p/>
          </table:table-cell>
          <table:table-cell table:style-name="ce30"/>
          <table:table-cell table:style-name="ce21"/>
          <table:table-cell table:style-name="ce21" table:formula="of:=IF([.A487]=&quot;&quot;;&quot;&quot;;IF(AND([.A487]=1;pmtType=1);0;IF(roundOpt;ROUND(rate*[.H486];2);rate*[.H486])))">
            <text:p/>
          </table:table-cell>
          <table:table-cell table:style-name="ce21" table:formula="of:=IF([.A487]=&quot;&quot;;&quot;&quot;;[.C487]-[.F487]+[.D487])">
            <text:p/>
          </table:table-cell>
          <table:table-cell table:style-name="ce21" table:formula="of:=IF([.A487]=&quot;&quot;;&quot;&quot;;[.H486]-[.G487])">
            <text:p/>
          </table:table-cell>
          <table:table-cell table:number-columns-repeated="248"/>
        </table:table-row>
        <table:table-row table:style-name="ro3">
          <table:table-cell table:style-name="ce10" table:formula="of:=IF([.H487]=&quot;&quot;;&quot;&quot;;IF(roundOpt;IF(OR([.A487]&gt;=nper;ROUND([.H487];2)&lt;=0);&quot;&quot;;[.A487]+1);IF(OR([.A487]&gt;=nper;[.H487]&lt;=0);&quot;&quot;;[.A487]+1)))">
            <text:p/>
          </table:table-cell>
          <table:table-cell table:style-name="ce17" table:formula="of:=IF([.A488]=&quot;&quot;;&quot;&quot;;IF(OR(periods_per_year=26;periods_per_year=52);IF(periods_per_year=26;IF([.A488]=1;fpdate;[.B487]+14);IF(periods_per_year=52;IF([.A488]=1;fpdate;[.B487]+7);&quot;n/a&quot;));IF(periods_per_year=24;DATE(YEAR(fpdate);MONTH(fpdate)+([.A488]-1)/2+IF(AND(DAY(fpdate)&gt;=15;MOD([.A488];2)=0);1;0);IF(MOD([.A488];2)=0;IF(DAY(fpdate)&gt;=15;DAY(fpdate)-14;DAY(fpdate)+14);DAY(fpdate)));IF(DAY(DATE(YEAR(fpdate);MONTH(fpdate)+([.A488]-1)*months_per_period;DAY(fpdate)))&lt;&gt;DAY(fpdate);DATE(YEAR(fpdate);MONTH(fpdate)+([.A488]-1)*months_per_period+1;0);DATE(YEAR(fpdate);MONTH(fpdate)+([.A488]-1)*months_per_period;DAY(fpdate))))))">
            <text:p/>
          </table:table-cell>
          <table:table-cell table:style-name="ce21" table:formula="of:=IF([.A488]=&quot;&quot;;&quot;&quot;;IF(roundOpt;IF(OR([.A488]=nper;payment&gt;ROUND((1+rate)*[.H487];2));ROUND((1+rate)*[.H487];2);payment);IF(OR([.A488]=nper;payment&gt;(1+rate)*[.H487]);(1+rate)*[.H487];payment)))">
            <text:p/>
          </table:table-cell>
          <table:table-cell table:style-name="ce30"/>
          <table:table-cell table:style-name="ce21"/>
          <table:table-cell table:style-name="ce21" table:formula="of:=IF([.A488]=&quot;&quot;;&quot;&quot;;IF(AND([.A488]=1;pmtType=1);0;IF(roundOpt;ROUND(rate*[.H487];2);rate*[.H487])))">
            <text:p/>
          </table:table-cell>
          <table:table-cell table:style-name="ce21" table:formula="of:=IF([.A488]=&quot;&quot;;&quot;&quot;;[.C488]-[.F488]+[.D488])">
            <text:p/>
          </table:table-cell>
          <table:table-cell table:style-name="ce21" table:formula="of:=IF([.A488]=&quot;&quot;;&quot;&quot;;[.H487]-[.G488])">
            <text:p/>
          </table:table-cell>
          <table:table-cell table:number-columns-repeated="248"/>
        </table:table-row>
        <table:table-row table:style-name="ro3">
          <table:table-cell table:style-name="ce10" table:formula="of:=IF([.H488]=&quot;&quot;;&quot;&quot;;IF(roundOpt;IF(OR([.A488]&gt;=nper;ROUND([.H488];2)&lt;=0);&quot;&quot;;[.A488]+1);IF(OR([.A488]&gt;=nper;[.H488]&lt;=0);&quot;&quot;;[.A488]+1)))">
            <text:p/>
          </table:table-cell>
          <table:table-cell table:style-name="ce17" table:formula="of:=IF([.A489]=&quot;&quot;;&quot;&quot;;IF(OR(periods_per_year=26;periods_per_year=52);IF(periods_per_year=26;IF([.A489]=1;fpdate;[.B488]+14);IF(periods_per_year=52;IF([.A489]=1;fpdate;[.B488]+7);&quot;n/a&quot;));IF(periods_per_year=24;DATE(YEAR(fpdate);MONTH(fpdate)+([.A489]-1)/2+IF(AND(DAY(fpdate)&gt;=15;MOD([.A489];2)=0);1;0);IF(MOD([.A489];2)=0;IF(DAY(fpdate)&gt;=15;DAY(fpdate)-14;DAY(fpdate)+14);DAY(fpdate)));IF(DAY(DATE(YEAR(fpdate);MONTH(fpdate)+([.A489]-1)*months_per_period;DAY(fpdate)))&lt;&gt;DAY(fpdate);DATE(YEAR(fpdate);MONTH(fpdate)+([.A489]-1)*months_per_period+1;0);DATE(YEAR(fpdate);MONTH(fpdate)+([.A489]-1)*months_per_period;DAY(fpdate))))))">
            <text:p/>
          </table:table-cell>
          <table:table-cell table:style-name="ce21" table:formula="of:=IF([.A489]=&quot;&quot;;&quot;&quot;;IF(roundOpt;IF(OR([.A489]=nper;payment&gt;ROUND((1+rate)*[.H488];2));ROUND((1+rate)*[.H488];2);payment);IF(OR([.A489]=nper;payment&gt;(1+rate)*[.H488]);(1+rate)*[.H488];payment)))">
            <text:p/>
          </table:table-cell>
          <table:table-cell table:style-name="ce30"/>
          <table:table-cell table:style-name="ce21"/>
          <table:table-cell table:style-name="ce21" table:formula="of:=IF([.A489]=&quot;&quot;;&quot;&quot;;IF(AND([.A489]=1;pmtType=1);0;IF(roundOpt;ROUND(rate*[.H488];2);rate*[.H488])))">
            <text:p/>
          </table:table-cell>
          <table:table-cell table:style-name="ce21" table:formula="of:=IF([.A489]=&quot;&quot;;&quot;&quot;;[.C489]-[.F489]+[.D489])">
            <text:p/>
          </table:table-cell>
          <table:table-cell table:style-name="ce21" table:formula="of:=IF([.A489]=&quot;&quot;;&quot;&quot;;[.H488]-[.G489])">
            <text:p/>
          </table:table-cell>
          <table:table-cell table:number-columns-repeated="248"/>
        </table:table-row>
        <table:table-row table:style-name="ro3">
          <table:table-cell table:style-name="ce10" table:formula="of:=IF([.H489]=&quot;&quot;;&quot;&quot;;IF(roundOpt;IF(OR([.A489]&gt;=nper;ROUND([.H489];2)&lt;=0);&quot;&quot;;[.A489]+1);IF(OR([.A489]&gt;=nper;[.H489]&lt;=0);&quot;&quot;;[.A489]+1)))">
            <text:p/>
          </table:table-cell>
          <table:table-cell table:style-name="ce17" table:formula="of:=IF([.A490]=&quot;&quot;;&quot;&quot;;IF(OR(periods_per_year=26;periods_per_year=52);IF(periods_per_year=26;IF([.A490]=1;fpdate;[.B489]+14);IF(periods_per_year=52;IF([.A490]=1;fpdate;[.B489]+7);&quot;n/a&quot;));IF(periods_per_year=24;DATE(YEAR(fpdate);MONTH(fpdate)+([.A490]-1)/2+IF(AND(DAY(fpdate)&gt;=15;MOD([.A490];2)=0);1;0);IF(MOD([.A490];2)=0;IF(DAY(fpdate)&gt;=15;DAY(fpdate)-14;DAY(fpdate)+14);DAY(fpdate)));IF(DAY(DATE(YEAR(fpdate);MONTH(fpdate)+([.A490]-1)*months_per_period;DAY(fpdate)))&lt;&gt;DAY(fpdate);DATE(YEAR(fpdate);MONTH(fpdate)+([.A490]-1)*months_per_period+1;0);DATE(YEAR(fpdate);MONTH(fpdate)+([.A490]-1)*months_per_period;DAY(fpdate))))))">
            <text:p/>
          </table:table-cell>
          <table:table-cell table:style-name="ce21" table:formula="of:=IF([.A490]=&quot;&quot;;&quot;&quot;;IF(roundOpt;IF(OR([.A490]=nper;payment&gt;ROUND((1+rate)*[.H489];2));ROUND((1+rate)*[.H489];2);payment);IF(OR([.A490]=nper;payment&gt;(1+rate)*[.H489]);(1+rate)*[.H489];payment)))">
            <text:p/>
          </table:table-cell>
          <table:table-cell table:style-name="ce30"/>
          <table:table-cell table:style-name="ce21"/>
          <table:table-cell table:style-name="ce21" table:formula="of:=IF([.A490]=&quot;&quot;;&quot;&quot;;IF(AND([.A490]=1;pmtType=1);0;IF(roundOpt;ROUND(rate*[.H489];2);rate*[.H489])))">
            <text:p/>
          </table:table-cell>
          <table:table-cell table:style-name="ce21" table:formula="of:=IF([.A490]=&quot;&quot;;&quot;&quot;;[.C490]-[.F490]+[.D490])">
            <text:p/>
          </table:table-cell>
          <table:table-cell table:style-name="ce21" table:formula="of:=IF([.A490]=&quot;&quot;;&quot;&quot;;[.H489]-[.G490])">
            <text:p/>
          </table:table-cell>
          <table:table-cell table:number-columns-repeated="248"/>
        </table:table-row>
        <table:table-row table:style-name="ro3">
          <table:table-cell table:style-name="ce10" table:formula="of:=IF([.H490]=&quot;&quot;;&quot;&quot;;IF(roundOpt;IF(OR([.A490]&gt;=nper;ROUND([.H490];2)&lt;=0);&quot;&quot;;[.A490]+1);IF(OR([.A490]&gt;=nper;[.H490]&lt;=0);&quot;&quot;;[.A490]+1)))">
            <text:p/>
          </table:table-cell>
          <table:table-cell table:style-name="ce17" table:formula="of:=IF([.A491]=&quot;&quot;;&quot;&quot;;IF(OR(periods_per_year=26;periods_per_year=52);IF(periods_per_year=26;IF([.A491]=1;fpdate;[.B490]+14);IF(periods_per_year=52;IF([.A491]=1;fpdate;[.B490]+7);&quot;n/a&quot;));IF(periods_per_year=24;DATE(YEAR(fpdate);MONTH(fpdate)+([.A491]-1)/2+IF(AND(DAY(fpdate)&gt;=15;MOD([.A491];2)=0);1;0);IF(MOD([.A491];2)=0;IF(DAY(fpdate)&gt;=15;DAY(fpdate)-14;DAY(fpdate)+14);DAY(fpdate)));IF(DAY(DATE(YEAR(fpdate);MONTH(fpdate)+([.A491]-1)*months_per_period;DAY(fpdate)))&lt;&gt;DAY(fpdate);DATE(YEAR(fpdate);MONTH(fpdate)+([.A491]-1)*months_per_period+1;0);DATE(YEAR(fpdate);MONTH(fpdate)+([.A491]-1)*months_per_period;DAY(fpdate))))))">
            <text:p/>
          </table:table-cell>
          <table:table-cell table:style-name="ce21" table:formula="of:=IF([.A491]=&quot;&quot;;&quot;&quot;;IF(roundOpt;IF(OR([.A491]=nper;payment&gt;ROUND((1+rate)*[.H490];2));ROUND((1+rate)*[.H490];2);payment);IF(OR([.A491]=nper;payment&gt;(1+rate)*[.H490]);(1+rate)*[.H490];payment)))">
            <text:p/>
          </table:table-cell>
          <table:table-cell table:style-name="ce30"/>
          <table:table-cell table:style-name="ce21"/>
          <table:table-cell table:style-name="ce21" table:formula="of:=IF([.A491]=&quot;&quot;;&quot;&quot;;IF(AND([.A491]=1;pmtType=1);0;IF(roundOpt;ROUND(rate*[.H490];2);rate*[.H490])))">
            <text:p/>
          </table:table-cell>
          <table:table-cell table:style-name="ce21" table:formula="of:=IF([.A491]=&quot;&quot;;&quot;&quot;;[.C491]-[.F491]+[.D491])">
            <text:p/>
          </table:table-cell>
          <table:table-cell table:style-name="ce21" table:formula="of:=IF([.A491]=&quot;&quot;;&quot;&quot;;[.H490]-[.G491])">
            <text:p/>
          </table:table-cell>
          <table:table-cell table:number-columns-repeated="248"/>
        </table:table-row>
        <table:table-row table:style-name="ro3">
          <table:table-cell table:style-name="ce10" table:formula="of:=IF([.H491]=&quot;&quot;;&quot;&quot;;IF(roundOpt;IF(OR([.A491]&gt;=nper;ROUND([.H491];2)&lt;=0);&quot;&quot;;[.A491]+1);IF(OR([.A491]&gt;=nper;[.H491]&lt;=0);&quot;&quot;;[.A491]+1)))">
            <text:p/>
          </table:table-cell>
          <table:table-cell table:style-name="ce17" table:formula="of:=IF([.A492]=&quot;&quot;;&quot;&quot;;IF(OR(periods_per_year=26;periods_per_year=52);IF(periods_per_year=26;IF([.A492]=1;fpdate;[.B491]+14);IF(periods_per_year=52;IF([.A492]=1;fpdate;[.B491]+7);&quot;n/a&quot;));IF(periods_per_year=24;DATE(YEAR(fpdate);MONTH(fpdate)+([.A492]-1)/2+IF(AND(DAY(fpdate)&gt;=15;MOD([.A492];2)=0);1;0);IF(MOD([.A492];2)=0;IF(DAY(fpdate)&gt;=15;DAY(fpdate)-14;DAY(fpdate)+14);DAY(fpdate)));IF(DAY(DATE(YEAR(fpdate);MONTH(fpdate)+([.A492]-1)*months_per_period;DAY(fpdate)))&lt;&gt;DAY(fpdate);DATE(YEAR(fpdate);MONTH(fpdate)+([.A492]-1)*months_per_period+1;0);DATE(YEAR(fpdate);MONTH(fpdate)+([.A492]-1)*months_per_period;DAY(fpdate))))))">
            <text:p/>
          </table:table-cell>
          <table:table-cell table:style-name="ce21" table:formula="of:=IF([.A492]=&quot;&quot;;&quot;&quot;;IF(roundOpt;IF(OR([.A492]=nper;payment&gt;ROUND((1+rate)*[.H491];2));ROUND((1+rate)*[.H491];2);payment);IF(OR([.A492]=nper;payment&gt;(1+rate)*[.H491]);(1+rate)*[.H491];payment)))">
            <text:p/>
          </table:table-cell>
          <table:table-cell table:style-name="ce30"/>
          <table:table-cell table:style-name="ce21"/>
          <table:table-cell table:style-name="ce21" table:formula="of:=IF([.A492]=&quot;&quot;;&quot;&quot;;IF(AND([.A492]=1;pmtType=1);0;IF(roundOpt;ROUND(rate*[.H491];2);rate*[.H491])))">
            <text:p/>
          </table:table-cell>
          <table:table-cell table:style-name="ce21" table:formula="of:=IF([.A492]=&quot;&quot;;&quot;&quot;;[.C492]-[.F492]+[.D492])">
            <text:p/>
          </table:table-cell>
          <table:table-cell table:style-name="ce21" table:formula="of:=IF([.A492]=&quot;&quot;;&quot;&quot;;[.H491]-[.G492])">
            <text:p/>
          </table:table-cell>
          <table:table-cell table:number-columns-repeated="248"/>
        </table:table-row>
        <table:table-row table:style-name="ro3">
          <table:table-cell table:style-name="ce10" table:formula="of:=IF([.H492]=&quot;&quot;;&quot;&quot;;IF(roundOpt;IF(OR([.A492]&gt;=nper;ROUND([.H492];2)&lt;=0);&quot;&quot;;[.A492]+1);IF(OR([.A492]&gt;=nper;[.H492]&lt;=0);&quot;&quot;;[.A492]+1)))">
            <text:p/>
          </table:table-cell>
          <table:table-cell table:style-name="ce17" table:formula="of:=IF([.A493]=&quot;&quot;;&quot;&quot;;IF(OR(periods_per_year=26;periods_per_year=52);IF(periods_per_year=26;IF([.A493]=1;fpdate;[.B492]+14);IF(periods_per_year=52;IF([.A493]=1;fpdate;[.B492]+7);&quot;n/a&quot;));IF(periods_per_year=24;DATE(YEAR(fpdate);MONTH(fpdate)+([.A493]-1)/2+IF(AND(DAY(fpdate)&gt;=15;MOD([.A493];2)=0);1;0);IF(MOD([.A493];2)=0;IF(DAY(fpdate)&gt;=15;DAY(fpdate)-14;DAY(fpdate)+14);DAY(fpdate)));IF(DAY(DATE(YEAR(fpdate);MONTH(fpdate)+([.A493]-1)*months_per_period;DAY(fpdate)))&lt;&gt;DAY(fpdate);DATE(YEAR(fpdate);MONTH(fpdate)+([.A493]-1)*months_per_period+1;0);DATE(YEAR(fpdate);MONTH(fpdate)+([.A493]-1)*months_per_period;DAY(fpdate))))))">
            <text:p/>
          </table:table-cell>
          <table:table-cell table:style-name="ce21" table:formula="of:=IF([.A493]=&quot;&quot;;&quot;&quot;;IF(roundOpt;IF(OR([.A493]=nper;payment&gt;ROUND((1+rate)*[.H492];2));ROUND((1+rate)*[.H492];2);payment);IF(OR([.A493]=nper;payment&gt;(1+rate)*[.H492]);(1+rate)*[.H492];payment)))">
            <text:p/>
          </table:table-cell>
          <table:table-cell table:style-name="ce30"/>
          <table:table-cell table:style-name="ce21"/>
          <table:table-cell table:style-name="ce21" table:formula="of:=IF([.A493]=&quot;&quot;;&quot;&quot;;IF(AND([.A493]=1;pmtType=1);0;IF(roundOpt;ROUND(rate*[.H492];2);rate*[.H492])))">
            <text:p/>
          </table:table-cell>
          <table:table-cell table:style-name="ce21" table:formula="of:=IF([.A493]=&quot;&quot;;&quot;&quot;;[.C493]-[.F493]+[.D493])">
            <text:p/>
          </table:table-cell>
          <table:table-cell table:style-name="ce21" table:formula="of:=IF([.A493]=&quot;&quot;;&quot;&quot;;[.H492]-[.G493])">
            <text:p/>
          </table:table-cell>
          <table:table-cell table:number-columns-repeated="248"/>
        </table:table-row>
        <table:table-row table:style-name="ro3">
          <table:table-cell table:style-name="ce10" table:formula="of:=IF([.H493]=&quot;&quot;;&quot;&quot;;IF(roundOpt;IF(OR([.A493]&gt;=nper;ROUND([.H493];2)&lt;=0);&quot;&quot;;[.A493]+1);IF(OR([.A493]&gt;=nper;[.H493]&lt;=0);&quot;&quot;;[.A493]+1)))">
            <text:p/>
          </table:table-cell>
          <table:table-cell table:style-name="ce17" table:formula="of:=IF([.A494]=&quot;&quot;;&quot;&quot;;IF(OR(periods_per_year=26;periods_per_year=52);IF(periods_per_year=26;IF([.A494]=1;fpdate;[.B493]+14);IF(periods_per_year=52;IF([.A494]=1;fpdate;[.B493]+7);&quot;n/a&quot;));IF(periods_per_year=24;DATE(YEAR(fpdate);MONTH(fpdate)+([.A494]-1)/2+IF(AND(DAY(fpdate)&gt;=15;MOD([.A494];2)=0);1;0);IF(MOD([.A494];2)=0;IF(DAY(fpdate)&gt;=15;DAY(fpdate)-14;DAY(fpdate)+14);DAY(fpdate)));IF(DAY(DATE(YEAR(fpdate);MONTH(fpdate)+([.A494]-1)*months_per_period;DAY(fpdate)))&lt;&gt;DAY(fpdate);DATE(YEAR(fpdate);MONTH(fpdate)+([.A494]-1)*months_per_period+1;0);DATE(YEAR(fpdate);MONTH(fpdate)+([.A494]-1)*months_per_period;DAY(fpdate))))))">
            <text:p/>
          </table:table-cell>
          <table:table-cell table:style-name="ce21" table:formula="of:=IF([.A494]=&quot;&quot;;&quot;&quot;;IF(roundOpt;IF(OR([.A494]=nper;payment&gt;ROUND((1+rate)*[.H493];2));ROUND((1+rate)*[.H493];2);payment);IF(OR([.A494]=nper;payment&gt;(1+rate)*[.H493]);(1+rate)*[.H493];payment)))">
            <text:p/>
          </table:table-cell>
          <table:table-cell table:style-name="ce30"/>
          <table:table-cell table:style-name="ce21"/>
          <table:table-cell table:style-name="ce21" table:formula="of:=IF([.A494]=&quot;&quot;;&quot;&quot;;IF(AND([.A494]=1;pmtType=1);0;IF(roundOpt;ROUND(rate*[.H493];2);rate*[.H493])))">
            <text:p/>
          </table:table-cell>
          <table:table-cell table:style-name="ce21" table:formula="of:=IF([.A494]=&quot;&quot;;&quot;&quot;;[.C494]-[.F494]+[.D494])">
            <text:p/>
          </table:table-cell>
          <table:table-cell table:style-name="ce21" table:formula="of:=IF([.A494]=&quot;&quot;;&quot;&quot;;[.H493]-[.G494])">
            <text:p/>
          </table:table-cell>
          <table:table-cell table:number-columns-repeated="248"/>
        </table:table-row>
        <table:table-row table:style-name="ro3">
          <table:table-cell table:style-name="ce10" table:formula="of:=IF([.H494]=&quot;&quot;;&quot;&quot;;IF(roundOpt;IF(OR([.A494]&gt;=nper;ROUND([.H494];2)&lt;=0);&quot;&quot;;[.A494]+1);IF(OR([.A494]&gt;=nper;[.H494]&lt;=0);&quot;&quot;;[.A494]+1)))">
            <text:p/>
          </table:table-cell>
          <table:table-cell table:style-name="ce17" table:formula="of:=IF([.A495]=&quot;&quot;;&quot;&quot;;IF(OR(periods_per_year=26;periods_per_year=52);IF(periods_per_year=26;IF([.A495]=1;fpdate;[.B494]+14);IF(periods_per_year=52;IF([.A495]=1;fpdate;[.B494]+7);&quot;n/a&quot;));IF(periods_per_year=24;DATE(YEAR(fpdate);MONTH(fpdate)+([.A495]-1)/2+IF(AND(DAY(fpdate)&gt;=15;MOD([.A495];2)=0);1;0);IF(MOD([.A495];2)=0;IF(DAY(fpdate)&gt;=15;DAY(fpdate)-14;DAY(fpdate)+14);DAY(fpdate)));IF(DAY(DATE(YEAR(fpdate);MONTH(fpdate)+([.A495]-1)*months_per_period;DAY(fpdate)))&lt;&gt;DAY(fpdate);DATE(YEAR(fpdate);MONTH(fpdate)+([.A495]-1)*months_per_period+1;0);DATE(YEAR(fpdate);MONTH(fpdate)+([.A495]-1)*months_per_period;DAY(fpdate))))))">
            <text:p/>
          </table:table-cell>
          <table:table-cell table:style-name="ce21" table:formula="of:=IF([.A495]=&quot;&quot;;&quot;&quot;;IF(roundOpt;IF(OR([.A495]=nper;payment&gt;ROUND((1+rate)*[.H494];2));ROUND((1+rate)*[.H494];2);payment);IF(OR([.A495]=nper;payment&gt;(1+rate)*[.H494]);(1+rate)*[.H494];payment)))">
            <text:p/>
          </table:table-cell>
          <table:table-cell table:style-name="ce30"/>
          <table:table-cell table:style-name="ce21"/>
          <table:table-cell table:style-name="ce21" table:formula="of:=IF([.A495]=&quot;&quot;;&quot;&quot;;IF(AND([.A495]=1;pmtType=1);0;IF(roundOpt;ROUND(rate*[.H494];2);rate*[.H494])))">
            <text:p/>
          </table:table-cell>
          <table:table-cell table:style-name="ce21" table:formula="of:=IF([.A495]=&quot;&quot;;&quot;&quot;;[.C495]-[.F495]+[.D495])">
            <text:p/>
          </table:table-cell>
          <table:table-cell table:style-name="ce21" table:formula="of:=IF([.A495]=&quot;&quot;;&quot;&quot;;[.H494]-[.G495])">
            <text:p/>
          </table:table-cell>
          <table:table-cell table:number-columns-repeated="248"/>
        </table:table-row>
        <table:table-row table:style-name="ro3">
          <table:table-cell table:style-name="ce10" table:formula="of:=IF([.H495]=&quot;&quot;;&quot;&quot;;IF(roundOpt;IF(OR([.A495]&gt;=nper;ROUND([.H495];2)&lt;=0);&quot;&quot;;[.A495]+1);IF(OR([.A495]&gt;=nper;[.H495]&lt;=0);&quot;&quot;;[.A495]+1)))">
            <text:p/>
          </table:table-cell>
          <table:table-cell table:style-name="ce17" table:formula="of:=IF([.A496]=&quot;&quot;;&quot;&quot;;IF(OR(periods_per_year=26;periods_per_year=52);IF(periods_per_year=26;IF([.A496]=1;fpdate;[.B495]+14);IF(periods_per_year=52;IF([.A496]=1;fpdate;[.B495]+7);&quot;n/a&quot;));IF(periods_per_year=24;DATE(YEAR(fpdate);MONTH(fpdate)+([.A496]-1)/2+IF(AND(DAY(fpdate)&gt;=15;MOD([.A496];2)=0);1;0);IF(MOD([.A496];2)=0;IF(DAY(fpdate)&gt;=15;DAY(fpdate)-14;DAY(fpdate)+14);DAY(fpdate)));IF(DAY(DATE(YEAR(fpdate);MONTH(fpdate)+([.A496]-1)*months_per_period;DAY(fpdate)))&lt;&gt;DAY(fpdate);DATE(YEAR(fpdate);MONTH(fpdate)+([.A496]-1)*months_per_period+1;0);DATE(YEAR(fpdate);MONTH(fpdate)+([.A496]-1)*months_per_period;DAY(fpdate))))))">
            <text:p/>
          </table:table-cell>
          <table:table-cell table:style-name="ce21" table:formula="of:=IF([.A496]=&quot;&quot;;&quot;&quot;;IF(roundOpt;IF(OR([.A496]=nper;payment&gt;ROUND((1+rate)*[.H495];2));ROUND((1+rate)*[.H495];2);payment);IF(OR([.A496]=nper;payment&gt;(1+rate)*[.H495]);(1+rate)*[.H495];payment)))">
            <text:p/>
          </table:table-cell>
          <table:table-cell table:style-name="ce30"/>
          <table:table-cell table:style-name="ce21"/>
          <table:table-cell table:style-name="ce21" table:formula="of:=IF([.A496]=&quot;&quot;;&quot;&quot;;IF(AND([.A496]=1;pmtType=1);0;IF(roundOpt;ROUND(rate*[.H495];2);rate*[.H495])))">
            <text:p/>
          </table:table-cell>
          <table:table-cell table:style-name="ce21" table:formula="of:=IF([.A496]=&quot;&quot;;&quot;&quot;;[.C496]-[.F496]+[.D496])">
            <text:p/>
          </table:table-cell>
          <table:table-cell table:style-name="ce21" table:formula="of:=IF([.A496]=&quot;&quot;;&quot;&quot;;[.H495]-[.G496])">
            <text:p/>
          </table:table-cell>
          <table:table-cell table:number-columns-repeated="248"/>
        </table:table-row>
        <table:table-row table:style-name="ro3">
          <table:table-cell table:style-name="ce10" table:formula="of:=IF([.H496]=&quot;&quot;;&quot;&quot;;IF(roundOpt;IF(OR([.A496]&gt;=nper;ROUND([.H496];2)&lt;=0);&quot;&quot;;[.A496]+1);IF(OR([.A496]&gt;=nper;[.H496]&lt;=0);&quot;&quot;;[.A496]+1)))">
            <text:p/>
          </table:table-cell>
          <table:table-cell table:style-name="ce17" table:formula="of:=IF([.A497]=&quot;&quot;;&quot;&quot;;IF(OR(periods_per_year=26;periods_per_year=52);IF(periods_per_year=26;IF([.A497]=1;fpdate;[.B496]+14);IF(periods_per_year=52;IF([.A497]=1;fpdate;[.B496]+7);&quot;n/a&quot;));IF(periods_per_year=24;DATE(YEAR(fpdate);MONTH(fpdate)+([.A497]-1)/2+IF(AND(DAY(fpdate)&gt;=15;MOD([.A497];2)=0);1;0);IF(MOD([.A497];2)=0;IF(DAY(fpdate)&gt;=15;DAY(fpdate)-14;DAY(fpdate)+14);DAY(fpdate)));IF(DAY(DATE(YEAR(fpdate);MONTH(fpdate)+([.A497]-1)*months_per_period;DAY(fpdate)))&lt;&gt;DAY(fpdate);DATE(YEAR(fpdate);MONTH(fpdate)+([.A497]-1)*months_per_period+1;0);DATE(YEAR(fpdate);MONTH(fpdate)+([.A497]-1)*months_per_period;DAY(fpdate))))))">
            <text:p/>
          </table:table-cell>
          <table:table-cell table:style-name="ce21" table:formula="of:=IF([.A497]=&quot;&quot;;&quot;&quot;;IF(roundOpt;IF(OR([.A497]=nper;payment&gt;ROUND((1+rate)*[.H496];2));ROUND((1+rate)*[.H496];2);payment);IF(OR([.A497]=nper;payment&gt;(1+rate)*[.H496]);(1+rate)*[.H496];payment)))">
            <text:p/>
          </table:table-cell>
          <table:table-cell table:style-name="ce30"/>
          <table:table-cell table:style-name="ce21"/>
          <table:table-cell table:style-name="ce21" table:formula="of:=IF([.A497]=&quot;&quot;;&quot;&quot;;IF(AND([.A497]=1;pmtType=1);0;IF(roundOpt;ROUND(rate*[.H496];2);rate*[.H496])))">
            <text:p/>
          </table:table-cell>
          <table:table-cell table:style-name="ce21" table:formula="of:=IF([.A497]=&quot;&quot;;&quot;&quot;;[.C497]-[.F497]+[.D497])">
            <text:p/>
          </table:table-cell>
          <table:table-cell table:style-name="ce21" table:formula="of:=IF([.A497]=&quot;&quot;;&quot;&quot;;[.H496]-[.G497])">
            <text:p/>
          </table:table-cell>
          <table:table-cell table:number-columns-repeated="248"/>
        </table:table-row>
        <table:table-row table:style-name="ro3">
          <table:table-cell table:style-name="ce10" table:formula="of:=IF([.H497]=&quot;&quot;;&quot;&quot;;IF(roundOpt;IF(OR([.A497]&gt;=nper;ROUND([.H497];2)&lt;=0);&quot;&quot;;[.A497]+1);IF(OR([.A497]&gt;=nper;[.H497]&lt;=0);&quot;&quot;;[.A497]+1)))">
            <text:p/>
          </table:table-cell>
          <table:table-cell table:style-name="ce17" table:formula="of:=IF([.A498]=&quot;&quot;;&quot;&quot;;IF(OR(periods_per_year=26;periods_per_year=52);IF(periods_per_year=26;IF([.A498]=1;fpdate;[.B497]+14);IF(periods_per_year=52;IF([.A498]=1;fpdate;[.B497]+7);&quot;n/a&quot;));IF(periods_per_year=24;DATE(YEAR(fpdate);MONTH(fpdate)+([.A498]-1)/2+IF(AND(DAY(fpdate)&gt;=15;MOD([.A498];2)=0);1;0);IF(MOD([.A498];2)=0;IF(DAY(fpdate)&gt;=15;DAY(fpdate)-14;DAY(fpdate)+14);DAY(fpdate)));IF(DAY(DATE(YEAR(fpdate);MONTH(fpdate)+([.A498]-1)*months_per_period;DAY(fpdate)))&lt;&gt;DAY(fpdate);DATE(YEAR(fpdate);MONTH(fpdate)+([.A498]-1)*months_per_period+1;0);DATE(YEAR(fpdate);MONTH(fpdate)+([.A498]-1)*months_per_period;DAY(fpdate))))))">
            <text:p/>
          </table:table-cell>
          <table:table-cell table:style-name="ce21" table:formula="of:=IF([.A498]=&quot;&quot;;&quot;&quot;;IF(roundOpt;IF(OR([.A498]=nper;payment&gt;ROUND((1+rate)*[.H497];2));ROUND((1+rate)*[.H497];2);payment);IF(OR([.A498]=nper;payment&gt;(1+rate)*[.H497]);(1+rate)*[.H497];payment)))">
            <text:p/>
          </table:table-cell>
          <table:table-cell table:style-name="ce30"/>
          <table:table-cell table:style-name="ce21"/>
          <table:table-cell table:style-name="ce21" table:formula="of:=IF([.A498]=&quot;&quot;;&quot;&quot;;IF(AND([.A498]=1;pmtType=1);0;IF(roundOpt;ROUND(rate*[.H497];2);rate*[.H497])))">
            <text:p/>
          </table:table-cell>
          <table:table-cell table:style-name="ce21" table:formula="of:=IF([.A498]=&quot;&quot;;&quot;&quot;;[.C498]-[.F498]+[.D498])">
            <text:p/>
          </table:table-cell>
          <table:table-cell table:style-name="ce21" table:formula="of:=IF([.A498]=&quot;&quot;;&quot;&quot;;[.H497]-[.G498])">
            <text:p/>
          </table:table-cell>
          <table:table-cell table:number-columns-repeated="248"/>
        </table:table-row>
        <table:table-row table:style-name="ro3">
          <table:table-cell table:style-name="ce10" table:formula="of:=IF([.H498]=&quot;&quot;;&quot;&quot;;IF(roundOpt;IF(OR([.A498]&gt;=nper;ROUND([.H498];2)&lt;=0);&quot;&quot;;[.A498]+1);IF(OR([.A498]&gt;=nper;[.H498]&lt;=0);&quot;&quot;;[.A498]+1)))">
            <text:p/>
          </table:table-cell>
          <table:table-cell table:style-name="ce17" table:formula="of:=IF([.A499]=&quot;&quot;;&quot;&quot;;IF(OR(periods_per_year=26;periods_per_year=52);IF(periods_per_year=26;IF([.A499]=1;fpdate;[.B498]+14);IF(periods_per_year=52;IF([.A499]=1;fpdate;[.B498]+7);&quot;n/a&quot;));IF(periods_per_year=24;DATE(YEAR(fpdate);MONTH(fpdate)+([.A499]-1)/2+IF(AND(DAY(fpdate)&gt;=15;MOD([.A499];2)=0);1;0);IF(MOD([.A499];2)=0;IF(DAY(fpdate)&gt;=15;DAY(fpdate)-14;DAY(fpdate)+14);DAY(fpdate)));IF(DAY(DATE(YEAR(fpdate);MONTH(fpdate)+([.A499]-1)*months_per_period;DAY(fpdate)))&lt;&gt;DAY(fpdate);DATE(YEAR(fpdate);MONTH(fpdate)+([.A499]-1)*months_per_period+1;0);DATE(YEAR(fpdate);MONTH(fpdate)+([.A499]-1)*months_per_period;DAY(fpdate))))))">
            <text:p/>
          </table:table-cell>
          <table:table-cell table:style-name="ce21" table:formula="of:=IF([.A499]=&quot;&quot;;&quot;&quot;;IF(roundOpt;IF(OR([.A499]=nper;payment&gt;ROUND((1+rate)*[.H498];2));ROUND((1+rate)*[.H498];2);payment);IF(OR([.A499]=nper;payment&gt;(1+rate)*[.H498]);(1+rate)*[.H498];payment)))">
            <text:p/>
          </table:table-cell>
          <table:table-cell table:style-name="ce30"/>
          <table:table-cell table:style-name="ce21"/>
          <table:table-cell table:style-name="ce21" table:formula="of:=IF([.A499]=&quot;&quot;;&quot;&quot;;IF(AND([.A499]=1;pmtType=1);0;IF(roundOpt;ROUND(rate*[.H498];2);rate*[.H498])))">
            <text:p/>
          </table:table-cell>
          <table:table-cell table:style-name="ce21" table:formula="of:=IF([.A499]=&quot;&quot;;&quot;&quot;;[.C499]-[.F499]+[.D499])">
            <text:p/>
          </table:table-cell>
          <table:table-cell table:style-name="ce21" table:formula="of:=IF([.A499]=&quot;&quot;;&quot;&quot;;[.H498]-[.G499])">
            <text:p/>
          </table:table-cell>
          <table:table-cell table:number-columns-repeated="248"/>
        </table:table-row>
        <table:table-row table:style-name="ro3">
          <table:table-cell table:style-name="ce10" table:formula="of:=IF([.H499]=&quot;&quot;;&quot;&quot;;IF(roundOpt;IF(OR([.A499]&gt;=nper;ROUND([.H499];2)&lt;=0);&quot;&quot;;[.A499]+1);IF(OR([.A499]&gt;=nper;[.H499]&lt;=0);&quot;&quot;;[.A499]+1)))">
            <text:p/>
          </table:table-cell>
          <table:table-cell table:style-name="ce17" table:formula="of:=IF([.A500]=&quot;&quot;;&quot;&quot;;IF(OR(periods_per_year=26;periods_per_year=52);IF(periods_per_year=26;IF([.A500]=1;fpdate;[.B499]+14);IF(periods_per_year=52;IF([.A500]=1;fpdate;[.B499]+7);&quot;n/a&quot;));IF(periods_per_year=24;DATE(YEAR(fpdate);MONTH(fpdate)+([.A500]-1)/2+IF(AND(DAY(fpdate)&gt;=15;MOD([.A500];2)=0);1;0);IF(MOD([.A500];2)=0;IF(DAY(fpdate)&gt;=15;DAY(fpdate)-14;DAY(fpdate)+14);DAY(fpdate)));IF(DAY(DATE(YEAR(fpdate);MONTH(fpdate)+([.A500]-1)*months_per_period;DAY(fpdate)))&lt;&gt;DAY(fpdate);DATE(YEAR(fpdate);MONTH(fpdate)+([.A500]-1)*months_per_period+1;0);DATE(YEAR(fpdate);MONTH(fpdate)+([.A500]-1)*months_per_period;DAY(fpdate))))))">
            <text:p/>
          </table:table-cell>
          <table:table-cell table:style-name="ce21" table:formula="of:=IF([.A500]=&quot;&quot;;&quot;&quot;;IF(roundOpt;IF(OR([.A500]=nper;payment&gt;ROUND((1+rate)*[.H499];2));ROUND((1+rate)*[.H499];2);payment);IF(OR([.A500]=nper;payment&gt;(1+rate)*[.H499]);(1+rate)*[.H499];payment)))">
            <text:p/>
          </table:table-cell>
          <table:table-cell table:style-name="ce30"/>
          <table:table-cell table:style-name="ce21"/>
          <table:table-cell table:style-name="ce21" table:formula="of:=IF([.A500]=&quot;&quot;;&quot;&quot;;IF(AND([.A500]=1;pmtType=1);0;IF(roundOpt;ROUND(rate*[.H499];2);rate*[.H499])))">
            <text:p/>
          </table:table-cell>
          <table:table-cell table:style-name="ce21" table:formula="of:=IF([.A500]=&quot;&quot;;&quot;&quot;;[.C500]-[.F500]+[.D500])">
            <text:p/>
          </table:table-cell>
          <table:table-cell table:style-name="ce21" table:formula="of:=IF([.A500]=&quot;&quot;;&quot;&quot;;[.H499]-[.G500])">
            <text:p/>
          </table:table-cell>
          <table:table-cell table:number-columns-repeated="248"/>
        </table:table-row>
        <table:table-row table:style-name="ro3">
          <table:table-cell table:style-name="ce10" table:formula="of:=IF([.H500]=&quot;&quot;;&quot;&quot;;IF(roundOpt;IF(OR([.A500]&gt;=nper;ROUND([.H500];2)&lt;=0);&quot;&quot;;[.A500]+1);IF(OR([.A500]&gt;=nper;[.H500]&lt;=0);&quot;&quot;;[.A500]+1)))">
            <text:p/>
          </table:table-cell>
          <table:table-cell table:style-name="ce17" table:formula="of:=IF([.A501]=&quot;&quot;;&quot;&quot;;IF(OR(periods_per_year=26;periods_per_year=52);IF(periods_per_year=26;IF([.A501]=1;fpdate;[.B500]+14);IF(periods_per_year=52;IF([.A501]=1;fpdate;[.B500]+7);&quot;n/a&quot;));IF(periods_per_year=24;DATE(YEAR(fpdate);MONTH(fpdate)+([.A501]-1)/2+IF(AND(DAY(fpdate)&gt;=15;MOD([.A501];2)=0);1;0);IF(MOD([.A501];2)=0;IF(DAY(fpdate)&gt;=15;DAY(fpdate)-14;DAY(fpdate)+14);DAY(fpdate)));IF(DAY(DATE(YEAR(fpdate);MONTH(fpdate)+([.A501]-1)*months_per_period;DAY(fpdate)))&lt;&gt;DAY(fpdate);DATE(YEAR(fpdate);MONTH(fpdate)+([.A501]-1)*months_per_period+1;0);DATE(YEAR(fpdate);MONTH(fpdate)+([.A501]-1)*months_per_period;DAY(fpdate))))))">
            <text:p/>
          </table:table-cell>
          <table:table-cell table:style-name="ce21" table:formula="of:=IF([.A501]=&quot;&quot;;&quot;&quot;;IF(roundOpt;IF(OR([.A501]=nper;payment&gt;ROUND((1+rate)*[.H500];2));ROUND((1+rate)*[.H500];2);payment);IF(OR([.A501]=nper;payment&gt;(1+rate)*[.H500]);(1+rate)*[.H500];payment)))">
            <text:p/>
          </table:table-cell>
          <table:table-cell table:style-name="ce30"/>
          <table:table-cell table:style-name="ce21"/>
          <table:table-cell table:style-name="ce21" table:formula="of:=IF([.A501]=&quot;&quot;;&quot;&quot;;IF(AND([.A501]=1;pmtType=1);0;IF(roundOpt;ROUND(rate*[.H500];2);rate*[.H500])))">
            <text:p/>
          </table:table-cell>
          <table:table-cell table:style-name="ce21" table:formula="of:=IF([.A501]=&quot;&quot;;&quot;&quot;;[.C501]-[.F501]+[.D501])">
            <text:p/>
          </table:table-cell>
          <table:table-cell table:style-name="ce21" table:formula="of:=IF([.A501]=&quot;&quot;;&quot;&quot;;[.H500]-[.G501])">
            <text:p/>
          </table:table-cell>
          <table:table-cell table:number-columns-repeated="248"/>
        </table:table-row>
        <table:table-row table:style-name="ro3">
          <table:table-cell table:style-name="ce10" table:formula="of:=IF([.H501]=&quot;&quot;;&quot;&quot;;IF(roundOpt;IF(OR([.A501]&gt;=nper;ROUND([.H501];2)&lt;=0);&quot;&quot;;[.A501]+1);IF(OR([.A501]&gt;=nper;[.H501]&lt;=0);&quot;&quot;;[.A501]+1)))">
            <text:p/>
          </table:table-cell>
          <table:table-cell table:style-name="ce17" table:formula="of:=IF([.A502]=&quot;&quot;;&quot;&quot;;IF(OR(periods_per_year=26;periods_per_year=52);IF(periods_per_year=26;IF([.A502]=1;fpdate;[.B501]+14);IF(periods_per_year=52;IF([.A502]=1;fpdate;[.B501]+7);&quot;n/a&quot;));IF(periods_per_year=24;DATE(YEAR(fpdate);MONTH(fpdate)+([.A502]-1)/2+IF(AND(DAY(fpdate)&gt;=15;MOD([.A502];2)=0);1;0);IF(MOD([.A502];2)=0;IF(DAY(fpdate)&gt;=15;DAY(fpdate)-14;DAY(fpdate)+14);DAY(fpdate)));IF(DAY(DATE(YEAR(fpdate);MONTH(fpdate)+([.A502]-1)*months_per_period;DAY(fpdate)))&lt;&gt;DAY(fpdate);DATE(YEAR(fpdate);MONTH(fpdate)+([.A502]-1)*months_per_period+1;0);DATE(YEAR(fpdate);MONTH(fpdate)+([.A502]-1)*months_per_period;DAY(fpdate))))))">
            <text:p/>
          </table:table-cell>
          <table:table-cell table:style-name="ce21" table:formula="of:=IF([.A502]=&quot;&quot;;&quot;&quot;;IF(roundOpt;IF(OR([.A502]=nper;payment&gt;ROUND((1+rate)*[.H501];2));ROUND((1+rate)*[.H501];2);payment);IF(OR([.A502]=nper;payment&gt;(1+rate)*[.H501]);(1+rate)*[.H501];payment)))">
            <text:p/>
          </table:table-cell>
          <table:table-cell table:style-name="ce30"/>
          <table:table-cell table:style-name="ce21"/>
          <table:table-cell table:style-name="ce21" table:formula="of:=IF([.A502]=&quot;&quot;;&quot;&quot;;IF(AND([.A502]=1;pmtType=1);0;IF(roundOpt;ROUND(rate*[.H501];2);rate*[.H501])))">
            <text:p/>
          </table:table-cell>
          <table:table-cell table:style-name="ce21" table:formula="of:=IF([.A502]=&quot;&quot;;&quot;&quot;;[.C502]-[.F502]+[.D502])">
            <text:p/>
          </table:table-cell>
          <table:table-cell table:style-name="ce21" table:formula="of:=IF([.A502]=&quot;&quot;;&quot;&quot;;[.H501]-[.G502])">
            <text:p/>
          </table:table-cell>
          <table:table-cell table:number-columns-repeated="248"/>
        </table:table-row>
        <table:table-row table:style-name="ro3">
          <table:table-cell table:style-name="ce10" table:formula="of:=IF([.H502]=&quot;&quot;;&quot;&quot;;IF(roundOpt;IF(OR([.A502]&gt;=nper;ROUND([.H502];2)&lt;=0);&quot;&quot;;[.A502]+1);IF(OR([.A502]&gt;=nper;[.H502]&lt;=0);&quot;&quot;;[.A502]+1)))">
            <text:p/>
          </table:table-cell>
          <table:table-cell table:style-name="ce17" table:formula="of:=IF([.A503]=&quot;&quot;;&quot;&quot;;IF(OR(periods_per_year=26;periods_per_year=52);IF(periods_per_year=26;IF([.A503]=1;fpdate;[.B502]+14);IF(periods_per_year=52;IF([.A503]=1;fpdate;[.B502]+7);&quot;n/a&quot;));IF(periods_per_year=24;DATE(YEAR(fpdate);MONTH(fpdate)+([.A503]-1)/2+IF(AND(DAY(fpdate)&gt;=15;MOD([.A503];2)=0);1;0);IF(MOD([.A503];2)=0;IF(DAY(fpdate)&gt;=15;DAY(fpdate)-14;DAY(fpdate)+14);DAY(fpdate)));IF(DAY(DATE(YEAR(fpdate);MONTH(fpdate)+([.A503]-1)*months_per_period;DAY(fpdate)))&lt;&gt;DAY(fpdate);DATE(YEAR(fpdate);MONTH(fpdate)+([.A503]-1)*months_per_period+1;0);DATE(YEAR(fpdate);MONTH(fpdate)+([.A503]-1)*months_per_period;DAY(fpdate))))))">
            <text:p/>
          </table:table-cell>
          <table:table-cell table:style-name="ce21" table:formula="of:=IF([.A503]=&quot;&quot;;&quot;&quot;;IF(roundOpt;IF(OR([.A503]=nper;payment&gt;ROUND((1+rate)*[.H502];2));ROUND((1+rate)*[.H502];2);payment);IF(OR([.A503]=nper;payment&gt;(1+rate)*[.H502]);(1+rate)*[.H502];payment)))">
            <text:p/>
          </table:table-cell>
          <table:table-cell table:style-name="ce30"/>
          <table:table-cell table:style-name="ce21"/>
          <table:table-cell table:style-name="ce21" table:formula="of:=IF([.A503]=&quot;&quot;;&quot;&quot;;IF(AND([.A503]=1;pmtType=1);0;IF(roundOpt;ROUND(rate*[.H502];2);rate*[.H502])))">
            <text:p/>
          </table:table-cell>
          <table:table-cell table:style-name="ce21" table:formula="of:=IF([.A503]=&quot;&quot;;&quot;&quot;;[.C503]-[.F503]+[.D503])">
            <text:p/>
          </table:table-cell>
          <table:table-cell table:style-name="ce21" table:formula="of:=IF([.A503]=&quot;&quot;;&quot;&quot;;[.H502]-[.G503])">
            <text:p/>
          </table:table-cell>
          <table:table-cell table:number-columns-repeated="248"/>
        </table:table-row>
        <table:table-row table:style-name="ro3">
          <table:table-cell table:style-name="ce10" table:formula="of:=IF([.H503]=&quot;&quot;;&quot;&quot;;IF(roundOpt;IF(OR([.A503]&gt;=nper;ROUND([.H503];2)&lt;=0);&quot;&quot;;[.A503]+1);IF(OR([.A503]&gt;=nper;[.H503]&lt;=0);&quot;&quot;;[.A503]+1)))">
            <text:p/>
          </table:table-cell>
          <table:table-cell table:style-name="ce17" table:formula="of:=IF([.A504]=&quot;&quot;;&quot;&quot;;IF(OR(periods_per_year=26;periods_per_year=52);IF(periods_per_year=26;IF([.A504]=1;fpdate;[.B503]+14);IF(periods_per_year=52;IF([.A504]=1;fpdate;[.B503]+7);&quot;n/a&quot;));IF(periods_per_year=24;DATE(YEAR(fpdate);MONTH(fpdate)+([.A504]-1)/2+IF(AND(DAY(fpdate)&gt;=15;MOD([.A504];2)=0);1;0);IF(MOD([.A504];2)=0;IF(DAY(fpdate)&gt;=15;DAY(fpdate)-14;DAY(fpdate)+14);DAY(fpdate)));IF(DAY(DATE(YEAR(fpdate);MONTH(fpdate)+([.A504]-1)*months_per_period;DAY(fpdate)))&lt;&gt;DAY(fpdate);DATE(YEAR(fpdate);MONTH(fpdate)+([.A504]-1)*months_per_period+1;0);DATE(YEAR(fpdate);MONTH(fpdate)+([.A504]-1)*months_per_period;DAY(fpdate))))))">
            <text:p/>
          </table:table-cell>
          <table:table-cell table:style-name="ce21" table:formula="of:=IF([.A504]=&quot;&quot;;&quot;&quot;;IF(roundOpt;IF(OR([.A504]=nper;payment&gt;ROUND((1+rate)*[.H503];2));ROUND((1+rate)*[.H503];2);payment);IF(OR([.A504]=nper;payment&gt;(1+rate)*[.H503]);(1+rate)*[.H503];payment)))">
            <text:p/>
          </table:table-cell>
          <table:table-cell table:style-name="ce30"/>
          <table:table-cell table:style-name="ce21"/>
          <table:table-cell table:style-name="ce21" table:formula="of:=IF([.A504]=&quot;&quot;;&quot;&quot;;IF(AND([.A504]=1;pmtType=1);0;IF(roundOpt;ROUND(rate*[.H503];2);rate*[.H503])))">
            <text:p/>
          </table:table-cell>
          <table:table-cell table:style-name="ce21" table:formula="of:=IF([.A504]=&quot;&quot;;&quot;&quot;;[.C504]-[.F504]+[.D504])">
            <text:p/>
          </table:table-cell>
          <table:table-cell table:style-name="ce21" table:formula="of:=IF([.A504]=&quot;&quot;;&quot;&quot;;[.H503]-[.G504])">
            <text:p/>
          </table:table-cell>
          <table:table-cell table:number-columns-repeated="248"/>
        </table:table-row>
        <table:table-row table:style-name="ro3">
          <table:table-cell table:style-name="ce10" table:formula="of:=IF([.H504]=&quot;&quot;;&quot;&quot;;IF(roundOpt;IF(OR([.A504]&gt;=nper;ROUND([.H504];2)&lt;=0);&quot;&quot;;[.A504]+1);IF(OR([.A504]&gt;=nper;[.H504]&lt;=0);&quot;&quot;;[.A504]+1)))">
            <text:p/>
          </table:table-cell>
          <table:table-cell table:style-name="ce17" table:formula="of:=IF([.A505]=&quot;&quot;;&quot;&quot;;IF(OR(periods_per_year=26;periods_per_year=52);IF(periods_per_year=26;IF([.A505]=1;fpdate;[.B504]+14);IF(periods_per_year=52;IF([.A505]=1;fpdate;[.B504]+7);&quot;n/a&quot;));IF(periods_per_year=24;DATE(YEAR(fpdate);MONTH(fpdate)+([.A505]-1)/2+IF(AND(DAY(fpdate)&gt;=15;MOD([.A505];2)=0);1;0);IF(MOD([.A505];2)=0;IF(DAY(fpdate)&gt;=15;DAY(fpdate)-14;DAY(fpdate)+14);DAY(fpdate)));IF(DAY(DATE(YEAR(fpdate);MONTH(fpdate)+([.A505]-1)*months_per_period;DAY(fpdate)))&lt;&gt;DAY(fpdate);DATE(YEAR(fpdate);MONTH(fpdate)+([.A505]-1)*months_per_period+1;0);DATE(YEAR(fpdate);MONTH(fpdate)+([.A505]-1)*months_per_period;DAY(fpdate))))))">
            <text:p/>
          </table:table-cell>
          <table:table-cell table:style-name="ce21" table:formula="of:=IF([.A505]=&quot;&quot;;&quot;&quot;;IF(roundOpt;IF(OR([.A505]=nper;payment&gt;ROUND((1+rate)*[.H504];2));ROUND((1+rate)*[.H504];2);payment);IF(OR([.A505]=nper;payment&gt;(1+rate)*[.H504]);(1+rate)*[.H504];payment)))">
            <text:p/>
          </table:table-cell>
          <table:table-cell table:style-name="ce30"/>
          <table:table-cell table:style-name="ce21"/>
          <table:table-cell table:style-name="ce21" table:formula="of:=IF([.A505]=&quot;&quot;;&quot;&quot;;IF(AND([.A505]=1;pmtType=1);0;IF(roundOpt;ROUND(rate*[.H504];2);rate*[.H504])))">
            <text:p/>
          </table:table-cell>
          <table:table-cell table:style-name="ce21" table:formula="of:=IF([.A505]=&quot;&quot;;&quot;&quot;;[.C505]-[.F505]+[.D505])">
            <text:p/>
          </table:table-cell>
          <table:table-cell table:style-name="ce21" table:formula="of:=IF([.A505]=&quot;&quot;;&quot;&quot;;[.H504]-[.G505])">
            <text:p/>
          </table:table-cell>
          <table:table-cell table:number-columns-repeated="248"/>
        </table:table-row>
        <table:table-row table:style-name="ro3">
          <table:table-cell table:style-name="ce10" table:formula="of:=IF([.H505]=&quot;&quot;;&quot;&quot;;IF(roundOpt;IF(OR([.A505]&gt;=nper;ROUND([.H505];2)&lt;=0);&quot;&quot;;[.A505]+1);IF(OR([.A505]&gt;=nper;[.H505]&lt;=0);&quot;&quot;;[.A505]+1)))">
            <text:p/>
          </table:table-cell>
          <table:table-cell table:style-name="ce17" table:formula="of:=IF([.A506]=&quot;&quot;;&quot;&quot;;IF(OR(periods_per_year=26;periods_per_year=52);IF(periods_per_year=26;IF([.A506]=1;fpdate;[.B505]+14);IF(periods_per_year=52;IF([.A506]=1;fpdate;[.B505]+7);&quot;n/a&quot;));IF(periods_per_year=24;DATE(YEAR(fpdate);MONTH(fpdate)+([.A506]-1)/2+IF(AND(DAY(fpdate)&gt;=15;MOD([.A506];2)=0);1;0);IF(MOD([.A506];2)=0;IF(DAY(fpdate)&gt;=15;DAY(fpdate)-14;DAY(fpdate)+14);DAY(fpdate)));IF(DAY(DATE(YEAR(fpdate);MONTH(fpdate)+([.A506]-1)*months_per_period;DAY(fpdate)))&lt;&gt;DAY(fpdate);DATE(YEAR(fpdate);MONTH(fpdate)+([.A506]-1)*months_per_period+1;0);DATE(YEAR(fpdate);MONTH(fpdate)+([.A506]-1)*months_per_period;DAY(fpdate))))))">
            <text:p/>
          </table:table-cell>
          <table:table-cell table:style-name="ce21" table:formula="of:=IF([.A506]=&quot;&quot;;&quot;&quot;;IF(roundOpt;IF(OR([.A506]=nper;payment&gt;ROUND((1+rate)*[.H505];2));ROUND((1+rate)*[.H505];2);payment);IF(OR([.A506]=nper;payment&gt;(1+rate)*[.H505]);(1+rate)*[.H505];payment)))">
            <text:p/>
          </table:table-cell>
          <table:table-cell table:style-name="ce30"/>
          <table:table-cell table:style-name="ce21"/>
          <table:table-cell table:style-name="ce21" table:formula="of:=IF([.A506]=&quot;&quot;;&quot;&quot;;IF(AND([.A506]=1;pmtType=1);0;IF(roundOpt;ROUND(rate*[.H505];2);rate*[.H505])))">
            <text:p/>
          </table:table-cell>
          <table:table-cell table:style-name="ce21" table:formula="of:=IF([.A506]=&quot;&quot;;&quot;&quot;;[.C506]-[.F506]+[.D506])">
            <text:p/>
          </table:table-cell>
          <table:table-cell table:style-name="ce21" table:formula="of:=IF([.A506]=&quot;&quot;;&quot;&quot;;[.H505]-[.G506])">
            <text:p/>
          </table:table-cell>
          <table:table-cell table:number-columns-repeated="248"/>
        </table:table-row>
        <table:table-row table:style-name="ro3">
          <table:table-cell table:style-name="ce10" table:formula="of:=IF([.H506]=&quot;&quot;;&quot;&quot;;IF(roundOpt;IF(OR([.A506]&gt;=nper;ROUND([.H506];2)&lt;=0);&quot;&quot;;[.A506]+1);IF(OR([.A506]&gt;=nper;[.H506]&lt;=0);&quot;&quot;;[.A506]+1)))">
            <text:p/>
          </table:table-cell>
          <table:table-cell table:style-name="ce17" table:formula="of:=IF([.A507]=&quot;&quot;;&quot;&quot;;IF(OR(periods_per_year=26;periods_per_year=52);IF(periods_per_year=26;IF([.A507]=1;fpdate;[.B506]+14);IF(periods_per_year=52;IF([.A507]=1;fpdate;[.B506]+7);&quot;n/a&quot;));IF(periods_per_year=24;DATE(YEAR(fpdate);MONTH(fpdate)+([.A507]-1)/2+IF(AND(DAY(fpdate)&gt;=15;MOD([.A507];2)=0);1;0);IF(MOD([.A507];2)=0;IF(DAY(fpdate)&gt;=15;DAY(fpdate)-14;DAY(fpdate)+14);DAY(fpdate)));IF(DAY(DATE(YEAR(fpdate);MONTH(fpdate)+([.A507]-1)*months_per_period;DAY(fpdate)))&lt;&gt;DAY(fpdate);DATE(YEAR(fpdate);MONTH(fpdate)+([.A507]-1)*months_per_period+1;0);DATE(YEAR(fpdate);MONTH(fpdate)+([.A507]-1)*months_per_period;DAY(fpdate))))))">
            <text:p/>
          </table:table-cell>
          <table:table-cell table:style-name="ce21" table:formula="of:=IF([.A507]=&quot;&quot;;&quot;&quot;;IF(roundOpt;IF(OR([.A507]=nper;payment&gt;ROUND((1+rate)*[.H506];2));ROUND((1+rate)*[.H506];2);payment);IF(OR([.A507]=nper;payment&gt;(1+rate)*[.H506]);(1+rate)*[.H506];payment)))">
            <text:p/>
          </table:table-cell>
          <table:table-cell table:style-name="ce30"/>
          <table:table-cell table:style-name="ce21"/>
          <table:table-cell table:style-name="ce21" table:formula="of:=IF([.A507]=&quot;&quot;;&quot;&quot;;IF(AND([.A507]=1;pmtType=1);0;IF(roundOpt;ROUND(rate*[.H506];2);rate*[.H506])))">
            <text:p/>
          </table:table-cell>
          <table:table-cell table:style-name="ce21" table:formula="of:=IF([.A507]=&quot;&quot;;&quot;&quot;;[.C507]-[.F507]+[.D507])">
            <text:p/>
          </table:table-cell>
          <table:table-cell table:style-name="ce21" table:formula="of:=IF([.A507]=&quot;&quot;;&quot;&quot;;[.H506]-[.G507])">
            <text:p/>
          </table:table-cell>
          <table:table-cell table:number-columns-repeated="248"/>
        </table:table-row>
        <table:table-row table:style-name="ro3">
          <table:table-cell table:style-name="ce10" table:formula="of:=IF([.H507]=&quot;&quot;;&quot;&quot;;IF(roundOpt;IF(OR([.A507]&gt;=nper;ROUND([.H507];2)&lt;=0);&quot;&quot;;[.A507]+1);IF(OR([.A507]&gt;=nper;[.H507]&lt;=0);&quot;&quot;;[.A507]+1)))">
            <text:p/>
          </table:table-cell>
          <table:table-cell table:style-name="ce17" table:formula="of:=IF([.A508]=&quot;&quot;;&quot;&quot;;IF(OR(periods_per_year=26;periods_per_year=52);IF(periods_per_year=26;IF([.A508]=1;fpdate;[.B507]+14);IF(periods_per_year=52;IF([.A508]=1;fpdate;[.B507]+7);&quot;n/a&quot;));IF(periods_per_year=24;DATE(YEAR(fpdate);MONTH(fpdate)+([.A508]-1)/2+IF(AND(DAY(fpdate)&gt;=15;MOD([.A508];2)=0);1;0);IF(MOD([.A508];2)=0;IF(DAY(fpdate)&gt;=15;DAY(fpdate)-14;DAY(fpdate)+14);DAY(fpdate)));IF(DAY(DATE(YEAR(fpdate);MONTH(fpdate)+([.A508]-1)*months_per_period;DAY(fpdate)))&lt;&gt;DAY(fpdate);DATE(YEAR(fpdate);MONTH(fpdate)+([.A508]-1)*months_per_period+1;0);DATE(YEAR(fpdate);MONTH(fpdate)+([.A508]-1)*months_per_period;DAY(fpdate))))))">
            <text:p/>
          </table:table-cell>
          <table:table-cell table:style-name="ce21" table:formula="of:=IF([.A508]=&quot;&quot;;&quot;&quot;;IF(roundOpt;IF(OR([.A508]=nper;payment&gt;ROUND((1+rate)*[.H507];2));ROUND((1+rate)*[.H507];2);payment);IF(OR([.A508]=nper;payment&gt;(1+rate)*[.H507]);(1+rate)*[.H507];payment)))">
            <text:p/>
          </table:table-cell>
          <table:table-cell table:style-name="ce30"/>
          <table:table-cell table:style-name="ce21"/>
          <table:table-cell table:style-name="ce21" table:formula="of:=IF([.A508]=&quot;&quot;;&quot;&quot;;IF(AND([.A508]=1;pmtType=1);0;IF(roundOpt;ROUND(rate*[.H507];2);rate*[.H507])))">
            <text:p/>
          </table:table-cell>
          <table:table-cell table:style-name="ce21" table:formula="of:=IF([.A508]=&quot;&quot;;&quot;&quot;;[.C508]-[.F508]+[.D508])">
            <text:p/>
          </table:table-cell>
          <table:table-cell table:style-name="ce21" table:formula="of:=IF([.A508]=&quot;&quot;;&quot;&quot;;[.H507]-[.G508])">
            <text:p/>
          </table:table-cell>
          <table:table-cell table:number-columns-repeated="248"/>
        </table:table-row>
        <table:table-row table:style-name="ro3">
          <table:table-cell table:style-name="ce10" table:formula="of:=IF([.H508]=&quot;&quot;;&quot;&quot;;IF(roundOpt;IF(OR([.A508]&gt;=nper;ROUND([.H508];2)&lt;=0);&quot;&quot;;[.A508]+1);IF(OR([.A508]&gt;=nper;[.H508]&lt;=0);&quot;&quot;;[.A508]+1)))">
            <text:p/>
          </table:table-cell>
          <table:table-cell table:style-name="ce17" table:formula="of:=IF([.A509]=&quot;&quot;;&quot;&quot;;IF(OR(periods_per_year=26;periods_per_year=52);IF(periods_per_year=26;IF([.A509]=1;fpdate;[.B508]+14);IF(periods_per_year=52;IF([.A509]=1;fpdate;[.B508]+7);&quot;n/a&quot;));IF(periods_per_year=24;DATE(YEAR(fpdate);MONTH(fpdate)+([.A509]-1)/2+IF(AND(DAY(fpdate)&gt;=15;MOD([.A509];2)=0);1;0);IF(MOD([.A509];2)=0;IF(DAY(fpdate)&gt;=15;DAY(fpdate)-14;DAY(fpdate)+14);DAY(fpdate)));IF(DAY(DATE(YEAR(fpdate);MONTH(fpdate)+([.A509]-1)*months_per_period;DAY(fpdate)))&lt;&gt;DAY(fpdate);DATE(YEAR(fpdate);MONTH(fpdate)+([.A509]-1)*months_per_period+1;0);DATE(YEAR(fpdate);MONTH(fpdate)+([.A509]-1)*months_per_period;DAY(fpdate))))))">
            <text:p/>
          </table:table-cell>
          <table:table-cell table:style-name="ce21" table:formula="of:=IF([.A509]=&quot;&quot;;&quot;&quot;;IF(roundOpt;IF(OR([.A509]=nper;payment&gt;ROUND((1+rate)*[.H508];2));ROUND((1+rate)*[.H508];2);payment);IF(OR([.A509]=nper;payment&gt;(1+rate)*[.H508]);(1+rate)*[.H508];payment)))">
            <text:p/>
          </table:table-cell>
          <table:table-cell table:style-name="ce30"/>
          <table:table-cell table:style-name="ce21"/>
          <table:table-cell table:style-name="ce21" table:formula="of:=IF([.A509]=&quot;&quot;;&quot;&quot;;IF(AND([.A509]=1;pmtType=1);0;IF(roundOpt;ROUND(rate*[.H508];2);rate*[.H508])))">
            <text:p/>
          </table:table-cell>
          <table:table-cell table:style-name="ce21" table:formula="of:=IF([.A509]=&quot;&quot;;&quot;&quot;;[.C509]-[.F509]+[.D509])">
            <text:p/>
          </table:table-cell>
          <table:table-cell table:style-name="ce21" table:formula="of:=IF([.A509]=&quot;&quot;;&quot;&quot;;[.H508]-[.G509])">
            <text:p/>
          </table:table-cell>
          <table:table-cell table:number-columns-repeated="248"/>
        </table:table-row>
        <table:table-row table:style-name="ro3">
          <table:table-cell table:style-name="ce10" table:formula="of:=IF([.H509]=&quot;&quot;;&quot;&quot;;IF(roundOpt;IF(OR([.A509]&gt;=nper;ROUND([.H509];2)&lt;=0);&quot;&quot;;[.A509]+1);IF(OR([.A509]&gt;=nper;[.H509]&lt;=0);&quot;&quot;;[.A509]+1)))">
            <text:p/>
          </table:table-cell>
          <table:table-cell table:style-name="ce17" table:formula="of:=IF([.A510]=&quot;&quot;;&quot;&quot;;IF(OR(periods_per_year=26;periods_per_year=52);IF(periods_per_year=26;IF([.A510]=1;fpdate;[.B509]+14);IF(periods_per_year=52;IF([.A510]=1;fpdate;[.B509]+7);&quot;n/a&quot;));IF(periods_per_year=24;DATE(YEAR(fpdate);MONTH(fpdate)+([.A510]-1)/2+IF(AND(DAY(fpdate)&gt;=15;MOD([.A510];2)=0);1;0);IF(MOD([.A510];2)=0;IF(DAY(fpdate)&gt;=15;DAY(fpdate)-14;DAY(fpdate)+14);DAY(fpdate)));IF(DAY(DATE(YEAR(fpdate);MONTH(fpdate)+([.A510]-1)*months_per_period;DAY(fpdate)))&lt;&gt;DAY(fpdate);DATE(YEAR(fpdate);MONTH(fpdate)+([.A510]-1)*months_per_period+1;0);DATE(YEAR(fpdate);MONTH(fpdate)+([.A510]-1)*months_per_period;DAY(fpdate))))))">
            <text:p/>
          </table:table-cell>
          <table:table-cell table:style-name="ce21" table:formula="of:=IF([.A510]=&quot;&quot;;&quot;&quot;;IF(roundOpt;IF(OR([.A510]=nper;payment&gt;ROUND((1+rate)*[.H509];2));ROUND((1+rate)*[.H509];2);payment);IF(OR([.A510]=nper;payment&gt;(1+rate)*[.H509]);(1+rate)*[.H509];payment)))">
            <text:p/>
          </table:table-cell>
          <table:table-cell table:style-name="ce30"/>
          <table:table-cell table:style-name="ce21"/>
          <table:table-cell table:style-name="ce21" table:formula="of:=IF([.A510]=&quot;&quot;;&quot;&quot;;IF(AND([.A510]=1;pmtType=1);0;IF(roundOpt;ROUND(rate*[.H509];2);rate*[.H509])))">
            <text:p/>
          </table:table-cell>
          <table:table-cell table:style-name="ce21" table:formula="of:=IF([.A510]=&quot;&quot;;&quot;&quot;;[.C510]-[.F510]+[.D510])">
            <text:p/>
          </table:table-cell>
          <table:table-cell table:style-name="ce21" table:formula="of:=IF([.A510]=&quot;&quot;;&quot;&quot;;[.H509]-[.G510])">
            <text:p/>
          </table:table-cell>
          <table:table-cell table:number-columns-repeated="248"/>
        </table:table-row>
        <table:table-row table:style-name="ro3">
          <table:table-cell table:style-name="ce10" table:formula="of:=IF([.H510]=&quot;&quot;;&quot;&quot;;IF(roundOpt;IF(OR([.A510]&gt;=nper;ROUND([.H510];2)&lt;=0);&quot;&quot;;[.A510]+1);IF(OR([.A510]&gt;=nper;[.H510]&lt;=0);&quot;&quot;;[.A510]+1)))">
            <text:p/>
          </table:table-cell>
          <table:table-cell table:style-name="ce17" table:formula="of:=IF([.A511]=&quot;&quot;;&quot;&quot;;IF(OR(periods_per_year=26;periods_per_year=52);IF(periods_per_year=26;IF([.A511]=1;fpdate;[.B510]+14);IF(periods_per_year=52;IF([.A511]=1;fpdate;[.B510]+7);&quot;n/a&quot;));IF(periods_per_year=24;DATE(YEAR(fpdate);MONTH(fpdate)+([.A511]-1)/2+IF(AND(DAY(fpdate)&gt;=15;MOD([.A511];2)=0);1;0);IF(MOD([.A511];2)=0;IF(DAY(fpdate)&gt;=15;DAY(fpdate)-14;DAY(fpdate)+14);DAY(fpdate)));IF(DAY(DATE(YEAR(fpdate);MONTH(fpdate)+([.A511]-1)*months_per_period;DAY(fpdate)))&lt;&gt;DAY(fpdate);DATE(YEAR(fpdate);MONTH(fpdate)+([.A511]-1)*months_per_period+1;0);DATE(YEAR(fpdate);MONTH(fpdate)+([.A511]-1)*months_per_period;DAY(fpdate))))))">
            <text:p/>
          </table:table-cell>
          <table:table-cell table:style-name="ce21" table:formula="of:=IF([.A511]=&quot;&quot;;&quot;&quot;;IF(roundOpt;IF(OR([.A511]=nper;payment&gt;ROUND((1+rate)*[.H510];2));ROUND((1+rate)*[.H510];2);payment);IF(OR([.A511]=nper;payment&gt;(1+rate)*[.H510]);(1+rate)*[.H510];payment)))">
            <text:p/>
          </table:table-cell>
          <table:table-cell table:style-name="ce30"/>
          <table:table-cell table:style-name="ce21"/>
          <table:table-cell table:style-name="ce21" table:formula="of:=IF([.A511]=&quot;&quot;;&quot;&quot;;IF(AND([.A511]=1;pmtType=1);0;IF(roundOpt;ROUND(rate*[.H510];2);rate*[.H510])))">
            <text:p/>
          </table:table-cell>
          <table:table-cell table:style-name="ce21" table:formula="of:=IF([.A511]=&quot;&quot;;&quot;&quot;;[.C511]-[.F511]+[.D511])">
            <text:p/>
          </table:table-cell>
          <table:table-cell table:style-name="ce21" table:formula="of:=IF([.A511]=&quot;&quot;;&quot;&quot;;[.H510]-[.G511])">
            <text:p/>
          </table:table-cell>
          <table:table-cell table:number-columns-repeated="248"/>
        </table:table-row>
        <table:table-row table:style-name="ro3">
          <table:table-cell table:style-name="ce10" table:formula="of:=IF([.H511]=&quot;&quot;;&quot;&quot;;IF(roundOpt;IF(OR([.A511]&gt;=nper;ROUND([.H511];2)&lt;=0);&quot;&quot;;[.A511]+1);IF(OR([.A511]&gt;=nper;[.H511]&lt;=0);&quot;&quot;;[.A511]+1)))">
            <text:p/>
          </table:table-cell>
          <table:table-cell table:style-name="ce17" table:formula="of:=IF([.A512]=&quot;&quot;;&quot;&quot;;IF(OR(periods_per_year=26;periods_per_year=52);IF(periods_per_year=26;IF([.A512]=1;fpdate;[.B511]+14);IF(periods_per_year=52;IF([.A512]=1;fpdate;[.B511]+7);&quot;n/a&quot;));IF(periods_per_year=24;DATE(YEAR(fpdate);MONTH(fpdate)+([.A512]-1)/2+IF(AND(DAY(fpdate)&gt;=15;MOD([.A512];2)=0);1;0);IF(MOD([.A512];2)=0;IF(DAY(fpdate)&gt;=15;DAY(fpdate)-14;DAY(fpdate)+14);DAY(fpdate)));IF(DAY(DATE(YEAR(fpdate);MONTH(fpdate)+([.A512]-1)*months_per_period;DAY(fpdate)))&lt;&gt;DAY(fpdate);DATE(YEAR(fpdate);MONTH(fpdate)+([.A512]-1)*months_per_period+1;0);DATE(YEAR(fpdate);MONTH(fpdate)+([.A512]-1)*months_per_period;DAY(fpdate))))))">
            <text:p/>
          </table:table-cell>
          <table:table-cell table:style-name="ce21" table:formula="of:=IF([.A512]=&quot;&quot;;&quot;&quot;;IF(roundOpt;IF(OR([.A512]=nper;payment&gt;ROUND((1+rate)*[.H511];2));ROUND((1+rate)*[.H511];2);payment);IF(OR([.A512]=nper;payment&gt;(1+rate)*[.H511]);(1+rate)*[.H511];payment)))">
            <text:p/>
          </table:table-cell>
          <table:table-cell table:style-name="ce30"/>
          <table:table-cell table:style-name="ce21"/>
          <table:table-cell table:style-name="ce21" table:formula="of:=IF([.A512]=&quot;&quot;;&quot;&quot;;IF(AND([.A512]=1;pmtType=1);0;IF(roundOpt;ROUND(rate*[.H511];2);rate*[.H511])))">
            <text:p/>
          </table:table-cell>
          <table:table-cell table:style-name="ce21" table:formula="of:=IF([.A512]=&quot;&quot;;&quot;&quot;;[.C512]-[.F512]+[.D512])">
            <text:p/>
          </table:table-cell>
          <table:table-cell table:style-name="ce21" table:formula="of:=IF([.A512]=&quot;&quot;;&quot;&quot;;[.H511]-[.G512])">
            <text:p/>
          </table:table-cell>
          <table:table-cell table:number-columns-repeated="248"/>
        </table:table-row>
        <table:table-row table:style-name="ro3">
          <table:table-cell table:style-name="ce10" table:formula="of:=IF([.H512]=&quot;&quot;;&quot;&quot;;IF(roundOpt;IF(OR([.A512]&gt;=nper;ROUND([.H512];2)&lt;=0);&quot;&quot;;[.A512]+1);IF(OR([.A512]&gt;=nper;[.H512]&lt;=0);&quot;&quot;;[.A512]+1)))">
            <text:p/>
          </table:table-cell>
          <table:table-cell table:style-name="ce17" table:formula="of:=IF([.A513]=&quot;&quot;;&quot;&quot;;IF(OR(periods_per_year=26;periods_per_year=52);IF(periods_per_year=26;IF([.A513]=1;fpdate;[.B512]+14);IF(periods_per_year=52;IF([.A513]=1;fpdate;[.B512]+7);&quot;n/a&quot;));IF(periods_per_year=24;DATE(YEAR(fpdate);MONTH(fpdate)+([.A513]-1)/2+IF(AND(DAY(fpdate)&gt;=15;MOD([.A513];2)=0);1;0);IF(MOD([.A513];2)=0;IF(DAY(fpdate)&gt;=15;DAY(fpdate)-14;DAY(fpdate)+14);DAY(fpdate)));IF(DAY(DATE(YEAR(fpdate);MONTH(fpdate)+([.A513]-1)*months_per_period;DAY(fpdate)))&lt;&gt;DAY(fpdate);DATE(YEAR(fpdate);MONTH(fpdate)+([.A513]-1)*months_per_period+1;0);DATE(YEAR(fpdate);MONTH(fpdate)+([.A513]-1)*months_per_period;DAY(fpdate))))))">
            <text:p/>
          </table:table-cell>
          <table:table-cell table:style-name="ce21" table:formula="of:=IF([.A513]=&quot;&quot;;&quot;&quot;;IF(roundOpt;IF(OR([.A513]=nper;payment&gt;ROUND((1+rate)*[.H512];2));ROUND((1+rate)*[.H512];2);payment);IF(OR([.A513]=nper;payment&gt;(1+rate)*[.H512]);(1+rate)*[.H512];payment)))">
            <text:p/>
          </table:table-cell>
          <table:table-cell table:style-name="ce30"/>
          <table:table-cell table:style-name="ce21"/>
          <table:table-cell table:style-name="ce21" table:formula="of:=IF([.A513]=&quot;&quot;;&quot;&quot;;IF(AND([.A513]=1;pmtType=1);0;IF(roundOpt;ROUND(rate*[.H512];2);rate*[.H512])))">
            <text:p/>
          </table:table-cell>
          <table:table-cell table:style-name="ce21" table:formula="of:=IF([.A513]=&quot;&quot;;&quot;&quot;;[.C513]-[.F513]+[.D513])">
            <text:p/>
          </table:table-cell>
          <table:table-cell table:style-name="ce21" table:formula="of:=IF([.A513]=&quot;&quot;;&quot;&quot;;[.H512]-[.G513])">
            <text:p/>
          </table:table-cell>
          <table:table-cell table:number-columns-repeated="248"/>
        </table:table-row>
        <table:table-row table:style-name="ro3">
          <table:table-cell table:style-name="ce10" table:formula="of:=IF([.H513]=&quot;&quot;;&quot;&quot;;IF(roundOpt;IF(OR([.A513]&gt;=nper;ROUND([.H513];2)&lt;=0);&quot;&quot;;[.A513]+1);IF(OR([.A513]&gt;=nper;[.H513]&lt;=0);&quot;&quot;;[.A513]+1)))">
            <text:p/>
          </table:table-cell>
          <table:table-cell table:style-name="ce17" table:formula="of:=IF([.A514]=&quot;&quot;;&quot;&quot;;IF(OR(periods_per_year=26;periods_per_year=52);IF(periods_per_year=26;IF([.A514]=1;fpdate;[.B513]+14);IF(periods_per_year=52;IF([.A514]=1;fpdate;[.B513]+7);&quot;n/a&quot;));IF(periods_per_year=24;DATE(YEAR(fpdate);MONTH(fpdate)+([.A514]-1)/2+IF(AND(DAY(fpdate)&gt;=15;MOD([.A514];2)=0);1;0);IF(MOD([.A514];2)=0;IF(DAY(fpdate)&gt;=15;DAY(fpdate)-14;DAY(fpdate)+14);DAY(fpdate)));IF(DAY(DATE(YEAR(fpdate);MONTH(fpdate)+([.A514]-1)*months_per_period;DAY(fpdate)))&lt;&gt;DAY(fpdate);DATE(YEAR(fpdate);MONTH(fpdate)+([.A514]-1)*months_per_period+1;0);DATE(YEAR(fpdate);MONTH(fpdate)+([.A514]-1)*months_per_period;DAY(fpdate))))))">
            <text:p/>
          </table:table-cell>
          <table:table-cell table:style-name="ce21" table:formula="of:=IF([.A514]=&quot;&quot;;&quot;&quot;;IF(roundOpt;IF(OR([.A514]=nper;payment&gt;ROUND((1+rate)*[.H513];2));ROUND((1+rate)*[.H513];2);payment);IF(OR([.A514]=nper;payment&gt;(1+rate)*[.H513]);(1+rate)*[.H513];payment)))">
            <text:p/>
          </table:table-cell>
          <table:table-cell table:style-name="ce30"/>
          <table:table-cell table:style-name="ce21"/>
          <table:table-cell table:style-name="ce21" table:formula="of:=IF([.A514]=&quot;&quot;;&quot;&quot;;IF(AND([.A514]=1;pmtType=1);0;IF(roundOpt;ROUND(rate*[.H513];2);rate*[.H513])))">
            <text:p/>
          </table:table-cell>
          <table:table-cell table:style-name="ce21" table:formula="of:=IF([.A514]=&quot;&quot;;&quot;&quot;;[.C514]-[.F514]+[.D514])">
            <text:p/>
          </table:table-cell>
          <table:table-cell table:style-name="ce21" table:formula="of:=IF([.A514]=&quot;&quot;;&quot;&quot;;[.H513]-[.G514])">
            <text:p/>
          </table:table-cell>
          <table:table-cell table:number-columns-repeated="248"/>
        </table:table-row>
        <table:table-row table:style-name="ro3">
          <table:table-cell table:style-name="ce10" table:formula="of:=IF([.H514]=&quot;&quot;;&quot;&quot;;IF(roundOpt;IF(OR([.A514]&gt;=nper;ROUND([.H514];2)&lt;=0);&quot;&quot;;[.A514]+1);IF(OR([.A514]&gt;=nper;[.H514]&lt;=0);&quot;&quot;;[.A514]+1)))">
            <text:p/>
          </table:table-cell>
          <table:table-cell table:style-name="ce17" table:formula="of:=IF([.A515]=&quot;&quot;;&quot;&quot;;IF(OR(periods_per_year=26;periods_per_year=52);IF(periods_per_year=26;IF([.A515]=1;fpdate;[.B514]+14);IF(periods_per_year=52;IF([.A515]=1;fpdate;[.B514]+7);&quot;n/a&quot;));IF(periods_per_year=24;DATE(YEAR(fpdate);MONTH(fpdate)+([.A515]-1)/2+IF(AND(DAY(fpdate)&gt;=15;MOD([.A515];2)=0);1;0);IF(MOD([.A515];2)=0;IF(DAY(fpdate)&gt;=15;DAY(fpdate)-14;DAY(fpdate)+14);DAY(fpdate)));IF(DAY(DATE(YEAR(fpdate);MONTH(fpdate)+([.A515]-1)*months_per_period;DAY(fpdate)))&lt;&gt;DAY(fpdate);DATE(YEAR(fpdate);MONTH(fpdate)+([.A515]-1)*months_per_period+1;0);DATE(YEAR(fpdate);MONTH(fpdate)+([.A515]-1)*months_per_period;DAY(fpdate))))))">
            <text:p/>
          </table:table-cell>
          <table:table-cell table:style-name="ce21" table:formula="of:=IF([.A515]=&quot;&quot;;&quot;&quot;;IF(roundOpt;IF(OR([.A515]=nper;payment&gt;ROUND((1+rate)*[.H514];2));ROUND((1+rate)*[.H514];2);payment);IF(OR([.A515]=nper;payment&gt;(1+rate)*[.H514]);(1+rate)*[.H514];payment)))">
            <text:p/>
          </table:table-cell>
          <table:table-cell table:style-name="ce30"/>
          <table:table-cell table:style-name="ce21"/>
          <table:table-cell table:style-name="ce21" table:formula="of:=IF([.A515]=&quot;&quot;;&quot;&quot;;IF(AND([.A515]=1;pmtType=1);0;IF(roundOpt;ROUND(rate*[.H514];2);rate*[.H514])))">
            <text:p/>
          </table:table-cell>
          <table:table-cell table:style-name="ce21" table:formula="of:=IF([.A515]=&quot;&quot;;&quot;&quot;;[.C515]-[.F515]+[.D515])">
            <text:p/>
          </table:table-cell>
          <table:table-cell table:style-name="ce21" table:formula="of:=IF([.A515]=&quot;&quot;;&quot;&quot;;[.H514]-[.G515])">
            <text:p/>
          </table:table-cell>
          <table:table-cell table:number-columns-repeated="248"/>
        </table:table-row>
        <table:table-row table:style-name="ro3">
          <table:table-cell table:style-name="ce10" table:formula="of:=IF([.H515]=&quot;&quot;;&quot;&quot;;IF(roundOpt;IF(OR([.A515]&gt;=nper;ROUND([.H515];2)&lt;=0);&quot;&quot;;[.A515]+1);IF(OR([.A515]&gt;=nper;[.H515]&lt;=0);&quot;&quot;;[.A515]+1)))">
            <text:p/>
          </table:table-cell>
          <table:table-cell table:style-name="ce17" table:formula="of:=IF([.A516]=&quot;&quot;;&quot;&quot;;IF(OR(periods_per_year=26;periods_per_year=52);IF(periods_per_year=26;IF([.A516]=1;fpdate;[.B515]+14);IF(periods_per_year=52;IF([.A516]=1;fpdate;[.B515]+7);&quot;n/a&quot;));IF(periods_per_year=24;DATE(YEAR(fpdate);MONTH(fpdate)+([.A516]-1)/2+IF(AND(DAY(fpdate)&gt;=15;MOD([.A516];2)=0);1;0);IF(MOD([.A516];2)=0;IF(DAY(fpdate)&gt;=15;DAY(fpdate)-14;DAY(fpdate)+14);DAY(fpdate)));IF(DAY(DATE(YEAR(fpdate);MONTH(fpdate)+([.A516]-1)*months_per_period;DAY(fpdate)))&lt;&gt;DAY(fpdate);DATE(YEAR(fpdate);MONTH(fpdate)+([.A516]-1)*months_per_period+1;0);DATE(YEAR(fpdate);MONTH(fpdate)+([.A516]-1)*months_per_period;DAY(fpdate))))))">
            <text:p/>
          </table:table-cell>
          <table:table-cell table:style-name="ce21" table:formula="of:=IF([.A516]=&quot;&quot;;&quot;&quot;;IF(roundOpt;IF(OR([.A516]=nper;payment&gt;ROUND((1+rate)*[.H515];2));ROUND((1+rate)*[.H515];2);payment);IF(OR([.A516]=nper;payment&gt;(1+rate)*[.H515]);(1+rate)*[.H515];payment)))">
            <text:p/>
          </table:table-cell>
          <table:table-cell table:style-name="ce30"/>
          <table:table-cell table:style-name="ce21"/>
          <table:table-cell table:style-name="ce21" table:formula="of:=IF([.A516]=&quot;&quot;;&quot;&quot;;IF(AND([.A516]=1;pmtType=1);0;IF(roundOpt;ROUND(rate*[.H515];2);rate*[.H515])))">
            <text:p/>
          </table:table-cell>
          <table:table-cell table:style-name="ce21" table:formula="of:=IF([.A516]=&quot;&quot;;&quot;&quot;;[.C516]-[.F516]+[.D516])">
            <text:p/>
          </table:table-cell>
          <table:table-cell table:style-name="ce21" table:formula="of:=IF([.A516]=&quot;&quot;;&quot;&quot;;[.H515]-[.G516])">
            <text:p/>
          </table:table-cell>
          <table:table-cell table:number-columns-repeated="248"/>
        </table:table-row>
        <table:table-row table:style-name="ro3">
          <table:table-cell table:style-name="ce10" table:formula="of:=IF([.H516]=&quot;&quot;;&quot;&quot;;IF(roundOpt;IF(OR([.A516]&gt;=nper;ROUND([.H516];2)&lt;=0);&quot;&quot;;[.A516]+1);IF(OR([.A516]&gt;=nper;[.H516]&lt;=0);&quot;&quot;;[.A516]+1)))">
            <text:p/>
          </table:table-cell>
          <table:table-cell table:style-name="ce17" table:formula="of:=IF([.A517]=&quot;&quot;;&quot;&quot;;IF(OR(periods_per_year=26;periods_per_year=52);IF(periods_per_year=26;IF([.A517]=1;fpdate;[.B516]+14);IF(periods_per_year=52;IF([.A517]=1;fpdate;[.B516]+7);&quot;n/a&quot;));IF(periods_per_year=24;DATE(YEAR(fpdate);MONTH(fpdate)+([.A517]-1)/2+IF(AND(DAY(fpdate)&gt;=15;MOD([.A517];2)=0);1;0);IF(MOD([.A517];2)=0;IF(DAY(fpdate)&gt;=15;DAY(fpdate)-14;DAY(fpdate)+14);DAY(fpdate)));IF(DAY(DATE(YEAR(fpdate);MONTH(fpdate)+([.A517]-1)*months_per_period;DAY(fpdate)))&lt;&gt;DAY(fpdate);DATE(YEAR(fpdate);MONTH(fpdate)+([.A517]-1)*months_per_period+1;0);DATE(YEAR(fpdate);MONTH(fpdate)+([.A517]-1)*months_per_period;DAY(fpdate))))))">
            <text:p/>
          </table:table-cell>
          <table:table-cell table:style-name="ce21" table:formula="of:=IF([.A517]=&quot;&quot;;&quot;&quot;;IF(roundOpt;IF(OR([.A517]=nper;payment&gt;ROUND((1+rate)*[.H516];2));ROUND((1+rate)*[.H516];2);payment);IF(OR([.A517]=nper;payment&gt;(1+rate)*[.H516]);(1+rate)*[.H516];payment)))">
            <text:p/>
          </table:table-cell>
          <table:table-cell table:style-name="ce30"/>
          <table:table-cell table:style-name="ce21"/>
          <table:table-cell table:style-name="ce21" table:formula="of:=IF([.A517]=&quot;&quot;;&quot;&quot;;IF(AND([.A517]=1;pmtType=1);0;IF(roundOpt;ROUND(rate*[.H516];2);rate*[.H516])))">
            <text:p/>
          </table:table-cell>
          <table:table-cell table:style-name="ce21" table:formula="of:=IF([.A517]=&quot;&quot;;&quot;&quot;;[.C517]-[.F517]+[.D517])">
            <text:p/>
          </table:table-cell>
          <table:table-cell table:style-name="ce21" table:formula="of:=IF([.A517]=&quot;&quot;;&quot;&quot;;[.H516]-[.G517])">
            <text:p/>
          </table:table-cell>
          <table:table-cell table:number-columns-repeated="248"/>
        </table:table-row>
        <table:table-row table:style-name="ro3">
          <table:table-cell table:style-name="ce10" table:formula="of:=IF([.H517]=&quot;&quot;;&quot;&quot;;IF(roundOpt;IF(OR([.A517]&gt;=nper;ROUND([.H517];2)&lt;=0);&quot;&quot;;[.A517]+1);IF(OR([.A517]&gt;=nper;[.H517]&lt;=0);&quot;&quot;;[.A517]+1)))">
            <text:p/>
          </table:table-cell>
          <table:table-cell table:style-name="ce17" table:formula="of:=IF([.A518]=&quot;&quot;;&quot;&quot;;IF(OR(periods_per_year=26;periods_per_year=52);IF(periods_per_year=26;IF([.A518]=1;fpdate;[.B517]+14);IF(periods_per_year=52;IF([.A518]=1;fpdate;[.B517]+7);&quot;n/a&quot;));IF(periods_per_year=24;DATE(YEAR(fpdate);MONTH(fpdate)+([.A518]-1)/2+IF(AND(DAY(fpdate)&gt;=15;MOD([.A518];2)=0);1;0);IF(MOD([.A518];2)=0;IF(DAY(fpdate)&gt;=15;DAY(fpdate)-14;DAY(fpdate)+14);DAY(fpdate)));IF(DAY(DATE(YEAR(fpdate);MONTH(fpdate)+([.A518]-1)*months_per_period;DAY(fpdate)))&lt;&gt;DAY(fpdate);DATE(YEAR(fpdate);MONTH(fpdate)+([.A518]-1)*months_per_period+1;0);DATE(YEAR(fpdate);MONTH(fpdate)+([.A518]-1)*months_per_period;DAY(fpdate))))))">
            <text:p/>
          </table:table-cell>
          <table:table-cell table:style-name="ce21" table:formula="of:=IF([.A518]=&quot;&quot;;&quot;&quot;;IF(roundOpt;IF(OR([.A518]=nper;payment&gt;ROUND((1+rate)*[.H517];2));ROUND((1+rate)*[.H517];2);payment);IF(OR([.A518]=nper;payment&gt;(1+rate)*[.H517]);(1+rate)*[.H517];payment)))">
            <text:p/>
          </table:table-cell>
          <table:table-cell table:style-name="ce30"/>
          <table:table-cell table:style-name="ce21"/>
          <table:table-cell table:style-name="ce21" table:formula="of:=IF([.A518]=&quot;&quot;;&quot;&quot;;IF(AND([.A518]=1;pmtType=1);0;IF(roundOpt;ROUND(rate*[.H517];2);rate*[.H517])))">
            <text:p/>
          </table:table-cell>
          <table:table-cell table:style-name="ce21" table:formula="of:=IF([.A518]=&quot;&quot;;&quot;&quot;;[.C518]-[.F518]+[.D518])">
            <text:p/>
          </table:table-cell>
          <table:table-cell table:style-name="ce21" table:formula="of:=IF([.A518]=&quot;&quot;;&quot;&quot;;[.H517]-[.G518])">
            <text:p/>
          </table:table-cell>
          <table:table-cell table:number-columns-repeated="248"/>
        </table:table-row>
        <table:table-row table:style-name="ro3">
          <table:table-cell table:style-name="ce10" table:formula="of:=IF([.H518]=&quot;&quot;;&quot;&quot;;IF(roundOpt;IF(OR([.A518]&gt;=nper;ROUND([.H518];2)&lt;=0);&quot;&quot;;[.A518]+1);IF(OR([.A518]&gt;=nper;[.H518]&lt;=0);&quot;&quot;;[.A518]+1)))">
            <text:p/>
          </table:table-cell>
          <table:table-cell table:style-name="ce17" table:formula="of:=IF([.A519]=&quot;&quot;;&quot;&quot;;IF(OR(periods_per_year=26;periods_per_year=52);IF(periods_per_year=26;IF([.A519]=1;fpdate;[.B518]+14);IF(periods_per_year=52;IF([.A519]=1;fpdate;[.B518]+7);&quot;n/a&quot;));IF(periods_per_year=24;DATE(YEAR(fpdate);MONTH(fpdate)+([.A519]-1)/2+IF(AND(DAY(fpdate)&gt;=15;MOD([.A519];2)=0);1;0);IF(MOD([.A519];2)=0;IF(DAY(fpdate)&gt;=15;DAY(fpdate)-14;DAY(fpdate)+14);DAY(fpdate)));IF(DAY(DATE(YEAR(fpdate);MONTH(fpdate)+([.A519]-1)*months_per_period;DAY(fpdate)))&lt;&gt;DAY(fpdate);DATE(YEAR(fpdate);MONTH(fpdate)+([.A519]-1)*months_per_period+1;0);DATE(YEAR(fpdate);MONTH(fpdate)+([.A519]-1)*months_per_period;DAY(fpdate))))))">
            <text:p/>
          </table:table-cell>
          <table:table-cell table:style-name="ce21" table:formula="of:=IF([.A519]=&quot;&quot;;&quot;&quot;;IF(roundOpt;IF(OR([.A519]=nper;payment&gt;ROUND((1+rate)*[.H518];2));ROUND((1+rate)*[.H518];2);payment);IF(OR([.A519]=nper;payment&gt;(1+rate)*[.H518]);(1+rate)*[.H518];payment)))">
            <text:p/>
          </table:table-cell>
          <table:table-cell table:style-name="ce30"/>
          <table:table-cell table:style-name="ce21"/>
          <table:table-cell table:style-name="ce21" table:formula="of:=IF([.A519]=&quot;&quot;;&quot;&quot;;IF(AND([.A519]=1;pmtType=1);0;IF(roundOpt;ROUND(rate*[.H518];2);rate*[.H518])))">
            <text:p/>
          </table:table-cell>
          <table:table-cell table:style-name="ce21" table:formula="of:=IF([.A519]=&quot;&quot;;&quot;&quot;;[.C519]-[.F519]+[.D519])">
            <text:p/>
          </table:table-cell>
          <table:table-cell table:style-name="ce21" table:formula="of:=IF([.A519]=&quot;&quot;;&quot;&quot;;[.H518]-[.G519])">
            <text:p/>
          </table:table-cell>
          <table:table-cell table:number-columns-repeated="248"/>
        </table:table-row>
        <table:table-row table:style-name="ro3">
          <table:table-cell table:style-name="ce10" table:formula="of:=IF([.H519]=&quot;&quot;;&quot;&quot;;IF(roundOpt;IF(OR([.A519]&gt;=nper;ROUND([.H519];2)&lt;=0);&quot;&quot;;[.A519]+1);IF(OR([.A519]&gt;=nper;[.H519]&lt;=0);&quot;&quot;;[.A519]+1)))">
            <text:p/>
          </table:table-cell>
          <table:table-cell table:style-name="ce17" table:formula="of:=IF([.A520]=&quot;&quot;;&quot;&quot;;IF(OR(periods_per_year=26;periods_per_year=52);IF(periods_per_year=26;IF([.A520]=1;fpdate;[.B519]+14);IF(periods_per_year=52;IF([.A520]=1;fpdate;[.B519]+7);&quot;n/a&quot;));IF(periods_per_year=24;DATE(YEAR(fpdate);MONTH(fpdate)+([.A520]-1)/2+IF(AND(DAY(fpdate)&gt;=15;MOD([.A520];2)=0);1;0);IF(MOD([.A520];2)=0;IF(DAY(fpdate)&gt;=15;DAY(fpdate)-14;DAY(fpdate)+14);DAY(fpdate)));IF(DAY(DATE(YEAR(fpdate);MONTH(fpdate)+([.A520]-1)*months_per_period;DAY(fpdate)))&lt;&gt;DAY(fpdate);DATE(YEAR(fpdate);MONTH(fpdate)+([.A520]-1)*months_per_period+1;0);DATE(YEAR(fpdate);MONTH(fpdate)+([.A520]-1)*months_per_period;DAY(fpdate))))))">
            <text:p/>
          </table:table-cell>
          <table:table-cell table:style-name="ce21" table:formula="of:=IF([.A520]=&quot;&quot;;&quot;&quot;;IF(roundOpt;IF(OR([.A520]=nper;payment&gt;ROUND((1+rate)*[.H519];2));ROUND((1+rate)*[.H519];2);payment);IF(OR([.A520]=nper;payment&gt;(1+rate)*[.H519]);(1+rate)*[.H519];payment)))">
            <text:p/>
          </table:table-cell>
          <table:table-cell table:style-name="ce30"/>
          <table:table-cell table:style-name="ce21"/>
          <table:table-cell table:style-name="ce21" table:formula="of:=IF([.A520]=&quot;&quot;;&quot;&quot;;IF(AND([.A520]=1;pmtType=1);0;IF(roundOpt;ROUND(rate*[.H519];2);rate*[.H519])))">
            <text:p/>
          </table:table-cell>
          <table:table-cell table:style-name="ce21" table:formula="of:=IF([.A520]=&quot;&quot;;&quot;&quot;;[.C520]-[.F520]+[.D520])">
            <text:p/>
          </table:table-cell>
          <table:table-cell table:style-name="ce21" table:formula="of:=IF([.A520]=&quot;&quot;;&quot;&quot;;[.H519]-[.G520])">
            <text:p/>
          </table:table-cell>
          <table:table-cell table:number-columns-repeated="248"/>
        </table:table-row>
        <table:table-row table:style-name="ro3">
          <table:table-cell table:style-name="ce10" table:formula="of:=IF([.H520]=&quot;&quot;;&quot;&quot;;IF(roundOpt;IF(OR([.A520]&gt;=nper;ROUND([.H520];2)&lt;=0);&quot;&quot;;[.A520]+1);IF(OR([.A520]&gt;=nper;[.H520]&lt;=0);&quot;&quot;;[.A520]+1)))">
            <text:p/>
          </table:table-cell>
          <table:table-cell table:style-name="ce17" table:formula="of:=IF([.A521]=&quot;&quot;;&quot;&quot;;IF(OR(periods_per_year=26;periods_per_year=52);IF(periods_per_year=26;IF([.A521]=1;fpdate;[.B520]+14);IF(periods_per_year=52;IF([.A521]=1;fpdate;[.B520]+7);&quot;n/a&quot;));IF(periods_per_year=24;DATE(YEAR(fpdate);MONTH(fpdate)+([.A521]-1)/2+IF(AND(DAY(fpdate)&gt;=15;MOD([.A521];2)=0);1;0);IF(MOD([.A521];2)=0;IF(DAY(fpdate)&gt;=15;DAY(fpdate)-14;DAY(fpdate)+14);DAY(fpdate)));IF(DAY(DATE(YEAR(fpdate);MONTH(fpdate)+([.A521]-1)*months_per_period;DAY(fpdate)))&lt;&gt;DAY(fpdate);DATE(YEAR(fpdate);MONTH(fpdate)+([.A521]-1)*months_per_period+1;0);DATE(YEAR(fpdate);MONTH(fpdate)+([.A521]-1)*months_per_period;DAY(fpdate))))))">
            <text:p/>
          </table:table-cell>
          <table:table-cell table:style-name="ce21" table:formula="of:=IF([.A521]=&quot;&quot;;&quot;&quot;;IF(roundOpt;IF(OR([.A521]=nper;payment&gt;ROUND((1+rate)*[.H520];2));ROUND((1+rate)*[.H520];2);payment);IF(OR([.A521]=nper;payment&gt;(1+rate)*[.H520]);(1+rate)*[.H520];payment)))">
            <text:p/>
          </table:table-cell>
          <table:table-cell table:style-name="ce30"/>
          <table:table-cell table:style-name="ce21"/>
          <table:table-cell table:style-name="ce21" table:formula="of:=IF([.A521]=&quot;&quot;;&quot;&quot;;IF(AND([.A521]=1;pmtType=1);0;IF(roundOpt;ROUND(rate*[.H520];2);rate*[.H520])))">
            <text:p/>
          </table:table-cell>
          <table:table-cell table:style-name="ce21" table:formula="of:=IF([.A521]=&quot;&quot;;&quot;&quot;;[.C521]-[.F521]+[.D521])">
            <text:p/>
          </table:table-cell>
          <table:table-cell table:style-name="ce21" table:formula="of:=IF([.A521]=&quot;&quot;;&quot;&quot;;[.H520]-[.G521])">
            <text:p/>
          </table:table-cell>
          <table:table-cell table:number-columns-repeated="248"/>
        </table:table-row>
        <table:table-row table:style-name="ro3">
          <table:table-cell table:style-name="ce10" table:formula="of:=IF([.H521]=&quot;&quot;;&quot;&quot;;IF(roundOpt;IF(OR([.A521]&gt;=nper;ROUND([.H521];2)&lt;=0);&quot;&quot;;[.A521]+1);IF(OR([.A521]&gt;=nper;[.H521]&lt;=0);&quot;&quot;;[.A521]+1)))">
            <text:p/>
          </table:table-cell>
          <table:table-cell table:style-name="ce17" table:formula="of:=IF([.A522]=&quot;&quot;;&quot;&quot;;IF(OR(periods_per_year=26;periods_per_year=52);IF(periods_per_year=26;IF([.A522]=1;fpdate;[.B521]+14);IF(periods_per_year=52;IF([.A522]=1;fpdate;[.B521]+7);&quot;n/a&quot;));IF(periods_per_year=24;DATE(YEAR(fpdate);MONTH(fpdate)+([.A522]-1)/2+IF(AND(DAY(fpdate)&gt;=15;MOD([.A522];2)=0);1;0);IF(MOD([.A522];2)=0;IF(DAY(fpdate)&gt;=15;DAY(fpdate)-14;DAY(fpdate)+14);DAY(fpdate)));IF(DAY(DATE(YEAR(fpdate);MONTH(fpdate)+([.A522]-1)*months_per_period;DAY(fpdate)))&lt;&gt;DAY(fpdate);DATE(YEAR(fpdate);MONTH(fpdate)+([.A522]-1)*months_per_period+1;0);DATE(YEAR(fpdate);MONTH(fpdate)+([.A522]-1)*months_per_period;DAY(fpdate))))))">
            <text:p/>
          </table:table-cell>
          <table:table-cell table:style-name="ce21" table:formula="of:=IF([.A522]=&quot;&quot;;&quot;&quot;;IF(roundOpt;IF(OR([.A522]=nper;payment&gt;ROUND((1+rate)*[.H521];2));ROUND((1+rate)*[.H521];2);payment);IF(OR([.A522]=nper;payment&gt;(1+rate)*[.H521]);(1+rate)*[.H521];payment)))">
            <text:p/>
          </table:table-cell>
          <table:table-cell table:style-name="ce30"/>
          <table:table-cell table:style-name="ce21"/>
          <table:table-cell table:style-name="ce21" table:formula="of:=IF([.A522]=&quot;&quot;;&quot;&quot;;IF(AND([.A522]=1;pmtType=1);0;IF(roundOpt;ROUND(rate*[.H521];2);rate*[.H521])))">
            <text:p/>
          </table:table-cell>
          <table:table-cell table:style-name="ce21" table:formula="of:=IF([.A522]=&quot;&quot;;&quot;&quot;;[.C522]-[.F522]+[.D522])">
            <text:p/>
          </table:table-cell>
          <table:table-cell table:style-name="ce21" table:formula="of:=IF([.A522]=&quot;&quot;;&quot;&quot;;[.H521]-[.G522])">
            <text:p/>
          </table:table-cell>
          <table:table-cell table:number-columns-repeated="248"/>
        </table:table-row>
        <table:table-row table:style-name="ro3">
          <table:table-cell table:style-name="ce10" table:formula="of:=IF([.H522]=&quot;&quot;;&quot;&quot;;IF(roundOpt;IF(OR([.A522]&gt;=nper;ROUND([.H522];2)&lt;=0);&quot;&quot;;[.A522]+1);IF(OR([.A522]&gt;=nper;[.H522]&lt;=0);&quot;&quot;;[.A522]+1)))">
            <text:p/>
          </table:table-cell>
          <table:table-cell table:style-name="ce17" table:formula="of:=IF([.A523]=&quot;&quot;;&quot;&quot;;IF(OR(periods_per_year=26;periods_per_year=52);IF(periods_per_year=26;IF([.A523]=1;fpdate;[.B522]+14);IF(periods_per_year=52;IF([.A523]=1;fpdate;[.B522]+7);&quot;n/a&quot;));IF(periods_per_year=24;DATE(YEAR(fpdate);MONTH(fpdate)+([.A523]-1)/2+IF(AND(DAY(fpdate)&gt;=15;MOD([.A523];2)=0);1;0);IF(MOD([.A523];2)=0;IF(DAY(fpdate)&gt;=15;DAY(fpdate)-14;DAY(fpdate)+14);DAY(fpdate)));IF(DAY(DATE(YEAR(fpdate);MONTH(fpdate)+([.A523]-1)*months_per_period;DAY(fpdate)))&lt;&gt;DAY(fpdate);DATE(YEAR(fpdate);MONTH(fpdate)+([.A523]-1)*months_per_period+1;0);DATE(YEAR(fpdate);MONTH(fpdate)+([.A523]-1)*months_per_period;DAY(fpdate))))))">
            <text:p/>
          </table:table-cell>
          <table:table-cell table:style-name="ce21" table:formula="of:=IF([.A523]=&quot;&quot;;&quot;&quot;;IF(roundOpt;IF(OR([.A523]=nper;payment&gt;ROUND((1+rate)*[.H522];2));ROUND((1+rate)*[.H522];2);payment);IF(OR([.A523]=nper;payment&gt;(1+rate)*[.H522]);(1+rate)*[.H522];payment)))">
            <text:p/>
          </table:table-cell>
          <table:table-cell table:style-name="ce30"/>
          <table:table-cell table:style-name="ce21"/>
          <table:table-cell table:style-name="ce21" table:formula="of:=IF([.A523]=&quot;&quot;;&quot;&quot;;IF(AND([.A523]=1;pmtType=1);0;IF(roundOpt;ROUND(rate*[.H522];2);rate*[.H522])))">
            <text:p/>
          </table:table-cell>
          <table:table-cell table:style-name="ce21" table:formula="of:=IF([.A523]=&quot;&quot;;&quot;&quot;;[.C523]-[.F523]+[.D523])">
            <text:p/>
          </table:table-cell>
          <table:table-cell table:style-name="ce21" table:formula="of:=IF([.A523]=&quot;&quot;;&quot;&quot;;[.H522]-[.G523])">
            <text:p/>
          </table:table-cell>
          <table:table-cell table:number-columns-repeated="248"/>
        </table:table-row>
        <table:table-row table:style-name="ro3">
          <table:table-cell table:style-name="ce10" table:formula="of:=IF([.H523]=&quot;&quot;;&quot;&quot;;IF(roundOpt;IF(OR([.A523]&gt;=nper;ROUND([.H523];2)&lt;=0);&quot;&quot;;[.A523]+1);IF(OR([.A523]&gt;=nper;[.H523]&lt;=0);&quot;&quot;;[.A523]+1)))">
            <text:p/>
          </table:table-cell>
          <table:table-cell table:style-name="ce17" table:formula="of:=IF([.A524]=&quot;&quot;;&quot;&quot;;IF(OR(periods_per_year=26;periods_per_year=52);IF(periods_per_year=26;IF([.A524]=1;fpdate;[.B523]+14);IF(periods_per_year=52;IF([.A524]=1;fpdate;[.B523]+7);&quot;n/a&quot;));IF(periods_per_year=24;DATE(YEAR(fpdate);MONTH(fpdate)+([.A524]-1)/2+IF(AND(DAY(fpdate)&gt;=15;MOD([.A524];2)=0);1;0);IF(MOD([.A524];2)=0;IF(DAY(fpdate)&gt;=15;DAY(fpdate)-14;DAY(fpdate)+14);DAY(fpdate)));IF(DAY(DATE(YEAR(fpdate);MONTH(fpdate)+([.A524]-1)*months_per_period;DAY(fpdate)))&lt;&gt;DAY(fpdate);DATE(YEAR(fpdate);MONTH(fpdate)+([.A524]-1)*months_per_period+1;0);DATE(YEAR(fpdate);MONTH(fpdate)+([.A524]-1)*months_per_period;DAY(fpdate))))))">
            <text:p/>
          </table:table-cell>
          <table:table-cell table:style-name="ce21" table:formula="of:=IF([.A524]=&quot;&quot;;&quot;&quot;;IF(roundOpt;IF(OR([.A524]=nper;payment&gt;ROUND((1+rate)*[.H523];2));ROUND((1+rate)*[.H523];2);payment);IF(OR([.A524]=nper;payment&gt;(1+rate)*[.H523]);(1+rate)*[.H523];payment)))">
            <text:p/>
          </table:table-cell>
          <table:table-cell table:style-name="ce30"/>
          <table:table-cell table:style-name="ce21"/>
          <table:table-cell table:style-name="ce21" table:formula="of:=IF([.A524]=&quot;&quot;;&quot;&quot;;IF(AND([.A524]=1;pmtType=1);0;IF(roundOpt;ROUND(rate*[.H523];2);rate*[.H523])))">
            <text:p/>
          </table:table-cell>
          <table:table-cell table:style-name="ce21" table:formula="of:=IF([.A524]=&quot;&quot;;&quot;&quot;;[.C524]-[.F524]+[.D524])">
            <text:p/>
          </table:table-cell>
          <table:table-cell table:style-name="ce21" table:formula="of:=IF([.A524]=&quot;&quot;;&quot;&quot;;[.H523]-[.G524])">
            <text:p/>
          </table:table-cell>
          <table:table-cell table:number-columns-repeated="248"/>
        </table:table-row>
        <table:table-row table:style-name="ro3">
          <table:table-cell table:style-name="ce10" table:formula="of:=IF([.H524]=&quot;&quot;;&quot;&quot;;IF(roundOpt;IF(OR([.A524]&gt;=nper;ROUND([.H524];2)&lt;=0);&quot;&quot;;[.A524]+1);IF(OR([.A524]&gt;=nper;[.H524]&lt;=0);&quot;&quot;;[.A524]+1)))">
            <text:p/>
          </table:table-cell>
          <table:table-cell table:style-name="ce17" table:formula="of:=IF([.A525]=&quot;&quot;;&quot;&quot;;IF(OR(periods_per_year=26;periods_per_year=52);IF(periods_per_year=26;IF([.A525]=1;fpdate;[.B524]+14);IF(periods_per_year=52;IF([.A525]=1;fpdate;[.B524]+7);&quot;n/a&quot;));IF(periods_per_year=24;DATE(YEAR(fpdate);MONTH(fpdate)+([.A525]-1)/2+IF(AND(DAY(fpdate)&gt;=15;MOD([.A525];2)=0);1;0);IF(MOD([.A525];2)=0;IF(DAY(fpdate)&gt;=15;DAY(fpdate)-14;DAY(fpdate)+14);DAY(fpdate)));IF(DAY(DATE(YEAR(fpdate);MONTH(fpdate)+([.A525]-1)*months_per_period;DAY(fpdate)))&lt;&gt;DAY(fpdate);DATE(YEAR(fpdate);MONTH(fpdate)+([.A525]-1)*months_per_period+1;0);DATE(YEAR(fpdate);MONTH(fpdate)+([.A525]-1)*months_per_period;DAY(fpdate))))))">
            <text:p/>
          </table:table-cell>
          <table:table-cell table:style-name="ce21" table:formula="of:=IF([.A525]=&quot;&quot;;&quot;&quot;;IF(roundOpt;IF(OR([.A525]=nper;payment&gt;ROUND((1+rate)*[.H524];2));ROUND((1+rate)*[.H524];2);payment);IF(OR([.A525]=nper;payment&gt;(1+rate)*[.H524]);(1+rate)*[.H524];payment)))">
            <text:p/>
          </table:table-cell>
          <table:table-cell table:style-name="ce30"/>
          <table:table-cell table:style-name="ce21"/>
          <table:table-cell table:style-name="ce21" table:formula="of:=IF([.A525]=&quot;&quot;;&quot;&quot;;IF(AND([.A525]=1;pmtType=1);0;IF(roundOpt;ROUND(rate*[.H524];2);rate*[.H524])))">
            <text:p/>
          </table:table-cell>
          <table:table-cell table:style-name="ce21" table:formula="of:=IF([.A525]=&quot;&quot;;&quot;&quot;;[.C525]-[.F525]+[.D525])">
            <text:p/>
          </table:table-cell>
          <table:table-cell table:style-name="ce21" table:formula="of:=IF([.A525]=&quot;&quot;;&quot;&quot;;[.H524]-[.G525])">
            <text:p/>
          </table:table-cell>
          <table:table-cell table:number-columns-repeated="248"/>
        </table:table-row>
        <table:table-row table:style-name="ro3">
          <table:table-cell table:style-name="ce10" table:formula="of:=IF([.H525]=&quot;&quot;;&quot;&quot;;IF(roundOpt;IF(OR([.A525]&gt;=nper;ROUND([.H525];2)&lt;=0);&quot;&quot;;[.A525]+1);IF(OR([.A525]&gt;=nper;[.H525]&lt;=0);&quot;&quot;;[.A525]+1)))">
            <text:p/>
          </table:table-cell>
          <table:table-cell table:style-name="ce17" table:formula="of:=IF([.A526]=&quot;&quot;;&quot;&quot;;IF(OR(periods_per_year=26;periods_per_year=52);IF(periods_per_year=26;IF([.A526]=1;fpdate;[.B525]+14);IF(periods_per_year=52;IF([.A526]=1;fpdate;[.B525]+7);&quot;n/a&quot;));IF(periods_per_year=24;DATE(YEAR(fpdate);MONTH(fpdate)+([.A526]-1)/2+IF(AND(DAY(fpdate)&gt;=15;MOD([.A526];2)=0);1;0);IF(MOD([.A526];2)=0;IF(DAY(fpdate)&gt;=15;DAY(fpdate)-14;DAY(fpdate)+14);DAY(fpdate)));IF(DAY(DATE(YEAR(fpdate);MONTH(fpdate)+([.A526]-1)*months_per_period;DAY(fpdate)))&lt;&gt;DAY(fpdate);DATE(YEAR(fpdate);MONTH(fpdate)+([.A526]-1)*months_per_period+1;0);DATE(YEAR(fpdate);MONTH(fpdate)+([.A526]-1)*months_per_period;DAY(fpdate))))))">
            <text:p/>
          </table:table-cell>
          <table:table-cell table:style-name="ce21" table:formula="of:=IF([.A526]=&quot;&quot;;&quot;&quot;;IF(roundOpt;IF(OR([.A526]=nper;payment&gt;ROUND((1+rate)*[.H525];2));ROUND((1+rate)*[.H525];2);payment);IF(OR([.A526]=nper;payment&gt;(1+rate)*[.H525]);(1+rate)*[.H525];payment)))">
            <text:p/>
          </table:table-cell>
          <table:table-cell table:style-name="ce30"/>
          <table:table-cell table:style-name="ce21"/>
          <table:table-cell table:style-name="ce21" table:formula="of:=IF([.A526]=&quot;&quot;;&quot;&quot;;IF(AND([.A526]=1;pmtType=1);0;IF(roundOpt;ROUND(rate*[.H525];2);rate*[.H525])))">
            <text:p/>
          </table:table-cell>
          <table:table-cell table:style-name="ce21" table:formula="of:=IF([.A526]=&quot;&quot;;&quot;&quot;;[.C526]-[.F526]+[.D526])">
            <text:p/>
          </table:table-cell>
          <table:table-cell table:style-name="ce21" table:formula="of:=IF([.A526]=&quot;&quot;;&quot;&quot;;[.H525]-[.G526])">
            <text:p/>
          </table:table-cell>
          <table:table-cell table:number-columns-repeated="248"/>
        </table:table-row>
        <table:table-row table:style-name="ro3">
          <table:table-cell table:style-name="ce10" table:formula="of:=IF([.H526]=&quot;&quot;;&quot;&quot;;IF(roundOpt;IF(OR([.A526]&gt;=nper;ROUND([.H526];2)&lt;=0);&quot;&quot;;[.A526]+1);IF(OR([.A526]&gt;=nper;[.H526]&lt;=0);&quot;&quot;;[.A526]+1)))">
            <text:p/>
          </table:table-cell>
          <table:table-cell table:style-name="ce17" table:formula="of:=IF([.A527]=&quot;&quot;;&quot;&quot;;IF(OR(periods_per_year=26;periods_per_year=52);IF(periods_per_year=26;IF([.A527]=1;fpdate;[.B526]+14);IF(periods_per_year=52;IF([.A527]=1;fpdate;[.B526]+7);&quot;n/a&quot;));IF(periods_per_year=24;DATE(YEAR(fpdate);MONTH(fpdate)+([.A527]-1)/2+IF(AND(DAY(fpdate)&gt;=15;MOD([.A527];2)=0);1;0);IF(MOD([.A527];2)=0;IF(DAY(fpdate)&gt;=15;DAY(fpdate)-14;DAY(fpdate)+14);DAY(fpdate)));IF(DAY(DATE(YEAR(fpdate);MONTH(fpdate)+([.A527]-1)*months_per_period;DAY(fpdate)))&lt;&gt;DAY(fpdate);DATE(YEAR(fpdate);MONTH(fpdate)+([.A527]-1)*months_per_period+1;0);DATE(YEAR(fpdate);MONTH(fpdate)+([.A527]-1)*months_per_period;DAY(fpdate))))))">
            <text:p/>
          </table:table-cell>
          <table:table-cell table:style-name="ce21" table:formula="of:=IF([.A527]=&quot;&quot;;&quot;&quot;;IF(roundOpt;IF(OR([.A527]=nper;payment&gt;ROUND((1+rate)*[.H526];2));ROUND((1+rate)*[.H526];2);payment);IF(OR([.A527]=nper;payment&gt;(1+rate)*[.H526]);(1+rate)*[.H526];payment)))">
            <text:p/>
          </table:table-cell>
          <table:table-cell table:style-name="ce30"/>
          <table:table-cell table:style-name="ce21"/>
          <table:table-cell table:style-name="ce21" table:formula="of:=IF([.A527]=&quot;&quot;;&quot;&quot;;IF(AND([.A527]=1;pmtType=1);0;IF(roundOpt;ROUND(rate*[.H526];2);rate*[.H526])))">
            <text:p/>
          </table:table-cell>
          <table:table-cell table:style-name="ce21" table:formula="of:=IF([.A527]=&quot;&quot;;&quot;&quot;;[.C527]-[.F527]+[.D527])">
            <text:p/>
          </table:table-cell>
          <table:table-cell table:style-name="ce21" table:formula="of:=IF([.A527]=&quot;&quot;;&quot;&quot;;[.H526]-[.G527])">
            <text:p/>
          </table:table-cell>
          <table:table-cell table:number-columns-repeated="248"/>
        </table:table-row>
        <table:table-row table:style-name="ro3">
          <table:table-cell table:style-name="ce10" table:formula="of:=IF([.H527]=&quot;&quot;;&quot;&quot;;IF(roundOpt;IF(OR([.A527]&gt;=nper;ROUND([.H527];2)&lt;=0);&quot;&quot;;[.A527]+1);IF(OR([.A527]&gt;=nper;[.H527]&lt;=0);&quot;&quot;;[.A527]+1)))">
            <text:p/>
          </table:table-cell>
          <table:table-cell table:style-name="ce17" table:formula="of:=IF([.A528]=&quot;&quot;;&quot;&quot;;IF(OR(periods_per_year=26;periods_per_year=52);IF(periods_per_year=26;IF([.A528]=1;fpdate;[.B527]+14);IF(periods_per_year=52;IF([.A528]=1;fpdate;[.B527]+7);&quot;n/a&quot;));IF(periods_per_year=24;DATE(YEAR(fpdate);MONTH(fpdate)+([.A528]-1)/2+IF(AND(DAY(fpdate)&gt;=15;MOD([.A528];2)=0);1;0);IF(MOD([.A528];2)=0;IF(DAY(fpdate)&gt;=15;DAY(fpdate)-14;DAY(fpdate)+14);DAY(fpdate)));IF(DAY(DATE(YEAR(fpdate);MONTH(fpdate)+([.A528]-1)*months_per_period;DAY(fpdate)))&lt;&gt;DAY(fpdate);DATE(YEAR(fpdate);MONTH(fpdate)+([.A528]-1)*months_per_period+1;0);DATE(YEAR(fpdate);MONTH(fpdate)+([.A528]-1)*months_per_period;DAY(fpdate))))))">
            <text:p/>
          </table:table-cell>
          <table:table-cell table:style-name="ce21" table:formula="of:=IF([.A528]=&quot;&quot;;&quot;&quot;;IF(roundOpt;IF(OR([.A528]=nper;payment&gt;ROUND((1+rate)*[.H527];2));ROUND((1+rate)*[.H527];2);payment);IF(OR([.A528]=nper;payment&gt;(1+rate)*[.H527]);(1+rate)*[.H527];payment)))">
            <text:p/>
          </table:table-cell>
          <table:table-cell table:style-name="ce30"/>
          <table:table-cell table:style-name="ce21"/>
          <table:table-cell table:style-name="ce21" table:formula="of:=IF([.A528]=&quot;&quot;;&quot;&quot;;IF(AND([.A528]=1;pmtType=1);0;IF(roundOpt;ROUND(rate*[.H527];2);rate*[.H527])))">
            <text:p/>
          </table:table-cell>
          <table:table-cell table:style-name="ce21" table:formula="of:=IF([.A528]=&quot;&quot;;&quot;&quot;;[.C528]-[.F528]+[.D528])">
            <text:p/>
          </table:table-cell>
          <table:table-cell table:style-name="ce21" table:formula="of:=IF([.A528]=&quot;&quot;;&quot;&quot;;[.H527]-[.G528])">
            <text:p/>
          </table:table-cell>
          <table:table-cell table:number-columns-repeated="248"/>
        </table:table-row>
        <table:table-row table:style-name="ro3">
          <table:table-cell table:style-name="ce10" table:formula="of:=IF([.H528]=&quot;&quot;;&quot;&quot;;IF(roundOpt;IF(OR([.A528]&gt;=nper;ROUND([.H528];2)&lt;=0);&quot;&quot;;[.A528]+1);IF(OR([.A528]&gt;=nper;[.H528]&lt;=0);&quot;&quot;;[.A528]+1)))">
            <text:p/>
          </table:table-cell>
          <table:table-cell table:style-name="ce17" table:formula="of:=IF([.A529]=&quot;&quot;;&quot;&quot;;IF(OR(periods_per_year=26;periods_per_year=52);IF(periods_per_year=26;IF([.A529]=1;fpdate;[.B528]+14);IF(periods_per_year=52;IF([.A529]=1;fpdate;[.B528]+7);&quot;n/a&quot;));IF(periods_per_year=24;DATE(YEAR(fpdate);MONTH(fpdate)+([.A529]-1)/2+IF(AND(DAY(fpdate)&gt;=15;MOD([.A529];2)=0);1;0);IF(MOD([.A529];2)=0;IF(DAY(fpdate)&gt;=15;DAY(fpdate)-14;DAY(fpdate)+14);DAY(fpdate)));IF(DAY(DATE(YEAR(fpdate);MONTH(fpdate)+([.A529]-1)*months_per_period;DAY(fpdate)))&lt;&gt;DAY(fpdate);DATE(YEAR(fpdate);MONTH(fpdate)+([.A529]-1)*months_per_period+1;0);DATE(YEAR(fpdate);MONTH(fpdate)+([.A529]-1)*months_per_period;DAY(fpdate))))))">
            <text:p/>
          </table:table-cell>
          <table:table-cell table:style-name="ce21" table:formula="of:=IF([.A529]=&quot;&quot;;&quot;&quot;;IF(roundOpt;IF(OR([.A529]=nper;payment&gt;ROUND((1+rate)*[.H528];2));ROUND((1+rate)*[.H528];2);payment);IF(OR([.A529]=nper;payment&gt;(1+rate)*[.H528]);(1+rate)*[.H528];payment)))">
            <text:p/>
          </table:table-cell>
          <table:table-cell table:style-name="ce30"/>
          <table:table-cell table:style-name="ce21"/>
          <table:table-cell table:style-name="ce21" table:formula="of:=IF([.A529]=&quot;&quot;;&quot;&quot;;IF(AND([.A529]=1;pmtType=1);0;IF(roundOpt;ROUND(rate*[.H528];2);rate*[.H528])))">
            <text:p/>
          </table:table-cell>
          <table:table-cell table:style-name="ce21" table:formula="of:=IF([.A529]=&quot;&quot;;&quot;&quot;;[.C529]-[.F529]+[.D529])">
            <text:p/>
          </table:table-cell>
          <table:table-cell table:style-name="ce21" table:formula="of:=IF([.A529]=&quot;&quot;;&quot;&quot;;[.H528]-[.G529])">
            <text:p/>
          </table:table-cell>
          <table:table-cell table:number-columns-repeated="248"/>
        </table:table-row>
        <table:table-row table:style-name="ro3">
          <table:table-cell table:style-name="ce10" table:formula="of:=IF([.H529]=&quot;&quot;;&quot;&quot;;IF(roundOpt;IF(OR([.A529]&gt;=nper;ROUND([.H529];2)&lt;=0);&quot;&quot;;[.A529]+1);IF(OR([.A529]&gt;=nper;[.H529]&lt;=0);&quot;&quot;;[.A529]+1)))">
            <text:p/>
          </table:table-cell>
          <table:table-cell table:style-name="ce17" table:formula="of:=IF([.A530]=&quot;&quot;;&quot;&quot;;IF(OR(periods_per_year=26;periods_per_year=52);IF(periods_per_year=26;IF([.A530]=1;fpdate;[.B529]+14);IF(periods_per_year=52;IF([.A530]=1;fpdate;[.B529]+7);&quot;n/a&quot;));IF(periods_per_year=24;DATE(YEAR(fpdate);MONTH(fpdate)+([.A530]-1)/2+IF(AND(DAY(fpdate)&gt;=15;MOD([.A530];2)=0);1;0);IF(MOD([.A530];2)=0;IF(DAY(fpdate)&gt;=15;DAY(fpdate)-14;DAY(fpdate)+14);DAY(fpdate)));IF(DAY(DATE(YEAR(fpdate);MONTH(fpdate)+([.A530]-1)*months_per_period;DAY(fpdate)))&lt;&gt;DAY(fpdate);DATE(YEAR(fpdate);MONTH(fpdate)+([.A530]-1)*months_per_period+1;0);DATE(YEAR(fpdate);MONTH(fpdate)+([.A530]-1)*months_per_period;DAY(fpdate))))))">
            <text:p/>
          </table:table-cell>
          <table:table-cell table:style-name="ce21" table:formula="of:=IF([.A530]=&quot;&quot;;&quot;&quot;;IF(roundOpt;IF(OR([.A530]=nper;payment&gt;ROUND((1+rate)*[.H529];2));ROUND((1+rate)*[.H529];2);payment);IF(OR([.A530]=nper;payment&gt;(1+rate)*[.H529]);(1+rate)*[.H529];payment)))">
            <text:p/>
          </table:table-cell>
          <table:table-cell table:style-name="ce30"/>
          <table:table-cell table:style-name="ce21"/>
          <table:table-cell table:style-name="ce21" table:formula="of:=IF([.A530]=&quot;&quot;;&quot;&quot;;IF(AND([.A530]=1;pmtType=1);0;IF(roundOpt;ROUND(rate*[.H529];2);rate*[.H529])))">
            <text:p/>
          </table:table-cell>
          <table:table-cell table:style-name="ce21" table:formula="of:=IF([.A530]=&quot;&quot;;&quot;&quot;;[.C530]-[.F530]+[.D530])">
            <text:p/>
          </table:table-cell>
          <table:table-cell table:style-name="ce21" table:formula="of:=IF([.A530]=&quot;&quot;;&quot;&quot;;[.H529]-[.G530])">
            <text:p/>
          </table:table-cell>
          <table:table-cell table:number-columns-repeated="248"/>
        </table:table-row>
        <table:table-row table:style-name="ro3">
          <table:table-cell table:style-name="ce10" table:formula="of:=IF([.H530]=&quot;&quot;;&quot;&quot;;IF(roundOpt;IF(OR([.A530]&gt;=nper;ROUND([.H530];2)&lt;=0);&quot;&quot;;[.A530]+1);IF(OR([.A530]&gt;=nper;[.H530]&lt;=0);&quot;&quot;;[.A530]+1)))">
            <text:p/>
          </table:table-cell>
          <table:table-cell table:style-name="ce17" table:formula="of:=IF([.A531]=&quot;&quot;;&quot;&quot;;IF(OR(periods_per_year=26;periods_per_year=52);IF(periods_per_year=26;IF([.A531]=1;fpdate;[.B530]+14);IF(periods_per_year=52;IF([.A531]=1;fpdate;[.B530]+7);&quot;n/a&quot;));IF(periods_per_year=24;DATE(YEAR(fpdate);MONTH(fpdate)+([.A531]-1)/2+IF(AND(DAY(fpdate)&gt;=15;MOD([.A531];2)=0);1;0);IF(MOD([.A531];2)=0;IF(DAY(fpdate)&gt;=15;DAY(fpdate)-14;DAY(fpdate)+14);DAY(fpdate)));IF(DAY(DATE(YEAR(fpdate);MONTH(fpdate)+([.A531]-1)*months_per_period;DAY(fpdate)))&lt;&gt;DAY(fpdate);DATE(YEAR(fpdate);MONTH(fpdate)+([.A531]-1)*months_per_period+1;0);DATE(YEAR(fpdate);MONTH(fpdate)+([.A531]-1)*months_per_period;DAY(fpdate))))))">
            <text:p/>
          </table:table-cell>
          <table:table-cell table:style-name="ce21" table:formula="of:=IF([.A531]=&quot;&quot;;&quot;&quot;;IF(roundOpt;IF(OR([.A531]=nper;payment&gt;ROUND((1+rate)*[.H530];2));ROUND((1+rate)*[.H530];2);payment);IF(OR([.A531]=nper;payment&gt;(1+rate)*[.H530]);(1+rate)*[.H530];payment)))">
            <text:p/>
          </table:table-cell>
          <table:table-cell table:style-name="ce30"/>
          <table:table-cell table:style-name="ce21"/>
          <table:table-cell table:style-name="ce21" table:formula="of:=IF([.A531]=&quot;&quot;;&quot;&quot;;IF(AND([.A531]=1;pmtType=1);0;IF(roundOpt;ROUND(rate*[.H530];2);rate*[.H530])))">
            <text:p/>
          </table:table-cell>
          <table:table-cell table:style-name="ce21" table:formula="of:=IF([.A531]=&quot;&quot;;&quot;&quot;;[.C531]-[.F531]+[.D531])">
            <text:p/>
          </table:table-cell>
          <table:table-cell table:style-name="ce21" table:formula="of:=IF([.A531]=&quot;&quot;;&quot;&quot;;[.H530]-[.G531])">
            <text:p/>
          </table:table-cell>
          <table:table-cell table:number-columns-repeated="248"/>
        </table:table-row>
        <table:table-row table:style-name="ro3">
          <table:table-cell table:style-name="ce10" table:formula="of:=IF([.H531]=&quot;&quot;;&quot;&quot;;IF(roundOpt;IF(OR([.A531]&gt;=nper;ROUND([.H531];2)&lt;=0);&quot;&quot;;[.A531]+1);IF(OR([.A531]&gt;=nper;[.H531]&lt;=0);&quot;&quot;;[.A531]+1)))">
            <text:p/>
          </table:table-cell>
          <table:table-cell table:style-name="ce17" table:formula="of:=IF([.A532]=&quot;&quot;;&quot;&quot;;IF(OR(periods_per_year=26;periods_per_year=52);IF(periods_per_year=26;IF([.A532]=1;fpdate;[.B531]+14);IF(periods_per_year=52;IF([.A532]=1;fpdate;[.B531]+7);&quot;n/a&quot;));IF(periods_per_year=24;DATE(YEAR(fpdate);MONTH(fpdate)+([.A532]-1)/2+IF(AND(DAY(fpdate)&gt;=15;MOD([.A532];2)=0);1;0);IF(MOD([.A532];2)=0;IF(DAY(fpdate)&gt;=15;DAY(fpdate)-14;DAY(fpdate)+14);DAY(fpdate)));IF(DAY(DATE(YEAR(fpdate);MONTH(fpdate)+([.A532]-1)*months_per_period;DAY(fpdate)))&lt;&gt;DAY(fpdate);DATE(YEAR(fpdate);MONTH(fpdate)+([.A532]-1)*months_per_period+1;0);DATE(YEAR(fpdate);MONTH(fpdate)+([.A532]-1)*months_per_period;DAY(fpdate))))))">
            <text:p/>
          </table:table-cell>
          <table:table-cell table:style-name="ce21" table:formula="of:=IF([.A532]=&quot;&quot;;&quot;&quot;;IF(roundOpt;IF(OR([.A532]=nper;payment&gt;ROUND((1+rate)*[.H531];2));ROUND((1+rate)*[.H531];2);payment);IF(OR([.A532]=nper;payment&gt;(1+rate)*[.H531]);(1+rate)*[.H531];payment)))">
            <text:p/>
          </table:table-cell>
          <table:table-cell table:style-name="ce30"/>
          <table:table-cell table:style-name="ce21"/>
          <table:table-cell table:style-name="ce21" table:formula="of:=IF([.A532]=&quot;&quot;;&quot;&quot;;IF(AND([.A532]=1;pmtType=1);0;IF(roundOpt;ROUND(rate*[.H531];2);rate*[.H531])))">
            <text:p/>
          </table:table-cell>
          <table:table-cell table:style-name="ce21" table:formula="of:=IF([.A532]=&quot;&quot;;&quot;&quot;;[.C532]-[.F532]+[.D532])">
            <text:p/>
          </table:table-cell>
          <table:table-cell table:style-name="ce21" table:formula="of:=IF([.A532]=&quot;&quot;;&quot;&quot;;[.H531]-[.G532])">
            <text:p/>
          </table:table-cell>
          <table:table-cell table:number-columns-repeated="248"/>
        </table:table-row>
        <table:table-row table:style-name="ro3">
          <table:table-cell table:style-name="ce10" table:formula="of:=IF([.H532]=&quot;&quot;;&quot;&quot;;IF(roundOpt;IF(OR([.A532]&gt;=nper;ROUND([.H532];2)&lt;=0);&quot;&quot;;[.A532]+1);IF(OR([.A532]&gt;=nper;[.H532]&lt;=0);&quot;&quot;;[.A532]+1)))">
            <text:p/>
          </table:table-cell>
          <table:table-cell table:style-name="ce17" table:formula="of:=IF([.A533]=&quot;&quot;;&quot;&quot;;IF(OR(periods_per_year=26;periods_per_year=52);IF(periods_per_year=26;IF([.A533]=1;fpdate;[.B532]+14);IF(periods_per_year=52;IF([.A533]=1;fpdate;[.B532]+7);&quot;n/a&quot;));IF(periods_per_year=24;DATE(YEAR(fpdate);MONTH(fpdate)+([.A533]-1)/2+IF(AND(DAY(fpdate)&gt;=15;MOD([.A533];2)=0);1;0);IF(MOD([.A533];2)=0;IF(DAY(fpdate)&gt;=15;DAY(fpdate)-14;DAY(fpdate)+14);DAY(fpdate)));IF(DAY(DATE(YEAR(fpdate);MONTH(fpdate)+([.A533]-1)*months_per_period;DAY(fpdate)))&lt;&gt;DAY(fpdate);DATE(YEAR(fpdate);MONTH(fpdate)+([.A533]-1)*months_per_period+1;0);DATE(YEAR(fpdate);MONTH(fpdate)+([.A533]-1)*months_per_period;DAY(fpdate))))))">
            <text:p/>
          </table:table-cell>
          <table:table-cell table:style-name="ce21" table:formula="of:=IF([.A533]=&quot;&quot;;&quot;&quot;;IF(roundOpt;IF(OR([.A533]=nper;payment&gt;ROUND((1+rate)*[.H532];2));ROUND((1+rate)*[.H532];2);payment);IF(OR([.A533]=nper;payment&gt;(1+rate)*[.H532]);(1+rate)*[.H532];payment)))">
            <text:p/>
          </table:table-cell>
          <table:table-cell table:style-name="ce30"/>
          <table:table-cell table:style-name="ce21"/>
          <table:table-cell table:style-name="ce21" table:formula="of:=IF([.A533]=&quot;&quot;;&quot;&quot;;IF(AND([.A533]=1;pmtType=1);0;IF(roundOpt;ROUND(rate*[.H532];2);rate*[.H532])))">
            <text:p/>
          </table:table-cell>
          <table:table-cell table:style-name="ce21" table:formula="of:=IF([.A533]=&quot;&quot;;&quot;&quot;;[.C533]-[.F533]+[.D533])">
            <text:p/>
          </table:table-cell>
          <table:table-cell table:style-name="ce21" table:formula="of:=IF([.A533]=&quot;&quot;;&quot;&quot;;[.H532]-[.G533])">
            <text:p/>
          </table:table-cell>
          <table:table-cell table:number-columns-repeated="248"/>
        </table:table-row>
        <table:table-row table:style-name="ro3">
          <table:table-cell table:style-name="ce10" table:formula="of:=IF([.H533]=&quot;&quot;;&quot;&quot;;IF(roundOpt;IF(OR([.A533]&gt;=nper;ROUND([.H533];2)&lt;=0);&quot;&quot;;[.A533]+1);IF(OR([.A533]&gt;=nper;[.H533]&lt;=0);&quot;&quot;;[.A533]+1)))">
            <text:p/>
          </table:table-cell>
          <table:table-cell table:style-name="ce17" table:formula="of:=IF([.A534]=&quot;&quot;;&quot;&quot;;IF(OR(periods_per_year=26;periods_per_year=52);IF(periods_per_year=26;IF([.A534]=1;fpdate;[.B533]+14);IF(periods_per_year=52;IF([.A534]=1;fpdate;[.B533]+7);&quot;n/a&quot;));IF(periods_per_year=24;DATE(YEAR(fpdate);MONTH(fpdate)+([.A534]-1)/2+IF(AND(DAY(fpdate)&gt;=15;MOD([.A534];2)=0);1;0);IF(MOD([.A534];2)=0;IF(DAY(fpdate)&gt;=15;DAY(fpdate)-14;DAY(fpdate)+14);DAY(fpdate)));IF(DAY(DATE(YEAR(fpdate);MONTH(fpdate)+([.A534]-1)*months_per_period;DAY(fpdate)))&lt;&gt;DAY(fpdate);DATE(YEAR(fpdate);MONTH(fpdate)+([.A534]-1)*months_per_period+1;0);DATE(YEAR(fpdate);MONTH(fpdate)+([.A534]-1)*months_per_period;DAY(fpdate))))))">
            <text:p/>
          </table:table-cell>
          <table:table-cell table:style-name="ce21" table:formula="of:=IF([.A534]=&quot;&quot;;&quot;&quot;;IF(roundOpt;IF(OR([.A534]=nper;payment&gt;ROUND((1+rate)*[.H533];2));ROUND((1+rate)*[.H533];2);payment);IF(OR([.A534]=nper;payment&gt;(1+rate)*[.H533]);(1+rate)*[.H533];payment)))">
            <text:p/>
          </table:table-cell>
          <table:table-cell table:style-name="ce30"/>
          <table:table-cell table:style-name="ce21"/>
          <table:table-cell table:style-name="ce21" table:formula="of:=IF([.A534]=&quot;&quot;;&quot;&quot;;IF(AND([.A534]=1;pmtType=1);0;IF(roundOpt;ROUND(rate*[.H533];2);rate*[.H533])))">
            <text:p/>
          </table:table-cell>
          <table:table-cell table:style-name="ce21" table:formula="of:=IF([.A534]=&quot;&quot;;&quot;&quot;;[.C534]-[.F534]+[.D534])">
            <text:p/>
          </table:table-cell>
          <table:table-cell table:style-name="ce21" table:formula="of:=IF([.A534]=&quot;&quot;;&quot;&quot;;[.H533]-[.G534])">
            <text:p/>
          </table:table-cell>
          <table:table-cell table:number-columns-repeated="248"/>
        </table:table-row>
        <table:table-row table:style-name="ro3">
          <table:table-cell table:style-name="ce10" table:formula="of:=IF([.H534]=&quot;&quot;;&quot;&quot;;IF(roundOpt;IF(OR([.A534]&gt;=nper;ROUND([.H534];2)&lt;=0);&quot;&quot;;[.A534]+1);IF(OR([.A534]&gt;=nper;[.H534]&lt;=0);&quot;&quot;;[.A534]+1)))">
            <text:p/>
          </table:table-cell>
          <table:table-cell table:style-name="ce17" table:formula="of:=IF([.A535]=&quot;&quot;;&quot;&quot;;IF(OR(periods_per_year=26;periods_per_year=52);IF(periods_per_year=26;IF([.A535]=1;fpdate;[.B534]+14);IF(periods_per_year=52;IF([.A535]=1;fpdate;[.B534]+7);&quot;n/a&quot;));IF(periods_per_year=24;DATE(YEAR(fpdate);MONTH(fpdate)+([.A535]-1)/2+IF(AND(DAY(fpdate)&gt;=15;MOD([.A535];2)=0);1;0);IF(MOD([.A535];2)=0;IF(DAY(fpdate)&gt;=15;DAY(fpdate)-14;DAY(fpdate)+14);DAY(fpdate)));IF(DAY(DATE(YEAR(fpdate);MONTH(fpdate)+([.A535]-1)*months_per_period;DAY(fpdate)))&lt;&gt;DAY(fpdate);DATE(YEAR(fpdate);MONTH(fpdate)+([.A535]-1)*months_per_period+1;0);DATE(YEAR(fpdate);MONTH(fpdate)+([.A535]-1)*months_per_period;DAY(fpdate))))))">
            <text:p/>
          </table:table-cell>
          <table:table-cell table:style-name="ce21" table:formula="of:=IF([.A535]=&quot;&quot;;&quot;&quot;;IF(roundOpt;IF(OR([.A535]=nper;payment&gt;ROUND((1+rate)*[.H534];2));ROUND((1+rate)*[.H534];2);payment);IF(OR([.A535]=nper;payment&gt;(1+rate)*[.H534]);(1+rate)*[.H534];payment)))">
            <text:p/>
          </table:table-cell>
          <table:table-cell table:style-name="ce30"/>
          <table:table-cell table:style-name="ce21"/>
          <table:table-cell table:style-name="ce21" table:formula="of:=IF([.A535]=&quot;&quot;;&quot;&quot;;IF(AND([.A535]=1;pmtType=1);0;IF(roundOpt;ROUND(rate*[.H534];2);rate*[.H534])))">
            <text:p/>
          </table:table-cell>
          <table:table-cell table:style-name="ce21" table:formula="of:=IF([.A535]=&quot;&quot;;&quot;&quot;;[.C535]-[.F535]+[.D535])">
            <text:p/>
          </table:table-cell>
          <table:table-cell table:style-name="ce21" table:formula="of:=IF([.A535]=&quot;&quot;;&quot;&quot;;[.H534]-[.G535])">
            <text:p/>
          </table:table-cell>
          <table:table-cell table:number-columns-repeated="248"/>
        </table:table-row>
        <table:table-row table:style-name="ro3">
          <table:table-cell table:style-name="ce10" table:formula="of:=IF([.H535]=&quot;&quot;;&quot;&quot;;IF(roundOpt;IF(OR([.A535]&gt;=nper;ROUND([.H535];2)&lt;=0);&quot;&quot;;[.A535]+1);IF(OR([.A535]&gt;=nper;[.H535]&lt;=0);&quot;&quot;;[.A535]+1)))">
            <text:p/>
          </table:table-cell>
          <table:table-cell table:style-name="ce17" table:formula="of:=IF([.A536]=&quot;&quot;;&quot;&quot;;IF(OR(periods_per_year=26;periods_per_year=52);IF(periods_per_year=26;IF([.A536]=1;fpdate;[.B535]+14);IF(periods_per_year=52;IF([.A536]=1;fpdate;[.B535]+7);&quot;n/a&quot;));IF(periods_per_year=24;DATE(YEAR(fpdate);MONTH(fpdate)+([.A536]-1)/2+IF(AND(DAY(fpdate)&gt;=15;MOD([.A536];2)=0);1;0);IF(MOD([.A536];2)=0;IF(DAY(fpdate)&gt;=15;DAY(fpdate)-14;DAY(fpdate)+14);DAY(fpdate)));IF(DAY(DATE(YEAR(fpdate);MONTH(fpdate)+([.A536]-1)*months_per_period;DAY(fpdate)))&lt;&gt;DAY(fpdate);DATE(YEAR(fpdate);MONTH(fpdate)+([.A536]-1)*months_per_period+1;0);DATE(YEAR(fpdate);MONTH(fpdate)+([.A536]-1)*months_per_period;DAY(fpdate))))))">
            <text:p/>
          </table:table-cell>
          <table:table-cell table:style-name="ce21" table:formula="of:=IF([.A536]=&quot;&quot;;&quot;&quot;;IF(roundOpt;IF(OR([.A536]=nper;payment&gt;ROUND((1+rate)*[.H535];2));ROUND((1+rate)*[.H535];2);payment);IF(OR([.A536]=nper;payment&gt;(1+rate)*[.H535]);(1+rate)*[.H535];payment)))">
            <text:p/>
          </table:table-cell>
          <table:table-cell table:style-name="ce30"/>
          <table:table-cell table:style-name="ce21"/>
          <table:table-cell table:style-name="ce21" table:formula="of:=IF([.A536]=&quot;&quot;;&quot;&quot;;IF(AND([.A536]=1;pmtType=1);0;IF(roundOpt;ROUND(rate*[.H535];2);rate*[.H535])))">
            <text:p/>
          </table:table-cell>
          <table:table-cell table:style-name="ce21" table:formula="of:=IF([.A536]=&quot;&quot;;&quot;&quot;;[.C536]-[.F536]+[.D536])">
            <text:p/>
          </table:table-cell>
          <table:table-cell table:style-name="ce21" table:formula="of:=IF([.A536]=&quot;&quot;;&quot;&quot;;[.H535]-[.G536])">
            <text:p/>
          </table:table-cell>
          <table:table-cell table:number-columns-repeated="248"/>
        </table:table-row>
        <table:table-row table:style-name="ro3">
          <table:table-cell table:style-name="ce10" table:formula="of:=IF([.H536]=&quot;&quot;;&quot;&quot;;IF(roundOpt;IF(OR([.A536]&gt;=nper;ROUND([.H536];2)&lt;=0);&quot;&quot;;[.A536]+1);IF(OR([.A536]&gt;=nper;[.H536]&lt;=0);&quot;&quot;;[.A536]+1)))">
            <text:p/>
          </table:table-cell>
          <table:table-cell table:style-name="ce17" table:formula="of:=IF([.A537]=&quot;&quot;;&quot;&quot;;IF(OR(periods_per_year=26;periods_per_year=52);IF(periods_per_year=26;IF([.A537]=1;fpdate;[.B536]+14);IF(periods_per_year=52;IF([.A537]=1;fpdate;[.B536]+7);&quot;n/a&quot;));IF(periods_per_year=24;DATE(YEAR(fpdate);MONTH(fpdate)+([.A537]-1)/2+IF(AND(DAY(fpdate)&gt;=15;MOD([.A537];2)=0);1;0);IF(MOD([.A537];2)=0;IF(DAY(fpdate)&gt;=15;DAY(fpdate)-14;DAY(fpdate)+14);DAY(fpdate)));IF(DAY(DATE(YEAR(fpdate);MONTH(fpdate)+([.A537]-1)*months_per_period;DAY(fpdate)))&lt;&gt;DAY(fpdate);DATE(YEAR(fpdate);MONTH(fpdate)+([.A537]-1)*months_per_period+1;0);DATE(YEAR(fpdate);MONTH(fpdate)+([.A537]-1)*months_per_period;DAY(fpdate))))))">
            <text:p/>
          </table:table-cell>
          <table:table-cell table:style-name="ce21" table:formula="of:=IF([.A537]=&quot;&quot;;&quot;&quot;;IF(roundOpt;IF(OR([.A537]=nper;payment&gt;ROUND((1+rate)*[.H536];2));ROUND((1+rate)*[.H536];2);payment);IF(OR([.A537]=nper;payment&gt;(1+rate)*[.H536]);(1+rate)*[.H536];payment)))">
            <text:p/>
          </table:table-cell>
          <table:table-cell table:style-name="ce30"/>
          <table:table-cell table:style-name="ce21"/>
          <table:table-cell table:style-name="ce21" table:formula="of:=IF([.A537]=&quot;&quot;;&quot;&quot;;IF(AND([.A537]=1;pmtType=1);0;IF(roundOpt;ROUND(rate*[.H536];2);rate*[.H536])))">
            <text:p/>
          </table:table-cell>
          <table:table-cell table:style-name="ce21" table:formula="of:=IF([.A537]=&quot;&quot;;&quot;&quot;;[.C537]-[.F537]+[.D537])">
            <text:p/>
          </table:table-cell>
          <table:table-cell table:style-name="ce21" table:formula="of:=IF([.A537]=&quot;&quot;;&quot;&quot;;[.H536]-[.G537])">
            <text:p/>
          </table:table-cell>
          <table:table-cell table:number-columns-repeated="248"/>
        </table:table-row>
        <table:table-row table:style-name="ro3">
          <table:table-cell table:style-name="ce10" table:formula="of:=IF([.H537]=&quot;&quot;;&quot;&quot;;IF(roundOpt;IF(OR([.A537]&gt;=nper;ROUND([.H537];2)&lt;=0);&quot;&quot;;[.A537]+1);IF(OR([.A537]&gt;=nper;[.H537]&lt;=0);&quot;&quot;;[.A537]+1)))">
            <text:p/>
          </table:table-cell>
          <table:table-cell table:style-name="ce17" table:formula="of:=IF([.A538]=&quot;&quot;;&quot;&quot;;IF(OR(periods_per_year=26;periods_per_year=52);IF(periods_per_year=26;IF([.A538]=1;fpdate;[.B537]+14);IF(periods_per_year=52;IF([.A538]=1;fpdate;[.B537]+7);&quot;n/a&quot;));IF(periods_per_year=24;DATE(YEAR(fpdate);MONTH(fpdate)+([.A538]-1)/2+IF(AND(DAY(fpdate)&gt;=15;MOD([.A538];2)=0);1;0);IF(MOD([.A538];2)=0;IF(DAY(fpdate)&gt;=15;DAY(fpdate)-14;DAY(fpdate)+14);DAY(fpdate)));IF(DAY(DATE(YEAR(fpdate);MONTH(fpdate)+([.A538]-1)*months_per_period;DAY(fpdate)))&lt;&gt;DAY(fpdate);DATE(YEAR(fpdate);MONTH(fpdate)+([.A538]-1)*months_per_period+1;0);DATE(YEAR(fpdate);MONTH(fpdate)+([.A538]-1)*months_per_period;DAY(fpdate))))))">
            <text:p/>
          </table:table-cell>
          <table:table-cell table:style-name="ce21" table:formula="of:=IF([.A538]=&quot;&quot;;&quot;&quot;;IF(roundOpt;IF(OR([.A538]=nper;payment&gt;ROUND((1+rate)*[.H537];2));ROUND((1+rate)*[.H537];2);payment);IF(OR([.A538]=nper;payment&gt;(1+rate)*[.H537]);(1+rate)*[.H537];payment)))">
            <text:p/>
          </table:table-cell>
          <table:table-cell table:style-name="ce30"/>
          <table:table-cell table:style-name="ce21"/>
          <table:table-cell table:style-name="ce21" table:formula="of:=IF([.A538]=&quot;&quot;;&quot;&quot;;IF(AND([.A538]=1;pmtType=1);0;IF(roundOpt;ROUND(rate*[.H537];2);rate*[.H537])))">
            <text:p/>
          </table:table-cell>
          <table:table-cell table:style-name="ce21" table:formula="of:=IF([.A538]=&quot;&quot;;&quot;&quot;;[.C538]-[.F538]+[.D538])">
            <text:p/>
          </table:table-cell>
          <table:table-cell table:style-name="ce21" table:formula="of:=IF([.A538]=&quot;&quot;;&quot;&quot;;[.H537]-[.G538])">
            <text:p/>
          </table:table-cell>
          <table:table-cell table:number-columns-repeated="248"/>
        </table:table-row>
        <table:table-row table:style-name="ro3">
          <table:table-cell table:style-name="ce10" table:formula="of:=IF([.H538]=&quot;&quot;;&quot;&quot;;IF(roundOpt;IF(OR([.A538]&gt;=nper;ROUND([.H538];2)&lt;=0);&quot;&quot;;[.A538]+1);IF(OR([.A538]&gt;=nper;[.H538]&lt;=0);&quot;&quot;;[.A538]+1)))">
            <text:p/>
          </table:table-cell>
          <table:table-cell table:style-name="ce17" table:formula="of:=IF([.A539]=&quot;&quot;;&quot;&quot;;IF(OR(periods_per_year=26;periods_per_year=52);IF(periods_per_year=26;IF([.A539]=1;fpdate;[.B538]+14);IF(periods_per_year=52;IF([.A539]=1;fpdate;[.B538]+7);&quot;n/a&quot;));IF(periods_per_year=24;DATE(YEAR(fpdate);MONTH(fpdate)+([.A539]-1)/2+IF(AND(DAY(fpdate)&gt;=15;MOD([.A539];2)=0);1;0);IF(MOD([.A539];2)=0;IF(DAY(fpdate)&gt;=15;DAY(fpdate)-14;DAY(fpdate)+14);DAY(fpdate)));IF(DAY(DATE(YEAR(fpdate);MONTH(fpdate)+([.A539]-1)*months_per_period;DAY(fpdate)))&lt;&gt;DAY(fpdate);DATE(YEAR(fpdate);MONTH(fpdate)+([.A539]-1)*months_per_period+1;0);DATE(YEAR(fpdate);MONTH(fpdate)+([.A539]-1)*months_per_period;DAY(fpdate))))))">
            <text:p/>
          </table:table-cell>
          <table:table-cell table:style-name="ce21" table:formula="of:=IF([.A539]=&quot;&quot;;&quot;&quot;;IF(roundOpt;IF(OR([.A539]=nper;payment&gt;ROUND((1+rate)*[.H538];2));ROUND((1+rate)*[.H538];2);payment);IF(OR([.A539]=nper;payment&gt;(1+rate)*[.H538]);(1+rate)*[.H538];payment)))">
            <text:p/>
          </table:table-cell>
          <table:table-cell table:style-name="ce30"/>
          <table:table-cell table:style-name="ce21"/>
          <table:table-cell table:style-name="ce21" table:formula="of:=IF([.A539]=&quot;&quot;;&quot;&quot;;IF(AND([.A539]=1;pmtType=1);0;IF(roundOpt;ROUND(rate*[.H538];2);rate*[.H538])))">
            <text:p/>
          </table:table-cell>
          <table:table-cell table:style-name="ce21" table:formula="of:=IF([.A539]=&quot;&quot;;&quot;&quot;;[.C539]-[.F539]+[.D539])">
            <text:p/>
          </table:table-cell>
          <table:table-cell table:style-name="ce21" table:formula="of:=IF([.A539]=&quot;&quot;;&quot;&quot;;[.H538]-[.G539])">
            <text:p/>
          </table:table-cell>
          <table:table-cell table:number-columns-repeated="248"/>
        </table:table-row>
        <table:table-row table:style-name="ro3">
          <table:table-cell table:style-name="ce10" table:formula="of:=IF([.H539]=&quot;&quot;;&quot;&quot;;IF(roundOpt;IF(OR([.A539]&gt;=nper;ROUND([.H539];2)&lt;=0);&quot;&quot;;[.A539]+1);IF(OR([.A539]&gt;=nper;[.H539]&lt;=0);&quot;&quot;;[.A539]+1)))">
            <text:p/>
          </table:table-cell>
          <table:table-cell table:style-name="ce17" table:formula="of:=IF([.A540]=&quot;&quot;;&quot;&quot;;IF(OR(periods_per_year=26;periods_per_year=52);IF(periods_per_year=26;IF([.A540]=1;fpdate;[.B539]+14);IF(periods_per_year=52;IF([.A540]=1;fpdate;[.B539]+7);&quot;n/a&quot;));IF(periods_per_year=24;DATE(YEAR(fpdate);MONTH(fpdate)+([.A540]-1)/2+IF(AND(DAY(fpdate)&gt;=15;MOD([.A540];2)=0);1;0);IF(MOD([.A540];2)=0;IF(DAY(fpdate)&gt;=15;DAY(fpdate)-14;DAY(fpdate)+14);DAY(fpdate)));IF(DAY(DATE(YEAR(fpdate);MONTH(fpdate)+([.A540]-1)*months_per_period;DAY(fpdate)))&lt;&gt;DAY(fpdate);DATE(YEAR(fpdate);MONTH(fpdate)+([.A540]-1)*months_per_period+1;0);DATE(YEAR(fpdate);MONTH(fpdate)+([.A540]-1)*months_per_period;DAY(fpdate))))))">
            <text:p/>
          </table:table-cell>
          <table:table-cell table:style-name="ce21" table:formula="of:=IF([.A540]=&quot;&quot;;&quot;&quot;;IF(roundOpt;IF(OR([.A540]=nper;payment&gt;ROUND((1+rate)*[.H539];2));ROUND((1+rate)*[.H539];2);payment);IF(OR([.A540]=nper;payment&gt;(1+rate)*[.H539]);(1+rate)*[.H539];payment)))">
            <text:p/>
          </table:table-cell>
          <table:table-cell table:style-name="ce30"/>
          <table:table-cell table:style-name="ce21"/>
          <table:table-cell table:style-name="ce21" table:formula="of:=IF([.A540]=&quot;&quot;;&quot;&quot;;IF(AND([.A540]=1;pmtType=1);0;IF(roundOpt;ROUND(rate*[.H539];2);rate*[.H539])))">
            <text:p/>
          </table:table-cell>
          <table:table-cell table:style-name="ce21" table:formula="of:=IF([.A540]=&quot;&quot;;&quot;&quot;;[.C540]-[.F540]+[.D540])">
            <text:p/>
          </table:table-cell>
          <table:table-cell table:style-name="ce21" table:formula="of:=IF([.A540]=&quot;&quot;;&quot;&quot;;[.H539]-[.G540])">
            <text:p/>
          </table:table-cell>
          <table:table-cell table:number-columns-repeated="248"/>
        </table:table-row>
        <table:table-row table:style-name="ro3">
          <table:table-cell table:style-name="ce10" table:formula="of:=IF([.H540]=&quot;&quot;;&quot;&quot;;IF(roundOpt;IF(OR([.A540]&gt;=nper;ROUND([.H540];2)&lt;=0);&quot;&quot;;[.A540]+1);IF(OR([.A540]&gt;=nper;[.H540]&lt;=0);&quot;&quot;;[.A540]+1)))">
            <text:p/>
          </table:table-cell>
          <table:table-cell table:style-name="ce17" table:formula="of:=IF([.A541]=&quot;&quot;;&quot;&quot;;IF(OR(periods_per_year=26;periods_per_year=52);IF(periods_per_year=26;IF([.A541]=1;fpdate;[.B540]+14);IF(periods_per_year=52;IF([.A541]=1;fpdate;[.B540]+7);&quot;n/a&quot;));IF(periods_per_year=24;DATE(YEAR(fpdate);MONTH(fpdate)+([.A541]-1)/2+IF(AND(DAY(fpdate)&gt;=15;MOD([.A541];2)=0);1;0);IF(MOD([.A541];2)=0;IF(DAY(fpdate)&gt;=15;DAY(fpdate)-14;DAY(fpdate)+14);DAY(fpdate)));IF(DAY(DATE(YEAR(fpdate);MONTH(fpdate)+([.A541]-1)*months_per_period;DAY(fpdate)))&lt;&gt;DAY(fpdate);DATE(YEAR(fpdate);MONTH(fpdate)+([.A541]-1)*months_per_period+1;0);DATE(YEAR(fpdate);MONTH(fpdate)+([.A541]-1)*months_per_period;DAY(fpdate))))))">
            <text:p/>
          </table:table-cell>
          <table:table-cell table:style-name="ce21" table:formula="of:=IF([.A541]=&quot;&quot;;&quot;&quot;;IF(roundOpt;IF(OR([.A541]=nper;payment&gt;ROUND((1+rate)*[.H540];2));ROUND((1+rate)*[.H540];2);payment);IF(OR([.A541]=nper;payment&gt;(1+rate)*[.H540]);(1+rate)*[.H540];payment)))">
            <text:p/>
          </table:table-cell>
          <table:table-cell table:style-name="ce30"/>
          <table:table-cell table:style-name="ce21"/>
          <table:table-cell table:style-name="ce21" table:formula="of:=IF([.A541]=&quot;&quot;;&quot;&quot;;IF(AND([.A541]=1;pmtType=1);0;IF(roundOpt;ROUND(rate*[.H540];2);rate*[.H540])))">
            <text:p/>
          </table:table-cell>
          <table:table-cell table:style-name="ce21" table:formula="of:=IF([.A541]=&quot;&quot;;&quot;&quot;;[.C541]-[.F541]+[.D541])">
            <text:p/>
          </table:table-cell>
          <table:table-cell table:style-name="ce21" table:formula="of:=IF([.A541]=&quot;&quot;;&quot;&quot;;[.H540]-[.G541])">
            <text:p/>
          </table:table-cell>
          <table:table-cell table:number-columns-repeated="248"/>
        </table:table-row>
        <table:table-row table:style-name="ro3">
          <table:table-cell table:style-name="ce10" table:formula="of:=IF([.H541]=&quot;&quot;;&quot;&quot;;IF(roundOpt;IF(OR([.A541]&gt;=nper;ROUND([.H541];2)&lt;=0);&quot;&quot;;[.A541]+1);IF(OR([.A541]&gt;=nper;[.H541]&lt;=0);&quot;&quot;;[.A541]+1)))">
            <text:p/>
          </table:table-cell>
          <table:table-cell table:style-name="ce17" table:formula="of:=IF([.A542]=&quot;&quot;;&quot;&quot;;IF(OR(periods_per_year=26;periods_per_year=52);IF(periods_per_year=26;IF([.A542]=1;fpdate;[.B541]+14);IF(periods_per_year=52;IF([.A542]=1;fpdate;[.B541]+7);&quot;n/a&quot;));IF(periods_per_year=24;DATE(YEAR(fpdate);MONTH(fpdate)+([.A542]-1)/2+IF(AND(DAY(fpdate)&gt;=15;MOD([.A542];2)=0);1;0);IF(MOD([.A542];2)=0;IF(DAY(fpdate)&gt;=15;DAY(fpdate)-14;DAY(fpdate)+14);DAY(fpdate)));IF(DAY(DATE(YEAR(fpdate);MONTH(fpdate)+([.A542]-1)*months_per_period;DAY(fpdate)))&lt;&gt;DAY(fpdate);DATE(YEAR(fpdate);MONTH(fpdate)+([.A542]-1)*months_per_period+1;0);DATE(YEAR(fpdate);MONTH(fpdate)+([.A542]-1)*months_per_period;DAY(fpdate))))))">
            <text:p/>
          </table:table-cell>
          <table:table-cell table:style-name="ce21" table:formula="of:=IF([.A542]=&quot;&quot;;&quot;&quot;;IF(roundOpt;IF(OR([.A542]=nper;payment&gt;ROUND((1+rate)*[.H541];2));ROUND((1+rate)*[.H541];2);payment);IF(OR([.A542]=nper;payment&gt;(1+rate)*[.H541]);(1+rate)*[.H541];payment)))">
            <text:p/>
          </table:table-cell>
          <table:table-cell table:style-name="ce30"/>
          <table:table-cell table:style-name="ce21"/>
          <table:table-cell table:style-name="ce21" table:formula="of:=IF([.A542]=&quot;&quot;;&quot;&quot;;IF(AND([.A542]=1;pmtType=1);0;IF(roundOpt;ROUND(rate*[.H541];2);rate*[.H541])))">
            <text:p/>
          </table:table-cell>
          <table:table-cell table:style-name="ce21" table:formula="of:=IF([.A542]=&quot;&quot;;&quot;&quot;;[.C542]-[.F542]+[.D542])">
            <text:p/>
          </table:table-cell>
          <table:table-cell table:style-name="ce21" table:formula="of:=IF([.A542]=&quot;&quot;;&quot;&quot;;[.H541]-[.G542])">
            <text:p/>
          </table:table-cell>
          <table:table-cell table:number-columns-repeated="248"/>
        </table:table-row>
        <table:table-row table:style-name="ro3">
          <table:table-cell table:style-name="ce10" table:formula="of:=IF([.H542]=&quot;&quot;;&quot;&quot;;IF(roundOpt;IF(OR([.A542]&gt;=nper;ROUND([.H542];2)&lt;=0);&quot;&quot;;[.A542]+1);IF(OR([.A542]&gt;=nper;[.H542]&lt;=0);&quot;&quot;;[.A542]+1)))">
            <text:p/>
          </table:table-cell>
          <table:table-cell table:style-name="ce17" table:formula="of:=IF([.A543]=&quot;&quot;;&quot;&quot;;IF(OR(periods_per_year=26;periods_per_year=52);IF(periods_per_year=26;IF([.A543]=1;fpdate;[.B542]+14);IF(periods_per_year=52;IF([.A543]=1;fpdate;[.B542]+7);&quot;n/a&quot;));IF(periods_per_year=24;DATE(YEAR(fpdate);MONTH(fpdate)+([.A543]-1)/2+IF(AND(DAY(fpdate)&gt;=15;MOD([.A543];2)=0);1;0);IF(MOD([.A543];2)=0;IF(DAY(fpdate)&gt;=15;DAY(fpdate)-14;DAY(fpdate)+14);DAY(fpdate)));IF(DAY(DATE(YEAR(fpdate);MONTH(fpdate)+([.A543]-1)*months_per_period;DAY(fpdate)))&lt;&gt;DAY(fpdate);DATE(YEAR(fpdate);MONTH(fpdate)+([.A543]-1)*months_per_period+1;0);DATE(YEAR(fpdate);MONTH(fpdate)+([.A543]-1)*months_per_period;DAY(fpdate))))))">
            <text:p/>
          </table:table-cell>
          <table:table-cell table:style-name="ce21" table:formula="of:=IF([.A543]=&quot;&quot;;&quot;&quot;;IF(roundOpt;IF(OR([.A543]=nper;payment&gt;ROUND((1+rate)*[.H542];2));ROUND((1+rate)*[.H542];2);payment);IF(OR([.A543]=nper;payment&gt;(1+rate)*[.H542]);(1+rate)*[.H542];payment)))">
            <text:p/>
          </table:table-cell>
          <table:table-cell table:style-name="ce30"/>
          <table:table-cell table:style-name="ce21"/>
          <table:table-cell table:style-name="ce21" table:formula="of:=IF([.A543]=&quot;&quot;;&quot;&quot;;IF(AND([.A543]=1;pmtType=1);0;IF(roundOpt;ROUND(rate*[.H542];2);rate*[.H542])))">
            <text:p/>
          </table:table-cell>
          <table:table-cell table:style-name="ce21" table:formula="of:=IF([.A543]=&quot;&quot;;&quot;&quot;;[.C543]-[.F543]+[.D543])">
            <text:p/>
          </table:table-cell>
          <table:table-cell table:style-name="ce21" table:formula="of:=IF([.A543]=&quot;&quot;;&quot;&quot;;[.H542]-[.G543])">
            <text:p/>
          </table:table-cell>
          <table:table-cell table:number-columns-repeated="248"/>
        </table:table-row>
        <table:table-row table:style-name="ro3">
          <table:table-cell table:style-name="ce10" table:formula="of:=IF([.H543]=&quot;&quot;;&quot;&quot;;IF(roundOpt;IF(OR([.A543]&gt;=nper;ROUND([.H543];2)&lt;=0);&quot;&quot;;[.A543]+1);IF(OR([.A543]&gt;=nper;[.H543]&lt;=0);&quot;&quot;;[.A543]+1)))">
            <text:p/>
          </table:table-cell>
          <table:table-cell table:style-name="ce17" table:formula="of:=IF([.A544]=&quot;&quot;;&quot;&quot;;IF(OR(periods_per_year=26;periods_per_year=52);IF(periods_per_year=26;IF([.A544]=1;fpdate;[.B543]+14);IF(periods_per_year=52;IF([.A544]=1;fpdate;[.B543]+7);&quot;n/a&quot;));IF(periods_per_year=24;DATE(YEAR(fpdate);MONTH(fpdate)+([.A544]-1)/2+IF(AND(DAY(fpdate)&gt;=15;MOD([.A544];2)=0);1;0);IF(MOD([.A544];2)=0;IF(DAY(fpdate)&gt;=15;DAY(fpdate)-14;DAY(fpdate)+14);DAY(fpdate)));IF(DAY(DATE(YEAR(fpdate);MONTH(fpdate)+([.A544]-1)*months_per_period;DAY(fpdate)))&lt;&gt;DAY(fpdate);DATE(YEAR(fpdate);MONTH(fpdate)+([.A544]-1)*months_per_period+1;0);DATE(YEAR(fpdate);MONTH(fpdate)+([.A544]-1)*months_per_period;DAY(fpdate))))))">
            <text:p/>
          </table:table-cell>
          <table:table-cell table:style-name="ce21" table:formula="of:=IF([.A544]=&quot;&quot;;&quot;&quot;;IF(roundOpt;IF(OR([.A544]=nper;payment&gt;ROUND((1+rate)*[.H543];2));ROUND((1+rate)*[.H543];2);payment);IF(OR([.A544]=nper;payment&gt;(1+rate)*[.H543]);(1+rate)*[.H543];payment)))">
            <text:p/>
          </table:table-cell>
          <table:table-cell table:style-name="ce30"/>
          <table:table-cell table:style-name="ce21"/>
          <table:table-cell table:style-name="ce21" table:formula="of:=IF([.A544]=&quot;&quot;;&quot;&quot;;IF(AND([.A544]=1;pmtType=1);0;IF(roundOpt;ROUND(rate*[.H543];2);rate*[.H543])))">
            <text:p/>
          </table:table-cell>
          <table:table-cell table:style-name="ce21" table:formula="of:=IF([.A544]=&quot;&quot;;&quot;&quot;;[.C544]-[.F544]+[.D544])">
            <text:p/>
          </table:table-cell>
          <table:table-cell table:style-name="ce21" table:formula="of:=IF([.A544]=&quot;&quot;;&quot;&quot;;[.H543]-[.G544])">
            <text:p/>
          </table:table-cell>
          <table:table-cell table:number-columns-repeated="248"/>
        </table:table-row>
        <table:table-row table:style-name="ro3">
          <table:table-cell table:style-name="ce10" table:formula="of:=IF([.H544]=&quot;&quot;;&quot;&quot;;IF(roundOpt;IF(OR([.A544]&gt;=nper;ROUND([.H544];2)&lt;=0);&quot;&quot;;[.A544]+1);IF(OR([.A544]&gt;=nper;[.H544]&lt;=0);&quot;&quot;;[.A544]+1)))">
            <text:p/>
          </table:table-cell>
          <table:table-cell table:style-name="ce17" table:formula="of:=IF([.A545]=&quot;&quot;;&quot;&quot;;IF(OR(periods_per_year=26;periods_per_year=52);IF(periods_per_year=26;IF([.A545]=1;fpdate;[.B544]+14);IF(periods_per_year=52;IF([.A545]=1;fpdate;[.B544]+7);&quot;n/a&quot;));IF(periods_per_year=24;DATE(YEAR(fpdate);MONTH(fpdate)+([.A545]-1)/2+IF(AND(DAY(fpdate)&gt;=15;MOD([.A545];2)=0);1;0);IF(MOD([.A545];2)=0;IF(DAY(fpdate)&gt;=15;DAY(fpdate)-14;DAY(fpdate)+14);DAY(fpdate)));IF(DAY(DATE(YEAR(fpdate);MONTH(fpdate)+([.A545]-1)*months_per_period;DAY(fpdate)))&lt;&gt;DAY(fpdate);DATE(YEAR(fpdate);MONTH(fpdate)+([.A545]-1)*months_per_period+1;0);DATE(YEAR(fpdate);MONTH(fpdate)+([.A545]-1)*months_per_period;DAY(fpdate))))))">
            <text:p/>
          </table:table-cell>
          <table:table-cell table:style-name="ce21" table:formula="of:=IF([.A545]=&quot;&quot;;&quot;&quot;;IF(roundOpt;IF(OR([.A545]=nper;payment&gt;ROUND((1+rate)*[.H544];2));ROUND((1+rate)*[.H544];2);payment);IF(OR([.A545]=nper;payment&gt;(1+rate)*[.H544]);(1+rate)*[.H544];payment)))">
            <text:p/>
          </table:table-cell>
          <table:table-cell table:style-name="ce30"/>
          <table:table-cell table:style-name="ce21"/>
          <table:table-cell table:style-name="ce21" table:formula="of:=IF([.A545]=&quot;&quot;;&quot;&quot;;IF(AND([.A545]=1;pmtType=1);0;IF(roundOpt;ROUND(rate*[.H544];2);rate*[.H544])))">
            <text:p/>
          </table:table-cell>
          <table:table-cell table:style-name="ce21" table:formula="of:=IF([.A545]=&quot;&quot;;&quot;&quot;;[.C545]-[.F545]+[.D545])">
            <text:p/>
          </table:table-cell>
          <table:table-cell table:style-name="ce21" table:formula="of:=IF([.A545]=&quot;&quot;;&quot;&quot;;[.H544]-[.G545])">
            <text:p/>
          </table:table-cell>
          <table:table-cell table:number-columns-repeated="248"/>
        </table:table-row>
        <table:table-row table:style-name="ro3">
          <table:table-cell table:style-name="ce10" table:formula="of:=IF([.H545]=&quot;&quot;;&quot;&quot;;IF(roundOpt;IF(OR([.A545]&gt;=nper;ROUND([.H545];2)&lt;=0);&quot;&quot;;[.A545]+1);IF(OR([.A545]&gt;=nper;[.H545]&lt;=0);&quot;&quot;;[.A545]+1)))">
            <text:p/>
          </table:table-cell>
          <table:table-cell table:style-name="ce17" table:formula="of:=IF([.A546]=&quot;&quot;;&quot;&quot;;IF(OR(periods_per_year=26;periods_per_year=52);IF(periods_per_year=26;IF([.A546]=1;fpdate;[.B545]+14);IF(periods_per_year=52;IF([.A546]=1;fpdate;[.B545]+7);&quot;n/a&quot;));IF(periods_per_year=24;DATE(YEAR(fpdate);MONTH(fpdate)+([.A546]-1)/2+IF(AND(DAY(fpdate)&gt;=15;MOD([.A546];2)=0);1;0);IF(MOD([.A546];2)=0;IF(DAY(fpdate)&gt;=15;DAY(fpdate)-14;DAY(fpdate)+14);DAY(fpdate)));IF(DAY(DATE(YEAR(fpdate);MONTH(fpdate)+([.A546]-1)*months_per_period;DAY(fpdate)))&lt;&gt;DAY(fpdate);DATE(YEAR(fpdate);MONTH(fpdate)+([.A546]-1)*months_per_period+1;0);DATE(YEAR(fpdate);MONTH(fpdate)+([.A546]-1)*months_per_period;DAY(fpdate))))))">
            <text:p/>
          </table:table-cell>
          <table:table-cell table:style-name="ce21" table:formula="of:=IF([.A546]=&quot;&quot;;&quot;&quot;;IF(roundOpt;IF(OR([.A546]=nper;payment&gt;ROUND((1+rate)*[.H545];2));ROUND((1+rate)*[.H545];2);payment);IF(OR([.A546]=nper;payment&gt;(1+rate)*[.H545]);(1+rate)*[.H545];payment)))">
            <text:p/>
          </table:table-cell>
          <table:table-cell table:style-name="ce30"/>
          <table:table-cell table:style-name="ce21"/>
          <table:table-cell table:style-name="ce21" table:formula="of:=IF([.A546]=&quot;&quot;;&quot;&quot;;IF(AND([.A546]=1;pmtType=1);0;IF(roundOpt;ROUND(rate*[.H545];2);rate*[.H545])))">
            <text:p/>
          </table:table-cell>
          <table:table-cell table:style-name="ce21" table:formula="of:=IF([.A546]=&quot;&quot;;&quot;&quot;;[.C546]-[.F546]+[.D546])">
            <text:p/>
          </table:table-cell>
          <table:table-cell table:style-name="ce21" table:formula="of:=IF([.A546]=&quot;&quot;;&quot;&quot;;[.H545]-[.G546])">
            <text:p/>
          </table:table-cell>
          <table:table-cell table:number-columns-repeated="248"/>
        </table:table-row>
        <table:table-row table:style-name="ro3">
          <table:table-cell table:style-name="ce10" table:formula="of:=IF([.H546]=&quot;&quot;;&quot;&quot;;IF(roundOpt;IF(OR([.A546]&gt;=nper;ROUND([.H546];2)&lt;=0);&quot;&quot;;[.A546]+1);IF(OR([.A546]&gt;=nper;[.H546]&lt;=0);&quot;&quot;;[.A546]+1)))">
            <text:p/>
          </table:table-cell>
          <table:table-cell table:style-name="ce17" table:formula="of:=IF([.A547]=&quot;&quot;;&quot;&quot;;IF(OR(periods_per_year=26;periods_per_year=52);IF(periods_per_year=26;IF([.A547]=1;fpdate;[.B546]+14);IF(periods_per_year=52;IF([.A547]=1;fpdate;[.B546]+7);&quot;n/a&quot;));IF(periods_per_year=24;DATE(YEAR(fpdate);MONTH(fpdate)+([.A547]-1)/2+IF(AND(DAY(fpdate)&gt;=15;MOD([.A547];2)=0);1;0);IF(MOD([.A547];2)=0;IF(DAY(fpdate)&gt;=15;DAY(fpdate)-14;DAY(fpdate)+14);DAY(fpdate)));IF(DAY(DATE(YEAR(fpdate);MONTH(fpdate)+([.A547]-1)*months_per_period;DAY(fpdate)))&lt;&gt;DAY(fpdate);DATE(YEAR(fpdate);MONTH(fpdate)+([.A547]-1)*months_per_period+1;0);DATE(YEAR(fpdate);MONTH(fpdate)+([.A547]-1)*months_per_period;DAY(fpdate))))))">
            <text:p/>
          </table:table-cell>
          <table:table-cell table:style-name="ce21" table:formula="of:=IF([.A547]=&quot;&quot;;&quot;&quot;;IF(roundOpt;IF(OR([.A547]=nper;payment&gt;ROUND((1+rate)*[.H546];2));ROUND((1+rate)*[.H546];2);payment);IF(OR([.A547]=nper;payment&gt;(1+rate)*[.H546]);(1+rate)*[.H546];payment)))">
            <text:p/>
          </table:table-cell>
          <table:table-cell table:style-name="ce30"/>
          <table:table-cell table:style-name="ce21"/>
          <table:table-cell table:style-name="ce21" table:formula="of:=IF([.A547]=&quot;&quot;;&quot;&quot;;IF(AND([.A547]=1;pmtType=1);0;IF(roundOpt;ROUND(rate*[.H546];2);rate*[.H546])))">
            <text:p/>
          </table:table-cell>
          <table:table-cell table:style-name="ce21" table:formula="of:=IF([.A547]=&quot;&quot;;&quot;&quot;;[.C547]-[.F547]+[.D547])">
            <text:p/>
          </table:table-cell>
          <table:table-cell table:style-name="ce21" table:formula="of:=IF([.A547]=&quot;&quot;;&quot;&quot;;[.H546]-[.G547])">
            <text:p/>
          </table:table-cell>
          <table:table-cell table:number-columns-repeated="248"/>
        </table:table-row>
        <table:table-row table:style-name="ro3">
          <table:table-cell table:style-name="ce10" table:formula="of:=IF([.H547]=&quot;&quot;;&quot;&quot;;IF(roundOpt;IF(OR([.A547]&gt;=nper;ROUND([.H547];2)&lt;=0);&quot;&quot;;[.A547]+1);IF(OR([.A547]&gt;=nper;[.H547]&lt;=0);&quot;&quot;;[.A547]+1)))">
            <text:p/>
          </table:table-cell>
          <table:table-cell table:style-name="ce17" table:formula="of:=IF([.A548]=&quot;&quot;;&quot;&quot;;IF(OR(periods_per_year=26;periods_per_year=52);IF(periods_per_year=26;IF([.A548]=1;fpdate;[.B547]+14);IF(periods_per_year=52;IF([.A548]=1;fpdate;[.B547]+7);&quot;n/a&quot;));IF(periods_per_year=24;DATE(YEAR(fpdate);MONTH(fpdate)+([.A548]-1)/2+IF(AND(DAY(fpdate)&gt;=15;MOD([.A548];2)=0);1;0);IF(MOD([.A548];2)=0;IF(DAY(fpdate)&gt;=15;DAY(fpdate)-14;DAY(fpdate)+14);DAY(fpdate)));IF(DAY(DATE(YEAR(fpdate);MONTH(fpdate)+([.A548]-1)*months_per_period;DAY(fpdate)))&lt;&gt;DAY(fpdate);DATE(YEAR(fpdate);MONTH(fpdate)+([.A548]-1)*months_per_period+1;0);DATE(YEAR(fpdate);MONTH(fpdate)+([.A548]-1)*months_per_period;DAY(fpdate))))))">
            <text:p/>
          </table:table-cell>
          <table:table-cell table:style-name="ce21" table:formula="of:=IF([.A548]=&quot;&quot;;&quot;&quot;;IF(roundOpt;IF(OR([.A548]=nper;payment&gt;ROUND((1+rate)*[.H547];2));ROUND((1+rate)*[.H547];2);payment);IF(OR([.A548]=nper;payment&gt;(1+rate)*[.H547]);(1+rate)*[.H547];payment)))">
            <text:p/>
          </table:table-cell>
          <table:table-cell table:style-name="ce30"/>
          <table:table-cell table:style-name="ce21"/>
          <table:table-cell table:style-name="ce21" table:formula="of:=IF([.A548]=&quot;&quot;;&quot;&quot;;IF(AND([.A548]=1;pmtType=1);0;IF(roundOpt;ROUND(rate*[.H547];2);rate*[.H547])))">
            <text:p/>
          </table:table-cell>
          <table:table-cell table:style-name="ce21" table:formula="of:=IF([.A548]=&quot;&quot;;&quot;&quot;;[.C548]-[.F548]+[.D548])">
            <text:p/>
          </table:table-cell>
          <table:table-cell table:style-name="ce21" table:formula="of:=IF([.A548]=&quot;&quot;;&quot;&quot;;[.H547]-[.G548])">
            <text:p/>
          </table:table-cell>
          <table:table-cell table:number-columns-repeated="248"/>
        </table:table-row>
        <table:table-row table:style-name="ro3">
          <table:table-cell table:style-name="ce10" table:formula="of:=IF([.H548]=&quot;&quot;;&quot;&quot;;IF(roundOpt;IF(OR([.A548]&gt;=nper;ROUND([.H548];2)&lt;=0);&quot;&quot;;[.A548]+1);IF(OR([.A548]&gt;=nper;[.H548]&lt;=0);&quot;&quot;;[.A548]+1)))">
            <text:p/>
          </table:table-cell>
          <table:table-cell table:style-name="ce17" table:formula="of:=IF([.A549]=&quot;&quot;;&quot;&quot;;IF(OR(periods_per_year=26;periods_per_year=52);IF(periods_per_year=26;IF([.A549]=1;fpdate;[.B548]+14);IF(periods_per_year=52;IF([.A549]=1;fpdate;[.B548]+7);&quot;n/a&quot;));IF(periods_per_year=24;DATE(YEAR(fpdate);MONTH(fpdate)+([.A549]-1)/2+IF(AND(DAY(fpdate)&gt;=15;MOD([.A549];2)=0);1;0);IF(MOD([.A549];2)=0;IF(DAY(fpdate)&gt;=15;DAY(fpdate)-14;DAY(fpdate)+14);DAY(fpdate)));IF(DAY(DATE(YEAR(fpdate);MONTH(fpdate)+([.A549]-1)*months_per_period;DAY(fpdate)))&lt;&gt;DAY(fpdate);DATE(YEAR(fpdate);MONTH(fpdate)+([.A549]-1)*months_per_period+1;0);DATE(YEAR(fpdate);MONTH(fpdate)+([.A549]-1)*months_per_period;DAY(fpdate))))))">
            <text:p/>
          </table:table-cell>
          <table:table-cell table:style-name="ce21" table:formula="of:=IF([.A549]=&quot;&quot;;&quot;&quot;;IF(roundOpt;IF(OR([.A549]=nper;payment&gt;ROUND((1+rate)*[.H548];2));ROUND((1+rate)*[.H548];2);payment);IF(OR([.A549]=nper;payment&gt;(1+rate)*[.H548]);(1+rate)*[.H548];payment)))">
            <text:p/>
          </table:table-cell>
          <table:table-cell table:style-name="ce30"/>
          <table:table-cell table:style-name="ce21"/>
          <table:table-cell table:style-name="ce21" table:formula="of:=IF([.A549]=&quot;&quot;;&quot;&quot;;IF(AND([.A549]=1;pmtType=1);0;IF(roundOpt;ROUND(rate*[.H548];2);rate*[.H548])))">
            <text:p/>
          </table:table-cell>
          <table:table-cell table:style-name="ce21" table:formula="of:=IF([.A549]=&quot;&quot;;&quot;&quot;;[.C549]-[.F549]+[.D549])">
            <text:p/>
          </table:table-cell>
          <table:table-cell table:style-name="ce21" table:formula="of:=IF([.A549]=&quot;&quot;;&quot;&quot;;[.H548]-[.G549])">
            <text:p/>
          </table:table-cell>
          <table:table-cell table:number-columns-repeated="248"/>
        </table:table-row>
        <table:table-row table:style-name="ro3">
          <table:table-cell table:style-name="ce10" table:formula="of:=IF([.H549]=&quot;&quot;;&quot;&quot;;IF(roundOpt;IF(OR([.A549]&gt;=nper;ROUND([.H549];2)&lt;=0);&quot;&quot;;[.A549]+1);IF(OR([.A549]&gt;=nper;[.H549]&lt;=0);&quot;&quot;;[.A549]+1)))">
            <text:p/>
          </table:table-cell>
          <table:table-cell table:style-name="ce17" table:formula="of:=IF([.A550]=&quot;&quot;;&quot;&quot;;IF(OR(periods_per_year=26;periods_per_year=52);IF(periods_per_year=26;IF([.A550]=1;fpdate;[.B549]+14);IF(periods_per_year=52;IF([.A550]=1;fpdate;[.B549]+7);&quot;n/a&quot;));IF(periods_per_year=24;DATE(YEAR(fpdate);MONTH(fpdate)+([.A550]-1)/2+IF(AND(DAY(fpdate)&gt;=15;MOD([.A550];2)=0);1;0);IF(MOD([.A550];2)=0;IF(DAY(fpdate)&gt;=15;DAY(fpdate)-14;DAY(fpdate)+14);DAY(fpdate)));IF(DAY(DATE(YEAR(fpdate);MONTH(fpdate)+([.A550]-1)*months_per_period;DAY(fpdate)))&lt;&gt;DAY(fpdate);DATE(YEAR(fpdate);MONTH(fpdate)+([.A550]-1)*months_per_period+1;0);DATE(YEAR(fpdate);MONTH(fpdate)+([.A550]-1)*months_per_period;DAY(fpdate))))))">
            <text:p/>
          </table:table-cell>
          <table:table-cell table:style-name="ce21" table:formula="of:=IF([.A550]=&quot;&quot;;&quot;&quot;;IF(roundOpt;IF(OR([.A550]=nper;payment&gt;ROUND((1+rate)*[.H549];2));ROUND((1+rate)*[.H549];2);payment);IF(OR([.A550]=nper;payment&gt;(1+rate)*[.H549]);(1+rate)*[.H549];payment)))">
            <text:p/>
          </table:table-cell>
          <table:table-cell table:style-name="ce30"/>
          <table:table-cell table:style-name="ce21"/>
          <table:table-cell table:style-name="ce21" table:formula="of:=IF([.A550]=&quot;&quot;;&quot;&quot;;IF(AND([.A550]=1;pmtType=1);0;IF(roundOpt;ROUND(rate*[.H549];2);rate*[.H549])))">
            <text:p/>
          </table:table-cell>
          <table:table-cell table:style-name="ce21" table:formula="of:=IF([.A550]=&quot;&quot;;&quot;&quot;;[.C550]-[.F550]+[.D550])">
            <text:p/>
          </table:table-cell>
          <table:table-cell table:style-name="ce21" table:formula="of:=IF([.A550]=&quot;&quot;;&quot;&quot;;[.H549]-[.G550])">
            <text:p/>
          </table:table-cell>
          <table:table-cell table:number-columns-repeated="248"/>
        </table:table-row>
        <table:table-row table:style-name="ro3">
          <table:table-cell table:style-name="ce10" table:formula="of:=IF([.H550]=&quot;&quot;;&quot;&quot;;IF(roundOpt;IF(OR([.A550]&gt;=nper;ROUND([.H550];2)&lt;=0);&quot;&quot;;[.A550]+1);IF(OR([.A550]&gt;=nper;[.H550]&lt;=0);&quot;&quot;;[.A550]+1)))">
            <text:p/>
          </table:table-cell>
          <table:table-cell table:style-name="ce17" table:formula="of:=IF([.A551]=&quot;&quot;;&quot;&quot;;IF(OR(periods_per_year=26;periods_per_year=52);IF(periods_per_year=26;IF([.A551]=1;fpdate;[.B550]+14);IF(periods_per_year=52;IF([.A551]=1;fpdate;[.B550]+7);&quot;n/a&quot;));IF(periods_per_year=24;DATE(YEAR(fpdate);MONTH(fpdate)+([.A551]-1)/2+IF(AND(DAY(fpdate)&gt;=15;MOD([.A551];2)=0);1;0);IF(MOD([.A551];2)=0;IF(DAY(fpdate)&gt;=15;DAY(fpdate)-14;DAY(fpdate)+14);DAY(fpdate)));IF(DAY(DATE(YEAR(fpdate);MONTH(fpdate)+([.A551]-1)*months_per_period;DAY(fpdate)))&lt;&gt;DAY(fpdate);DATE(YEAR(fpdate);MONTH(fpdate)+([.A551]-1)*months_per_period+1;0);DATE(YEAR(fpdate);MONTH(fpdate)+([.A551]-1)*months_per_period;DAY(fpdate))))))">
            <text:p/>
          </table:table-cell>
          <table:table-cell table:style-name="ce21" table:formula="of:=IF([.A551]=&quot;&quot;;&quot;&quot;;IF(roundOpt;IF(OR([.A551]=nper;payment&gt;ROUND((1+rate)*[.H550];2));ROUND((1+rate)*[.H550];2);payment);IF(OR([.A551]=nper;payment&gt;(1+rate)*[.H550]);(1+rate)*[.H550];payment)))">
            <text:p/>
          </table:table-cell>
          <table:table-cell table:style-name="ce30"/>
          <table:table-cell table:style-name="ce21"/>
          <table:table-cell table:style-name="ce21" table:formula="of:=IF([.A551]=&quot;&quot;;&quot;&quot;;IF(AND([.A551]=1;pmtType=1);0;IF(roundOpt;ROUND(rate*[.H550];2);rate*[.H550])))">
            <text:p/>
          </table:table-cell>
          <table:table-cell table:style-name="ce21" table:formula="of:=IF([.A551]=&quot;&quot;;&quot;&quot;;[.C551]-[.F551]+[.D551])">
            <text:p/>
          </table:table-cell>
          <table:table-cell table:style-name="ce21" table:formula="of:=IF([.A551]=&quot;&quot;;&quot;&quot;;[.H550]-[.G551])">
            <text:p/>
          </table:table-cell>
          <table:table-cell table:number-columns-repeated="248"/>
        </table:table-row>
        <table:table-row table:style-name="ro3">
          <table:table-cell table:style-name="ce10" table:formula="of:=IF([.H551]=&quot;&quot;;&quot;&quot;;IF(roundOpt;IF(OR([.A551]&gt;=nper;ROUND([.H551];2)&lt;=0);&quot;&quot;;[.A551]+1);IF(OR([.A551]&gt;=nper;[.H551]&lt;=0);&quot;&quot;;[.A551]+1)))">
            <text:p/>
          </table:table-cell>
          <table:table-cell table:style-name="ce17" table:formula="of:=IF([.A552]=&quot;&quot;;&quot;&quot;;IF(OR(periods_per_year=26;periods_per_year=52);IF(periods_per_year=26;IF([.A552]=1;fpdate;[.B551]+14);IF(periods_per_year=52;IF([.A552]=1;fpdate;[.B551]+7);&quot;n/a&quot;));IF(periods_per_year=24;DATE(YEAR(fpdate);MONTH(fpdate)+([.A552]-1)/2+IF(AND(DAY(fpdate)&gt;=15;MOD([.A552];2)=0);1;0);IF(MOD([.A552];2)=0;IF(DAY(fpdate)&gt;=15;DAY(fpdate)-14;DAY(fpdate)+14);DAY(fpdate)));IF(DAY(DATE(YEAR(fpdate);MONTH(fpdate)+([.A552]-1)*months_per_period;DAY(fpdate)))&lt;&gt;DAY(fpdate);DATE(YEAR(fpdate);MONTH(fpdate)+([.A552]-1)*months_per_period+1;0);DATE(YEAR(fpdate);MONTH(fpdate)+([.A552]-1)*months_per_period;DAY(fpdate))))))">
            <text:p/>
          </table:table-cell>
          <table:table-cell table:style-name="ce21" table:formula="of:=IF([.A552]=&quot;&quot;;&quot;&quot;;IF(roundOpt;IF(OR([.A552]=nper;payment&gt;ROUND((1+rate)*[.H551];2));ROUND((1+rate)*[.H551];2);payment);IF(OR([.A552]=nper;payment&gt;(1+rate)*[.H551]);(1+rate)*[.H551];payment)))">
            <text:p/>
          </table:table-cell>
          <table:table-cell table:style-name="ce30"/>
          <table:table-cell table:style-name="ce21"/>
          <table:table-cell table:style-name="ce21" table:formula="of:=IF([.A552]=&quot;&quot;;&quot;&quot;;IF(AND([.A552]=1;pmtType=1);0;IF(roundOpt;ROUND(rate*[.H551];2);rate*[.H551])))">
            <text:p/>
          </table:table-cell>
          <table:table-cell table:style-name="ce21" table:formula="of:=IF([.A552]=&quot;&quot;;&quot;&quot;;[.C552]-[.F552]+[.D552])">
            <text:p/>
          </table:table-cell>
          <table:table-cell table:style-name="ce21" table:formula="of:=IF([.A552]=&quot;&quot;;&quot;&quot;;[.H551]-[.G552])">
            <text:p/>
          </table:table-cell>
          <table:table-cell table:number-columns-repeated="248"/>
        </table:table-row>
        <table:table-row table:style-name="ro3">
          <table:table-cell table:style-name="ce10" table:formula="of:=IF([.H552]=&quot;&quot;;&quot;&quot;;IF(roundOpt;IF(OR([.A552]&gt;=nper;ROUND([.H552];2)&lt;=0);&quot;&quot;;[.A552]+1);IF(OR([.A552]&gt;=nper;[.H552]&lt;=0);&quot;&quot;;[.A552]+1)))">
            <text:p/>
          </table:table-cell>
          <table:table-cell table:style-name="ce17" table:formula="of:=IF([.A553]=&quot;&quot;;&quot;&quot;;IF(OR(periods_per_year=26;periods_per_year=52);IF(periods_per_year=26;IF([.A553]=1;fpdate;[.B552]+14);IF(periods_per_year=52;IF([.A553]=1;fpdate;[.B552]+7);&quot;n/a&quot;));IF(periods_per_year=24;DATE(YEAR(fpdate);MONTH(fpdate)+([.A553]-1)/2+IF(AND(DAY(fpdate)&gt;=15;MOD([.A553];2)=0);1;0);IF(MOD([.A553];2)=0;IF(DAY(fpdate)&gt;=15;DAY(fpdate)-14;DAY(fpdate)+14);DAY(fpdate)));IF(DAY(DATE(YEAR(fpdate);MONTH(fpdate)+([.A553]-1)*months_per_period;DAY(fpdate)))&lt;&gt;DAY(fpdate);DATE(YEAR(fpdate);MONTH(fpdate)+([.A553]-1)*months_per_period+1;0);DATE(YEAR(fpdate);MONTH(fpdate)+([.A553]-1)*months_per_period;DAY(fpdate))))))">
            <text:p/>
          </table:table-cell>
          <table:table-cell table:style-name="ce21" table:formula="of:=IF([.A553]=&quot;&quot;;&quot;&quot;;IF(roundOpt;IF(OR([.A553]=nper;payment&gt;ROUND((1+rate)*[.H552];2));ROUND((1+rate)*[.H552];2);payment);IF(OR([.A553]=nper;payment&gt;(1+rate)*[.H552]);(1+rate)*[.H552];payment)))">
            <text:p/>
          </table:table-cell>
          <table:table-cell table:style-name="ce30"/>
          <table:table-cell table:style-name="ce21"/>
          <table:table-cell table:style-name="ce21" table:formula="of:=IF([.A553]=&quot;&quot;;&quot;&quot;;IF(AND([.A553]=1;pmtType=1);0;IF(roundOpt;ROUND(rate*[.H552];2);rate*[.H552])))">
            <text:p/>
          </table:table-cell>
          <table:table-cell table:style-name="ce21" table:formula="of:=IF([.A553]=&quot;&quot;;&quot;&quot;;[.C553]-[.F553]+[.D553])">
            <text:p/>
          </table:table-cell>
          <table:table-cell table:style-name="ce21" table:formula="of:=IF([.A553]=&quot;&quot;;&quot;&quot;;[.H552]-[.G553])">
            <text:p/>
          </table:table-cell>
          <table:table-cell table:number-columns-repeated="248"/>
        </table:table-row>
        <table:table-row table:style-name="ro3">
          <table:table-cell table:style-name="ce10" table:formula="of:=IF([.H553]=&quot;&quot;;&quot;&quot;;IF(roundOpt;IF(OR([.A553]&gt;=nper;ROUND([.H553];2)&lt;=0);&quot;&quot;;[.A553]+1);IF(OR([.A553]&gt;=nper;[.H553]&lt;=0);&quot;&quot;;[.A553]+1)))">
            <text:p/>
          </table:table-cell>
          <table:table-cell table:style-name="ce17" table:formula="of:=IF([.A554]=&quot;&quot;;&quot;&quot;;IF(OR(periods_per_year=26;periods_per_year=52);IF(periods_per_year=26;IF([.A554]=1;fpdate;[.B553]+14);IF(periods_per_year=52;IF([.A554]=1;fpdate;[.B553]+7);&quot;n/a&quot;));IF(periods_per_year=24;DATE(YEAR(fpdate);MONTH(fpdate)+([.A554]-1)/2+IF(AND(DAY(fpdate)&gt;=15;MOD([.A554];2)=0);1;0);IF(MOD([.A554];2)=0;IF(DAY(fpdate)&gt;=15;DAY(fpdate)-14;DAY(fpdate)+14);DAY(fpdate)));IF(DAY(DATE(YEAR(fpdate);MONTH(fpdate)+([.A554]-1)*months_per_period;DAY(fpdate)))&lt;&gt;DAY(fpdate);DATE(YEAR(fpdate);MONTH(fpdate)+([.A554]-1)*months_per_period+1;0);DATE(YEAR(fpdate);MONTH(fpdate)+([.A554]-1)*months_per_period;DAY(fpdate))))))">
            <text:p/>
          </table:table-cell>
          <table:table-cell table:style-name="ce21" table:formula="of:=IF([.A554]=&quot;&quot;;&quot;&quot;;IF(roundOpt;IF(OR([.A554]=nper;payment&gt;ROUND((1+rate)*[.H553];2));ROUND((1+rate)*[.H553];2);payment);IF(OR([.A554]=nper;payment&gt;(1+rate)*[.H553]);(1+rate)*[.H553];payment)))">
            <text:p/>
          </table:table-cell>
          <table:table-cell table:style-name="ce30"/>
          <table:table-cell table:style-name="ce21"/>
          <table:table-cell table:style-name="ce21" table:formula="of:=IF([.A554]=&quot;&quot;;&quot;&quot;;IF(AND([.A554]=1;pmtType=1);0;IF(roundOpt;ROUND(rate*[.H553];2);rate*[.H553])))">
            <text:p/>
          </table:table-cell>
          <table:table-cell table:style-name="ce21" table:formula="of:=IF([.A554]=&quot;&quot;;&quot;&quot;;[.C554]-[.F554]+[.D554])">
            <text:p/>
          </table:table-cell>
          <table:table-cell table:style-name="ce21" table:formula="of:=IF([.A554]=&quot;&quot;;&quot;&quot;;[.H553]-[.G554])">
            <text:p/>
          </table:table-cell>
          <table:table-cell table:number-columns-repeated="248"/>
        </table:table-row>
        <table:table-row table:style-name="ro3">
          <table:table-cell table:style-name="ce10" table:formula="of:=IF([.H554]=&quot;&quot;;&quot;&quot;;IF(roundOpt;IF(OR([.A554]&gt;=nper;ROUND([.H554];2)&lt;=0);&quot;&quot;;[.A554]+1);IF(OR([.A554]&gt;=nper;[.H554]&lt;=0);&quot;&quot;;[.A554]+1)))">
            <text:p/>
          </table:table-cell>
          <table:table-cell table:style-name="ce17" table:formula="of:=IF([.A555]=&quot;&quot;;&quot;&quot;;IF(OR(periods_per_year=26;periods_per_year=52);IF(periods_per_year=26;IF([.A555]=1;fpdate;[.B554]+14);IF(periods_per_year=52;IF([.A555]=1;fpdate;[.B554]+7);&quot;n/a&quot;));IF(periods_per_year=24;DATE(YEAR(fpdate);MONTH(fpdate)+([.A555]-1)/2+IF(AND(DAY(fpdate)&gt;=15;MOD([.A555];2)=0);1;0);IF(MOD([.A555];2)=0;IF(DAY(fpdate)&gt;=15;DAY(fpdate)-14;DAY(fpdate)+14);DAY(fpdate)));IF(DAY(DATE(YEAR(fpdate);MONTH(fpdate)+([.A555]-1)*months_per_period;DAY(fpdate)))&lt;&gt;DAY(fpdate);DATE(YEAR(fpdate);MONTH(fpdate)+([.A555]-1)*months_per_period+1;0);DATE(YEAR(fpdate);MONTH(fpdate)+([.A555]-1)*months_per_period;DAY(fpdate))))))">
            <text:p/>
          </table:table-cell>
          <table:table-cell table:style-name="ce21" table:formula="of:=IF([.A555]=&quot;&quot;;&quot;&quot;;IF(roundOpt;IF(OR([.A555]=nper;payment&gt;ROUND((1+rate)*[.H554];2));ROUND((1+rate)*[.H554];2);payment);IF(OR([.A555]=nper;payment&gt;(1+rate)*[.H554]);(1+rate)*[.H554];payment)))">
            <text:p/>
          </table:table-cell>
          <table:table-cell table:style-name="ce30"/>
          <table:table-cell table:style-name="ce21"/>
          <table:table-cell table:style-name="ce21" table:formula="of:=IF([.A555]=&quot;&quot;;&quot;&quot;;IF(AND([.A555]=1;pmtType=1);0;IF(roundOpt;ROUND(rate*[.H554];2);rate*[.H554])))">
            <text:p/>
          </table:table-cell>
          <table:table-cell table:style-name="ce21" table:formula="of:=IF([.A555]=&quot;&quot;;&quot;&quot;;[.C555]-[.F555]+[.D555])">
            <text:p/>
          </table:table-cell>
          <table:table-cell table:style-name="ce21" table:formula="of:=IF([.A555]=&quot;&quot;;&quot;&quot;;[.H554]-[.G555])">
            <text:p/>
          </table:table-cell>
          <table:table-cell table:number-columns-repeated="248"/>
        </table:table-row>
        <table:table-row table:style-name="ro3">
          <table:table-cell table:style-name="ce10" table:formula="of:=IF([.H555]=&quot;&quot;;&quot;&quot;;IF(roundOpt;IF(OR([.A555]&gt;=nper;ROUND([.H555];2)&lt;=0);&quot;&quot;;[.A555]+1);IF(OR([.A555]&gt;=nper;[.H555]&lt;=0);&quot;&quot;;[.A555]+1)))">
            <text:p/>
          </table:table-cell>
          <table:table-cell table:style-name="ce17" table:formula="of:=IF([.A556]=&quot;&quot;;&quot;&quot;;IF(OR(periods_per_year=26;periods_per_year=52);IF(periods_per_year=26;IF([.A556]=1;fpdate;[.B555]+14);IF(periods_per_year=52;IF([.A556]=1;fpdate;[.B555]+7);&quot;n/a&quot;));IF(periods_per_year=24;DATE(YEAR(fpdate);MONTH(fpdate)+([.A556]-1)/2+IF(AND(DAY(fpdate)&gt;=15;MOD([.A556];2)=0);1;0);IF(MOD([.A556];2)=0;IF(DAY(fpdate)&gt;=15;DAY(fpdate)-14;DAY(fpdate)+14);DAY(fpdate)));IF(DAY(DATE(YEAR(fpdate);MONTH(fpdate)+([.A556]-1)*months_per_period;DAY(fpdate)))&lt;&gt;DAY(fpdate);DATE(YEAR(fpdate);MONTH(fpdate)+([.A556]-1)*months_per_period+1;0);DATE(YEAR(fpdate);MONTH(fpdate)+([.A556]-1)*months_per_period;DAY(fpdate))))))">
            <text:p/>
          </table:table-cell>
          <table:table-cell table:style-name="ce21" table:formula="of:=IF([.A556]=&quot;&quot;;&quot;&quot;;IF(roundOpt;IF(OR([.A556]=nper;payment&gt;ROUND((1+rate)*[.H555];2));ROUND((1+rate)*[.H555];2);payment);IF(OR([.A556]=nper;payment&gt;(1+rate)*[.H555]);(1+rate)*[.H555];payment)))">
            <text:p/>
          </table:table-cell>
          <table:table-cell table:style-name="ce30"/>
          <table:table-cell table:style-name="ce21"/>
          <table:table-cell table:style-name="ce21" table:formula="of:=IF([.A556]=&quot;&quot;;&quot;&quot;;IF(AND([.A556]=1;pmtType=1);0;IF(roundOpt;ROUND(rate*[.H555];2);rate*[.H555])))">
            <text:p/>
          </table:table-cell>
          <table:table-cell table:style-name="ce21" table:formula="of:=IF([.A556]=&quot;&quot;;&quot;&quot;;[.C556]-[.F556]+[.D556])">
            <text:p/>
          </table:table-cell>
          <table:table-cell table:style-name="ce21" table:formula="of:=IF([.A556]=&quot;&quot;;&quot;&quot;;[.H555]-[.G556])">
            <text:p/>
          </table:table-cell>
          <table:table-cell table:number-columns-repeated="248"/>
        </table:table-row>
        <table:table-row table:style-name="ro3">
          <table:table-cell table:style-name="ce10" table:formula="of:=IF([.H556]=&quot;&quot;;&quot;&quot;;IF(roundOpt;IF(OR([.A556]&gt;=nper;ROUND([.H556];2)&lt;=0);&quot;&quot;;[.A556]+1);IF(OR([.A556]&gt;=nper;[.H556]&lt;=0);&quot;&quot;;[.A556]+1)))">
            <text:p/>
          </table:table-cell>
          <table:table-cell table:style-name="ce17" table:formula="of:=IF([.A557]=&quot;&quot;;&quot;&quot;;IF(OR(periods_per_year=26;periods_per_year=52);IF(periods_per_year=26;IF([.A557]=1;fpdate;[.B556]+14);IF(periods_per_year=52;IF([.A557]=1;fpdate;[.B556]+7);&quot;n/a&quot;));IF(periods_per_year=24;DATE(YEAR(fpdate);MONTH(fpdate)+([.A557]-1)/2+IF(AND(DAY(fpdate)&gt;=15;MOD([.A557];2)=0);1;0);IF(MOD([.A557];2)=0;IF(DAY(fpdate)&gt;=15;DAY(fpdate)-14;DAY(fpdate)+14);DAY(fpdate)));IF(DAY(DATE(YEAR(fpdate);MONTH(fpdate)+([.A557]-1)*months_per_period;DAY(fpdate)))&lt;&gt;DAY(fpdate);DATE(YEAR(fpdate);MONTH(fpdate)+([.A557]-1)*months_per_period+1;0);DATE(YEAR(fpdate);MONTH(fpdate)+([.A557]-1)*months_per_period;DAY(fpdate))))))">
            <text:p/>
          </table:table-cell>
          <table:table-cell table:style-name="ce21" table:formula="of:=IF([.A557]=&quot;&quot;;&quot;&quot;;IF(roundOpt;IF(OR([.A557]=nper;payment&gt;ROUND((1+rate)*[.H556];2));ROUND((1+rate)*[.H556];2);payment);IF(OR([.A557]=nper;payment&gt;(1+rate)*[.H556]);(1+rate)*[.H556];payment)))">
            <text:p/>
          </table:table-cell>
          <table:table-cell table:style-name="ce30"/>
          <table:table-cell table:style-name="ce21"/>
          <table:table-cell table:style-name="ce21" table:formula="of:=IF([.A557]=&quot;&quot;;&quot;&quot;;IF(AND([.A557]=1;pmtType=1);0;IF(roundOpt;ROUND(rate*[.H556];2);rate*[.H556])))">
            <text:p/>
          </table:table-cell>
          <table:table-cell table:style-name="ce21" table:formula="of:=IF([.A557]=&quot;&quot;;&quot;&quot;;[.C557]-[.F557]+[.D557])">
            <text:p/>
          </table:table-cell>
          <table:table-cell table:style-name="ce21" table:formula="of:=IF([.A557]=&quot;&quot;;&quot;&quot;;[.H556]-[.G557])">
            <text:p/>
          </table:table-cell>
          <table:table-cell table:number-columns-repeated="248"/>
        </table:table-row>
        <table:table-row table:style-name="ro3">
          <table:table-cell table:style-name="ce10" table:formula="of:=IF([.H557]=&quot;&quot;;&quot;&quot;;IF(roundOpt;IF(OR([.A557]&gt;=nper;ROUND([.H557];2)&lt;=0);&quot;&quot;;[.A557]+1);IF(OR([.A557]&gt;=nper;[.H557]&lt;=0);&quot;&quot;;[.A557]+1)))">
            <text:p/>
          </table:table-cell>
          <table:table-cell table:style-name="ce17" table:formula="of:=IF([.A558]=&quot;&quot;;&quot;&quot;;IF(OR(periods_per_year=26;periods_per_year=52);IF(periods_per_year=26;IF([.A558]=1;fpdate;[.B557]+14);IF(periods_per_year=52;IF([.A558]=1;fpdate;[.B557]+7);&quot;n/a&quot;));IF(periods_per_year=24;DATE(YEAR(fpdate);MONTH(fpdate)+([.A558]-1)/2+IF(AND(DAY(fpdate)&gt;=15;MOD([.A558];2)=0);1;0);IF(MOD([.A558];2)=0;IF(DAY(fpdate)&gt;=15;DAY(fpdate)-14;DAY(fpdate)+14);DAY(fpdate)));IF(DAY(DATE(YEAR(fpdate);MONTH(fpdate)+([.A558]-1)*months_per_period;DAY(fpdate)))&lt;&gt;DAY(fpdate);DATE(YEAR(fpdate);MONTH(fpdate)+([.A558]-1)*months_per_period+1;0);DATE(YEAR(fpdate);MONTH(fpdate)+([.A558]-1)*months_per_period;DAY(fpdate))))))">
            <text:p/>
          </table:table-cell>
          <table:table-cell table:style-name="ce21" table:formula="of:=IF([.A558]=&quot;&quot;;&quot;&quot;;IF(roundOpt;IF(OR([.A558]=nper;payment&gt;ROUND((1+rate)*[.H557];2));ROUND((1+rate)*[.H557];2);payment);IF(OR([.A558]=nper;payment&gt;(1+rate)*[.H557]);(1+rate)*[.H557];payment)))">
            <text:p/>
          </table:table-cell>
          <table:table-cell table:style-name="ce30"/>
          <table:table-cell table:style-name="ce21"/>
          <table:table-cell table:style-name="ce21" table:formula="of:=IF([.A558]=&quot;&quot;;&quot;&quot;;IF(AND([.A558]=1;pmtType=1);0;IF(roundOpt;ROUND(rate*[.H557];2);rate*[.H557])))">
            <text:p/>
          </table:table-cell>
          <table:table-cell table:style-name="ce21" table:formula="of:=IF([.A558]=&quot;&quot;;&quot;&quot;;[.C558]-[.F558]+[.D558])">
            <text:p/>
          </table:table-cell>
          <table:table-cell table:style-name="ce21" table:formula="of:=IF([.A558]=&quot;&quot;;&quot;&quot;;[.H557]-[.G558])">
            <text:p/>
          </table:table-cell>
          <table:table-cell table:number-columns-repeated="248"/>
        </table:table-row>
        <table:table-row table:style-name="ro3">
          <table:table-cell table:style-name="ce10" table:formula="of:=IF([.H558]=&quot;&quot;;&quot;&quot;;IF(roundOpt;IF(OR([.A558]&gt;=nper;ROUND([.H558];2)&lt;=0);&quot;&quot;;[.A558]+1);IF(OR([.A558]&gt;=nper;[.H558]&lt;=0);&quot;&quot;;[.A558]+1)))">
            <text:p/>
          </table:table-cell>
          <table:table-cell table:style-name="ce17" table:formula="of:=IF([.A559]=&quot;&quot;;&quot;&quot;;IF(OR(periods_per_year=26;periods_per_year=52);IF(periods_per_year=26;IF([.A559]=1;fpdate;[.B558]+14);IF(periods_per_year=52;IF([.A559]=1;fpdate;[.B558]+7);&quot;n/a&quot;));IF(periods_per_year=24;DATE(YEAR(fpdate);MONTH(fpdate)+([.A559]-1)/2+IF(AND(DAY(fpdate)&gt;=15;MOD([.A559];2)=0);1;0);IF(MOD([.A559];2)=0;IF(DAY(fpdate)&gt;=15;DAY(fpdate)-14;DAY(fpdate)+14);DAY(fpdate)));IF(DAY(DATE(YEAR(fpdate);MONTH(fpdate)+([.A559]-1)*months_per_period;DAY(fpdate)))&lt;&gt;DAY(fpdate);DATE(YEAR(fpdate);MONTH(fpdate)+([.A559]-1)*months_per_period+1;0);DATE(YEAR(fpdate);MONTH(fpdate)+([.A559]-1)*months_per_period;DAY(fpdate))))))">
            <text:p/>
          </table:table-cell>
          <table:table-cell table:style-name="ce21" table:formula="of:=IF([.A559]=&quot;&quot;;&quot;&quot;;IF(roundOpt;IF(OR([.A559]=nper;payment&gt;ROUND((1+rate)*[.H558];2));ROUND((1+rate)*[.H558];2);payment);IF(OR([.A559]=nper;payment&gt;(1+rate)*[.H558]);(1+rate)*[.H558];payment)))">
            <text:p/>
          </table:table-cell>
          <table:table-cell table:style-name="ce30"/>
          <table:table-cell table:style-name="ce21"/>
          <table:table-cell table:style-name="ce21" table:formula="of:=IF([.A559]=&quot;&quot;;&quot;&quot;;IF(AND([.A559]=1;pmtType=1);0;IF(roundOpt;ROUND(rate*[.H558];2);rate*[.H558])))">
            <text:p/>
          </table:table-cell>
          <table:table-cell table:style-name="ce21" table:formula="of:=IF([.A559]=&quot;&quot;;&quot;&quot;;[.C559]-[.F559]+[.D559])">
            <text:p/>
          </table:table-cell>
          <table:table-cell table:style-name="ce21" table:formula="of:=IF([.A559]=&quot;&quot;;&quot;&quot;;[.H558]-[.G559])">
            <text:p/>
          </table:table-cell>
          <table:table-cell table:number-columns-repeated="248"/>
        </table:table-row>
        <table:table-row table:style-name="ro3">
          <table:table-cell table:style-name="ce10" table:formula="of:=IF([.H559]=&quot;&quot;;&quot;&quot;;IF(roundOpt;IF(OR([.A559]&gt;=nper;ROUND([.H559];2)&lt;=0);&quot;&quot;;[.A559]+1);IF(OR([.A559]&gt;=nper;[.H559]&lt;=0);&quot;&quot;;[.A559]+1)))">
            <text:p/>
          </table:table-cell>
          <table:table-cell table:style-name="ce17" table:formula="of:=IF([.A560]=&quot;&quot;;&quot;&quot;;IF(OR(periods_per_year=26;periods_per_year=52);IF(periods_per_year=26;IF([.A560]=1;fpdate;[.B559]+14);IF(periods_per_year=52;IF([.A560]=1;fpdate;[.B559]+7);&quot;n/a&quot;));IF(periods_per_year=24;DATE(YEAR(fpdate);MONTH(fpdate)+([.A560]-1)/2+IF(AND(DAY(fpdate)&gt;=15;MOD([.A560];2)=0);1;0);IF(MOD([.A560];2)=0;IF(DAY(fpdate)&gt;=15;DAY(fpdate)-14;DAY(fpdate)+14);DAY(fpdate)));IF(DAY(DATE(YEAR(fpdate);MONTH(fpdate)+([.A560]-1)*months_per_period;DAY(fpdate)))&lt;&gt;DAY(fpdate);DATE(YEAR(fpdate);MONTH(fpdate)+([.A560]-1)*months_per_period+1;0);DATE(YEAR(fpdate);MONTH(fpdate)+([.A560]-1)*months_per_period;DAY(fpdate))))))">
            <text:p/>
          </table:table-cell>
          <table:table-cell table:style-name="ce21" table:formula="of:=IF([.A560]=&quot;&quot;;&quot;&quot;;IF(roundOpt;IF(OR([.A560]=nper;payment&gt;ROUND((1+rate)*[.H559];2));ROUND((1+rate)*[.H559];2);payment);IF(OR([.A560]=nper;payment&gt;(1+rate)*[.H559]);(1+rate)*[.H559];payment)))">
            <text:p/>
          </table:table-cell>
          <table:table-cell table:style-name="ce30"/>
          <table:table-cell table:style-name="ce21"/>
          <table:table-cell table:style-name="ce21" table:formula="of:=IF([.A560]=&quot;&quot;;&quot;&quot;;IF(AND([.A560]=1;pmtType=1);0;IF(roundOpt;ROUND(rate*[.H559];2);rate*[.H559])))">
            <text:p/>
          </table:table-cell>
          <table:table-cell table:style-name="ce21" table:formula="of:=IF([.A560]=&quot;&quot;;&quot;&quot;;[.C560]-[.F560]+[.D560])">
            <text:p/>
          </table:table-cell>
          <table:table-cell table:style-name="ce21" table:formula="of:=IF([.A560]=&quot;&quot;;&quot;&quot;;[.H559]-[.G560])">
            <text:p/>
          </table:table-cell>
          <table:table-cell table:number-columns-repeated="248"/>
        </table:table-row>
        <table:table-row table:style-name="ro3">
          <table:table-cell table:style-name="ce10" table:formula="of:=IF([.H560]=&quot;&quot;;&quot;&quot;;IF(roundOpt;IF(OR([.A560]&gt;=nper;ROUND([.H560];2)&lt;=0);&quot;&quot;;[.A560]+1);IF(OR([.A560]&gt;=nper;[.H560]&lt;=0);&quot;&quot;;[.A560]+1)))">
            <text:p/>
          </table:table-cell>
          <table:table-cell table:style-name="ce17" table:formula="of:=IF([.A561]=&quot;&quot;;&quot;&quot;;IF(OR(periods_per_year=26;periods_per_year=52);IF(periods_per_year=26;IF([.A561]=1;fpdate;[.B560]+14);IF(periods_per_year=52;IF([.A561]=1;fpdate;[.B560]+7);&quot;n/a&quot;));IF(periods_per_year=24;DATE(YEAR(fpdate);MONTH(fpdate)+([.A561]-1)/2+IF(AND(DAY(fpdate)&gt;=15;MOD([.A561];2)=0);1;0);IF(MOD([.A561];2)=0;IF(DAY(fpdate)&gt;=15;DAY(fpdate)-14;DAY(fpdate)+14);DAY(fpdate)));IF(DAY(DATE(YEAR(fpdate);MONTH(fpdate)+([.A561]-1)*months_per_period;DAY(fpdate)))&lt;&gt;DAY(fpdate);DATE(YEAR(fpdate);MONTH(fpdate)+([.A561]-1)*months_per_period+1;0);DATE(YEAR(fpdate);MONTH(fpdate)+([.A561]-1)*months_per_period;DAY(fpdate))))))">
            <text:p/>
          </table:table-cell>
          <table:table-cell table:style-name="ce21" table:formula="of:=IF([.A561]=&quot;&quot;;&quot;&quot;;IF(roundOpt;IF(OR([.A561]=nper;payment&gt;ROUND((1+rate)*[.H560];2));ROUND((1+rate)*[.H560];2);payment);IF(OR([.A561]=nper;payment&gt;(1+rate)*[.H560]);(1+rate)*[.H560];payment)))">
            <text:p/>
          </table:table-cell>
          <table:table-cell table:style-name="ce30"/>
          <table:table-cell table:style-name="ce21"/>
          <table:table-cell table:style-name="ce21" table:formula="of:=IF([.A561]=&quot;&quot;;&quot;&quot;;IF(AND([.A561]=1;pmtType=1);0;IF(roundOpt;ROUND(rate*[.H560];2);rate*[.H560])))">
            <text:p/>
          </table:table-cell>
          <table:table-cell table:style-name="ce21" table:formula="of:=IF([.A561]=&quot;&quot;;&quot;&quot;;[.C561]-[.F561]+[.D561])">
            <text:p/>
          </table:table-cell>
          <table:table-cell table:style-name="ce21" table:formula="of:=IF([.A561]=&quot;&quot;;&quot;&quot;;[.H560]-[.G561])">
            <text:p/>
          </table:table-cell>
          <table:table-cell table:number-columns-repeated="248"/>
        </table:table-row>
        <table:table-row table:style-name="ro3">
          <table:table-cell table:style-name="ce10" table:formula="of:=IF([.H561]=&quot;&quot;;&quot;&quot;;IF(roundOpt;IF(OR([.A561]&gt;=nper;ROUND([.H561];2)&lt;=0);&quot;&quot;;[.A561]+1);IF(OR([.A561]&gt;=nper;[.H561]&lt;=0);&quot;&quot;;[.A561]+1)))">
            <text:p/>
          </table:table-cell>
          <table:table-cell table:style-name="ce17" table:formula="of:=IF([.A562]=&quot;&quot;;&quot;&quot;;IF(OR(periods_per_year=26;periods_per_year=52);IF(periods_per_year=26;IF([.A562]=1;fpdate;[.B561]+14);IF(periods_per_year=52;IF([.A562]=1;fpdate;[.B561]+7);&quot;n/a&quot;));IF(periods_per_year=24;DATE(YEAR(fpdate);MONTH(fpdate)+([.A562]-1)/2+IF(AND(DAY(fpdate)&gt;=15;MOD([.A562];2)=0);1;0);IF(MOD([.A562];2)=0;IF(DAY(fpdate)&gt;=15;DAY(fpdate)-14;DAY(fpdate)+14);DAY(fpdate)));IF(DAY(DATE(YEAR(fpdate);MONTH(fpdate)+([.A562]-1)*months_per_period;DAY(fpdate)))&lt;&gt;DAY(fpdate);DATE(YEAR(fpdate);MONTH(fpdate)+([.A562]-1)*months_per_period+1;0);DATE(YEAR(fpdate);MONTH(fpdate)+([.A562]-1)*months_per_period;DAY(fpdate))))))">
            <text:p/>
          </table:table-cell>
          <table:table-cell table:style-name="ce21" table:formula="of:=IF([.A562]=&quot;&quot;;&quot;&quot;;IF(roundOpt;IF(OR([.A562]=nper;payment&gt;ROUND((1+rate)*[.H561];2));ROUND((1+rate)*[.H561];2);payment);IF(OR([.A562]=nper;payment&gt;(1+rate)*[.H561]);(1+rate)*[.H561];payment)))">
            <text:p/>
          </table:table-cell>
          <table:table-cell table:style-name="ce30"/>
          <table:table-cell table:style-name="ce21"/>
          <table:table-cell table:style-name="ce21" table:formula="of:=IF([.A562]=&quot;&quot;;&quot;&quot;;IF(AND([.A562]=1;pmtType=1);0;IF(roundOpt;ROUND(rate*[.H561];2);rate*[.H561])))">
            <text:p/>
          </table:table-cell>
          <table:table-cell table:style-name="ce21" table:formula="of:=IF([.A562]=&quot;&quot;;&quot;&quot;;[.C562]-[.F562]+[.D562])">
            <text:p/>
          </table:table-cell>
          <table:table-cell table:style-name="ce21" table:formula="of:=IF([.A562]=&quot;&quot;;&quot;&quot;;[.H561]-[.G562])">
            <text:p/>
          </table:table-cell>
          <table:table-cell table:number-columns-repeated="248"/>
        </table:table-row>
        <table:table-row table:style-name="ro3">
          <table:table-cell table:style-name="ce10" table:formula="of:=IF([.H562]=&quot;&quot;;&quot;&quot;;IF(roundOpt;IF(OR([.A562]&gt;=nper;ROUND([.H562];2)&lt;=0);&quot;&quot;;[.A562]+1);IF(OR([.A562]&gt;=nper;[.H562]&lt;=0);&quot;&quot;;[.A562]+1)))">
            <text:p/>
          </table:table-cell>
          <table:table-cell table:style-name="ce17" table:formula="of:=IF([.A563]=&quot;&quot;;&quot;&quot;;IF(OR(periods_per_year=26;periods_per_year=52);IF(periods_per_year=26;IF([.A563]=1;fpdate;[.B562]+14);IF(periods_per_year=52;IF([.A563]=1;fpdate;[.B562]+7);&quot;n/a&quot;));IF(periods_per_year=24;DATE(YEAR(fpdate);MONTH(fpdate)+([.A563]-1)/2+IF(AND(DAY(fpdate)&gt;=15;MOD([.A563];2)=0);1;0);IF(MOD([.A563];2)=0;IF(DAY(fpdate)&gt;=15;DAY(fpdate)-14;DAY(fpdate)+14);DAY(fpdate)));IF(DAY(DATE(YEAR(fpdate);MONTH(fpdate)+([.A563]-1)*months_per_period;DAY(fpdate)))&lt;&gt;DAY(fpdate);DATE(YEAR(fpdate);MONTH(fpdate)+([.A563]-1)*months_per_period+1;0);DATE(YEAR(fpdate);MONTH(fpdate)+([.A563]-1)*months_per_period;DAY(fpdate))))))">
            <text:p/>
          </table:table-cell>
          <table:table-cell table:style-name="ce21" table:formula="of:=IF([.A563]=&quot;&quot;;&quot;&quot;;IF(roundOpt;IF(OR([.A563]=nper;payment&gt;ROUND((1+rate)*[.H562];2));ROUND((1+rate)*[.H562];2);payment);IF(OR([.A563]=nper;payment&gt;(1+rate)*[.H562]);(1+rate)*[.H562];payment)))">
            <text:p/>
          </table:table-cell>
          <table:table-cell table:style-name="ce30"/>
          <table:table-cell table:style-name="ce21"/>
          <table:table-cell table:style-name="ce21" table:formula="of:=IF([.A563]=&quot;&quot;;&quot;&quot;;IF(AND([.A563]=1;pmtType=1);0;IF(roundOpt;ROUND(rate*[.H562];2);rate*[.H562])))">
            <text:p/>
          </table:table-cell>
          <table:table-cell table:style-name="ce21" table:formula="of:=IF([.A563]=&quot;&quot;;&quot;&quot;;[.C563]-[.F563]+[.D563])">
            <text:p/>
          </table:table-cell>
          <table:table-cell table:style-name="ce21" table:formula="of:=IF([.A563]=&quot;&quot;;&quot;&quot;;[.H562]-[.G563])">
            <text:p/>
          </table:table-cell>
          <table:table-cell table:number-columns-repeated="248"/>
        </table:table-row>
        <table:table-row table:style-name="ro3">
          <table:table-cell table:style-name="ce10" table:formula="of:=IF([.H563]=&quot;&quot;;&quot;&quot;;IF(roundOpt;IF(OR([.A563]&gt;=nper;ROUND([.H563];2)&lt;=0);&quot;&quot;;[.A563]+1);IF(OR([.A563]&gt;=nper;[.H563]&lt;=0);&quot;&quot;;[.A563]+1)))">
            <text:p/>
          </table:table-cell>
          <table:table-cell table:style-name="ce17" table:formula="of:=IF([.A564]=&quot;&quot;;&quot;&quot;;IF(OR(periods_per_year=26;periods_per_year=52);IF(periods_per_year=26;IF([.A564]=1;fpdate;[.B563]+14);IF(periods_per_year=52;IF([.A564]=1;fpdate;[.B563]+7);&quot;n/a&quot;));IF(periods_per_year=24;DATE(YEAR(fpdate);MONTH(fpdate)+([.A564]-1)/2+IF(AND(DAY(fpdate)&gt;=15;MOD([.A564];2)=0);1;0);IF(MOD([.A564];2)=0;IF(DAY(fpdate)&gt;=15;DAY(fpdate)-14;DAY(fpdate)+14);DAY(fpdate)));IF(DAY(DATE(YEAR(fpdate);MONTH(fpdate)+([.A564]-1)*months_per_period;DAY(fpdate)))&lt;&gt;DAY(fpdate);DATE(YEAR(fpdate);MONTH(fpdate)+([.A564]-1)*months_per_period+1;0);DATE(YEAR(fpdate);MONTH(fpdate)+([.A564]-1)*months_per_period;DAY(fpdate))))))">
            <text:p/>
          </table:table-cell>
          <table:table-cell table:style-name="ce21" table:formula="of:=IF([.A564]=&quot;&quot;;&quot;&quot;;IF(roundOpt;IF(OR([.A564]=nper;payment&gt;ROUND((1+rate)*[.H563];2));ROUND((1+rate)*[.H563];2);payment);IF(OR([.A564]=nper;payment&gt;(1+rate)*[.H563]);(1+rate)*[.H563];payment)))">
            <text:p/>
          </table:table-cell>
          <table:table-cell table:style-name="ce30"/>
          <table:table-cell table:style-name="ce21"/>
          <table:table-cell table:style-name="ce21" table:formula="of:=IF([.A564]=&quot;&quot;;&quot;&quot;;IF(AND([.A564]=1;pmtType=1);0;IF(roundOpt;ROUND(rate*[.H563];2);rate*[.H563])))">
            <text:p/>
          </table:table-cell>
          <table:table-cell table:style-name="ce21" table:formula="of:=IF([.A564]=&quot;&quot;;&quot;&quot;;[.C564]-[.F564]+[.D564])">
            <text:p/>
          </table:table-cell>
          <table:table-cell table:style-name="ce21" table:formula="of:=IF([.A564]=&quot;&quot;;&quot;&quot;;[.H563]-[.G564])">
            <text:p/>
          </table:table-cell>
          <table:table-cell table:number-columns-repeated="248"/>
        </table:table-row>
        <table:table-row table:style-name="ro3">
          <table:table-cell table:style-name="ce10" table:formula="of:=IF([.H564]=&quot;&quot;;&quot;&quot;;IF(roundOpt;IF(OR([.A564]&gt;=nper;ROUND([.H564];2)&lt;=0);&quot;&quot;;[.A564]+1);IF(OR([.A564]&gt;=nper;[.H564]&lt;=0);&quot;&quot;;[.A564]+1)))">
            <text:p/>
          </table:table-cell>
          <table:table-cell table:style-name="ce17" table:formula="of:=IF([.A565]=&quot;&quot;;&quot;&quot;;IF(OR(periods_per_year=26;periods_per_year=52);IF(periods_per_year=26;IF([.A565]=1;fpdate;[.B564]+14);IF(periods_per_year=52;IF([.A565]=1;fpdate;[.B564]+7);&quot;n/a&quot;));IF(periods_per_year=24;DATE(YEAR(fpdate);MONTH(fpdate)+([.A565]-1)/2+IF(AND(DAY(fpdate)&gt;=15;MOD([.A565];2)=0);1;0);IF(MOD([.A565];2)=0;IF(DAY(fpdate)&gt;=15;DAY(fpdate)-14;DAY(fpdate)+14);DAY(fpdate)));IF(DAY(DATE(YEAR(fpdate);MONTH(fpdate)+([.A565]-1)*months_per_period;DAY(fpdate)))&lt;&gt;DAY(fpdate);DATE(YEAR(fpdate);MONTH(fpdate)+([.A565]-1)*months_per_period+1;0);DATE(YEAR(fpdate);MONTH(fpdate)+([.A565]-1)*months_per_period;DAY(fpdate))))))">
            <text:p/>
          </table:table-cell>
          <table:table-cell table:style-name="ce21" table:formula="of:=IF([.A565]=&quot;&quot;;&quot;&quot;;IF(roundOpt;IF(OR([.A565]=nper;payment&gt;ROUND((1+rate)*[.H564];2));ROUND((1+rate)*[.H564];2);payment);IF(OR([.A565]=nper;payment&gt;(1+rate)*[.H564]);(1+rate)*[.H564];payment)))">
            <text:p/>
          </table:table-cell>
          <table:table-cell table:style-name="ce30"/>
          <table:table-cell table:style-name="ce21"/>
          <table:table-cell table:style-name="ce21" table:formula="of:=IF([.A565]=&quot;&quot;;&quot;&quot;;IF(AND([.A565]=1;pmtType=1);0;IF(roundOpt;ROUND(rate*[.H564];2);rate*[.H564])))">
            <text:p/>
          </table:table-cell>
          <table:table-cell table:style-name="ce21" table:formula="of:=IF([.A565]=&quot;&quot;;&quot;&quot;;[.C565]-[.F565]+[.D565])">
            <text:p/>
          </table:table-cell>
          <table:table-cell table:style-name="ce21" table:formula="of:=IF([.A565]=&quot;&quot;;&quot;&quot;;[.H564]-[.G565])">
            <text:p/>
          </table:table-cell>
          <table:table-cell table:number-columns-repeated="248"/>
        </table:table-row>
        <table:table-row table:style-name="ro3">
          <table:table-cell table:style-name="ce10" table:formula="of:=IF([.H565]=&quot;&quot;;&quot;&quot;;IF(roundOpt;IF(OR([.A565]&gt;=nper;ROUND([.H565];2)&lt;=0);&quot;&quot;;[.A565]+1);IF(OR([.A565]&gt;=nper;[.H565]&lt;=0);&quot;&quot;;[.A565]+1)))">
            <text:p/>
          </table:table-cell>
          <table:table-cell table:style-name="ce17" table:formula="of:=IF([.A566]=&quot;&quot;;&quot;&quot;;IF(OR(periods_per_year=26;periods_per_year=52);IF(periods_per_year=26;IF([.A566]=1;fpdate;[.B565]+14);IF(periods_per_year=52;IF([.A566]=1;fpdate;[.B565]+7);&quot;n/a&quot;));IF(periods_per_year=24;DATE(YEAR(fpdate);MONTH(fpdate)+([.A566]-1)/2+IF(AND(DAY(fpdate)&gt;=15;MOD([.A566];2)=0);1;0);IF(MOD([.A566];2)=0;IF(DAY(fpdate)&gt;=15;DAY(fpdate)-14;DAY(fpdate)+14);DAY(fpdate)));IF(DAY(DATE(YEAR(fpdate);MONTH(fpdate)+([.A566]-1)*months_per_period;DAY(fpdate)))&lt;&gt;DAY(fpdate);DATE(YEAR(fpdate);MONTH(fpdate)+([.A566]-1)*months_per_period+1;0);DATE(YEAR(fpdate);MONTH(fpdate)+([.A566]-1)*months_per_period;DAY(fpdate))))))">
            <text:p/>
          </table:table-cell>
          <table:table-cell table:style-name="ce21" table:formula="of:=IF([.A566]=&quot;&quot;;&quot;&quot;;IF(roundOpt;IF(OR([.A566]=nper;payment&gt;ROUND((1+rate)*[.H565];2));ROUND((1+rate)*[.H565];2);payment);IF(OR([.A566]=nper;payment&gt;(1+rate)*[.H565]);(1+rate)*[.H565];payment)))">
            <text:p/>
          </table:table-cell>
          <table:table-cell table:style-name="ce30"/>
          <table:table-cell table:style-name="ce21"/>
          <table:table-cell table:style-name="ce21" table:formula="of:=IF([.A566]=&quot;&quot;;&quot;&quot;;IF(AND([.A566]=1;pmtType=1);0;IF(roundOpt;ROUND(rate*[.H565];2);rate*[.H565])))">
            <text:p/>
          </table:table-cell>
          <table:table-cell table:style-name="ce21" table:formula="of:=IF([.A566]=&quot;&quot;;&quot;&quot;;[.C566]-[.F566]+[.D566])">
            <text:p/>
          </table:table-cell>
          <table:table-cell table:style-name="ce21" table:formula="of:=IF([.A566]=&quot;&quot;;&quot;&quot;;[.H565]-[.G566])">
            <text:p/>
          </table:table-cell>
          <table:table-cell table:number-columns-repeated="248"/>
        </table:table-row>
        <table:table-row table:style-name="ro3">
          <table:table-cell table:style-name="ce10" table:formula="of:=IF([.H566]=&quot;&quot;;&quot;&quot;;IF(roundOpt;IF(OR([.A566]&gt;=nper;ROUND([.H566];2)&lt;=0);&quot;&quot;;[.A566]+1);IF(OR([.A566]&gt;=nper;[.H566]&lt;=0);&quot;&quot;;[.A566]+1)))">
            <text:p/>
          </table:table-cell>
          <table:table-cell table:style-name="ce17" table:formula="of:=IF([.A567]=&quot;&quot;;&quot;&quot;;IF(OR(periods_per_year=26;periods_per_year=52);IF(periods_per_year=26;IF([.A567]=1;fpdate;[.B566]+14);IF(periods_per_year=52;IF([.A567]=1;fpdate;[.B566]+7);&quot;n/a&quot;));IF(periods_per_year=24;DATE(YEAR(fpdate);MONTH(fpdate)+([.A567]-1)/2+IF(AND(DAY(fpdate)&gt;=15;MOD([.A567];2)=0);1;0);IF(MOD([.A567];2)=0;IF(DAY(fpdate)&gt;=15;DAY(fpdate)-14;DAY(fpdate)+14);DAY(fpdate)));IF(DAY(DATE(YEAR(fpdate);MONTH(fpdate)+([.A567]-1)*months_per_period;DAY(fpdate)))&lt;&gt;DAY(fpdate);DATE(YEAR(fpdate);MONTH(fpdate)+([.A567]-1)*months_per_period+1;0);DATE(YEAR(fpdate);MONTH(fpdate)+([.A567]-1)*months_per_period;DAY(fpdate))))))">
            <text:p/>
          </table:table-cell>
          <table:table-cell table:style-name="ce21" table:formula="of:=IF([.A567]=&quot;&quot;;&quot;&quot;;IF(roundOpt;IF(OR([.A567]=nper;payment&gt;ROUND((1+rate)*[.H566];2));ROUND((1+rate)*[.H566];2);payment);IF(OR([.A567]=nper;payment&gt;(1+rate)*[.H566]);(1+rate)*[.H566];payment)))">
            <text:p/>
          </table:table-cell>
          <table:table-cell table:style-name="ce30"/>
          <table:table-cell table:style-name="ce21"/>
          <table:table-cell table:style-name="ce21" table:formula="of:=IF([.A567]=&quot;&quot;;&quot;&quot;;IF(AND([.A567]=1;pmtType=1);0;IF(roundOpt;ROUND(rate*[.H566];2);rate*[.H566])))">
            <text:p/>
          </table:table-cell>
          <table:table-cell table:style-name="ce21" table:formula="of:=IF([.A567]=&quot;&quot;;&quot;&quot;;[.C567]-[.F567]+[.D567])">
            <text:p/>
          </table:table-cell>
          <table:table-cell table:style-name="ce21" table:formula="of:=IF([.A567]=&quot;&quot;;&quot;&quot;;[.H566]-[.G567])">
            <text:p/>
          </table:table-cell>
          <table:table-cell table:number-columns-repeated="248"/>
        </table:table-row>
        <table:table-row table:style-name="ro3">
          <table:table-cell table:style-name="ce10" table:formula="of:=IF([.H567]=&quot;&quot;;&quot;&quot;;IF(roundOpt;IF(OR([.A567]&gt;=nper;ROUND([.H567];2)&lt;=0);&quot;&quot;;[.A567]+1);IF(OR([.A567]&gt;=nper;[.H567]&lt;=0);&quot;&quot;;[.A567]+1)))">
            <text:p/>
          </table:table-cell>
          <table:table-cell table:style-name="ce17" table:formula="of:=IF([.A568]=&quot;&quot;;&quot;&quot;;IF(OR(periods_per_year=26;periods_per_year=52);IF(periods_per_year=26;IF([.A568]=1;fpdate;[.B567]+14);IF(periods_per_year=52;IF([.A568]=1;fpdate;[.B567]+7);&quot;n/a&quot;));IF(periods_per_year=24;DATE(YEAR(fpdate);MONTH(fpdate)+([.A568]-1)/2+IF(AND(DAY(fpdate)&gt;=15;MOD([.A568];2)=0);1;0);IF(MOD([.A568];2)=0;IF(DAY(fpdate)&gt;=15;DAY(fpdate)-14;DAY(fpdate)+14);DAY(fpdate)));IF(DAY(DATE(YEAR(fpdate);MONTH(fpdate)+([.A568]-1)*months_per_period;DAY(fpdate)))&lt;&gt;DAY(fpdate);DATE(YEAR(fpdate);MONTH(fpdate)+([.A568]-1)*months_per_period+1;0);DATE(YEAR(fpdate);MONTH(fpdate)+([.A568]-1)*months_per_period;DAY(fpdate))))))">
            <text:p/>
          </table:table-cell>
          <table:table-cell table:style-name="ce21" table:formula="of:=IF([.A568]=&quot;&quot;;&quot;&quot;;IF(roundOpt;IF(OR([.A568]=nper;payment&gt;ROUND((1+rate)*[.H567];2));ROUND((1+rate)*[.H567];2);payment);IF(OR([.A568]=nper;payment&gt;(1+rate)*[.H567]);(1+rate)*[.H567];payment)))">
            <text:p/>
          </table:table-cell>
          <table:table-cell table:style-name="ce30"/>
          <table:table-cell table:style-name="ce21"/>
          <table:table-cell table:style-name="ce21" table:formula="of:=IF([.A568]=&quot;&quot;;&quot;&quot;;IF(AND([.A568]=1;pmtType=1);0;IF(roundOpt;ROUND(rate*[.H567];2);rate*[.H567])))">
            <text:p/>
          </table:table-cell>
          <table:table-cell table:style-name="ce21" table:formula="of:=IF([.A568]=&quot;&quot;;&quot;&quot;;[.C568]-[.F568]+[.D568])">
            <text:p/>
          </table:table-cell>
          <table:table-cell table:style-name="ce21" table:formula="of:=IF([.A568]=&quot;&quot;;&quot;&quot;;[.H567]-[.G568])">
            <text:p/>
          </table:table-cell>
          <table:table-cell table:number-columns-repeated="248"/>
        </table:table-row>
        <table:table-row table:style-name="ro3">
          <table:table-cell table:style-name="ce10" table:formula="of:=IF([.H568]=&quot;&quot;;&quot;&quot;;IF(roundOpt;IF(OR([.A568]&gt;=nper;ROUND([.H568];2)&lt;=0);&quot;&quot;;[.A568]+1);IF(OR([.A568]&gt;=nper;[.H568]&lt;=0);&quot;&quot;;[.A568]+1)))">
            <text:p/>
          </table:table-cell>
          <table:table-cell table:style-name="ce17" table:formula="of:=IF([.A569]=&quot;&quot;;&quot;&quot;;IF(OR(periods_per_year=26;periods_per_year=52);IF(periods_per_year=26;IF([.A569]=1;fpdate;[.B568]+14);IF(periods_per_year=52;IF([.A569]=1;fpdate;[.B568]+7);&quot;n/a&quot;));IF(periods_per_year=24;DATE(YEAR(fpdate);MONTH(fpdate)+([.A569]-1)/2+IF(AND(DAY(fpdate)&gt;=15;MOD([.A569];2)=0);1;0);IF(MOD([.A569];2)=0;IF(DAY(fpdate)&gt;=15;DAY(fpdate)-14;DAY(fpdate)+14);DAY(fpdate)));IF(DAY(DATE(YEAR(fpdate);MONTH(fpdate)+([.A569]-1)*months_per_period;DAY(fpdate)))&lt;&gt;DAY(fpdate);DATE(YEAR(fpdate);MONTH(fpdate)+([.A569]-1)*months_per_period+1;0);DATE(YEAR(fpdate);MONTH(fpdate)+([.A569]-1)*months_per_period;DAY(fpdate))))))">
            <text:p/>
          </table:table-cell>
          <table:table-cell table:style-name="ce21" table:formula="of:=IF([.A569]=&quot;&quot;;&quot;&quot;;IF(roundOpt;IF(OR([.A569]=nper;payment&gt;ROUND((1+rate)*[.H568];2));ROUND((1+rate)*[.H568];2);payment);IF(OR([.A569]=nper;payment&gt;(1+rate)*[.H568]);(1+rate)*[.H568];payment)))">
            <text:p/>
          </table:table-cell>
          <table:table-cell table:style-name="ce30"/>
          <table:table-cell table:style-name="ce21"/>
          <table:table-cell table:style-name="ce21" table:formula="of:=IF([.A569]=&quot;&quot;;&quot;&quot;;IF(AND([.A569]=1;pmtType=1);0;IF(roundOpt;ROUND(rate*[.H568];2);rate*[.H568])))">
            <text:p/>
          </table:table-cell>
          <table:table-cell table:style-name="ce21" table:formula="of:=IF([.A569]=&quot;&quot;;&quot;&quot;;[.C569]-[.F569]+[.D569])">
            <text:p/>
          </table:table-cell>
          <table:table-cell table:style-name="ce21" table:formula="of:=IF([.A569]=&quot;&quot;;&quot;&quot;;[.H568]-[.G569])">
            <text:p/>
          </table:table-cell>
          <table:table-cell table:number-columns-repeated="248"/>
        </table:table-row>
        <table:table-row table:style-name="ro3">
          <table:table-cell table:style-name="ce10" table:formula="of:=IF([.H569]=&quot;&quot;;&quot;&quot;;IF(roundOpt;IF(OR([.A569]&gt;=nper;ROUND([.H569];2)&lt;=0);&quot;&quot;;[.A569]+1);IF(OR([.A569]&gt;=nper;[.H569]&lt;=0);&quot;&quot;;[.A569]+1)))">
            <text:p/>
          </table:table-cell>
          <table:table-cell table:style-name="ce17" table:formula="of:=IF([.A570]=&quot;&quot;;&quot;&quot;;IF(OR(periods_per_year=26;periods_per_year=52);IF(periods_per_year=26;IF([.A570]=1;fpdate;[.B569]+14);IF(periods_per_year=52;IF([.A570]=1;fpdate;[.B569]+7);&quot;n/a&quot;));IF(periods_per_year=24;DATE(YEAR(fpdate);MONTH(fpdate)+([.A570]-1)/2+IF(AND(DAY(fpdate)&gt;=15;MOD([.A570];2)=0);1;0);IF(MOD([.A570];2)=0;IF(DAY(fpdate)&gt;=15;DAY(fpdate)-14;DAY(fpdate)+14);DAY(fpdate)));IF(DAY(DATE(YEAR(fpdate);MONTH(fpdate)+([.A570]-1)*months_per_period;DAY(fpdate)))&lt;&gt;DAY(fpdate);DATE(YEAR(fpdate);MONTH(fpdate)+([.A570]-1)*months_per_period+1;0);DATE(YEAR(fpdate);MONTH(fpdate)+([.A570]-1)*months_per_period;DAY(fpdate))))))">
            <text:p/>
          </table:table-cell>
          <table:table-cell table:style-name="ce21" table:formula="of:=IF([.A570]=&quot;&quot;;&quot;&quot;;IF(roundOpt;IF(OR([.A570]=nper;payment&gt;ROUND((1+rate)*[.H569];2));ROUND((1+rate)*[.H569];2);payment);IF(OR([.A570]=nper;payment&gt;(1+rate)*[.H569]);(1+rate)*[.H569];payment)))">
            <text:p/>
          </table:table-cell>
          <table:table-cell table:style-name="ce30"/>
          <table:table-cell table:style-name="ce21"/>
          <table:table-cell table:style-name="ce21" table:formula="of:=IF([.A570]=&quot;&quot;;&quot;&quot;;IF(AND([.A570]=1;pmtType=1);0;IF(roundOpt;ROUND(rate*[.H569];2);rate*[.H569])))">
            <text:p/>
          </table:table-cell>
          <table:table-cell table:style-name="ce21" table:formula="of:=IF([.A570]=&quot;&quot;;&quot;&quot;;[.C570]-[.F570]+[.D570])">
            <text:p/>
          </table:table-cell>
          <table:table-cell table:style-name="ce21" table:formula="of:=IF([.A570]=&quot;&quot;;&quot;&quot;;[.H569]-[.G570])">
            <text:p/>
          </table:table-cell>
          <table:table-cell table:number-columns-repeated="248"/>
        </table:table-row>
        <table:table-row table:style-name="ro3">
          <table:table-cell table:style-name="ce10" table:formula="of:=IF([.H570]=&quot;&quot;;&quot;&quot;;IF(roundOpt;IF(OR([.A570]&gt;=nper;ROUND([.H570];2)&lt;=0);&quot;&quot;;[.A570]+1);IF(OR([.A570]&gt;=nper;[.H570]&lt;=0);&quot;&quot;;[.A570]+1)))">
            <text:p/>
          </table:table-cell>
          <table:table-cell table:style-name="ce17" table:formula="of:=IF([.A571]=&quot;&quot;;&quot;&quot;;IF(OR(periods_per_year=26;periods_per_year=52);IF(periods_per_year=26;IF([.A571]=1;fpdate;[.B570]+14);IF(periods_per_year=52;IF([.A571]=1;fpdate;[.B570]+7);&quot;n/a&quot;));IF(periods_per_year=24;DATE(YEAR(fpdate);MONTH(fpdate)+([.A571]-1)/2+IF(AND(DAY(fpdate)&gt;=15;MOD([.A571];2)=0);1;0);IF(MOD([.A571];2)=0;IF(DAY(fpdate)&gt;=15;DAY(fpdate)-14;DAY(fpdate)+14);DAY(fpdate)));IF(DAY(DATE(YEAR(fpdate);MONTH(fpdate)+([.A571]-1)*months_per_period;DAY(fpdate)))&lt;&gt;DAY(fpdate);DATE(YEAR(fpdate);MONTH(fpdate)+([.A571]-1)*months_per_period+1;0);DATE(YEAR(fpdate);MONTH(fpdate)+([.A571]-1)*months_per_period;DAY(fpdate))))))">
            <text:p/>
          </table:table-cell>
          <table:table-cell table:style-name="ce21" table:formula="of:=IF([.A571]=&quot;&quot;;&quot;&quot;;IF(roundOpt;IF(OR([.A571]=nper;payment&gt;ROUND((1+rate)*[.H570];2));ROUND((1+rate)*[.H570];2);payment);IF(OR([.A571]=nper;payment&gt;(1+rate)*[.H570]);(1+rate)*[.H570];payment)))">
            <text:p/>
          </table:table-cell>
          <table:table-cell table:style-name="ce30"/>
          <table:table-cell table:style-name="ce21"/>
          <table:table-cell table:style-name="ce21" table:formula="of:=IF([.A571]=&quot;&quot;;&quot;&quot;;IF(AND([.A571]=1;pmtType=1);0;IF(roundOpt;ROUND(rate*[.H570];2);rate*[.H570])))">
            <text:p/>
          </table:table-cell>
          <table:table-cell table:style-name="ce21" table:formula="of:=IF([.A571]=&quot;&quot;;&quot;&quot;;[.C571]-[.F571]+[.D571])">
            <text:p/>
          </table:table-cell>
          <table:table-cell table:style-name="ce21" table:formula="of:=IF([.A571]=&quot;&quot;;&quot;&quot;;[.H570]-[.G571])">
            <text:p/>
          </table:table-cell>
          <table:table-cell table:number-columns-repeated="248"/>
        </table:table-row>
        <table:table-row table:style-name="ro3">
          <table:table-cell table:style-name="ce10" table:formula="of:=IF([.H571]=&quot;&quot;;&quot;&quot;;IF(roundOpt;IF(OR([.A571]&gt;=nper;ROUND([.H571];2)&lt;=0);&quot;&quot;;[.A571]+1);IF(OR([.A571]&gt;=nper;[.H571]&lt;=0);&quot;&quot;;[.A571]+1)))">
            <text:p/>
          </table:table-cell>
          <table:table-cell table:style-name="ce17" table:formula="of:=IF([.A572]=&quot;&quot;;&quot;&quot;;IF(OR(periods_per_year=26;periods_per_year=52);IF(periods_per_year=26;IF([.A572]=1;fpdate;[.B571]+14);IF(periods_per_year=52;IF([.A572]=1;fpdate;[.B571]+7);&quot;n/a&quot;));IF(periods_per_year=24;DATE(YEAR(fpdate);MONTH(fpdate)+([.A572]-1)/2+IF(AND(DAY(fpdate)&gt;=15;MOD([.A572];2)=0);1;0);IF(MOD([.A572];2)=0;IF(DAY(fpdate)&gt;=15;DAY(fpdate)-14;DAY(fpdate)+14);DAY(fpdate)));IF(DAY(DATE(YEAR(fpdate);MONTH(fpdate)+([.A572]-1)*months_per_period;DAY(fpdate)))&lt;&gt;DAY(fpdate);DATE(YEAR(fpdate);MONTH(fpdate)+([.A572]-1)*months_per_period+1;0);DATE(YEAR(fpdate);MONTH(fpdate)+([.A572]-1)*months_per_period;DAY(fpdate))))))">
            <text:p/>
          </table:table-cell>
          <table:table-cell table:style-name="ce21" table:formula="of:=IF([.A572]=&quot;&quot;;&quot;&quot;;IF(roundOpt;IF(OR([.A572]=nper;payment&gt;ROUND((1+rate)*[.H571];2));ROUND((1+rate)*[.H571];2);payment);IF(OR([.A572]=nper;payment&gt;(1+rate)*[.H571]);(1+rate)*[.H571];payment)))">
            <text:p/>
          </table:table-cell>
          <table:table-cell table:style-name="ce30"/>
          <table:table-cell table:style-name="ce21"/>
          <table:table-cell table:style-name="ce21" table:formula="of:=IF([.A572]=&quot;&quot;;&quot;&quot;;IF(AND([.A572]=1;pmtType=1);0;IF(roundOpt;ROUND(rate*[.H571];2);rate*[.H571])))">
            <text:p/>
          </table:table-cell>
          <table:table-cell table:style-name="ce21" table:formula="of:=IF([.A572]=&quot;&quot;;&quot;&quot;;[.C572]-[.F572]+[.D572])">
            <text:p/>
          </table:table-cell>
          <table:table-cell table:style-name="ce21" table:formula="of:=IF([.A572]=&quot;&quot;;&quot;&quot;;[.H571]-[.G572])">
            <text:p/>
          </table:table-cell>
          <table:table-cell table:number-columns-repeated="248"/>
        </table:table-row>
        <table:table-row table:style-name="ro3">
          <table:table-cell table:style-name="ce10" table:formula="of:=IF([.H572]=&quot;&quot;;&quot;&quot;;IF(roundOpt;IF(OR([.A572]&gt;=nper;ROUND([.H572];2)&lt;=0);&quot;&quot;;[.A572]+1);IF(OR([.A572]&gt;=nper;[.H572]&lt;=0);&quot;&quot;;[.A572]+1)))">
            <text:p/>
          </table:table-cell>
          <table:table-cell table:style-name="ce17" table:formula="of:=IF([.A573]=&quot;&quot;;&quot;&quot;;IF(OR(periods_per_year=26;periods_per_year=52);IF(periods_per_year=26;IF([.A573]=1;fpdate;[.B572]+14);IF(periods_per_year=52;IF([.A573]=1;fpdate;[.B572]+7);&quot;n/a&quot;));IF(periods_per_year=24;DATE(YEAR(fpdate);MONTH(fpdate)+([.A573]-1)/2+IF(AND(DAY(fpdate)&gt;=15;MOD([.A573];2)=0);1;0);IF(MOD([.A573];2)=0;IF(DAY(fpdate)&gt;=15;DAY(fpdate)-14;DAY(fpdate)+14);DAY(fpdate)));IF(DAY(DATE(YEAR(fpdate);MONTH(fpdate)+([.A573]-1)*months_per_period;DAY(fpdate)))&lt;&gt;DAY(fpdate);DATE(YEAR(fpdate);MONTH(fpdate)+([.A573]-1)*months_per_period+1;0);DATE(YEAR(fpdate);MONTH(fpdate)+([.A573]-1)*months_per_period;DAY(fpdate))))))">
            <text:p/>
          </table:table-cell>
          <table:table-cell table:style-name="ce21" table:formula="of:=IF([.A573]=&quot;&quot;;&quot;&quot;;IF(roundOpt;IF(OR([.A573]=nper;payment&gt;ROUND((1+rate)*[.H572];2));ROUND((1+rate)*[.H572];2);payment);IF(OR([.A573]=nper;payment&gt;(1+rate)*[.H572]);(1+rate)*[.H572];payment)))">
            <text:p/>
          </table:table-cell>
          <table:table-cell table:style-name="ce30"/>
          <table:table-cell table:style-name="ce21"/>
          <table:table-cell table:style-name="ce21" table:formula="of:=IF([.A573]=&quot;&quot;;&quot;&quot;;IF(AND([.A573]=1;pmtType=1);0;IF(roundOpt;ROUND(rate*[.H572];2);rate*[.H572])))">
            <text:p/>
          </table:table-cell>
          <table:table-cell table:style-name="ce21" table:formula="of:=IF([.A573]=&quot;&quot;;&quot;&quot;;[.C573]-[.F573]+[.D573])">
            <text:p/>
          </table:table-cell>
          <table:table-cell table:style-name="ce21" table:formula="of:=IF([.A573]=&quot;&quot;;&quot;&quot;;[.H572]-[.G573])">
            <text:p/>
          </table:table-cell>
          <table:table-cell table:number-columns-repeated="248"/>
        </table:table-row>
        <table:table-row table:style-name="ro3">
          <table:table-cell table:style-name="ce10" table:formula="of:=IF([.H573]=&quot;&quot;;&quot;&quot;;IF(roundOpt;IF(OR([.A573]&gt;=nper;ROUND([.H573];2)&lt;=0);&quot;&quot;;[.A573]+1);IF(OR([.A573]&gt;=nper;[.H573]&lt;=0);&quot;&quot;;[.A573]+1)))">
            <text:p/>
          </table:table-cell>
          <table:table-cell table:style-name="ce17" table:formula="of:=IF([.A574]=&quot;&quot;;&quot;&quot;;IF(OR(periods_per_year=26;periods_per_year=52);IF(periods_per_year=26;IF([.A574]=1;fpdate;[.B573]+14);IF(periods_per_year=52;IF([.A574]=1;fpdate;[.B573]+7);&quot;n/a&quot;));IF(periods_per_year=24;DATE(YEAR(fpdate);MONTH(fpdate)+([.A574]-1)/2+IF(AND(DAY(fpdate)&gt;=15;MOD([.A574];2)=0);1;0);IF(MOD([.A574];2)=0;IF(DAY(fpdate)&gt;=15;DAY(fpdate)-14;DAY(fpdate)+14);DAY(fpdate)));IF(DAY(DATE(YEAR(fpdate);MONTH(fpdate)+([.A574]-1)*months_per_period;DAY(fpdate)))&lt;&gt;DAY(fpdate);DATE(YEAR(fpdate);MONTH(fpdate)+([.A574]-1)*months_per_period+1;0);DATE(YEAR(fpdate);MONTH(fpdate)+([.A574]-1)*months_per_period;DAY(fpdate))))))">
            <text:p/>
          </table:table-cell>
          <table:table-cell table:style-name="ce21" table:formula="of:=IF([.A574]=&quot;&quot;;&quot;&quot;;IF(roundOpt;IF(OR([.A574]=nper;payment&gt;ROUND((1+rate)*[.H573];2));ROUND((1+rate)*[.H573];2);payment);IF(OR([.A574]=nper;payment&gt;(1+rate)*[.H573]);(1+rate)*[.H573];payment)))">
            <text:p/>
          </table:table-cell>
          <table:table-cell table:style-name="ce30"/>
          <table:table-cell table:style-name="ce21"/>
          <table:table-cell table:style-name="ce21" table:formula="of:=IF([.A574]=&quot;&quot;;&quot;&quot;;IF(AND([.A574]=1;pmtType=1);0;IF(roundOpt;ROUND(rate*[.H573];2);rate*[.H573])))">
            <text:p/>
          </table:table-cell>
          <table:table-cell table:style-name="ce21" table:formula="of:=IF([.A574]=&quot;&quot;;&quot;&quot;;[.C574]-[.F574]+[.D574])">
            <text:p/>
          </table:table-cell>
          <table:table-cell table:style-name="ce21" table:formula="of:=IF([.A574]=&quot;&quot;;&quot;&quot;;[.H573]-[.G574])">
            <text:p/>
          </table:table-cell>
          <table:table-cell table:number-columns-repeated="248"/>
        </table:table-row>
        <table:table-row table:style-name="ro3">
          <table:table-cell table:style-name="ce10" table:formula="of:=IF([.H574]=&quot;&quot;;&quot;&quot;;IF(roundOpt;IF(OR([.A574]&gt;=nper;ROUND([.H574];2)&lt;=0);&quot;&quot;;[.A574]+1);IF(OR([.A574]&gt;=nper;[.H574]&lt;=0);&quot;&quot;;[.A574]+1)))">
            <text:p/>
          </table:table-cell>
          <table:table-cell table:style-name="ce17" table:formula="of:=IF([.A575]=&quot;&quot;;&quot;&quot;;IF(OR(periods_per_year=26;periods_per_year=52);IF(periods_per_year=26;IF([.A575]=1;fpdate;[.B574]+14);IF(periods_per_year=52;IF([.A575]=1;fpdate;[.B574]+7);&quot;n/a&quot;));IF(periods_per_year=24;DATE(YEAR(fpdate);MONTH(fpdate)+([.A575]-1)/2+IF(AND(DAY(fpdate)&gt;=15;MOD([.A575];2)=0);1;0);IF(MOD([.A575];2)=0;IF(DAY(fpdate)&gt;=15;DAY(fpdate)-14;DAY(fpdate)+14);DAY(fpdate)));IF(DAY(DATE(YEAR(fpdate);MONTH(fpdate)+([.A575]-1)*months_per_period;DAY(fpdate)))&lt;&gt;DAY(fpdate);DATE(YEAR(fpdate);MONTH(fpdate)+([.A575]-1)*months_per_period+1;0);DATE(YEAR(fpdate);MONTH(fpdate)+([.A575]-1)*months_per_period;DAY(fpdate))))))">
            <text:p/>
          </table:table-cell>
          <table:table-cell table:style-name="ce21" table:formula="of:=IF([.A575]=&quot;&quot;;&quot;&quot;;IF(roundOpt;IF(OR([.A575]=nper;payment&gt;ROUND((1+rate)*[.H574];2));ROUND((1+rate)*[.H574];2);payment);IF(OR([.A575]=nper;payment&gt;(1+rate)*[.H574]);(1+rate)*[.H574];payment)))">
            <text:p/>
          </table:table-cell>
          <table:table-cell table:style-name="ce30"/>
          <table:table-cell table:style-name="ce21"/>
          <table:table-cell table:style-name="ce21" table:formula="of:=IF([.A575]=&quot;&quot;;&quot;&quot;;IF(AND([.A575]=1;pmtType=1);0;IF(roundOpt;ROUND(rate*[.H574];2);rate*[.H574])))">
            <text:p/>
          </table:table-cell>
          <table:table-cell table:style-name="ce21" table:formula="of:=IF([.A575]=&quot;&quot;;&quot;&quot;;[.C575]-[.F575]+[.D575])">
            <text:p/>
          </table:table-cell>
          <table:table-cell table:style-name="ce21" table:formula="of:=IF([.A575]=&quot;&quot;;&quot;&quot;;[.H574]-[.G575])">
            <text:p/>
          </table:table-cell>
          <table:table-cell table:number-columns-repeated="248"/>
        </table:table-row>
        <table:table-row table:style-name="ro3">
          <table:table-cell table:style-name="ce10" table:formula="of:=IF([.H575]=&quot;&quot;;&quot;&quot;;IF(roundOpt;IF(OR([.A575]&gt;=nper;ROUND([.H575];2)&lt;=0);&quot;&quot;;[.A575]+1);IF(OR([.A575]&gt;=nper;[.H575]&lt;=0);&quot;&quot;;[.A575]+1)))">
            <text:p/>
          </table:table-cell>
          <table:table-cell table:style-name="ce17" table:formula="of:=IF([.A576]=&quot;&quot;;&quot;&quot;;IF(OR(periods_per_year=26;periods_per_year=52);IF(periods_per_year=26;IF([.A576]=1;fpdate;[.B575]+14);IF(periods_per_year=52;IF([.A576]=1;fpdate;[.B575]+7);&quot;n/a&quot;));IF(periods_per_year=24;DATE(YEAR(fpdate);MONTH(fpdate)+([.A576]-1)/2+IF(AND(DAY(fpdate)&gt;=15;MOD([.A576];2)=0);1;0);IF(MOD([.A576];2)=0;IF(DAY(fpdate)&gt;=15;DAY(fpdate)-14;DAY(fpdate)+14);DAY(fpdate)));IF(DAY(DATE(YEAR(fpdate);MONTH(fpdate)+([.A576]-1)*months_per_period;DAY(fpdate)))&lt;&gt;DAY(fpdate);DATE(YEAR(fpdate);MONTH(fpdate)+([.A576]-1)*months_per_period+1;0);DATE(YEAR(fpdate);MONTH(fpdate)+([.A576]-1)*months_per_period;DAY(fpdate))))))">
            <text:p/>
          </table:table-cell>
          <table:table-cell table:style-name="ce21" table:formula="of:=IF([.A576]=&quot;&quot;;&quot;&quot;;IF(roundOpt;IF(OR([.A576]=nper;payment&gt;ROUND((1+rate)*[.H575];2));ROUND((1+rate)*[.H575];2);payment);IF(OR([.A576]=nper;payment&gt;(1+rate)*[.H575]);(1+rate)*[.H575];payment)))">
            <text:p/>
          </table:table-cell>
          <table:table-cell table:style-name="ce30"/>
          <table:table-cell table:style-name="ce21"/>
          <table:table-cell table:style-name="ce21" table:formula="of:=IF([.A576]=&quot;&quot;;&quot;&quot;;IF(AND([.A576]=1;pmtType=1);0;IF(roundOpt;ROUND(rate*[.H575];2);rate*[.H575])))">
            <text:p/>
          </table:table-cell>
          <table:table-cell table:style-name="ce21" table:formula="of:=IF([.A576]=&quot;&quot;;&quot;&quot;;[.C576]-[.F576]+[.D576])">
            <text:p/>
          </table:table-cell>
          <table:table-cell table:style-name="ce21" table:formula="of:=IF([.A576]=&quot;&quot;;&quot;&quot;;[.H575]-[.G576])">
            <text:p/>
          </table:table-cell>
          <table:table-cell table:number-columns-repeated="248"/>
        </table:table-row>
        <table:table-row table:style-name="ro3">
          <table:table-cell table:style-name="ce10" table:formula="of:=IF([.H576]=&quot;&quot;;&quot;&quot;;IF(roundOpt;IF(OR([.A576]&gt;=nper;ROUND([.H576];2)&lt;=0);&quot;&quot;;[.A576]+1);IF(OR([.A576]&gt;=nper;[.H576]&lt;=0);&quot;&quot;;[.A576]+1)))">
            <text:p/>
          </table:table-cell>
          <table:table-cell table:style-name="ce17" table:formula="of:=IF([.A577]=&quot;&quot;;&quot;&quot;;IF(OR(periods_per_year=26;periods_per_year=52);IF(periods_per_year=26;IF([.A577]=1;fpdate;[.B576]+14);IF(periods_per_year=52;IF([.A577]=1;fpdate;[.B576]+7);&quot;n/a&quot;));IF(periods_per_year=24;DATE(YEAR(fpdate);MONTH(fpdate)+([.A577]-1)/2+IF(AND(DAY(fpdate)&gt;=15;MOD([.A577];2)=0);1;0);IF(MOD([.A577];2)=0;IF(DAY(fpdate)&gt;=15;DAY(fpdate)-14;DAY(fpdate)+14);DAY(fpdate)));IF(DAY(DATE(YEAR(fpdate);MONTH(fpdate)+([.A577]-1)*months_per_period;DAY(fpdate)))&lt;&gt;DAY(fpdate);DATE(YEAR(fpdate);MONTH(fpdate)+([.A577]-1)*months_per_period+1;0);DATE(YEAR(fpdate);MONTH(fpdate)+([.A577]-1)*months_per_period;DAY(fpdate))))))">
            <text:p/>
          </table:table-cell>
          <table:table-cell table:style-name="ce21" table:formula="of:=IF([.A577]=&quot;&quot;;&quot;&quot;;IF(roundOpt;IF(OR([.A577]=nper;payment&gt;ROUND((1+rate)*[.H576];2));ROUND((1+rate)*[.H576];2);payment);IF(OR([.A577]=nper;payment&gt;(1+rate)*[.H576]);(1+rate)*[.H576];payment)))">
            <text:p/>
          </table:table-cell>
          <table:table-cell table:style-name="ce30"/>
          <table:table-cell table:style-name="ce21"/>
          <table:table-cell table:style-name="ce21" table:formula="of:=IF([.A577]=&quot;&quot;;&quot;&quot;;IF(AND([.A577]=1;pmtType=1);0;IF(roundOpt;ROUND(rate*[.H576];2);rate*[.H576])))">
            <text:p/>
          </table:table-cell>
          <table:table-cell table:style-name="ce21" table:formula="of:=IF([.A577]=&quot;&quot;;&quot;&quot;;[.C577]-[.F577]+[.D577])">
            <text:p/>
          </table:table-cell>
          <table:table-cell table:style-name="ce21" table:formula="of:=IF([.A577]=&quot;&quot;;&quot;&quot;;[.H576]-[.G577])">
            <text:p/>
          </table:table-cell>
          <table:table-cell table:number-columns-repeated="248"/>
        </table:table-row>
        <table:table-row table:style-name="ro3">
          <table:table-cell table:style-name="ce10" table:formula="of:=IF([.H577]=&quot;&quot;;&quot;&quot;;IF(roundOpt;IF(OR([.A577]&gt;=nper;ROUND([.H577];2)&lt;=0);&quot;&quot;;[.A577]+1);IF(OR([.A577]&gt;=nper;[.H577]&lt;=0);&quot;&quot;;[.A577]+1)))">
            <text:p/>
          </table:table-cell>
          <table:table-cell table:style-name="ce17" table:formula="of:=IF([.A578]=&quot;&quot;;&quot;&quot;;IF(OR(periods_per_year=26;periods_per_year=52);IF(periods_per_year=26;IF([.A578]=1;fpdate;[.B577]+14);IF(periods_per_year=52;IF([.A578]=1;fpdate;[.B577]+7);&quot;n/a&quot;));IF(periods_per_year=24;DATE(YEAR(fpdate);MONTH(fpdate)+([.A578]-1)/2+IF(AND(DAY(fpdate)&gt;=15;MOD([.A578];2)=0);1;0);IF(MOD([.A578];2)=0;IF(DAY(fpdate)&gt;=15;DAY(fpdate)-14;DAY(fpdate)+14);DAY(fpdate)));IF(DAY(DATE(YEAR(fpdate);MONTH(fpdate)+([.A578]-1)*months_per_period;DAY(fpdate)))&lt;&gt;DAY(fpdate);DATE(YEAR(fpdate);MONTH(fpdate)+([.A578]-1)*months_per_period+1;0);DATE(YEAR(fpdate);MONTH(fpdate)+([.A578]-1)*months_per_period;DAY(fpdate))))))">
            <text:p/>
          </table:table-cell>
          <table:table-cell table:style-name="ce21" table:formula="of:=IF([.A578]=&quot;&quot;;&quot;&quot;;IF(roundOpt;IF(OR([.A578]=nper;payment&gt;ROUND((1+rate)*[.H577];2));ROUND((1+rate)*[.H577];2);payment);IF(OR([.A578]=nper;payment&gt;(1+rate)*[.H577]);(1+rate)*[.H577];payment)))">
            <text:p/>
          </table:table-cell>
          <table:table-cell table:style-name="ce30"/>
          <table:table-cell table:style-name="ce21"/>
          <table:table-cell table:style-name="ce21" table:formula="of:=IF([.A578]=&quot;&quot;;&quot;&quot;;IF(AND([.A578]=1;pmtType=1);0;IF(roundOpt;ROUND(rate*[.H577];2);rate*[.H577])))">
            <text:p/>
          </table:table-cell>
          <table:table-cell table:style-name="ce21" table:formula="of:=IF([.A578]=&quot;&quot;;&quot;&quot;;[.C578]-[.F578]+[.D578])">
            <text:p/>
          </table:table-cell>
          <table:table-cell table:style-name="ce21" table:formula="of:=IF([.A578]=&quot;&quot;;&quot;&quot;;[.H577]-[.G578])">
            <text:p/>
          </table:table-cell>
          <table:table-cell table:number-columns-repeated="248"/>
        </table:table-row>
        <table:table-row table:style-name="ro3">
          <table:table-cell table:style-name="ce10" table:formula="of:=IF([.H578]=&quot;&quot;;&quot;&quot;;IF(roundOpt;IF(OR([.A578]&gt;=nper;ROUND([.H578];2)&lt;=0);&quot;&quot;;[.A578]+1);IF(OR([.A578]&gt;=nper;[.H578]&lt;=0);&quot;&quot;;[.A578]+1)))">
            <text:p/>
          </table:table-cell>
          <table:table-cell table:style-name="ce17" table:formula="of:=IF([.A579]=&quot;&quot;;&quot;&quot;;IF(OR(periods_per_year=26;periods_per_year=52);IF(periods_per_year=26;IF([.A579]=1;fpdate;[.B578]+14);IF(periods_per_year=52;IF([.A579]=1;fpdate;[.B578]+7);&quot;n/a&quot;));IF(periods_per_year=24;DATE(YEAR(fpdate);MONTH(fpdate)+([.A579]-1)/2+IF(AND(DAY(fpdate)&gt;=15;MOD([.A579];2)=0);1;0);IF(MOD([.A579];2)=0;IF(DAY(fpdate)&gt;=15;DAY(fpdate)-14;DAY(fpdate)+14);DAY(fpdate)));IF(DAY(DATE(YEAR(fpdate);MONTH(fpdate)+([.A579]-1)*months_per_period;DAY(fpdate)))&lt;&gt;DAY(fpdate);DATE(YEAR(fpdate);MONTH(fpdate)+([.A579]-1)*months_per_period+1;0);DATE(YEAR(fpdate);MONTH(fpdate)+([.A579]-1)*months_per_period;DAY(fpdate))))))">
            <text:p/>
          </table:table-cell>
          <table:table-cell table:style-name="ce21" table:formula="of:=IF([.A579]=&quot;&quot;;&quot;&quot;;IF(roundOpt;IF(OR([.A579]=nper;payment&gt;ROUND((1+rate)*[.H578];2));ROUND((1+rate)*[.H578];2);payment);IF(OR([.A579]=nper;payment&gt;(1+rate)*[.H578]);(1+rate)*[.H578];payment)))">
            <text:p/>
          </table:table-cell>
          <table:table-cell table:style-name="ce30"/>
          <table:table-cell table:style-name="ce21"/>
          <table:table-cell table:style-name="ce21" table:formula="of:=IF([.A579]=&quot;&quot;;&quot;&quot;;IF(AND([.A579]=1;pmtType=1);0;IF(roundOpt;ROUND(rate*[.H578];2);rate*[.H578])))">
            <text:p/>
          </table:table-cell>
          <table:table-cell table:style-name="ce21" table:formula="of:=IF([.A579]=&quot;&quot;;&quot;&quot;;[.C579]-[.F579]+[.D579])">
            <text:p/>
          </table:table-cell>
          <table:table-cell table:style-name="ce21" table:formula="of:=IF([.A579]=&quot;&quot;;&quot;&quot;;[.H578]-[.G579])">
            <text:p/>
          </table:table-cell>
          <table:table-cell table:number-columns-repeated="248"/>
        </table:table-row>
        <table:table-row table:style-name="ro3">
          <table:table-cell table:style-name="ce10" table:formula="of:=IF([.H579]=&quot;&quot;;&quot;&quot;;IF(roundOpt;IF(OR([.A579]&gt;=nper;ROUND([.H579];2)&lt;=0);&quot;&quot;;[.A579]+1);IF(OR([.A579]&gt;=nper;[.H579]&lt;=0);&quot;&quot;;[.A579]+1)))">
            <text:p/>
          </table:table-cell>
          <table:table-cell table:style-name="ce17" table:formula="of:=IF([.A580]=&quot;&quot;;&quot;&quot;;IF(OR(periods_per_year=26;periods_per_year=52);IF(periods_per_year=26;IF([.A580]=1;fpdate;[.B579]+14);IF(periods_per_year=52;IF([.A580]=1;fpdate;[.B579]+7);&quot;n/a&quot;));IF(periods_per_year=24;DATE(YEAR(fpdate);MONTH(fpdate)+([.A580]-1)/2+IF(AND(DAY(fpdate)&gt;=15;MOD([.A580];2)=0);1;0);IF(MOD([.A580];2)=0;IF(DAY(fpdate)&gt;=15;DAY(fpdate)-14;DAY(fpdate)+14);DAY(fpdate)));IF(DAY(DATE(YEAR(fpdate);MONTH(fpdate)+([.A580]-1)*months_per_period;DAY(fpdate)))&lt;&gt;DAY(fpdate);DATE(YEAR(fpdate);MONTH(fpdate)+([.A580]-1)*months_per_period+1;0);DATE(YEAR(fpdate);MONTH(fpdate)+([.A580]-1)*months_per_period;DAY(fpdate))))))">
            <text:p/>
          </table:table-cell>
          <table:table-cell table:style-name="ce21" table:formula="of:=IF([.A580]=&quot;&quot;;&quot;&quot;;IF(roundOpt;IF(OR([.A580]=nper;payment&gt;ROUND((1+rate)*[.H579];2));ROUND((1+rate)*[.H579];2);payment);IF(OR([.A580]=nper;payment&gt;(1+rate)*[.H579]);(1+rate)*[.H579];payment)))">
            <text:p/>
          </table:table-cell>
          <table:table-cell table:style-name="ce30"/>
          <table:table-cell table:style-name="ce21"/>
          <table:table-cell table:style-name="ce21" table:formula="of:=IF([.A580]=&quot;&quot;;&quot;&quot;;IF(AND([.A580]=1;pmtType=1);0;IF(roundOpt;ROUND(rate*[.H579];2);rate*[.H579])))">
            <text:p/>
          </table:table-cell>
          <table:table-cell table:style-name="ce21" table:formula="of:=IF([.A580]=&quot;&quot;;&quot;&quot;;[.C580]-[.F580]+[.D580])">
            <text:p/>
          </table:table-cell>
          <table:table-cell table:style-name="ce21" table:formula="of:=IF([.A580]=&quot;&quot;;&quot;&quot;;[.H579]-[.G580])">
            <text:p/>
          </table:table-cell>
          <table:table-cell table:number-columns-repeated="248"/>
        </table:table-row>
        <table:table-row table:style-name="ro3">
          <table:table-cell table:style-name="ce10" table:formula="of:=IF([.H580]=&quot;&quot;;&quot;&quot;;IF(roundOpt;IF(OR([.A580]&gt;=nper;ROUND([.H580];2)&lt;=0);&quot;&quot;;[.A580]+1);IF(OR([.A580]&gt;=nper;[.H580]&lt;=0);&quot;&quot;;[.A580]+1)))">
            <text:p/>
          </table:table-cell>
          <table:table-cell table:style-name="ce17" table:formula="of:=IF([.A581]=&quot;&quot;;&quot;&quot;;IF(OR(periods_per_year=26;periods_per_year=52);IF(periods_per_year=26;IF([.A581]=1;fpdate;[.B580]+14);IF(periods_per_year=52;IF([.A581]=1;fpdate;[.B580]+7);&quot;n/a&quot;));IF(periods_per_year=24;DATE(YEAR(fpdate);MONTH(fpdate)+([.A581]-1)/2+IF(AND(DAY(fpdate)&gt;=15;MOD([.A581];2)=0);1;0);IF(MOD([.A581];2)=0;IF(DAY(fpdate)&gt;=15;DAY(fpdate)-14;DAY(fpdate)+14);DAY(fpdate)));IF(DAY(DATE(YEAR(fpdate);MONTH(fpdate)+([.A581]-1)*months_per_period;DAY(fpdate)))&lt;&gt;DAY(fpdate);DATE(YEAR(fpdate);MONTH(fpdate)+([.A581]-1)*months_per_period+1;0);DATE(YEAR(fpdate);MONTH(fpdate)+([.A581]-1)*months_per_period;DAY(fpdate))))))">
            <text:p/>
          </table:table-cell>
          <table:table-cell table:style-name="ce21" table:formula="of:=IF([.A581]=&quot;&quot;;&quot;&quot;;IF(roundOpt;IF(OR([.A581]=nper;payment&gt;ROUND((1+rate)*[.H580];2));ROUND((1+rate)*[.H580];2);payment);IF(OR([.A581]=nper;payment&gt;(1+rate)*[.H580]);(1+rate)*[.H580];payment)))">
            <text:p/>
          </table:table-cell>
          <table:table-cell table:style-name="ce30"/>
          <table:table-cell table:style-name="ce21"/>
          <table:table-cell table:style-name="ce21" table:formula="of:=IF([.A581]=&quot;&quot;;&quot;&quot;;IF(AND([.A581]=1;pmtType=1);0;IF(roundOpt;ROUND(rate*[.H580];2);rate*[.H580])))">
            <text:p/>
          </table:table-cell>
          <table:table-cell table:style-name="ce21" table:formula="of:=IF([.A581]=&quot;&quot;;&quot;&quot;;[.C581]-[.F581]+[.D581])">
            <text:p/>
          </table:table-cell>
          <table:table-cell table:style-name="ce21" table:formula="of:=IF([.A581]=&quot;&quot;;&quot;&quot;;[.H580]-[.G581])">
            <text:p/>
          </table:table-cell>
          <table:table-cell table:number-columns-repeated="248"/>
        </table:table-row>
        <table:table-row table:style-name="ro3">
          <table:table-cell table:style-name="ce10" table:formula="of:=IF([.H581]=&quot;&quot;;&quot;&quot;;IF(roundOpt;IF(OR([.A581]&gt;=nper;ROUND([.H581];2)&lt;=0);&quot;&quot;;[.A581]+1);IF(OR([.A581]&gt;=nper;[.H581]&lt;=0);&quot;&quot;;[.A581]+1)))">
            <text:p/>
          </table:table-cell>
          <table:table-cell table:style-name="ce17" table:formula="of:=IF([.A582]=&quot;&quot;;&quot;&quot;;IF(OR(periods_per_year=26;periods_per_year=52);IF(periods_per_year=26;IF([.A582]=1;fpdate;[.B581]+14);IF(periods_per_year=52;IF([.A582]=1;fpdate;[.B581]+7);&quot;n/a&quot;));IF(periods_per_year=24;DATE(YEAR(fpdate);MONTH(fpdate)+([.A582]-1)/2+IF(AND(DAY(fpdate)&gt;=15;MOD([.A582];2)=0);1;0);IF(MOD([.A582];2)=0;IF(DAY(fpdate)&gt;=15;DAY(fpdate)-14;DAY(fpdate)+14);DAY(fpdate)));IF(DAY(DATE(YEAR(fpdate);MONTH(fpdate)+([.A582]-1)*months_per_period;DAY(fpdate)))&lt;&gt;DAY(fpdate);DATE(YEAR(fpdate);MONTH(fpdate)+([.A582]-1)*months_per_period+1;0);DATE(YEAR(fpdate);MONTH(fpdate)+([.A582]-1)*months_per_period;DAY(fpdate))))))">
            <text:p/>
          </table:table-cell>
          <table:table-cell table:style-name="ce21" table:formula="of:=IF([.A582]=&quot;&quot;;&quot;&quot;;IF(roundOpt;IF(OR([.A582]=nper;payment&gt;ROUND((1+rate)*[.H581];2));ROUND((1+rate)*[.H581];2);payment);IF(OR([.A582]=nper;payment&gt;(1+rate)*[.H581]);(1+rate)*[.H581];payment)))">
            <text:p/>
          </table:table-cell>
          <table:table-cell table:style-name="ce30"/>
          <table:table-cell table:style-name="ce21"/>
          <table:table-cell table:style-name="ce21" table:formula="of:=IF([.A582]=&quot;&quot;;&quot;&quot;;IF(AND([.A582]=1;pmtType=1);0;IF(roundOpt;ROUND(rate*[.H581];2);rate*[.H581])))">
            <text:p/>
          </table:table-cell>
          <table:table-cell table:style-name="ce21" table:formula="of:=IF([.A582]=&quot;&quot;;&quot;&quot;;[.C582]-[.F582]+[.D582])">
            <text:p/>
          </table:table-cell>
          <table:table-cell table:style-name="ce21" table:formula="of:=IF([.A582]=&quot;&quot;;&quot;&quot;;[.H581]-[.G582])">
            <text:p/>
          </table:table-cell>
          <table:table-cell table:number-columns-repeated="248"/>
        </table:table-row>
        <table:table-row table:style-name="ro3">
          <table:table-cell table:style-name="ce10" table:formula="of:=IF([.H582]=&quot;&quot;;&quot;&quot;;IF(roundOpt;IF(OR([.A582]&gt;=nper;ROUND([.H582];2)&lt;=0);&quot;&quot;;[.A582]+1);IF(OR([.A582]&gt;=nper;[.H582]&lt;=0);&quot;&quot;;[.A582]+1)))">
            <text:p/>
          </table:table-cell>
          <table:table-cell table:style-name="ce17" table:formula="of:=IF([.A583]=&quot;&quot;;&quot;&quot;;IF(OR(periods_per_year=26;periods_per_year=52);IF(periods_per_year=26;IF([.A583]=1;fpdate;[.B582]+14);IF(periods_per_year=52;IF([.A583]=1;fpdate;[.B582]+7);&quot;n/a&quot;));IF(periods_per_year=24;DATE(YEAR(fpdate);MONTH(fpdate)+([.A583]-1)/2+IF(AND(DAY(fpdate)&gt;=15;MOD([.A583];2)=0);1;0);IF(MOD([.A583];2)=0;IF(DAY(fpdate)&gt;=15;DAY(fpdate)-14;DAY(fpdate)+14);DAY(fpdate)));IF(DAY(DATE(YEAR(fpdate);MONTH(fpdate)+([.A583]-1)*months_per_period;DAY(fpdate)))&lt;&gt;DAY(fpdate);DATE(YEAR(fpdate);MONTH(fpdate)+([.A583]-1)*months_per_period+1;0);DATE(YEAR(fpdate);MONTH(fpdate)+([.A583]-1)*months_per_period;DAY(fpdate))))))">
            <text:p/>
          </table:table-cell>
          <table:table-cell table:style-name="ce21" table:formula="of:=IF([.A583]=&quot;&quot;;&quot;&quot;;IF(roundOpt;IF(OR([.A583]=nper;payment&gt;ROUND((1+rate)*[.H582];2));ROUND((1+rate)*[.H582];2);payment);IF(OR([.A583]=nper;payment&gt;(1+rate)*[.H582]);(1+rate)*[.H582];payment)))">
            <text:p/>
          </table:table-cell>
          <table:table-cell table:style-name="ce30"/>
          <table:table-cell table:style-name="ce21"/>
          <table:table-cell table:style-name="ce21" table:formula="of:=IF([.A583]=&quot;&quot;;&quot;&quot;;IF(AND([.A583]=1;pmtType=1);0;IF(roundOpt;ROUND(rate*[.H582];2);rate*[.H582])))">
            <text:p/>
          </table:table-cell>
          <table:table-cell table:style-name="ce21" table:formula="of:=IF([.A583]=&quot;&quot;;&quot;&quot;;[.C583]-[.F583]+[.D583])">
            <text:p/>
          </table:table-cell>
          <table:table-cell table:style-name="ce21" table:formula="of:=IF([.A583]=&quot;&quot;;&quot;&quot;;[.H582]-[.G583])">
            <text:p/>
          </table:table-cell>
          <table:table-cell table:number-columns-repeated="248"/>
        </table:table-row>
        <table:table-row table:style-name="ro3">
          <table:table-cell table:style-name="ce10" table:formula="of:=IF([.H583]=&quot;&quot;;&quot;&quot;;IF(roundOpt;IF(OR([.A583]&gt;=nper;ROUND([.H583];2)&lt;=0);&quot;&quot;;[.A583]+1);IF(OR([.A583]&gt;=nper;[.H583]&lt;=0);&quot;&quot;;[.A583]+1)))">
            <text:p/>
          </table:table-cell>
          <table:table-cell table:style-name="ce17" table:formula="of:=IF([.A584]=&quot;&quot;;&quot;&quot;;IF(OR(periods_per_year=26;periods_per_year=52);IF(periods_per_year=26;IF([.A584]=1;fpdate;[.B583]+14);IF(periods_per_year=52;IF([.A584]=1;fpdate;[.B583]+7);&quot;n/a&quot;));IF(periods_per_year=24;DATE(YEAR(fpdate);MONTH(fpdate)+([.A584]-1)/2+IF(AND(DAY(fpdate)&gt;=15;MOD([.A584];2)=0);1;0);IF(MOD([.A584];2)=0;IF(DAY(fpdate)&gt;=15;DAY(fpdate)-14;DAY(fpdate)+14);DAY(fpdate)));IF(DAY(DATE(YEAR(fpdate);MONTH(fpdate)+([.A584]-1)*months_per_period;DAY(fpdate)))&lt;&gt;DAY(fpdate);DATE(YEAR(fpdate);MONTH(fpdate)+([.A584]-1)*months_per_period+1;0);DATE(YEAR(fpdate);MONTH(fpdate)+([.A584]-1)*months_per_period;DAY(fpdate))))))">
            <text:p/>
          </table:table-cell>
          <table:table-cell table:style-name="ce21" table:formula="of:=IF([.A584]=&quot;&quot;;&quot;&quot;;IF(roundOpt;IF(OR([.A584]=nper;payment&gt;ROUND((1+rate)*[.H583];2));ROUND((1+rate)*[.H583];2);payment);IF(OR([.A584]=nper;payment&gt;(1+rate)*[.H583]);(1+rate)*[.H583];payment)))">
            <text:p/>
          </table:table-cell>
          <table:table-cell table:style-name="ce30"/>
          <table:table-cell table:style-name="ce21"/>
          <table:table-cell table:style-name="ce21" table:formula="of:=IF([.A584]=&quot;&quot;;&quot;&quot;;IF(AND([.A584]=1;pmtType=1);0;IF(roundOpt;ROUND(rate*[.H583];2);rate*[.H583])))">
            <text:p/>
          </table:table-cell>
          <table:table-cell table:style-name="ce21" table:formula="of:=IF([.A584]=&quot;&quot;;&quot;&quot;;[.C584]-[.F584]+[.D584])">
            <text:p/>
          </table:table-cell>
          <table:table-cell table:style-name="ce21" table:formula="of:=IF([.A584]=&quot;&quot;;&quot;&quot;;[.H583]-[.G584])">
            <text:p/>
          </table:table-cell>
          <table:table-cell table:number-columns-repeated="248"/>
        </table:table-row>
        <table:table-row table:style-name="ro3">
          <table:table-cell table:style-name="ce10" table:formula="of:=IF([.H584]=&quot;&quot;;&quot;&quot;;IF(roundOpt;IF(OR([.A584]&gt;=nper;ROUND([.H584];2)&lt;=0);&quot;&quot;;[.A584]+1);IF(OR([.A584]&gt;=nper;[.H584]&lt;=0);&quot;&quot;;[.A584]+1)))">
            <text:p/>
          </table:table-cell>
          <table:table-cell table:style-name="ce17" table:formula="of:=IF([.A585]=&quot;&quot;;&quot;&quot;;IF(OR(periods_per_year=26;periods_per_year=52);IF(periods_per_year=26;IF([.A585]=1;fpdate;[.B584]+14);IF(periods_per_year=52;IF([.A585]=1;fpdate;[.B584]+7);&quot;n/a&quot;));IF(periods_per_year=24;DATE(YEAR(fpdate);MONTH(fpdate)+([.A585]-1)/2+IF(AND(DAY(fpdate)&gt;=15;MOD([.A585];2)=0);1;0);IF(MOD([.A585];2)=0;IF(DAY(fpdate)&gt;=15;DAY(fpdate)-14;DAY(fpdate)+14);DAY(fpdate)));IF(DAY(DATE(YEAR(fpdate);MONTH(fpdate)+([.A585]-1)*months_per_period;DAY(fpdate)))&lt;&gt;DAY(fpdate);DATE(YEAR(fpdate);MONTH(fpdate)+([.A585]-1)*months_per_period+1;0);DATE(YEAR(fpdate);MONTH(fpdate)+([.A585]-1)*months_per_period;DAY(fpdate))))))">
            <text:p/>
          </table:table-cell>
          <table:table-cell table:style-name="ce21" table:formula="of:=IF([.A585]=&quot;&quot;;&quot;&quot;;IF(roundOpt;IF(OR([.A585]=nper;payment&gt;ROUND((1+rate)*[.H584];2));ROUND((1+rate)*[.H584];2);payment);IF(OR([.A585]=nper;payment&gt;(1+rate)*[.H584]);(1+rate)*[.H584];payment)))">
            <text:p/>
          </table:table-cell>
          <table:table-cell table:style-name="ce30"/>
          <table:table-cell table:style-name="ce21"/>
          <table:table-cell table:style-name="ce21" table:formula="of:=IF([.A585]=&quot;&quot;;&quot;&quot;;IF(AND([.A585]=1;pmtType=1);0;IF(roundOpt;ROUND(rate*[.H584];2);rate*[.H584])))">
            <text:p/>
          </table:table-cell>
          <table:table-cell table:style-name="ce21" table:formula="of:=IF([.A585]=&quot;&quot;;&quot;&quot;;[.C585]-[.F585]+[.D585])">
            <text:p/>
          </table:table-cell>
          <table:table-cell table:style-name="ce21" table:formula="of:=IF([.A585]=&quot;&quot;;&quot;&quot;;[.H584]-[.G585])">
            <text:p/>
          </table:table-cell>
          <table:table-cell table:number-columns-repeated="248"/>
        </table:table-row>
        <table:table-row table:style-name="ro3">
          <table:table-cell table:style-name="ce10" table:formula="of:=IF([.H585]=&quot;&quot;;&quot;&quot;;IF(roundOpt;IF(OR([.A585]&gt;=nper;ROUND([.H585];2)&lt;=0);&quot;&quot;;[.A585]+1);IF(OR([.A585]&gt;=nper;[.H585]&lt;=0);&quot;&quot;;[.A585]+1)))">
            <text:p/>
          </table:table-cell>
          <table:table-cell table:style-name="ce17" table:formula="of:=IF([.A586]=&quot;&quot;;&quot;&quot;;IF(OR(periods_per_year=26;periods_per_year=52);IF(periods_per_year=26;IF([.A586]=1;fpdate;[.B585]+14);IF(periods_per_year=52;IF([.A586]=1;fpdate;[.B585]+7);&quot;n/a&quot;));IF(periods_per_year=24;DATE(YEAR(fpdate);MONTH(fpdate)+([.A586]-1)/2+IF(AND(DAY(fpdate)&gt;=15;MOD([.A586];2)=0);1;0);IF(MOD([.A586];2)=0;IF(DAY(fpdate)&gt;=15;DAY(fpdate)-14;DAY(fpdate)+14);DAY(fpdate)));IF(DAY(DATE(YEAR(fpdate);MONTH(fpdate)+([.A586]-1)*months_per_period;DAY(fpdate)))&lt;&gt;DAY(fpdate);DATE(YEAR(fpdate);MONTH(fpdate)+([.A586]-1)*months_per_period+1;0);DATE(YEAR(fpdate);MONTH(fpdate)+([.A586]-1)*months_per_period;DAY(fpdate))))))">
            <text:p/>
          </table:table-cell>
          <table:table-cell table:style-name="ce21" table:formula="of:=IF([.A586]=&quot;&quot;;&quot;&quot;;IF(roundOpt;IF(OR([.A586]=nper;payment&gt;ROUND((1+rate)*[.H585];2));ROUND((1+rate)*[.H585];2);payment);IF(OR([.A586]=nper;payment&gt;(1+rate)*[.H585]);(1+rate)*[.H585];payment)))">
            <text:p/>
          </table:table-cell>
          <table:table-cell table:style-name="ce30"/>
          <table:table-cell table:style-name="ce21"/>
          <table:table-cell table:style-name="ce21" table:formula="of:=IF([.A586]=&quot;&quot;;&quot;&quot;;IF(AND([.A586]=1;pmtType=1);0;IF(roundOpt;ROUND(rate*[.H585];2);rate*[.H585])))">
            <text:p/>
          </table:table-cell>
          <table:table-cell table:style-name="ce21" table:formula="of:=IF([.A586]=&quot;&quot;;&quot;&quot;;[.C586]-[.F586]+[.D586])">
            <text:p/>
          </table:table-cell>
          <table:table-cell table:style-name="ce21" table:formula="of:=IF([.A586]=&quot;&quot;;&quot;&quot;;[.H585]-[.G586])">
            <text:p/>
          </table:table-cell>
          <table:table-cell table:number-columns-repeated="248"/>
        </table:table-row>
        <table:table-row table:style-name="ro3">
          <table:table-cell table:style-name="ce10" table:formula="of:=IF([.H586]=&quot;&quot;;&quot;&quot;;IF(roundOpt;IF(OR([.A586]&gt;=nper;ROUND([.H586];2)&lt;=0);&quot;&quot;;[.A586]+1);IF(OR([.A586]&gt;=nper;[.H586]&lt;=0);&quot;&quot;;[.A586]+1)))">
            <text:p/>
          </table:table-cell>
          <table:table-cell table:style-name="ce17" table:formula="of:=IF([.A587]=&quot;&quot;;&quot;&quot;;IF(OR(periods_per_year=26;periods_per_year=52);IF(periods_per_year=26;IF([.A587]=1;fpdate;[.B586]+14);IF(periods_per_year=52;IF([.A587]=1;fpdate;[.B586]+7);&quot;n/a&quot;));IF(periods_per_year=24;DATE(YEAR(fpdate);MONTH(fpdate)+([.A587]-1)/2+IF(AND(DAY(fpdate)&gt;=15;MOD([.A587];2)=0);1;0);IF(MOD([.A587];2)=0;IF(DAY(fpdate)&gt;=15;DAY(fpdate)-14;DAY(fpdate)+14);DAY(fpdate)));IF(DAY(DATE(YEAR(fpdate);MONTH(fpdate)+([.A587]-1)*months_per_period;DAY(fpdate)))&lt;&gt;DAY(fpdate);DATE(YEAR(fpdate);MONTH(fpdate)+([.A587]-1)*months_per_period+1;0);DATE(YEAR(fpdate);MONTH(fpdate)+([.A587]-1)*months_per_period;DAY(fpdate))))))">
            <text:p/>
          </table:table-cell>
          <table:table-cell table:style-name="ce21" table:formula="of:=IF([.A587]=&quot;&quot;;&quot;&quot;;IF(roundOpt;IF(OR([.A587]=nper;payment&gt;ROUND((1+rate)*[.H586];2));ROUND((1+rate)*[.H586];2);payment);IF(OR([.A587]=nper;payment&gt;(1+rate)*[.H586]);(1+rate)*[.H586];payment)))">
            <text:p/>
          </table:table-cell>
          <table:table-cell table:style-name="ce30"/>
          <table:table-cell table:style-name="ce21"/>
          <table:table-cell table:style-name="ce21" table:formula="of:=IF([.A587]=&quot;&quot;;&quot;&quot;;IF(AND([.A587]=1;pmtType=1);0;IF(roundOpt;ROUND(rate*[.H586];2);rate*[.H586])))">
            <text:p/>
          </table:table-cell>
          <table:table-cell table:style-name="ce21" table:formula="of:=IF([.A587]=&quot;&quot;;&quot;&quot;;[.C587]-[.F587]+[.D587])">
            <text:p/>
          </table:table-cell>
          <table:table-cell table:style-name="ce21" table:formula="of:=IF([.A587]=&quot;&quot;;&quot;&quot;;[.H586]-[.G587])">
            <text:p/>
          </table:table-cell>
          <table:table-cell table:number-columns-repeated="248"/>
        </table:table-row>
        <table:table-row table:style-name="ro3">
          <table:table-cell table:style-name="ce10" table:formula="of:=IF([.H587]=&quot;&quot;;&quot;&quot;;IF(roundOpt;IF(OR([.A587]&gt;=nper;ROUND([.H587];2)&lt;=0);&quot;&quot;;[.A587]+1);IF(OR([.A587]&gt;=nper;[.H587]&lt;=0);&quot;&quot;;[.A587]+1)))">
            <text:p/>
          </table:table-cell>
          <table:table-cell table:style-name="ce17" table:formula="of:=IF([.A588]=&quot;&quot;;&quot;&quot;;IF(OR(periods_per_year=26;periods_per_year=52);IF(periods_per_year=26;IF([.A588]=1;fpdate;[.B587]+14);IF(periods_per_year=52;IF([.A588]=1;fpdate;[.B587]+7);&quot;n/a&quot;));IF(periods_per_year=24;DATE(YEAR(fpdate);MONTH(fpdate)+([.A588]-1)/2+IF(AND(DAY(fpdate)&gt;=15;MOD([.A588];2)=0);1;0);IF(MOD([.A588];2)=0;IF(DAY(fpdate)&gt;=15;DAY(fpdate)-14;DAY(fpdate)+14);DAY(fpdate)));IF(DAY(DATE(YEAR(fpdate);MONTH(fpdate)+([.A588]-1)*months_per_period;DAY(fpdate)))&lt;&gt;DAY(fpdate);DATE(YEAR(fpdate);MONTH(fpdate)+([.A588]-1)*months_per_period+1;0);DATE(YEAR(fpdate);MONTH(fpdate)+([.A588]-1)*months_per_period;DAY(fpdate))))))">
            <text:p/>
          </table:table-cell>
          <table:table-cell table:style-name="ce21" table:formula="of:=IF([.A588]=&quot;&quot;;&quot;&quot;;IF(roundOpt;IF(OR([.A588]=nper;payment&gt;ROUND((1+rate)*[.H587];2));ROUND((1+rate)*[.H587];2);payment);IF(OR([.A588]=nper;payment&gt;(1+rate)*[.H587]);(1+rate)*[.H587];payment)))">
            <text:p/>
          </table:table-cell>
          <table:table-cell table:style-name="ce30"/>
          <table:table-cell table:style-name="ce21"/>
          <table:table-cell table:style-name="ce21" table:formula="of:=IF([.A588]=&quot;&quot;;&quot;&quot;;IF(AND([.A588]=1;pmtType=1);0;IF(roundOpt;ROUND(rate*[.H587];2);rate*[.H587])))">
            <text:p/>
          </table:table-cell>
          <table:table-cell table:style-name="ce21" table:formula="of:=IF([.A588]=&quot;&quot;;&quot;&quot;;[.C588]-[.F588]+[.D588])">
            <text:p/>
          </table:table-cell>
          <table:table-cell table:style-name="ce21" table:formula="of:=IF([.A588]=&quot;&quot;;&quot;&quot;;[.H587]-[.G588])">
            <text:p/>
          </table:table-cell>
          <table:table-cell table:number-columns-repeated="248"/>
        </table:table-row>
        <table:table-row table:style-name="ro3">
          <table:table-cell table:style-name="ce10" table:formula="of:=IF([.H588]=&quot;&quot;;&quot;&quot;;IF(roundOpt;IF(OR([.A588]&gt;=nper;ROUND([.H588];2)&lt;=0);&quot;&quot;;[.A588]+1);IF(OR([.A588]&gt;=nper;[.H588]&lt;=0);&quot;&quot;;[.A588]+1)))">
            <text:p/>
          </table:table-cell>
          <table:table-cell table:style-name="ce17" table:formula="of:=IF([.A589]=&quot;&quot;;&quot;&quot;;IF(OR(periods_per_year=26;periods_per_year=52);IF(periods_per_year=26;IF([.A589]=1;fpdate;[.B588]+14);IF(periods_per_year=52;IF([.A589]=1;fpdate;[.B588]+7);&quot;n/a&quot;));IF(periods_per_year=24;DATE(YEAR(fpdate);MONTH(fpdate)+([.A589]-1)/2+IF(AND(DAY(fpdate)&gt;=15;MOD([.A589];2)=0);1;0);IF(MOD([.A589];2)=0;IF(DAY(fpdate)&gt;=15;DAY(fpdate)-14;DAY(fpdate)+14);DAY(fpdate)));IF(DAY(DATE(YEAR(fpdate);MONTH(fpdate)+([.A589]-1)*months_per_period;DAY(fpdate)))&lt;&gt;DAY(fpdate);DATE(YEAR(fpdate);MONTH(fpdate)+([.A589]-1)*months_per_period+1;0);DATE(YEAR(fpdate);MONTH(fpdate)+([.A589]-1)*months_per_period;DAY(fpdate))))))">
            <text:p/>
          </table:table-cell>
          <table:table-cell table:style-name="ce21" table:formula="of:=IF([.A589]=&quot;&quot;;&quot;&quot;;IF(roundOpt;IF(OR([.A589]=nper;payment&gt;ROUND((1+rate)*[.H588];2));ROUND((1+rate)*[.H588];2);payment);IF(OR([.A589]=nper;payment&gt;(1+rate)*[.H588]);(1+rate)*[.H588];payment)))">
            <text:p/>
          </table:table-cell>
          <table:table-cell table:style-name="ce30"/>
          <table:table-cell table:style-name="ce21"/>
          <table:table-cell table:style-name="ce21" table:formula="of:=IF([.A589]=&quot;&quot;;&quot;&quot;;IF(AND([.A589]=1;pmtType=1);0;IF(roundOpt;ROUND(rate*[.H588];2);rate*[.H588])))">
            <text:p/>
          </table:table-cell>
          <table:table-cell table:style-name="ce21" table:formula="of:=IF([.A589]=&quot;&quot;;&quot;&quot;;[.C589]-[.F589]+[.D589])">
            <text:p/>
          </table:table-cell>
          <table:table-cell table:style-name="ce21" table:formula="of:=IF([.A589]=&quot;&quot;;&quot;&quot;;[.H588]-[.G589])">
            <text:p/>
          </table:table-cell>
          <table:table-cell table:number-columns-repeated="248"/>
        </table:table-row>
        <table:table-row table:style-name="ro3">
          <table:table-cell table:style-name="ce10" table:formula="of:=IF([.H589]=&quot;&quot;;&quot;&quot;;IF(roundOpt;IF(OR([.A589]&gt;=nper;ROUND([.H589];2)&lt;=0);&quot;&quot;;[.A589]+1);IF(OR([.A589]&gt;=nper;[.H589]&lt;=0);&quot;&quot;;[.A589]+1)))">
            <text:p/>
          </table:table-cell>
          <table:table-cell table:style-name="ce17" table:formula="of:=IF([.A590]=&quot;&quot;;&quot;&quot;;IF(OR(periods_per_year=26;periods_per_year=52);IF(periods_per_year=26;IF([.A590]=1;fpdate;[.B589]+14);IF(periods_per_year=52;IF([.A590]=1;fpdate;[.B589]+7);&quot;n/a&quot;));IF(periods_per_year=24;DATE(YEAR(fpdate);MONTH(fpdate)+([.A590]-1)/2+IF(AND(DAY(fpdate)&gt;=15;MOD([.A590];2)=0);1;0);IF(MOD([.A590];2)=0;IF(DAY(fpdate)&gt;=15;DAY(fpdate)-14;DAY(fpdate)+14);DAY(fpdate)));IF(DAY(DATE(YEAR(fpdate);MONTH(fpdate)+([.A590]-1)*months_per_period;DAY(fpdate)))&lt;&gt;DAY(fpdate);DATE(YEAR(fpdate);MONTH(fpdate)+([.A590]-1)*months_per_period+1;0);DATE(YEAR(fpdate);MONTH(fpdate)+([.A590]-1)*months_per_period;DAY(fpdate))))))">
            <text:p/>
          </table:table-cell>
          <table:table-cell table:style-name="ce21" table:formula="of:=IF([.A590]=&quot;&quot;;&quot;&quot;;IF(roundOpt;IF(OR([.A590]=nper;payment&gt;ROUND((1+rate)*[.H589];2));ROUND((1+rate)*[.H589];2);payment);IF(OR([.A590]=nper;payment&gt;(1+rate)*[.H589]);(1+rate)*[.H589];payment)))">
            <text:p/>
          </table:table-cell>
          <table:table-cell table:style-name="ce30"/>
          <table:table-cell table:style-name="ce21"/>
          <table:table-cell table:style-name="ce21" table:formula="of:=IF([.A590]=&quot;&quot;;&quot;&quot;;IF(AND([.A590]=1;pmtType=1);0;IF(roundOpt;ROUND(rate*[.H589];2);rate*[.H589])))">
            <text:p/>
          </table:table-cell>
          <table:table-cell table:style-name="ce21" table:formula="of:=IF([.A590]=&quot;&quot;;&quot;&quot;;[.C590]-[.F590]+[.D590])">
            <text:p/>
          </table:table-cell>
          <table:table-cell table:style-name="ce21" table:formula="of:=IF([.A590]=&quot;&quot;;&quot;&quot;;[.H589]-[.G590])">
            <text:p/>
          </table:table-cell>
          <table:table-cell table:number-columns-repeated="248"/>
        </table:table-row>
        <table:table-row table:style-name="ro3">
          <table:table-cell table:style-name="ce10" table:formula="of:=IF([.H590]=&quot;&quot;;&quot;&quot;;IF(roundOpt;IF(OR([.A590]&gt;=nper;ROUND([.H590];2)&lt;=0);&quot;&quot;;[.A590]+1);IF(OR([.A590]&gt;=nper;[.H590]&lt;=0);&quot;&quot;;[.A590]+1)))">
            <text:p/>
          </table:table-cell>
          <table:table-cell table:style-name="ce17" table:formula="of:=IF([.A591]=&quot;&quot;;&quot;&quot;;IF(OR(periods_per_year=26;periods_per_year=52);IF(periods_per_year=26;IF([.A591]=1;fpdate;[.B590]+14);IF(periods_per_year=52;IF([.A591]=1;fpdate;[.B590]+7);&quot;n/a&quot;));IF(periods_per_year=24;DATE(YEAR(fpdate);MONTH(fpdate)+([.A591]-1)/2+IF(AND(DAY(fpdate)&gt;=15;MOD([.A591];2)=0);1;0);IF(MOD([.A591];2)=0;IF(DAY(fpdate)&gt;=15;DAY(fpdate)-14;DAY(fpdate)+14);DAY(fpdate)));IF(DAY(DATE(YEAR(fpdate);MONTH(fpdate)+([.A591]-1)*months_per_period;DAY(fpdate)))&lt;&gt;DAY(fpdate);DATE(YEAR(fpdate);MONTH(fpdate)+([.A591]-1)*months_per_period+1;0);DATE(YEAR(fpdate);MONTH(fpdate)+([.A591]-1)*months_per_period;DAY(fpdate))))))">
            <text:p/>
          </table:table-cell>
          <table:table-cell table:style-name="ce21" table:formula="of:=IF([.A591]=&quot;&quot;;&quot;&quot;;IF(roundOpt;IF(OR([.A591]=nper;payment&gt;ROUND((1+rate)*[.H590];2));ROUND((1+rate)*[.H590];2);payment);IF(OR([.A591]=nper;payment&gt;(1+rate)*[.H590]);(1+rate)*[.H590];payment)))">
            <text:p/>
          </table:table-cell>
          <table:table-cell table:style-name="ce30"/>
          <table:table-cell table:style-name="ce21"/>
          <table:table-cell table:style-name="ce21" table:formula="of:=IF([.A591]=&quot;&quot;;&quot;&quot;;IF(AND([.A591]=1;pmtType=1);0;IF(roundOpt;ROUND(rate*[.H590];2);rate*[.H590])))">
            <text:p/>
          </table:table-cell>
          <table:table-cell table:style-name="ce21" table:formula="of:=IF([.A591]=&quot;&quot;;&quot;&quot;;[.C591]-[.F591]+[.D591])">
            <text:p/>
          </table:table-cell>
          <table:table-cell table:style-name="ce21" table:formula="of:=IF([.A591]=&quot;&quot;;&quot;&quot;;[.H590]-[.G591])">
            <text:p/>
          </table:table-cell>
          <table:table-cell table:number-columns-repeated="248"/>
        </table:table-row>
        <table:table-row table:style-name="ro3">
          <table:table-cell table:style-name="ce10" table:formula="of:=IF([.H591]=&quot;&quot;;&quot;&quot;;IF(roundOpt;IF(OR([.A591]&gt;=nper;ROUND([.H591];2)&lt;=0);&quot;&quot;;[.A591]+1);IF(OR([.A591]&gt;=nper;[.H591]&lt;=0);&quot;&quot;;[.A591]+1)))">
            <text:p/>
          </table:table-cell>
          <table:table-cell table:style-name="ce17" table:formula="of:=IF([.A592]=&quot;&quot;;&quot;&quot;;IF(OR(periods_per_year=26;periods_per_year=52);IF(periods_per_year=26;IF([.A592]=1;fpdate;[.B591]+14);IF(periods_per_year=52;IF([.A592]=1;fpdate;[.B591]+7);&quot;n/a&quot;));IF(periods_per_year=24;DATE(YEAR(fpdate);MONTH(fpdate)+([.A592]-1)/2+IF(AND(DAY(fpdate)&gt;=15;MOD([.A592];2)=0);1;0);IF(MOD([.A592];2)=0;IF(DAY(fpdate)&gt;=15;DAY(fpdate)-14;DAY(fpdate)+14);DAY(fpdate)));IF(DAY(DATE(YEAR(fpdate);MONTH(fpdate)+([.A592]-1)*months_per_period;DAY(fpdate)))&lt;&gt;DAY(fpdate);DATE(YEAR(fpdate);MONTH(fpdate)+([.A592]-1)*months_per_period+1;0);DATE(YEAR(fpdate);MONTH(fpdate)+([.A592]-1)*months_per_period;DAY(fpdate))))))">
            <text:p/>
          </table:table-cell>
          <table:table-cell table:style-name="ce21" table:formula="of:=IF([.A592]=&quot;&quot;;&quot;&quot;;IF(roundOpt;IF(OR([.A592]=nper;payment&gt;ROUND((1+rate)*[.H591];2));ROUND((1+rate)*[.H591];2);payment);IF(OR([.A592]=nper;payment&gt;(1+rate)*[.H591]);(1+rate)*[.H591];payment)))">
            <text:p/>
          </table:table-cell>
          <table:table-cell table:style-name="ce30"/>
          <table:table-cell table:style-name="ce21"/>
          <table:table-cell table:style-name="ce21" table:formula="of:=IF([.A592]=&quot;&quot;;&quot;&quot;;IF(AND([.A592]=1;pmtType=1);0;IF(roundOpt;ROUND(rate*[.H591];2);rate*[.H591])))">
            <text:p/>
          </table:table-cell>
          <table:table-cell table:style-name="ce21" table:formula="of:=IF([.A592]=&quot;&quot;;&quot;&quot;;[.C592]-[.F592]+[.D592])">
            <text:p/>
          </table:table-cell>
          <table:table-cell table:style-name="ce21" table:formula="of:=IF([.A592]=&quot;&quot;;&quot;&quot;;[.H591]-[.G592])">
            <text:p/>
          </table:table-cell>
          <table:table-cell table:number-columns-repeated="248"/>
        </table:table-row>
        <table:table-row table:style-name="ro3">
          <table:table-cell table:style-name="ce10" table:formula="of:=IF([.H592]=&quot;&quot;;&quot;&quot;;IF(roundOpt;IF(OR([.A592]&gt;=nper;ROUND([.H592];2)&lt;=0);&quot;&quot;;[.A592]+1);IF(OR([.A592]&gt;=nper;[.H592]&lt;=0);&quot;&quot;;[.A592]+1)))">
            <text:p/>
          </table:table-cell>
          <table:table-cell table:style-name="ce17" table:formula="of:=IF([.A593]=&quot;&quot;;&quot;&quot;;IF(OR(periods_per_year=26;periods_per_year=52);IF(periods_per_year=26;IF([.A593]=1;fpdate;[.B592]+14);IF(periods_per_year=52;IF([.A593]=1;fpdate;[.B592]+7);&quot;n/a&quot;));IF(periods_per_year=24;DATE(YEAR(fpdate);MONTH(fpdate)+([.A593]-1)/2+IF(AND(DAY(fpdate)&gt;=15;MOD([.A593];2)=0);1;0);IF(MOD([.A593];2)=0;IF(DAY(fpdate)&gt;=15;DAY(fpdate)-14;DAY(fpdate)+14);DAY(fpdate)));IF(DAY(DATE(YEAR(fpdate);MONTH(fpdate)+([.A593]-1)*months_per_period;DAY(fpdate)))&lt;&gt;DAY(fpdate);DATE(YEAR(fpdate);MONTH(fpdate)+([.A593]-1)*months_per_period+1;0);DATE(YEAR(fpdate);MONTH(fpdate)+([.A593]-1)*months_per_period;DAY(fpdate))))))">
            <text:p/>
          </table:table-cell>
          <table:table-cell table:style-name="ce21" table:formula="of:=IF([.A593]=&quot;&quot;;&quot;&quot;;IF(roundOpt;IF(OR([.A593]=nper;payment&gt;ROUND((1+rate)*[.H592];2));ROUND((1+rate)*[.H592];2);payment);IF(OR([.A593]=nper;payment&gt;(1+rate)*[.H592]);(1+rate)*[.H592];payment)))">
            <text:p/>
          </table:table-cell>
          <table:table-cell table:style-name="ce30"/>
          <table:table-cell table:style-name="ce21"/>
          <table:table-cell table:style-name="ce21" table:formula="of:=IF([.A593]=&quot;&quot;;&quot;&quot;;IF(AND([.A593]=1;pmtType=1);0;IF(roundOpt;ROUND(rate*[.H592];2);rate*[.H592])))">
            <text:p/>
          </table:table-cell>
          <table:table-cell table:style-name="ce21" table:formula="of:=IF([.A593]=&quot;&quot;;&quot;&quot;;[.C593]-[.F593]+[.D593])">
            <text:p/>
          </table:table-cell>
          <table:table-cell table:style-name="ce21" table:formula="of:=IF([.A593]=&quot;&quot;;&quot;&quot;;[.H592]-[.G593])">
            <text:p/>
          </table:table-cell>
          <table:table-cell table:number-columns-repeated="248"/>
        </table:table-row>
        <table:table-row table:style-name="ro3">
          <table:table-cell table:style-name="ce10" table:formula="of:=IF([.H593]=&quot;&quot;;&quot;&quot;;IF(roundOpt;IF(OR([.A593]&gt;=nper;ROUND([.H593];2)&lt;=0);&quot;&quot;;[.A593]+1);IF(OR([.A593]&gt;=nper;[.H593]&lt;=0);&quot;&quot;;[.A593]+1)))">
            <text:p/>
          </table:table-cell>
          <table:table-cell table:style-name="ce17" table:formula="of:=IF([.A594]=&quot;&quot;;&quot;&quot;;IF(OR(periods_per_year=26;periods_per_year=52);IF(periods_per_year=26;IF([.A594]=1;fpdate;[.B593]+14);IF(periods_per_year=52;IF([.A594]=1;fpdate;[.B593]+7);&quot;n/a&quot;));IF(periods_per_year=24;DATE(YEAR(fpdate);MONTH(fpdate)+([.A594]-1)/2+IF(AND(DAY(fpdate)&gt;=15;MOD([.A594];2)=0);1;0);IF(MOD([.A594];2)=0;IF(DAY(fpdate)&gt;=15;DAY(fpdate)-14;DAY(fpdate)+14);DAY(fpdate)));IF(DAY(DATE(YEAR(fpdate);MONTH(fpdate)+([.A594]-1)*months_per_period;DAY(fpdate)))&lt;&gt;DAY(fpdate);DATE(YEAR(fpdate);MONTH(fpdate)+([.A594]-1)*months_per_period+1;0);DATE(YEAR(fpdate);MONTH(fpdate)+([.A594]-1)*months_per_period;DAY(fpdate))))))">
            <text:p/>
          </table:table-cell>
          <table:table-cell table:style-name="ce21" table:formula="of:=IF([.A594]=&quot;&quot;;&quot;&quot;;IF(roundOpt;IF(OR([.A594]=nper;payment&gt;ROUND((1+rate)*[.H593];2));ROUND((1+rate)*[.H593];2);payment);IF(OR([.A594]=nper;payment&gt;(1+rate)*[.H593]);(1+rate)*[.H593];payment)))">
            <text:p/>
          </table:table-cell>
          <table:table-cell table:style-name="ce30"/>
          <table:table-cell table:style-name="ce21"/>
          <table:table-cell table:style-name="ce21" table:formula="of:=IF([.A594]=&quot;&quot;;&quot;&quot;;IF(AND([.A594]=1;pmtType=1);0;IF(roundOpt;ROUND(rate*[.H593];2);rate*[.H593])))">
            <text:p/>
          </table:table-cell>
          <table:table-cell table:style-name="ce21" table:formula="of:=IF([.A594]=&quot;&quot;;&quot;&quot;;[.C594]-[.F594]+[.D594])">
            <text:p/>
          </table:table-cell>
          <table:table-cell table:style-name="ce21" table:formula="of:=IF([.A594]=&quot;&quot;;&quot;&quot;;[.H593]-[.G594])">
            <text:p/>
          </table:table-cell>
          <table:table-cell table:number-columns-repeated="248"/>
        </table:table-row>
        <table:table-row table:style-name="ro3">
          <table:table-cell table:style-name="ce10" table:formula="of:=IF([.H594]=&quot;&quot;;&quot;&quot;;IF(roundOpt;IF(OR([.A594]&gt;=nper;ROUND([.H594];2)&lt;=0);&quot;&quot;;[.A594]+1);IF(OR([.A594]&gt;=nper;[.H594]&lt;=0);&quot;&quot;;[.A594]+1)))">
            <text:p/>
          </table:table-cell>
          <table:table-cell table:style-name="ce17" table:formula="of:=IF([.A595]=&quot;&quot;;&quot;&quot;;IF(OR(periods_per_year=26;periods_per_year=52);IF(periods_per_year=26;IF([.A595]=1;fpdate;[.B594]+14);IF(periods_per_year=52;IF([.A595]=1;fpdate;[.B594]+7);&quot;n/a&quot;));IF(periods_per_year=24;DATE(YEAR(fpdate);MONTH(fpdate)+([.A595]-1)/2+IF(AND(DAY(fpdate)&gt;=15;MOD([.A595];2)=0);1;0);IF(MOD([.A595];2)=0;IF(DAY(fpdate)&gt;=15;DAY(fpdate)-14;DAY(fpdate)+14);DAY(fpdate)));IF(DAY(DATE(YEAR(fpdate);MONTH(fpdate)+([.A595]-1)*months_per_period;DAY(fpdate)))&lt;&gt;DAY(fpdate);DATE(YEAR(fpdate);MONTH(fpdate)+([.A595]-1)*months_per_period+1;0);DATE(YEAR(fpdate);MONTH(fpdate)+([.A595]-1)*months_per_period;DAY(fpdate))))))">
            <text:p/>
          </table:table-cell>
          <table:table-cell table:style-name="ce21" table:formula="of:=IF([.A595]=&quot;&quot;;&quot;&quot;;IF(roundOpt;IF(OR([.A595]=nper;payment&gt;ROUND((1+rate)*[.H594];2));ROUND((1+rate)*[.H594];2);payment);IF(OR([.A595]=nper;payment&gt;(1+rate)*[.H594]);(1+rate)*[.H594];payment)))">
            <text:p/>
          </table:table-cell>
          <table:table-cell table:style-name="ce30"/>
          <table:table-cell table:style-name="ce21"/>
          <table:table-cell table:style-name="ce21" table:formula="of:=IF([.A595]=&quot;&quot;;&quot;&quot;;IF(AND([.A595]=1;pmtType=1);0;IF(roundOpt;ROUND(rate*[.H594];2);rate*[.H594])))">
            <text:p/>
          </table:table-cell>
          <table:table-cell table:style-name="ce21" table:formula="of:=IF([.A595]=&quot;&quot;;&quot;&quot;;[.C595]-[.F595]+[.D595])">
            <text:p/>
          </table:table-cell>
          <table:table-cell table:style-name="ce21" table:formula="of:=IF([.A595]=&quot;&quot;;&quot;&quot;;[.H594]-[.G595])">
            <text:p/>
          </table:table-cell>
          <table:table-cell table:number-columns-repeated="248"/>
        </table:table-row>
        <table:table-row table:style-name="ro3">
          <table:table-cell table:style-name="ce10" table:formula="of:=IF([.H595]=&quot;&quot;;&quot;&quot;;IF(roundOpt;IF(OR([.A595]&gt;=nper;ROUND([.H595];2)&lt;=0);&quot;&quot;;[.A595]+1);IF(OR([.A595]&gt;=nper;[.H595]&lt;=0);&quot;&quot;;[.A595]+1)))">
            <text:p/>
          </table:table-cell>
          <table:table-cell table:style-name="ce17" table:formula="of:=IF([.A596]=&quot;&quot;;&quot;&quot;;IF(OR(periods_per_year=26;periods_per_year=52);IF(periods_per_year=26;IF([.A596]=1;fpdate;[.B595]+14);IF(periods_per_year=52;IF([.A596]=1;fpdate;[.B595]+7);&quot;n/a&quot;));IF(periods_per_year=24;DATE(YEAR(fpdate);MONTH(fpdate)+([.A596]-1)/2+IF(AND(DAY(fpdate)&gt;=15;MOD([.A596];2)=0);1;0);IF(MOD([.A596];2)=0;IF(DAY(fpdate)&gt;=15;DAY(fpdate)-14;DAY(fpdate)+14);DAY(fpdate)));IF(DAY(DATE(YEAR(fpdate);MONTH(fpdate)+([.A596]-1)*months_per_period;DAY(fpdate)))&lt;&gt;DAY(fpdate);DATE(YEAR(fpdate);MONTH(fpdate)+([.A596]-1)*months_per_period+1;0);DATE(YEAR(fpdate);MONTH(fpdate)+([.A596]-1)*months_per_period;DAY(fpdate))))))">
            <text:p/>
          </table:table-cell>
          <table:table-cell table:style-name="ce21" table:formula="of:=IF([.A596]=&quot;&quot;;&quot;&quot;;IF(roundOpt;IF(OR([.A596]=nper;payment&gt;ROUND((1+rate)*[.H595];2));ROUND((1+rate)*[.H595];2);payment);IF(OR([.A596]=nper;payment&gt;(1+rate)*[.H595]);(1+rate)*[.H595];payment)))">
            <text:p/>
          </table:table-cell>
          <table:table-cell table:style-name="ce30"/>
          <table:table-cell table:style-name="ce21"/>
          <table:table-cell table:style-name="ce21" table:formula="of:=IF([.A596]=&quot;&quot;;&quot;&quot;;IF(AND([.A596]=1;pmtType=1);0;IF(roundOpt;ROUND(rate*[.H595];2);rate*[.H595])))">
            <text:p/>
          </table:table-cell>
          <table:table-cell table:style-name="ce21" table:formula="of:=IF([.A596]=&quot;&quot;;&quot;&quot;;[.C596]-[.F596]+[.D596])">
            <text:p/>
          </table:table-cell>
          <table:table-cell table:style-name="ce21" table:formula="of:=IF([.A596]=&quot;&quot;;&quot;&quot;;[.H595]-[.G596])">
            <text:p/>
          </table:table-cell>
          <table:table-cell table:number-columns-repeated="248"/>
        </table:table-row>
        <table:table-row table:style-name="ro3">
          <table:table-cell table:style-name="ce10" table:formula="of:=IF([.H596]=&quot;&quot;;&quot;&quot;;IF(roundOpt;IF(OR([.A596]&gt;=nper;ROUND([.H596];2)&lt;=0);&quot;&quot;;[.A596]+1);IF(OR([.A596]&gt;=nper;[.H596]&lt;=0);&quot;&quot;;[.A596]+1)))">
            <text:p/>
          </table:table-cell>
          <table:table-cell table:style-name="ce17" table:formula="of:=IF([.A597]=&quot;&quot;;&quot;&quot;;IF(OR(periods_per_year=26;periods_per_year=52);IF(periods_per_year=26;IF([.A597]=1;fpdate;[.B596]+14);IF(periods_per_year=52;IF([.A597]=1;fpdate;[.B596]+7);&quot;n/a&quot;));IF(periods_per_year=24;DATE(YEAR(fpdate);MONTH(fpdate)+([.A597]-1)/2+IF(AND(DAY(fpdate)&gt;=15;MOD([.A597];2)=0);1;0);IF(MOD([.A597];2)=0;IF(DAY(fpdate)&gt;=15;DAY(fpdate)-14;DAY(fpdate)+14);DAY(fpdate)));IF(DAY(DATE(YEAR(fpdate);MONTH(fpdate)+([.A597]-1)*months_per_period;DAY(fpdate)))&lt;&gt;DAY(fpdate);DATE(YEAR(fpdate);MONTH(fpdate)+([.A597]-1)*months_per_period+1;0);DATE(YEAR(fpdate);MONTH(fpdate)+([.A597]-1)*months_per_period;DAY(fpdate))))))">
            <text:p/>
          </table:table-cell>
          <table:table-cell table:style-name="ce21" table:formula="of:=IF([.A597]=&quot;&quot;;&quot;&quot;;IF(roundOpt;IF(OR([.A597]=nper;payment&gt;ROUND((1+rate)*[.H596];2));ROUND((1+rate)*[.H596];2);payment);IF(OR([.A597]=nper;payment&gt;(1+rate)*[.H596]);(1+rate)*[.H596];payment)))">
            <text:p/>
          </table:table-cell>
          <table:table-cell table:style-name="ce30"/>
          <table:table-cell table:style-name="ce21"/>
          <table:table-cell table:style-name="ce21" table:formula="of:=IF([.A597]=&quot;&quot;;&quot;&quot;;IF(AND([.A597]=1;pmtType=1);0;IF(roundOpt;ROUND(rate*[.H596];2);rate*[.H596])))">
            <text:p/>
          </table:table-cell>
          <table:table-cell table:style-name="ce21" table:formula="of:=IF([.A597]=&quot;&quot;;&quot;&quot;;[.C597]-[.F597]+[.D597])">
            <text:p/>
          </table:table-cell>
          <table:table-cell table:style-name="ce21" table:formula="of:=IF([.A597]=&quot;&quot;;&quot;&quot;;[.H596]-[.G597])">
            <text:p/>
          </table:table-cell>
          <table:table-cell table:number-columns-repeated="248"/>
        </table:table-row>
        <table:table-row table:style-name="ro3">
          <table:table-cell table:style-name="ce10" table:formula="of:=IF([.H597]=&quot;&quot;;&quot;&quot;;IF(roundOpt;IF(OR([.A597]&gt;=nper;ROUND([.H597];2)&lt;=0);&quot;&quot;;[.A597]+1);IF(OR([.A597]&gt;=nper;[.H597]&lt;=0);&quot;&quot;;[.A597]+1)))">
            <text:p/>
          </table:table-cell>
          <table:table-cell table:style-name="ce17" table:formula="of:=IF([.A598]=&quot;&quot;;&quot;&quot;;IF(OR(periods_per_year=26;periods_per_year=52);IF(periods_per_year=26;IF([.A598]=1;fpdate;[.B597]+14);IF(periods_per_year=52;IF([.A598]=1;fpdate;[.B597]+7);&quot;n/a&quot;));IF(periods_per_year=24;DATE(YEAR(fpdate);MONTH(fpdate)+([.A598]-1)/2+IF(AND(DAY(fpdate)&gt;=15;MOD([.A598];2)=0);1;0);IF(MOD([.A598];2)=0;IF(DAY(fpdate)&gt;=15;DAY(fpdate)-14;DAY(fpdate)+14);DAY(fpdate)));IF(DAY(DATE(YEAR(fpdate);MONTH(fpdate)+([.A598]-1)*months_per_period;DAY(fpdate)))&lt;&gt;DAY(fpdate);DATE(YEAR(fpdate);MONTH(fpdate)+([.A598]-1)*months_per_period+1;0);DATE(YEAR(fpdate);MONTH(fpdate)+([.A598]-1)*months_per_period;DAY(fpdate))))))">
            <text:p/>
          </table:table-cell>
          <table:table-cell table:style-name="ce21" table:formula="of:=IF([.A598]=&quot;&quot;;&quot;&quot;;IF(roundOpt;IF(OR([.A598]=nper;payment&gt;ROUND((1+rate)*[.H597];2));ROUND((1+rate)*[.H597];2);payment);IF(OR([.A598]=nper;payment&gt;(1+rate)*[.H597]);(1+rate)*[.H597];payment)))">
            <text:p/>
          </table:table-cell>
          <table:table-cell table:style-name="ce30"/>
          <table:table-cell table:style-name="ce21"/>
          <table:table-cell table:style-name="ce21" table:formula="of:=IF([.A598]=&quot;&quot;;&quot;&quot;;IF(AND([.A598]=1;pmtType=1);0;IF(roundOpt;ROUND(rate*[.H597];2);rate*[.H597])))">
            <text:p/>
          </table:table-cell>
          <table:table-cell table:style-name="ce21" table:formula="of:=IF([.A598]=&quot;&quot;;&quot;&quot;;[.C598]-[.F598]+[.D598])">
            <text:p/>
          </table:table-cell>
          <table:table-cell table:style-name="ce21" table:formula="of:=IF([.A598]=&quot;&quot;;&quot;&quot;;[.H597]-[.G598])">
            <text:p/>
          </table:table-cell>
          <table:table-cell table:number-columns-repeated="248"/>
        </table:table-row>
        <table:table-row table:style-name="ro3">
          <table:table-cell table:style-name="ce10" table:formula="of:=IF([.H598]=&quot;&quot;;&quot;&quot;;IF(roundOpt;IF(OR([.A598]&gt;=nper;ROUND([.H598];2)&lt;=0);&quot;&quot;;[.A598]+1);IF(OR([.A598]&gt;=nper;[.H598]&lt;=0);&quot;&quot;;[.A598]+1)))">
            <text:p/>
          </table:table-cell>
          <table:table-cell table:style-name="ce17" table:formula="of:=IF([.A599]=&quot;&quot;;&quot;&quot;;IF(OR(periods_per_year=26;periods_per_year=52);IF(periods_per_year=26;IF([.A599]=1;fpdate;[.B598]+14);IF(periods_per_year=52;IF([.A599]=1;fpdate;[.B598]+7);&quot;n/a&quot;));IF(periods_per_year=24;DATE(YEAR(fpdate);MONTH(fpdate)+([.A599]-1)/2+IF(AND(DAY(fpdate)&gt;=15;MOD([.A599];2)=0);1;0);IF(MOD([.A599];2)=0;IF(DAY(fpdate)&gt;=15;DAY(fpdate)-14;DAY(fpdate)+14);DAY(fpdate)));IF(DAY(DATE(YEAR(fpdate);MONTH(fpdate)+([.A599]-1)*months_per_period;DAY(fpdate)))&lt;&gt;DAY(fpdate);DATE(YEAR(fpdate);MONTH(fpdate)+([.A599]-1)*months_per_period+1;0);DATE(YEAR(fpdate);MONTH(fpdate)+([.A599]-1)*months_per_period;DAY(fpdate))))))">
            <text:p/>
          </table:table-cell>
          <table:table-cell table:style-name="ce21" table:formula="of:=IF([.A599]=&quot;&quot;;&quot;&quot;;IF(roundOpt;IF(OR([.A599]=nper;payment&gt;ROUND((1+rate)*[.H598];2));ROUND((1+rate)*[.H598];2);payment);IF(OR([.A599]=nper;payment&gt;(1+rate)*[.H598]);(1+rate)*[.H598];payment)))">
            <text:p/>
          </table:table-cell>
          <table:table-cell table:style-name="ce30"/>
          <table:table-cell table:style-name="ce21"/>
          <table:table-cell table:style-name="ce21" table:formula="of:=IF([.A599]=&quot;&quot;;&quot;&quot;;IF(AND([.A599]=1;pmtType=1);0;IF(roundOpt;ROUND(rate*[.H598];2);rate*[.H598])))">
            <text:p/>
          </table:table-cell>
          <table:table-cell table:style-name="ce21" table:formula="of:=IF([.A599]=&quot;&quot;;&quot;&quot;;[.C599]-[.F599]+[.D599])">
            <text:p/>
          </table:table-cell>
          <table:table-cell table:style-name="ce21" table:formula="of:=IF([.A599]=&quot;&quot;;&quot;&quot;;[.H598]-[.G599])">
            <text:p/>
          </table:table-cell>
          <table:table-cell table:number-columns-repeated="248"/>
        </table:table-row>
        <table:table-row table:style-name="ro3">
          <table:table-cell table:style-name="ce10" table:formula="of:=IF([.H599]=&quot;&quot;;&quot;&quot;;IF(roundOpt;IF(OR([.A599]&gt;=nper;ROUND([.H599];2)&lt;=0);&quot;&quot;;[.A599]+1);IF(OR([.A599]&gt;=nper;[.H599]&lt;=0);&quot;&quot;;[.A599]+1)))">
            <text:p/>
          </table:table-cell>
          <table:table-cell table:style-name="ce17" table:formula="of:=IF([.A600]=&quot;&quot;;&quot;&quot;;IF(OR(periods_per_year=26;periods_per_year=52);IF(periods_per_year=26;IF([.A600]=1;fpdate;[.B599]+14);IF(periods_per_year=52;IF([.A600]=1;fpdate;[.B599]+7);&quot;n/a&quot;));IF(periods_per_year=24;DATE(YEAR(fpdate);MONTH(fpdate)+([.A600]-1)/2+IF(AND(DAY(fpdate)&gt;=15;MOD([.A600];2)=0);1;0);IF(MOD([.A600];2)=0;IF(DAY(fpdate)&gt;=15;DAY(fpdate)-14;DAY(fpdate)+14);DAY(fpdate)));IF(DAY(DATE(YEAR(fpdate);MONTH(fpdate)+([.A600]-1)*months_per_period;DAY(fpdate)))&lt;&gt;DAY(fpdate);DATE(YEAR(fpdate);MONTH(fpdate)+([.A600]-1)*months_per_period+1;0);DATE(YEAR(fpdate);MONTH(fpdate)+([.A600]-1)*months_per_period;DAY(fpdate))))))">
            <text:p/>
          </table:table-cell>
          <table:table-cell table:style-name="ce21" table:formula="of:=IF([.A600]=&quot;&quot;;&quot;&quot;;IF(roundOpt;IF(OR([.A600]=nper;payment&gt;ROUND((1+rate)*[.H599];2));ROUND((1+rate)*[.H599];2);payment);IF(OR([.A600]=nper;payment&gt;(1+rate)*[.H599]);(1+rate)*[.H599];payment)))">
            <text:p/>
          </table:table-cell>
          <table:table-cell table:style-name="ce30"/>
          <table:table-cell table:style-name="ce21"/>
          <table:table-cell table:style-name="ce21" table:formula="of:=IF([.A600]=&quot;&quot;;&quot;&quot;;IF(AND([.A600]=1;pmtType=1);0;IF(roundOpt;ROUND(rate*[.H599];2);rate*[.H599])))">
            <text:p/>
          </table:table-cell>
          <table:table-cell table:style-name="ce21" table:formula="of:=IF([.A600]=&quot;&quot;;&quot;&quot;;[.C600]-[.F600]+[.D600])">
            <text:p/>
          </table:table-cell>
          <table:table-cell table:style-name="ce21" table:formula="of:=IF([.A600]=&quot;&quot;;&quot;&quot;;[.H599]-[.G600])">
            <text:p/>
          </table:table-cell>
          <table:table-cell table:number-columns-repeated="248"/>
        </table:table-row>
        <table:table-row table:style-name="ro3">
          <table:table-cell table:style-name="ce10" table:formula="of:=IF([.H600]=&quot;&quot;;&quot;&quot;;IF(roundOpt;IF(OR([.A600]&gt;=nper;ROUND([.H600];2)&lt;=0);&quot;&quot;;[.A600]+1);IF(OR([.A600]&gt;=nper;[.H600]&lt;=0);&quot;&quot;;[.A600]+1)))">
            <text:p/>
          </table:table-cell>
          <table:table-cell table:style-name="ce17" table:formula="of:=IF([.A601]=&quot;&quot;;&quot;&quot;;IF(OR(periods_per_year=26;periods_per_year=52);IF(periods_per_year=26;IF([.A601]=1;fpdate;[.B600]+14);IF(periods_per_year=52;IF([.A601]=1;fpdate;[.B600]+7);&quot;n/a&quot;));IF(periods_per_year=24;DATE(YEAR(fpdate);MONTH(fpdate)+([.A601]-1)/2+IF(AND(DAY(fpdate)&gt;=15;MOD([.A601];2)=0);1;0);IF(MOD([.A601];2)=0;IF(DAY(fpdate)&gt;=15;DAY(fpdate)-14;DAY(fpdate)+14);DAY(fpdate)));IF(DAY(DATE(YEAR(fpdate);MONTH(fpdate)+([.A601]-1)*months_per_period;DAY(fpdate)))&lt;&gt;DAY(fpdate);DATE(YEAR(fpdate);MONTH(fpdate)+([.A601]-1)*months_per_period+1;0);DATE(YEAR(fpdate);MONTH(fpdate)+([.A601]-1)*months_per_period;DAY(fpdate))))))">
            <text:p/>
          </table:table-cell>
          <table:table-cell table:style-name="ce21" table:formula="of:=IF([.A601]=&quot;&quot;;&quot;&quot;;IF(roundOpt;IF(OR([.A601]=nper;payment&gt;ROUND((1+rate)*[.H600];2));ROUND((1+rate)*[.H600];2);payment);IF(OR([.A601]=nper;payment&gt;(1+rate)*[.H600]);(1+rate)*[.H600];payment)))">
            <text:p/>
          </table:table-cell>
          <table:table-cell table:style-name="ce30"/>
          <table:table-cell table:style-name="ce21"/>
          <table:table-cell table:style-name="ce21" table:formula="of:=IF([.A601]=&quot;&quot;;&quot;&quot;;IF(AND([.A601]=1;pmtType=1);0;IF(roundOpt;ROUND(rate*[.H600];2);rate*[.H600])))">
            <text:p/>
          </table:table-cell>
          <table:table-cell table:style-name="ce21" table:formula="of:=IF([.A601]=&quot;&quot;;&quot;&quot;;[.C601]-[.F601]+[.D601])">
            <text:p/>
          </table:table-cell>
          <table:table-cell table:style-name="ce21" table:formula="of:=IF([.A601]=&quot;&quot;;&quot;&quot;;[.H600]-[.G601])">
            <text:p/>
          </table:table-cell>
          <table:table-cell table:number-columns-repeated="248"/>
        </table:table-row>
        <table:table-row table:style-name="ro3">
          <table:table-cell table:style-name="ce10" table:formula="of:=IF([.H601]=&quot;&quot;;&quot;&quot;;IF(roundOpt;IF(OR([.A601]&gt;=nper;ROUND([.H601];2)&lt;=0);&quot;&quot;;[.A601]+1);IF(OR([.A601]&gt;=nper;[.H601]&lt;=0);&quot;&quot;;[.A601]+1)))">
            <text:p/>
          </table:table-cell>
          <table:table-cell table:style-name="ce17" table:formula="of:=IF([.A602]=&quot;&quot;;&quot;&quot;;IF(OR(periods_per_year=26;periods_per_year=52);IF(periods_per_year=26;IF([.A602]=1;fpdate;[.B601]+14);IF(periods_per_year=52;IF([.A602]=1;fpdate;[.B601]+7);&quot;n/a&quot;));IF(periods_per_year=24;DATE(YEAR(fpdate);MONTH(fpdate)+([.A602]-1)/2+IF(AND(DAY(fpdate)&gt;=15;MOD([.A602];2)=0);1;0);IF(MOD([.A602];2)=0;IF(DAY(fpdate)&gt;=15;DAY(fpdate)-14;DAY(fpdate)+14);DAY(fpdate)));IF(DAY(DATE(YEAR(fpdate);MONTH(fpdate)+([.A602]-1)*months_per_period;DAY(fpdate)))&lt;&gt;DAY(fpdate);DATE(YEAR(fpdate);MONTH(fpdate)+([.A602]-1)*months_per_period+1;0);DATE(YEAR(fpdate);MONTH(fpdate)+([.A602]-1)*months_per_period;DAY(fpdate))))))">
            <text:p/>
          </table:table-cell>
          <table:table-cell table:style-name="ce21" table:formula="of:=IF([.A602]=&quot;&quot;;&quot;&quot;;IF(roundOpt;IF(OR([.A602]=nper;payment&gt;ROUND((1+rate)*[.H601];2));ROUND((1+rate)*[.H601];2);payment);IF(OR([.A602]=nper;payment&gt;(1+rate)*[.H601]);(1+rate)*[.H601];payment)))">
            <text:p/>
          </table:table-cell>
          <table:table-cell table:style-name="ce30"/>
          <table:table-cell table:style-name="ce21"/>
          <table:table-cell table:style-name="ce21" table:formula="of:=IF([.A602]=&quot;&quot;;&quot;&quot;;IF(AND([.A602]=1;pmtType=1);0;IF(roundOpt;ROUND(rate*[.H601];2);rate*[.H601])))">
            <text:p/>
          </table:table-cell>
          <table:table-cell table:style-name="ce21" table:formula="of:=IF([.A602]=&quot;&quot;;&quot;&quot;;[.C602]-[.F602]+[.D602])">
            <text:p/>
          </table:table-cell>
          <table:table-cell table:style-name="ce21" table:formula="of:=IF([.A602]=&quot;&quot;;&quot;&quot;;[.H601]-[.G602])">
            <text:p/>
          </table:table-cell>
          <table:table-cell table:number-columns-repeated="248"/>
        </table:table-row>
        <table:table-row table:style-name="ro3">
          <table:table-cell table:style-name="ce10" table:formula="of:=IF([.H602]=&quot;&quot;;&quot;&quot;;IF(roundOpt;IF(OR([.A602]&gt;=nper;ROUND([.H602];2)&lt;=0);&quot;&quot;;[.A602]+1);IF(OR([.A602]&gt;=nper;[.H602]&lt;=0);&quot;&quot;;[.A602]+1)))">
            <text:p/>
          </table:table-cell>
          <table:table-cell table:style-name="ce17" table:formula="of:=IF([.A603]=&quot;&quot;;&quot;&quot;;IF(OR(periods_per_year=26;periods_per_year=52);IF(periods_per_year=26;IF([.A603]=1;fpdate;[.B602]+14);IF(periods_per_year=52;IF([.A603]=1;fpdate;[.B602]+7);&quot;n/a&quot;));IF(periods_per_year=24;DATE(YEAR(fpdate);MONTH(fpdate)+([.A603]-1)/2+IF(AND(DAY(fpdate)&gt;=15;MOD([.A603];2)=0);1;0);IF(MOD([.A603];2)=0;IF(DAY(fpdate)&gt;=15;DAY(fpdate)-14;DAY(fpdate)+14);DAY(fpdate)));IF(DAY(DATE(YEAR(fpdate);MONTH(fpdate)+([.A603]-1)*months_per_period;DAY(fpdate)))&lt;&gt;DAY(fpdate);DATE(YEAR(fpdate);MONTH(fpdate)+([.A603]-1)*months_per_period+1;0);DATE(YEAR(fpdate);MONTH(fpdate)+([.A603]-1)*months_per_period;DAY(fpdate))))))">
            <text:p/>
          </table:table-cell>
          <table:table-cell table:style-name="ce21" table:formula="of:=IF([.A603]=&quot;&quot;;&quot;&quot;;IF(roundOpt;IF(OR([.A603]=nper;payment&gt;ROUND((1+rate)*[.H602];2));ROUND((1+rate)*[.H602];2);payment);IF(OR([.A603]=nper;payment&gt;(1+rate)*[.H602]);(1+rate)*[.H602];payment)))">
            <text:p/>
          </table:table-cell>
          <table:table-cell table:style-name="ce30"/>
          <table:table-cell table:style-name="ce21"/>
          <table:table-cell table:style-name="ce21" table:formula="of:=IF([.A603]=&quot;&quot;;&quot;&quot;;IF(AND([.A603]=1;pmtType=1);0;IF(roundOpt;ROUND(rate*[.H602];2);rate*[.H602])))">
            <text:p/>
          </table:table-cell>
          <table:table-cell table:style-name="ce21" table:formula="of:=IF([.A603]=&quot;&quot;;&quot;&quot;;[.C603]-[.F603]+[.D603])">
            <text:p/>
          </table:table-cell>
          <table:table-cell table:style-name="ce21" table:formula="of:=IF([.A603]=&quot;&quot;;&quot;&quot;;[.H602]-[.G603])">
            <text:p/>
          </table:table-cell>
          <table:table-cell table:number-columns-repeated="248"/>
        </table:table-row>
        <table:table-row table:style-name="ro3">
          <table:table-cell table:style-name="ce10" table:formula="of:=IF([.H603]=&quot;&quot;;&quot;&quot;;IF(roundOpt;IF(OR([.A603]&gt;=nper;ROUND([.H603];2)&lt;=0);&quot;&quot;;[.A603]+1);IF(OR([.A603]&gt;=nper;[.H603]&lt;=0);&quot;&quot;;[.A603]+1)))">
            <text:p/>
          </table:table-cell>
          <table:table-cell table:style-name="ce17" table:formula="of:=IF([.A604]=&quot;&quot;;&quot;&quot;;IF(OR(periods_per_year=26;periods_per_year=52);IF(periods_per_year=26;IF([.A604]=1;fpdate;[.B603]+14);IF(periods_per_year=52;IF([.A604]=1;fpdate;[.B603]+7);&quot;n/a&quot;));IF(periods_per_year=24;DATE(YEAR(fpdate);MONTH(fpdate)+([.A604]-1)/2+IF(AND(DAY(fpdate)&gt;=15;MOD([.A604];2)=0);1;0);IF(MOD([.A604];2)=0;IF(DAY(fpdate)&gt;=15;DAY(fpdate)-14;DAY(fpdate)+14);DAY(fpdate)));IF(DAY(DATE(YEAR(fpdate);MONTH(fpdate)+([.A604]-1)*months_per_period;DAY(fpdate)))&lt;&gt;DAY(fpdate);DATE(YEAR(fpdate);MONTH(fpdate)+([.A604]-1)*months_per_period+1;0);DATE(YEAR(fpdate);MONTH(fpdate)+([.A604]-1)*months_per_period;DAY(fpdate))))))">
            <text:p/>
          </table:table-cell>
          <table:table-cell table:style-name="ce21" table:formula="of:=IF([.A604]=&quot;&quot;;&quot;&quot;;IF(roundOpt;IF(OR([.A604]=nper;payment&gt;ROUND((1+rate)*[.H603];2));ROUND((1+rate)*[.H603];2);payment);IF(OR([.A604]=nper;payment&gt;(1+rate)*[.H603]);(1+rate)*[.H603];payment)))">
            <text:p/>
          </table:table-cell>
          <table:table-cell table:style-name="ce30"/>
          <table:table-cell table:style-name="ce21"/>
          <table:table-cell table:style-name="ce21" table:formula="of:=IF([.A604]=&quot;&quot;;&quot;&quot;;IF(AND([.A604]=1;pmtType=1);0;IF(roundOpt;ROUND(rate*[.H603];2);rate*[.H603])))">
            <text:p/>
          </table:table-cell>
          <table:table-cell table:style-name="ce21" table:formula="of:=IF([.A604]=&quot;&quot;;&quot;&quot;;[.C604]-[.F604]+[.D604])">
            <text:p/>
          </table:table-cell>
          <table:table-cell table:style-name="ce21" table:formula="of:=IF([.A604]=&quot;&quot;;&quot;&quot;;[.H603]-[.G604])">
            <text:p/>
          </table:table-cell>
          <table:table-cell table:number-columns-repeated="248"/>
        </table:table-row>
        <table:table-row table:style-name="ro3">
          <table:table-cell table:style-name="ce10" table:formula="of:=IF([.H604]=&quot;&quot;;&quot;&quot;;IF(roundOpt;IF(OR([.A604]&gt;=nper;ROUND([.H604];2)&lt;=0);&quot;&quot;;[.A604]+1);IF(OR([.A604]&gt;=nper;[.H604]&lt;=0);&quot;&quot;;[.A604]+1)))">
            <text:p/>
          </table:table-cell>
          <table:table-cell table:style-name="ce17" table:formula="of:=IF([.A605]=&quot;&quot;;&quot;&quot;;IF(OR(periods_per_year=26;periods_per_year=52);IF(periods_per_year=26;IF([.A605]=1;fpdate;[.B604]+14);IF(periods_per_year=52;IF([.A605]=1;fpdate;[.B604]+7);&quot;n/a&quot;));IF(periods_per_year=24;DATE(YEAR(fpdate);MONTH(fpdate)+([.A605]-1)/2+IF(AND(DAY(fpdate)&gt;=15;MOD([.A605];2)=0);1;0);IF(MOD([.A605];2)=0;IF(DAY(fpdate)&gt;=15;DAY(fpdate)-14;DAY(fpdate)+14);DAY(fpdate)));IF(DAY(DATE(YEAR(fpdate);MONTH(fpdate)+([.A605]-1)*months_per_period;DAY(fpdate)))&lt;&gt;DAY(fpdate);DATE(YEAR(fpdate);MONTH(fpdate)+([.A605]-1)*months_per_period+1;0);DATE(YEAR(fpdate);MONTH(fpdate)+([.A605]-1)*months_per_period;DAY(fpdate))))))">
            <text:p/>
          </table:table-cell>
          <table:table-cell table:style-name="ce21" table:formula="of:=IF([.A605]=&quot;&quot;;&quot;&quot;;IF(roundOpt;IF(OR([.A605]=nper;payment&gt;ROUND((1+rate)*[.H604];2));ROUND((1+rate)*[.H604];2);payment);IF(OR([.A605]=nper;payment&gt;(1+rate)*[.H604]);(1+rate)*[.H604];payment)))">
            <text:p/>
          </table:table-cell>
          <table:table-cell table:style-name="ce30"/>
          <table:table-cell table:style-name="ce21"/>
          <table:table-cell table:style-name="ce21" table:formula="of:=IF([.A605]=&quot;&quot;;&quot;&quot;;IF(AND([.A605]=1;pmtType=1);0;IF(roundOpt;ROUND(rate*[.H604];2);rate*[.H604])))">
            <text:p/>
          </table:table-cell>
          <table:table-cell table:style-name="ce21" table:formula="of:=IF([.A605]=&quot;&quot;;&quot;&quot;;[.C605]-[.F605]+[.D605])">
            <text:p/>
          </table:table-cell>
          <table:table-cell table:style-name="ce21" table:formula="of:=IF([.A605]=&quot;&quot;;&quot;&quot;;[.H604]-[.G605])">
            <text:p/>
          </table:table-cell>
          <table:table-cell table:number-columns-repeated="248"/>
        </table:table-row>
        <table:table-row table:style-name="ro3">
          <table:table-cell table:style-name="ce10" table:formula="of:=IF([.H605]=&quot;&quot;;&quot;&quot;;IF(roundOpt;IF(OR([.A605]&gt;=nper;ROUND([.H605];2)&lt;=0);&quot;&quot;;[.A605]+1);IF(OR([.A605]&gt;=nper;[.H605]&lt;=0);&quot;&quot;;[.A605]+1)))">
            <text:p/>
          </table:table-cell>
          <table:table-cell table:style-name="ce17" table:formula="of:=IF([.A606]=&quot;&quot;;&quot;&quot;;IF(OR(periods_per_year=26;periods_per_year=52);IF(periods_per_year=26;IF([.A606]=1;fpdate;[.B605]+14);IF(periods_per_year=52;IF([.A606]=1;fpdate;[.B605]+7);&quot;n/a&quot;));IF(periods_per_year=24;DATE(YEAR(fpdate);MONTH(fpdate)+([.A606]-1)/2+IF(AND(DAY(fpdate)&gt;=15;MOD([.A606];2)=0);1;0);IF(MOD([.A606];2)=0;IF(DAY(fpdate)&gt;=15;DAY(fpdate)-14;DAY(fpdate)+14);DAY(fpdate)));IF(DAY(DATE(YEAR(fpdate);MONTH(fpdate)+([.A606]-1)*months_per_period;DAY(fpdate)))&lt;&gt;DAY(fpdate);DATE(YEAR(fpdate);MONTH(fpdate)+([.A606]-1)*months_per_period+1;0);DATE(YEAR(fpdate);MONTH(fpdate)+([.A606]-1)*months_per_period;DAY(fpdate))))))">
            <text:p/>
          </table:table-cell>
          <table:table-cell table:style-name="ce21" table:formula="of:=IF([.A606]=&quot;&quot;;&quot;&quot;;IF(roundOpt;IF(OR([.A606]=nper;payment&gt;ROUND((1+rate)*[.H605];2));ROUND((1+rate)*[.H605];2);payment);IF(OR([.A606]=nper;payment&gt;(1+rate)*[.H605]);(1+rate)*[.H605];payment)))">
            <text:p/>
          </table:table-cell>
          <table:table-cell table:style-name="ce30"/>
          <table:table-cell table:style-name="ce21"/>
          <table:table-cell table:style-name="ce21" table:formula="of:=IF([.A606]=&quot;&quot;;&quot;&quot;;IF(AND([.A606]=1;pmtType=1);0;IF(roundOpt;ROUND(rate*[.H605];2);rate*[.H605])))">
            <text:p/>
          </table:table-cell>
          <table:table-cell table:style-name="ce21" table:formula="of:=IF([.A606]=&quot;&quot;;&quot;&quot;;[.C606]-[.F606]+[.D606])">
            <text:p/>
          </table:table-cell>
          <table:table-cell table:style-name="ce21" table:formula="of:=IF([.A606]=&quot;&quot;;&quot;&quot;;[.H605]-[.G606])">
            <text:p/>
          </table:table-cell>
          <table:table-cell table:number-columns-repeated="248"/>
        </table:table-row>
        <table:table-row table:style-name="ro3">
          <table:table-cell table:style-name="ce10" table:formula="of:=IF([.H606]=&quot;&quot;;&quot;&quot;;IF(roundOpt;IF(OR([.A606]&gt;=nper;ROUND([.H606];2)&lt;=0);&quot;&quot;;[.A606]+1);IF(OR([.A606]&gt;=nper;[.H606]&lt;=0);&quot;&quot;;[.A606]+1)))">
            <text:p/>
          </table:table-cell>
          <table:table-cell table:style-name="ce17" table:formula="of:=IF([.A607]=&quot;&quot;;&quot;&quot;;IF(OR(periods_per_year=26;periods_per_year=52);IF(periods_per_year=26;IF([.A607]=1;fpdate;[.B606]+14);IF(periods_per_year=52;IF([.A607]=1;fpdate;[.B606]+7);&quot;n/a&quot;));IF(periods_per_year=24;DATE(YEAR(fpdate);MONTH(fpdate)+([.A607]-1)/2+IF(AND(DAY(fpdate)&gt;=15;MOD([.A607];2)=0);1;0);IF(MOD([.A607];2)=0;IF(DAY(fpdate)&gt;=15;DAY(fpdate)-14;DAY(fpdate)+14);DAY(fpdate)));IF(DAY(DATE(YEAR(fpdate);MONTH(fpdate)+([.A607]-1)*months_per_period;DAY(fpdate)))&lt;&gt;DAY(fpdate);DATE(YEAR(fpdate);MONTH(fpdate)+([.A607]-1)*months_per_period+1;0);DATE(YEAR(fpdate);MONTH(fpdate)+([.A607]-1)*months_per_period;DAY(fpdate))))))">
            <text:p/>
          </table:table-cell>
          <table:table-cell table:style-name="ce21" table:formula="of:=IF([.A607]=&quot;&quot;;&quot;&quot;;IF(roundOpt;IF(OR([.A607]=nper;payment&gt;ROUND((1+rate)*[.H606];2));ROUND((1+rate)*[.H606];2);payment);IF(OR([.A607]=nper;payment&gt;(1+rate)*[.H606]);(1+rate)*[.H606];payment)))">
            <text:p/>
          </table:table-cell>
          <table:table-cell table:style-name="ce30"/>
          <table:table-cell table:style-name="ce21"/>
          <table:table-cell table:style-name="ce21" table:formula="of:=IF([.A607]=&quot;&quot;;&quot;&quot;;IF(AND([.A607]=1;pmtType=1);0;IF(roundOpt;ROUND(rate*[.H606];2);rate*[.H606])))">
            <text:p/>
          </table:table-cell>
          <table:table-cell table:style-name="ce21" table:formula="of:=IF([.A607]=&quot;&quot;;&quot;&quot;;[.C607]-[.F607]+[.D607])">
            <text:p/>
          </table:table-cell>
          <table:table-cell table:style-name="ce21" table:formula="of:=IF([.A607]=&quot;&quot;;&quot;&quot;;[.H606]-[.G607])">
            <text:p/>
          </table:table-cell>
          <table:table-cell table:number-columns-repeated="248"/>
        </table:table-row>
        <table:table-row table:style-name="ro3">
          <table:table-cell table:style-name="ce10" table:formula="of:=IF([.H607]=&quot;&quot;;&quot;&quot;;IF(roundOpt;IF(OR([.A607]&gt;=nper;ROUND([.H607];2)&lt;=0);&quot;&quot;;[.A607]+1);IF(OR([.A607]&gt;=nper;[.H607]&lt;=0);&quot;&quot;;[.A607]+1)))">
            <text:p/>
          </table:table-cell>
          <table:table-cell table:style-name="ce17" table:formula="of:=IF([.A608]=&quot;&quot;;&quot;&quot;;IF(OR(periods_per_year=26;periods_per_year=52);IF(periods_per_year=26;IF([.A608]=1;fpdate;[.B607]+14);IF(periods_per_year=52;IF([.A608]=1;fpdate;[.B607]+7);&quot;n/a&quot;));IF(periods_per_year=24;DATE(YEAR(fpdate);MONTH(fpdate)+([.A608]-1)/2+IF(AND(DAY(fpdate)&gt;=15;MOD([.A608];2)=0);1;0);IF(MOD([.A608];2)=0;IF(DAY(fpdate)&gt;=15;DAY(fpdate)-14;DAY(fpdate)+14);DAY(fpdate)));IF(DAY(DATE(YEAR(fpdate);MONTH(fpdate)+([.A608]-1)*months_per_period;DAY(fpdate)))&lt;&gt;DAY(fpdate);DATE(YEAR(fpdate);MONTH(fpdate)+([.A608]-1)*months_per_period+1;0);DATE(YEAR(fpdate);MONTH(fpdate)+([.A608]-1)*months_per_period;DAY(fpdate))))))">
            <text:p/>
          </table:table-cell>
          <table:table-cell table:style-name="ce21" table:formula="of:=IF([.A608]=&quot;&quot;;&quot;&quot;;IF(roundOpt;IF(OR([.A608]=nper;payment&gt;ROUND((1+rate)*[.H607];2));ROUND((1+rate)*[.H607];2);payment);IF(OR([.A608]=nper;payment&gt;(1+rate)*[.H607]);(1+rate)*[.H607];payment)))">
            <text:p/>
          </table:table-cell>
          <table:table-cell table:style-name="ce30"/>
          <table:table-cell table:style-name="ce21"/>
          <table:table-cell table:style-name="ce21" table:formula="of:=IF([.A608]=&quot;&quot;;&quot;&quot;;IF(AND([.A608]=1;pmtType=1);0;IF(roundOpt;ROUND(rate*[.H607];2);rate*[.H607])))">
            <text:p/>
          </table:table-cell>
          <table:table-cell table:style-name="ce21" table:formula="of:=IF([.A608]=&quot;&quot;;&quot;&quot;;[.C608]-[.F608]+[.D608])">
            <text:p/>
          </table:table-cell>
          <table:table-cell table:style-name="ce21" table:formula="of:=IF([.A608]=&quot;&quot;;&quot;&quot;;[.H607]-[.G608])">
            <text:p/>
          </table:table-cell>
          <table:table-cell table:number-columns-repeated="248"/>
        </table:table-row>
        <table:table-row table:style-name="ro3">
          <table:table-cell table:style-name="ce10" table:formula="of:=IF([.H608]=&quot;&quot;;&quot;&quot;;IF(roundOpt;IF(OR([.A608]&gt;=nper;ROUND([.H608];2)&lt;=0);&quot;&quot;;[.A608]+1);IF(OR([.A608]&gt;=nper;[.H608]&lt;=0);&quot;&quot;;[.A608]+1)))">
            <text:p/>
          </table:table-cell>
          <table:table-cell table:style-name="ce17" table:formula="of:=IF([.A609]=&quot;&quot;;&quot;&quot;;IF(OR(periods_per_year=26;periods_per_year=52);IF(periods_per_year=26;IF([.A609]=1;fpdate;[.B608]+14);IF(periods_per_year=52;IF([.A609]=1;fpdate;[.B608]+7);&quot;n/a&quot;));IF(periods_per_year=24;DATE(YEAR(fpdate);MONTH(fpdate)+([.A609]-1)/2+IF(AND(DAY(fpdate)&gt;=15;MOD([.A609];2)=0);1;0);IF(MOD([.A609];2)=0;IF(DAY(fpdate)&gt;=15;DAY(fpdate)-14;DAY(fpdate)+14);DAY(fpdate)));IF(DAY(DATE(YEAR(fpdate);MONTH(fpdate)+([.A609]-1)*months_per_period;DAY(fpdate)))&lt;&gt;DAY(fpdate);DATE(YEAR(fpdate);MONTH(fpdate)+([.A609]-1)*months_per_period+1;0);DATE(YEAR(fpdate);MONTH(fpdate)+([.A609]-1)*months_per_period;DAY(fpdate))))))">
            <text:p/>
          </table:table-cell>
          <table:table-cell table:style-name="ce21" table:formula="of:=IF([.A609]=&quot;&quot;;&quot;&quot;;IF(roundOpt;IF(OR([.A609]=nper;payment&gt;ROUND((1+rate)*[.H608];2));ROUND((1+rate)*[.H608];2);payment);IF(OR([.A609]=nper;payment&gt;(1+rate)*[.H608]);(1+rate)*[.H608];payment)))">
            <text:p/>
          </table:table-cell>
          <table:table-cell table:style-name="ce30"/>
          <table:table-cell table:style-name="ce21"/>
          <table:table-cell table:style-name="ce21" table:formula="of:=IF([.A609]=&quot;&quot;;&quot;&quot;;IF(AND([.A609]=1;pmtType=1);0;IF(roundOpt;ROUND(rate*[.H608];2);rate*[.H608])))">
            <text:p/>
          </table:table-cell>
          <table:table-cell table:style-name="ce21" table:formula="of:=IF([.A609]=&quot;&quot;;&quot;&quot;;[.C609]-[.F609]+[.D609])">
            <text:p/>
          </table:table-cell>
          <table:table-cell table:style-name="ce21" table:formula="of:=IF([.A609]=&quot;&quot;;&quot;&quot;;[.H608]-[.G609])">
            <text:p/>
          </table:table-cell>
          <table:table-cell table:number-columns-repeated="248"/>
        </table:table-row>
        <table:table-row table:style-name="ro3">
          <table:table-cell table:style-name="ce10" table:formula="of:=IF([.H609]=&quot;&quot;;&quot;&quot;;IF(roundOpt;IF(OR([.A609]&gt;=nper;ROUND([.H609];2)&lt;=0);&quot;&quot;;[.A609]+1);IF(OR([.A609]&gt;=nper;[.H609]&lt;=0);&quot;&quot;;[.A609]+1)))">
            <text:p/>
          </table:table-cell>
          <table:table-cell table:style-name="ce17" table:formula="of:=IF([.A610]=&quot;&quot;;&quot;&quot;;IF(OR(periods_per_year=26;periods_per_year=52);IF(periods_per_year=26;IF([.A610]=1;fpdate;[.B609]+14);IF(periods_per_year=52;IF([.A610]=1;fpdate;[.B609]+7);&quot;n/a&quot;));IF(periods_per_year=24;DATE(YEAR(fpdate);MONTH(fpdate)+([.A610]-1)/2+IF(AND(DAY(fpdate)&gt;=15;MOD([.A610];2)=0);1;0);IF(MOD([.A610];2)=0;IF(DAY(fpdate)&gt;=15;DAY(fpdate)-14;DAY(fpdate)+14);DAY(fpdate)));IF(DAY(DATE(YEAR(fpdate);MONTH(fpdate)+([.A610]-1)*months_per_period;DAY(fpdate)))&lt;&gt;DAY(fpdate);DATE(YEAR(fpdate);MONTH(fpdate)+([.A610]-1)*months_per_period+1;0);DATE(YEAR(fpdate);MONTH(fpdate)+([.A610]-1)*months_per_period;DAY(fpdate))))))">
            <text:p/>
          </table:table-cell>
          <table:table-cell table:style-name="ce21" table:formula="of:=IF([.A610]=&quot;&quot;;&quot;&quot;;IF(roundOpt;IF(OR([.A610]=nper;payment&gt;ROUND((1+rate)*[.H609];2));ROUND((1+rate)*[.H609];2);payment);IF(OR([.A610]=nper;payment&gt;(1+rate)*[.H609]);(1+rate)*[.H609];payment)))">
            <text:p/>
          </table:table-cell>
          <table:table-cell table:style-name="ce30"/>
          <table:table-cell table:style-name="ce21"/>
          <table:table-cell table:style-name="ce21" table:formula="of:=IF([.A610]=&quot;&quot;;&quot;&quot;;IF(AND([.A610]=1;pmtType=1);0;IF(roundOpt;ROUND(rate*[.H609];2);rate*[.H609])))">
            <text:p/>
          </table:table-cell>
          <table:table-cell table:style-name="ce21" table:formula="of:=IF([.A610]=&quot;&quot;;&quot;&quot;;[.C610]-[.F610]+[.D610])">
            <text:p/>
          </table:table-cell>
          <table:table-cell table:style-name="ce21" table:formula="of:=IF([.A610]=&quot;&quot;;&quot;&quot;;[.H609]-[.G610])">
            <text:p/>
          </table:table-cell>
          <table:table-cell table:number-columns-repeated="248"/>
        </table:table-row>
        <table:table-row table:style-name="ro3">
          <table:table-cell table:style-name="ce10" table:formula="of:=IF([.H610]=&quot;&quot;;&quot;&quot;;IF(roundOpt;IF(OR([.A610]&gt;=nper;ROUND([.H610];2)&lt;=0);&quot;&quot;;[.A610]+1);IF(OR([.A610]&gt;=nper;[.H610]&lt;=0);&quot;&quot;;[.A610]+1)))">
            <text:p/>
          </table:table-cell>
          <table:table-cell table:style-name="ce17" table:formula="of:=IF([.A611]=&quot;&quot;;&quot;&quot;;IF(OR(periods_per_year=26;periods_per_year=52);IF(periods_per_year=26;IF([.A611]=1;fpdate;[.B610]+14);IF(periods_per_year=52;IF([.A611]=1;fpdate;[.B610]+7);&quot;n/a&quot;));IF(periods_per_year=24;DATE(YEAR(fpdate);MONTH(fpdate)+([.A611]-1)/2+IF(AND(DAY(fpdate)&gt;=15;MOD([.A611];2)=0);1;0);IF(MOD([.A611];2)=0;IF(DAY(fpdate)&gt;=15;DAY(fpdate)-14;DAY(fpdate)+14);DAY(fpdate)));IF(DAY(DATE(YEAR(fpdate);MONTH(fpdate)+([.A611]-1)*months_per_period;DAY(fpdate)))&lt;&gt;DAY(fpdate);DATE(YEAR(fpdate);MONTH(fpdate)+([.A611]-1)*months_per_period+1;0);DATE(YEAR(fpdate);MONTH(fpdate)+([.A611]-1)*months_per_period;DAY(fpdate))))))">
            <text:p/>
          </table:table-cell>
          <table:table-cell table:style-name="ce21" table:formula="of:=IF([.A611]=&quot;&quot;;&quot;&quot;;IF(roundOpt;IF(OR([.A611]=nper;payment&gt;ROUND((1+rate)*[.H610];2));ROUND((1+rate)*[.H610];2);payment);IF(OR([.A611]=nper;payment&gt;(1+rate)*[.H610]);(1+rate)*[.H610];payment)))">
            <text:p/>
          </table:table-cell>
          <table:table-cell table:style-name="ce30"/>
          <table:table-cell table:style-name="ce21"/>
          <table:table-cell table:style-name="ce21" table:formula="of:=IF([.A611]=&quot;&quot;;&quot;&quot;;IF(AND([.A611]=1;pmtType=1);0;IF(roundOpt;ROUND(rate*[.H610];2);rate*[.H610])))">
            <text:p/>
          </table:table-cell>
          <table:table-cell table:style-name="ce21" table:formula="of:=IF([.A611]=&quot;&quot;;&quot;&quot;;[.C611]-[.F611]+[.D611])">
            <text:p/>
          </table:table-cell>
          <table:table-cell table:style-name="ce21" table:formula="of:=IF([.A611]=&quot;&quot;;&quot;&quot;;[.H610]-[.G611])">
            <text:p/>
          </table:table-cell>
          <table:table-cell table:number-columns-repeated="248"/>
        </table:table-row>
        <table:table-row table:style-name="ro3">
          <table:table-cell table:style-name="ce10" table:formula="of:=IF([.H611]=&quot;&quot;;&quot;&quot;;IF(roundOpt;IF(OR([.A611]&gt;=nper;ROUND([.H611];2)&lt;=0);&quot;&quot;;[.A611]+1);IF(OR([.A611]&gt;=nper;[.H611]&lt;=0);&quot;&quot;;[.A611]+1)))">
            <text:p/>
          </table:table-cell>
          <table:table-cell table:style-name="ce17" table:formula="of:=IF([.A612]=&quot;&quot;;&quot;&quot;;IF(OR(periods_per_year=26;periods_per_year=52);IF(periods_per_year=26;IF([.A612]=1;fpdate;[.B611]+14);IF(periods_per_year=52;IF([.A612]=1;fpdate;[.B611]+7);&quot;n/a&quot;));IF(periods_per_year=24;DATE(YEAR(fpdate);MONTH(fpdate)+([.A612]-1)/2+IF(AND(DAY(fpdate)&gt;=15;MOD([.A612];2)=0);1;0);IF(MOD([.A612];2)=0;IF(DAY(fpdate)&gt;=15;DAY(fpdate)-14;DAY(fpdate)+14);DAY(fpdate)));IF(DAY(DATE(YEAR(fpdate);MONTH(fpdate)+([.A612]-1)*months_per_period;DAY(fpdate)))&lt;&gt;DAY(fpdate);DATE(YEAR(fpdate);MONTH(fpdate)+([.A612]-1)*months_per_period+1;0);DATE(YEAR(fpdate);MONTH(fpdate)+([.A612]-1)*months_per_period;DAY(fpdate))))))">
            <text:p/>
          </table:table-cell>
          <table:table-cell table:style-name="ce21" table:formula="of:=IF([.A612]=&quot;&quot;;&quot;&quot;;IF(roundOpt;IF(OR([.A612]=nper;payment&gt;ROUND((1+rate)*[.H611];2));ROUND((1+rate)*[.H611];2);payment);IF(OR([.A612]=nper;payment&gt;(1+rate)*[.H611]);(1+rate)*[.H611];payment)))">
            <text:p/>
          </table:table-cell>
          <table:table-cell table:style-name="ce30"/>
          <table:table-cell table:style-name="ce21"/>
          <table:table-cell table:style-name="ce21" table:formula="of:=IF([.A612]=&quot;&quot;;&quot;&quot;;IF(AND([.A612]=1;pmtType=1);0;IF(roundOpt;ROUND(rate*[.H611];2);rate*[.H611])))">
            <text:p/>
          </table:table-cell>
          <table:table-cell table:style-name="ce21" table:formula="of:=IF([.A612]=&quot;&quot;;&quot;&quot;;[.C612]-[.F612]+[.D612])">
            <text:p/>
          </table:table-cell>
          <table:table-cell table:style-name="ce21" table:formula="of:=IF([.A612]=&quot;&quot;;&quot;&quot;;[.H611]-[.G612])">
            <text:p/>
          </table:table-cell>
          <table:table-cell table:number-columns-repeated="248"/>
        </table:table-row>
        <table:table-row table:style-name="ro3">
          <table:table-cell table:style-name="ce10" table:formula="of:=IF([.H612]=&quot;&quot;;&quot;&quot;;IF(roundOpt;IF(OR([.A612]&gt;=nper;ROUND([.H612];2)&lt;=0);&quot;&quot;;[.A612]+1);IF(OR([.A612]&gt;=nper;[.H612]&lt;=0);&quot;&quot;;[.A612]+1)))">
            <text:p/>
          </table:table-cell>
          <table:table-cell table:style-name="ce17" table:formula="of:=IF([.A613]=&quot;&quot;;&quot;&quot;;IF(OR(periods_per_year=26;periods_per_year=52);IF(periods_per_year=26;IF([.A613]=1;fpdate;[.B612]+14);IF(periods_per_year=52;IF([.A613]=1;fpdate;[.B612]+7);&quot;n/a&quot;));IF(periods_per_year=24;DATE(YEAR(fpdate);MONTH(fpdate)+([.A613]-1)/2+IF(AND(DAY(fpdate)&gt;=15;MOD([.A613];2)=0);1;0);IF(MOD([.A613];2)=0;IF(DAY(fpdate)&gt;=15;DAY(fpdate)-14;DAY(fpdate)+14);DAY(fpdate)));IF(DAY(DATE(YEAR(fpdate);MONTH(fpdate)+([.A613]-1)*months_per_period;DAY(fpdate)))&lt;&gt;DAY(fpdate);DATE(YEAR(fpdate);MONTH(fpdate)+([.A613]-1)*months_per_period+1;0);DATE(YEAR(fpdate);MONTH(fpdate)+([.A613]-1)*months_per_period;DAY(fpdate))))))">
            <text:p/>
          </table:table-cell>
          <table:table-cell table:style-name="ce21" table:formula="of:=IF([.A613]=&quot;&quot;;&quot;&quot;;IF(roundOpt;IF(OR([.A613]=nper;payment&gt;ROUND((1+rate)*[.H612];2));ROUND((1+rate)*[.H612];2);payment);IF(OR([.A613]=nper;payment&gt;(1+rate)*[.H612]);(1+rate)*[.H612];payment)))">
            <text:p/>
          </table:table-cell>
          <table:table-cell table:style-name="ce30"/>
          <table:table-cell table:style-name="ce21"/>
          <table:table-cell table:style-name="ce21" table:formula="of:=IF([.A613]=&quot;&quot;;&quot;&quot;;IF(AND([.A613]=1;pmtType=1);0;IF(roundOpt;ROUND(rate*[.H612];2);rate*[.H612])))">
            <text:p/>
          </table:table-cell>
          <table:table-cell table:style-name="ce21" table:formula="of:=IF([.A613]=&quot;&quot;;&quot;&quot;;[.C613]-[.F613]+[.D613])">
            <text:p/>
          </table:table-cell>
          <table:table-cell table:style-name="ce21" table:formula="of:=IF([.A613]=&quot;&quot;;&quot;&quot;;[.H612]-[.G613])">
            <text:p/>
          </table:table-cell>
          <table:table-cell table:number-columns-repeated="248"/>
        </table:table-row>
        <table:table-row table:style-name="ro3">
          <table:table-cell table:style-name="ce10" table:formula="of:=IF([.H613]=&quot;&quot;;&quot;&quot;;IF(roundOpt;IF(OR([.A613]&gt;=nper;ROUND([.H613];2)&lt;=0);&quot;&quot;;[.A613]+1);IF(OR([.A613]&gt;=nper;[.H613]&lt;=0);&quot;&quot;;[.A613]+1)))">
            <text:p/>
          </table:table-cell>
          <table:table-cell table:style-name="ce17" table:formula="of:=IF([.A614]=&quot;&quot;;&quot;&quot;;IF(OR(periods_per_year=26;periods_per_year=52);IF(periods_per_year=26;IF([.A614]=1;fpdate;[.B613]+14);IF(periods_per_year=52;IF([.A614]=1;fpdate;[.B613]+7);&quot;n/a&quot;));IF(periods_per_year=24;DATE(YEAR(fpdate);MONTH(fpdate)+([.A614]-1)/2+IF(AND(DAY(fpdate)&gt;=15;MOD([.A614];2)=0);1;0);IF(MOD([.A614];2)=0;IF(DAY(fpdate)&gt;=15;DAY(fpdate)-14;DAY(fpdate)+14);DAY(fpdate)));IF(DAY(DATE(YEAR(fpdate);MONTH(fpdate)+([.A614]-1)*months_per_period;DAY(fpdate)))&lt;&gt;DAY(fpdate);DATE(YEAR(fpdate);MONTH(fpdate)+([.A614]-1)*months_per_period+1;0);DATE(YEAR(fpdate);MONTH(fpdate)+([.A614]-1)*months_per_period;DAY(fpdate))))))">
            <text:p/>
          </table:table-cell>
          <table:table-cell table:style-name="ce21" table:formula="of:=IF([.A614]=&quot;&quot;;&quot;&quot;;IF(roundOpt;IF(OR([.A614]=nper;payment&gt;ROUND((1+rate)*[.H613];2));ROUND((1+rate)*[.H613];2);payment);IF(OR([.A614]=nper;payment&gt;(1+rate)*[.H613]);(1+rate)*[.H613];payment)))">
            <text:p/>
          </table:table-cell>
          <table:table-cell table:style-name="ce30"/>
          <table:table-cell table:style-name="ce21"/>
          <table:table-cell table:style-name="ce21" table:formula="of:=IF([.A614]=&quot;&quot;;&quot;&quot;;IF(AND([.A614]=1;pmtType=1);0;IF(roundOpt;ROUND(rate*[.H613];2);rate*[.H613])))">
            <text:p/>
          </table:table-cell>
          <table:table-cell table:style-name="ce21" table:formula="of:=IF([.A614]=&quot;&quot;;&quot;&quot;;[.C614]-[.F614]+[.D614])">
            <text:p/>
          </table:table-cell>
          <table:table-cell table:style-name="ce21" table:formula="of:=IF([.A614]=&quot;&quot;;&quot;&quot;;[.H613]-[.G614])">
            <text:p/>
          </table:table-cell>
          <table:table-cell table:number-columns-repeated="248"/>
        </table:table-row>
        <table:table-row table:style-name="ro3">
          <table:table-cell table:style-name="ce10" table:formula="of:=IF([.H614]=&quot;&quot;;&quot;&quot;;IF(roundOpt;IF(OR([.A614]&gt;=nper;ROUND([.H614];2)&lt;=0);&quot;&quot;;[.A614]+1);IF(OR([.A614]&gt;=nper;[.H614]&lt;=0);&quot;&quot;;[.A614]+1)))">
            <text:p/>
          </table:table-cell>
          <table:table-cell table:style-name="ce17" table:formula="of:=IF([.A615]=&quot;&quot;;&quot;&quot;;IF(OR(periods_per_year=26;periods_per_year=52);IF(periods_per_year=26;IF([.A615]=1;fpdate;[.B614]+14);IF(periods_per_year=52;IF([.A615]=1;fpdate;[.B614]+7);&quot;n/a&quot;));IF(periods_per_year=24;DATE(YEAR(fpdate);MONTH(fpdate)+([.A615]-1)/2+IF(AND(DAY(fpdate)&gt;=15;MOD([.A615];2)=0);1;0);IF(MOD([.A615];2)=0;IF(DAY(fpdate)&gt;=15;DAY(fpdate)-14;DAY(fpdate)+14);DAY(fpdate)));IF(DAY(DATE(YEAR(fpdate);MONTH(fpdate)+([.A615]-1)*months_per_period;DAY(fpdate)))&lt;&gt;DAY(fpdate);DATE(YEAR(fpdate);MONTH(fpdate)+([.A615]-1)*months_per_period+1;0);DATE(YEAR(fpdate);MONTH(fpdate)+([.A615]-1)*months_per_period;DAY(fpdate))))))">
            <text:p/>
          </table:table-cell>
          <table:table-cell table:style-name="ce21" table:formula="of:=IF([.A615]=&quot;&quot;;&quot;&quot;;IF(roundOpt;IF(OR([.A615]=nper;payment&gt;ROUND((1+rate)*[.H614];2));ROUND((1+rate)*[.H614];2);payment);IF(OR([.A615]=nper;payment&gt;(1+rate)*[.H614]);(1+rate)*[.H614];payment)))">
            <text:p/>
          </table:table-cell>
          <table:table-cell table:style-name="ce30"/>
          <table:table-cell table:style-name="ce21"/>
          <table:table-cell table:style-name="ce21" table:formula="of:=IF([.A615]=&quot;&quot;;&quot;&quot;;IF(AND([.A615]=1;pmtType=1);0;IF(roundOpt;ROUND(rate*[.H614];2);rate*[.H614])))">
            <text:p/>
          </table:table-cell>
          <table:table-cell table:style-name="ce21" table:formula="of:=IF([.A615]=&quot;&quot;;&quot;&quot;;[.C615]-[.F615]+[.D615])">
            <text:p/>
          </table:table-cell>
          <table:table-cell table:style-name="ce21" table:formula="of:=IF([.A615]=&quot;&quot;;&quot;&quot;;[.H614]-[.G615])">
            <text:p/>
          </table:table-cell>
          <table:table-cell table:number-columns-repeated="248"/>
        </table:table-row>
        <table:table-row table:style-name="ro3">
          <table:table-cell table:style-name="ce10" table:formula="of:=IF([.H615]=&quot;&quot;;&quot;&quot;;IF(roundOpt;IF(OR([.A615]&gt;=nper;ROUND([.H615];2)&lt;=0);&quot;&quot;;[.A615]+1);IF(OR([.A615]&gt;=nper;[.H615]&lt;=0);&quot;&quot;;[.A615]+1)))">
            <text:p/>
          </table:table-cell>
          <table:table-cell table:style-name="ce17" table:formula="of:=IF([.A616]=&quot;&quot;;&quot;&quot;;IF(OR(periods_per_year=26;periods_per_year=52);IF(periods_per_year=26;IF([.A616]=1;fpdate;[.B615]+14);IF(periods_per_year=52;IF([.A616]=1;fpdate;[.B615]+7);&quot;n/a&quot;));IF(periods_per_year=24;DATE(YEAR(fpdate);MONTH(fpdate)+([.A616]-1)/2+IF(AND(DAY(fpdate)&gt;=15;MOD([.A616];2)=0);1;0);IF(MOD([.A616];2)=0;IF(DAY(fpdate)&gt;=15;DAY(fpdate)-14;DAY(fpdate)+14);DAY(fpdate)));IF(DAY(DATE(YEAR(fpdate);MONTH(fpdate)+([.A616]-1)*months_per_period;DAY(fpdate)))&lt;&gt;DAY(fpdate);DATE(YEAR(fpdate);MONTH(fpdate)+([.A616]-1)*months_per_period+1;0);DATE(YEAR(fpdate);MONTH(fpdate)+([.A616]-1)*months_per_period;DAY(fpdate))))))">
            <text:p/>
          </table:table-cell>
          <table:table-cell table:style-name="ce21" table:formula="of:=IF([.A616]=&quot;&quot;;&quot;&quot;;IF(roundOpt;IF(OR([.A616]=nper;payment&gt;ROUND((1+rate)*[.H615];2));ROUND((1+rate)*[.H615];2);payment);IF(OR([.A616]=nper;payment&gt;(1+rate)*[.H615]);(1+rate)*[.H615];payment)))">
            <text:p/>
          </table:table-cell>
          <table:table-cell table:style-name="ce30"/>
          <table:table-cell table:style-name="ce21"/>
          <table:table-cell table:style-name="ce21" table:formula="of:=IF([.A616]=&quot;&quot;;&quot;&quot;;IF(AND([.A616]=1;pmtType=1);0;IF(roundOpt;ROUND(rate*[.H615];2);rate*[.H615])))">
            <text:p/>
          </table:table-cell>
          <table:table-cell table:style-name="ce21" table:formula="of:=IF([.A616]=&quot;&quot;;&quot;&quot;;[.C616]-[.F616]+[.D616])">
            <text:p/>
          </table:table-cell>
          <table:table-cell table:style-name="ce21" table:formula="of:=IF([.A616]=&quot;&quot;;&quot;&quot;;[.H615]-[.G616])">
            <text:p/>
          </table:table-cell>
          <table:table-cell table:number-columns-repeated="248"/>
        </table:table-row>
        <table:table-row table:style-name="ro3">
          <table:table-cell table:style-name="ce10" table:formula="of:=IF([.H616]=&quot;&quot;;&quot;&quot;;IF(roundOpt;IF(OR([.A616]&gt;=nper;ROUND([.H616];2)&lt;=0);&quot;&quot;;[.A616]+1);IF(OR([.A616]&gt;=nper;[.H616]&lt;=0);&quot;&quot;;[.A616]+1)))">
            <text:p/>
          </table:table-cell>
          <table:table-cell table:style-name="ce17" table:formula="of:=IF([.A617]=&quot;&quot;;&quot;&quot;;IF(OR(periods_per_year=26;periods_per_year=52);IF(periods_per_year=26;IF([.A617]=1;fpdate;[.B616]+14);IF(periods_per_year=52;IF([.A617]=1;fpdate;[.B616]+7);&quot;n/a&quot;));IF(periods_per_year=24;DATE(YEAR(fpdate);MONTH(fpdate)+([.A617]-1)/2+IF(AND(DAY(fpdate)&gt;=15;MOD([.A617];2)=0);1;0);IF(MOD([.A617];2)=0;IF(DAY(fpdate)&gt;=15;DAY(fpdate)-14;DAY(fpdate)+14);DAY(fpdate)));IF(DAY(DATE(YEAR(fpdate);MONTH(fpdate)+([.A617]-1)*months_per_period;DAY(fpdate)))&lt;&gt;DAY(fpdate);DATE(YEAR(fpdate);MONTH(fpdate)+([.A617]-1)*months_per_period+1;0);DATE(YEAR(fpdate);MONTH(fpdate)+([.A617]-1)*months_per_period;DAY(fpdate))))))">
            <text:p/>
          </table:table-cell>
          <table:table-cell table:style-name="ce21" table:formula="of:=IF([.A617]=&quot;&quot;;&quot;&quot;;IF(roundOpt;IF(OR([.A617]=nper;payment&gt;ROUND((1+rate)*[.H616];2));ROUND((1+rate)*[.H616];2);payment);IF(OR([.A617]=nper;payment&gt;(1+rate)*[.H616]);(1+rate)*[.H616];payment)))">
            <text:p/>
          </table:table-cell>
          <table:table-cell table:style-name="ce30"/>
          <table:table-cell table:style-name="ce21"/>
          <table:table-cell table:style-name="ce21" table:formula="of:=IF([.A617]=&quot;&quot;;&quot;&quot;;IF(AND([.A617]=1;pmtType=1);0;IF(roundOpt;ROUND(rate*[.H616];2);rate*[.H616])))">
            <text:p/>
          </table:table-cell>
          <table:table-cell table:style-name="ce21" table:formula="of:=IF([.A617]=&quot;&quot;;&quot;&quot;;[.C617]-[.F617]+[.D617])">
            <text:p/>
          </table:table-cell>
          <table:table-cell table:style-name="ce21" table:formula="of:=IF([.A617]=&quot;&quot;;&quot;&quot;;[.H616]-[.G617])">
            <text:p/>
          </table:table-cell>
          <table:table-cell table:number-columns-repeated="248"/>
        </table:table-row>
        <table:table-row table:style-name="ro3">
          <table:table-cell table:style-name="ce10" table:formula="of:=IF([.H617]=&quot;&quot;;&quot;&quot;;IF(roundOpt;IF(OR([.A617]&gt;=nper;ROUND([.H617];2)&lt;=0);&quot;&quot;;[.A617]+1);IF(OR([.A617]&gt;=nper;[.H617]&lt;=0);&quot;&quot;;[.A617]+1)))">
            <text:p/>
          </table:table-cell>
          <table:table-cell table:style-name="ce17" table:formula="of:=IF([.A618]=&quot;&quot;;&quot;&quot;;IF(OR(periods_per_year=26;periods_per_year=52);IF(periods_per_year=26;IF([.A618]=1;fpdate;[.B617]+14);IF(periods_per_year=52;IF([.A618]=1;fpdate;[.B617]+7);&quot;n/a&quot;));IF(periods_per_year=24;DATE(YEAR(fpdate);MONTH(fpdate)+([.A618]-1)/2+IF(AND(DAY(fpdate)&gt;=15;MOD([.A618];2)=0);1;0);IF(MOD([.A618];2)=0;IF(DAY(fpdate)&gt;=15;DAY(fpdate)-14;DAY(fpdate)+14);DAY(fpdate)));IF(DAY(DATE(YEAR(fpdate);MONTH(fpdate)+([.A618]-1)*months_per_period;DAY(fpdate)))&lt;&gt;DAY(fpdate);DATE(YEAR(fpdate);MONTH(fpdate)+([.A618]-1)*months_per_period+1;0);DATE(YEAR(fpdate);MONTH(fpdate)+([.A618]-1)*months_per_period;DAY(fpdate))))))">
            <text:p/>
          </table:table-cell>
          <table:table-cell table:style-name="ce21" table:formula="of:=IF([.A618]=&quot;&quot;;&quot;&quot;;IF(roundOpt;IF(OR([.A618]=nper;payment&gt;ROUND((1+rate)*[.H617];2));ROUND((1+rate)*[.H617];2);payment);IF(OR([.A618]=nper;payment&gt;(1+rate)*[.H617]);(1+rate)*[.H617];payment)))">
            <text:p/>
          </table:table-cell>
          <table:table-cell table:style-name="ce30"/>
          <table:table-cell table:style-name="ce21"/>
          <table:table-cell table:style-name="ce21" table:formula="of:=IF([.A618]=&quot;&quot;;&quot;&quot;;IF(AND([.A618]=1;pmtType=1);0;IF(roundOpt;ROUND(rate*[.H617];2);rate*[.H617])))">
            <text:p/>
          </table:table-cell>
          <table:table-cell table:style-name="ce21" table:formula="of:=IF([.A618]=&quot;&quot;;&quot;&quot;;[.C618]-[.F618]+[.D618])">
            <text:p/>
          </table:table-cell>
          <table:table-cell table:style-name="ce21" table:formula="of:=IF([.A618]=&quot;&quot;;&quot;&quot;;[.H617]-[.G618])">
            <text:p/>
          </table:table-cell>
          <table:table-cell table:number-columns-repeated="248"/>
        </table:table-row>
        <table:table-row table:style-name="ro3">
          <table:table-cell table:style-name="ce10" table:formula="of:=IF([.H618]=&quot;&quot;;&quot;&quot;;IF(roundOpt;IF(OR([.A618]&gt;=nper;ROUND([.H618];2)&lt;=0);&quot;&quot;;[.A618]+1);IF(OR([.A618]&gt;=nper;[.H618]&lt;=0);&quot;&quot;;[.A618]+1)))">
            <text:p/>
          </table:table-cell>
          <table:table-cell table:style-name="ce17" table:formula="of:=IF([.A619]=&quot;&quot;;&quot;&quot;;IF(OR(periods_per_year=26;periods_per_year=52);IF(periods_per_year=26;IF([.A619]=1;fpdate;[.B618]+14);IF(periods_per_year=52;IF([.A619]=1;fpdate;[.B618]+7);&quot;n/a&quot;));IF(periods_per_year=24;DATE(YEAR(fpdate);MONTH(fpdate)+([.A619]-1)/2+IF(AND(DAY(fpdate)&gt;=15;MOD([.A619];2)=0);1;0);IF(MOD([.A619];2)=0;IF(DAY(fpdate)&gt;=15;DAY(fpdate)-14;DAY(fpdate)+14);DAY(fpdate)));IF(DAY(DATE(YEAR(fpdate);MONTH(fpdate)+([.A619]-1)*months_per_period;DAY(fpdate)))&lt;&gt;DAY(fpdate);DATE(YEAR(fpdate);MONTH(fpdate)+([.A619]-1)*months_per_period+1;0);DATE(YEAR(fpdate);MONTH(fpdate)+([.A619]-1)*months_per_period;DAY(fpdate))))))">
            <text:p/>
          </table:table-cell>
          <table:table-cell table:style-name="ce21" table:formula="of:=IF([.A619]=&quot;&quot;;&quot;&quot;;IF(roundOpt;IF(OR([.A619]=nper;payment&gt;ROUND((1+rate)*[.H618];2));ROUND((1+rate)*[.H618];2);payment);IF(OR([.A619]=nper;payment&gt;(1+rate)*[.H618]);(1+rate)*[.H618];payment)))">
            <text:p/>
          </table:table-cell>
          <table:table-cell table:style-name="ce30"/>
          <table:table-cell table:style-name="ce21"/>
          <table:table-cell table:style-name="ce21" table:formula="of:=IF([.A619]=&quot;&quot;;&quot;&quot;;IF(AND([.A619]=1;pmtType=1);0;IF(roundOpt;ROUND(rate*[.H618];2);rate*[.H618])))">
            <text:p/>
          </table:table-cell>
          <table:table-cell table:style-name="ce21" table:formula="of:=IF([.A619]=&quot;&quot;;&quot;&quot;;[.C619]-[.F619]+[.D619])">
            <text:p/>
          </table:table-cell>
          <table:table-cell table:style-name="ce21" table:formula="of:=IF([.A619]=&quot;&quot;;&quot;&quot;;[.H618]-[.G619])">
            <text:p/>
          </table:table-cell>
          <table:table-cell table:number-columns-repeated="248"/>
        </table:table-row>
        <table:table-row table:style-name="ro3">
          <table:table-cell table:style-name="ce10" table:formula="of:=IF([.H619]=&quot;&quot;;&quot;&quot;;IF(roundOpt;IF(OR([.A619]&gt;=nper;ROUND([.H619];2)&lt;=0);&quot;&quot;;[.A619]+1);IF(OR([.A619]&gt;=nper;[.H619]&lt;=0);&quot;&quot;;[.A619]+1)))">
            <text:p/>
          </table:table-cell>
          <table:table-cell table:style-name="ce17" table:formula="of:=IF([.A620]=&quot;&quot;;&quot;&quot;;IF(OR(periods_per_year=26;periods_per_year=52);IF(periods_per_year=26;IF([.A620]=1;fpdate;[.B619]+14);IF(periods_per_year=52;IF([.A620]=1;fpdate;[.B619]+7);&quot;n/a&quot;));IF(periods_per_year=24;DATE(YEAR(fpdate);MONTH(fpdate)+([.A620]-1)/2+IF(AND(DAY(fpdate)&gt;=15;MOD([.A620];2)=0);1;0);IF(MOD([.A620];2)=0;IF(DAY(fpdate)&gt;=15;DAY(fpdate)-14;DAY(fpdate)+14);DAY(fpdate)));IF(DAY(DATE(YEAR(fpdate);MONTH(fpdate)+([.A620]-1)*months_per_period;DAY(fpdate)))&lt;&gt;DAY(fpdate);DATE(YEAR(fpdate);MONTH(fpdate)+([.A620]-1)*months_per_period+1;0);DATE(YEAR(fpdate);MONTH(fpdate)+([.A620]-1)*months_per_period;DAY(fpdate))))))">
            <text:p/>
          </table:table-cell>
          <table:table-cell table:style-name="ce21" table:formula="of:=IF([.A620]=&quot;&quot;;&quot;&quot;;IF(roundOpt;IF(OR([.A620]=nper;payment&gt;ROUND((1+rate)*[.H619];2));ROUND((1+rate)*[.H619];2);payment);IF(OR([.A620]=nper;payment&gt;(1+rate)*[.H619]);(1+rate)*[.H619];payment)))">
            <text:p/>
          </table:table-cell>
          <table:table-cell table:style-name="ce30"/>
          <table:table-cell table:style-name="ce21"/>
          <table:table-cell table:style-name="ce21" table:formula="of:=IF([.A620]=&quot;&quot;;&quot;&quot;;IF(AND([.A620]=1;pmtType=1);0;IF(roundOpt;ROUND(rate*[.H619];2);rate*[.H619])))">
            <text:p/>
          </table:table-cell>
          <table:table-cell table:style-name="ce21" table:formula="of:=IF([.A620]=&quot;&quot;;&quot;&quot;;[.C620]-[.F620]+[.D620])">
            <text:p/>
          </table:table-cell>
          <table:table-cell table:style-name="ce21" table:formula="of:=IF([.A620]=&quot;&quot;;&quot;&quot;;[.H619]-[.G620])">
            <text:p/>
          </table:table-cell>
          <table:table-cell table:number-columns-repeated="248"/>
        </table:table-row>
        <table:table-row table:style-name="ro3">
          <table:table-cell table:style-name="ce10" table:formula="of:=IF([.H620]=&quot;&quot;;&quot;&quot;;IF(roundOpt;IF(OR([.A620]&gt;=nper;ROUND([.H620];2)&lt;=0);&quot;&quot;;[.A620]+1);IF(OR([.A620]&gt;=nper;[.H620]&lt;=0);&quot;&quot;;[.A620]+1)))">
            <text:p/>
          </table:table-cell>
          <table:table-cell table:style-name="ce17" table:formula="of:=IF([.A621]=&quot;&quot;;&quot;&quot;;IF(OR(periods_per_year=26;periods_per_year=52);IF(periods_per_year=26;IF([.A621]=1;fpdate;[.B620]+14);IF(periods_per_year=52;IF([.A621]=1;fpdate;[.B620]+7);&quot;n/a&quot;));IF(periods_per_year=24;DATE(YEAR(fpdate);MONTH(fpdate)+([.A621]-1)/2+IF(AND(DAY(fpdate)&gt;=15;MOD([.A621];2)=0);1;0);IF(MOD([.A621];2)=0;IF(DAY(fpdate)&gt;=15;DAY(fpdate)-14;DAY(fpdate)+14);DAY(fpdate)));IF(DAY(DATE(YEAR(fpdate);MONTH(fpdate)+([.A621]-1)*months_per_period;DAY(fpdate)))&lt;&gt;DAY(fpdate);DATE(YEAR(fpdate);MONTH(fpdate)+([.A621]-1)*months_per_period+1;0);DATE(YEAR(fpdate);MONTH(fpdate)+([.A621]-1)*months_per_period;DAY(fpdate))))))">
            <text:p/>
          </table:table-cell>
          <table:table-cell table:style-name="ce21" table:formula="of:=IF([.A621]=&quot;&quot;;&quot;&quot;;IF(roundOpt;IF(OR([.A621]=nper;payment&gt;ROUND((1+rate)*[.H620];2));ROUND((1+rate)*[.H620];2);payment);IF(OR([.A621]=nper;payment&gt;(1+rate)*[.H620]);(1+rate)*[.H620];payment)))">
            <text:p/>
          </table:table-cell>
          <table:table-cell table:style-name="ce30"/>
          <table:table-cell table:style-name="ce21"/>
          <table:table-cell table:style-name="ce21" table:formula="of:=IF([.A621]=&quot;&quot;;&quot;&quot;;IF(AND([.A621]=1;pmtType=1);0;IF(roundOpt;ROUND(rate*[.H620];2);rate*[.H620])))">
            <text:p/>
          </table:table-cell>
          <table:table-cell table:style-name="ce21" table:formula="of:=IF([.A621]=&quot;&quot;;&quot;&quot;;[.C621]-[.F621]+[.D621])">
            <text:p/>
          </table:table-cell>
          <table:table-cell table:style-name="ce21" table:formula="of:=IF([.A621]=&quot;&quot;;&quot;&quot;;[.H620]-[.G621])">
            <text:p/>
          </table:table-cell>
          <table:table-cell table:number-columns-repeated="248"/>
        </table:table-row>
        <table:table-row table:style-name="ro3">
          <table:table-cell table:style-name="ce10" table:formula="of:=IF([.H621]=&quot;&quot;;&quot;&quot;;IF(roundOpt;IF(OR([.A621]&gt;=nper;ROUND([.H621];2)&lt;=0);&quot;&quot;;[.A621]+1);IF(OR([.A621]&gt;=nper;[.H621]&lt;=0);&quot;&quot;;[.A621]+1)))">
            <text:p/>
          </table:table-cell>
          <table:table-cell table:style-name="ce17" table:formula="of:=IF([.A622]=&quot;&quot;;&quot;&quot;;IF(OR(periods_per_year=26;periods_per_year=52);IF(periods_per_year=26;IF([.A622]=1;fpdate;[.B621]+14);IF(periods_per_year=52;IF([.A622]=1;fpdate;[.B621]+7);&quot;n/a&quot;));IF(periods_per_year=24;DATE(YEAR(fpdate);MONTH(fpdate)+([.A622]-1)/2+IF(AND(DAY(fpdate)&gt;=15;MOD([.A622];2)=0);1;0);IF(MOD([.A622];2)=0;IF(DAY(fpdate)&gt;=15;DAY(fpdate)-14;DAY(fpdate)+14);DAY(fpdate)));IF(DAY(DATE(YEAR(fpdate);MONTH(fpdate)+([.A622]-1)*months_per_period;DAY(fpdate)))&lt;&gt;DAY(fpdate);DATE(YEAR(fpdate);MONTH(fpdate)+([.A622]-1)*months_per_period+1;0);DATE(YEAR(fpdate);MONTH(fpdate)+([.A622]-1)*months_per_period;DAY(fpdate))))))">
            <text:p/>
          </table:table-cell>
          <table:table-cell table:style-name="ce21" table:formula="of:=IF([.A622]=&quot;&quot;;&quot;&quot;;IF(roundOpt;IF(OR([.A622]=nper;payment&gt;ROUND((1+rate)*[.H621];2));ROUND((1+rate)*[.H621];2);payment);IF(OR([.A622]=nper;payment&gt;(1+rate)*[.H621]);(1+rate)*[.H621];payment)))">
            <text:p/>
          </table:table-cell>
          <table:table-cell table:style-name="ce30"/>
          <table:table-cell table:style-name="ce21"/>
          <table:table-cell table:style-name="ce21" table:formula="of:=IF([.A622]=&quot;&quot;;&quot;&quot;;IF(AND([.A622]=1;pmtType=1);0;IF(roundOpt;ROUND(rate*[.H621];2);rate*[.H621])))">
            <text:p/>
          </table:table-cell>
          <table:table-cell table:style-name="ce21" table:formula="of:=IF([.A622]=&quot;&quot;;&quot;&quot;;[.C622]-[.F622]+[.D622])">
            <text:p/>
          </table:table-cell>
          <table:table-cell table:style-name="ce21" table:formula="of:=IF([.A622]=&quot;&quot;;&quot;&quot;;[.H621]-[.G622])">
            <text:p/>
          </table:table-cell>
          <table:table-cell table:number-columns-repeated="248"/>
        </table:table-row>
        <table:table-row table:style-name="ro3">
          <table:table-cell table:style-name="ce10" table:formula="of:=IF([.H622]=&quot;&quot;;&quot;&quot;;IF(roundOpt;IF(OR([.A622]&gt;=nper;ROUND([.H622];2)&lt;=0);&quot;&quot;;[.A622]+1);IF(OR([.A622]&gt;=nper;[.H622]&lt;=0);&quot;&quot;;[.A622]+1)))">
            <text:p/>
          </table:table-cell>
          <table:table-cell table:style-name="ce17" table:formula="of:=IF([.A623]=&quot;&quot;;&quot;&quot;;IF(OR(periods_per_year=26;periods_per_year=52);IF(periods_per_year=26;IF([.A623]=1;fpdate;[.B622]+14);IF(periods_per_year=52;IF([.A623]=1;fpdate;[.B622]+7);&quot;n/a&quot;));IF(periods_per_year=24;DATE(YEAR(fpdate);MONTH(fpdate)+([.A623]-1)/2+IF(AND(DAY(fpdate)&gt;=15;MOD([.A623];2)=0);1;0);IF(MOD([.A623];2)=0;IF(DAY(fpdate)&gt;=15;DAY(fpdate)-14;DAY(fpdate)+14);DAY(fpdate)));IF(DAY(DATE(YEAR(fpdate);MONTH(fpdate)+([.A623]-1)*months_per_period;DAY(fpdate)))&lt;&gt;DAY(fpdate);DATE(YEAR(fpdate);MONTH(fpdate)+([.A623]-1)*months_per_period+1;0);DATE(YEAR(fpdate);MONTH(fpdate)+([.A623]-1)*months_per_period;DAY(fpdate))))))">
            <text:p/>
          </table:table-cell>
          <table:table-cell table:style-name="ce21" table:formula="of:=IF([.A623]=&quot;&quot;;&quot;&quot;;IF(roundOpt;IF(OR([.A623]=nper;payment&gt;ROUND((1+rate)*[.H622];2));ROUND((1+rate)*[.H622];2);payment);IF(OR([.A623]=nper;payment&gt;(1+rate)*[.H622]);(1+rate)*[.H622];payment)))">
            <text:p/>
          </table:table-cell>
          <table:table-cell table:style-name="ce30"/>
          <table:table-cell table:style-name="ce21"/>
          <table:table-cell table:style-name="ce21" table:formula="of:=IF([.A623]=&quot;&quot;;&quot;&quot;;IF(AND([.A623]=1;pmtType=1);0;IF(roundOpt;ROUND(rate*[.H622];2);rate*[.H622])))">
            <text:p/>
          </table:table-cell>
          <table:table-cell table:style-name="ce21" table:formula="of:=IF([.A623]=&quot;&quot;;&quot;&quot;;[.C623]-[.F623]+[.D623])">
            <text:p/>
          </table:table-cell>
          <table:table-cell table:style-name="ce21" table:formula="of:=IF([.A623]=&quot;&quot;;&quot;&quot;;[.H622]-[.G623])">
            <text:p/>
          </table:table-cell>
          <table:table-cell table:number-columns-repeated="248"/>
        </table:table-row>
        <table:table-row table:style-name="ro3">
          <table:table-cell table:style-name="ce10" table:formula="of:=IF([.H623]=&quot;&quot;;&quot;&quot;;IF(roundOpt;IF(OR([.A623]&gt;=nper;ROUND([.H623];2)&lt;=0);&quot;&quot;;[.A623]+1);IF(OR([.A623]&gt;=nper;[.H623]&lt;=0);&quot;&quot;;[.A623]+1)))">
            <text:p/>
          </table:table-cell>
          <table:table-cell table:style-name="ce17" table:formula="of:=IF([.A624]=&quot;&quot;;&quot;&quot;;IF(OR(periods_per_year=26;periods_per_year=52);IF(periods_per_year=26;IF([.A624]=1;fpdate;[.B623]+14);IF(periods_per_year=52;IF([.A624]=1;fpdate;[.B623]+7);&quot;n/a&quot;));IF(periods_per_year=24;DATE(YEAR(fpdate);MONTH(fpdate)+([.A624]-1)/2+IF(AND(DAY(fpdate)&gt;=15;MOD([.A624];2)=0);1;0);IF(MOD([.A624];2)=0;IF(DAY(fpdate)&gt;=15;DAY(fpdate)-14;DAY(fpdate)+14);DAY(fpdate)));IF(DAY(DATE(YEAR(fpdate);MONTH(fpdate)+([.A624]-1)*months_per_period;DAY(fpdate)))&lt;&gt;DAY(fpdate);DATE(YEAR(fpdate);MONTH(fpdate)+([.A624]-1)*months_per_period+1;0);DATE(YEAR(fpdate);MONTH(fpdate)+([.A624]-1)*months_per_period;DAY(fpdate))))))">
            <text:p/>
          </table:table-cell>
          <table:table-cell table:style-name="ce21" table:formula="of:=IF([.A624]=&quot;&quot;;&quot;&quot;;IF(roundOpt;IF(OR([.A624]=nper;payment&gt;ROUND((1+rate)*[.H623];2));ROUND((1+rate)*[.H623];2);payment);IF(OR([.A624]=nper;payment&gt;(1+rate)*[.H623]);(1+rate)*[.H623];payment)))">
            <text:p/>
          </table:table-cell>
          <table:table-cell table:style-name="ce30"/>
          <table:table-cell table:style-name="ce21"/>
          <table:table-cell table:style-name="ce21" table:formula="of:=IF([.A624]=&quot;&quot;;&quot;&quot;;IF(AND([.A624]=1;pmtType=1);0;IF(roundOpt;ROUND(rate*[.H623];2);rate*[.H623])))">
            <text:p/>
          </table:table-cell>
          <table:table-cell table:style-name="ce21" table:formula="of:=IF([.A624]=&quot;&quot;;&quot;&quot;;[.C624]-[.F624]+[.D624])">
            <text:p/>
          </table:table-cell>
          <table:table-cell table:style-name="ce21" table:formula="of:=IF([.A624]=&quot;&quot;;&quot;&quot;;[.H623]-[.G624])">
            <text:p/>
          </table:table-cell>
          <table:table-cell table:number-columns-repeated="248"/>
        </table:table-row>
        <table:table-row table:style-name="ro3">
          <table:table-cell table:style-name="ce10" table:formula="of:=IF([.H624]=&quot;&quot;;&quot;&quot;;IF(roundOpt;IF(OR([.A624]&gt;=nper;ROUND([.H624];2)&lt;=0);&quot;&quot;;[.A624]+1);IF(OR([.A624]&gt;=nper;[.H624]&lt;=0);&quot;&quot;;[.A624]+1)))">
            <text:p/>
          </table:table-cell>
          <table:table-cell table:style-name="ce17" table:formula="of:=IF([.A625]=&quot;&quot;;&quot;&quot;;IF(OR(periods_per_year=26;periods_per_year=52);IF(periods_per_year=26;IF([.A625]=1;fpdate;[.B624]+14);IF(periods_per_year=52;IF([.A625]=1;fpdate;[.B624]+7);&quot;n/a&quot;));IF(periods_per_year=24;DATE(YEAR(fpdate);MONTH(fpdate)+([.A625]-1)/2+IF(AND(DAY(fpdate)&gt;=15;MOD([.A625];2)=0);1;0);IF(MOD([.A625];2)=0;IF(DAY(fpdate)&gt;=15;DAY(fpdate)-14;DAY(fpdate)+14);DAY(fpdate)));IF(DAY(DATE(YEAR(fpdate);MONTH(fpdate)+([.A625]-1)*months_per_period;DAY(fpdate)))&lt;&gt;DAY(fpdate);DATE(YEAR(fpdate);MONTH(fpdate)+([.A625]-1)*months_per_period+1;0);DATE(YEAR(fpdate);MONTH(fpdate)+([.A625]-1)*months_per_period;DAY(fpdate))))))">
            <text:p/>
          </table:table-cell>
          <table:table-cell table:style-name="ce21" table:formula="of:=IF([.A625]=&quot;&quot;;&quot;&quot;;IF(roundOpt;IF(OR([.A625]=nper;payment&gt;ROUND((1+rate)*[.H624];2));ROUND((1+rate)*[.H624];2);payment);IF(OR([.A625]=nper;payment&gt;(1+rate)*[.H624]);(1+rate)*[.H624];payment)))">
            <text:p/>
          </table:table-cell>
          <table:table-cell table:style-name="ce30"/>
          <table:table-cell table:style-name="ce21"/>
          <table:table-cell table:style-name="ce21" table:formula="of:=IF([.A625]=&quot;&quot;;&quot;&quot;;IF(AND([.A625]=1;pmtType=1);0;IF(roundOpt;ROUND(rate*[.H624];2);rate*[.H624])))">
            <text:p/>
          </table:table-cell>
          <table:table-cell table:style-name="ce21" table:formula="of:=IF([.A625]=&quot;&quot;;&quot;&quot;;[.C625]-[.F625]+[.D625])">
            <text:p/>
          </table:table-cell>
          <table:table-cell table:style-name="ce21" table:formula="of:=IF([.A625]=&quot;&quot;;&quot;&quot;;[.H624]-[.G625])">
            <text:p/>
          </table:table-cell>
          <table:table-cell table:number-columns-repeated="248"/>
        </table:table-row>
        <table:table-row table:style-name="ro3">
          <table:table-cell table:style-name="ce10" table:formula="of:=IF([.H625]=&quot;&quot;;&quot;&quot;;IF(roundOpt;IF(OR([.A625]&gt;=nper;ROUND([.H625];2)&lt;=0);&quot;&quot;;[.A625]+1);IF(OR([.A625]&gt;=nper;[.H625]&lt;=0);&quot;&quot;;[.A625]+1)))">
            <text:p/>
          </table:table-cell>
          <table:table-cell table:style-name="ce17" table:formula="of:=IF([.A626]=&quot;&quot;;&quot;&quot;;IF(OR(periods_per_year=26;periods_per_year=52);IF(periods_per_year=26;IF([.A626]=1;fpdate;[.B625]+14);IF(periods_per_year=52;IF([.A626]=1;fpdate;[.B625]+7);&quot;n/a&quot;));IF(periods_per_year=24;DATE(YEAR(fpdate);MONTH(fpdate)+([.A626]-1)/2+IF(AND(DAY(fpdate)&gt;=15;MOD([.A626];2)=0);1;0);IF(MOD([.A626];2)=0;IF(DAY(fpdate)&gt;=15;DAY(fpdate)-14;DAY(fpdate)+14);DAY(fpdate)));IF(DAY(DATE(YEAR(fpdate);MONTH(fpdate)+([.A626]-1)*months_per_period;DAY(fpdate)))&lt;&gt;DAY(fpdate);DATE(YEAR(fpdate);MONTH(fpdate)+([.A626]-1)*months_per_period+1;0);DATE(YEAR(fpdate);MONTH(fpdate)+([.A626]-1)*months_per_period;DAY(fpdate))))))">
            <text:p/>
          </table:table-cell>
          <table:table-cell table:style-name="ce21" table:formula="of:=IF([.A626]=&quot;&quot;;&quot;&quot;;IF(roundOpt;IF(OR([.A626]=nper;payment&gt;ROUND((1+rate)*[.H625];2));ROUND((1+rate)*[.H625];2);payment);IF(OR([.A626]=nper;payment&gt;(1+rate)*[.H625]);(1+rate)*[.H625];payment)))">
            <text:p/>
          </table:table-cell>
          <table:table-cell table:style-name="ce30"/>
          <table:table-cell table:style-name="ce21"/>
          <table:table-cell table:style-name="ce21" table:formula="of:=IF([.A626]=&quot;&quot;;&quot;&quot;;IF(AND([.A626]=1;pmtType=1);0;IF(roundOpt;ROUND(rate*[.H625];2);rate*[.H625])))">
            <text:p/>
          </table:table-cell>
          <table:table-cell table:style-name="ce21" table:formula="of:=IF([.A626]=&quot;&quot;;&quot;&quot;;[.C626]-[.F626]+[.D626])">
            <text:p/>
          </table:table-cell>
          <table:table-cell table:style-name="ce21" table:formula="of:=IF([.A626]=&quot;&quot;;&quot;&quot;;[.H625]-[.G626])">
            <text:p/>
          </table:table-cell>
          <table:table-cell table:number-columns-repeated="248"/>
        </table:table-row>
        <table:table-row table:style-name="ro3">
          <table:table-cell table:style-name="ce10" table:formula="of:=IF([.H626]=&quot;&quot;;&quot;&quot;;IF(roundOpt;IF(OR([.A626]&gt;=nper;ROUND([.H626];2)&lt;=0);&quot;&quot;;[.A626]+1);IF(OR([.A626]&gt;=nper;[.H626]&lt;=0);&quot;&quot;;[.A626]+1)))">
            <text:p/>
          </table:table-cell>
          <table:table-cell table:style-name="ce17" table:formula="of:=IF([.A627]=&quot;&quot;;&quot;&quot;;IF(OR(periods_per_year=26;periods_per_year=52);IF(periods_per_year=26;IF([.A627]=1;fpdate;[.B626]+14);IF(periods_per_year=52;IF([.A627]=1;fpdate;[.B626]+7);&quot;n/a&quot;));IF(periods_per_year=24;DATE(YEAR(fpdate);MONTH(fpdate)+([.A627]-1)/2+IF(AND(DAY(fpdate)&gt;=15;MOD([.A627];2)=0);1;0);IF(MOD([.A627];2)=0;IF(DAY(fpdate)&gt;=15;DAY(fpdate)-14;DAY(fpdate)+14);DAY(fpdate)));IF(DAY(DATE(YEAR(fpdate);MONTH(fpdate)+([.A627]-1)*months_per_period;DAY(fpdate)))&lt;&gt;DAY(fpdate);DATE(YEAR(fpdate);MONTH(fpdate)+([.A627]-1)*months_per_period+1;0);DATE(YEAR(fpdate);MONTH(fpdate)+([.A627]-1)*months_per_period;DAY(fpdate))))))">
            <text:p/>
          </table:table-cell>
          <table:table-cell table:style-name="ce21" table:formula="of:=IF([.A627]=&quot;&quot;;&quot;&quot;;IF(roundOpt;IF(OR([.A627]=nper;payment&gt;ROUND((1+rate)*[.H626];2));ROUND((1+rate)*[.H626];2);payment);IF(OR([.A627]=nper;payment&gt;(1+rate)*[.H626]);(1+rate)*[.H626];payment)))">
            <text:p/>
          </table:table-cell>
          <table:table-cell table:style-name="ce30"/>
          <table:table-cell table:style-name="ce21"/>
          <table:table-cell table:style-name="ce21" table:formula="of:=IF([.A627]=&quot;&quot;;&quot;&quot;;IF(AND([.A627]=1;pmtType=1);0;IF(roundOpt;ROUND(rate*[.H626];2);rate*[.H626])))">
            <text:p/>
          </table:table-cell>
          <table:table-cell table:style-name="ce21" table:formula="of:=IF([.A627]=&quot;&quot;;&quot;&quot;;[.C627]-[.F627]+[.D627])">
            <text:p/>
          </table:table-cell>
          <table:table-cell table:style-name="ce21" table:formula="of:=IF([.A627]=&quot;&quot;;&quot;&quot;;[.H626]-[.G627])">
            <text:p/>
          </table:table-cell>
          <table:table-cell table:number-columns-repeated="248"/>
        </table:table-row>
        <table:table-row table:style-name="ro3">
          <table:table-cell table:style-name="ce10" table:formula="of:=IF([.H627]=&quot;&quot;;&quot;&quot;;IF(roundOpt;IF(OR([.A627]&gt;=nper;ROUND([.H627];2)&lt;=0);&quot;&quot;;[.A627]+1);IF(OR([.A627]&gt;=nper;[.H627]&lt;=0);&quot;&quot;;[.A627]+1)))">
            <text:p/>
          </table:table-cell>
          <table:table-cell table:style-name="ce17" table:formula="of:=IF([.A628]=&quot;&quot;;&quot;&quot;;IF(OR(periods_per_year=26;periods_per_year=52);IF(periods_per_year=26;IF([.A628]=1;fpdate;[.B627]+14);IF(periods_per_year=52;IF([.A628]=1;fpdate;[.B627]+7);&quot;n/a&quot;));IF(periods_per_year=24;DATE(YEAR(fpdate);MONTH(fpdate)+([.A628]-1)/2+IF(AND(DAY(fpdate)&gt;=15;MOD([.A628];2)=0);1;0);IF(MOD([.A628];2)=0;IF(DAY(fpdate)&gt;=15;DAY(fpdate)-14;DAY(fpdate)+14);DAY(fpdate)));IF(DAY(DATE(YEAR(fpdate);MONTH(fpdate)+([.A628]-1)*months_per_period;DAY(fpdate)))&lt;&gt;DAY(fpdate);DATE(YEAR(fpdate);MONTH(fpdate)+([.A628]-1)*months_per_period+1;0);DATE(YEAR(fpdate);MONTH(fpdate)+([.A628]-1)*months_per_period;DAY(fpdate))))))">
            <text:p/>
          </table:table-cell>
          <table:table-cell table:style-name="ce21" table:formula="of:=IF([.A628]=&quot;&quot;;&quot;&quot;;IF(roundOpt;IF(OR([.A628]=nper;payment&gt;ROUND((1+rate)*[.H627];2));ROUND((1+rate)*[.H627];2);payment);IF(OR([.A628]=nper;payment&gt;(1+rate)*[.H627]);(1+rate)*[.H627];payment)))">
            <text:p/>
          </table:table-cell>
          <table:table-cell table:style-name="ce30"/>
          <table:table-cell table:style-name="ce21"/>
          <table:table-cell table:style-name="ce21" table:formula="of:=IF([.A628]=&quot;&quot;;&quot;&quot;;IF(AND([.A628]=1;pmtType=1);0;IF(roundOpt;ROUND(rate*[.H627];2);rate*[.H627])))">
            <text:p/>
          </table:table-cell>
          <table:table-cell table:style-name="ce21" table:formula="of:=IF([.A628]=&quot;&quot;;&quot;&quot;;[.C628]-[.F628]+[.D628])">
            <text:p/>
          </table:table-cell>
          <table:table-cell table:style-name="ce21" table:formula="of:=IF([.A628]=&quot;&quot;;&quot;&quot;;[.H627]-[.G628])">
            <text:p/>
          </table:table-cell>
          <table:table-cell table:number-columns-repeated="248"/>
        </table:table-row>
        <table:table-row table:style-name="ro3">
          <table:table-cell table:style-name="ce10" table:formula="of:=IF([.H628]=&quot;&quot;;&quot;&quot;;IF(roundOpt;IF(OR([.A628]&gt;=nper;ROUND([.H628];2)&lt;=0);&quot;&quot;;[.A628]+1);IF(OR([.A628]&gt;=nper;[.H628]&lt;=0);&quot;&quot;;[.A628]+1)))">
            <text:p/>
          </table:table-cell>
          <table:table-cell table:style-name="ce17" table:formula="of:=IF([.A629]=&quot;&quot;;&quot;&quot;;IF(OR(periods_per_year=26;periods_per_year=52);IF(periods_per_year=26;IF([.A629]=1;fpdate;[.B628]+14);IF(periods_per_year=52;IF([.A629]=1;fpdate;[.B628]+7);&quot;n/a&quot;));IF(periods_per_year=24;DATE(YEAR(fpdate);MONTH(fpdate)+([.A629]-1)/2+IF(AND(DAY(fpdate)&gt;=15;MOD([.A629];2)=0);1;0);IF(MOD([.A629];2)=0;IF(DAY(fpdate)&gt;=15;DAY(fpdate)-14;DAY(fpdate)+14);DAY(fpdate)));IF(DAY(DATE(YEAR(fpdate);MONTH(fpdate)+([.A629]-1)*months_per_period;DAY(fpdate)))&lt;&gt;DAY(fpdate);DATE(YEAR(fpdate);MONTH(fpdate)+([.A629]-1)*months_per_period+1;0);DATE(YEAR(fpdate);MONTH(fpdate)+([.A629]-1)*months_per_period;DAY(fpdate))))))">
            <text:p/>
          </table:table-cell>
          <table:table-cell table:style-name="ce21" table:formula="of:=IF([.A629]=&quot;&quot;;&quot;&quot;;IF(roundOpt;IF(OR([.A629]=nper;payment&gt;ROUND((1+rate)*[.H628];2));ROUND((1+rate)*[.H628];2);payment);IF(OR([.A629]=nper;payment&gt;(1+rate)*[.H628]);(1+rate)*[.H628];payment)))">
            <text:p/>
          </table:table-cell>
          <table:table-cell table:style-name="ce30"/>
          <table:table-cell table:style-name="ce21"/>
          <table:table-cell table:style-name="ce21" table:formula="of:=IF([.A629]=&quot;&quot;;&quot;&quot;;IF(AND([.A629]=1;pmtType=1);0;IF(roundOpt;ROUND(rate*[.H628];2);rate*[.H628])))">
            <text:p/>
          </table:table-cell>
          <table:table-cell table:style-name="ce21" table:formula="of:=IF([.A629]=&quot;&quot;;&quot;&quot;;[.C629]-[.F629]+[.D629])">
            <text:p/>
          </table:table-cell>
          <table:table-cell table:style-name="ce21" table:formula="of:=IF([.A629]=&quot;&quot;;&quot;&quot;;[.H628]-[.G629])">
            <text:p/>
          </table:table-cell>
          <table:table-cell table:number-columns-repeated="248"/>
        </table:table-row>
        <table:table-row table:style-name="ro3">
          <table:table-cell table:style-name="ce10" table:formula="of:=IF([.H629]=&quot;&quot;;&quot;&quot;;IF(roundOpt;IF(OR([.A629]&gt;=nper;ROUND([.H629];2)&lt;=0);&quot;&quot;;[.A629]+1);IF(OR([.A629]&gt;=nper;[.H629]&lt;=0);&quot;&quot;;[.A629]+1)))">
            <text:p/>
          </table:table-cell>
          <table:table-cell table:style-name="ce17" table:formula="of:=IF([.A630]=&quot;&quot;;&quot;&quot;;IF(OR(periods_per_year=26;periods_per_year=52);IF(periods_per_year=26;IF([.A630]=1;fpdate;[.B629]+14);IF(periods_per_year=52;IF([.A630]=1;fpdate;[.B629]+7);&quot;n/a&quot;));IF(periods_per_year=24;DATE(YEAR(fpdate);MONTH(fpdate)+([.A630]-1)/2+IF(AND(DAY(fpdate)&gt;=15;MOD([.A630];2)=0);1;0);IF(MOD([.A630];2)=0;IF(DAY(fpdate)&gt;=15;DAY(fpdate)-14;DAY(fpdate)+14);DAY(fpdate)));IF(DAY(DATE(YEAR(fpdate);MONTH(fpdate)+([.A630]-1)*months_per_period;DAY(fpdate)))&lt;&gt;DAY(fpdate);DATE(YEAR(fpdate);MONTH(fpdate)+([.A630]-1)*months_per_period+1;0);DATE(YEAR(fpdate);MONTH(fpdate)+([.A630]-1)*months_per_period;DAY(fpdate))))))">
            <text:p/>
          </table:table-cell>
          <table:table-cell table:style-name="ce21" table:formula="of:=IF([.A630]=&quot;&quot;;&quot;&quot;;IF(roundOpt;IF(OR([.A630]=nper;payment&gt;ROUND((1+rate)*[.H629];2));ROUND((1+rate)*[.H629];2);payment);IF(OR([.A630]=nper;payment&gt;(1+rate)*[.H629]);(1+rate)*[.H629];payment)))">
            <text:p/>
          </table:table-cell>
          <table:table-cell table:style-name="ce30"/>
          <table:table-cell table:style-name="ce21"/>
          <table:table-cell table:style-name="ce21" table:formula="of:=IF([.A630]=&quot;&quot;;&quot;&quot;;IF(AND([.A630]=1;pmtType=1);0;IF(roundOpt;ROUND(rate*[.H629];2);rate*[.H629])))">
            <text:p/>
          </table:table-cell>
          <table:table-cell table:style-name="ce21" table:formula="of:=IF([.A630]=&quot;&quot;;&quot;&quot;;[.C630]-[.F630]+[.D630])">
            <text:p/>
          </table:table-cell>
          <table:table-cell table:style-name="ce21" table:formula="of:=IF([.A630]=&quot;&quot;;&quot;&quot;;[.H629]-[.G630])">
            <text:p/>
          </table:table-cell>
          <table:table-cell table:number-columns-repeated="248"/>
        </table:table-row>
        <table:table-row table:style-name="ro3">
          <table:table-cell table:style-name="ce10" table:formula="of:=IF([.H630]=&quot;&quot;;&quot;&quot;;IF(roundOpt;IF(OR([.A630]&gt;=nper;ROUND([.H630];2)&lt;=0);&quot;&quot;;[.A630]+1);IF(OR([.A630]&gt;=nper;[.H630]&lt;=0);&quot;&quot;;[.A630]+1)))">
            <text:p/>
          </table:table-cell>
          <table:table-cell table:style-name="ce17" table:formula="of:=IF([.A631]=&quot;&quot;;&quot;&quot;;IF(OR(periods_per_year=26;periods_per_year=52);IF(periods_per_year=26;IF([.A631]=1;fpdate;[.B630]+14);IF(periods_per_year=52;IF([.A631]=1;fpdate;[.B630]+7);&quot;n/a&quot;));IF(periods_per_year=24;DATE(YEAR(fpdate);MONTH(fpdate)+([.A631]-1)/2+IF(AND(DAY(fpdate)&gt;=15;MOD([.A631];2)=0);1;0);IF(MOD([.A631];2)=0;IF(DAY(fpdate)&gt;=15;DAY(fpdate)-14;DAY(fpdate)+14);DAY(fpdate)));IF(DAY(DATE(YEAR(fpdate);MONTH(fpdate)+([.A631]-1)*months_per_period;DAY(fpdate)))&lt;&gt;DAY(fpdate);DATE(YEAR(fpdate);MONTH(fpdate)+([.A631]-1)*months_per_period+1;0);DATE(YEAR(fpdate);MONTH(fpdate)+([.A631]-1)*months_per_period;DAY(fpdate))))))">
            <text:p/>
          </table:table-cell>
          <table:table-cell table:style-name="ce21" table:formula="of:=IF([.A631]=&quot;&quot;;&quot;&quot;;IF(roundOpt;IF(OR([.A631]=nper;payment&gt;ROUND((1+rate)*[.H630];2));ROUND((1+rate)*[.H630];2);payment);IF(OR([.A631]=nper;payment&gt;(1+rate)*[.H630]);(1+rate)*[.H630];payment)))">
            <text:p/>
          </table:table-cell>
          <table:table-cell table:style-name="ce30"/>
          <table:table-cell table:style-name="ce21"/>
          <table:table-cell table:style-name="ce21" table:formula="of:=IF([.A631]=&quot;&quot;;&quot;&quot;;IF(AND([.A631]=1;pmtType=1);0;IF(roundOpt;ROUND(rate*[.H630];2);rate*[.H630])))">
            <text:p/>
          </table:table-cell>
          <table:table-cell table:style-name="ce21" table:formula="of:=IF([.A631]=&quot;&quot;;&quot;&quot;;[.C631]-[.F631]+[.D631])">
            <text:p/>
          </table:table-cell>
          <table:table-cell table:style-name="ce21" table:formula="of:=IF([.A631]=&quot;&quot;;&quot;&quot;;[.H630]-[.G631])">
            <text:p/>
          </table:table-cell>
          <table:table-cell table:number-columns-repeated="248"/>
        </table:table-row>
        <table:table-row table:style-name="ro3">
          <table:table-cell table:style-name="ce10" table:formula="of:=IF([.H631]=&quot;&quot;;&quot;&quot;;IF(roundOpt;IF(OR([.A631]&gt;=nper;ROUND([.H631];2)&lt;=0);&quot;&quot;;[.A631]+1);IF(OR([.A631]&gt;=nper;[.H631]&lt;=0);&quot;&quot;;[.A631]+1)))">
            <text:p/>
          </table:table-cell>
          <table:table-cell table:style-name="ce17" table:formula="of:=IF([.A632]=&quot;&quot;;&quot;&quot;;IF(OR(periods_per_year=26;periods_per_year=52);IF(periods_per_year=26;IF([.A632]=1;fpdate;[.B631]+14);IF(periods_per_year=52;IF([.A632]=1;fpdate;[.B631]+7);&quot;n/a&quot;));IF(periods_per_year=24;DATE(YEAR(fpdate);MONTH(fpdate)+([.A632]-1)/2+IF(AND(DAY(fpdate)&gt;=15;MOD([.A632];2)=0);1;0);IF(MOD([.A632];2)=0;IF(DAY(fpdate)&gt;=15;DAY(fpdate)-14;DAY(fpdate)+14);DAY(fpdate)));IF(DAY(DATE(YEAR(fpdate);MONTH(fpdate)+([.A632]-1)*months_per_period;DAY(fpdate)))&lt;&gt;DAY(fpdate);DATE(YEAR(fpdate);MONTH(fpdate)+([.A632]-1)*months_per_period+1;0);DATE(YEAR(fpdate);MONTH(fpdate)+([.A632]-1)*months_per_period;DAY(fpdate))))))">
            <text:p/>
          </table:table-cell>
          <table:table-cell table:style-name="ce21" table:formula="of:=IF([.A632]=&quot;&quot;;&quot;&quot;;IF(roundOpt;IF(OR([.A632]=nper;payment&gt;ROUND((1+rate)*[.H631];2));ROUND((1+rate)*[.H631];2);payment);IF(OR([.A632]=nper;payment&gt;(1+rate)*[.H631]);(1+rate)*[.H631];payment)))">
            <text:p/>
          </table:table-cell>
          <table:table-cell table:style-name="ce30"/>
          <table:table-cell table:style-name="ce21"/>
          <table:table-cell table:style-name="ce21" table:formula="of:=IF([.A632]=&quot;&quot;;&quot;&quot;;IF(AND([.A632]=1;pmtType=1);0;IF(roundOpt;ROUND(rate*[.H631];2);rate*[.H631])))">
            <text:p/>
          </table:table-cell>
          <table:table-cell table:style-name="ce21" table:formula="of:=IF([.A632]=&quot;&quot;;&quot;&quot;;[.C632]-[.F632]+[.D632])">
            <text:p/>
          </table:table-cell>
          <table:table-cell table:style-name="ce21" table:formula="of:=IF([.A632]=&quot;&quot;;&quot;&quot;;[.H631]-[.G632])">
            <text:p/>
          </table:table-cell>
          <table:table-cell table:number-columns-repeated="248"/>
        </table:table-row>
        <table:table-row table:style-name="ro3">
          <table:table-cell table:style-name="ce10" table:formula="of:=IF([.H632]=&quot;&quot;;&quot;&quot;;IF(roundOpt;IF(OR([.A632]&gt;=nper;ROUND([.H632];2)&lt;=0);&quot;&quot;;[.A632]+1);IF(OR([.A632]&gt;=nper;[.H632]&lt;=0);&quot;&quot;;[.A632]+1)))">
            <text:p/>
          </table:table-cell>
          <table:table-cell table:style-name="ce17" table:formula="of:=IF([.A633]=&quot;&quot;;&quot;&quot;;IF(OR(periods_per_year=26;periods_per_year=52);IF(periods_per_year=26;IF([.A633]=1;fpdate;[.B632]+14);IF(periods_per_year=52;IF([.A633]=1;fpdate;[.B632]+7);&quot;n/a&quot;));IF(periods_per_year=24;DATE(YEAR(fpdate);MONTH(fpdate)+([.A633]-1)/2+IF(AND(DAY(fpdate)&gt;=15;MOD([.A633];2)=0);1;0);IF(MOD([.A633];2)=0;IF(DAY(fpdate)&gt;=15;DAY(fpdate)-14;DAY(fpdate)+14);DAY(fpdate)));IF(DAY(DATE(YEAR(fpdate);MONTH(fpdate)+([.A633]-1)*months_per_period;DAY(fpdate)))&lt;&gt;DAY(fpdate);DATE(YEAR(fpdate);MONTH(fpdate)+([.A633]-1)*months_per_period+1;0);DATE(YEAR(fpdate);MONTH(fpdate)+([.A633]-1)*months_per_period;DAY(fpdate))))))">
            <text:p/>
          </table:table-cell>
          <table:table-cell table:style-name="ce21" table:formula="of:=IF([.A633]=&quot;&quot;;&quot;&quot;;IF(roundOpt;IF(OR([.A633]=nper;payment&gt;ROUND((1+rate)*[.H632];2));ROUND((1+rate)*[.H632];2);payment);IF(OR([.A633]=nper;payment&gt;(1+rate)*[.H632]);(1+rate)*[.H632];payment)))">
            <text:p/>
          </table:table-cell>
          <table:table-cell table:style-name="ce30"/>
          <table:table-cell table:style-name="ce21"/>
          <table:table-cell table:style-name="ce21" table:formula="of:=IF([.A633]=&quot;&quot;;&quot;&quot;;IF(AND([.A633]=1;pmtType=1);0;IF(roundOpt;ROUND(rate*[.H632];2);rate*[.H632])))">
            <text:p/>
          </table:table-cell>
          <table:table-cell table:style-name="ce21" table:formula="of:=IF([.A633]=&quot;&quot;;&quot;&quot;;[.C633]-[.F633]+[.D633])">
            <text:p/>
          </table:table-cell>
          <table:table-cell table:style-name="ce21" table:formula="of:=IF([.A633]=&quot;&quot;;&quot;&quot;;[.H632]-[.G633])">
            <text:p/>
          </table:table-cell>
          <table:table-cell table:number-columns-repeated="248"/>
        </table:table-row>
        <table:table-row table:style-name="ro3">
          <table:table-cell table:style-name="ce10" table:formula="of:=IF([.H633]=&quot;&quot;;&quot;&quot;;IF(roundOpt;IF(OR([.A633]&gt;=nper;ROUND([.H633];2)&lt;=0);&quot;&quot;;[.A633]+1);IF(OR([.A633]&gt;=nper;[.H633]&lt;=0);&quot;&quot;;[.A633]+1)))">
            <text:p/>
          </table:table-cell>
          <table:table-cell table:style-name="ce17" table:formula="of:=IF([.A634]=&quot;&quot;;&quot;&quot;;IF(OR(periods_per_year=26;periods_per_year=52);IF(periods_per_year=26;IF([.A634]=1;fpdate;[.B633]+14);IF(periods_per_year=52;IF([.A634]=1;fpdate;[.B633]+7);&quot;n/a&quot;));IF(periods_per_year=24;DATE(YEAR(fpdate);MONTH(fpdate)+([.A634]-1)/2+IF(AND(DAY(fpdate)&gt;=15;MOD([.A634];2)=0);1;0);IF(MOD([.A634];2)=0;IF(DAY(fpdate)&gt;=15;DAY(fpdate)-14;DAY(fpdate)+14);DAY(fpdate)));IF(DAY(DATE(YEAR(fpdate);MONTH(fpdate)+([.A634]-1)*months_per_period;DAY(fpdate)))&lt;&gt;DAY(fpdate);DATE(YEAR(fpdate);MONTH(fpdate)+([.A634]-1)*months_per_period+1;0);DATE(YEAR(fpdate);MONTH(fpdate)+([.A634]-1)*months_per_period;DAY(fpdate))))))">
            <text:p/>
          </table:table-cell>
          <table:table-cell table:style-name="ce21" table:formula="of:=IF([.A634]=&quot;&quot;;&quot;&quot;;IF(roundOpt;IF(OR([.A634]=nper;payment&gt;ROUND((1+rate)*[.H633];2));ROUND((1+rate)*[.H633];2);payment);IF(OR([.A634]=nper;payment&gt;(1+rate)*[.H633]);(1+rate)*[.H633];payment)))">
            <text:p/>
          </table:table-cell>
          <table:table-cell table:style-name="ce30"/>
          <table:table-cell table:style-name="ce21"/>
          <table:table-cell table:style-name="ce21" table:formula="of:=IF([.A634]=&quot;&quot;;&quot;&quot;;IF(AND([.A634]=1;pmtType=1);0;IF(roundOpt;ROUND(rate*[.H633];2);rate*[.H633])))">
            <text:p/>
          </table:table-cell>
          <table:table-cell table:style-name="ce21" table:formula="of:=IF([.A634]=&quot;&quot;;&quot;&quot;;[.C634]-[.F634]+[.D634])">
            <text:p/>
          </table:table-cell>
          <table:table-cell table:style-name="ce21" table:formula="of:=IF([.A634]=&quot;&quot;;&quot;&quot;;[.H633]-[.G634])">
            <text:p/>
          </table:table-cell>
          <table:table-cell table:number-columns-repeated="248"/>
        </table:table-row>
        <table:table-row table:style-name="ro3">
          <table:table-cell table:style-name="ce10" table:formula="of:=IF([.H634]=&quot;&quot;;&quot;&quot;;IF(roundOpt;IF(OR([.A634]&gt;=nper;ROUND([.H634];2)&lt;=0);&quot;&quot;;[.A634]+1);IF(OR([.A634]&gt;=nper;[.H634]&lt;=0);&quot;&quot;;[.A634]+1)))">
            <text:p/>
          </table:table-cell>
          <table:table-cell table:style-name="ce17" table:formula="of:=IF([.A635]=&quot;&quot;;&quot;&quot;;IF(OR(periods_per_year=26;periods_per_year=52);IF(periods_per_year=26;IF([.A635]=1;fpdate;[.B634]+14);IF(periods_per_year=52;IF([.A635]=1;fpdate;[.B634]+7);&quot;n/a&quot;));IF(periods_per_year=24;DATE(YEAR(fpdate);MONTH(fpdate)+([.A635]-1)/2+IF(AND(DAY(fpdate)&gt;=15;MOD([.A635];2)=0);1;0);IF(MOD([.A635];2)=0;IF(DAY(fpdate)&gt;=15;DAY(fpdate)-14;DAY(fpdate)+14);DAY(fpdate)));IF(DAY(DATE(YEAR(fpdate);MONTH(fpdate)+([.A635]-1)*months_per_period;DAY(fpdate)))&lt;&gt;DAY(fpdate);DATE(YEAR(fpdate);MONTH(fpdate)+([.A635]-1)*months_per_period+1;0);DATE(YEAR(fpdate);MONTH(fpdate)+([.A635]-1)*months_per_period;DAY(fpdate))))))">
            <text:p/>
          </table:table-cell>
          <table:table-cell table:style-name="ce21" table:formula="of:=IF([.A635]=&quot;&quot;;&quot;&quot;;IF(roundOpt;IF(OR([.A635]=nper;payment&gt;ROUND((1+rate)*[.H634];2));ROUND((1+rate)*[.H634];2);payment);IF(OR([.A635]=nper;payment&gt;(1+rate)*[.H634]);(1+rate)*[.H634];payment)))">
            <text:p/>
          </table:table-cell>
          <table:table-cell table:style-name="ce30"/>
          <table:table-cell table:style-name="ce21"/>
          <table:table-cell table:style-name="ce21" table:formula="of:=IF([.A635]=&quot;&quot;;&quot;&quot;;IF(AND([.A635]=1;pmtType=1);0;IF(roundOpt;ROUND(rate*[.H634];2);rate*[.H634])))">
            <text:p/>
          </table:table-cell>
          <table:table-cell table:style-name="ce21" table:formula="of:=IF([.A635]=&quot;&quot;;&quot;&quot;;[.C635]-[.F635]+[.D635])">
            <text:p/>
          </table:table-cell>
          <table:table-cell table:style-name="ce21" table:formula="of:=IF([.A635]=&quot;&quot;;&quot;&quot;;[.H634]-[.G635])">
            <text:p/>
          </table:table-cell>
          <table:table-cell table:number-columns-repeated="248"/>
        </table:table-row>
        <table:table-row table:style-name="ro3">
          <table:table-cell table:style-name="ce10" table:formula="of:=IF([.H635]=&quot;&quot;;&quot;&quot;;IF(roundOpt;IF(OR([.A635]&gt;=nper;ROUND([.H635];2)&lt;=0);&quot;&quot;;[.A635]+1);IF(OR([.A635]&gt;=nper;[.H635]&lt;=0);&quot;&quot;;[.A635]+1)))">
            <text:p/>
          </table:table-cell>
          <table:table-cell table:style-name="ce17" table:formula="of:=IF([.A636]=&quot;&quot;;&quot;&quot;;IF(OR(periods_per_year=26;periods_per_year=52);IF(periods_per_year=26;IF([.A636]=1;fpdate;[.B635]+14);IF(periods_per_year=52;IF([.A636]=1;fpdate;[.B635]+7);&quot;n/a&quot;));IF(periods_per_year=24;DATE(YEAR(fpdate);MONTH(fpdate)+([.A636]-1)/2+IF(AND(DAY(fpdate)&gt;=15;MOD([.A636];2)=0);1;0);IF(MOD([.A636];2)=0;IF(DAY(fpdate)&gt;=15;DAY(fpdate)-14;DAY(fpdate)+14);DAY(fpdate)));IF(DAY(DATE(YEAR(fpdate);MONTH(fpdate)+([.A636]-1)*months_per_period;DAY(fpdate)))&lt;&gt;DAY(fpdate);DATE(YEAR(fpdate);MONTH(fpdate)+([.A636]-1)*months_per_period+1;0);DATE(YEAR(fpdate);MONTH(fpdate)+([.A636]-1)*months_per_period;DAY(fpdate))))))">
            <text:p/>
          </table:table-cell>
          <table:table-cell table:style-name="ce21" table:formula="of:=IF([.A636]=&quot;&quot;;&quot;&quot;;IF(roundOpt;IF(OR([.A636]=nper;payment&gt;ROUND((1+rate)*[.H635];2));ROUND((1+rate)*[.H635];2);payment);IF(OR([.A636]=nper;payment&gt;(1+rate)*[.H635]);(1+rate)*[.H635];payment)))">
            <text:p/>
          </table:table-cell>
          <table:table-cell table:style-name="ce30"/>
          <table:table-cell table:style-name="ce21"/>
          <table:table-cell table:style-name="ce21" table:formula="of:=IF([.A636]=&quot;&quot;;&quot;&quot;;IF(AND([.A636]=1;pmtType=1);0;IF(roundOpt;ROUND(rate*[.H635];2);rate*[.H635])))">
            <text:p/>
          </table:table-cell>
          <table:table-cell table:style-name="ce21" table:formula="of:=IF([.A636]=&quot;&quot;;&quot;&quot;;[.C636]-[.F636]+[.D636])">
            <text:p/>
          </table:table-cell>
          <table:table-cell table:style-name="ce21" table:formula="of:=IF([.A636]=&quot;&quot;;&quot;&quot;;[.H635]-[.G636])">
            <text:p/>
          </table:table-cell>
          <table:table-cell table:number-columns-repeated="248"/>
        </table:table-row>
        <table:table-row table:style-name="ro3">
          <table:table-cell table:style-name="ce10" table:formula="of:=IF([.H636]=&quot;&quot;;&quot;&quot;;IF(roundOpt;IF(OR([.A636]&gt;=nper;ROUND([.H636];2)&lt;=0);&quot;&quot;;[.A636]+1);IF(OR([.A636]&gt;=nper;[.H636]&lt;=0);&quot;&quot;;[.A636]+1)))">
            <text:p/>
          </table:table-cell>
          <table:table-cell table:style-name="ce17" table:formula="of:=IF([.A637]=&quot;&quot;;&quot;&quot;;IF(OR(periods_per_year=26;periods_per_year=52);IF(periods_per_year=26;IF([.A637]=1;fpdate;[.B636]+14);IF(periods_per_year=52;IF([.A637]=1;fpdate;[.B636]+7);&quot;n/a&quot;));IF(periods_per_year=24;DATE(YEAR(fpdate);MONTH(fpdate)+([.A637]-1)/2+IF(AND(DAY(fpdate)&gt;=15;MOD([.A637];2)=0);1;0);IF(MOD([.A637];2)=0;IF(DAY(fpdate)&gt;=15;DAY(fpdate)-14;DAY(fpdate)+14);DAY(fpdate)));IF(DAY(DATE(YEAR(fpdate);MONTH(fpdate)+([.A637]-1)*months_per_period;DAY(fpdate)))&lt;&gt;DAY(fpdate);DATE(YEAR(fpdate);MONTH(fpdate)+([.A637]-1)*months_per_period+1;0);DATE(YEAR(fpdate);MONTH(fpdate)+([.A637]-1)*months_per_period;DAY(fpdate))))))">
            <text:p/>
          </table:table-cell>
          <table:table-cell table:style-name="ce21" table:formula="of:=IF([.A637]=&quot;&quot;;&quot;&quot;;IF(roundOpt;IF(OR([.A637]=nper;payment&gt;ROUND((1+rate)*[.H636];2));ROUND((1+rate)*[.H636];2);payment);IF(OR([.A637]=nper;payment&gt;(1+rate)*[.H636]);(1+rate)*[.H636];payment)))">
            <text:p/>
          </table:table-cell>
          <table:table-cell table:style-name="ce30"/>
          <table:table-cell table:style-name="ce21"/>
          <table:table-cell table:style-name="ce21" table:formula="of:=IF([.A637]=&quot;&quot;;&quot;&quot;;IF(AND([.A637]=1;pmtType=1);0;IF(roundOpt;ROUND(rate*[.H636];2);rate*[.H636])))">
            <text:p/>
          </table:table-cell>
          <table:table-cell table:style-name="ce21" table:formula="of:=IF([.A637]=&quot;&quot;;&quot;&quot;;[.C637]-[.F637]+[.D637])">
            <text:p/>
          </table:table-cell>
          <table:table-cell table:style-name="ce21" table:formula="of:=IF([.A637]=&quot;&quot;;&quot;&quot;;[.H636]-[.G637])">
            <text:p/>
          </table:table-cell>
          <table:table-cell table:number-columns-repeated="248"/>
        </table:table-row>
        <table:table-row table:style-name="ro3">
          <table:table-cell table:style-name="ce10" table:formula="of:=IF([.H637]=&quot;&quot;;&quot;&quot;;IF(roundOpt;IF(OR([.A637]&gt;=nper;ROUND([.H637];2)&lt;=0);&quot;&quot;;[.A637]+1);IF(OR([.A637]&gt;=nper;[.H637]&lt;=0);&quot;&quot;;[.A637]+1)))">
            <text:p/>
          </table:table-cell>
          <table:table-cell table:style-name="ce17" table:formula="of:=IF([.A638]=&quot;&quot;;&quot;&quot;;IF(OR(periods_per_year=26;periods_per_year=52);IF(periods_per_year=26;IF([.A638]=1;fpdate;[.B637]+14);IF(periods_per_year=52;IF([.A638]=1;fpdate;[.B637]+7);&quot;n/a&quot;));IF(periods_per_year=24;DATE(YEAR(fpdate);MONTH(fpdate)+([.A638]-1)/2+IF(AND(DAY(fpdate)&gt;=15;MOD([.A638];2)=0);1;0);IF(MOD([.A638];2)=0;IF(DAY(fpdate)&gt;=15;DAY(fpdate)-14;DAY(fpdate)+14);DAY(fpdate)));IF(DAY(DATE(YEAR(fpdate);MONTH(fpdate)+([.A638]-1)*months_per_period;DAY(fpdate)))&lt;&gt;DAY(fpdate);DATE(YEAR(fpdate);MONTH(fpdate)+([.A638]-1)*months_per_period+1;0);DATE(YEAR(fpdate);MONTH(fpdate)+([.A638]-1)*months_per_period;DAY(fpdate))))))">
            <text:p/>
          </table:table-cell>
          <table:table-cell table:style-name="ce21" table:formula="of:=IF([.A638]=&quot;&quot;;&quot;&quot;;IF(roundOpt;IF(OR([.A638]=nper;payment&gt;ROUND((1+rate)*[.H637];2));ROUND((1+rate)*[.H637];2);payment);IF(OR([.A638]=nper;payment&gt;(1+rate)*[.H637]);(1+rate)*[.H637];payment)))">
            <text:p/>
          </table:table-cell>
          <table:table-cell table:style-name="ce30"/>
          <table:table-cell table:style-name="ce21"/>
          <table:table-cell table:style-name="ce21" table:formula="of:=IF([.A638]=&quot;&quot;;&quot;&quot;;IF(AND([.A638]=1;pmtType=1);0;IF(roundOpt;ROUND(rate*[.H637];2);rate*[.H637])))">
            <text:p/>
          </table:table-cell>
          <table:table-cell table:style-name="ce21" table:formula="of:=IF([.A638]=&quot;&quot;;&quot;&quot;;[.C638]-[.F638]+[.D638])">
            <text:p/>
          </table:table-cell>
          <table:table-cell table:style-name="ce21" table:formula="of:=IF([.A638]=&quot;&quot;;&quot;&quot;;[.H637]-[.G638])">
            <text:p/>
          </table:table-cell>
          <table:table-cell table:number-columns-repeated="248"/>
        </table:table-row>
        <table:table-row table:style-name="ro3">
          <table:table-cell table:style-name="ce10" table:formula="of:=IF([.H638]=&quot;&quot;;&quot;&quot;;IF(roundOpt;IF(OR([.A638]&gt;=nper;ROUND([.H638];2)&lt;=0);&quot;&quot;;[.A638]+1);IF(OR([.A638]&gt;=nper;[.H638]&lt;=0);&quot;&quot;;[.A638]+1)))">
            <text:p/>
          </table:table-cell>
          <table:table-cell table:style-name="ce17" table:formula="of:=IF([.A639]=&quot;&quot;;&quot;&quot;;IF(OR(periods_per_year=26;periods_per_year=52);IF(periods_per_year=26;IF([.A639]=1;fpdate;[.B638]+14);IF(periods_per_year=52;IF([.A639]=1;fpdate;[.B638]+7);&quot;n/a&quot;));IF(periods_per_year=24;DATE(YEAR(fpdate);MONTH(fpdate)+([.A639]-1)/2+IF(AND(DAY(fpdate)&gt;=15;MOD([.A639];2)=0);1;0);IF(MOD([.A639];2)=0;IF(DAY(fpdate)&gt;=15;DAY(fpdate)-14;DAY(fpdate)+14);DAY(fpdate)));IF(DAY(DATE(YEAR(fpdate);MONTH(fpdate)+([.A639]-1)*months_per_period;DAY(fpdate)))&lt;&gt;DAY(fpdate);DATE(YEAR(fpdate);MONTH(fpdate)+([.A639]-1)*months_per_period+1;0);DATE(YEAR(fpdate);MONTH(fpdate)+([.A639]-1)*months_per_period;DAY(fpdate))))))">
            <text:p/>
          </table:table-cell>
          <table:table-cell table:style-name="ce21" table:formula="of:=IF([.A639]=&quot;&quot;;&quot;&quot;;IF(roundOpt;IF(OR([.A639]=nper;payment&gt;ROUND((1+rate)*[.H638];2));ROUND((1+rate)*[.H638];2);payment);IF(OR([.A639]=nper;payment&gt;(1+rate)*[.H638]);(1+rate)*[.H638];payment)))">
            <text:p/>
          </table:table-cell>
          <table:table-cell table:style-name="ce30"/>
          <table:table-cell table:style-name="ce21"/>
          <table:table-cell table:style-name="ce21" table:formula="of:=IF([.A639]=&quot;&quot;;&quot;&quot;;IF(AND([.A639]=1;pmtType=1);0;IF(roundOpt;ROUND(rate*[.H638];2);rate*[.H638])))">
            <text:p/>
          </table:table-cell>
          <table:table-cell table:style-name="ce21" table:formula="of:=IF([.A639]=&quot;&quot;;&quot;&quot;;[.C639]-[.F639]+[.D639])">
            <text:p/>
          </table:table-cell>
          <table:table-cell table:style-name="ce21" table:formula="of:=IF([.A639]=&quot;&quot;;&quot;&quot;;[.H638]-[.G639])">
            <text:p/>
          </table:table-cell>
          <table:table-cell table:number-columns-repeated="248"/>
        </table:table-row>
        <table:table-row table:style-name="ro3">
          <table:table-cell table:style-name="ce10" table:formula="of:=IF([.H639]=&quot;&quot;;&quot;&quot;;IF(roundOpt;IF(OR([.A639]&gt;=nper;ROUND([.H639];2)&lt;=0);&quot;&quot;;[.A639]+1);IF(OR([.A639]&gt;=nper;[.H639]&lt;=0);&quot;&quot;;[.A639]+1)))">
            <text:p/>
          </table:table-cell>
          <table:table-cell table:style-name="ce17" table:formula="of:=IF([.A640]=&quot;&quot;;&quot;&quot;;IF(OR(periods_per_year=26;periods_per_year=52);IF(periods_per_year=26;IF([.A640]=1;fpdate;[.B639]+14);IF(periods_per_year=52;IF([.A640]=1;fpdate;[.B639]+7);&quot;n/a&quot;));IF(periods_per_year=24;DATE(YEAR(fpdate);MONTH(fpdate)+([.A640]-1)/2+IF(AND(DAY(fpdate)&gt;=15;MOD([.A640];2)=0);1;0);IF(MOD([.A640];2)=0;IF(DAY(fpdate)&gt;=15;DAY(fpdate)-14;DAY(fpdate)+14);DAY(fpdate)));IF(DAY(DATE(YEAR(fpdate);MONTH(fpdate)+([.A640]-1)*months_per_period;DAY(fpdate)))&lt;&gt;DAY(fpdate);DATE(YEAR(fpdate);MONTH(fpdate)+([.A640]-1)*months_per_period+1;0);DATE(YEAR(fpdate);MONTH(fpdate)+([.A640]-1)*months_per_period;DAY(fpdate))))))">
            <text:p/>
          </table:table-cell>
          <table:table-cell table:style-name="ce21" table:formula="of:=IF([.A640]=&quot;&quot;;&quot;&quot;;IF(roundOpt;IF(OR([.A640]=nper;payment&gt;ROUND((1+rate)*[.H639];2));ROUND((1+rate)*[.H639];2);payment);IF(OR([.A640]=nper;payment&gt;(1+rate)*[.H639]);(1+rate)*[.H639];payment)))">
            <text:p/>
          </table:table-cell>
          <table:table-cell table:style-name="ce30"/>
          <table:table-cell table:style-name="ce21"/>
          <table:table-cell table:style-name="ce21" table:formula="of:=IF([.A640]=&quot;&quot;;&quot;&quot;;IF(AND([.A640]=1;pmtType=1);0;IF(roundOpt;ROUND(rate*[.H639];2);rate*[.H639])))">
            <text:p/>
          </table:table-cell>
          <table:table-cell table:style-name="ce21" table:formula="of:=IF([.A640]=&quot;&quot;;&quot;&quot;;[.C640]-[.F640]+[.D640])">
            <text:p/>
          </table:table-cell>
          <table:table-cell table:style-name="ce21" table:formula="of:=IF([.A640]=&quot;&quot;;&quot;&quot;;[.H639]-[.G640])">
            <text:p/>
          </table:table-cell>
          <table:table-cell table:number-columns-repeated="248"/>
        </table:table-row>
        <table:table-row table:style-name="ro3">
          <table:table-cell table:style-name="ce10" table:formula="of:=IF([.H640]=&quot;&quot;;&quot;&quot;;IF(roundOpt;IF(OR([.A640]&gt;=nper;ROUND([.H640];2)&lt;=0);&quot;&quot;;[.A640]+1);IF(OR([.A640]&gt;=nper;[.H640]&lt;=0);&quot;&quot;;[.A640]+1)))">
            <text:p/>
          </table:table-cell>
          <table:table-cell table:style-name="ce17" table:formula="of:=IF([.A641]=&quot;&quot;;&quot;&quot;;IF(OR(periods_per_year=26;periods_per_year=52);IF(periods_per_year=26;IF([.A641]=1;fpdate;[.B640]+14);IF(periods_per_year=52;IF([.A641]=1;fpdate;[.B640]+7);&quot;n/a&quot;));IF(periods_per_year=24;DATE(YEAR(fpdate);MONTH(fpdate)+([.A641]-1)/2+IF(AND(DAY(fpdate)&gt;=15;MOD([.A641];2)=0);1;0);IF(MOD([.A641];2)=0;IF(DAY(fpdate)&gt;=15;DAY(fpdate)-14;DAY(fpdate)+14);DAY(fpdate)));IF(DAY(DATE(YEAR(fpdate);MONTH(fpdate)+([.A641]-1)*months_per_period;DAY(fpdate)))&lt;&gt;DAY(fpdate);DATE(YEAR(fpdate);MONTH(fpdate)+([.A641]-1)*months_per_period+1;0);DATE(YEAR(fpdate);MONTH(fpdate)+([.A641]-1)*months_per_period;DAY(fpdate))))))">
            <text:p/>
          </table:table-cell>
          <table:table-cell table:style-name="ce21" table:formula="of:=IF([.A641]=&quot;&quot;;&quot;&quot;;IF(roundOpt;IF(OR([.A641]=nper;payment&gt;ROUND((1+rate)*[.H640];2));ROUND((1+rate)*[.H640];2);payment);IF(OR([.A641]=nper;payment&gt;(1+rate)*[.H640]);(1+rate)*[.H640];payment)))">
            <text:p/>
          </table:table-cell>
          <table:table-cell table:style-name="ce30"/>
          <table:table-cell table:style-name="ce21"/>
          <table:table-cell table:style-name="ce21" table:formula="of:=IF([.A641]=&quot;&quot;;&quot;&quot;;IF(AND([.A641]=1;pmtType=1);0;IF(roundOpt;ROUND(rate*[.H640];2);rate*[.H640])))">
            <text:p/>
          </table:table-cell>
          <table:table-cell table:style-name="ce21" table:formula="of:=IF([.A641]=&quot;&quot;;&quot;&quot;;[.C641]-[.F641]+[.D641])">
            <text:p/>
          </table:table-cell>
          <table:table-cell table:style-name="ce21" table:formula="of:=IF([.A641]=&quot;&quot;;&quot;&quot;;[.H640]-[.G641])">
            <text:p/>
          </table:table-cell>
          <table:table-cell table:number-columns-repeated="248"/>
        </table:table-row>
        <table:table-row table:style-name="ro3">
          <table:table-cell table:style-name="ce10" table:formula="of:=IF([.H641]=&quot;&quot;;&quot;&quot;;IF(roundOpt;IF(OR([.A641]&gt;=nper;ROUND([.H641];2)&lt;=0);&quot;&quot;;[.A641]+1);IF(OR([.A641]&gt;=nper;[.H641]&lt;=0);&quot;&quot;;[.A641]+1)))">
            <text:p/>
          </table:table-cell>
          <table:table-cell table:style-name="ce17" table:formula="of:=IF([.A642]=&quot;&quot;;&quot;&quot;;IF(OR(periods_per_year=26;periods_per_year=52);IF(periods_per_year=26;IF([.A642]=1;fpdate;[.B641]+14);IF(periods_per_year=52;IF([.A642]=1;fpdate;[.B641]+7);&quot;n/a&quot;));IF(periods_per_year=24;DATE(YEAR(fpdate);MONTH(fpdate)+([.A642]-1)/2+IF(AND(DAY(fpdate)&gt;=15;MOD([.A642];2)=0);1;0);IF(MOD([.A642];2)=0;IF(DAY(fpdate)&gt;=15;DAY(fpdate)-14;DAY(fpdate)+14);DAY(fpdate)));IF(DAY(DATE(YEAR(fpdate);MONTH(fpdate)+([.A642]-1)*months_per_period;DAY(fpdate)))&lt;&gt;DAY(fpdate);DATE(YEAR(fpdate);MONTH(fpdate)+([.A642]-1)*months_per_period+1;0);DATE(YEAR(fpdate);MONTH(fpdate)+([.A642]-1)*months_per_period;DAY(fpdate))))))">
            <text:p/>
          </table:table-cell>
          <table:table-cell table:style-name="ce21" table:formula="of:=IF([.A642]=&quot;&quot;;&quot;&quot;;IF(roundOpt;IF(OR([.A642]=nper;payment&gt;ROUND((1+rate)*[.H641];2));ROUND((1+rate)*[.H641];2);payment);IF(OR([.A642]=nper;payment&gt;(1+rate)*[.H641]);(1+rate)*[.H641];payment)))">
            <text:p/>
          </table:table-cell>
          <table:table-cell table:style-name="ce30"/>
          <table:table-cell table:style-name="ce21"/>
          <table:table-cell table:style-name="ce21" table:formula="of:=IF([.A642]=&quot;&quot;;&quot;&quot;;IF(AND([.A642]=1;pmtType=1);0;IF(roundOpt;ROUND(rate*[.H641];2);rate*[.H641])))">
            <text:p/>
          </table:table-cell>
          <table:table-cell table:style-name="ce21" table:formula="of:=IF([.A642]=&quot;&quot;;&quot;&quot;;[.C642]-[.F642]+[.D642])">
            <text:p/>
          </table:table-cell>
          <table:table-cell table:style-name="ce21" table:formula="of:=IF([.A642]=&quot;&quot;;&quot;&quot;;[.H641]-[.G642])">
            <text:p/>
          </table:table-cell>
          <table:table-cell table:number-columns-repeated="248"/>
        </table:table-row>
        <table:table-row table:style-name="ro3">
          <table:table-cell table:style-name="ce10" table:formula="of:=IF([.H642]=&quot;&quot;;&quot;&quot;;IF(roundOpt;IF(OR([.A642]&gt;=nper;ROUND([.H642];2)&lt;=0);&quot;&quot;;[.A642]+1);IF(OR([.A642]&gt;=nper;[.H642]&lt;=0);&quot;&quot;;[.A642]+1)))">
            <text:p/>
          </table:table-cell>
          <table:table-cell table:style-name="ce17" table:formula="of:=IF([.A643]=&quot;&quot;;&quot;&quot;;IF(OR(periods_per_year=26;periods_per_year=52);IF(periods_per_year=26;IF([.A643]=1;fpdate;[.B642]+14);IF(periods_per_year=52;IF([.A643]=1;fpdate;[.B642]+7);&quot;n/a&quot;));IF(periods_per_year=24;DATE(YEAR(fpdate);MONTH(fpdate)+([.A643]-1)/2+IF(AND(DAY(fpdate)&gt;=15;MOD([.A643];2)=0);1;0);IF(MOD([.A643];2)=0;IF(DAY(fpdate)&gt;=15;DAY(fpdate)-14;DAY(fpdate)+14);DAY(fpdate)));IF(DAY(DATE(YEAR(fpdate);MONTH(fpdate)+([.A643]-1)*months_per_period;DAY(fpdate)))&lt;&gt;DAY(fpdate);DATE(YEAR(fpdate);MONTH(fpdate)+([.A643]-1)*months_per_period+1;0);DATE(YEAR(fpdate);MONTH(fpdate)+([.A643]-1)*months_per_period;DAY(fpdate))))))">
            <text:p/>
          </table:table-cell>
          <table:table-cell table:style-name="ce21" table:formula="of:=IF([.A643]=&quot;&quot;;&quot;&quot;;IF(roundOpt;IF(OR([.A643]=nper;payment&gt;ROUND((1+rate)*[.H642];2));ROUND((1+rate)*[.H642];2);payment);IF(OR([.A643]=nper;payment&gt;(1+rate)*[.H642]);(1+rate)*[.H642];payment)))">
            <text:p/>
          </table:table-cell>
          <table:table-cell table:style-name="ce30"/>
          <table:table-cell table:style-name="ce21"/>
          <table:table-cell table:style-name="ce21" table:formula="of:=IF([.A643]=&quot;&quot;;&quot;&quot;;IF(AND([.A643]=1;pmtType=1);0;IF(roundOpt;ROUND(rate*[.H642];2);rate*[.H642])))">
            <text:p/>
          </table:table-cell>
          <table:table-cell table:style-name="ce21" table:formula="of:=IF([.A643]=&quot;&quot;;&quot;&quot;;[.C643]-[.F643]+[.D643])">
            <text:p/>
          </table:table-cell>
          <table:table-cell table:style-name="ce21" table:formula="of:=IF([.A643]=&quot;&quot;;&quot;&quot;;[.H642]-[.G643])">
            <text:p/>
          </table:table-cell>
          <table:table-cell table:number-columns-repeated="248"/>
        </table:table-row>
        <table:table-row table:style-name="ro3">
          <table:table-cell table:style-name="ce10" table:formula="of:=IF([.H643]=&quot;&quot;;&quot;&quot;;IF(roundOpt;IF(OR([.A643]&gt;=nper;ROUND([.H643];2)&lt;=0);&quot;&quot;;[.A643]+1);IF(OR([.A643]&gt;=nper;[.H643]&lt;=0);&quot;&quot;;[.A643]+1)))">
            <text:p/>
          </table:table-cell>
          <table:table-cell table:style-name="ce17" table:formula="of:=IF([.A644]=&quot;&quot;;&quot;&quot;;IF(OR(periods_per_year=26;periods_per_year=52);IF(periods_per_year=26;IF([.A644]=1;fpdate;[.B643]+14);IF(periods_per_year=52;IF([.A644]=1;fpdate;[.B643]+7);&quot;n/a&quot;));IF(periods_per_year=24;DATE(YEAR(fpdate);MONTH(fpdate)+([.A644]-1)/2+IF(AND(DAY(fpdate)&gt;=15;MOD([.A644];2)=0);1;0);IF(MOD([.A644];2)=0;IF(DAY(fpdate)&gt;=15;DAY(fpdate)-14;DAY(fpdate)+14);DAY(fpdate)));IF(DAY(DATE(YEAR(fpdate);MONTH(fpdate)+([.A644]-1)*months_per_period;DAY(fpdate)))&lt;&gt;DAY(fpdate);DATE(YEAR(fpdate);MONTH(fpdate)+([.A644]-1)*months_per_period+1;0);DATE(YEAR(fpdate);MONTH(fpdate)+([.A644]-1)*months_per_period;DAY(fpdate))))))">
            <text:p/>
          </table:table-cell>
          <table:table-cell table:style-name="ce21" table:formula="of:=IF([.A644]=&quot;&quot;;&quot;&quot;;IF(roundOpt;IF(OR([.A644]=nper;payment&gt;ROUND((1+rate)*[.H643];2));ROUND((1+rate)*[.H643];2);payment);IF(OR([.A644]=nper;payment&gt;(1+rate)*[.H643]);(1+rate)*[.H643];payment)))">
            <text:p/>
          </table:table-cell>
          <table:table-cell table:style-name="ce30"/>
          <table:table-cell table:style-name="ce21"/>
          <table:table-cell table:style-name="ce21" table:formula="of:=IF([.A644]=&quot;&quot;;&quot;&quot;;IF(AND([.A644]=1;pmtType=1);0;IF(roundOpt;ROUND(rate*[.H643];2);rate*[.H643])))">
            <text:p/>
          </table:table-cell>
          <table:table-cell table:style-name="ce21" table:formula="of:=IF([.A644]=&quot;&quot;;&quot;&quot;;[.C644]-[.F644]+[.D644])">
            <text:p/>
          </table:table-cell>
          <table:table-cell table:style-name="ce21" table:formula="of:=IF([.A644]=&quot;&quot;;&quot;&quot;;[.H643]-[.G644])">
            <text:p/>
          </table:table-cell>
          <table:table-cell table:number-columns-repeated="248"/>
        </table:table-row>
        <table:table-row table:style-name="ro3">
          <table:table-cell table:style-name="ce10" table:formula="of:=IF([.H644]=&quot;&quot;;&quot;&quot;;IF(roundOpt;IF(OR([.A644]&gt;=nper;ROUND([.H644];2)&lt;=0);&quot;&quot;;[.A644]+1);IF(OR([.A644]&gt;=nper;[.H644]&lt;=0);&quot;&quot;;[.A644]+1)))">
            <text:p/>
          </table:table-cell>
          <table:table-cell table:style-name="ce17" table:formula="of:=IF([.A645]=&quot;&quot;;&quot;&quot;;IF(OR(periods_per_year=26;periods_per_year=52);IF(periods_per_year=26;IF([.A645]=1;fpdate;[.B644]+14);IF(periods_per_year=52;IF([.A645]=1;fpdate;[.B644]+7);&quot;n/a&quot;));IF(periods_per_year=24;DATE(YEAR(fpdate);MONTH(fpdate)+([.A645]-1)/2+IF(AND(DAY(fpdate)&gt;=15;MOD([.A645];2)=0);1;0);IF(MOD([.A645];2)=0;IF(DAY(fpdate)&gt;=15;DAY(fpdate)-14;DAY(fpdate)+14);DAY(fpdate)));IF(DAY(DATE(YEAR(fpdate);MONTH(fpdate)+([.A645]-1)*months_per_period;DAY(fpdate)))&lt;&gt;DAY(fpdate);DATE(YEAR(fpdate);MONTH(fpdate)+([.A645]-1)*months_per_period+1;0);DATE(YEAR(fpdate);MONTH(fpdate)+([.A645]-1)*months_per_period;DAY(fpdate))))))">
            <text:p/>
          </table:table-cell>
          <table:table-cell table:style-name="ce21" table:formula="of:=IF([.A645]=&quot;&quot;;&quot;&quot;;IF(roundOpt;IF(OR([.A645]=nper;payment&gt;ROUND((1+rate)*[.H644];2));ROUND((1+rate)*[.H644];2);payment);IF(OR([.A645]=nper;payment&gt;(1+rate)*[.H644]);(1+rate)*[.H644];payment)))">
            <text:p/>
          </table:table-cell>
          <table:table-cell table:style-name="ce30"/>
          <table:table-cell table:style-name="ce21"/>
          <table:table-cell table:style-name="ce21" table:formula="of:=IF([.A645]=&quot;&quot;;&quot;&quot;;IF(AND([.A645]=1;pmtType=1);0;IF(roundOpt;ROUND(rate*[.H644];2);rate*[.H644])))">
            <text:p/>
          </table:table-cell>
          <table:table-cell table:style-name="ce21" table:formula="of:=IF([.A645]=&quot;&quot;;&quot;&quot;;[.C645]-[.F645]+[.D645])">
            <text:p/>
          </table:table-cell>
          <table:table-cell table:style-name="ce21" table:formula="of:=IF([.A645]=&quot;&quot;;&quot;&quot;;[.H644]-[.G645])">
            <text:p/>
          </table:table-cell>
          <table:table-cell table:number-columns-repeated="248"/>
        </table:table-row>
        <table:table-row table:style-name="ro3">
          <table:table-cell table:style-name="ce10" table:formula="of:=IF([.H645]=&quot;&quot;;&quot;&quot;;IF(roundOpt;IF(OR([.A645]&gt;=nper;ROUND([.H645];2)&lt;=0);&quot;&quot;;[.A645]+1);IF(OR([.A645]&gt;=nper;[.H645]&lt;=0);&quot;&quot;;[.A645]+1)))">
            <text:p/>
          </table:table-cell>
          <table:table-cell table:style-name="ce17" table:formula="of:=IF([.A646]=&quot;&quot;;&quot;&quot;;IF(OR(periods_per_year=26;periods_per_year=52);IF(periods_per_year=26;IF([.A646]=1;fpdate;[.B645]+14);IF(periods_per_year=52;IF([.A646]=1;fpdate;[.B645]+7);&quot;n/a&quot;));IF(periods_per_year=24;DATE(YEAR(fpdate);MONTH(fpdate)+([.A646]-1)/2+IF(AND(DAY(fpdate)&gt;=15;MOD([.A646];2)=0);1;0);IF(MOD([.A646];2)=0;IF(DAY(fpdate)&gt;=15;DAY(fpdate)-14;DAY(fpdate)+14);DAY(fpdate)));IF(DAY(DATE(YEAR(fpdate);MONTH(fpdate)+([.A646]-1)*months_per_period;DAY(fpdate)))&lt;&gt;DAY(fpdate);DATE(YEAR(fpdate);MONTH(fpdate)+([.A646]-1)*months_per_period+1;0);DATE(YEAR(fpdate);MONTH(fpdate)+([.A646]-1)*months_per_period;DAY(fpdate))))))">
            <text:p/>
          </table:table-cell>
          <table:table-cell table:style-name="ce21" table:formula="of:=IF([.A646]=&quot;&quot;;&quot;&quot;;IF(roundOpt;IF(OR([.A646]=nper;payment&gt;ROUND((1+rate)*[.H645];2));ROUND((1+rate)*[.H645];2);payment);IF(OR([.A646]=nper;payment&gt;(1+rate)*[.H645]);(1+rate)*[.H645];payment)))">
            <text:p/>
          </table:table-cell>
          <table:table-cell table:style-name="ce30"/>
          <table:table-cell table:style-name="ce21"/>
          <table:table-cell table:style-name="ce21" table:formula="of:=IF([.A646]=&quot;&quot;;&quot;&quot;;IF(AND([.A646]=1;pmtType=1);0;IF(roundOpt;ROUND(rate*[.H645];2);rate*[.H645])))">
            <text:p/>
          </table:table-cell>
          <table:table-cell table:style-name="ce21" table:formula="of:=IF([.A646]=&quot;&quot;;&quot;&quot;;[.C646]-[.F646]+[.D646])">
            <text:p/>
          </table:table-cell>
          <table:table-cell table:style-name="ce21" table:formula="of:=IF([.A646]=&quot;&quot;;&quot;&quot;;[.H645]-[.G646])">
            <text:p/>
          </table:table-cell>
          <table:table-cell table:number-columns-repeated="248"/>
        </table:table-row>
        <table:table-row table:style-name="ro3">
          <table:table-cell table:style-name="ce10" table:formula="of:=IF([.H646]=&quot;&quot;;&quot;&quot;;IF(roundOpt;IF(OR([.A646]&gt;=nper;ROUND([.H646];2)&lt;=0);&quot;&quot;;[.A646]+1);IF(OR([.A646]&gt;=nper;[.H646]&lt;=0);&quot;&quot;;[.A646]+1)))">
            <text:p/>
          </table:table-cell>
          <table:table-cell table:style-name="ce17" table:formula="of:=IF([.A647]=&quot;&quot;;&quot;&quot;;IF(OR(periods_per_year=26;periods_per_year=52);IF(periods_per_year=26;IF([.A647]=1;fpdate;[.B646]+14);IF(periods_per_year=52;IF([.A647]=1;fpdate;[.B646]+7);&quot;n/a&quot;));IF(periods_per_year=24;DATE(YEAR(fpdate);MONTH(fpdate)+([.A647]-1)/2+IF(AND(DAY(fpdate)&gt;=15;MOD([.A647];2)=0);1;0);IF(MOD([.A647];2)=0;IF(DAY(fpdate)&gt;=15;DAY(fpdate)-14;DAY(fpdate)+14);DAY(fpdate)));IF(DAY(DATE(YEAR(fpdate);MONTH(fpdate)+([.A647]-1)*months_per_period;DAY(fpdate)))&lt;&gt;DAY(fpdate);DATE(YEAR(fpdate);MONTH(fpdate)+([.A647]-1)*months_per_period+1;0);DATE(YEAR(fpdate);MONTH(fpdate)+([.A647]-1)*months_per_period;DAY(fpdate))))))">
            <text:p/>
          </table:table-cell>
          <table:table-cell table:style-name="ce21" table:formula="of:=IF([.A647]=&quot;&quot;;&quot;&quot;;IF(roundOpt;IF(OR([.A647]=nper;payment&gt;ROUND((1+rate)*[.H646];2));ROUND((1+rate)*[.H646];2);payment);IF(OR([.A647]=nper;payment&gt;(1+rate)*[.H646]);(1+rate)*[.H646];payment)))">
            <text:p/>
          </table:table-cell>
          <table:table-cell table:style-name="ce30"/>
          <table:table-cell table:style-name="ce21"/>
          <table:table-cell table:style-name="ce21" table:formula="of:=IF([.A647]=&quot;&quot;;&quot;&quot;;IF(AND([.A647]=1;pmtType=1);0;IF(roundOpt;ROUND(rate*[.H646];2);rate*[.H646])))">
            <text:p/>
          </table:table-cell>
          <table:table-cell table:style-name="ce21" table:formula="of:=IF([.A647]=&quot;&quot;;&quot;&quot;;[.C647]-[.F647]+[.D647])">
            <text:p/>
          </table:table-cell>
          <table:table-cell table:style-name="ce21" table:formula="of:=IF([.A647]=&quot;&quot;;&quot;&quot;;[.H646]-[.G647])">
            <text:p/>
          </table:table-cell>
          <table:table-cell table:number-columns-repeated="248"/>
        </table:table-row>
        <table:table-row table:style-name="ro3">
          <table:table-cell table:style-name="ce10" table:formula="of:=IF([.H647]=&quot;&quot;;&quot;&quot;;IF(roundOpt;IF(OR([.A647]&gt;=nper;ROUND([.H647];2)&lt;=0);&quot;&quot;;[.A647]+1);IF(OR([.A647]&gt;=nper;[.H647]&lt;=0);&quot;&quot;;[.A647]+1)))">
            <text:p/>
          </table:table-cell>
          <table:table-cell table:style-name="ce17" table:formula="of:=IF([.A648]=&quot;&quot;;&quot;&quot;;IF(OR(periods_per_year=26;periods_per_year=52);IF(periods_per_year=26;IF([.A648]=1;fpdate;[.B647]+14);IF(periods_per_year=52;IF([.A648]=1;fpdate;[.B647]+7);&quot;n/a&quot;));IF(periods_per_year=24;DATE(YEAR(fpdate);MONTH(fpdate)+([.A648]-1)/2+IF(AND(DAY(fpdate)&gt;=15;MOD([.A648];2)=0);1;0);IF(MOD([.A648];2)=0;IF(DAY(fpdate)&gt;=15;DAY(fpdate)-14;DAY(fpdate)+14);DAY(fpdate)));IF(DAY(DATE(YEAR(fpdate);MONTH(fpdate)+([.A648]-1)*months_per_period;DAY(fpdate)))&lt;&gt;DAY(fpdate);DATE(YEAR(fpdate);MONTH(fpdate)+([.A648]-1)*months_per_period+1;0);DATE(YEAR(fpdate);MONTH(fpdate)+([.A648]-1)*months_per_period;DAY(fpdate))))))">
            <text:p/>
          </table:table-cell>
          <table:table-cell table:style-name="ce21" table:formula="of:=IF([.A648]=&quot;&quot;;&quot;&quot;;IF(roundOpt;IF(OR([.A648]=nper;payment&gt;ROUND((1+rate)*[.H647];2));ROUND((1+rate)*[.H647];2);payment);IF(OR([.A648]=nper;payment&gt;(1+rate)*[.H647]);(1+rate)*[.H647];payment)))">
            <text:p/>
          </table:table-cell>
          <table:table-cell table:style-name="ce30"/>
          <table:table-cell table:style-name="ce21"/>
          <table:table-cell table:style-name="ce21" table:formula="of:=IF([.A648]=&quot;&quot;;&quot;&quot;;IF(AND([.A648]=1;pmtType=1);0;IF(roundOpt;ROUND(rate*[.H647];2);rate*[.H647])))">
            <text:p/>
          </table:table-cell>
          <table:table-cell table:style-name="ce21" table:formula="of:=IF([.A648]=&quot;&quot;;&quot;&quot;;[.C648]-[.F648]+[.D648])">
            <text:p/>
          </table:table-cell>
          <table:table-cell table:style-name="ce21" table:formula="of:=IF([.A648]=&quot;&quot;;&quot;&quot;;[.H647]-[.G648])">
            <text:p/>
          </table:table-cell>
          <table:table-cell table:number-columns-repeated="248"/>
        </table:table-row>
        <table:table-row table:style-name="ro3">
          <table:table-cell table:style-name="ce10" table:formula="of:=IF([.H648]=&quot;&quot;;&quot;&quot;;IF(roundOpt;IF(OR([.A648]&gt;=nper;ROUND([.H648];2)&lt;=0);&quot;&quot;;[.A648]+1);IF(OR([.A648]&gt;=nper;[.H648]&lt;=0);&quot;&quot;;[.A648]+1)))">
            <text:p/>
          </table:table-cell>
          <table:table-cell table:style-name="ce17" table:formula="of:=IF([.A649]=&quot;&quot;;&quot;&quot;;IF(OR(periods_per_year=26;periods_per_year=52);IF(periods_per_year=26;IF([.A649]=1;fpdate;[.B648]+14);IF(periods_per_year=52;IF([.A649]=1;fpdate;[.B648]+7);&quot;n/a&quot;));IF(periods_per_year=24;DATE(YEAR(fpdate);MONTH(fpdate)+([.A649]-1)/2+IF(AND(DAY(fpdate)&gt;=15;MOD([.A649];2)=0);1;0);IF(MOD([.A649];2)=0;IF(DAY(fpdate)&gt;=15;DAY(fpdate)-14;DAY(fpdate)+14);DAY(fpdate)));IF(DAY(DATE(YEAR(fpdate);MONTH(fpdate)+([.A649]-1)*months_per_period;DAY(fpdate)))&lt;&gt;DAY(fpdate);DATE(YEAR(fpdate);MONTH(fpdate)+([.A649]-1)*months_per_period+1;0);DATE(YEAR(fpdate);MONTH(fpdate)+([.A649]-1)*months_per_period;DAY(fpdate))))))">
            <text:p/>
          </table:table-cell>
          <table:table-cell table:style-name="ce21" table:formula="of:=IF([.A649]=&quot;&quot;;&quot;&quot;;IF(roundOpt;IF(OR([.A649]=nper;payment&gt;ROUND((1+rate)*[.H648];2));ROUND((1+rate)*[.H648];2);payment);IF(OR([.A649]=nper;payment&gt;(1+rate)*[.H648]);(1+rate)*[.H648];payment)))">
            <text:p/>
          </table:table-cell>
          <table:table-cell table:style-name="ce30"/>
          <table:table-cell table:style-name="ce21"/>
          <table:table-cell table:style-name="ce21" table:formula="of:=IF([.A649]=&quot;&quot;;&quot;&quot;;IF(AND([.A649]=1;pmtType=1);0;IF(roundOpt;ROUND(rate*[.H648];2);rate*[.H648])))">
            <text:p/>
          </table:table-cell>
          <table:table-cell table:style-name="ce21" table:formula="of:=IF([.A649]=&quot;&quot;;&quot;&quot;;[.C649]-[.F649]+[.D649])">
            <text:p/>
          </table:table-cell>
          <table:table-cell table:style-name="ce21" table:formula="of:=IF([.A649]=&quot;&quot;;&quot;&quot;;[.H648]-[.G649])">
            <text:p/>
          </table:table-cell>
          <table:table-cell table:number-columns-repeated="248"/>
        </table:table-row>
        <table:table-row table:style-name="ro3">
          <table:table-cell table:style-name="ce10" table:formula="of:=IF([.H649]=&quot;&quot;;&quot;&quot;;IF(roundOpt;IF(OR([.A649]&gt;=nper;ROUND([.H649];2)&lt;=0);&quot;&quot;;[.A649]+1);IF(OR([.A649]&gt;=nper;[.H649]&lt;=0);&quot;&quot;;[.A649]+1)))">
            <text:p/>
          </table:table-cell>
          <table:table-cell table:style-name="ce17" table:formula="of:=IF([.A650]=&quot;&quot;;&quot;&quot;;IF(OR(periods_per_year=26;periods_per_year=52);IF(periods_per_year=26;IF([.A650]=1;fpdate;[.B649]+14);IF(periods_per_year=52;IF([.A650]=1;fpdate;[.B649]+7);&quot;n/a&quot;));IF(periods_per_year=24;DATE(YEAR(fpdate);MONTH(fpdate)+([.A650]-1)/2+IF(AND(DAY(fpdate)&gt;=15;MOD([.A650];2)=0);1;0);IF(MOD([.A650];2)=0;IF(DAY(fpdate)&gt;=15;DAY(fpdate)-14;DAY(fpdate)+14);DAY(fpdate)));IF(DAY(DATE(YEAR(fpdate);MONTH(fpdate)+([.A650]-1)*months_per_period;DAY(fpdate)))&lt;&gt;DAY(fpdate);DATE(YEAR(fpdate);MONTH(fpdate)+([.A650]-1)*months_per_period+1;0);DATE(YEAR(fpdate);MONTH(fpdate)+([.A650]-1)*months_per_period;DAY(fpdate))))))">
            <text:p/>
          </table:table-cell>
          <table:table-cell table:style-name="ce21" table:formula="of:=IF([.A650]=&quot;&quot;;&quot;&quot;;IF(roundOpt;IF(OR([.A650]=nper;payment&gt;ROUND((1+rate)*[.H649];2));ROUND((1+rate)*[.H649];2);payment);IF(OR([.A650]=nper;payment&gt;(1+rate)*[.H649]);(1+rate)*[.H649];payment)))">
            <text:p/>
          </table:table-cell>
          <table:table-cell table:style-name="ce30"/>
          <table:table-cell table:style-name="ce21"/>
          <table:table-cell table:style-name="ce21" table:formula="of:=IF([.A650]=&quot;&quot;;&quot;&quot;;IF(AND([.A650]=1;pmtType=1);0;IF(roundOpt;ROUND(rate*[.H649];2);rate*[.H649])))">
            <text:p/>
          </table:table-cell>
          <table:table-cell table:style-name="ce21" table:formula="of:=IF([.A650]=&quot;&quot;;&quot;&quot;;[.C650]-[.F650]+[.D650])">
            <text:p/>
          </table:table-cell>
          <table:table-cell table:style-name="ce21" table:formula="of:=IF([.A650]=&quot;&quot;;&quot;&quot;;[.H649]-[.G650])">
            <text:p/>
          </table:table-cell>
          <table:table-cell table:number-columns-repeated="248"/>
        </table:table-row>
        <table:table-row table:style-name="ro3">
          <table:table-cell table:style-name="ce10" table:formula="of:=IF([.H650]=&quot;&quot;;&quot;&quot;;IF(roundOpt;IF(OR([.A650]&gt;=nper;ROUND([.H650];2)&lt;=0);&quot;&quot;;[.A650]+1);IF(OR([.A650]&gt;=nper;[.H650]&lt;=0);&quot;&quot;;[.A650]+1)))">
            <text:p/>
          </table:table-cell>
          <table:table-cell table:style-name="ce17" table:formula="of:=IF([.A651]=&quot;&quot;;&quot;&quot;;IF(OR(periods_per_year=26;periods_per_year=52);IF(periods_per_year=26;IF([.A651]=1;fpdate;[.B650]+14);IF(periods_per_year=52;IF([.A651]=1;fpdate;[.B650]+7);&quot;n/a&quot;));IF(periods_per_year=24;DATE(YEAR(fpdate);MONTH(fpdate)+([.A651]-1)/2+IF(AND(DAY(fpdate)&gt;=15;MOD([.A651];2)=0);1;0);IF(MOD([.A651];2)=0;IF(DAY(fpdate)&gt;=15;DAY(fpdate)-14;DAY(fpdate)+14);DAY(fpdate)));IF(DAY(DATE(YEAR(fpdate);MONTH(fpdate)+([.A651]-1)*months_per_period;DAY(fpdate)))&lt;&gt;DAY(fpdate);DATE(YEAR(fpdate);MONTH(fpdate)+([.A651]-1)*months_per_period+1;0);DATE(YEAR(fpdate);MONTH(fpdate)+([.A651]-1)*months_per_period;DAY(fpdate))))))">
            <text:p/>
          </table:table-cell>
          <table:table-cell table:style-name="ce21" table:formula="of:=IF([.A651]=&quot;&quot;;&quot;&quot;;IF(roundOpt;IF(OR([.A651]=nper;payment&gt;ROUND((1+rate)*[.H650];2));ROUND((1+rate)*[.H650];2);payment);IF(OR([.A651]=nper;payment&gt;(1+rate)*[.H650]);(1+rate)*[.H650];payment)))">
            <text:p/>
          </table:table-cell>
          <table:table-cell table:style-name="ce30"/>
          <table:table-cell table:style-name="ce21"/>
          <table:table-cell table:style-name="ce21" table:formula="of:=IF([.A651]=&quot;&quot;;&quot;&quot;;IF(AND([.A651]=1;pmtType=1);0;IF(roundOpt;ROUND(rate*[.H650];2);rate*[.H650])))">
            <text:p/>
          </table:table-cell>
          <table:table-cell table:style-name="ce21" table:formula="of:=IF([.A651]=&quot;&quot;;&quot;&quot;;[.C651]-[.F651]+[.D651])">
            <text:p/>
          </table:table-cell>
          <table:table-cell table:style-name="ce21" table:formula="of:=IF([.A651]=&quot;&quot;;&quot;&quot;;[.H650]-[.G651])">
            <text:p/>
          </table:table-cell>
          <table:table-cell table:number-columns-repeated="248"/>
        </table:table-row>
        <table:table-row table:style-name="ro3">
          <table:table-cell table:style-name="ce10" table:formula="of:=IF([.H651]=&quot;&quot;;&quot;&quot;;IF(roundOpt;IF(OR([.A651]&gt;=nper;ROUND([.H651];2)&lt;=0);&quot;&quot;;[.A651]+1);IF(OR([.A651]&gt;=nper;[.H651]&lt;=0);&quot;&quot;;[.A651]+1)))">
            <text:p/>
          </table:table-cell>
          <table:table-cell table:style-name="ce17" table:formula="of:=IF([.A652]=&quot;&quot;;&quot;&quot;;IF(OR(periods_per_year=26;periods_per_year=52);IF(periods_per_year=26;IF([.A652]=1;fpdate;[.B651]+14);IF(periods_per_year=52;IF([.A652]=1;fpdate;[.B651]+7);&quot;n/a&quot;));IF(periods_per_year=24;DATE(YEAR(fpdate);MONTH(fpdate)+([.A652]-1)/2+IF(AND(DAY(fpdate)&gt;=15;MOD([.A652];2)=0);1;0);IF(MOD([.A652];2)=0;IF(DAY(fpdate)&gt;=15;DAY(fpdate)-14;DAY(fpdate)+14);DAY(fpdate)));IF(DAY(DATE(YEAR(fpdate);MONTH(fpdate)+([.A652]-1)*months_per_period;DAY(fpdate)))&lt;&gt;DAY(fpdate);DATE(YEAR(fpdate);MONTH(fpdate)+([.A652]-1)*months_per_period+1;0);DATE(YEAR(fpdate);MONTH(fpdate)+([.A652]-1)*months_per_period;DAY(fpdate))))))">
            <text:p/>
          </table:table-cell>
          <table:table-cell table:style-name="ce21" table:formula="of:=IF([.A652]=&quot;&quot;;&quot;&quot;;IF(roundOpt;IF(OR([.A652]=nper;payment&gt;ROUND((1+rate)*[.H651];2));ROUND((1+rate)*[.H651];2);payment);IF(OR([.A652]=nper;payment&gt;(1+rate)*[.H651]);(1+rate)*[.H651];payment)))">
            <text:p/>
          </table:table-cell>
          <table:table-cell table:style-name="ce30"/>
          <table:table-cell table:style-name="ce21"/>
          <table:table-cell table:style-name="ce21" table:formula="of:=IF([.A652]=&quot;&quot;;&quot;&quot;;IF(AND([.A652]=1;pmtType=1);0;IF(roundOpt;ROUND(rate*[.H651];2);rate*[.H651])))">
            <text:p/>
          </table:table-cell>
          <table:table-cell table:style-name="ce21" table:formula="of:=IF([.A652]=&quot;&quot;;&quot;&quot;;[.C652]-[.F652]+[.D652])">
            <text:p/>
          </table:table-cell>
          <table:table-cell table:style-name="ce21" table:formula="of:=IF([.A652]=&quot;&quot;;&quot;&quot;;[.H651]-[.G652])">
            <text:p/>
          </table:table-cell>
          <table:table-cell table:number-columns-repeated="248"/>
        </table:table-row>
        <table:table-row table:style-name="ro3">
          <table:table-cell table:style-name="ce10" table:formula="of:=IF([.H652]=&quot;&quot;;&quot;&quot;;IF(roundOpt;IF(OR([.A652]&gt;=nper;ROUND([.H652];2)&lt;=0);&quot;&quot;;[.A652]+1);IF(OR([.A652]&gt;=nper;[.H652]&lt;=0);&quot;&quot;;[.A652]+1)))">
            <text:p/>
          </table:table-cell>
          <table:table-cell table:style-name="ce17" table:formula="of:=IF([.A653]=&quot;&quot;;&quot;&quot;;IF(OR(periods_per_year=26;periods_per_year=52);IF(periods_per_year=26;IF([.A653]=1;fpdate;[.B652]+14);IF(periods_per_year=52;IF([.A653]=1;fpdate;[.B652]+7);&quot;n/a&quot;));IF(periods_per_year=24;DATE(YEAR(fpdate);MONTH(fpdate)+([.A653]-1)/2+IF(AND(DAY(fpdate)&gt;=15;MOD([.A653];2)=0);1;0);IF(MOD([.A653];2)=0;IF(DAY(fpdate)&gt;=15;DAY(fpdate)-14;DAY(fpdate)+14);DAY(fpdate)));IF(DAY(DATE(YEAR(fpdate);MONTH(fpdate)+([.A653]-1)*months_per_period;DAY(fpdate)))&lt;&gt;DAY(fpdate);DATE(YEAR(fpdate);MONTH(fpdate)+([.A653]-1)*months_per_period+1;0);DATE(YEAR(fpdate);MONTH(fpdate)+([.A653]-1)*months_per_period;DAY(fpdate))))))">
            <text:p/>
          </table:table-cell>
          <table:table-cell table:style-name="ce21" table:formula="of:=IF([.A653]=&quot;&quot;;&quot;&quot;;IF(roundOpt;IF(OR([.A653]=nper;payment&gt;ROUND((1+rate)*[.H652];2));ROUND((1+rate)*[.H652];2);payment);IF(OR([.A653]=nper;payment&gt;(1+rate)*[.H652]);(1+rate)*[.H652];payment)))">
            <text:p/>
          </table:table-cell>
          <table:table-cell table:style-name="ce30"/>
          <table:table-cell table:style-name="ce21"/>
          <table:table-cell table:style-name="ce21" table:formula="of:=IF([.A653]=&quot;&quot;;&quot;&quot;;IF(AND([.A653]=1;pmtType=1);0;IF(roundOpt;ROUND(rate*[.H652];2);rate*[.H652])))">
            <text:p/>
          </table:table-cell>
          <table:table-cell table:style-name="ce21" table:formula="of:=IF([.A653]=&quot;&quot;;&quot;&quot;;[.C653]-[.F653]+[.D653])">
            <text:p/>
          </table:table-cell>
          <table:table-cell table:style-name="ce21" table:formula="of:=IF([.A653]=&quot;&quot;;&quot;&quot;;[.H652]-[.G653])">
            <text:p/>
          </table:table-cell>
          <table:table-cell table:number-columns-repeated="248"/>
        </table:table-row>
        <table:table-row table:style-name="ro3">
          <table:table-cell table:style-name="ce10" table:formula="of:=IF([.H653]=&quot;&quot;;&quot;&quot;;IF(roundOpt;IF(OR([.A653]&gt;=nper;ROUND([.H653];2)&lt;=0);&quot;&quot;;[.A653]+1);IF(OR([.A653]&gt;=nper;[.H653]&lt;=0);&quot;&quot;;[.A653]+1)))">
            <text:p/>
          </table:table-cell>
          <table:table-cell table:style-name="ce17" table:formula="of:=IF([.A654]=&quot;&quot;;&quot;&quot;;IF(OR(periods_per_year=26;periods_per_year=52);IF(periods_per_year=26;IF([.A654]=1;fpdate;[.B653]+14);IF(periods_per_year=52;IF([.A654]=1;fpdate;[.B653]+7);&quot;n/a&quot;));IF(periods_per_year=24;DATE(YEAR(fpdate);MONTH(fpdate)+([.A654]-1)/2+IF(AND(DAY(fpdate)&gt;=15;MOD([.A654];2)=0);1;0);IF(MOD([.A654];2)=0;IF(DAY(fpdate)&gt;=15;DAY(fpdate)-14;DAY(fpdate)+14);DAY(fpdate)));IF(DAY(DATE(YEAR(fpdate);MONTH(fpdate)+([.A654]-1)*months_per_period;DAY(fpdate)))&lt;&gt;DAY(fpdate);DATE(YEAR(fpdate);MONTH(fpdate)+([.A654]-1)*months_per_period+1;0);DATE(YEAR(fpdate);MONTH(fpdate)+([.A654]-1)*months_per_period;DAY(fpdate))))))">
            <text:p/>
          </table:table-cell>
          <table:table-cell table:style-name="ce21" table:formula="of:=IF([.A654]=&quot;&quot;;&quot;&quot;;IF(roundOpt;IF(OR([.A654]=nper;payment&gt;ROUND((1+rate)*[.H653];2));ROUND((1+rate)*[.H653];2);payment);IF(OR([.A654]=nper;payment&gt;(1+rate)*[.H653]);(1+rate)*[.H653];payment)))">
            <text:p/>
          </table:table-cell>
          <table:table-cell table:style-name="ce30"/>
          <table:table-cell table:style-name="ce21"/>
          <table:table-cell table:style-name="ce21" table:formula="of:=IF([.A654]=&quot;&quot;;&quot;&quot;;IF(AND([.A654]=1;pmtType=1);0;IF(roundOpt;ROUND(rate*[.H653];2);rate*[.H653])))">
            <text:p/>
          </table:table-cell>
          <table:table-cell table:style-name="ce21" table:formula="of:=IF([.A654]=&quot;&quot;;&quot;&quot;;[.C654]-[.F654]+[.D654])">
            <text:p/>
          </table:table-cell>
          <table:table-cell table:style-name="ce21" table:formula="of:=IF([.A654]=&quot;&quot;;&quot;&quot;;[.H653]-[.G654])">
            <text:p/>
          </table:table-cell>
          <table:table-cell table:number-columns-repeated="248"/>
        </table:table-row>
        <table:table-row table:style-name="ro3">
          <table:table-cell table:style-name="ce10" table:formula="of:=IF([.H654]=&quot;&quot;;&quot;&quot;;IF(roundOpt;IF(OR([.A654]&gt;=nper;ROUND([.H654];2)&lt;=0);&quot;&quot;;[.A654]+1);IF(OR([.A654]&gt;=nper;[.H654]&lt;=0);&quot;&quot;;[.A654]+1)))">
            <text:p/>
          </table:table-cell>
          <table:table-cell table:style-name="ce17" table:formula="of:=IF([.A655]=&quot;&quot;;&quot;&quot;;IF(OR(periods_per_year=26;periods_per_year=52);IF(periods_per_year=26;IF([.A655]=1;fpdate;[.B654]+14);IF(periods_per_year=52;IF([.A655]=1;fpdate;[.B654]+7);&quot;n/a&quot;));IF(periods_per_year=24;DATE(YEAR(fpdate);MONTH(fpdate)+([.A655]-1)/2+IF(AND(DAY(fpdate)&gt;=15;MOD([.A655];2)=0);1;0);IF(MOD([.A655];2)=0;IF(DAY(fpdate)&gt;=15;DAY(fpdate)-14;DAY(fpdate)+14);DAY(fpdate)));IF(DAY(DATE(YEAR(fpdate);MONTH(fpdate)+([.A655]-1)*months_per_period;DAY(fpdate)))&lt;&gt;DAY(fpdate);DATE(YEAR(fpdate);MONTH(fpdate)+([.A655]-1)*months_per_period+1;0);DATE(YEAR(fpdate);MONTH(fpdate)+([.A655]-1)*months_per_period;DAY(fpdate))))))">
            <text:p/>
          </table:table-cell>
          <table:table-cell table:style-name="ce21" table:formula="of:=IF([.A655]=&quot;&quot;;&quot;&quot;;IF(roundOpt;IF(OR([.A655]=nper;payment&gt;ROUND((1+rate)*[.H654];2));ROUND((1+rate)*[.H654];2);payment);IF(OR([.A655]=nper;payment&gt;(1+rate)*[.H654]);(1+rate)*[.H654];payment)))">
            <text:p/>
          </table:table-cell>
          <table:table-cell table:style-name="ce30"/>
          <table:table-cell table:style-name="ce21"/>
          <table:table-cell table:style-name="ce21" table:formula="of:=IF([.A655]=&quot;&quot;;&quot;&quot;;IF(AND([.A655]=1;pmtType=1);0;IF(roundOpt;ROUND(rate*[.H654];2);rate*[.H654])))">
            <text:p/>
          </table:table-cell>
          <table:table-cell table:style-name="ce21" table:formula="of:=IF([.A655]=&quot;&quot;;&quot;&quot;;[.C655]-[.F655]+[.D655])">
            <text:p/>
          </table:table-cell>
          <table:table-cell table:style-name="ce21" table:formula="of:=IF([.A655]=&quot;&quot;;&quot;&quot;;[.H654]-[.G655])">
            <text:p/>
          </table:table-cell>
          <table:table-cell table:number-columns-repeated="248"/>
        </table:table-row>
        <table:table-row table:style-name="ro3">
          <table:table-cell table:style-name="ce10" table:formula="of:=IF([.H655]=&quot;&quot;;&quot;&quot;;IF(roundOpt;IF(OR([.A655]&gt;=nper;ROUND([.H655];2)&lt;=0);&quot;&quot;;[.A655]+1);IF(OR([.A655]&gt;=nper;[.H655]&lt;=0);&quot;&quot;;[.A655]+1)))">
            <text:p/>
          </table:table-cell>
          <table:table-cell table:style-name="ce17" table:formula="of:=IF([.A656]=&quot;&quot;;&quot;&quot;;IF(OR(periods_per_year=26;periods_per_year=52);IF(periods_per_year=26;IF([.A656]=1;fpdate;[.B655]+14);IF(periods_per_year=52;IF([.A656]=1;fpdate;[.B655]+7);&quot;n/a&quot;));IF(periods_per_year=24;DATE(YEAR(fpdate);MONTH(fpdate)+([.A656]-1)/2+IF(AND(DAY(fpdate)&gt;=15;MOD([.A656];2)=0);1;0);IF(MOD([.A656];2)=0;IF(DAY(fpdate)&gt;=15;DAY(fpdate)-14;DAY(fpdate)+14);DAY(fpdate)));IF(DAY(DATE(YEAR(fpdate);MONTH(fpdate)+([.A656]-1)*months_per_period;DAY(fpdate)))&lt;&gt;DAY(fpdate);DATE(YEAR(fpdate);MONTH(fpdate)+([.A656]-1)*months_per_period+1;0);DATE(YEAR(fpdate);MONTH(fpdate)+([.A656]-1)*months_per_period;DAY(fpdate))))))">
            <text:p/>
          </table:table-cell>
          <table:table-cell table:style-name="ce21" table:formula="of:=IF([.A656]=&quot;&quot;;&quot;&quot;;IF(roundOpt;IF(OR([.A656]=nper;payment&gt;ROUND((1+rate)*[.H655];2));ROUND((1+rate)*[.H655];2);payment);IF(OR([.A656]=nper;payment&gt;(1+rate)*[.H655]);(1+rate)*[.H655];payment)))">
            <text:p/>
          </table:table-cell>
          <table:table-cell table:style-name="ce30"/>
          <table:table-cell table:style-name="ce21"/>
          <table:table-cell table:style-name="ce21" table:formula="of:=IF([.A656]=&quot;&quot;;&quot;&quot;;IF(AND([.A656]=1;pmtType=1);0;IF(roundOpt;ROUND(rate*[.H655];2);rate*[.H655])))">
            <text:p/>
          </table:table-cell>
          <table:table-cell table:style-name="ce21" table:formula="of:=IF([.A656]=&quot;&quot;;&quot;&quot;;[.C656]-[.F656]+[.D656])">
            <text:p/>
          </table:table-cell>
          <table:table-cell table:style-name="ce21" table:formula="of:=IF([.A656]=&quot;&quot;;&quot;&quot;;[.H655]-[.G656])">
            <text:p/>
          </table:table-cell>
          <table:table-cell table:number-columns-repeated="248"/>
        </table:table-row>
        <table:table-row table:style-name="ro3">
          <table:table-cell table:style-name="ce10" table:formula="of:=IF([.H656]=&quot;&quot;;&quot;&quot;;IF(roundOpt;IF(OR([.A656]&gt;=nper;ROUND([.H656];2)&lt;=0);&quot;&quot;;[.A656]+1);IF(OR([.A656]&gt;=nper;[.H656]&lt;=0);&quot;&quot;;[.A656]+1)))">
            <text:p/>
          </table:table-cell>
          <table:table-cell table:style-name="ce17" table:formula="of:=IF([.A657]=&quot;&quot;;&quot;&quot;;IF(OR(periods_per_year=26;periods_per_year=52);IF(periods_per_year=26;IF([.A657]=1;fpdate;[.B656]+14);IF(periods_per_year=52;IF([.A657]=1;fpdate;[.B656]+7);&quot;n/a&quot;));IF(periods_per_year=24;DATE(YEAR(fpdate);MONTH(fpdate)+([.A657]-1)/2+IF(AND(DAY(fpdate)&gt;=15;MOD([.A657];2)=0);1;0);IF(MOD([.A657];2)=0;IF(DAY(fpdate)&gt;=15;DAY(fpdate)-14;DAY(fpdate)+14);DAY(fpdate)));IF(DAY(DATE(YEAR(fpdate);MONTH(fpdate)+([.A657]-1)*months_per_period;DAY(fpdate)))&lt;&gt;DAY(fpdate);DATE(YEAR(fpdate);MONTH(fpdate)+([.A657]-1)*months_per_period+1;0);DATE(YEAR(fpdate);MONTH(fpdate)+([.A657]-1)*months_per_period;DAY(fpdate))))))">
            <text:p/>
          </table:table-cell>
          <table:table-cell table:style-name="ce21" table:formula="of:=IF([.A657]=&quot;&quot;;&quot;&quot;;IF(roundOpt;IF(OR([.A657]=nper;payment&gt;ROUND((1+rate)*[.H656];2));ROUND((1+rate)*[.H656];2);payment);IF(OR([.A657]=nper;payment&gt;(1+rate)*[.H656]);(1+rate)*[.H656];payment)))">
            <text:p/>
          </table:table-cell>
          <table:table-cell table:style-name="ce30"/>
          <table:table-cell table:style-name="ce21"/>
          <table:table-cell table:style-name="ce21" table:formula="of:=IF([.A657]=&quot;&quot;;&quot;&quot;;IF(AND([.A657]=1;pmtType=1);0;IF(roundOpt;ROUND(rate*[.H656];2);rate*[.H656])))">
            <text:p/>
          </table:table-cell>
          <table:table-cell table:style-name="ce21" table:formula="of:=IF([.A657]=&quot;&quot;;&quot;&quot;;[.C657]-[.F657]+[.D657])">
            <text:p/>
          </table:table-cell>
          <table:table-cell table:style-name="ce21" table:formula="of:=IF([.A657]=&quot;&quot;;&quot;&quot;;[.H656]-[.G657])">
            <text:p/>
          </table:table-cell>
          <table:table-cell table:number-columns-repeated="248"/>
        </table:table-row>
        <table:table-row table:style-name="ro3">
          <table:table-cell table:style-name="ce10" table:formula="of:=IF([.H657]=&quot;&quot;;&quot;&quot;;IF(roundOpt;IF(OR([.A657]&gt;=nper;ROUND([.H657];2)&lt;=0);&quot;&quot;;[.A657]+1);IF(OR([.A657]&gt;=nper;[.H657]&lt;=0);&quot;&quot;;[.A657]+1)))">
            <text:p/>
          </table:table-cell>
          <table:table-cell table:style-name="ce17" table:formula="of:=IF([.A658]=&quot;&quot;;&quot;&quot;;IF(OR(periods_per_year=26;periods_per_year=52);IF(periods_per_year=26;IF([.A658]=1;fpdate;[.B657]+14);IF(periods_per_year=52;IF([.A658]=1;fpdate;[.B657]+7);&quot;n/a&quot;));IF(periods_per_year=24;DATE(YEAR(fpdate);MONTH(fpdate)+([.A658]-1)/2+IF(AND(DAY(fpdate)&gt;=15;MOD([.A658];2)=0);1;0);IF(MOD([.A658];2)=0;IF(DAY(fpdate)&gt;=15;DAY(fpdate)-14;DAY(fpdate)+14);DAY(fpdate)));IF(DAY(DATE(YEAR(fpdate);MONTH(fpdate)+([.A658]-1)*months_per_period;DAY(fpdate)))&lt;&gt;DAY(fpdate);DATE(YEAR(fpdate);MONTH(fpdate)+([.A658]-1)*months_per_period+1;0);DATE(YEAR(fpdate);MONTH(fpdate)+([.A658]-1)*months_per_period;DAY(fpdate))))))">
            <text:p/>
          </table:table-cell>
          <table:table-cell table:style-name="ce21" table:formula="of:=IF([.A658]=&quot;&quot;;&quot;&quot;;IF(roundOpt;IF(OR([.A658]=nper;payment&gt;ROUND((1+rate)*[.H657];2));ROUND((1+rate)*[.H657];2);payment);IF(OR([.A658]=nper;payment&gt;(1+rate)*[.H657]);(1+rate)*[.H657];payment)))">
            <text:p/>
          </table:table-cell>
          <table:table-cell table:style-name="ce30"/>
          <table:table-cell table:style-name="ce21"/>
          <table:table-cell table:style-name="ce21" table:formula="of:=IF([.A658]=&quot;&quot;;&quot;&quot;;IF(AND([.A658]=1;pmtType=1);0;IF(roundOpt;ROUND(rate*[.H657];2);rate*[.H657])))">
            <text:p/>
          </table:table-cell>
          <table:table-cell table:style-name="ce21" table:formula="of:=IF([.A658]=&quot;&quot;;&quot;&quot;;[.C658]-[.F658]+[.D658])">
            <text:p/>
          </table:table-cell>
          <table:table-cell table:style-name="ce21" table:formula="of:=IF([.A658]=&quot;&quot;;&quot;&quot;;[.H657]-[.G658])">
            <text:p/>
          </table:table-cell>
          <table:table-cell table:number-columns-repeated="248"/>
        </table:table-row>
        <table:table-row table:style-name="ro3">
          <table:table-cell table:style-name="ce10" table:formula="of:=IF([.H658]=&quot;&quot;;&quot;&quot;;IF(roundOpt;IF(OR([.A658]&gt;=nper;ROUND([.H658];2)&lt;=0);&quot;&quot;;[.A658]+1);IF(OR([.A658]&gt;=nper;[.H658]&lt;=0);&quot;&quot;;[.A658]+1)))">
            <text:p/>
          </table:table-cell>
          <table:table-cell table:style-name="ce17" table:formula="of:=IF([.A659]=&quot;&quot;;&quot;&quot;;IF(OR(periods_per_year=26;periods_per_year=52);IF(periods_per_year=26;IF([.A659]=1;fpdate;[.B658]+14);IF(periods_per_year=52;IF([.A659]=1;fpdate;[.B658]+7);&quot;n/a&quot;));IF(periods_per_year=24;DATE(YEAR(fpdate);MONTH(fpdate)+([.A659]-1)/2+IF(AND(DAY(fpdate)&gt;=15;MOD([.A659];2)=0);1;0);IF(MOD([.A659];2)=0;IF(DAY(fpdate)&gt;=15;DAY(fpdate)-14;DAY(fpdate)+14);DAY(fpdate)));IF(DAY(DATE(YEAR(fpdate);MONTH(fpdate)+([.A659]-1)*months_per_period;DAY(fpdate)))&lt;&gt;DAY(fpdate);DATE(YEAR(fpdate);MONTH(fpdate)+([.A659]-1)*months_per_period+1;0);DATE(YEAR(fpdate);MONTH(fpdate)+([.A659]-1)*months_per_period;DAY(fpdate))))))">
            <text:p/>
          </table:table-cell>
          <table:table-cell table:style-name="ce21" table:formula="of:=IF([.A659]=&quot;&quot;;&quot;&quot;;IF(roundOpt;IF(OR([.A659]=nper;payment&gt;ROUND((1+rate)*[.H658];2));ROUND((1+rate)*[.H658];2);payment);IF(OR([.A659]=nper;payment&gt;(1+rate)*[.H658]);(1+rate)*[.H658];payment)))">
            <text:p/>
          </table:table-cell>
          <table:table-cell table:style-name="ce30"/>
          <table:table-cell table:style-name="ce21"/>
          <table:table-cell table:style-name="ce21" table:formula="of:=IF([.A659]=&quot;&quot;;&quot;&quot;;IF(AND([.A659]=1;pmtType=1);0;IF(roundOpt;ROUND(rate*[.H658];2);rate*[.H658])))">
            <text:p/>
          </table:table-cell>
          <table:table-cell table:style-name="ce21" table:formula="of:=IF([.A659]=&quot;&quot;;&quot;&quot;;[.C659]-[.F659]+[.D659])">
            <text:p/>
          </table:table-cell>
          <table:table-cell table:style-name="ce21" table:formula="of:=IF([.A659]=&quot;&quot;;&quot;&quot;;[.H658]-[.G659])">
            <text:p/>
          </table:table-cell>
          <table:table-cell table:number-columns-repeated="248"/>
        </table:table-row>
        <table:table-row table:style-name="ro3">
          <table:table-cell table:style-name="ce10" table:formula="of:=IF([.H659]=&quot;&quot;;&quot;&quot;;IF(roundOpt;IF(OR([.A659]&gt;=nper;ROUND([.H659];2)&lt;=0);&quot;&quot;;[.A659]+1);IF(OR([.A659]&gt;=nper;[.H659]&lt;=0);&quot;&quot;;[.A659]+1)))">
            <text:p/>
          </table:table-cell>
          <table:table-cell table:style-name="ce17" table:formula="of:=IF([.A660]=&quot;&quot;;&quot;&quot;;IF(OR(periods_per_year=26;periods_per_year=52);IF(periods_per_year=26;IF([.A660]=1;fpdate;[.B659]+14);IF(periods_per_year=52;IF([.A660]=1;fpdate;[.B659]+7);&quot;n/a&quot;));IF(periods_per_year=24;DATE(YEAR(fpdate);MONTH(fpdate)+([.A660]-1)/2+IF(AND(DAY(fpdate)&gt;=15;MOD([.A660];2)=0);1;0);IF(MOD([.A660];2)=0;IF(DAY(fpdate)&gt;=15;DAY(fpdate)-14;DAY(fpdate)+14);DAY(fpdate)));IF(DAY(DATE(YEAR(fpdate);MONTH(fpdate)+([.A660]-1)*months_per_period;DAY(fpdate)))&lt;&gt;DAY(fpdate);DATE(YEAR(fpdate);MONTH(fpdate)+([.A660]-1)*months_per_period+1;0);DATE(YEAR(fpdate);MONTH(fpdate)+([.A660]-1)*months_per_period;DAY(fpdate))))))">
            <text:p/>
          </table:table-cell>
          <table:table-cell table:style-name="ce21" table:formula="of:=IF([.A660]=&quot;&quot;;&quot;&quot;;IF(roundOpt;IF(OR([.A660]=nper;payment&gt;ROUND((1+rate)*[.H659];2));ROUND((1+rate)*[.H659];2);payment);IF(OR([.A660]=nper;payment&gt;(1+rate)*[.H659]);(1+rate)*[.H659];payment)))">
            <text:p/>
          </table:table-cell>
          <table:table-cell table:style-name="ce30"/>
          <table:table-cell table:style-name="ce21"/>
          <table:table-cell table:style-name="ce21" table:formula="of:=IF([.A660]=&quot;&quot;;&quot;&quot;;IF(AND([.A660]=1;pmtType=1);0;IF(roundOpt;ROUND(rate*[.H659];2);rate*[.H659])))">
            <text:p/>
          </table:table-cell>
          <table:table-cell table:style-name="ce21" table:formula="of:=IF([.A660]=&quot;&quot;;&quot;&quot;;[.C660]-[.F660]+[.D660])">
            <text:p/>
          </table:table-cell>
          <table:table-cell table:style-name="ce21" table:formula="of:=IF([.A660]=&quot;&quot;;&quot;&quot;;[.H659]-[.G660])">
            <text:p/>
          </table:table-cell>
          <table:table-cell table:number-columns-repeated="248"/>
        </table:table-row>
        <table:table-row table:style-name="ro3">
          <table:table-cell table:style-name="ce10" table:formula="of:=IF([.H660]=&quot;&quot;;&quot;&quot;;IF(roundOpt;IF(OR([.A660]&gt;=nper;ROUND([.H660];2)&lt;=0);&quot;&quot;;[.A660]+1);IF(OR([.A660]&gt;=nper;[.H660]&lt;=0);&quot;&quot;;[.A660]+1)))">
            <text:p/>
          </table:table-cell>
          <table:table-cell table:style-name="ce17" table:formula="of:=IF([.A661]=&quot;&quot;;&quot;&quot;;IF(OR(periods_per_year=26;periods_per_year=52);IF(periods_per_year=26;IF([.A661]=1;fpdate;[.B660]+14);IF(periods_per_year=52;IF([.A661]=1;fpdate;[.B660]+7);&quot;n/a&quot;));IF(periods_per_year=24;DATE(YEAR(fpdate);MONTH(fpdate)+([.A661]-1)/2+IF(AND(DAY(fpdate)&gt;=15;MOD([.A661];2)=0);1;0);IF(MOD([.A661];2)=0;IF(DAY(fpdate)&gt;=15;DAY(fpdate)-14;DAY(fpdate)+14);DAY(fpdate)));IF(DAY(DATE(YEAR(fpdate);MONTH(fpdate)+([.A661]-1)*months_per_period;DAY(fpdate)))&lt;&gt;DAY(fpdate);DATE(YEAR(fpdate);MONTH(fpdate)+([.A661]-1)*months_per_period+1;0);DATE(YEAR(fpdate);MONTH(fpdate)+([.A661]-1)*months_per_period;DAY(fpdate))))))">
            <text:p/>
          </table:table-cell>
          <table:table-cell table:style-name="ce21" table:formula="of:=IF([.A661]=&quot;&quot;;&quot;&quot;;IF(roundOpt;IF(OR([.A661]=nper;payment&gt;ROUND((1+rate)*[.H660];2));ROUND((1+rate)*[.H660];2);payment);IF(OR([.A661]=nper;payment&gt;(1+rate)*[.H660]);(1+rate)*[.H660];payment)))">
            <text:p/>
          </table:table-cell>
          <table:table-cell table:style-name="ce30"/>
          <table:table-cell table:style-name="ce21"/>
          <table:table-cell table:style-name="ce21" table:formula="of:=IF([.A661]=&quot;&quot;;&quot;&quot;;IF(AND([.A661]=1;pmtType=1);0;IF(roundOpt;ROUND(rate*[.H660];2);rate*[.H660])))">
            <text:p/>
          </table:table-cell>
          <table:table-cell table:style-name="ce21" table:formula="of:=IF([.A661]=&quot;&quot;;&quot;&quot;;[.C661]-[.F661]+[.D661])">
            <text:p/>
          </table:table-cell>
          <table:table-cell table:style-name="ce21" table:formula="of:=IF([.A661]=&quot;&quot;;&quot;&quot;;[.H660]-[.G661])">
            <text:p/>
          </table:table-cell>
          <table:table-cell table:number-columns-repeated="248"/>
        </table:table-row>
        <table:table-row table:style-name="ro3">
          <table:table-cell table:style-name="ce10" table:formula="of:=IF([.H661]=&quot;&quot;;&quot;&quot;;IF(roundOpt;IF(OR([.A661]&gt;=nper;ROUND([.H661];2)&lt;=0);&quot;&quot;;[.A661]+1);IF(OR([.A661]&gt;=nper;[.H661]&lt;=0);&quot;&quot;;[.A661]+1)))">
            <text:p/>
          </table:table-cell>
          <table:table-cell table:style-name="ce17" table:formula="of:=IF([.A662]=&quot;&quot;;&quot;&quot;;IF(OR(periods_per_year=26;periods_per_year=52);IF(periods_per_year=26;IF([.A662]=1;fpdate;[.B661]+14);IF(periods_per_year=52;IF([.A662]=1;fpdate;[.B661]+7);&quot;n/a&quot;));IF(periods_per_year=24;DATE(YEAR(fpdate);MONTH(fpdate)+([.A662]-1)/2+IF(AND(DAY(fpdate)&gt;=15;MOD([.A662];2)=0);1;0);IF(MOD([.A662];2)=0;IF(DAY(fpdate)&gt;=15;DAY(fpdate)-14;DAY(fpdate)+14);DAY(fpdate)));IF(DAY(DATE(YEAR(fpdate);MONTH(fpdate)+([.A662]-1)*months_per_period;DAY(fpdate)))&lt;&gt;DAY(fpdate);DATE(YEAR(fpdate);MONTH(fpdate)+([.A662]-1)*months_per_period+1;0);DATE(YEAR(fpdate);MONTH(fpdate)+([.A662]-1)*months_per_period;DAY(fpdate))))))">
            <text:p/>
          </table:table-cell>
          <table:table-cell table:style-name="ce21" table:formula="of:=IF([.A662]=&quot;&quot;;&quot;&quot;;IF(roundOpt;IF(OR([.A662]=nper;payment&gt;ROUND((1+rate)*[.H661];2));ROUND((1+rate)*[.H661];2);payment);IF(OR([.A662]=nper;payment&gt;(1+rate)*[.H661]);(1+rate)*[.H661];payment)))">
            <text:p/>
          </table:table-cell>
          <table:table-cell table:style-name="ce30"/>
          <table:table-cell table:style-name="ce21"/>
          <table:table-cell table:style-name="ce21" table:formula="of:=IF([.A662]=&quot;&quot;;&quot;&quot;;IF(AND([.A662]=1;pmtType=1);0;IF(roundOpt;ROUND(rate*[.H661];2);rate*[.H661])))">
            <text:p/>
          </table:table-cell>
          <table:table-cell table:style-name="ce21" table:formula="of:=IF([.A662]=&quot;&quot;;&quot;&quot;;[.C662]-[.F662]+[.D662])">
            <text:p/>
          </table:table-cell>
          <table:table-cell table:style-name="ce21" table:formula="of:=IF([.A662]=&quot;&quot;;&quot;&quot;;[.H661]-[.G662])">
            <text:p/>
          </table:table-cell>
          <table:table-cell table:number-columns-repeated="248"/>
        </table:table-row>
        <table:table-row table:style-name="ro3">
          <table:table-cell table:style-name="ce10" table:formula="of:=IF([.H662]=&quot;&quot;;&quot;&quot;;IF(roundOpt;IF(OR([.A662]&gt;=nper;ROUND([.H662];2)&lt;=0);&quot;&quot;;[.A662]+1);IF(OR([.A662]&gt;=nper;[.H662]&lt;=0);&quot;&quot;;[.A662]+1)))">
            <text:p/>
          </table:table-cell>
          <table:table-cell table:style-name="ce17" table:formula="of:=IF([.A663]=&quot;&quot;;&quot;&quot;;IF(OR(periods_per_year=26;periods_per_year=52);IF(periods_per_year=26;IF([.A663]=1;fpdate;[.B662]+14);IF(periods_per_year=52;IF([.A663]=1;fpdate;[.B662]+7);&quot;n/a&quot;));IF(periods_per_year=24;DATE(YEAR(fpdate);MONTH(fpdate)+([.A663]-1)/2+IF(AND(DAY(fpdate)&gt;=15;MOD([.A663];2)=0);1;0);IF(MOD([.A663];2)=0;IF(DAY(fpdate)&gt;=15;DAY(fpdate)-14;DAY(fpdate)+14);DAY(fpdate)));IF(DAY(DATE(YEAR(fpdate);MONTH(fpdate)+([.A663]-1)*months_per_period;DAY(fpdate)))&lt;&gt;DAY(fpdate);DATE(YEAR(fpdate);MONTH(fpdate)+([.A663]-1)*months_per_period+1;0);DATE(YEAR(fpdate);MONTH(fpdate)+([.A663]-1)*months_per_period;DAY(fpdate))))))">
            <text:p/>
          </table:table-cell>
          <table:table-cell table:style-name="ce21" table:formula="of:=IF([.A663]=&quot;&quot;;&quot;&quot;;IF(roundOpt;IF(OR([.A663]=nper;payment&gt;ROUND((1+rate)*[.H662];2));ROUND((1+rate)*[.H662];2);payment);IF(OR([.A663]=nper;payment&gt;(1+rate)*[.H662]);(1+rate)*[.H662];payment)))">
            <text:p/>
          </table:table-cell>
          <table:table-cell table:style-name="ce30"/>
          <table:table-cell table:style-name="ce21"/>
          <table:table-cell table:style-name="ce21" table:formula="of:=IF([.A663]=&quot;&quot;;&quot;&quot;;IF(AND([.A663]=1;pmtType=1);0;IF(roundOpt;ROUND(rate*[.H662];2);rate*[.H662])))">
            <text:p/>
          </table:table-cell>
          <table:table-cell table:style-name="ce21" table:formula="of:=IF([.A663]=&quot;&quot;;&quot;&quot;;[.C663]-[.F663]+[.D663])">
            <text:p/>
          </table:table-cell>
          <table:table-cell table:style-name="ce21" table:formula="of:=IF([.A663]=&quot;&quot;;&quot;&quot;;[.H662]-[.G663])">
            <text:p/>
          </table:table-cell>
          <table:table-cell table:number-columns-repeated="248"/>
        </table:table-row>
        <table:table-row table:style-name="ro3">
          <table:table-cell table:style-name="ce10" table:formula="of:=IF([.H663]=&quot;&quot;;&quot;&quot;;IF(roundOpt;IF(OR([.A663]&gt;=nper;ROUND([.H663];2)&lt;=0);&quot;&quot;;[.A663]+1);IF(OR([.A663]&gt;=nper;[.H663]&lt;=0);&quot;&quot;;[.A663]+1)))">
            <text:p/>
          </table:table-cell>
          <table:table-cell table:style-name="ce17" table:formula="of:=IF([.A664]=&quot;&quot;;&quot;&quot;;IF(OR(periods_per_year=26;periods_per_year=52);IF(periods_per_year=26;IF([.A664]=1;fpdate;[.B663]+14);IF(periods_per_year=52;IF([.A664]=1;fpdate;[.B663]+7);&quot;n/a&quot;));IF(periods_per_year=24;DATE(YEAR(fpdate);MONTH(fpdate)+([.A664]-1)/2+IF(AND(DAY(fpdate)&gt;=15;MOD([.A664];2)=0);1;0);IF(MOD([.A664];2)=0;IF(DAY(fpdate)&gt;=15;DAY(fpdate)-14;DAY(fpdate)+14);DAY(fpdate)));IF(DAY(DATE(YEAR(fpdate);MONTH(fpdate)+([.A664]-1)*months_per_period;DAY(fpdate)))&lt;&gt;DAY(fpdate);DATE(YEAR(fpdate);MONTH(fpdate)+([.A664]-1)*months_per_period+1;0);DATE(YEAR(fpdate);MONTH(fpdate)+([.A664]-1)*months_per_period;DAY(fpdate))))))">
            <text:p/>
          </table:table-cell>
          <table:table-cell table:style-name="ce21" table:formula="of:=IF([.A664]=&quot;&quot;;&quot;&quot;;IF(roundOpt;IF(OR([.A664]=nper;payment&gt;ROUND((1+rate)*[.H663];2));ROUND((1+rate)*[.H663];2);payment);IF(OR([.A664]=nper;payment&gt;(1+rate)*[.H663]);(1+rate)*[.H663];payment)))">
            <text:p/>
          </table:table-cell>
          <table:table-cell table:style-name="ce30"/>
          <table:table-cell table:style-name="ce21"/>
          <table:table-cell table:style-name="ce21" table:formula="of:=IF([.A664]=&quot;&quot;;&quot;&quot;;IF(AND([.A664]=1;pmtType=1);0;IF(roundOpt;ROUND(rate*[.H663];2);rate*[.H663])))">
            <text:p/>
          </table:table-cell>
          <table:table-cell table:style-name="ce21" table:formula="of:=IF([.A664]=&quot;&quot;;&quot;&quot;;[.C664]-[.F664]+[.D664])">
            <text:p/>
          </table:table-cell>
          <table:table-cell table:style-name="ce21" table:formula="of:=IF([.A664]=&quot;&quot;;&quot;&quot;;[.H663]-[.G664])">
            <text:p/>
          </table:table-cell>
          <table:table-cell table:number-columns-repeated="248"/>
        </table:table-row>
        <table:table-row table:style-name="ro3">
          <table:table-cell table:style-name="ce10" table:formula="of:=IF([.H664]=&quot;&quot;;&quot;&quot;;IF(roundOpt;IF(OR([.A664]&gt;=nper;ROUND([.H664];2)&lt;=0);&quot;&quot;;[.A664]+1);IF(OR([.A664]&gt;=nper;[.H664]&lt;=0);&quot;&quot;;[.A664]+1)))">
            <text:p/>
          </table:table-cell>
          <table:table-cell table:style-name="ce17" table:formula="of:=IF([.A665]=&quot;&quot;;&quot;&quot;;IF(OR(periods_per_year=26;periods_per_year=52);IF(periods_per_year=26;IF([.A665]=1;fpdate;[.B664]+14);IF(periods_per_year=52;IF([.A665]=1;fpdate;[.B664]+7);&quot;n/a&quot;));IF(periods_per_year=24;DATE(YEAR(fpdate);MONTH(fpdate)+([.A665]-1)/2+IF(AND(DAY(fpdate)&gt;=15;MOD([.A665];2)=0);1;0);IF(MOD([.A665];2)=0;IF(DAY(fpdate)&gt;=15;DAY(fpdate)-14;DAY(fpdate)+14);DAY(fpdate)));IF(DAY(DATE(YEAR(fpdate);MONTH(fpdate)+([.A665]-1)*months_per_period;DAY(fpdate)))&lt;&gt;DAY(fpdate);DATE(YEAR(fpdate);MONTH(fpdate)+([.A665]-1)*months_per_period+1;0);DATE(YEAR(fpdate);MONTH(fpdate)+([.A665]-1)*months_per_period;DAY(fpdate))))))">
            <text:p/>
          </table:table-cell>
          <table:table-cell table:style-name="ce21" table:formula="of:=IF([.A665]=&quot;&quot;;&quot;&quot;;IF(roundOpt;IF(OR([.A665]=nper;payment&gt;ROUND((1+rate)*[.H664];2));ROUND((1+rate)*[.H664];2);payment);IF(OR([.A665]=nper;payment&gt;(1+rate)*[.H664]);(1+rate)*[.H664];payment)))">
            <text:p/>
          </table:table-cell>
          <table:table-cell table:style-name="ce30"/>
          <table:table-cell table:style-name="ce21"/>
          <table:table-cell table:style-name="ce21" table:formula="of:=IF([.A665]=&quot;&quot;;&quot;&quot;;IF(AND([.A665]=1;pmtType=1);0;IF(roundOpt;ROUND(rate*[.H664];2);rate*[.H664])))">
            <text:p/>
          </table:table-cell>
          <table:table-cell table:style-name="ce21" table:formula="of:=IF([.A665]=&quot;&quot;;&quot;&quot;;[.C665]-[.F665]+[.D665])">
            <text:p/>
          </table:table-cell>
          <table:table-cell table:style-name="ce21" table:formula="of:=IF([.A665]=&quot;&quot;;&quot;&quot;;[.H664]-[.G665])">
            <text:p/>
          </table:table-cell>
          <table:table-cell table:number-columns-repeated="248"/>
        </table:table-row>
        <table:table-row table:style-name="ro3">
          <table:table-cell table:style-name="ce10" table:formula="of:=IF([.H665]=&quot;&quot;;&quot;&quot;;IF(roundOpt;IF(OR([.A665]&gt;=nper;ROUND([.H665];2)&lt;=0);&quot;&quot;;[.A665]+1);IF(OR([.A665]&gt;=nper;[.H665]&lt;=0);&quot;&quot;;[.A665]+1)))">
            <text:p/>
          </table:table-cell>
          <table:table-cell table:style-name="ce17" table:formula="of:=IF([.A666]=&quot;&quot;;&quot;&quot;;IF(OR(periods_per_year=26;periods_per_year=52);IF(periods_per_year=26;IF([.A666]=1;fpdate;[.B665]+14);IF(periods_per_year=52;IF([.A666]=1;fpdate;[.B665]+7);&quot;n/a&quot;));IF(periods_per_year=24;DATE(YEAR(fpdate);MONTH(fpdate)+([.A666]-1)/2+IF(AND(DAY(fpdate)&gt;=15;MOD([.A666];2)=0);1;0);IF(MOD([.A666];2)=0;IF(DAY(fpdate)&gt;=15;DAY(fpdate)-14;DAY(fpdate)+14);DAY(fpdate)));IF(DAY(DATE(YEAR(fpdate);MONTH(fpdate)+([.A666]-1)*months_per_period;DAY(fpdate)))&lt;&gt;DAY(fpdate);DATE(YEAR(fpdate);MONTH(fpdate)+([.A666]-1)*months_per_period+1;0);DATE(YEAR(fpdate);MONTH(fpdate)+([.A666]-1)*months_per_period;DAY(fpdate))))))">
            <text:p/>
          </table:table-cell>
          <table:table-cell table:style-name="ce21" table:formula="of:=IF([.A666]=&quot;&quot;;&quot;&quot;;IF(roundOpt;IF(OR([.A666]=nper;payment&gt;ROUND((1+rate)*[.H665];2));ROUND((1+rate)*[.H665];2);payment);IF(OR([.A666]=nper;payment&gt;(1+rate)*[.H665]);(1+rate)*[.H665];payment)))">
            <text:p/>
          </table:table-cell>
          <table:table-cell table:style-name="ce30"/>
          <table:table-cell table:style-name="ce21"/>
          <table:table-cell table:style-name="ce21" table:formula="of:=IF([.A666]=&quot;&quot;;&quot;&quot;;IF(AND([.A666]=1;pmtType=1);0;IF(roundOpt;ROUND(rate*[.H665];2);rate*[.H665])))">
            <text:p/>
          </table:table-cell>
          <table:table-cell table:style-name="ce21" table:formula="of:=IF([.A666]=&quot;&quot;;&quot;&quot;;[.C666]-[.F666]+[.D666])">
            <text:p/>
          </table:table-cell>
          <table:table-cell table:style-name="ce21" table:formula="of:=IF([.A666]=&quot;&quot;;&quot;&quot;;[.H665]-[.G666])">
            <text:p/>
          </table:table-cell>
          <table:table-cell table:number-columns-repeated="248"/>
        </table:table-row>
        <table:table-row table:style-name="ro3">
          <table:table-cell table:style-name="ce10" table:formula="of:=IF([.H666]=&quot;&quot;;&quot;&quot;;IF(roundOpt;IF(OR([.A666]&gt;=nper;ROUND([.H666];2)&lt;=0);&quot;&quot;;[.A666]+1);IF(OR([.A666]&gt;=nper;[.H666]&lt;=0);&quot;&quot;;[.A666]+1)))">
            <text:p/>
          </table:table-cell>
          <table:table-cell table:style-name="ce17" table:formula="of:=IF([.A667]=&quot;&quot;;&quot;&quot;;IF(OR(periods_per_year=26;periods_per_year=52);IF(periods_per_year=26;IF([.A667]=1;fpdate;[.B666]+14);IF(periods_per_year=52;IF([.A667]=1;fpdate;[.B666]+7);&quot;n/a&quot;));IF(periods_per_year=24;DATE(YEAR(fpdate);MONTH(fpdate)+([.A667]-1)/2+IF(AND(DAY(fpdate)&gt;=15;MOD([.A667];2)=0);1;0);IF(MOD([.A667];2)=0;IF(DAY(fpdate)&gt;=15;DAY(fpdate)-14;DAY(fpdate)+14);DAY(fpdate)));IF(DAY(DATE(YEAR(fpdate);MONTH(fpdate)+([.A667]-1)*months_per_period;DAY(fpdate)))&lt;&gt;DAY(fpdate);DATE(YEAR(fpdate);MONTH(fpdate)+([.A667]-1)*months_per_period+1;0);DATE(YEAR(fpdate);MONTH(fpdate)+([.A667]-1)*months_per_period;DAY(fpdate))))))">
            <text:p/>
          </table:table-cell>
          <table:table-cell table:style-name="ce21" table:formula="of:=IF([.A667]=&quot;&quot;;&quot;&quot;;IF(roundOpt;IF(OR([.A667]=nper;payment&gt;ROUND((1+rate)*[.H666];2));ROUND((1+rate)*[.H666];2);payment);IF(OR([.A667]=nper;payment&gt;(1+rate)*[.H666]);(1+rate)*[.H666];payment)))">
            <text:p/>
          </table:table-cell>
          <table:table-cell table:style-name="ce30"/>
          <table:table-cell table:style-name="ce21"/>
          <table:table-cell table:style-name="ce21" table:formula="of:=IF([.A667]=&quot;&quot;;&quot;&quot;;IF(AND([.A667]=1;pmtType=1);0;IF(roundOpt;ROUND(rate*[.H666];2);rate*[.H666])))">
            <text:p/>
          </table:table-cell>
          <table:table-cell table:style-name="ce21" table:formula="of:=IF([.A667]=&quot;&quot;;&quot;&quot;;[.C667]-[.F667]+[.D667])">
            <text:p/>
          </table:table-cell>
          <table:table-cell table:style-name="ce21" table:formula="of:=IF([.A667]=&quot;&quot;;&quot;&quot;;[.H666]-[.G667])">
            <text:p/>
          </table:table-cell>
          <table:table-cell table:number-columns-repeated="248"/>
        </table:table-row>
        <table:table-row table:style-name="ro3">
          <table:table-cell table:style-name="ce10" table:formula="of:=IF([.H667]=&quot;&quot;;&quot;&quot;;IF(roundOpt;IF(OR([.A667]&gt;=nper;ROUND([.H667];2)&lt;=0);&quot;&quot;;[.A667]+1);IF(OR([.A667]&gt;=nper;[.H667]&lt;=0);&quot;&quot;;[.A667]+1)))">
            <text:p/>
          </table:table-cell>
          <table:table-cell table:style-name="ce17" table:formula="of:=IF([.A668]=&quot;&quot;;&quot;&quot;;IF(OR(periods_per_year=26;periods_per_year=52);IF(periods_per_year=26;IF([.A668]=1;fpdate;[.B667]+14);IF(periods_per_year=52;IF([.A668]=1;fpdate;[.B667]+7);&quot;n/a&quot;));IF(periods_per_year=24;DATE(YEAR(fpdate);MONTH(fpdate)+([.A668]-1)/2+IF(AND(DAY(fpdate)&gt;=15;MOD([.A668];2)=0);1;0);IF(MOD([.A668];2)=0;IF(DAY(fpdate)&gt;=15;DAY(fpdate)-14;DAY(fpdate)+14);DAY(fpdate)));IF(DAY(DATE(YEAR(fpdate);MONTH(fpdate)+([.A668]-1)*months_per_period;DAY(fpdate)))&lt;&gt;DAY(fpdate);DATE(YEAR(fpdate);MONTH(fpdate)+([.A668]-1)*months_per_period+1;0);DATE(YEAR(fpdate);MONTH(fpdate)+([.A668]-1)*months_per_period;DAY(fpdate))))))">
            <text:p/>
          </table:table-cell>
          <table:table-cell table:style-name="ce21" table:formula="of:=IF([.A668]=&quot;&quot;;&quot;&quot;;IF(roundOpt;IF(OR([.A668]=nper;payment&gt;ROUND((1+rate)*[.H667];2));ROUND((1+rate)*[.H667];2);payment);IF(OR([.A668]=nper;payment&gt;(1+rate)*[.H667]);(1+rate)*[.H667];payment)))">
            <text:p/>
          </table:table-cell>
          <table:table-cell table:style-name="ce30"/>
          <table:table-cell table:style-name="ce21"/>
          <table:table-cell table:style-name="ce21" table:formula="of:=IF([.A668]=&quot;&quot;;&quot;&quot;;IF(AND([.A668]=1;pmtType=1);0;IF(roundOpt;ROUND(rate*[.H667];2);rate*[.H667])))">
            <text:p/>
          </table:table-cell>
          <table:table-cell table:style-name="ce21" table:formula="of:=IF([.A668]=&quot;&quot;;&quot;&quot;;[.C668]-[.F668]+[.D668])">
            <text:p/>
          </table:table-cell>
          <table:table-cell table:style-name="ce21" table:formula="of:=IF([.A668]=&quot;&quot;;&quot;&quot;;[.H667]-[.G668])">
            <text:p/>
          </table:table-cell>
          <table:table-cell table:number-columns-repeated="248"/>
        </table:table-row>
        <table:table-row table:style-name="ro3">
          <table:table-cell table:style-name="ce10" table:formula="of:=IF([.H668]=&quot;&quot;;&quot;&quot;;IF(roundOpt;IF(OR([.A668]&gt;=nper;ROUND([.H668];2)&lt;=0);&quot;&quot;;[.A668]+1);IF(OR([.A668]&gt;=nper;[.H668]&lt;=0);&quot;&quot;;[.A668]+1)))">
            <text:p/>
          </table:table-cell>
          <table:table-cell table:style-name="ce17" table:formula="of:=IF([.A669]=&quot;&quot;;&quot;&quot;;IF(OR(periods_per_year=26;periods_per_year=52);IF(periods_per_year=26;IF([.A669]=1;fpdate;[.B668]+14);IF(periods_per_year=52;IF([.A669]=1;fpdate;[.B668]+7);&quot;n/a&quot;));IF(periods_per_year=24;DATE(YEAR(fpdate);MONTH(fpdate)+([.A669]-1)/2+IF(AND(DAY(fpdate)&gt;=15;MOD([.A669];2)=0);1;0);IF(MOD([.A669];2)=0;IF(DAY(fpdate)&gt;=15;DAY(fpdate)-14;DAY(fpdate)+14);DAY(fpdate)));IF(DAY(DATE(YEAR(fpdate);MONTH(fpdate)+([.A669]-1)*months_per_period;DAY(fpdate)))&lt;&gt;DAY(fpdate);DATE(YEAR(fpdate);MONTH(fpdate)+([.A669]-1)*months_per_period+1;0);DATE(YEAR(fpdate);MONTH(fpdate)+([.A669]-1)*months_per_period;DAY(fpdate))))))">
            <text:p/>
          </table:table-cell>
          <table:table-cell table:style-name="ce21" table:formula="of:=IF([.A669]=&quot;&quot;;&quot;&quot;;IF(roundOpt;IF(OR([.A669]=nper;payment&gt;ROUND((1+rate)*[.H668];2));ROUND((1+rate)*[.H668];2);payment);IF(OR([.A669]=nper;payment&gt;(1+rate)*[.H668]);(1+rate)*[.H668];payment)))">
            <text:p/>
          </table:table-cell>
          <table:table-cell table:style-name="ce30"/>
          <table:table-cell table:style-name="ce21"/>
          <table:table-cell table:style-name="ce21" table:formula="of:=IF([.A669]=&quot;&quot;;&quot;&quot;;IF(AND([.A669]=1;pmtType=1);0;IF(roundOpt;ROUND(rate*[.H668];2);rate*[.H668])))">
            <text:p/>
          </table:table-cell>
          <table:table-cell table:style-name="ce21" table:formula="of:=IF([.A669]=&quot;&quot;;&quot;&quot;;[.C669]-[.F669]+[.D669])">
            <text:p/>
          </table:table-cell>
          <table:table-cell table:style-name="ce21" table:formula="of:=IF([.A669]=&quot;&quot;;&quot;&quot;;[.H668]-[.G669])">
            <text:p/>
          </table:table-cell>
          <table:table-cell table:number-columns-repeated="248"/>
        </table:table-row>
        <table:table-row table:style-name="ro3">
          <table:table-cell table:style-name="ce10" table:formula="of:=IF([.H669]=&quot;&quot;;&quot;&quot;;IF(roundOpt;IF(OR([.A669]&gt;=nper;ROUND([.H669];2)&lt;=0);&quot;&quot;;[.A669]+1);IF(OR([.A669]&gt;=nper;[.H669]&lt;=0);&quot;&quot;;[.A669]+1)))">
            <text:p/>
          </table:table-cell>
          <table:table-cell table:style-name="ce17" table:formula="of:=IF([.A670]=&quot;&quot;;&quot;&quot;;IF(OR(periods_per_year=26;periods_per_year=52);IF(periods_per_year=26;IF([.A670]=1;fpdate;[.B669]+14);IF(periods_per_year=52;IF([.A670]=1;fpdate;[.B669]+7);&quot;n/a&quot;));IF(periods_per_year=24;DATE(YEAR(fpdate);MONTH(fpdate)+([.A670]-1)/2+IF(AND(DAY(fpdate)&gt;=15;MOD([.A670];2)=0);1;0);IF(MOD([.A670];2)=0;IF(DAY(fpdate)&gt;=15;DAY(fpdate)-14;DAY(fpdate)+14);DAY(fpdate)));IF(DAY(DATE(YEAR(fpdate);MONTH(fpdate)+([.A670]-1)*months_per_period;DAY(fpdate)))&lt;&gt;DAY(fpdate);DATE(YEAR(fpdate);MONTH(fpdate)+([.A670]-1)*months_per_period+1;0);DATE(YEAR(fpdate);MONTH(fpdate)+([.A670]-1)*months_per_period;DAY(fpdate))))))">
            <text:p/>
          </table:table-cell>
          <table:table-cell table:style-name="ce21" table:formula="of:=IF([.A670]=&quot;&quot;;&quot;&quot;;IF(roundOpt;IF(OR([.A670]=nper;payment&gt;ROUND((1+rate)*[.H669];2));ROUND((1+rate)*[.H669];2);payment);IF(OR([.A670]=nper;payment&gt;(1+rate)*[.H669]);(1+rate)*[.H669];payment)))">
            <text:p/>
          </table:table-cell>
          <table:table-cell table:style-name="ce30"/>
          <table:table-cell table:style-name="ce21"/>
          <table:table-cell table:style-name="ce21" table:formula="of:=IF([.A670]=&quot;&quot;;&quot;&quot;;IF(AND([.A670]=1;pmtType=1);0;IF(roundOpt;ROUND(rate*[.H669];2);rate*[.H669])))">
            <text:p/>
          </table:table-cell>
          <table:table-cell table:style-name="ce21" table:formula="of:=IF([.A670]=&quot;&quot;;&quot;&quot;;[.C670]-[.F670]+[.D670])">
            <text:p/>
          </table:table-cell>
          <table:table-cell table:style-name="ce21" table:formula="of:=IF([.A670]=&quot;&quot;;&quot;&quot;;[.H669]-[.G670])">
            <text:p/>
          </table:table-cell>
          <table:table-cell table:number-columns-repeated="248"/>
        </table:table-row>
        <table:table-row table:style-name="ro3">
          <table:table-cell table:style-name="ce10" table:formula="of:=IF([.H670]=&quot;&quot;;&quot;&quot;;IF(roundOpt;IF(OR([.A670]&gt;=nper;ROUND([.H670];2)&lt;=0);&quot;&quot;;[.A670]+1);IF(OR([.A670]&gt;=nper;[.H670]&lt;=0);&quot;&quot;;[.A670]+1)))">
            <text:p/>
          </table:table-cell>
          <table:table-cell table:style-name="ce17" table:formula="of:=IF([.A671]=&quot;&quot;;&quot;&quot;;IF(OR(periods_per_year=26;periods_per_year=52);IF(periods_per_year=26;IF([.A671]=1;fpdate;[.B670]+14);IF(periods_per_year=52;IF([.A671]=1;fpdate;[.B670]+7);&quot;n/a&quot;));IF(periods_per_year=24;DATE(YEAR(fpdate);MONTH(fpdate)+([.A671]-1)/2+IF(AND(DAY(fpdate)&gt;=15;MOD([.A671];2)=0);1;0);IF(MOD([.A671];2)=0;IF(DAY(fpdate)&gt;=15;DAY(fpdate)-14;DAY(fpdate)+14);DAY(fpdate)));IF(DAY(DATE(YEAR(fpdate);MONTH(fpdate)+([.A671]-1)*months_per_period;DAY(fpdate)))&lt;&gt;DAY(fpdate);DATE(YEAR(fpdate);MONTH(fpdate)+([.A671]-1)*months_per_period+1;0);DATE(YEAR(fpdate);MONTH(fpdate)+([.A671]-1)*months_per_period;DAY(fpdate))))))">
            <text:p/>
          </table:table-cell>
          <table:table-cell table:style-name="ce21" table:formula="of:=IF([.A671]=&quot;&quot;;&quot;&quot;;IF(roundOpt;IF(OR([.A671]=nper;payment&gt;ROUND((1+rate)*[.H670];2));ROUND((1+rate)*[.H670];2);payment);IF(OR([.A671]=nper;payment&gt;(1+rate)*[.H670]);(1+rate)*[.H670];payment)))">
            <text:p/>
          </table:table-cell>
          <table:table-cell table:style-name="ce30"/>
          <table:table-cell table:style-name="ce21"/>
          <table:table-cell table:style-name="ce21" table:formula="of:=IF([.A671]=&quot;&quot;;&quot;&quot;;IF(AND([.A671]=1;pmtType=1);0;IF(roundOpt;ROUND(rate*[.H670];2);rate*[.H670])))">
            <text:p/>
          </table:table-cell>
          <table:table-cell table:style-name="ce21" table:formula="of:=IF([.A671]=&quot;&quot;;&quot;&quot;;[.C671]-[.F671]+[.D671])">
            <text:p/>
          </table:table-cell>
          <table:table-cell table:style-name="ce21" table:formula="of:=IF([.A671]=&quot;&quot;;&quot;&quot;;[.H670]-[.G671])">
            <text:p/>
          </table:table-cell>
          <table:table-cell table:number-columns-repeated="248"/>
        </table:table-row>
        <table:table-row table:style-name="ro3">
          <table:table-cell table:style-name="ce10" table:formula="of:=IF([.H671]=&quot;&quot;;&quot;&quot;;IF(roundOpt;IF(OR([.A671]&gt;=nper;ROUND([.H671];2)&lt;=0);&quot;&quot;;[.A671]+1);IF(OR([.A671]&gt;=nper;[.H671]&lt;=0);&quot;&quot;;[.A671]+1)))">
            <text:p/>
          </table:table-cell>
          <table:table-cell table:style-name="ce17" table:formula="of:=IF([.A672]=&quot;&quot;;&quot;&quot;;IF(OR(periods_per_year=26;periods_per_year=52);IF(periods_per_year=26;IF([.A672]=1;fpdate;[.B671]+14);IF(periods_per_year=52;IF([.A672]=1;fpdate;[.B671]+7);&quot;n/a&quot;));IF(periods_per_year=24;DATE(YEAR(fpdate);MONTH(fpdate)+([.A672]-1)/2+IF(AND(DAY(fpdate)&gt;=15;MOD([.A672];2)=0);1;0);IF(MOD([.A672];2)=0;IF(DAY(fpdate)&gt;=15;DAY(fpdate)-14;DAY(fpdate)+14);DAY(fpdate)));IF(DAY(DATE(YEAR(fpdate);MONTH(fpdate)+([.A672]-1)*months_per_period;DAY(fpdate)))&lt;&gt;DAY(fpdate);DATE(YEAR(fpdate);MONTH(fpdate)+([.A672]-1)*months_per_period+1;0);DATE(YEAR(fpdate);MONTH(fpdate)+([.A672]-1)*months_per_period;DAY(fpdate))))))">
            <text:p/>
          </table:table-cell>
          <table:table-cell table:style-name="ce21" table:formula="of:=IF([.A672]=&quot;&quot;;&quot;&quot;;IF(roundOpt;IF(OR([.A672]=nper;payment&gt;ROUND((1+rate)*[.H671];2));ROUND((1+rate)*[.H671];2);payment);IF(OR([.A672]=nper;payment&gt;(1+rate)*[.H671]);(1+rate)*[.H671];payment)))">
            <text:p/>
          </table:table-cell>
          <table:table-cell table:style-name="ce30"/>
          <table:table-cell table:style-name="ce21"/>
          <table:table-cell table:style-name="ce21" table:formula="of:=IF([.A672]=&quot;&quot;;&quot;&quot;;IF(AND([.A672]=1;pmtType=1);0;IF(roundOpt;ROUND(rate*[.H671];2);rate*[.H671])))">
            <text:p/>
          </table:table-cell>
          <table:table-cell table:style-name="ce21" table:formula="of:=IF([.A672]=&quot;&quot;;&quot;&quot;;[.C672]-[.F672]+[.D672])">
            <text:p/>
          </table:table-cell>
          <table:table-cell table:style-name="ce21" table:formula="of:=IF([.A672]=&quot;&quot;;&quot;&quot;;[.H671]-[.G672])">
            <text:p/>
          </table:table-cell>
          <table:table-cell table:number-columns-repeated="248"/>
        </table:table-row>
        <table:table-row table:style-name="ro3">
          <table:table-cell table:style-name="ce10" table:formula="of:=IF([.H672]=&quot;&quot;;&quot;&quot;;IF(roundOpt;IF(OR([.A672]&gt;=nper;ROUND([.H672];2)&lt;=0);&quot;&quot;;[.A672]+1);IF(OR([.A672]&gt;=nper;[.H672]&lt;=0);&quot;&quot;;[.A672]+1)))">
            <text:p/>
          </table:table-cell>
          <table:table-cell table:style-name="ce17" table:formula="of:=IF([.A673]=&quot;&quot;;&quot;&quot;;IF(OR(periods_per_year=26;periods_per_year=52);IF(periods_per_year=26;IF([.A673]=1;fpdate;[.B672]+14);IF(periods_per_year=52;IF([.A673]=1;fpdate;[.B672]+7);&quot;n/a&quot;));IF(periods_per_year=24;DATE(YEAR(fpdate);MONTH(fpdate)+([.A673]-1)/2+IF(AND(DAY(fpdate)&gt;=15;MOD([.A673];2)=0);1;0);IF(MOD([.A673];2)=0;IF(DAY(fpdate)&gt;=15;DAY(fpdate)-14;DAY(fpdate)+14);DAY(fpdate)));IF(DAY(DATE(YEAR(fpdate);MONTH(fpdate)+([.A673]-1)*months_per_period;DAY(fpdate)))&lt;&gt;DAY(fpdate);DATE(YEAR(fpdate);MONTH(fpdate)+([.A673]-1)*months_per_period+1;0);DATE(YEAR(fpdate);MONTH(fpdate)+([.A673]-1)*months_per_period;DAY(fpdate))))))">
            <text:p/>
          </table:table-cell>
          <table:table-cell table:style-name="ce21" table:formula="of:=IF([.A673]=&quot;&quot;;&quot;&quot;;IF(roundOpt;IF(OR([.A673]=nper;payment&gt;ROUND((1+rate)*[.H672];2));ROUND((1+rate)*[.H672];2);payment);IF(OR([.A673]=nper;payment&gt;(1+rate)*[.H672]);(1+rate)*[.H672];payment)))">
            <text:p/>
          </table:table-cell>
          <table:table-cell table:style-name="ce30"/>
          <table:table-cell table:style-name="ce21"/>
          <table:table-cell table:style-name="ce21" table:formula="of:=IF([.A673]=&quot;&quot;;&quot;&quot;;IF(AND([.A673]=1;pmtType=1);0;IF(roundOpt;ROUND(rate*[.H672];2);rate*[.H672])))">
            <text:p/>
          </table:table-cell>
          <table:table-cell table:style-name="ce21" table:formula="of:=IF([.A673]=&quot;&quot;;&quot;&quot;;[.C673]-[.F673]+[.D673])">
            <text:p/>
          </table:table-cell>
          <table:table-cell table:style-name="ce21" table:formula="of:=IF([.A673]=&quot;&quot;;&quot;&quot;;[.H672]-[.G673])">
            <text:p/>
          </table:table-cell>
          <table:table-cell table:number-columns-repeated="248"/>
        </table:table-row>
        <table:table-row table:style-name="ro3">
          <table:table-cell table:style-name="ce10" table:formula="of:=IF([.H673]=&quot;&quot;;&quot;&quot;;IF(roundOpt;IF(OR([.A673]&gt;=nper;ROUND([.H673];2)&lt;=0);&quot;&quot;;[.A673]+1);IF(OR([.A673]&gt;=nper;[.H673]&lt;=0);&quot;&quot;;[.A673]+1)))">
            <text:p/>
          </table:table-cell>
          <table:table-cell table:style-name="ce17" table:formula="of:=IF([.A674]=&quot;&quot;;&quot;&quot;;IF(OR(periods_per_year=26;periods_per_year=52);IF(periods_per_year=26;IF([.A674]=1;fpdate;[.B673]+14);IF(periods_per_year=52;IF([.A674]=1;fpdate;[.B673]+7);&quot;n/a&quot;));IF(periods_per_year=24;DATE(YEAR(fpdate);MONTH(fpdate)+([.A674]-1)/2+IF(AND(DAY(fpdate)&gt;=15;MOD([.A674];2)=0);1;0);IF(MOD([.A674];2)=0;IF(DAY(fpdate)&gt;=15;DAY(fpdate)-14;DAY(fpdate)+14);DAY(fpdate)));IF(DAY(DATE(YEAR(fpdate);MONTH(fpdate)+([.A674]-1)*months_per_period;DAY(fpdate)))&lt;&gt;DAY(fpdate);DATE(YEAR(fpdate);MONTH(fpdate)+([.A674]-1)*months_per_period+1;0);DATE(YEAR(fpdate);MONTH(fpdate)+([.A674]-1)*months_per_period;DAY(fpdate))))))">
            <text:p/>
          </table:table-cell>
          <table:table-cell table:style-name="ce21" table:formula="of:=IF([.A674]=&quot;&quot;;&quot;&quot;;IF(roundOpt;IF(OR([.A674]=nper;payment&gt;ROUND((1+rate)*[.H673];2));ROUND((1+rate)*[.H673];2);payment);IF(OR([.A674]=nper;payment&gt;(1+rate)*[.H673]);(1+rate)*[.H673];payment)))">
            <text:p/>
          </table:table-cell>
          <table:table-cell table:style-name="ce30"/>
          <table:table-cell table:style-name="ce21"/>
          <table:table-cell table:style-name="ce21" table:formula="of:=IF([.A674]=&quot;&quot;;&quot;&quot;;IF(AND([.A674]=1;pmtType=1);0;IF(roundOpt;ROUND(rate*[.H673];2);rate*[.H673])))">
            <text:p/>
          </table:table-cell>
          <table:table-cell table:style-name="ce21" table:formula="of:=IF([.A674]=&quot;&quot;;&quot;&quot;;[.C674]-[.F674]+[.D674])">
            <text:p/>
          </table:table-cell>
          <table:table-cell table:style-name="ce21" table:formula="of:=IF([.A674]=&quot;&quot;;&quot;&quot;;[.H673]-[.G674])">
            <text:p/>
          </table:table-cell>
          <table:table-cell table:number-columns-repeated="248"/>
        </table:table-row>
        <table:table-row table:style-name="ro3">
          <table:table-cell table:style-name="ce10" table:formula="of:=IF([.H674]=&quot;&quot;;&quot;&quot;;IF(roundOpt;IF(OR([.A674]&gt;=nper;ROUND([.H674];2)&lt;=0);&quot;&quot;;[.A674]+1);IF(OR([.A674]&gt;=nper;[.H674]&lt;=0);&quot;&quot;;[.A674]+1)))">
            <text:p/>
          </table:table-cell>
          <table:table-cell table:style-name="ce17" table:formula="of:=IF([.A675]=&quot;&quot;;&quot;&quot;;IF(OR(periods_per_year=26;periods_per_year=52);IF(periods_per_year=26;IF([.A675]=1;fpdate;[.B674]+14);IF(periods_per_year=52;IF([.A675]=1;fpdate;[.B674]+7);&quot;n/a&quot;));IF(periods_per_year=24;DATE(YEAR(fpdate);MONTH(fpdate)+([.A675]-1)/2+IF(AND(DAY(fpdate)&gt;=15;MOD([.A675];2)=0);1;0);IF(MOD([.A675];2)=0;IF(DAY(fpdate)&gt;=15;DAY(fpdate)-14;DAY(fpdate)+14);DAY(fpdate)));IF(DAY(DATE(YEAR(fpdate);MONTH(fpdate)+([.A675]-1)*months_per_period;DAY(fpdate)))&lt;&gt;DAY(fpdate);DATE(YEAR(fpdate);MONTH(fpdate)+([.A675]-1)*months_per_period+1;0);DATE(YEAR(fpdate);MONTH(fpdate)+([.A675]-1)*months_per_period;DAY(fpdate))))))">
            <text:p/>
          </table:table-cell>
          <table:table-cell table:style-name="ce21" table:formula="of:=IF([.A675]=&quot;&quot;;&quot;&quot;;IF(roundOpt;IF(OR([.A675]=nper;payment&gt;ROUND((1+rate)*[.H674];2));ROUND((1+rate)*[.H674];2);payment);IF(OR([.A675]=nper;payment&gt;(1+rate)*[.H674]);(1+rate)*[.H674];payment)))">
            <text:p/>
          </table:table-cell>
          <table:table-cell table:style-name="ce30"/>
          <table:table-cell table:style-name="ce21"/>
          <table:table-cell table:style-name="ce21" table:formula="of:=IF([.A675]=&quot;&quot;;&quot;&quot;;IF(AND([.A675]=1;pmtType=1);0;IF(roundOpt;ROUND(rate*[.H674];2);rate*[.H674])))">
            <text:p/>
          </table:table-cell>
          <table:table-cell table:style-name="ce21" table:formula="of:=IF([.A675]=&quot;&quot;;&quot;&quot;;[.C675]-[.F675]+[.D675])">
            <text:p/>
          </table:table-cell>
          <table:table-cell table:style-name="ce21" table:formula="of:=IF([.A675]=&quot;&quot;;&quot;&quot;;[.H674]-[.G675])">
            <text:p/>
          </table:table-cell>
          <table:table-cell table:number-columns-repeated="248"/>
        </table:table-row>
        <table:table-row table:style-name="ro3">
          <table:table-cell table:style-name="ce10" table:formula="of:=IF([.H675]=&quot;&quot;;&quot;&quot;;IF(roundOpt;IF(OR([.A675]&gt;=nper;ROUND([.H675];2)&lt;=0);&quot;&quot;;[.A675]+1);IF(OR([.A675]&gt;=nper;[.H675]&lt;=0);&quot;&quot;;[.A675]+1)))">
            <text:p/>
          </table:table-cell>
          <table:table-cell table:style-name="ce17" table:formula="of:=IF([.A676]=&quot;&quot;;&quot;&quot;;IF(OR(periods_per_year=26;periods_per_year=52);IF(periods_per_year=26;IF([.A676]=1;fpdate;[.B675]+14);IF(periods_per_year=52;IF([.A676]=1;fpdate;[.B675]+7);&quot;n/a&quot;));IF(periods_per_year=24;DATE(YEAR(fpdate);MONTH(fpdate)+([.A676]-1)/2+IF(AND(DAY(fpdate)&gt;=15;MOD([.A676];2)=0);1;0);IF(MOD([.A676];2)=0;IF(DAY(fpdate)&gt;=15;DAY(fpdate)-14;DAY(fpdate)+14);DAY(fpdate)));IF(DAY(DATE(YEAR(fpdate);MONTH(fpdate)+([.A676]-1)*months_per_period;DAY(fpdate)))&lt;&gt;DAY(fpdate);DATE(YEAR(fpdate);MONTH(fpdate)+([.A676]-1)*months_per_period+1;0);DATE(YEAR(fpdate);MONTH(fpdate)+([.A676]-1)*months_per_period;DAY(fpdate))))))">
            <text:p/>
          </table:table-cell>
          <table:table-cell table:style-name="ce21" table:formula="of:=IF([.A676]=&quot;&quot;;&quot;&quot;;IF(roundOpt;IF(OR([.A676]=nper;payment&gt;ROUND((1+rate)*[.H675];2));ROUND((1+rate)*[.H675];2);payment);IF(OR([.A676]=nper;payment&gt;(1+rate)*[.H675]);(1+rate)*[.H675];payment)))">
            <text:p/>
          </table:table-cell>
          <table:table-cell table:style-name="ce30"/>
          <table:table-cell table:style-name="ce21"/>
          <table:table-cell table:style-name="ce21" table:formula="of:=IF([.A676]=&quot;&quot;;&quot;&quot;;IF(AND([.A676]=1;pmtType=1);0;IF(roundOpt;ROUND(rate*[.H675];2);rate*[.H675])))">
            <text:p/>
          </table:table-cell>
          <table:table-cell table:style-name="ce21" table:formula="of:=IF([.A676]=&quot;&quot;;&quot;&quot;;[.C676]-[.F676]+[.D676])">
            <text:p/>
          </table:table-cell>
          <table:table-cell table:style-name="ce21" table:formula="of:=IF([.A676]=&quot;&quot;;&quot;&quot;;[.H675]-[.G676])">
            <text:p/>
          </table:table-cell>
          <table:table-cell table:number-columns-repeated="248"/>
        </table:table-row>
        <table:table-row table:style-name="ro3">
          <table:table-cell table:style-name="ce10" table:formula="of:=IF([.H676]=&quot;&quot;;&quot;&quot;;IF(roundOpt;IF(OR([.A676]&gt;=nper;ROUND([.H676];2)&lt;=0);&quot;&quot;;[.A676]+1);IF(OR([.A676]&gt;=nper;[.H676]&lt;=0);&quot;&quot;;[.A676]+1)))">
            <text:p/>
          </table:table-cell>
          <table:table-cell table:style-name="ce17" table:formula="of:=IF([.A677]=&quot;&quot;;&quot;&quot;;IF(OR(periods_per_year=26;periods_per_year=52);IF(periods_per_year=26;IF([.A677]=1;fpdate;[.B676]+14);IF(periods_per_year=52;IF([.A677]=1;fpdate;[.B676]+7);&quot;n/a&quot;));IF(periods_per_year=24;DATE(YEAR(fpdate);MONTH(fpdate)+([.A677]-1)/2+IF(AND(DAY(fpdate)&gt;=15;MOD([.A677];2)=0);1;0);IF(MOD([.A677];2)=0;IF(DAY(fpdate)&gt;=15;DAY(fpdate)-14;DAY(fpdate)+14);DAY(fpdate)));IF(DAY(DATE(YEAR(fpdate);MONTH(fpdate)+([.A677]-1)*months_per_period;DAY(fpdate)))&lt;&gt;DAY(fpdate);DATE(YEAR(fpdate);MONTH(fpdate)+([.A677]-1)*months_per_period+1;0);DATE(YEAR(fpdate);MONTH(fpdate)+([.A677]-1)*months_per_period;DAY(fpdate))))))">
            <text:p/>
          </table:table-cell>
          <table:table-cell table:style-name="ce21" table:formula="of:=IF([.A677]=&quot;&quot;;&quot;&quot;;IF(roundOpt;IF(OR([.A677]=nper;payment&gt;ROUND((1+rate)*[.H676];2));ROUND((1+rate)*[.H676];2);payment);IF(OR([.A677]=nper;payment&gt;(1+rate)*[.H676]);(1+rate)*[.H676];payment)))">
            <text:p/>
          </table:table-cell>
          <table:table-cell table:style-name="ce30"/>
          <table:table-cell table:style-name="ce21"/>
          <table:table-cell table:style-name="ce21" table:formula="of:=IF([.A677]=&quot;&quot;;&quot;&quot;;IF(AND([.A677]=1;pmtType=1);0;IF(roundOpt;ROUND(rate*[.H676];2);rate*[.H676])))">
            <text:p/>
          </table:table-cell>
          <table:table-cell table:style-name="ce21" table:formula="of:=IF([.A677]=&quot;&quot;;&quot;&quot;;[.C677]-[.F677]+[.D677])">
            <text:p/>
          </table:table-cell>
          <table:table-cell table:style-name="ce21" table:formula="of:=IF([.A677]=&quot;&quot;;&quot;&quot;;[.H676]-[.G677])">
            <text:p/>
          </table:table-cell>
          <table:table-cell table:number-columns-repeated="248"/>
        </table:table-row>
        <table:table-row table:style-name="ro3">
          <table:table-cell table:style-name="ce10" table:formula="of:=IF([.H677]=&quot;&quot;;&quot;&quot;;IF(roundOpt;IF(OR([.A677]&gt;=nper;ROUND([.H677];2)&lt;=0);&quot;&quot;;[.A677]+1);IF(OR([.A677]&gt;=nper;[.H677]&lt;=0);&quot;&quot;;[.A677]+1)))">
            <text:p/>
          </table:table-cell>
          <table:table-cell table:style-name="ce17" table:formula="of:=IF([.A678]=&quot;&quot;;&quot;&quot;;IF(OR(periods_per_year=26;periods_per_year=52);IF(periods_per_year=26;IF([.A678]=1;fpdate;[.B677]+14);IF(periods_per_year=52;IF([.A678]=1;fpdate;[.B677]+7);&quot;n/a&quot;));IF(periods_per_year=24;DATE(YEAR(fpdate);MONTH(fpdate)+([.A678]-1)/2+IF(AND(DAY(fpdate)&gt;=15;MOD([.A678];2)=0);1;0);IF(MOD([.A678];2)=0;IF(DAY(fpdate)&gt;=15;DAY(fpdate)-14;DAY(fpdate)+14);DAY(fpdate)));IF(DAY(DATE(YEAR(fpdate);MONTH(fpdate)+([.A678]-1)*months_per_period;DAY(fpdate)))&lt;&gt;DAY(fpdate);DATE(YEAR(fpdate);MONTH(fpdate)+([.A678]-1)*months_per_period+1;0);DATE(YEAR(fpdate);MONTH(fpdate)+([.A678]-1)*months_per_period;DAY(fpdate))))))">
            <text:p/>
          </table:table-cell>
          <table:table-cell table:style-name="ce21" table:formula="of:=IF([.A678]=&quot;&quot;;&quot;&quot;;IF(roundOpt;IF(OR([.A678]=nper;payment&gt;ROUND((1+rate)*[.H677];2));ROUND((1+rate)*[.H677];2);payment);IF(OR([.A678]=nper;payment&gt;(1+rate)*[.H677]);(1+rate)*[.H677];payment)))">
            <text:p/>
          </table:table-cell>
          <table:table-cell table:style-name="ce30"/>
          <table:table-cell table:style-name="ce21"/>
          <table:table-cell table:style-name="ce21" table:formula="of:=IF([.A678]=&quot;&quot;;&quot;&quot;;IF(AND([.A678]=1;pmtType=1);0;IF(roundOpt;ROUND(rate*[.H677];2);rate*[.H677])))">
            <text:p/>
          </table:table-cell>
          <table:table-cell table:style-name="ce21" table:formula="of:=IF([.A678]=&quot;&quot;;&quot;&quot;;[.C678]-[.F678]+[.D678])">
            <text:p/>
          </table:table-cell>
          <table:table-cell table:style-name="ce21" table:formula="of:=IF([.A678]=&quot;&quot;;&quot;&quot;;[.H677]-[.G678])">
            <text:p/>
          </table:table-cell>
          <table:table-cell table:number-columns-repeated="248"/>
        </table:table-row>
        <table:table-row table:style-name="ro3">
          <table:table-cell table:style-name="ce10" table:formula="of:=IF([.H678]=&quot;&quot;;&quot;&quot;;IF(roundOpt;IF(OR([.A678]&gt;=nper;ROUND([.H678];2)&lt;=0);&quot;&quot;;[.A678]+1);IF(OR([.A678]&gt;=nper;[.H678]&lt;=0);&quot;&quot;;[.A678]+1)))">
            <text:p/>
          </table:table-cell>
          <table:table-cell table:style-name="ce17" table:formula="of:=IF([.A679]=&quot;&quot;;&quot;&quot;;IF(OR(periods_per_year=26;periods_per_year=52);IF(periods_per_year=26;IF([.A679]=1;fpdate;[.B678]+14);IF(periods_per_year=52;IF([.A679]=1;fpdate;[.B678]+7);&quot;n/a&quot;));IF(periods_per_year=24;DATE(YEAR(fpdate);MONTH(fpdate)+([.A679]-1)/2+IF(AND(DAY(fpdate)&gt;=15;MOD([.A679];2)=0);1;0);IF(MOD([.A679];2)=0;IF(DAY(fpdate)&gt;=15;DAY(fpdate)-14;DAY(fpdate)+14);DAY(fpdate)));IF(DAY(DATE(YEAR(fpdate);MONTH(fpdate)+([.A679]-1)*months_per_period;DAY(fpdate)))&lt;&gt;DAY(fpdate);DATE(YEAR(fpdate);MONTH(fpdate)+([.A679]-1)*months_per_period+1;0);DATE(YEAR(fpdate);MONTH(fpdate)+([.A679]-1)*months_per_period;DAY(fpdate))))))">
            <text:p/>
          </table:table-cell>
          <table:table-cell table:style-name="ce21" table:formula="of:=IF([.A679]=&quot;&quot;;&quot;&quot;;IF(roundOpt;IF(OR([.A679]=nper;payment&gt;ROUND((1+rate)*[.H678];2));ROUND((1+rate)*[.H678];2);payment);IF(OR([.A679]=nper;payment&gt;(1+rate)*[.H678]);(1+rate)*[.H678];payment)))">
            <text:p/>
          </table:table-cell>
          <table:table-cell table:style-name="ce30"/>
          <table:table-cell table:style-name="ce21"/>
          <table:table-cell table:style-name="ce21" table:formula="of:=IF([.A679]=&quot;&quot;;&quot;&quot;;IF(AND([.A679]=1;pmtType=1);0;IF(roundOpt;ROUND(rate*[.H678];2);rate*[.H678])))">
            <text:p/>
          </table:table-cell>
          <table:table-cell table:style-name="ce21" table:formula="of:=IF([.A679]=&quot;&quot;;&quot;&quot;;[.C679]-[.F679]+[.D679])">
            <text:p/>
          </table:table-cell>
          <table:table-cell table:style-name="ce21" table:formula="of:=IF([.A679]=&quot;&quot;;&quot;&quot;;[.H678]-[.G679])">
            <text:p/>
          </table:table-cell>
          <table:table-cell table:number-columns-repeated="248"/>
        </table:table-row>
        <table:table-row table:style-name="ro3">
          <table:table-cell table:style-name="ce10" table:formula="of:=IF([.H679]=&quot;&quot;;&quot;&quot;;IF(roundOpt;IF(OR([.A679]&gt;=nper;ROUND([.H679];2)&lt;=0);&quot;&quot;;[.A679]+1);IF(OR([.A679]&gt;=nper;[.H679]&lt;=0);&quot;&quot;;[.A679]+1)))">
            <text:p/>
          </table:table-cell>
          <table:table-cell table:style-name="ce17" table:formula="of:=IF([.A680]=&quot;&quot;;&quot;&quot;;IF(OR(periods_per_year=26;periods_per_year=52);IF(periods_per_year=26;IF([.A680]=1;fpdate;[.B679]+14);IF(periods_per_year=52;IF([.A680]=1;fpdate;[.B679]+7);&quot;n/a&quot;));IF(periods_per_year=24;DATE(YEAR(fpdate);MONTH(fpdate)+([.A680]-1)/2+IF(AND(DAY(fpdate)&gt;=15;MOD([.A680];2)=0);1;0);IF(MOD([.A680];2)=0;IF(DAY(fpdate)&gt;=15;DAY(fpdate)-14;DAY(fpdate)+14);DAY(fpdate)));IF(DAY(DATE(YEAR(fpdate);MONTH(fpdate)+([.A680]-1)*months_per_period;DAY(fpdate)))&lt;&gt;DAY(fpdate);DATE(YEAR(fpdate);MONTH(fpdate)+([.A680]-1)*months_per_period+1;0);DATE(YEAR(fpdate);MONTH(fpdate)+([.A680]-1)*months_per_period;DAY(fpdate))))))">
            <text:p/>
          </table:table-cell>
          <table:table-cell table:style-name="ce21" table:formula="of:=IF([.A680]=&quot;&quot;;&quot;&quot;;IF(roundOpt;IF(OR([.A680]=nper;payment&gt;ROUND((1+rate)*[.H679];2));ROUND((1+rate)*[.H679];2);payment);IF(OR([.A680]=nper;payment&gt;(1+rate)*[.H679]);(1+rate)*[.H679];payment)))">
            <text:p/>
          </table:table-cell>
          <table:table-cell table:style-name="ce30"/>
          <table:table-cell table:style-name="ce21"/>
          <table:table-cell table:style-name="ce21" table:formula="of:=IF([.A680]=&quot;&quot;;&quot;&quot;;IF(AND([.A680]=1;pmtType=1);0;IF(roundOpt;ROUND(rate*[.H679];2);rate*[.H679])))">
            <text:p/>
          </table:table-cell>
          <table:table-cell table:style-name="ce21" table:formula="of:=IF([.A680]=&quot;&quot;;&quot;&quot;;[.C680]-[.F680]+[.D680])">
            <text:p/>
          </table:table-cell>
          <table:table-cell table:style-name="ce21" table:formula="of:=IF([.A680]=&quot;&quot;;&quot;&quot;;[.H679]-[.G680])">
            <text:p/>
          </table:table-cell>
          <table:table-cell table:number-columns-repeated="248"/>
        </table:table-row>
        <table:table-row table:style-name="ro3">
          <table:table-cell table:style-name="ce10" table:formula="of:=IF([.H680]=&quot;&quot;;&quot;&quot;;IF(roundOpt;IF(OR([.A680]&gt;=nper;ROUND([.H680];2)&lt;=0);&quot;&quot;;[.A680]+1);IF(OR([.A680]&gt;=nper;[.H680]&lt;=0);&quot;&quot;;[.A680]+1)))">
            <text:p/>
          </table:table-cell>
          <table:table-cell table:style-name="ce17" table:formula="of:=IF([.A681]=&quot;&quot;;&quot;&quot;;IF(OR(periods_per_year=26;periods_per_year=52);IF(periods_per_year=26;IF([.A681]=1;fpdate;[.B680]+14);IF(periods_per_year=52;IF([.A681]=1;fpdate;[.B680]+7);&quot;n/a&quot;));IF(periods_per_year=24;DATE(YEAR(fpdate);MONTH(fpdate)+([.A681]-1)/2+IF(AND(DAY(fpdate)&gt;=15;MOD([.A681];2)=0);1;0);IF(MOD([.A681];2)=0;IF(DAY(fpdate)&gt;=15;DAY(fpdate)-14;DAY(fpdate)+14);DAY(fpdate)));IF(DAY(DATE(YEAR(fpdate);MONTH(fpdate)+([.A681]-1)*months_per_period;DAY(fpdate)))&lt;&gt;DAY(fpdate);DATE(YEAR(fpdate);MONTH(fpdate)+([.A681]-1)*months_per_period+1;0);DATE(YEAR(fpdate);MONTH(fpdate)+([.A681]-1)*months_per_period;DAY(fpdate))))))">
            <text:p/>
          </table:table-cell>
          <table:table-cell table:style-name="ce21" table:formula="of:=IF([.A681]=&quot;&quot;;&quot;&quot;;IF(roundOpt;IF(OR([.A681]=nper;payment&gt;ROUND((1+rate)*[.H680];2));ROUND((1+rate)*[.H680];2);payment);IF(OR([.A681]=nper;payment&gt;(1+rate)*[.H680]);(1+rate)*[.H680];payment)))">
            <text:p/>
          </table:table-cell>
          <table:table-cell table:style-name="ce30"/>
          <table:table-cell table:style-name="ce21"/>
          <table:table-cell table:style-name="ce21" table:formula="of:=IF([.A681]=&quot;&quot;;&quot;&quot;;IF(AND([.A681]=1;pmtType=1);0;IF(roundOpt;ROUND(rate*[.H680];2);rate*[.H680])))">
            <text:p/>
          </table:table-cell>
          <table:table-cell table:style-name="ce21" table:formula="of:=IF([.A681]=&quot;&quot;;&quot;&quot;;[.C681]-[.F681]+[.D681])">
            <text:p/>
          </table:table-cell>
          <table:table-cell table:style-name="ce21" table:formula="of:=IF([.A681]=&quot;&quot;;&quot;&quot;;[.H680]-[.G681])">
            <text:p/>
          </table:table-cell>
          <table:table-cell table:number-columns-repeated="248"/>
        </table:table-row>
        <table:table-row table:style-name="ro3">
          <table:table-cell table:style-name="ce10" table:formula="of:=IF([.H681]=&quot;&quot;;&quot;&quot;;IF(roundOpt;IF(OR([.A681]&gt;=nper;ROUND([.H681];2)&lt;=0);&quot;&quot;;[.A681]+1);IF(OR([.A681]&gt;=nper;[.H681]&lt;=0);&quot;&quot;;[.A681]+1)))">
            <text:p/>
          </table:table-cell>
          <table:table-cell table:style-name="ce17" table:formula="of:=IF([.A682]=&quot;&quot;;&quot;&quot;;IF(OR(periods_per_year=26;periods_per_year=52);IF(periods_per_year=26;IF([.A682]=1;fpdate;[.B681]+14);IF(periods_per_year=52;IF([.A682]=1;fpdate;[.B681]+7);&quot;n/a&quot;));IF(periods_per_year=24;DATE(YEAR(fpdate);MONTH(fpdate)+([.A682]-1)/2+IF(AND(DAY(fpdate)&gt;=15;MOD([.A682];2)=0);1;0);IF(MOD([.A682];2)=0;IF(DAY(fpdate)&gt;=15;DAY(fpdate)-14;DAY(fpdate)+14);DAY(fpdate)));IF(DAY(DATE(YEAR(fpdate);MONTH(fpdate)+([.A682]-1)*months_per_period;DAY(fpdate)))&lt;&gt;DAY(fpdate);DATE(YEAR(fpdate);MONTH(fpdate)+([.A682]-1)*months_per_period+1;0);DATE(YEAR(fpdate);MONTH(fpdate)+([.A682]-1)*months_per_period;DAY(fpdate))))))">
            <text:p/>
          </table:table-cell>
          <table:table-cell table:style-name="ce21" table:formula="of:=IF([.A682]=&quot;&quot;;&quot;&quot;;IF(roundOpt;IF(OR([.A682]=nper;payment&gt;ROUND((1+rate)*[.H681];2));ROUND((1+rate)*[.H681];2);payment);IF(OR([.A682]=nper;payment&gt;(1+rate)*[.H681]);(1+rate)*[.H681];payment)))">
            <text:p/>
          </table:table-cell>
          <table:table-cell table:style-name="ce30"/>
          <table:table-cell table:style-name="ce21"/>
          <table:table-cell table:style-name="ce21" table:formula="of:=IF([.A682]=&quot;&quot;;&quot;&quot;;IF(AND([.A682]=1;pmtType=1);0;IF(roundOpt;ROUND(rate*[.H681];2);rate*[.H681])))">
            <text:p/>
          </table:table-cell>
          <table:table-cell table:style-name="ce21" table:formula="of:=IF([.A682]=&quot;&quot;;&quot;&quot;;[.C682]-[.F682]+[.D682])">
            <text:p/>
          </table:table-cell>
          <table:table-cell table:style-name="ce21" table:formula="of:=IF([.A682]=&quot;&quot;;&quot;&quot;;[.H681]-[.G682])">
            <text:p/>
          </table:table-cell>
          <table:table-cell table:number-columns-repeated="248"/>
        </table:table-row>
        <table:table-row table:style-name="ro3">
          <table:table-cell table:style-name="ce10" table:formula="of:=IF([.H682]=&quot;&quot;;&quot;&quot;;IF(roundOpt;IF(OR([.A682]&gt;=nper;ROUND([.H682];2)&lt;=0);&quot;&quot;;[.A682]+1);IF(OR([.A682]&gt;=nper;[.H682]&lt;=0);&quot;&quot;;[.A682]+1)))">
            <text:p/>
          </table:table-cell>
          <table:table-cell table:style-name="ce17" table:formula="of:=IF([.A683]=&quot;&quot;;&quot;&quot;;IF(OR(periods_per_year=26;periods_per_year=52);IF(periods_per_year=26;IF([.A683]=1;fpdate;[.B682]+14);IF(periods_per_year=52;IF([.A683]=1;fpdate;[.B682]+7);&quot;n/a&quot;));IF(periods_per_year=24;DATE(YEAR(fpdate);MONTH(fpdate)+([.A683]-1)/2+IF(AND(DAY(fpdate)&gt;=15;MOD([.A683];2)=0);1;0);IF(MOD([.A683];2)=0;IF(DAY(fpdate)&gt;=15;DAY(fpdate)-14;DAY(fpdate)+14);DAY(fpdate)));IF(DAY(DATE(YEAR(fpdate);MONTH(fpdate)+([.A683]-1)*months_per_period;DAY(fpdate)))&lt;&gt;DAY(fpdate);DATE(YEAR(fpdate);MONTH(fpdate)+([.A683]-1)*months_per_period+1;0);DATE(YEAR(fpdate);MONTH(fpdate)+([.A683]-1)*months_per_period;DAY(fpdate))))))">
            <text:p/>
          </table:table-cell>
          <table:table-cell table:style-name="ce21" table:formula="of:=IF([.A683]=&quot;&quot;;&quot;&quot;;IF(roundOpt;IF(OR([.A683]=nper;payment&gt;ROUND((1+rate)*[.H682];2));ROUND((1+rate)*[.H682];2);payment);IF(OR([.A683]=nper;payment&gt;(1+rate)*[.H682]);(1+rate)*[.H682];payment)))">
            <text:p/>
          </table:table-cell>
          <table:table-cell table:style-name="ce30"/>
          <table:table-cell table:style-name="ce21"/>
          <table:table-cell table:style-name="ce21" table:formula="of:=IF([.A683]=&quot;&quot;;&quot;&quot;;IF(AND([.A683]=1;pmtType=1);0;IF(roundOpt;ROUND(rate*[.H682];2);rate*[.H682])))">
            <text:p/>
          </table:table-cell>
          <table:table-cell table:style-name="ce21" table:formula="of:=IF([.A683]=&quot;&quot;;&quot;&quot;;[.C683]-[.F683]+[.D683])">
            <text:p/>
          </table:table-cell>
          <table:table-cell table:style-name="ce21" table:formula="of:=IF([.A683]=&quot;&quot;;&quot;&quot;;[.H682]-[.G683])">
            <text:p/>
          </table:table-cell>
          <table:table-cell table:number-columns-repeated="248"/>
        </table:table-row>
        <table:table-row table:style-name="ro3">
          <table:table-cell table:style-name="ce10" table:formula="of:=IF([.H683]=&quot;&quot;;&quot;&quot;;IF(roundOpt;IF(OR([.A683]&gt;=nper;ROUND([.H683];2)&lt;=0);&quot;&quot;;[.A683]+1);IF(OR([.A683]&gt;=nper;[.H683]&lt;=0);&quot;&quot;;[.A683]+1)))">
            <text:p/>
          </table:table-cell>
          <table:table-cell table:style-name="ce17" table:formula="of:=IF([.A684]=&quot;&quot;;&quot;&quot;;IF(OR(periods_per_year=26;periods_per_year=52);IF(periods_per_year=26;IF([.A684]=1;fpdate;[.B683]+14);IF(periods_per_year=52;IF([.A684]=1;fpdate;[.B683]+7);&quot;n/a&quot;));IF(periods_per_year=24;DATE(YEAR(fpdate);MONTH(fpdate)+([.A684]-1)/2+IF(AND(DAY(fpdate)&gt;=15;MOD([.A684];2)=0);1;0);IF(MOD([.A684];2)=0;IF(DAY(fpdate)&gt;=15;DAY(fpdate)-14;DAY(fpdate)+14);DAY(fpdate)));IF(DAY(DATE(YEAR(fpdate);MONTH(fpdate)+([.A684]-1)*months_per_period;DAY(fpdate)))&lt;&gt;DAY(fpdate);DATE(YEAR(fpdate);MONTH(fpdate)+([.A684]-1)*months_per_period+1;0);DATE(YEAR(fpdate);MONTH(fpdate)+([.A684]-1)*months_per_period;DAY(fpdate))))))">
            <text:p/>
          </table:table-cell>
          <table:table-cell table:style-name="ce21" table:formula="of:=IF([.A684]=&quot;&quot;;&quot;&quot;;IF(roundOpt;IF(OR([.A684]=nper;payment&gt;ROUND((1+rate)*[.H683];2));ROUND((1+rate)*[.H683];2);payment);IF(OR([.A684]=nper;payment&gt;(1+rate)*[.H683]);(1+rate)*[.H683];payment)))">
            <text:p/>
          </table:table-cell>
          <table:table-cell table:style-name="ce30"/>
          <table:table-cell table:style-name="ce21"/>
          <table:table-cell table:style-name="ce21" table:formula="of:=IF([.A684]=&quot;&quot;;&quot;&quot;;IF(AND([.A684]=1;pmtType=1);0;IF(roundOpt;ROUND(rate*[.H683];2);rate*[.H683])))">
            <text:p/>
          </table:table-cell>
          <table:table-cell table:style-name="ce21" table:formula="of:=IF([.A684]=&quot;&quot;;&quot;&quot;;[.C684]-[.F684]+[.D684])">
            <text:p/>
          </table:table-cell>
          <table:table-cell table:style-name="ce21" table:formula="of:=IF([.A684]=&quot;&quot;;&quot;&quot;;[.H683]-[.G684])">
            <text:p/>
          </table:table-cell>
          <table:table-cell table:number-columns-repeated="248"/>
        </table:table-row>
        <table:table-row table:style-name="ro3">
          <table:table-cell table:style-name="ce10" table:formula="of:=IF([.H684]=&quot;&quot;;&quot;&quot;;IF(roundOpt;IF(OR([.A684]&gt;=nper;ROUND([.H684];2)&lt;=0);&quot;&quot;;[.A684]+1);IF(OR([.A684]&gt;=nper;[.H684]&lt;=0);&quot;&quot;;[.A684]+1)))">
            <text:p/>
          </table:table-cell>
          <table:table-cell table:style-name="ce17" table:formula="of:=IF([.A685]=&quot;&quot;;&quot;&quot;;IF(OR(periods_per_year=26;periods_per_year=52);IF(periods_per_year=26;IF([.A685]=1;fpdate;[.B684]+14);IF(periods_per_year=52;IF([.A685]=1;fpdate;[.B684]+7);&quot;n/a&quot;));IF(periods_per_year=24;DATE(YEAR(fpdate);MONTH(fpdate)+([.A685]-1)/2+IF(AND(DAY(fpdate)&gt;=15;MOD([.A685];2)=0);1;0);IF(MOD([.A685];2)=0;IF(DAY(fpdate)&gt;=15;DAY(fpdate)-14;DAY(fpdate)+14);DAY(fpdate)));IF(DAY(DATE(YEAR(fpdate);MONTH(fpdate)+([.A685]-1)*months_per_period;DAY(fpdate)))&lt;&gt;DAY(fpdate);DATE(YEAR(fpdate);MONTH(fpdate)+([.A685]-1)*months_per_period+1;0);DATE(YEAR(fpdate);MONTH(fpdate)+([.A685]-1)*months_per_period;DAY(fpdate))))))">
            <text:p/>
          </table:table-cell>
          <table:table-cell table:style-name="ce21" table:formula="of:=IF([.A685]=&quot;&quot;;&quot;&quot;;IF(roundOpt;IF(OR([.A685]=nper;payment&gt;ROUND((1+rate)*[.H684];2));ROUND((1+rate)*[.H684];2);payment);IF(OR([.A685]=nper;payment&gt;(1+rate)*[.H684]);(1+rate)*[.H684];payment)))">
            <text:p/>
          </table:table-cell>
          <table:table-cell table:style-name="ce30"/>
          <table:table-cell table:style-name="ce21"/>
          <table:table-cell table:style-name="ce21" table:formula="of:=IF([.A685]=&quot;&quot;;&quot;&quot;;IF(AND([.A685]=1;pmtType=1);0;IF(roundOpt;ROUND(rate*[.H684];2);rate*[.H684])))">
            <text:p/>
          </table:table-cell>
          <table:table-cell table:style-name="ce21" table:formula="of:=IF([.A685]=&quot;&quot;;&quot;&quot;;[.C685]-[.F685]+[.D685])">
            <text:p/>
          </table:table-cell>
          <table:table-cell table:style-name="ce21" table:formula="of:=IF([.A685]=&quot;&quot;;&quot;&quot;;[.H684]-[.G685])">
            <text:p/>
          </table:table-cell>
          <table:table-cell table:number-columns-repeated="248"/>
        </table:table-row>
        <table:table-row table:style-name="ro3">
          <table:table-cell table:style-name="ce10" table:formula="of:=IF([.H685]=&quot;&quot;;&quot;&quot;;IF(roundOpt;IF(OR([.A685]&gt;=nper;ROUND([.H685];2)&lt;=0);&quot;&quot;;[.A685]+1);IF(OR([.A685]&gt;=nper;[.H685]&lt;=0);&quot;&quot;;[.A685]+1)))">
            <text:p/>
          </table:table-cell>
          <table:table-cell table:style-name="ce17" table:formula="of:=IF([.A686]=&quot;&quot;;&quot;&quot;;IF(OR(periods_per_year=26;periods_per_year=52);IF(periods_per_year=26;IF([.A686]=1;fpdate;[.B685]+14);IF(periods_per_year=52;IF([.A686]=1;fpdate;[.B685]+7);&quot;n/a&quot;));IF(periods_per_year=24;DATE(YEAR(fpdate);MONTH(fpdate)+([.A686]-1)/2+IF(AND(DAY(fpdate)&gt;=15;MOD([.A686];2)=0);1;0);IF(MOD([.A686];2)=0;IF(DAY(fpdate)&gt;=15;DAY(fpdate)-14;DAY(fpdate)+14);DAY(fpdate)));IF(DAY(DATE(YEAR(fpdate);MONTH(fpdate)+([.A686]-1)*months_per_period;DAY(fpdate)))&lt;&gt;DAY(fpdate);DATE(YEAR(fpdate);MONTH(fpdate)+([.A686]-1)*months_per_period+1;0);DATE(YEAR(fpdate);MONTH(fpdate)+([.A686]-1)*months_per_period;DAY(fpdate))))))">
            <text:p/>
          </table:table-cell>
          <table:table-cell table:style-name="ce21" table:formula="of:=IF([.A686]=&quot;&quot;;&quot;&quot;;IF(roundOpt;IF(OR([.A686]=nper;payment&gt;ROUND((1+rate)*[.H685];2));ROUND((1+rate)*[.H685];2);payment);IF(OR([.A686]=nper;payment&gt;(1+rate)*[.H685]);(1+rate)*[.H685];payment)))">
            <text:p/>
          </table:table-cell>
          <table:table-cell table:style-name="ce30"/>
          <table:table-cell table:style-name="ce21"/>
          <table:table-cell table:style-name="ce21" table:formula="of:=IF([.A686]=&quot;&quot;;&quot;&quot;;IF(AND([.A686]=1;pmtType=1);0;IF(roundOpt;ROUND(rate*[.H685];2);rate*[.H685])))">
            <text:p/>
          </table:table-cell>
          <table:table-cell table:style-name="ce21" table:formula="of:=IF([.A686]=&quot;&quot;;&quot;&quot;;[.C686]-[.F686]+[.D686])">
            <text:p/>
          </table:table-cell>
          <table:table-cell table:style-name="ce21" table:formula="of:=IF([.A686]=&quot;&quot;;&quot;&quot;;[.H685]-[.G686])">
            <text:p/>
          </table:table-cell>
          <table:table-cell table:number-columns-repeated="248"/>
        </table:table-row>
        <table:table-row table:style-name="ro3">
          <table:table-cell table:style-name="ce10" table:formula="of:=IF([.H686]=&quot;&quot;;&quot;&quot;;IF(roundOpt;IF(OR([.A686]&gt;=nper;ROUND([.H686];2)&lt;=0);&quot;&quot;;[.A686]+1);IF(OR([.A686]&gt;=nper;[.H686]&lt;=0);&quot;&quot;;[.A686]+1)))">
            <text:p/>
          </table:table-cell>
          <table:table-cell table:style-name="ce17" table:formula="of:=IF([.A687]=&quot;&quot;;&quot;&quot;;IF(OR(periods_per_year=26;periods_per_year=52);IF(periods_per_year=26;IF([.A687]=1;fpdate;[.B686]+14);IF(periods_per_year=52;IF([.A687]=1;fpdate;[.B686]+7);&quot;n/a&quot;));IF(periods_per_year=24;DATE(YEAR(fpdate);MONTH(fpdate)+([.A687]-1)/2+IF(AND(DAY(fpdate)&gt;=15;MOD([.A687];2)=0);1;0);IF(MOD([.A687];2)=0;IF(DAY(fpdate)&gt;=15;DAY(fpdate)-14;DAY(fpdate)+14);DAY(fpdate)));IF(DAY(DATE(YEAR(fpdate);MONTH(fpdate)+([.A687]-1)*months_per_period;DAY(fpdate)))&lt;&gt;DAY(fpdate);DATE(YEAR(fpdate);MONTH(fpdate)+([.A687]-1)*months_per_period+1;0);DATE(YEAR(fpdate);MONTH(fpdate)+([.A687]-1)*months_per_period;DAY(fpdate))))))">
            <text:p/>
          </table:table-cell>
          <table:table-cell table:style-name="ce21" table:formula="of:=IF([.A687]=&quot;&quot;;&quot;&quot;;IF(roundOpt;IF(OR([.A687]=nper;payment&gt;ROUND((1+rate)*[.H686];2));ROUND((1+rate)*[.H686];2);payment);IF(OR([.A687]=nper;payment&gt;(1+rate)*[.H686]);(1+rate)*[.H686];payment)))">
            <text:p/>
          </table:table-cell>
          <table:table-cell table:style-name="ce30"/>
          <table:table-cell table:style-name="ce21"/>
          <table:table-cell table:style-name="ce21" table:formula="of:=IF([.A687]=&quot;&quot;;&quot;&quot;;IF(AND([.A687]=1;pmtType=1);0;IF(roundOpt;ROUND(rate*[.H686];2);rate*[.H686])))">
            <text:p/>
          </table:table-cell>
          <table:table-cell table:style-name="ce21" table:formula="of:=IF([.A687]=&quot;&quot;;&quot;&quot;;[.C687]-[.F687]+[.D687])">
            <text:p/>
          </table:table-cell>
          <table:table-cell table:style-name="ce21" table:formula="of:=IF([.A687]=&quot;&quot;;&quot;&quot;;[.H686]-[.G687])">
            <text:p/>
          </table:table-cell>
          <table:table-cell table:number-columns-repeated="248"/>
        </table:table-row>
        <table:table-row table:style-name="ro3">
          <table:table-cell table:style-name="ce10" table:formula="of:=IF([.H687]=&quot;&quot;;&quot;&quot;;IF(roundOpt;IF(OR([.A687]&gt;=nper;ROUND([.H687];2)&lt;=0);&quot;&quot;;[.A687]+1);IF(OR([.A687]&gt;=nper;[.H687]&lt;=0);&quot;&quot;;[.A687]+1)))">
            <text:p/>
          </table:table-cell>
          <table:table-cell table:style-name="ce17" table:formula="of:=IF([.A688]=&quot;&quot;;&quot;&quot;;IF(OR(periods_per_year=26;periods_per_year=52);IF(periods_per_year=26;IF([.A688]=1;fpdate;[.B687]+14);IF(periods_per_year=52;IF([.A688]=1;fpdate;[.B687]+7);&quot;n/a&quot;));IF(periods_per_year=24;DATE(YEAR(fpdate);MONTH(fpdate)+([.A688]-1)/2+IF(AND(DAY(fpdate)&gt;=15;MOD([.A688];2)=0);1;0);IF(MOD([.A688];2)=0;IF(DAY(fpdate)&gt;=15;DAY(fpdate)-14;DAY(fpdate)+14);DAY(fpdate)));IF(DAY(DATE(YEAR(fpdate);MONTH(fpdate)+([.A688]-1)*months_per_period;DAY(fpdate)))&lt;&gt;DAY(fpdate);DATE(YEAR(fpdate);MONTH(fpdate)+([.A688]-1)*months_per_period+1;0);DATE(YEAR(fpdate);MONTH(fpdate)+([.A688]-1)*months_per_period;DAY(fpdate))))))">
            <text:p/>
          </table:table-cell>
          <table:table-cell table:style-name="ce21" table:formula="of:=IF([.A688]=&quot;&quot;;&quot;&quot;;IF(roundOpt;IF(OR([.A688]=nper;payment&gt;ROUND((1+rate)*[.H687];2));ROUND((1+rate)*[.H687];2);payment);IF(OR([.A688]=nper;payment&gt;(1+rate)*[.H687]);(1+rate)*[.H687];payment)))">
            <text:p/>
          </table:table-cell>
          <table:table-cell table:style-name="ce30"/>
          <table:table-cell table:style-name="ce21"/>
          <table:table-cell table:style-name="ce21" table:formula="of:=IF([.A688]=&quot;&quot;;&quot;&quot;;IF(AND([.A688]=1;pmtType=1);0;IF(roundOpt;ROUND(rate*[.H687];2);rate*[.H687])))">
            <text:p/>
          </table:table-cell>
          <table:table-cell table:style-name="ce21" table:formula="of:=IF([.A688]=&quot;&quot;;&quot;&quot;;[.C688]-[.F688]+[.D688])">
            <text:p/>
          </table:table-cell>
          <table:table-cell table:style-name="ce21" table:formula="of:=IF([.A688]=&quot;&quot;;&quot;&quot;;[.H687]-[.G688])">
            <text:p/>
          </table:table-cell>
          <table:table-cell table:number-columns-repeated="248"/>
        </table:table-row>
        <table:table-row table:style-name="ro3">
          <table:table-cell table:style-name="ce10" table:formula="of:=IF([.H688]=&quot;&quot;;&quot;&quot;;IF(roundOpt;IF(OR([.A688]&gt;=nper;ROUND([.H688];2)&lt;=0);&quot;&quot;;[.A688]+1);IF(OR([.A688]&gt;=nper;[.H688]&lt;=0);&quot;&quot;;[.A688]+1)))">
            <text:p/>
          </table:table-cell>
          <table:table-cell table:style-name="ce17" table:formula="of:=IF([.A689]=&quot;&quot;;&quot;&quot;;IF(OR(periods_per_year=26;periods_per_year=52);IF(periods_per_year=26;IF([.A689]=1;fpdate;[.B688]+14);IF(periods_per_year=52;IF([.A689]=1;fpdate;[.B688]+7);&quot;n/a&quot;));IF(periods_per_year=24;DATE(YEAR(fpdate);MONTH(fpdate)+([.A689]-1)/2+IF(AND(DAY(fpdate)&gt;=15;MOD([.A689];2)=0);1;0);IF(MOD([.A689];2)=0;IF(DAY(fpdate)&gt;=15;DAY(fpdate)-14;DAY(fpdate)+14);DAY(fpdate)));IF(DAY(DATE(YEAR(fpdate);MONTH(fpdate)+([.A689]-1)*months_per_period;DAY(fpdate)))&lt;&gt;DAY(fpdate);DATE(YEAR(fpdate);MONTH(fpdate)+([.A689]-1)*months_per_period+1;0);DATE(YEAR(fpdate);MONTH(fpdate)+([.A689]-1)*months_per_period;DAY(fpdate))))))">
            <text:p/>
          </table:table-cell>
          <table:table-cell table:style-name="ce21" table:formula="of:=IF([.A689]=&quot;&quot;;&quot;&quot;;IF(roundOpt;IF(OR([.A689]=nper;payment&gt;ROUND((1+rate)*[.H688];2));ROUND((1+rate)*[.H688];2);payment);IF(OR([.A689]=nper;payment&gt;(1+rate)*[.H688]);(1+rate)*[.H688];payment)))">
            <text:p/>
          </table:table-cell>
          <table:table-cell table:style-name="ce30"/>
          <table:table-cell table:style-name="ce21"/>
          <table:table-cell table:style-name="ce21" table:formula="of:=IF([.A689]=&quot;&quot;;&quot;&quot;;IF(AND([.A689]=1;pmtType=1);0;IF(roundOpt;ROUND(rate*[.H688];2);rate*[.H688])))">
            <text:p/>
          </table:table-cell>
          <table:table-cell table:style-name="ce21" table:formula="of:=IF([.A689]=&quot;&quot;;&quot;&quot;;[.C689]-[.F689]+[.D689])">
            <text:p/>
          </table:table-cell>
          <table:table-cell table:style-name="ce21" table:formula="of:=IF([.A689]=&quot;&quot;;&quot;&quot;;[.H688]-[.G689])">
            <text:p/>
          </table:table-cell>
          <table:table-cell table:number-columns-repeated="248"/>
        </table:table-row>
        <table:table-row table:style-name="ro3">
          <table:table-cell table:style-name="ce10" table:formula="of:=IF([.H689]=&quot;&quot;;&quot;&quot;;IF(roundOpt;IF(OR([.A689]&gt;=nper;ROUND([.H689];2)&lt;=0);&quot;&quot;;[.A689]+1);IF(OR([.A689]&gt;=nper;[.H689]&lt;=0);&quot;&quot;;[.A689]+1)))">
            <text:p/>
          </table:table-cell>
          <table:table-cell table:style-name="ce17" table:formula="of:=IF([.A690]=&quot;&quot;;&quot;&quot;;IF(OR(periods_per_year=26;periods_per_year=52);IF(periods_per_year=26;IF([.A690]=1;fpdate;[.B689]+14);IF(periods_per_year=52;IF([.A690]=1;fpdate;[.B689]+7);&quot;n/a&quot;));IF(periods_per_year=24;DATE(YEAR(fpdate);MONTH(fpdate)+([.A690]-1)/2+IF(AND(DAY(fpdate)&gt;=15;MOD([.A690];2)=0);1;0);IF(MOD([.A690];2)=0;IF(DAY(fpdate)&gt;=15;DAY(fpdate)-14;DAY(fpdate)+14);DAY(fpdate)));IF(DAY(DATE(YEAR(fpdate);MONTH(fpdate)+([.A690]-1)*months_per_period;DAY(fpdate)))&lt;&gt;DAY(fpdate);DATE(YEAR(fpdate);MONTH(fpdate)+([.A690]-1)*months_per_period+1;0);DATE(YEAR(fpdate);MONTH(fpdate)+([.A690]-1)*months_per_period;DAY(fpdate))))))">
            <text:p/>
          </table:table-cell>
          <table:table-cell table:style-name="ce21" table:formula="of:=IF([.A690]=&quot;&quot;;&quot;&quot;;IF(roundOpt;IF(OR([.A690]=nper;payment&gt;ROUND((1+rate)*[.H689];2));ROUND((1+rate)*[.H689];2);payment);IF(OR([.A690]=nper;payment&gt;(1+rate)*[.H689]);(1+rate)*[.H689];payment)))">
            <text:p/>
          </table:table-cell>
          <table:table-cell table:style-name="ce30"/>
          <table:table-cell table:style-name="ce21"/>
          <table:table-cell table:style-name="ce21" table:formula="of:=IF([.A690]=&quot;&quot;;&quot;&quot;;IF(AND([.A690]=1;pmtType=1);0;IF(roundOpt;ROUND(rate*[.H689];2);rate*[.H689])))">
            <text:p/>
          </table:table-cell>
          <table:table-cell table:style-name="ce21" table:formula="of:=IF([.A690]=&quot;&quot;;&quot;&quot;;[.C690]-[.F690]+[.D690])">
            <text:p/>
          </table:table-cell>
          <table:table-cell table:style-name="ce21" table:formula="of:=IF([.A690]=&quot;&quot;;&quot;&quot;;[.H689]-[.G690])">
            <text:p/>
          </table:table-cell>
          <table:table-cell table:number-columns-repeated="248"/>
        </table:table-row>
        <table:table-row table:style-name="ro3">
          <table:table-cell table:style-name="ce10" table:formula="of:=IF([.H690]=&quot;&quot;;&quot;&quot;;IF(roundOpt;IF(OR([.A690]&gt;=nper;ROUND([.H690];2)&lt;=0);&quot;&quot;;[.A690]+1);IF(OR([.A690]&gt;=nper;[.H690]&lt;=0);&quot;&quot;;[.A690]+1)))">
            <text:p/>
          </table:table-cell>
          <table:table-cell table:style-name="ce17" table:formula="of:=IF([.A691]=&quot;&quot;;&quot;&quot;;IF(OR(periods_per_year=26;periods_per_year=52);IF(periods_per_year=26;IF([.A691]=1;fpdate;[.B690]+14);IF(periods_per_year=52;IF([.A691]=1;fpdate;[.B690]+7);&quot;n/a&quot;));IF(periods_per_year=24;DATE(YEAR(fpdate);MONTH(fpdate)+([.A691]-1)/2+IF(AND(DAY(fpdate)&gt;=15;MOD([.A691];2)=0);1;0);IF(MOD([.A691];2)=0;IF(DAY(fpdate)&gt;=15;DAY(fpdate)-14;DAY(fpdate)+14);DAY(fpdate)));IF(DAY(DATE(YEAR(fpdate);MONTH(fpdate)+([.A691]-1)*months_per_period;DAY(fpdate)))&lt;&gt;DAY(fpdate);DATE(YEAR(fpdate);MONTH(fpdate)+([.A691]-1)*months_per_period+1;0);DATE(YEAR(fpdate);MONTH(fpdate)+([.A691]-1)*months_per_period;DAY(fpdate))))))">
            <text:p/>
          </table:table-cell>
          <table:table-cell table:style-name="ce21" table:formula="of:=IF([.A691]=&quot;&quot;;&quot;&quot;;IF(roundOpt;IF(OR([.A691]=nper;payment&gt;ROUND((1+rate)*[.H690];2));ROUND((1+rate)*[.H690];2);payment);IF(OR([.A691]=nper;payment&gt;(1+rate)*[.H690]);(1+rate)*[.H690];payment)))">
            <text:p/>
          </table:table-cell>
          <table:table-cell table:style-name="ce30"/>
          <table:table-cell table:style-name="ce21"/>
          <table:table-cell table:style-name="ce21" table:formula="of:=IF([.A691]=&quot;&quot;;&quot;&quot;;IF(AND([.A691]=1;pmtType=1);0;IF(roundOpt;ROUND(rate*[.H690];2);rate*[.H690])))">
            <text:p/>
          </table:table-cell>
          <table:table-cell table:style-name="ce21" table:formula="of:=IF([.A691]=&quot;&quot;;&quot;&quot;;[.C691]-[.F691]+[.D691])">
            <text:p/>
          </table:table-cell>
          <table:table-cell table:style-name="ce21" table:formula="of:=IF([.A691]=&quot;&quot;;&quot;&quot;;[.H690]-[.G691])">
            <text:p/>
          </table:table-cell>
          <table:table-cell table:number-columns-repeated="248"/>
        </table:table-row>
        <table:table-row table:style-name="ro3">
          <table:table-cell table:style-name="ce10" table:formula="of:=IF([.H691]=&quot;&quot;;&quot;&quot;;IF(roundOpt;IF(OR([.A691]&gt;=nper;ROUND([.H691];2)&lt;=0);&quot;&quot;;[.A691]+1);IF(OR([.A691]&gt;=nper;[.H691]&lt;=0);&quot;&quot;;[.A691]+1)))">
            <text:p/>
          </table:table-cell>
          <table:table-cell table:style-name="ce17" table:formula="of:=IF([.A692]=&quot;&quot;;&quot;&quot;;IF(OR(periods_per_year=26;periods_per_year=52);IF(periods_per_year=26;IF([.A692]=1;fpdate;[.B691]+14);IF(periods_per_year=52;IF([.A692]=1;fpdate;[.B691]+7);&quot;n/a&quot;));IF(periods_per_year=24;DATE(YEAR(fpdate);MONTH(fpdate)+([.A692]-1)/2+IF(AND(DAY(fpdate)&gt;=15;MOD([.A692];2)=0);1;0);IF(MOD([.A692];2)=0;IF(DAY(fpdate)&gt;=15;DAY(fpdate)-14;DAY(fpdate)+14);DAY(fpdate)));IF(DAY(DATE(YEAR(fpdate);MONTH(fpdate)+([.A692]-1)*months_per_period;DAY(fpdate)))&lt;&gt;DAY(fpdate);DATE(YEAR(fpdate);MONTH(fpdate)+([.A692]-1)*months_per_period+1;0);DATE(YEAR(fpdate);MONTH(fpdate)+([.A692]-1)*months_per_period;DAY(fpdate))))))">
            <text:p/>
          </table:table-cell>
          <table:table-cell table:style-name="ce21" table:formula="of:=IF([.A692]=&quot;&quot;;&quot;&quot;;IF(roundOpt;IF(OR([.A692]=nper;payment&gt;ROUND((1+rate)*[.H691];2));ROUND((1+rate)*[.H691];2);payment);IF(OR([.A692]=nper;payment&gt;(1+rate)*[.H691]);(1+rate)*[.H691];payment)))">
            <text:p/>
          </table:table-cell>
          <table:table-cell table:style-name="ce30"/>
          <table:table-cell table:style-name="ce21"/>
          <table:table-cell table:style-name="ce21" table:formula="of:=IF([.A692]=&quot;&quot;;&quot;&quot;;IF(AND([.A692]=1;pmtType=1);0;IF(roundOpt;ROUND(rate*[.H691];2);rate*[.H691])))">
            <text:p/>
          </table:table-cell>
          <table:table-cell table:style-name="ce21" table:formula="of:=IF([.A692]=&quot;&quot;;&quot;&quot;;[.C692]-[.F692]+[.D692])">
            <text:p/>
          </table:table-cell>
          <table:table-cell table:style-name="ce21" table:formula="of:=IF([.A692]=&quot;&quot;;&quot;&quot;;[.H691]-[.G692])">
            <text:p/>
          </table:table-cell>
          <table:table-cell table:number-columns-repeated="248"/>
        </table:table-row>
        <table:table-row table:style-name="ro3">
          <table:table-cell table:style-name="ce10" table:formula="of:=IF([.H692]=&quot;&quot;;&quot;&quot;;IF(roundOpt;IF(OR([.A692]&gt;=nper;ROUND([.H692];2)&lt;=0);&quot;&quot;;[.A692]+1);IF(OR([.A692]&gt;=nper;[.H692]&lt;=0);&quot;&quot;;[.A692]+1)))">
            <text:p/>
          </table:table-cell>
          <table:table-cell table:style-name="ce17" table:formula="of:=IF([.A693]=&quot;&quot;;&quot;&quot;;IF(OR(periods_per_year=26;periods_per_year=52);IF(periods_per_year=26;IF([.A693]=1;fpdate;[.B692]+14);IF(periods_per_year=52;IF([.A693]=1;fpdate;[.B692]+7);&quot;n/a&quot;));IF(periods_per_year=24;DATE(YEAR(fpdate);MONTH(fpdate)+([.A693]-1)/2+IF(AND(DAY(fpdate)&gt;=15;MOD([.A693];2)=0);1;0);IF(MOD([.A693];2)=0;IF(DAY(fpdate)&gt;=15;DAY(fpdate)-14;DAY(fpdate)+14);DAY(fpdate)));IF(DAY(DATE(YEAR(fpdate);MONTH(fpdate)+([.A693]-1)*months_per_period;DAY(fpdate)))&lt;&gt;DAY(fpdate);DATE(YEAR(fpdate);MONTH(fpdate)+([.A693]-1)*months_per_period+1;0);DATE(YEAR(fpdate);MONTH(fpdate)+([.A693]-1)*months_per_period;DAY(fpdate))))))">
            <text:p/>
          </table:table-cell>
          <table:table-cell table:style-name="ce21" table:formula="of:=IF([.A693]=&quot;&quot;;&quot;&quot;;IF(roundOpt;IF(OR([.A693]=nper;payment&gt;ROUND((1+rate)*[.H692];2));ROUND((1+rate)*[.H692];2);payment);IF(OR([.A693]=nper;payment&gt;(1+rate)*[.H692]);(1+rate)*[.H692];payment)))">
            <text:p/>
          </table:table-cell>
          <table:table-cell table:style-name="ce30"/>
          <table:table-cell table:style-name="ce21"/>
          <table:table-cell table:style-name="ce21" table:formula="of:=IF([.A693]=&quot;&quot;;&quot;&quot;;IF(AND([.A693]=1;pmtType=1);0;IF(roundOpt;ROUND(rate*[.H692];2);rate*[.H692])))">
            <text:p/>
          </table:table-cell>
          <table:table-cell table:style-name="ce21" table:formula="of:=IF([.A693]=&quot;&quot;;&quot;&quot;;[.C693]-[.F693]+[.D693])">
            <text:p/>
          </table:table-cell>
          <table:table-cell table:style-name="ce21" table:formula="of:=IF([.A693]=&quot;&quot;;&quot;&quot;;[.H692]-[.G693])">
            <text:p/>
          </table:table-cell>
          <table:table-cell table:number-columns-repeated="248"/>
        </table:table-row>
        <table:table-row table:style-name="ro3">
          <table:table-cell table:style-name="ce10" table:formula="of:=IF([.H693]=&quot;&quot;;&quot;&quot;;IF(roundOpt;IF(OR([.A693]&gt;=nper;ROUND([.H693];2)&lt;=0);&quot;&quot;;[.A693]+1);IF(OR([.A693]&gt;=nper;[.H693]&lt;=0);&quot;&quot;;[.A693]+1)))">
            <text:p/>
          </table:table-cell>
          <table:table-cell table:style-name="ce17" table:formula="of:=IF([.A694]=&quot;&quot;;&quot;&quot;;IF(OR(periods_per_year=26;periods_per_year=52);IF(periods_per_year=26;IF([.A694]=1;fpdate;[.B693]+14);IF(periods_per_year=52;IF([.A694]=1;fpdate;[.B693]+7);&quot;n/a&quot;));IF(periods_per_year=24;DATE(YEAR(fpdate);MONTH(fpdate)+([.A694]-1)/2+IF(AND(DAY(fpdate)&gt;=15;MOD([.A694];2)=0);1;0);IF(MOD([.A694];2)=0;IF(DAY(fpdate)&gt;=15;DAY(fpdate)-14;DAY(fpdate)+14);DAY(fpdate)));IF(DAY(DATE(YEAR(fpdate);MONTH(fpdate)+([.A694]-1)*months_per_period;DAY(fpdate)))&lt;&gt;DAY(fpdate);DATE(YEAR(fpdate);MONTH(fpdate)+([.A694]-1)*months_per_period+1;0);DATE(YEAR(fpdate);MONTH(fpdate)+([.A694]-1)*months_per_period;DAY(fpdate))))))">
            <text:p/>
          </table:table-cell>
          <table:table-cell table:style-name="ce21" table:formula="of:=IF([.A694]=&quot;&quot;;&quot;&quot;;IF(roundOpt;IF(OR([.A694]=nper;payment&gt;ROUND((1+rate)*[.H693];2));ROUND((1+rate)*[.H693];2);payment);IF(OR([.A694]=nper;payment&gt;(1+rate)*[.H693]);(1+rate)*[.H693];payment)))">
            <text:p/>
          </table:table-cell>
          <table:table-cell table:style-name="ce30"/>
          <table:table-cell table:style-name="ce21"/>
          <table:table-cell table:style-name="ce21" table:formula="of:=IF([.A694]=&quot;&quot;;&quot;&quot;;IF(AND([.A694]=1;pmtType=1);0;IF(roundOpt;ROUND(rate*[.H693];2);rate*[.H693])))">
            <text:p/>
          </table:table-cell>
          <table:table-cell table:style-name="ce21" table:formula="of:=IF([.A694]=&quot;&quot;;&quot;&quot;;[.C694]-[.F694]+[.D694])">
            <text:p/>
          </table:table-cell>
          <table:table-cell table:style-name="ce21" table:formula="of:=IF([.A694]=&quot;&quot;;&quot;&quot;;[.H693]-[.G694])">
            <text:p/>
          </table:table-cell>
          <table:table-cell table:number-columns-repeated="248"/>
        </table:table-row>
        <table:table-row table:style-name="ro3">
          <table:table-cell table:style-name="ce10" table:formula="of:=IF([.H694]=&quot;&quot;;&quot;&quot;;IF(roundOpt;IF(OR([.A694]&gt;=nper;ROUND([.H694];2)&lt;=0);&quot;&quot;;[.A694]+1);IF(OR([.A694]&gt;=nper;[.H694]&lt;=0);&quot;&quot;;[.A694]+1)))">
            <text:p/>
          </table:table-cell>
          <table:table-cell table:style-name="ce17" table:formula="of:=IF([.A695]=&quot;&quot;;&quot;&quot;;IF(OR(periods_per_year=26;periods_per_year=52);IF(periods_per_year=26;IF([.A695]=1;fpdate;[.B694]+14);IF(periods_per_year=52;IF([.A695]=1;fpdate;[.B694]+7);&quot;n/a&quot;));IF(periods_per_year=24;DATE(YEAR(fpdate);MONTH(fpdate)+([.A695]-1)/2+IF(AND(DAY(fpdate)&gt;=15;MOD([.A695];2)=0);1;0);IF(MOD([.A695];2)=0;IF(DAY(fpdate)&gt;=15;DAY(fpdate)-14;DAY(fpdate)+14);DAY(fpdate)));IF(DAY(DATE(YEAR(fpdate);MONTH(fpdate)+([.A695]-1)*months_per_period;DAY(fpdate)))&lt;&gt;DAY(fpdate);DATE(YEAR(fpdate);MONTH(fpdate)+([.A695]-1)*months_per_period+1;0);DATE(YEAR(fpdate);MONTH(fpdate)+([.A695]-1)*months_per_period;DAY(fpdate))))))">
            <text:p/>
          </table:table-cell>
          <table:table-cell table:style-name="ce21" table:formula="of:=IF([.A695]=&quot;&quot;;&quot;&quot;;IF(roundOpt;IF(OR([.A695]=nper;payment&gt;ROUND((1+rate)*[.H694];2));ROUND((1+rate)*[.H694];2);payment);IF(OR([.A695]=nper;payment&gt;(1+rate)*[.H694]);(1+rate)*[.H694];payment)))">
            <text:p/>
          </table:table-cell>
          <table:table-cell table:style-name="ce30"/>
          <table:table-cell table:style-name="ce21"/>
          <table:table-cell table:style-name="ce21" table:formula="of:=IF([.A695]=&quot;&quot;;&quot;&quot;;IF(AND([.A695]=1;pmtType=1);0;IF(roundOpt;ROUND(rate*[.H694];2);rate*[.H694])))">
            <text:p/>
          </table:table-cell>
          <table:table-cell table:style-name="ce21" table:formula="of:=IF([.A695]=&quot;&quot;;&quot;&quot;;[.C695]-[.F695]+[.D695])">
            <text:p/>
          </table:table-cell>
          <table:table-cell table:style-name="ce21" table:formula="of:=IF([.A695]=&quot;&quot;;&quot;&quot;;[.H694]-[.G695])">
            <text:p/>
          </table:table-cell>
          <table:table-cell table:number-columns-repeated="248"/>
        </table:table-row>
        <table:table-row table:style-name="ro3">
          <table:table-cell table:style-name="ce10" table:formula="of:=IF([.H695]=&quot;&quot;;&quot;&quot;;IF(roundOpt;IF(OR([.A695]&gt;=nper;ROUND([.H695];2)&lt;=0);&quot;&quot;;[.A695]+1);IF(OR([.A695]&gt;=nper;[.H695]&lt;=0);&quot;&quot;;[.A695]+1)))">
            <text:p/>
          </table:table-cell>
          <table:table-cell table:style-name="ce17" table:formula="of:=IF([.A696]=&quot;&quot;;&quot;&quot;;IF(OR(periods_per_year=26;periods_per_year=52);IF(periods_per_year=26;IF([.A696]=1;fpdate;[.B695]+14);IF(periods_per_year=52;IF([.A696]=1;fpdate;[.B695]+7);&quot;n/a&quot;));IF(periods_per_year=24;DATE(YEAR(fpdate);MONTH(fpdate)+([.A696]-1)/2+IF(AND(DAY(fpdate)&gt;=15;MOD([.A696];2)=0);1;0);IF(MOD([.A696];2)=0;IF(DAY(fpdate)&gt;=15;DAY(fpdate)-14;DAY(fpdate)+14);DAY(fpdate)));IF(DAY(DATE(YEAR(fpdate);MONTH(fpdate)+([.A696]-1)*months_per_period;DAY(fpdate)))&lt;&gt;DAY(fpdate);DATE(YEAR(fpdate);MONTH(fpdate)+([.A696]-1)*months_per_period+1;0);DATE(YEAR(fpdate);MONTH(fpdate)+([.A696]-1)*months_per_period;DAY(fpdate))))))">
            <text:p/>
          </table:table-cell>
          <table:table-cell table:style-name="ce21" table:formula="of:=IF([.A696]=&quot;&quot;;&quot;&quot;;IF(roundOpt;IF(OR([.A696]=nper;payment&gt;ROUND((1+rate)*[.H695];2));ROUND((1+rate)*[.H695];2);payment);IF(OR([.A696]=nper;payment&gt;(1+rate)*[.H695]);(1+rate)*[.H695];payment)))">
            <text:p/>
          </table:table-cell>
          <table:table-cell table:style-name="ce30"/>
          <table:table-cell table:style-name="ce21"/>
          <table:table-cell table:style-name="ce21" table:formula="of:=IF([.A696]=&quot;&quot;;&quot;&quot;;IF(AND([.A696]=1;pmtType=1);0;IF(roundOpt;ROUND(rate*[.H695];2);rate*[.H695])))">
            <text:p/>
          </table:table-cell>
          <table:table-cell table:style-name="ce21" table:formula="of:=IF([.A696]=&quot;&quot;;&quot;&quot;;[.C696]-[.F696]+[.D696])">
            <text:p/>
          </table:table-cell>
          <table:table-cell table:style-name="ce21" table:formula="of:=IF([.A696]=&quot;&quot;;&quot;&quot;;[.H695]-[.G696])">
            <text:p/>
          </table:table-cell>
          <table:table-cell table:number-columns-repeated="248"/>
        </table:table-row>
        <table:table-row table:style-name="ro3">
          <table:table-cell table:style-name="ce10" table:formula="of:=IF([.H696]=&quot;&quot;;&quot;&quot;;IF(roundOpt;IF(OR([.A696]&gt;=nper;ROUND([.H696];2)&lt;=0);&quot;&quot;;[.A696]+1);IF(OR([.A696]&gt;=nper;[.H696]&lt;=0);&quot;&quot;;[.A696]+1)))">
            <text:p/>
          </table:table-cell>
          <table:table-cell table:style-name="ce17" table:formula="of:=IF([.A697]=&quot;&quot;;&quot;&quot;;IF(OR(periods_per_year=26;periods_per_year=52);IF(periods_per_year=26;IF([.A697]=1;fpdate;[.B696]+14);IF(periods_per_year=52;IF([.A697]=1;fpdate;[.B696]+7);&quot;n/a&quot;));IF(periods_per_year=24;DATE(YEAR(fpdate);MONTH(fpdate)+([.A697]-1)/2+IF(AND(DAY(fpdate)&gt;=15;MOD([.A697];2)=0);1;0);IF(MOD([.A697];2)=0;IF(DAY(fpdate)&gt;=15;DAY(fpdate)-14;DAY(fpdate)+14);DAY(fpdate)));IF(DAY(DATE(YEAR(fpdate);MONTH(fpdate)+([.A697]-1)*months_per_period;DAY(fpdate)))&lt;&gt;DAY(fpdate);DATE(YEAR(fpdate);MONTH(fpdate)+([.A697]-1)*months_per_period+1;0);DATE(YEAR(fpdate);MONTH(fpdate)+([.A697]-1)*months_per_period;DAY(fpdate))))))">
            <text:p/>
          </table:table-cell>
          <table:table-cell table:style-name="ce21" table:formula="of:=IF([.A697]=&quot;&quot;;&quot;&quot;;IF(roundOpt;IF(OR([.A697]=nper;payment&gt;ROUND((1+rate)*[.H696];2));ROUND((1+rate)*[.H696];2);payment);IF(OR([.A697]=nper;payment&gt;(1+rate)*[.H696]);(1+rate)*[.H696];payment)))">
            <text:p/>
          </table:table-cell>
          <table:table-cell table:style-name="ce30"/>
          <table:table-cell table:style-name="ce21"/>
          <table:table-cell table:style-name="ce21" table:formula="of:=IF([.A697]=&quot;&quot;;&quot;&quot;;IF(AND([.A697]=1;pmtType=1);0;IF(roundOpt;ROUND(rate*[.H696];2);rate*[.H696])))">
            <text:p/>
          </table:table-cell>
          <table:table-cell table:style-name="ce21" table:formula="of:=IF([.A697]=&quot;&quot;;&quot;&quot;;[.C697]-[.F697]+[.D697])">
            <text:p/>
          </table:table-cell>
          <table:table-cell table:style-name="ce21" table:formula="of:=IF([.A697]=&quot;&quot;;&quot;&quot;;[.H696]-[.G697])">
            <text:p/>
          </table:table-cell>
          <table:table-cell table:number-columns-repeated="248"/>
        </table:table-row>
        <table:table-row table:style-name="ro3">
          <table:table-cell table:style-name="ce10" table:formula="of:=IF([.H697]=&quot;&quot;;&quot;&quot;;IF(roundOpt;IF(OR([.A697]&gt;=nper;ROUND([.H697];2)&lt;=0);&quot;&quot;;[.A697]+1);IF(OR([.A697]&gt;=nper;[.H697]&lt;=0);&quot;&quot;;[.A697]+1)))">
            <text:p/>
          </table:table-cell>
          <table:table-cell table:style-name="ce17" table:formula="of:=IF([.A698]=&quot;&quot;;&quot;&quot;;IF(OR(periods_per_year=26;periods_per_year=52);IF(periods_per_year=26;IF([.A698]=1;fpdate;[.B697]+14);IF(periods_per_year=52;IF([.A698]=1;fpdate;[.B697]+7);&quot;n/a&quot;));IF(periods_per_year=24;DATE(YEAR(fpdate);MONTH(fpdate)+([.A698]-1)/2+IF(AND(DAY(fpdate)&gt;=15;MOD([.A698];2)=0);1;0);IF(MOD([.A698];2)=0;IF(DAY(fpdate)&gt;=15;DAY(fpdate)-14;DAY(fpdate)+14);DAY(fpdate)));IF(DAY(DATE(YEAR(fpdate);MONTH(fpdate)+([.A698]-1)*months_per_period;DAY(fpdate)))&lt;&gt;DAY(fpdate);DATE(YEAR(fpdate);MONTH(fpdate)+([.A698]-1)*months_per_period+1;0);DATE(YEAR(fpdate);MONTH(fpdate)+([.A698]-1)*months_per_period;DAY(fpdate))))))">
            <text:p/>
          </table:table-cell>
          <table:table-cell table:style-name="ce21" table:formula="of:=IF([.A698]=&quot;&quot;;&quot;&quot;;IF(roundOpt;IF(OR([.A698]=nper;payment&gt;ROUND((1+rate)*[.H697];2));ROUND((1+rate)*[.H697];2);payment);IF(OR([.A698]=nper;payment&gt;(1+rate)*[.H697]);(1+rate)*[.H697];payment)))">
            <text:p/>
          </table:table-cell>
          <table:table-cell table:style-name="ce30"/>
          <table:table-cell table:style-name="ce21"/>
          <table:table-cell table:style-name="ce21" table:formula="of:=IF([.A698]=&quot;&quot;;&quot;&quot;;IF(AND([.A698]=1;pmtType=1);0;IF(roundOpt;ROUND(rate*[.H697];2);rate*[.H697])))">
            <text:p/>
          </table:table-cell>
          <table:table-cell table:style-name="ce21" table:formula="of:=IF([.A698]=&quot;&quot;;&quot;&quot;;[.C698]-[.F698]+[.D698])">
            <text:p/>
          </table:table-cell>
          <table:table-cell table:style-name="ce21" table:formula="of:=IF([.A698]=&quot;&quot;;&quot;&quot;;[.H697]-[.G698])">
            <text:p/>
          </table:table-cell>
          <table:table-cell table:number-columns-repeated="248"/>
        </table:table-row>
        <table:table-row table:style-name="ro3">
          <table:table-cell table:style-name="ce10" table:formula="of:=IF([.H698]=&quot;&quot;;&quot;&quot;;IF(roundOpt;IF(OR([.A698]&gt;=nper;ROUND([.H698];2)&lt;=0);&quot;&quot;;[.A698]+1);IF(OR([.A698]&gt;=nper;[.H698]&lt;=0);&quot;&quot;;[.A698]+1)))">
            <text:p/>
          </table:table-cell>
          <table:table-cell table:style-name="ce17" table:formula="of:=IF([.A699]=&quot;&quot;;&quot;&quot;;IF(OR(periods_per_year=26;periods_per_year=52);IF(periods_per_year=26;IF([.A699]=1;fpdate;[.B698]+14);IF(periods_per_year=52;IF([.A699]=1;fpdate;[.B698]+7);&quot;n/a&quot;));IF(periods_per_year=24;DATE(YEAR(fpdate);MONTH(fpdate)+([.A699]-1)/2+IF(AND(DAY(fpdate)&gt;=15;MOD([.A699];2)=0);1;0);IF(MOD([.A699];2)=0;IF(DAY(fpdate)&gt;=15;DAY(fpdate)-14;DAY(fpdate)+14);DAY(fpdate)));IF(DAY(DATE(YEAR(fpdate);MONTH(fpdate)+([.A699]-1)*months_per_period;DAY(fpdate)))&lt;&gt;DAY(fpdate);DATE(YEAR(fpdate);MONTH(fpdate)+([.A699]-1)*months_per_period+1;0);DATE(YEAR(fpdate);MONTH(fpdate)+([.A699]-1)*months_per_period;DAY(fpdate))))))">
            <text:p/>
          </table:table-cell>
          <table:table-cell table:style-name="ce21" table:formula="of:=IF([.A699]=&quot;&quot;;&quot;&quot;;IF(roundOpt;IF(OR([.A699]=nper;payment&gt;ROUND((1+rate)*[.H698];2));ROUND((1+rate)*[.H698];2);payment);IF(OR([.A699]=nper;payment&gt;(1+rate)*[.H698]);(1+rate)*[.H698];payment)))">
            <text:p/>
          </table:table-cell>
          <table:table-cell table:style-name="ce30"/>
          <table:table-cell table:style-name="ce21"/>
          <table:table-cell table:style-name="ce21" table:formula="of:=IF([.A699]=&quot;&quot;;&quot;&quot;;IF(AND([.A699]=1;pmtType=1);0;IF(roundOpt;ROUND(rate*[.H698];2);rate*[.H698])))">
            <text:p/>
          </table:table-cell>
          <table:table-cell table:style-name="ce21" table:formula="of:=IF([.A699]=&quot;&quot;;&quot;&quot;;[.C699]-[.F699]+[.D699])">
            <text:p/>
          </table:table-cell>
          <table:table-cell table:style-name="ce21" table:formula="of:=IF([.A699]=&quot;&quot;;&quot;&quot;;[.H698]-[.G699])">
            <text:p/>
          </table:table-cell>
          <table:table-cell table:number-columns-repeated="248"/>
        </table:table-row>
        <table:table-row table:style-name="ro3">
          <table:table-cell table:style-name="ce10" table:formula="of:=IF([.H699]=&quot;&quot;;&quot;&quot;;IF(roundOpt;IF(OR([.A699]&gt;=nper;ROUND([.H699];2)&lt;=0);&quot;&quot;;[.A699]+1);IF(OR([.A699]&gt;=nper;[.H699]&lt;=0);&quot;&quot;;[.A699]+1)))">
            <text:p/>
          </table:table-cell>
          <table:table-cell table:style-name="ce17" table:formula="of:=IF([.A700]=&quot;&quot;;&quot;&quot;;IF(OR(periods_per_year=26;periods_per_year=52);IF(periods_per_year=26;IF([.A700]=1;fpdate;[.B699]+14);IF(periods_per_year=52;IF([.A700]=1;fpdate;[.B699]+7);&quot;n/a&quot;));IF(periods_per_year=24;DATE(YEAR(fpdate);MONTH(fpdate)+([.A700]-1)/2+IF(AND(DAY(fpdate)&gt;=15;MOD([.A700];2)=0);1;0);IF(MOD([.A700];2)=0;IF(DAY(fpdate)&gt;=15;DAY(fpdate)-14;DAY(fpdate)+14);DAY(fpdate)));IF(DAY(DATE(YEAR(fpdate);MONTH(fpdate)+([.A700]-1)*months_per_period;DAY(fpdate)))&lt;&gt;DAY(fpdate);DATE(YEAR(fpdate);MONTH(fpdate)+([.A700]-1)*months_per_period+1;0);DATE(YEAR(fpdate);MONTH(fpdate)+([.A700]-1)*months_per_period;DAY(fpdate))))))">
            <text:p/>
          </table:table-cell>
          <table:table-cell table:style-name="ce21" table:formula="of:=IF([.A700]=&quot;&quot;;&quot;&quot;;IF(roundOpt;IF(OR([.A700]=nper;payment&gt;ROUND((1+rate)*[.H699];2));ROUND((1+rate)*[.H699];2);payment);IF(OR([.A700]=nper;payment&gt;(1+rate)*[.H699]);(1+rate)*[.H699];payment)))">
            <text:p/>
          </table:table-cell>
          <table:table-cell table:style-name="ce30"/>
          <table:table-cell table:style-name="ce21"/>
          <table:table-cell table:style-name="ce21" table:formula="of:=IF([.A700]=&quot;&quot;;&quot;&quot;;IF(AND([.A700]=1;pmtType=1);0;IF(roundOpt;ROUND(rate*[.H699];2);rate*[.H699])))">
            <text:p/>
          </table:table-cell>
          <table:table-cell table:style-name="ce21" table:formula="of:=IF([.A700]=&quot;&quot;;&quot;&quot;;[.C700]-[.F700]+[.D700])">
            <text:p/>
          </table:table-cell>
          <table:table-cell table:style-name="ce21" table:formula="of:=IF([.A700]=&quot;&quot;;&quot;&quot;;[.H699]-[.G700])">
            <text:p/>
          </table:table-cell>
          <table:table-cell table:number-columns-repeated="248"/>
        </table:table-row>
        <table:table-row table:style-name="ro3">
          <table:table-cell table:style-name="ce10" table:formula="of:=IF([.H700]=&quot;&quot;;&quot;&quot;;IF(roundOpt;IF(OR([.A700]&gt;=nper;ROUND([.H700];2)&lt;=0);&quot;&quot;;[.A700]+1);IF(OR([.A700]&gt;=nper;[.H700]&lt;=0);&quot;&quot;;[.A700]+1)))">
            <text:p/>
          </table:table-cell>
          <table:table-cell table:style-name="ce17" table:formula="of:=IF([.A701]=&quot;&quot;;&quot;&quot;;IF(OR(periods_per_year=26;periods_per_year=52);IF(periods_per_year=26;IF([.A701]=1;fpdate;[.B700]+14);IF(periods_per_year=52;IF([.A701]=1;fpdate;[.B700]+7);&quot;n/a&quot;));IF(periods_per_year=24;DATE(YEAR(fpdate);MONTH(fpdate)+([.A701]-1)/2+IF(AND(DAY(fpdate)&gt;=15;MOD([.A701];2)=0);1;0);IF(MOD([.A701];2)=0;IF(DAY(fpdate)&gt;=15;DAY(fpdate)-14;DAY(fpdate)+14);DAY(fpdate)));IF(DAY(DATE(YEAR(fpdate);MONTH(fpdate)+([.A701]-1)*months_per_period;DAY(fpdate)))&lt;&gt;DAY(fpdate);DATE(YEAR(fpdate);MONTH(fpdate)+([.A701]-1)*months_per_period+1;0);DATE(YEAR(fpdate);MONTH(fpdate)+([.A701]-1)*months_per_period;DAY(fpdate))))))">
            <text:p/>
          </table:table-cell>
          <table:table-cell table:style-name="ce21" table:formula="of:=IF([.A701]=&quot;&quot;;&quot;&quot;;IF(roundOpt;IF(OR([.A701]=nper;payment&gt;ROUND((1+rate)*[.H700];2));ROUND((1+rate)*[.H700];2);payment);IF(OR([.A701]=nper;payment&gt;(1+rate)*[.H700]);(1+rate)*[.H700];payment)))">
            <text:p/>
          </table:table-cell>
          <table:table-cell table:style-name="ce30"/>
          <table:table-cell table:style-name="ce21"/>
          <table:table-cell table:style-name="ce21" table:formula="of:=IF([.A701]=&quot;&quot;;&quot;&quot;;IF(AND([.A701]=1;pmtType=1);0;IF(roundOpt;ROUND(rate*[.H700];2);rate*[.H700])))">
            <text:p/>
          </table:table-cell>
          <table:table-cell table:style-name="ce21" table:formula="of:=IF([.A701]=&quot;&quot;;&quot;&quot;;[.C701]-[.F701]+[.D701])">
            <text:p/>
          </table:table-cell>
          <table:table-cell table:style-name="ce21" table:formula="of:=IF([.A701]=&quot;&quot;;&quot;&quot;;[.H700]-[.G701])">
            <text:p/>
          </table:table-cell>
          <table:table-cell table:number-columns-repeated="248"/>
        </table:table-row>
        <table:table-row table:style-name="ro3">
          <table:table-cell table:style-name="ce10" table:formula="of:=IF([.H701]=&quot;&quot;;&quot;&quot;;IF(roundOpt;IF(OR([.A701]&gt;=nper;ROUND([.H701];2)&lt;=0);&quot;&quot;;[.A701]+1);IF(OR([.A701]&gt;=nper;[.H701]&lt;=0);&quot;&quot;;[.A701]+1)))">
            <text:p/>
          </table:table-cell>
          <table:table-cell table:style-name="ce17" table:formula="of:=IF([.A702]=&quot;&quot;;&quot;&quot;;IF(OR(periods_per_year=26;periods_per_year=52);IF(periods_per_year=26;IF([.A702]=1;fpdate;[.B701]+14);IF(periods_per_year=52;IF([.A702]=1;fpdate;[.B701]+7);&quot;n/a&quot;));IF(periods_per_year=24;DATE(YEAR(fpdate);MONTH(fpdate)+([.A702]-1)/2+IF(AND(DAY(fpdate)&gt;=15;MOD([.A702];2)=0);1;0);IF(MOD([.A702];2)=0;IF(DAY(fpdate)&gt;=15;DAY(fpdate)-14;DAY(fpdate)+14);DAY(fpdate)));IF(DAY(DATE(YEAR(fpdate);MONTH(fpdate)+([.A702]-1)*months_per_period;DAY(fpdate)))&lt;&gt;DAY(fpdate);DATE(YEAR(fpdate);MONTH(fpdate)+([.A702]-1)*months_per_period+1;0);DATE(YEAR(fpdate);MONTH(fpdate)+([.A702]-1)*months_per_period;DAY(fpdate))))))">
            <text:p/>
          </table:table-cell>
          <table:table-cell table:style-name="ce21" table:formula="of:=IF([.A702]=&quot;&quot;;&quot;&quot;;IF(roundOpt;IF(OR([.A702]=nper;payment&gt;ROUND((1+rate)*[.H701];2));ROUND((1+rate)*[.H701];2);payment);IF(OR([.A702]=nper;payment&gt;(1+rate)*[.H701]);(1+rate)*[.H701];payment)))">
            <text:p/>
          </table:table-cell>
          <table:table-cell table:style-name="ce30"/>
          <table:table-cell table:style-name="ce21"/>
          <table:table-cell table:style-name="ce21" table:formula="of:=IF([.A702]=&quot;&quot;;&quot;&quot;;IF(AND([.A702]=1;pmtType=1);0;IF(roundOpt;ROUND(rate*[.H701];2);rate*[.H701])))">
            <text:p/>
          </table:table-cell>
          <table:table-cell table:style-name="ce21" table:formula="of:=IF([.A702]=&quot;&quot;;&quot;&quot;;[.C702]-[.F702]+[.D702])">
            <text:p/>
          </table:table-cell>
          <table:table-cell table:style-name="ce21" table:formula="of:=IF([.A702]=&quot;&quot;;&quot;&quot;;[.H701]-[.G702])">
            <text:p/>
          </table:table-cell>
          <table:table-cell table:number-columns-repeated="248"/>
        </table:table-row>
        <table:table-row table:style-name="ro3">
          <table:table-cell table:style-name="ce10" table:formula="of:=IF([.H702]=&quot;&quot;;&quot;&quot;;IF(roundOpt;IF(OR([.A702]&gt;=nper;ROUND([.H702];2)&lt;=0);&quot;&quot;;[.A702]+1);IF(OR([.A702]&gt;=nper;[.H702]&lt;=0);&quot;&quot;;[.A702]+1)))">
            <text:p/>
          </table:table-cell>
          <table:table-cell table:style-name="ce17" table:formula="of:=IF([.A703]=&quot;&quot;;&quot;&quot;;IF(OR(periods_per_year=26;periods_per_year=52);IF(periods_per_year=26;IF([.A703]=1;fpdate;[.B702]+14);IF(periods_per_year=52;IF([.A703]=1;fpdate;[.B702]+7);&quot;n/a&quot;));IF(periods_per_year=24;DATE(YEAR(fpdate);MONTH(fpdate)+([.A703]-1)/2+IF(AND(DAY(fpdate)&gt;=15;MOD([.A703];2)=0);1;0);IF(MOD([.A703];2)=0;IF(DAY(fpdate)&gt;=15;DAY(fpdate)-14;DAY(fpdate)+14);DAY(fpdate)));IF(DAY(DATE(YEAR(fpdate);MONTH(fpdate)+([.A703]-1)*months_per_period;DAY(fpdate)))&lt;&gt;DAY(fpdate);DATE(YEAR(fpdate);MONTH(fpdate)+([.A703]-1)*months_per_period+1;0);DATE(YEAR(fpdate);MONTH(fpdate)+([.A703]-1)*months_per_period;DAY(fpdate))))))">
            <text:p/>
          </table:table-cell>
          <table:table-cell table:style-name="ce21" table:formula="of:=IF([.A703]=&quot;&quot;;&quot;&quot;;IF(roundOpt;IF(OR([.A703]=nper;payment&gt;ROUND((1+rate)*[.H702];2));ROUND((1+rate)*[.H702];2);payment);IF(OR([.A703]=nper;payment&gt;(1+rate)*[.H702]);(1+rate)*[.H702];payment)))">
            <text:p/>
          </table:table-cell>
          <table:table-cell table:style-name="ce30"/>
          <table:table-cell table:style-name="ce21"/>
          <table:table-cell table:style-name="ce21" table:formula="of:=IF([.A703]=&quot;&quot;;&quot;&quot;;IF(AND([.A703]=1;pmtType=1);0;IF(roundOpt;ROUND(rate*[.H702];2);rate*[.H702])))">
            <text:p/>
          </table:table-cell>
          <table:table-cell table:style-name="ce21" table:formula="of:=IF([.A703]=&quot;&quot;;&quot;&quot;;[.C703]-[.F703]+[.D703])">
            <text:p/>
          </table:table-cell>
          <table:table-cell table:style-name="ce21" table:formula="of:=IF([.A703]=&quot;&quot;;&quot;&quot;;[.H702]-[.G703])">
            <text:p/>
          </table:table-cell>
          <table:table-cell table:number-columns-repeated="248"/>
        </table:table-row>
        <table:table-row table:style-name="ro3">
          <table:table-cell table:style-name="ce10" table:formula="of:=IF([.H703]=&quot;&quot;;&quot;&quot;;IF(roundOpt;IF(OR([.A703]&gt;=nper;ROUND([.H703];2)&lt;=0);&quot;&quot;;[.A703]+1);IF(OR([.A703]&gt;=nper;[.H703]&lt;=0);&quot;&quot;;[.A703]+1)))">
            <text:p/>
          </table:table-cell>
          <table:table-cell table:style-name="ce17" table:formula="of:=IF([.A704]=&quot;&quot;;&quot;&quot;;IF(OR(periods_per_year=26;periods_per_year=52);IF(periods_per_year=26;IF([.A704]=1;fpdate;[.B703]+14);IF(periods_per_year=52;IF([.A704]=1;fpdate;[.B703]+7);&quot;n/a&quot;));IF(periods_per_year=24;DATE(YEAR(fpdate);MONTH(fpdate)+([.A704]-1)/2+IF(AND(DAY(fpdate)&gt;=15;MOD([.A704];2)=0);1;0);IF(MOD([.A704];2)=0;IF(DAY(fpdate)&gt;=15;DAY(fpdate)-14;DAY(fpdate)+14);DAY(fpdate)));IF(DAY(DATE(YEAR(fpdate);MONTH(fpdate)+([.A704]-1)*months_per_period;DAY(fpdate)))&lt;&gt;DAY(fpdate);DATE(YEAR(fpdate);MONTH(fpdate)+([.A704]-1)*months_per_period+1;0);DATE(YEAR(fpdate);MONTH(fpdate)+([.A704]-1)*months_per_period;DAY(fpdate))))))">
            <text:p/>
          </table:table-cell>
          <table:table-cell table:style-name="ce21" table:formula="of:=IF([.A704]=&quot;&quot;;&quot;&quot;;IF(roundOpt;IF(OR([.A704]=nper;payment&gt;ROUND((1+rate)*[.H703];2));ROUND((1+rate)*[.H703];2);payment);IF(OR([.A704]=nper;payment&gt;(1+rate)*[.H703]);(1+rate)*[.H703];payment)))">
            <text:p/>
          </table:table-cell>
          <table:table-cell table:style-name="ce30"/>
          <table:table-cell table:style-name="ce21"/>
          <table:table-cell table:style-name="ce21" table:formula="of:=IF([.A704]=&quot;&quot;;&quot;&quot;;IF(AND([.A704]=1;pmtType=1);0;IF(roundOpt;ROUND(rate*[.H703];2);rate*[.H703])))">
            <text:p/>
          </table:table-cell>
          <table:table-cell table:style-name="ce21" table:formula="of:=IF([.A704]=&quot;&quot;;&quot;&quot;;[.C704]-[.F704]+[.D704])">
            <text:p/>
          </table:table-cell>
          <table:table-cell table:style-name="ce21" table:formula="of:=IF([.A704]=&quot;&quot;;&quot;&quot;;[.H703]-[.G704])">
            <text:p/>
          </table:table-cell>
          <table:table-cell table:number-columns-repeated="248"/>
        </table:table-row>
        <table:table-row table:style-name="ro3">
          <table:table-cell table:style-name="ce10" table:formula="of:=IF([.H704]=&quot;&quot;;&quot;&quot;;IF(roundOpt;IF(OR([.A704]&gt;=nper;ROUND([.H704];2)&lt;=0);&quot;&quot;;[.A704]+1);IF(OR([.A704]&gt;=nper;[.H704]&lt;=0);&quot;&quot;;[.A704]+1)))">
            <text:p/>
          </table:table-cell>
          <table:table-cell table:style-name="ce17" table:formula="of:=IF([.A705]=&quot;&quot;;&quot;&quot;;IF(OR(periods_per_year=26;periods_per_year=52);IF(periods_per_year=26;IF([.A705]=1;fpdate;[.B704]+14);IF(periods_per_year=52;IF([.A705]=1;fpdate;[.B704]+7);&quot;n/a&quot;));IF(periods_per_year=24;DATE(YEAR(fpdate);MONTH(fpdate)+([.A705]-1)/2+IF(AND(DAY(fpdate)&gt;=15;MOD([.A705];2)=0);1;0);IF(MOD([.A705];2)=0;IF(DAY(fpdate)&gt;=15;DAY(fpdate)-14;DAY(fpdate)+14);DAY(fpdate)));IF(DAY(DATE(YEAR(fpdate);MONTH(fpdate)+([.A705]-1)*months_per_period;DAY(fpdate)))&lt;&gt;DAY(fpdate);DATE(YEAR(fpdate);MONTH(fpdate)+([.A705]-1)*months_per_period+1;0);DATE(YEAR(fpdate);MONTH(fpdate)+([.A705]-1)*months_per_period;DAY(fpdate))))))">
            <text:p/>
          </table:table-cell>
          <table:table-cell table:style-name="ce21" table:formula="of:=IF([.A705]=&quot;&quot;;&quot;&quot;;IF(roundOpt;IF(OR([.A705]=nper;payment&gt;ROUND((1+rate)*[.H704];2));ROUND((1+rate)*[.H704];2);payment);IF(OR([.A705]=nper;payment&gt;(1+rate)*[.H704]);(1+rate)*[.H704];payment)))">
            <text:p/>
          </table:table-cell>
          <table:table-cell table:style-name="ce30"/>
          <table:table-cell table:style-name="ce21"/>
          <table:table-cell table:style-name="ce21" table:formula="of:=IF([.A705]=&quot;&quot;;&quot;&quot;;IF(AND([.A705]=1;pmtType=1);0;IF(roundOpt;ROUND(rate*[.H704];2);rate*[.H704])))">
            <text:p/>
          </table:table-cell>
          <table:table-cell table:style-name="ce21" table:formula="of:=IF([.A705]=&quot;&quot;;&quot;&quot;;[.C705]-[.F705]+[.D705])">
            <text:p/>
          </table:table-cell>
          <table:table-cell table:style-name="ce21" table:formula="of:=IF([.A705]=&quot;&quot;;&quot;&quot;;[.H704]-[.G705])">
            <text:p/>
          </table:table-cell>
          <table:table-cell table:number-columns-repeated="248"/>
        </table:table-row>
        <table:table-row table:style-name="ro3">
          <table:table-cell table:style-name="ce10" table:formula="of:=IF([.H705]=&quot;&quot;;&quot;&quot;;IF(roundOpt;IF(OR([.A705]&gt;=nper;ROUND([.H705];2)&lt;=0);&quot;&quot;;[.A705]+1);IF(OR([.A705]&gt;=nper;[.H705]&lt;=0);&quot;&quot;;[.A705]+1)))">
            <text:p/>
          </table:table-cell>
          <table:table-cell table:style-name="ce17" table:formula="of:=IF([.A706]=&quot;&quot;;&quot;&quot;;IF(OR(periods_per_year=26;periods_per_year=52);IF(periods_per_year=26;IF([.A706]=1;fpdate;[.B705]+14);IF(periods_per_year=52;IF([.A706]=1;fpdate;[.B705]+7);&quot;n/a&quot;));IF(periods_per_year=24;DATE(YEAR(fpdate);MONTH(fpdate)+([.A706]-1)/2+IF(AND(DAY(fpdate)&gt;=15;MOD([.A706];2)=0);1;0);IF(MOD([.A706];2)=0;IF(DAY(fpdate)&gt;=15;DAY(fpdate)-14;DAY(fpdate)+14);DAY(fpdate)));IF(DAY(DATE(YEAR(fpdate);MONTH(fpdate)+([.A706]-1)*months_per_period;DAY(fpdate)))&lt;&gt;DAY(fpdate);DATE(YEAR(fpdate);MONTH(fpdate)+([.A706]-1)*months_per_period+1;0);DATE(YEAR(fpdate);MONTH(fpdate)+([.A706]-1)*months_per_period;DAY(fpdate))))))">
            <text:p/>
          </table:table-cell>
          <table:table-cell table:style-name="ce21" table:formula="of:=IF([.A706]=&quot;&quot;;&quot;&quot;;IF(roundOpt;IF(OR([.A706]=nper;payment&gt;ROUND((1+rate)*[.H705];2));ROUND((1+rate)*[.H705];2);payment);IF(OR([.A706]=nper;payment&gt;(1+rate)*[.H705]);(1+rate)*[.H705];payment)))">
            <text:p/>
          </table:table-cell>
          <table:table-cell table:style-name="ce30"/>
          <table:table-cell table:style-name="ce21"/>
          <table:table-cell table:style-name="ce21" table:formula="of:=IF([.A706]=&quot;&quot;;&quot;&quot;;IF(AND([.A706]=1;pmtType=1);0;IF(roundOpt;ROUND(rate*[.H705];2);rate*[.H705])))">
            <text:p/>
          </table:table-cell>
          <table:table-cell table:style-name="ce21" table:formula="of:=IF([.A706]=&quot;&quot;;&quot;&quot;;[.C706]-[.F706]+[.D706])">
            <text:p/>
          </table:table-cell>
          <table:table-cell table:style-name="ce21" table:formula="of:=IF([.A706]=&quot;&quot;;&quot;&quot;;[.H705]-[.G706])">
            <text:p/>
          </table:table-cell>
          <table:table-cell table:number-columns-repeated="248"/>
        </table:table-row>
        <table:table-row table:style-name="ro3">
          <table:table-cell table:style-name="ce10" table:formula="of:=IF([.H706]=&quot;&quot;;&quot;&quot;;IF(roundOpt;IF(OR([.A706]&gt;=nper;ROUND([.H706];2)&lt;=0);&quot;&quot;;[.A706]+1);IF(OR([.A706]&gt;=nper;[.H706]&lt;=0);&quot;&quot;;[.A706]+1)))">
            <text:p/>
          </table:table-cell>
          <table:table-cell table:style-name="ce17" table:formula="of:=IF([.A707]=&quot;&quot;;&quot;&quot;;IF(OR(periods_per_year=26;periods_per_year=52);IF(periods_per_year=26;IF([.A707]=1;fpdate;[.B706]+14);IF(periods_per_year=52;IF([.A707]=1;fpdate;[.B706]+7);&quot;n/a&quot;));IF(periods_per_year=24;DATE(YEAR(fpdate);MONTH(fpdate)+([.A707]-1)/2+IF(AND(DAY(fpdate)&gt;=15;MOD([.A707];2)=0);1;0);IF(MOD([.A707];2)=0;IF(DAY(fpdate)&gt;=15;DAY(fpdate)-14;DAY(fpdate)+14);DAY(fpdate)));IF(DAY(DATE(YEAR(fpdate);MONTH(fpdate)+([.A707]-1)*months_per_period;DAY(fpdate)))&lt;&gt;DAY(fpdate);DATE(YEAR(fpdate);MONTH(fpdate)+([.A707]-1)*months_per_period+1;0);DATE(YEAR(fpdate);MONTH(fpdate)+([.A707]-1)*months_per_period;DAY(fpdate))))))">
            <text:p/>
          </table:table-cell>
          <table:table-cell table:style-name="ce21" table:formula="of:=IF([.A707]=&quot;&quot;;&quot;&quot;;IF(roundOpt;IF(OR([.A707]=nper;payment&gt;ROUND((1+rate)*[.H706];2));ROUND((1+rate)*[.H706];2);payment);IF(OR([.A707]=nper;payment&gt;(1+rate)*[.H706]);(1+rate)*[.H706];payment)))">
            <text:p/>
          </table:table-cell>
          <table:table-cell table:style-name="ce30"/>
          <table:table-cell table:style-name="ce21"/>
          <table:table-cell table:style-name="ce21" table:formula="of:=IF([.A707]=&quot;&quot;;&quot;&quot;;IF(AND([.A707]=1;pmtType=1);0;IF(roundOpt;ROUND(rate*[.H706];2);rate*[.H706])))">
            <text:p/>
          </table:table-cell>
          <table:table-cell table:style-name="ce21" table:formula="of:=IF([.A707]=&quot;&quot;;&quot;&quot;;[.C707]-[.F707]+[.D707])">
            <text:p/>
          </table:table-cell>
          <table:table-cell table:style-name="ce21" table:formula="of:=IF([.A707]=&quot;&quot;;&quot;&quot;;[.H706]-[.G707])">
            <text:p/>
          </table:table-cell>
          <table:table-cell table:number-columns-repeated="248"/>
        </table:table-row>
        <table:table-row table:style-name="ro3">
          <table:table-cell table:style-name="ce10" table:formula="of:=IF([.H707]=&quot;&quot;;&quot;&quot;;IF(roundOpt;IF(OR([.A707]&gt;=nper;ROUND([.H707];2)&lt;=0);&quot;&quot;;[.A707]+1);IF(OR([.A707]&gt;=nper;[.H707]&lt;=0);&quot;&quot;;[.A707]+1)))">
            <text:p/>
          </table:table-cell>
          <table:table-cell table:style-name="ce17" table:formula="of:=IF([.A708]=&quot;&quot;;&quot;&quot;;IF(OR(periods_per_year=26;periods_per_year=52);IF(periods_per_year=26;IF([.A708]=1;fpdate;[.B707]+14);IF(periods_per_year=52;IF([.A708]=1;fpdate;[.B707]+7);&quot;n/a&quot;));IF(periods_per_year=24;DATE(YEAR(fpdate);MONTH(fpdate)+([.A708]-1)/2+IF(AND(DAY(fpdate)&gt;=15;MOD([.A708];2)=0);1;0);IF(MOD([.A708];2)=0;IF(DAY(fpdate)&gt;=15;DAY(fpdate)-14;DAY(fpdate)+14);DAY(fpdate)));IF(DAY(DATE(YEAR(fpdate);MONTH(fpdate)+([.A708]-1)*months_per_period;DAY(fpdate)))&lt;&gt;DAY(fpdate);DATE(YEAR(fpdate);MONTH(fpdate)+([.A708]-1)*months_per_period+1;0);DATE(YEAR(fpdate);MONTH(fpdate)+([.A708]-1)*months_per_period;DAY(fpdate))))))">
            <text:p/>
          </table:table-cell>
          <table:table-cell table:style-name="ce21" table:formula="of:=IF([.A708]=&quot;&quot;;&quot;&quot;;IF(roundOpt;IF(OR([.A708]=nper;payment&gt;ROUND((1+rate)*[.H707];2));ROUND((1+rate)*[.H707];2);payment);IF(OR([.A708]=nper;payment&gt;(1+rate)*[.H707]);(1+rate)*[.H707];payment)))">
            <text:p/>
          </table:table-cell>
          <table:table-cell table:style-name="ce30"/>
          <table:table-cell table:style-name="ce21"/>
          <table:table-cell table:style-name="ce21" table:formula="of:=IF([.A708]=&quot;&quot;;&quot;&quot;;IF(AND([.A708]=1;pmtType=1);0;IF(roundOpt;ROUND(rate*[.H707];2);rate*[.H707])))">
            <text:p/>
          </table:table-cell>
          <table:table-cell table:style-name="ce21" table:formula="of:=IF([.A708]=&quot;&quot;;&quot;&quot;;[.C708]-[.F708]+[.D708])">
            <text:p/>
          </table:table-cell>
          <table:table-cell table:style-name="ce21" table:formula="of:=IF([.A708]=&quot;&quot;;&quot;&quot;;[.H707]-[.G708])">
            <text:p/>
          </table:table-cell>
          <table:table-cell table:number-columns-repeated="248"/>
        </table:table-row>
        <table:table-row table:style-name="ro3">
          <table:table-cell table:style-name="ce10" table:formula="of:=IF([.H708]=&quot;&quot;;&quot;&quot;;IF(roundOpt;IF(OR([.A708]&gt;=nper;ROUND([.H708];2)&lt;=0);&quot;&quot;;[.A708]+1);IF(OR([.A708]&gt;=nper;[.H708]&lt;=0);&quot;&quot;;[.A708]+1)))">
            <text:p/>
          </table:table-cell>
          <table:table-cell table:style-name="ce17" table:formula="of:=IF([.A709]=&quot;&quot;;&quot;&quot;;IF(OR(periods_per_year=26;periods_per_year=52);IF(periods_per_year=26;IF([.A709]=1;fpdate;[.B708]+14);IF(periods_per_year=52;IF([.A709]=1;fpdate;[.B708]+7);&quot;n/a&quot;));IF(periods_per_year=24;DATE(YEAR(fpdate);MONTH(fpdate)+([.A709]-1)/2+IF(AND(DAY(fpdate)&gt;=15;MOD([.A709];2)=0);1;0);IF(MOD([.A709];2)=0;IF(DAY(fpdate)&gt;=15;DAY(fpdate)-14;DAY(fpdate)+14);DAY(fpdate)));IF(DAY(DATE(YEAR(fpdate);MONTH(fpdate)+([.A709]-1)*months_per_period;DAY(fpdate)))&lt;&gt;DAY(fpdate);DATE(YEAR(fpdate);MONTH(fpdate)+([.A709]-1)*months_per_period+1;0);DATE(YEAR(fpdate);MONTH(fpdate)+([.A709]-1)*months_per_period;DAY(fpdate))))))">
            <text:p/>
          </table:table-cell>
          <table:table-cell table:style-name="ce21" table:formula="of:=IF([.A709]=&quot;&quot;;&quot;&quot;;IF(roundOpt;IF(OR([.A709]=nper;payment&gt;ROUND((1+rate)*[.H708];2));ROUND((1+rate)*[.H708];2);payment);IF(OR([.A709]=nper;payment&gt;(1+rate)*[.H708]);(1+rate)*[.H708];payment)))">
            <text:p/>
          </table:table-cell>
          <table:table-cell table:style-name="ce30"/>
          <table:table-cell table:style-name="ce21"/>
          <table:table-cell table:style-name="ce21" table:formula="of:=IF([.A709]=&quot;&quot;;&quot;&quot;;IF(AND([.A709]=1;pmtType=1);0;IF(roundOpt;ROUND(rate*[.H708];2);rate*[.H708])))">
            <text:p/>
          </table:table-cell>
          <table:table-cell table:style-name="ce21" table:formula="of:=IF([.A709]=&quot;&quot;;&quot;&quot;;[.C709]-[.F709]+[.D709])">
            <text:p/>
          </table:table-cell>
          <table:table-cell table:style-name="ce21" table:formula="of:=IF([.A709]=&quot;&quot;;&quot;&quot;;[.H708]-[.G709])">
            <text:p/>
          </table:table-cell>
          <table:table-cell table:number-columns-repeated="248"/>
        </table:table-row>
        <table:table-row table:style-name="ro3">
          <table:table-cell table:style-name="ce10" table:formula="of:=IF([.H709]=&quot;&quot;;&quot;&quot;;IF(roundOpt;IF(OR([.A709]&gt;=nper;ROUND([.H709];2)&lt;=0);&quot;&quot;;[.A709]+1);IF(OR([.A709]&gt;=nper;[.H709]&lt;=0);&quot;&quot;;[.A709]+1)))">
            <text:p/>
          </table:table-cell>
          <table:table-cell table:style-name="ce17" table:formula="of:=IF([.A710]=&quot;&quot;;&quot;&quot;;IF(OR(periods_per_year=26;periods_per_year=52);IF(periods_per_year=26;IF([.A710]=1;fpdate;[.B709]+14);IF(periods_per_year=52;IF([.A710]=1;fpdate;[.B709]+7);&quot;n/a&quot;));IF(periods_per_year=24;DATE(YEAR(fpdate);MONTH(fpdate)+([.A710]-1)/2+IF(AND(DAY(fpdate)&gt;=15;MOD([.A710];2)=0);1;0);IF(MOD([.A710];2)=0;IF(DAY(fpdate)&gt;=15;DAY(fpdate)-14;DAY(fpdate)+14);DAY(fpdate)));IF(DAY(DATE(YEAR(fpdate);MONTH(fpdate)+([.A710]-1)*months_per_period;DAY(fpdate)))&lt;&gt;DAY(fpdate);DATE(YEAR(fpdate);MONTH(fpdate)+([.A710]-1)*months_per_period+1;0);DATE(YEAR(fpdate);MONTH(fpdate)+([.A710]-1)*months_per_period;DAY(fpdate))))))">
            <text:p/>
          </table:table-cell>
          <table:table-cell table:style-name="ce21" table:formula="of:=IF([.A710]=&quot;&quot;;&quot;&quot;;IF(roundOpt;IF(OR([.A710]=nper;payment&gt;ROUND((1+rate)*[.H709];2));ROUND((1+rate)*[.H709];2);payment);IF(OR([.A710]=nper;payment&gt;(1+rate)*[.H709]);(1+rate)*[.H709];payment)))">
            <text:p/>
          </table:table-cell>
          <table:table-cell table:style-name="ce30"/>
          <table:table-cell table:style-name="ce21"/>
          <table:table-cell table:style-name="ce21" table:formula="of:=IF([.A710]=&quot;&quot;;&quot;&quot;;IF(AND([.A710]=1;pmtType=1);0;IF(roundOpt;ROUND(rate*[.H709];2);rate*[.H709])))">
            <text:p/>
          </table:table-cell>
          <table:table-cell table:style-name="ce21" table:formula="of:=IF([.A710]=&quot;&quot;;&quot;&quot;;[.C710]-[.F710]+[.D710])">
            <text:p/>
          </table:table-cell>
          <table:table-cell table:style-name="ce21" table:formula="of:=IF([.A710]=&quot;&quot;;&quot;&quot;;[.H709]-[.G710])">
            <text:p/>
          </table:table-cell>
          <table:table-cell table:number-columns-repeated="248"/>
        </table:table-row>
        <table:table-row table:style-name="ro3">
          <table:table-cell table:style-name="ce10" table:formula="of:=IF([.H710]=&quot;&quot;;&quot;&quot;;IF(roundOpt;IF(OR([.A710]&gt;=nper;ROUND([.H710];2)&lt;=0);&quot;&quot;;[.A710]+1);IF(OR([.A710]&gt;=nper;[.H710]&lt;=0);&quot;&quot;;[.A710]+1)))">
            <text:p/>
          </table:table-cell>
          <table:table-cell table:style-name="ce17" table:formula="of:=IF([.A711]=&quot;&quot;;&quot;&quot;;IF(OR(periods_per_year=26;periods_per_year=52);IF(periods_per_year=26;IF([.A711]=1;fpdate;[.B710]+14);IF(periods_per_year=52;IF([.A711]=1;fpdate;[.B710]+7);&quot;n/a&quot;));IF(periods_per_year=24;DATE(YEAR(fpdate);MONTH(fpdate)+([.A711]-1)/2+IF(AND(DAY(fpdate)&gt;=15;MOD([.A711];2)=0);1;0);IF(MOD([.A711];2)=0;IF(DAY(fpdate)&gt;=15;DAY(fpdate)-14;DAY(fpdate)+14);DAY(fpdate)));IF(DAY(DATE(YEAR(fpdate);MONTH(fpdate)+([.A711]-1)*months_per_period;DAY(fpdate)))&lt;&gt;DAY(fpdate);DATE(YEAR(fpdate);MONTH(fpdate)+([.A711]-1)*months_per_period+1;0);DATE(YEAR(fpdate);MONTH(fpdate)+([.A711]-1)*months_per_period;DAY(fpdate))))))">
            <text:p/>
          </table:table-cell>
          <table:table-cell table:style-name="ce21" table:formula="of:=IF([.A711]=&quot;&quot;;&quot;&quot;;IF(roundOpt;IF(OR([.A711]=nper;payment&gt;ROUND((1+rate)*[.H710];2));ROUND((1+rate)*[.H710];2);payment);IF(OR([.A711]=nper;payment&gt;(1+rate)*[.H710]);(1+rate)*[.H710];payment)))">
            <text:p/>
          </table:table-cell>
          <table:table-cell table:style-name="ce30"/>
          <table:table-cell table:style-name="ce21"/>
          <table:table-cell table:style-name="ce21" table:formula="of:=IF([.A711]=&quot;&quot;;&quot;&quot;;IF(AND([.A711]=1;pmtType=1);0;IF(roundOpt;ROUND(rate*[.H710];2);rate*[.H710])))">
            <text:p/>
          </table:table-cell>
          <table:table-cell table:style-name="ce21" table:formula="of:=IF([.A711]=&quot;&quot;;&quot;&quot;;[.C711]-[.F711]+[.D711])">
            <text:p/>
          </table:table-cell>
          <table:table-cell table:style-name="ce21" table:formula="of:=IF([.A711]=&quot;&quot;;&quot;&quot;;[.H710]-[.G711])">
            <text:p/>
          </table:table-cell>
          <table:table-cell table:number-columns-repeated="248"/>
        </table:table-row>
        <table:table-row table:style-name="ro3">
          <table:table-cell table:style-name="ce10" table:formula="of:=IF([.H711]=&quot;&quot;;&quot;&quot;;IF(roundOpt;IF(OR([.A711]&gt;=nper;ROUND([.H711];2)&lt;=0);&quot;&quot;;[.A711]+1);IF(OR([.A711]&gt;=nper;[.H711]&lt;=0);&quot;&quot;;[.A711]+1)))">
            <text:p/>
          </table:table-cell>
          <table:table-cell table:style-name="ce17" table:formula="of:=IF([.A712]=&quot;&quot;;&quot;&quot;;IF(OR(periods_per_year=26;periods_per_year=52);IF(periods_per_year=26;IF([.A712]=1;fpdate;[.B711]+14);IF(periods_per_year=52;IF([.A712]=1;fpdate;[.B711]+7);&quot;n/a&quot;));IF(periods_per_year=24;DATE(YEAR(fpdate);MONTH(fpdate)+([.A712]-1)/2+IF(AND(DAY(fpdate)&gt;=15;MOD([.A712];2)=0);1;0);IF(MOD([.A712];2)=0;IF(DAY(fpdate)&gt;=15;DAY(fpdate)-14;DAY(fpdate)+14);DAY(fpdate)));IF(DAY(DATE(YEAR(fpdate);MONTH(fpdate)+([.A712]-1)*months_per_period;DAY(fpdate)))&lt;&gt;DAY(fpdate);DATE(YEAR(fpdate);MONTH(fpdate)+([.A712]-1)*months_per_period+1;0);DATE(YEAR(fpdate);MONTH(fpdate)+([.A712]-1)*months_per_period;DAY(fpdate))))))">
            <text:p/>
          </table:table-cell>
          <table:table-cell table:style-name="ce21" table:formula="of:=IF([.A712]=&quot;&quot;;&quot;&quot;;IF(roundOpt;IF(OR([.A712]=nper;payment&gt;ROUND((1+rate)*[.H711];2));ROUND((1+rate)*[.H711];2);payment);IF(OR([.A712]=nper;payment&gt;(1+rate)*[.H711]);(1+rate)*[.H711];payment)))">
            <text:p/>
          </table:table-cell>
          <table:table-cell table:style-name="ce30"/>
          <table:table-cell table:style-name="ce21"/>
          <table:table-cell table:style-name="ce21" table:formula="of:=IF([.A712]=&quot;&quot;;&quot;&quot;;IF(AND([.A712]=1;pmtType=1);0;IF(roundOpt;ROUND(rate*[.H711];2);rate*[.H711])))">
            <text:p/>
          </table:table-cell>
          <table:table-cell table:style-name="ce21" table:formula="of:=IF([.A712]=&quot;&quot;;&quot;&quot;;[.C712]-[.F712]+[.D712])">
            <text:p/>
          </table:table-cell>
          <table:table-cell table:style-name="ce21" table:formula="of:=IF([.A712]=&quot;&quot;;&quot;&quot;;[.H711]-[.G712])">
            <text:p/>
          </table:table-cell>
          <table:table-cell table:number-columns-repeated="248"/>
        </table:table-row>
        <table:table-row table:style-name="ro3">
          <table:table-cell table:style-name="ce10" table:formula="of:=IF([.H712]=&quot;&quot;;&quot;&quot;;IF(roundOpt;IF(OR([.A712]&gt;=nper;ROUND([.H712];2)&lt;=0);&quot;&quot;;[.A712]+1);IF(OR([.A712]&gt;=nper;[.H712]&lt;=0);&quot;&quot;;[.A712]+1)))">
            <text:p/>
          </table:table-cell>
          <table:table-cell table:style-name="ce17" table:formula="of:=IF([.A713]=&quot;&quot;;&quot;&quot;;IF(OR(periods_per_year=26;periods_per_year=52);IF(periods_per_year=26;IF([.A713]=1;fpdate;[.B712]+14);IF(periods_per_year=52;IF([.A713]=1;fpdate;[.B712]+7);&quot;n/a&quot;));IF(periods_per_year=24;DATE(YEAR(fpdate);MONTH(fpdate)+([.A713]-1)/2+IF(AND(DAY(fpdate)&gt;=15;MOD([.A713];2)=0);1;0);IF(MOD([.A713];2)=0;IF(DAY(fpdate)&gt;=15;DAY(fpdate)-14;DAY(fpdate)+14);DAY(fpdate)));IF(DAY(DATE(YEAR(fpdate);MONTH(fpdate)+([.A713]-1)*months_per_period;DAY(fpdate)))&lt;&gt;DAY(fpdate);DATE(YEAR(fpdate);MONTH(fpdate)+([.A713]-1)*months_per_period+1;0);DATE(YEAR(fpdate);MONTH(fpdate)+([.A713]-1)*months_per_period;DAY(fpdate))))))">
            <text:p/>
          </table:table-cell>
          <table:table-cell table:style-name="ce21" table:formula="of:=IF([.A713]=&quot;&quot;;&quot;&quot;;IF(roundOpt;IF(OR([.A713]=nper;payment&gt;ROUND((1+rate)*[.H712];2));ROUND((1+rate)*[.H712];2);payment);IF(OR([.A713]=nper;payment&gt;(1+rate)*[.H712]);(1+rate)*[.H712];payment)))">
            <text:p/>
          </table:table-cell>
          <table:table-cell table:style-name="ce30"/>
          <table:table-cell table:style-name="ce21"/>
          <table:table-cell table:style-name="ce21" table:formula="of:=IF([.A713]=&quot;&quot;;&quot;&quot;;IF(AND([.A713]=1;pmtType=1);0;IF(roundOpt;ROUND(rate*[.H712];2);rate*[.H712])))">
            <text:p/>
          </table:table-cell>
          <table:table-cell table:style-name="ce21" table:formula="of:=IF([.A713]=&quot;&quot;;&quot;&quot;;[.C713]-[.F713]+[.D713])">
            <text:p/>
          </table:table-cell>
          <table:table-cell table:style-name="ce21" table:formula="of:=IF([.A713]=&quot;&quot;;&quot;&quot;;[.H712]-[.G713])">
            <text:p/>
          </table:table-cell>
          <table:table-cell table:number-columns-repeated="248"/>
        </table:table-row>
        <table:table-row table:style-name="ro3">
          <table:table-cell table:style-name="ce10" table:formula="of:=IF([.H713]=&quot;&quot;;&quot;&quot;;IF(roundOpt;IF(OR([.A713]&gt;=nper;ROUND([.H713];2)&lt;=0);&quot;&quot;;[.A713]+1);IF(OR([.A713]&gt;=nper;[.H713]&lt;=0);&quot;&quot;;[.A713]+1)))">
            <text:p/>
          </table:table-cell>
          <table:table-cell table:style-name="ce17" table:formula="of:=IF([.A714]=&quot;&quot;;&quot;&quot;;IF(OR(periods_per_year=26;periods_per_year=52);IF(periods_per_year=26;IF([.A714]=1;fpdate;[.B713]+14);IF(periods_per_year=52;IF([.A714]=1;fpdate;[.B713]+7);&quot;n/a&quot;));IF(periods_per_year=24;DATE(YEAR(fpdate);MONTH(fpdate)+([.A714]-1)/2+IF(AND(DAY(fpdate)&gt;=15;MOD([.A714];2)=0);1;0);IF(MOD([.A714];2)=0;IF(DAY(fpdate)&gt;=15;DAY(fpdate)-14;DAY(fpdate)+14);DAY(fpdate)));IF(DAY(DATE(YEAR(fpdate);MONTH(fpdate)+([.A714]-1)*months_per_period;DAY(fpdate)))&lt;&gt;DAY(fpdate);DATE(YEAR(fpdate);MONTH(fpdate)+([.A714]-1)*months_per_period+1;0);DATE(YEAR(fpdate);MONTH(fpdate)+([.A714]-1)*months_per_period;DAY(fpdate))))))">
            <text:p/>
          </table:table-cell>
          <table:table-cell table:style-name="ce21" table:formula="of:=IF([.A714]=&quot;&quot;;&quot;&quot;;IF(roundOpt;IF(OR([.A714]=nper;payment&gt;ROUND((1+rate)*[.H713];2));ROUND((1+rate)*[.H713];2);payment);IF(OR([.A714]=nper;payment&gt;(1+rate)*[.H713]);(1+rate)*[.H713];payment)))">
            <text:p/>
          </table:table-cell>
          <table:table-cell table:style-name="ce30"/>
          <table:table-cell table:style-name="ce21"/>
          <table:table-cell table:style-name="ce21" table:formula="of:=IF([.A714]=&quot;&quot;;&quot;&quot;;IF(AND([.A714]=1;pmtType=1);0;IF(roundOpt;ROUND(rate*[.H713];2);rate*[.H713])))">
            <text:p/>
          </table:table-cell>
          <table:table-cell table:style-name="ce21" table:formula="of:=IF([.A714]=&quot;&quot;;&quot;&quot;;[.C714]-[.F714]+[.D714])">
            <text:p/>
          </table:table-cell>
          <table:table-cell table:style-name="ce21" table:formula="of:=IF([.A714]=&quot;&quot;;&quot;&quot;;[.H713]-[.G714])">
            <text:p/>
          </table:table-cell>
          <table:table-cell table:number-columns-repeated="248"/>
        </table:table-row>
        <table:table-row table:style-name="ro3">
          <table:table-cell table:style-name="ce10" table:formula="of:=IF([.H714]=&quot;&quot;;&quot;&quot;;IF(roundOpt;IF(OR([.A714]&gt;=nper;ROUND([.H714];2)&lt;=0);&quot;&quot;;[.A714]+1);IF(OR([.A714]&gt;=nper;[.H714]&lt;=0);&quot;&quot;;[.A714]+1)))">
            <text:p/>
          </table:table-cell>
          <table:table-cell table:style-name="ce17" table:formula="of:=IF([.A715]=&quot;&quot;;&quot;&quot;;IF(OR(periods_per_year=26;periods_per_year=52);IF(periods_per_year=26;IF([.A715]=1;fpdate;[.B714]+14);IF(periods_per_year=52;IF([.A715]=1;fpdate;[.B714]+7);&quot;n/a&quot;));IF(periods_per_year=24;DATE(YEAR(fpdate);MONTH(fpdate)+([.A715]-1)/2+IF(AND(DAY(fpdate)&gt;=15;MOD([.A715];2)=0);1;0);IF(MOD([.A715];2)=0;IF(DAY(fpdate)&gt;=15;DAY(fpdate)-14;DAY(fpdate)+14);DAY(fpdate)));IF(DAY(DATE(YEAR(fpdate);MONTH(fpdate)+([.A715]-1)*months_per_period;DAY(fpdate)))&lt;&gt;DAY(fpdate);DATE(YEAR(fpdate);MONTH(fpdate)+([.A715]-1)*months_per_period+1;0);DATE(YEAR(fpdate);MONTH(fpdate)+([.A715]-1)*months_per_period;DAY(fpdate))))))">
            <text:p/>
          </table:table-cell>
          <table:table-cell table:style-name="ce21" table:formula="of:=IF([.A715]=&quot;&quot;;&quot;&quot;;IF(roundOpt;IF(OR([.A715]=nper;payment&gt;ROUND((1+rate)*[.H714];2));ROUND((1+rate)*[.H714];2);payment);IF(OR([.A715]=nper;payment&gt;(1+rate)*[.H714]);(1+rate)*[.H714];payment)))">
            <text:p/>
          </table:table-cell>
          <table:table-cell table:style-name="ce30"/>
          <table:table-cell table:style-name="ce21"/>
          <table:table-cell table:style-name="ce21" table:formula="of:=IF([.A715]=&quot;&quot;;&quot;&quot;;IF(AND([.A715]=1;pmtType=1);0;IF(roundOpt;ROUND(rate*[.H714];2);rate*[.H714])))">
            <text:p/>
          </table:table-cell>
          <table:table-cell table:style-name="ce21" table:formula="of:=IF([.A715]=&quot;&quot;;&quot;&quot;;[.C715]-[.F715]+[.D715])">
            <text:p/>
          </table:table-cell>
          <table:table-cell table:style-name="ce21" table:formula="of:=IF([.A715]=&quot;&quot;;&quot;&quot;;[.H714]-[.G715])">
            <text:p/>
          </table:table-cell>
          <table:table-cell table:number-columns-repeated="248"/>
        </table:table-row>
        <table:table-row table:style-name="ro3">
          <table:table-cell table:style-name="ce10" table:formula="of:=IF([.H715]=&quot;&quot;;&quot;&quot;;IF(roundOpt;IF(OR([.A715]&gt;=nper;ROUND([.H715];2)&lt;=0);&quot;&quot;;[.A715]+1);IF(OR([.A715]&gt;=nper;[.H715]&lt;=0);&quot;&quot;;[.A715]+1)))">
            <text:p/>
          </table:table-cell>
          <table:table-cell table:style-name="ce17" table:formula="of:=IF([.A716]=&quot;&quot;;&quot;&quot;;IF(OR(periods_per_year=26;periods_per_year=52);IF(periods_per_year=26;IF([.A716]=1;fpdate;[.B715]+14);IF(periods_per_year=52;IF([.A716]=1;fpdate;[.B715]+7);&quot;n/a&quot;));IF(periods_per_year=24;DATE(YEAR(fpdate);MONTH(fpdate)+([.A716]-1)/2+IF(AND(DAY(fpdate)&gt;=15;MOD([.A716];2)=0);1;0);IF(MOD([.A716];2)=0;IF(DAY(fpdate)&gt;=15;DAY(fpdate)-14;DAY(fpdate)+14);DAY(fpdate)));IF(DAY(DATE(YEAR(fpdate);MONTH(fpdate)+([.A716]-1)*months_per_period;DAY(fpdate)))&lt;&gt;DAY(fpdate);DATE(YEAR(fpdate);MONTH(fpdate)+([.A716]-1)*months_per_period+1;0);DATE(YEAR(fpdate);MONTH(fpdate)+([.A716]-1)*months_per_period;DAY(fpdate))))))">
            <text:p/>
          </table:table-cell>
          <table:table-cell table:style-name="ce21" table:formula="of:=IF([.A716]=&quot;&quot;;&quot;&quot;;IF(roundOpt;IF(OR([.A716]=nper;payment&gt;ROUND((1+rate)*[.H715];2));ROUND((1+rate)*[.H715];2);payment);IF(OR([.A716]=nper;payment&gt;(1+rate)*[.H715]);(1+rate)*[.H715];payment)))">
            <text:p/>
          </table:table-cell>
          <table:table-cell table:style-name="ce30"/>
          <table:table-cell table:style-name="ce21"/>
          <table:table-cell table:style-name="ce21" table:formula="of:=IF([.A716]=&quot;&quot;;&quot;&quot;;IF(AND([.A716]=1;pmtType=1);0;IF(roundOpt;ROUND(rate*[.H715];2);rate*[.H715])))">
            <text:p/>
          </table:table-cell>
          <table:table-cell table:style-name="ce21" table:formula="of:=IF([.A716]=&quot;&quot;;&quot;&quot;;[.C716]-[.F716]+[.D716])">
            <text:p/>
          </table:table-cell>
          <table:table-cell table:style-name="ce21" table:formula="of:=IF([.A716]=&quot;&quot;;&quot;&quot;;[.H715]-[.G716])">
            <text:p/>
          </table:table-cell>
          <table:table-cell table:number-columns-repeated="248"/>
        </table:table-row>
        <table:table-row table:style-name="ro3">
          <table:table-cell table:style-name="ce10" table:formula="of:=IF([.H716]=&quot;&quot;;&quot;&quot;;IF(roundOpt;IF(OR([.A716]&gt;=nper;ROUND([.H716];2)&lt;=0);&quot;&quot;;[.A716]+1);IF(OR([.A716]&gt;=nper;[.H716]&lt;=0);&quot;&quot;;[.A716]+1)))">
            <text:p/>
          </table:table-cell>
          <table:table-cell table:style-name="ce17" table:formula="of:=IF([.A717]=&quot;&quot;;&quot;&quot;;IF(OR(periods_per_year=26;periods_per_year=52);IF(periods_per_year=26;IF([.A717]=1;fpdate;[.B716]+14);IF(periods_per_year=52;IF([.A717]=1;fpdate;[.B716]+7);&quot;n/a&quot;));IF(periods_per_year=24;DATE(YEAR(fpdate);MONTH(fpdate)+([.A717]-1)/2+IF(AND(DAY(fpdate)&gt;=15;MOD([.A717];2)=0);1;0);IF(MOD([.A717];2)=0;IF(DAY(fpdate)&gt;=15;DAY(fpdate)-14;DAY(fpdate)+14);DAY(fpdate)));IF(DAY(DATE(YEAR(fpdate);MONTH(fpdate)+([.A717]-1)*months_per_period;DAY(fpdate)))&lt;&gt;DAY(fpdate);DATE(YEAR(fpdate);MONTH(fpdate)+([.A717]-1)*months_per_period+1;0);DATE(YEAR(fpdate);MONTH(fpdate)+([.A717]-1)*months_per_period;DAY(fpdate))))))">
            <text:p/>
          </table:table-cell>
          <table:table-cell table:style-name="ce21" table:formula="of:=IF([.A717]=&quot;&quot;;&quot;&quot;;IF(roundOpt;IF(OR([.A717]=nper;payment&gt;ROUND((1+rate)*[.H716];2));ROUND((1+rate)*[.H716];2);payment);IF(OR([.A717]=nper;payment&gt;(1+rate)*[.H716]);(1+rate)*[.H716];payment)))">
            <text:p/>
          </table:table-cell>
          <table:table-cell table:style-name="ce30"/>
          <table:table-cell table:style-name="ce21"/>
          <table:table-cell table:style-name="ce21" table:formula="of:=IF([.A717]=&quot;&quot;;&quot;&quot;;IF(AND([.A717]=1;pmtType=1);0;IF(roundOpt;ROUND(rate*[.H716];2);rate*[.H716])))">
            <text:p/>
          </table:table-cell>
          <table:table-cell table:style-name="ce21" table:formula="of:=IF([.A717]=&quot;&quot;;&quot;&quot;;[.C717]-[.F717]+[.D717])">
            <text:p/>
          </table:table-cell>
          <table:table-cell table:style-name="ce21" table:formula="of:=IF([.A717]=&quot;&quot;;&quot;&quot;;[.H716]-[.G717])">
            <text:p/>
          </table:table-cell>
          <table:table-cell table:number-columns-repeated="248"/>
        </table:table-row>
        <table:table-row table:style-name="ro3">
          <table:table-cell table:style-name="ce10" table:formula="of:=IF([.H717]=&quot;&quot;;&quot;&quot;;IF(roundOpt;IF(OR([.A717]&gt;=nper;ROUND([.H717];2)&lt;=0);&quot;&quot;;[.A717]+1);IF(OR([.A717]&gt;=nper;[.H717]&lt;=0);&quot;&quot;;[.A717]+1)))">
            <text:p/>
          </table:table-cell>
          <table:table-cell table:style-name="ce17" table:formula="of:=IF([.A718]=&quot;&quot;;&quot;&quot;;IF(OR(periods_per_year=26;periods_per_year=52);IF(periods_per_year=26;IF([.A718]=1;fpdate;[.B717]+14);IF(periods_per_year=52;IF([.A718]=1;fpdate;[.B717]+7);&quot;n/a&quot;));IF(periods_per_year=24;DATE(YEAR(fpdate);MONTH(fpdate)+([.A718]-1)/2+IF(AND(DAY(fpdate)&gt;=15;MOD([.A718];2)=0);1;0);IF(MOD([.A718];2)=0;IF(DAY(fpdate)&gt;=15;DAY(fpdate)-14;DAY(fpdate)+14);DAY(fpdate)));IF(DAY(DATE(YEAR(fpdate);MONTH(fpdate)+([.A718]-1)*months_per_period;DAY(fpdate)))&lt;&gt;DAY(fpdate);DATE(YEAR(fpdate);MONTH(fpdate)+([.A718]-1)*months_per_period+1;0);DATE(YEAR(fpdate);MONTH(fpdate)+([.A718]-1)*months_per_period;DAY(fpdate))))))">
            <text:p/>
          </table:table-cell>
          <table:table-cell table:style-name="ce21" table:formula="of:=IF([.A718]=&quot;&quot;;&quot;&quot;;IF(roundOpt;IF(OR([.A718]=nper;payment&gt;ROUND((1+rate)*[.H717];2));ROUND((1+rate)*[.H717];2);payment);IF(OR([.A718]=nper;payment&gt;(1+rate)*[.H717]);(1+rate)*[.H717];payment)))">
            <text:p/>
          </table:table-cell>
          <table:table-cell table:style-name="ce30"/>
          <table:table-cell table:style-name="ce21"/>
          <table:table-cell table:style-name="ce21" table:formula="of:=IF([.A718]=&quot;&quot;;&quot;&quot;;IF(AND([.A718]=1;pmtType=1);0;IF(roundOpt;ROUND(rate*[.H717];2);rate*[.H717])))">
            <text:p/>
          </table:table-cell>
          <table:table-cell table:style-name="ce21" table:formula="of:=IF([.A718]=&quot;&quot;;&quot;&quot;;[.C718]-[.F718]+[.D718])">
            <text:p/>
          </table:table-cell>
          <table:table-cell table:style-name="ce21" table:formula="of:=IF([.A718]=&quot;&quot;;&quot;&quot;;[.H717]-[.G718])">
            <text:p/>
          </table:table-cell>
          <table:table-cell table:number-columns-repeated="248"/>
        </table:table-row>
        <table:table-row table:style-name="ro3">
          <table:table-cell table:style-name="ce10" table:formula="of:=IF([.H718]=&quot;&quot;;&quot;&quot;;IF(roundOpt;IF(OR([.A718]&gt;=nper;ROUND([.H718];2)&lt;=0);&quot;&quot;;[.A718]+1);IF(OR([.A718]&gt;=nper;[.H718]&lt;=0);&quot;&quot;;[.A718]+1)))">
            <text:p/>
          </table:table-cell>
          <table:table-cell table:style-name="ce17" table:formula="of:=IF([.A719]=&quot;&quot;;&quot;&quot;;IF(OR(periods_per_year=26;periods_per_year=52);IF(periods_per_year=26;IF([.A719]=1;fpdate;[.B718]+14);IF(periods_per_year=52;IF([.A719]=1;fpdate;[.B718]+7);&quot;n/a&quot;));IF(periods_per_year=24;DATE(YEAR(fpdate);MONTH(fpdate)+([.A719]-1)/2+IF(AND(DAY(fpdate)&gt;=15;MOD([.A719];2)=0);1;0);IF(MOD([.A719];2)=0;IF(DAY(fpdate)&gt;=15;DAY(fpdate)-14;DAY(fpdate)+14);DAY(fpdate)));IF(DAY(DATE(YEAR(fpdate);MONTH(fpdate)+([.A719]-1)*months_per_period;DAY(fpdate)))&lt;&gt;DAY(fpdate);DATE(YEAR(fpdate);MONTH(fpdate)+([.A719]-1)*months_per_period+1;0);DATE(YEAR(fpdate);MONTH(fpdate)+([.A719]-1)*months_per_period;DAY(fpdate))))))">
            <text:p/>
          </table:table-cell>
          <table:table-cell table:style-name="ce21" table:formula="of:=IF([.A719]=&quot;&quot;;&quot;&quot;;IF(roundOpt;IF(OR([.A719]=nper;payment&gt;ROUND((1+rate)*[.H718];2));ROUND((1+rate)*[.H718];2);payment);IF(OR([.A719]=nper;payment&gt;(1+rate)*[.H718]);(1+rate)*[.H718];payment)))">
            <text:p/>
          </table:table-cell>
          <table:table-cell table:style-name="ce30"/>
          <table:table-cell table:style-name="ce21"/>
          <table:table-cell table:style-name="ce21" table:formula="of:=IF([.A719]=&quot;&quot;;&quot;&quot;;IF(AND([.A719]=1;pmtType=1);0;IF(roundOpt;ROUND(rate*[.H718];2);rate*[.H718])))">
            <text:p/>
          </table:table-cell>
          <table:table-cell table:style-name="ce21" table:formula="of:=IF([.A719]=&quot;&quot;;&quot;&quot;;[.C719]-[.F719]+[.D719])">
            <text:p/>
          </table:table-cell>
          <table:table-cell table:style-name="ce21" table:formula="of:=IF([.A719]=&quot;&quot;;&quot;&quot;;[.H718]-[.G719])">
            <text:p/>
          </table:table-cell>
          <table:table-cell table:number-columns-repeated="248"/>
        </table:table-row>
        <table:table-row table:style-name="ro3">
          <table:table-cell table:style-name="ce10" table:formula="of:=IF([.H719]=&quot;&quot;;&quot;&quot;;IF(roundOpt;IF(OR([.A719]&gt;=nper;ROUND([.H719];2)&lt;=0);&quot;&quot;;[.A719]+1);IF(OR([.A719]&gt;=nper;[.H719]&lt;=0);&quot;&quot;;[.A719]+1)))">
            <text:p/>
          </table:table-cell>
          <table:table-cell table:style-name="ce17" table:formula="of:=IF([.A720]=&quot;&quot;;&quot;&quot;;IF(OR(periods_per_year=26;periods_per_year=52);IF(periods_per_year=26;IF([.A720]=1;fpdate;[.B719]+14);IF(periods_per_year=52;IF([.A720]=1;fpdate;[.B719]+7);&quot;n/a&quot;));IF(periods_per_year=24;DATE(YEAR(fpdate);MONTH(fpdate)+([.A720]-1)/2+IF(AND(DAY(fpdate)&gt;=15;MOD([.A720];2)=0);1;0);IF(MOD([.A720];2)=0;IF(DAY(fpdate)&gt;=15;DAY(fpdate)-14;DAY(fpdate)+14);DAY(fpdate)));IF(DAY(DATE(YEAR(fpdate);MONTH(fpdate)+([.A720]-1)*months_per_period;DAY(fpdate)))&lt;&gt;DAY(fpdate);DATE(YEAR(fpdate);MONTH(fpdate)+([.A720]-1)*months_per_period+1;0);DATE(YEAR(fpdate);MONTH(fpdate)+([.A720]-1)*months_per_period;DAY(fpdate))))))">
            <text:p/>
          </table:table-cell>
          <table:table-cell table:style-name="ce21" table:formula="of:=IF([.A720]=&quot;&quot;;&quot;&quot;;IF(roundOpt;IF(OR([.A720]=nper;payment&gt;ROUND((1+rate)*[.H719];2));ROUND((1+rate)*[.H719];2);payment);IF(OR([.A720]=nper;payment&gt;(1+rate)*[.H719]);(1+rate)*[.H719];payment)))">
            <text:p/>
          </table:table-cell>
          <table:table-cell table:style-name="ce30"/>
          <table:table-cell table:style-name="ce21"/>
          <table:table-cell table:style-name="ce21" table:formula="of:=IF([.A720]=&quot;&quot;;&quot;&quot;;IF(AND([.A720]=1;pmtType=1);0;IF(roundOpt;ROUND(rate*[.H719];2);rate*[.H719])))">
            <text:p/>
          </table:table-cell>
          <table:table-cell table:style-name="ce21" table:formula="of:=IF([.A720]=&quot;&quot;;&quot;&quot;;[.C720]-[.F720]+[.D720])">
            <text:p/>
          </table:table-cell>
          <table:table-cell table:style-name="ce21" table:formula="of:=IF([.A720]=&quot;&quot;;&quot;&quot;;[.H719]-[.G720])">
            <text:p/>
          </table:table-cell>
          <table:table-cell table:number-columns-repeated="248"/>
        </table:table-row>
        <table:table-row table:style-name="ro3">
          <table:table-cell table:style-name="ce10" table:formula="of:=IF([.H720]=&quot;&quot;;&quot;&quot;;IF(roundOpt;IF(OR([.A720]&gt;=nper;ROUND([.H720];2)&lt;=0);&quot;&quot;;[.A720]+1);IF(OR([.A720]&gt;=nper;[.H720]&lt;=0);&quot;&quot;;[.A720]+1)))">
            <text:p/>
          </table:table-cell>
          <table:table-cell table:style-name="ce17" table:formula="of:=IF([.A721]=&quot;&quot;;&quot;&quot;;IF(OR(periods_per_year=26;periods_per_year=52);IF(periods_per_year=26;IF([.A721]=1;fpdate;[.B720]+14);IF(periods_per_year=52;IF([.A721]=1;fpdate;[.B720]+7);&quot;n/a&quot;));IF(periods_per_year=24;DATE(YEAR(fpdate);MONTH(fpdate)+([.A721]-1)/2+IF(AND(DAY(fpdate)&gt;=15;MOD([.A721];2)=0);1;0);IF(MOD([.A721];2)=0;IF(DAY(fpdate)&gt;=15;DAY(fpdate)-14;DAY(fpdate)+14);DAY(fpdate)));IF(DAY(DATE(YEAR(fpdate);MONTH(fpdate)+([.A721]-1)*months_per_period;DAY(fpdate)))&lt;&gt;DAY(fpdate);DATE(YEAR(fpdate);MONTH(fpdate)+([.A721]-1)*months_per_period+1;0);DATE(YEAR(fpdate);MONTH(fpdate)+([.A721]-1)*months_per_period;DAY(fpdate))))))">
            <text:p/>
          </table:table-cell>
          <table:table-cell table:style-name="ce21" table:formula="of:=IF([.A721]=&quot;&quot;;&quot;&quot;;IF(roundOpt;IF(OR([.A721]=nper;payment&gt;ROUND((1+rate)*[.H720];2));ROUND((1+rate)*[.H720];2);payment);IF(OR([.A721]=nper;payment&gt;(1+rate)*[.H720]);(1+rate)*[.H720];payment)))">
            <text:p/>
          </table:table-cell>
          <table:table-cell table:style-name="ce30"/>
          <table:table-cell table:style-name="ce21"/>
          <table:table-cell table:style-name="ce21" table:formula="of:=IF([.A721]=&quot;&quot;;&quot;&quot;;IF(AND([.A721]=1;pmtType=1);0;IF(roundOpt;ROUND(rate*[.H720];2);rate*[.H720])))">
            <text:p/>
          </table:table-cell>
          <table:table-cell table:style-name="ce21" table:formula="of:=IF([.A721]=&quot;&quot;;&quot;&quot;;[.C721]-[.F721]+[.D721])">
            <text:p/>
          </table:table-cell>
          <table:table-cell table:style-name="ce21" table:formula="of:=IF([.A721]=&quot;&quot;;&quot;&quot;;[.H720]-[.G721])">
            <text:p/>
          </table:table-cell>
          <table:table-cell table:number-columns-repeated="248"/>
        </table:table-row>
        <table:table-row table:style-name="ro3">
          <table:table-cell table:style-name="ce10" table:formula="of:=IF([.H721]=&quot;&quot;;&quot;&quot;;IF(roundOpt;IF(OR([.A721]&gt;=nper;ROUND([.H721];2)&lt;=0);&quot;&quot;;[.A721]+1);IF(OR([.A721]&gt;=nper;[.H721]&lt;=0);&quot;&quot;;[.A721]+1)))">
            <text:p/>
          </table:table-cell>
          <table:table-cell table:style-name="ce17" table:formula="of:=IF([.A722]=&quot;&quot;;&quot;&quot;;IF(OR(periods_per_year=26;periods_per_year=52);IF(periods_per_year=26;IF([.A722]=1;fpdate;[.B721]+14);IF(periods_per_year=52;IF([.A722]=1;fpdate;[.B721]+7);&quot;n/a&quot;));IF(periods_per_year=24;DATE(YEAR(fpdate);MONTH(fpdate)+([.A722]-1)/2+IF(AND(DAY(fpdate)&gt;=15;MOD([.A722];2)=0);1;0);IF(MOD([.A722];2)=0;IF(DAY(fpdate)&gt;=15;DAY(fpdate)-14;DAY(fpdate)+14);DAY(fpdate)));IF(DAY(DATE(YEAR(fpdate);MONTH(fpdate)+([.A722]-1)*months_per_period;DAY(fpdate)))&lt;&gt;DAY(fpdate);DATE(YEAR(fpdate);MONTH(fpdate)+([.A722]-1)*months_per_period+1;0);DATE(YEAR(fpdate);MONTH(fpdate)+([.A722]-1)*months_per_period;DAY(fpdate))))))">
            <text:p/>
          </table:table-cell>
          <table:table-cell table:style-name="ce21" table:formula="of:=IF([.A722]=&quot;&quot;;&quot;&quot;;IF(roundOpt;IF(OR([.A722]=nper;payment&gt;ROUND((1+rate)*[.H721];2));ROUND((1+rate)*[.H721];2);payment);IF(OR([.A722]=nper;payment&gt;(1+rate)*[.H721]);(1+rate)*[.H721];payment)))">
            <text:p/>
          </table:table-cell>
          <table:table-cell table:style-name="ce30"/>
          <table:table-cell table:style-name="ce21"/>
          <table:table-cell table:style-name="ce21" table:formula="of:=IF([.A722]=&quot;&quot;;&quot;&quot;;IF(AND([.A722]=1;pmtType=1);0;IF(roundOpt;ROUND(rate*[.H721];2);rate*[.H721])))">
            <text:p/>
          </table:table-cell>
          <table:table-cell table:style-name="ce21" table:formula="of:=IF([.A722]=&quot;&quot;;&quot;&quot;;[.C722]-[.F722]+[.D722])">
            <text:p/>
          </table:table-cell>
          <table:table-cell table:style-name="ce21" table:formula="of:=IF([.A722]=&quot;&quot;;&quot;&quot;;[.H721]-[.G722])">
            <text:p/>
          </table:table-cell>
          <table:table-cell table:number-columns-repeated="248"/>
        </table:table-row>
        <table:table-row table:style-name="ro3">
          <table:table-cell table:style-name="ce10" table:formula="of:=IF([.H722]=&quot;&quot;;&quot;&quot;;IF(roundOpt;IF(OR([.A722]&gt;=nper;ROUND([.H722];2)&lt;=0);&quot;&quot;;[.A722]+1);IF(OR([.A722]&gt;=nper;[.H722]&lt;=0);&quot;&quot;;[.A722]+1)))">
            <text:p/>
          </table:table-cell>
          <table:table-cell table:style-name="ce17" table:formula="of:=IF([.A723]=&quot;&quot;;&quot;&quot;;IF(OR(periods_per_year=26;periods_per_year=52);IF(periods_per_year=26;IF([.A723]=1;fpdate;[.B722]+14);IF(periods_per_year=52;IF([.A723]=1;fpdate;[.B722]+7);&quot;n/a&quot;));IF(periods_per_year=24;DATE(YEAR(fpdate);MONTH(fpdate)+([.A723]-1)/2+IF(AND(DAY(fpdate)&gt;=15;MOD([.A723];2)=0);1;0);IF(MOD([.A723];2)=0;IF(DAY(fpdate)&gt;=15;DAY(fpdate)-14;DAY(fpdate)+14);DAY(fpdate)));IF(DAY(DATE(YEAR(fpdate);MONTH(fpdate)+([.A723]-1)*months_per_period;DAY(fpdate)))&lt;&gt;DAY(fpdate);DATE(YEAR(fpdate);MONTH(fpdate)+([.A723]-1)*months_per_period+1;0);DATE(YEAR(fpdate);MONTH(fpdate)+([.A723]-1)*months_per_period;DAY(fpdate))))))">
            <text:p/>
          </table:table-cell>
          <table:table-cell table:style-name="ce21" table:formula="of:=IF([.A723]=&quot;&quot;;&quot;&quot;;IF(roundOpt;IF(OR([.A723]=nper;payment&gt;ROUND((1+rate)*[.H722];2));ROUND((1+rate)*[.H722];2);payment);IF(OR([.A723]=nper;payment&gt;(1+rate)*[.H722]);(1+rate)*[.H722];payment)))">
            <text:p/>
          </table:table-cell>
          <table:table-cell table:style-name="ce30"/>
          <table:table-cell table:style-name="ce21"/>
          <table:table-cell table:style-name="ce21" table:formula="of:=IF([.A723]=&quot;&quot;;&quot;&quot;;IF(AND([.A723]=1;pmtType=1);0;IF(roundOpt;ROUND(rate*[.H722];2);rate*[.H722])))">
            <text:p/>
          </table:table-cell>
          <table:table-cell table:style-name="ce21" table:formula="of:=IF([.A723]=&quot;&quot;;&quot;&quot;;[.C723]-[.F723]+[.D723])">
            <text:p/>
          </table:table-cell>
          <table:table-cell table:style-name="ce21" table:formula="of:=IF([.A723]=&quot;&quot;;&quot;&quot;;[.H722]-[.G723])">
            <text:p/>
          </table:table-cell>
          <table:table-cell table:number-columns-repeated="248"/>
        </table:table-row>
        <table:table-row table:style-name="ro3">
          <table:table-cell table:style-name="ce10" table:formula="of:=IF([.H723]=&quot;&quot;;&quot;&quot;;IF(roundOpt;IF(OR([.A723]&gt;=nper;ROUND([.H723];2)&lt;=0);&quot;&quot;;[.A723]+1);IF(OR([.A723]&gt;=nper;[.H723]&lt;=0);&quot;&quot;;[.A723]+1)))">
            <text:p/>
          </table:table-cell>
          <table:table-cell table:style-name="ce17" table:formula="of:=IF([.A724]=&quot;&quot;;&quot;&quot;;IF(OR(periods_per_year=26;periods_per_year=52);IF(periods_per_year=26;IF([.A724]=1;fpdate;[.B723]+14);IF(periods_per_year=52;IF([.A724]=1;fpdate;[.B723]+7);&quot;n/a&quot;));IF(periods_per_year=24;DATE(YEAR(fpdate);MONTH(fpdate)+([.A724]-1)/2+IF(AND(DAY(fpdate)&gt;=15;MOD([.A724];2)=0);1;0);IF(MOD([.A724];2)=0;IF(DAY(fpdate)&gt;=15;DAY(fpdate)-14;DAY(fpdate)+14);DAY(fpdate)));IF(DAY(DATE(YEAR(fpdate);MONTH(fpdate)+([.A724]-1)*months_per_period;DAY(fpdate)))&lt;&gt;DAY(fpdate);DATE(YEAR(fpdate);MONTH(fpdate)+([.A724]-1)*months_per_period+1;0);DATE(YEAR(fpdate);MONTH(fpdate)+([.A724]-1)*months_per_period;DAY(fpdate))))))">
            <text:p/>
          </table:table-cell>
          <table:table-cell table:style-name="ce21" table:formula="of:=IF([.A724]=&quot;&quot;;&quot;&quot;;IF(roundOpt;IF(OR([.A724]=nper;payment&gt;ROUND((1+rate)*[.H723];2));ROUND((1+rate)*[.H723];2);payment);IF(OR([.A724]=nper;payment&gt;(1+rate)*[.H723]);(1+rate)*[.H723];payment)))">
            <text:p/>
          </table:table-cell>
          <table:table-cell table:style-name="ce30"/>
          <table:table-cell table:style-name="ce21"/>
          <table:table-cell table:style-name="ce21" table:formula="of:=IF([.A724]=&quot;&quot;;&quot;&quot;;IF(AND([.A724]=1;pmtType=1);0;IF(roundOpt;ROUND(rate*[.H723];2);rate*[.H723])))">
            <text:p/>
          </table:table-cell>
          <table:table-cell table:style-name="ce21" table:formula="of:=IF([.A724]=&quot;&quot;;&quot;&quot;;[.C724]-[.F724]+[.D724])">
            <text:p/>
          </table:table-cell>
          <table:table-cell table:style-name="ce21" table:formula="of:=IF([.A724]=&quot;&quot;;&quot;&quot;;[.H723]-[.G724])">
            <text:p/>
          </table:table-cell>
          <table:table-cell table:number-columns-repeated="248"/>
        </table:table-row>
        <table:table-row table:style-name="ro3">
          <table:table-cell table:style-name="ce10" table:formula="of:=IF([.H724]=&quot;&quot;;&quot;&quot;;IF(roundOpt;IF(OR([.A724]&gt;=nper;ROUND([.H724];2)&lt;=0);&quot;&quot;;[.A724]+1);IF(OR([.A724]&gt;=nper;[.H724]&lt;=0);&quot;&quot;;[.A724]+1)))">
            <text:p/>
          </table:table-cell>
          <table:table-cell table:style-name="ce17" table:formula="of:=IF([.A725]=&quot;&quot;;&quot;&quot;;IF(OR(periods_per_year=26;periods_per_year=52);IF(periods_per_year=26;IF([.A725]=1;fpdate;[.B724]+14);IF(periods_per_year=52;IF([.A725]=1;fpdate;[.B724]+7);&quot;n/a&quot;));IF(periods_per_year=24;DATE(YEAR(fpdate);MONTH(fpdate)+([.A725]-1)/2+IF(AND(DAY(fpdate)&gt;=15;MOD([.A725];2)=0);1;0);IF(MOD([.A725];2)=0;IF(DAY(fpdate)&gt;=15;DAY(fpdate)-14;DAY(fpdate)+14);DAY(fpdate)));IF(DAY(DATE(YEAR(fpdate);MONTH(fpdate)+([.A725]-1)*months_per_period;DAY(fpdate)))&lt;&gt;DAY(fpdate);DATE(YEAR(fpdate);MONTH(fpdate)+([.A725]-1)*months_per_period+1;0);DATE(YEAR(fpdate);MONTH(fpdate)+([.A725]-1)*months_per_period;DAY(fpdate))))))">
            <text:p/>
          </table:table-cell>
          <table:table-cell table:style-name="ce21" table:formula="of:=IF([.A725]=&quot;&quot;;&quot;&quot;;IF(roundOpt;IF(OR([.A725]=nper;payment&gt;ROUND((1+rate)*[.H724];2));ROUND((1+rate)*[.H724];2);payment);IF(OR([.A725]=nper;payment&gt;(1+rate)*[.H724]);(1+rate)*[.H724];payment)))">
            <text:p/>
          </table:table-cell>
          <table:table-cell table:style-name="ce30"/>
          <table:table-cell table:style-name="ce21"/>
          <table:table-cell table:style-name="ce21" table:formula="of:=IF([.A725]=&quot;&quot;;&quot;&quot;;IF(AND([.A725]=1;pmtType=1);0;IF(roundOpt;ROUND(rate*[.H724];2);rate*[.H724])))">
            <text:p/>
          </table:table-cell>
          <table:table-cell table:style-name="ce21" table:formula="of:=IF([.A725]=&quot;&quot;;&quot;&quot;;[.C725]-[.F725]+[.D725])">
            <text:p/>
          </table:table-cell>
          <table:table-cell table:style-name="ce21" table:formula="of:=IF([.A725]=&quot;&quot;;&quot;&quot;;[.H724]-[.G725])">
            <text:p/>
          </table:table-cell>
          <table:table-cell table:number-columns-repeated="248"/>
        </table:table-row>
        <table:table-row table:style-name="ro3">
          <table:table-cell table:style-name="ce10" table:formula="of:=IF([.H725]=&quot;&quot;;&quot;&quot;;IF(roundOpt;IF(OR([.A725]&gt;=nper;ROUND([.H725];2)&lt;=0);&quot;&quot;;[.A725]+1);IF(OR([.A725]&gt;=nper;[.H725]&lt;=0);&quot;&quot;;[.A725]+1)))">
            <text:p/>
          </table:table-cell>
          <table:table-cell table:style-name="ce17" table:formula="of:=IF([.A726]=&quot;&quot;;&quot;&quot;;IF(OR(periods_per_year=26;periods_per_year=52);IF(periods_per_year=26;IF([.A726]=1;fpdate;[.B725]+14);IF(periods_per_year=52;IF([.A726]=1;fpdate;[.B725]+7);&quot;n/a&quot;));IF(periods_per_year=24;DATE(YEAR(fpdate);MONTH(fpdate)+([.A726]-1)/2+IF(AND(DAY(fpdate)&gt;=15;MOD([.A726];2)=0);1;0);IF(MOD([.A726];2)=0;IF(DAY(fpdate)&gt;=15;DAY(fpdate)-14;DAY(fpdate)+14);DAY(fpdate)));IF(DAY(DATE(YEAR(fpdate);MONTH(fpdate)+([.A726]-1)*months_per_period;DAY(fpdate)))&lt;&gt;DAY(fpdate);DATE(YEAR(fpdate);MONTH(fpdate)+([.A726]-1)*months_per_period+1;0);DATE(YEAR(fpdate);MONTH(fpdate)+([.A726]-1)*months_per_period;DAY(fpdate))))))">
            <text:p/>
          </table:table-cell>
          <table:table-cell table:style-name="ce21" table:formula="of:=IF([.A726]=&quot;&quot;;&quot;&quot;;IF(roundOpt;IF(OR([.A726]=nper;payment&gt;ROUND((1+rate)*[.H725];2));ROUND((1+rate)*[.H725];2);payment);IF(OR([.A726]=nper;payment&gt;(1+rate)*[.H725]);(1+rate)*[.H725];payment)))">
            <text:p/>
          </table:table-cell>
          <table:table-cell table:style-name="ce30"/>
          <table:table-cell table:style-name="ce21"/>
          <table:table-cell table:style-name="ce21" table:formula="of:=IF([.A726]=&quot;&quot;;&quot;&quot;;IF(AND([.A726]=1;pmtType=1);0;IF(roundOpt;ROUND(rate*[.H725];2);rate*[.H725])))">
            <text:p/>
          </table:table-cell>
          <table:table-cell table:style-name="ce21" table:formula="of:=IF([.A726]=&quot;&quot;;&quot;&quot;;[.C726]-[.F726]+[.D726])">
            <text:p/>
          </table:table-cell>
          <table:table-cell table:style-name="ce21" table:formula="of:=IF([.A726]=&quot;&quot;;&quot;&quot;;[.H725]-[.G726])">
            <text:p/>
          </table:table-cell>
          <table:table-cell table:number-columns-repeated="248"/>
        </table:table-row>
        <table:table-row table:style-name="ro3">
          <table:table-cell table:style-name="ce10" table:formula="of:=IF([.H726]=&quot;&quot;;&quot;&quot;;IF(roundOpt;IF(OR([.A726]&gt;=nper;ROUND([.H726];2)&lt;=0);&quot;&quot;;[.A726]+1);IF(OR([.A726]&gt;=nper;[.H726]&lt;=0);&quot;&quot;;[.A726]+1)))">
            <text:p/>
          </table:table-cell>
          <table:table-cell table:style-name="ce17" table:formula="of:=IF([.A727]=&quot;&quot;;&quot;&quot;;IF(OR(periods_per_year=26;periods_per_year=52);IF(periods_per_year=26;IF([.A727]=1;fpdate;[.B726]+14);IF(periods_per_year=52;IF([.A727]=1;fpdate;[.B726]+7);&quot;n/a&quot;));IF(periods_per_year=24;DATE(YEAR(fpdate);MONTH(fpdate)+([.A727]-1)/2+IF(AND(DAY(fpdate)&gt;=15;MOD([.A727];2)=0);1;0);IF(MOD([.A727];2)=0;IF(DAY(fpdate)&gt;=15;DAY(fpdate)-14;DAY(fpdate)+14);DAY(fpdate)));IF(DAY(DATE(YEAR(fpdate);MONTH(fpdate)+([.A727]-1)*months_per_period;DAY(fpdate)))&lt;&gt;DAY(fpdate);DATE(YEAR(fpdate);MONTH(fpdate)+([.A727]-1)*months_per_period+1;0);DATE(YEAR(fpdate);MONTH(fpdate)+([.A727]-1)*months_per_period;DAY(fpdate))))))">
            <text:p/>
          </table:table-cell>
          <table:table-cell table:style-name="ce21" table:formula="of:=IF([.A727]=&quot;&quot;;&quot;&quot;;IF(roundOpt;IF(OR([.A727]=nper;payment&gt;ROUND((1+rate)*[.H726];2));ROUND((1+rate)*[.H726];2);payment);IF(OR([.A727]=nper;payment&gt;(1+rate)*[.H726]);(1+rate)*[.H726];payment)))">
            <text:p/>
          </table:table-cell>
          <table:table-cell table:style-name="ce30"/>
          <table:table-cell table:style-name="ce21"/>
          <table:table-cell table:style-name="ce21" table:formula="of:=IF([.A727]=&quot;&quot;;&quot;&quot;;IF(AND([.A727]=1;pmtType=1);0;IF(roundOpt;ROUND(rate*[.H726];2);rate*[.H726])))">
            <text:p/>
          </table:table-cell>
          <table:table-cell table:style-name="ce21" table:formula="of:=IF([.A727]=&quot;&quot;;&quot;&quot;;[.C727]-[.F727]+[.D727])">
            <text:p/>
          </table:table-cell>
          <table:table-cell table:style-name="ce21" table:formula="of:=IF([.A727]=&quot;&quot;;&quot;&quot;;[.H726]-[.G727])">
            <text:p/>
          </table:table-cell>
          <table:table-cell table:number-columns-repeated="248"/>
        </table:table-row>
        <table:table-row table:style-name="ro3">
          <table:table-cell table:style-name="ce10" table:formula="of:=IF([.H727]=&quot;&quot;;&quot;&quot;;IF(roundOpt;IF(OR([.A727]&gt;=nper;ROUND([.H727];2)&lt;=0);&quot;&quot;;[.A727]+1);IF(OR([.A727]&gt;=nper;[.H727]&lt;=0);&quot;&quot;;[.A727]+1)))">
            <text:p/>
          </table:table-cell>
          <table:table-cell table:style-name="ce17" table:formula="of:=IF([.A728]=&quot;&quot;;&quot;&quot;;IF(OR(periods_per_year=26;periods_per_year=52);IF(periods_per_year=26;IF([.A728]=1;fpdate;[.B727]+14);IF(periods_per_year=52;IF([.A728]=1;fpdate;[.B727]+7);&quot;n/a&quot;));IF(periods_per_year=24;DATE(YEAR(fpdate);MONTH(fpdate)+([.A728]-1)/2+IF(AND(DAY(fpdate)&gt;=15;MOD([.A728];2)=0);1;0);IF(MOD([.A728];2)=0;IF(DAY(fpdate)&gt;=15;DAY(fpdate)-14;DAY(fpdate)+14);DAY(fpdate)));IF(DAY(DATE(YEAR(fpdate);MONTH(fpdate)+([.A728]-1)*months_per_period;DAY(fpdate)))&lt;&gt;DAY(fpdate);DATE(YEAR(fpdate);MONTH(fpdate)+([.A728]-1)*months_per_period+1;0);DATE(YEAR(fpdate);MONTH(fpdate)+([.A728]-1)*months_per_period;DAY(fpdate))))))">
            <text:p/>
          </table:table-cell>
          <table:table-cell table:style-name="ce21" table:formula="of:=IF([.A728]=&quot;&quot;;&quot;&quot;;IF(roundOpt;IF(OR([.A728]=nper;payment&gt;ROUND((1+rate)*[.H727];2));ROUND((1+rate)*[.H727];2);payment);IF(OR([.A728]=nper;payment&gt;(1+rate)*[.H727]);(1+rate)*[.H727];payment)))">
            <text:p/>
          </table:table-cell>
          <table:table-cell table:style-name="ce30"/>
          <table:table-cell table:style-name="ce21"/>
          <table:table-cell table:style-name="ce21" table:formula="of:=IF([.A728]=&quot;&quot;;&quot;&quot;;IF(AND([.A728]=1;pmtType=1);0;IF(roundOpt;ROUND(rate*[.H727];2);rate*[.H727])))">
            <text:p/>
          </table:table-cell>
          <table:table-cell table:style-name="ce21" table:formula="of:=IF([.A728]=&quot;&quot;;&quot;&quot;;[.C728]-[.F728]+[.D728])">
            <text:p/>
          </table:table-cell>
          <table:table-cell table:style-name="ce21" table:formula="of:=IF([.A728]=&quot;&quot;;&quot;&quot;;[.H727]-[.G728])">
            <text:p/>
          </table:table-cell>
          <table:table-cell table:number-columns-repeated="248"/>
        </table:table-row>
        <table:table-row table:style-name="ro3">
          <table:table-cell table:style-name="ce10" table:formula="of:=IF([.H728]=&quot;&quot;;&quot;&quot;;IF(roundOpt;IF(OR([.A728]&gt;=nper;ROUND([.H728];2)&lt;=0);&quot;&quot;;[.A728]+1);IF(OR([.A728]&gt;=nper;[.H728]&lt;=0);&quot;&quot;;[.A728]+1)))">
            <text:p/>
          </table:table-cell>
          <table:table-cell table:style-name="ce17" table:formula="of:=IF([.A729]=&quot;&quot;;&quot;&quot;;IF(OR(periods_per_year=26;periods_per_year=52);IF(periods_per_year=26;IF([.A729]=1;fpdate;[.B728]+14);IF(periods_per_year=52;IF([.A729]=1;fpdate;[.B728]+7);&quot;n/a&quot;));IF(periods_per_year=24;DATE(YEAR(fpdate);MONTH(fpdate)+([.A729]-1)/2+IF(AND(DAY(fpdate)&gt;=15;MOD([.A729];2)=0);1;0);IF(MOD([.A729];2)=0;IF(DAY(fpdate)&gt;=15;DAY(fpdate)-14;DAY(fpdate)+14);DAY(fpdate)));IF(DAY(DATE(YEAR(fpdate);MONTH(fpdate)+([.A729]-1)*months_per_period;DAY(fpdate)))&lt;&gt;DAY(fpdate);DATE(YEAR(fpdate);MONTH(fpdate)+([.A729]-1)*months_per_period+1;0);DATE(YEAR(fpdate);MONTH(fpdate)+([.A729]-1)*months_per_period;DAY(fpdate))))))">
            <text:p/>
          </table:table-cell>
          <table:table-cell table:style-name="ce21" table:formula="of:=IF([.A729]=&quot;&quot;;&quot;&quot;;IF(roundOpt;IF(OR([.A729]=nper;payment&gt;ROUND((1+rate)*[.H728];2));ROUND((1+rate)*[.H728];2);payment);IF(OR([.A729]=nper;payment&gt;(1+rate)*[.H728]);(1+rate)*[.H728];payment)))">
            <text:p/>
          </table:table-cell>
          <table:table-cell table:style-name="ce30"/>
          <table:table-cell table:style-name="ce21"/>
          <table:table-cell table:style-name="ce21" table:formula="of:=IF([.A729]=&quot;&quot;;&quot;&quot;;IF(AND([.A729]=1;pmtType=1);0;IF(roundOpt;ROUND(rate*[.H728];2);rate*[.H728])))">
            <text:p/>
          </table:table-cell>
          <table:table-cell table:style-name="ce21" table:formula="of:=IF([.A729]=&quot;&quot;;&quot;&quot;;[.C729]-[.F729]+[.D729])">
            <text:p/>
          </table:table-cell>
          <table:table-cell table:style-name="ce21" table:formula="of:=IF([.A729]=&quot;&quot;;&quot;&quot;;[.H728]-[.G729])">
            <text:p/>
          </table:table-cell>
          <table:table-cell table:number-columns-repeated="248"/>
        </table:table-row>
        <table:table-row table:style-name="ro3">
          <table:table-cell table:style-name="ce10" table:formula="of:=IF([.H729]=&quot;&quot;;&quot;&quot;;IF(roundOpt;IF(OR([.A729]&gt;=nper;ROUND([.H729];2)&lt;=0);&quot;&quot;;[.A729]+1);IF(OR([.A729]&gt;=nper;[.H729]&lt;=0);&quot;&quot;;[.A729]+1)))">
            <text:p/>
          </table:table-cell>
          <table:table-cell table:style-name="ce17" table:formula="of:=IF([.A730]=&quot;&quot;;&quot;&quot;;IF(OR(periods_per_year=26;periods_per_year=52);IF(periods_per_year=26;IF([.A730]=1;fpdate;[.B729]+14);IF(periods_per_year=52;IF([.A730]=1;fpdate;[.B729]+7);&quot;n/a&quot;));IF(periods_per_year=24;DATE(YEAR(fpdate);MONTH(fpdate)+([.A730]-1)/2+IF(AND(DAY(fpdate)&gt;=15;MOD([.A730];2)=0);1;0);IF(MOD([.A730];2)=0;IF(DAY(fpdate)&gt;=15;DAY(fpdate)-14;DAY(fpdate)+14);DAY(fpdate)));IF(DAY(DATE(YEAR(fpdate);MONTH(fpdate)+([.A730]-1)*months_per_period;DAY(fpdate)))&lt;&gt;DAY(fpdate);DATE(YEAR(fpdate);MONTH(fpdate)+([.A730]-1)*months_per_period+1;0);DATE(YEAR(fpdate);MONTH(fpdate)+([.A730]-1)*months_per_period;DAY(fpdate))))))">
            <text:p/>
          </table:table-cell>
          <table:table-cell table:style-name="ce21" table:formula="of:=IF([.A730]=&quot;&quot;;&quot;&quot;;IF(roundOpt;IF(OR([.A730]=nper;payment&gt;ROUND((1+rate)*[.H729];2));ROUND((1+rate)*[.H729];2);payment);IF(OR([.A730]=nper;payment&gt;(1+rate)*[.H729]);(1+rate)*[.H729];payment)))">
            <text:p/>
          </table:table-cell>
          <table:table-cell table:style-name="ce30"/>
          <table:table-cell table:style-name="ce21"/>
          <table:table-cell table:style-name="ce21" table:formula="of:=IF([.A730]=&quot;&quot;;&quot;&quot;;IF(AND([.A730]=1;pmtType=1);0;IF(roundOpt;ROUND(rate*[.H729];2);rate*[.H729])))">
            <text:p/>
          </table:table-cell>
          <table:table-cell table:style-name="ce21" table:formula="of:=IF([.A730]=&quot;&quot;;&quot;&quot;;[.C730]-[.F730]+[.D730])">
            <text:p/>
          </table:table-cell>
          <table:table-cell table:style-name="ce21" table:formula="of:=IF([.A730]=&quot;&quot;;&quot;&quot;;[.H729]-[.G730])">
            <text:p/>
          </table:table-cell>
          <table:table-cell table:number-columns-repeated="248"/>
        </table:table-row>
        <table:table-row table:style-name="ro3">
          <table:table-cell table:style-name="ce10" table:formula="of:=IF([.H730]=&quot;&quot;;&quot;&quot;;IF(roundOpt;IF(OR([.A730]&gt;=nper;ROUND([.H730];2)&lt;=0);&quot;&quot;;[.A730]+1);IF(OR([.A730]&gt;=nper;[.H730]&lt;=0);&quot;&quot;;[.A730]+1)))">
            <text:p/>
          </table:table-cell>
          <table:table-cell table:style-name="ce17" table:formula="of:=IF([.A731]=&quot;&quot;;&quot;&quot;;IF(OR(periods_per_year=26;periods_per_year=52);IF(periods_per_year=26;IF([.A731]=1;fpdate;[.B730]+14);IF(periods_per_year=52;IF([.A731]=1;fpdate;[.B730]+7);&quot;n/a&quot;));IF(periods_per_year=24;DATE(YEAR(fpdate);MONTH(fpdate)+([.A731]-1)/2+IF(AND(DAY(fpdate)&gt;=15;MOD([.A731];2)=0);1;0);IF(MOD([.A731];2)=0;IF(DAY(fpdate)&gt;=15;DAY(fpdate)-14;DAY(fpdate)+14);DAY(fpdate)));IF(DAY(DATE(YEAR(fpdate);MONTH(fpdate)+([.A731]-1)*months_per_period;DAY(fpdate)))&lt;&gt;DAY(fpdate);DATE(YEAR(fpdate);MONTH(fpdate)+([.A731]-1)*months_per_period+1;0);DATE(YEAR(fpdate);MONTH(fpdate)+([.A731]-1)*months_per_period;DAY(fpdate))))))">
            <text:p/>
          </table:table-cell>
          <table:table-cell table:style-name="ce21" table:formula="of:=IF([.A731]=&quot;&quot;;&quot;&quot;;IF(roundOpt;IF(OR([.A731]=nper;payment&gt;ROUND((1+rate)*[.H730];2));ROUND((1+rate)*[.H730];2);payment);IF(OR([.A731]=nper;payment&gt;(1+rate)*[.H730]);(1+rate)*[.H730];payment)))">
            <text:p/>
          </table:table-cell>
          <table:table-cell table:style-name="ce30"/>
          <table:table-cell table:style-name="ce21"/>
          <table:table-cell table:style-name="ce21" table:formula="of:=IF([.A731]=&quot;&quot;;&quot;&quot;;IF(AND([.A731]=1;pmtType=1);0;IF(roundOpt;ROUND(rate*[.H730];2);rate*[.H730])))">
            <text:p/>
          </table:table-cell>
          <table:table-cell table:style-name="ce21" table:formula="of:=IF([.A731]=&quot;&quot;;&quot;&quot;;[.C731]-[.F731]+[.D731])">
            <text:p/>
          </table:table-cell>
          <table:table-cell table:style-name="ce21" table:formula="of:=IF([.A731]=&quot;&quot;;&quot;&quot;;[.H730]-[.G731])">
            <text:p/>
          </table:table-cell>
          <table:table-cell table:number-columns-repeated="248"/>
        </table:table-row>
        <table:table-row table:style-name="ro3">
          <table:table-cell table:style-name="ce10" table:formula="of:=IF([.H731]=&quot;&quot;;&quot;&quot;;IF(roundOpt;IF(OR([.A731]&gt;=nper;ROUND([.H731];2)&lt;=0);&quot;&quot;;[.A731]+1);IF(OR([.A731]&gt;=nper;[.H731]&lt;=0);&quot;&quot;;[.A731]+1)))">
            <text:p/>
          </table:table-cell>
          <table:table-cell table:style-name="ce17" table:formula="of:=IF([.A732]=&quot;&quot;;&quot;&quot;;IF(OR(periods_per_year=26;periods_per_year=52);IF(periods_per_year=26;IF([.A732]=1;fpdate;[.B731]+14);IF(periods_per_year=52;IF([.A732]=1;fpdate;[.B731]+7);&quot;n/a&quot;));IF(periods_per_year=24;DATE(YEAR(fpdate);MONTH(fpdate)+([.A732]-1)/2+IF(AND(DAY(fpdate)&gt;=15;MOD([.A732];2)=0);1;0);IF(MOD([.A732];2)=0;IF(DAY(fpdate)&gt;=15;DAY(fpdate)-14;DAY(fpdate)+14);DAY(fpdate)));IF(DAY(DATE(YEAR(fpdate);MONTH(fpdate)+([.A732]-1)*months_per_period;DAY(fpdate)))&lt;&gt;DAY(fpdate);DATE(YEAR(fpdate);MONTH(fpdate)+([.A732]-1)*months_per_period+1;0);DATE(YEAR(fpdate);MONTH(fpdate)+([.A732]-1)*months_per_period;DAY(fpdate))))))">
            <text:p/>
          </table:table-cell>
          <table:table-cell table:style-name="ce21" table:formula="of:=IF([.A732]=&quot;&quot;;&quot;&quot;;IF(roundOpt;IF(OR([.A732]=nper;payment&gt;ROUND((1+rate)*[.H731];2));ROUND((1+rate)*[.H731];2);payment);IF(OR([.A732]=nper;payment&gt;(1+rate)*[.H731]);(1+rate)*[.H731];payment)))">
            <text:p/>
          </table:table-cell>
          <table:table-cell table:style-name="ce30"/>
          <table:table-cell table:style-name="ce21"/>
          <table:table-cell table:style-name="ce21" table:formula="of:=IF([.A732]=&quot;&quot;;&quot;&quot;;IF(AND([.A732]=1;pmtType=1);0;IF(roundOpt;ROUND(rate*[.H731];2);rate*[.H731])))">
            <text:p/>
          </table:table-cell>
          <table:table-cell table:style-name="ce21" table:formula="of:=IF([.A732]=&quot;&quot;;&quot;&quot;;[.C732]-[.F732]+[.D732])">
            <text:p/>
          </table:table-cell>
          <table:table-cell table:style-name="ce21" table:formula="of:=IF([.A732]=&quot;&quot;;&quot;&quot;;[.H731]-[.G732])">
            <text:p/>
          </table:table-cell>
          <table:table-cell table:number-columns-repeated="248"/>
        </table:table-row>
        <table:table-row table:style-name="ro3">
          <table:table-cell table:style-name="ce10" table:formula="of:=IF([.H732]=&quot;&quot;;&quot;&quot;;IF(roundOpt;IF(OR([.A732]&gt;=nper;ROUND([.H732];2)&lt;=0);&quot;&quot;;[.A732]+1);IF(OR([.A732]&gt;=nper;[.H732]&lt;=0);&quot;&quot;;[.A732]+1)))">
            <text:p/>
          </table:table-cell>
          <table:table-cell table:style-name="ce17" table:formula="of:=IF([.A733]=&quot;&quot;;&quot;&quot;;IF(OR(periods_per_year=26;periods_per_year=52);IF(periods_per_year=26;IF([.A733]=1;fpdate;[.B732]+14);IF(periods_per_year=52;IF([.A733]=1;fpdate;[.B732]+7);&quot;n/a&quot;));IF(periods_per_year=24;DATE(YEAR(fpdate);MONTH(fpdate)+([.A733]-1)/2+IF(AND(DAY(fpdate)&gt;=15;MOD([.A733];2)=0);1;0);IF(MOD([.A733];2)=0;IF(DAY(fpdate)&gt;=15;DAY(fpdate)-14;DAY(fpdate)+14);DAY(fpdate)));IF(DAY(DATE(YEAR(fpdate);MONTH(fpdate)+([.A733]-1)*months_per_period;DAY(fpdate)))&lt;&gt;DAY(fpdate);DATE(YEAR(fpdate);MONTH(fpdate)+([.A733]-1)*months_per_period+1;0);DATE(YEAR(fpdate);MONTH(fpdate)+([.A733]-1)*months_per_period;DAY(fpdate))))))">
            <text:p/>
          </table:table-cell>
          <table:table-cell table:style-name="ce21" table:formula="of:=IF([.A733]=&quot;&quot;;&quot;&quot;;IF(roundOpt;IF(OR([.A733]=nper;payment&gt;ROUND((1+rate)*[.H732];2));ROUND((1+rate)*[.H732];2);payment);IF(OR([.A733]=nper;payment&gt;(1+rate)*[.H732]);(1+rate)*[.H732];payment)))">
            <text:p/>
          </table:table-cell>
          <table:table-cell table:style-name="ce30"/>
          <table:table-cell table:style-name="ce21"/>
          <table:table-cell table:style-name="ce21" table:formula="of:=IF([.A733]=&quot;&quot;;&quot;&quot;;IF(AND([.A733]=1;pmtType=1);0;IF(roundOpt;ROUND(rate*[.H732];2);rate*[.H732])))">
            <text:p/>
          </table:table-cell>
          <table:table-cell table:style-name="ce21" table:formula="of:=IF([.A733]=&quot;&quot;;&quot;&quot;;[.C733]-[.F733]+[.D733])">
            <text:p/>
          </table:table-cell>
          <table:table-cell table:style-name="ce21" table:formula="of:=IF([.A733]=&quot;&quot;;&quot;&quot;;[.H732]-[.G733])">
            <text:p/>
          </table:table-cell>
          <table:table-cell table:number-columns-repeated="248"/>
        </table:table-row>
        <table:table-row table:style-name="ro3">
          <table:table-cell table:style-name="ce10" table:formula="of:=IF([.H733]=&quot;&quot;;&quot;&quot;;IF(roundOpt;IF(OR([.A733]&gt;=nper;ROUND([.H733];2)&lt;=0);&quot;&quot;;[.A733]+1);IF(OR([.A733]&gt;=nper;[.H733]&lt;=0);&quot;&quot;;[.A733]+1)))">
            <text:p/>
          </table:table-cell>
          <table:table-cell table:style-name="ce17" table:formula="of:=IF([.A734]=&quot;&quot;;&quot;&quot;;IF(OR(periods_per_year=26;periods_per_year=52);IF(periods_per_year=26;IF([.A734]=1;fpdate;[.B733]+14);IF(periods_per_year=52;IF([.A734]=1;fpdate;[.B733]+7);&quot;n/a&quot;));IF(periods_per_year=24;DATE(YEAR(fpdate);MONTH(fpdate)+([.A734]-1)/2+IF(AND(DAY(fpdate)&gt;=15;MOD([.A734];2)=0);1;0);IF(MOD([.A734];2)=0;IF(DAY(fpdate)&gt;=15;DAY(fpdate)-14;DAY(fpdate)+14);DAY(fpdate)));IF(DAY(DATE(YEAR(fpdate);MONTH(fpdate)+([.A734]-1)*months_per_period;DAY(fpdate)))&lt;&gt;DAY(fpdate);DATE(YEAR(fpdate);MONTH(fpdate)+([.A734]-1)*months_per_period+1;0);DATE(YEAR(fpdate);MONTH(fpdate)+([.A734]-1)*months_per_period;DAY(fpdate))))))">
            <text:p/>
          </table:table-cell>
          <table:table-cell table:style-name="ce21" table:formula="of:=IF([.A734]=&quot;&quot;;&quot;&quot;;IF(roundOpt;IF(OR([.A734]=nper;payment&gt;ROUND((1+rate)*[.H733];2));ROUND((1+rate)*[.H733];2);payment);IF(OR([.A734]=nper;payment&gt;(1+rate)*[.H733]);(1+rate)*[.H733];payment)))">
            <text:p/>
          </table:table-cell>
          <table:table-cell table:style-name="ce30"/>
          <table:table-cell table:style-name="ce21"/>
          <table:table-cell table:style-name="ce21" table:formula="of:=IF([.A734]=&quot;&quot;;&quot;&quot;;IF(AND([.A734]=1;pmtType=1);0;IF(roundOpt;ROUND(rate*[.H733];2);rate*[.H733])))">
            <text:p/>
          </table:table-cell>
          <table:table-cell table:style-name="ce21" table:formula="of:=IF([.A734]=&quot;&quot;;&quot;&quot;;[.C734]-[.F734]+[.D734])">
            <text:p/>
          </table:table-cell>
          <table:table-cell table:style-name="ce21" table:formula="of:=IF([.A734]=&quot;&quot;;&quot;&quot;;[.H733]-[.G734])">
            <text:p/>
          </table:table-cell>
          <table:table-cell table:number-columns-repeated="248"/>
        </table:table-row>
        <table:table-row table:style-name="ro3">
          <table:table-cell table:style-name="ce10" table:formula="of:=IF([.H734]=&quot;&quot;;&quot;&quot;;IF(roundOpt;IF(OR([.A734]&gt;=nper;ROUND([.H734];2)&lt;=0);&quot;&quot;;[.A734]+1);IF(OR([.A734]&gt;=nper;[.H734]&lt;=0);&quot;&quot;;[.A734]+1)))">
            <text:p/>
          </table:table-cell>
          <table:table-cell table:style-name="ce17" table:formula="of:=IF([.A735]=&quot;&quot;;&quot;&quot;;IF(OR(periods_per_year=26;periods_per_year=52);IF(periods_per_year=26;IF([.A735]=1;fpdate;[.B734]+14);IF(periods_per_year=52;IF([.A735]=1;fpdate;[.B734]+7);&quot;n/a&quot;));IF(periods_per_year=24;DATE(YEAR(fpdate);MONTH(fpdate)+([.A735]-1)/2+IF(AND(DAY(fpdate)&gt;=15;MOD([.A735];2)=0);1;0);IF(MOD([.A735];2)=0;IF(DAY(fpdate)&gt;=15;DAY(fpdate)-14;DAY(fpdate)+14);DAY(fpdate)));IF(DAY(DATE(YEAR(fpdate);MONTH(fpdate)+([.A735]-1)*months_per_period;DAY(fpdate)))&lt;&gt;DAY(fpdate);DATE(YEAR(fpdate);MONTH(fpdate)+([.A735]-1)*months_per_period+1;0);DATE(YEAR(fpdate);MONTH(fpdate)+([.A735]-1)*months_per_period;DAY(fpdate))))))">
            <text:p/>
          </table:table-cell>
          <table:table-cell table:style-name="ce21" table:formula="of:=IF([.A735]=&quot;&quot;;&quot;&quot;;IF(roundOpt;IF(OR([.A735]=nper;payment&gt;ROUND((1+rate)*[.H734];2));ROUND((1+rate)*[.H734];2);payment);IF(OR([.A735]=nper;payment&gt;(1+rate)*[.H734]);(1+rate)*[.H734];payment)))">
            <text:p/>
          </table:table-cell>
          <table:table-cell table:style-name="ce30"/>
          <table:table-cell table:style-name="ce21"/>
          <table:table-cell table:style-name="ce21" table:formula="of:=IF([.A735]=&quot;&quot;;&quot;&quot;;IF(AND([.A735]=1;pmtType=1);0;IF(roundOpt;ROUND(rate*[.H734];2);rate*[.H734])))">
            <text:p/>
          </table:table-cell>
          <table:table-cell table:style-name="ce21" table:formula="of:=IF([.A735]=&quot;&quot;;&quot;&quot;;[.C735]-[.F735]+[.D735])">
            <text:p/>
          </table:table-cell>
          <table:table-cell table:style-name="ce21" table:formula="of:=IF([.A735]=&quot;&quot;;&quot;&quot;;[.H734]-[.G735])">
            <text:p/>
          </table:table-cell>
          <table:table-cell table:number-columns-repeated="248"/>
        </table:table-row>
        <table:table-row table:style-name="ro3">
          <table:table-cell table:style-name="ce10" table:formula="of:=IF([.H735]=&quot;&quot;;&quot;&quot;;IF(roundOpt;IF(OR([.A735]&gt;=nper;ROUND([.H735];2)&lt;=0);&quot;&quot;;[.A735]+1);IF(OR([.A735]&gt;=nper;[.H735]&lt;=0);&quot;&quot;;[.A735]+1)))">
            <text:p/>
          </table:table-cell>
          <table:table-cell table:style-name="ce17" table:formula="of:=IF([.A736]=&quot;&quot;;&quot;&quot;;IF(OR(periods_per_year=26;periods_per_year=52);IF(periods_per_year=26;IF([.A736]=1;fpdate;[.B735]+14);IF(periods_per_year=52;IF([.A736]=1;fpdate;[.B735]+7);&quot;n/a&quot;));IF(periods_per_year=24;DATE(YEAR(fpdate);MONTH(fpdate)+([.A736]-1)/2+IF(AND(DAY(fpdate)&gt;=15;MOD([.A736];2)=0);1;0);IF(MOD([.A736];2)=0;IF(DAY(fpdate)&gt;=15;DAY(fpdate)-14;DAY(fpdate)+14);DAY(fpdate)));IF(DAY(DATE(YEAR(fpdate);MONTH(fpdate)+([.A736]-1)*months_per_period;DAY(fpdate)))&lt;&gt;DAY(fpdate);DATE(YEAR(fpdate);MONTH(fpdate)+([.A736]-1)*months_per_period+1;0);DATE(YEAR(fpdate);MONTH(fpdate)+([.A736]-1)*months_per_period;DAY(fpdate))))))">
            <text:p/>
          </table:table-cell>
          <table:table-cell table:style-name="ce21" table:formula="of:=IF([.A736]=&quot;&quot;;&quot;&quot;;IF(roundOpt;IF(OR([.A736]=nper;payment&gt;ROUND((1+rate)*[.H735];2));ROUND((1+rate)*[.H735];2);payment);IF(OR([.A736]=nper;payment&gt;(1+rate)*[.H735]);(1+rate)*[.H735];payment)))">
            <text:p/>
          </table:table-cell>
          <table:table-cell table:style-name="ce30"/>
          <table:table-cell table:style-name="ce21"/>
          <table:table-cell table:style-name="ce21" table:formula="of:=IF([.A736]=&quot;&quot;;&quot;&quot;;IF(AND([.A736]=1;pmtType=1);0;IF(roundOpt;ROUND(rate*[.H735];2);rate*[.H735])))">
            <text:p/>
          </table:table-cell>
          <table:table-cell table:style-name="ce21" table:formula="of:=IF([.A736]=&quot;&quot;;&quot;&quot;;[.C736]-[.F736]+[.D736])">
            <text:p/>
          </table:table-cell>
          <table:table-cell table:style-name="ce21" table:formula="of:=IF([.A736]=&quot;&quot;;&quot;&quot;;[.H735]-[.G736])">
            <text:p/>
          </table:table-cell>
          <table:table-cell table:number-columns-repeated="248"/>
        </table:table-row>
        <table:table-row table:style-name="ro3">
          <table:table-cell table:style-name="ce10" table:formula="of:=IF([.H736]=&quot;&quot;;&quot;&quot;;IF(roundOpt;IF(OR([.A736]&gt;=nper;ROUND([.H736];2)&lt;=0);&quot;&quot;;[.A736]+1);IF(OR([.A736]&gt;=nper;[.H736]&lt;=0);&quot;&quot;;[.A736]+1)))">
            <text:p/>
          </table:table-cell>
          <table:table-cell table:style-name="ce17" table:formula="of:=IF([.A737]=&quot;&quot;;&quot;&quot;;IF(OR(periods_per_year=26;periods_per_year=52);IF(periods_per_year=26;IF([.A737]=1;fpdate;[.B736]+14);IF(periods_per_year=52;IF([.A737]=1;fpdate;[.B736]+7);&quot;n/a&quot;));IF(periods_per_year=24;DATE(YEAR(fpdate);MONTH(fpdate)+([.A737]-1)/2+IF(AND(DAY(fpdate)&gt;=15;MOD([.A737];2)=0);1;0);IF(MOD([.A737];2)=0;IF(DAY(fpdate)&gt;=15;DAY(fpdate)-14;DAY(fpdate)+14);DAY(fpdate)));IF(DAY(DATE(YEAR(fpdate);MONTH(fpdate)+([.A737]-1)*months_per_period;DAY(fpdate)))&lt;&gt;DAY(fpdate);DATE(YEAR(fpdate);MONTH(fpdate)+([.A737]-1)*months_per_period+1;0);DATE(YEAR(fpdate);MONTH(fpdate)+([.A737]-1)*months_per_period;DAY(fpdate))))))">
            <text:p/>
          </table:table-cell>
          <table:table-cell table:style-name="ce21" table:formula="of:=IF([.A737]=&quot;&quot;;&quot;&quot;;IF(roundOpt;IF(OR([.A737]=nper;payment&gt;ROUND((1+rate)*[.H736];2));ROUND((1+rate)*[.H736];2);payment);IF(OR([.A737]=nper;payment&gt;(1+rate)*[.H736]);(1+rate)*[.H736];payment)))">
            <text:p/>
          </table:table-cell>
          <table:table-cell table:style-name="ce30"/>
          <table:table-cell table:style-name="ce21"/>
          <table:table-cell table:style-name="ce21" table:formula="of:=IF([.A737]=&quot;&quot;;&quot;&quot;;IF(AND([.A737]=1;pmtType=1);0;IF(roundOpt;ROUND(rate*[.H736];2);rate*[.H736])))">
            <text:p/>
          </table:table-cell>
          <table:table-cell table:style-name="ce21" table:formula="of:=IF([.A737]=&quot;&quot;;&quot;&quot;;[.C737]-[.F737]+[.D737])">
            <text:p/>
          </table:table-cell>
          <table:table-cell table:style-name="ce21" table:formula="of:=IF([.A737]=&quot;&quot;;&quot;&quot;;[.H736]-[.G737])">
            <text:p/>
          </table:table-cell>
          <table:table-cell table:number-columns-repeated="248"/>
        </table:table-row>
        <table:table-row table:style-name="ro3">
          <table:table-cell table:style-name="ce10" table:formula="of:=IF([.H737]=&quot;&quot;;&quot;&quot;;IF(roundOpt;IF(OR([.A737]&gt;=nper;ROUND([.H737];2)&lt;=0);&quot;&quot;;[.A737]+1);IF(OR([.A737]&gt;=nper;[.H737]&lt;=0);&quot;&quot;;[.A737]+1)))">
            <text:p/>
          </table:table-cell>
          <table:table-cell table:style-name="ce17" table:formula="of:=IF([.A738]=&quot;&quot;;&quot;&quot;;IF(OR(periods_per_year=26;periods_per_year=52);IF(periods_per_year=26;IF([.A738]=1;fpdate;[.B737]+14);IF(periods_per_year=52;IF([.A738]=1;fpdate;[.B737]+7);&quot;n/a&quot;));IF(periods_per_year=24;DATE(YEAR(fpdate);MONTH(fpdate)+([.A738]-1)/2+IF(AND(DAY(fpdate)&gt;=15;MOD([.A738];2)=0);1;0);IF(MOD([.A738];2)=0;IF(DAY(fpdate)&gt;=15;DAY(fpdate)-14;DAY(fpdate)+14);DAY(fpdate)));IF(DAY(DATE(YEAR(fpdate);MONTH(fpdate)+([.A738]-1)*months_per_period;DAY(fpdate)))&lt;&gt;DAY(fpdate);DATE(YEAR(fpdate);MONTH(fpdate)+([.A738]-1)*months_per_period+1;0);DATE(YEAR(fpdate);MONTH(fpdate)+([.A738]-1)*months_per_period;DAY(fpdate))))))">
            <text:p/>
          </table:table-cell>
          <table:table-cell table:style-name="ce21" table:formula="of:=IF([.A738]=&quot;&quot;;&quot;&quot;;IF(roundOpt;IF(OR([.A738]=nper;payment&gt;ROUND((1+rate)*[.H737];2));ROUND((1+rate)*[.H737];2);payment);IF(OR([.A738]=nper;payment&gt;(1+rate)*[.H737]);(1+rate)*[.H737];payment)))">
            <text:p/>
          </table:table-cell>
          <table:table-cell table:style-name="ce30"/>
          <table:table-cell table:style-name="ce21"/>
          <table:table-cell table:style-name="ce21" table:formula="of:=IF([.A738]=&quot;&quot;;&quot;&quot;;IF(AND([.A738]=1;pmtType=1);0;IF(roundOpt;ROUND(rate*[.H737];2);rate*[.H737])))">
            <text:p/>
          </table:table-cell>
          <table:table-cell table:style-name="ce21" table:formula="of:=IF([.A738]=&quot;&quot;;&quot;&quot;;[.C738]-[.F738]+[.D738])">
            <text:p/>
          </table:table-cell>
          <table:table-cell table:style-name="ce21" table:formula="of:=IF([.A738]=&quot;&quot;;&quot;&quot;;[.H737]-[.G738])">
            <text:p/>
          </table:table-cell>
          <table:table-cell table:number-columns-repeated="248"/>
        </table:table-row>
        <table:table-row table:style-name="ro3">
          <table:table-cell table:style-name="ce10" table:formula="of:=IF([.H738]=&quot;&quot;;&quot;&quot;;IF(roundOpt;IF(OR([.A738]&gt;=nper;ROUND([.H738];2)&lt;=0);&quot;&quot;;[.A738]+1);IF(OR([.A738]&gt;=nper;[.H738]&lt;=0);&quot;&quot;;[.A738]+1)))">
            <text:p/>
          </table:table-cell>
          <table:table-cell table:style-name="ce17" table:formula="of:=IF([.A739]=&quot;&quot;;&quot;&quot;;IF(OR(periods_per_year=26;periods_per_year=52);IF(periods_per_year=26;IF([.A739]=1;fpdate;[.B738]+14);IF(periods_per_year=52;IF([.A739]=1;fpdate;[.B738]+7);&quot;n/a&quot;));IF(periods_per_year=24;DATE(YEAR(fpdate);MONTH(fpdate)+([.A739]-1)/2+IF(AND(DAY(fpdate)&gt;=15;MOD([.A739];2)=0);1;0);IF(MOD([.A739];2)=0;IF(DAY(fpdate)&gt;=15;DAY(fpdate)-14;DAY(fpdate)+14);DAY(fpdate)));IF(DAY(DATE(YEAR(fpdate);MONTH(fpdate)+([.A739]-1)*months_per_period;DAY(fpdate)))&lt;&gt;DAY(fpdate);DATE(YEAR(fpdate);MONTH(fpdate)+([.A739]-1)*months_per_period+1;0);DATE(YEAR(fpdate);MONTH(fpdate)+([.A739]-1)*months_per_period;DAY(fpdate))))))">
            <text:p/>
          </table:table-cell>
          <table:table-cell table:style-name="ce21" table:formula="of:=IF([.A739]=&quot;&quot;;&quot;&quot;;IF(roundOpt;IF(OR([.A739]=nper;payment&gt;ROUND((1+rate)*[.H738];2));ROUND((1+rate)*[.H738];2);payment);IF(OR([.A739]=nper;payment&gt;(1+rate)*[.H738]);(1+rate)*[.H738];payment)))">
            <text:p/>
          </table:table-cell>
          <table:table-cell table:style-name="ce30"/>
          <table:table-cell table:style-name="ce21"/>
          <table:table-cell table:style-name="ce21" table:formula="of:=IF([.A739]=&quot;&quot;;&quot;&quot;;IF(AND([.A739]=1;pmtType=1);0;IF(roundOpt;ROUND(rate*[.H738];2);rate*[.H738])))">
            <text:p/>
          </table:table-cell>
          <table:table-cell table:style-name="ce21" table:formula="of:=IF([.A739]=&quot;&quot;;&quot;&quot;;[.C739]-[.F739]+[.D739])">
            <text:p/>
          </table:table-cell>
          <table:table-cell table:style-name="ce21" table:formula="of:=IF([.A739]=&quot;&quot;;&quot;&quot;;[.H738]-[.G739])">
            <text:p/>
          </table:table-cell>
          <table:table-cell table:number-columns-repeated="248"/>
        </table:table-row>
        <table:table-row table:style-name="ro3">
          <table:table-cell table:style-name="ce10" table:formula="of:=IF([.H739]=&quot;&quot;;&quot;&quot;;IF(roundOpt;IF(OR([.A739]&gt;=nper;ROUND([.H739];2)&lt;=0);&quot;&quot;;[.A739]+1);IF(OR([.A739]&gt;=nper;[.H739]&lt;=0);&quot;&quot;;[.A739]+1)))">
            <text:p/>
          </table:table-cell>
          <table:table-cell table:style-name="ce17" table:formula="of:=IF([.A740]=&quot;&quot;;&quot;&quot;;IF(OR(periods_per_year=26;periods_per_year=52);IF(periods_per_year=26;IF([.A740]=1;fpdate;[.B739]+14);IF(periods_per_year=52;IF([.A740]=1;fpdate;[.B739]+7);&quot;n/a&quot;));IF(periods_per_year=24;DATE(YEAR(fpdate);MONTH(fpdate)+([.A740]-1)/2+IF(AND(DAY(fpdate)&gt;=15;MOD([.A740];2)=0);1;0);IF(MOD([.A740];2)=0;IF(DAY(fpdate)&gt;=15;DAY(fpdate)-14;DAY(fpdate)+14);DAY(fpdate)));IF(DAY(DATE(YEAR(fpdate);MONTH(fpdate)+([.A740]-1)*months_per_period;DAY(fpdate)))&lt;&gt;DAY(fpdate);DATE(YEAR(fpdate);MONTH(fpdate)+([.A740]-1)*months_per_period+1;0);DATE(YEAR(fpdate);MONTH(fpdate)+([.A740]-1)*months_per_period;DAY(fpdate))))))">
            <text:p/>
          </table:table-cell>
          <table:table-cell table:style-name="ce21" table:formula="of:=IF([.A740]=&quot;&quot;;&quot;&quot;;IF(roundOpt;IF(OR([.A740]=nper;payment&gt;ROUND((1+rate)*[.H739];2));ROUND((1+rate)*[.H739];2);payment);IF(OR([.A740]=nper;payment&gt;(1+rate)*[.H739]);(1+rate)*[.H739];payment)))">
            <text:p/>
          </table:table-cell>
          <table:table-cell table:style-name="ce30"/>
          <table:table-cell table:style-name="ce21"/>
          <table:table-cell table:style-name="ce21" table:formula="of:=IF([.A740]=&quot;&quot;;&quot;&quot;;IF(AND([.A740]=1;pmtType=1);0;IF(roundOpt;ROUND(rate*[.H739];2);rate*[.H739])))">
            <text:p/>
          </table:table-cell>
          <table:table-cell table:style-name="ce21" table:formula="of:=IF([.A740]=&quot;&quot;;&quot;&quot;;[.C740]-[.F740]+[.D740])">
            <text:p/>
          </table:table-cell>
          <table:table-cell table:style-name="ce21" table:formula="of:=IF([.A740]=&quot;&quot;;&quot;&quot;;[.H739]-[.G740])">
            <text:p/>
          </table:table-cell>
          <table:table-cell table:number-columns-repeated="248"/>
        </table:table-row>
        <table:table-row table:style-name="ro3">
          <table:table-cell table:style-name="ce10" table:formula="of:=IF([.H740]=&quot;&quot;;&quot;&quot;;IF(roundOpt;IF(OR([.A740]&gt;=nper;ROUND([.H740];2)&lt;=0);&quot;&quot;;[.A740]+1);IF(OR([.A740]&gt;=nper;[.H740]&lt;=0);&quot;&quot;;[.A740]+1)))">
            <text:p/>
          </table:table-cell>
          <table:table-cell table:style-name="ce17" table:formula="of:=IF([.A741]=&quot;&quot;;&quot;&quot;;IF(OR(periods_per_year=26;periods_per_year=52);IF(periods_per_year=26;IF([.A741]=1;fpdate;[.B740]+14);IF(periods_per_year=52;IF([.A741]=1;fpdate;[.B740]+7);&quot;n/a&quot;));IF(periods_per_year=24;DATE(YEAR(fpdate);MONTH(fpdate)+([.A741]-1)/2+IF(AND(DAY(fpdate)&gt;=15;MOD([.A741];2)=0);1;0);IF(MOD([.A741];2)=0;IF(DAY(fpdate)&gt;=15;DAY(fpdate)-14;DAY(fpdate)+14);DAY(fpdate)));IF(DAY(DATE(YEAR(fpdate);MONTH(fpdate)+([.A741]-1)*months_per_period;DAY(fpdate)))&lt;&gt;DAY(fpdate);DATE(YEAR(fpdate);MONTH(fpdate)+([.A741]-1)*months_per_period+1;0);DATE(YEAR(fpdate);MONTH(fpdate)+([.A741]-1)*months_per_period;DAY(fpdate))))))">
            <text:p/>
          </table:table-cell>
          <table:table-cell table:style-name="ce21" table:formula="of:=IF([.A741]=&quot;&quot;;&quot;&quot;;IF(roundOpt;IF(OR([.A741]=nper;payment&gt;ROUND((1+rate)*[.H740];2));ROUND((1+rate)*[.H740];2);payment);IF(OR([.A741]=nper;payment&gt;(1+rate)*[.H740]);(1+rate)*[.H740];payment)))">
            <text:p/>
          </table:table-cell>
          <table:table-cell table:style-name="ce30"/>
          <table:table-cell table:style-name="ce21"/>
          <table:table-cell table:style-name="ce21" table:formula="of:=IF([.A741]=&quot;&quot;;&quot;&quot;;IF(AND([.A741]=1;pmtType=1);0;IF(roundOpt;ROUND(rate*[.H740];2);rate*[.H740])))">
            <text:p/>
          </table:table-cell>
          <table:table-cell table:style-name="ce21" table:formula="of:=IF([.A741]=&quot;&quot;;&quot;&quot;;[.C741]-[.F741]+[.D741])">
            <text:p/>
          </table:table-cell>
          <table:table-cell table:style-name="ce21" table:formula="of:=IF([.A741]=&quot;&quot;;&quot;&quot;;[.H740]-[.G741])">
            <text:p/>
          </table:table-cell>
          <table:table-cell table:number-columns-repeated="248"/>
        </table:table-row>
        <table:table-row table:style-name="ro3">
          <table:table-cell table:style-name="ce10" table:formula="of:=IF([.H741]=&quot;&quot;;&quot;&quot;;IF(roundOpt;IF(OR([.A741]&gt;=nper;ROUND([.H741];2)&lt;=0);&quot;&quot;;[.A741]+1);IF(OR([.A741]&gt;=nper;[.H741]&lt;=0);&quot;&quot;;[.A741]+1)))">
            <text:p/>
          </table:table-cell>
          <table:table-cell table:style-name="ce17" table:formula="of:=IF([.A742]=&quot;&quot;;&quot;&quot;;IF(OR(periods_per_year=26;periods_per_year=52);IF(periods_per_year=26;IF([.A742]=1;fpdate;[.B741]+14);IF(periods_per_year=52;IF([.A742]=1;fpdate;[.B741]+7);&quot;n/a&quot;));IF(periods_per_year=24;DATE(YEAR(fpdate);MONTH(fpdate)+([.A742]-1)/2+IF(AND(DAY(fpdate)&gt;=15;MOD([.A742];2)=0);1;0);IF(MOD([.A742];2)=0;IF(DAY(fpdate)&gt;=15;DAY(fpdate)-14;DAY(fpdate)+14);DAY(fpdate)));IF(DAY(DATE(YEAR(fpdate);MONTH(fpdate)+([.A742]-1)*months_per_period;DAY(fpdate)))&lt;&gt;DAY(fpdate);DATE(YEAR(fpdate);MONTH(fpdate)+([.A742]-1)*months_per_period+1;0);DATE(YEAR(fpdate);MONTH(fpdate)+([.A742]-1)*months_per_period;DAY(fpdate))))))">
            <text:p/>
          </table:table-cell>
          <table:table-cell table:style-name="ce21" table:formula="of:=IF([.A742]=&quot;&quot;;&quot;&quot;;IF(roundOpt;IF(OR([.A742]=nper;payment&gt;ROUND((1+rate)*[.H741];2));ROUND((1+rate)*[.H741];2);payment);IF(OR([.A742]=nper;payment&gt;(1+rate)*[.H741]);(1+rate)*[.H741];payment)))">
            <text:p/>
          </table:table-cell>
          <table:table-cell table:style-name="ce30"/>
          <table:table-cell table:style-name="ce21"/>
          <table:table-cell table:style-name="ce21" table:formula="of:=IF([.A742]=&quot;&quot;;&quot;&quot;;IF(AND([.A742]=1;pmtType=1);0;IF(roundOpt;ROUND(rate*[.H741];2);rate*[.H741])))">
            <text:p/>
          </table:table-cell>
          <table:table-cell table:style-name="ce21" table:formula="of:=IF([.A742]=&quot;&quot;;&quot;&quot;;[.C742]-[.F742]+[.D742])">
            <text:p/>
          </table:table-cell>
          <table:table-cell table:style-name="ce21" table:formula="of:=IF([.A742]=&quot;&quot;;&quot;&quot;;[.H741]-[.G742])">
            <text:p/>
          </table:table-cell>
          <table:table-cell table:number-columns-repeated="248"/>
        </table:table-row>
        <table:table-row table:style-name="ro3">
          <table:table-cell table:style-name="ce10" table:formula="of:=IF([.H742]=&quot;&quot;;&quot;&quot;;IF(roundOpt;IF(OR([.A742]&gt;=nper;ROUND([.H742];2)&lt;=0);&quot;&quot;;[.A742]+1);IF(OR([.A742]&gt;=nper;[.H742]&lt;=0);&quot;&quot;;[.A742]+1)))">
            <text:p/>
          </table:table-cell>
          <table:table-cell table:style-name="ce17" table:formula="of:=IF([.A743]=&quot;&quot;;&quot;&quot;;IF(OR(periods_per_year=26;periods_per_year=52);IF(periods_per_year=26;IF([.A743]=1;fpdate;[.B742]+14);IF(periods_per_year=52;IF([.A743]=1;fpdate;[.B742]+7);&quot;n/a&quot;));IF(periods_per_year=24;DATE(YEAR(fpdate);MONTH(fpdate)+([.A743]-1)/2+IF(AND(DAY(fpdate)&gt;=15;MOD([.A743];2)=0);1;0);IF(MOD([.A743];2)=0;IF(DAY(fpdate)&gt;=15;DAY(fpdate)-14;DAY(fpdate)+14);DAY(fpdate)));IF(DAY(DATE(YEAR(fpdate);MONTH(fpdate)+([.A743]-1)*months_per_period;DAY(fpdate)))&lt;&gt;DAY(fpdate);DATE(YEAR(fpdate);MONTH(fpdate)+([.A743]-1)*months_per_period+1;0);DATE(YEAR(fpdate);MONTH(fpdate)+([.A743]-1)*months_per_period;DAY(fpdate))))))">
            <text:p/>
          </table:table-cell>
          <table:table-cell table:style-name="ce21" table:formula="of:=IF([.A743]=&quot;&quot;;&quot;&quot;;IF(roundOpt;IF(OR([.A743]=nper;payment&gt;ROUND((1+rate)*[.H742];2));ROUND((1+rate)*[.H742];2);payment);IF(OR([.A743]=nper;payment&gt;(1+rate)*[.H742]);(1+rate)*[.H742];payment)))">
            <text:p/>
          </table:table-cell>
          <table:table-cell table:style-name="ce30"/>
          <table:table-cell table:style-name="ce21"/>
          <table:table-cell table:style-name="ce21" table:formula="of:=IF([.A743]=&quot;&quot;;&quot;&quot;;IF(AND([.A743]=1;pmtType=1);0;IF(roundOpt;ROUND(rate*[.H742];2);rate*[.H742])))">
            <text:p/>
          </table:table-cell>
          <table:table-cell table:style-name="ce21" table:formula="of:=IF([.A743]=&quot;&quot;;&quot;&quot;;[.C743]-[.F743]+[.D743])">
            <text:p/>
          </table:table-cell>
          <table:table-cell table:style-name="ce21" table:formula="of:=IF([.A743]=&quot;&quot;;&quot;&quot;;[.H742]-[.G743])">
            <text:p/>
          </table:table-cell>
          <table:table-cell table:number-columns-repeated="248"/>
        </table:table-row>
        <table:table-row table:style-name="ro3">
          <table:table-cell table:style-name="ce10" table:formula="of:=IF([.H743]=&quot;&quot;;&quot;&quot;;IF(roundOpt;IF(OR([.A743]&gt;=nper;ROUND([.H743];2)&lt;=0);&quot;&quot;;[.A743]+1);IF(OR([.A743]&gt;=nper;[.H743]&lt;=0);&quot;&quot;;[.A743]+1)))">
            <text:p/>
          </table:table-cell>
          <table:table-cell table:style-name="ce17" table:formula="of:=IF([.A744]=&quot;&quot;;&quot;&quot;;IF(OR(periods_per_year=26;periods_per_year=52);IF(periods_per_year=26;IF([.A744]=1;fpdate;[.B743]+14);IF(periods_per_year=52;IF([.A744]=1;fpdate;[.B743]+7);&quot;n/a&quot;));IF(periods_per_year=24;DATE(YEAR(fpdate);MONTH(fpdate)+([.A744]-1)/2+IF(AND(DAY(fpdate)&gt;=15;MOD([.A744];2)=0);1;0);IF(MOD([.A744];2)=0;IF(DAY(fpdate)&gt;=15;DAY(fpdate)-14;DAY(fpdate)+14);DAY(fpdate)));IF(DAY(DATE(YEAR(fpdate);MONTH(fpdate)+([.A744]-1)*months_per_period;DAY(fpdate)))&lt;&gt;DAY(fpdate);DATE(YEAR(fpdate);MONTH(fpdate)+([.A744]-1)*months_per_period+1;0);DATE(YEAR(fpdate);MONTH(fpdate)+([.A744]-1)*months_per_period;DAY(fpdate))))))">
            <text:p/>
          </table:table-cell>
          <table:table-cell table:style-name="ce21" table:formula="of:=IF([.A744]=&quot;&quot;;&quot;&quot;;IF(roundOpt;IF(OR([.A744]=nper;payment&gt;ROUND((1+rate)*[.H743];2));ROUND((1+rate)*[.H743];2);payment);IF(OR([.A744]=nper;payment&gt;(1+rate)*[.H743]);(1+rate)*[.H743];payment)))">
            <text:p/>
          </table:table-cell>
          <table:table-cell table:style-name="ce30"/>
          <table:table-cell table:style-name="ce21"/>
          <table:table-cell table:style-name="ce21" table:formula="of:=IF([.A744]=&quot;&quot;;&quot;&quot;;IF(AND([.A744]=1;pmtType=1);0;IF(roundOpt;ROUND(rate*[.H743];2);rate*[.H743])))">
            <text:p/>
          </table:table-cell>
          <table:table-cell table:style-name="ce21" table:formula="of:=IF([.A744]=&quot;&quot;;&quot;&quot;;[.C744]-[.F744]+[.D744])">
            <text:p/>
          </table:table-cell>
          <table:table-cell table:style-name="ce21" table:formula="of:=IF([.A744]=&quot;&quot;;&quot;&quot;;[.H743]-[.G744])">
            <text:p/>
          </table:table-cell>
          <table:table-cell table:number-columns-repeated="248"/>
        </table:table-row>
        <table:table-row table:style-name="ro3">
          <table:table-cell table:style-name="ce10" table:formula="of:=IF([.H744]=&quot;&quot;;&quot;&quot;;IF(roundOpt;IF(OR([.A744]&gt;=nper;ROUND([.H744];2)&lt;=0);&quot;&quot;;[.A744]+1);IF(OR([.A744]&gt;=nper;[.H744]&lt;=0);&quot;&quot;;[.A744]+1)))">
            <text:p/>
          </table:table-cell>
          <table:table-cell table:style-name="ce17" table:formula="of:=IF([.A745]=&quot;&quot;;&quot;&quot;;IF(OR(periods_per_year=26;periods_per_year=52);IF(periods_per_year=26;IF([.A745]=1;fpdate;[.B744]+14);IF(periods_per_year=52;IF([.A745]=1;fpdate;[.B744]+7);&quot;n/a&quot;));IF(periods_per_year=24;DATE(YEAR(fpdate);MONTH(fpdate)+([.A745]-1)/2+IF(AND(DAY(fpdate)&gt;=15;MOD([.A745];2)=0);1;0);IF(MOD([.A745];2)=0;IF(DAY(fpdate)&gt;=15;DAY(fpdate)-14;DAY(fpdate)+14);DAY(fpdate)));IF(DAY(DATE(YEAR(fpdate);MONTH(fpdate)+([.A745]-1)*months_per_period;DAY(fpdate)))&lt;&gt;DAY(fpdate);DATE(YEAR(fpdate);MONTH(fpdate)+([.A745]-1)*months_per_period+1;0);DATE(YEAR(fpdate);MONTH(fpdate)+([.A745]-1)*months_per_period;DAY(fpdate))))))">
            <text:p/>
          </table:table-cell>
          <table:table-cell table:style-name="ce21" table:formula="of:=IF([.A745]=&quot;&quot;;&quot;&quot;;IF(roundOpt;IF(OR([.A745]=nper;payment&gt;ROUND((1+rate)*[.H744];2));ROUND((1+rate)*[.H744];2);payment);IF(OR([.A745]=nper;payment&gt;(1+rate)*[.H744]);(1+rate)*[.H744];payment)))">
            <text:p/>
          </table:table-cell>
          <table:table-cell table:style-name="ce30"/>
          <table:table-cell table:style-name="ce21"/>
          <table:table-cell table:style-name="ce21" table:formula="of:=IF([.A745]=&quot;&quot;;&quot;&quot;;IF(AND([.A745]=1;pmtType=1);0;IF(roundOpt;ROUND(rate*[.H744];2);rate*[.H744])))">
            <text:p/>
          </table:table-cell>
          <table:table-cell table:style-name="ce21" table:formula="of:=IF([.A745]=&quot;&quot;;&quot;&quot;;[.C745]-[.F745]+[.D745])">
            <text:p/>
          </table:table-cell>
          <table:table-cell table:style-name="ce21" table:formula="of:=IF([.A745]=&quot;&quot;;&quot;&quot;;[.H744]-[.G745])">
            <text:p/>
          </table:table-cell>
          <table:table-cell table:number-columns-repeated="248"/>
        </table:table-row>
        <table:table-row table:style-name="ro3">
          <table:table-cell table:style-name="ce10" table:formula="of:=IF([.H745]=&quot;&quot;;&quot;&quot;;IF(roundOpt;IF(OR([.A745]&gt;=nper;ROUND([.H745];2)&lt;=0);&quot;&quot;;[.A745]+1);IF(OR([.A745]&gt;=nper;[.H745]&lt;=0);&quot;&quot;;[.A745]+1)))">
            <text:p/>
          </table:table-cell>
          <table:table-cell table:style-name="ce17" table:formula="of:=IF([.A746]=&quot;&quot;;&quot;&quot;;IF(OR(periods_per_year=26;periods_per_year=52);IF(periods_per_year=26;IF([.A746]=1;fpdate;[.B745]+14);IF(periods_per_year=52;IF([.A746]=1;fpdate;[.B745]+7);&quot;n/a&quot;));IF(periods_per_year=24;DATE(YEAR(fpdate);MONTH(fpdate)+([.A746]-1)/2+IF(AND(DAY(fpdate)&gt;=15;MOD([.A746];2)=0);1;0);IF(MOD([.A746];2)=0;IF(DAY(fpdate)&gt;=15;DAY(fpdate)-14;DAY(fpdate)+14);DAY(fpdate)));IF(DAY(DATE(YEAR(fpdate);MONTH(fpdate)+([.A746]-1)*months_per_period;DAY(fpdate)))&lt;&gt;DAY(fpdate);DATE(YEAR(fpdate);MONTH(fpdate)+([.A746]-1)*months_per_period+1;0);DATE(YEAR(fpdate);MONTH(fpdate)+([.A746]-1)*months_per_period;DAY(fpdate))))))">
            <text:p/>
          </table:table-cell>
          <table:table-cell table:style-name="ce21" table:formula="of:=IF([.A746]=&quot;&quot;;&quot;&quot;;IF(roundOpt;IF(OR([.A746]=nper;payment&gt;ROUND((1+rate)*[.H745];2));ROUND((1+rate)*[.H745];2);payment);IF(OR([.A746]=nper;payment&gt;(1+rate)*[.H745]);(1+rate)*[.H745];payment)))">
            <text:p/>
          </table:table-cell>
          <table:table-cell table:style-name="ce30"/>
          <table:table-cell table:style-name="ce21"/>
          <table:table-cell table:style-name="ce21" table:formula="of:=IF([.A746]=&quot;&quot;;&quot;&quot;;IF(AND([.A746]=1;pmtType=1);0;IF(roundOpt;ROUND(rate*[.H745];2);rate*[.H745])))">
            <text:p/>
          </table:table-cell>
          <table:table-cell table:style-name="ce21" table:formula="of:=IF([.A746]=&quot;&quot;;&quot;&quot;;[.C746]-[.F746]+[.D746])">
            <text:p/>
          </table:table-cell>
          <table:table-cell table:style-name="ce21" table:formula="of:=IF([.A746]=&quot;&quot;;&quot;&quot;;[.H745]-[.G746])">
            <text:p/>
          </table:table-cell>
          <table:table-cell table:number-columns-repeated="248"/>
        </table:table-row>
        <table:table-row table:style-name="ro3">
          <table:table-cell table:style-name="ce10" table:formula="of:=IF([.H746]=&quot;&quot;;&quot;&quot;;IF(roundOpt;IF(OR([.A746]&gt;=nper;ROUND([.H746];2)&lt;=0);&quot;&quot;;[.A746]+1);IF(OR([.A746]&gt;=nper;[.H746]&lt;=0);&quot;&quot;;[.A746]+1)))">
            <text:p/>
          </table:table-cell>
          <table:table-cell table:style-name="ce17" table:formula="of:=IF([.A747]=&quot;&quot;;&quot;&quot;;IF(OR(periods_per_year=26;periods_per_year=52);IF(periods_per_year=26;IF([.A747]=1;fpdate;[.B746]+14);IF(periods_per_year=52;IF([.A747]=1;fpdate;[.B746]+7);&quot;n/a&quot;));IF(periods_per_year=24;DATE(YEAR(fpdate);MONTH(fpdate)+([.A747]-1)/2+IF(AND(DAY(fpdate)&gt;=15;MOD([.A747];2)=0);1;0);IF(MOD([.A747];2)=0;IF(DAY(fpdate)&gt;=15;DAY(fpdate)-14;DAY(fpdate)+14);DAY(fpdate)));IF(DAY(DATE(YEAR(fpdate);MONTH(fpdate)+([.A747]-1)*months_per_period;DAY(fpdate)))&lt;&gt;DAY(fpdate);DATE(YEAR(fpdate);MONTH(fpdate)+([.A747]-1)*months_per_period+1;0);DATE(YEAR(fpdate);MONTH(fpdate)+([.A747]-1)*months_per_period;DAY(fpdate))))))">
            <text:p/>
          </table:table-cell>
          <table:table-cell table:style-name="ce21" table:formula="of:=IF([.A747]=&quot;&quot;;&quot;&quot;;IF(roundOpt;IF(OR([.A747]=nper;payment&gt;ROUND((1+rate)*[.H746];2));ROUND((1+rate)*[.H746];2);payment);IF(OR([.A747]=nper;payment&gt;(1+rate)*[.H746]);(1+rate)*[.H746];payment)))">
            <text:p/>
          </table:table-cell>
          <table:table-cell table:style-name="ce30"/>
          <table:table-cell table:style-name="ce21"/>
          <table:table-cell table:style-name="ce21" table:formula="of:=IF([.A747]=&quot;&quot;;&quot;&quot;;IF(AND([.A747]=1;pmtType=1);0;IF(roundOpt;ROUND(rate*[.H746];2);rate*[.H746])))">
            <text:p/>
          </table:table-cell>
          <table:table-cell table:style-name="ce21" table:formula="of:=IF([.A747]=&quot;&quot;;&quot;&quot;;[.C747]-[.F747]+[.D747])">
            <text:p/>
          </table:table-cell>
          <table:table-cell table:style-name="ce21" table:formula="of:=IF([.A747]=&quot;&quot;;&quot;&quot;;[.H746]-[.G747])">
            <text:p/>
          </table:table-cell>
          <table:table-cell table:number-columns-repeated="248"/>
        </table:table-row>
        <table:table-row table:style-name="ro3">
          <table:table-cell table:style-name="ce10" table:formula="of:=IF([.H747]=&quot;&quot;;&quot;&quot;;IF(roundOpt;IF(OR([.A747]&gt;=nper;ROUND([.H747];2)&lt;=0);&quot;&quot;;[.A747]+1);IF(OR([.A747]&gt;=nper;[.H747]&lt;=0);&quot;&quot;;[.A747]+1)))">
            <text:p/>
          </table:table-cell>
          <table:table-cell table:style-name="ce17" table:formula="of:=IF([.A748]=&quot;&quot;;&quot;&quot;;IF(OR(periods_per_year=26;periods_per_year=52);IF(periods_per_year=26;IF([.A748]=1;fpdate;[.B747]+14);IF(periods_per_year=52;IF([.A748]=1;fpdate;[.B747]+7);&quot;n/a&quot;));IF(periods_per_year=24;DATE(YEAR(fpdate);MONTH(fpdate)+([.A748]-1)/2+IF(AND(DAY(fpdate)&gt;=15;MOD([.A748];2)=0);1;0);IF(MOD([.A748];2)=0;IF(DAY(fpdate)&gt;=15;DAY(fpdate)-14;DAY(fpdate)+14);DAY(fpdate)));IF(DAY(DATE(YEAR(fpdate);MONTH(fpdate)+([.A748]-1)*months_per_period;DAY(fpdate)))&lt;&gt;DAY(fpdate);DATE(YEAR(fpdate);MONTH(fpdate)+([.A748]-1)*months_per_period+1;0);DATE(YEAR(fpdate);MONTH(fpdate)+([.A748]-1)*months_per_period;DAY(fpdate))))))">
            <text:p/>
          </table:table-cell>
          <table:table-cell table:style-name="ce21" table:formula="of:=IF([.A748]=&quot;&quot;;&quot;&quot;;IF(roundOpt;IF(OR([.A748]=nper;payment&gt;ROUND((1+rate)*[.H747];2));ROUND((1+rate)*[.H747];2);payment);IF(OR([.A748]=nper;payment&gt;(1+rate)*[.H747]);(1+rate)*[.H747];payment)))">
            <text:p/>
          </table:table-cell>
          <table:table-cell table:style-name="ce30"/>
          <table:table-cell table:style-name="ce21"/>
          <table:table-cell table:style-name="ce21" table:formula="of:=IF([.A748]=&quot;&quot;;&quot;&quot;;IF(AND([.A748]=1;pmtType=1);0;IF(roundOpt;ROUND(rate*[.H747];2);rate*[.H747])))">
            <text:p/>
          </table:table-cell>
          <table:table-cell table:style-name="ce21" table:formula="of:=IF([.A748]=&quot;&quot;;&quot;&quot;;[.C748]-[.F748]+[.D748])">
            <text:p/>
          </table:table-cell>
          <table:table-cell table:style-name="ce21" table:formula="of:=IF([.A748]=&quot;&quot;;&quot;&quot;;[.H747]-[.G748])">
            <text:p/>
          </table:table-cell>
          <table:table-cell table:number-columns-repeated="248"/>
        </table:table-row>
        <table:table-row table:style-name="ro3">
          <table:table-cell table:style-name="ce10" table:formula="of:=IF([.H748]=&quot;&quot;;&quot;&quot;;IF(roundOpt;IF(OR([.A748]&gt;=nper;ROUND([.H748];2)&lt;=0);&quot;&quot;;[.A748]+1);IF(OR([.A748]&gt;=nper;[.H748]&lt;=0);&quot;&quot;;[.A748]+1)))">
            <text:p/>
          </table:table-cell>
          <table:table-cell table:style-name="ce17" table:formula="of:=IF([.A749]=&quot;&quot;;&quot;&quot;;IF(OR(periods_per_year=26;periods_per_year=52);IF(periods_per_year=26;IF([.A749]=1;fpdate;[.B748]+14);IF(periods_per_year=52;IF([.A749]=1;fpdate;[.B748]+7);&quot;n/a&quot;));IF(periods_per_year=24;DATE(YEAR(fpdate);MONTH(fpdate)+([.A749]-1)/2+IF(AND(DAY(fpdate)&gt;=15;MOD([.A749];2)=0);1;0);IF(MOD([.A749];2)=0;IF(DAY(fpdate)&gt;=15;DAY(fpdate)-14;DAY(fpdate)+14);DAY(fpdate)));IF(DAY(DATE(YEAR(fpdate);MONTH(fpdate)+([.A749]-1)*months_per_period;DAY(fpdate)))&lt;&gt;DAY(fpdate);DATE(YEAR(fpdate);MONTH(fpdate)+([.A749]-1)*months_per_period+1;0);DATE(YEAR(fpdate);MONTH(fpdate)+([.A749]-1)*months_per_period;DAY(fpdate))))))">
            <text:p/>
          </table:table-cell>
          <table:table-cell table:style-name="ce21" table:formula="of:=IF([.A749]=&quot;&quot;;&quot;&quot;;IF(roundOpt;IF(OR([.A749]=nper;payment&gt;ROUND((1+rate)*[.H748];2));ROUND((1+rate)*[.H748];2);payment);IF(OR([.A749]=nper;payment&gt;(1+rate)*[.H748]);(1+rate)*[.H748];payment)))">
            <text:p/>
          </table:table-cell>
          <table:table-cell table:style-name="ce30"/>
          <table:table-cell table:style-name="ce21"/>
          <table:table-cell table:style-name="ce21" table:formula="of:=IF([.A749]=&quot;&quot;;&quot;&quot;;IF(AND([.A749]=1;pmtType=1);0;IF(roundOpt;ROUND(rate*[.H748];2);rate*[.H748])))">
            <text:p/>
          </table:table-cell>
          <table:table-cell table:style-name="ce21" table:formula="of:=IF([.A749]=&quot;&quot;;&quot;&quot;;[.C749]-[.F749]+[.D749])">
            <text:p/>
          </table:table-cell>
          <table:table-cell table:style-name="ce21" table:formula="of:=IF([.A749]=&quot;&quot;;&quot;&quot;;[.H748]-[.G749])">
            <text:p/>
          </table:table-cell>
          <table:table-cell table:number-columns-repeated="248"/>
        </table:table-row>
        <table:table-row table:style-name="ro3">
          <table:table-cell table:style-name="ce10" table:formula="of:=IF([.H749]=&quot;&quot;;&quot;&quot;;IF(roundOpt;IF(OR([.A749]&gt;=nper;ROUND([.H749];2)&lt;=0);&quot;&quot;;[.A749]+1);IF(OR([.A749]&gt;=nper;[.H749]&lt;=0);&quot;&quot;;[.A749]+1)))">
            <text:p/>
          </table:table-cell>
          <table:table-cell table:style-name="ce17" table:formula="of:=IF([.A750]=&quot;&quot;;&quot;&quot;;IF(OR(periods_per_year=26;periods_per_year=52);IF(periods_per_year=26;IF([.A750]=1;fpdate;[.B749]+14);IF(periods_per_year=52;IF([.A750]=1;fpdate;[.B749]+7);&quot;n/a&quot;));IF(periods_per_year=24;DATE(YEAR(fpdate);MONTH(fpdate)+([.A750]-1)/2+IF(AND(DAY(fpdate)&gt;=15;MOD([.A750];2)=0);1;0);IF(MOD([.A750];2)=0;IF(DAY(fpdate)&gt;=15;DAY(fpdate)-14;DAY(fpdate)+14);DAY(fpdate)));IF(DAY(DATE(YEAR(fpdate);MONTH(fpdate)+([.A750]-1)*months_per_period;DAY(fpdate)))&lt;&gt;DAY(fpdate);DATE(YEAR(fpdate);MONTH(fpdate)+([.A750]-1)*months_per_period+1;0);DATE(YEAR(fpdate);MONTH(fpdate)+([.A750]-1)*months_per_period;DAY(fpdate))))))">
            <text:p/>
          </table:table-cell>
          <table:table-cell table:style-name="ce21" table:formula="of:=IF([.A750]=&quot;&quot;;&quot;&quot;;IF(roundOpt;IF(OR([.A750]=nper;payment&gt;ROUND((1+rate)*[.H749];2));ROUND((1+rate)*[.H749];2);payment);IF(OR([.A750]=nper;payment&gt;(1+rate)*[.H749]);(1+rate)*[.H749];payment)))">
            <text:p/>
          </table:table-cell>
          <table:table-cell table:style-name="ce30"/>
          <table:table-cell table:style-name="ce21"/>
          <table:table-cell table:style-name="ce21" table:formula="of:=IF([.A750]=&quot;&quot;;&quot;&quot;;IF(AND([.A750]=1;pmtType=1);0;IF(roundOpt;ROUND(rate*[.H749];2);rate*[.H749])))">
            <text:p/>
          </table:table-cell>
          <table:table-cell table:style-name="ce21" table:formula="of:=IF([.A750]=&quot;&quot;;&quot;&quot;;[.C750]-[.F750]+[.D750])">
            <text:p/>
          </table:table-cell>
          <table:table-cell table:style-name="ce21" table:formula="of:=IF([.A750]=&quot;&quot;;&quot;&quot;;[.H749]-[.G750])">
            <text:p/>
          </table:table-cell>
          <table:table-cell table:number-columns-repeated="248"/>
        </table:table-row>
        <table:table-row table:style-name="ro3">
          <table:table-cell table:style-name="ce10" table:formula="of:=IF([.H750]=&quot;&quot;;&quot;&quot;;IF(roundOpt;IF(OR([.A750]&gt;=nper;ROUND([.H750];2)&lt;=0);&quot;&quot;;[.A750]+1);IF(OR([.A750]&gt;=nper;[.H750]&lt;=0);&quot;&quot;;[.A750]+1)))">
            <text:p/>
          </table:table-cell>
          <table:table-cell table:style-name="ce17" table:formula="of:=IF([.A751]=&quot;&quot;;&quot;&quot;;IF(OR(periods_per_year=26;periods_per_year=52);IF(periods_per_year=26;IF([.A751]=1;fpdate;[.B750]+14);IF(periods_per_year=52;IF([.A751]=1;fpdate;[.B750]+7);&quot;n/a&quot;));IF(periods_per_year=24;DATE(YEAR(fpdate);MONTH(fpdate)+([.A751]-1)/2+IF(AND(DAY(fpdate)&gt;=15;MOD([.A751];2)=0);1;0);IF(MOD([.A751];2)=0;IF(DAY(fpdate)&gt;=15;DAY(fpdate)-14;DAY(fpdate)+14);DAY(fpdate)));IF(DAY(DATE(YEAR(fpdate);MONTH(fpdate)+([.A751]-1)*months_per_period;DAY(fpdate)))&lt;&gt;DAY(fpdate);DATE(YEAR(fpdate);MONTH(fpdate)+([.A751]-1)*months_per_period+1;0);DATE(YEAR(fpdate);MONTH(fpdate)+([.A751]-1)*months_per_period;DAY(fpdate))))))">
            <text:p/>
          </table:table-cell>
          <table:table-cell table:style-name="ce21" table:formula="of:=IF([.A751]=&quot;&quot;;&quot;&quot;;IF(roundOpt;IF(OR([.A751]=nper;payment&gt;ROUND((1+rate)*[.H750];2));ROUND((1+rate)*[.H750];2);payment);IF(OR([.A751]=nper;payment&gt;(1+rate)*[.H750]);(1+rate)*[.H750];payment)))">
            <text:p/>
          </table:table-cell>
          <table:table-cell table:style-name="ce30"/>
          <table:table-cell table:style-name="ce21"/>
          <table:table-cell table:style-name="ce21" table:formula="of:=IF([.A751]=&quot;&quot;;&quot;&quot;;IF(AND([.A751]=1;pmtType=1);0;IF(roundOpt;ROUND(rate*[.H750];2);rate*[.H750])))">
            <text:p/>
          </table:table-cell>
          <table:table-cell table:style-name="ce21" table:formula="of:=IF([.A751]=&quot;&quot;;&quot;&quot;;[.C751]-[.F751]+[.D751])">
            <text:p/>
          </table:table-cell>
          <table:table-cell table:style-name="ce21" table:formula="of:=IF([.A751]=&quot;&quot;;&quot;&quot;;[.H750]-[.G751])">
            <text:p/>
          </table:table-cell>
          <table:table-cell table:number-columns-repeated="248"/>
        </table:table-row>
        <table:table-row table:style-name="ro3">
          <table:table-cell table:style-name="ce10" table:formula="of:=IF([.H751]=&quot;&quot;;&quot;&quot;;IF(roundOpt;IF(OR([.A751]&gt;=nper;ROUND([.H751];2)&lt;=0);&quot;&quot;;[.A751]+1);IF(OR([.A751]&gt;=nper;[.H751]&lt;=0);&quot;&quot;;[.A751]+1)))">
            <text:p/>
          </table:table-cell>
          <table:table-cell table:style-name="ce17" table:formula="of:=IF([.A752]=&quot;&quot;;&quot;&quot;;IF(OR(periods_per_year=26;periods_per_year=52);IF(periods_per_year=26;IF([.A752]=1;fpdate;[.B751]+14);IF(periods_per_year=52;IF([.A752]=1;fpdate;[.B751]+7);&quot;n/a&quot;));IF(periods_per_year=24;DATE(YEAR(fpdate);MONTH(fpdate)+([.A752]-1)/2+IF(AND(DAY(fpdate)&gt;=15;MOD([.A752];2)=0);1;0);IF(MOD([.A752];2)=0;IF(DAY(fpdate)&gt;=15;DAY(fpdate)-14;DAY(fpdate)+14);DAY(fpdate)));IF(DAY(DATE(YEAR(fpdate);MONTH(fpdate)+([.A752]-1)*months_per_period;DAY(fpdate)))&lt;&gt;DAY(fpdate);DATE(YEAR(fpdate);MONTH(fpdate)+([.A752]-1)*months_per_period+1;0);DATE(YEAR(fpdate);MONTH(fpdate)+([.A752]-1)*months_per_period;DAY(fpdate))))))">
            <text:p/>
          </table:table-cell>
          <table:table-cell table:style-name="ce21" table:formula="of:=IF([.A752]=&quot;&quot;;&quot;&quot;;IF(roundOpt;IF(OR([.A752]=nper;payment&gt;ROUND((1+rate)*[.H751];2));ROUND((1+rate)*[.H751];2);payment);IF(OR([.A752]=nper;payment&gt;(1+rate)*[.H751]);(1+rate)*[.H751];payment)))">
            <text:p/>
          </table:table-cell>
          <table:table-cell table:style-name="ce30"/>
          <table:table-cell table:style-name="ce21"/>
          <table:table-cell table:style-name="ce21" table:formula="of:=IF([.A752]=&quot;&quot;;&quot;&quot;;IF(AND([.A752]=1;pmtType=1);0;IF(roundOpt;ROUND(rate*[.H751];2);rate*[.H751])))">
            <text:p/>
          </table:table-cell>
          <table:table-cell table:style-name="ce21" table:formula="of:=IF([.A752]=&quot;&quot;;&quot;&quot;;[.C752]-[.F752]+[.D752])">
            <text:p/>
          </table:table-cell>
          <table:table-cell table:style-name="ce21" table:formula="of:=IF([.A752]=&quot;&quot;;&quot;&quot;;[.H751]-[.G752])">
            <text:p/>
          </table:table-cell>
          <table:table-cell table:number-columns-repeated="248"/>
        </table:table-row>
        <table:table-row table:style-name="ro3">
          <table:table-cell table:style-name="ce10" table:formula="of:=IF([.H752]=&quot;&quot;;&quot;&quot;;IF(roundOpt;IF(OR([.A752]&gt;=nper;ROUND([.H752];2)&lt;=0);&quot;&quot;;[.A752]+1);IF(OR([.A752]&gt;=nper;[.H752]&lt;=0);&quot;&quot;;[.A752]+1)))">
            <text:p/>
          </table:table-cell>
          <table:table-cell table:style-name="ce17" table:formula="of:=IF([.A753]=&quot;&quot;;&quot;&quot;;IF(OR(periods_per_year=26;periods_per_year=52);IF(periods_per_year=26;IF([.A753]=1;fpdate;[.B752]+14);IF(periods_per_year=52;IF([.A753]=1;fpdate;[.B752]+7);&quot;n/a&quot;));IF(periods_per_year=24;DATE(YEAR(fpdate);MONTH(fpdate)+([.A753]-1)/2+IF(AND(DAY(fpdate)&gt;=15;MOD([.A753];2)=0);1;0);IF(MOD([.A753];2)=0;IF(DAY(fpdate)&gt;=15;DAY(fpdate)-14;DAY(fpdate)+14);DAY(fpdate)));IF(DAY(DATE(YEAR(fpdate);MONTH(fpdate)+([.A753]-1)*months_per_period;DAY(fpdate)))&lt;&gt;DAY(fpdate);DATE(YEAR(fpdate);MONTH(fpdate)+([.A753]-1)*months_per_period+1;0);DATE(YEAR(fpdate);MONTH(fpdate)+([.A753]-1)*months_per_period;DAY(fpdate))))))">
            <text:p/>
          </table:table-cell>
          <table:table-cell table:style-name="ce21" table:formula="of:=IF([.A753]=&quot;&quot;;&quot;&quot;;IF(roundOpt;IF(OR([.A753]=nper;payment&gt;ROUND((1+rate)*[.H752];2));ROUND((1+rate)*[.H752];2);payment);IF(OR([.A753]=nper;payment&gt;(1+rate)*[.H752]);(1+rate)*[.H752];payment)))">
            <text:p/>
          </table:table-cell>
          <table:table-cell table:style-name="ce30"/>
          <table:table-cell table:style-name="ce21"/>
          <table:table-cell table:style-name="ce21" table:formula="of:=IF([.A753]=&quot;&quot;;&quot;&quot;;IF(AND([.A753]=1;pmtType=1);0;IF(roundOpt;ROUND(rate*[.H752];2);rate*[.H752])))">
            <text:p/>
          </table:table-cell>
          <table:table-cell table:style-name="ce21" table:formula="of:=IF([.A753]=&quot;&quot;;&quot;&quot;;[.C753]-[.F753]+[.D753])">
            <text:p/>
          </table:table-cell>
          <table:table-cell table:style-name="ce21" table:formula="of:=IF([.A753]=&quot;&quot;;&quot;&quot;;[.H752]-[.G753])">
            <text:p/>
          </table:table-cell>
          <table:table-cell table:number-columns-repeated="248"/>
        </table:table-row>
        <table:table-row table:style-name="ro3">
          <table:table-cell table:style-name="ce10" table:formula="of:=IF([.H753]=&quot;&quot;;&quot;&quot;;IF(roundOpt;IF(OR([.A753]&gt;=nper;ROUND([.H753];2)&lt;=0);&quot;&quot;;[.A753]+1);IF(OR([.A753]&gt;=nper;[.H753]&lt;=0);&quot;&quot;;[.A753]+1)))">
            <text:p/>
          </table:table-cell>
          <table:table-cell table:style-name="ce17" table:formula="of:=IF([.A754]=&quot;&quot;;&quot;&quot;;IF(OR(periods_per_year=26;periods_per_year=52);IF(periods_per_year=26;IF([.A754]=1;fpdate;[.B753]+14);IF(periods_per_year=52;IF([.A754]=1;fpdate;[.B753]+7);&quot;n/a&quot;));IF(periods_per_year=24;DATE(YEAR(fpdate);MONTH(fpdate)+([.A754]-1)/2+IF(AND(DAY(fpdate)&gt;=15;MOD([.A754];2)=0);1;0);IF(MOD([.A754];2)=0;IF(DAY(fpdate)&gt;=15;DAY(fpdate)-14;DAY(fpdate)+14);DAY(fpdate)));IF(DAY(DATE(YEAR(fpdate);MONTH(fpdate)+([.A754]-1)*months_per_period;DAY(fpdate)))&lt;&gt;DAY(fpdate);DATE(YEAR(fpdate);MONTH(fpdate)+([.A754]-1)*months_per_period+1;0);DATE(YEAR(fpdate);MONTH(fpdate)+([.A754]-1)*months_per_period;DAY(fpdate))))))">
            <text:p/>
          </table:table-cell>
          <table:table-cell table:style-name="ce21" table:formula="of:=IF([.A754]=&quot;&quot;;&quot;&quot;;IF(roundOpt;IF(OR([.A754]=nper;payment&gt;ROUND((1+rate)*[.H753];2));ROUND((1+rate)*[.H753];2);payment);IF(OR([.A754]=nper;payment&gt;(1+rate)*[.H753]);(1+rate)*[.H753];payment)))">
            <text:p/>
          </table:table-cell>
          <table:table-cell table:style-name="ce30"/>
          <table:table-cell table:style-name="ce21"/>
          <table:table-cell table:style-name="ce21" table:formula="of:=IF([.A754]=&quot;&quot;;&quot;&quot;;IF(AND([.A754]=1;pmtType=1);0;IF(roundOpt;ROUND(rate*[.H753];2);rate*[.H753])))">
            <text:p/>
          </table:table-cell>
          <table:table-cell table:style-name="ce21" table:formula="of:=IF([.A754]=&quot;&quot;;&quot;&quot;;[.C754]-[.F754]+[.D754])">
            <text:p/>
          </table:table-cell>
          <table:table-cell table:style-name="ce21" table:formula="of:=IF([.A754]=&quot;&quot;;&quot;&quot;;[.H753]-[.G754])">
            <text:p/>
          </table:table-cell>
          <table:table-cell table:number-columns-repeated="248"/>
        </table:table-row>
        <table:table-row table:style-name="ro3">
          <table:table-cell table:style-name="ce10" table:formula="of:=IF([.H754]=&quot;&quot;;&quot;&quot;;IF(roundOpt;IF(OR([.A754]&gt;=nper;ROUND([.H754];2)&lt;=0);&quot;&quot;;[.A754]+1);IF(OR([.A754]&gt;=nper;[.H754]&lt;=0);&quot;&quot;;[.A754]+1)))">
            <text:p/>
          </table:table-cell>
          <table:table-cell table:style-name="ce17" table:formula="of:=IF([.A755]=&quot;&quot;;&quot;&quot;;IF(OR(periods_per_year=26;periods_per_year=52);IF(periods_per_year=26;IF([.A755]=1;fpdate;[.B754]+14);IF(periods_per_year=52;IF([.A755]=1;fpdate;[.B754]+7);&quot;n/a&quot;));IF(periods_per_year=24;DATE(YEAR(fpdate);MONTH(fpdate)+([.A755]-1)/2+IF(AND(DAY(fpdate)&gt;=15;MOD([.A755];2)=0);1;0);IF(MOD([.A755];2)=0;IF(DAY(fpdate)&gt;=15;DAY(fpdate)-14;DAY(fpdate)+14);DAY(fpdate)));IF(DAY(DATE(YEAR(fpdate);MONTH(fpdate)+([.A755]-1)*months_per_period;DAY(fpdate)))&lt;&gt;DAY(fpdate);DATE(YEAR(fpdate);MONTH(fpdate)+([.A755]-1)*months_per_period+1;0);DATE(YEAR(fpdate);MONTH(fpdate)+([.A755]-1)*months_per_period;DAY(fpdate))))))">
            <text:p/>
          </table:table-cell>
          <table:table-cell table:style-name="ce21" table:formula="of:=IF([.A755]=&quot;&quot;;&quot;&quot;;IF(roundOpt;IF(OR([.A755]=nper;payment&gt;ROUND((1+rate)*[.H754];2));ROUND((1+rate)*[.H754];2);payment);IF(OR([.A755]=nper;payment&gt;(1+rate)*[.H754]);(1+rate)*[.H754];payment)))">
            <text:p/>
          </table:table-cell>
          <table:table-cell table:style-name="ce30"/>
          <table:table-cell table:style-name="ce21"/>
          <table:table-cell table:style-name="ce21" table:formula="of:=IF([.A755]=&quot;&quot;;&quot;&quot;;IF(AND([.A755]=1;pmtType=1);0;IF(roundOpt;ROUND(rate*[.H754];2);rate*[.H754])))">
            <text:p/>
          </table:table-cell>
          <table:table-cell table:style-name="ce21" table:formula="of:=IF([.A755]=&quot;&quot;;&quot;&quot;;[.C755]-[.F755]+[.D755])">
            <text:p/>
          </table:table-cell>
          <table:table-cell table:style-name="ce21" table:formula="of:=IF([.A755]=&quot;&quot;;&quot;&quot;;[.H754]-[.G755])">
            <text:p/>
          </table:table-cell>
          <table:table-cell table:number-columns-repeated="248"/>
        </table:table-row>
        <table:table-row table:style-name="ro3">
          <table:table-cell table:style-name="ce10" table:formula="of:=IF([.H755]=&quot;&quot;;&quot;&quot;;IF(roundOpt;IF(OR([.A755]&gt;=nper;ROUND([.H755];2)&lt;=0);&quot;&quot;;[.A755]+1);IF(OR([.A755]&gt;=nper;[.H755]&lt;=0);&quot;&quot;;[.A755]+1)))">
            <text:p/>
          </table:table-cell>
          <table:table-cell table:style-name="ce17" table:formula="of:=IF([.A756]=&quot;&quot;;&quot;&quot;;IF(OR(periods_per_year=26;periods_per_year=52);IF(periods_per_year=26;IF([.A756]=1;fpdate;[.B755]+14);IF(periods_per_year=52;IF([.A756]=1;fpdate;[.B755]+7);&quot;n/a&quot;));IF(periods_per_year=24;DATE(YEAR(fpdate);MONTH(fpdate)+([.A756]-1)/2+IF(AND(DAY(fpdate)&gt;=15;MOD([.A756];2)=0);1;0);IF(MOD([.A756];2)=0;IF(DAY(fpdate)&gt;=15;DAY(fpdate)-14;DAY(fpdate)+14);DAY(fpdate)));IF(DAY(DATE(YEAR(fpdate);MONTH(fpdate)+([.A756]-1)*months_per_period;DAY(fpdate)))&lt;&gt;DAY(fpdate);DATE(YEAR(fpdate);MONTH(fpdate)+([.A756]-1)*months_per_period+1;0);DATE(YEAR(fpdate);MONTH(fpdate)+([.A756]-1)*months_per_period;DAY(fpdate))))))">
            <text:p/>
          </table:table-cell>
          <table:table-cell table:style-name="ce21" table:formula="of:=IF([.A756]=&quot;&quot;;&quot;&quot;;IF(roundOpt;IF(OR([.A756]=nper;payment&gt;ROUND((1+rate)*[.H755];2));ROUND((1+rate)*[.H755];2);payment);IF(OR([.A756]=nper;payment&gt;(1+rate)*[.H755]);(1+rate)*[.H755];payment)))">
            <text:p/>
          </table:table-cell>
          <table:table-cell table:style-name="ce30"/>
          <table:table-cell table:style-name="ce21"/>
          <table:table-cell table:style-name="ce21" table:formula="of:=IF([.A756]=&quot;&quot;;&quot;&quot;;IF(AND([.A756]=1;pmtType=1);0;IF(roundOpt;ROUND(rate*[.H755];2);rate*[.H755])))">
            <text:p/>
          </table:table-cell>
          <table:table-cell table:style-name="ce21" table:formula="of:=IF([.A756]=&quot;&quot;;&quot;&quot;;[.C756]-[.F756]+[.D756])">
            <text:p/>
          </table:table-cell>
          <table:table-cell table:style-name="ce21" table:formula="of:=IF([.A756]=&quot;&quot;;&quot;&quot;;[.H755]-[.G756])">
            <text:p/>
          </table:table-cell>
          <table:table-cell table:number-columns-repeated="248"/>
        </table:table-row>
        <table:table-row table:style-name="ro3">
          <table:table-cell table:style-name="ce10" table:formula="of:=IF([.H756]=&quot;&quot;;&quot;&quot;;IF(roundOpt;IF(OR([.A756]&gt;=nper;ROUND([.H756];2)&lt;=0);&quot;&quot;;[.A756]+1);IF(OR([.A756]&gt;=nper;[.H756]&lt;=0);&quot;&quot;;[.A756]+1)))">
            <text:p/>
          </table:table-cell>
          <table:table-cell table:style-name="ce17" table:formula="of:=IF([.A757]=&quot;&quot;;&quot;&quot;;IF(OR(periods_per_year=26;periods_per_year=52);IF(periods_per_year=26;IF([.A757]=1;fpdate;[.B756]+14);IF(periods_per_year=52;IF([.A757]=1;fpdate;[.B756]+7);&quot;n/a&quot;));IF(periods_per_year=24;DATE(YEAR(fpdate);MONTH(fpdate)+([.A757]-1)/2+IF(AND(DAY(fpdate)&gt;=15;MOD([.A757];2)=0);1;0);IF(MOD([.A757];2)=0;IF(DAY(fpdate)&gt;=15;DAY(fpdate)-14;DAY(fpdate)+14);DAY(fpdate)));IF(DAY(DATE(YEAR(fpdate);MONTH(fpdate)+([.A757]-1)*months_per_period;DAY(fpdate)))&lt;&gt;DAY(fpdate);DATE(YEAR(fpdate);MONTH(fpdate)+([.A757]-1)*months_per_period+1;0);DATE(YEAR(fpdate);MONTH(fpdate)+([.A757]-1)*months_per_period;DAY(fpdate))))))">
            <text:p/>
          </table:table-cell>
          <table:table-cell table:style-name="ce21" table:formula="of:=IF([.A757]=&quot;&quot;;&quot;&quot;;IF(roundOpt;IF(OR([.A757]=nper;payment&gt;ROUND((1+rate)*[.H756];2));ROUND((1+rate)*[.H756];2);payment);IF(OR([.A757]=nper;payment&gt;(1+rate)*[.H756]);(1+rate)*[.H756];payment)))">
            <text:p/>
          </table:table-cell>
          <table:table-cell table:style-name="ce30"/>
          <table:table-cell table:style-name="ce21"/>
          <table:table-cell table:style-name="ce21" table:formula="of:=IF([.A757]=&quot;&quot;;&quot;&quot;;IF(AND([.A757]=1;pmtType=1);0;IF(roundOpt;ROUND(rate*[.H756];2);rate*[.H756])))">
            <text:p/>
          </table:table-cell>
          <table:table-cell table:style-name="ce21" table:formula="of:=IF([.A757]=&quot;&quot;;&quot;&quot;;[.C757]-[.F757]+[.D757])">
            <text:p/>
          </table:table-cell>
          <table:table-cell table:style-name="ce21" table:formula="of:=IF([.A757]=&quot;&quot;;&quot;&quot;;[.H756]-[.G757])">
            <text:p/>
          </table:table-cell>
          <table:table-cell table:number-columns-repeated="248"/>
        </table:table-row>
        <table:table-row table:style-name="ro3">
          <table:table-cell table:style-name="ce10" table:formula="of:=IF([.H757]=&quot;&quot;;&quot;&quot;;IF(roundOpt;IF(OR([.A757]&gt;=nper;ROUND([.H757];2)&lt;=0);&quot;&quot;;[.A757]+1);IF(OR([.A757]&gt;=nper;[.H757]&lt;=0);&quot;&quot;;[.A757]+1)))">
            <text:p/>
          </table:table-cell>
          <table:table-cell table:style-name="ce17" table:formula="of:=IF([.A758]=&quot;&quot;;&quot;&quot;;IF(OR(periods_per_year=26;periods_per_year=52);IF(periods_per_year=26;IF([.A758]=1;fpdate;[.B757]+14);IF(periods_per_year=52;IF([.A758]=1;fpdate;[.B757]+7);&quot;n/a&quot;));IF(periods_per_year=24;DATE(YEAR(fpdate);MONTH(fpdate)+([.A758]-1)/2+IF(AND(DAY(fpdate)&gt;=15;MOD([.A758];2)=0);1;0);IF(MOD([.A758];2)=0;IF(DAY(fpdate)&gt;=15;DAY(fpdate)-14;DAY(fpdate)+14);DAY(fpdate)));IF(DAY(DATE(YEAR(fpdate);MONTH(fpdate)+([.A758]-1)*months_per_period;DAY(fpdate)))&lt;&gt;DAY(fpdate);DATE(YEAR(fpdate);MONTH(fpdate)+([.A758]-1)*months_per_period+1;0);DATE(YEAR(fpdate);MONTH(fpdate)+([.A758]-1)*months_per_period;DAY(fpdate))))))">
            <text:p/>
          </table:table-cell>
          <table:table-cell table:style-name="ce21" table:formula="of:=IF([.A758]=&quot;&quot;;&quot;&quot;;IF(roundOpt;IF(OR([.A758]=nper;payment&gt;ROUND((1+rate)*[.H757];2));ROUND((1+rate)*[.H757];2);payment);IF(OR([.A758]=nper;payment&gt;(1+rate)*[.H757]);(1+rate)*[.H757];payment)))">
            <text:p/>
          </table:table-cell>
          <table:table-cell table:style-name="ce30"/>
          <table:table-cell table:style-name="ce21"/>
          <table:table-cell table:style-name="ce21" table:formula="of:=IF([.A758]=&quot;&quot;;&quot;&quot;;IF(AND([.A758]=1;pmtType=1);0;IF(roundOpt;ROUND(rate*[.H757];2);rate*[.H757])))">
            <text:p/>
          </table:table-cell>
          <table:table-cell table:style-name="ce21" table:formula="of:=IF([.A758]=&quot;&quot;;&quot;&quot;;[.C758]-[.F758]+[.D758])">
            <text:p/>
          </table:table-cell>
          <table:table-cell table:style-name="ce21" table:formula="of:=IF([.A758]=&quot;&quot;;&quot;&quot;;[.H757]-[.G758])">
            <text:p/>
          </table:table-cell>
          <table:table-cell table:number-columns-repeated="248"/>
        </table:table-row>
        <table:table-row table:style-name="ro3">
          <table:table-cell table:style-name="ce10" table:formula="of:=IF([.H758]=&quot;&quot;;&quot;&quot;;IF(roundOpt;IF(OR([.A758]&gt;=nper;ROUND([.H758];2)&lt;=0);&quot;&quot;;[.A758]+1);IF(OR([.A758]&gt;=nper;[.H758]&lt;=0);&quot;&quot;;[.A758]+1)))">
            <text:p/>
          </table:table-cell>
          <table:table-cell table:style-name="ce17" table:formula="of:=IF([.A759]=&quot;&quot;;&quot;&quot;;IF(OR(periods_per_year=26;periods_per_year=52);IF(periods_per_year=26;IF([.A759]=1;fpdate;[.B758]+14);IF(periods_per_year=52;IF([.A759]=1;fpdate;[.B758]+7);&quot;n/a&quot;));IF(periods_per_year=24;DATE(YEAR(fpdate);MONTH(fpdate)+([.A759]-1)/2+IF(AND(DAY(fpdate)&gt;=15;MOD([.A759];2)=0);1;0);IF(MOD([.A759];2)=0;IF(DAY(fpdate)&gt;=15;DAY(fpdate)-14;DAY(fpdate)+14);DAY(fpdate)));IF(DAY(DATE(YEAR(fpdate);MONTH(fpdate)+([.A759]-1)*months_per_period;DAY(fpdate)))&lt;&gt;DAY(fpdate);DATE(YEAR(fpdate);MONTH(fpdate)+([.A759]-1)*months_per_period+1;0);DATE(YEAR(fpdate);MONTH(fpdate)+([.A759]-1)*months_per_period;DAY(fpdate))))))">
            <text:p/>
          </table:table-cell>
          <table:table-cell table:style-name="ce21" table:formula="of:=IF([.A759]=&quot;&quot;;&quot;&quot;;IF(roundOpt;IF(OR([.A759]=nper;payment&gt;ROUND((1+rate)*[.H758];2));ROUND((1+rate)*[.H758];2);payment);IF(OR([.A759]=nper;payment&gt;(1+rate)*[.H758]);(1+rate)*[.H758];payment)))">
            <text:p/>
          </table:table-cell>
          <table:table-cell table:style-name="ce30"/>
          <table:table-cell table:style-name="ce21"/>
          <table:table-cell table:style-name="ce21" table:formula="of:=IF([.A759]=&quot;&quot;;&quot;&quot;;IF(AND([.A759]=1;pmtType=1);0;IF(roundOpt;ROUND(rate*[.H758];2);rate*[.H758])))">
            <text:p/>
          </table:table-cell>
          <table:table-cell table:style-name="ce21" table:formula="of:=IF([.A759]=&quot;&quot;;&quot;&quot;;[.C759]-[.F759]+[.D759])">
            <text:p/>
          </table:table-cell>
          <table:table-cell table:style-name="ce21" table:formula="of:=IF([.A759]=&quot;&quot;;&quot;&quot;;[.H758]-[.G759])">
            <text:p/>
          </table:table-cell>
          <table:table-cell table:number-columns-repeated="248"/>
        </table:table-row>
        <table:table-row table:style-name="ro3">
          <table:table-cell table:style-name="ce10" table:formula="of:=IF([.H759]=&quot;&quot;;&quot;&quot;;IF(roundOpt;IF(OR([.A759]&gt;=nper;ROUND([.H759];2)&lt;=0);&quot;&quot;;[.A759]+1);IF(OR([.A759]&gt;=nper;[.H759]&lt;=0);&quot;&quot;;[.A759]+1)))">
            <text:p/>
          </table:table-cell>
          <table:table-cell table:style-name="ce17" table:formula="of:=IF([.A760]=&quot;&quot;;&quot;&quot;;IF(OR(periods_per_year=26;periods_per_year=52);IF(periods_per_year=26;IF([.A760]=1;fpdate;[.B759]+14);IF(periods_per_year=52;IF([.A760]=1;fpdate;[.B759]+7);&quot;n/a&quot;));IF(periods_per_year=24;DATE(YEAR(fpdate);MONTH(fpdate)+([.A760]-1)/2+IF(AND(DAY(fpdate)&gt;=15;MOD([.A760];2)=0);1;0);IF(MOD([.A760];2)=0;IF(DAY(fpdate)&gt;=15;DAY(fpdate)-14;DAY(fpdate)+14);DAY(fpdate)));IF(DAY(DATE(YEAR(fpdate);MONTH(fpdate)+([.A760]-1)*months_per_period;DAY(fpdate)))&lt;&gt;DAY(fpdate);DATE(YEAR(fpdate);MONTH(fpdate)+([.A760]-1)*months_per_period+1;0);DATE(YEAR(fpdate);MONTH(fpdate)+([.A760]-1)*months_per_period;DAY(fpdate))))))">
            <text:p/>
          </table:table-cell>
          <table:table-cell table:style-name="ce21" table:formula="of:=IF([.A760]=&quot;&quot;;&quot;&quot;;IF(roundOpt;IF(OR([.A760]=nper;payment&gt;ROUND((1+rate)*[.H759];2));ROUND((1+rate)*[.H759];2);payment);IF(OR([.A760]=nper;payment&gt;(1+rate)*[.H759]);(1+rate)*[.H759];payment)))">
            <text:p/>
          </table:table-cell>
          <table:table-cell table:style-name="ce30"/>
          <table:table-cell table:style-name="ce21"/>
          <table:table-cell table:style-name="ce21" table:formula="of:=IF([.A760]=&quot;&quot;;&quot;&quot;;IF(AND([.A760]=1;pmtType=1);0;IF(roundOpt;ROUND(rate*[.H759];2);rate*[.H759])))">
            <text:p/>
          </table:table-cell>
          <table:table-cell table:style-name="ce21" table:formula="of:=IF([.A760]=&quot;&quot;;&quot;&quot;;[.C760]-[.F760]+[.D760])">
            <text:p/>
          </table:table-cell>
          <table:table-cell table:style-name="ce21" table:formula="of:=IF([.A760]=&quot;&quot;;&quot;&quot;;[.H759]-[.G760])">
            <text:p/>
          </table:table-cell>
          <table:table-cell table:number-columns-repeated="248"/>
        </table:table-row>
        <table:table-row table:style-name="ro3">
          <table:table-cell table:style-name="ce10" table:formula="of:=IF([.H760]=&quot;&quot;;&quot;&quot;;IF(roundOpt;IF(OR([.A760]&gt;=nper;ROUND([.H760];2)&lt;=0);&quot;&quot;;[.A760]+1);IF(OR([.A760]&gt;=nper;[.H760]&lt;=0);&quot;&quot;;[.A760]+1)))">
            <text:p/>
          </table:table-cell>
          <table:table-cell table:style-name="ce17" table:formula="of:=IF([.A761]=&quot;&quot;;&quot;&quot;;IF(OR(periods_per_year=26;periods_per_year=52);IF(periods_per_year=26;IF([.A761]=1;fpdate;[.B760]+14);IF(periods_per_year=52;IF([.A761]=1;fpdate;[.B760]+7);&quot;n/a&quot;));IF(periods_per_year=24;DATE(YEAR(fpdate);MONTH(fpdate)+([.A761]-1)/2+IF(AND(DAY(fpdate)&gt;=15;MOD([.A761];2)=0);1;0);IF(MOD([.A761];2)=0;IF(DAY(fpdate)&gt;=15;DAY(fpdate)-14;DAY(fpdate)+14);DAY(fpdate)));IF(DAY(DATE(YEAR(fpdate);MONTH(fpdate)+([.A761]-1)*months_per_period;DAY(fpdate)))&lt;&gt;DAY(fpdate);DATE(YEAR(fpdate);MONTH(fpdate)+([.A761]-1)*months_per_period+1;0);DATE(YEAR(fpdate);MONTH(fpdate)+([.A761]-1)*months_per_period;DAY(fpdate))))))">
            <text:p/>
          </table:table-cell>
          <table:table-cell table:style-name="ce21" table:formula="of:=IF([.A761]=&quot;&quot;;&quot;&quot;;IF(roundOpt;IF(OR([.A761]=nper;payment&gt;ROUND((1+rate)*[.H760];2));ROUND((1+rate)*[.H760];2);payment);IF(OR([.A761]=nper;payment&gt;(1+rate)*[.H760]);(1+rate)*[.H760];payment)))">
            <text:p/>
          </table:table-cell>
          <table:table-cell table:style-name="ce30"/>
          <table:table-cell table:style-name="ce21"/>
          <table:table-cell table:style-name="ce21" table:formula="of:=IF([.A761]=&quot;&quot;;&quot;&quot;;IF(AND([.A761]=1;pmtType=1);0;IF(roundOpt;ROUND(rate*[.H760];2);rate*[.H760])))">
            <text:p/>
          </table:table-cell>
          <table:table-cell table:style-name="ce21" table:formula="of:=IF([.A761]=&quot;&quot;;&quot;&quot;;[.C761]-[.F761]+[.D761])">
            <text:p/>
          </table:table-cell>
          <table:table-cell table:style-name="ce21" table:formula="of:=IF([.A761]=&quot;&quot;;&quot;&quot;;[.H760]-[.G761])">
            <text:p/>
          </table:table-cell>
          <table:table-cell table:number-columns-repeated="248"/>
        </table:table-row>
        <table:table-row table:style-name="ro3">
          <table:table-cell table:style-name="ce10" table:formula="of:=IF([.H761]=&quot;&quot;;&quot;&quot;;IF(roundOpt;IF(OR([.A761]&gt;=nper;ROUND([.H761];2)&lt;=0);&quot;&quot;;[.A761]+1);IF(OR([.A761]&gt;=nper;[.H761]&lt;=0);&quot;&quot;;[.A761]+1)))">
            <text:p/>
          </table:table-cell>
          <table:table-cell table:style-name="ce17" table:formula="of:=IF([.A762]=&quot;&quot;;&quot;&quot;;IF(OR(periods_per_year=26;periods_per_year=52);IF(periods_per_year=26;IF([.A762]=1;fpdate;[.B761]+14);IF(periods_per_year=52;IF([.A762]=1;fpdate;[.B761]+7);&quot;n/a&quot;));IF(periods_per_year=24;DATE(YEAR(fpdate);MONTH(fpdate)+([.A762]-1)/2+IF(AND(DAY(fpdate)&gt;=15;MOD([.A762];2)=0);1;0);IF(MOD([.A762];2)=0;IF(DAY(fpdate)&gt;=15;DAY(fpdate)-14;DAY(fpdate)+14);DAY(fpdate)));IF(DAY(DATE(YEAR(fpdate);MONTH(fpdate)+([.A762]-1)*months_per_period;DAY(fpdate)))&lt;&gt;DAY(fpdate);DATE(YEAR(fpdate);MONTH(fpdate)+([.A762]-1)*months_per_period+1;0);DATE(YEAR(fpdate);MONTH(fpdate)+([.A762]-1)*months_per_period;DAY(fpdate))))))">
            <text:p/>
          </table:table-cell>
          <table:table-cell table:style-name="ce21" table:formula="of:=IF([.A762]=&quot;&quot;;&quot;&quot;;IF(roundOpt;IF(OR([.A762]=nper;payment&gt;ROUND((1+rate)*[.H761];2));ROUND((1+rate)*[.H761];2);payment);IF(OR([.A762]=nper;payment&gt;(1+rate)*[.H761]);(1+rate)*[.H761];payment)))">
            <text:p/>
          </table:table-cell>
          <table:table-cell table:style-name="ce30"/>
          <table:table-cell table:style-name="ce21"/>
          <table:table-cell table:style-name="ce21" table:formula="of:=IF([.A762]=&quot;&quot;;&quot;&quot;;IF(AND([.A762]=1;pmtType=1);0;IF(roundOpt;ROUND(rate*[.H761];2);rate*[.H761])))">
            <text:p/>
          </table:table-cell>
          <table:table-cell table:style-name="ce21" table:formula="of:=IF([.A762]=&quot;&quot;;&quot;&quot;;[.C762]-[.F762]+[.D762])">
            <text:p/>
          </table:table-cell>
          <table:table-cell table:style-name="ce21" table:formula="of:=IF([.A762]=&quot;&quot;;&quot;&quot;;[.H761]-[.G762])">
            <text:p/>
          </table:table-cell>
          <table:table-cell table:number-columns-repeated="248"/>
        </table:table-row>
        <table:table-row table:style-name="ro3">
          <table:table-cell table:style-name="ce10" table:formula="of:=IF([.H762]=&quot;&quot;;&quot;&quot;;IF(roundOpt;IF(OR([.A762]&gt;=nper;ROUND([.H762];2)&lt;=0);&quot;&quot;;[.A762]+1);IF(OR([.A762]&gt;=nper;[.H762]&lt;=0);&quot;&quot;;[.A762]+1)))">
            <text:p/>
          </table:table-cell>
          <table:table-cell table:style-name="ce17" table:formula="of:=IF([.A763]=&quot;&quot;;&quot;&quot;;IF(OR(periods_per_year=26;periods_per_year=52);IF(periods_per_year=26;IF([.A763]=1;fpdate;[.B762]+14);IF(periods_per_year=52;IF([.A763]=1;fpdate;[.B762]+7);&quot;n/a&quot;));IF(periods_per_year=24;DATE(YEAR(fpdate);MONTH(fpdate)+([.A763]-1)/2+IF(AND(DAY(fpdate)&gt;=15;MOD([.A763];2)=0);1;0);IF(MOD([.A763];2)=0;IF(DAY(fpdate)&gt;=15;DAY(fpdate)-14;DAY(fpdate)+14);DAY(fpdate)));IF(DAY(DATE(YEAR(fpdate);MONTH(fpdate)+([.A763]-1)*months_per_period;DAY(fpdate)))&lt;&gt;DAY(fpdate);DATE(YEAR(fpdate);MONTH(fpdate)+([.A763]-1)*months_per_period+1;0);DATE(YEAR(fpdate);MONTH(fpdate)+([.A763]-1)*months_per_period;DAY(fpdate))))))">
            <text:p/>
          </table:table-cell>
          <table:table-cell table:style-name="ce21" table:formula="of:=IF([.A763]=&quot;&quot;;&quot;&quot;;IF(roundOpt;IF(OR([.A763]=nper;payment&gt;ROUND((1+rate)*[.H762];2));ROUND((1+rate)*[.H762];2);payment);IF(OR([.A763]=nper;payment&gt;(1+rate)*[.H762]);(1+rate)*[.H762];payment)))">
            <text:p/>
          </table:table-cell>
          <table:table-cell table:style-name="ce30"/>
          <table:table-cell table:style-name="ce21"/>
          <table:table-cell table:style-name="ce21" table:formula="of:=IF([.A763]=&quot;&quot;;&quot;&quot;;IF(AND([.A763]=1;pmtType=1);0;IF(roundOpt;ROUND(rate*[.H762];2);rate*[.H762])))">
            <text:p/>
          </table:table-cell>
          <table:table-cell table:style-name="ce21" table:formula="of:=IF([.A763]=&quot;&quot;;&quot;&quot;;[.C763]-[.F763]+[.D763])">
            <text:p/>
          </table:table-cell>
          <table:table-cell table:style-name="ce21" table:formula="of:=IF([.A763]=&quot;&quot;;&quot;&quot;;[.H762]-[.G763])">
            <text:p/>
          </table:table-cell>
          <table:table-cell table:number-columns-repeated="248"/>
        </table:table-row>
        <table:table-row table:style-name="ro3">
          <table:table-cell table:style-name="ce10" table:formula="of:=IF([.H763]=&quot;&quot;;&quot;&quot;;IF(roundOpt;IF(OR([.A763]&gt;=nper;ROUND([.H763];2)&lt;=0);&quot;&quot;;[.A763]+1);IF(OR([.A763]&gt;=nper;[.H763]&lt;=0);&quot;&quot;;[.A763]+1)))">
            <text:p/>
          </table:table-cell>
          <table:table-cell table:style-name="ce17" table:formula="of:=IF([.A764]=&quot;&quot;;&quot;&quot;;IF(OR(periods_per_year=26;periods_per_year=52);IF(periods_per_year=26;IF([.A764]=1;fpdate;[.B763]+14);IF(periods_per_year=52;IF([.A764]=1;fpdate;[.B763]+7);&quot;n/a&quot;));IF(periods_per_year=24;DATE(YEAR(fpdate);MONTH(fpdate)+([.A764]-1)/2+IF(AND(DAY(fpdate)&gt;=15;MOD([.A764];2)=0);1;0);IF(MOD([.A764];2)=0;IF(DAY(fpdate)&gt;=15;DAY(fpdate)-14;DAY(fpdate)+14);DAY(fpdate)));IF(DAY(DATE(YEAR(fpdate);MONTH(fpdate)+([.A764]-1)*months_per_period;DAY(fpdate)))&lt;&gt;DAY(fpdate);DATE(YEAR(fpdate);MONTH(fpdate)+([.A764]-1)*months_per_period+1;0);DATE(YEAR(fpdate);MONTH(fpdate)+([.A764]-1)*months_per_period;DAY(fpdate))))))">
            <text:p/>
          </table:table-cell>
          <table:table-cell table:style-name="ce21" table:formula="of:=IF([.A764]=&quot;&quot;;&quot;&quot;;IF(roundOpt;IF(OR([.A764]=nper;payment&gt;ROUND((1+rate)*[.H763];2));ROUND((1+rate)*[.H763];2);payment);IF(OR([.A764]=nper;payment&gt;(1+rate)*[.H763]);(1+rate)*[.H763];payment)))">
            <text:p/>
          </table:table-cell>
          <table:table-cell table:style-name="ce30"/>
          <table:table-cell table:style-name="ce21"/>
          <table:table-cell table:style-name="ce21" table:formula="of:=IF([.A764]=&quot;&quot;;&quot;&quot;;IF(AND([.A764]=1;pmtType=1);0;IF(roundOpt;ROUND(rate*[.H763];2);rate*[.H763])))">
            <text:p/>
          </table:table-cell>
          <table:table-cell table:style-name="ce21" table:formula="of:=IF([.A764]=&quot;&quot;;&quot;&quot;;[.C764]-[.F764]+[.D764])">
            <text:p/>
          </table:table-cell>
          <table:table-cell table:style-name="ce21" table:formula="of:=IF([.A764]=&quot;&quot;;&quot;&quot;;[.H763]-[.G764])">
            <text:p/>
          </table:table-cell>
          <table:table-cell table:number-columns-repeated="248"/>
        </table:table-row>
        <table:table-row table:style-name="ro3">
          <table:table-cell table:style-name="ce10" table:formula="of:=IF([.H764]=&quot;&quot;;&quot;&quot;;IF(roundOpt;IF(OR([.A764]&gt;=nper;ROUND([.H764];2)&lt;=0);&quot;&quot;;[.A764]+1);IF(OR([.A764]&gt;=nper;[.H764]&lt;=0);&quot;&quot;;[.A764]+1)))">
            <text:p/>
          </table:table-cell>
          <table:table-cell table:style-name="ce17" table:formula="of:=IF([.A765]=&quot;&quot;;&quot;&quot;;IF(OR(periods_per_year=26;periods_per_year=52);IF(periods_per_year=26;IF([.A765]=1;fpdate;[.B764]+14);IF(periods_per_year=52;IF([.A765]=1;fpdate;[.B764]+7);&quot;n/a&quot;));IF(periods_per_year=24;DATE(YEAR(fpdate);MONTH(fpdate)+([.A765]-1)/2+IF(AND(DAY(fpdate)&gt;=15;MOD([.A765];2)=0);1;0);IF(MOD([.A765];2)=0;IF(DAY(fpdate)&gt;=15;DAY(fpdate)-14;DAY(fpdate)+14);DAY(fpdate)));IF(DAY(DATE(YEAR(fpdate);MONTH(fpdate)+([.A765]-1)*months_per_period;DAY(fpdate)))&lt;&gt;DAY(fpdate);DATE(YEAR(fpdate);MONTH(fpdate)+([.A765]-1)*months_per_period+1;0);DATE(YEAR(fpdate);MONTH(fpdate)+([.A765]-1)*months_per_period;DAY(fpdate))))))">
            <text:p/>
          </table:table-cell>
          <table:table-cell table:style-name="ce21" table:formula="of:=IF([.A765]=&quot;&quot;;&quot;&quot;;IF(roundOpt;IF(OR([.A765]=nper;payment&gt;ROUND((1+rate)*[.H764];2));ROUND((1+rate)*[.H764];2);payment);IF(OR([.A765]=nper;payment&gt;(1+rate)*[.H764]);(1+rate)*[.H764];payment)))">
            <text:p/>
          </table:table-cell>
          <table:table-cell table:style-name="ce30"/>
          <table:table-cell table:style-name="ce21"/>
          <table:table-cell table:style-name="ce21" table:formula="of:=IF([.A765]=&quot;&quot;;&quot;&quot;;IF(AND([.A765]=1;pmtType=1);0;IF(roundOpt;ROUND(rate*[.H764];2);rate*[.H764])))">
            <text:p/>
          </table:table-cell>
          <table:table-cell table:style-name="ce21" table:formula="of:=IF([.A765]=&quot;&quot;;&quot;&quot;;[.C765]-[.F765]+[.D765])">
            <text:p/>
          </table:table-cell>
          <table:table-cell table:style-name="ce21" table:formula="of:=IF([.A765]=&quot;&quot;;&quot;&quot;;[.H764]-[.G765])">
            <text:p/>
          </table:table-cell>
          <table:table-cell table:number-columns-repeated="248"/>
        </table:table-row>
        <table:table-row table:style-name="ro3">
          <table:table-cell table:style-name="ce10" table:formula="of:=IF([.H765]=&quot;&quot;;&quot;&quot;;IF(roundOpt;IF(OR([.A765]&gt;=nper;ROUND([.H765];2)&lt;=0);&quot;&quot;;[.A765]+1);IF(OR([.A765]&gt;=nper;[.H765]&lt;=0);&quot;&quot;;[.A765]+1)))">
            <text:p/>
          </table:table-cell>
          <table:table-cell table:style-name="ce17" table:formula="of:=IF([.A766]=&quot;&quot;;&quot;&quot;;IF(OR(periods_per_year=26;periods_per_year=52);IF(periods_per_year=26;IF([.A766]=1;fpdate;[.B765]+14);IF(periods_per_year=52;IF([.A766]=1;fpdate;[.B765]+7);&quot;n/a&quot;));IF(periods_per_year=24;DATE(YEAR(fpdate);MONTH(fpdate)+([.A766]-1)/2+IF(AND(DAY(fpdate)&gt;=15;MOD([.A766];2)=0);1;0);IF(MOD([.A766];2)=0;IF(DAY(fpdate)&gt;=15;DAY(fpdate)-14;DAY(fpdate)+14);DAY(fpdate)));IF(DAY(DATE(YEAR(fpdate);MONTH(fpdate)+([.A766]-1)*months_per_period;DAY(fpdate)))&lt;&gt;DAY(fpdate);DATE(YEAR(fpdate);MONTH(fpdate)+([.A766]-1)*months_per_period+1;0);DATE(YEAR(fpdate);MONTH(fpdate)+([.A766]-1)*months_per_period;DAY(fpdate))))))">
            <text:p/>
          </table:table-cell>
          <table:table-cell table:style-name="ce21" table:formula="of:=IF([.A766]=&quot;&quot;;&quot;&quot;;IF(roundOpt;IF(OR([.A766]=nper;payment&gt;ROUND((1+rate)*[.H765];2));ROUND((1+rate)*[.H765];2);payment);IF(OR([.A766]=nper;payment&gt;(1+rate)*[.H765]);(1+rate)*[.H765];payment)))">
            <text:p/>
          </table:table-cell>
          <table:table-cell table:style-name="ce30"/>
          <table:table-cell table:style-name="ce21"/>
          <table:table-cell table:style-name="ce21" table:formula="of:=IF([.A766]=&quot;&quot;;&quot;&quot;;IF(AND([.A766]=1;pmtType=1);0;IF(roundOpt;ROUND(rate*[.H765];2);rate*[.H765])))">
            <text:p/>
          </table:table-cell>
          <table:table-cell table:style-name="ce21" table:formula="of:=IF([.A766]=&quot;&quot;;&quot;&quot;;[.C766]-[.F766]+[.D766])">
            <text:p/>
          </table:table-cell>
          <table:table-cell table:style-name="ce21" table:formula="of:=IF([.A766]=&quot;&quot;;&quot;&quot;;[.H765]-[.G766])">
            <text:p/>
          </table:table-cell>
          <table:table-cell table:number-columns-repeated="248"/>
        </table:table-row>
        <table:table-row table:style-name="ro3">
          <table:table-cell table:style-name="ce10" table:formula="of:=IF([.H766]=&quot;&quot;;&quot;&quot;;IF(roundOpt;IF(OR([.A766]&gt;=nper;ROUND([.H766];2)&lt;=0);&quot;&quot;;[.A766]+1);IF(OR([.A766]&gt;=nper;[.H766]&lt;=0);&quot;&quot;;[.A766]+1)))">
            <text:p/>
          </table:table-cell>
          <table:table-cell table:style-name="ce17" table:formula="of:=IF([.A767]=&quot;&quot;;&quot;&quot;;IF(OR(periods_per_year=26;periods_per_year=52);IF(periods_per_year=26;IF([.A767]=1;fpdate;[.B766]+14);IF(periods_per_year=52;IF([.A767]=1;fpdate;[.B766]+7);&quot;n/a&quot;));IF(periods_per_year=24;DATE(YEAR(fpdate);MONTH(fpdate)+([.A767]-1)/2+IF(AND(DAY(fpdate)&gt;=15;MOD([.A767];2)=0);1;0);IF(MOD([.A767];2)=0;IF(DAY(fpdate)&gt;=15;DAY(fpdate)-14;DAY(fpdate)+14);DAY(fpdate)));IF(DAY(DATE(YEAR(fpdate);MONTH(fpdate)+([.A767]-1)*months_per_period;DAY(fpdate)))&lt;&gt;DAY(fpdate);DATE(YEAR(fpdate);MONTH(fpdate)+([.A767]-1)*months_per_period+1;0);DATE(YEAR(fpdate);MONTH(fpdate)+([.A767]-1)*months_per_period;DAY(fpdate))))))">
            <text:p/>
          </table:table-cell>
          <table:table-cell table:style-name="ce21" table:formula="of:=IF([.A767]=&quot;&quot;;&quot;&quot;;IF(roundOpt;IF(OR([.A767]=nper;payment&gt;ROUND((1+rate)*[.H766];2));ROUND((1+rate)*[.H766];2);payment);IF(OR([.A767]=nper;payment&gt;(1+rate)*[.H766]);(1+rate)*[.H766];payment)))">
            <text:p/>
          </table:table-cell>
          <table:table-cell table:style-name="ce30"/>
          <table:table-cell table:style-name="ce21"/>
          <table:table-cell table:style-name="ce21" table:formula="of:=IF([.A767]=&quot;&quot;;&quot;&quot;;IF(AND([.A767]=1;pmtType=1);0;IF(roundOpt;ROUND(rate*[.H766];2);rate*[.H766])))">
            <text:p/>
          </table:table-cell>
          <table:table-cell table:style-name="ce21" table:formula="of:=IF([.A767]=&quot;&quot;;&quot;&quot;;[.C767]-[.F767]+[.D767])">
            <text:p/>
          </table:table-cell>
          <table:table-cell table:style-name="ce21" table:formula="of:=IF([.A767]=&quot;&quot;;&quot;&quot;;[.H766]-[.G767])">
            <text:p/>
          </table:table-cell>
          <table:table-cell table:number-columns-repeated="248"/>
        </table:table-row>
        <table:table-row table:style-name="ro3">
          <table:table-cell table:style-name="ce10" table:formula="of:=IF([.H767]=&quot;&quot;;&quot;&quot;;IF(roundOpt;IF(OR([.A767]&gt;=nper;ROUND([.H767];2)&lt;=0);&quot;&quot;;[.A767]+1);IF(OR([.A767]&gt;=nper;[.H767]&lt;=0);&quot;&quot;;[.A767]+1)))">
            <text:p/>
          </table:table-cell>
          <table:table-cell table:style-name="ce17" table:formula="of:=IF([.A768]=&quot;&quot;;&quot;&quot;;IF(OR(periods_per_year=26;periods_per_year=52);IF(periods_per_year=26;IF([.A768]=1;fpdate;[.B767]+14);IF(periods_per_year=52;IF([.A768]=1;fpdate;[.B767]+7);&quot;n/a&quot;));IF(periods_per_year=24;DATE(YEAR(fpdate);MONTH(fpdate)+([.A768]-1)/2+IF(AND(DAY(fpdate)&gt;=15;MOD([.A768];2)=0);1;0);IF(MOD([.A768];2)=0;IF(DAY(fpdate)&gt;=15;DAY(fpdate)-14;DAY(fpdate)+14);DAY(fpdate)));IF(DAY(DATE(YEAR(fpdate);MONTH(fpdate)+([.A768]-1)*months_per_period;DAY(fpdate)))&lt;&gt;DAY(fpdate);DATE(YEAR(fpdate);MONTH(fpdate)+([.A768]-1)*months_per_period+1;0);DATE(YEAR(fpdate);MONTH(fpdate)+([.A768]-1)*months_per_period;DAY(fpdate))))))">
            <text:p/>
          </table:table-cell>
          <table:table-cell table:style-name="ce21" table:formula="of:=IF([.A768]=&quot;&quot;;&quot;&quot;;IF(roundOpt;IF(OR([.A768]=nper;payment&gt;ROUND((1+rate)*[.H767];2));ROUND((1+rate)*[.H767];2);payment);IF(OR([.A768]=nper;payment&gt;(1+rate)*[.H767]);(1+rate)*[.H767];payment)))">
            <text:p/>
          </table:table-cell>
          <table:table-cell table:style-name="ce30"/>
          <table:table-cell table:style-name="ce21"/>
          <table:table-cell table:style-name="ce21" table:formula="of:=IF([.A768]=&quot;&quot;;&quot;&quot;;IF(AND([.A768]=1;pmtType=1);0;IF(roundOpt;ROUND(rate*[.H767];2);rate*[.H767])))">
            <text:p/>
          </table:table-cell>
          <table:table-cell table:style-name="ce21" table:formula="of:=IF([.A768]=&quot;&quot;;&quot;&quot;;[.C768]-[.F768]+[.D768])">
            <text:p/>
          </table:table-cell>
          <table:table-cell table:style-name="ce21" table:formula="of:=IF([.A768]=&quot;&quot;;&quot;&quot;;[.H767]-[.G768])">
            <text:p/>
          </table:table-cell>
          <table:table-cell table:number-columns-repeated="248"/>
        </table:table-row>
        <table:table-row table:style-name="ro3">
          <table:table-cell table:style-name="ce10" table:formula="of:=IF([.H768]=&quot;&quot;;&quot;&quot;;IF(roundOpt;IF(OR([.A768]&gt;=nper;ROUND([.H768];2)&lt;=0);&quot;&quot;;[.A768]+1);IF(OR([.A768]&gt;=nper;[.H768]&lt;=0);&quot;&quot;;[.A768]+1)))">
            <text:p/>
          </table:table-cell>
          <table:table-cell table:style-name="ce17" table:formula="of:=IF([.A769]=&quot;&quot;;&quot;&quot;;IF(OR(periods_per_year=26;periods_per_year=52);IF(periods_per_year=26;IF([.A769]=1;fpdate;[.B768]+14);IF(periods_per_year=52;IF([.A769]=1;fpdate;[.B768]+7);&quot;n/a&quot;));IF(periods_per_year=24;DATE(YEAR(fpdate);MONTH(fpdate)+([.A769]-1)/2+IF(AND(DAY(fpdate)&gt;=15;MOD([.A769];2)=0);1;0);IF(MOD([.A769];2)=0;IF(DAY(fpdate)&gt;=15;DAY(fpdate)-14;DAY(fpdate)+14);DAY(fpdate)));IF(DAY(DATE(YEAR(fpdate);MONTH(fpdate)+([.A769]-1)*months_per_period;DAY(fpdate)))&lt;&gt;DAY(fpdate);DATE(YEAR(fpdate);MONTH(fpdate)+([.A769]-1)*months_per_period+1;0);DATE(YEAR(fpdate);MONTH(fpdate)+([.A769]-1)*months_per_period;DAY(fpdate))))))">
            <text:p/>
          </table:table-cell>
          <table:table-cell table:style-name="ce21" table:formula="of:=IF([.A769]=&quot;&quot;;&quot;&quot;;IF(roundOpt;IF(OR([.A769]=nper;payment&gt;ROUND((1+rate)*[.H768];2));ROUND((1+rate)*[.H768];2);payment);IF(OR([.A769]=nper;payment&gt;(1+rate)*[.H768]);(1+rate)*[.H768];payment)))">
            <text:p/>
          </table:table-cell>
          <table:table-cell table:style-name="ce30"/>
          <table:table-cell table:style-name="ce21"/>
          <table:table-cell table:style-name="ce21" table:formula="of:=IF([.A769]=&quot;&quot;;&quot;&quot;;IF(AND([.A769]=1;pmtType=1);0;IF(roundOpt;ROUND(rate*[.H768];2);rate*[.H768])))">
            <text:p/>
          </table:table-cell>
          <table:table-cell table:style-name="ce21" table:formula="of:=IF([.A769]=&quot;&quot;;&quot;&quot;;[.C769]-[.F769]+[.D769])">
            <text:p/>
          </table:table-cell>
          <table:table-cell table:style-name="ce21" table:formula="of:=IF([.A769]=&quot;&quot;;&quot;&quot;;[.H768]-[.G769])">
            <text:p/>
          </table:table-cell>
          <table:table-cell table:number-columns-repeated="248"/>
        </table:table-row>
        <table:table-row table:style-name="ro3">
          <table:table-cell table:style-name="ce10" table:formula="of:=IF([.H769]=&quot;&quot;;&quot;&quot;;IF(roundOpt;IF(OR([.A769]&gt;=nper;ROUND([.H769];2)&lt;=0);&quot;&quot;;[.A769]+1);IF(OR([.A769]&gt;=nper;[.H769]&lt;=0);&quot;&quot;;[.A769]+1)))">
            <text:p/>
          </table:table-cell>
          <table:table-cell table:style-name="ce17" table:formula="of:=IF([.A770]=&quot;&quot;;&quot;&quot;;IF(OR(periods_per_year=26;periods_per_year=52);IF(periods_per_year=26;IF([.A770]=1;fpdate;[.B769]+14);IF(periods_per_year=52;IF([.A770]=1;fpdate;[.B769]+7);&quot;n/a&quot;));IF(periods_per_year=24;DATE(YEAR(fpdate);MONTH(fpdate)+([.A770]-1)/2+IF(AND(DAY(fpdate)&gt;=15;MOD([.A770];2)=0);1;0);IF(MOD([.A770];2)=0;IF(DAY(fpdate)&gt;=15;DAY(fpdate)-14;DAY(fpdate)+14);DAY(fpdate)));IF(DAY(DATE(YEAR(fpdate);MONTH(fpdate)+([.A770]-1)*months_per_period;DAY(fpdate)))&lt;&gt;DAY(fpdate);DATE(YEAR(fpdate);MONTH(fpdate)+([.A770]-1)*months_per_period+1;0);DATE(YEAR(fpdate);MONTH(fpdate)+([.A770]-1)*months_per_period;DAY(fpdate))))))">
            <text:p/>
          </table:table-cell>
          <table:table-cell table:style-name="ce21" table:formula="of:=IF([.A770]=&quot;&quot;;&quot;&quot;;IF(roundOpt;IF(OR([.A770]=nper;payment&gt;ROUND((1+rate)*[.H769];2));ROUND((1+rate)*[.H769];2);payment);IF(OR([.A770]=nper;payment&gt;(1+rate)*[.H769]);(1+rate)*[.H769];payment)))">
            <text:p/>
          </table:table-cell>
          <table:table-cell table:style-name="ce30"/>
          <table:table-cell table:style-name="ce21"/>
          <table:table-cell table:style-name="ce21" table:formula="of:=IF([.A770]=&quot;&quot;;&quot;&quot;;IF(AND([.A770]=1;pmtType=1);0;IF(roundOpt;ROUND(rate*[.H769];2);rate*[.H769])))">
            <text:p/>
          </table:table-cell>
          <table:table-cell table:style-name="ce21" table:formula="of:=IF([.A770]=&quot;&quot;;&quot;&quot;;[.C770]-[.F770]+[.D770])">
            <text:p/>
          </table:table-cell>
          <table:table-cell table:style-name="ce21" table:formula="of:=IF([.A770]=&quot;&quot;;&quot;&quot;;[.H769]-[.G770])">
            <text:p/>
          </table:table-cell>
          <table:table-cell table:number-columns-repeated="248"/>
        </table:table-row>
        <table:table-row table:style-name="ro3">
          <table:table-cell table:style-name="ce10" table:formula="of:=IF([.H770]=&quot;&quot;;&quot;&quot;;IF(roundOpt;IF(OR([.A770]&gt;=nper;ROUND([.H770];2)&lt;=0);&quot;&quot;;[.A770]+1);IF(OR([.A770]&gt;=nper;[.H770]&lt;=0);&quot;&quot;;[.A770]+1)))">
            <text:p/>
          </table:table-cell>
          <table:table-cell table:style-name="ce17" table:formula="of:=IF([.A771]=&quot;&quot;;&quot;&quot;;IF(OR(periods_per_year=26;periods_per_year=52);IF(periods_per_year=26;IF([.A771]=1;fpdate;[.B770]+14);IF(periods_per_year=52;IF([.A771]=1;fpdate;[.B770]+7);&quot;n/a&quot;));IF(periods_per_year=24;DATE(YEAR(fpdate);MONTH(fpdate)+([.A771]-1)/2+IF(AND(DAY(fpdate)&gt;=15;MOD([.A771];2)=0);1;0);IF(MOD([.A771];2)=0;IF(DAY(fpdate)&gt;=15;DAY(fpdate)-14;DAY(fpdate)+14);DAY(fpdate)));IF(DAY(DATE(YEAR(fpdate);MONTH(fpdate)+([.A771]-1)*months_per_period;DAY(fpdate)))&lt;&gt;DAY(fpdate);DATE(YEAR(fpdate);MONTH(fpdate)+([.A771]-1)*months_per_period+1;0);DATE(YEAR(fpdate);MONTH(fpdate)+([.A771]-1)*months_per_period;DAY(fpdate))))))">
            <text:p/>
          </table:table-cell>
          <table:table-cell table:style-name="ce21" table:formula="of:=IF([.A771]=&quot;&quot;;&quot;&quot;;IF(roundOpt;IF(OR([.A771]=nper;payment&gt;ROUND((1+rate)*[.H770];2));ROUND((1+rate)*[.H770];2);payment);IF(OR([.A771]=nper;payment&gt;(1+rate)*[.H770]);(1+rate)*[.H770];payment)))">
            <text:p/>
          </table:table-cell>
          <table:table-cell table:style-name="ce30"/>
          <table:table-cell table:style-name="ce21"/>
          <table:table-cell table:style-name="ce21" table:formula="of:=IF([.A771]=&quot;&quot;;&quot;&quot;;IF(AND([.A771]=1;pmtType=1);0;IF(roundOpt;ROUND(rate*[.H770];2);rate*[.H770])))">
            <text:p/>
          </table:table-cell>
          <table:table-cell table:style-name="ce21" table:formula="of:=IF([.A771]=&quot;&quot;;&quot;&quot;;[.C771]-[.F771]+[.D771])">
            <text:p/>
          </table:table-cell>
          <table:table-cell table:style-name="ce21" table:formula="of:=IF([.A771]=&quot;&quot;;&quot;&quot;;[.H770]-[.G771])">
            <text:p/>
          </table:table-cell>
          <table:table-cell table:number-columns-repeated="248"/>
        </table:table-row>
        <table:table-row table:style-name="ro3">
          <table:table-cell table:style-name="ce10" table:formula="of:=IF([.H771]=&quot;&quot;;&quot;&quot;;IF(roundOpt;IF(OR([.A771]&gt;=nper;ROUND([.H771];2)&lt;=0);&quot;&quot;;[.A771]+1);IF(OR([.A771]&gt;=nper;[.H771]&lt;=0);&quot;&quot;;[.A771]+1)))">
            <text:p/>
          </table:table-cell>
          <table:table-cell table:style-name="ce17" table:formula="of:=IF([.A772]=&quot;&quot;;&quot;&quot;;IF(OR(periods_per_year=26;periods_per_year=52);IF(periods_per_year=26;IF([.A772]=1;fpdate;[.B771]+14);IF(periods_per_year=52;IF([.A772]=1;fpdate;[.B771]+7);&quot;n/a&quot;));IF(periods_per_year=24;DATE(YEAR(fpdate);MONTH(fpdate)+([.A772]-1)/2+IF(AND(DAY(fpdate)&gt;=15;MOD([.A772];2)=0);1;0);IF(MOD([.A772];2)=0;IF(DAY(fpdate)&gt;=15;DAY(fpdate)-14;DAY(fpdate)+14);DAY(fpdate)));IF(DAY(DATE(YEAR(fpdate);MONTH(fpdate)+([.A772]-1)*months_per_period;DAY(fpdate)))&lt;&gt;DAY(fpdate);DATE(YEAR(fpdate);MONTH(fpdate)+([.A772]-1)*months_per_period+1;0);DATE(YEAR(fpdate);MONTH(fpdate)+([.A772]-1)*months_per_period;DAY(fpdate))))))">
            <text:p/>
          </table:table-cell>
          <table:table-cell table:style-name="ce21" table:formula="of:=IF([.A772]=&quot;&quot;;&quot;&quot;;IF(roundOpt;IF(OR([.A772]=nper;payment&gt;ROUND((1+rate)*[.H771];2));ROUND((1+rate)*[.H771];2);payment);IF(OR([.A772]=nper;payment&gt;(1+rate)*[.H771]);(1+rate)*[.H771];payment)))">
            <text:p/>
          </table:table-cell>
          <table:table-cell table:style-name="ce30"/>
          <table:table-cell table:style-name="ce21"/>
          <table:table-cell table:style-name="ce21" table:formula="of:=IF([.A772]=&quot;&quot;;&quot;&quot;;IF(AND([.A772]=1;pmtType=1);0;IF(roundOpt;ROUND(rate*[.H771];2);rate*[.H771])))">
            <text:p/>
          </table:table-cell>
          <table:table-cell table:style-name="ce21" table:formula="of:=IF([.A772]=&quot;&quot;;&quot;&quot;;[.C772]-[.F772]+[.D772])">
            <text:p/>
          </table:table-cell>
          <table:table-cell table:style-name="ce21" table:formula="of:=IF([.A772]=&quot;&quot;;&quot;&quot;;[.H771]-[.G772])">
            <text:p/>
          </table:table-cell>
          <table:table-cell table:number-columns-repeated="248"/>
        </table:table-row>
        <table:table-row table:style-name="ro3">
          <table:table-cell table:style-name="ce10" table:formula="of:=IF([.H772]=&quot;&quot;;&quot;&quot;;IF(roundOpt;IF(OR([.A772]&gt;=nper;ROUND([.H772];2)&lt;=0);&quot;&quot;;[.A772]+1);IF(OR([.A772]&gt;=nper;[.H772]&lt;=0);&quot;&quot;;[.A772]+1)))">
            <text:p/>
          </table:table-cell>
          <table:table-cell table:style-name="ce17" table:formula="of:=IF([.A773]=&quot;&quot;;&quot;&quot;;IF(OR(periods_per_year=26;periods_per_year=52);IF(periods_per_year=26;IF([.A773]=1;fpdate;[.B772]+14);IF(periods_per_year=52;IF([.A773]=1;fpdate;[.B772]+7);&quot;n/a&quot;));IF(periods_per_year=24;DATE(YEAR(fpdate);MONTH(fpdate)+([.A773]-1)/2+IF(AND(DAY(fpdate)&gt;=15;MOD([.A773];2)=0);1;0);IF(MOD([.A773];2)=0;IF(DAY(fpdate)&gt;=15;DAY(fpdate)-14;DAY(fpdate)+14);DAY(fpdate)));IF(DAY(DATE(YEAR(fpdate);MONTH(fpdate)+([.A773]-1)*months_per_period;DAY(fpdate)))&lt;&gt;DAY(fpdate);DATE(YEAR(fpdate);MONTH(fpdate)+([.A773]-1)*months_per_period+1;0);DATE(YEAR(fpdate);MONTH(fpdate)+([.A773]-1)*months_per_period;DAY(fpdate))))))">
            <text:p/>
          </table:table-cell>
          <table:table-cell table:style-name="ce21" table:formula="of:=IF([.A773]=&quot;&quot;;&quot;&quot;;IF(roundOpt;IF(OR([.A773]=nper;payment&gt;ROUND((1+rate)*[.H772];2));ROUND((1+rate)*[.H772];2);payment);IF(OR([.A773]=nper;payment&gt;(1+rate)*[.H772]);(1+rate)*[.H772];payment)))">
            <text:p/>
          </table:table-cell>
          <table:table-cell table:style-name="ce30"/>
          <table:table-cell table:style-name="ce21"/>
          <table:table-cell table:style-name="ce21" table:formula="of:=IF([.A773]=&quot;&quot;;&quot;&quot;;IF(AND([.A773]=1;pmtType=1);0;IF(roundOpt;ROUND(rate*[.H772];2);rate*[.H772])))">
            <text:p/>
          </table:table-cell>
          <table:table-cell table:style-name="ce21" table:formula="of:=IF([.A773]=&quot;&quot;;&quot;&quot;;[.C773]-[.F773]+[.D773])">
            <text:p/>
          </table:table-cell>
          <table:table-cell table:style-name="ce21" table:formula="of:=IF([.A773]=&quot;&quot;;&quot;&quot;;[.H772]-[.G773])">
            <text:p/>
          </table:table-cell>
          <table:table-cell table:number-columns-repeated="248"/>
        </table:table-row>
        <table:table-row table:style-name="ro3">
          <table:table-cell table:style-name="ce10" table:formula="of:=IF([.H773]=&quot;&quot;;&quot;&quot;;IF(roundOpt;IF(OR([.A773]&gt;=nper;ROUND([.H773];2)&lt;=0);&quot;&quot;;[.A773]+1);IF(OR([.A773]&gt;=nper;[.H773]&lt;=0);&quot;&quot;;[.A773]+1)))">
            <text:p/>
          </table:table-cell>
          <table:table-cell table:style-name="ce17" table:formula="of:=IF([.A774]=&quot;&quot;;&quot;&quot;;IF(OR(periods_per_year=26;periods_per_year=52);IF(periods_per_year=26;IF([.A774]=1;fpdate;[.B773]+14);IF(periods_per_year=52;IF([.A774]=1;fpdate;[.B773]+7);&quot;n/a&quot;));IF(periods_per_year=24;DATE(YEAR(fpdate);MONTH(fpdate)+([.A774]-1)/2+IF(AND(DAY(fpdate)&gt;=15;MOD([.A774];2)=0);1;0);IF(MOD([.A774];2)=0;IF(DAY(fpdate)&gt;=15;DAY(fpdate)-14;DAY(fpdate)+14);DAY(fpdate)));IF(DAY(DATE(YEAR(fpdate);MONTH(fpdate)+([.A774]-1)*months_per_period;DAY(fpdate)))&lt;&gt;DAY(fpdate);DATE(YEAR(fpdate);MONTH(fpdate)+([.A774]-1)*months_per_period+1;0);DATE(YEAR(fpdate);MONTH(fpdate)+([.A774]-1)*months_per_period;DAY(fpdate))))))">
            <text:p/>
          </table:table-cell>
          <table:table-cell table:style-name="ce21" table:formula="of:=IF([.A774]=&quot;&quot;;&quot;&quot;;IF(roundOpt;IF(OR([.A774]=nper;payment&gt;ROUND((1+rate)*[.H773];2));ROUND((1+rate)*[.H773];2);payment);IF(OR([.A774]=nper;payment&gt;(1+rate)*[.H773]);(1+rate)*[.H773];payment)))">
            <text:p/>
          </table:table-cell>
          <table:table-cell table:style-name="ce30"/>
          <table:table-cell table:style-name="ce21"/>
          <table:table-cell table:style-name="ce21" table:formula="of:=IF([.A774]=&quot;&quot;;&quot;&quot;;IF(AND([.A774]=1;pmtType=1);0;IF(roundOpt;ROUND(rate*[.H773];2);rate*[.H773])))">
            <text:p/>
          </table:table-cell>
          <table:table-cell table:style-name="ce21" table:formula="of:=IF([.A774]=&quot;&quot;;&quot;&quot;;[.C774]-[.F774]+[.D774])">
            <text:p/>
          </table:table-cell>
          <table:table-cell table:style-name="ce21" table:formula="of:=IF([.A774]=&quot;&quot;;&quot;&quot;;[.H773]-[.G774])">
            <text:p/>
          </table:table-cell>
          <table:table-cell table:number-columns-repeated="248"/>
        </table:table-row>
        <table:table-row table:style-name="ro3">
          <table:table-cell table:style-name="ce10" table:formula="of:=IF([.H774]=&quot;&quot;;&quot;&quot;;IF(roundOpt;IF(OR([.A774]&gt;=nper;ROUND([.H774];2)&lt;=0);&quot;&quot;;[.A774]+1);IF(OR([.A774]&gt;=nper;[.H774]&lt;=0);&quot;&quot;;[.A774]+1)))">
            <text:p/>
          </table:table-cell>
          <table:table-cell table:style-name="ce17" table:formula="of:=IF([.A775]=&quot;&quot;;&quot;&quot;;IF(OR(periods_per_year=26;periods_per_year=52);IF(periods_per_year=26;IF([.A775]=1;fpdate;[.B774]+14);IF(periods_per_year=52;IF([.A775]=1;fpdate;[.B774]+7);&quot;n/a&quot;));IF(periods_per_year=24;DATE(YEAR(fpdate);MONTH(fpdate)+([.A775]-1)/2+IF(AND(DAY(fpdate)&gt;=15;MOD([.A775];2)=0);1;0);IF(MOD([.A775];2)=0;IF(DAY(fpdate)&gt;=15;DAY(fpdate)-14;DAY(fpdate)+14);DAY(fpdate)));IF(DAY(DATE(YEAR(fpdate);MONTH(fpdate)+([.A775]-1)*months_per_period;DAY(fpdate)))&lt;&gt;DAY(fpdate);DATE(YEAR(fpdate);MONTH(fpdate)+([.A775]-1)*months_per_period+1;0);DATE(YEAR(fpdate);MONTH(fpdate)+([.A775]-1)*months_per_period;DAY(fpdate))))))">
            <text:p/>
          </table:table-cell>
          <table:table-cell table:style-name="ce21" table:formula="of:=IF([.A775]=&quot;&quot;;&quot;&quot;;IF(roundOpt;IF(OR([.A775]=nper;payment&gt;ROUND((1+rate)*[.H774];2));ROUND((1+rate)*[.H774];2);payment);IF(OR([.A775]=nper;payment&gt;(1+rate)*[.H774]);(1+rate)*[.H774];payment)))">
            <text:p/>
          </table:table-cell>
          <table:table-cell table:style-name="ce30"/>
          <table:table-cell table:style-name="ce21"/>
          <table:table-cell table:style-name="ce21" table:formula="of:=IF([.A775]=&quot;&quot;;&quot;&quot;;IF(AND([.A775]=1;pmtType=1);0;IF(roundOpt;ROUND(rate*[.H774];2);rate*[.H774])))">
            <text:p/>
          </table:table-cell>
          <table:table-cell table:style-name="ce21" table:formula="of:=IF([.A775]=&quot;&quot;;&quot;&quot;;[.C775]-[.F775]+[.D775])">
            <text:p/>
          </table:table-cell>
          <table:table-cell table:style-name="ce21" table:formula="of:=IF([.A775]=&quot;&quot;;&quot;&quot;;[.H774]-[.G775])">
            <text:p/>
          </table:table-cell>
          <table:table-cell table:number-columns-repeated="248"/>
        </table:table-row>
        <table:table-row table:style-name="ro3">
          <table:table-cell table:style-name="ce10" table:formula="of:=IF([.H775]=&quot;&quot;;&quot;&quot;;IF(roundOpt;IF(OR([.A775]&gt;=nper;ROUND([.H775];2)&lt;=0);&quot;&quot;;[.A775]+1);IF(OR([.A775]&gt;=nper;[.H775]&lt;=0);&quot;&quot;;[.A775]+1)))">
            <text:p/>
          </table:table-cell>
          <table:table-cell table:style-name="ce17" table:formula="of:=IF([.A776]=&quot;&quot;;&quot;&quot;;IF(OR(periods_per_year=26;periods_per_year=52);IF(periods_per_year=26;IF([.A776]=1;fpdate;[.B775]+14);IF(periods_per_year=52;IF([.A776]=1;fpdate;[.B775]+7);&quot;n/a&quot;));IF(periods_per_year=24;DATE(YEAR(fpdate);MONTH(fpdate)+([.A776]-1)/2+IF(AND(DAY(fpdate)&gt;=15;MOD([.A776];2)=0);1;0);IF(MOD([.A776];2)=0;IF(DAY(fpdate)&gt;=15;DAY(fpdate)-14;DAY(fpdate)+14);DAY(fpdate)));IF(DAY(DATE(YEAR(fpdate);MONTH(fpdate)+([.A776]-1)*months_per_period;DAY(fpdate)))&lt;&gt;DAY(fpdate);DATE(YEAR(fpdate);MONTH(fpdate)+([.A776]-1)*months_per_period+1;0);DATE(YEAR(fpdate);MONTH(fpdate)+([.A776]-1)*months_per_period;DAY(fpdate))))))">
            <text:p/>
          </table:table-cell>
          <table:table-cell table:style-name="ce21" table:formula="of:=IF([.A776]=&quot;&quot;;&quot;&quot;;IF(roundOpt;IF(OR([.A776]=nper;payment&gt;ROUND((1+rate)*[.H775];2));ROUND((1+rate)*[.H775];2);payment);IF(OR([.A776]=nper;payment&gt;(1+rate)*[.H775]);(1+rate)*[.H775];payment)))">
            <text:p/>
          </table:table-cell>
          <table:table-cell table:style-name="ce30"/>
          <table:table-cell table:style-name="ce21"/>
          <table:table-cell table:style-name="ce21" table:formula="of:=IF([.A776]=&quot;&quot;;&quot;&quot;;IF(AND([.A776]=1;pmtType=1);0;IF(roundOpt;ROUND(rate*[.H775];2);rate*[.H775])))">
            <text:p/>
          </table:table-cell>
          <table:table-cell table:style-name="ce21" table:formula="of:=IF([.A776]=&quot;&quot;;&quot;&quot;;[.C776]-[.F776]+[.D776])">
            <text:p/>
          </table:table-cell>
          <table:table-cell table:style-name="ce21" table:formula="of:=IF([.A776]=&quot;&quot;;&quot;&quot;;[.H775]-[.G776])">
            <text:p/>
          </table:table-cell>
          <table:table-cell table:number-columns-repeated="248"/>
        </table:table-row>
        <table:table-row table:style-name="ro3">
          <table:table-cell table:style-name="ce10" table:formula="of:=IF([.H776]=&quot;&quot;;&quot;&quot;;IF(roundOpt;IF(OR([.A776]&gt;=nper;ROUND([.H776];2)&lt;=0);&quot;&quot;;[.A776]+1);IF(OR([.A776]&gt;=nper;[.H776]&lt;=0);&quot;&quot;;[.A776]+1)))">
            <text:p/>
          </table:table-cell>
          <table:table-cell table:style-name="ce17" table:formula="of:=IF([.A777]=&quot;&quot;;&quot;&quot;;IF(OR(periods_per_year=26;periods_per_year=52);IF(periods_per_year=26;IF([.A777]=1;fpdate;[.B776]+14);IF(periods_per_year=52;IF([.A777]=1;fpdate;[.B776]+7);&quot;n/a&quot;));IF(periods_per_year=24;DATE(YEAR(fpdate);MONTH(fpdate)+([.A777]-1)/2+IF(AND(DAY(fpdate)&gt;=15;MOD([.A777];2)=0);1;0);IF(MOD([.A777];2)=0;IF(DAY(fpdate)&gt;=15;DAY(fpdate)-14;DAY(fpdate)+14);DAY(fpdate)));IF(DAY(DATE(YEAR(fpdate);MONTH(fpdate)+([.A777]-1)*months_per_period;DAY(fpdate)))&lt;&gt;DAY(fpdate);DATE(YEAR(fpdate);MONTH(fpdate)+([.A777]-1)*months_per_period+1;0);DATE(YEAR(fpdate);MONTH(fpdate)+([.A777]-1)*months_per_period;DAY(fpdate))))))">
            <text:p/>
          </table:table-cell>
          <table:table-cell table:style-name="ce21" table:formula="of:=IF([.A777]=&quot;&quot;;&quot;&quot;;IF(roundOpt;IF(OR([.A777]=nper;payment&gt;ROUND((1+rate)*[.H776];2));ROUND((1+rate)*[.H776];2);payment);IF(OR([.A777]=nper;payment&gt;(1+rate)*[.H776]);(1+rate)*[.H776];payment)))">
            <text:p/>
          </table:table-cell>
          <table:table-cell table:style-name="ce30"/>
          <table:table-cell table:style-name="ce21"/>
          <table:table-cell table:style-name="ce21" table:formula="of:=IF([.A777]=&quot;&quot;;&quot;&quot;;IF(AND([.A777]=1;pmtType=1);0;IF(roundOpt;ROUND(rate*[.H776];2);rate*[.H776])))">
            <text:p/>
          </table:table-cell>
          <table:table-cell table:style-name="ce21" table:formula="of:=IF([.A777]=&quot;&quot;;&quot;&quot;;[.C777]-[.F777]+[.D777])">
            <text:p/>
          </table:table-cell>
          <table:table-cell table:style-name="ce21" table:formula="of:=IF([.A777]=&quot;&quot;;&quot;&quot;;[.H776]-[.G777])">
            <text:p/>
          </table:table-cell>
          <table:table-cell table:number-columns-repeated="248"/>
        </table:table-row>
        <table:table-row table:style-name="ro3">
          <table:table-cell table:style-name="ce10" table:formula="of:=IF([.H777]=&quot;&quot;;&quot;&quot;;IF(roundOpt;IF(OR([.A777]&gt;=nper;ROUND([.H777];2)&lt;=0);&quot;&quot;;[.A777]+1);IF(OR([.A777]&gt;=nper;[.H777]&lt;=0);&quot;&quot;;[.A777]+1)))">
            <text:p/>
          </table:table-cell>
          <table:table-cell table:style-name="ce17" table:formula="of:=IF([.A778]=&quot;&quot;;&quot;&quot;;IF(OR(periods_per_year=26;periods_per_year=52);IF(periods_per_year=26;IF([.A778]=1;fpdate;[.B777]+14);IF(periods_per_year=52;IF([.A778]=1;fpdate;[.B777]+7);&quot;n/a&quot;));IF(periods_per_year=24;DATE(YEAR(fpdate);MONTH(fpdate)+([.A778]-1)/2+IF(AND(DAY(fpdate)&gt;=15;MOD([.A778];2)=0);1;0);IF(MOD([.A778];2)=0;IF(DAY(fpdate)&gt;=15;DAY(fpdate)-14;DAY(fpdate)+14);DAY(fpdate)));IF(DAY(DATE(YEAR(fpdate);MONTH(fpdate)+([.A778]-1)*months_per_period;DAY(fpdate)))&lt;&gt;DAY(fpdate);DATE(YEAR(fpdate);MONTH(fpdate)+([.A778]-1)*months_per_period+1;0);DATE(YEAR(fpdate);MONTH(fpdate)+([.A778]-1)*months_per_period;DAY(fpdate))))))">
            <text:p/>
          </table:table-cell>
          <table:table-cell table:style-name="ce21" table:formula="of:=IF([.A778]=&quot;&quot;;&quot;&quot;;IF(roundOpt;IF(OR([.A778]=nper;payment&gt;ROUND((1+rate)*[.H777];2));ROUND((1+rate)*[.H777];2);payment);IF(OR([.A778]=nper;payment&gt;(1+rate)*[.H777]);(1+rate)*[.H777];payment)))">
            <text:p/>
          </table:table-cell>
          <table:table-cell table:style-name="ce30"/>
          <table:table-cell table:style-name="ce21"/>
          <table:table-cell table:style-name="ce21" table:formula="of:=IF([.A778]=&quot;&quot;;&quot;&quot;;IF(AND([.A778]=1;pmtType=1);0;IF(roundOpt;ROUND(rate*[.H777];2);rate*[.H777])))">
            <text:p/>
          </table:table-cell>
          <table:table-cell table:style-name="ce21" table:formula="of:=IF([.A778]=&quot;&quot;;&quot;&quot;;[.C778]-[.F778]+[.D778])">
            <text:p/>
          </table:table-cell>
          <table:table-cell table:style-name="ce21" table:formula="of:=IF([.A778]=&quot;&quot;;&quot;&quot;;[.H777]-[.G778])">
            <text:p/>
          </table:table-cell>
          <table:table-cell table:number-columns-repeated="248"/>
        </table:table-row>
        <table:table-row table:style-name="ro3">
          <table:table-cell table:style-name="ce10" table:formula="of:=IF([.H778]=&quot;&quot;;&quot;&quot;;IF(roundOpt;IF(OR([.A778]&gt;=nper;ROUND([.H778];2)&lt;=0);&quot;&quot;;[.A778]+1);IF(OR([.A778]&gt;=nper;[.H778]&lt;=0);&quot;&quot;;[.A778]+1)))">
            <text:p/>
          </table:table-cell>
          <table:table-cell table:style-name="ce17" table:formula="of:=IF([.A779]=&quot;&quot;;&quot;&quot;;IF(OR(periods_per_year=26;periods_per_year=52);IF(periods_per_year=26;IF([.A779]=1;fpdate;[.B778]+14);IF(periods_per_year=52;IF([.A779]=1;fpdate;[.B778]+7);&quot;n/a&quot;));IF(periods_per_year=24;DATE(YEAR(fpdate);MONTH(fpdate)+([.A779]-1)/2+IF(AND(DAY(fpdate)&gt;=15;MOD([.A779];2)=0);1;0);IF(MOD([.A779];2)=0;IF(DAY(fpdate)&gt;=15;DAY(fpdate)-14;DAY(fpdate)+14);DAY(fpdate)));IF(DAY(DATE(YEAR(fpdate);MONTH(fpdate)+([.A779]-1)*months_per_period;DAY(fpdate)))&lt;&gt;DAY(fpdate);DATE(YEAR(fpdate);MONTH(fpdate)+([.A779]-1)*months_per_period+1;0);DATE(YEAR(fpdate);MONTH(fpdate)+([.A779]-1)*months_per_period;DAY(fpdate))))))">
            <text:p/>
          </table:table-cell>
          <table:table-cell table:style-name="ce21" table:formula="of:=IF([.A779]=&quot;&quot;;&quot;&quot;;IF(roundOpt;IF(OR([.A779]=nper;payment&gt;ROUND((1+rate)*[.H778];2));ROUND((1+rate)*[.H778];2);payment);IF(OR([.A779]=nper;payment&gt;(1+rate)*[.H778]);(1+rate)*[.H778];payment)))">
            <text:p/>
          </table:table-cell>
          <table:table-cell table:style-name="ce30"/>
          <table:table-cell table:style-name="ce21"/>
          <table:table-cell table:style-name="ce21" table:formula="of:=IF([.A779]=&quot;&quot;;&quot;&quot;;IF(AND([.A779]=1;pmtType=1);0;IF(roundOpt;ROUND(rate*[.H778];2);rate*[.H778])))">
            <text:p/>
          </table:table-cell>
          <table:table-cell table:style-name="ce21" table:formula="of:=IF([.A779]=&quot;&quot;;&quot;&quot;;[.C779]-[.F779]+[.D779])">
            <text:p/>
          </table:table-cell>
          <table:table-cell table:style-name="ce21" table:formula="of:=IF([.A779]=&quot;&quot;;&quot;&quot;;[.H778]-[.G779])">
            <text:p/>
          </table:table-cell>
          <table:table-cell table:number-columns-repeated="248"/>
        </table:table-row>
        <table:table-row table:style-name="ro3">
          <table:table-cell table:style-name="ce10" table:formula="of:=IF([.H779]=&quot;&quot;;&quot;&quot;;IF(roundOpt;IF(OR([.A779]&gt;=nper;ROUND([.H779];2)&lt;=0);&quot;&quot;;[.A779]+1);IF(OR([.A779]&gt;=nper;[.H779]&lt;=0);&quot;&quot;;[.A779]+1)))">
            <text:p/>
          </table:table-cell>
          <table:table-cell table:style-name="ce17" table:formula="of:=IF([.A780]=&quot;&quot;;&quot;&quot;;IF(OR(periods_per_year=26;periods_per_year=52);IF(periods_per_year=26;IF([.A780]=1;fpdate;[.B779]+14);IF(periods_per_year=52;IF([.A780]=1;fpdate;[.B779]+7);&quot;n/a&quot;));IF(periods_per_year=24;DATE(YEAR(fpdate);MONTH(fpdate)+([.A780]-1)/2+IF(AND(DAY(fpdate)&gt;=15;MOD([.A780];2)=0);1;0);IF(MOD([.A780];2)=0;IF(DAY(fpdate)&gt;=15;DAY(fpdate)-14;DAY(fpdate)+14);DAY(fpdate)));IF(DAY(DATE(YEAR(fpdate);MONTH(fpdate)+([.A780]-1)*months_per_period;DAY(fpdate)))&lt;&gt;DAY(fpdate);DATE(YEAR(fpdate);MONTH(fpdate)+([.A780]-1)*months_per_period+1;0);DATE(YEAR(fpdate);MONTH(fpdate)+([.A780]-1)*months_per_period;DAY(fpdate))))))">
            <text:p/>
          </table:table-cell>
          <table:table-cell table:style-name="ce21" table:formula="of:=IF([.A780]=&quot;&quot;;&quot;&quot;;IF(roundOpt;IF(OR([.A780]=nper;payment&gt;ROUND((1+rate)*[.H779];2));ROUND((1+rate)*[.H779];2);payment);IF(OR([.A780]=nper;payment&gt;(1+rate)*[.H779]);(1+rate)*[.H779];payment)))">
            <text:p/>
          </table:table-cell>
          <table:table-cell table:style-name="ce30"/>
          <table:table-cell table:style-name="ce21"/>
          <table:table-cell table:style-name="ce21" table:formula="of:=IF([.A780]=&quot;&quot;;&quot;&quot;;IF(AND([.A780]=1;pmtType=1);0;IF(roundOpt;ROUND(rate*[.H779];2);rate*[.H779])))">
            <text:p/>
          </table:table-cell>
          <table:table-cell table:style-name="ce21" table:formula="of:=IF([.A780]=&quot;&quot;;&quot;&quot;;[.C780]-[.F780]+[.D780])">
            <text:p/>
          </table:table-cell>
          <table:table-cell table:style-name="ce21" table:formula="of:=IF([.A780]=&quot;&quot;;&quot;&quot;;[.H779]-[.G780])">
            <text:p/>
          </table:table-cell>
          <table:table-cell table:number-columns-repeated="248"/>
        </table:table-row>
        <table:table-row table:style-name="ro3">
          <table:table-cell table:style-name="ce10" table:formula="of:=IF([.H780]=&quot;&quot;;&quot;&quot;;IF(roundOpt;IF(OR([.A780]&gt;=nper;ROUND([.H780];2)&lt;=0);&quot;&quot;;[.A780]+1);IF(OR([.A780]&gt;=nper;[.H780]&lt;=0);&quot;&quot;;[.A780]+1)))">
            <text:p/>
          </table:table-cell>
          <table:table-cell table:style-name="ce17" table:formula="of:=IF([.A781]=&quot;&quot;;&quot;&quot;;IF(OR(periods_per_year=26;periods_per_year=52);IF(periods_per_year=26;IF([.A781]=1;fpdate;[.B780]+14);IF(periods_per_year=52;IF([.A781]=1;fpdate;[.B780]+7);&quot;n/a&quot;));IF(periods_per_year=24;DATE(YEAR(fpdate);MONTH(fpdate)+([.A781]-1)/2+IF(AND(DAY(fpdate)&gt;=15;MOD([.A781];2)=0);1;0);IF(MOD([.A781];2)=0;IF(DAY(fpdate)&gt;=15;DAY(fpdate)-14;DAY(fpdate)+14);DAY(fpdate)));IF(DAY(DATE(YEAR(fpdate);MONTH(fpdate)+([.A781]-1)*months_per_period;DAY(fpdate)))&lt;&gt;DAY(fpdate);DATE(YEAR(fpdate);MONTH(fpdate)+([.A781]-1)*months_per_period+1;0);DATE(YEAR(fpdate);MONTH(fpdate)+([.A781]-1)*months_per_period;DAY(fpdate))))))">
            <text:p/>
          </table:table-cell>
          <table:table-cell table:style-name="ce21" table:formula="of:=IF([.A781]=&quot;&quot;;&quot;&quot;;IF(roundOpt;IF(OR([.A781]=nper;payment&gt;ROUND((1+rate)*[.H780];2));ROUND((1+rate)*[.H780];2);payment);IF(OR([.A781]=nper;payment&gt;(1+rate)*[.H780]);(1+rate)*[.H780];payment)))">
            <text:p/>
          </table:table-cell>
          <table:table-cell table:style-name="ce30"/>
          <table:table-cell table:style-name="ce21"/>
          <table:table-cell table:style-name="ce21" table:formula="of:=IF([.A781]=&quot;&quot;;&quot;&quot;;IF(AND([.A781]=1;pmtType=1);0;IF(roundOpt;ROUND(rate*[.H780];2);rate*[.H780])))">
            <text:p/>
          </table:table-cell>
          <table:table-cell table:style-name="ce21" table:formula="of:=IF([.A781]=&quot;&quot;;&quot;&quot;;[.C781]-[.F781]+[.D781])">
            <text:p/>
          </table:table-cell>
          <table:table-cell table:style-name="ce21" table:formula="of:=IF([.A781]=&quot;&quot;;&quot;&quot;;[.H780]-[.G781])">
            <text:p/>
          </table:table-cell>
          <table:table-cell table:number-columns-repeated="248"/>
        </table:table-row>
        <table:table-row table:style-name="ro3">
          <table:table-cell table:style-name="ce10" table:formula="of:=IF([.H781]=&quot;&quot;;&quot;&quot;;IF(roundOpt;IF(OR([.A781]&gt;=nper;ROUND([.H781];2)&lt;=0);&quot;&quot;;[.A781]+1);IF(OR([.A781]&gt;=nper;[.H781]&lt;=0);&quot;&quot;;[.A781]+1)))">
            <text:p/>
          </table:table-cell>
          <table:table-cell table:style-name="ce17" table:formula="of:=IF([.A782]=&quot;&quot;;&quot;&quot;;IF(OR(periods_per_year=26;periods_per_year=52);IF(periods_per_year=26;IF([.A782]=1;fpdate;[.B781]+14);IF(periods_per_year=52;IF([.A782]=1;fpdate;[.B781]+7);&quot;n/a&quot;));IF(periods_per_year=24;DATE(YEAR(fpdate);MONTH(fpdate)+([.A782]-1)/2+IF(AND(DAY(fpdate)&gt;=15;MOD([.A782];2)=0);1;0);IF(MOD([.A782];2)=0;IF(DAY(fpdate)&gt;=15;DAY(fpdate)-14;DAY(fpdate)+14);DAY(fpdate)));IF(DAY(DATE(YEAR(fpdate);MONTH(fpdate)+([.A782]-1)*months_per_period;DAY(fpdate)))&lt;&gt;DAY(fpdate);DATE(YEAR(fpdate);MONTH(fpdate)+([.A782]-1)*months_per_period+1;0);DATE(YEAR(fpdate);MONTH(fpdate)+([.A782]-1)*months_per_period;DAY(fpdate))))))">
            <text:p/>
          </table:table-cell>
          <table:table-cell table:style-name="ce21" table:formula="of:=IF([.A782]=&quot;&quot;;&quot;&quot;;IF(roundOpt;IF(OR([.A782]=nper;payment&gt;ROUND((1+rate)*[.H781];2));ROUND((1+rate)*[.H781];2);payment);IF(OR([.A782]=nper;payment&gt;(1+rate)*[.H781]);(1+rate)*[.H781];payment)))">
            <text:p/>
          </table:table-cell>
          <table:table-cell table:style-name="ce30"/>
          <table:table-cell table:style-name="ce21"/>
          <table:table-cell table:style-name="ce21" table:formula="of:=IF([.A782]=&quot;&quot;;&quot;&quot;;IF(AND([.A782]=1;pmtType=1);0;IF(roundOpt;ROUND(rate*[.H781];2);rate*[.H781])))">
            <text:p/>
          </table:table-cell>
          <table:table-cell table:style-name="ce21" table:formula="of:=IF([.A782]=&quot;&quot;;&quot;&quot;;[.C782]-[.F782]+[.D782])">
            <text:p/>
          </table:table-cell>
          <table:table-cell table:style-name="ce21" table:formula="of:=IF([.A782]=&quot;&quot;;&quot;&quot;;[.H781]-[.G782])">
            <text:p/>
          </table:table-cell>
          <table:table-cell table:number-columns-repeated="248"/>
        </table:table-row>
        <table:table-row table:style-name="ro3">
          <table:table-cell table:style-name="ce10" table:formula="of:=IF([.H782]=&quot;&quot;;&quot;&quot;;IF(roundOpt;IF(OR([.A782]&gt;=nper;ROUND([.H782];2)&lt;=0);&quot;&quot;;[.A782]+1);IF(OR([.A782]&gt;=nper;[.H782]&lt;=0);&quot;&quot;;[.A782]+1)))">
            <text:p/>
          </table:table-cell>
          <table:table-cell table:style-name="ce17" table:formula="of:=IF([.A783]=&quot;&quot;;&quot;&quot;;IF(OR(periods_per_year=26;periods_per_year=52);IF(periods_per_year=26;IF([.A783]=1;fpdate;[.B782]+14);IF(periods_per_year=52;IF([.A783]=1;fpdate;[.B782]+7);&quot;n/a&quot;));IF(periods_per_year=24;DATE(YEAR(fpdate);MONTH(fpdate)+([.A783]-1)/2+IF(AND(DAY(fpdate)&gt;=15;MOD([.A783];2)=0);1;0);IF(MOD([.A783];2)=0;IF(DAY(fpdate)&gt;=15;DAY(fpdate)-14;DAY(fpdate)+14);DAY(fpdate)));IF(DAY(DATE(YEAR(fpdate);MONTH(fpdate)+([.A783]-1)*months_per_period;DAY(fpdate)))&lt;&gt;DAY(fpdate);DATE(YEAR(fpdate);MONTH(fpdate)+([.A783]-1)*months_per_period+1;0);DATE(YEAR(fpdate);MONTH(fpdate)+([.A783]-1)*months_per_period;DAY(fpdate))))))">
            <text:p/>
          </table:table-cell>
          <table:table-cell table:style-name="ce21" table:formula="of:=IF([.A783]=&quot;&quot;;&quot;&quot;;IF(roundOpt;IF(OR([.A783]=nper;payment&gt;ROUND((1+rate)*[.H782];2));ROUND((1+rate)*[.H782];2);payment);IF(OR([.A783]=nper;payment&gt;(1+rate)*[.H782]);(1+rate)*[.H782];payment)))">
            <text:p/>
          </table:table-cell>
          <table:table-cell table:style-name="ce30"/>
          <table:table-cell table:style-name="ce21"/>
          <table:table-cell table:style-name="ce21" table:formula="of:=IF([.A783]=&quot;&quot;;&quot;&quot;;IF(AND([.A783]=1;pmtType=1);0;IF(roundOpt;ROUND(rate*[.H782];2);rate*[.H782])))">
            <text:p/>
          </table:table-cell>
          <table:table-cell table:style-name="ce21" table:formula="of:=IF([.A783]=&quot;&quot;;&quot;&quot;;[.C783]-[.F783]+[.D783])">
            <text:p/>
          </table:table-cell>
          <table:table-cell table:style-name="ce21" table:formula="of:=IF([.A783]=&quot;&quot;;&quot;&quot;;[.H782]-[.G783])">
            <text:p/>
          </table:table-cell>
          <table:table-cell table:number-columns-repeated="248"/>
        </table:table-row>
        <table:table-row table:style-name="ro3">
          <table:table-cell table:style-name="ce10" table:formula="of:=IF([.H783]=&quot;&quot;;&quot;&quot;;IF(roundOpt;IF(OR([.A783]&gt;=nper;ROUND([.H783];2)&lt;=0);&quot;&quot;;[.A783]+1);IF(OR([.A783]&gt;=nper;[.H783]&lt;=0);&quot;&quot;;[.A783]+1)))">
            <text:p/>
          </table:table-cell>
          <table:table-cell table:style-name="ce17" table:formula="of:=IF([.A784]=&quot;&quot;;&quot;&quot;;IF(OR(periods_per_year=26;periods_per_year=52);IF(periods_per_year=26;IF([.A784]=1;fpdate;[.B783]+14);IF(periods_per_year=52;IF([.A784]=1;fpdate;[.B783]+7);&quot;n/a&quot;));IF(periods_per_year=24;DATE(YEAR(fpdate);MONTH(fpdate)+([.A784]-1)/2+IF(AND(DAY(fpdate)&gt;=15;MOD([.A784];2)=0);1;0);IF(MOD([.A784];2)=0;IF(DAY(fpdate)&gt;=15;DAY(fpdate)-14;DAY(fpdate)+14);DAY(fpdate)));IF(DAY(DATE(YEAR(fpdate);MONTH(fpdate)+([.A784]-1)*months_per_period;DAY(fpdate)))&lt;&gt;DAY(fpdate);DATE(YEAR(fpdate);MONTH(fpdate)+([.A784]-1)*months_per_period+1;0);DATE(YEAR(fpdate);MONTH(fpdate)+([.A784]-1)*months_per_period;DAY(fpdate))))))">
            <text:p/>
          </table:table-cell>
          <table:table-cell table:style-name="ce21" table:formula="of:=IF([.A784]=&quot;&quot;;&quot;&quot;;IF(roundOpt;IF(OR([.A784]=nper;payment&gt;ROUND((1+rate)*[.H783];2));ROUND((1+rate)*[.H783];2);payment);IF(OR([.A784]=nper;payment&gt;(1+rate)*[.H783]);(1+rate)*[.H783];payment)))">
            <text:p/>
          </table:table-cell>
          <table:table-cell table:style-name="ce30"/>
          <table:table-cell table:style-name="ce21"/>
          <table:table-cell table:style-name="ce21" table:formula="of:=IF([.A784]=&quot;&quot;;&quot;&quot;;IF(AND([.A784]=1;pmtType=1);0;IF(roundOpt;ROUND(rate*[.H783];2);rate*[.H783])))">
            <text:p/>
          </table:table-cell>
          <table:table-cell table:style-name="ce21" table:formula="of:=IF([.A784]=&quot;&quot;;&quot;&quot;;[.C784]-[.F784]+[.D784])">
            <text:p/>
          </table:table-cell>
          <table:table-cell table:style-name="ce21" table:formula="of:=IF([.A784]=&quot;&quot;;&quot;&quot;;[.H783]-[.G784])">
            <text:p/>
          </table:table-cell>
          <table:table-cell table:number-columns-repeated="248"/>
        </table:table-row>
        <table:table-row table:style-name="ro3">
          <table:table-cell table:style-name="ce10" table:formula="of:=IF([.H784]=&quot;&quot;;&quot;&quot;;IF(roundOpt;IF(OR([.A784]&gt;=nper;ROUND([.H784];2)&lt;=0);&quot;&quot;;[.A784]+1);IF(OR([.A784]&gt;=nper;[.H784]&lt;=0);&quot;&quot;;[.A784]+1)))">
            <text:p/>
          </table:table-cell>
          <table:table-cell table:style-name="ce17" table:formula="of:=IF([.A785]=&quot;&quot;;&quot;&quot;;IF(OR(periods_per_year=26;periods_per_year=52);IF(periods_per_year=26;IF([.A785]=1;fpdate;[.B784]+14);IF(periods_per_year=52;IF([.A785]=1;fpdate;[.B784]+7);&quot;n/a&quot;));IF(periods_per_year=24;DATE(YEAR(fpdate);MONTH(fpdate)+([.A785]-1)/2+IF(AND(DAY(fpdate)&gt;=15;MOD([.A785];2)=0);1;0);IF(MOD([.A785];2)=0;IF(DAY(fpdate)&gt;=15;DAY(fpdate)-14;DAY(fpdate)+14);DAY(fpdate)));IF(DAY(DATE(YEAR(fpdate);MONTH(fpdate)+([.A785]-1)*months_per_period;DAY(fpdate)))&lt;&gt;DAY(fpdate);DATE(YEAR(fpdate);MONTH(fpdate)+([.A785]-1)*months_per_period+1;0);DATE(YEAR(fpdate);MONTH(fpdate)+([.A785]-1)*months_per_period;DAY(fpdate))))))">
            <text:p/>
          </table:table-cell>
          <table:table-cell table:style-name="ce21" table:formula="of:=IF([.A785]=&quot;&quot;;&quot;&quot;;IF(roundOpt;IF(OR([.A785]=nper;payment&gt;ROUND((1+rate)*[.H784];2));ROUND((1+rate)*[.H784];2);payment);IF(OR([.A785]=nper;payment&gt;(1+rate)*[.H784]);(1+rate)*[.H784];payment)))">
            <text:p/>
          </table:table-cell>
          <table:table-cell table:style-name="ce30"/>
          <table:table-cell table:style-name="ce21"/>
          <table:table-cell table:style-name="ce21" table:formula="of:=IF([.A785]=&quot;&quot;;&quot;&quot;;IF(AND([.A785]=1;pmtType=1);0;IF(roundOpt;ROUND(rate*[.H784];2);rate*[.H784])))">
            <text:p/>
          </table:table-cell>
          <table:table-cell table:style-name="ce21" table:formula="of:=IF([.A785]=&quot;&quot;;&quot;&quot;;[.C785]-[.F785]+[.D785])">
            <text:p/>
          </table:table-cell>
          <table:table-cell table:style-name="ce21" table:formula="of:=IF([.A785]=&quot;&quot;;&quot;&quot;;[.H784]-[.G785])">
            <text:p/>
          </table:table-cell>
          <table:table-cell table:number-columns-repeated="248"/>
        </table:table-row>
        <table:table-row table:style-name="ro3">
          <table:table-cell table:style-name="ce10" table:formula="of:=IF([.H785]=&quot;&quot;;&quot;&quot;;IF(roundOpt;IF(OR([.A785]&gt;=nper;ROUND([.H785];2)&lt;=0);&quot;&quot;;[.A785]+1);IF(OR([.A785]&gt;=nper;[.H785]&lt;=0);&quot;&quot;;[.A785]+1)))">
            <text:p/>
          </table:table-cell>
          <table:table-cell table:style-name="ce17" table:formula="of:=IF([.A786]=&quot;&quot;;&quot;&quot;;IF(OR(periods_per_year=26;periods_per_year=52);IF(periods_per_year=26;IF([.A786]=1;fpdate;[.B785]+14);IF(periods_per_year=52;IF([.A786]=1;fpdate;[.B785]+7);&quot;n/a&quot;));IF(periods_per_year=24;DATE(YEAR(fpdate);MONTH(fpdate)+([.A786]-1)/2+IF(AND(DAY(fpdate)&gt;=15;MOD([.A786];2)=0);1;0);IF(MOD([.A786];2)=0;IF(DAY(fpdate)&gt;=15;DAY(fpdate)-14;DAY(fpdate)+14);DAY(fpdate)));IF(DAY(DATE(YEAR(fpdate);MONTH(fpdate)+([.A786]-1)*months_per_period;DAY(fpdate)))&lt;&gt;DAY(fpdate);DATE(YEAR(fpdate);MONTH(fpdate)+([.A786]-1)*months_per_period+1;0);DATE(YEAR(fpdate);MONTH(fpdate)+([.A786]-1)*months_per_period;DAY(fpdate))))))">
            <text:p/>
          </table:table-cell>
          <table:table-cell table:style-name="ce21" table:formula="of:=IF([.A786]=&quot;&quot;;&quot;&quot;;IF(roundOpt;IF(OR([.A786]=nper;payment&gt;ROUND((1+rate)*[.H785];2));ROUND((1+rate)*[.H785];2);payment);IF(OR([.A786]=nper;payment&gt;(1+rate)*[.H785]);(1+rate)*[.H785];payment)))">
            <text:p/>
          </table:table-cell>
          <table:table-cell table:style-name="ce30"/>
          <table:table-cell table:style-name="ce21"/>
          <table:table-cell table:style-name="ce21" table:formula="of:=IF([.A786]=&quot;&quot;;&quot;&quot;;IF(AND([.A786]=1;pmtType=1);0;IF(roundOpt;ROUND(rate*[.H785];2);rate*[.H785])))">
            <text:p/>
          </table:table-cell>
          <table:table-cell table:style-name="ce21" table:formula="of:=IF([.A786]=&quot;&quot;;&quot;&quot;;[.C786]-[.F786]+[.D786])">
            <text:p/>
          </table:table-cell>
          <table:table-cell table:style-name="ce21" table:formula="of:=IF([.A786]=&quot;&quot;;&quot;&quot;;[.H785]-[.G786])">
            <text:p/>
          </table:table-cell>
          <table:table-cell table:number-columns-repeated="248"/>
        </table:table-row>
        <table:table-row table:style-name="ro3">
          <table:table-cell table:style-name="ce10" table:formula="of:=IF([.H786]=&quot;&quot;;&quot;&quot;;IF(roundOpt;IF(OR([.A786]&gt;=nper;ROUND([.H786];2)&lt;=0);&quot;&quot;;[.A786]+1);IF(OR([.A786]&gt;=nper;[.H786]&lt;=0);&quot;&quot;;[.A786]+1)))">
            <text:p/>
          </table:table-cell>
          <table:table-cell table:style-name="ce17" table:formula="of:=IF([.A787]=&quot;&quot;;&quot;&quot;;IF(OR(periods_per_year=26;periods_per_year=52);IF(periods_per_year=26;IF([.A787]=1;fpdate;[.B786]+14);IF(periods_per_year=52;IF([.A787]=1;fpdate;[.B786]+7);&quot;n/a&quot;));IF(periods_per_year=24;DATE(YEAR(fpdate);MONTH(fpdate)+([.A787]-1)/2+IF(AND(DAY(fpdate)&gt;=15;MOD([.A787];2)=0);1;0);IF(MOD([.A787];2)=0;IF(DAY(fpdate)&gt;=15;DAY(fpdate)-14;DAY(fpdate)+14);DAY(fpdate)));IF(DAY(DATE(YEAR(fpdate);MONTH(fpdate)+([.A787]-1)*months_per_period;DAY(fpdate)))&lt;&gt;DAY(fpdate);DATE(YEAR(fpdate);MONTH(fpdate)+([.A787]-1)*months_per_period+1;0);DATE(YEAR(fpdate);MONTH(fpdate)+([.A787]-1)*months_per_period;DAY(fpdate))))))">
            <text:p/>
          </table:table-cell>
          <table:table-cell table:style-name="ce21" table:formula="of:=IF([.A787]=&quot;&quot;;&quot;&quot;;IF(roundOpt;IF(OR([.A787]=nper;payment&gt;ROUND((1+rate)*[.H786];2));ROUND((1+rate)*[.H786];2);payment);IF(OR([.A787]=nper;payment&gt;(1+rate)*[.H786]);(1+rate)*[.H786];payment)))">
            <text:p/>
          </table:table-cell>
          <table:table-cell table:style-name="ce30"/>
          <table:table-cell table:style-name="ce21"/>
          <table:table-cell table:style-name="ce21" table:formula="of:=IF([.A787]=&quot;&quot;;&quot;&quot;;IF(AND([.A787]=1;pmtType=1);0;IF(roundOpt;ROUND(rate*[.H786];2);rate*[.H786])))">
            <text:p/>
          </table:table-cell>
          <table:table-cell table:style-name="ce21" table:formula="of:=IF([.A787]=&quot;&quot;;&quot;&quot;;[.C787]-[.F787]+[.D787])">
            <text:p/>
          </table:table-cell>
          <table:table-cell table:style-name="ce21" table:formula="of:=IF([.A787]=&quot;&quot;;&quot;&quot;;[.H786]-[.G787])">
            <text:p/>
          </table:table-cell>
          <table:table-cell table:number-columns-repeated="248"/>
        </table:table-row>
        <table:table-row table:style-name="ro3">
          <table:table-cell table:style-name="ce10" table:formula="of:=IF([.H787]=&quot;&quot;;&quot;&quot;;IF(roundOpt;IF(OR([.A787]&gt;=nper;ROUND([.H787];2)&lt;=0);&quot;&quot;;[.A787]+1);IF(OR([.A787]&gt;=nper;[.H787]&lt;=0);&quot;&quot;;[.A787]+1)))">
            <text:p/>
          </table:table-cell>
          <table:table-cell table:style-name="ce17" table:formula="of:=IF([.A788]=&quot;&quot;;&quot;&quot;;IF(OR(periods_per_year=26;periods_per_year=52);IF(periods_per_year=26;IF([.A788]=1;fpdate;[.B787]+14);IF(periods_per_year=52;IF([.A788]=1;fpdate;[.B787]+7);&quot;n/a&quot;));IF(periods_per_year=24;DATE(YEAR(fpdate);MONTH(fpdate)+([.A788]-1)/2+IF(AND(DAY(fpdate)&gt;=15;MOD([.A788];2)=0);1;0);IF(MOD([.A788];2)=0;IF(DAY(fpdate)&gt;=15;DAY(fpdate)-14;DAY(fpdate)+14);DAY(fpdate)));IF(DAY(DATE(YEAR(fpdate);MONTH(fpdate)+([.A788]-1)*months_per_period;DAY(fpdate)))&lt;&gt;DAY(fpdate);DATE(YEAR(fpdate);MONTH(fpdate)+([.A788]-1)*months_per_period+1;0);DATE(YEAR(fpdate);MONTH(fpdate)+([.A788]-1)*months_per_period;DAY(fpdate))))))">
            <text:p/>
          </table:table-cell>
          <table:table-cell table:style-name="ce21" table:formula="of:=IF([.A788]=&quot;&quot;;&quot;&quot;;IF(roundOpt;IF(OR([.A788]=nper;payment&gt;ROUND((1+rate)*[.H787];2));ROUND((1+rate)*[.H787];2);payment);IF(OR([.A788]=nper;payment&gt;(1+rate)*[.H787]);(1+rate)*[.H787];payment)))">
            <text:p/>
          </table:table-cell>
          <table:table-cell table:style-name="ce30"/>
          <table:table-cell table:style-name="ce21"/>
          <table:table-cell table:style-name="ce21" table:formula="of:=IF([.A788]=&quot;&quot;;&quot;&quot;;IF(AND([.A788]=1;pmtType=1);0;IF(roundOpt;ROUND(rate*[.H787];2);rate*[.H787])))">
            <text:p/>
          </table:table-cell>
          <table:table-cell table:style-name="ce21" table:formula="of:=IF([.A788]=&quot;&quot;;&quot;&quot;;[.C788]-[.F788]+[.D788])">
            <text:p/>
          </table:table-cell>
          <table:table-cell table:style-name="ce21" table:formula="of:=IF([.A788]=&quot;&quot;;&quot;&quot;;[.H787]-[.G788])">
            <text:p/>
          </table:table-cell>
          <table:table-cell table:number-columns-repeated="248"/>
        </table:table-row>
        <table:table-row table:style-name="ro3">
          <table:table-cell table:style-name="ce10" table:formula="of:=IF([.H788]=&quot;&quot;;&quot;&quot;;IF(roundOpt;IF(OR([.A788]&gt;=nper;ROUND([.H788];2)&lt;=0);&quot;&quot;;[.A788]+1);IF(OR([.A788]&gt;=nper;[.H788]&lt;=0);&quot;&quot;;[.A788]+1)))">
            <text:p/>
          </table:table-cell>
          <table:table-cell table:style-name="ce17" table:formula="of:=IF([.A789]=&quot;&quot;;&quot;&quot;;IF(OR(periods_per_year=26;periods_per_year=52);IF(periods_per_year=26;IF([.A789]=1;fpdate;[.B788]+14);IF(periods_per_year=52;IF([.A789]=1;fpdate;[.B788]+7);&quot;n/a&quot;));IF(periods_per_year=24;DATE(YEAR(fpdate);MONTH(fpdate)+([.A789]-1)/2+IF(AND(DAY(fpdate)&gt;=15;MOD([.A789];2)=0);1;0);IF(MOD([.A789];2)=0;IF(DAY(fpdate)&gt;=15;DAY(fpdate)-14;DAY(fpdate)+14);DAY(fpdate)));IF(DAY(DATE(YEAR(fpdate);MONTH(fpdate)+([.A789]-1)*months_per_period;DAY(fpdate)))&lt;&gt;DAY(fpdate);DATE(YEAR(fpdate);MONTH(fpdate)+([.A789]-1)*months_per_period+1;0);DATE(YEAR(fpdate);MONTH(fpdate)+([.A789]-1)*months_per_period;DAY(fpdate))))))">
            <text:p/>
          </table:table-cell>
          <table:table-cell table:style-name="ce21" table:formula="of:=IF([.A789]=&quot;&quot;;&quot;&quot;;IF(roundOpt;IF(OR([.A789]=nper;payment&gt;ROUND((1+rate)*[.H788];2));ROUND((1+rate)*[.H788];2);payment);IF(OR([.A789]=nper;payment&gt;(1+rate)*[.H788]);(1+rate)*[.H788];payment)))">
            <text:p/>
          </table:table-cell>
          <table:table-cell table:style-name="ce30"/>
          <table:table-cell table:style-name="ce21"/>
          <table:table-cell table:style-name="ce21" table:formula="of:=IF([.A789]=&quot;&quot;;&quot;&quot;;IF(AND([.A789]=1;pmtType=1);0;IF(roundOpt;ROUND(rate*[.H788];2);rate*[.H788])))">
            <text:p/>
          </table:table-cell>
          <table:table-cell table:style-name="ce21" table:formula="of:=IF([.A789]=&quot;&quot;;&quot;&quot;;[.C789]-[.F789]+[.D789])">
            <text:p/>
          </table:table-cell>
          <table:table-cell table:style-name="ce21" table:formula="of:=IF([.A789]=&quot;&quot;;&quot;&quot;;[.H788]-[.G789])">
            <text:p/>
          </table:table-cell>
          <table:table-cell table:number-columns-repeated="248"/>
        </table:table-row>
        <table:table-row table:style-name="ro3">
          <table:table-cell table:style-name="ce10" table:formula="of:=IF([.H789]=&quot;&quot;;&quot;&quot;;IF(roundOpt;IF(OR([.A789]&gt;=nper;ROUND([.H789];2)&lt;=0);&quot;&quot;;[.A789]+1);IF(OR([.A789]&gt;=nper;[.H789]&lt;=0);&quot;&quot;;[.A789]+1)))">
            <text:p/>
          </table:table-cell>
          <table:table-cell table:style-name="ce17" table:formula="of:=IF([.A790]=&quot;&quot;;&quot;&quot;;IF(OR(periods_per_year=26;periods_per_year=52);IF(periods_per_year=26;IF([.A790]=1;fpdate;[.B789]+14);IF(periods_per_year=52;IF([.A790]=1;fpdate;[.B789]+7);&quot;n/a&quot;));IF(periods_per_year=24;DATE(YEAR(fpdate);MONTH(fpdate)+([.A790]-1)/2+IF(AND(DAY(fpdate)&gt;=15;MOD([.A790];2)=0);1;0);IF(MOD([.A790];2)=0;IF(DAY(fpdate)&gt;=15;DAY(fpdate)-14;DAY(fpdate)+14);DAY(fpdate)));IF(DAY(DATE(YEAR(fpdate);MONTH(fpdate)+([.A790]-1)*months_per_period;DAY(fpdate)))&lt;&gt;DAY(fpdate);DATE(YEAR(fpdate);MONTH(fpdate)+([.A790]-1)*months_per_period+1;0);DATE(YEAR(fpdate);MONTH(fpdate)+([.A790]-1)*months_per_period;DAY(fpdate))))))">
            <text:p/>
          </table:table-cell>
          <table:table-cell table:style-name="ce21" table:formula="of:=IF([.A790]=&quot;&quot;;&quot;&quot;;IF(roundOpt;IF(OR([.A790]=nper;payment&gt;ROUND((1+rate)*[.H789];2));ROUND((1+rate)*[.H789];2);payment);IF(OR([.A790]=nper;payment&gt;(1+rate)*[.H789]);(1+rate)*[.H789];payment)))">
            <text:p/>
          </table:table-cell>
          <table:table-cell table:style-name="ce30"/>
          <table:table-cell table:style-name="ce21"/>
          <table:table-cell table:style-name="ce21" table:formula="of:=IF([.A790]=&quot;&quot;;&quot;&quot;;IF(AND([.A790]=1;pmtType=1);0;IF(roundOpt;ROUND(rate*[.H789];2);rate*[.H789])))">
            <text:p/>
          </table:table-cell>
          <table:table-cell table:style-name="ce21" table:formula="of:=IF([.A790]=&quot;&quot;;&quot;&quot;;[.C790]-[.F790]+[.D790])">
            <text:p/>
          </table:table-cell>
          <table:table-cell table:style-name="ce21" table:formula="of:=IF([.A790]=&quot;&quot;;&quot;&quot;;[.H789]-[.G790])">
            <text:p/>
          </table:table-cell>
          <table:table-cell table:number-columns-repeated="248"/>
        </table:table-row>
        <table:table-row table:style-name="ro3">
          <table:table-cell table:style-name="ce10" table:formula="of:=IF([.H790]=&quot;&quot;;&quot;&quot;;IF(roundOpt;IF(OR([.A790]&gt;=nper;ROUND([.H790];2)&lt;=0);&quot;&quot;;[.A790]+1);IF(OR([.A790]&gt;=nper;[.H790]&lt;=0);&quot;&quot;;[.A790]+1)))">
            <text:p/>
          </table:table-cell>
          <table:table-cell table:style-name="ce17" table:formula="of:=IF([.A791]=&quot;&quot;;&quot;&quot;;IF(OR(periods_per_year=26;periods_per_year=52);IF(periods_per_year=26;IF([.A791]=1;fpdate;[.B790]+14);IF(periods_per_year=52;IF([.A791]=1;fpdate;[.B790]+7);&quot;n/a&quot;));IF(periods_per_year=24;DATE(YEAR(fpdate);MONTH(fpdate)+([.A791]-1)/2+IF(AND(DAY(fpdate)&gt;=15;MOD([.A791];2)=0);1;0);IF(MOD([.A791];2)=0;IF(DAY(fpdate)&gt;=15;DAY(fpdate)-14;DAY(fpdate)+14);DAY(fpdate)));IF(DAY(DATE(YEAR(fpdate);MONTH(fpdate)+([.A791]-1)*months_per_period;DAY(fpdate)))&lt;&gt;DAY(fpdate);DATE(YEAR(fpdate);MONTH(fpdate)+([.A791]-1)*months_per_period+1;0);DATE(YEAR(fpdate);MONTH(fpdate)+([.A791]-1)*months_per_period;DAY(fpdate))))))">
            <text:p/>
          </table:table-cell>
          <table:table-cell table:style-name="ce21" table:formula="of:=IF([.A791]=&quot;&quot;;&quot;&quot;;IF(roundOpt;IF(OR([.A791]=nper;payment&gt;ROUND((1+rate)*[.H790];2));ROUND((1+rate)*[.H790];2);payment);IF(OR([.A791]=nper;payment&gt;(1+rate)*[.H790]);(1+rate)*[.H790];payment)))">
            <text:p/>
          </table:table-cell>
          <table:table-cell table:style-name="ce30"/>
          <table:table-cell table:style-name="ce21"/>
          <table:table-cell table:style-name="ce21" table:formula="of:=IF([.A791]=&quot;&quot;;&quot;&quot;;IF(AND([.A791]=1;pmtType=1);0;IF(roundOpt;ROUND(rate*[.H790];2);rate*[.H790])))">
            <text:p/>
          </table:table-cell>
          <table:table-cell table:style-name="ce21" table:formula="of:=IF([.A791]=&quot;&quot;;&quot;&quot;;[.C791]-[.F791]+[.D791])">
            <text:p/>
          </table:table-cell>
          <table:table-cell table:style-name="ce21" table:formula="of:=IF([.A791]=&quot;&quot;;&quot;&quot;;[.H790]-[.G791])">
            <text:p/>
          </table:table-cell>
          <table:table-cell table:number-columns-repeated="248"/>
        </table:table-row>
        <table:table-row table:style-name="ro3">
          <table:table-cell table:style-name="ce10" table:formula="of:=IF([.H791]=&quot;&quot;;&quot;&quot;;IF(roundOpt;IF(OR([.A791]&gt;=nper;ROUND([.H791];2)&lt;=0);&quot;&quot;;[.A791]+1);IF(OR([.A791]&gt;=nper;[.H791]&lt;=0);&quot;&quot;;[.A791]+1)))">
            <text:p/>
          </table:table-cell>
          <table:table-cell table:style-name="ce17" table:formula="of:=IF([.A792]=&quot;&quot;;&quot;&quot;;IF(OR(periods_per_year=26;periods_per_year=52);IF(periods_per_year=26;IF([.A792]=1;fpdate;[.B791]+14);IF(periods_per_year=52;IF([.A792]=1;fpdate;[.B791]+7);&quot;n/a&quot;));IF(periods_per_year=24;DATE(YEAR(fpdate);MONTH(fpdate)+([.A792]-1)/2+IF(AND(DAY(fpdate)&gt;=15;MOD([.A792];2)=0);1;0);IF(MOD([.A792];2)=0;IF(DAY(fpdate)&gt;=15;DAY(fpdate)-14;DAY(fpdate)+14);DAY(fpdate)));IF(DAY(DATE(YEAR(fpdate);MONTH(fpdate)+([.A792]-1)*months_per_period;DAY(fpdate)))&lt;&gt;DAY(fpdate);DATE(YEAR(fpdate);MONTH(fpdate)+([.A792]-1)*months_per_period+1;0);DATE(YEAR(fpdate);MONTH(fpdate)+([.A792]-1)*months_per_period;DAY(fpdate))))))">
            <text:p/>
          </table:table-cell>
          <table:table-cell table:style-name="ce21" table:formula="of:=IF([.A792]=&quot;&quot;;&quot;&quot;;IF(roundOpt;IF(OR([.A792]=nper;payment&gt;ROUND((1+rate)*[.H791];2));ROUND((1+rate)*[.H791];2);payment);IF(OR([.A792]=nper;payment&gt;(1+rate)*[.H791]);(1+rate)*[.H791];payment)))">
            <text:p/>
          </table:table-cell>
          <table:table-cell table:style-name="ce30"/>
          <table:table-cell table:style-name="ce21"/>
          <table:table-cell table:style-name="ce21" table:formula="of:=IF([.A792]=&quot;&quot;;&quot;&quot;;IF(AND([.A792]=1;pmtType=1);0;IF(roundOpt;ROUND(rate*[.H791];2);rate*[.H791])))">
            <text:p/>
          </table:table-cell>
          <table:table-cell table:style-name="ce21" table:formula="of:=IF([.A792]=&quot;&quot;;&quot;&quot;;[.C792]-[.F792]+[.D792])">
            <text:p/>
          </table:table-cell>
          <table:table-cell table:style-name="ce21" table:formula="of:=IF([.A792]=&quot;&quot;;&quot;&quot;;[.H791]-[.G792])">
            <text:p/>
          </table:table-cell>
          <table:table-cell table:number-columns-repeated="248"/>
        </table:table-row>
        <table:table-row table:style-name="ro3">
          <table:table-cell table:style-name="ce10" table:formula="of:=IF([.H792]=&quot;&quot;;&quot;&quot;;IF(roundOpt;IF(OR([.A792]&gt;=nper;ROUND([.H792];2)&lt;=0);&quot;&quot;;[.A792]+1);IF(OR([.A792]&gt;=nper;[.H792]&lt;=0);&quot;&quot;;[.A792]+1)))">
            <text:p/>
          </table:table-cell>
          <table:table-cell table:style-name="ce17" table:formula="of:=IF([.A793]=&quot;&quot;;&quot;&quot;;IF(OR(periods_per_year=26;periods_per_year=52);IF(periods_per_year=26;IF([.A793]=1;fpdate;[.B792]+14);IF(periods_per_year=52;IF([.A793]=1;fpdate;[.B792]+7);&quot;n/a&quot;));IF(periods_per_year=24;DATE(YEAR(fpdate);MONTH(fpdate)+([.A793]-1)/2+IF(AND(DAY(fpdate)&gt;=15;MOD([.A793];2)=0);1;0);IF(MOD([.A793];2)=0;IF(DAY(fpdate)&gt;=15;DAY(fpdate)-14;DAY(fpdate)+14);DAY(fpdate)));IF(DAY(DATE(YEAR(fpdate);MONTH(fpdate)+([.A793]-1)*months_per_period;DAY(fpdate)))&lt;&gt;DAY(fpdate);DATE(YEAR(fpdate);MONTH(fpdate)+([.A793]-1)*months_per_period+1;0);DATE(YEAR(fpdate);MONTH(fpdate)+([.A793]-1)*months_per_period;DAY(fpdate))))))">
            <text:p/>
          </table:table-cell>
          <table:table-cell table:style-name="ce21" table:formula="of:=IF([.A793]=&quot;&quot;;&quot;&quot;;IF(roundOpt;IF(OR([.A793]=nper;payment&gt;ROUND((1+rate)*[.H792];2));ROUND((1+rate)*[.H792];2);payment);IF(OR([.A793]=nper;payment&gt;(1+rate)*[.H792]);(1+rate)*[.H792];payment)))">
            <text:p/>
          </table:table-cell>
          <table:table-cell table:style-name="ce30"/>
          <table:table-cell table:style-name="ce21"/>
          <table:table-cell table:style-name="ce21" table:formula="of:=IF([.A793]=&quot;&quot;;&quot;&quot;;IF(AND([.A793]=1;pmtType=1);0;IF(roundOpt;ROUND(rate*[.H792];2);rate*[.H792])))">
            <text:p/>
          </table:table-cell>
          <table:table-cell table:style-name="ce21" table:formula="of:=IF([.A793]=&quot;&quot;;&quot;&quot;;[.C793]-[.F793]+[.D793])">
            <text:p/>
          </table:table-cell>
          <table:table-cell table:style-name="ce21" table:formula="of:=IF([.A793]=&quot;&quot;;&quot;&quot;;[.H792]-[.G793])">
            <text:p/>
          </table:table-cell>
          <table:table-cell table:number-columns-repeated="248"/>
        </table:table-row>
        <table:table-row table:style-name="ro3">
          <table:table-cell table:style-name="ce10" table:formula="of:=IF([.H793]=&quot;&quot;;&quot;&quot;;IF(roundOpt;IF(OR([.A793]&gt;=nper;ROUND([.H793];2)&lt;=0);&quot;&quot;;[.A793]+1);IF(OR([.A793]&gt;=nper;[.H793]&lt;=0);&quot;&quot;;[.A793]+1)))">
            <text:p/>
          </table:table-cell>
          <table:table-cell table:style-name="ce17" table:formula="of:=IF([.A794]=&quot;&quot;;&quot;&quot;;IF(OR(periods_per_year=26;periods_per_year=52);IF(periods_per_year=26;IF([.A794]=1;fpdate;[.B793]+14);IF(periods_per_year=52;IF([.A794]=1;fpdate;[.B793]+7);&quot;n/a&quot;));IF(periods_per_year=24;DATE(YEAR(fpdate);MONTH(fpdate)+([.A794]-1)/2+IF(AND(DAY(fpdate)&gt;=15;MOD([.A794];2)=0);1;0);IF(MOD([.A794];2)=0;IF(DAY(fpdate)&gt;=15;DAY(fpdate)-14;DAY(fpdate)+14);DAY(fpdate)));IF(DAY(DATE(YEAR(fpdate);MONTH(fpdate)+([.A794]-1)*months_per_period;DAY(fpdate)))&lt;&gt;DAY(fpdate);DATE(YEAR(fpdate);MONTH(fpdate)+([.A794]-1)*months_per_period+1;0);DATE(YEAR(fpdate);MONTH(fpdate)+([.A794]-1)*months_per_period;DAY(fpdate))))))">
            <text:p/>
          </table:table-cell>
          <table:table-cell table:style-name="ce21" table:formula="of:=IF([.A794]=&quot;&quot;;&quot;&quot;;IF(roundOpt;IF(OR([.A794]=nper;payment&gt;ROUND((1+rate)*[.H793];2));ROUND((1+rate)*[.H793];2);payment);IF(OR([.A794]=nper;payment&gt;(1+rate)*[.H793]);(1+rate)*[.H793];payment)))">
            <text:p/>
          </table:table-cell>
          <table:table-cell table:style-name="ce30"/>
          <table:table-cell table:style-name="ce21"/>
          <table:table-cell table:style-name="ce21" table:formula="of:=IF([.A794]=&quot;&quot;;&quot;&quot;;IF(AND([.A794]=1;pmtType=1);0;IF(roundOpt;ROUND(rate*[.H793];2);rate*[.H793])))">
            <text:p/>
          </table:table-cell>
          <table:table-cell table:style-name="ce21" table:formula="of:=IF([.A794]=&quot;&quot;;&quot;&quot;;[.C794]-[.F794]+[.D794])">
            <text:p/>
          </table:table-cell>
          <table:table-cell table:style-name="ce21" table:formula="of:=IF([.A794]=&quot;&quot;;&quot;&quot;;[.H793]-[.G794])">
            <text:p/>
          </table:table-cell>
          <table:table-cell table:number-columns-repeated="248"/>
        </table:table-row>
        <table:table-row table:style-name="ro3">
          <table:table-cell table:style-name="ce10" table:formula="of:=IF([.H794]=&quot;&quot;;&quot;&quot;;IF(roundOpt;IF(OR([.A794]&gt;=nper;ROUND([.H794];2)&lt;=0);&quot;&quot;;[.A794]+1);IF(OR([.A794]&gt;=nper;[.H794]&lt;=0);&quot;&quot;;[.A794]+1)))">
            <text:p/>
          </table:table-cell>
          <table:table-cell table:style-name="ce17" table:formula="of:=IF([.A795]=&quot;&quot;;&quot;&quot;;IF(OR(periods_per_year=26;periods_per_year=52);IF(periods_per_year=26;IF([.A795]=1;fpdate;[.B794]+14);IF(periods_per_year=52;IF([.A795]=1;fpdate;[.B794]+7);&quot;n/a&quot;));IF(periods_per_year=24;DATE(YEAR(fpdate);MONTH(fpdate)+([.A795]-1)/2+IF(AND(DAY(fpdate)&gt;=15;MOD([.A795];2)=0);1;0);IF(MOD([.A795];2)=0;IF(DAY(fpdate)&gt;=15;DAY(fpdate)-14;DAY(fpdate)+14);DAY(fpdate)));IF(DAY(DATE(YEAR(fpdate);MONTH(fpdate)+([.A795]-1)*months_per_period;DAY(fpdate)))&lt;&gt;DAY(fpdate);DATE(YEAR(fpdate);MONTH(fpdate)+([.A795]-1)*months_per_period+1;0);DATE(YEAR(fpdate);MONTH(fpdate)+([.A795]-1)*months_per_period;DAY(fpdate))))))">
            <text:p/>
          </table:table-cell>
          <table:table-cell table:style-name="ce21" table:formula="of:=IF([.A795]=&quot;&quot;;&quot;&quot;;IF(roundOpt;IF(OR([.A795]=nper;payment&gt;ROUND((1+rate)*[.H794];2));ROUND((1+rate)*[.H794];2);payment);IF(OR([.A795]=nper;payment&gt;(1+rate)*[.H794]);(1+rate)*[.H794];payment)))">
            <text:p/>
          </table:table-cell>
          <table:table-cell table:style-name="ce30"/>
          <table:table-cell table:style-name="ce21"/>
          <table:table-cell table:style-name="ce21" table:formula="of:=IF([.A795]=&quot;&quot;;&quot;&quot;;IF(AND([.A795]=1;pmtType=1);0;IF(roundOpt;ROUND(rate*[.H794];2);rate*[.H794])))">
            <text:p/>
          </table:table-cell>
          <table:table-cell table:style-name="ce21" table:formula="of:=IF([.A795]=&quot;&quot;;&quot;&quot;;[.C795]-[.F795]+[.D795])">
            <text:p/>
          </table:table-cell>
          <table:table-cell table:style-name="ce21" table:formula="of:=IF([.A795]=&quot;&quot;;&quot;&quot;;[.H794]-[.G795])">
            <text:p/>
          </table:table-cell>
          <table:table-cell table:number-columns-repeated="248"/>
        </table:table-row>
        <table:table-row table:style-name="ro3">
          <table:table-cell table:style-name="ce10" table:formula="of:=IF([.H795]=&quot;&quot;;&quot;&quot;;IF(roundOpt;IF(OR([.A795]&gt;=nper;ROUND([.H795];2)&lt;=0);&quot;&quot;;[.A795]+1);IF(OR([.A795]&gt;=nper;[.H795]&lt;=0);&quot;&quot;;[.A795]+1)))">
            <text:p/>
          </table:table-cell>
          <table:table-cell table:style-name="ce17" table:formula="of:=IF([.A796]=&quot;&quot;;&quot;&quot;;IF(OR(periods_per_year=26;periods_per_year=52);IF(periods_per_year=26;IF([.A796]=1;fpdate;[.B795]+14);IF(periods_per_year=52;IF([.A796]=1;fpdate;[.B795]+7);&quot;n/a&quot;));IF(periods_per_year=24;DATE(YEAR(fpdate);MONTH(fpdate)+([.A796]-1)/2+IF(AND(DAY(fpdate)&gt;=15;MOD([.A796];2)=0);1;0);IF(MOD([.A796];2)=0;IF(DAY(fpdate)&gt;=15;DAY(fpdate)-14;DAY(fpdate)+14);DAY(fpdate)));IF(DAY(DATE(YEAR(fpdate);MONTH(fpdate)+([.A796]-1)*months_per_period;DAY(fpdate)))&lt;&gt;DAY(fpdate);DATE(YEAR(fpdate);MONTH(fpdate)+([.A796]-1)*months_per_period+1;0);DATE(YEAR(fpdate);MONTH(fpdate)+([.A796]-1)*months_per_period;DAY(fpdate))))))">
            <text:p/>
          </table:table-cell>
          <table:table-cell table:style-name="ce21" table:formula="of:=IF([.A796]=&quot;&quot;;&quot;&quot;;IF(roundOpt;IF(OR([.A796]=nper;payment&gt;ROUND((1+rate)*[.H795];2));ROUND((1+rate)*[.H795];2);payment);IF(OR([.A796]=nper;payment&gt;(1+rate)*[.H795]);(1+rate)*[.H795];payment)))">
            <text:p/>
          </table:table-cell>
          <table:table-cell table:style-name="ce30"/>
          <table:table-cell table:style-name="ce21"/>
          <table:table-cell table:style-name="ce21" table:formula="of:=IF([.A796]=&quot;&quot;;&quot;&quot;;IF(AND([.A796]=1;pmtType=1);0;IF(roundOpt;ROUND(rate*[.H795];2);rate*[.H795])))">
            <text:p/>
          </table:table-cell>
          <table:table-cell table:style-name="ce21" table:formula="of:=IF([.A796]=&quot;&quot;;&quot;&quot;;[.C796]-[.F796]+[.D796])">
            <text:p/>
          </table:table-cell>
          <table:table-cell table:style-name="ce21" table:formula="of:=IF([.A796]=&quot;&quot;;&quot;&quot;;[.H795]-[.G796])">
            <text:p/>
          </table:table-cell>
          <table:table-cell table:number-columns-repeated="248"/>
        </table:table-row>
        <table:table-row table:style-name="ro3">
          <table:table-cell table:style-name="ce10" table:formula="of:=IF([.H796]=&quot;&quot;;&quot;&quot;;IF(roundOpt;IF(OR([.A796]&gt;=nper;ROUND([.H796];2)&lt;=0);&quot;&quot;;[.A796]+1);IF(OR([.A796]&gt;=nper;[.H796]&lt;=0);&quot;&quot;;[.A796]+1)))">
            <text:p/>
          </table:table-cell>
          <table:table-cell table:style-name="ce17" table:formula="of:=IF([.A797]=&quot;&quot;;&quot;&quot;;IF(OR(periods_per_year=26;periods_per_year=52);IF(periods_per_year=26;IF([.A797]=1;fpdate;[.B796]+14);IF(periods_per_year=52;IF([.A797]=1;fpdate;[.B796]+7);&quot;n/a&quot;));IF(periods_per_year=24;DATE(YEAR(fpdate);MONTH(fpdate)+([.A797]-1)/2+IF(AND(DAY(fpdate)&gt;=15;MOD([.A797];2)=0);1;0);IF(MOD([.A797];2)=0;IF(DAY(fpdate)&gt;=15;DAY(fpdate)-14;DAY(fpdate)+14);DAY(fpdate)));IF(DAY(DATE(YEAR(fpdate);MONTH(fpdate)+([.A797]-1)*months_per_period;DAY(fpdate)))&lt;&gt;DAY(fpdate);DATE(YEAR(fpdate);MONTH(fpdate)+([.A797]-1)*months_per_period+1;0);DATE(YEAR(fpdate);MONTH(fpdate)+([.A797]-1)*months_per_period;DAY(fpdate))))))">
            <text:p/>
          </table:table-cell>
          <table:table-cell table:style-name="ce21" table:formula="of:=IF([.A797]=&quot;&quot;;&quot;&quot;;IF(roundOpt;IF(OR([.A797]=nper;payment&gt;ROUND((1+rate)*[.H796];2));ROUND((1+rate)*[.H796];2);payment);IF(OR([.A797]=nper;payment&gt;(1+rate)*[.H796]);(1+rate)*[.H796];payment)))">
            <text:p/>
          </table:table-cell>
          <table:table-cell table:style-name="ce31"/>
          <table:table-cell table:style-name="ce21"/>
          <table:table-cell table:style-name="ce21" table:formula="of:=IF([.A797]=&quot;&quot;;&quot;&quot;;IF(AND([.A797]=1;pmtType=1);0;IF(roundOpt;ROUND(rate*[.H796];2);rate*[.H796])))">
            <text:p/>
          </table:table-cell>
          <table:table-cell table:style-name="ce21" table:formula="of:=IF([.A797]=&quot;&quot;;&quot;&quot;;[.C797]-[.F797]+[.D797])">
            <text:p/>
          </table:table-cell>
          <table:table-cell table:style-name="ce21" table:formula="of:=IF([.A797]=&quot;&quot;;&quot;&quot;;[.H796]-[.G797])">
            <text:p/>
          </table:table-cell>
          <table:table-cell table:number-columns-repeated="248"/>
        </table:table-row>
        <table:table-row table:style-name="ro3">
          <table:table-cell table:style-name="ce11" table:number-columns-repeated="3"/>
          <table:table-cell table:number-columns-repeated="2" table:style-name="ce32" office:value-type="string" calcext:value-type="string">
            <text:p>End</text:p>
          </table:table-cell>
          <table:table-cell table:style-name="ce11" table:number-columns-repeated="3"/>
          <table:table-cell table:number-columns-repeated="248"/>
        </table:table-row>
        <table:table-row table:style-name="ro3" table:number-rows-repeated="64737">
          <table:table-cell table:number-columns-repeated="256"/>
        </table:table-row>
        <table:table-row table:style-name="ro3">
          <table:table-cell table:number-columns-repeated="256"/>
        </table:table-row>
        <calcext:conditional-formats>
          <calcext:conditional-format calcext:target-range-address="Schedule.A18:Schedule.C797 Schedule.E18:Schedule.H797">
            <calcext:condition calcext:apply-style-name="Excel_CondFormat_1_2_1" calcext:value="formula-is(MOD([Schedule.$A18];periods_per_year)=0)" calcext:base-cell-address="Schedule.A18"/>
          </calcext:conditional-format>
          <calcext:conditional-format calcext:target-range-address="Schedule.D10:Schedule.D10">
            <calcext:condition calcext:apply-style-name="Excel_CondFormat_1_1_1" calcext:value="formula-is(compound_period&gt;periods_per_year)" calcext:base-cell-address="Schedule.D10"/>
          </calcext:conditional-format>
        </calcext:conditional-formats>
      </table:table>
      <table:table table:name="_" table:style-name="ta2">
        <table:table-column table:style-name="co12" table:number-columns-repeated="256" table:default-cell-style-name="Default"/>
        <table:table-row table:style-name="ro6">
          <table:table-cell table:style-name="ce53" office:value-type="string">
            <text:p>Loan Amortization Schedule</text:p>
          </table:table-cell>
          <table:table-cell table:number-columns-repeated="255"/>
        </table:table-row>
        <table:table-row table:style-name="ro3">
          <table:table-cell office:value-type="string">
            <text:p>© 2008 Vertex42 LLC</text:p>
          </table:table-cell>
          <table:table-cell table:number-columns-repeated="255"/>
        </table:table-row>
        <table:table-row table:style-name="ro3">
          <table:table-cell office:value-type="string">
            <text:p>http://www.vertex42.com/ExcelTemplates/loan-amortization-schedule.html</text:p>
          </table:table-cell>
          <table:table-cell table:number-columns-repeated="255"/>
        </table:table-row>
      </table:table>
      <table:named-expressions>
        <table:named-expression table:name="compound_period" table:base-cell-address="$Schedule.$A$1" table:expression="INDEX({1|2|4|6|12|24|26|52};MATCH([$Schedule.$D$10];period_names;0))"/>
        <table:named-expression table:name="Excel_BuiltIn_Print_Area_1" table:base-cell-address="$Schedule.$A$1" table:expression="OFFSET([$Schedule.$A$1];0;0;ROW([$Schedule.$A$16])+[$Schedule.$H$6]+1;COLUMN([$Schedule.$H$1]))"/>
        <table:named-expression table:name="Excel_BuiltIn_Print_Area_2" table:base-cell-address="$Schedule.$A$1" table:expression="OFFSET($#REF!.$A$1;0;0;ROW($#REF!.$A$20)+$#REF!.$D$11+1;COLUMN($#REF!.$G$1)))"/>
        <table:named-range table:name="Excel_BuiltIn_Print_Titles_1" table:base-cell-address="$Schedule.$A$1" table:cell-range-address="$Schedule.$A$16:.$IV$16" table:range-usable-as="repeat-column repeat-row"/>
        <table:named-range table:name="fpdate" table:base-cell-address="$Schedule.$A$1" table:cell-range-address="$Schedule.$D$8"/>
        <table:named-range table:name="loan_amount" table:base-cell-address="$Schedule.$A$1" table:cell-range-address="$Schedule.$D$5"/>
        <table:named-expression table:name="months_per_period" table:base-cell-address="$Schedule.$A$1" table:expression="12/periods_per_year"/>
        <table:named-expression table:name="nper" table:base-cell-address="$Schedule.$A$1" table:expression="term*periods_per_year"/>
        <table:named-range table:name="payment" table:base-cell-address="$Schedule.$A$1" table:cell-range-address="$Schedule.$D$13"/>
        <table:named-expression table:name="periods_per_year" table:base-cell-address="$Schedule.$A$1" table:expression="INDEX({1|2|4|6|12|24|26|52};MATCH([$Schedule.$D$9];period_names;0))"/>
        <table:named-range table:name="period_names" table:base-cell-address="$Schedule.$A$1" table:cell-range-address="$Schedule.$K$5:.$K$12"/>
        <table:named-expression table:name="pmtType" table:base-cell-address="$Schedule.$A$1" table:expression="IF([$Schedule.$D$11]=&quot;End of Period&quot;;0;1)"/>
        <table:named-range table:name="rate" table:base-cell-address="$Schedule.$A$1" table:cell-range-address="$Schedule.$H$5"/>
        <table:named-range table:name="roundOpt" table:base-cell-address="$Schedule.$A$1" table:cell-range-address="$Schedule.$H$15"/>
        <table:named-range table:name="term" table:base-cell-address="$Schedule.$A$1" table:cell-range-address="$Schedule.$D$7"/>
        <table:named-expression table:name="valuevx" table:base-cell-address="$Schedul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xx" style:country-asian="none" style:font-name-complex="Tahoma1" style:language-complex="zxx" style:country-complex="none"/>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zxx" style:country-complex="none"/>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5P0" style:volatile="true">
      <number:number number:decimal-places="2" loext:min-decimal-places="2" number:min-integer-digits="1" number:grouping="true"/>
      <number:text> </number:text>
    </number:number-style>
    <number:number-style style:name="N125P1" style:volatile="true">
      <number:text> (</number:text>
      <number:number number:decimal-places="2" loext:min-decimal-places="2" number:min-integer-digits="1" number:grouping="true"/>
      <number:text>)</number:text>
    </number:number-style>
    <number:number-style style:name="N125P2" style:volatile="true">
      <number:text> -</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loext:min-decimal-places="2" number:min-integer-digits="1" number:grouping="true"/>
      <number:text> </number:text>
    </number:number-style>
    <number:number-style style:name="N129P1" style:volatile="true">
      <number:text> $(</number:text>
      <number:number number:decimal-places="2" loext:min-decimal-places="2" number:min-integer-digits="1" number:grouping="true"/>
      <number:text>)</number:text>
    </number:number-style>
    <number:number-style style:name="N129P2" style:volatile="true">
      <number:text> $-</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4P0" style:volatile="true">
      <number:text>$</number:text>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loext:min-decimal-places="0" number:min-integer-digits="1" number:grouping="true"/>
      <number:text> </number:text>
    </number:number-style>
    <number:number-style style:name="N143P1" style:volatile="true">
      <number:text> $(</number:text>
      <number:number number:decimal-places="0" loext:min-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percentage-style style:name="N148">
      <number:number number:decimal-places="1" loext:min-decimal-places="1" number:min-integer-digits="1"/>
      <number:text>%</number:text>
    </number:percentage-style>
    <number:number-style style:name="N151P0" style:volatile="true">
      <number:text> $</number:text>
      <number:number number:decimal-places="1" loext:min-decimal-places="1" number:min-integer-digits="1" number:grouping="true"/>
      <number:text> </number:text>
    </number:number-style>
    <number:number-style style:name="N151P1" style:volatile="true">
      <number:text> $(</number:text>
      <number:number number:decimal-places="1" loext:min-decimal-places="1" number:min-integer-digits="1" number:grouping="true"/>
      <number:text>)</number:text>
    </number:number-style>
    <number:number-style style:name="N151P2" style:volatile="true">
      <number:text> $-</number:text>
      <number:number number:decimal-places="0" loext: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0" loext:min-decimal-places="0" number:min-integer-digits="1" number:grouping="true"/>
      <number:text> </number:text>
    </number:number-style>
    <number:number-style style:name="N152P1" style:volatile="true">
      <number:text> $(</number:text>
      <number:number number:decimal-places="0" loext:min-decimal-places="0"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number:text>
      <number:number number:decimal-places="3" loext:min-decimal-places="3" number:min-integer-digits="1" number:grouping="true"/>
      <number:text> </number:text>
    </number:number-style>
    <number:number-style style:name="N154">
      <style:text-properties fo:color="#ff0000"/>
      <number:text>($</number:text>
      <number:number number:decimal-places="3" loext:min-decimal-places="3" number:min-integer-digits="1" number:grouping="true"/>
      <number:text>)</number:text>
      <style:map style:condition="value()&gt;=0" style:apply-style-name="N154P0"/>
    </number:number-style>
    <number:number-style style:name="N156P0" style:volatile="true">
      <number:text>$</number:text>
      <number:number number:decimal-places="4" loext:min-decimal-places="4" number:min-integer-digits="1" number:grouping="true"/>
      <number:text> </number:text>
    </number:number-style>
    <number:number-style style:name="N156">
      <style:text-properties fo:color="#ff0000"/>
      <number:text>($</number:text>
      <number:number number:decimal-places="4" loext:min-decimal-places="4" number:min-integer-digits="1" number:grouping="true"/>
      <number:text>)</number:text>
      <style:map style:condition="value()&gt;=0" style:apply-style-name="N156P0"/>
    </number:number-style>
    <number:number-style style:name="N158P0" style:volatile="true">
      <number:text>$</number:text>
      <number:number number:decimal-places="1" loext:min-decimal-places="1" number:min-integer-digits="1" number:grouping="true"/>
      <number:text> </number:text>
    </number:number-style>
    <number:number-style style:name="N158">
      <style:text-properties fo:color="#ff0000"/>
      <number:text>($</number:text>
      <number:number number:decimal-places="1" loext:min-decimal-places="1" number:min-integer-digits="1" number:grouping="true"/>
      <number:text>)</number:text>
      <style:map style:condition="value()&gt;=0" style:apply-style-name="N158P0"/>
    </number:number-style>
    <number:number-style style:name="N161P0" style:volatile="true">
      <number:number number:decimal-places="1" loext:min-decimal-places="1" number:min-integer-digits="1" number:grouping="true"/>
      <number:text> </number:text>
    </number:number-style>
    <number:number-style style:name="N161P1" style:volatile="true">
      <number:text> (</number:text>
      <number:number number:decimal-places="1" loext:min-decimal-places="1" number:min-integer-digits="1" number:grouping="true"/>
      <number:text>)</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number:text>
      <number:number number:decimal-places="0" loext:min-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
      <number:text>$</number:text>
      <number:number number:decimal-places="2" loext:min-decimal-places="2" number:min-integer-digits="1" number:grouping="true"/>
    </number:number-style>
    <number:date-style style:name="N164">
      <number:day/>
      <number:text>-</number:text>
      <number:month number:textual="true"/>
      <number:text>-</number:text>
      <number:year number:style="long"/>
    </number:date-style>
    <number:date-style style:name="N165">
      <number:month number:textual="true"/>
      <number:text>-</number:text>
      <number:year number:style="long"/>
    </number:date-style>
    <number:percentage-style style:name="N166">
      <number:number number:decimal-places="3" loext:min-decimal-places="3" number:min-integer-digits="1"/>
      <number:text>%</number:text>
    </number:percentage-style>
    <number:number-style style:name="N167">
      <number:number number:decimal-places="4" loext:min-decimal-places="4" number:min-integer-digits="1"/>
    </number:number-style>
    <number:number-style style:name="N168">
      <number:number number:decimal-places="3" loext:min-decimal-places="3" number:min-integer-digits="1"/>
    </number:number-style>
    <number:number-style style:name="N169">
      <number:number number:decimal-places="1" loext:min-decimal-places="1" number:min-integer-digits="1"/>
    </number:number-style>
    <number:number-style style:name="N172P0" style:volatile="true">
      <number:text> $</number:text>
      <number:number number:decimal-places="3" loext:min-decimal-places="3" number:min-integer-digits="1" number:grouping="true"/>
      <number:text> </number:text>
    </number:number-style>
    <number:number-style style:name="N172P1" style:volatile="true">
      <number:text> $(</number:text>
      <number:number number:decimal-places="3" loext:min-decimal-places="3" number:min-integer-digits="1" number:grouping="true"/>
      <number:text>)</number:text>
    </number:number-style>
    <number:number-style style:name="N172P2" style:volatile="true">
      <number:text>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text> $ </number:text>
      <number:number number:decimal-places="0" loext:min-decimal-places="0" number:min-integer-digits="1" number:grouping="true"/>
      <number:text> </number:text>
    </number:number-style>
    <number:number-style style:name="N176P1" style:volatile="true">
      <number:text> $ (</number:text>
      <number:number number:decimal-places="0" loext:min-decimal-places="0" number:min-integer-digits="1" number:grouping="true"/>
      <number:text>)</number:text>
    </number:number-style>
    <number:number-style style:name="N176P2" style:volatile="true">
      <number:text> $ -</number:text>
      <number:number number:decimal-places="0" loext:min-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number:text>
      <number:number number:decimal-places="0" loext:min-decimal-places="0" number:min-integer-digits="1" number:grouping="true"/>
    </number:number-style>
    <number:number-style style:name="N178">
      <number:number number:decimal-places="1" loext:min-decimal-places="1" number:min-integer-digits="1" number:grouping="true"/>
    </number:number-style>
    <number:number-style style:name="N179">
      <number:number number:decimal-places="7" loext:min-decimal-places="7" number:min-integer-digits="1"/>
    </number:number-style>
    <number:number-style style:name="N180">
      <number:number number:decimal-places="6" loext:min-decimal-places="6" number:min-integer-digits="1"/>
    </number:number-style>
    <number:number-style style:name="N181">
      <number:number number:decimal-places="5" loext:min-decimal-places="5" number:min-integer-digits="1"/>
    </number:number-style>
    <number:number-style style:name="N182">
      <number:number number:decimal-places="3" loext:min-decimal-places="3" number:min-integer-digits="1" number:grouping="true"/>
    </number:number-style>
    <number:number-style style:name="N183">
      <number:number number:decimal-places="10" loext:min-decimal-places="10" number:min-integer-digits="1"/>
    </number:number-style>
    <number:number-style style:name="N184">
      <number:number number:decimal-places="11" loext:min-decimal-places="11" number:min-integer-digits="1"/>
    </number:number-style>
    <number:number-style style:name="N185">
      <number:number number:decimal-places="9" loext:min-decimal-places="9" number:min-integer-digits="1"/>
    </number:number-style>
    <number:number-style style:name="N186">
      <number:number number:decimal-places="8" loext:min-decimal-places="8" number:min-integer-digits="1"/>
    </number:number-style>
    <number:percentage-style style:name="N187">
      <number:number number:decimal-places="4" loext:min-decimal-places="4" number:min-integer-digits="1"/>
      <number:text>%</number:text>
    </number:percentage-style>
    <number:percentage-style style:name="N188">
      <number:number number:decimal-places="5" loext:min-decimal-places="5" number:min-integer-digits="1"/>
      <number:text>%</number:text>
    </number:percentage-style>
    <number:percentage-style style:name="N189">
      <number:number number:decimal-places="6" loext:min-decimal-places="6" number:min-integer-digits="1"/>
      <number:text>%</number:text>
    </number:percentage-style>
    <number:percentage-style style:name="N190">
      <number:number number:decimal-places="7" loext:min-decimal-places="7" number:min-integer-digits="1"/>
      <number:text>%</number:text>
    </number:percentage-style>
    <number:percentage-style style:name="N191">
      <number:number number:decimal-places="8" loext:min-decimal-places="8" number:min-integer-digits="1"/>
      <number:text>%</number:text>
    </number:percentage-style>
    <number:percentage-style style:name="N192">
      <number:number number:decimal-places="9" loext:min-decimal-places="9" number:min-integer-digits="1"/>
      <number:text>%</number:text>
    </number:percentage-style>
    <number:percentage-style style:name="N193">
      <number:number number:decimal-places="10" loext:min-decimal-places="10" number:min-integer-digits="1"/>
      <number:text>%</number:text>
    </number:percentage-style>
    <number:percentage-style style:name="N194">
      <number:number number:decimal-places="11" loext:min-decimal-places="11" number:min-integer-digits="1"/>
      <number:text>%</number:text>
    </number:percentage-style>
    <number:number-style style:name="N197P0" style:volatile="true">
      <number:number number:decimal-places="3" loext:min-decimal-places="3" number:min-integer-digits="1" number:grouping="true"/>
      <number:text> </number:text>
    </number:number-style>
    <number:number-style style:name="N197P1" style:volatile="true">
      <number:text> (</number:text>
      <number:number number:decimal-places="3" loext:min-decimal-places="3" number:min-integer-digits="1" number:grouping="true"/>
      <number:text>)</number:text>
    </number:number-style>
    <number:number-style style:name="N197P2" style:volatile="true">
      <number:text> -</number:text>
      <number:number number:decimal-places="0" loext: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date-style style:name="N198P0" style:volatile="true">
      <number:month/>
      <number:text>/</number:text>
      <number:day/>
      <number:text>/</number:text>
      <number:year/>
    </number:date-style>
    <number:text-style style:name="N198">
      <number:text-content/>
      <style:map style:condition="value()&lt;=1.79769313486232E+308" style:apply-style-name="N198P0"/>
    </number:text-style>
    <number:time-style style:name="N199">
      <number:hours/>
      <number:text>:</number:text>
      <number:minutes number:style="long"/>
      <number:text>:</number:text>
      <number:seconds number:style="long"/>
      <number:text> </number:text>
      <number:am-pm/>
    </number:time-style>
    <number:number-style style:name="N201P0" style:volatile="true">
      <style:text-properties fo:color="#ff0000"/>
      <number:text> $</number:text>
      <number:number number:decimal-places="2" loext:min-decimal-places="2" number:min-integer-digits="1" number:grouping="true"/>
      <number:text> </number:text>
    </number:number-style>
    <number:number-style style:name="N201P1" style:volatile="true">
      <number:text> $(</number:text>
      <number:number number:decimal-places="2" loext:min-decimal-places="2" number:min-integer-digits="1" number:grouping="true"/>
      <number:text>)</number:text>
    </number:number-style>
    <number:number-style style:name="N201P2" style:volatile="true">
      <number:text> $-</number:text>
      <number:number number:decimal-places="0" loext:min-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 $</number:text>
      <number:number number:decimal-places="2" loext:min-decimal-places="2" number:min-integer-digits="1" number:grouping="true"/>
      <number:text> </number:text>
    </number:number-style>
    <number:number-style style:name="N203P1" style:volatile="true">
      <style:text-properties fo:color="#ff0000"/>
      <number:text> $(</number:text>
      <number:number number:decimal-places="2" loext:min-decimal-places="2" number:min-integer-digits="1" number:grouping="true"/>
      <number:text>)</number:text>
    </number:number-style>
    <number:number-style style:name="N203P2" style:volatile="true">
      <number:text> $-</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text> $</number:text>
      <number:number number:decimal-places="2" loext:min-decimal-places="2" number:min-integer-digits="1" number:grouping="true"/>
      <number:text> </number:text>
    </number:number-style>
    <number:number-style style:name="N204P1" style:volatile="true">
      <style:text-properties fo:color="#ff0000"/>
      <number:text> $(</number:text>
      <number:number number:decimal-places="2" loext:min-decimal-places="2" number:min-integer-digits="1" number:grouping="true"/>
      <number:text>)</number:text>
    </number:number-style>
    <number:number-style style:name="N204P2" style:volatile="true">
      <number:text> $-</number:text>
      <number:number number:decimal-places="0" loext:min-decimal-places="0" number:min-integer-digits="0"/>
      <number:text> </number:text>
    </number:number-style>
    <number:text-style style:name="N204">
      <number:text-content/>
      <number:text> </number:text>
      <style:map style:condition="value()&gt;100" style:apply-style-name="N204P0"/>
      <style:map style:condition="value()&lt;0" style:apply-style-name="N204P1"/>
      <style:map style:condition="value()&gt;=0" style:apply-style-name="N204P2"/>
    </number:text-style>
    <number:number-style style:name="N206P0" style:volatile="true">
      <style:text-properties fo:color="#00ff00"/>
      <number:text> $</number:text>
      <number:number number:decimal-places="2" loext:min-decimal-places="2" number:min-integer-digits="1" number:grouping="true"/>
      <number:text> </number:text>
    </number:number-style>
    <number:number-style style:name="N206P1" style:volatile="true">
      <style:text-properties fo:color="#ff0000"/>
      <number:text> $(</number:text>
      <number:number number:decimal-places="2" loext:min-decimal-places="2" number:min-integer-digits="1" number:grouping="true"/>
      <number:text>)</number:text>
    </number:number-style>
    <number:number-style style:name="N206P2" style:volatile="true">
      <number:text> $-</number:text>
      <number:number number:decimal-places="0" loext:min-decimal-places="0" number:min-integer-digits="0"/>
      <number:text> </number:text>
    </number:number-style>
    <number:text-style style:name="N206">
      <number:text-content/>
      <number:text> </number:text>
      <style:map style:condition="value()&gt;100" style:apply-style-name="N206P0"/>
      <style:map style:condition="value()&lt;0" style:apply-style-name="N206P1"/>
      <style:map style:condition="value()&gt;=0" style:apply-style-name="N206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able-cell-properties fo:border-bottom="0.99pt solid #b2b2b2" fo:border-left="none" fo:border-right="none" fo:border-top="none"/>
    </style:style>
    <style:style style:name="Excel_5f_BuiltIn_5f_Hyperlink" style:display-name="Excel_BuiltIn_Hyperlink" style:family="table-cell" style:parent-style-name="Default">
      <style:text-properties fo:color="#0000ff" style:text-outline="false" style:text-line-through-style="none" style:text-line-through-type="none" style:font-name="Tahoma" fo:font-family="Tahoma"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Tahoma" style:font-family-complex="Tahoma" style:font-family-generic-complex="swiss" style:font-size-complex="10pt" style:font-style-complex="normal" style:font-weight-complex="normal"/>
    </style:style>
    <style:style style:name="Excel_5f_BuiltIn_5f_Comma" style:display-name="Excel_BuiltIn_Comma" style:family="table-cell" style:parent-style-name="Default" style:data-style-name="N125"/>
    <style:style style:name="Excel_5f_BuiltIn_5f_Percent" style:display-name="Excel_BuiltIn_Percent" style:family="table-cell" style:parent-style-name="Default" style:data-style-name="N10"/>
    <style:style style:name="Excel_5f_CondFormat_5f_2_5f_1_5f_1" style:display-name="Excel_CondFormat_2_1_1" style:family="table-cell" style:parent-style-name="Default">
      <style:table-cell-properties fo:border-bottom="none" fo:border-left="none" fo:border-right="none" fo:border-top="0.99pt solid #b2b2b2"/>
    </style:style>
    <style:style style:name="Excel_5f_BuiltIn_5f_Currency" style:display-name="Excel_BuiltIn_Currency" style:family="table-cell" style:parent-style-name="Default" style:data-style-name="N129"/>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18pt" fo:margin-bottom="18pt" fo:margin-left="53.86pt" fo:margin-right="53.86pt" style:first-page-number="continue" style:scale-to="100%" style:writing-mode="lr-tb"/>
      <style:header-style>
        <style:header-footer-properties fo:min-height="21.29pt" fo:margin-left="0pt" fo:margin-right="0pt" fo:margin-bottom="7.99pt"/>
      </style:header-style>
      <style:footer-style>
        <style:header-footer-properties fo:min-height="21.29pt" fo:margin-left="0pt" fo:margin-right="0pt" fo:margin-top="10.01pt"/>
      </style:footer-style>
    </style:page-layout>
    <style:page-layout style:name="Mpm4">
      <style:page-layout-properties style:num-format="1" style:print-orientation="portrait" fo:margin-top="36pt" fo:margin-bottom="18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10.01pt"/>
      </style:footer-style>
    </style:page-layout>
    <style:page-layout style:name="Mpm5">
      <style:page-layout-properties fo:margin-top="70.84pt" fo:margin-bottom="70.84pt" fo:margin-left="53.86pt" fo:margin-right="53.86pt" style:first-page-number="continue"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0/00/0000</text:date>, <text:time style:data-style-name="N2" text:time-value="15:07:55.832433789">00:00:00</text:time></text:p>
        </style:region-right>
      </style:header>
      <style:header-left style:display="false"/>
      <style:footer>
        <text:p>Page <text:page-number>1</text:page-number> / <text:page-count>99</text:page-count></text:p>
      </style:footer>
      <style:footer-left style:display="false"/>
    </style:master-page>
    <style:master-page style:name="PageStyle_5f_Schedule" style:display-name="PageStyle_Schedule" style:page-layout-name="Mpm3">
      <style:header>
        <style:region-right>
          <text:p><text:span text:style-name="MT1">Page </text:span><text:span text:style-name="MT1"><text:page-number>1</text:page-number></text:span><text:span text:style-name="MT1"> of </text:span><text:span text:style-name="MT1"><text:page-count>99</text:page-count></text:span></text:p>
        </style:region-right>
      </style:header>
      <style:header-left style:display="false">
        <style:region-right>
          <text:p><text:span text:style-name="MT1">Page </text:span><text:span text:style-name="MT1"><text:page-number>1</text:page-number></text:span><text:span text:style-name="MT1"> of </text:span><text:span text:style-name="MT1"><text:page-count>99</text:page-count></text:span></text:p>
        </style:region-right>
      </style:header-left>
      <style:footer>
        <style:region-left>
          <text:p><text:span text:style-name="MT2">http://www.vertex42.com/ExcelTemplates/loan-amortization-schedule.html</text:span></text:p>
        </style:region-left>
        <style:region-right>
          <text:p><text:span text:style-name="MT2">© 2008 Vertex42 LLC</text:span></text:p>
        </style:region-right>
      </style:footer>
      <style:footer-left style:display="false">
        <style:region-left>
          <text:p><text:span text:style-name="MT2">http://www.vertex42.com/ExcelTemplates/loan-amortization-schedule.html</text:span></text:p>
        </style:region-left>
        <style:region-right>
          <text:p><text:span text:style-name="MT2">© 2008 Vertex42 LLC</text:span></text:p>
        </style:region-right>
      </style:footer-left>
    </style:master-page>
    <style:master-page style:name="PageStyle_5f_Payment" style:display-name="PageStyle_Payment" style:page-layout-name="Mpm4">
      <style:header style:display="false"/>
      <style:header-left style:display="false"/>
      <style:footer>
        <style:region-left>
          <text:p><text:span text:style-name="MT2">http://www.vertex42.com/ExcelTemplates/loan-amortization-schedule.html</text:span></text:p>
        </style:region-left>
        <style:region-right>
          <text:p><text:span text:style-name="MT2">© 2008 Vertex42 LLC</text:span></text:p>
        </style:region-right>
      </style:footer>
      <style:footer-left style:display="false">
        <style:region-left>
          <text:p><text:span text:style-name="MT2">http://www.vertex42.com/ExcelTemplates/loan-amortization-schedule.html</text:span></text:p>
        </style:region-left>
        <style:region-right>
          <text:p><text:span text:style-name="MT2">© 2008 Vertex42 LLC</text:span></text:p>
        </style:region-right>
      </style:footer-left>
    </style:master-page>
    <style:master-page style:name="PageStyle_5f__5f_" style:display-name="PageStyle__"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Amortization Schedule</dc:title>
    <dc:description>&amp;nbsp;&lt;p&gt;This &lt;a href="http://www.vertex42.com/ExcelTemplates/loan-amortization-schedule.html"&gt;Amortization Schedule&lt;/a&gt; template creates an amortization schedule for a fixed-rate loan or mortgage, with optional extra payments.&lt;/p&gt;
&lt;p&gt;The payment frequency can be annual, semi-annual, quarterly, bi-monthly, monthly, semi-monthly, bi-weekly, or weekly.&lt;/p&gt;
&lt;p&gt;By default, the compound period is the same as the payment frequency. But, if you are looking at a Canadian mortgage for example, you can choose a semi-annual compound period and a monthly payment frequency.&lt;/p&gt;
&lt;p&gt;... more &lt;a href="http://www.vertex42.com/Calculators/loan-calculators.html"&gt;loan calculators&lt;/a&gt;.&lt;/p&gt;</dc:description>
    <dc:subject>&lt;a href="http://www.vertex42.com/Calculators/financial-calculators.html"&gt;Financial Calculators&lt;/a&gt;</dc:subject>
    <meta:creation-date>2018-02-17T15:07:56.851861675</meta:creation-date>
    <meta:keyword>finance</meta:keyword>
    <meta:keyword>loan</meta:keyword>
    <meta:keyword>amortization</meta:keyword>
    <meta:keyword>calculator</meta:keyword>
    <meta:keyword>spreadsheet</meta:keyword>
    <meta:keyword>calc</meta:keyword>
    <meta:keyword>vertex42</meta:keyword>
    <meta:keyword>mortgage</meta:keyword>
    <meta:editing-cycles>2</meta:editing-cycles>
    <meta:editing-duration>PT5M4S</meta:editing-duration>
    <dc:date>2018-02-17T15:13:00.016902181</dc:date>
    <meta:document-statistic meta:table-count="2" meta:cell-count="4739" meta:object-count="4"/>
    <meta:user-defined meta:name="Copyright">(c) 2008 Vertex42 LLC</meta:user-defined>
    <meta:user-defined meta:name="Info 4"/>
    <meta:user-defined meta:name="License">&lt;a href="http://www.vertex42.com/licensing/EULA_personaluse.html"&gt;Personal Use&lt;/a&gt;</meta:user-defined>
    <meta:user-defined meta:name="Version">1.6.0</meta:user-defined>
  </office:meta>
</office:document-meta>
</file>